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26" style:family="table-column">
      <style:table-column-properties fo:break-before="auto" style:column-width="9.67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7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10.62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3.09mm"/>
    </style:style>
    <style:style style:name="co42" style:family="table-column">
      <style:table-column-properties fo:break-before="auto" style:column-width="22.28mm"/>
    </style:style>
    <style:style style:name="co43" style:family="table-column">
      <style:table-column-properties fo:break-before="auto" style:column-width="7.9mm"/>
    </style:style>
    <style:style style:name="co44" style:family="table-column">
      <style:table-column-properties fo:break-before="auto" style:column-width="12.54mm"/>
    </style:style>
    <style:style style:name="co45" style:family="table-column">
      <style:table-column-properties fo:break-before="auto" style:column-width="20.21mm"/>
    </style:style>
    <style:style style:name="co46" style:family="table-column">
      <style:table-column-properties fo:break-before="auto" style:column-width="6.61mm"/>
    </style:style>
    <style:style style:name="co47" style:family="table-column">
      <style:table-column-properties fo:break-before="auto" style:column-width="5.82mm"/>
    </style:style>
    <style:style style:name="co48" style:family="table-column">
      <style:table-column-properties fo:break-before="auto" style:column-width="14.94mm"/>
    </style:style>
    <style:style style:name="co49" style:family="table-column">
      <style:table-column-properties fo:break-before="auto" style:column-width="10.3mm"/>
    </style:style>
    <style:style style:name="co50" style:family="table-column">
      <style:table-column-properties fo:break-before="auto" style:column-width="5.66mm"/>
    </style:style>
    <style:style style:name="co51" style:family="table-column">
      <style:table-column-properties fo:break-before="auto" style:column-width="10.46mm"/>
    </style:style>
    <style:style style:name="co52" style:family="table-column">
      <style:table-column-properties fo:break-before="auto" style:column-width="8.38mm"/>
    </style:style>
    <style:style style:name="co53" style:family="table-column">
      <style:table-column-properties fo:break-before="auto" style:column-width="9.33mm"/>
    </style:style>
    <style:style style:name="co54" style:family="table-column">
      <style:table-column-properties fo:break-before="auto" style:column-width="5.98mm"/>
    </style:style>
    <style:style style:name="co55" style:family="table-column">
      <style:table-column-properties fo:break-before="auto" style:column-width="11.66mm"/>
    </style:style>
    <style:style style:name="co56" style:family="table-column">
      <style:table-column-properties fo:break-before="auto" style:column-width="17.82mm"/>
    </style:style>
    <style:style style:name="co57" style:family="table-column">
      <style:table-column-properties fo:break-before="auto" style:column-width="66.73mm"/>
    </style:style>
    <style:style style:name="co58" style:family="table-column">
      <style:table-column-properties fo:break-before="auto" style:column-width="10.87mm"/>
    </style:style>
    <style:style style:name="co59" style:family="table-column">
      <style:table-column-properties fo:break-before="auto" style:column-width="38.21mm"/>
    </style:style>
    <style:style style:name="co60" style:family="table-column">
      <style:table-column-properties fo:break-before="auto" style:column-width="42.35mm"/>
    </style:style>
    <style:style style:name="co61" style:family="table-column">
      <style:table-column-properties fo:break-before="auto" style:column-width="13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 style:data-style-name="N107"/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/>
    <style:style style:name="ce40" style:family="table-cell" style:parent-style-name="Default" style:data-style-name="N108"/>
    <style:style style:name="ce41" style:family="table-cell" style:parent-style-name="Default" style:data-style-name="N109"/>
    <style:style style:name="ce24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map style:condition="cell-content()=[.$P3]" style:apply-style-name="destaque" style:base-cell-address="resumo.L3"/>
    </style:style>
    <style:style style:name="ce3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83caff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-su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Default"/>
        <table:table-column table:style-name="co9" table:default-cell-style-name="ce1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4"/>
        <table:table-column table:style-name="co25" table:default-cell-style-name="ce14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1.007455" calcext:value-type="float">
            <text:p>1,007455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0532" calcext:value-type="float">
            <text:p>358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2];&quot;-&quot;;[.C2];&quot;-&quot;;[.AH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71.96" calcext:value-type="float">
            <text:p>71,96</text:p>
          </table:table-cell>
          <table:table-cell table:style-name="ce12" table:formula="of:=[.J2]" office:value-type="float" office:value="-4" calcext:value-type="float">
            <text:p>-4,0</text:p>
          </table:table-cell>
          <table:table-cell table:style-name="ce12" table:formula="of:=[.I2]" office:value-type="float" office:value="1.007455" calcext:value-type="float">
            <text:p>1,0</text:p>
          </table:table-cell>
          <table:table-cell table:formula="of:=[.U2]" office:value-type="float" office:value="3" calcext:value-type="float">
            <text:p>3</text:p>
          </table:table-cell>
          <table:table-cell table:formula="of:=[.V2]" office:value-type="float" office:value="0.000098" calcext:value-type="float">
            <text:p>9,8E-05</text:p>
          </table:table-cell>
          <table:table-cell table:formula="of:=ABS([.AE2]-CEILING([.AC2]))" office:value-type="float" office:value="7" calcext:value-type="float">
            <text:p>7</text:p>
          </table:table-cell>
          <table:table-cell table:formula="of:=CEILING([.E2]*(4/3))" office:value-type="float" office:value="10" calcext:value-type="float">
            <text:p>10</text:p>
          </table:table-cell>
          <table:table-cell table:style-name="ce15" table:formula="of:=ROUND(AVERAGE([.AG2:.AG300]);2)" office:value-type="float" office:value="11.3" calcext:value-type="float">
            <text:p>11,30</text:p>
          </table:table-cell>
          <table:table-cell table:style-name="ce15" table:formula="of:=ROUND(AVERAGEIF([.AG2:.AG300];&quot;&gt;0&quot;;[.AG2:.AG300]);2)" office:value-type="float" office:value="11.3" calcext:value-type="float">
            <text:p>11,30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-sub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542" calcext:value-type="float">
            <text:p>542</text:p>
          </table:table-cell>
          <table:table-cell office:value-type="float" office:value="1235" calcext:value-type="float">
            <text:p>1235</text:p>
          </table:table-cell>
          <table:table-cell table:style-name="Default" office:value-type="float" office:value="1.629765" calcext:value-type="float">
            <text:p>1,629765</text:p>
          </table:table-cell>
          <table:table-cell table:style-name="Default" office:value-type="float" office:value="-4.838338" calcext:value-type="float">
            <text:p>-4,838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838338" calcext:value-type="float">
            <text:p>-4,838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62" calcext:value-type="float">
            <text:p>1,62</text:p>
          </table:table-cell>
          <table:table-cell office:value-type="float" office:value="3563569" calcext:value-type="float">
            <text:p>3563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3];&quot;-&quot;;[.C3];&quot;-&quot;;[.AH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85.42" calcext:value-type="float">
            <text:p>85,42</text:p>
          </table:table-cell>
          <table:table-cell table:style-name="ce12" table:formula="of:=[.J3]" office:value-type="float" office:value="-4.838338" calcext:value-type="float">
            <text:p>-4,8</text:p>
          </table:table-cell>
          <table:table-cell table:style-name="ce12" table:formula="of:=[.I3]" office:value-type="float" office:value="1.629765" calcext:value-type="float">
            <text:p>1,6</text:p>
          </table:table-cell>
          <table:table-cell table:formula="of:=[.U3]" office:value-type="float" office:value="2" calcext:value-type="float">
            <text:p>2</text:p>
          </table:table-cell>
          <table:table-cell table:formula="of:=[.V3]" office:value-type="float" office:value="0.0001" calcext:value-type="float">
            <text:p>0,0001</text:p>
          </table:table-cell>
          <table:table-cell table:formula="of:=ABS([.AE3]-CEILING([.AC3]))" office:value-type="float" office:value="6" calcext:value-type="float">
            <text:p>6</text:p>
          </table:table-cell>
          <table:table-cell table:formula="of:=CEILING([.E3]*(4/3)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float" office:value="722" calcext:value-type="float">
            <text:p>722</text:p>
          </table:table-cell>
          <table:table-cell office:value-type="float" office:value="1980" calcext:value-type="float">
            <text:p>1980</text:p>
          </table:table-cell>
          <table:table-cell table:style-name="Default" office:value-type="float" office:value="4.529081" calcext:value-type="float">
            <text:p>4,529081</text:p>
          </table:table-cell>
          <table:table-cell table:style-name="Default" office:value-type="float" office:value="-8.50033" calcext:value-type="float">
            <text:p>-8,500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0033" calcext:value-type="float">
            <text:p>-8,50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2" calcext:value-type="float">
            <text:p>4,52</text:p>
          </table:table-cell>
          <table:table-cell office:value-type="float" office:value="4.53" calcext:value-type="float">
            <text:p>4,53</text:p>
          </table:table-cell>
          <table:table-cell office:value-type="float" office:value="5001914" calcext:value-type="float">
            <text:p>500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4];&quot;-&quot;;[.C4];&quot;-&quot;;[.AH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86.84" calcext:value-type="float">
            <text:p>86,84</text:p>
          </table:table-cell>
          <table:table-cell table:style-name="ce12" table:formula="of:=[.J4]" office:value-type="float" office:value="-8.50033" calcext:value-type="float">
            <text:p>-8,5</text:p>
          </table:table-cell>
          <table:table-cell table:style-name="ce12" table:formula="of:=[.I4]" office:value-type="float" office:value="4.529081" calcext:value-type="float">
            <text:p>4,5</text:p>
          </table:table-cell>
          <table:table-cell table:formula="of:=[.U4]" office:value-type="float" office:value="4" calcext:value-type="float">
            <text:p>4</text:p>
          </table:table-cell>
          <table:table-cell table:formula="of:=[.V4]" office:value-type="float" office:value="0.000138" calcext:value-type="float">
            <text:p>0,000138</text:p>
          </table:table-cell>
          <table:table-cell table:formula="of:=ABS([.AE4]-CEILING([.AC4]))" office:value-type="float" office:value="12" calcext:value-type="float">
            <text:p>12</text:p>
          </table:table-cell>
          <table:table-cell table:formula="of:=CEILING([.E4]*(4/3))" office:value-type="float" office:value="15" calcext:value-type="float">
            <text:p>15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322" calcext:value-type="float">
            <text:p>1322</text:p>
          </table:table-cell>
          <table:table-cell table:style-name="Default" office:value-type="float" office:value="3.924428" calcext:value-type="float">
            <text:p>3,924428</text:p>
          </table:table-cell>
          <table:table-cell table:style-name="Default" office:value-type="float" office:value="-8.630676" calcext:value-type="float">
            <text:p>-8,6306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30676" calcext:value-type="float">
            <text:p>-8,630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1" calcext:value-type="float">
            <text:p>3,91</text:p>
          </table:table-cell>
          <table:table-cell office:value-type="float" office:value="3.92" calcext:value-type="float">
            <text:p>3,92</text:p>
          </table:table-cell>
          <table:table-cell office:value-type="float" office:value="4918857" calcext:value-type="float">
            <text:p>4918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5];&quot;-&quot;;[.C5];&quot;-&quot;;[.AH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100" calcext:value-type="float">
            <text:p>100</text:p>
          </table:table-cell>
          <table:table-cell table:style-name="ce12" table:formula="of:=[.J5]" office:value-type="float" office:value="-8.630676" calcext:value-type="float">
            <text:p>-8,6</text:p>
          </table:table-cell>
          <table:table-cell table:style-name="ce12" table:formula="of:=[.I5]" office:value-type="float" office:value="3.924428" calcext:value-type="float">
            <text:p>3,9</text:p>
          </table:table-cell>
          <table:table-cell table:formula="of:=[.U5]" office:value-type="float" office:value="3" calcext:value-type="float">
            <text:p>3</text:p>
          </table:table-cell>
          <table:table-cell table:formula="of:=[.V5]" office:value-type="float" office:value="0.000141" calcext:value-type="float">
            <text:p>0,000141</text:p>
          </table:table-cell>
          <table:table-cell table:formula="of:=ABS([.AE5]-CEILING([.AC5]))" office:value-type="float" office:value="11" calcext:value-type="float">
            <text:p>11</text:p>
          </table:table-cell>
          <table:table-cell table:formula="of:=CEILING([.E5]*(4/3))" office:value-type="float" office:value="15" calcext:value-type="float">
            <text:p>15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16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773" calcext:value-type="float">
            <text:p>1773</text:p>
          </table:table-cell>
          <table:table-cell table:style-name="Default" office:value-type="float" office:value="4.373336" calcext:value-type="float">
            <text:p>4,373336</text:p>
          </table:table-cell>
          <table:table-cell table:style-name="Default" office:value-type="float" office:value="-12.388921" calcext:value-type="float">
            <text:p>-12,3889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8921" calcext:value-type="float">
            <text:p>-12,388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4" calcext:value-type="float">
            <text:p>4,34</text:p>
          </table:table-cell>
          <table:table-cell office:value-type="float" office:value="4.36" calcext:value-type="float">
            <text:p>4,36</text:p>
          </table:table-cell>
          <table:table-cell office:value-type="float" office:value="6686992" calcext:value-type="float">
            <text:p>6686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6];&quot;-&quot;;[.C6];&quot;-&quot;;[.AH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100" calcext:value-type="float">
            <text:p>100</text:p>
          </table:table-cell>
          <table:table-cell table:style-name="ce12" table:formula="of:=[.J6]" office:value-type="float" office:value="-12.388921" calcext:value-type="float">
            <text:p>-12,4</text:p>
          </table:table-cell>
          <table:table-cell table:style-name="ce12" table:formula="of:=[.I6]" office:value-type="float" office:value="4.373336" calcext:value-type="float">
            <text:p>4,4</text:p>
          </table:table-cell>
          <table:table-cell table:formula="of:=[.U6]" office:value-type="float" office:value="3" calcext:value-type="float">
            <text:p>3</text:p>
          </table:table-cell>
          <table:table-cell table:formula="of:=[.V6]" office:value-type="float" office:value="0.00018" calcext:value-type="float">
            <text:p>0,00018</text:p>
          </table:table-cell>
          <table:table-cell table:formula="of:=ABS([.AE6]-CEILING([.AC6]))" office:value-type="float" office:value="15" calcext:value-type="float">
            <text:p>15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844" calcext:value-type="float">
            <text:p>1844</text:p>
          </table:table-cell>
          <table:table-cell table:style-name="Default" office:value-type="float" office:value="5.391832" calcext:value-type="float">
            <text:p>5,391832</text:p>
          </table:table-cell>
          <table:table-cell table:style-name="Default" office:value-type="float" office:value="-12.412786" calcext:value-type="float">
            <text:p>-12,4127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2786" calcext:value-type="float">
            <text:p>-12,412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7" calcext:value-type="float">
            <text:p>5,37</text:p>
          </table:table-cell>
          <table:table-cell office:value-type="float" office:value="5.39" calcext:value-type="float">
            <text:p>5,39</text:p>
          </table:table-cell>
          <table:table-cell office:value-type="float" office:value="6698816" calcext:value-type="float">
            <text:p>669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7];&quot;-&quot;;[.C7];&quot;-&quot;;[.AH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100" calcext:value-type="float">
            <text:p>100</text:p>
          </table:table-cell>
          <table:table-cell table:style-name="ce12" table:formula="of:=[.J7]" office:value-type="float" office:value="-12.412786" calcext:value-type="float">
            <text:p>-12,4</text:p>
          </table:table-cell>
          <table:table-cell table:style-name="ce12" table:formula="of:=[.I7]" office:value-type="float" office:value="5.391832" calcext:value-type="float">
            <text:p>5,4</text:p>
          </table:table-cell>
          <table:table-cell table:formula="of:=[.U7]" office:value-type="float" office:value="3" calcext:value-type="float">
            <text:p>3</text:p>
          </table:table-cell>
          <table:table-cell table:formula="of:=[.V7]" office:value-type="float" office:value="0.000222" calcext:value-type="float">
            <text:p>0,000222</text:p>
          </table:table-cell>
          <table:table-cell table:formula="of:=ABS([.AE7]-CEILING([.AC7]))" office:value-type="float" office:value="15" calcext:value-type="float">
            <text:p>15</text:p>
          </table:table-cell>
          <table:table-cell table:formula="of:=CEILING([.E7]*(4/3))" office:value-type="float" office:value="20" calcext:value-type="float">
            <text:p>2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34" calcext:value-type="float">
            <text:p>2434</text:p>
          </table:table-cell>
          <table:table-cell table:style-name="Default" office:value-type="float" office:value="7.077732" calcext:value-type="float">
            <text:p>7,077732</text:p>
          </table:table-cell>
          <table:table-cell table:style-name="Default" office:value-type="float" office:value="-15.54892" calcext:value-type="float">
            <text:p>-15,548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4892" calcext:value-type="float">
            <text:p>-15,548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,05</text:p>
          </table:table-cell>
          <table:table-cell office:value-type="float" office:value="7.08" calcext:value-type="float">
            <text:p>7,08</text:p>
          </table:table-cell>
          <table:table-cell office:value-type="float" office:value="9375200" calcext:value-type="float">
            <text:p>9375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8];&quot;-&quot;;[.C8];&quot;-&quot;;[.AH8];&quot;-&quot;;LEFT(RIGHT([.A8];6);1))" office:value-type="string" office:string-value="r20-100-24-1" calcext:value-type="string">
            <text:p>r20-100-24-1</text:p>
          </table:table-cell>
          <table:table-cell table:formula="of:=ROUND(([.F8]/[.G8])*100;2)" office:value-type="float" office:value="100" calcext:value-type="float">
            <text:p>100</text:p>
          </table:table-cell>
          <table:table-cell table:style-name="ce12" table:formula="of:=[.J8]" office:value-type="float" office:value="-15.54892" calcext:value-type="float">
            <text:p>-15,5</text:p>
          </table:table-cell>
          <table:table-cell table:style-name="ce12" table:formula="of:=[.I8]" office:value-type="float" office:value="7.077732" calcext:value-type="float">
            <text:p>7,1</text:p>
          </table:table-cell>
          <table:table-cell table:formula="of:=[.U8]" office:value-type="float" office:value="3" calcext:value-type="float">
            <text:p>3</text:p>
          </table:table-cell>
          <table:table-cell table:formula="of:=[.V8]" office:value-type="float" office:value="0.000243" calcext:value-type="float">
            <text:p>0,000243</text:p>
          </table:table-cell>
          <table:table-cell table:formula="of:=ABS([.AE8]-CEILING([.AC8]))" office:value-type="float" office:value="18" calcext:value-type="float">
            <text:p>18</text:p>
          </table:table-cell>
          <table:table-cell table:formula="of:=CEILING([.E8]*(4/3))" office:value-type="float" office:value="24" calcext:value-type="float">
            <text:p>24</text:p>
          </table:table-cell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21" calcext:value-type="float">
            <text:p>2421</text:p>
          </table:table-cell>
          <table:table-cell table:style-name="Default" office:value-type="float" office:value="5.947595" calcext:value-type="float">
            <text:p>5,947595</text:p>
          </table:table-cell>
          <table:table-cell table:style-name="Default" office:value-type="float" office:value="-15.688815" calcext:value-type="float">
            <text:p>-15,6888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8815" calcext:value-type="float">
            <text:p>-15,6888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92" calcext:value-type="float">
            <text:p>5,92</text:p>
          </table:table-cell>
          <table:table-cell office:value-type="float" office:value="5.94" calcext:value-type="float">
            <text:p>5,94</text:p>
          </table:table-cell>
          <table:table-cell office:value-type="float" office:value="9372232" calcext:value-type="float">
            <text:p>937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9];&quot;-&quot;;[.C9];&quot;-&quot;;[.AH9];&quot;-&quot;;LEFT(RIGHT([.A9];6);1))" office:value-type="string" office:string-value="r20-100-24-2" calcext:value-type="string">
            <text:p>r20-100-24-2</text:p>
          </table:table-cell>
          <table:table-cell table:formula="of:=ROUND(([.F9]/[.G9])*100;2)" office:value-type="float" office:value="100" calcext:value-type="float">
            <text:p>100</text:p>
          </table:table-cell>
          <table:table-cell table:style-name="ce12" table:formula="of:=[.J9]" office:value-type="float" office:value="-15.688815" calcext:value-type="float">
            <text:p>-15,7</text:p>
          </table:table-cell>
          <table:table-cell table:style-name="ce12" table:formula="of:=[.I9]" office:value-type="float" office:value="5.947595" calcext:value-type="float">
            <text:p>5,9</text:p>
          </table:table-cell>
          <table:table-cell table:formula="of:=[.U9]" office:value-type="float" office:value="4" calcext:value-type="float">
            <text:p>4</text:p>
          </table:table-cell>
          <table:table-cell table:formula="of:=[.V9]" office:value-type="float" office:value="0.000239" calcext:value-type="float">
            <text:p>0,000239</text:p>
          </table:table-cell>
          <table:table-cell table:formula="of:=ABS([.AE9]-CEILING([.AC9]))" office:value-type="float" office:value="19" calcext:value-type="float">
            <text:p>19</text:p>
          </table:table-cell>
          <table:table-cell table:formula="of:=CEILING([.E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19" calcext:value-type="float">
            <text:p>519</text:p>
          </table:table-cell>
          <table:table-cell table:style-name="Default" office:value-type="float" office:value="0.176668" calcext:value-type="float">
            <text:p>0,17666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234968" calcext:value-type="float">
            <text:p>2234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10];&quot;-&quot;;[.C10];&quot;-&quot;;[.AH10];&quot;-&quot;;LEFT(RIGHT([.A10];6);1))" office:value-type="string" office:string-value="r20-100-4-1" calcext:value-type="string">
            <text:p>r20-100-4-1</text:p>
          </table:table-cell>
          <table:table-cell table:formula="of:=ROUND(([.F10]/[.G10])*100;2)" office:value-type="float" office:value="100" calcext:value-type="float">
            <text:p>100</text:p>
          </table:table-cell>
          <table:table-cell table:style-name="ce12" table:formula="of:=[.J10]" office:value-type="float" office:value="-1.5" calcext:value-type="float">
            <text:p>-1,5</text:p>
          </table:table-cell>
          <table:table-cell table:style-name="ce12" table:formula="of:=[.I10]" office:value-type="float" office:value="0.176668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0.00006" calcext:value-type="float">
            <text:p>6E-05</text:p>
          </table:table-cell>
          <table:table-cell table:formula="of:=ABS([.AE10]-CEILING([.AC10]))" office:value-type="float" office:value="2" calcext:value-type="float">
            <text:p>2</text:p>
          </table:table-cell>
          <table:table-cell table:formula="of:=CEILING([.E1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18476" calcext:value-type="float">
            <text:p>0,11847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2242112" calcext:value-type="float">
            <text:p>224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11];&quot;-&quot;;[.C11];&quot;-&quot;;[.AH11];&quot;-&quot;;LEFT(RIGHT([.A11];6);1))" office:value-type="string" office:string-value="r20-100-4-2" calcext:value-type="string">
            <text:p>r20-100-4-2</text:p>
          </table:table-cell>
          <table:table-cell table:formula="of:=ROUND(([.F11]/[.G11])*100;2)" office:value-type="float" office:value="100" calcext:value-type="float">
            <text:p>100</text:p>
          </table:table-cell>
          <table:table-cell table:style-name="ce12" table:formula="of:=[.J11]" office:value-type="float" office:value="-1.5" calcext:value-type="float">
            <text:p>-1,5</text:p>
          </table:table-cell>
          <table:table-cell table:style-name="ce12" table:formula="of:=[.I11]" office:value-type="float" office:value="0.118476" calcext:value-type="float">
            <text:p>0,1</text:p>
          </table:table-cell>
          <table:table-cell table:formula="of:=[.U11]" office:value-type="float" office:value="1" calcext:value-type="float">
            <text:p>1</text:p>
          </table:table-cell>
          <table:table-cell table:formula="of:=[.V11]" office:value-type="float" office:value="0.000062" calcext:value-type="float">
            <text:p>6,2E-05</text:p>
          </table:table-cell>
          <table:table-cell table:formula="of:=ABS([.AE11]-CEILING([.AC11]))" office:value-type="float" office:value="2" calcext:value-type="float">
            <text:p>2</text:p>
          </table:table-cell>
          <table:table-cell table:formula="of:=CEILING([.E1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table:style-name="Default" office:value-type="float" office:value="1.787699" calcext:value-type="float">
            <text:p>1,787699</text:p>
          </table:table-cell>
          <table:table-cell table:style-name="Default" office:value-type="float" office:value="-4.681542" calcext:value-type="float">
            <text:p>-4,6815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81542" calcext:value-type="float">
            <text:p>-4,681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,76</text:p>
          </table:table-cell>
          <table:table-cell office:value-type="float" office:value="1.77" calcext:value-type="float">
            <text:p>1,77</text:p>
          </table:table-cell>
          <table:table-cell office:value-type="float" office:value="5075980" calcext:value-type="float">
            <text:p>507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12];&quot;-&quot;;[.C12];&quot;-&quot;;[.AH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89.22" calcext:value-type="float">
            <text:p>89,22</text:p>
          </table:table-cell>
          <table:table-cell table:style-name="ce12" table:formula="of:=[.J12]" office:value-type="float" office:value="-4.681542" calcext:value-type="float">
            <text:p>-4,7</text:p>
          </table:table-cell>
          <table:table-cell table:style-name="ce12" table:formula="of:=[.I12]" office:value-type="float" office:value="1.787699" calcext:value-type="float">
            <text:p>1,8</text:p>
          </table:table-cell>
          <table:table-cell table:formula="of:=[.U12]" office:value-type="float" office:value="2" calcext:value-type="float">
            <text:p>2</text:p>
          </table:table-cell>
          <table:table-cell table:formula="of:=[.V12]" office:value-type="float" office:value="0.000127" calcext:value-type="float">
            <text:p>0,000127</text:p>
          </table:table-cell>
          <table:table-cell table:formula="of:=ABS([.AE12]-CEILING([.AC12]))" office:value-type="float" office:value="6" calcext:value-type="float">
            <text:p>6</text:p>
          </table:table-cell>
          <table:table-cell table:formula="of:=CEILING([.E1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742" calcext:value-type="float">
            <text:p>742</text:p>
          </table:table-cell>
          <table:table-cell office:value-type="float" office:value="1549" calcext:value-type="float">
            <text:p>1549</text:p>
          </table:table-cell>
          <table:table-cell table:style-name="Default" office:value-type="float" office:value="5.318494" calcext:value-type="float">
            <text:p>5,318494</text:p>
          </table:table-cell>
          <table:table-cell table:style-name="Default" office:value-type="float" office:value="-4.782134" calcext:value-type="float">
            <text:p>-4,782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2134" calcext:value-type="float">
            <text:p>-4,782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3" calcext:value-type="float">
            <text:p>5,3</text:p>
          </table:table-cell>
          <table:table-cell office:value-type="float" office:value="5109284" calcext:value-type="float">
            <text:p>510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13];&quot;-&quot;;[.C13];&quot;-&quot;;[.AH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90.43" calcext:value-type="float">
            <text:p>90,43</text:p>
          </table:table-cell>
          <table:table-cell table:style-name="ce12" table:formula="of:=[.J13]" office:value-type="float" office:value="-4.782134" calcext:value-type="float">
            <text:p>-4,8</text:p>
          </table:table-cell>
          <table:table-cell table:style-name="ce12" table:formula="of:=[.I13]" office:value-type="float" office:value="5.318494" calcext:value-type="float">
            <text:p>5,3</text:p>
          </table:table-cell>
          <table:table-cell table:formula="of:=[.U13]" office:value-type="float" office:value="3" calcext:value-type="float">
            <text:p>3</text:p>
          </table:table-cell>
          <table:table-cell table:formula="of:=[.V13]" office:value-type="float" office:value="0.000136" calcext:value-type="float">
            <text:p>0,000136</text:p>
          </table:table-cell>
          <table:table-cell table:formula="of:=ABS([.AE13]-CEILING([.AC13]))" office:value-type="float" office:value="7" calcext:value-type="float">
            <text:p>7</text:p>
          </table:table-cell>
          <table:table-cell table:formula="of:=CEILING([.E1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887" calcext:value-type="float">
            <text:p>887</text:p>
          </table:table-cell>
          <table:table-cell office:value-type="float" office:value="972" calcext:value-type="float">
            <text:p>972</text:p>
          </table:table-cell>
          <table:table-cell office:value-type="float" office:value="2533" calcext:value-type="float">
            <text:p>2533</text:p>
          </table:table-cell>
          <table:table-cell table:style-name="Default" office:value-type="float" office:value="5.577753" calcext:value-type="float">
            <text:p>5,577753</text:p>
          </table:table-cell>
          <table:table-cell table:style-name="Default" office:value-type="float" office:value="-8.453159" calcext:value-type="float">
            <text:p>-8,4531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53159" calcext:value-type="float">
            <text:p>-8,453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56" calcext:value-type="float">
            <text:p>5,56</text:p>
          </table:table-cell>
          <table:table-cell office:value-type="float" office:value="5.58" calcext:value-type="float">
            <text:p>5,58</text:p>
          </table:table-cell>
          <table:table-cell office:value-type="float" office:value="7132191" calcext:value-type="float">
            <text:p>713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14];&quot;-&quot;;[.C14];&quot;-&quot;;[.AH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91.26" calcext:value-type="float">
            <text:p>91,26</text:p>
          </table:table-cell>
          <table:table-cell table:style-name="ce12" table:formula="of:=[.J14]" office:value-type="float" office:value="-8.453159" calcext:value-type="float">
            <text:p>-8,5</text:p>
          </table:table-cell>
          <table:table-cell table:style-name="ce12" table:formula="of:=[.I14]" office:value-type="float" office:value="5.577753" calcext:value-type="float">
            <text:p>5,6</text:p>
          </table:table-cell>
          <table:table-cell table:formula="of:=[.U14]" office:value-type="float" office:value="3" calcext:value-type="float">
            <text:p>3</text:p>
          </table:table-cell>
          <table:table-cell table:formula="of:=[.V14]" office:value-type="float" office:value="0.000186" calcext:value-type="float">
            <text:p>0,000186</text:p>
          </table:table-cell>
          <table:table-cell table:formula="of:=ABS([.AE14]-CEILING([.AC14]))" office:value-type="float" office:value="11" calcext:value-type="float">
            <text:p>11</text:p>
          </table:table-cell>
          <table:table-cell table:formula="of:=CEILING([.E1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907" calcext:value-type="float">
            <text:p>907</text:p>
          </table:table-cell>
          <table:table-cell office:value-type="float" office:value="972" calcext:value-type="float">
            <text:p>972</text:p>
          </table:table-cell>
          <table:table-cell office:value-type="float" office:value="2438" calcext:value-type="float">
            <text:p>2438</text:p>
          </table:table-cell>
          <table:table-cell table:style-name="Default" office:value-type="float" office:value="6.900104" calcext:value-type="float">
            <text:p>6,900104</text:p>
          </table:table-cell>
          <table:table-cell table:style-name="Default" office:value-type="float" office:value="-8.557702" calcext:value-type="float">
            <text:p>-8,5577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57702" calcext:value-type="float">
            <text:p>-8,5577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8" calcext:value-type="float">
            <text:p>6,88</text:p>
          </table:table-cell>
          <table:table-cell office:value-type="float" office:value="6.89" calcext:value-type="float">
            <text:p>6,89</text:p>
          </table:table-cell>
          <table:table-cell office:value-type="float" office:value="7147383" calcext:value-type="float">
            <text:p>7147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15];&quot;-&quot;;[.C15];&quot;-&quot;;[.AH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93.31" calcext:value-type="float">
            <text:p>93,31</text:p>
          </table:table-cell>
          <table:table-cell table:style-name="ce12" table:formula="of:=[.J15]" office:value-type="float" office:value="-8.557702" calcext:value-type="float">
            <text:p>-8,6</text:p>
          </table:table-cell>
          <table:table-cell table:style-name="ce12" table:formula="of:=[.I15]" office:value-type="float" office:value="6.900104" calcext:value-type="float">
            <text:p>6,9</text:p>
          </table:table-cell>
          <table:table-cell table:formula="of:=[.U15]" office:value-type="float" office:value="2" calcext:value-type="float">
            <text:p>2</text:p>
          </table:table-cell>
          <table:table-cell table:formula="of:=[.V15]" office:value-type="float" office:value="0.00018" calcext:value-type="float">
            <text:p>0,00018</text:p>
          </table:table-cell>
          <table:table-cell table:formula="of:=ABS([.AE15]-CEILING([.AC15]))" office:value-type="float" office:value="10" calcext:value-type="float">
            <text:p>10</text:p>
          </table:table-cell>
          <table:table-cell table:formula="of:=CEILING([.E1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310" calcext:value-type="float">
            <text:p>2310</text:p>
          </table:table-cell>
          <table:table-cell table:style-name="Default" office:value-type="float" office:value="7.490286" calcext:value-type="float">
            <text:p>7,490286</text:p>
          </table:table-cell>
          <table:table-cell table:style-name="Default" office:value-type="float" office:value="-12.357334" calcext:value-type="float">
            <text:p>-12,3573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7334" calcext:value-type="float">
            <text:p>-12,3573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6" calcext:value-type="float">
            <text:p>7,46</text:p>
          </table:table-cell>
          <table:table-cell office:value-type="float" office:value="7.48" calcext:value-type="float">
            <text:p>7,48</text:p>
          </table:table-cell>
          <table:table-cell office:value-type="float" office:value="9562256" calcext:value-type="float">
            <text:p>9562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16];&quot;-&quot;;[.C16];&quot;-&quot;;[.AH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100" calcext:value-type="float">
            <text:p>100</text:p>
          </table:table-cell>
          <table:table-cell table:style-name="ce12" table:formula="of:=[.J16]" office:value-type="float" office:value="-12.357334" calcext:value-type="float">
            <text:p>-12,4</text:p>
          </table:table-cell>
          <table:table-cell table:style-name="ce12" table:formula="of:=[.I16]" office:value-type="float" office:value="7.490286" calcext:value-type="float">
            <text:p>7,5</text:p>
          </table:table-cell>
          <table:table-cell table:formula="of:=[.U16]" office:value-type="float" office:value="4" calcext:value-type="float">
            <text:p>4</text:p>
          </table:table-cell>
          <table:table-cell table:formula="of:=[.V16]" office:value-type="float" office:value="0.000235" calcext:value-type="float">
            <text:p>0,000235</text:p>
          </table:table-cell>
          <table:table-cell table:formula="of:=ABS([.AE16]-CEILING([.AC16]))" office:value-type="float" office:value="16" calcext:value-type="float">
            <text:p>16</text:p>
          </table:table-cell>
          <table:table-cell table:formula="of:=CEILING([.E1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297" calcext:value-type="float">
            <text:p>2297</text:p>
          </table:table-cell>
          <table:table-cell table:style-name="Default" office:value-type="float" office:value="8.652824" calcext:value-type="float">
            <text:p>8,652824</text:p>
          </table:table-cell>
          <table:table-cell table:style-name="Default" office:value-type="float" office:value="-12.389076" calcext:value-type="float">
            <text:p>-12,3890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9076" calcext:value-type="float">
            <text:p>-12,389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63" calcext:value-type="float">
            <text:p>8,63</text:p>
          </table:table-cell>
          <table:table-cell office:value-type="float" office:value="8.65" calcext:value-type="float">
            <text:p>8,65</text:p>
          </table:table-cell>
          <table:table-cell office:value-type="float" office:value="9601672" calcext:value-type="float">
            <text:p>9601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17];&quot;-&quot;;[.C17];&quot;-&quot;;[.AH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100" calcext:value-type="float">
            <text:p>100</text:p>
          </table:table-cell>
          <table:table-cell table:style-name="ce12" table:formula="of:=[.J17]" office:value-type="float" office:value="-12.389076" calcext:value-type="float">
            <text:p>-12,4</text:p>
          </table:table-cell>
          <table:table-cell table:style-name="ce12" table:formula="of:=[.I17]" office:value-type="float" office:value="8.652824" calcext:value-type="float">
            <text:p>8,7</text:p>
          </table:table-cell>
          <table:table-cell table:formula="of:=[.U17]" office:value-type="float" office:value="3" calcext:value-type="float">
            <text:p>3</text:p>
          </table:table-cell>
          <table:table-cell table:formula="of:=[.V17]" office:value-type="float" office:value="0.000233" calcext:value-type="float">
            <text:p>0,000233</text:p>
          </table:table-cell>
          <table:table-cell table:formula="of:=ABS([.AE17]-CEILING([.AC17]))" office:value-type="float" office:value="15" calcext:value-type="float">
            <text:p>15</text:p>
          </table:table-cell>
          <table:table-cell table:formula="of:=CEILING([.E1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90" calcext:value-type="float">
            <text:p>2890</text:p>
          </table:table-cell>
          <table:table-cell table:style-name="Default" office:value-type="float" office:value="9.291595" calcext:value-type="float">
            <text:p>9,291595</text:p>
          </table:table-cell>
          <table:table-cell table:style-name="Default" office:value-type="float" office:value="-15.524009" calcext:value-type="float">
            <text:p>-15,5240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24009" calcext:value-type="float">
            <text:p>-15,524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5" calcext:value-type="float">
            <text:p>9,25</text:p>
          </table:table-cell>
          <table:table-cell office:value-type="float" office:value="9.28" calcext:value-type="float">
            <text:p>9,28</text:p>
          </table:table-cell>
          <table:table-cell office:value-type="float" office:value="13542755" calcext:value-type="float">
            <text:p>1354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-sub.config</text:p>
          </table:table-cell>
          <table:table-cell table:formula="of:=CONCATENATE(&quot;r&quot;;[.B18];&quot;-&quot;;[.C18];&quot;-&quot;;[.AH18];&quot;-&quot;;LEFT(RIGHT([.A18];6);1))" office:value-type="string" office:string-value="r20-150-24-1" calcext:value-type="string">
            <text:p>r20-150-24-1</text:p>
          </table:table-cell>
          <table:table-cell table:formula="of:=ROUND(([.F18]/[.G18])*100;2)" office:value-type="float" office:value="100" calcext:value-type="float">
            <text:p>100</text:p>
          </table:table-cell>
          <table:table-cell table:style-name="ce12" table:formula="of:=[.J18]" office:value-type="float" office:value="-15.524009" calcext:value-type="float">
            <text:p>-15,5</text:p>
          </table:table-cell>
          <table:table-cell table:style-name="ce12" table:formula="of:=[.I18]" office:value-type="float" office:value="9.291595" calcext:value-type="float">
            <text:p>9,3</text:p>
          </table:table-cell>
          <table:table-cell table:formula="of:=[.U18]" office:value-type="float" office:value="4" calcext:value-type="float">
            <text:p>4</text:p>
          </table:table-cell>
          <table:table-cell table:formula="of:=[.V18]" office:value-type="float" office:value="0.000326" calcext:value-type="float">
            <text:p>0,000326</text:p>
          </table:table-cell>
          <table:table-cell table:formula="of:=ABS([.AE18]-CEILING([.AC18]))" office:value-type="float" office:value="19" calcext:value-type="float">
            <text:p>19</text:p>
          </table:table-cell>
          <table:table-cell table:formula="of:=CEILING([.E1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45" calcext:value-type="float">
            <text:p>2845</text:p>
          </table:table-cell>
          <table:table-cell table:style-name="Default" office:value-type="float" office:value="10.295961" calcext:value-type="float">
            <text:p>10,295961</text:p>
          </table:table-cell>
          <table:table-cell table:style-name="Default" office:value-type="float" office:value="-15.64604" calcext:value-type="float">
            <text:p>-15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4604" calcext:value-type="float">
            <text:p>-15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,25</text:p>
          </table:table-cell>
          <table:table-cell office:value-type="float" office:value="10.28" calcext:value-type="float">
            <text:p>10,28</text:p>
          </table:table-cell>
          <table:table-cell office:value-type="float" office:value="13540387" calcext:value-type="float">
            <text:p>13540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19];&quot;-&quot;;[.C19];&quot;-&quot;;[.AH19];&quot;-&quot;;LEFT(RIGHT([.A19];6);1))" office:value-type="string" office:string-value="r20-150-24-2" calcext:value-type="string">
            <text:p>r20-150-24-2</text:p>
          </table:table-cell>
          <table:table-cell table:formula="of:=ROUND(([.F19]/[.G19])*100;2)" office:value-type="float" office:value="100" calcext:value-type="float">
            <text:p>100</text:p>
          </table:table-cell>
          <table:table-cell table:style-name="ce12" table:formula="of:=[.J19]" office:value-type="float" office:value="-15.64604" calcext:value-type="float">
            <text:p>-15,6</text:p>
          </table:table-cell>
          <table:table-cell table:style-name="ce12" table:formula="of:=[.I19]" office:value-type="float" office:value="10.295961" calcext:value-type="float">
            <text:p>10,3</text:p>
          </table:table-cell>
          <table:table-cell table:formula="of:=[.U19]" office:value-type="float" office:value="3" calcext:value-type="float">
            <text:p>3</text:p>
          </table:table-cell>
          <table:table-cell table:formula="of:=[.V19]" office:value-type="float" office:value="0.000318" calcext:value-type="float">
            <text:p>0,000318</text:p>
          </table:table-cell>
          <table:table-cell table:formula="of:=ABS([.AE19]-CEILING([.AC19]))" office:value-type="float" office:value="18" calcext:value-type="float">
            <text:p>18</text:p>
          </table:table-cell>
          <table:table-cell table:formula="of:=CEILING([.E1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55" calcext:value-type="float">
            <text:p>655</text:p>
          </table:table-cell>
          <table:table-cell table:style-name="Default" office:value-type="float" office:value="0.317554" calcext:value-type="float">
            <text:p>0,31755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3186936" calcext:value-type="float">
            <text:p>3186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20];&quot;-&quot;;[.C20];&quot;-&quot;;[.AH20];&quot;-&quot;;LEFT(RIGHT([.A20];6);1))" office:value-type="string" office:string-value="r20-150-4-1" calcext:value-type="string">
            <text:p>r20-150-4-1</text:p>
          </table:table-cell>
          <table:table-cell table:formula="of:=ROUND(([.F20]/[.G20])*100;2)" office:value-type="float" office:value="100" calcext:value-type="float">
            <text:p>100</text:p>
          </table:table-cell>
          <table:table-cell table:style-name="ce12" table:formula="of:=[.J20]" office:value-type="float" office:value="-1.5" calcext:value-type="float">
            <text:p>-1,5</text:p>
          </table:table-cell>
          <table:table-cell table:style-name="ce12" table:formula="of:=[.I20]" office:value-type="float" office:value="0.317554" calcext:value-type="float">
            <text:p>0,3</text:p>
          </table:table-cell>
          <table:table-cell table:formula="of:=[.U20]" office:value-type="float" office:value="2" calcext:value-type="float">
            <text:p>2</text:p>
          </table:table-cell>
          <table:table-cell table:formula="of:=[.V20]" office:value-type="float" office:value="0.000078" calcext:value-type="float">
            <text:p>7,8E-05</text:p>
          </table:table-cell>
          <table:table-cell table:formula="of:=ABS([.AE20]-CEILING([.AC20]))" office:value-type="float" office:value="3" calcext:value-type="float">
            <text:p>3</text:p>
          </table:table-cell>
          <table:table-cell table:formula="of:=CEILING([.E2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table:style-name="Default" office:value-type="float" office:value="0.163777" calcext:value-type="float">
            <text:p>0,16377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3182112" calcext:value-type="float">
            <text:p>318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21];&quot;-&quot;;[.C21];&quot;-&quot;;[.AH21];&quot;-&quot;;LEFT(RIGHT([.A21];6);1))" office:value-type="string" office:string-value="r20-150-4-2" calcext:value-type="string">
            <text:p>r20-150-4-2</text:p>
          </table:table-cell>
          <table:table-cell table:formula="of:=ROUND(([.F21]/[.G21])*100;2)" office:value-type="float" office:value="100" calcext:value-type="float">
            <text:p>100</text:p>
          </table:table-cell>
          <table:table-cell table:style-name="ce12" table:formula="of:=[.J21]" office:value-type="float" office:value="-1.5" calcext:value-type="float">
            <text:p>-1,5</text:p>
          </table:table-cell>
          <table:table-cell table:style-name="ce12" table:formula="of:=[.I21]" office:value-type="float" office:value="0.163777" calcext:value-type="float">
            <text:p>0,2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0.000072" calcext:value-type="float">
            <text:p>7,2E-05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formula="of:=CEILING([.E2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65" calcext:value-type="float">
            <text:p>865</text:p>
          </table:table-cell>
          <table:table-cell office:value-type="float" office:value="942" calcext:value-type="float">
            <text:p>942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3.00552" calcext:value-type="float">
            <text:p>3,00552</text:p>
          </table:table-cell>
          <table:table-cell table:style-name="Default" office:value-type="float" office:value="-4.660581" calcext:value-type="float">
            <text:p>-4,660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0581" calcext:value-type="float">
            <text:p>-4,660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,98</text:p>
          </table:table-cell>
          <table:table-cell office:value-type="float" office:value="2.99" calcext:value-type="float">
            <text:p>2,99</text:p>
          </table:table-cell>
          <table:table-cell office:value-type="float" office:value="6588514" calcext:value-type="float">
            <text:p>6588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22];&quot;-&quot;;[.C22];&quot;-&quot;;[.AH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91.83" calcext:value-type="float">
            <text:p>91,83</text:p>
          </table:table-cell>
          <table:table-cell table:style-name="ce12" table:formula="of:=[.J22]" office:value-type="float" office:value="-4.660581" calcext:value-type="float">
            <text:p>-4,7</text:p>
          </table:table-cell>
          <table:table-cell table:style-name="ce12" table:formula="of:=[.I22]" office:value-type="float" office:value="3.00552" calcext:value-type="float">
            <text:p>3,0</text:p>
          </table:table-cell>
          <table:table-cell table:formula="of:=[.U22]" office:value-type="float" office:value="3" calcext:value-type="float">
            <text:p>3</text:p>
          </table:table-cell>
          <table:table-cell table:formula="of:=[.V22]" office:value-type="float" office:value="0.000152" calcext:value-type="float">
            <text:p>0,000152</text:p>
          </table:table-cell>
          <table:table-cell table:formula="of:=ABS([.AE22]-CEILING([.AC22]))" office:value-type="float" office:value="7" calcext:value-type="float">
            <text:p>7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942" calcext:value-type="float">
            <text:p>942</text:p>
          </table:table-cell>
          <table:table-cell office:value-type="float" office:value="1935" calcext:value-type="float">
            <text:p>1935</text:p>
          </table:table-cell>
          <table:table-cell table:style-name="Default" office:value-type="float" office:value="3.667716" calcext:value-type="float">
            <text:p>3,667716</text:p>
          </table:table-cell>
          <table:table-cell table:style-name="Default" office:value-type="float" office:value="-4.780315" calcext:value-type="float">
            <text:p>-4,7803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0315" calcext:value-type="float">
            <text:p>-4,780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,65</text:p>
          </table:table-cell>
          <table:table-cell office:value-type="float" office:value="3.66" calcext:value-type="float">
            <text:p>3,66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23];&quot;-&quot;;[.C23];&quot;-&quot;;[.AH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93.52" calcext:value-type="float">
            <text:p>93,52</text:p>
          </table:table-cell>
          <table:table-cell table:style-name="ce12" table:formula="of:=[.J23]" office:value-type="float" office:value="-4.780315" calcext:value-type="float">
            <text:p>-4,8</text:p>
          </table:table-cell>
          <table:table-cell table:style-name="ce12" table:formula="of:=[.I23]" office:value-type="float" office:value="3.667716" calcext:value-type="float">
            <text:p>3,7</text:p>
          </table:table-cell>
          <table:table-cell table:formula="of:=[.U23]" office:value-type="float" office:value="3" calcext:value-type="float">
            <text:p>3</text:p>
          </table:table-cell>
          <table:table-cell table:formula="of:=[.V23]" office:value-type="float" office:value="0.000165" calcext:value-type="float">
            <text:p>0,000165</text:p>
          </table:table-cell>
          <table:table-cell table:formula="of:=ABS([.AE23]-CEILING([.AC23]))" office:value-type="float" office:value="7" calcext:value-type="float">
            <text:p>7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1222" calcext:value-type="float">
            <text:p>1222</text:p>
          </table:table-cell>
          <table:table-cell office:value-type="float" office:value="2833" calcext:value-type="float">
            <text:p>2833</text:p>
          </table:table-cell>
          <table:table-cell table:style-name="Default" office:value-type="float" office:value="10.50602" calcext:value-type="float">
            <text:p>10,50602</text:p>
          </table:table-cell>
          <table:table-cell table:style-name="Default" office:value-type="float" office:value="-8.446444" calcext:value-type="float">
            <text:p>-8,4464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46444" calcext:value-type="float">
            <text:p>-8,446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48" calcext:value-type="float">
            <text:p>10,48</text:p>
          </table:table-cell>
          <table:table-cell office:value-type="float" office:value="10.5" calcext:value-type="float">
            <text:p>10,5</text:p>
          </table:table-cell>
          <table:table-cell office:value-type="float" office:value="9255047" calcext:value-type="float">
            <text:p>9255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24];&quot;-&quot;;[.C24];&quot;-&quot;;[.AH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93.62" calcext:value-type="float">
            <text:p>93,62</text:p>
          </table:table-cell>
          <table:table-cell table:style-name="ce12" table:formula="of:=[.J24]" office:value-type="float" office:value="-8.446444" calcext:value-type="float">
            <text:p>-8,4</text:p>
          </table:table-cell>
          <table:table-cell table:style-name="ce12" table:formula="of:=[.I24]" office:value-type="float" office:value="10.50602" calcext:value-type="float">
            <text:p>10,5</text:p>
          </table:table-cell>
          <table:table-cell table:formula="of:=[.U24]" office:value-type="float" office:value="4" calcext:value-type="float">
            <text:p>4</text:p>
          </table:table-cell>
          <table:table-cell table:formula="of:=[.V24]" office:value-type="float" office:value="0.000238" calcext:value-type="float">
            <text:p>0,000238</text:p>
          </table:table-cell>
          <table:table-cell table:formula="of:=ABS([.AE24]-CEILING([.AC24]))" office:value-type="float" office:value="12" calcext:value-type="float">
            <text:p>12</text:p>
          </table:table-cell>
          <table:table-cell table:formula="of:=CEILING([.E2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982" calcext:value-type="float">
            <text:p>1982</text:p>
          </table:table-cell>
          <table:table-cell table:style-name="Default" office:value-type="float" office:value="3.118597" calcext:value-type="float">
            <text:p>3,118597</text:p>
          </table:table-cell>
          <table:table-cell table:style-name="Default" office:value-type="float" office:value="-8.62457" calcext:value-type="float">
            <text:p>-8,624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2457" calcext:value-type="float">
            <text:p>-8,62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,09</text:p>
          </table:table-cell>
          <table:table-cell office:value-type="float" office:value="3.11" calcext:value-type="float">
            <text:p>3,11</text:p>
          </table:table-cell>
          <table:table-cell office:value-type="float" office:value="9084287" calcext:value-type="float">
            <text:p>9084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25];&quot;-&quot;;[.C25];&quot;-&quot;;[.AH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100" calcext:value-type="float">
            <text:p>100</text:p>
          </table:table-cell>
          <table:table-cell table:style-name="ce12" table:formula="of:=[.J25]" office:value-type="float" office:value="-8.62457" calcext:value-type="float">
            <text:p>-8,6</text:p>
          </table:table-cell>
          <table:table-cell table:style-name="ce12" table:formula="of:=[.I25]" office:value-type="float" office:value="3.118597" calcext:value-type="float">
            <text:p>3,1</text:p>
          </table:table-cell>
          <table:table-cell table:formula="of:=[.U25]" office:value-type="float" office:value="3" calcext:value-type="float">
            <text:p>3</text:p>
          </table:table-cell>
          <table:table-cell table:formula="of:=[.V25]" office:value-type="float" office:value="0.00022" calcext:value-type="float">
            <text:p>0,00022</text:p>
          </table:table-cell>
          <table:table-cell table:formula="of:=ABS([.AE25]-CEILING([.AC25]))" office:value-type="float" office:value="11" calcext:value-type="float">
            <text:p>11</text:p>
          </table:table-cell>
          <table:table-cell table:formula="of:=CEILING([.E2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671" calcext:value-type="float">
            <text:p>2671</text:p>
          </table:table-cell>
          <table:table-cell table:style-name="Default" office:value-type="float" office:value="11.54067" calcext:value-type="float">
            <text:p>11,54067</text:p>
          </table:table-cell>
          <table:table-cell table:style-name="Default" office:value-type="float" office:value="-12.37312" calcext:value-type="float">
            <text:p>-12,373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7312" calcext:value-type="float">
            <text:p>-12,373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,5</text:p>
          </table:table-cell>
          <table:table-cell office:value-type="float" office:value="11.53" calcext:value-type="float">
            <text:p>11,53</text:p>
          </table:table-cell>
          <table:table-cell office:value-type="float" office:value="12455355" calcext:value-type="float">
            <text:p>1245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26];&quot;-&quot;;[.C26];&quot;-&quot;;[.AH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100" calcext:value-type="float">
            <text:p>100</text:p>
          </table:table-cell>
          <table:table-cell table:style-name="ce12" table:formula="of:=[.J26]" office:value-type="float" office:value="-12.37312" calcext:value-type="float">
            <text:p>-12,4</text:p>
          </table:table-cell>
          <table:table-cell table:style-name="ce12" table:formula="of:=[.I26]" office:value-type="float" office:value="11.54067" calcext:value-type="float">
            <text:p>11,5</text:p>
          </table:table-cell>
          <table:table-cell table:formula="of:=[.U26]" office:value-type="float" office:value="4" calcext:value-type="float">
            <text:p>4</text:p>
          </table:table-cell>
          <table:table-cell table:formula="of:=[.V26]" office:value-type="float" office:value="0.000301" calcext:value-type="float">
            <text:p>0,000301</text:p>
          </table:table-cell>
          <table:table-cell table:formula="of:=ABS([.AE26]-CEILING([.AC26]))" office:value-type="float" office:value="16" calcext:value-type="float">
            <text:p>16</text:p>
          </table:table-cell>
          <table:table-cell table:formula="of:=CEILING([.E2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497" calcext:value-type="float">
            <text:p>2497</text:p>
          </table:table-cell>
          <table:table-cell table:style-name="Default" office:value-type="float" office:value="6.31074" calcext:value-type="float">
            <text:p>6,31074</text:p>
          </table:table-cell>
          <table:table-cell table:style-name="Default" office:value-type="float" office:value="-12.381672" calcext:value-type="float">
            <text:p>-12,381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1672" calcext:value-type="float">
            <text:p>-12,381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28" calcext:value-type="float">
            <text:p>6,28</text:p>
          </table:table-cell>
          <table:table-cell office:value-type="float" office:value="6.31" calcext:value-type="float">
            <text:p>6,31</text:p>
          </table:table-cell>
          <table:table-cell office:value-type="float" office:value="12420435" calcext:value-type="float">
            <text:p>1242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27];&quot;-&quot;;[.C27];&quot;-&quot;;[.AH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100" calcext:value-type="float">
            <text:p>100</text:p>
          </table:table-cell>
          <table:table-cell table:style-name="ce12" table:formula="of:=[.J27]" office:value-type="float" office:value="-12.381672" calcext:value-type="float">
            <text:p>-12,4</text:p>
          </table:table-cell>
          <table:table-cell table:style-name="ce12" table:formula="of:=[.I27]" office:value-type="float" office:value="6.31074" calcext:value-type="float">
            <text:p>6,3</text:p>
          </table:table-cell>
          <table:table-cell table:formula="of:=[.U27]" office:value-type="float" office:value="2" calcext:value-type="float">
            <text:p>2</text:p>
          </table:table-cell>
          <table:table-cell table:formula="of:=[.V27]" office:value-type="float" office:value="0.000295" calcext:value-type="float">
            <text:p>0,000295</text:p>
          </table:table-cell>
          <table:table-cell table:formula="of:=ABS([.AE27]-CEILING([.AC27]))" office:value-type="float" office:value="14" calcext:value-type="float">
            <text:p>14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358" calcext:value-type="float">
            <text:p>3358</text:p>
          </table:table-cell>
          <table:table-cell table:style-name="Default" office:value-type="float" office:value="10.005056" calcext:value-type="float">
            <text:p>10,005056</text:p>
          </table:table-cell>
          <table:table-cell table:style-name="Default" office:value-type="float" office:value="-15.683504" calcext:value-type="float">
            <text:p>-15,68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3504" calcext:value-type="float">
            <text:p>-15,68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5" calcext:value-type="float">
            <text:p>9,95</text:p>
          </table:table-cell>
          <table:table-cell office:value-type="float" office:value="9.99" calcext:value-type="float">
            <text:p>9,99</text:p>
          </table:table-cell>
          <table:table-cell office:value-type="float" office:value="17713221" calcext:value-type="float">
            <text:p>17713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28];&quot;-&quot;;[.C28];&quot;-&quot;;[.AH28];&quot;-&quot;;LEFT(RIGHT([.A28];6);1))" office:value-type="string" office:string-value="r20-200-24-1" calcext:value-type="string">
            <text:p>r20-200-24-1</text:p>
          </table:table-cell>
          <table:table-cell table:formula="of:=ROUND(([.F28]/[.G28])*100;2)" office:value-type="float" office:value="100" calcext:value-type="float">
            <text:p>100</text:p>
          </table:table-cell>
          <table:table-cell table:style-name="ce12" table:formula="of:=[.J28]" office:value-type="float" office:value="-15.683504" calcext:value-type="float">
            <text:p>-15,7</text:p>
          </table:table-cell>
          <table:table-cell table:style-name="ce12" table:formula="of:=[.I28]" office:value-type="float" office:value="10.005056" calcext:value-type="float">
            <text:p>10,0</text:p>
          </table:table-cell>
          <table:table-cell table:formula="of:=[.U28]" office:value-type="float" office:value="4" calcext:value-type="float">
            <text:p>4</text:p>
          </table:table-cell>
          <table:table-cell table:formula="of:=[.V28]" office:value-type="float" office:value="0.000423" calcext:value-type="float">
            <text:p>0,000423</text:p>
          </table:table-cell>
          <table:table-cell table:formula="of:=ABS([.AE28]-CEILING([.AC28]))" office:value-type="float" office:value="19" calcext:value-type="float">
            <text:p>19</text:p>
          </table:table-cell>
          <table:table-cell table:formula="of:=CEILING([.E2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528" calcext:value-type="float">
            <text:p>3528</text:p>
          </table:table-cell>
          <table:table-cell table:style-name="Default" office:value-type="float" office:value="10.78592" calcext:value-type="float">
            <text:p>10,78592</text:p>
          </table:table-cell>
          <table:table-cell table:style-name="Default" office:value-type="float" office:value="-15.682829" calcext:value-type="float">
            <text:p>-15,6828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2829" calcext:value-type="float">
            <text:p>-15,68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73" calcext:value-type="float">
            <text:p>10,73</text:p>
          </table:table-cell>
          <table:table-cell office:value-type="float" office:value="10.78" calcext:value-type="float">
            <text:p>10,78</text:p>
          </table:table-cell>
          <table:table-cell office:value-type="float" office:value="17704525" calcext:value-type="float">
            <text:p>17704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4" calcext:value-type="float">
            <text:p>0,00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29];&quot;-&quot;;[.C29];&quot;-&quot;;[.AH29];&quot;-&quot;;LEFT(RIGHT([.A29];6);1))" office:value-type="string" office:string-value="r20-200-24-2" calcext:value-type="string">
            <text:p>r20-200-24-2</text:p>
          </table:table-cell>
          <table:table-cell table:formula="of:=ROUND(([.F29]/[.G29])*100;2)" office:value-type="float" office:value="100" calcext:value-type="float">
            <text:p>100</text:p>
          </table:table-cell>
          <table:table-cell table:style-name="ce12" table:formula="of:=[.J29]" office:value-type="float" office:value="-15.682829" calcext:value-type="float">
            <text:p>-15,7</text:p>
          </table:table-cell>
          <table:table-cell table:style-name="ce12" table:formula="of:=[.I29]" office:value-type="float" office:value="10.78592" calcext:value-type="float">
            <text:p>10,8</text:p>
          </table:table-cell>
          <table:table-cell table:formula="of:=[.U29]" office:value-type="float" office:value="3" calcext:value-type="float">
            <text:p>3</text:p>
          </table:table-cell>
          <table:table-cell table:formula="of:=[.V29]" office:value-type="float" office:value="0.0004" calcext:value-type="float">
            <text:p>0,0004</text:p>
          </table:table-cell>
          <table:table-cell table:formula="of:=ABS([.AE29]-CEILING([.AC29]))" office:value-type="float" office:value="18" calcext:value-type="float">
            <text:p>18</text:p>
          </table:table-cell>
          <table:table-cell table:formula="of:=CEILING([.E2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802" calcext:value-type="float">
            <text:p>802</text:p>
          </table:table-cell>
          <table:table-cell table:style-name="Default" office:value-type="float" office:value="0.476444" calcext:value-type="float">
            <text:p>0,476444</text:p>
          </table:table-cell>
          <table:table-cell table:style-name="Default" office:value-type="float" office:value="-1.56931" calcext:value-type="float">
            <text:p>-1,569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6931" calcext:value-type="float">
            <text:p>-1,569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4150838" calcext:value-type="float">
            <text:p>415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30];&quot;-&quot;;[.C30];&quot;-&quot;;[.AH30];&quot;-&quot;;LEFT(RIGHT([.A30];6);1))" office:value-type="string" office:string-value="r20-200-4-1" calcext:value-type="string">
            <text:p>r20-200-4-1</text:p>
          </table:table-cell>
          <table:table-cell table:formula="of:=ROUND(([.F30]/[.G30])*100;2)" office:value-type="float" office:value="100" calcext:value-type="float">
            <text:p>100</text:p>
          </table:table-cell>
          <table:table-cell table:style-name="ce12" table:formula="of:=[.J30]" office:value-type="float" office:value="-1.56931" calcext:value-type="float">
            <text:p>-1,6</text:p>
          </table:table-cell>
          <table:table-cell table:style-name="ce12" table:formula="of:=[.I30]" office:value-type="float" office:value="0.476444" calcext:value-type="float">
            <text:p>0,5</text:p>
          </table:table-cell>
          <table:table-cell table:formula="of:=[.U30]" office:value-type="float" office:value="2" calcext:value-type="float">
            <text:p>2</text:p>
          </table:table-cell>
          <table:table-cell table:formula="of:=[.V30]" office:value-type="float" office:value="0.000092" calcext:value-type="float">
            <text:p>9,2E-05</text:p>
          </table:table-cell>
          <table:table-cell table:formula="of:=ABS([.AE30]-CEILING([.AC30]))" office:value-type="float" office:value="3" calcext:value-type="float">
            <text:p>3</text:p>
          </table:table-cell>
          <table:table-cell table:formula="of:=CEILING([.E3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 table:style-name="Default" office:value-type="float" office:value="0.278682" calcext:value-type="float">
            <text:p>0,27868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31];&quot;-&quot;;[.C31];&quot;-&quot;;[.AH31];&quot;-&quot;;LEFT(RIGHT([.A31];6);1))" office:value-type="string" office:string-value="r20-200-4-2" calcext:value-type="string">
            <text:p>r20-200-4-2</text:p>
          </table:table-cell>
          <table:table-cell table:formula="of:=ROUND(([.F31]/[.G31])*100;2)" office:value-type="float" office:value="100" calcext:value-type="float">
            <text:p>100</text:p>
          </table:table-cell>
          <table:table-cell table:style-name="ce12" table:formula="of:=[.J31]" office:value-type="float" office:value="-1.5" calcext:value-type="float">
            <text:p>-1,5</text:p>
          </table:table-cell>
          <table:table-cell table:style-name="ce12" table:formula="of:=[.I31]" office:value-type="float" office:value="0.278682" calcext:value-type="float">
            <text:p>0,3</text:p>
          </table:table-cell>
          <table:table-cell table:formula="of:=[.U31]" office:value-type="float" office:value="2" calcext:value-type="float">
            <text:p>2</text:p>
          </table:table-cell>
          <table:table-cell table:formula="of:=[.V31]" office:value-type="float" office:value="0.000095" calcext:value-type="float">
            <text:p>9,5E-05</text:p>
          </table:table-cell>
          <table:table-cell table:formula="of:=ABS([.AE31]-CEILING([.AC31]))" office:value-type="float" office:value="3" calcext:value-type="float">
            <text:p>3</text:p>
          </table:table-cell>
          <table:table-cell table:formula="of:=CEILING([.E3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2261" calcext:value-type="float">
            <text:p>2261</text:p>
          </table:table-cell>
          <table:table-cell table:style-name="Default" office:value-type="float" office:value="3.20118" calcext:value-type="float">
            <text:p>3,20118</text:p>
          </table:table-cell>
          <table:table-cell table:style-name="Default" office:value-type="float" office:value="-4.664414" calcext:value-type="float">
            <text:p>-4,6644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4414" calcext:value-type="float">
            <text:p>-4,664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,17</text:p>
          </table:table-cell>
          <table:table-cell office:value-type="float" office:value="3.19" calcext:value-type="float">
            <text:p>3,19</text:p>
          </table:table-cell>
          <table:table-cell office:value-type="float" office:value="8098704" calcext:value-type="float">
            <text:p>80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32];&quot;-&quot;;[.C32];&quot;-&quot;;[.AH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93.78" calcext:value-type="float">
            <text:p>93,78</text:p>
          </table:table-cell>
          <table:table-cell table:style-name="ce12" table:formula="of:=[.J32]" office:value-type="float" office:value="-4.664414" calcext:value-type="float">
            <text:p>-4,7</text:p>
          </table:table-cell>
          <table:table-cell table:style-name="ce12" table:formula="of:=[.I32]" office:value-type="float" office:value="3.20118" calcext:value-type="float">
            <text:p>3,2</text:p>
          </table:table-cell>
          <table:table-cell table:formula="of:=[.U32]" office:value-type="float" office:value="3" calcext:value-type="float">
            <text:p>3</text:p>
          </table:table-cell>
          <table:table-cell table:formula="of:=[.V32]" office:value-type="float" office:value="0.000173" calcext:value-type="float">
            <text:p>0,000173</text:p>
          </table:table-cell>
          <table:table-cell table:formula="of:=ABS([.AE32]-CEILING([.AC32]))" office:value-type="float" office:value="7" calcext:value-type="float">
            <text:p>7</text:p>
          </table:table-cell>
          <table:table-cell table:formula="of:=CEILING([.E3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8" calcext:value-type="float">
            <text:p>1078</text:p>
          </table:table-cell>
          <table:table-cell office:value-type="float" office:value="1142" calcext:value-type="float">
            <text:p>1142</text:p>
          </table:table-cell>
          <table:table-cell office:value-type="float" office:value="2139" calcext:value-type="float">
            <text:p>2139</text:p>
          </table:table-cell>
          <table:table-cell table:style-name="Default" office:value-type="float" office:value="4.901543" calcext:value-type="float">
            <text:p>4,90154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89" calcext:value-type="float">
            <text:p>4,89</text:p>
          </table:table-cell>
          <table:table-cell office:value-type="float" office:value="4.9" calcext:value-type="float">
            <text:p>4,9</text:p>
          </table:table-cell>
          <table:table-cell office:value-type="float" office:value="8114544" calcext:value-type="float">
            <text:p>8114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33];&quot;-&quot;;[.C33];&quot;-&quot;;[.AH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94.4" calcext:value-type="float">
            <text:p>94,4</text:p>
          </table:table-cell>
          <table:table-cell table:style-name="ce12" table:formula="of:=[.J33]" office:value-type="float" office:value="-4.666667" calcext:value-type="float">
            <text:p>-4,7</text:p>
          </table:table-cell>
          <table:table-cell table:style-name="ce12" table:formula="of:=[.I33]" office:value-type="float" office:value="4.901543" calcext:value-type="float">
            <text:p>4,9</text:p>
          </table:table-cell>
          <table:table-cell table:formula="of:=[.U33]" office:value-type="float" office:value="3" calcext:value-type="float">
            <text:p>3</text:p>
          </table:table-cell>
          <table:table-cell table:formula="of:=[.V33]" office:value-type="float" office:value="0.000195" calcext:value-type="float">
            <text:p>0,000195</text:p>
          </table:table-cell>
          <table:table-cell table:formula="of:=ABS([.AE33]-CEILING([.AC33]))" office:value-type="float" office:value="7" calcext:value-type="float">
            <text:p>7</text:p>
          </table:table-cell>
          <table:table-cell table:formula="of:=CEILING([.E3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317" calcext:value-type="float">
            <text:p>2317</text:p>
          </table:table-cell>
          <table:table-cell table:style-name="Default" office:value-type="float" office:value="4.325307" calcext:value-type="float">
            <text:p>4,325307</text:p>
          </table:table-cell>
          <table:table-cell table:style-name="Default" office:value-type="float" office:value="-8.515342" calcext:value-type="float">
            <text:p>-8,5153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15342" calcext:value-type="float">
            <text:p>-8,515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9" calcext:value-type="float">
            <text:p>4,29</text:p>
          </table:table-cell>
          <table:table-cell office:value-type="float" office:value="4.31" calcext:value-type="float">
            <text:p>4,31</text:p>
          </table:table-cell>
          <table:table-cell office:value-type="float" office:value="11189464" calcext:value-type="float">
            <text:p>1118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34];&quot;-&quot;;[.C34];&quot;-&quot;;[.AH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100" calcext:value-type="float">
            <text:p>100</text:p>
          </table:table-cell>
          <table:table-cell table:style-name="ce12" table:formula="of:=[.J34]" office:value-type="float" office:value="-8.515342" calcext:value-type="float">
            <text:p>-8,5</text:p>
          </table:table-cell>
          <table:table-cell table:style-name="ce12" table:formula="of:=[.I34]" office:value-type="float" office:value="4.325307" calcext:value-type="float">
            <text:p>4,3</text:p>
          </table:table-cell>
          <table:table-cell table:formula="of:=[.U34]" office:value-type="float" office:value="4" calcext:value-type="float">
            <text:p>4</text:p>
          </table:table-cell>
          <table:table-cell table:formula="of:=[.V34]" office:value-type="float" office:value="0.000288" calcext:value-type="float">
            <text:p>0,000288</text:p>
          </table:table-cell>
          <table:table-cell table:formula="of:=ABS([.AE34]-CEILING([.AC34]))" office:value-type="float" office:value="12" calcext:value-type="float">
            <text:p>12</text:p>
          </table:table-cell>
          <table:table-cell table:formula="of:=CEILING([.E3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585" calcext:value-type="float">
            <text:p>2585</text:p>
          </table:table-cell>
          <table:table-cell table:style-name="Default" office:value-type="float" office:value="9.786138" calcext:value-type="float">
            <text:p>9,786138</text:p>
          </table:table-cell>
          <table:table-cell table:style-name="Default" office:value-type="float" office:value="-8.601049" calcext:value-type="float">
            <text:p>-8,6010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01049" calcext:value-type="float">
            <text:p>-8,6010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76" calcext:value-type="float">
            <text:p>9,76</text:p>
          </table:table-cell>
          <table:table-cell office:value-type="float" office:value="9.78" calcext:value-type="float">
            <text:p>9,78</text:p>
          </table:table-cell>
          <table:table-cell office:value-type="float" office:value="11177192" calcext:value-type="float">
            <text:p>11177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35];&quot;-&quot;;[.C35];&quot;-&quot;;[.AH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100" calcext:value-type="float">
            <text:p>100</text:p>
          </table:table-cell>
          <table:table-cell table:style-name="ce12" table:formula="of:=[.J35]" office:value-type="float" office:value="-8.601049" calcext:value-type="float">
            <text:p>-8,6</text:p>
          </table:table-cell>
          <table:table-cell table:style-name="ce12" table:formula="of:=[.I35]" office:value-type="float" office:value="9.786138" calcext:value-type="float">
            <text:p>9,8</text:p>
          </table:table-cell>
          <table:table-cell table:formula="of:=[.U35]" office:value-type="float" office:value="3" calcext:value-type="float">
            <text:p>3</text:p>
          </table:table-cell>
          <table:table-cell table:formula="of:=[.V35]" office:value-type="float" office:value="0.000259" calcext:value-type="float">
            <text:p>0,000259</text:p>
          </table:table-cell>
          <table:table-cell table:formula="of:=ABS([.AE35]-CEILING([.AC35]))" office:value-type="float" office:value="11" calcext:value-type="float">
            <text:p>11</text:p>
          </table:table-cell>
          <table:table-cell table:formula="of:=CEILING([.E3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085" calcext:value-type="float">
            <text:p>3085</text:p>
          </table:table-cell>
          <table:table-cell table:style-name="Default" office:value-type="float" office:value="9.013251" calcext:value-type="float">
            <text:p>9,013251</text:p>
          </table:table-cell>
          <table:table-cell table:style-name="Default" office:value-type="float" office:value="-12.35051" calcext:value-type="float">
            <text:p>-12,350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051" calcext:value-type="float">
            <text:p>-12,35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97" calcext:value-type="float">
            <text:p>8,97</text:p>
          </table:table-cell>
          <table:table-cell office:value-type="float" office:value="9.01" calcext:value-type="float">
            <text:p>9,01</text:p>
          </table:table-cell>
          <table:table-cell office:value-type="float" office:value="15348177" calcext:value-type="float">
            <text:p>15348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-sub.config</text:p>
          </table:table-cell>
          <table:table-cell table:formula="of:=CONCATENATE(&quot;r&quot;;[.B36];&quot;-&quot;;[.C36];&quot;-&quot;;[.AH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100" calcext:value-type="float">
            <text:p>100</text:p>
          </table:table-cell>
          <table:table-cell table:style-name="ce12" table:formula="of:=[.J36]" office:value-type="float" office:value="-12.35051" calcext:value-type="float">
            <text:p>-12,4</text:p>
          </table:table-cell>
          <table:table-cell table:style-name="ce12" table:formula="of:=[.I36]" office:value-type="float" office:value="9.013251" calcext:value-type="float">
            <text:p>9,0</text:p>
          </table:table-cell>
          <table:table-cell table:formula="of:=[.U36]" office:value-type="float" office:value="4" calcext:value-type="float">
            <text:p>4</text:p>
          </table:table-cell>
          <table:table-cell table:formula="of:=[.V36]" office:value-type="float" office:value="0.000355" calcext:value-type="float">
            <text:p>0,000355</text:p>
          </table:table-cell>
          <table:table-cell table:formula="of:=ABS([.AE36]-CEILING([.AC36]))" office:value-type="float" office:value="16" calcext:value-type="float">
            <text:p>16</text:p>
          </table:table-cell>
          <table:table-cell table:formula="of:=CEILING([.E3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168" calcext:value-type="float">
            <text:p>3168</text:p>
          </table:table-cell>
          <table:table-cell table:style-name="Default" office:value-type="float" office:value="6.801485" calcext:value-type="float">
            <text:p>6,801485</text:p>
          </table:table-cell>
          <table:table-cell table:style-name="Default" office:value-type="float" office:value="-12.380711" calcext:value-type="float">
            <text:p>-12,3807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0711" calcext:value-type="float">
            <text:p>-12,380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,76</text:p>
          </table:table-cell>
          <table:table-cell office:value-type="float" office:value="6.8" calcext:value-type="float">
            <text:p>6,8</text:p>
          </table:table-cell>
          <table:table-cell office:value-type="float" office:value="15315817" calcext:value-type="float">
            <text:p>153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37];&quot;-&quot;;[.C37];&quot;-&quot;;[.AH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100" calcext:value-type="float">
            <text:p>100</text:p>
          </table:table-cell>
          <table:table-cell table:style-name="ce12" table:formula="of:=[.J37]" office:value-type="float" office:value="-12.380711" calcext:value-type="float">
            <text:p>-12,4</text:p>
          </table:table-cell>
          <table:table-cell table:style-name="ce12" table:formula="of:=[.I37]" office:value-type="float" office:value="6.801485" calcext:value-type="float">
            <text:p>6,8</text:p>
          </table:table-cell>
          <table:table-cell table:formula="of:=[.U37]" office:value-type="float" office:value="3" calcext:value-type="float">
            <text:p>3</text:p>
          </table:table-cell>
          <table:table-cell table:formula="of:=[.V37]" office:value-type="float" office:value="0.000355" calcext:value-type="float">
            <text:p>0,000355</text:p>
          </table:table-cell>
          <table:table-cell table:formula="of:=ABS([.AE37]-CEILING([.AC37]))" office:value-type="float" office:value="15" calcext:value-type="float">
            <text:p>15</text:p>
          </table:table-cell>
          <table:table-cell table:formula="of:=CEILING([.E3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809" calcext:value-type="float">
            <text:p>3809</text:p>
          </table:table-cell>
          <table:table-cell table:style-name="Default" office:value-type="float" office:value="15.885617" calcext:value-type="float">
            <text:p>15,885617</text:p>
          </table:table-cell>
          <table:table-cell table:style-name="Default" office:value-type="float" office:value="-15.490833" calcext:value-type="float">
            <text:p>-15,490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490833" calcext:value-type="float">
            <text:p>-15,490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81" calcext:value-type="float">
            <text:p>15,81</text:p>
          </table:table-cell>
          <table:table-cell office:value-type="float" office:value="15.87" calcext:value-type="float">
            <text:p>15,87</text:p>
          </table:table-cell>
          <table:table-cell office:value-type="float" office:value="21897342" calcext:value-type="float">
            <text:p>21897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38];&quot;-&quot;;[.C38];&quot;-&quot;;[.AH38];&quot;-&quot;;LEFT(RIGHT([.A38];6);1))" office:value-type="string" office:string-value="r20-250-24-1" calcext:value-type="string">
            <text:p>r20-250-24-1</text:p>
          </table:table-cell>
          <table:table-cell table:formula="of:=ROUND(([.F38]/[.G38])*100;2)" office:value-type="float" office:value="100" calcext:value-type="float">
            <text:p>100</text:p>
          </table:table-cell>
          <table:table-cell table:style-name="ce12" table:formula="of:=[.J38]" office:value-type="float" office:value="-15.490833" calcext:value-type="float">
            <text:p>-15,5</text:p>
          </table:table-cell>
          <table:table-cell table:style-name="ce12" table:formula="of:=[.I38]" office:value-type="float" office:value="15.885617" calcext:value-type="float">
            <text:p>15,9</text:p>
          </table:table-cell>
          <table:table-cell table:formula="of:=[.U38]" office:value-type="float" office:value="5" calcext:value-type="float">
            <text:p>5</text:p>
          </table:table-cell>
          <table:table-cell table:formula="of:=[.V38]" office:value-type="float" office:value="0.000504" calcext:value-type="float">
            <text:p>0,000504</text:p>
          </table:table-cell>
          <table:table-cell table:formula="of:=ABS([.AE38]-CEILING([.AC38]))" office:value-type="float" office:value="20" calcext:value-type="float">
            <text:p>20</text:p>
          </table:table-cell>
          <table:table-cell table:formula="of:=CEILING([.E3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780" calcext:value-type="float">
            <text:p>3780</text:p>
          </table:table-cell>
          <table:table-cell table:style-name="Default" office:value-type="float" office:value="11.978215" calcext:value-type="float">
            <text:p>11,978215</text:p>
          </table:table-cell>
          <table:table-cell table:style-name="Default" office:value-type="float" office:value="-15.628772" calcext:value-type="float">
            <text:p>-15,6287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28772" calcext:value-type="float">
            <text:p>-15,6287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9" calcext:value-type="float">
            <text:p>11,9</text:p>
          </table:table-cell>
          <table:table-cell office:value-type="float" office:value="11.96" calcext:value-type="float">
            <text:p>11,96</text:p>
          </table:table-cell>
          <table:table-cell office:value-type="float" office:value="21882302" calcext:value-type="float">
            <text:p>2188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482" calcext:value-type="float">
            <text:p>0,0004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39];&quot;-&quot;;[.C39];&quot;-&quot;;[.AH39];&quot;-&quot;;LEFT(RIGHT([.A39];6);1))" office:value-type="string" office:string-value="r20-250-24-2" calcext:value-type="string">
            <text:p>r20-250-24-2</text:p>
          </table:table-cell>
          <table:table-cell table:formula="of:=ROUND(([.F39]/[.G39])*100;2)" office:value-type="float" office:value="100" calcext:value-type="float">
            <text:p>100</text:p>
          </table:table-cell>
          <table:table-cell table:style-name="ce12" table:formula="of:=[.J39]" office:value-type="float" office:value="-15.628772" calcext:value-type="float">
            <text:p>-15,6</text:p>
          </table:table-cell>
          <table:table-cell table:style-name="ce12" table:formula="of:=[.I39]" office:value-type="float" office:value="11.978215" calcext:value-type="float">
            <text:p>12,0</text:p>
          </table:table-cell>
          <table:table-cell table:formula="of:=[.U39]" office:value-type="float" office:value="3" calcext:value-type="float">
            <text:p>3</text:p>
          </table:table-cell>
          <table:table-cell table:formula="of:=[.V39]" office:value-type="float" office:value="0.000482" calcext:value-type="float">
            <text:p>0,000482</text:p>
          </table:table-cell>
          <table:table-cell table:formula="of:=ABS([.AE39]-CEILING([.AC39]))" office:value-type="float" office:value="18" calcext:value-type="float">
            <text:p>18</text:p>
          </table:table-cell>
          <table:table-cell table:formula="of:=CEILING([.E3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51" calcext:value-type="float">
            <text:p>951</text:p>
          </table:table-cell>
          <table:table-cell table:style-name="Default" office:value-type="float" office:value="0.595457" calcext:value-type="float">
            <text:p>0,59545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5095062" calcext:value-type="float">
            <text:p>5095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40];&quot;-&quot;;[.C40];&quot;-&quot;;[.AH40];&quot;-&quot;;LEFT(RIGHT([.A40];6);1))" office:value-type="string" office:string-value="r20-250-4-1" calcext:value-type="string">
            <text:p>r20-250-4-1</text:p>
          </table:table-cell>
          <table:table-cell table:formula="of:=ROUND(([.F40]/[.G40])*100;2)" office:value-type="float" office:value="100" calcext:value-type="float">
            <text:p>100</text:p>
          </table:table-cell>
          <table:table-cell table:style-name="ce12" table:formula="of:=[.J40]" office:value-type="float" office:value="-1.5" calcext:value-type="float">
            <text:p>-1,5</text:p>
          </table:table-cell>
          <table:table-cell table:style-name="ce12" table:formula="of:=[.I40]" office:value-type="float" office:value="0.595457" calcext:value-type="float">
            <text:p>0,6</text:p>
          </table:table-cell>
          <table:table-cell table:formula="of:=[.U40]" office:value-type="float" office:value="2" calcext:value-type="float">
            <text:p>2</text:p>
          </table:table-cell>
          <table:table-cell table:formula="of:=[.V40]" office:value-type="float" office:value="0.000115" calcext:value-type="float">
            <text:p>0,000115</text:p>
          </table:table-cell>
          <table:table-cell table:formula="of:=ABS([.AE40]-CEILING([.AC40]))" office:value-type="float" office:value="3" calcext:value-type="float">
            <text:p>3</text:p>
          </table:table-cell>
          <table:table-cell table:formula="of:=CEILING([.E4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41" calcext:value-type="float">
            <text:p>941</text:p>
          </table:table-cell>
          <table:table-cell table:style-name="Default" office:value-type="float" office:value="0.375912" calcext:value-type="float">
            <text:p>0,37591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5095622" calcext:value-type="float">
            <text:p>5095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41];&quot;-&quot;;[.C41];&quot;-&quot;;[.AH41];&quot;-&quot;;LEFT(RIGHT([.A41];6);1))" office:value-type="string" office:string-value="r20-250-4-2" calcext:value-type="string">
            <text:p>r20-250-4-2</text:p>
          </table:table-cell>
          <table:table-cell table:formula="of:=ROUND(([.F41]/[.G41])*100;2)" office:value-type="float" office:value="100" calcext:value-type="float">
            <text:p>100</text:p>
          </table:table-cell>
          <table:table-cell table:style-name="ce12" table:formula="of:=[.J41]" office:value-type="float" office:value="-1.5" calcext:value-type="float">
            <text:p>-1,5</text:p>
          </table:table-cell>
          <table:table-cell table:style-name="ce12" table:formula="of:=[.I41]" office:value-type="float" office:value="0.375912" calcext:value-type="float">
            <text:p>0,4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0.00011" calcext:value-type="float">
            <text:p>0,00011</text:p>
          </table:table-cell>
          <table:table-cell table:formula="of:=ABS([.AE41]-CEILING([.AC41]))" office:value-type="float" office:value="2" calcext:value-type="float">
            <text:p>2</text:p>
          </table:table-cell>
          <table:table-cell table:formula="of:=CEILING([.E4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style-name="Default" office:value-type="float" office:value="0.827676" calcext:value-type="float">
            <text:p>0,827676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2079362" calcext:value-type="float">
            <text:p>2079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42];&quot;-&quot;;[.C42];&quot;-&quot;;[.AH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65.79" calcext:value-type="float">
            <text:p>65,79</text:p>
          </table:table-cell>
          <table:table-cell table:style-name="ce12" table:formula="of:=[.J42]" office:value-type="float" office:value="-4" calcext:value-type="float">
            <text:p>-4,0</text:p>
          </table:table-cell>
          <table:table-cell table:style-name="ce12" table:formula="of:=[.I42]" office:value-type="float" office:value="0.827676" calcext:value-type="float">
            <text:p>0,8</text:p>
          </table:table-cell>
          <table:table-cell table:formula="of:=[.U42]" office:value-type="float" office:value="2" calcext:value-type="float">
            <text:p>2</text:p>
          </table:table-cell>
          <table:table-cell table:formula="of:=[.V42]" office:value-type="float" office:value="0.000066" calcext:value-type="float">
            <text:p>6,6E-05</text:p>
          </table:table-cell>
          <table:table-cell table:formula="of:=ABS([.AE42]-CEILING([.AC42]))" office:value-type="float" office:value="6" calcext:value-type="float">
            <text:p>6</text:p>
          </table:table-cell>
          <table:table-cell table:formula="of:=CEILING([.E4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666" calcext:value-type="float">
            <text:p>666</text:p>
          </table:table-cell>
          <table:table-cell table:style-name="Default" office:value-type="float" office:value="1.064012" calcext:value-type="float">
            <text:p>1,064012</text:p>
          </table:table-cell>
          <table:table-cell table:style-name="Default" office:value-type="float" office:value="-4.921014" calcext:value-type="float">
            <text:p>-4,9210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21014" calcext:value-type="float">
            <text:p>-4,921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2081947" calcext:value-type="float">
            <text:p>208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43];&quot;-&quot;;[.C43];&quot;-&quot;;[.AH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76.61" calcext:value-type="float">
            <text:p>76,61</text:p>
          </table:table-cell>
          <table:table-cell table:style-name="ce12" table:formula="of:=[.J43]" office:value-type="float" office:value="-4.921014" calcext:value-type="float">
            <text:p>-4,9</text:p>
          </table:table-cell>
          <table:table-cell table:style-name="ce12" table:formula="of:=[.I43]" office:value-type="float" office:value="1.064012" calcext:value-type="float">
            <text:p>1,1</text:p>
          </table:table-cell>
          <table:table-cell table:formula="of:=[.U43]" office:value-type="float" office:value="2" calcext:value-type="float">
            <text:p>2</text:p>
          </table:table-cell>
          <table:table-cell table:formula="of:=[.V43]" office:value-type="float" office:value="0.000073" calcext:value-type="float">
            <text:p>7,3E-05</text:p>
          </table:table-cell>
          <table:table-cell table:formula="of:=ABS([.AE43]-CEILING([.AC43]))" office:value-type="float" office:value="6" calcext:value-type="float">
            <text:p>6</text:p>
          </table:table-cell>
          <table:table-cell table:formula="of:=CEILING([.E4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float" office:value="472" calcext:value-type="float">
            <text:p>472</text:p>
          </table:table-cell>
          <table:table-cell office:value-type="float" office:value="1501" calcext:value-type="float">
            <text:p>1501</text:p>
          </table:table-cell>
          <table:table-cell table:style-name="Default" office:value-type="float" office:value="1.514631" calcext:value-type="float">
            <text:p>1,514631</text:p>
          </table:table-cell>
          <table:table-cell table:style-name="Default" office:value-type="float" office:value="-8.56382" calcext:value-type="float">
            <text:p>-8,56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6382" calcext:value-type="float">
            <text:p>-8,56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2855759" calcext:value-type="float">
            <text:p>2855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44];&quot;-&quot;;[.C44];&quot;-&quot;;[.AH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75.21" calcext:value-type="float">
            <text:p>75,21</text:p>
          </table:table-cell>
          <table:table-cell table:style-name="ce12" table:formula="of:=[.J44]" office:value-type="float" office:value="-8.56382" calcext:value-type="float">
            <text:p>-8,6</text:p>
          </table:table-cell>
          <table:table-cell table:style-name="ce12" table:formula="of:=[.I44]" office:value-type="float" office:value="1.514631" calcext:value-type="float">
            <text:p>1,5</text:p>
          </table:table-cell>
          <table:table-cell table:formula="of:=[.U44]" office:value-type="float" office:value="3" calcext:value-type="float">
            <text:p>3</text:p>
          </table:table-cell>
          <table:table-cell table:formula="of:=[.V44]" office:value-type="float" office:value="0.000097" calcext:value-type="float">
            <text:p>9,7E-05</text:p>
          </table:table-cell>
          <table:table-cell table:formula="of:=ABS([.AE44]-CEILING([.AC44]))" office:value-type="float" office:value="11" calcext:value-type="float">
            <text:p>11</text:p>
          </table:table-cell>
          <table:table-cell table:formula="of:=CEILING([.E4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3.117158" calcext:value-type="float">
            <text:p>3,117158</text:p>
          </table:table-cell>
          <table:table-cell table:style-name="Default" office:value-type="float" office:value="-8.498792" calcext:value-type="float">
            <text:p>-8,4987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98792" calcext:value-type="float">
            <text:p>-8,498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11" calcext:value-type="float">
            <text:p>3,11</text:p>
          </table:table-cell>
          <table:table-cell office:value-type="float" office:value="2906925" calcext:value-type="float">
            <text:p>2906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86" calcext:value-type="float">
            <text:p>8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45];&quot;-&quot;;[.C45];&quot;-&quot;;[.AH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78.81" calcext:value-type="float">
            <text:p>78,81</text:p>
          </table:table-cell>
          <table:table-cell table:style-name="ce12" table:formula="of:=[.J45]" office:value-type="float" office:value="-8.498792" calcext:value-type="float">
            <text:p>-8,5</text:p>
          </table:table-cell>
          <table:table-cell table:style-name="ce12" table:formula="of:=[.I45]" office:value-type="float" office:value="3.117158" calcext:value-type="float">
            <text:p>3,1</text:p>
          </table:table-cell>
          <table:table-cell table:formula="of:=[.U45]" office:value-type="float" office:value="3" calcext:value-type="float">
            <text:p>3</text:p>
          </table:table-cell>
          <table:table-cell table:formula="of:=[.V45]" office:value-type="float" office:value="0.000086" calcext:value-type="float">
            <text:p>8,6E-05</text:p>
          </table:table-cell>
          <table:table-cell table:formula="of:=ABS([.AE45]-CEILING([.AC45]))" office:value-type="float" office:value="11" calcext:value-type="float">
            <text:p>11</text:p>
          </table:table-cell>
          <table:table-cell table:formula="of:=CEILING([.E4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76" calcext:value-type="float">
            <text:p>476</text:p>
          </table:table-cell>
          <table:table-cell office:value-type="float" office:value="602" calcext:value-type="float">
            <text:p>602</text:p>
          </table:table-cell>
          <table:table-cell office:value-type="float" office:value="1839" calcext:value-type="float">
            <text:p>1839</text:p>
          </table:table-cell>
          <table:table-cell table:style-name="Default" office:value-type="float" office:value="4.401275" calcext:value-type="float">
            <text:p>4,401275</text:p>
          </table:table-cell>
          <table:table-cell table:style-name="Default" office:value-type="float" office:value="-12.419534" calcext:value-type="float">
            <text:p>-12,419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9534" calcext:value-type="float">
            <text:p>-12,419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9" calcext:value-type="float">
            <text:p>4,39</text:p>
          </table:table-cell>
          <table:table-cell office:value-type="float" office:value="4.4" calcext:value-type="float">
            <text:p>4,4</text:p>
          </table:table-cell>
          <table:table-cell office:value-type="float" office:value="3855986" calcext:value-type="float">
            <text:p>3855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-sub.config</text:p>
          </table:table-cell>
          <table:table-cell table:formula="of:=CONCATENATE(&quot;r&quot;;[.B46];&quot;-&quot;;[.C46];&quot;-&quot;;[.AH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79.07" calcext:value-type="float">
            <text:p>79,07</text:p>
          </table:table-cell>
          <table:table-cell table:style-name="ce12" table:formula="of:=[.J46]" office:value-type="float" office:value="-12.419534" calcext:value-type="float">
            <text:p>-12,4</text:p>
          </table:table-cell>
          <table:table-cell table:style-name="ce12" table:formula="of:=[.I46]" office:value-type="float" office:value="4.401275" calcext:value-type="float">
            <text:p>4,4</text:p>
          </table:table-cell>
          <table:table-cell table:formula="of:=[.U46]" office:value-type="float" office:value="2" calcext:value-type="float">
            <text:p>2</text:p>
          </table:table-cell>
          <table:table-cell table:formula="of:=[.V46]" office:value-type="float" office:value="0.000112" calcext:value-type="float">
            <text:p>0,000112</text:p>
          </table:table-cell>
          <table:table-cell table:formula="of:=ABS([.AE46]-CEILING([.AC46]))" office:value-type="float" office:value="14" calcext:value-type="float">
            <text:p>14</text:p>
          </table:table-cell>
          <table:table-cell table:formula="of:=CEILING([.E4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602" calcext:value-type="float">
            <text:p>602</text:p>
          </table:table-cell>
          <table:table-cell office:value-type="float" office:value="1464" calcext:value-type="float">
            <text:p>1464</text:p>
          </table:table-cell>
          <table:table-cell table:style-name="Default" office:value-type="float" office:value="3.00048" calcext:value-type="float">
            <text:p>3,00048</text:p>
          </table:table-cell>
          <table:table-cell table:style-name="Default" office:value-type="float" office:value="-12.459338" calcext:value-type="float">
            <text:p>-12,459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59338" calcext:value-type="float">
            <text:p>-12,459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99" calcext:value-type="float">
            <text:p>2,99</text:p>
          </table:table-cell>
          <table:table-cell office:value-type="float" office:value="3788991" calcext:value-type="float">
            <text:p>3788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-sub.config</text:p>
          </table:table-cell>
          <table:table-cell table:formula="of:=CONCATENATE(&quot;r&quot;;[.B47];&quot;-&quot;;[.C47];&quot;-&quot;;[.AH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85.05" calcext:value-type="float">
            <text:p>85,05</text:p>
          </table:table-cell>
          <table:table-cell table:style-name="ce12" table:formula="of:=[.J47]" office:value-type="float" office:value="-12.459338" calcext:value-type="float">
            <text:p>-12,5</text:p>
          </table:table-cell>
          <table:table-cell table:style-name="ce12" table:formula="of:=[.I47]" office:value-type="float" office:value="3.00048" calcext:value-type="float">
            <text:p>3,0</text:p>
          </table:table-cell>
          <table:table-cell table:formula="of:=[.U47]" office:value-type="float" office:value="2" calcext:value-type="float">
            <text:p>2</text:p>
          </table:table-cell>
          <table:table-cell table:formula="of:=[.V47]" office:value-type="float" office:value="0.000119" calcext:value-type="float">
            <text:p>0,000119</text:p>
          </table:table-cell>
          <table:table-cell table:formula="of:=ABS([.AE47]-CEILING([.AC47]))" office:value-type="float" office:value="14" calcext:value-type="float">
            <text:p>14</text:p>
          </table:table-cell>
          <table:table-cell table:formula="of:=CEILING([.E4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62" calcext:value-type="float">
            <text:p>762</text:p>
          </table:table-cell>
          <table:table-cell office:value-type="float" office:value="1878" calcext:value-type="float">
            <text:p>1878</text:p>
          </table:table-cell>
          <table:table-cell table:style-name="Default" office:value-type="float" office:value="5.715526" calcext:value-type="float">
            <text:p>5,715526</text:p>
          </table:table-cell>
          <table:table-cell table:style-name="Default" office:value-type="float" office:value="-15.57229" calcext:value-type="float">
            <text:p>-15,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7229" calcext:value-type="float">
            <text:p>-15,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7" calcext:value-type="float">
            <text:p>5,7</text:p>
          </table:table-cell>
          <table:table-cell office:value-type="float" office:value="5220205" calcext:value-type="float">
            <text:p>522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-sub.config</text:p>
          </table:table-cell>
          <table:table-cell table:formula="of:=CONCATENATE(&quot;r&quot;;[.B48];&quot;-&quot;;[.C48];&quot;-&quot;;[.AH48];&quot;-&quot;;LEFT(RIGHT([.A48];6);1))" office:value-type="string" office:string-value="r20-50-24-1" calcext:value-type="string">
            <text:p>r20-50-24-1</text:p>
          </table:table-cell>
          <table:table-cell table:formula="of:=ROUND(([.F48]/[.G48])*100;2)" office:value-type="float" office:value="89.37" calcext:value-type="float">
            <text:p>89,37</text:p>
          </table:table-cell>
          <table:table-cell table:style-name="ce12" table:formula="of:=[.J48]" office:value-type="float" office:value="-15.57229" calcext:value-type="float">
            <text:p>-15,6</text:p>
          </table:table-cell>
          <table:table-cell table:style-name="ce12" table:formula="of:=[.I48]" office:value-type="float" office:value="5.715526" calcext:value-type="float">
            <text:p>5,7</text:p>
          </table:table-cell>
          <table:table-cell table:formula="of:=[.U48]" office:value-type="float" office:value="2" calcext:value-type="float">
            <text:p>2</text:p>
          </table:table-cell>
          <table:table-cell table:formula="of:=[.V48]" office:value-type="float" office:value="0.000139" calcext:value-type="float">
            <text:p>0,000139</text:p>
          </table:table-cell>
          <table:table-cell table:formula="of:=ABS([.AE48]-CEILING([.AC48]))" office:value-type="float" office:value="17" calcext:value-type="float">
            <text:p>17</text:p>
          </table:table-cell>
          <table:table-cell table:formula="of:=CEILING([.E4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1868" calcext:value-type="float">
            <text:p>1868</text:p>
          </table:table-cell>
          <table:table-cell table:style-name="Default" office:value-type="float" office:value="1.890726" calcext:value-type="float">
            <text:p>1,890726</text:p>
          </table:table-cell>
          <table:table-cell table:style-name="Default" office:value-type="float" office:value="-15.763177" calcext:value-type="float">
            <text:p>-15,7631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763177" calcext:value-type="float">
            <text:p>-15,763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,87</text:p>
          </table:table-cell>
          <table:table-cell office:value-type="float" office:value="1.88" calcext:value-type="float">
            <text:p>1,88</text:p>
          </table:table-cell>
          <table:table-cell office:value-type="float" office:value="5194389" calcext:value-type="float">
            <text:p>5194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-sub.config</text:p>
          </table:table-cell>
          <table:table-cell table:formula="of:=CONCATENATE(&quot;r&quot;;[.B49];&quot;-&quot;;[.C49];&quot;-&quot;;[.AH49];&quot;-&quot;;LEFT(RIGHT([.A49];6);1))" office:value-type="string" office:string-value="r20-50-24-2" calcext:value-type="string">
            <text:p>r20-50-24-2</text:p>
          </table:table-cell>
          <table:table-cell table:formula="of:=ROUND(([.F49]/[.G49])*100;2)" office:value-type="float" office:value="89.11" calcext:value-type="float">
            <text:p>89,11</text:p>
          </table:table-cell>
          <table:table-cell table:style-name="ce12" table:formula="of:=[.J49]" office:value-type="float" office:value="-15.763177" calcext:value-type="float">
            <text:p>-15,8</text:p>
          </table:table-cell>
          <table:table-cell table:style-name="ce12" table:formula="of:=[.I49]" office:value-type="float" office:value="1.890726" calcext:value-type="float">
            <text:p>1,9</text:p>
          </table:table-cell>
          <table:table-cell table:formula="of:=[.U49]" office:value-type="float" office:value="2" calcext:value-type="float">
            <text:p>2</text:p>
          </table:table-cell>
          <table:table-cell table:formula="of:=[.V49]" office:value-type="float" office:value="0.000145" calcext:value-type="float">
            <text:p>0,000145</text:p>
          </table:table-cell>
          <table:table-cell table:formula="of:=ABS([.AE49]-CEILING([.AC49]))" office:value-type="float" office:value="17" calcext:value-type="float">
            <text:p>17</text:p>
          </table:table-cell>
          <table:table-cell table:formula="of:=CEILING([.E4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.119412" calcext:value-type="float">
            <text:p>0,11941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1291323" calcext:value-type="float">
            <text:p>1291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50];&quot;-&quot;;[.C50];&quot;-&quot;;[.AH50];&quot;-&quot;;LEFT(RIGHT([.A50];6);1))" office:value-type="string" office:string-value="r20-50-4-1" calcext:value-type="string">
            <text:p>r20-50-4-1</text:p>
          </table:table-cell>
          <table:table-cell table:formula="of:=ROUND(([.F50]/[.G50])*100;2)" office:value-type="float" office:value="100" calcext:value-type="float">
            <text:p>100</text:p>
          </table:table-cell>
          <table:table-cell table:style-name="ce12" table:formula="of:=[.J50]" office:value-type="float" office:value="-1.5" calcext:value-type="float">
            <text:p>-1,5</text:p>
          </table:table-cell>
          <table:table-cell table:style-name="ce12" table:formula="of:=[.I50]" office:value-type="float" office:value="0.119412" calcext:value-type="float">
            <text:p>0,1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0.000046" calcext:value-type="float">
            <text:p>4,6E-05</text:p>
          </table:table-cell>
          <table:table-cell table:formula="of:=ABS([.AE50]-CEILING([.AC50]))" office:value-type="float" office:value="2" calcext:value-type="float">
            <text:p>2</text:p>
          </table:table-cell>
          <table:table-cell table:formula="of:=CEILING([.E5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0.081667" calcext:value-type="float">
            <text:p>0,08166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1295355" calcext:value-type="float">
            <text:p>129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51];&quot;-&quot;;[.C51];&quot;-&quot;;[.AH51];&quot;-&quot;;LEFT(RIGHT([.A51];6);1))" office:value-type="string" office:string-value="r20-50-4-2" calcext:value-type="string">
            <text:p>r20-50-4-2</text:p>
          </table:table-cell>
          <table:table-cell table:formula="of:=ROUND(([.F51]/[.G51])*100;2)" office:value-type="float" office:value="80.19" calcext:value-type="float">
            <text:p>80,19</text:p>
          </table:table-cell>
          <table:table-cell table:style-name="ce12" table:formula="of:=[.J51]" office:value-type="float" office:value="-1.5" calcext:value-type="float">
            <text:p>-1,5</text:p>
          </table:table-cell>
          <table:table-cell table:style-name="ce12" table:formula="of:=[.I51]" office:value-type="float" office:value="0.081667" calcext:value-type="float">
            <text:p>0,1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0.000048" calcext:value-type="float">
            <text:p>4,8E-05</text:p>
          </table:table-cell>
          <table:table-cell table:formula="of:=ABS([.AE51]-CEILING([.AC51]))" office:value-type="float" office:value="2" calcext:value-type="float">
            <text:p>2</text:p>
          </table:table-cell>
          <table:table-cell table:formula="of:=CEILING([.E5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table:style-name="Default" office:value-type="float" office:value="0.178007" calcext:value-type="float">
            <text:p>0,17800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3242975" calcext:value-type="float">
            <text:p>324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52];&quot;-&quot;;[.C52];&quot;-&quot;;[.AH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99.77" calcext:value-type="float">
            <text:p>99,77</text:p>
          </table:table-cell>
          <table:table-cell table:style-name="ce12" table:formula="of:=[.J52]" office:value-type="float" office:value="-4.666667" calcext:value-type="float">
            <text:p>-4,7</text:p>
          </table:table-cell>
          <table:table-cell table:style-name="ce12" table:formula="of:=[.I52]" office:value-type="float" office:value="0.178007" calcext:value-type="float">
            <text:p>0,2</text:p>
          </table:table-cell>
          <table:table-cell table:formula="of:=[.U52]" office:value-type="float" office:value="4" calcext:value-type="float">
            <text:p>4</text:p>
          </table:table-cell>
          <table:table-cell table:formula="of:=[.V52]" office:value-type="float" office:value="0.000107" calcext:value-type="float">
            <text:p>0,000107</text:p>
          </table:table-cell>
          <table:table-cell table:formula="of:=ABS([.AE52]-CEILING([.AC52]))" office:value-type="float" office:value="8" calcext:value-type="float">
            <text:p>8</text:p>
          </table:table-cell>
          <table:table-cell table:formula="of:=CEILING([.E5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0.27311" calcext:value-type="float">
            <text:p>0,2731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3255463" calcext:value-type="float">
            <text:p>3255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53];&quot;-&quot;;[.C53];&quot;-&quot;;[.AH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99.77" calcext:value-type="float">
            <text:p>99,77</text:p>
          </table:table-cell>
          <table:table-cell table:style-name="ce12" table:formula="of:=[.J53]" office:value-type="float" office:value="-4.666667" calcext:value-type="float">
            <text:p>-4,7</text:p>
          </table:table-cell>
          <table:table-cell table:style-name="ce12" table:formula="of:=[.I53]" office:value-type="float" office:value="0.27311" calcext:value-type="float">
            <text:p>0,3</text:p>
          </table:table-cell>
          <table:table-cell table:formula="of:=[.U53]" office:value-type="float" office:value="4" calcext:value-type="float">
            <text:p>4</text:p>
          </table:table-cell>
          <table:table-cell table:formula="of:=[.V53]" office:value-type="float" office:value="0.0001" calcext:value-type="float">
            <text:p>0,0001</text:p>
          </table:table-cell>
          <table:table-cell table:formula="of:=ABS([.AE53]-CEILING([.AC53]))" office:value-type="float" office:value="8" calcext:value-type="float">
            <text:p>8</text:p>
          </table:table-cell>
          <table:table-cell table:formula="of:=CEILING([.E5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57" calcext:value-type="float">
            <text:p>457</text:p>
          </table:table-cell>
          <table:table-cell table:style-name="Default" office:value-type="float" office:value="0.207261" calcext:value-type="float">
            <text:p>0,207261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4505589" calcext:value-type="float">
            <text:p>4505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54];&quot;-&quot;;[.C54];&quot;-&quot;;[.AH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81.5" calcext:value-type="float">
            <text:p>81,5</text:p>
          </table:table-cell>
          <table:table-cell table:style-name="ce12" table:formula="of:=[.J54]" office:value-type="float" office:value="-8.166667" calcext:value-type="float">
            <text:p>-8,2</text:p>
          </table:table-cell>
          <table:table-cell table:style-name="ce12" table:formula="of:=[.I54]" office:value-type="float" office:value="0.207261" calcext:value-type="float">
            <text:p>0,2</text:p>
          </table:table-cell>
          <table:table-cell table:formula="of:=[.U54]" office:value-type="float" office:value="5" calcext:value-type="float">
            <text:p>5</text:p>
          </table:table-cell>
          <table:table-cell table:formula="of:=[.V54]" office:value-type="float" office:value="0.000158" calcext:value-type="float">
            <text:p>0,000158</text:p>
          </table:table-cell>
          <table:table-cell table:formula="of:=ABS([.AE54]-CEILING([.AC54]))" office:value-type="float" office:value="13" calcext:value-type="float">
            <text:p>13</text:p>
          </table:table-cell>
          <table:table-cell table:formula="of:=CEILING([.E5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0.254105" calcext:value-type="float">
            <text:p>0,25410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4519589" calcext:value-type="float">
            <text:p>4519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55];&quot;-&quot;;[.C55];&quot;-&quot;;[.AH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81.5" calcext:value-type="float">
            <text:p>81,5</text:p>
          </table:table-cell>
          <table:table-cell table:style-name="ce12" table:formula="of:=[.J55]" office:value-type="float" office:value="-8.166667" calcext:value-type="float">
            <text:p>-8,2</text:p>
          </table:table-cell>
          <table:table-cell table:style-name="ce12" table:formula="of:=[.I55]" office:value-type="float" office:value="0.254105" calcext:value-type="float">
            <text:p>0,3</text:p>
          </table:table-cell>
          <table:table-cell table:formula="of:=[.U55]" office:value-type="float" office:value="4" calcext:value-type="float">
            <text:p>4</text:p>
          </table:table-cell>
          <table:table-cell table:formula="of:=[.V55]" office:value-type="float" office:value="0.000155" calcext:value-type="float">
            <text:p>0,000155</text:p>
          </table:table-cell>
          <table:table-cell table:formula="of:=ABS([.AE55]-CEILING([.AC55]))" office:value-type="float" office:value="12" calcext:value-type="float">
            <text:p>12</text:p>
          </table:table-cell>
          <table:table-cell table:formula="of:=CEILING([.E5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office:value-type="float" office:value="479" calcext:value-type="float">
            <text:p>479</text:p>
          </table:table-cell>
          <table:table-cell table:style-name="Default" office:value-type="float" office:value="0.388348" calcext:value-type="float">
            <text:p>0,388348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6180112" calcext:value-type="float">
            <text:p>618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56];&quot;-&quot;;[.C56];&quot;-&quot;;[.AH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69.64" calcext:value-type="float">
            <text:p>69,64</text:p>
          </table:table-cell>
          <table:table-cell table:style-name="ce12" table:formula="of:=[.J56]" office:value-type="float" office:value="-11.166667" calcext:value-type="float">
            <text:p>-11,2</text:p>
          </table:table-cell>
          <table:table-cell table:style-name="ce12" table:formula="of:=[.I56]" office:value-type="float" office:value="0.388348" calcext:value-type="float">
            <text:p>0,4</text:p>
          </table:table-cell>
          <table:table-cell table:formula="of:=[.U56]" office:value-type="float" office:value="5" calcext:value-type="float">
            <text:p>5</text:p>
          </table:table-cell>
          <table:table-cell table:formula="of:=[.V56]" office:value-type="float" office:value="0.000207" calcext:value-type="float">
            <text:p>0,000207</text:p>
          </table:table-cell>
          <table:table-cell table:formula="of:=ABS([.AE56]-CEILING([.AC56]))" office:value-type="float" office:value="16" calcext:value-type="float">
            <text:p>16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91" calcext:value-type="float">
            <text:p>591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table:style-name="Default" office:value-type="float" office:value="0.573913" calcext:value-type="float">
            <text:p>0,573913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6160088" calcext:value-type="float">
            <text:p>616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57];&quot;-&quot;;[.C57];&quot;-&quot;;[.AH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89.27" calcext:value-type="float">
            <text:p>89,27</text:p>
          </table:table-cell>
          <table:table-cell table:style-name="ce12" table:formula="of:=[.J57]" office:value-type="float" office:value="-11.166667" calcext:value-type="float">
            <text:p>-11,2</text:p>
          </table:table-cell>
          <table:table-cell table:style-name="ce12" table:formula="of:=[.I57]" office:value-type="float" office:value="0.573913" calcext:value-type="float">
            <text:p>0,6</text:p>
          </table:table-cell>
          <table:table-cell table:formula="of:=[.U57]" office:value-type="float" office:value="5" calcext:value-type="float">
            <text:p>5</text:p>
          </table:table-cell>
          <table:table-cell table:formula="of:=[.V57]" office:value-type="float" office:value="0.000188" calcext:value-type="float">
            <text:p>0,000188</text:p>
          </table:table-cell>
          <table:table-cell table:formula="of:=ABS([.AE57]-CEILING([.AC57]))" office:value-type="float" office:value="16" calcext:value-type="float">
            <text:p>16</text:p>
          </table:table-cell>
          <table:table-cell table:formula="of:=CEILING([.E5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office:value-type="float" office:value="874" calcext:value-type="float">
            <text:p>874</text:p>
          </table:table-cell>
          <table:table-cell office:value-type="float" office:value="532" calcext:value-type="float">
            <text:p>532</text:p>
          </table:table-cell>
          <table:table-cell table:style-name="Default" office:value-type="float" office:value="5.815315" calcext:value-type="float">
            <text:p>5,815315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,8</text:p>
          </table:table-cell>
          <table:table-cell office:value-type="float" office:value="5.81" calcext:value-type="float">
            <text:p>5,81</text:p>
          </table:table-cell>
          <table:table-cell office:value-type="float" office:value="8917531" calcext:value-type="float">
            <text:p>8917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58];&quot;-&quot;;[.C58];&quot;-&quot;;[.AH58];&quot;-&quot;;LEFT(RIGHT([.A58];6);1))" office:value-type="string" office:string-value="r4-100-24-1" calcext:value-type="string">
            <text:p>r4-100-24-1</text:p>
          </table:table-cell>
          <table:table-cell table:formula="of:=ROUND(([.F58]/[.G58])*100;2)" office:value-type="float" office:value="60.64" calcext:value-type="float">
            <text:p>60,64</text:p>
          </table:table-cell>
          <table:table-cell table:style-name="ce12" table:formula="of:=[.J58]" office:value-type="float" office:value="-13" calcext:value-type="float">
            <text:p>-13,0</text:p>
          </table:table-cell>
          <table:table-cell table:style-name="ce12" table:formula="of:=[.I58]" office:value-type="float" office:value="5.815315" calcext:value-type="float">
            <text:p>5,8</text:p>
          </table:table-cell>
          <table:table-cell table:formula="of:=[.U58]" office:value-type="float" office:value="6" calcext:value-type="float">
            <text:p>6</text:p>
          </table:table-cell>
          <table:table-cell table:formula="of:=[.V58]" office:value-type="float" office:value="0.000281" calcext:value-type="float">
            <text:p>0,000281</text:p>
          </table:table-cell>
          <table:table-cell table:formula="of:=ABS([.AE58]-CEILING([.AC58]))" office:value-type="float" office:value="19" calcext:value-type="float">
            <text:p>19</text:p>
          </table:table-cell>
          <table:table-cell table:formula="of:=CEILING([.E5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874" calcext:value-type="float">
            <text:p>874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3.680028" calcext:value-type="float">
            <text:p>3,680028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68" calcext:value-type="float">
            <text:p>3,68</text:p>
          </table:table-cell>
          <table:table-cell office:value-type="float" office:value="8927227" calcext:value-type="float">
            <text:p>8927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59];&quot;-&quot;;[.C59];&quot;-&quot;;[.AH59];&quot;-&quot;;LEFT(RIGHT([.A59];6);1))" office:value-type="string" office:string-value="r4-100-24-2" calcext:value-type="string">
            <text:p>r4-100-24-2</text:p>
          </table:table-cell>
          <table:table-cell table:formula="of:=ROUND(([.F59]/[.G59])*100;2)" office:value-type="float" office:value="62.93" calcext:value-type="float">
            <text:p>62,93</text:p>
          </table:table-cell>
          <table:table-cell table:style-name="ce12" table:formula="of:=[.J59]" office:value-type="float" office:value="-13" calcext:value-type="float">
            <text:p>-13,0</text:p>
          </table:table-cell>
          <table:table-cell table:style-name="ce12" table:formula="of:=[.I59]" office:value-type="float" office:value="3.680028" calcext:value-type="float">
            <text:p>3,7</text:p>
          </table:table-cell>
          <table:table-cell table:formula="of:=[.U59]" office:value-type="float" office:value="5" calcext:value-type="float">
            <text:p>5</text:p>
          </table:table-cell>
          <table:table-cell table:formula="of:=[.V59]" office:value-type="float" office:value="0.000273" calcext:value-type="float">
            <text:p>0,000273</text:p>
          </table:table-cell>
          <table:table-cell table:formula="of:=ABS([.AE59]-CEILING([.AC59]))" office:value-type="float" office:value="18" calcext:value-type="float">
            <text:p>18</text:p>
          </table:table-cell>
          <table:table-cell table:formula="of:=CEILING([.E5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0.06393" calcext:value-type="float">
            <text:p>0,0639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2141448" calcext:value-type="float">
            <text:p>2141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60];&quot;-&quot;;[.C60];&quot;-&quot;;[.AH60];&quot;-&quot;;LEFT(RIGHT([.A60];6);1))" office:value-type="string" office:string-value="r4-100-4-1" calcext:value-type="string">
            <text:p>r4-100-4-1</text:p>
          </table:table-cell>
          <table:table-cell table:formula="of:=ROUND(([.F60]/[.G60])*100;2)" office:value-type="float" office:value="100" calcext:value-type="float">
            <text:p>100</text:p>
          </table:table-cell>
          <table:table-cell table:style-name="ce12" table:formula="of:=[.J60]" office:value-type="float" office:value="-1.5" calcext:value-type="float">
            <text:p>-1,5</text:p>
          </table:table-cell>
          <table:table-cell table:style-name="ce12" table:formula="of:=[.I60]" office:value-type="float" office:value="0.06393" calcext:value-type="float">
            <text:p>0,1</text:p>
          </table:table-cell>
          <table:table-cell table:formula="of:=[.U60]" office:value-type="float" office:value="3" calcext:value-type="float">
            <text:p>3</text:p>
          </table:table-cell>
          <table:table-cell table:formula="of:=[.V60]" office:value-type="float" office:value="0.000064" calcext:value-type="float">
            <text:p>6,4E-05</text:p>
          </table:table-cell>
          <table:table-cell table:formula="of:=ABS([.AE60]-CEILING([.AC60]))" office:value-type="float" office:value="4" calcext:value-type="float">
            <text:p>4</text:p>
          </table:table-cell>
          <table:table-cell table:formula="of:=CEILING([.E6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0.061819" calcext:value-type="float">
            <text:p>0,06181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2140744" calcext:value-type="float">
            <text:p>2140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61];&quot;-&quot;;[.C61];&quot;-&quot;;[.AH61];&quot;-&quot;;LEFT(RIGHT([.A61];6);1))" office:value-type="string" office:string-value="r4-100-4-2" calcext:value-type="string">
            <text:p>r4-100-4-2</text:p>
          </table:table-cell>
          <table:table-cell table:formula="of:=ROUND(([.F61]/[.G61])*100;2)" office:value-type="float" office:value="100" calcext:value-type="float">
            <text:p>100</text:p>
          </table:table-cell>
          <table:table-cell table:style-name="ce12" table:formula="of:=[.J61]" office:value-type="float" office:value="-1.5" calcext:value-type="float">
            <text:p>-1,5</text:p>
          </table:table-cell>
          <table:table-cell table:style-name="ce12" table:formula="of:=[.I61]" office:value-type="float" office:value="0.061819" calcext:value-type="float">
            <text:p>0,1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0.000058" calcext:value-type="float">
            <text:p>5,8E-05</text:p>
          </table:table-cell>
          <table:table-cell table:formula="of:=ABS([.AE61]-CEILING([.AC61]))" office:value-type="float" office:value="3" calcext:value-type="float">
            <text:p>3</text:p>
          </table:table-cell>
          <table:table-cell table:formula="of:=CEILING([.E6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style-name="Default" office:value-type="float" office:value="0.289643" calcext:value-type="float">
            <text:p>0,28964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4718317" calcext:value-type="float">
            <text:p>4718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62];&quot;-&quot;;[.C62];&quot;-&quot;;[.AH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99.84" calcext:value-type="float">
            <text:p>99,84</text:p>
          </table:table-cell>
          <table:table-cell table:style-name="ce12" table:formula="of:=[.J62]" office:value-type="float" office:value="-4.666667" calcext:value-type="float">
            <text:p>-4,7</text:p>
          </table:table-cell>
          <table:table-cell table:style-name="ce12" table:formula="of:=[.I62]" office:value-type="float" office:value="0.289643" calcext:value-type="float">
            <text:p>0,3</text:p>
          </table:table-cell>
          <table:table-cell table:formula="of:=[.U62]" office:value-type="float" office:value="5" calcext:value-type="float">
            <text:p>5</text:p>
          </table:table-cell>
          <table:table-cell table:formula="of:=[.V62]" office:value-type="float" office:value="0.000142" calcext:value-type="float">
            <text:p>0,000142</text:p>
          </table:table-cell>
          <table:table-cell table:formula="of:=ABS([.AE62]-CEILING([.AC62]))" office:value-type="float" office:value="9" calcext:value-type="float">
            <text:p>9</text:p>
          </table:table-cell>
          <table:table-cell table:formula="of:=CEILING([.E6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0.275444" calcext:value-type="float">
            <text:p>0,27544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4717877" calcext:value-type="float">
            <text:p>4717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63];&quot;-&quot;;[.C63];&quot;-&quot;;[.AH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99.84" calcext:value-type="float">
            <text:p>99,84</text:p>
          </table:table-cell>
          <table:table-cell table:style-name="ce12" table:formula="of:=[.J63]" office:value-type="float" office:value="-4.666667" calcext:value-type="float">
            <text:p>-4,7</text:p>
          </table:table-cell>
          <table:table-cell table:style-name="ce12" table:formula="of:=[.I63]" office:value-type="float" office:value="0.275444" calcext:value-type="float">
            <text:p>0,3</text:p>
          </table:table-cell>
          <table:table-cell table:formula="of:=[.U63]" office:value-type="float" office:value="5" calcext:value-type="float">
            <text:p>5</text:p>
          </table:table-cell>
          <table:table-cell table:formula="of:=[.V63]" office:value-type="float" office:value="0.000139" calcext:value-type="float">
            <text:p>0,000139</text:p>
          </table:table-cell>
          <table:table-cell table:formula="of:=ABS([.AE63]-CEILING([.AC63]))" office:value-type="float" office:value="9" calcext:value-type="float">
            <text:p>9</text:p>
          </table:table-cell>
          <table:table-cell table:formula="of:=CEILING([.E6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0.328876" calcext:value-type="float">
            <text:p>0,328876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6587266" calcext:value-type="float">
            <text:p>6587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64];&quot;-&quot;;[.C64];&quot;-&quot;;[.AH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81.03" calcext:value-type="float">
            <text:p>81,03</text:p>
          </table:table-cell>
          <table:table-cell table:style-name="ce12" table:formula="of:=[.J64]" office:value-type="float" office:value="-8.166667" calcext:value-type="float">
            <text:p>-8,2</text:p>
          </table:table-cell>
          <table:table-cell table:style-name="ce12" table:formula="of:=[.I64]" office:value-type="float" office:value="0.328876" calcext:value-type="float">
            <text:p>0,3</text:p>
          </table:table-cell>
          <table:table-cell table:formula="of:=[.U64]" office:value-type="float" office:value="6" calcext:value-type="float">
            <text:p>6</text:p>
          </table:table-cell>
          <table:table-cell table:formula="of:=[.V64]" office:value-type="float" office:value="0.000212" calcext:value-type="float">
            <text:p>0,000212</text:p>
          </table:table-cell>
          <table:table-cell table:formula="of:=ABS([.AE64]-CEILING([.AC64]))" office:value-type="float" office:value="14" calcext:value-type="float">
            <text:p>14</text:p>
          </table:table-cell>
          <table:table-cell table:formula="of:=CEILING([.E6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78" calcext:value-type="float">
            <text:p>678</text:p>
          </table:table-cell>
          <table:table-cell table:style-name="Default" office:value-type="float" office:value="0.437847" calcext:value-type="float">
            <text:p>0,43784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65];&quot;-&quot;;[.C65];&quot;-&quot;;[.AH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81.03" calcext:value-type="float">
            <text:p>81,03</text:p>
          </table:table-cell>
          <table:table-cell table:style-name="ce12" table:formula="of:=[.J65]" office:value-type="float" office:value="-8.166667" calcext:value-type="float">
            <text:p>-8,2</text:p>
          </table:table-cell>
          <table:table-cell table:style-name="ce12" table:formula="of:=[.I65]" office:value-type="float" office:value="0.437847" calcext:value-type="float">
            <text:p>0,4</text:p>
          </table:table-cell>
          <table:table-cell table:formula="of:=[.U65]" office:value-type="float" office:value="5" calcext:value-type="float">
            <text:p>5</text:p>
          </table:table-cell>
          <table:table-cell table:formula="of:=[.V65]" office:value-type="float" office:value="0.000204" calcext:value-type="float">
            <text:p>0,000204</text:p>
          </table:table-cell>
          <table:table-cell table:formula="of:=ABS([.AE65]-CEILING([.AC65]))" office:value-type="float" office:value="13" calcext:value-type="float">
            <text:p>13</text:p>
          </table:table-cell>
          <table:table-cell table:formula="of:=CEILING([.E6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75" calcext:value-type="float">
            <text:p>675</text:p>
          </table:table-cell>
          <table:table-cell table:style-name="Default" office:value-type="float" office:value="0.61488" calcext:value-type="float">
            <text:p>0,61488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9061087" calcext:value-type="float">
            <text:p>906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66];&quot;-&quot;;[.C66];&quot;-&quot;;[.AH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68.71" calcext:value-type="float">
            <text:p>68,71</text:p>
          </table:table-cell>
          <table:table-cell table:style-name="ce12" table:formula="of:=[.J66]" office:value-type="float" office:value="-11.166667" calcext:value-type="float">
            <text:p>-11,2</text:p>
          </table:table-cell>
          <table:table-cell table:style-name="ce12" table:formula="of:=[.I66]" office:value-type="float" office:value="0.61488" calcext:value-type="float">
            <text:p>0,6</text:p>
          </table:table-cell>
          <table:table-cell table:formula="of:=[.U66]" office:value-type="float" office:value="7" calcext:value-type="float">
            <text:p>7</text:p>
          </table:table-cell>
          <table:table-cell table:formula="of:=[.V66]" office:value-type="float" office:value="0.000289" calcext:value-type="float">
            <text:p>0,000289</text:p>
          </table:table-cell>
          <table:table-cell table:formula="of:=ABS([.AE66]-CEILING([.AC66]))" office:value-type="float" office:value="18" calcext:value-type="float">
            <text:p>18</text:p>
          </table:table-cell>
          <table:table-cell table:formula="of:=CEILING([.E6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93" calcext:value-type="float">
            <text:p>693</text:p>
          </table:table-cell>
          <table:table-cell table:style-name="Default" office:value-type="float" office:value="0.613524" calcext:value-type="float">
            <text:p>0,613524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9051471" calcext:value-type="float">
            <text:p>9051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78" calcext:value-type="float">
            <text:p>0,000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67];&quot;-&quot;;[.C67];&quot;-&quot;;[.AH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68.71" calcext:value-type="float">
            <text:p>68,71</text:p>
          </table:table-cell>
          <table:table-cell table:style-name="ce12" table:formula="of:=[.J67]" office:value-type="float" office:value="-11.166667" calcext:value-type="float">
            <text:p>-11,2</text:p>
          </table:table-cell>
          <table:table-cell table:style-name="ce12" table:formula="of:=[.I67]" office:value-type="float" office:value="0.613524" calcext:value-type="float">
            <text:p>0,6</text:p>
          </table:table-cell>
          <table:table-cell table:formula="of:=[.U67]" office:value-type="float" office:value="5" calcext:value-type="float">
            <text:p>5</text:p>
          </table:table-cell>
          <table:table-cell table:formula="of:=[.V67]" office:value-type="float" office:value="0.000278" calcext:value-type="float">
            <text:p>0,000278</text:p>
          </table:table-cell>
          <table:table-cell table:formula="of:=ABS([.AE67]-CEILING([.AC67]))" office:value-type="float" office:value="16" calcext:value-type="float">
            <text:p>16</text:p>
          </table:table-cell>
          <table:table-cell table:formula="of:=CEILING([.E6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1274" calcext:value-type="float">
            <text:p>1274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6.346989" calcext:value-type="float">
            <text:p>6,34698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33" calcext:value-type="float">
            <text:p>6,33</text:p>
          </table:table-cell>
          <table:table-cell office:value-type="float" office:value="6.34" calcext:value-type="float">
            <text:p>6,34</text:p>
          </table:table-cell>
          <table:table-cell office:value-type="float" office:value="13159847" calcext:value-type="float">
            <text:p>13159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68];&quot;-&quot;;[.C68];&quot;-&quot;;[.AH68];&quot;-&quot;;LEFT(RIGHT([.A68];6);1))" office:value-type="string" office:string-value="r4-150-24-1" calcext:value-type="string">
            <text:p>r4-150-24-1</text:p>
          </table:table-cell>
          <table:table-cell table:formula="of:=ROUND(([.F68]/[.G68])*100;2)" office:value-type="float" office:value="60.52" calcext:value-type="float">
            <text:p>60,52</text:p>
          </table:table-cell>
          <table:table-cell table:style-name="ce12" table:formula="of:=[.J68]" office:value-type="float" office:value="-13" calcext:value-type="float">
            <text:p>-13,0</text:p>
          </table:table-cell>
          <table:table-cell table:style-name="ce12" table:formula="of:=[.I68]" office:value-type="float" office:value="6.346989" calcext:value-type="float">
            <text:p>6,3</text:p>
          </table:table-cell>
          <table:table-cell table:formula="of:=[.U68]" office:value-type="float" office:value="6" calcext:value-type="float">
            <text:p>6</text:p>
          </table:table-cell>
          <table:table-cell table:formula="of:=[.V68]" office:value-type="float" office:value="0.00041" calcext:value-type="float">
            <text:p>0,00041</text:p>
          </table:table-cell>
          <table:table-cell table:formula="of:=ABS([.AE68]-CEILING([.AC68]))" office:value-type="float" office:value="19" calcext:value-type="float">
            <text:p>19</text:p>
          </table:table-cell>
          <table:table-cell table:formula="of:=CEILING([.E6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92" calcext:value-type="float">
            <text:p>792</text:p>
          </table:table-cell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Default" office:value-type="float" office:value="3.903754" calcext:value-type="float">
            <text:p>3,903754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,88</text:p>
          </table:table-cell>
          <table:table-cell office:value-type="float" office:value="3.89" calcext:value-type="float">
            <text:p>3,89</text:p>
          </table:table-cell>
          <table:table-cell office:value-type="float" office:value="13101695" calcext:value-type="float">
            <text:p>13101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69];&quot;-&quot;;[.C69];&quot;-&quot;;[.AH69];&quot;-&quot;;LEFT(RIGHT([.A69];6);1))" office:value-type="string" office:string-value="r4-150-24-2" calcext:value-type="string">
            <text:p>r4-150-24-2</text:p>
          </table:table-cell>
          <table:table-cell table:formula="of:=ROUND(([.F69]/[.G69])*100;2)" office:value-type="float" office:value="62.17" calcext:value-type="float">
            <text:p>62,17</text:p>
          </table:table-cell>
          <table:table-cell table:style-name="ce12" table:formula="of:=[.J69]" office:value-type="float" office:value="-13" calcext:value-type="float">
            <text:p>-13,0</text:p>
          </table:table-cell>
          <table:table-cell table:style-name="ce12" table:formula="of:=[.I69]" office:value-type="float" office:value="3.903754" calcext:value-type="float">
            <text:p>3,9</text:p>
          </table:table-cell>
          <table:table-cell table:formula="of:=[.U69]" office:value-type="float" office:value="5" calcext:value-type="float">
            <text:p>5</text:p>
          </table:table-cell>
          <table:table-cell table:formula="of:=[.V69]" office:value-type="float" office:value="0.000395" calcext:value-type="float">
            <text:p>0,000395</text:p>
          </table:table-cell>
          <table:table-cell table:formula="of:=ABS([.AE69]-CEILING([.AC69]))" office:value-type="float" office:value="18" calcext:value-type="float">
            <text:p>18</text:p>
          </table:table-cell>
          <table:table-cell table:formula="of:=CEILING([.E6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0.115649" calcext:value-type="float">
            <text:p>0,11564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3085242" calcext:value-type="float">
            <text:p>308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70];&quot;-&quot;;[.C70];&quot;-&quot;;[.AH70];&quot;-&quot;;LEFT(RIGHT([.A70];6);1))" office:value-type="string" office:string-value="r4-150-4-1" calcext:value-type="string">
            <text:p>r4-150-4-1</text:p>
          </table:table-cell>
          <table:table-cell table:formula="of:=ROUND(([.F70]/[.G70])*100;2)" office:value-type="float" office:value="100" calcext:value-type="float">
            <text:p>100</text:p>
          </table:table-cell>
          <table:table-cell table:style-name="ce12" table:formula="of:=[.J70]" office:value-type="float" office:value="-1.5" calcext:value-type="float">
            <text:p>-1,5</text:p>
          </table:table-cell>
          <table:table-cell table:style-name="ce12" table:formula="of:=[.I70]" office:value-type="float" office:value="0.115649" calcext:value-type="float">
            <text:p>0,1</text:p>
          </table:table-cell>
          <table:table-cell table:formula="of:=[.U70]" office:value-type="float" office:value="3" calcext:value-type="float">
            <text:p>3</text:p>
          </table:table-cell>
          <table:table-cell table:formula="of:=[.V70]" office:value-type="float" office:value="0.000083" calcext:value-type="float">
            <text:p>8,3E-05</text:p>
          </table:table-cell>
          <table:table-cell table:formula="of:=ABS([.AE70]-CEILING([.AC70]))" office:value-type="float" office:value="4" calcext:value-type="float">
            <text:p>4</text:p>
          </table:table-cell>
          <table:table-cell table:formula="of:=CEILING([.E7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114537" calcext:value-type="float">
            <text:p>0,11453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3088850" calcext:value-type="float">
            <text:p>308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71];&quot;-&quot;;[.C71];&quot;-&quot;;[.AH71];&quot;-&quot;;LEFT(RIGHT([.A71];6);1))" office:value-type="string" office:string-value="r4-150-4-2" calcext:value-type="string">
            <text:p>r4-150-4-2</text:p>
          </table:table-cell>
          <table:table-cell table:formula="of:=ROUND(([.F71]/[.G71])*100;2)" office:value-type="float" office:value="100" calcext:value-type="float">
            <text:p>100</text:p>
          </table:table-cell>
          <table:table-cell table:style-name="ce12" table:formula="of:=[.J71]" office:value-type="float" office:value="-1.5" calcext:value-type="float">
            <text:p>-1,5</text:p>
          </table:table-cell>
          <table:table-cell table:style-name="ce12" table:formula="of:=[.I71]" office:value-type="float" office:value="0.114537" calcext:value-type="float">
            <text:p>0,1</text:p>
          </table:table-cell>
          <table:table-cell table:formula="of:=[.U71]" office:value-type="float" office:value="3" calcext:value-type="float">
            <text:p>3</text:p>
          </table:table-cell>
          <table:table-cell table:formula="of:=[.V71]" office:value-type="float" office:value="0.000084" calcext:value-type="float">
            <text:p>8,4E-05</text:p>
          </table:table-cell>
          <table:table-cell table:formula="of:=ABS([.AE71]-CEILING([.AC71]))" office:value-type="float" office:value="4" calcext:value-type="float">
            <text:p>4</text:p>
          </table:table-cell>
          <table:table-cell table:formula="of:=CEILING([.E7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table:style-name="Default" office:value-type="float" office:value="0.339916" calcext:value-type="float">
            <text:p>0,339916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6218180" calcext:value-type="float">
            <text:p>6218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72];&quot;-&quot;;[.C72];&quot;-&quot;;[.AH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99.88" calcext:value-type="float">
            <text:p>99,88</text:p>
          </table:table-cell>
          <table:table-cell table:style-name="ce12" table:formula="of:=[.J72]" office:value-type="float" office:value="-4.666667" calcext:value-type="float">
            <text:p>-4,7</text:p>
          </table:table-cell>
          <table:table-cell table:style-name="ce12" table:formula="of:=[.I72]" office:value-type="float" office:value="0.339916" calcext:value-type="float">
            <text:p>0,3</text:p>
          </table:table-cell>
          <table:table-cell table:formula="of:=[.U72]" office:value-type="float" office:value="5" calcext:value-type="float">
            <text:p>5</text:p>
          </table:table-cell>
          <table:table-cell table:formula="of:=[.V72]" office:value-type="float" office:value="0.00018" calcext:value-type="float">
            <text:p>0,00018</text:p>
          </table:table-cell>
          <table:table-cell table:formula="of:=ABS([.AE72]-CEILING([.AC72]))" office:value-type="float" office:value="9" calcext:value-type="float">
            <text:p>9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table:style-name="Default" office:value-type="float" office:value="0.320384" calcext:value-type="float">
            <text:p>0,32038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6211732" calcext:value-type="float">
            <text:p>6211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73];&quot;-&quot;;[.C73];&quot;-&quot;;[.AH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99.88" calcext:value-type="float">
            <text:p>99,88</text:p>
          </table:table-cell>
          <table:table-cell table:style-name="ce12" table:formula="of:=[.J73]" office:value-type="float" office:value="-4.666667" calcext:value-type="float">
            <text:p>-4,7</text:p>
          </table:table-cell>
          <table:table-cell table:style-name="ce12" table:formula="of:=[.I73]" office:value-type="float" office:value="0.320384" calcext:value-type="float">
            <text:p>0,3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0.000166" calcext:value-type="float">
            <text:p>0,000166</text:p>
          </table:table-cell>
          <table:table-cell table:formula="of:=ABS([.AE73]-CEILING([.AC73]))" office:value-type="float" office:value="7" calcext:value-type="float">
            <text:p>7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0.470352" calcext:value-type="float">
            <text:p>0,470352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8733344" calcext:value-type="float">
            <text:p>873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65" calcext:value-type="float">
            <text:p>0,000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74];&quot;-&quot;;[.C74];&quot;-&quot;;[.AH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80.78" calcext:value-type="float">
            <text:p>80,78</text:p>
          </table:table-cell>
          <table:table-cell table:style-name="ce12" table:formula="of:=[.J74]" office:value-type="float" office:value="-8.166667" calcext:value-type="float">
            <text:p>-8,2</text:p>
          </table:table-cell>
          <table:table-cell table:style-name="ce12" table:formula="of:=[.I74]" office:value-type="float" office:value="0.470352" calcext:value-type="float">
            <text:p>0,5</text:p>
          </table:table-cell>
          <table:table-cell table:formula="of:=[.U74]" office:value-type="float" office:value="5" calcext:value-type="float">
            <text:p>5</text:p>
          </table:table-cell>
          <table:table-cell table:formula="of:=[.V74]" office:value-type="float" office:value="0.000265" calcext:value-type="float">
            <text:p>0,000265</text:p>
          </table:table-cell>
          <table:table-cell table:formula="of:=ABS([.AE74]-CEILING([.AC74]))" office:value-type="float" office:value="13" calcext:value-type="float">
            <text:p>13</text:p>
          </table:table-cell>
          <table:table-cell table:formula="of:=CEILING([.E7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1023" calcext:value-type="float">
            <text:p>1023</text:p>
          </table:table-cell>
          <table:table-cell table:style-name="Default" office:value-type="float" office:value="0.475085" calcext:value-type="float">
            <text:p>0,47508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8703152" calcext:value-type="float">
            <text:p>8703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75];&quot;-&quot;;[.C75];&quot;-&quot;;[.AH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80.78" calcext:value-type="float">
            <text:p>80,78</text:p>
          </table:table-cell>
          <table:table-cell table:style-name="ce12" table:formula="of:=[.J75]" office:value-type="float" office:value="-8.166667" calcext:value-type="float">
            <text:p>-8,2</text:p>
          </table:table-cell>
          <table:table-cell table:style-name="ce12" table:formula="of:=[.I75]" office:value-type="float" office:value="0.475085" calcext:value-type="float">
            <text:p>0,5</text:p>
          </table:table-cell>
          <table:table-cell table:formula="of:=[.U75]" office:value-type="float" office:value="5" calcext:value-type="float">
            <text:p>5</text:p>
          </table:table-cell>
          <table:table-cell table:formula="of:=[.V75]" office:value-type="float" office:value="0.000259" calcext:value-type="float">
            <text:p>0,000259</text:p>
          </table:table-cell>
          <table:table-cell table:formula="of:=ABS([.AE75]-CEILING([.AC75]))" office:value-type="float" office:value="13" calcext:value-type="float">
            <text:p>13</text:p>
          </table:table-cell>
          <table:table-cell table:formula="of:=CEILING([.E7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0.957344" calcext:value-type="float">
            <text:p>0,957344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1896269" calcext:value-type="float">
            <text:p>11896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378" calcext:value-type="float">
            <text:p>0,0003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76];&quot;-&quot;;[.C76];&quot;-&quot;;[.AH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68.23" calcext:value-type="float">
            <text:p>68,23</text:p>
          </table:table-cell>
          <table:table-cell table:style-name="ce12" table:formula="of:=[.J76]" office:value-type="float" office:value="-11.166667" calcext:value-type="float">
            <text:p>-11,2</text:p>
          </table:table-cell>
          <table:table-cell table:style-name="ce12" table:formula="of:=[.I76]" office:value-type="float" office:value="0.957344" calcext:value-type="float">
            <text:p>1,0</text:p>
          </table:table-cell>
          <table:table-cell table:formula="of:=[.U76]" office:value-type="float" office:value="7" calcext:value-type="float">
            <text:p>7</text:p>
          </table:table-cell>
          <table:table-cell table:formula="of:=[.V76]" office:value-type="float" office:value="0.000378" calcext:value-type="float">
            <text:p>0,000378</text:p>
          </table:table-cell>
          <table:table-cell table:formula="of:=ABS([.AE76]-CEILING([.AC76]))" office:value-type="float" office:value="18" calcext:value-type="float">
            <text:p>18</text:p>
          </table:table-cell>
          <table:table-cell table:formula="of:=CEILING([.E7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940" calcext:value-type="float">
            <text:p>940</text:p>
          </table:table-cell>
          <table:table-cell table:style-name="Default" office:value-type="float" office:value="0.944516" calcext:value-type="float">
            <text:p>0,94451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11947861" calcext:value-type="float">
            <text:p>11947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372" calcext:value-type="float">
            <text:p>0,0003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-sub.config</text:p>
          </table:table-cell>
          <table:table-cell table:formula="of:=CONCATENATE(&quot;r&quot;;[.B77];&quot;-&quot;;[.C77];&quot;-&quot;;[.AH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68.23" calcext:value-type="float">
            <text:p>68,23</text:p>
          </table:table-cell>
          <table:table-cell table:style-name="ce12" table:formula="of:=[.J77]" office:value-type="float" office:value="-11.166667" calcext:value-type="float">
            <text:p>-11,2</text:p>
          </table:table-cell>
          <table:table-cell table:style-name="ce12" table:formula="of:=[.I77]" office:value-type="float" office:value="0.944516" calcext:value-type="float">
            <text:p>0,9</text:p>
          </table:table-cell>
          <table:table-cell table:formula="of:=[.U77]" office:value-type="float" office:value="6" calcext:value-type="float">
            <text:p>6</text:p>
          </table:table-cell>
          <table:table-cell table:formula="of:=[.V77]" office:value-type="float" office:value="0.000372" calcext:value-type="float">
            <text:p>0,000372</text:p>
          </table:table-cell>
          <table:table-cell table:formula="of:=ABS([.AE77]-CEILING([.AC77]))" office:value-type="float" office:value="17" calcext:value-type="float">
            <text:p>17</text:p>
          </table:table-cell>
          <table:table-cell table:formula="of:=CEILING([.E7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58" calcext:value-type="float">
            <text:p>958</text:p>
          </table:table-cell>
          <table:table-cell office:value-type="float" office:value="1674" calcext:value-type="float">
            <text:p>1674</text:p>
          </table:table-cell>
          <table:table-cell office:value-type="float" office:value="905" calcext:value-type="float">
            <text:p>905</text:p>
          </table:table-cell>
          <table:table-cell table:style-name="Default" office:value-type="float" office:value="6.954582" calcext:value-type="float">
            <text:p>6,95458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3" calcext:value-type="float">
            <text:p>6,93</text:p>
          </table:table-cell>
          <table:table-cell office:value-type="float" office:value="6.94" calcext:value-type="float">
            <text:p>6,94</text:p>
          </table:table-cell>
          <table:table-cell office:value-type="float" office:value="17510394" calcext:value-type="float">
            <text:p>1751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78];&quot;-&quot;;[.C78];&quot;-&quot;;[.AH78];&quot;-&quot;;LEFT(RIGHT([.A78];6);1))" office:value-type="string" office:string-value="r4-200-24-1" calcext:value-type="string">
            <text:p>r4-200-24-1</text:p>
          </table:table-cell>
          <table:table-cell table:formula="of:=ROUND(([.F78]/[.G78])*100;2)" office:value-type="float" office:value="57.23" calcext:value-type="float">
            <text:p>57,23</text:p>
          </table:table-cell>
          <table:table-cell table:style-name="ce12" table:formula="of:=[.J78]" office:value-type="float" office:value="-13" calcext:value-type="float">
            <text:p>-13,0</text:p>
          </table:table-cell>
          <table:table-cell table:style-name="ce12" table:formula="of:=[.I78]" office:value-type="float" office:value="6.954582" calcext:value-type="float">
            <text:p>7,0</text:p>
          </table:table-cell>
          <table:table-cell table:formula="of:=[.U78]" office:value-type="float" office:value="5" calcext:value-type="float">
            <text:p>5</text:p>
          </table:table-cell>
          <table:table-cell table:formula="of:=[.V78]" office:value-type="float" office:value="0.000536" calcext:value-type="float">
            <text:p>0,000536</text:p>
          </table:table-cell>
          <table:table-cell table:formula="of:=ABS([.AE78]-CEILING([.AC78]))" office:value-type="float" office:value="18" calcext:value-type="float">
            <text:p>18</text:p>
          </table:table-cell>
          <table:table-cell table:formula="of:=CEILING([.E7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674" calcext:value-type="float">
            <text:p>1674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7.202099" calcext:value-type="float">
            <text:p>7,20209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18" calcext:value-type="float">
            <text:p>7,18</text:p>
          </table:table-cell>
          <table:table-cell office:value-type="float" office:value="7.19" calcext:value-type="float">
            <text:p>7,19</text:p>
          </table:table-cell>
          <table:table-cell office:value-type="float" office:value="17565482" calcext:value-type="float">
            <text:p>17565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79];&quot;-&quot;;[.C79];&quot;-&quot;;[.AH79];&quot;-&quot;;LEFT(RIGHT([.A79];6);1))" office:value-type="string" office:string-value="r4-200-24-2" calcext:value-type="string">
            <text:p>r4-200-24-2</text:p>
          </table:table-cell>
          <table:table-cell table:formula="of:=ROUND(([.F79]/[.G79])*100;2)" office:value-type="float" office:value="58.18" calcext:value-type="float">
            <text:p>58,18</text:p>
          </table:table-cell>
          <table:table-cell table:style-name="ce12" table:formula="of:=[.J79]" office:value-type="float" office:value="-13" calcext:value-type="float">
            <text:p>-13,0</text:p>
          </table:table-cell>
          <table:table-cell table:style-name="ce12" table:formula="of:=[.I79]" office:value-type="float" office:value="7.202099" calcext:value-type="float">
            <text:p>7,2</text:p>
          </table:table-cell>
          <table:table-cell table:formula="of:=[.U79]" office:value-type="float" office:value="8" calcext:value-type="float">
            <text:p>8</text:p>
          </table:table-cell>
          <table:table-cell table:formula="of:=[.V79]" office:value-type="float" office:value="0.000509" calcext:value-type="float">
            <text:p>0,000509</text:p>
          </table:table-cell>
          <table:table-cell table:formula="of:=ABS([.AE79]-CEILING([.AC79]))" office:value-type="float" office:value="21" calcext:value-type="float">
            <text:p>21</text:p>
          </table:table-cell>
          <table:table-cell table:formula="of:=CEILING([.E7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0.191375" calcext:value-type="float">
            <text:p>0,19137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4053889" calcext:value-type="float">
            <text:p>405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80];&quot;-&quot;;[.C80];&quot;-&quot;;[.AH80];&quot;-&quot;;LEFT(RIGHT([.A80];6);1))" office:value-type="string" office:string-value="r4-200-4-1" calcext:value-type="string">
            <text:p>r4-200-4-1</text:p>
          </table:table-cell>
          <table:table-cell table:formula="of:=ROUND(([.F80]/[.G80])*100;2)" office:value-type="float" office:value="100" calcext:value-type="float">
            <text:p>100</text:p>
          </table:table-cell>
          <table:table-cell table:style-name="ce12" table:formula="of:=[.J80]" office:value-type="float" office:value="-1.5" calcext:value-type="float">
            <text:p>-1,5</text:p>
          </table:table-cell>
          <table:table-cell table:style-name="ce12" table:formula="of:=[.I80]" office:value-type="float" office:value="0.191375" calcext:value-type="float">
            <text:p>0,2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0.000094" calcext:value-type="float">
            <text:p>9,4E-05</text:p>
          </table:table-cell>
          <table:table-cell table:formula="of:=ABS([.AE80]-CEILING([.AC80]))" office:value-type="float" office:value="4" calcext:value-type="float">
            <text:p>4</text:p>
          </table:table-cell>
          <table:table-cell table:formula="of:=CEILING([.E8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table:style-name="Default" office:value-type="float" office:value="0.189847" calcext:value-type="float">
            <text:p>0,18984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4051329" calcext:value-type="float">
            <text:p>405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81];&quot;-&quot;;[.C81];&quot;-&quot;;[.AH81];&quot;-&quot;;LEFT(RIGHT([.A81];6);1))" office:value-type="string" office:string-value="r4-200-4-2" calcext:value-type="string">
            <text:p>r4-200-4-2</text:p>
          </table:table-cell>
          <table:table-cell table:formula="of:=ROUND(([.F81]/[.G81])*100;2)" office:value-type="float" office:value="100" calcext:value-type="float">
            <text:p>100</text:p>
          </table:table-cell>
          <table:table-cell table:style-name="ce12" table:formula="of:=[.J81]" office:value-type="float" office:value="-1.5" calcext:value-type="float">
            <text:p>-1,5</text:p>
          </table:table-cell>
          <table:table-cell table:style-name="ce12" table:formula="of:=[.I81]" office:value-type="float" office:value="0.189847" calcext:value-type="float">
            <text:p>0,2</text:p>
          </table:table-cell>
          <table:table-cell table:formula="of:=[.U81]" office:value-type="float" office:value="3" calcext:value-type="float">
            <text:p>3</text:p>
          </table:table-cell>
          <table:table-cell table:formula="of:=[.V81]" office:value-type="float" office:value="0.000095" calcext:value-type="float">
            <text:p>9,5E-05</text:p>
          </table:table-cell>
          <table:table-cell table:formula="of:=ABS([.AE81]-CEILING([.AC81]))" office:value-type="float" office:value="4" calcext:value-type="float">
            <text:p>4</text:p>
          </table:table-cell>
          <table:table-cell table:formula="of:=CEILING([.E8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table:style-name="Default" office:value-type="float" office:value="0.423838" calcext:value-type="float">
            <text:p>0,423838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7680645" calcext:value-type="float">
            <text:p>7680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82];&quot;-&quot;;[.C82];&quot;-&quot;;[.AH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99.9" calcext:value-type="float">
            <text:p>99,9</text:p>
          </table:table-cell>
          <table:table-cell table:style-name="ce12" table:formula="of:=[.J82]" office:value-type="float" office:value="-4.666667" calcext:value-type="float">
            <text:p>-4,7</text:p>
          </table:table-cell>
          <table:table-cell table:style-name="ce12" table:formula="of:=[.I82]" office:value-type="float" office:value="0.423838" calcext:value-type="float">
            <text:p>0,4</text:p>
          </table:table-cell>
          <table:table-cell table:formula="of:=[.U82]" office:value-type="float" office:value="4" calcext:value-type="float">
            <text:p>4</text:p>
          </table:table-cell>
          <table:table-cell table:formula="of:=[.V82]" office:value-type="float" office:value="0.000205" calcext:value-type="float">
            <text:p>0,000205</text:p>
          </table:table-cell>
          <table:table-cell table:formula="of:=ABS([.AE82]-CEILING([.AC82]))" office:value-type="float" office:value="8" calcext:value-type="float">
            <text:p>8</text:p>
          </table:table-cell>
          <table:table-cell table:formula="of:=CEILING([.E8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51907" calcext:value-type="float">
            <text:p>0,5190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7686453" calcext:value-type="float">
            <text:p>7686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-sub.config</text:p>
          </table:table-cell>
          <table:table-cell table:formula="of:=CONCATENATE(&quot;r&quot;;[.B83];&quot;-&quot;;[.C83];&quot;-&quot;;[.AH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99.9" calcext:value-type="float">
            <text:p>99,9</text:p>
          </table:table-cell>
          <table:table-cell table:style-name="ce12" table:formula="of:=[.J83]" office:value-type="float" office:value="-4.666667" calcext:value-type="float">
            <text:p>-4,7</text:p>
          </table:table-cell>
          <table:table-cell table:style-name="ce12" table:formula="of:=[.I83]" office:value-type="float" office:value="0.51907" calcext:value-type="float">
            <text:p>0,5</text:p>
          </table:table-cell>
          <table:table-cell table:formula="of:=[.U83]" office:value-type="float" office:value="4" calcext:value-type="float">
            <text:p>4</text:p>
          </table:table-cell>
          <table:table-cell table:formula="of:=[.V83]" office:value-type="float" office:value="0.00019" calcext:value-type="float">
            <text:p>0,00019</text:p>
          </table:table-cell>
          <table:table-cell table:formula="of:=ABS([.AE83]-CEILING([.AC83]))" office:value-type="float" office:value="8" calcext:value-type="float">
            <text:p>8</text:p>
          </table:table-cell>
          <table:table-cell table:formula="of:=CEILING([.E8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634437" calcext:value-type="float">
            <text:p>0,63443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10842880" calcext:value-type="float">
            <text:p>10842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84];&quot;-&quot;;[.C84];&quot;-&quot;;[.AH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80.63" calcext:value-type="float">
            <text:p>80,63</text:p>
          </table:table-cell>
          <table:table-cell table:style-name="ce12" table:formula="of:=[.J84]" office:value-type="float" office:value="-8.166667" calcext:value-type="float">
            <text:p>-8,2</text:p>
          </table:table-cell>
          <table:table-cell table:style-name="ce12" table:formula="of:=[.I84]" office:value-type="float" office:value="0.634437" calcext:value-type="float">
            <text:p>0,6</text:p>
          </table:table-cell>
          <table:table-cell table:formula="of:=[.U84]" office:value-type="float" office:value="6" calcext:value-type="float">
            <text:p>6</text:p>
          </table:table-cell>
          <table:table-cell table:formula="of:=[.V84]" office:value-type="float" office:value="0.000343" calcext:value-type="float">
            <text:p>0,000343</text:p>
          </table:table-cell>
          <table:table-cell table:formula="of:=ABS([.AE84]-CEILING([.AC84]))" office:value-type="float" office:value="14" calcext:value-type="float">
            <text:p>14</text:p>
          </table:table-cell>
          <table:table-cell table:formula="of:=CEILING([.E8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65" calcext:value-type="float">
            <text:p>1065</text:p>
          </table:table-cell>
          <table:table-cell table:style-name="Default" office:value-type="float" office:value="0.633984" calcext:value-type="float">
            <text:p>0,633984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10847728" calcext:value-type="float">
            <text:p>1084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305" calcext:value-type="float">
            <text:p>0,000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85];&quot;-&quot;;[.C85];&quot;-&quot;;[.AH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80.63" calcext:value-type="float">
            <text:p>80,63</text:p>
          </table:table-cell>
          <table:table-cell table:style-name="ce12" table:formula="of:=[.J85]" office:value-type="float" office:value="-8.166667" calcext:value-type="float">
            <text:p>-8,2</text:p>
          </table:table-cell>
          <table:table-cell table:style-name="ce12" table:formula="of:=[.I85]" office:value-type="float" office:value="0.633984" calcext:value-type="float">
            <text:p>0,6</text:p>
          </table:table-cell>
          <table:table-cell table:formula="of:=[.U85]" office:value-type="float" office:value="5" calcext:value-type="float">
            <text:p>5</text:p>
          </table:table-cell>
          <table:table-cell table:formula="of:=[.V85]" office:value-type="float" office:value="0.000305" calcext:value-type="float">
            <text:p>0,000305</text:p>
          </table:table-cell>
          <table:table-cell table:formula="of:=ABS([.AE85]-CEILING([.AC85]))" office:value-type="float" office:value="13" calcext:value-type="float">
            <text:p>13</text:p>
          </table:table-cell>
          <table:table-cell table:formula="of:=CEILING([.E8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080" calcext:value-type="float">
            <text:p>1080</text:p>
          </table:table-cell>
          <table:table-cell table:style-name="Default" office:value-type="float" office:value="1.195945" calcext:value-type="float">
            <text:p>1,195945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4899872" calcext:value-type="float">
            <text:p>14899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86];&quot;-&quot;;[.C86];&quot;-&quot;;[.AH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67.93" calcext:value-type="float">
            <text:p>67,93</text:p>
          </table:table-cell>
          <table:table-cell table:style-name="ce12" table:formula="of:=[.J86]" office:value-type="float" office:value="-11.166667" calcext:value-type="float">
            <text:p>-11,2</text:p>
          </table:table-cell>
          <table:table-cell table:style-name="ce12" table:formula="of:=[.I86]" office:value-type="float" office:value="1.195945" calcext:value-type="float">
            <text:p>1,2</text:p>
          </table:table-cell>
          <table:table-cell table:formula="of:=[.U86]" office:value-type="float" office:value="6" calcext:value-type="float">
            <text:p>6</text:p>
          </table:table-cell>
          <table:table-cell table:formula="of:=[.V86]" office:value-type="float" office:value="0.000449" calcext:value-type="float">
            <text:p>0,000449</text:p>
          </table:table-cell>
          <table:table-cell table:formula="of:=ABS([.AE86]-CEILING([.AC86]))" office:value-type="float" office:value="17" calcext:value-type="float">
            <text:p>17</text:p>
          </table:table-cell>
          <table:table-cell table:formula="of:=CEILING([.E8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177101" calcext:value-type="float">
            <text:p>1,177101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6" calcext:value-type="float">
            <text:p>1,16</text:p>
          </table:table-cell>
          <table:table-cell office:value-type="float" office:value="14837096" calcext:value-type="float">
            <text:p>1483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87];&quot;-&quot;;[.C87];&quot;-&quot;;[.AH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67.93" calcext:value-type="float">
            <text:p>67,93</text:p>
          </table:table-cell>
          <table:table-cell table:style-name="ce12" table:formula="of:=[.J87]" office:value-type="float" office:value="-11.166667" calcext:value-type="float">
            <text:p>-11,2</text:p>
          </table:table-cell>
          <table:table-cell table:style-name="ce12" table:formula="of:=[.I87]" office:value-type="float" office:value="1.177101" calcext:value-type="float">
            <text:p>1,2</text:p>
          </table:table-cell>
          <table:table-cell table:formula="of:=[.U87]" office:value-type="float" office:value="5" calcext:value-type="float">
            <text:p>5</text:p>
          </table:table-cell>
          <table:table-cell table:formula="of:=[.V87]" office:value-type="float" office:value="0.00044" calcext:value-type="float">
            <text:p>0,00044</text:p>
          </table:table-cell>
          <table:table-cell table:formula="of:=ABS([.AE87]-CEILING([.AC87]))" office:value-type="float" office:value="16" calcext:value-type="float">
            <text:p>16</text:p>
          </table:table-cell>
          <table:table-cell table:formula="of:=CEILING([.E8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float" office:value="2074" calcext:value-type="float">
            <text:p>2074</text:p>
          </table:table-cell>
          <table:table-cell office:value-type="float" office:value="1121" calcext:value-type="float">
            <text:p>1121</text:p>
          </table:table-cell>
          <table:table-cell table:style-name="Default" office:value-type="float" office:value="13.795009" calcext:value-type="float">
            <text:p>13,79500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8" calcext:value-type="float">
            <text:p>13,78</text:p>
          </table:table-cell>
          <table:table-cell office:value-type="float" office:value="13.79" calcext:value-type="float">
            <text:p>13,79</text:p>
          </table:table-cell>
          <table:table-cell office:value-type="float" office:value="21658140" calcext:value-type="float">
            <text:p>21658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-sub.config</text:p>
          </table:table-cell>
          <table:table-cell table:formula="of:=CONCATENATE(&quot;r&quot;;[.B88];&quot;-&quot;;[.C88];&quot;-&quot;;[.AH88];&quot;-&quot;;LEFT(RIGHT([.A88];6);1))" office:value-type="string" office:string-value="r4-250-24-1" calcext:value-type="string">
            <text:p>r4-250-24-1</text:p>
          </table:table-cell>
          <table:table-cell table:formula="of:=ROUND(([.F88]/[.G88])*100;2)" office:value-type="float" office:value="57.28" calcext:value-type="float">
            <text:p>57,28</text:p>
          </table:table-cell>
          <table:table-cell table:style-name="ce12" table:formula="of:=[.J88]" office:value-type="float" office:value="-13" calcext:value-type="float">
            <text:p>-13,0</text:p>
          </table:table-cell>
          <table:table-cell table:style-name="ce12" table:formula="of:=[.I88]" office:value-type="float" office:value="13.795009" calcext:value-type="float">
            <text:p>13,8</text:p>
          </table:table-cell>
          <table:table-cell table:formula="of:=[.U88]" office:value-type="float" office:value="6" calcext:value-type="float">
            <text:p>6</text:p>
          </table:table-cell>
          <table:table-cell table:formula="of:=[.V88]" office:value-type="float" office:value="0.000639" calcext:value-type="float">
            <text:p>0,000639</text:p>
          </table:table-cell>
          <table:table-cell table:formula="of:=ABS([.AE88]-CEILING([.AC88]))" office:value-type="float" office:value="19" calcext:value-type="float">
            <text:p>19</text:p>
          </table:table-cell>
          <table:table-cell table:formula="of:=CEILING([.E8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393" calcext:value-type="float">
            <text:p>1393</text:p>
          </table:table-cell>
          <table:table-cell office:value-type="float" office:value="2074" calcext:value-type="float">
            <text:p>2074</text:p>
          </table:table-cell>
          <table:table-cell office:value-type="float" office:value="1617" calcext:value-type="float">
            <text:p>1617</text:p>
          </table:table-cell>
          <table:table-cell table:style-name="Default" office:value-type="float" office:value="8.109398" calcext:value-type="float">
            <text:p>8,109398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9" calcext:value-type="float">
            <text:p>8,09</text:p>
          </table:table-cell>
          <table:table-cell office:value-type="float" office:value="8.1" calcext:value-type="float">
            <text:p>8,1</text:p>
          </table:table-cell>
          <table:table-cell office:value-type="float" office:value="21736588" calcext:value-type="float">
            <text:p>21736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619" calcext:value-type="float">
            <text:p>0,0006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-sub.config</text:p>
          </table:table-cell>
          <table:table-cell table:formula="of:=CONCATENATE(&quot;r&quot;;[.B89];&quot;-&quot;;[.C89];&quot;-&quot;;[.AH89];&quot;-&quot;;LEFT(RIGHT([.A89];6);1))" office:value-type="string" office:string-value="r4-250-24-2" calcext:value-type="string">
            <text:p>r4-250-24-2</text:p>
          </table:table-cell>
          <table:table-cell table:formula="of:=ROUND(([.F89]/[.G89])*100;2)" office:value-type="float" office:value="67.16" calcext:value-type="float">
            <text:p>67,16</text:p>
          </table:table-cell>
          <table:table-cell table:style-name="ce12" table:formula="of:=[.J89]" office:value-type="float" office:value="-13" calcext:value-type="float">
            <text:p>-13,0</text:p>
          </table:table-cell>
          <table:table-cell table:style-name="ce12" table:formula="of:=[.I89]" office:value-type="float" office:value="8.109398" calcext:value-type="float">
            <text:p>8,1</text:p>
          </table:table-cell>
          <table:table-cell table:formula="of:=[.U89]" office:value-type="float" office:value="5" calcext:value-type="float">
            <text:p>5</text:p>
          </table:table-cell>
          <table:table-cell table:formula="of:=[.V89]" office:value-type="float" office:value="0.000619" calcext:value-type="float">
            <text:p>0,000619</text:p>
          </table:table-cell>
          <table:table-cell table:formula="of:=ABS([.AE89]-CEILING([.AC89]))" office:value-type="float" office:value="18" calcext:value-type="float">
            <text:p>18</text:p>
          </table:table-cell>
          <table:table-cell table:formula="of:=CEILING([.E8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table:style-name="Default" office:value-type="float" office:value="0.241509" calcext:value-type="float">
            <text:p>0,24150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4994206" calcext:value-type="float">
            <text:p>499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90];&quot;-&quot;;[.C90];&quot;-&quot;;[.AH90];&quot;-&quot;;LEFT(RIGHT([.A90];6);1))" office:value-type="string" office:string-value="r4-250-4-1" calcext:value-type="string">
            <text:p>r4-250-4-1</text:p>
          </table:table-cell>
          <table:table-cell table:formula="of:=ROUND(([.F90]/[.G90])*100;2)" office:value-type="float" office:value="100" calcext:value-type="float">
            <text:p>100</text:p>
          </table:table-cell>
          <table:table-cell table:style-name="ce12" table:formula="of:=[.J90]" office:value-type="float" office:value="-1.5" calcext:value-type="float">
            <text:p>-1,5</text:p>
          </table:table-cell>
          <table:table-cell table:style-name="ce12" table:formula="of:=[.I90]" office:value-type="float" office:value="0.241509" calcext:value-type="float">
            <text:p>0,2</text:p>
          </table:table-cell>
          <table:table-cell table:formula="of:=[.U90]" office:value-type="float" office:value="3" calcext:value-type="float">
            <text:p>3</text:p>
          </table:table-cell>
          <table:table-cell table:formula="of:=[.V90]" office:value-type="float" office:value="0.00011" calcext:value-type="float">
            <text:p>0,00011</text:p>
          </table:table-cell>
          <table:table-cell table:formula="of:=ABS([.AE90]-CEILING([.AC90]))" office:value-type="float" office:value="4" calcext:value-type="float">
            <text:p>4</text:p>
          </table:table-cell>
          <table:table-cell table:formula="of:=CEILING([.E9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71" calcext:value-type="float">
            <text:p>771</text:p>
          </table:table-cell>
          <table:table-cell table:style-name="Default" office:value-type="float" office:value="0.25578" calcext:value-type="float">
            <text:p>0,2557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4992942" calcext:value-type="float">
            <text:p>499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91];&quot;-&quot;;[.C91];&quot;-&quot;;[.AH91];&quot;-&quot;;LEFT(RIGHT([.A91];6);1))" office:value-type="string" office:string-value="r4-250-4-2" calcext:value-type="string">
            <text:p>r4-250-4-2</text:p>
          </table:table-cell>
          <table:table-cell table:formula="of:=ROUND(([.F91]/[.G91])*100;2)" office:value-type="float" office:value="100" calcext:value-type="float">
            <text:p>100</text:p>
          </table:table-cell>
          <table:table-cell table:style-name="ce12" table:formula="of:=[.J91]" office:value-type="float" office:value="-1.5" calcext:value-type="float">
            <text:p>-1,5</text:p>
          </table:table-cell>
          <table:table-cell table:style-name="ce12" table:formula="of:=[.I91]" office:value-type="float" office:value="0.25578" calcext:value-type="float">
            <text:p>0,3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0.00011" calcext:value-type="float">
            <text:p>0,00011</text:p>
          </table:table-cell>
          <table:table-cell table:formula="of:=ABS([.AE91]-CEILING([.AC91]))" office:value-type="float" office:value="3" calcext:value-type="float">
            <text:p>3</text:p>
          </table:table-cell>
          <table:table-cell table:formula="of:=CEILING([.E9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  <table:table-cell table:style-name="Default" office:value-type="float" office:value="0.064013" calcext:value-type="float">
            <text:p>0,064013</text:p>
          </table:table-cell>
          <table:table-cell table:style-name="Default" office:value-type="float" office:value="-4.695122" calcext:value-type="float">
            <text:p>-4,6951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95122" calcext:value-type="float">
            <text:p>-4,695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755639" calcext:value-type="float">
            <text:p>1755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-sub.config</text:p>
          </table:table-cell>
          <table:table-cell table:formula="of:=CONCATENATE(&quot;r&quot;;[.B92];&quot;-&quot;;[.C92];&quot;-&quot;;[.AH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99.57" calcext:value-type="float">
            <text:p>99,57</text:p>
          </table:table-cell>
          <table:table-cell table:style-name="ce12" table:formula="of:=[.J92]" office:value-type="float" office:value="-4.695122" calcext:value-type="float">
            <text:p>-4,7</text:p>
          </table:table-cell>
          <table:table-cell table:style-name="ce12" table:formula="of:=[.I92]" office:value-type="float" office:value="0.064013" calcext:value-type="float">
            <text:p>0,1</text:p>
          </table:table-cell>
          <table:table-cell table:formula="of:=[.U92]" office:value-type="float" office:value="5" calcext:value-type="float">
            <text:p>5</text:p>
          </table:table-cell>
          <table:table-cell table:formula="of:=[.V92]" office:value-type="float" office:value="0.000065" calcext:value-type="float">
            <text:p>6,5E-05</text:p>
          </table:table-cell>
          <table:table-cell table:formula="of:=ABS([.AE92]-CEILING([.AC92]))" office:value-type="float" office:value="9" calcext:value-type="float">
            <text:p>9</text:p>
          </table:table-cell>
          <table:table-cell table:formula="of:=CEILING([.E9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0.064932" calcext:value-type="float">
            <text:p>0,06493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758663" calcext:value-type="float">
            <text:p>1758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-sub.config</text:p>
          </table:table-cell>
          <table:table-cell table:formula="of:=CONCATENATE(&quot;r&quot;;[.B93];&quot;-&quot;;[.C93];&quot;-&quot;;[.AH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99.57" calcext:value-type="float">
            <text:p>99,57</text:p>
          </table:table-cell>
          <table:table-cell table:style-name="ce12" table:formula="of:=[.J93]" office:value-type="float" office:value="-4.666667" calcext:value-type="float">
            <text:p>-4,7</text:p>
          </table:table-cell>
          <table:table-cell table:style-name="ce12" table:formula="of:=[.I93]" office:value-type="float" office:value="0.064932" calcext:value-type="float">
            <text:p>0,1</text:p>
          </table:table-cell>
          <table:table-cell table:formula="of:=[.U93]" office:value-type="float" office:value="3" calcext:value-type="float">
            <text:p>3</text:p>
          </table:table-cell>
          <table:table-cell table:formula="of:=[.V93]" office:value-type="float" office:value="0.000063" calcext:value-type="float">
            <text:p>6,3E-05</text:p>
          </table:table-cell>
          <table:table-cell table:formula="of:=ABS([.AE93]-CEILING([.AC93]))" office:value-type="float" office:value="7" calcext:value-type="float">
            <text:p>7</text:p>
          </table:table-cell>
          <table:table-cell table:formula="of:=CEILING([.E9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12111" calcext:value-type="float">
            <text:p>0,112111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2418530" calcext:value-type="float">
            <text:p>241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-sub.config</text:p>
          </table:table-cell>
          <table:table-cell table:formula="of:=CONCATENATE(&quot;r&quot;;[.B94];&quot;-&quot;;[.C94];&quot;-&quot;;[.AH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83.11" calcext:value-type="float">
            <text:p>83,11</text:p>
          </table:table-cell>
          <table:table-cell table:style-name="ce12" table:formula="of:=[.J94]" office:value-type="float" office:value="-8.166667" calcext:value-type="float">
            <text:p>-8,2</text:p>
          </table:table-cell>
          <table:table-cell table:style-name="ce12" table:formula="of:=[.I94]" office:value-type="float" office:value="0.112111" calcext:value-type="float">
            <text:p>0,1</text:p>
          </table:table-cell>
          <table:table-cell table:formula="of:=[.U94]" office:value-type="float" office:value="4" calcext:value-type="float">
            <text:p>4</text:p>
          </table:table-cell>
          <table:table-cell table:formula="of:=[.V94]" office:value-type="float" office:value="0.000091" calcext:value-type="float">
            <text:p>9,1E-05</text:p>
          </table:table-cell>
          <table:table-cell table:formula="of:=ABS([.AE94]-CEILING([.AC94]))" office:value-type="float" office:value="12" calcext:value-type="float">
            <text:p>12</text:p>
          </table:table-cell>
          <table:table-cell table:formula="of:=CEILING([.E9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table:style-name="Default" office:value-type="float" office:value="0.36268" calcext:value-type="float">
            <text:p>0,36268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2476794" calcext:value-type="float">
            <text:p>2476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95];&quot;-&quot;;[.C95];&quot;-&quot;;[.AH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95.95" calcext:value-type="float">
            <text:p>95,95</text:p>
          </table:table-cell>
          <table:table-cell table:style-name="ce12" table:formula="of:=[.J95]" office:value-type="float" office:value="-8" calcext:value-type="float">
            <text:p>-8,0</text:p>
          </table:table-cell>
          <table:table-cell table:style-name="ce12" table:formula="of:=[.I95]" office:value-type="float" office:value="0.36268" calcext:value-type="float">
            <text:p>0,4</text:p>
          </table:table-cell>
          <table:table-cell table:formula="of:=[.U95]" office:value-type="float" office:value="3" calcext:value-type="float">
            <text:p>3</text:p>
          </table:table-cell>
          <table:table-cell table:formula="of:=[.V95]" office:value-type="float" office:value="0.000097" calcext:value-type="float">
            <text:p>9,7E-05</text:p>
          </table:table-cell>
          <table:table-cell table:formula="of:=ABS([.AE95]-CEILING([.AC95]))" office:value-type="float" office:value="11" calcext:value-type="float">
            <text:p>11</text:p>
          </table:table-cell>
          <table:table-cell table:formula="of:=CEILING([.E9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0.174959" calcext:value-type="float">
            <text:p>0,17495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3245563" calcext:value-type="float">
            <text:p>3245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-sub.config</text:p>
          </table:table-cell>
          <table:table-cell table:formula="of:=CONCATENATE(&quot;r&quot;;[.B96];&quot;-&quot;;[.C96];&quot;-&quot;;[.AH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72.1" calcext:value-type="float">
            <text:p>72,1</text:p>
          </table:table-cell>
          <table:table-cell table:style-name="ce12" table:formula="of:=[.J96]" office:value-type="float" office:value="-11.166667" calcext:value-type="float">
            <text:p>-11,2</text:p>
          </table:table-cell>
          <table:table-cell table:style-name="ce12" table:formula="of:=[.I96]" office:value-type="float" office:value="0.174959" calcext:value-type="float">
            <text:p>0,2</text:p>
          </table:table-cell>
          <table:table-cell table:formula="of:=[.U96]" office:value-type="float" office:value="5" calcext:value-type="float">
            <text:p>5</text:p>
          </table:table-cell>
          <table:table-cell table:formula="of:=[.V96]" office:value-type="float" office:value="0.000131" calcext:value-type="float">
            <text:p>0,000131</text:p>
          </table:table-cell>
          <table:table-cell table:formula="of:=ABS([.AE96]-CEILING([.AC96]))" office:value-type="float" office:value="16" calcext:value-type="float">
            <text:p>16</text:p>
          </table:table-cell>
          <table:table-cell table:formula="of:=CEILING([.E9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0.349544" calcext:value-type="float">
            <text:p>0,349544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3260323" calcext:value-type="float">
            <text:p>3260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-sub.config</text:p>
          </table:table-cell>
          <table:table-cell table:formula="of:=CONCATENATE(&quot;r&quot;;[.B97];&quot;-&quot;;[.C97];&quot;-&quot;;[.AH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72.1" calcext:value-type="float">
            <text:p>72,1</text:p>
          </table:table-cell>
          <table:table-cell table:style-name="ce12" table:formula="of:=[.J97]" office:value-type="float" office:value="-11.166667" calcext:value-type="float">
            <text:p>-11,2</text:p>
          </table:table-cell>
          <table:table-cell table:style-name="ce12" table:formula="of:=[.I97]" office:value-type="float" office:value="0.349544" calcext:value-type="float">
            <text:p>0,3</text:p>
          </table:table-cell>
          <table:table-cell table:formula="of:=[.U97]" office:value-type="float" office:value="4" calcext:value-type="float">
            <text:p>4</text:p>
          </table:table-cell>
          <table:table-cell table:formula="of:=[.V97]" office:value-type="float" office:value="0.00012" calcext:value-type="float">
            <text:p>0,00012</text:p>
          </table:table-cell>
          <table:table-cell table:formula="of:=ABS([.AE97]-CEILING([.AC97]))" office:value-type="float" office:value="15" calcext:value-type="float">
            <text:p>15</text:p>
          </table:table-cell>
          <table:table-cell table:formula="of:=CEILING([.E9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474" calcext:value-type="float">
            <text:p>474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1.870708" calcext:value-type="float">
            <text:p>1,870708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6" calcext:value-type="float">
            <text:p>1,86</text:p>
          </table:table-cell>
          <table:table-cell office:value-type="float" office:value="4679019" calcext:value-type="float">
            <text:p>4679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-sub.config</text:p>
          </table:table-cell>
          <table:table-cell table:formula="of:=CONCATENATE(&quot;r&quot;;[.B98];&quot;-&quot;;[.C98];&quot;-&quot;;[.AH98];&quot;-&quot;;LEFT(RIGHT([.A98];6);1))" office:value-type="string" office:string-value="r4-50-24-1" calcext:value-type="string">
            <text:p>r4-50-24-1</text:p>
          </table:table-cell>
          <table:table-cell table:formula="of:=ROUND(([.F98]/[.G98])*100;2)" office:value-type="float" office:value="62.45" calcext:value-type="float">
            <text:p>62,45</text:p>
          </table:table-cell>
          <table:table-cell table:style-name="ce12" table:formula="of:=[.J98]" office:value-type="float" office:value="-13" calcext:value-type="float">
            <text:p>-13,0</text:p>
          </table:table-cell>
          <table:table-cell table:style-name="ce12" table:formula="of:=[.I98]" office:value-type="float" office:value="1.870708" calcext:value-type="float">
            <text:p>1,9</text:p>
          </table:table-cell>
          <table:table-cell table:formula="of:=[.U98]" office:value-type="float" office:value="4" calcext:value-type="float">
            <text:p>4</text:p>
          </table:table-cell>
          <table:table-cell table:formula="of:=[.V98]" office:value-type="float" office:value="0.000166" calcext:value-type="float">
            <text:p>0,000166</text:p>
          </table:table-cell>
          <table:table-cell table:formula="of:=ABS([.AE98]-CEILING([.AC98]))" office:value-type="float" office:value="17" calcext:value-type="float">
            <text:p>17</text:p>
          </table:table-cell>
          <table:table-cell table:formula="of:=CEILING([.E9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474" calcext:value-type="float">
            <text:p>47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1.937854" calcext:value-type="float">
            <text:p>1,937854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3" calcext:value-type="float">
            <text:p>1,93</text:p>
          </table:table-cell>
          <table:table-cell office:value-type="float" office:value="4678523" calcext:value-type="float">
            <text:p>4678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-sub.config</text:p>
          </table:table-cell>
          <table:table-cell table:formula="of:=CONCATENATE(&quot;r&quot;;[.B99];&quot;-&quot;;[.C99];&quot;-&quot;;[.AH99];&quot;-&quot;;LEFT(RIGHT([.A99];6);1))" office:value-type="string" office:string-value="r4-50-24-2" calcext:value-type="string">
            <text:p>r4-50-24-2</text:p>
          </table:table-cell>
          <table:table-cell table:formula="of:=ROUND(([.F99]/[.G99])*100;2)" office:value-type="float" office:value="63.71" calcext:value-type="float">
            <text:p>63,71</text:p>
          </table:table-cell>
          <table:table-cell table:style-name="ce12" table:formula="of:=[.J99]" office:value-type="float" office:value="-13" calcext:value-type="float">
            <text:p>-13,0</text:p>
          </table:table-cell>
          <table:table-cell table:style-name="ce12" table:formula="of:=[.I99]" office:value-type="float" office:value="1.937854" calcext:value-type="float">
            <text:p>1,9</text:p>
          </table:table-cell>
          <table:table-cell table:formula="of:=[.U99]" office:value-type="float" office:value="3" calcext:value-type="float">
            <text:p>3</text:p>
          </table:table-cell>
          <table:table-cell table:formula="of:=[.V99]" office:value-type="float" office:value="0.000165" calcext:value-type="float">
            <text:p>0,000165</text:p>
          </table:table-cell>
          <table:table-cell table:formula="of:=ABS([.AE99]-CEILING([.AC99]))" office:value-type="float" office:value="16" calcext:value-type="float">
            <text:p>16</text:p>
          </table:table-cell>
          <table:table-cell table:formula="of:=CEILING([.E9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0.027286" calcext:value-type="float">
            <text:p>0,02728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187064" calcext:value-type="float">
            <text:p>11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100];&quot;-&quot;;[.C100];&quot;-&quot;;[.AH100];&quot;-&quot;;LEFT(RIGHT([.A100];6);1))" office:value-type="string" office:string-value="r4-50-4-1" calcext:value-type="string">
            <text:p>r4-50-4-1</text:p>
          </table:table-cell>
          <table:table-cell table:formula="of:=ROUND(([.F100]/[.G100])*100;2)" office:value-type="float" office:value="100" calcext:value-type="float">
            <text:p>100</text:p>
          </table:table-cell>
          <table:table-cell table:style-name="ce12" table:formula="of:=[.J100]" office:value-type="float" office:value="-1.5" calcext:value-type="float">
            <text:p>-1,5</text:p>
          </table:table-cell>
          <table:table-cell table:style-name="ce12" table:formula="of:=[.I100]" office:value-type="float" office:value="0.027286" calcext:value-type="float">
            <text:p>0,0</text:p>
          </table:table-cell>
          <table:table-cell table:formula="of:=[.U100]" office:value-type="float" office:value="3" calcext:value-type="float">
            <text:p>3</text:p>
          </table:table-cell>
          <table:table-cell table:formula="of:=[.V100]" office:value-type="float" office:value="0.000048" calcext:value-type="float">
            <text:p>4,8E-05</text:p>
          </table:table-cell>
          <table:table-cell table:formula="of:=ABS([.AE100]-CEILING([.AC100]))" office:value-type="float" office:value="4" calcext:value-type="float">
            <text:p>4</text:p>
          </table:table-cell>
          <table:table-cell table:formula="of:=CEILING([.E10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0.027018" calcext:value-type="float">
            <text:p>0,02701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186800" calcext:value-type="float">
            <text:p>1186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-sub.config</text:p>
          </table:table-cell>
          <table:table-cell table:formula="of:=CONCATENATE(&quot;r&quot;;[.B101];&quot;-&quot;;[.C101];&quot;-&quot;;[.AH101];&quot;-&quot;;LEFT(RIGHT([.A101];6);1))" office:value-type="string" office:string-value="r4-50-4-2" calcext:value-type="string">
            <text:p>r4-50-4-2</text:p>
          </table:table-cell>
          <table:table-cell table:formula="of:=ROUND(([.F101]/[.G101])*100;2)" office:value-type="float" office:value="100" calcext:value-type="float">
            <text:p>100</text:p>
          </table:table-cell>
          <table:table-cell table:style-name="ce12" table:formula="of:=[.J101]" office:value-type="float" office:value="-1.5" calcext:value-type="float">
            <text:p>-1,5</text:p>
          </table:table-cell>
          <table:table-cell table:style-name="ce12" table:formula="of:=[.I101]" office:value-type="float" office:value="0.027018" calcext:value-type="float">
            <text:p>0,0</text:p>
          </table:table-cell>
          <table:table-cell table:formula="of:=[.U101]" office:value-type="float" office:value="2" calcext:value-type="float">
            <text:p>2</text:p>
          </table:table-cell>
          <table:table-cell table:formula="of:=[.V101]" office:value-type="float" office:value="0.000046" calcext:value-type="float">
            <text:p>4,6E-05</text:p>
          </table:table-cell>
          <table:table-cell table:formula="of:=ABS([.AE101]-CEILING([.AC101]))" office:value-type="float" office:value="3" calcext:value-type="float">
            <text:p>3</text:p>
          </table:table-cell>
          <table:table-cell table:formula="of:=CEILING([.E10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6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sub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17"/>
        <table:table-column table:style-name="co27" table:default-cell-style-name="ce17"/>
        <table:table-column table:style-name="co10" table:number-columns-repeated="2" table:default-cell-style-name="Default"/>
        <table:table-column table:style-name="co27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ce14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4"/>
        <table:table-column table:style-name="co25" table:default-cell-style-name="ce14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8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1.009235" calcext:value-type="float">
            <text:p>1,009235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8.21" calcext:value-type="float">
            <text:p>8,21</text:p>
          </table:table-cell>
          <table:table-cell office:value-type="float" office:value="3580532" calcext:value-type="float">
            <text:p>358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7.643479" calcext:value-type="float">
            <text:p>7,6434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];&quot;-&quot;;[.C2];&quot;-&quot;;[.AH2];&quot;-&quot;;LEFT(RIGHT([.A2];6);1))" office:value-type="string" office:string-value="r20-100-10-1" calcext:value-type="string">
            <text:p>r20-100-10-1</text:p>
          </table:table-cell>
          <table:table-cell table:formula="of:=IFERROR(ROUND(([.F2]/[.G2])*100;2);&quot;-&quot;)" office:value-type="float" office:value="71.96" calcext:value-type="float">
            <text:p>71,96</text:p>
          </table:table-cell>
          <table:table-cell table:style-name="ce12" table:formula="of:=IF([.AB2]=&quot;-&quot;;&quot;&quot;;[.J2])" office:value-type="float" office:value="-4" calcext:value-type="float">
            <text:p>-4,0</text:p>
          </table:table-cell>
          <table:table-cell table:style-name="ce12" table:formula="of:=IF([.AB2]=&quot;-&quot;;&quot;&quot;;[.I2])" office:value-type="float" office:value="1.009235" calcext:value-type="float">
            <text:p>1,0</text:p>
          </table:table-cell>
          <table:table-cell table:formula="of:=IF([.AB2]=&quot;-&quot;;&quot;&quot;;[.U2])" office:value-type="float" office:value="2" calcext:value-type="float">
            <text:p>2</text:p>
          </table:table-cell>
          <table:table-cell table:formula="of:=IF([.AB2]=&quot;-&quot;;&quot;&quot;;[.V2])" office:value-type="float" office:value="7.643479" calcext:value-type="float">
            <text:p>7,643479</text:p>
          </table:table-cell>
          <table:table-cell table:formula="of:=IFERROR(ABS([.AE2]-CEILING([.AC2]));&quot;&quot;)" office:value-type="float" office:value="6" calcext:value-type="float">
            <text:p>6</text:p>
          </table:table-cell>
          <table:table-cell table:formula="of:=CEILING([.E2]*(4/3))" office:value-type="float" office:value="10" calcext:value-type="float">
            <text:p>10</text:p>
          </table:table-cell>
          <table:table-cell table:style-name="ce15" table:formula="of:=ROUND(AVERAGE([.AG2:.AG300]);2)" office:value-type="float" office:value="9.72" calcext:value-type="float">
            <text:p>9,72</text:p>
          </table:table-cell>
          <table:table-cell table:style-name="ce15" table:formula="of:=ROUND(AVERAGEIF([.AG2:.AG300];&quot;&gt;0&quot;;[.AG2:.AG300]);2)" office:value-type="float" office:value="9.72" calcext:value-type="float">
            <text:p>9,72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-sub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542" calcext:value-type="float">
            <text:p>542</text:p>
          </table:table-cell>
          <table:table-cell office:value-type="float" office:value="1235" calcext:value-type="float">
            <text:p>1235</text:p>
          </table:table-cell>
          <table:table-cell table:style-name="Default" office:value-type="float" office:value="1.581478" calcext:value-type="float">
            <text:p>1,581478</text:p>
          </table:table-cell>
          <table:table-cell table:style-name="Default" office:value-type="float" office:value="-4.838338" calcext:value-type="float">
            <text:p>-4,838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838338" calcext:value-type="float">
            <text:p>-4,838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,57</text:p>
          </table:table-cell>
          <table:table-cell office:value-type="float" office:value="26.6" calcext:value-type="float">
            <text:p>26,6</text:p>
          </table:table-cell>
          <table:table-cell office:value-type="float" office:value="3563569" calcext:value-type="float">
            <text:p>3563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25.841753" calcext:value-type="float">
            <text:p>25,8417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];&quot;-&quot;;[.C3];&quot;-&quot;;[.AH3];&quot;-&quot;;LEFT(RIGHT([.A3];6);1))" office:value-type="string" office:string-value="r20-100-10-2" calcext:value-type="string">
            <text:p>r20-100-10-2</text:p>
          </table:table-cell>
          <table:table-cell table:formula="of:=IFERROR(ROUND(([.F3]/[.G3])*100;2);&quot;-&quot;)" office:value-type="float" office:value="85.42" calcext:value-type="float">
            <text:p>85,42</text:p>
          </table:table-cell>
          <table:table-cell table:style-name="ce12" table:formula="of:=IF([.AB3]=&quot;-&quot;;&quot;&quot;;[.J3])" office:value-type="float" office:value="-4.838338" calcext:value-type="float">
            <text:p>-4,8</text:p>
          </table:table-cell>
          <table:table-cell table:style-name="ce12" table:formula="of:=IF([.AB3]=&quot;-&quot;;&quot;&quot;;[.I3])" office:value-type="float" office:value="1.581478" calcext:value-type="float">
            <text:p>1,6</text:p>
          </table:table-cell>
          <table:table-cell table:formula="of:=IF([.AB3]=&quot;-&quot;;&quot;&quot;;[.U3])" office:value-type="float" office:value="1" calcext:value-type="float">
            <text:p>1</text:p>
          </table:table-cell>
          <table:table-cell table:formula="of:=IF([.AB3]=&quot;-&quot;;&quot;&quot;;[.V3])" office:value-type="float" office:value="25.841753" calcext:value-type="float">
            <text:p>25,841753</text:p>
          </table:table-cell>
          <table:table-cell table:formula="of:=IFERROR(ABS([.AE3]-CEILING([.AC3]));&quot;&quot;)" office:value-type="float" office:value="5" calcext:value-type="float">
            <text:p>5</text:p>
          </table:table-cell>
          <table:table-cell table:formula="of:=CEILING([.E3]*(4/3)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float" office:value="722" calcext:value-type="float">
            <text:p>722</text:p>
          </table:table-cell>
          <table:table-cell office:value-type="float" office:value="1980" calcext:value-type="float">
            <text:p>1980</text:p>
          </table:table-cell>
          <table:table-cell table:style-name="Default" office:value-type="float" office:value="4.555212" calcext:value-type="float">
            <text:p>4,555212</text:p>
          </table:table-cell>
          <table:table-cell table:style-name="Default" office:value-type="float" office:value="-8.50033" calcext:value-type="float">
            <text:p>-8,500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0033" calcext:value-type="float">
            <text:p>-8,50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4" calcext:value-type="float">
            <text:p>4,54</text:p>
          </table:table-cell>
          <table:table-cell office:value-type="float" office:value="604.56" calcext:value-type="float">
            <text:p>604,56</text:p>
          </table:table-cell>
          <table:table-cell office:value-type="float" office:value="5001914" calcext:value-type="float">
            <text:p>500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5.951581" calcext:value-type="float">
            <text:p>615,9515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];&quot;-&quot;;[.C4];&quot;-&quot;;[.AH4];&quot;-&quot;;LEFT(RIGHT([.A4];6);1))" office:value-type="string" office:string-value="r20-100-15-1" calcext:value-type="string">
            <text:p>r20-100-15-1</text:p>
          </table:table-cell>
          <table:table-cell table:formula="of:=IFERROR(ROUND(([.F4]/[.G4])*100;2);&quot;-&quot;)" office:value-type="float" office:value="86.84" calcext:value-type="float">
            <text:p>86,84</text:p>
          </table:table-cell>
          <table:table-cell table:style-name="ce12" table:formula="of:=IF([.AB4]=&quot;-&quot;;&quot;&quot;;[.J4])" office:value-type="float" office:value="-8.50033" calcext:value-type="float">
            <text:p>-8,5</text:p>
          </table:table-cell>
          <table:table-cell table:style-name="ce12" table:formula="of:=IF([.AB4]=&quot;-&quot;;&quot;&quot;;[.I4])" office:value-type="float" office:value="4.555212" calcext:value-type="float">
            <text:p>4,6</text:p>
          </table:table-cell>
          <table:table-cell table:formula="of:=IF([.AB4]=&quot;-&quot;;&quot;&quot;;[.U4])" office:value-type="float" office:value="1" calcext:value-type="float">
            <text:p>1</text:p>
          </table:table-cell>
          <table:table-cell table:formula="of:=IF([.AB4]=&quot;-&quot;;&quot;&quot;;[.V4])" office:value-type="float" office:value="615.951581" calcext:value-type="float">
            <text:p>615,951581</text:p>
          </table:table-cell>
          <table:table-cell table:formula="of:=IFERROR(ABS([.AE4]-CEILING([.AC4]));&quot;&quot;)" office:value-type="float" office:value="9" calcext:value-type="float">
            <text:p>9</text:p>
          </table:table-cell>
          <table:table-cell table:formula="of:=CEILING([.E4]*(4/3))" office:value-type="float" office:value="15" calcext:value-type="float">
            <text:p>15</text:p>
          </table:table-cell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322" calcext:value-type="float">
            <text:p>1322</text:p>
          </table:table-cell>
          <table:table-cell table:style-name="Default" office:value-type="float" office:value="3.909886" calcext:value-type="float">
            <text:p>3,909886</text:p>
          </table:table-cell>
          <table:table-cell table:style-name="Default" office:value-type="float" office:value="-8.630676" calcext:value-type="float">
            <text:p>-8,6306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30676" calcext:value-type="float">
            <text:p>-8,630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9" calcext:value-type="float">
            <text:p>3,89</text:p>
          </table:table-cell>
          <table:table-cell office:value-type="float" office:value="603.91" calcext:value-type="float">
            <text:p>603,91</text:p>
          </table:table-cell>
          <table:table-cell office:value-type="float" office:value="4918857" calcext:value-type="float">
            <text:p>4918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21.553594" calcext:value-type="float">
            <text:p>621,5535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];&quot;-&quot;;[.C5];&quot;-&quot;;[.AH5];&quot;-&quot;;LEFT(RIGHT([.A5];6);1))" office:value-type="string" office:string-value="r20-100-15-2" calcext:value-type="string">
            <text:p>r20-100-15-2</text:p>
          </table:table-cell>
          <table:table-cell table:formula="of:=IFERROR(ROUND(([.F5]/[.G5])*100;2);&quot;-&quot;)" office:value-type="float" office:value="100" calcext:value-type="float">
            <text:p>100</text:p>
          </table:table-cell>
          <table:table-cell table:style-name="ce12" table:formula="of:=IF([.AB5]=&quot;-&quot;;&quot;&quot;;[.J5])" office:value-type="float" office:value="-8.630676" calcext:value-type="float">
            <text:p>-8,6</text:p>
          </table:table-cell>
          <table:table-cell table:style-name="ce12" table:formula="of:=IF([.AB5]=&quot;-&quot;;&quot;&quot;;[.I5])" office:value-type="float" office:value="3.909886" calcext:value-type="float">
            <text:p>3,9</text:p>
          </table:table-cell>
          <table:table-cell table:formula="of:=IF([.AB5]=&quot;-&quot;;&quot;&quot;;[.U5])" office:value-type="float" office:value="1" calcext:value-type="float">
            <text:p>1</text:p>
          </table:table-cell>
          <table:table-cell table:formula="of:=IF([.AB5]=&quot;-&quot;;&quot;&quot;;[.V5])" office:value-type="float" office:value="621.553594" calcext:value-type="float">
            <text:p>621,553594</text:p>
          </table:table-cell>
          <table:table-cell table:formula="of:=IFERROR(ABS([.AE5]-CEILING([.AC5]));&quot;&quot;)" office:value-type="float" office:value="9" calcext:value-type="float">
            <text:p>9</text:p>
          </table:table-cell>
          <table:table-cell table:formula="of:=CEILING([.E5]*(4/3))" office:value-type="float" office:value="15" calcext:value-type="float">
            <text:p>15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16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773" calcext:value-type="float">
            <text:p>1773</text:p>
          </table:table-cell>
          <table:table-cell table:style-name="Default" office:value-type="float" office:value="4.395756" calcext:value-type="float">
            <text:p>4,395756</text:p>
          </table:table-cell>
          <table:table-cell table:style-name="Default" office:value-type="float" office:value="-12.388921" calcext:value-type="float">
            <text:p>-12,3889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8921" calcext:value-type="float">
            <text:p>-12,388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7" calcext:value-type="float">
            <text:p>4,37</text:p>
          </table:table-cell>
          <table:table-cell office:value-type="float" office:value="604.41" calcext:value-type="float">
            <text:p>604,41</text:p>
          </table:table-cell>
          <table:table-cell office:value-type="float" office:value="6686992" calcext:value-type="float">
            <text:p>6686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2.605659" calcext:value-type="float">
            <text:p>612,6056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];&quot;-&quot;;[.C6];&quot;-&quot;;[.AH6];&quot;-&quot;;LEFT(RIGHT([.A6];6);1))" office:value-type="string" office:string-value="r20-100-20-1" calcext:value-type="string">
            <text:p>r20-100-20-1</text:p>
          </table:table-cell>
          <table:table-cell table:formula="of:=IFERROR(ROUND(([.F6]/[.G6])*100;2);&quot;-&quot;)" office:value-type="float" office:value="100" calcext:value-type="float">
            <text:p>100</text:p>
          </table:table-cell>
          <table:table-cell table:style-name="ce12" table:formula="of:=IF([.AB6]=&quot;-&quot;;&quot;&quot;;[.J6])" office:value-type="float" office:value="-12.388921" calcext:value-type="float">
            <text:p>-12,4</text:p>
          </table:table-cell>
          <table:table-cell table:style-name="ce12" table:formula="of:=IF([.AB6]=&quot;-&quot;;&quot;&quot;;[.I6])" office:value-type="float" office:value="4.395756" calcext:value-type="float">
            <text:p>4,4</text:p>
          </table:table-cell>
          <table:table-cell table:formula="of:=IF([.AB6]=&quot;-&quot;;&quot;&quot;;[.U6])" office:value-type="float" office:value="1" calcext:value-type="float">
            <text:p>1</text:p>
          </table:table-cell>
          <table:table-cell table:formula="of:=IF([.AB6]=&quot;-&quot;;&quot;&quot;;[.V6])" office:value-type="float" office:value="612.605659" calcext:value-type="float">
            <text:p>612,605659</text:p>
          </table:table-cell>
          <table:table-cell table:formula="of:=IFERROR(ABS([.AE6]-CEILING([.AC6]));&quot;&quot;)" office:value-type="float" office:value="13" calcext:value-type="float">
            <text:p>13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??? need to be checked since UB=infinity but heurUB is given</text:p>
          </table:table-cell>
          <table:table-cell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844" calcext:value-type="float">
            <text:p>1844</text:p>
          </table:table-cell>
          <table:table-cell table:style-name="Default" office:value-type="float" office:value="5.405982" calcext:value-type="float">
            <text:p>5,405982</text:p>
          </table:table-cell>
          <table:table-cell table:style-name="Default" office:value-type="float" office:value="-12.412786" calcext:value-type="float">
            <text:p>-12,4127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2786" calcext:value-type="float">
            <text:p>-12,412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8" calcext:value-type="float">
            <text:p>5,38</text:p>
          </table:table-cell>
          <table:table-cell office:value-type="float" office:value="605.41" calcext:value-type="float">
            <text:p>605,41</text:p>
          </table:table-cell>
          <table:table-cell office:value-type="float" office:value="6698816" calcext:value-type="float">
            <text:p>669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1.557931" calcext:value-type="float">
            <text:p>611,5579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];&quot;-&quot;;[.C7];&quot;-&quot;;[.AH7];&quot;-&quot;;LEFT(RIGHT([.A7];6);1))" office:value-type="string" office:string-value="r20-100-20-2" calcext:value-type="string">
            <text:p>r20-100-20-2</text:p>
          </table:table-cell>
          <table:table-cell table:formula="of:=IFERROR(ROUND(([.F7]/[.G7])*100;2);&quot;-&quot;)" office:value-type="float" office:value="100" calcext:value-type="float">
            <text:p>100</text:p>
          </table:table-cell>
          <table:table-cell table:style-name="ce12" table:formula="of:=IF([.AB7]=&quot;-&quot;;&quot;&quot;;[.J7])" office:value-type="float" office:value="-12.412786" calcext:value-type="float">
            <text:p>-12,4</text:p>
          </table:table-cell>
          <table:table-cell table:style-name="ce12" table:formula="of:=IF([.AB7]=&quot;-&quot;;&quot;&quot;;[.I7])" office:value-type="float" office:value="5.405982" calcext:value-type="float">
            <text:p>5,4</text:p>
          </table:table-cell>
          <table:table-cell table:formula="of:=IF([.AB7]=&quot;-&quot;;&quot;&quot;;[.U7])" office:value-type="float" office:value="1" calcext:value-type="float">
            <text:p>1</text:p>
          </table:table-cell>
          <table:table-cell table:formula="of:=IF([.AB7]=&quot;-&quot;;&quot;&quot;;[.V7])" office:value-type="float" office:value="611.557931" calcext:value-type="float">
            <text:p>611,557931</text:p>
          </table:table-cell>
          <table:table-cell table:formula="of:=IFERROR(ABS([.AE7]-CEILING([.AC7]));&quot;&quot;)" office:value-type="float" office:value="13" calcext:value-type="float">
            <text:p>13</text:p>
          </table:table-cell>
          <table:table-cell table:formula="of:=CEILING([.E7]*(4/3))" office:value-type="float" office:value="20" calcext:value-type="float">
            <text:p>2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34" calcext:value-type="float">
            <text:p>2434</text:p>
          </table:table-cell>
          <table:table-cell table:style-name="Default" office:value-type="float" office:value="7.095038" calcext:value-type="float">
            <text:p>7,095038</text:p>
          </table:table-cell>
          <table:table-cell table:style-name="Default" office:value-type="float" office:value="-15.54892" calcext:value-type="float">
            <text:p>-15,548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4892" calcext:value-type="float">
            <text:p>-15,548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7" calcext:value-type="float">
            <text:p>7,07</text:p>
          </table:table-cell>
          <table:table-cell office:value-type="float" office:value="607.12" calcext:value-type="float">
            <text:p>607,12</text:p>
          </table:table-cell>
          <table:table-cell office:value-type="float" office:value="9375200" calcext:value-type="float">
            <text:p>9375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7.560824" calcext:value-type="float">
            <text:p>607,560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];&quot;-&quot;;[.C8];&quot;-&quot;;[.AH8];&quot;-&quot;;LEFT(RIGHT([.A8];6);1))" office:value-type="string" office:string-value="r20-100-24-1" calcext:value-type="string">
            <text:p>r20-100-24-1</text:p>
          </table:table-cell>
          <table:table-cell table:formula="of:=IFERROR(ROUND(([.F8]/[.G8])*100;2);&quot;-&quot;)" office:value-type="float" office:value="100" calcext:value-type="float">
            <text:p>100</text:p>
          </table:table-cell>
          <table:table-cell table:style-name="ce12" table:formula="of:=IF([.AB8]=&quot;-&quot;;&quot;&quot;;[.J8])" office:value-type="float" office:value="-15.54892" calcext:value-type="float">
            <text:p>-15,5</text:p>
          </table:table-cell>
          <table:table-cell table:style-name="ce12" table:formula="of:=IF([.AB8]=&quot;-&quot;;&quot;&quot;;[.I8])" office:value-type="float" office:value="7.095038" calcext:value-type="float">
            <text:p>7,1</text:p>
          </table:table-cell>
          <table:table-cell table:formula="of:=IF([.AB8]=&quot;-&quot;;&quot;&quot;;[.U8])" office:value-type="float" office:value="1" calcext:value-type="float">
            <text:p>1</text:p>
          </table:table-cell>
          <table:table-cell table:formula="of:=IF([.AB8]=&quot;-&quot;;&quot;&quot;;[.V8])" office:value-type="float" office:value="607.560824" calcext:value-type="float">
            <text:p>607,560824</text:p>
          </table:table-cell>
          <table:table-cell table:formula="of:=IFERROR(ABS([.AE8]-CEILING([.AC8]));&quot;&quot;)" office:value-type="float" office:value="16" calcext:value-type="float">
            <text:p>16</text:p>
          </table:table-cell>
          <table:table-cell table:formula="of:=CEILING([.E8]*(4/3))" office:value-type="float" office:value="24" calcext:value-type="float">
            <text:p>24</text:p>
          </table:table-cell>
          <table:table-cell table:formula="of:=299-COUNTIF([.A2:.A300];&quot;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21" calcext:value-type="float">
            <text:p>2421</text:p>
          </table:table-cell>
          <table:table-cell table:style-name="Default" office:value-type="float" office:value="5.933408" calcext:value-type="float">
            <text:p>5,933408</text:p>
          </table:table-cell>
          <table:table-cell table:style-name="Default" office:value-type="float" office:value="-15.688815" calcext:value-type="float">
            <text:p>-15,6888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8815" calcext:value-type="float">
            <text:p>-15,6888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,9</text:p>
          </table:table-cell>
          <table:table-cell office:value-type="float" office:value="605.95" calcext:value-type="float">
            <text:p>605,95</text:p>
          </table:table-cell>
          <table:table-cell office:value-type="float" office:value="9372232" calcext:value-type="float">
            <text:p>937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7.550254" calcext:value-type="float">
            <text:p>607,550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];&quot;-&quot;;[.C9];&quot;-&quot;;[.AH9];&quot;-&quot;;LEFT(RIGHT([.A9];6);1))" office:value-type="string" office:string-value="r20-100-24-2" calcext:value-type="string">
            <text:p>r20-100-24-2</text:p>
          </table:table-cell>
          <table:table-cell table:formula="of:=IFERROR(ROUND(([.F9]/[.G9])*100;2);&quot;-&quot;)" office:value-type="float" office:value="100" calcext:value-type="float">
            <text:p>100</text:p>
          </table:table-cell>
          <table:table-cell table:style-name="ce12" table:formula="of:=IF([.AB9]=&quot;-&quot;;&quot;&quot;;[.J9])" office:value-type="float" office:value="-15.688815" calcext:value-type="float">
            <text:p>-15,7</text:p>
          </table:table-cell>
          <table:table-cell table:style-name="ce12" table:formula="of:=IF([.AB9]=&quot;-&quot;;&quot;&quot;;[.I9])" office:value-type="float" office:value="5.933408" calcext:value-type="float">
            <text:p>5,9</text:p>
          </table:table-cell>
          <table:table-cell table:formula="of:=IF([.AB9]=&quot;-&quot;;&quot;&quot;;[.U9])" office:value-type="float" office:value="1" calcext:value-type="float">
            <text:p>1</text:p>
          </table:table-cell>
          <table:table-cell table:formula="of:=IF([.AB9]=&quot;-&quot;;&quot;&quot;;[.V9])" office:value-type="float" office:value="607.550254" calcext:value-type="float">
            <text:p>607,550254</text:p>
          </table:table-cell>
          <table:table-cell table:formula="of:=IFERROR(ABS([.AE9]-CEILING([.AC9]));&quot;&quot;)" office:value-type="float" office:value="16" calcext:value-type="float">
            <text:p>16</text:p>
          </table:table-cell>
          <table:table-cell table:formula="of:=CEILING([.E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19" calcext:value-type="float">
            <text:p>519</text:p>
          </table:table-cell>
          <table:table-cell table:style-name="Default" office:value-type="float" office:value="0.179579" calcext:value-type="float">
            <text:p>0,17957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1.03" calcext:value-type="float">
            <text:p>1,03</text:p>
          </table:table-cell>
          <table:table-cell office:value-type="float" office:value="2234968" calcext:value-type="float">
            <text:p>2234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892993" calcext:value-type="float">
            <text:p>0,8929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0];&quot;-&quot;;[.C10];&quot;-&quot;;[.AH10];&quot;-&quot;;LEFT(RIGHT([.A10];6);1))" office:value-type="string" office:string-value="r20-100-4-1" calcext:value-type="string">
            <text:p>r20-100-4-1</text:p>
          </table:table-cell>
          <table:table-cell table:formula="of:=IFERROR(ROUND(([.F10]/[.G10])*100;2);&quot;-&quot;)" office:value-type="float" office:value="100" calcext:value-type="float">
            <text:p>100</text:p>
          </table:table-cell>
          <table:table-cell table:style-name="ce12" table:formula="of:=IF([.AB10]=&quot;-&quot;;&quot;&quot;;[.J10])" office:value-type="float" office:value="-1.5" calcext:value-type="float">
            <text:p>-1,5</text:p>
          </table:table-cell>
          <table:table-cell table:style-name="ce12" table:formula="of:=IF([.AB10]=&quot;-&quot;;&quot;&quot;;[.I10])" office:value-type="float" office:value="0.179579" calcext:value-type="float">
            <text:p>0,2</text:p>
          </table:table-cell>
          <table:table-cell table:formula="of:=IF([.AB10]=&quot;-&quot;;&quot;&quot;;[.U10])" office:value-type="float" office:value="1" calcext:value-type="float">
            <text:p>1</text:p>
          </table:table-cell>
          <table:table-cell table:formula="of:=IF([.AB10]=&quot;-&quot;;&quot;&quot;;[.V10])" office:value-type="float" office:value="0.892993" calcext:value-type="float">
            <text:p>0,892993</text:p>
          </table:table-cell>
          <table:table-cell table:formula="of:=IFERROR(ABS([.AE10]-CEILING([.AC10]));&quot;&quot;)" office:value-type="float" office:value="2" calcext:value-type="float">
            <text:p>2</text:p>
          </table:table-cell>
          <table:table-cell table:formula="of:=CEILING([.E1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21125" calcext:value-type="float">
            <text:p>0,12112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0.93" calcext:value-type="float">
            <text:p>0,93</text:p>
          </table:table-cell>
          <table:table-cell office:value-type="float" office:value="2242112" calcext:value-type="float">
            <text:p>224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86889" calcext:value-type="float">
            <text:p>0,868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1];&quot;-&quot;;[.C11];&quot;-&quot;;[.AH11];&quot;-&quot;;LEFT(RIGHT([.A11];6);1))" office:value-type="string" office:string-value="r20-100-4-2" calcext:value-type="string">
            <text:p>r20-100-4-2</text:p>
          </table:table-cell>
          <table:table-cell table:formula="of:=IFERROR(ROUND(([.F11]/[.G11])*100;2);&quot;-&quot;)" office:value-type="float" office:value="100" calcext:value-type="float">
            <text:p>100</text:p>
          </table:table-cell>
          <table:table-cell table:style-name="ce12" table:formula="of:=IF([.AB11]=&quot;-&quot;;&quot;&quot;;[.J11])" office:value-type="float" office:value="-1.5" calcext:value-type="float">
            <text:p>-1,5</text:p>
          </table:table-cell>
          <table:table-cell table:style-name="ce12" table:formula="of:=IF([.AB11]=&quot;-&quot;;&quot;&quot;;[.I11])" office:value-type="float" office:value="0.121125" calcext:value-type="float">
            <text:p>0,1</text:p>
          </table:table-cell>
          <table:table-cell table:formula="of:=IF([.AB11]=&quot;-&quot;;&quot;&quot;;[.U11])" office:value-type="float" office:value="1" calcext:value-type="float">
            <text:p>1</text:p>
          </table:table-cell>
          <table:table-cell table:formula="of:=IF([.AB11]=&quot;-&quot;;&quot;&quot;;[.V11])" office:value-type="float" office:value="0.86889" calcext:value-type="float">
            <text:p>0,86889</text:p>
          </table:table-cell>
          <table:table-cell table:formula="of:=IFERROR(ABS([.AE11]-CEILING([.AC11]));&quot;&quot;)" office:value-type="float" office:value="2" calcext:value-type="float">
            <text:p>2</text:p>
          </table:table-cell>
          <table:table-cell table:formula="of:=CEILING([.E1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table:style-name="Default" office:value-type="float" office:value="1.810911" calcext:value-type="float">
            <text:p>1,810911</text:p>
          </table:table-cell>
          <table:table-cell table:style-name="Default" office:value-type="float" office:value="-4.681542" calcext:value-type="float">
            <text:p>-4,6815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81542" calcext:value-type="float">
            <text:p>-4,681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411.26" calcext:value-type="float">
            <text:p>411,26</text:p>
          </table:table-cell>
          <table:table-cell office:value-type="float" office:value="5075980" calcext:value-type="float">
            <text:p>507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432.596154" calcext:value-type="float">
            <text:p>432,596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2];&quot;-&quot;;[.C12];&quot;-&quot;;[.AH12];&quot;-&quot;;LEFT(RIGHT([.A12];6);1))" office:value-type="string" office:string-value="r20-150-10-1" calcext:value-type="string">
            <text:p>r20-150-10-1</text:p>
          </table:table-cell>
          <table:table-cell table:style-name="ce27" table:formula="of:=IFERROR(ROUND(([.F12]/[.G12])*100;2);&quot;-&quot;)" office:value-type="float" office:value="89.22" calcext:value-type="float">
            <text:p>89,22</text:p>
          </table:table-cell>
          <table:table-cell table:style-name="ce12" table:formula="of:=IF([.AB12]=&quot;-&quot;;&quot;&quot;;[.J12])" office:value-type="float" office:value="-4.681542" calcext:value-type="float">
            <text:p>-4,7</text:p>
          </table:table-cell>
          <table:table-cell table:style-name="ce12" table:formula="of:=IF([.AB12]=&quot;-&quot;;&quot;&quot;;[.I12])" office:value-type="float" office:value="1.810911" calcext:value-type="float">
            <text:p>1,8</text:p>
          </table:table-cell>
          <table:table-cell table:style-name="ce28" table:formula="of:=IF([.AB12]=&quot;-&quot;;&quot;&quot;;[.U12])" office:value-type="float" office:value="2" calcext:value-type="float">
            <text:p>2</text:p>
          </table:table-cell>
          <table:table-cell table:style-name="ce28" table:formula="of:=IF([.AB12]=&quot;-&quot;;&quot;&quot;;[.V12])" office:value-type="float" office:value="432.596154" calcext:value-type="float">
            <text:p>432,596154</text:p>
          </table:table-cell>
          <table:table-cell table:style-name="ce28" table:formula="of:=IFERROR(ABS([.AE12]-CEILING([.AC12]));&quot;&quot;)" office:value-type="float" office:value="6" calcext:value-type="float">
            <text:p>6</text:p>
          </table:table-cell>
          <table:table-cell table:formula="of:=CEILING([.E1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742" calcext:value-type="float">
            <text:p>742</text:p>
          </table:table-cell>
          <table:table-cell office:value-type="float" office:value="1549" calcext:value-type="float">
            <text:p>1549</text:p>
          </table:table-cell>
          <table:table-cell table:style-name="Default" office:value-type="float" office:value="5.281075" calcext:value-type="float">
            <text:p>5,281075</text:p>
          </table:table-cell>
          <table:table-cell table:style-name="Default" office:value-type="float" office:value="-4.782134" calcext:value-type="float">
            <text:p>-4,782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2134" calcext:value-type="float">
            <text:p>-4,782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,27</text:p>
          </table:table-cell>
          <table:table-cell office:value-type="float" office:value="343.35" calcext:value-type="float">
            <text:p>343,35</text:p>
          </table:table-cell>
          <table:table-cell office:value-type="float" office:value="5109284" calcext:value-type="float">
            <text:p>510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347.193166" calcext:value-type="float">
            <text:p>347,193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3];&quot;-&quot;;[.C13];&quot;-&quot;;[.AH13];&quot;-&quot;;LEFT(RIGHT([.A13];6);1))" office:value-type="string" office:string-value="r20-150-10-2" calcext:value-type="string">
            <text:p>r20-150-10-2</text:p>
          </table:table-cell>
          <table:table-cell table:style-name="ce27" table:formula="of:=IFERROR(ROUND(([.F13]/[.G13])*100;2);&quot;-&quot;)" office:value-type="float" office:value="90.43" calcext:value-type="float">
            <text:p>90,43</text:p>
          </table:table-cell>
          <table:table-cell table:style-name="ce12" table:formula="of:=IF([.AB13]=&quot;-&quot;;&quot;&quot;;[.J13])" office:value-type="float" office:value="-4.782134" calcext:value-type="float">
            <text:p>-4,8</text:p>
          </table:table-cell>
          <table:table-cell table:style-name="ce12" table:formula="of:=IF([.AB13]=&quot;-&quot;;&quot;&quot;;[.I13])" office:value-type="float" office:value="5.281075" calcext:value-type="float">
            <text:p>5,3</text:p>
          </table:table-cell>
          <table:table-cell table:style-name="ce28" table:formula="of:=IF([.AB13]=&quot;-&quot;;&quot;&quot;;[.U13])" office:value-type="float" office:value="1" calcext:value-type="float">
            <text:p>1</text:p>
          </table:table-cell>
          <table:table-cell table:style-name="ce28" table:formula="of:=IF([.AB13]=&quot;-&quot;;&quot;&quot;;[.V13])" office:value-type="float" office:value="347.193166" calcext:value-type="float">
            <text:p>347,193166</text:p>
          </table:table-cell>
          <table:table-cell table:style-name="ce28" table:formula="of:=IFERROR(ABS([.AE13]-CEILING([.AC13]));&quot;&quot;)" office:value-type="float" office:value="5" calcext:value-type="float">
            <text:p>5</text:p>
          </table:table-cell>
          <table:table-cell table:formula="of:=CEILING([.E1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887" calcext:value-type="float">
            <text:p>887</text:p>
          </table:table-cell>
          <table:table-cell office:value-type="float" office:value="972" calcext:value-type="float">
            <text:p>972</text:p>
          </table:table-cell>
          <table:table-cell office:value-type="float" office:value="2533" calcext:value-type="float">
            <text:p>2533</text:p>
          </table:table-cell>
          <table:table-cell table:style-name="Default" office:value-type="float" office:value="5.535308" calcext:value-type="float">
            <text:p>5,535308</text:p>
          </table:table-cell>
          <table:table-cell table:style-name="Default" office:value-type="float" office:value="-8.453159" calcext:value-type="float">
            <text:p>-8,4531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53159" calcext:value-type="float">
            <text:p>-8,453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51" calcext:value-type="float">
            <text:p>5,51</text:p>
          </table:table-cell>
          <table:table-cell office:value-type="float" office:value="605.54" calcext:value-type="float">
            <text:p>605,54</text:p>
          </table:table-cell>
          <table:table-cell office:value-type="float" office:value="7132191" calcext:value-type="float">
            <text:p>713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1.919194" calcext:value-type="float">
            <text:p>611,919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4];&quot;-&quot;;[.C14];&quot;-&quot;;[.AH14];&quot;-&quot;;LEFT(RIGHT([.A14];6);1))" office:value-type="string" office:string-value="r20-150-15-1" calcext:value-type="string">
            <text:p>r20-150-15-1</text:p>
          </table:table-cell>
          <table:table-cell table:formula="of:=IFERROR(ROUND(([.F14]/[.G14])*100;2);&quot;-&quot;)" office:value-type="float" office:value="91.26" calcext:value-type="float">
            <text:p>91,26</text:p>
          </table:table-cell>
          <table:table-cell table:style-name="ce12" table:formula="of:=IF([.AB14]=&quot;-&quot;;&quot;&quot;;[.J14])" office:value-type="float" office:value="-8.453159" calcext:value-type="float">
            <text:p>-8,5</text:p>
          </table:table-cell>
          <table:table-cell table:style-name="ce12" table:formula="of:=IF([.AB14]=&quot;-&quot;;&quot;&quot;;[.I14])" office:value-type="float" office:value="5.535308" calcext:value-type="float">
            <text:p>5,5</text:p>
          </table:table-cell>
          <table:table-cell table:formula="of:=IF([.AB14]=&quot;-&quot;;&quot;&quot;;[.U14])" office:value-type="float" office:value="1" calcext:value-type="float">
            <text:p>1</text:p>
          </table:table-cell>
          <table:table-cell table:formula="of:=IF([.AB14]=&quot;-&quot;;&quot;&quot;;[.V14])" office:value-type="float" office:value="611.919194" calcext:value-type="float">
            <text:p>611,919194</text:p>
          </table:table-cell>
          <table:table-cell table:formula="of:=IFERROR(ABS([.AE14]-CEILING([.AC14]));&quot;&quot;)" office:value-type="float" office:value="9" calcext:value-type="float">
            <text:p>9</text:p>
          </table:table-cell>
          <table:table-cell table:formula="of:=CEILING([.E1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907" calcext:value-type="float">
            <text:p>907</text:p>
          </table:table-cell>
          <table:table-cell office:value-type="float" office:value="972" calcext:value-type="float">
            <text:p>972</text:p>
          </table:table-cell>
          <table:table-cell office:value-type="float" office:value="2438" calcext:value-type="float">
            <text:p>2438</text:p>
          </table:table-cell>
          <table:table-cell table:style-name="Default" office:value-type="float" office:value="6.881956" calcext:value-type="float">
            <text:p>6,881956</text:p>
          </table:table-cell>
          <table:table-cell table:style-name="Default" office:value-type="float" office:value="-8.557702" calcext:value-type="float">
            <text:p>-8,5577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57702" calcext:value-type="float">
            <text:p>-8,5577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,86</text:p>
          </table:table-cell>
          <table:table-cell office:value-type="float" office:value="606.88" calcext:value-type="float">
            <text:p>606,88</text:p>
          </table:table-cell>
          <table:table-cell office:value-type="float" office:value="7147383" calcext:value-type="float">
            <text:p>7147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0.945967" calcext:value-type="float">
            <text:p>610,9459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5];&quot;-&quot;;[.C15];&quot;-&quot;;[.AH15];&quot;-&quot;;LEFT(RIGHT([.A15];6);1))" office:value-type="string" office:string-value="r20-150-15-2" calcext:value-type="string">
            <text:p>r20-150-15-2</text:p>
          </table:table-cell>
          <table:table-cell table:formula="of:=IFERROR(ROUND(([.F15]/[.G15])*100;2);&quot;-&quot;)" office:value-type="float" office:value="93.31" calcext:value-type="float">
            <text:p>93,31</text:p>
          </table:table-cell>
          <table:table-cell table:style-name="ce12" table:formula="of:=IF([.AB15]=&quot;-&quot;;&quot;&quot;;[.J15])" office:value-type="float" office:value="-8.557702" calcext:value-type="float">
            <text:p>-8,6</text:p>
          </table:table-cell>
          <table:table-cell table:style-name="ce12" table:formula="of:=IF([.AB15]=&quot;-&quot;;&quot;&quot;;[.I15])" office:value-type="float" office:value="6.881956" calcext:value-type="float">
            <text:p>6,9</text:p>
          </table:table-cell>
          <table:table-cell table:formula="of:=IF([.AB15]=&quot;-&quot;;&quot;&quot;;[.U15])" office:value-type="float" office:value="1" calcext:value-type="float">
            <text:p>1</text:p>
          </table:table-cell>
          <table:table-cell table:formula="of:=IF([.AB15]=&quot;-&quot;;&quot;&quot;;[.V15])" office:value-type="float" office:value="610.945967" calcext:value-type="float">
            <text:p>610,945967</text:p>
          </table:table-cell>
          <table:table-cell table:formula="of:=IFERROR(ABS([.AE15]-CEILING([.AC15]));&quot;&quot;)" office:value-type="float" office:value="9" calcext:value-type="float">
            <text:p>9</text:p>
          </table:table-cell>
          <table:table-cell table:formula="of:=CEILING([.E1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310" calcext:value-type="float">
            <text:p>2310</text:p>
          </table:table-cell>
          <table:table-cell table:style-name="Default" office:value-type="float" office:value="7.467779" calcext:value-type="float">
            <text:p>7,467779</text:p>
          </table:table-cell>
          <table:table-cell table:style-name="Default" office:value-type="float" office:value="-12.357334" calcext:value-type="float">
            <text:p>-12,3573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7334" calcext:value-type="float">
            <text:p>-12,3573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4" calcext:value-type="float">
            <text:p>7,44</text:p>
          </table:table-cell>
          <table:table-cell office:value-type="float" office:value="607.48" calcext:value-type="float">
            <text:p>607,48</text:p>
          </table:table-cell>
          <table:table-cell office:value-type="float" office:value="9562256" calcext:value-type="float">
            <text:p>9562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6.031664" calcext:value-type="float">
            <text:p>606,0316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6];&quot;-&quot;;[.C16];&quot;-&quot;;[.AH16];&quot;-&quot;;LEFT(RIGHT([.A16];6);1))" office:value-type="string" office:string-value="r20-150-20-1" calcext:value-type="string">
            <text:p>r20-150-20-1</text:p>
          </table:table-cell>
          <table:table-cell table:style-name="ce27" table:formula="of:=IFERROR(ROUND(([.F16]/[.G16])*100;2);&quot;-&quot;)" office:value-type="float" office:value="100" calcext:value-type="float">
            <text:p>100</text:p>
          </table:table-cell>
          <table:table-cell table:style-name="ce12" table:formula="of:=IF([.AB16]=&quot;-&quot;;&quot;&quot;;[.J16])" office:value-type="float" office:value="-12.357334" calcext:value-type="float">
            <text:p>-12,4</text:p>
          </table:table-cell>
          <table:table-cell table:style-name="ce12" table:formula="of:=IF([.AB16]=&quot;-&quot;;&quot;&quot;;[.I16])" office:value-type="float" office:value="7.467779" calcext:value-type="float">
            <text:p>7,5</text:p>
          </table:table-cell>
          <table:table-cell table:style-name="ce28" table:formula="of:=IF([.AB16]=&quot;-&quot;;&quot;&quot;;[.U16])" office:value-type="float" office:value="1" calcext:value-type="float">
            <text:p>1</text:p>
          </table:table-cell>
          <table:table-cell table:style-name="ce28" table:formula="of:=IF([.AB16]=&quot;-&quot;;&quot;&quot;;[.V16])" office:value-type="float" office:value="606.031664" calcext:value-type="float">
            <text:p>606,031664</text:p>
          </table:table-cell>
          <table:table-cell table:style-name="ce28" table:formula="of:=IFERROR(ABS([.AE16]-CEILING([.AC16]));&quot;&quot;)" office:value-type="float" office:value="13" calcext:value-type="float">
            <text:p>13</text:p>
          </table:table-cell>
          <table:table-cell table:formula="of:=CEILING([.E1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297" calcext:value-type="float">
            <text:p>2297</text:p>
          </table:table-cell>
          <table:table-cell table:style-name="Default" office:value-type="float" office:value="8.591268" calcext:value-type="float">
            <text:p>8,591268</text:p>
          </table:table-cell>
          <table:table-cell table:style-name="Default" office:value-type="float" office:value="-12.389076" calcext:value-type="float">
            <text:p>-12,3890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9076" calcext:value-type="float">
            <text:p>-12,389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56" calcext:value-type="float">
            <text:p>8,56</text:p>
          </table:table-cell>
          <table:table-cell office:value-type="float" office:value="608.6" calcext:value-type="float">
            <text:p>608,6</text:p>
          </table:table-cell>
          <table:table-cell office:value-type="float" office:value="9601672" calcext:value-type="float">
            <text:p>9601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0.53757" calcext:value-type="float">
            <text:p>610,537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7];&quot;-&quot;;[.C17];&quot;-&quot;;[.AH17];&quot;-&quot;;LEFT(RIGHT([.A17];6);1))" office:value-type="string" office:string-value="r20-150-20-2" calcext:value-type="string">
            <text:p>r20-150-20-2</text:p>
          </table:table-cell>
          <table:table-cell table:formula="of:=IFERROR(ROUND(([.F17]/[.G17])*100;2);&quot;-&quot;)" office:value-type="float" office:value="100" calcext:value-type="float">
            <text:p>100</text:p>
          </table:table-cell>
          <table:table-cell table:style-name="ce12" table:formula="of:=IF([.AB17]=&quot;-&quot;;&quot;&quot;;[.J17])" office:value-type="float" office:value="-12.389076" calcext:value-type="float">
            <text:p>-12,4</text:p>
          </table:table-cell>
          <table:table-cell table:style-name="ce12" table:formula="of:=IF([.AB17]=&quot;-&quot;;&quot;&quot;;[.I17])" office:value-type="float" office:value="8.591268" calcext:value-type="float">
            <text:p>8,6</text:p>
          </table:table-cell>
          <table:table-cell table:formula="of:=IF([.AB17]=&quot;-&quot;;&quot;&quot;;[.U17])" office:value-type="float" office:value="1" calcext:value-type="float">
            <text:p>1</text:p>
          </table:table-cell>
          <table:table-cell table:formula="of:=IF([.AB17]=&quot;-&quot;;&quot;&quot;;[.V17])" office:value-type="float" office:value="610.53757" calcext:value-type="float">
            <text:p>610,53757</text:p>
          </table:table-cell>
          <table:table-cell table:formula="of:=IFERROR(ABS([.AE17]-CEILING([.AC17]));&quot;&quot;)" office:value-type="float" office:value="13" calcext:value-type="float">
            <text:p>13</text:p>
          </table:table-cell>
          <table:table-cell table:formula="of:=CEILING([.E1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90" calcext:value-type="float">
            <text:p>2890</text:p>
          </table:table-cell>
          <table:table-cell table:style-name="Default" office:value-type="float" office:value="9.272682" calcext:value-type="float">
            <text:p>9,272682</text:p>
          </table:table-cell>
          <table:table-cell table:style-name="Default" office:value-type="float" office:value="-15.524009" calcext:value-type="float">
            <text:p>-15,5240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24009" calcext:value-type="float">
            <text:p>-15,524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3" calcext:value-type="float">
            <text:p>9,23</text:p>
          </table:table-cell>
          <table:table-cell office:value-type="float" office:value="609.3" calcext:value-type="float">
            <text:p>609,3</text:p>
          </table:table-cell>
          <table:table-cell office:value-type="float" office:value="13542755" calcext:value-type="float">
            <text:p>1354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3.94882" calcext:value-type="float">
            <text:p>603,948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8];&quot;-&quot;;[.C18];&quot;-&quot;;[.AH18];&quot;-&quot;;LEFT(RIGHT([.A18];6);1))" office:value-type="string" office:string-value="r20-150-24-1" calcext:value-type="string">
            <text:p>r20-150-24-1</text:p>
          </table:table-cell>
          <table:table-cell table:style-name="ce27" table:formula="of:=IFERROR(ROUND(([.F18]/[.G18])*100;2);&quot;-&quot;)" office:value-type="float" office:value="100" calcext:value-type="float">
            <text:p>100</text:p>
          </table:table-cell>
          <table:table-cell table:style-name="ce12" table:formula="of:=IF([.AB18]=&quot;-&quot;;&quot;&quot;;[.J18])" office:value-type="float" office:value="-15.524009" calcext:value-type="float">
            <text:p>-15,5</text:p>
          </table:table-cell>
          <table:table-cell table:style-name="ce12" table:formula="of:=IF([.AB18]=&quot;-&quot;;&quot;&quot;;[.I18])" office:value-type="float" office:value="9.272682" calcext:value-type="float">
            <text:p>9,3</text:p>
          </table:table-cell>
          <table:table-cell table:style-name="ce28" table:formula="of:=IF([.AB18]=&quot;-&quot;;&quot;&quot;;[.U18])" office:value-type="float" office:value="2" calcext:value-type="float">
            <text:p>2</text:p>
          </table:table-cell>
          <table:table-cell table:style-name="ce28" table:formula="of:=IF([.AB18]=&quot;-&quot;;&quot;&quot;;[.V18])" office:value-type="float" office:value="603.94882" calcext:value-type="float">
            <text:p>603,94882</text:p>
          </table:table-cell>
          <table:table-cell table:style-name="ce28" table:formula="of:=IFERROR(ABS([.AE18]-CEILING([.AC18]));&quot;&quot;)" office:value-type="float" office:value="17" calcext:value-type="float">
            <text:p>17</text:p>
          </table:table-cell>
          <table:table-cell table:formula="of:=CEILING([.E1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45" calcext:value-type="float">
            <text:p>2845</text:p>
          </table:table-cell>
          <table:table-cell table:style-name="Default" office:value-type="float" office:value="10.218574" calcext:value-type="float">
            <text:p>10,218574</text:p>
          </table:table-cell>
          <table:table-cell table:style-name="Default" office:value-type="float" office:value="-15.64604" calcext:value-type="float">
            <text:p>-15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4604" calcext:value-type="float">
            <text:p>-15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8" calcext:value-type="float">
            <text:p>10,18</text:p>
          </table:table-cell>
          <table:table-cell office:value-type="float" office:value="610.24" calcext:value-type="float">
            <text:p>610,24</text:p>
          </table:table-cell>
          <table:table-cell office:value-type="float" office:value="13540387" calcext:value-type="float">
            <text:p>13540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0.988458" calcext:value-type="float">
            <text:p>610,9884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9];&quot;-&quot;;[.C19];&quot;-&quot;;[.AH19];&quot;-&quot;;LEFT(RIGHT([.A19];6);1))" office:value-type="string" office:string-value="r20-150-24-2" calcext:value-type="string">
            <text:p>r20-150-24-2</text:p>
          </table:table-cell>
          <table:table-cell table:style-name="ce27" table:formula="of:=IFERROR(ROUND(([.F19]/[.G19])*100;2);&quot;-&quot;)" office:value-type="float" office:value="100" calcext:value-type="float">
            <text:p>100</text:p>
          </table:table-cell>
          <table:table-cell table:style-name="ce12" table:formula="of:=IF([.AB19]=&quot;-&quot;;&quot;&quot;;[.J19])" office:value-type="float" office:value="-15.64604" calcext:value-type="float">
            <text:p>-15,6</text:p>
          </table:table-cell>
          <table:table-cell table:style-name="ce12" table:formula="of:=IF([.AB19]=&quot;-&quot;;&quot;&quot;;[.I19])" office:value-type="float" office:value="10.218574" calcext:value-type="float">
            <text:p>10,2</text:p>
          </table:table-cell>
          <table:table-cell table:style-name="ce28" table:formula="of:=IF([.AB19]=&quot;-&quot;;&quot;&quot;;[.U19])" office:value-type="float" office:value="1" calcext:value-type="float">
            <text:p>1</text:p>
          </table:table-cell>
          <table:table-cell table:style-name="ce28" table:formula="of:=IF([.AB19]=&quot;-&quot;;&quot;&quot;;[.V19])" office:value-type="float" office:value="610.988458" calcext:value-type="float">
            <text:p>610,988458</text:p>
          </table:table-cell>
          <table:table-cell table:style-name="ce28" table:formula="of:=IFERROR(ABS([.AE19]-CEILING([.AC19]));&quot;&quot;)" office:value-type="float" office:value="16" calcext:value-type="float">
            <text:p>16</text:p>
          </table:table-cell>
          <table:table-cell table:formula="of:=CEILING([.E1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55" calcext:value-type="float">
            <text:p>655</text:p>
          </table:table-cell>
          <table:table-cell table:style-name="Default" office:value-type="float" office:value="0.319013" calcext:value-type="float">
            <text:p>0,31901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0.86" calcext:value-type="float">
            <text:p>0,86</text:p>
          </table:table-cell>
          <table:table-cell office:value-type="float" office:value="3186936" calcext:value-type="float">
            <text:p>3186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580578" calcext:value-type="float">
            <text:p>0,5805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0];&quot;-&quot;;[.C20];&quot;-&quot;;[.AH20];&quot;-&quot;;LEFT(RIGHT([.A20];6);1))" office:value-type="string" office:string-value="r20-150-4-1" calcext:value-type="string">
            <text:p>r20-150-4-1</text:p>
          </table:table-cell>
          <table:table-cell table:style-name="ce27" table:formula="of:=IFERROR(ROUND(([.F20]/[.G20])*100;2);&quot;-&quot;)" office:value-type="float" office:value="100" calcext:value-type="float">
            <text:p>100</text:p>
          </table:table-cell>
          <table:table-cell table:style-name="ce12" table:formula="of:=IF([.AB20]=&quot;-&quot;;&quot;&quot;;[.J20])" office:value-type="float" office:value="-1.5" calcext:value-type="float">
            <text:p>-1,5</text:p>
          </table:table-cell>
          <table:table-cell table:style-name="ce12" table:formula="of:=IF([.AB20]=&quot;-&quot;;&quot;&quot;;[.I20])" office:value-type="float" office:value="0.319013" calcext:value-type="float">
            <text:p>0,3</text:p>
          </table:table-cell>
          <table:table-cell table:style-name="ce28" table:formula="of:=IF([.AB20]=&quot;-&quot;;&quot;&quot;;[.U20])" office:value-type="float" office:value="1" calcext:value-type="float">
            <text:p>1</text:p>
          </table:table-cell>
          <table:table-cell table:style-name="ce28" table:formula="of:=IF([.AB20]=&quot;-&quot;;&quot;&quot;;[.V20])" office:value-type="float" office:value="0.580578" calcext:value-type="float">
            <text:p>0,580578</text:p>
          </table:table-cell>
          <table:table-cell table:style-name="ce28" table:formula="of:=IFERROR(ABS([.AE20]-CEILING([.AC20]));&quot;&quot;)" office:value-type="float" office:value="2" calcext:value-type="float">
            <text:p>2</text:p>
          </table:table-cell>
          <table:table-cell table:formula="of:=CEILING([.E2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table:style-name="Default" office:value-type="float" office:value="0.164724" calcext:value-type="float">
            <text:p>0,16472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.24" calcext:value-type="float">
            <text:p>1,24</text:p>
          </table:table-cell>
          <table:table-cell office:value-type="float" office:value="3182112" calcext:value-type="float">
            <text:p>318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133379" calcext:value-type="float">
            <text:p>1,1333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1];&quot;-&quot;;[.C21];&quot;-&quot;;[.AH21];&quot;-&quot;;LEFT(RIGHT([.A21];6);1))" office:value-type="string" office:string-value="r20-150-4-2" calcext:value-type="string">
            <text:p>r20-150-4-2</text:p>
          </table:table-cell>
          <table:table-cell table:formula="of:=IFERROR(ROUND(([.F21]/[.G21])*100;2);&quot;-&quot;)" office:value-type="float" office:value="100" calcext:value-type="float">
            <text:p>100</text:p>
          </table:table-cell>
          <table:table-cell table:style-name="ce12" table:formula="of:=IF([.AB21]=&quot;-&quot;;&quot;&quot;;[.J21])" office:value-type="float" office:value="-1.5" calcext:value-type="float">
            <text:p>-1,5</text:p>
          </table:table-cell>
          <table:table-cell table:style-name="ce12" table:formula="of:=IF([.AB21]=&quot;-&quot;;&quot;&quot;;[.I21])" office:value-type="float" office:value="0.164724" calcext:value-type="float">
            <text:p>0,2</text:p>
          </table:table-cell>
          <table:table-cell table:formula="of:=IF([.AB21]=&quot;-&quot;;&quot;&quot;;[.U21])" office:value-type="float" office:value="1" calcext:value-type="float">
            <text:p>1</text:p>
          </table:table-cell>
          <table:table-cell table:formula="of:=IF([.AB21]=&quot;-&quot;;&quot;&quot;;[.V21])" office:value-type="float" office:value="1.133379" calcext:value-type="float">
            <text:p>1,133379</text:p>
          </table:table-cell>
          <table:table-cell table:formula="of:=IFERROR(ABS([.AE21]-CEILING([.AC21]));&quot;&quot;)" office:value-type="float" office:value="2" calcext:value-type="float">
            <text:p>2</text:p>
          </table:table-cell>
          <table:table-cell table:formula="of:=CEILING([.E2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65" calcext:value-type="float">
            <text:p>865</text:p>
          </table:table-cell>
          <table:table-cell office:value-type="float" office:value="942" calcext:value-type="float">
            <text:p>942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3.058348" calcext:value-type="float">
            <text:p>3,058348</text:p>
          </table:table-cell>
          <table:table-cell table:style-name="Default" office:value-type="float" office:value="-4.660581" calcext:value-type="float">
            <text:p>-4,660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0581" calcext:value-type="float">
            <text:p>-4,660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5" calcext:value-type="float">
            <text:p>3,05</text:p>
          </table:table-cell>
          <table:table-cell office:value-type="float" office:value="59.43" calcext:value-type="float">
            <text:p>59,43</text:p>
          </table:table-cell>
          <table:table-cell office:value-type="float" office:value="6588514" calcext:value-type="float">
            <text:p>6588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58.530991" calcext:value-type="float">
            <text:p>58,5309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2];&quot;-&quot;;[.C22];&quot;-&quot;;[.AH22];&quot;-&quot;;LEFT(RIGHT([.A22];6);1))" office:value-type="string" office:string-value="r20-200-10-1" calcext:value-type="string">
            <text:p>r20-200-10-1</text:p>
          </table:table-cell>
          <table:table-cell table:style-name="ce27" table:formula="of:=IFERROR(ROUND(([.F22]/[.G22])*100;2);&quot;-&quot;)" office:value-type="float" office:value="91.83" calcext:value-type="float">
            <text:p>91,83</text:p>
          </table:table-cell>
          <table:table-cell table:style-name="ce12" table:formula="of:=IF([.AB22]=&quot;-&quot;;&quot;&quot;;[.J22])" office:value-type="float" office:value="-4.660581" calcext:value-type="float">
            <text:p>-4,7</text:p>
          </table:table-cell>
          <table:table-cell table:style-name="ce12" table:formula="of:=IF([.AB22]=&quot;-&quot;;&quot;&quot;;[.I22])" office:value-type="float" office:value="3.058348" calcext:value-type="float">
            <text:p>3,1</text:p>
          </table:table-cell>
          <table:table-cell table:style-name="ce28" table:formula="of:=IF([.AB22]=&quot;-&quot;;&quot;&quot;;[.U22])" office:value-type="float" office:value="2" calcext:value-type="float">
            <text:p>2</text:p>
          </table:table-cell>
          <table:table-cell table:style-name="ce28" table:formula="of:=IF([.AB22]=&quot;-&quot;;&quot;&quot;;[.V22])" office:value-type="float" office:value="58.530991" calcext:value-type="float">
            <text:p>58,530991</text:p>
          </table:table-cell>
          <table:table-cell table:style-name="ce28" table:formula="of:=IFERROR(ABS([.AE22]-CEILING([.AC22]));&quot;&quot;)" office:value-type="float" office:value="6" calcext:value-type="float">
            <text:p>6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942" calcext:value-type="float">
            <text:p>942</text:p>
          </table:table-cell>
          <table:table-cell office:value-type="float" office:value="1935" calcext:value-type="float">
            <text:p>1935</text:p>
          </table:table-cell>
          <table:table-cell table:style-name="Default" office:value-type="float" office:value="3.657732" calcext:value-type="float">
            <text:p>3,657732</text:p>
          </table:table-cell>
          <table:table-cell table:style-name="Default" office:value-type="float" office:value="-4.780315" calcext:value-type="float">
            <text:p>-4,7803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0315" calcext:value-type="float">
            <text:p>-4,780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,64</text:p>
          </table:table-cell>
          <table:table-cell office:value-type="float" office:value="56.4" calcext:value-type="float">
            <text:p>56,4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53.707747" calcext:value-type="float">
            <text:p>53,7077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3];&quot;-&quot;;[.C23];&quot;-&quot;;[.AH23];&quot;-&quot;;LEFT(RIGHT([.A23];6);1))" office:value-type="string" office:string-value="r20-200-10-2" calcext:value-type="string">
            <text:p>r20-200-10-2</text:p>
          </table:table-cell>
          <table:table-cell table:formula="of:=IFERROR(ROUND(([.F23]/[.G23])*100;2);&quot;-&quot;)" office:value-type="float" office:value="93.52" calcext:value-type="float">
            <text:p>93,52</text:p>
          </table:table-cell>
          <table:table-cell table:style-name="ce12" table:formula="of:=IF([.AB23]=&quot;-&quot;;&quot;&quot;;[.J23])" office:value-type="float" office:value="-4.780315" calcext:value-type="float">
            <text:p>-4,8</text:p>
          </table:table-cell>
          <table:table-cell table:style-name="ce12" table:formula="of:=IF([.AB23]=&quot;-&quot;;&quot;&quot;;[.I23])" office:value-type="float" office:value="3.657732" calcext:value-type="float">
            <text:p>3,7</text:p>
          </table:table-cell>
          <table:table-cell table:formula="of:=IF([.AB23]=&quot;-&quot;;&quot;&quot;;[.U23])" office:value-type="float" office:value="1" calcext:value-type="float">
            <text:p>1</text:p>
          </table:table-cell>
          <table:table-cell table:formula="of:=IF([.AB23]=&quot;-&quot;;&quot;&quot;;[.V23])" office:value-type="float" office:value="53.707747" calcext:value-type="float">
            <text:p>53,707747</text:p>
          </table:table-cell>
          <table:table-cell table:formula="of:=IFERROR(ABS([.AE23]-CEILING([.AC23]));&quot;&quot;)" office:value-type="float" office:value="5" calcext:value-type="float">
            <text:p>5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1222" calcext:value-type="float">
            <text:p>1222</text:p>
          </table:table-cell>
          <table:table-cell office:value-type="float" office:value="2833" calcext:value-type="float">
            <text:p>2833</text:p>
          </table:table-cell>
          <table:table-cell table:style-name="Default" office:value-type="float" office:value="10.538385" calcext:value-type="float">
            <text:p>10,538385</text:p>
          </table:table-cell>
          <table:table-cell table:style-name="Default" office:value-type="float" office:value="-8.446444" calcext:value-type="float">
            <text:p>-8,4464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46444" calcext:value-type="float">
            <text:p>-8,446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51" calcext:value-type="float">
            <text:p>10,51</text:p>
          </table:table-cell>
          <table:table-cell office:value-type="float" office:value="610.56" calcext:value-type="float">
            <text:p>610,56</text:p>
          </table:table-cell>
          <table:table-cell office:value-type="float" office:value="9255047" calcext:value-type="float">
            <text:p>9255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11.460758" calcext:value-type="float">
            <text:p>611,4607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4];&quot;-&quot;;[.C24];&quot;-&quot;;[.AH24];&quot;-&quot;;LEFT(RIGHT([.A24];6);1))" office:value-type="string" office:string-value="r20-200-15-1" calcext:value-type="string">
            <text:p>r20-200-15-1</text:p>
          </table:table-cell>
          <table:table-cell table:style-name="ce27" table:formula="of:=IFERROR(ROUND(([.F24]/[.G24])*100;2);&quot;-&quot;)" office:value-type="float" office:value="93.62" calcext:value-type="float">
            <text:p>93,62</text:p>
          </table:table-cell>
          <table:table-cell table:style-name="ce12" table:formula="of:=IF([.AB24]=&quot;-&quot;;&quot;&quot;;[.J24])" office:value-type="float" office:value="-8.446444" calcext:value-type="float">
            <text:p>-8,4</text:p>
          </table:table-cell>
          <table:table-cell table:style-name="ce12" table:formula="of:=IF([.AB24]=&quot;-&quot;;&quot;&quot;;[.I24])" office:value-type="float" office:value="10.538385" calcext:value-type="float">
            <text:p>10,5</text:p>
          </table:table-cell>
          <table:table-cell table:style-name="ce28" table:formula="of:=IF([.AB24]=&quot;-&quot;;&quot;&quot;;[.U24])" office:value-type="float" office:value="2" calcext:value-type="float">
            <text:p>2</text:p>
          </table:table-cell>
          <table:table-cell table:style-name="ce28" table:formula="of:=IF([.AB24]=&quot;-&quot;;&quot;&quot;;[.V24])" office:value-type="float" office:value="611.460758" calcext:value-type="float">
            <text:p>611,460758</text:p>
          </table:table-cell>
          <table:table-cell table:style-name="ce28" table:formula="of:=IFERROR(ABS([.AE24]-CEILING([.AC24]));&quot;&quot;)" office:value-type="float" office:value="10" calcext:value-type="float">
            <text:p>10</text:p>
          </table:table-cell>
          <table:table-cell table:formula="of:=CEILING([.E2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982" calcext:value-type="float">
            <text:p>1982</text:p>
          </table:table-cell>
          <table:table-cell table:style-name="Default" office:value-type="float" office:value="3.11005" calcext:value-type="float">
            <text:p>3,11005</text:p>
          </table:table-cell>
          <table:table-cell table:style-name="Default" office:value-type="float" office:value="-8.62457" calcext:value-type="float">
            <text:p>-8,624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2457" calcext:value-type="float">
            <text:p>-8,62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603.12" calcext:value-type="float">
            <text:p>603,12</text:p>
          </table:table-cell>
          <table:table-cell office:value-type="float" office:value="9084287" calcext:value-type="float">
            <text:p>9084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2.601339" calcext:value-type="float">
            <text:p>612,6013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5];&quot;-&quot;;[.C25];&quot;-&quot;;[.AH25];&quot;-&quot;;LEFT(RIGHT([.A25];6);1))" office:value-type="string" office:string-value="r20-200-15-2" calcext:value-type="string">
            <text:p>r20-200-15-2</text:p>
          </table:table-cell>
          <table:table-cell table:style-name="ce27" table:formula="of:=IFERROR(ROUND(([.F25]/[.G25])*100;2);&quot;-&quot;)" office:value-type="float" office:value="100" calcext:value-type="float">
            <text:p>100</text:p>
          </table:table-cell>
          <table:table-cell table:style-name="ce12" table:formula="of:=IF([.AB25]=&quot;-&quot;;&quot;&quot;;[.J25])" office:value-type="float" office:value="-8.62457" calcext:value-type="float">
            <text:p>-8,6</text:p>
          </table:table-cell>
          <table:table-cell table:style-name="ce12" table:formula="of:=IF([.AB25]=&quot;-&quot;;&quot;&quot;;[.I25])" office:value-type="float" office:value="3.11005" calcext:value-type="float">
            <text:p>3,1</text:p>
          </table:table-cell>
          <table:table-cell table:style-name="ce28" table:formula="of:=IF([.AB25]=&quot;-&quot;;&quot;&quot;;[.U25])" office:value-type="float" office:value="1" calcext:value-type="float">
            <text:p>1</text:p>
          </table:table-cell>
          <table:table-cell table:style-name="ce28" table:formula="of:=IF([.AB25]=&quot;-&quot;;&quot;&quot;;[.V25])" office:value-type="float" office:value="612.601339" calcext:value-type="float">
            <text:p>612,601339</text:p>
          </table:table-cell>
          <table:table-cell table:style-name="ce28" table:formula="of:=IFERROR(ABS([.AE25]-CEILING([.AC25]));&quot;&quot;)" office:value-type="float" office:value="9" calcext:value-type="float">
            <text:p>9</text:p>
          </table:table-cell>
          <table:table-cell table:formula="of:=CEILING([.E2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671" calcext:value-type="float">
            <text:p>2671</text:p>
          </table:table-cell>
          <table:table-cell table:style-name="Default" office:value-type="float" office:value="11.596082" calcext:value-type="float">
            <text:p>11,596082</text:p>
          </table:table-cell>
          <table:table-cell table:style-name="Default" office:value-type="float" office:value="-12.37312" calcext:value-type="float">
            <text:p>-12,373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7312" calcext:value-type="float">
            <text:p>-12,373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5" calcext:value-type="float">
            <text:p>11,55</text:p>
          </table:table-cell>
          <table:table-cell office:value-type="float" office:value="611.62" calcext:value-type="float">
            <text:p>611,62</text:p>
          </table:table-cell>
          <table:table-cell office:value-type="float" office:value="12455355" calcext:value-type="float">
            <text:p>1245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7.903627" calcext:value-type="float">
            <text:p>607,9036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6];&quot;-&quot;;[.C26];&quot;-&quot;;[.AH26];&quot;-&quot;;LEFT(RIGHT([.A26];6);1))" office:value-type="string" office:string-value="r20-200-20-1" calcext:value-type="string">
            <text:p>r20-200-20-1</text:p>
          </table:table-cell>
          <table:table-cell table:formula="of:=IFERROR(ROUND(([.F26]/[.G26])*100;2);&quot;-&quot;)" office:value-type="float" office:value="100" calcext:value-type="float">
            <text:p>100</text:p>
          </table:table-cell>
          <table:table-cell table:style-name="ce12" table:formula="of:=IF([.AB26]=&quot;-&quot;;&quot;&quot;;[.J26])" office:value-type="float" office:value="-12.37312" calcext:value-type="float">
            <text:p>-12,4</text:p>
          </table:table-cell>
          <table:table-cell table:style-name="ce12" table:formula="of:=IF([.AB26]=&quot;-&quot;;&quot;&quot;;[.I26])" office:value-type="float" office:value="11.596082" calcext:value-type="float">
            <text:p>11,6</text:p>
          </table:table-cell>
          <table:table-cell table:formula="of:=IF([.AB26]=&quot;-&quot;;&quot;&quot;;[.U26])" office:value-type="float" office:value="2" calcext:value-type="float">
            <text:p>2</text:p>
          </table:table-cell>
          <table:table-cell table:formula="of:=IF([.AB26]=&quot;-&quot;;&quot;&quot;;[.V26])" office:value-type="float" office:value="607.903627" calcext:value-type="float">
            <text:p>607,903627</text:p>
          </table:table-cell>
          <table:table-cell table:formula="of:=IFERROR(ABS([.AE26]-CEILING([.AC26]));&quot;&quot;)" office:value-type="float" office:value="14" calcext:value-type="float">
            <text:p>14</text:p>
          </table:table-cell>
          <table:table-cell table:formula="of:=CEILING([.E2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497" calcext:value-type="float">
            <text:p>2497</text:p>
          </table:table-cell>
          <table:table-cell table:style-name="Default" office:value-type="float" office:value="6.25851" calcext:value-type="float">
            <text:p>6,25851</text:p>
          </table:table-cell>
          <table:table-cell table:style-name="Default" office:value-type="float" office:value="-12.381672" calcext:value-type="float">
            <text:p>-12,381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1672" calcext:value-type="float">
            <text:p>-12,381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21" calcext:value-type="float">
            <text:p>6,21</text:p>
          </table:table-cell>
          <table:table-cell office:value-type="float" office:value="606.27" calcext:value-type="float">
            <text:p>606,27</text:p>
          </table:table-cell>
          <table:table-cell office:value-type="float" office:value="12420435" calcext:value-type="float">
            <text:p>1242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6.441543" calcext:value-type="float">
            <text:p>606,4415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7];&quot;-&quot;;[.C27];&quot;-&quot;;[.AH27];&quot;-&quot;;LEFT(RIGHT([.A27];6);1))" office:value-type="string" office:string-value="r20-200-20-2" calcext:value-type="string">
            <text:p>r20-200-20-2</text:p>
          </table:table-cell>
          <table:table-cell table:formula="of:=IFERROR(ROUND(([.F27]/[.G27])*100;2);&quot;-&quot;)" office:value-type="float" office:value="100" calcext:value-type="float">
            <text:p>100</text:p>
          </table:table-cell>
          <table:table-cell table:style-name="ce12" table:formula="of:=IF([.AB27]=&quot;-&quot;;&quot;&quot;;[.J27])" office:value-type="float" office:value="-12.381672" calcext:value-type="float">
            <text:p>-12,4</text:p>
          </table:table-cell>
          <table:table-cell table:style-name="ce12" table:formula="of:=IF([.AB27]=&quot;-&quot;;&quot;&quot;;[.I27])" office:value-type="float" office:value="6.25851" calcext:value-type="float">
            <text:p>6,3</text:p>
          </table:table-cell>
          <table:table-cell table:formula="of:=IF([.AB27]=&quot;-&quot;;&quot;&quot;;[.U27])" office:value-type="float" office:value="1" calcext:value-type="float">
            <text:p>1</text:p>
          </table:table-cell>
          <table:table-cell table:formula="of:=IF([.AB27]=&quot;-&quot;;&quot;&quot;;[.V27])" office:value-type="float" office:value="606.441543" calcext:value-type="float">
            <text:p>606,441543</text:p>
          </table:table-cell>
          <table:table-cell table:formula="of:=IFERROR(ABS([.AE27]-CEILING([.AC27]));&quot;&quot;)" office:value-type="float" office:value="13" calcext:value-type="float">
            <text:p>13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358" calcext:value-type="float">
            <text:p>3358</text:p>
          </table:table-cell>
          <table:table-cell table:style-name="Default" office:value-type="float" office:value="10.008413" calcext:value-type="float">
            <text:p>10,008413</text:p>
          </table:table-cell>
          <table:table-cell table:style-name="Default" office:value-type="float" office:value="-15.683504" calcext:value-type="float">
            <text:p>-15,68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3504" calcext:value-type="float">
            <text:p>-15,68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5" calcext:value-type="float">
            <text:p>9,95</text:p>
          </table:table-cell>
          <table:table-cell office:value-type="float" office:value="610.05" calcext:value-type="float">
            <text:p>610,05</text:p>
          </table:table-cell>
          <table:table-cell office:value-type="float" office:value="17713221" calcext:value-type="float">
            <text:p>17713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1.828656" calcext:value-type="float">
            <text:p>601,8286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8];&quot;-&quot;;[.C28];&quot;-&quot;;[.AH28];&quot;-&quot;;LEFT(RIGHT([.A28];6);1))" office:value-type="string" office:string-value="r20-200-24-1" calcext:value-type="string">
            <text:p>r20-200-24-1</text:p>
          </table:table-cell>
          <table:table-cell table:formula="of:=IFERROR(ROUND(([.F28]/[.G28])*100;2);&quot;-&quot;)" office:value-type="float" office:value="100" calcext:value-type="float">
            <text:p>100</text:p>
          </table:table-cell>
          <table:table-cell table:style-name="ce12" table:formula="of:=IF([.AB28]=&quot;-&quot;;&quot;&quot;;[.J28])" office:value-type="float" office:value="-15.683504" calcext:value-type="float">
            <text:p>-15,7</text:p>
          </table:table-cell>
          <table:table-cell table:style-name="ce12" table:formula="of:=IF([.AB28]=&quot;-&quot;;&quot;&quot;;[.I28])" office:value-type="float" office:value="10.008413" calcext:value-type="float">
            <text:p>10,0</text:p>
          </table:table-cell>
          <table:table-cell table:formula="of:=IF([.AB28]=&quot;-&quot;;&quot;&quot;;[.U28])" office:value-type="float" office:value="3" calcext:value-type="float">
            <text:p>3</text:p>
          </table:table-cell>
          <table:table-cell table:formula="of:=IF([.AB28]=&quot;-&quot;;&quot;&quot;;[.V28])" office:value-type="float" office:value="601.828656" calcext:value-type="float">
            <text:p>601,828656</text:p>
          </table:table-cell>
          <table:table-cell table:formula="of:=IFERROR(ABS([.AE28]-CEILING([.AC28]));&quot;&quot;)" office:value-type="float" office:value="18" calcext:value-type="float">
            <text:p>18</text:p>
          </table:table-cell>
          <table:table-cell table:formula="of:=CEILING([.E2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528" calcext:value-type="float">
            <text:p>3528</text:p>
          </table:table-cell>
          <table:table-cell table:style-name="Default" office:value-type="float" office:value="10.763696" calcext:value-type="float">
            <text:p>10,763696</text:p>
          </table:table-cell>
          <table:table-cell table:style-name="Default" office:value-type="float" office:value="-15.682829" calcext:value-type="float">
            <text:p>-15,6828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2829" calcext:value-type="float">
            <text:p>-15,68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,7</text:p>
          </table:table-cell>
          <table:table-cell office:value-type="float" office:value="610.79" calcext:value-type="float">
            <text:p>610,79</text:p>
          </table:table-cell>
          <table:table-cell office:value-type="float" office:value="17704525" calcext:value-type="float">
            <text:p>17704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2.213977" calcext:value-type="float">
            <text:p>602,2139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9];&quot;-&quot;;[.C29];&quot;-&quot;;[.AH29];&quot;-&quot;;LEFT(RIGHT([.A29];6);1))" office:value-type="string" office:string-value="r20-200-24-2" calcext:value-type="string">
            <text:p>r20-200-24-2</text:p>
          </table:table-cell>
          <table:table-cell table:formula="of:=IFERROR(ROUND(([.F29]/[.G29])*100;2);&quot;-&quot;)" office:value-type="float" office:value="100" calcext:value-type="float">
            <text:p>100</text:p>
          </table:table-cell>
          <table:table-cell table:style-name="ce12" table:formula="of:=IF([.AB29]=&quot;-&quot;;&quot;&quot;;[.J29])" office:value-type="float" office:value="-15.682829" calcext:value-type="float">
            <text:p>-15,7</text:p>
          </table:table-cell>
          <table:table-cell table:style-name="ce12" table:formula="of:=IF([.AB29]=&quot;-&quot;;&quot;&quot;;[.I29])" office:value-type="float" office:value="10.763696" calcext:value-type="float">
            <text:p>10,8</text:p>
          </table:table-cell>
          <table:table-cell table:formula="of:=IF([.AB29]=&quot;-&quot;;&quot;&quot;;[.U29])" office:value-type="float" office:value="1" calcext:value-type="float">
            <text:p>1</text:p>
          </table:table-cell>
          <table:table-cell table:formula="of:=IF([.AB29]=&quot;-&quot;;&quot;&quot;;[.V29])" office:value-type="float" office:value="602.213977" calcext:value-type="float">
            <text:p>602,213977</text:p>
          </table:table-cell>
          <table:table-cell table:formula="of:=IFERROR(ABS([.AE29]-CEILING([.AC29]));&quot;&quot;)" office:value-type="float" office:value="16" calcext:value-type="float">
            <text:p>16</text:p>
          </table:table-cell>
          <table:table-cell table:formula="of:=CEILING([.E2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802" calcext:value-type="float">
            <text:p>802</text:p>
          </table:table-cell>
          <table:table-cell table:style-name="Default" office:value-type="float" office:value="0.477513" calcext:value-type="float">
            <text:p>0,477513</text:p>
          </table:table-cell>
          <table:table-cell table:style-name="Default" office:value-type="float" office:value="-1.56931" calcext:value-type="float">
            <text:p>-1,569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6931" calcext:value-type="float">
            <text:p>-1,569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3.86" calcext:value-type="float">
            <text:p>3,86</text:p>
          </table:table-cell>
          <table:table-cell office:value-type="float" office:value="4150838" calcext:value-type="float">
            <text:p>415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3.458687" calcext:value-type="float">
            <text:p>3,4586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0];&quot;-&quot;;[.C30];&quot;-&quot;;[.AH30];&quot;-&quot;;LEFT(RIGHT([.A30];6);1))" office:value-type="string" office:string-value="r20-200-4-1" calcext:value-type="string">
            <text:p>r20-200-4-1</text:p>
          </table:table-cell>
          <table:table-cell table:formula="of:=IFERROR(ROUND(([.F30]/[.G30])*100;2);&quot;-&quot;)" office:value-type="float" office:value="100" calcext:value-type="float">
            <text:p>100</text:p>
          </table:table-cell>
          <table:table-cell table:style-name="ce12" table:formula="of:=IF([.AB30]=&quot;-&quot;;&quot;&quot;;[.J30])" office:value-type="float" office:value="-1.56931" calcext:value-type="float">
            <text:p>-1,6</text:p>
          </table:table-cell>
          <table:table-cell table:style-name="ce12" table:formula="of:=IF([.AB30]=&quot;-&quot;;&quot;&quot;;[.I30])" office:value-type="float" office:value="0.477513" calcext:value-type="float">
            <text:p>0,5</text:p>
          </table:table-cell>
          <table:table-cell table:formula="of:=IF([.AB30]=&quot;-&quot;;&quot;&quot;;[.U30])" office:value-type="float" office:value="1" calcext:value-type="float">
            <text:p>1</text:p>
          </table:table-cell>
          <table:table-cell table:formula="of:=IF([.AB30]=&quot;-&quot;;&quot;&quot;;[.V30])" office:value-type="float" office:value="3.458687" calcext:value-type="float">
            <text:p>3,458687</text:p>
          </table:table-cell>
          <table:table-cell table:formula="of:=IFERROR(ABS([.AE30]-CEILING([.AC30]));&quot;&quot;)" office:value-type="float" office:value="2" calcext:value-type="float">
            <text:p>2</text:p>
          </table:table-cell>
          <table:table-cell table:formula="of:=CEILING([.E3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 table:style-name="Default" office:value-type="float" office:value="0.282182" calcext:value-type="float">
            <text:p>0,28218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16" calcext:value-type="float">
            <text:p>1,16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91272" calcext:value-type="float">
            <text:p>0,91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1];&quot;-&quot;;[.C31];&quot;-&quot;;[.AH31];&quot;-&quot;;LEFT(RIGHT([.A31];6);1))" office:value-type="string" office:string-value="r20-200-4-2" calcext:value-type="string">
            <text:p>r20-200-4-2</text:p>
          </table:table-cell>
          <table:table-cell table:formula="of:=IFERROR(ROUND(([.F31]/[.G31])*100;2);&quot;-&quot;)" office:value-type="float" office:value="100" calcext:value-type="float">
            <text:p>100</text:p>
          </table:table-cell>
          <table:table-cell table:style-name="ce12" table:formula="of:=IF([.AB31]=&quot;-&quot;;&quot;&quot;;[.J31])" office:value-type="float" office:value="-1.5" calcext:value-type="float">
            <text:p>-1,5</text:p>
          </table:table-cell>
          <table:table-cell table:style-name="ce12" table:formula="of:=IF([.AB31]=&quot;-&quot;;&quot;&quot;;[.I31])" office:value-type="float" office:value="0.282182" calcext:value-type="float">
            <text:p>0,3</text:p>
          </table:table-cell>
          <table:table-cell table:formula="of:=IF([.AB31]=&quot;-&quot;;&quot;&quot;;[.U31])" office:value-type="float" office:value="1" calcext:value-type="float">
            <text:p>1</text:p>
          </table:table-cell>
          <table:table-cell table:formula="of:=IF([.AB31]=&quot;-&quot;;&quot;&quot;;[.V31])" office:value-type="float" office:value="0.91272" calcext:value-type="float">
            <text:p>0,91272</text:p>
          </table:table-cell>
          <table:table-cell table:formula="of:=IFERROR(ABS([.AE31]-CEILING([.AC31]));&quot;&quot;)" office:value-type="float" office:value="2" calcext:value-type="float">
            <text:p>2</text:p>
          </table:table-cell>
          <table:table-cell table:formula="of:=CEILING([.E3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2261" calcext:value-type="float">
            <text:p>2261</text:p>
          </table:table-cell>
          <table:table-cell table:style-name="Default" office:value-type="float" office:value="3.22189" calcext:value-type="float">
            <text:p>3,22189</text:p>
          </table:table-cell>
          <table:table-cell table:style-name="Default" office:value-type="float" office:value="-4.664414" calcext:value-type="float">
            <text:p>-4,6644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4414" calcext:value-type="float">
            <text:p>-4,664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float" office:value="603.23" calcext:value-type="float">
            <text:p>603,23</text:p>
          </table:table-cell>
          <table:table-cell office:value-type="float" office:value="8098704" calcext:value-type="float">
            <text:p>80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22.775629" calcext:value-type="float">
            <text:p>622,7756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2];&quot;-&quot;;[.C32];&quot;-&quot;;[.AH32];&quot;-&quot;;LEFT(RIGHT([.A32];6);1))" office:value-type="string" office:string-value="r20-250-10-1" calcext:value-type="string">
            <text:p>r20-250-10-1</text:p>
          </table:table-cell>
          <table:table-cell table:formula="of:=IFERROR(ROUND(([.F32]/[.G32])*100;2);&quot;-&quot;)" office:value-type="float" office:value="93.78" calcext:value-type="float">
            <text:p>93,78</text:p>
          </table:table-cell>
          <table:table-cell table:style-name="ce12" table:formula="of:=IF([.AB32]=&quot;-&quot;;&quot;&quot;;[.J32])" office:value-type="float" office:value="-4.664414" calcext:value-type="float">
            <text:p>-4,7</text:p>
          </table:table-cell>
          <table:table-cell table:style-name="ce12" table:formula="of:=IF([.AB32]=&quot;-&quot;;&quot;&quot;;[.I32])" office:value-type="float" office:value="3.22189" calcext:value-type="float">
            <text:p>3,2</text:p>
          </table:table-cell>
          <table:table-cell table:formula="of:=IF([.AB32]=&quot;-&quot;;&quot;&quot;;[.U32])" office:value-type="float" office:value="2" calcext:value-type="float">
            <text:p>2</text:p>
          </table:table-cell>
          <table:table-cell table:formula="of:=IF([.AB32]=&quot;-&quot;;&quot;&quot;;[.V32])" office:value-type="float" office:value="622.775629" calcext:value-type="float">
            <text:p>622,775629</text:p>
          </table:table-cell>
          <table:table-cell table:formula="of:=IFERROR(ABS([.AE32]-CEILING([.AC32]));&quot;&quot;)" office:value-type="float" office:value="6" calcext:value-type="float">
            <text:p>6</text:p>
          </table:table-cell>
          <table:table-cell table:formula="of:=CEILING([.E3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8" calcext:value-type="float">
            <text:p>1078</text:p>
          </table:table-cell>
          <table:table-cell office:value-type="float" office:value="1142" calcext:value-type="float">
            <text:p>1142</text:p>
          </table:table-cell>
          <table:table-cell office:value-type="float" office:value="2139" calcext:value-type="float">
            <text:p>2139</text:p>
          </table:table-cell>
          <table:table-cell table:style-name="Default" office:value-type="float" office:value="4.884387" calcext:value-type="float">
            <text:p>4,88438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87" calcext:value-type="float">
            <text:p>4,87</text:p>
          </table:table-cell>
          <table:table-cell office:value-type="float" office:value="153.97" calcext:value-type="float">
            <text:p>153,97</text:p>
          </table:table-cell>
          <table:table-cell office:value-type="float" office:value="8114544" calcext:value-type="float">
            <text:p>8114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51.61155" calcext:value-type="float">
            <text:p>151,61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3];&quot;-&quot;;[.C33];&quot;-&quot;;[.AH33];&quot;-&quot;;LEFT(RIGHT([.A33];6);1))" office:value-type="string" office:string-value="r20-250-10-2" calcext:value-type="string">
            <text:p>r20-250-10-2</text:p>
          </table:table-cell>
          <table:table-cell table:formula="of:=IFERROR(ROUND(([.F33]/[.G33])*100;2);&quot;-&quot;)" office:value-type="float" office:value="94.4" calcext:value-type="float">
            <text:p>94,4</text:p>
          </table:table-cell>
          <table:table-cell table:style-name="ce12" table:formula="of:=IF([.AB33]=&quot;-&quot;;&quot;&quot;;[.J33])" office:value-type="float" office:value="-4.666667" calcext:value-type="float">
            <text:p>-4,7</text:p>
          </table:table-cell>
          <table:table-cell table:style-name="ce12" table:formula="of:=IF([.AB33]=&quot;-&quot;;&quot;&quot;;[.I33])" office:value-type="float" office:value="4.884387" calcext:value-type="float">
            <text:p>4,9</text:p>
          </table:table-cell>
          <table:table-cell table:formula="of:=IF([.AB33]=&quot;-&quot;;&quot;&quot;;[.U33])" office:value-type="float" office:value="1" calcext:value-type="float">
            <text:p>1</text:p>
          </table:table-cell>
          <table:table-cell table:formula="of:=IF([.AB33]=&quot;-&quot;;&quot;&quot;;[.V33])" office:value-type="float" office:value="151.61155" calcext:value-type="float">
            <text:p>151,61155</text:p>
          </table:table-cell>
          <table:table-cell table:formula="of:=IFERROR(ABS([.AE33]-CEILING([.AC33]));&quot;&quot;)" office:value-type="float" office:value="5" calcext:value-type="float">
            <text:p>5</text:p>
          </table:table-cell>
          <table:table-cell table:formula="of:=CEILING([.E3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317" calcext:value-type="float">
            <text:p>2317</text:p>
          </table:table-cell>
          <table:table-cell table:style-name="Default" office:value-type="float" office:value="4.330761" calcext:value-type="float">
            <text:p>4,330761</text:p>
          </table:table-cell>
          <table:table-cell table:style-name="Default" office:value-type="float" office:value="-8.515342" calcext:value-type="float">
            <text:p>-8,5153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15342" calcext:value-type="float">
            <text:p>-8,515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float" office:value="604.35" calcext:value-type="float">
            <text:p>604,35</text:p>
          </table:table-cell>
          <table:table-cell office:value-type="float" office:value="11189464" calcext:value-type="float">
            <text:p>1118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9.422668" calcext:value-type="float">
            <text:p>609,4226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4];&quot;-&quot;;[.C34];&quot;-&quot;;[.AH34];&quot;-&quot;;LEFT(RIGHT([.A34];6);1))" office:value-type="string" office:string-value="r20-250-15-1" calcext:value-type="string">
            <text:p>r20-250-15-1</text:p>
          </table:table-cell>
          <table:table-cell table:formula="of:=IFERROR(ROUND(([.F34]/[.G34])*100;2);&quot;-&quot;)" office:value-type="float" office:value="100" calcext:value-type="float">
            <text:p>100</text:p>
          </table:table-cell>
          <table:table-cell table:style-name="ce12" table:formula="of:=IF([.AB34]=&quot;-&quot;;&quot;&quot;;[.J34])" office:value-type="float" office:value="-8.515342" calcext:value-type="float">
            <text:p>-8,5</text:p>
          </table:table-cell>
          <table:table-cell table:style-name="ce12" table:formula="of:=IF([.AB34]=&quot;-&quot;;&quot;&quot;;[.I34])" office:value-type="float" office:value="4.330761" calcext:value-type="float">
            <text:p>4,3</text:p>
          </table:table-cell>
          <table:table-cell table:formula="of:=IF([.AB34]=&quot;-&quot;;&quot;&quot;;[.U34])" office:value-type="float" office:value="2" calcext:value-type="float">
            <text:p>2</text:p>
          </table:table-cell>
          <table:table-cell table:formula="of:=IF([.AB34]=&quot;-&quot;;&quot;&quot;;[.V34])" office:value-type="float" office:value="609.422668" calcext:value-type="float">
            <text:p>609,422668</text:p>
          </table:table-cell>
          <table:table-cell table:formula="of:=IFERROR(ABS([.AE34]-CEILING([.AC34]));&quot;&quot;)" office:value-type="float" office:value="10" calcext:value-type="float">
            <text:p>10</text:p>
          </table:table-cell>
          <table:table-cell table:formula="of:=CEILING([.E3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585" calcext:value-type="float">
            <text:p>2585</text:p>
          </table:table-cell>
          <table:table-cell table:style-name="Default" office:value-type="float" office:value="9.758485" calcext:value-type="float">
            <text:p>9,758485</text:p>
          </table:table-cell>
          <table:table-cell table:style-name="Default" office:value-type="float" office:value="-8.601049" calcext:value-type="float">
            <text:p>-8,6010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01049" calcext:value-type="float">
            <text:p>-8,6010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72" calcext:value-type="float">
            <text:p>9,72</text:p>
          </table:table-cell>
          <table:table-cell office:value-type="float" office:value="609.77" calcext:value-type="float">
            <text:p>609,77</text:p>
          </table:table-cell>
          <table:table-cell office:value-type="float" office:value="11177192" calcext:value-type="float">
            <text:p>11177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7.146085" calcext:value-type="float">
            <text:p>607,1460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5];&quot;-&quot;;[.C35];&quot;-&quot;;[.AH35];&quot;-&quot;;LEFT(RIGHT([.A35];6);1))" office:value-type="string" office:string-value="r20-250-15-2" calcext:value-type="string">
            <text:p>r20-250-15-2</text:p>
          </table:table-cell>
          <table:table-cell table:formula="of:=IFERROR(ROUND(([.F35]/[.G35])*100;2);&quot;-&quot;)" office:value-type="float" office:value="100" calcext:value-type="float">
            <text:p>100</text:p>
          </table:table-cell>
          <table:table-cell table:style-name="ce12" table:formula="of:=IF([.AB35]=&quot;-&quot;;&quot;&quot;;[.J35])" office:value-type="float" office:value="-8.601049" calcext:value-type="float">
            <text:p>-8,6</text:p>
          </table:table-cell>
          <table:table-cell table:style-name="ce12" table:formula="of:=IF([.AB35]=&quot;-&quot;;&quot;&quot;;[.I35])" office:value-type="float" office:value="9.758485" calcext:value-type="float">
            <text:p>9,8</text:p>
          </table:table-cell>
          <table:table-cell table:formula="of:=IF([.AB35]=&quot;-&quot;;&quot;&quot;;[.U35])" office:value-type="float" office:value="1" calcext:value-type="float">
            <text:p>1</text:p>
          </table:table-cell>
          <table:table-cell table:formula="of:=IF([.AB35]=&quot;-&quot;;&quot;&quot;;[.V35])" office:value-type="float" office:value="607.146085" calcext:value-type="float">
            <text:p>607,146085</text:p>
          </table:table-cell>
          <table:table-cell table:formula="of:=IFERROR(ABS([.AE35]-CEILING([.AC35]));&quot;&quot;)" office:value-type="float" office:value="9" calcext:value-type="float">
            <text:p>9</text:p>
          </table:table-cell>
          <table:table-cell table:formula="of:=CEILING([.E3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085" calcext:value-type="float">
            <text:p>3085</text:p>
          </table:table-cell>
          <table:table-cell table:style-name="Default" office:value-type="float" office:value="9.010095" calcext:value-type="float">
            <text:p>9,010095</text:p>
          </table:table-cell>
          <table:table-cell table:style-name="Default" office:value-type="float" office:value="-12.35051" calcext:value-type="float">
            <text:p>-12,350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051" calcext:value-type="float">
            <text:p>-12,35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96" calcext:value-type="float">
            <text:p>8,96</text:p>
          </table:table-cell>
          <table:table-cell office:value-type="float" office:value="609.04" calcext:value-type="float">
            <text:p>609,04</text:p>
          </table:table-cell>
          <table:table-cell office:value-type="float" office:value="15348177" calcext:value-type="float">
            <text:p>15348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5.272025" calcext:value-type="float">
            <text:p>605,2720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6];&quot;-&quot;;[.C36];&quot;-&quot;;[.AH36];&quot;-&quot;;LEFT(RIGHT([.A36];6);1))" office:value-type="string" office:string-value="r20-250-20-1" calcext:value-type="string">
            <text:p>r20-250-20-1</text:p>
          </table:table-cell>
          <table:table-cell table:formula="of:=IFERROR(ROUND(([.F36]/[.G36])*100;2);&quot;-&quot;)" office:value-type="float" office:value="100" calcext:value-type="float">
            <text:p>100</text:p>
          </table:table-cell>
          <table:table-cell table:style-name="ce12" table:formula="of:=IF([.AB36]=&quot;-&quot;;&quot;&quot;;[.J36])" office:value-type="float" office:value="-12.35051" calcext:value-type="float">
            <text:p>-12,4</text:p>
          </table:table-cell>
          <table:table-cell table:style-name="ce12" table:formula="of:=IF([.AB36]=&quot;-&quot;;&quot;&quot;;[.I36])" office:value-type="float" office:value="9.010095" calcext:value-type="float">
            <text:p>9,0</text:p>
          </table:table-cell>
          <table:table-cell table:formula="of:=IF([.AB36]=&quot;-&quot;;&quot;&quot;;[.U36])" office:value-type="float" office:value="2" calcext:value-type="float">
            <text:p>2</text:p>
          </table:table-cell>
          <table:table-cell table:formula="of:=IF([.AB36]=&quot;-&quot;;&quot;&quot;;[.V36])" office:value-type="float" office:value="605.272025" calcext:value-type="float">
            <text:p>605,272025</text:p>
          </table:table-cell>
          <table:table-cell table:formula="of:=IFERROR(ABS([.AE36]-CEILING([.AC36]));&quot;&quot;)" office:value-type="float" office:value="14" calcext:value-type="float">
            <text:p>14</text:p>
          </table:table-cell>
          <table:table-cell table:formula="of:=CEILING([.E3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168" calcext:value-type="float">
            <text:p>3168</text:p>
          </table:table-cell>
          <table:table-cell table:style-name="Default" office:value-type="float" office:value="6.797548" calcext:value-type="float">
            <text:p>6,797548</text:p>
          </table:table-cell>
          <table:table-cell table:style-name="Default" office:value-type="float" office:value="-12.380711" calcext:value-type="float">
            <text:p>-12,3807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0711" calcext:value-type="float">
            <text:p>-12,380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,75</text:p>
          </table:table-cell>
          <table:table-cell office:value-type="float" office:value="606.82" calcext:value-type="float">
            <text:p>606,82</text:p>
          </table:table-cell>
          <table:table-cell office:value-type="float" office:value="15315817" calcext:value-type="float">
            <text:p>153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6.471471" calcext:value-type="float">
            <text:p>606,4714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7];&quot;-&quot;;[.C37];&quot;-&quot;;[.AH37];&quot;-&quot;;LEFT(RIGHT([.A37];6);1))" office:value-type="string" office:string-value="r20-250-20-2" calcext:value-type="string">
            <text:p>r20-250-20-2</text:p>
          </table:table-cell>
          <table:table-cell table:formula="of:=IFERROR(ROUND(([.F37]/[.G37])*100;2);&quot;-&quot;)" office:value-type="float" office:value="100" calcext:value-type="float">
            <text:p>100</text:p>
          </table:table-cell>
          <table:table-cell table:style-name="ce12" table:formula="of:=IF([.AB37]=&quot;-&quot;;&quot;&quot;;[.J37])" office:value-type="float" office:value="-12.380711" calcext:value-type="float">
            <text:p>-12,4</text:p>
          </table:table-cell>
          <table:table-cell table:style-name="ce12" table:formula="of:=IF([.AB37]=&quot;-&quot;;&quot;&quot;;[.I37])" office:value-type="float" office:value="6.797548" calcext:value-type="float">
            <text:p>6,8</text:p>
          </table:table-cell>
          <table:table-cell table:formula="of:=IF([.AB37]=&quot;-&quot;;&quot;&quot;;[.U37])" office:value-type="float" office:value="1" calcext:value-type="float">
            <text:p>1</text:p>
          </table:table-cell>
          <table:table-cell table:formula="of:=IF([.AB37]=&quot;-&quot;;&quot;&quot;;[.V37])" office:value-type="float" office:value="606.471471" calcext:value-type="float">
            <text:p>606,471471</text:p>
          </table:table-cell>
          <table:table-cell table:formula="of:=IFERROR(ABS([.AE37]-CEILING([.AC37]));&quot;&quot;)" office:value-type="float" office:value="13" calcext:value-type="float">
            <text:p>13</text:p>
          </table:table-cell>
          <table:table-cell table:formula="of:=CEILING([.E3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809" calcext:value-type="float">
            <text:p>3809</text:p>
          </table:table-cell>
          <table:table-cell table:style-name="Default" office:value-type="float" office:value="15.893344" calcext:value-type="float">
            <text:p>15,893344</text:p>
          </table:table-cell>
          <table:table-cell table:style-name="Default" office:value-type="float" office:value="-15.490833" calcext:value-type="float">
            <text:p>-15,490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490833" calcext:value-type="float">
            <text:p>-15,490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83" calcext:value-type="float">
            <text:p>15,83</text:p>
          </table:table-cell>
          <table:table-cell office:value-type="float" office:value="615.95" calcext:value-type="float">
            <text:p>615,95</text:p>
          </table:table-cell>
          <table:table-cell office:value-type="float" office:value="21897342" calcext:value-type="float">
            <text:p>21897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0.91443" calcext:value-type="float">
            <text:p>600,914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8];&quot;-&quot;;[.C38];&quot;-&quot;;[.AH38];&quot;-&quot;;LEFT(RIGHT([.A38];6);1))" office:value-type="string" office:string-value="r20-250-24-1" calcext:value-type="string">
            <text:p>r20-250-24-1</text:p>
          </table:table-cell>
          <table:table-cell table:formula="of:=IFERROR(ROUND(([.F38]/[.G38])*100;2);&quot;-&quot;)" office:value-type="float" office:value="100" calcext:value-type="float">
            <text:p>100</text:p>
          </table:table-cell>
          <table:table-cell table:style-name="ce12" table:formula="of:=IF([.AB38]=&quot;-&quot;;&quot;&quot;;[.J38])" office:value-type="float" office:value="-15.490833" calcext:value-type="float">
            <text:p>-15,5</text:p>
          </table:table-cell>
          <table:table-cell table:style-name="ce12" table:formula="of:=IF([.AB38]=&quot;-&quot;;&quot;&quot;;[.I38])" office:value-type="float" office:value="15.893344" calcext:value-type="float">
            <text:p>15,9</text:p>
          </table:table-cell>
          <table:table-cell table:formula="of:=IF([.AB38]=&quot;-&quot;;&quot;&quot;;[.U38])" office:value-type="float" office:value="3" calcext:value-type="float">
            <text:p>3</text:p>
          </table:table-cell>
          <table:table-cell table:formula="of:=IF([.AB38]=&quot;-&quot;;&quot;&quot;;[.V38])" office:value-type="float" office:value="600.91443" calcext:value-type="float">
            <text:p>600,91443</text:p>
          </table:table-cell>
          <table:table-cell table:formula="of:=IFERROR(ABS([.AE38]-CEILING([.AC38]));&quot;&quot;)" office:value-type="float" office:value="18" calcext:value-type="float">
            <text:p>18</text:p>
          </table:table-cell>
          <table:table-cell table:formula="of:=CEILING([.E3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780" calcext:value-type="float">
            <text:p>3780</text:p>
          </table:table-cell>
          <table:table-cell table:style-name="Default" office:value-type="float" office:value="11.911812" calcext:value-type="float">
            <text:p>11,911812</text:p>
          </table:table-cell>
          <table:table-cell table:style-name="Default" office:value-type="float" office:value="-15.628772" calcext:value-type="float">
            <text:p>-15,6287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28772" calcext:value-type="float">
            <text:p>-15,6287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4" calcext:value-type="float">
            <text:p>11,84</text:p>
          </table:table-cell>
          <table:table-cell office:value-type="float" office:value="611.95" calcext:value-type="float">
            <text:p>611,95</text:p>
          </table:table-cell>
          <table:table-cell office:value-type="float" office:value="21882302" calcext:value-type="float">
            <text:p>2188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06.406755" calcext:value-type="float">
            <text:p>606,4067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9];&quot;-&quot;;[.C39];&quot;-&quot;;[.AH39];&quot;-&quot;;LEFT(RIGHT([.A39];6);1))" office:value-type="string" office:string-value="r20-250-24-2" calcext:value-type="string">
            <text:p>r20-250-24-2</text:p>
          </table:table-cell>
          <table:table-cell table:formula="of:=IFERROR(ROUND(([.F39]/[.G39])*100;2);&quot;-&quot;)" office:value-type="float" office:value="100" calcext:value-type="float">
            <text:p>100</text:p>
          </table:table-cell>
          <table:table-cell table:style-name="ce12" table:formula="of:=IF([.AB39]=&quot;-&quot;;&quot;&quot;;[.J39])" office:value-type="float" office:value="-15.628772" calcext:value-type="float">
            <text:p>-15,6</text:p>
          </table:table-cell>
          <table:table-cell table:style-name="ce12" table:formula="of:=IF([.AB39]=&quot;-&quot;;&quot;&quot;;[.I39])" office:value-type="float" office:value="11.911812" calcext:value-type="float">
            <text:p>11,9</text:p>
          </table:table-cell>
          <table:table-cell table:formula="of:=IF([.AB39]=&quot;-&quot;;&quot;&quot;;[.U39])" office:value-type="float" office:value="2" calcext:value-type="float">
            <text:p>2</text:p>
          </table:table-cell>
          <table:table-cell table:formula="of:=IF([.AB39]=&quot;-&quot;;&quot;&quot;;[.V39])" office:value-type="float" office:value="606.406755" calcext:value-type="float">
            <text:p>606,406755</text:p>
          </table:table-cell>
          <table:table-cell table:formula="of:=IFERROR(ABS([.AE39]-CEILING([.AC39]));&quot;&quot;)" office:value-type="float" office:value="17" calcext:value-type="float">
            <text:p>17</text:p>
          </table:table-cell>
          <table:table-cell table:formula="of:=CEILING([.E3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51" calcext:value-type="float">
            <text:p>951</text:p>
          </table:table-cell>
          <table:table-cell table:style-name="Default" office:value-type="float" office:value="0.587046" calcext:value-type="float">
            <text:p>0,58704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1.79" calcext:value-type="float">
            <text:p>1,79</text:p>
          </table:table-cell>
          <table:table-cell office:value-type="float" office:value="5095062" calcext:value-type="float">
            <text:p>5095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274869" calcext:value-type="float">
            <text:p>1,2748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0];&quot;-&quot;;[.C40];&quot;-&quot;;[.AH40];&quot;-&quot;;LEFT(RIGHT([.A40];6);1))" office:value-type="string" office:string-value="r20-250-4-1" calcext:value-type="string">
            <text:p>r20-250-4-1</text:p>
          </table:table-cell>
          <table:table-cell table:formula="of:=IFERROR(ROUND(([.F40]/[.G40])*100;2);&quot;-&quot;)" office:value-type="float" office:value="100" calcext:value-type="float">
            <text:p>100</text:p>
          </table:table-cell>
          <table:table-cell table:style-name="ce12" table:formula="of:=IF([.AB40]=&quot;-&quot;;&quot;&quot;;[.J40])" office:value-type="float" office:value="-1.5" calcext:value-type="float">
            <text:p>-1,5</text:p>
          </table:table-cell>
          <table:table-cell table:style-name="ce12" table:formula="of:=IF([.AB40]=&quot;-&quot;;&quot;&quot;;[.I40])" office:value-type="float" office:value="0.587046" calcext:value-type="float">
            <text:p>0,6</text:p>
          </table:table-cell>
          <table:table-cell table:formula="of:=IF([.AB40]=&quot;-&quot;;&quot;&quot;;[.U40])" office:value-type="float" office:value="1" calcext:value-type="float">
            <text:p>1</text:p>
          </table:table-cell>
          <table:table-cell table:formula="of:=IF([.AB40]=&quot;-&quot;;&quot;&quot;;[.V40])" office:value-type="float" office:value="1.274869" calcext:value-type="float">
            <text:p>1,274869</text:p>
          </table:table-cell>
          <table:table-cell table:formula="of:=IFERROR(ABS([.AE40]-CEILING([.AC40]));&quot;&quot;)" office:value-type="float" office:value="2" calcext:value-type="float">
            <text:p>2</text:p>
          </table:table-cell>
          <table:table-cell table:formula="of:=CEILING([.E4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41" calcext:value-type="float">
            <text:p>941</text:p>
          </table:table-cell>
          <table:table-cell table:style-name="Default" office:value-type="float" office:value="0.386627" calcext:value-type="float">
            <text:p>0,38662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3.75" calcext:value-type="float">
            <text:p>3,75</text:p>
          </table:table-cell>
          <table:table-cell office:value-type="float" office:value="5095622" calcext:value-type="float">
            <text:p>5095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3.41823" calcext:value-type="float">
            <text:p>3,418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1];&quot;-&quot;;[.C41];&quot;-&quot;;[.AH41];&quot;-&quot;;LEFT(RIGHT([.A41];6);1))" office:value-type="string" office:string-value="r20-250-4-2" calcext:value-type="string">
            <text:p>r20-250-4-2</text:p>
          </table:table-cell>
          <table:table-cell table:formula="of:=IFERROR(ROUND(([.F41]/[.G41])*100;2);&quot;-&quot;)" office:value-type="float" office:value="100" calcext:value-type="float">
            <text:p>100</text:p>
          </table:table-cell>
          <table:table-cell table:style-name="ce12" table:formula="of:=IF([.AB41]=&quot;-&quot;;&quot;&quot;;[.J41])" office:value-type="float" office:value="-1.5" calcext:value-type="float">
            <text:p>-1,5</text:p>
          </table:table-cell>
          <table:table-cell table:style-name="ce12" table:formula="of:=IF([.AB41]=&quot;-&quot;;&quot;&quot;;[.I41])" office:value-type="float" office:value="0.386627" calcext:value-type="float">
            <text:p>0,4</text:p>
          </table:table-cell>
          <table:table-cell table:formula="of:=IF([.AB41]=&quot;-&quot;;&quot;&quot;;[.U41])" office:value-type="float" office:value="1" calcext:value-type="float">
            <text:p>1</text:p>
          </table:table-cell>
          <table:table-cell table:formula="of:=IF([.AB41]=&quot;-&quot;;&quot;&quot;;[.V41])" office:value-type="float" office:value="3.41823" calcext:value-type="float">
            <text:p>3,41823</text:p>
          </table:table-cell>
          <table:table-cell table:formula="of:=IFERROR(ABS([.AE41]-CEILING([.AC41]));&quot;&quot;)" office:value-type="float" office:value="2" calcext:value-type="float">
            <text:p>2</text:p>
          </table:table-cell>
          <table:table-cell table:formula="of:=CEILING([.E4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style-name="Default" office:value-type="float" office:value="0.834958" calcext:value-type="float">
            <text:p>0,834958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,83</text:p>
          </table:table-cell>
          <table:table-cell office:value-type="float" office:value="2.61" calcext:value-type="float">
            <text:p>2,61</text:p>
          </table:table-cell>
          <table:table-cell office:value-type="float" office:value="2079362" calcext:value-type="float">
            <text:p>2079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819472" calcext:value-type="float">
            <text:p>1,819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2];&quot;-&quot;;[.C42];&quot;-&quot;;[.AH42];&quot;-&quot;;LEFT(RIGHT([.A42];6);1))" office:value-type="string" office:string-value="r20-50-10-1" calcext:value-type="string">
            <text:p>r20-50-10-1</text:p>
          </table:table-cell>
          <table:table-cell table:style-name="ce27" table:formula="of:=IFERROR(ROUND(([.F42]/[.G42])*100;2);&quot;-&quot;)" office:value-type="float" office:value="65.79" calcext:value-type="float">
            <text:p>65,79</text:p>
          </table:table-cell>
          <table:table-cell table:style-name="ce12" table:formula="of:=IF([.AB42]=&quot;-&quot;;&quot;&quot;;[.J42])" office:value-type="float" office:value="-4" calcext:value-type="float">
            <text:p>-4,0</text:p>
          </table:table-cell>
          <table:table-cell table:style-name="ce12" table:formula="of:=IF([.AB42]=&quot;-&quot;;&quot;&quot;;[.I42])" office:value-type="float" office:value="0.834958" calcext:value-type="float">
            <text:p>0,8</text:p>
          </table:table-cell>
          <table:table-cell table:style-name="ce28" table:formula="of:=IF([.AB42]=&quot;-&quot;;&quot;&quot;;[.U42])" office:value-type="float" office:value="1" calcext:value-type="float">
            <text:p>1</text:p>
          </table:table-cell>
          <table:table-cell table:style-name="ce28" table:formula="of:=IF([.AB42]=&quot;-&quot;;&quot;&quot;;[.V42])" office:value-type="float" office:value="1.819472" calcext:value-type="float">
            <text:p>1,819472</text:p>
          </table:table-cell>
          <table:table-cell table:style-name="ce28" table:formula="of:=IFERROR(ABS([.AE42]-CEILING([.AC42]));&quot;&quot;)" office:value-type="float" office:value="5" calcext:value-type="float">
            <text:p>5</text:p>
          </table:table-cell>
          <table:table-cell table:formula="of:=CEILING([.E4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666" calcext:value-type="float">
            <text:p>666</text:p>
          </table:table-cell>
          <table:table-cell table:style-name="Default" office:value-type="float" office:value="1.063274" calcext:value-type="float">
            <text:p>1,063274</text:p>
          </table:table-cell>
          <table:table-cell table:style-name="Default" office:value-type="float" office:value="-4.921014" calcext:value-type="float">
            <text:p>-4,9210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21014" calcext:value-type="float">
            <text:p>-4,921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,06</text:p>
          </table:table-cell>
          <table:table-cell office:value-type="float" office:value="52.93" calcext:value-type="float">
            <text:p>52,93</text:p>
          </table:table-cell>
          <table:table-cell office:value-type="float" office:value="2081947" calcext:value-type="float">
            <text:p>208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57.425801" calcext:value-type="float">
            <text:p>57,4258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3];&quot;-&quot;;[.C43];&quot;-&quot;;[.AH43];&quot;-&quot;;LEFT(RIGHT([.A43];6);1))" office:value-type="string" office:string-value="r20-50-10-2" calcext:value-type="string">
            <text:p>r20-50-10-2</text:p>
          </table:table-cell>
          <table:table-cell table:formula="of:=IFERROR(ROUND(([.F43]/[.G43])*100;2);&quot;-&quot;)" office:value-type="float" office:value="76.61" calcext:value-type="float">
            <text:p>76,61</text:p>
          </table:table-cell>
          <table:table-cell table:style-name="ce12" table:formula="of:=IF([.AB43]=&quot;-&quot;;&quot;&quot;;[.J43])" office:value-type="float" office:value="-4.921014" calcext:value-type="float">
            <text:p>-4,9</text:p>
          </table:table-cell>
          <table:table-cell table:style-name="ce12" table:formula="of:=IF([.AB43]=&quot;-&quot;;&quot;&quot;;[.I43])" office:value-type="float" office:value="1.063274" calcext:value-type="float">
            <text:p>1,1</text:p>
          </table:table-cell>
          <table:table-cell table:formula="of:=IF([.AB43]=&quot;-&quot;;&quot;&quot;;[.U43])" office:value-type="float" office:value="1" calcext:value-type="float">
            <text:p>1</text:p>
          </table:table-cell>
          <table:table-cell table:formula="of:=IF([.AB43]=&quot;-&quot;;&quot;&quot;;[.V43])" office:value-type="float" office:value="57.425801" calcext:value-type="float">
            <text:p>57,425801</text:p>
          </table:table-cell>
          <table:table-cell table:formula="of:=IFERROR(ABS([.AE43]-CEILING([.AC43]));&quot;&quot;)" office:value-type="float" office:value="5" calcext:value-type="float">
            <text:p>5</text:p>
          </table:table-cell>
          <table:table-cell table:formula="of:=CEILING([.E4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float" office:value="472" calcext:value-type="float">
            <text:p>472</text:p>
          </table:table-cell>
          <table:table-cell office:value-type="float" office:value="1501" calcext:value-type="float">
            <text:p>1501</text:p>
          </table:table-cell>
          <table:table-cell table:style-name="Default" office:value-type="float" office:value="1.517616" calcext:value-type="float">
            <text:p>1,517616</text:p>
          </table:table-cell>
          <table:table-cell table:style-name="Default" office:value-type="float" office:value="-8.56382" calcext:value-type="float">
            <text:p>-8,56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6382" calcext:value-type="float">
            <text:p>-8,56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office:value-type="float" office:value="601.52" calcext:value-type="float">
            <text:p>601,52</text:p>
          </table:table-cell>
          <table:table-cell office:value-type="float" office:value="2855759" calcext:value-type="float">
            <text:p>2855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34.10152" calcext:value-type="float">
            <text:p>634,10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4];&quot;-&quot;;[.C44];&quot;-&quot;;[.AH44];&quot;-&quot;;LEFT(RIGHT([.A44];6);1))" office:value-type="string" office:string-value="r20-50-15-1" calcext:value-type="string">
            <text:p>r20-50-15-1</text:p>
          </table:table-cell>
          <table:table-cell table:formula="of:=IFERROR(ROUND(([.F44]/[.G44])*100;2);&quot;-&quot;)" office:value-type="float" office:value="75.21" calcext:value-type="float">
            <text:p>75,21</text:p>
          </table:table-cell>
          <table:table-cell table:style-name="ce12" table:formula="of:=IF([.AB44]=&quot;-&quot;;&quot;&quot;;[.J44])" office:value-type="float" office:value="-8.56382" calcext:value-type="float">
            <text:p>-8,6</text:p>
          </table:table-cell>
          <table:table-cell table:style-name="ce12" table:formula="of:=IF([.AB44]=&quot;-&quot;;&quot;&quot;;[.I44])" office:value-type="float" office:value="1.517616" calcext:value-type="float">
            <text:p>1,5</text:p>
          </table:table-cell>
          <table:table-cell table:formula="of:=IF([.AB44]=&quot;-&quot;;&quot;&quot;;[.U44])" office:value-type="float" office:value="1" calcext:value-type="float">
            <text:p>1</text:p>
          </table:table-cell>
          <table:table-cell table:formula="of:=IF([.AB44]=&quot;-&quot;;&quot;&quot;;[.V44])" office:value-type="float" office:value="634.10152" calcext:value-type="float">
            <text:p>634,10152</text:p>
          </table:table-cell>
          <table:table-cell table:formula="of:=IFERROR(ABS([.AE44]-CEILING([.AC44]));&quot;&quot;)" office:value-type="float" office:value="9" calcext:value-type="float">
            <text:p>9</text:p>
          </table:table-cell>
          <table:table-cell table:formula="of:=CEILING([.E4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3.1022" calcext:value-type="float">
            <text:p>3,1022</text:p>
          </table:table-cell>
          <table:table-cell table:style-name="Default" office:value-type="float" office:value="-8.498792" calcext:value-type="float">
            <text:p>-8,4987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98792" calcext:value-type="float">
            <text:p>-8,498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,09</text:p>
          </table:table-cell>
          <table:table-cell office:value-type="float" office:value="168.34" calcext:value-type="float">
            <text:p>168,34</text:p>
          </table:table-cell>
          <table:table-cell office:value-type="float" office:value="2906925" calcext:value-type="float">
            <text:p>2906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173.271921" calcext:value-type="float">
            <text:p>173,2719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5];&quot;-&quot;;[.C45];&quot;-&quot;;[.AH45];&quot;-&quot;;LEFT(RIGHT([.A45];6);1))" office:value-type="string" office:string-value="r20-50-15-2" calcext:value-type="string">
            <text:p>r20-50-15-2</text:p>
          </table:table-cell>
          <table:table-cell table:formula="of:=IFERROR(ROUND(([.F45]/[.G45])*100;2);&quot;-&quot;)" office:value-type="float" office:value="78.81" calcext:value-type="float">
            <text:p>78,81</text:p>
          </table:table-cell>
          <table:table-cell table:style-name="ce12" table:formula="of:=IF([.AB45]=&quot;-&quot;;&quot;&quot;;[.J45])" office:value-type="float" office:value="-8.498792" calcext:value-type="float">
            <text:p>-8,5</text:p>
          </table:table-cell>
          <table:table-cell table:style-name="ce12" table:formula="of:=IF([.AB45]=&quot;-&quot;;&quot;&quot;;[.I45])" office:value-type="float" office:value="3.1022" calcext:value-type="float">
            <text:p>3,1</text:p>
          </table:table-cell>
          <table:table-cell table:formula="of:=IF([.AB45]=&quot;-&quot;;&quot;&quot;;[.U45])" office:value-type="float" office:value="0" calcext:value-type="float">
            <text:p>0</text:p>
          </table:table-cell>
          <table:table-cell table:formula="of:=IF([.AB45]=&quot;-&quot;;&quot;&quot;;[.V45])" office:value-type="float" office:value="173.271921" calcext:value-type="float">
            <text:p>173,271921</text:p>
          </table:table-cell>
          <table:table-cell table:formula="of:=IFERROR(ABS([.AE45]-CEILING([.AC45]));&quot;&quot;)" office:value-type="float" office:value="8" calcext:value-type="float">
            <text:p>8</text:p>
          </table:table-cell>
          <table:table-cell table:formula="of:=CEILING([.E4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76" calcext:value-type="float">
            <text:p>476</text:p>
          </table:table-cell>
          <table:table-cell office:value-type="float" office:value="602" calcext:value-type="float">
            <text:p>602</text:p>
          </table:table-cell>
          <table:table-cell office:value-type="float" office:value="1839" calcext:value-type="float">
            <text:p>1839</text:p>
          </table:table-cell>
          <table:table-cell table:style-name="Default" office:value-type="float" office:value="4.487165" calcext:value-type="float">
            <text:p>4,487165</text:p>
          </table:table-cell>
          <table:table-cell table:style-name="Default" office:value-type="float" office:value="-12.419534" calcext:value-type="float">
            <text:p>-12,419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9534" calcext:value-type="float">
            <text:p>-12,419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7" calcext:value-type="float">
            <text:p>4,47</text:p>
          </table:table-cell>
          <table:table-cell office:value-type="float" office:value="604.48" calcext:value-type="float">
            <text:p>604,48</text:p>
          </table:table-cell>
          <table:table-cell office:value-type="float" office:value="3855986" calcext:value-type="float">
            <text:p>3855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17.500218" calcext:value-type="float">
            <text:p>617,50021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6];&quot;-&quot;;[.C46];&quot;-&quot;;[.AH46];&quot;-&quot;;LEFT(RIGHT([.A46];6);1))" office:value-type="string" office:string-value="r20-50-20-1" calcext:value-type="string">
            <text:p>r20-50-20-1</text:p>
          </table:table-cell>
          <table:table-cell table:formula="of:=IFERROR(ROUND(([.F46]/[.G46])*100;2);&quot;-&quot;)" office:value-type="float" office:value="79.07" calcext:value-type="float">
            <text:p>79,07</text:p>
          </table:table-cell>
          <table:table-cell table:style-name="ce12" table:formula="of:=IF([.AB46]=&quot;-&quot;;&quot;&quot;;[.J46])" office:value-type="float" office:value="-12.419534" calcext:value-type="float">
            <text:p>-12,4</text:p>
          </table:table-cell>
          <table:table-cell table:style-name="ce12" table:formula="of:=IF([.AB46]=&quot;-&quot;;&quot;&quot;;[.I46])" office:value-type="float" office:value="4.487165" calcext:value-type="float">
            <text:p>4,5</text:p>
          </table:table-cell>
          <table:table-cell table:formula="of:=IF([.AB46]=&quot;-&quot;;&quot;&quot;;[.U46])" office:value-type="float" office:value="0" calcext:value-type="float">
            <text:p>0</text:p>
          </table:table-cell>
          <table:table-cell table:formula="of:=IF([.AB46]=&quot;-&quot;;&quot;&quot;;[.V46])" office:value-type="float" office:value="617.500218" calcext:value-type="float">
            <text:p>617,500218</text:p>
          </table:table-cell>
          <table:table-cell table:formula="of:=IFERROR(ABS([.AE46]-CEILING([.AC46]));&quot;&quot;)" office:value-type="float" office:value="12" calcext:value-type="float">
            <text:p>12</text:p>
          </table:table-cell>
          <table:table-cell table:formula="of:=CEILING([.E4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602" calcext:value-type="float">
            <text:p>602</text:p>
          </table:table-cell>
          <table:table-cell office:value-type="float" office:value="1464" calcext:value-type="float">
            <text:p>1464</text:p>
          </table:table-cell>
          <table:table-cell table:style-name="Default" office:value-type="float" office:value="3.002685" calcext:value-type="float">
            <text:p>3,002685</text:p>
          </table:table-cell>
          <table:table-cell table:style-name="Default" office:value-type="float" office:value="-12.459338" calcext:value-type="float">
            <text:p>-12,459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59338" calcext:value-type="float">
            <text:p>-12,459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9" calcext:value-type="float">
            <text:p>2,99</text:p>
          </table:table-cell>
          <table:table-cell office:value-type="float" office:value="603.01" calcext:value-type="float">
            <text:p>603,01</text:p>
          </table:table-cell>
          <table:table-cell office:value-type="float" office:value="3788991" calcext:value-type="float">
            <text:p>3788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18.125631" calcext:value-type="float">
            <text:p>618,12563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7];&quot;-&quot;;[.C47];&quot;-&quot;;[.AH47];&quot;-&quot;;LEFT(RIGHT([.A47];6);1))" office:value-type="string" office:string-value="r20-50-20-2" calcext:value-type="string">
            <text:p>r20-50-20-2</text:p>
          </table:table-cell>
          <table:table-cell table:formula="of:=IFERROR(ROUND(([.F47]/[.G47])*100;2);&quot;-&quot;)" office:value-type="float" office:value="85.05" calcext:value-type="float">
            <text:p>85,05</text:p>
          </table:table-cell>
          <table:table-cell table:style-name="ce12" table:formula="of:=IF([.AB47]=&quot;-&quot;;&quot;&quot;;[.J47])" office:value-type="float" office:value="-12.459338" calcext:value-type="float">
            <text:p>-12,5</text:p>
          </table:table-cell>
          <table:table-cell table:style-name="ce12" table:formula="of:=IF([.AB47]=&quot;-&quot;;&quot;&quot;;[.I47])" office:value-type="float" office:value="3.002685" calcext:value-type="float">
            <text:p>3,0</text:p>
          </table:table-cell>
          <table:table-cell table:formula="of:=IF([.AB47]=&quot;-&quot;;&quot;&quot;;[.U47])" office:value-type="float" office:value="0" calcext:value-type="float">
            <text:p>0</text:p>
          </table:table-cell>
          <table:table-cell table:formula="of:=IF([.AB47]=&quot;-&quot;;&quot;&quot;;[.V47])" office:value-type="float" office:value="618.125631" calcext:value-type="float">
            <text:p>618,125631</text:p>
          </table:table-cell>
          <table:table-cell table:formula="of:=IFERROR(ABS([.AE47]-CEILING([.AC47]));&quot;&quot;)" office:value-type="float" office:value="12" calcext:value-type="float">
            <text:p>12</text:p>
          </table:table-cell>
          <table:table-cell table:formula="of:=CEILING([.E4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62" calcext:value-type="float">
            <text:p>762</text:p>
          </table:table-cell>
          <table:table-cell office:value-type="float" office:value="1878" calcext:value-type="float">
            <text:p>1878</text:p>
          </table:table-cell>
          <table:table-cell table:style-name="Default" office:value-type="float" office:value="5.729779" calcext:value-type="float">
            <text:p>5,729779</text:p>
          </table:table-cell>
          <table:table-cell table:style-name="Default" office:value-type="float" office:value="-15.57229" calcext:value-type="float">
            <text:p>-15,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7229" calcext:value-type="float">
            <text:p>-15,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72" calcext:value-type="float">
            <text:p>5,72</text:p>
          </table:table-cell>
          <table:table-cell office:value-type="float" office:value="605.74" calcext:value-type="float">
            <text:p>605,74</text:p>
          </table:table-cell>
          <table:table-cell office:value-type="float" office:value="5220205" calcext:value-type="float">
            <text:p>522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11.242086" calcext:value-type="float">
            <text:p>611,2420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8];&quot;-&quot;;[.C48];&quot;-&quot;;[.AH48];&quot;-&quot;;LEFT(RIGHT([.A48];6);1))" office:value-type="string" office:string-value="r20-50-24-1" calcext:value-type="string">
            <text:p>r20-50-24-1</text:p>
          </table:table-cell>
          <table:table-cell table:style-name="ce27" table:formula="of:=IFERROR(ROUND(([.F48]/[.G48])*100;2);&quot;-&quot;)" office:value-type="float" office:value="89.37" calcext:value-type="float">
            <text:p>89,37</text:p>
          </table:table-cell>
          <table:table-cell table:style-name="ce12" table:formula="of:=IF([.AB48]=&quot;-&quot;;&quot;&quot;;[.J48])" office:value-type="float" office:value="-15.57229" calcext:value-type="float">
            <text:p>-15,6</text:p>
          </table:table-cell>
          <table:table-cell table:style-name="ce12" table:formula="of:=IF([.AB48]=&quot;-&quot;;&quot;&quot;;[.I48])" office:value-type="float" office:value="5.729779" calcext:value-type="float">
            <text:p>5,7</text:p>
          </table:table-cell>
          <table:table-cell table:style-name="ce28" table:formula="of:=IF([.AB48]=&quot;-&quot;;&quot;&quot;;[.U48])" office:value-type="float" office:value="1" calcext:value-type="float">
            <text:p>1</text:p>
          </table:table-cell>
          <table:table-cell table:style-name="ce28" table:formula="of:=IF([.AB48]=&quot;-&quot;;&quot;&quot;;[.V48])" office:value-type="float" office:value="611.242086" calcext:value-type="float">
            <text:p>611,242086</text:p>
          </table:table-cell>
          <table:table-cell table:style-name="ce28" table:formula="of:=IFERROR(ABS([.AE48]-CEILING([.AC48]));&quot;&quot;)" office:value-type="float" office:value="16" calcext:value-type="float">
            <text:p>16</text:p>
          </table:table-cell>
          <table:table-cell table:formula="of:=CEILING([.E4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1868" calcext:value-type="float">
            <text:p>1868</text:p>
          </table:table-cell>
          <table:table-cell table:style-name="Default" office:value-type="float" office:value="1.89593" calcext:value-type="float">
            <text:p>1,89593</text:p>
          </table:table-cell>
          <table:table-cell table:style-name="Default" office:value-type="float" office:value="-15.763177" calcext:value-type="float">
            <text:p>-15,7631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763177" calcext:value-type="float">
            <text:p>-15,763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,87</text:p>
          </table:table-cell>
          <table:table-cell office:value-type="float" office:value="601.89" calcext:value-type="float">
            <text:p>601,89</text:p>
          </table:table-cell>
          <table:table-cell office:value-type="float" office:value="5194389" calcext:value-type="float">
            <text:p>5194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09.38074" calcext:value-type="float">
            <text:p>609,3807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9];&quot;-&quot;;[.C49];&quot;-&quot;;[.AH49];&quot;-&quot;;LEFT(RIGHT([.A49];6);1))" office:value-type="string" office:string-value="r20-50-24-2" calcext:value-type="string">
            <text:p>r20-50-24-2</text:p>
          </table:table-cell>
          <table:table-cell table:style-name="ce27" table:formula="of:=IFERROR(ROUND(([.F49]/[.G49])*100;2);&quot;-&quot;)" office:value-type="float" office:value="89.11" calcext:value-type="float">
            <text:p>89,11</text:p>
          </table:table-cell>
          <table:table-cell table:style-name="ce12" table:formula="of:=IF([.AB49]=&quot;-&quot;;&quot;&quot;;[.J49])" office:value-type="float" office:value="-15.763177" calcext:value-type="float">
            <text:p>-15,8</text:p>
          </table:table-cell>
          <table:table-cell table:style-name="ce12" table:formula="of:=IF([.AB49]=&quot;-&quot;;&quot;&quot;;[.I49])" office:value-type="float" office:value="1.89593" calcext:value-type="float">
            <text:p>1,9</text:p>
          </table:table-cell>
          <table:table-cell table:style-name="ce28" table:formula="of:=IF([.AB49]=&quot;-&quot;;&quot;&quot;;[.U49])" office:value-type="float" office:value="0" calcext:value-type="float">
            <text:p>0</text:p>
          </table:table-cell>
          <table:table-cell table:style-name="ce28" table:formula="of:=IF([.AB49]=&quot;-&quot;;&quot;&quot;;[.V49])" office:value-type="float" office:value="609.38074" calcext:value-type="float">
            <text:p>609,38074</text:p>
          </table:table-cell>
          <table:table-cell table:style-name="ce28" table:formula="of:=IFERROR(ABS([.AE49]-CEILING([.AC49]));&quot;&quot;)" office:value-type="float" office:value="15" calcext:value-type="float">
            <text:p>15</text:p>
          </table:table-cell>
          <table:table-cell table:formula="of:=CEILING([.E4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.12043" calcext:value-type="float">
            <text:p>0,1204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291323" calcext:value-type="float">
            <text:p>1291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239816" calcext:value-type="float">
            <text:p>0,2398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0];&quot;-&quot;;[.C50];&quot;-&quot;;[.AH50];&quot;-&quot;;LEFT(RIGHT([.A50];6);1))" office:value-type="string" office:string-value="r20-50-4-1" calcext:value-type="string">
            <text:p>r20-50-4-1</text:p>
          </table:table-cell>
          <table:table-cell table:formula="of:=IFERROR(ROUND(([.F50]/[.G50])*100;2);&quot;-&quot;)" office:value-type="float" office:value="100" calcext:value-type="float">
            <text:p>100</text:p>
          </table:table-cell>
          <table:table-cell table:style-name="ce12" table:formula="of:=IF([.AB50]=&quot;-&quot;;&quot;&quot;;[.J50])" office:value-type="float" office:value="-1.5" calcext:value-type="float">
            <text:p>-1,5</text:p>
          </table:table-cell>
          <table:table-cell table:style-name="ce12" table:formula="of:=IF([.AB50]=&quot;-&quot;;&quot;&quot;;[.I50])" office:value-type="float" office:value="0.12043" calcext:value-type="float">
            <text:p>0,1</text:p>
          </table:table-cell>
          <table:table-cell table:formula="of:=IF([.AB50]=&quot;-&quot;;&quot;&quot;;[.U50])" office:value-type="float" office:value="1" calcext:value-type="float">
            <text:p>1</text:p>
          </table:table-cell>
          <table:table-cell table:formula="of:=IF([.AB50]=&quot;-&quot;;&quot;&quot;;[.V50])" office:value-type="float" office:value="0.239816" calcext:value-type="float">
            <text:p>0,239816</text:p>
          </table:table-cell>
          <table:table-cell table:formula="of:=IFERROR(ABS([.AE50]-CEILING([.AC50]));&quot;&quot;)" office:value-type="float" office:value="2" calcext:value-type="float">
            <text:p>2</text:p>
          </table:table-cell>
          <table:table-cell table:formula="of:=CEILING([.E5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0.082805" calcext:value-type="float">
            <text:p>0,08280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1295355" calcext:value-type="float">
            <text:p>129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24329" calcext:value-type="float">
            <text:p>0,024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1];&quot;-&quot;;[.C51];&quot;-&quot;;[.AH51];&quot;-&quot;;LEFT(RIGHT([.A51];6);1))" office:value-type="string" office:string-value="r20-50-4-2" calcext:value-type="string">
            <text:p>r20-50-4-2</text:p>
          </table:table-cell>
          <table:table-cell table:formula="of:=IFERROR(ROUND(([.F51]/[.G51])*100;2);&quot;-&quot;)" office:value-type="float" office:value="80.19" calcext:value-type="float">
            <text:p>80,19</text:p>
          </table:table-cell>
          <table:table-cell table:style-name="ce12" table:formula="of:=IF([.AB51]=&quot;-&quot;;&quot;&quot;;[.J51])" office:value-type="float" office:value="-1.5" calcext:value-type="float">
            <text:p>-1,5</text:p>
          </table:table-cell>
          <table:table-cell table:style-name="ce12" table:formula="of:=IF([.AB51]=&quot;-&quot;;&quot;&quot;;[.I51])" office:value-type="float" office:value="0.082805" calcext:value-type="float">
            <text:p>0,1</text:p>
          </table:table-cell>
          <table:table-cell table:formula="of:=IF([.AB51]=&quot;-&quot;;&quot;&quot;;[.U51])" office:value-type="float" office:value="1" calcext:value-type="float">
            <text:p>1</text:p>
          </table:table-cell>
          <table:table-cell table:formula="of:=IF([.AB51]=&quot;-&quot;;&quot;&quot;;[.V51])" office:value-type="float" office:value="0.024329" calcext:value-type="float">
            <text:p>0,024329</text:p>
          </table:table-cell>
          <table:table-cell table:formula="of:=IFERROR(ABS([.AE51]-CEILING([.AC51]));&quot;&quot;)" office:value-type="float" office:value="2" calcext:value-type="float">
            <text:p>2</text:p>
          </table:table-cell>
          <table:table-cell table:formula="of:=CEILING([.E5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table:style-name="Default" office:value-type="float" office:value="0.177351" calcext:value-type="float">
            <text:p>0,17735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55.74" calcext:value-type="float">
            <text:p>55,74</text:p>
          </table:table-cell>
          <table:table-cell office:value-type="float" office:value="3242975" calcext:value-type="float">
            <text:p>324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57.646253" calcext:value-type="float">
            <text:p>57,646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2];&quot;-&quot;;[.C52];&quot;-&quot;;[.AH52];&quot;-&quot;;LEFT(RIGHT([.A52];6);1))" office:value-type="string" office:string-value="r4-100-10-1" calcext:value-type="string">
            <text:p>r4-100-10-1</text:p>
          </table:table-cell>
          <table:table-cell table:formula="of:=IFERROR(ROUND(([.F52]/[.G52])*100;2);&quot;-&quot;)" office:value-type="float" office:value="99.77" calcext:value-type="float">
            <text:p>99,77</text:p>
          </table:table-cell>
          <table:table-cell table:style-name="ce12" table:formula="of:=IF([.AB52]=&quot;-&quot;;&quot;&quot;;[.J52])" office:value-type="float" office:value="-4.666667" calcext:value-type="float">
            <text:p>-4,7</text:p>
          </table:table-cell>
          <table:table-cell table:style-name="ce12" table:formula="of:=IF([.AB52]=&quot;-&quot;;&quot;&quot;;[.I52])" office:value-type="float" office:value="0.177351" calcext:value-type="float">
            <text:p>0,2</text:p>
          </table:table-cell>
          <table:table-cell table:formula="of:=IF([.AB52]=&quot;-&quot;;&quot;&quot;;[.U52])" office:value-type="float" office:value="2" calcext:value-type="float">
            <text:p>2</text:p>
          </table:table-cell>
          <table:table-cell table:formula="of:=IF([.AB52]=&quot;-&quot;;&quot;&quot;;[.V52])" office:value-type="float" office:value="57.646253" calcext:value-type="float">
            <text:p>57,646253</text:p>
          </table:table-cell>
          <table:table-cell table:formula="of:=IFERROR(ABS([.AE52]-CEILING([.AC52]));&quot;&quot;)" office:value-type="float" office:value="6" calcext:value-type="float">
            <text:p>6</text:p>
          </table:table-cell>
          <table:table-cell table:formula="of:=CEILING([.E5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0.276781" calcext:value-type="float">
            <text:p>0,27678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69.37" calcext:value-type="float">
            <text:p>69,37</text:p>
          </table:table-cell>
          <table:table-cell office:value-type="float" office:value="3255463" calcext:value-type="float">
            <text:p>3255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72.432629" calcext:value-type="float">
            <text:p>72,4326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3];&quot;-&quot;;[.C53];&quot;-&quot;;[.AH53];&quot;-&quot;;LEFT(RIGHT([.A53];6);1))" office:value-type="string" office:string-value="r4-100-10-2" calcext:value-type="string">
            <text:p>r4-100-10-2</text:p>
          </table:table-cell>
          <table:table-cell table:formula="of:=IFERROR(ROUND(([.F53]/[.G53])*100;2);&quot;-&quot;)" office:value-type="float" office:value="99.77" calcext:value-type="float">
            <text:p>99,77</text:p>
          </table:table-cell>
          <table:table-cell table:style-name="ce12" table:formula="of:=IF([.AB53]=&quot;-&quot;;&quot;&quot;;[.J53])" office:value-type="float" office:value="-4.666667" calcext:value-type="float">
            <text:p>-4,7</text:p>
          </table:table-cell>
          <table:table-cell table:style-name="ce12" table:formula="of:=IF([.AB53]=&quot;-&quot;;&quot;&quot;;[.I53])" office:value-type="float" office:value="0.276781" calcext:value-type="float">
            <text:p>0,3</text:p>
          </table:table-cell>
          <table:table-cell table:formula="of:=IF([.AB53]=&quot;-&quot;;&quot;&quot;;[.U53])" office:value-type="float" office:value="2" calcext:value-type="float">
            <text:p>2</text:p>
          </table:table-cell>
          <table:table-cell table:formula="of:=IF([.AB53]=&quot;-&quot;;&quot;&quot;;[.V53])" office:value-type="float" office:value="72.432629" calcext:value-type="float">
            <text:p>72,432629</text:p>
          </table:table-cell>
          <table:table-cell table:formula="of:=IFERROR(ABS([.AE53]-CEILING([.AC53]));&quot;&quot;)" office:value-type="float" office:value="6" calcext:value-type="float">
            <text:p>6</text:p>
          </table:table-cell>
          <table:table-cell table:formula="of:=CEILING([.E5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57" calcext:value-type="float">
            <text:p>457</text:p>
          </table:table-cell>
          <table:table-cell table:style-name="Default" office:value-type="float" office:value="0.208177" calcext:value-type="float">
            <text:p>0,20817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600.2" calcext:value-type="float">
            <text:p>600,2</text:p>
          </table:table-cell>
          <table:table-cell office:value-type="float" office:value="4505589" calcext:value-type="float">
            <text:p>4505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5.60983" calcext:value-type="float">
            <text:p>615,609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4];&quot;-&quot;;[.C54];&quot;-&quot;;[.AH54];&quot;-&quot;;LEFT(RIGHT([.A54];6);1))" office:value-type="string" office:string-value="r4-100-15-1" calcext:value-type="string">
            <text:p>r4-100-15-1</text:p>
          </table:table-cell>
          <table:table-cell table:style-name="ce27" table:formula="of:=IFERROR(ROUND(([.F54]/[.G54])*100;2);&quot;-&quot;)" office:value-type="float" office:value="81.5" calcext:value-type="float">
            <text:p>81,5</text:p>
          </table:table-cell>
          <table:table-cell table:style-name="ce12" table:formula="of:=IF([.AB54]=&quot;-&quot;;&quot;&quot;;[.J54])" office:value-type="float" office:value="-8.166667" calcext:value-type="float">
            <text:p>-8,2</text:p>
          </table:table-cell>
          <table:table-cell table:style-name="ce12" table:formula="of:=IF([.AB54]=&quot;-&quot;;&quot;&quot;;[.I54])" office:value-type="float" office:value="0.208177" calcext:value-type="float">
            <text:p>0,2</text:p>
          </table:table-cell>
          <table:table-cell table:style-name="ce28" table:formula="of:=IF([.AB54]=&quot;-&quot;;&quot;&quot;;[.U54])" office:value-type="float" office:value="3" calcext:value-type="float">
            <text:p>3</text:p>
          </table:table-cell>
          <table:table-cell table:style-name="ce28" table:formula="of:=IF([.AB54]=&quot;-&quot;;&quot;&quot;;[.V54])" office:value-type="float" office:value="615.60983" calcext:value-type="float">
            <text:p>615,60983</text:p>
          </table:table-cell>
          <table:table-cell table:style-name="ce28" table:formula="of:=IFERROR(ABS([.AE54]-CEILING([.AC54]));&quot;&quot;)" office:value-type="float" office:value="11" calcext:value-type="float">
            <text:p>11</text:p>
          </table:table-cell>
          <table:table-cell table:formula="of:=CEILING([.E5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0.255457" calcext:value-type="float">
            <text:p>0,25545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600.25" calcext:value-type="float">
            <text:p>600,25</text:p>
          </table:table-cell>
          <table:table-cell office:value-type="float" office:value="4519589" calcext:value-type="float">
            <text:p>4519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24.449427" calcext:value-type="float">
            <text:p>624,4494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5];&quot;-&quot;;[.C55];&quot;-&quot;;[.AH55];&quot;-&quot;;LEFT(RIGHT([.A55];6);1))" office:value-type="string" office:string-value="r4-100-15-2" calcext:value-type="string">
            <text:p>r4-100-15-2</text:p>
          </table:table-cell>
          <table:table-cell table:style-name="ce27" table:formula="of:=IFERROR(ROUND(([.F55]/[.G55])*100;2);&quot;-&quot;)" office:value-type="float" office:value="81.5" calcext:value-type="float">
            <text:p>81,5</text:p>
          </table:table-cell>
          <table:table-cell table:style-name="ce12" table:formula="of:=IF([.AB55]=&quot;-&quot;;&quot;&quot;;[.J55])" office:value-type="float" office:value="-8.166667" calcext:value-type="float">
            <text:p>-8,2</text:p>
          </table:table-cell>
          <table:table-cell table:style-name="ce12" table:formula="of:=IF([.AB55]=&quot;-&quot;;&quot;&quot;;[.I55])" office:value-type="float" office:value="0.255457" calcext:value-type="float">
            <text:p>0,3</text:p>
          </table:table-cell>
          <table:table-cell table:style-name="ce28" table:formula="of:=IF([.AB55]=&quot;-&quot;;&quot;&quot;;[.U55])" office:value-type="float" office:value="2" calcext:value-type="float">
            <text:p>2</text:p>
          </table:table-cell>
          <table:table-cell table:style-name="ce28" table:formula="of:=IF([.AB55]=&quot;-&quot;;&quot;&quot;;[.V55])" office:value-type="float" office:value="624.449427" calcext:value-type="float">
            <text:p>624,449427</text:p>
          </table:table-cell>
          <table:table-cell table:style-name="ce28" table:formula="of:=IFERROR(ABS([.AE55]-CEILING([.AC55]));&quot;&quot;)" office:value-type="float" office:value="10" calcext:value-type="float">
            <text:p>10</text:p>
          </table:table-cell>
          <table:table-cell table:formula="of:=CEILING([.E5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office:value-type="float" office:value="479" calcext:value-type="float">
            <text:p>479</text:p>
          </table:table-cell>
          <table:table-cell table:style-name="Default" office:value-type="float" office:value="0.387656" calcext:value-type="float">
            <text:p>0,38765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600.38" calcext:value-type="float">
            <text:p>600,38</text:p>
          </table:table-cell>
          <table:table-cell office:value-type="float" office:value="6180112" calcext:value-type="float">
            <text:p>618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8.29956" calcext:value-type="float">
            <text:p>608,299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6];&quot;-&quot;;[.C56];&quot;-&quot;;[.AH56];&quot;-&quot;;LEFT(RIGHT([.A56];6);1))" office:value-type="string" office:string-value="r4-100-20-1" calcext:value-type="string">
            <text:p>r4-100-20-1</text:p>
          </table:table-cell>
          <table:table-cell table:formula="of:=IFERROR(ROUND(([.F56]/[.G56])*100;2);&quot;-&quot;)" office:value-type="float" office:value="69.64" calcext:value-type="float">
            <text:p>69,64</text:p>
          </table:table-cell>
          <table:table-cell table:style-name="ce12" table:formula="of:=IF([.AB56]=&quot;-&quot;;&quot;&quot;;[.J56])" office:value-type="float" office:value="-11.166667" calcext:value-type="float">
            <text:p>-11,2</text:p>
          </table:table-cell>
          <table:table-cell table:style-name="ce12" table:formula="of:=IF([.AB56]=&quot;-&quot;;&quot;&quot;;[.I56])" office:value-type="float" office:value="0.387656" calcext:value-type="float">
            <text:p>0,4</text:p>
          </table:table-cell>
          <table:table-cell table:formula="of:=IF([.AB56]=&quot;-&quot;;&quot;&quot;;[.U56])" office:value-type="float" office:value="3" calcext:value-type="float">
            <text:p>3</text:p>
          </table:table-cell>
          <table:table-cell table:formula="of:=IF([.AB56]=&quot;-&quot;;&quot;&quot;;[.V56])" office:value-type="float" office:value="608.29956" calcext:value-type="float">
            <text:p>608,29956</text:p>
          </table:table-cell>
          <table:table-cell table:formula="of:=IFERROR(ABS([.AE56]-CEILING([.AC56]));&quot;&quot;)" office:value-type="float" office:value="14" calcext:value-type="float">
            <text:p>14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91" calcext:value-type="float">
            <text:p>591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table:style-name="Default" office:value-type="float" office:value="0.582278" calcext:value-type="float">
            <text:p>0,582278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600.58" calcext:value-type="float">
            <text:p>600,58</text:p>
          </table:table-cell>
          <table:table-cell office:value-type="float" office:value="6160088" calcext:value-type="float">
            <text:p>616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1.857747" calcext:value-type="float">
            <text:p>611,8577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7];&quot;-&quot;;[.C57];&quot;-&quot;;[.AH57];&quot;-&quot;;LEFT(RIGHT([.A57];6);1))" office:value-type="string" office:string-value="r4-100-20-2" calcext:value-type="string">
            <text:p>r4-100-20-2</text:p>
          </table:table-cell>
          <table:table-cell table:formula="of:=IFERROR(ROUND(([.F57]/[.G57])*100;2);&quot;-&quot;)" office:value-type="float" office:value="89.27" calcext:value-type="float">
            <text:p>89,27</text:p>
          </table:table-cell>
          <table:table-cell table:style-name="ce12" table:formula="of:=IF([.AB57]=&quot;-&quot;;&quot;&quot;;[.J57])" office:value-type="float" office:value="-11.166667" calcext:value-type="float">
            <text:p>-11,2</text:p>
          </table:table-cell>
          <table:table-cell table:style-name="ce12" table:formula="of:=IF([.AB57]=&quot;-&quot;;&quot;&quot;;[.I57])" office:value-type="float" office:value="0.582278" calcext:value-type="float">
            <text:p>0,6</text:p>
          </table:table-cell>
          <table:table-cell table:formula="of:=IF([.AB57]=&quot;-&quot;;&quot;&quot;;[.U57])" office:value-type="float" office:value="3" calcext:value-type="float">
            <text:p>3</text:p>
          </table:table-cell>
          <table:table-cell table:formula="of:=IF([.AB57]=&quot;-&quot;;&quot;&quot;;[.V57])" office:value-type="float" office:value="611.857747" calcext:value-type="float">
            <text:p>611,857747</text:p>
          </table:table-cell>
          <table:table-cell table:formula="of:=IFERROR(ABS([.AE57]-CEILING([.AC57]));&quot;&quot;)" office:value-type="float" office:value="14" calcext:value-type="float">
            <text:p>14</text:p>
          </table:table-cell>
          <table:table-cell table:formula="of:=CEILING([.E5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office:value-type="float" office:value="874" calcext:value-type="float">
            <text:p>874</text:p>
          </table:table-cell>
          <table:table-cell office:value-type="float" office:value="532" calcext:value-type="float">
            <text:p>532</text:p>
          </table:table-cell>
          <table:table-cell table:style-name="Default" office:value-type="float" office:value="5.848311" calcext:value-type="float">
            <text:p>5,84831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,83</text:p>
          </table:table-cell>
          <table:table-cell office:value-type="float" office:value="605.84" calcext:value-type="float">
            <text:p>605,84</text:p>
          </table:table-cell>
          <table:table-cell office:value-type="float" office:value="8917531" calcext:value-type="float">
            <text:p>8917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6.909771" calcext:value-type="float">
            <text:p>606,9097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8];&quot;-&quot;;[.C58];&quot;-&quot;;[.AH58];&quot;-&quot;;LEFT(RIGHT([.A58];6);1))" office:value-type="string" office:string-value="r4-100-24-1" calcext:value-type="string">
            <text:p>r4-100-24-1</text:p>
          </table:table-cell>
          <table:table-cell table:formula="of:=IFERROR(ROUND(([.F58]/[.G58])*100;2);&quot;-&quot;)" office:value-type="float" office:value="60.64" calcext:value-type="float">
            <text:p>60,64</text:p>
          </table:table-cell>
          <table:table-cell table:style-name="ce12" table:formula="of:=IF([.AB58]=&quot;-&quot;;&quot;&quot;;[.J58])" office:value-type="float" office:value="-13" calcext:value-type="float">
            <text:p>-13,0</text:p>
          </table:table-cell>
          <table:table-cell table:style-name="ce12" table:formula="of:=IF([.AB58]=&quot;-&quot;;&quot;&quot;;[.I58])" office:value-type="float" office:value="5.848311" calcext:value-type="float">
            <text:p>5,8</text:p>
          </table:table-cell>
          <table:table-cell table:formula="of:=IF([.AB58]=&quot;-&quot;;&quot;&quot;;[.U58])" office:value-type="float" office:value="4" calcext:value-type="float">
            <text:p>4</text:p>
          </table:table-cell>
          <table:table-cell table:formula="of:=IF([.AB58]=&quot;-&quot;;&quot;&quot;;[.V58])" office:value-type="float" office:value="606.909771" calcext:value-type="float">
            <text:p>606,909771</text:p>
          </table:table-cell>
          <table:table-cell table:formula="of:=IFERROR(ABS([.AE58]-CEILING([.AC58]));&quot;&quot;)" office:value-type="float" office:value="17" calcext:value-type="float">
            <text:p>17</text:p>
          </table:table-cell>
          <table:table-cell table:formula="of:=CEILING([.E5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874" calcext:value-type="float">
            <text:p>874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3.682067" calcext:value-type="float">
            <text:p>3,682067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,67</text:p>
          </table:table-cell>
          <table:table-cell office:value-type="float" office:value="603.68" calcext:value-type="float">
            <text:p>603,68</text:p>
          </table:table-cell>
          <table:table-cell office:value-type="float" office:value="8927227" calcext:value-type="float">
            <text:p>8927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6.302216" calcext:value-type="float">
            <text:p>606,302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9];&quot;-&quot;;[.C59];&quot;-&quot;;[.AH59];&quot;-&quot;;LEFT(RIGHT([.A59];6);1))" office:value-type="string" office:string-value="r4-100-24-2" calcext:value-type="string">
            <text:p>r4-100-24-2</text:p>
          </table:table-cell>
          <table:table-cell table:formula="of:=IFERROR(ROUND(([.F59]/[.G59])*100;2);&quot;-&quot;)" office:value-type="float" office:value="62.93" calcext:value-type="float">
            <text:p>62,93</text:p>
          </table:table-cell>
          <table:table-cell table:style-name="ce12" table:formula="of:=IF([.AB59]=&quot;-&quot;;&quot;&quot;;[.J59])" office:value-type="float" office:value="-13" calcext:value-type="float">
            <text:p>-13,0</text:p>
          </table:table-cell>
          <table:table-cell table:style-name="ce12" table:formula="of:=IF([.AB59]=&quot;-&quot;;&quot;&quot;;[.I59])" office:value-type="float" office:value="3.682067" calcext:value-type="float">
            <text:p>3,7</text:p>
          </table:table-cell>
          <table:table-cell table:formula="of:=IF([.AB59]=&quot;-&quot;;&quot;&quot;;[.U59])" office:value-type="float" office:value="3" calcext:value-type="float">
            <text:p>3</text:p>
          </table:table-cell>
          <table:table-cell table:formula="of:=IF([.AB59]=&quot;-&quot;;&quot;&quot;;[.V59])" office:value-type="float" office:value="606.302216" calcext:value-type="float">
            <text:p>606,302216</text:p>
          </table:table-cell>
          <table:table-cell table:formula="of:=IFERROR(ABS([.AE59]-CEILING([.AC59]));&quot;&quot;)" office:value-type="float" office:value="16" calcext:value-type="float">
            <text:p>16</text:p>
          </table:table-cell>
          <table:table-cell table:formula="of:=CEILING([.E5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0.066333" calcext:value-type="float">
            <text:p>0,06633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83" calcext:value-type="float">
            <text:p>0,83</text:p>
          </table:table-cell>
          <table:table-cell office:value-type="float" office:value="2141448" calcext:value-type="float">
            <text:p>2141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808335" calcext:value-type="float">
            <text:p>0,808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0];&quot;-&quot;;[.C60];&quot;-&quot;;[.AH60];&quot;-&quot;;LEFT(RIGHT([.A60];6);1))" office:value-type="string" office:string-value="r4-100-4-1" calcext:value-type="string">
            <text:p>r4-100-4-1</text:p>
          </table:table-cell>
          <table:table-cell table:formula="of:=IFERROR(ROUND(([.F60]/[.G60])*100;2);&quot;-&quot;)" office:value-type="float" office:value="100" calcext:value-type="float">
            <text:p>100</text:p>
          </table:table-cell>
          <table:table-cell table:style-name="ce12" table:formula="of:=IF([.AB60]=&quot;-&quot;;&quot;&quot;;[.J60])" office:value-type="float" office:value="-1.5" calcext:value-type="float">
            <text:p>-1,5</text:p>
          </table:table-cell>
          <table:table-cell table:style-name="ce12" table:formula="of:=IF([.AB60]=&quot;-&quot;;&quot;&quot;;[.I60])" office:value-type="float" office:value="0.066333" calcext:value-type="float">
            <text:p>0,1</text:p>
          </table:table-cell>
          <table:table-cell table:formula="of:=IF([.AB60]=&quot;-&quot;;&quot;&quot;;[.U60])" office:value-type="float" office:value="2" calcext:value-type="float">
            <text:p>2</text:p>
          </table:table-cell>
          <table:table-cell table:formula="of:=IF([.AB60]=&quot;-&quot;;&quot;&quot;;[.V60])" office:value-type="float" office:value="0.808335" calcext:value-type="float">
            <text:p>0,808335</text:p>
          </table:table-cell>
          <table:table-cell table:formula="of:=IFERROR(ABS([.AE60]-CEILING([.AC60]));&quot;&quot;)" office:value-type="float" office:value="3" calcext:value-type="float">
            <text:p>3</text:p>
          </table:table-cell>
          <table:table-cell table:formula="of:=CEILING([.E6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0.059998" calcext:value-type="float">
            <text:p>0,05999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2140744" calcext:value-type="float">
            <text:p>2140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623858" calcext:value-type="float">
            <text:p>0,6238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1];&quot;-&quot;;[.C61];&quot;-&quot;;[.AH61];&quot;-&quot;;LEFT(RIGHT([.A61];6);1))" office:value-type="string" office:string-value="r4-100-4-2" calcext:value-type="string">
            <text:p>r4-100-4-2</text:p>
          </table:table-cell>
          <table:table-cell table:formula="of:=IFERROR(ROUND(([.F61]/[.G61])*100;2);&quot;-&quot;)" office:value-type="float" office:value="100" calcext:value-type="float">
            <text:p>100</text:p>
          </table:table-cell>
          <table:table-cell table:style-name="ce12" table:formula="of:=IF([.AB61]=&quot;-&quot;;&quot;&quot;;[.J61])" office:value-type="float" office:value="-1.5" calcext:value-type="float">
            <text:p>-1,5</text:p>
          </table:table-cell>
          <table:table-cell table:style-name="ce12" table:formula="of:=IF([.AB61]=&quot;-&quot;;&quot;&quot;;[.I61])" office:value-type="float" office:value="0.059998" calcext:value-type="float">
            <text:p>0,1</text:p>
          </table:table-cell>
          <table:table-cell table:formula="of:=IF([.AB61]=&quot;-&quot;;&quot;&quot;;[.U61])" office:value-type="float" office:value="2" calcext:value-type="float">
            <text:p>2</text:p>
          </table:table-cell>
          <table:table-cell table:formula="of:=IF([.AB61]=&quot;-&quot;;&quot;&quot;;[.V61])" office:value-type="float" office:value="0.623858" calcext:value-type="float">
            <text:p>0,623858</text:p>
          </table:table-cell>
          <table:table-cell table:formula="of:=IFERROR(ABS([.AE61]-CEILING([.AC61]));&quot;&quot;)" office:value-type="float" office:value="3" calcext:value-type="float">
            <text:p>3</text:p>
          </table:table-cell>
          <table:table-cell table:formula="of:=CEILING([.E6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style-name="Default" office:value-type="float" office:value="0.289241" calcext:value-type="float">
            <text:p>0,28924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600.29" calcext:value-type="float">
            <text:p>600,29</text:p>
          </table:table-cell>
          <table:table-cell office:value-type="float" office:value="4718317" calcext:value-type="float">
            <text:p>4718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20.915554" calcext:value-type="float">
            <text:p>620,9155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2];&quot;-&quot;;[.C62];&quot;-&quot;;[.AH62];&quot;-&quot;;LEFT(RIGHT([.A62];6);1))" office:value-type="string" office:string-value="r4-150-10-1" calcext:value-type="string">
            <text:p>r4-150-10-1</text:p>
          </table:table-cell>
          <table:table-cell table:formula="of:=IFERROR(ROUND(([.F62]/[.G62])*100;2);&quot;-&quot;)" office:value-type="float" office:value="99.84" calcext:value-type="float">
            <text:p>99,84</text:p>
          </table:table-cell>
          <table:table-cell table:style-name="ce12" table:formula="of:=IF([.AB62]=&quot;-&quot;;&quot;&quot;;[.J62])" office:value-type="float" office:value="-4.666667" calcext:value-type="float">
            <text:p>-4,7</text:p>
          </table:table-cell>
          <table:table-cell table:style-name="ce12" table:formula="of:=IF([.AB62]=&quot;-&quot;;&quot;&quot;;[.I62])" office:value-type="float" office:value="0.289241" calcext:value-type="float">
            <text:p>0,3</text:p>
          </table:table-cell>
          <table:table-cell table:formula="of:=IF([.AB62]=&quot;-&quot;;&quot;&quot;;[.U62])" office:value-type="float" office:value="3" calcext:value-type="float">
            <text:p>3</text:p>
          </table:table-cell>
          <table:table-cell table:formula="of:=IF([.AB62]=&quot;-&quot;;&quot;&quot;;[.V62])" office:value-type="float" office:value="620.915554" calcext:value-type="float">
            <text:p>620,915554</text:p>
          </table:table-cell>
          <table:table-cell table:formula="of:=IFERROR(ABS([.AE62]-CEILING([.AC62]));&quot;&quot;)" office:value-type="float" office:value="7" calcext:value-type="float">
            <text:p>7</text:p>
          </table:table-cell>
          <table:table-cell table:formula="of:=CEILING([.E6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0.27793" calcext:value-type="float">
            <text:p>0,2779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01.69" calcext:value-type="float">
            <text:p>101,69</text:p>
          </table:table-cell>
          <table:table-cell office:value-type="float" office:value="4717877" calcext:value-type="float">
            <text:p>4717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104.166187" calcext:value-type="float">
            <text:p>104,166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3];&quot;-&quot;;[.C63];&quot;-&quot;;[.AH63];&quot;-&quot;;LEFT(RIGHT([.A63];6);1))" office:value-type="string" office:string-value="r4-150-10-2" calcext:value-type="string">
            <text:p>r4-150-10-2</text:p>
          </table:table-cell>
          <table:table-cell table:formula="of:=IFERROR(ROUND(([.F63]/[.G63])*100;2);&quot;-&quot;)" office:value-type="float" office:value="99.84" calcext:value-type="float">
            <text:p>99,84</text:p>
          </table:table-cell>
          <table:table-cell table:style-name="ce12" table:formula="of:=IF([.AB63]=&quot;-&quot;;&quot;&quot;;[.J63])" office:value-type="float" office:value="-4.666667" calcext:value-type="float">
            <text:p>-4,7</text:p>
          </table:table-cell>
          <table:table-cell table:style-name="ce12" table:formula="of:=IF([.AB63]=&quot;-&quot;;&quot;&quot;;[.I63])" office:value-type="float" office:value="0.27793" calcext:value-type="float">
            <text:p>0,3</text:p>
          </table:table-cell>
          <table:table-cell table:formula="of:=IF([.AB63]=&quot;-&quot;;&quot;&quot;;[.U63])" office:value-type="float" office:value="2" calcext:value-type="float">
            <text:p>2</text:p>
          </table:table-cell>
          <table:table-cell table:formula="of:=IF([.AB63]=&quot;-&quot;;&quot;&quot;;[.V63])" office:value-type="float" office:value="104.166187" calcext:value-type="float">
            <text:p>104,166187</text:p>
          </table:table-cell>
          <table:table-cell table:formula="of:=IFERROR(ABS([.AE63]-CEILING([.AC63]));&quot;&quot;)" office:value-type="float" office:value="6" calcext:value-type="float">
            <text:p>6</text:p>
          </table:table-cell>
          <table:table-cell table:formula="of:=CEILING([.E6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0.332967" calcext:value-type="float">
            <text:p>0,33296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600.33" calcext:value-type="float">
            <text:p>600,33</text:p>
          </table:table-cell>
          <table:table-cell office:value-type="float" office:value="6587266" calcext:value-type="float">
            <text:p>6587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5.736112" calcext:value-type="float">
            <text:p>615,736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4];&quot;-&quot;;[.C64];&quot;-&quot;;[.AH64];&quot;-&quot;;LEFT(RIGHT([.A64];6);1))" office:value-type="string" office:string-value="r4-150-15-1" calcext:value-type="string">
            <text:p>r4-150-15-1</text:p>
          </table:table-cell>
          <table:table-cell table:formula="of:=IFERROR(ROUND(([.F64]/[.G64])*100;2);&quot;-&quot;)" office:value-type="float" office:value="81.03" calcext:value-type="float">
            <text:p>81,03</text:p>
          </table:table-cell>
          <table:table-cell table:style-name="ce12" table:formula="of:=IF([.AB64]=&quot;-&quot;;&quot;&quot;;[.J64])" office:value-type="float" office:value="-8.166667" calcext:value-type="float">
            <text:p>-8,2</text:p>
          </table:table-cell>
          <table:table-cell table:style-name="ce12" table:formula="of:=IF([.AB64]=&quot;-&quot;;&quot;&quot;;[.I64])" office:value-type="float" office:value="0.332967" calcext:value-type="float">
            <text:p>0,3</text:p>
          </table:table-cell>
          <table:table-cell table:formula="of:=IF([.AB64]=&quot;-&quot;;&quot;&quot;;[.U64])" office:value-type="float" office:value="3" calcext:value-type="float">
            <text:p>3</text:p>
          </table:table-cell>
          <table:table-cell table:formula="of:=IF([.AB64]=&quot;-&quot;;&quot;&quot;;[.V64])" office:value-type="float" office:value="615.736112" calcext:value-type="float">
            <text:p>615,736112</text:p>
          </table:table-cell>
          <table:table-cell table:formula="of:=IFERROR(ABS([.AE64]-CEILING([.AC64]));&quot;&quot;)" office:value-type="float" office:value="11" calcext:value-type="float">
            <text:p>11</text:p>
          </table:table-cell>
          <table:table-cell table:formula="of:=CEILING([.E6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78" calcext:value-type="float">
            <text:p>678</text:p>
          </table:table-cell>
          <table:table-cell table:style-name="Default" office:value-type="float" office:value="0.435742" calcext:value-type="float">
            <text:p>0,435742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600.43" calcext:value-type="float">
            <text:p>600,43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6.293239" calcext:value-type="float">
            <text:p>616,293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5];&quot;-&quot;;[.C65];&quot;-&quot;;[.AH65];&quot;-&quot;;LEFT(RIGHT([.A65];6);1))" office:value-type="string" office:string-value="r4-150-15-2" calcext:value-type="string">
            <text:p>r4-150-15-2</text:p>
          </table:table-cell>
          <table:table-cell table:formula="of:=IFERROR(ROUND(([.F65]/[.G65])*100;2);&quot;-&quot;)" office:value-type="float" office:value="81.03" calcext:value-type="float">
            <text:p>81,03</text:p>
          </table:table-cell>
          <table:table-cell table:style-name="ce12" table:formula="of:=IF([.AB65]=&quot;-&quot;;&quot;&quot;;[.J65])" office:value-type="float" office:value="-8.166667" calcext:value-type="float">
            <text:p>-8,2</text:p>
          </table:table-cell>
          <table:table-cell table:style-name="ce12" table:formula="of:=IF([.AB65]=&quot;-&quot;;&quot;&quot;;[.I65])" office:value-type="float" office:value="0.435742" calcext:value-type="float">
            <text:p>0,4</text:p>
          </table:table-cell>
          <table:table-cell table:formula="of:=IF([.AB65]=&quot;-&quot;;&quot;&quot;;[.U65])" office:value-type="float" office:value="3" calcext:value-type="float">
            <text:p>3</text:p>
          </table:table-cell>
          <table:table-cell table:formula="of:=IF([.AB65]=&quot;-&quot;;&quot;&quot;;[.V65])" office:value-type="float" office:value="616.293239" calcext:value-type="float">
            <text:p>616,293239</text:p>
          </table:table-cell>
          <table:table-cell table:formula="of:=IFERROR(ABS([.AE65]-CEILING([.AC65]));&quot;&quot;)" office:value-type="float" office:value="11" calcext:value-type="float">
            <text:p>11</text:p>
          </table:table-cell>
          <table:table-cell table:formula="of:=CEILING([.E6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75" calcext:value-type="float">
            <text:p>675</text:p>
          </table:table-cell>
          <table:table-cell table:style-name="Default" office:value-type="float" office:value="0.622392" calcext:value-type="float">
            <text:p>0,622392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,62</text:p>
          </table:table-cell>
          <table:table-cell office:value-type="float" office:value="600.62" calcext:value-type="float">
            <text:p>600,62</text:p>
          </table:table-cell>
          <table:table-cell office:value-type="float" office:value="9061087" calcext:value-type="float">
            <text:p>906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7.97334" calcext:value-type="float">
            <text:p>607,97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6];&quot;-&quot;;[.C66];&quot;-&quot;;[.AH66];&quot;-&quot;;LEFT(RIGHT([.A66];6);1))" office:value-type="string" office:string-value="r4-150-20-1" calcext:value-type="string">
            <text:p>r4-150-20-1</text:p>
          </table:table-cell>
          <table:table-cell table:formula="of:=IFERROR(ROUND(([.F66]/[.G66])*100;2);&quot;-&quot;)" office:value-type="float" office:value="68.71" calcext:value-type="float">
            <text:p>68,71</text:p>
          </table:table-cell>
          <table:table-cell table:style-name="ce12" table:formula="of:=IF([.AB66]=&quot;-&quot;;&quot;&quot;;[.J66])" office:value-type="float" office:value="-11.166667" calcext:value-type="float">
            <text:p>-11,2</text:p>
          </table:table-cell>
          <table:table-cell table:style-name="ce12" table:formula="of:=IF([.AB66]=&quot;-&quot;;&quot;&quot;;[.I66])" office:value-type="float" office:value="0.622392" calcext:value-type="float">
            <text:p>0,6</text:p>
          </table:table-cell>
          <table:table-cell table:formula="of:=IF([.AB66]=&quot;-&quot;;&quot;&quot;;[.U66])" office:value-type="float" office:value="4" calcext:value-type="float">
            <text:p>4</text:p>
          </table:table-cell>
          <table:table-cell table:formula="of:=IF([.AB66]=&quot;-&quot;;&quot;&quot;;[.V66])" office:value-type="float" office:value="607.97334" calcext:value-type="float">
            <text:p>607,97334</text:p>
          </table:table-cell>
          <table:table-cell table:formula="of:=IFERROR(ABS([.AE66]-CEILING([.AC66]));&quot;&quot;)" office:value-type="float" office:value="15" calcext:value-type="float">
            <text:p>15</text:p>
          </table:table-cell>
          <table:table-cell table:formula="of:=CEILING([.E6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93" calcext:value-type="float">
            <text:p>693</text:p>
          </table:table-cell>
          <table:table-cell table:style-name="Default" office:value-type="float" office:value="0.60562" calcext:value-type="float">
            <text:p>0,60562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600.6" calcext:value-type="float">
            <text:p>600,6</text:p>
          </table:table-cell>
          <table:table-cell office:value-type="float" office:value="9051471" calcext:value-type="float">
            <text:p>9051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1.332531" calcext:value-type="float">
            <text:p>611,3325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7];&quot;-&quot;;[.C67];&quot;-&quot;;[.AH67];&quot;-&quot;;LEFT(RIGHT([.A67];6);1))" office:value-type="string" office:string-value="r4-150-20-2" calcext:value-type="string">
            <text:p>r4-150-20-2</text:p>
          </table:table-cell>
          <table:table-cell table:formula="of:=IFERROR(ROUND(([.F67]/[.G67])*100;2);&quot;-&quot;)" office:value-type="float" office:value="68.71" calcext:value-type="float">
            <text:p>68,71</text:p>
          </table:table-cell>
          <table:table-cell table:style-name="ce12" table:formula="of:=IF([.AB67]=&quot;-&quot;;&quot;&quot;;[.J67])" office:value-type="float" office:value="-11.166667" calcext:value-type="float">
            <text:p>-11,2</text:p>
          </table:table-cell>
          <table:table-cell table:style-name="ce12" table:formula="of:=IF([.AB67]=&quot;-&quot;;&quot;&quot;;[.I67])" office:value-type="float" office:value="0.60562" calcext:value-type="float">
            <text:p>0,6</text:p>
          </table:table-cell>
          <table:table-cell table:formula="of:=IF([.AB67]=&quot;-&quot;;&quot;&quot;;[.U67])" office:value-type="float" office:value="3" calcext:value-type="float">
            <text:p>3</text:p>
          </table:table-cell>
          <table:table-cell table:formula="of:=IF([.AB67]=&quot;-&quot;;&quot;&quot;;[.V67])" office:value-type="float" office:value="611.332531" calcext:value-type="float">
            <text:p>611,332531</text:p>
          </table:table-cell>
          <table:table-cell table:formula="of:=IFERROR(ABS([.AE67]-CEILING([.AC67]));&quot;&quot;)" office:value-type="float" office:value="14" calcext:value-type="float">
            <text:p>14</text:p>
          </table:table-cell>
          <table:table-cell table:formula="of:=CEILING([.E6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1274" calcext:value-type="float">
            <text:p>1274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6.359576" calcext:value-type="float">
            <text:p>6,359576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33" calcext:value-type="float">
            <text:p>6,33</text:p>
          </table:table-cell>
          <table:table-cell office:value-type="float" office:value="606.35" calcext:value-type="float">
            <text:p>606,35</text:p>
          </table:table-cell>
          <table:table-cell office:value-type="float" office:value="13159847" calcext:value-type="float">
            <text:p>13159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604.113265" calcext:value-type="float">
            <text:p>604,113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8];&quot;-&quot;;[.C68];&quot;-&quot;;[.AH68];&quot;-&quot;;LEFT(RIGHT([.A68];6);1))" office:value-type="string" office:string-value="r4-150-24-1" calcext:value-type="string">
            <text:p>r4-150-24-1</text:p>
          </table:table-cell>
          <table:table-cell table:formula="of:=IFERROR(ROUND(([.F68]/[.G68])*100;2);&quot;-&quot;)" office:value-type="float" office:value="60.52" calcext:value-type="float">
            <text:p>60,52</text:p>
          </table:table-cell>
          <table:table-cell table:style-name="ce12" table:formula="of:=IF([.AB68]=&quot;-&quot;;&quot;&quot;;[.J68])" office:value-type="float" office:value="-13" calcext:value-type="float">
            <text:p>-13,0</text:p>
          </table:table-cell>
          <table:table-cell table:style-name="ce12" table:formula="of:=IF([.AB68]=&quot;-&quot;;&quot;&quot;;[.I68])" office:value-type="float" office:value="6.359576" calcext:value-type="float">
            <text:p>6,4</text:p>
          </table:table-cell>
          <table:table-cell table:formula="of:=IF([.AB68]=&quot;-&quot;;&quot;&quot;;[.U68])" office:value-type="float" office:value="5" calcext:value-type="float">
            <text:p>5</text:p>
          </table:table-cell>
          <table:table-cell table:formula="of:=IF([.AB68]=&quot;-&quot;;&quot;&quot;;[.V68])" office:value-type="float" office:value="604.113265" calcext:value-type="float">
            <text:p>604,113265</text:p>
          </table:table-cell>
          <table:table-cell table:formula="of:=IFERROR(ABS([.AE68]-CEILING([.AC68]));&quot;&quot;)" office:value-type="float" office:value="18" calcext:value-type="float">
            <text:p>18</text:p>
          </table:table-cell>
          <table:table-cell table:formula="of:=CEILING([.E6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92" calcext:value-type="float">
            <text:p>792</text:p>
          </table:table-cell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Default" office:value-type="float" office:value="3.906041" calcext:value-type="float">
            <text:p>3,90604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9" calcext:value-type="float">
            <text:p>3,89</text:p>
          </table:table-cell>
          <table:table-cell office:value-type="float" office:value="603.91" calcext:value-type="float">
            <text:p>603,91</text:p>
          </table:table-cell>
          <table:table-cell office:value-type="float" office:value="13101695" calcext:value-type="float">
            <text:p>13101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4.91555" calcext:value-type="float">
            <text:p>604,915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9];&quot;-&quot;;[.C69];&quot;-&quot;;[.AH69];&quot;-&quot;;LEFT(RIGHT([.A69];6);1))" office:value-type="string" office:string-value="r4-150-24-2" calcext:value-type="string">
            <text:p>r4-150-24-2</text:p>
          </table:table-cell>
          <table:table-cell table:formula="of:=IFERROR(ROUND(([.F69]/[.G69])*100;2);&quot;-&quot;)" office:value-type="float" office:value="62.17" calcext:value-type="float">
            <text:p>62,17</text:p>
          </table:table-cell>
          <table:table-cell table:style-name="ce12" table:formula="of:=IF([.AB69]=&quot;-&quot;;&quot;&quot;;[.J69])" office:value-type="float" office:value="-13" calcext:value-type="float">
            <text:p>-13,0</text:p>
          </table:table-cell>
          <table:table-cell table:style-name="ce12" table:formula="of:=IF([.AB69]=&quot;-&quot;;&quot;&quot;;[.I69])" office:value-type="float" office:value="3.906041" calcext:value-type="float">
            <text:p>3,9</text:p>
          </table:table-cell>
          <table:table-cell table:formula="of:=IF([.AB69]=&quot;-&quot;;&quot;&quot;;[.U69])" office:value-type="float" office:value="4" calcext:value-type="float">
            <text:p>4</text:p>
          </table:table-cell>
          <table:table-cell table:formula="of:=IF([.AB69]=&quot;-&quot;;&quot;&quot;;[.V69])" office:value-type="float" office:value="604.91555" calcext:value-type="float">
            <text:p>604,91555</text:p>
          </table:table-cell>
          <table:table-cell table:formula="of:=IFERROR(ABS([.AE69]-CEILING([.AC69]));&quot;&quot;)" office:value-type="float" office:value="17" calcext:value-type="float">
            <text:p>17</text:p>
          </table:table-cell>
          <table:table-cell table:formula="of:=CEILING([.E6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0.118488" calcext:value-type="float">
            <text:p>0,11848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91" calcext:value-type="float">
            <text:p>0,91</text:p>
          </table:table-cell>
          <table:table-cell office:value-type="float" office:value="3085242" calcext:value-type="float">
            <text:p>308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84392" calcext:value-type="float">
            <text:p>0,843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0];&quot;-&quot;;[.C70];&quot;-&quot;;[.AH70];&quot;-&quot;;LEFT(RIGHT([.A70];6);1))" office:value-type="string" office:string-value="r4-150-4-1" calcext:value-type="string">
            <text:p>r4-150-4-1</text:p>
          </table:table-cell>
          <table:table-cell table:formula="of:=IFERROR(ROUND(([.F70]/[.G70])*100;2);&quot;-&quot;)" office:value-type="float" office:value="100" calcext:value-type="float">
            <text:p>100</text:p>
          </table:table-cell>
          <table:table-cell table:style-name="ce12" table:formula="of:=IF([.AB70]=&quot;-&quot;;&quot;&quot;;[.J70])" office:value-type="float" office:value="-1.5" calcext:value-type="float">
            <text:p>-1,5</text:p>
          </table:table-cell>
          <table:table-cell table:style-name="ce12" table:formula="of:=IF([.AB70]=&quot;-&quot;;&quot;&quot;;[.I70])" office:value-type="float" office:value="0.118488" calcext:value-type="float">
            <text:p>0,1</text:p>
          </table:table-cell>
          <table:table-cell table:formula="of:=IF([.AB70]=&quot;-&quot;;&quot;&quot;;[.U70])" office:value-type="float" office:value="2" calcext:value-type="float">
            <text:p>2</text:p>
          </table:table-cell>
          <table:table-cell table:formula="of:=IF([.AB70]=&quot;-&quot;;&quot;&quot;;[.V70])" office:value-type="float" office:value="0.84392" calcext:value-type="float">
            <text:p>0,84392</text:p>
          </table:table-cell>
          <table:table-cell table:formula="of:=IFERROR(ABS([.AE70]-CEILING([.AC70]));&quot;&quot;)" office:value-type="float" office:value="3" calcext:value-type="float">
            <text:p>3</text:p>
          </table:table-cell>
          <table:table-cell table:formula="of:=CEILING([.E7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11672" calcext:value-type="float">
            <text:p>0,1167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1.06" calcext:value-type="float">
            <text:p>1,06</text:p>
          </table:table-cell>
          <table:table-cell office:value-type="float" office:value="3088850" calcext:value-type="float">
            <text:p>308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974416" calcext:value-type="float">
            <text:p>0,9744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1];&quot;-&quot;;[.C71];&quot;-&quot;;[.AH71];&quot;-&quot;;LEFT(RIGHT([.A71];6);1))" office:value-type="string" office:string-value="r4-150-4-2" calcext:value-type="string">
            <text:p>r4-150-4-2</text:p>
          </table:table-cell>
          <table:table-cell table:formula="of:=IFERROR(ROUND(([.F71]/[.G71])*100;2);&quot;-&quot;)" office:value-type="float" office:value="100" calcext:value-type="float">
            <text:p>100</text:p>
          </table:table-cell>
          <table:table-cell table:style-name="ce12" table:formula="of:=IF([.AB71]=&quot;-&quot;;&quot;&quot;;[.J71])" office:value-type="float" office:value="-1.5" calcext:value-type="float">
            <text:p>-1,5</text:p>
          </table:table-cell>
          <table:table-cell table:style-name="ce12" table:formula="of:=IF([.AB71]=&quot;-&quot;;&quot;&quot;;[.I71])" office:value-type="float" office:value="0.11672" calcext:value-type="float">
            <text:p>0,1</text:p>
          </table:table-cell>
          <table:table-cell table:formula="of:=IF([.AB71]=&quot;-&quot;;&quot;&quot;;[.U71])" office:value-type="float" office:value="2" calcext:value-type="float">
            <text:p>2</text:p>
          </table:table-cell>
          <table:table-cell table:formula="of:=IF([.AB71]=&quot;-&quot;;&quot;&quot;;[.V71])" office:value-type="float" office:value="0.974416" calcext:value-type="float">
            <text:p>0,974416</text:p>
          </table:table-cell>
          <table:table-cell table:formula="of:=IFERROR(ABS([.AE71]-CEILING([.AC71]));&quot;&quot;)" office:value-type="float" office:value="3" calcext:value-type="float">
            <text:p>3</text:p>
          </table:table-cell>
          <table:table-cell table:formula="of:=CEILING([.E7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table:style-name="Default" office:value-type="float" office:value="0.33849" calcext:value-type="float">
            <text:p>0,33849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600.33" calcext:value-type="float">
            <text:p>600,33</text:p>
          </table:table-cell>
          <table:table-cell office:value-type="float" office:value="6218180" calcext:value-type="float">
            <text:p>6218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2.386132" calcext:value-type="float">
            <text:p>612,386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2];&quot;-&quot;;[.C72];&quot;-&quot;;[.AH72];&quot;-&quot;;LEFT(RIGHT([.A72];6);1))" office:value-type="string" office:string-value="r4-200-10-1" calcext:value-type="string">
            <text:p>r4-200-10-1</text:p>
          </table:table-cell>
          <table:table-cell table:formula="of:=IFERROR(ROUND(([.F72]/[.G72])*100;2);&quot;-&quot;)" office:value-type="float" office:value="99.88" calcext:value-type="float">
            <text:p>99,88</text:p>
          </table:table-cell>
          <table:table-cell table:style-name="ce12" table:formula="of:=IF([.AB72]=&quot;-&quot;;&quot;&quot;;[.J72])" office:value-type="float" office:value="-4.666667" calcext:value-type="float">
            <text:p>-4,7</text:p>
          </table:table-cell>
          <table:table-cell table:style-name="ce12" table:formula="of:=IF([.AB72]=&quot;-&quot;;&quot;&quot;;[.I72])" office:value-type="float" office:value="0.33849" calcext:value-type="float">
            <text:p>0,3</text:p>
          </table:table-cell>
          <table:table-cell table:formula="of:=IF([.AB72]=&quot;-&quot;;&quot;&quot;;[.U72])" office:value-type="float" office:value="3" calcext:value-type="float">
            <text:p>3</text:p>
          </table:table-cell>
          <table:table-cell table:formula="of:=IF([.AB72]=&quot;-&quot;;&quot;&quot;;[.V72])" office:value-type="float" office:value="612.386132" calcext:value-type="float">
            <text:p>612,386132</text:p>
          </table:table-cell>
          <table:table-cell table:formula="of:=IFERROR(ABS([.AE72]-CEILING([.AC72]));&quot;&quot;)" office:value-type="float" office:value="7" calcext:value-type="float">
            <text:p>7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table:style-name="Default" office:value-type="float" office:value="0.31755" calcext:value-type="float">
            <text:p>0,31755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600.32" calcext:value-type="float">
            <text:p>600,32</text:p>
          </table:table-cell>
          <table:table-cell office:value-type="float" office:value="6211732" calcext:value-type="float">
            <text:p>6211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4.949848" calcext:value-type="float">
            <text:p>614,949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3];&quot;-&quot;;[.C73];&quot;-&quot;;[.AH73];&quot;-&quot;;LEFT(RIGHT([.A73];6);1))" office:value-type="string" office:string-value="r4-200-10-2" calcext:value-type="string">
            <text:p>r4-200-10-2</text:p>
          </table:table-cell>
          <table:table-cell table:formula="of:=IFERROR(ROUND(([.F73]/[.G73])*100;2);&quot;-&quot;)" office:value-type="float" office:value="99.88" calcext:value-type="float">
            <text:p>99,88</text:p>
          </table:table-cell>
          <table:table-cell table:style-name="ce12" table:formula="of:=IF([.AB73]=&quot;-&quot;;&quot;&quot;;[.J73])" office:value-type="float" office:value="-4.666667" calcext:value-type="float">
            <text:p>-4,7</text:p>
          </table:table-cell>
          <table:table-cell table:style-name="ce12" table:formula="of:=IF([.AB73]=&quot;-&quot;;&quot;&quot;;[.I73])" office:value-type="float" office:value="0.31755" calcext:value-type="float">
            <text:p>0,3</text:p>
          </table:table-cell>
          <table:table-cell table:formula="of:=IF([.AB73]=&quot;-&quot;;&quot;&quot;;[.U73])" office:value-type="float" office:value="3" calcext:value-type="float">
            <text:p>3</text:p>
          </table:table-cell>
          <table:table-cell table:formula="of:=IF([.AB73]=&quot;-&quot;;&quot;&quot;;[.V73])" office:value-type="float" office:value="614.949848" calcext:value-type="float">
            <text:p>614,949848</text:p>
          </table:table-cell>
          <table:table-cell table:formula="of:=IFERROR(ABS([.AE73]-CEILING([.AC73]));&quot;&quot;)" office:value-type="float" office:value="7" calcext:value-type="float">
            <text:p>7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0.471919" calcext:value-type="float">
            <text:p>0,471919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600.47" calcext:value-type="float">
            <text:p>600,47</text:p>
          </table:table-cell>
          <table:table-cell office:value-type="float" office:value="8733344" calcext:value-type="float">
            <text:p>873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7.19076" calcext:value-type="float">
            <text:p>607,190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4];&quot;-&quot;;[.C74];&quot;-&quot;;[.AH74];&quot;-&quot;;LEFT(RIGHT([.A74];6);1))" office:value-type="string" office:string-value="r4-200-15-1" calcext:value-type="string">
            <text:p>r4-200-15-1</text:p>
          </table:table-cell>
          <table:table-cell table:formula="of:=IFERROR(ROUND(([.F74]/[.G74])*100;2);&quot;-&quot;)" office:value-type="float" office:value="80.78" calcext:value-type="float">
            <text:p>80,78</text:p>
          </table:table-cell>
          <table:table-cell table:style-name="ce12" table:formula="of:=IF([.AB74]=&quot;-&quot;;&quot;&quot;;[.J74])" office:value-type="float" office:value="-8.166667" calcext:value-type="float">
            <text:p>-8,2</text:p>
          </table:table-cell>
          <table:table-cell table:style-name="ce12" table:formula="of:=IF([.AB74]=&quot;-&quot;;&quot;&quot;;[.I74])" office:value-type="float" office:value="0.471919" calcext:value-type="float">
            <text:p>0,5</text:p>
          </table:table-cell>
          <table:table-cell table:formula="of:=IF([.AB74]=&quot;-&quot;;&quot;&quot;;[.U74])" office:value-type="float" office:value="3" calcext:value-type="float">
            <text:p>3</text:p>
          </table:table-cell>
          <table:table-cell table:formula="of:=IF([.AB74]=&quot;-&quot;;&quot;&quot;;[.V74])" office:value-type="float" office:value="607.19076" calcext:value-type="float">
            <text:p>607,19076</text:p>
          </table:table-cell>
          <table:table-cell table:formula="of:=IFERROR(ABS([.AE74]-CEILING([.AC74]));&quot;&quot;)" office:value-type="float" office:value="11" calcext:value-type="float">
            <text:p>11</text:p>
          </table:table-cell>
          <table:table-cell table:formula="of:=CEILING([.E7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1023" calcext:value-type="float">
            <text:p>1023</text:p>
          </table:table-cell>
          <table:table-cell table:style-name="Default" office:value-type="float" office:value="0.473362" calcext:value-type="float">
            <text:p>0,473362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600.47" calcext:value-type="float">
            <text:p>600,47</text:p>
          </table:table-cell>
          <table:table-cell office:value-type="float" office:value="8703152" calcext:value-type="float">
            <text:p>8703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9.487844" calcext:value-type="float">
            <text:p>609,4878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5];&quot;-&quot;;[.C75];&quot;-&quot;;[.AH75];&quot;-&quot;;LEFT(RIGHT([.A75];6);1))" office:value-type="string" office:string-value="r4-200-15-2" calcext:value-type="string">
            <text:p>r4-200-15-2</text:p>
          </table:table-cell>
          <table:table-cell table:formula="of:=IFERROR(ROUND(([.F75]/[.G75])*100;2);&quot;-&quot;)" office:value-type="float" office:value="80.78" calcext:value-type="float">
            <text:p>80,78</text:p>
          </table:table-cell>
          <table:table-cell table:style-name="ce12" table:formula="of:=IF([.AB75]=&quot;-&quot;;&quot;&quot;;[.J75])" office:value-type="float" office:value="-8.166667" calcext:value-type="float">
            <text:p>-8,2</text:p>
          </table:table-cell>
          <table:table-cell table:style-name="ce12" table:formula="of:=IF([.AB75]=&quot;-&quot;;&quot;&quot;;[.I75])" office:value-type="float" office:value="0.473362" calcext:value-type="float">
            <text:p>0,5</text:p>
          </table:table-cell>
          <table:table-cell table:formula="of:=IF([.AB75]=&quot;-&quot;;&quot;&quot;;[.U75])" office:value-type="float" office:value="3" calcext:value-type="float">
            <text:p>3</text:p>
          </table:table-cell>
          <table:table-cell table:formula="of:=IF([.AB75]=&quot;-&quot;;&quot;&quot;;[.V75])" office:value-type="float" office:value="609.487844" calcext:value-type="float">
            <text:p>609,487844</text:p>
          </table:table-cell>
          <table:table-cell table:formula="of:=IFERROR(ABS([.AE75]-CEILING([.AC75]));&quot;&quot;)" office:value-type="float" office:value="11" calcext:value-type="float">
            <text:p>11</text:p>
          </table:table-cell>
          <table:table-cell table:formula="of:=CEILING([.E7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0.95909" calcext:value-type="float">
            <text:p>0,9590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,94</text:p>
          </table:table-cell>
          <table:table-cell office:value-type="float" office:value="600.95" calcext:value-type="float">
            <text:p>600,95</text:p>
          </table:table-cell>
          <table:table-cell office:value-type="float" office:value="11896269" calcext:value-type="float">
            <text:p>11896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6.35471" calcext:value-type="float">
            <text:p>606,354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6];&quot;-&quot;;[.C76];&quot;-&quot;;[.AH76];&quot;-&quot;;LEFT(RIGHT([.A76];6);1))" office:value-type="string" office:string-value="r4-200-20-1" calcext:value-type="string">
            <text:p>r4-200-20-1</text:p>
          </table:table-cell>
          <table:table-cell table:formula="of:=IFERROR(ROUND(([.F76]/[.G76])*100;2);&quot;-&quot;)" office:value-type="float" office:value="68.23" calcext:value-type="float">
            <text:p>68,23</text:p>
          </table:table-cell>
          <table:table-cell table:style-name="ce12" table:formula="of:=IF([.AB76]=&quot;-&quot;;&quot;&quot;;[.J76])" office:value-type="float" office:value="-11.166667" calcext:value-type="float">
            <text:p>-11,2</text:p>
          </table:table-cell>
          <table:table-cell table:style-name="ce12" table:formula="of:=IF([.AB76]=&quot;-&quot;;&quot;&quot;;[.I76])" office:value-type="float" office:value="0.95909" calcext:value-type="float">
            <text:p>1,0</text:p>
          </table:table-cell>
          <table:table-cell table:formula="of:=IF([.AB76]=&quot;-&quot;;&quot;&quot;;[.U76])" office:value-type="float" office:value="4" calcext:value-type="float">
            <text:p>4</text:p>
          </table:table-cell>
          <table:table-cell table:formula="of:=IF([.AB76]=&quot;-&quot;;&quot;&quot;;[.V76])" office:value-type="float" office:value="606.35471" calcext:value-type="float">
            <text:p>606,35471</text:p>
          </table:table-cell>
          <table:table-cell table:formula="of:=IFERROR(ABS([.AE76]-CEILING([.AC76]));&quot;&quot;)" office:value-type="float" office:value="15" calcext:value-type="float">
            <text:p>15</text:p>
          </table:table-cell>
          <table:table-cell table:formula="of:=CEILING([.E7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940" calcext:value-type="float">
            <text:p>940</text:p>
          </table:table-cell>
          <table:table-cell table:style-name="Default" office:value-type="float" office:value="0.944068" calcext:value-type="float">
            <text:p>0,944068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,93</text:p>
          </table:table-cell>
          <table:table-cell office:value-type="float" office:value="600.95" calcext:value-type="float">
            <text:p>600,95</text:p>
          </table:table-cell>
          <table:table-cell office:value-type="float" office:value="11947861" calcext:value-type="float">
            <text:p>11947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6.08199" calcext:value-type="float">
            <text:p>606,08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7];&quot;-&quot;;[.C77];&quot;-&quot;;[.AH77];&quot;-&quot;;LEFT(RIGHT([.A77];6);1))" office:value-type="string" office:string-value="r4-200-20-2" calcext:value-type="string">
            <text:p>r4-200-20-2</text:p>
          </table:table-cell>
          <table:table-cell table:formula="of:=IFERROR(ROUND(([.F77]/[.G77])*100;2);&quot;-&quot;)" office:value-type="float" office:value="68.23" calcext:value-type="float">
            <text:p>68,23</text:p>
          </table:table-cell>
          <table:table-cell table:style-name="ce12" table:formula="of:=IF([.AB77]=&quot;-&quot;;&quot;&quot;;[.J77])" office:value-type="float" office:value="-11.166667" calcext:value-type="float">
            <text:p>-11,2</text:p>
          </table:table-cell>
          <table:table-cell table:style-name="ce12" table:formula="of:=IF([.AB77]=&quot;-&quot;;&quot;&quot;;[.I77])" office:value-type="float" office:value="0.944068" calcext:value-type="float">
            <text:p>0,9</text:p>
          </table:table-cell>
          <table:table-cell table:formula="of:=IF([.AB77]=&quot;-&quot;;&quot;&quot;;[.U77])" office:value-type="float" office:value="4" calcext:value-type="float">
            <text:p>4</text:p>
          </table:table-cell>
          <table:table-cell table:formula="of:=IF([.AB77]=&quot;-&quot;;&quot;&quot;;[.V77])" office:value-type="float" office:value="606.08199" calcext:value-type="float">
            <text:p>606,08199</text:p>
          </table:table-cell>
          <table:table-cell table:formula="of:=IFERROR(ABS([.AE77]-CEILING([.AC77]));&quot;&quot;)" office:value-type="float" office:value="15" calcext:value-type="float">
            <text:p>15</text:p>
          </table:table-cell>
          <table:table-cell table:formula="of:=CEILING([.E7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58" calcext:value-type="float">
            <text:p>958</text:p>
          </table:table-cell>
          <table:table-cell office:value-type="float" office:value="1674" calcext:value-type="float">
            <text:p>1674</text:p>
          </table:table-cell>
          <table:table-cell office:value-type="float" office:value="905" calcext:value-type="float">
            <text:p>905</text:p>
          </table:table-cell>
          <table:table-cell table:style-name="Default" office:value-type="float" office:value="6.979714" calcext:value-type="float">
            <text:p>6,979714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6" calcext:value-type="float">
            <text:p>6,96</text:p>
          </table:table-cell>
          <table:table-cell office:value-type="float" office:value="606.98" calcext:value-type="float">
            <text:p>606,98</text:p>
          </table:table-cell>
          <table:table-cell office:value-type="float" office:value="17510394" calcext:value-type="float">
            <text:p>1751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3.51359" calcext:value-type="float">
            <text:p>603,513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8];&quot;-&quot;;[.C78];&quot;-&quot;;[.AH78];&quot;-&quot;;LEFT(RIGHT([.A78];6);1))" office:value-type="string" office:string-value="r4-200-24-1" calcext:value-type="string">
            <text:p>r4-200-24-1</text:p>
          </table:table-cell>
          <table:table-cell table:formula="of:=IFERROR(ROUND(([.F78]/[.G78])*100;2);&quot;-&quot;)" office:value-type="float" office:value="57.23" calcext:value-type="float">
            <text:p>57,23</text:p>
          </table:table-cell>
          <table:table-cell table:style-name="ce12" table:formula="of:=IF([.AB78]=&quot;-&quot;;&quot;&quot;;[.J78])" office:value-type="float" office:value="-13" calcext:value-type="float">
            <text:p>-13,0</text:p>
          </table:table-cell>
          <table:table-cell table:style-name="ce12" table:formula="of:=IF([.AB78]=&quot;-&quot;;&quot;&quot;;[.I78])" office:value-type="float" office:value="6.979714" calcext:value-type="float">
            <text:p>7,0</text:p>
          </table:table-cell>
          <table:table-cell table:formula="of:=IF([.AB78]=&quot;-&quot;;&quot;&quot;;[.U78])" office:value-type="float" office:value="4" calcext:value-type="float">
            <text:p>4</text:p>
          </table:table-cell>
          <table:table-cell table:formula="of:=IF([.AB78]=&quot;-&quot;;&quot;&quot;;[.V78])" office:value-type="float" office:value="603.51359" calcext:value-type="float">
            <text:p>603,51359</text:p>
          </table:table-cell>
          <table:table-cell table:formula="of:=IFERROR(ABS([.AE78]-CEILING([.AC78]));&quot;&quot;)" office:value-type="float" office:value="17" calcext:value-type="float">
            <text:p>17</text:p>
          </table:table-cell>
          <table:table-cell table:formula="of:=CEILING([.E7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674" calcext:value-type="float">
            <text:p>1674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7.210339" calcext:value-type="float">
            <text:p>7,21033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19" calcext:value-type="float">
            <text:p>7,19</text:p>
          </table:table-cell>
          <table:table-cell office:value-type="float" office:value="607.22" calcext:value-type="float">
            <text:p>607,22</text:p>
          </table:table-cell>
          <table:table-cell office:value-type="float" office:value="17565482" calcext:value-type="float">
            <text:p>17565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2.982848" calcext:value-type="float">
            <text:p>602,982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9];&quot;-&quot;;[.C79];&quot;-&quot;;[.AH79];&quot;-&quot;;LEFT(RIGHT([.A79];6);1))" office:value-type="string" office:string-value="r4-200-24-2" calcext:value-type="string">
            <text:p>r4-200-24-2</text:p>
          </table:table-cell>
          <table:table-cell table:formula="of:=IFERROR(ROUND(([.F79]/[.G79])*100;2);&quot;-&quot;)" office:value-type="float" office:value="58.18" calcext:value-type="float">
            <text:p>58,18</text:p>
          </table:table-cell>
          <table:table-cell table:style-name="ce12" table:formula="of:=IF([.AB79]=&quot;-&quot;;&quot;&quot;;[.J79])" office:value-type="float" office:value="-13" calcext:value-type="float">
            <text:p>-13,0</text:p>
          </table:table-cell>
          <table:table-cell table:style-name="ce12" table:formula="of:=IF([.AB79]=&quot;-&quot;;&quot;&quot;;[.I79])" office:value-type="float" office:value="7.210339" calcext:value-type="float">
            <text:p>7,2</text:p>
          </table:table-cell>
          <table:table-cell table:formula="of:=IF([.AB79]=&quot;-&quot;;&quot;&quot;;[.U79])" office:value-type="float" office:value="4" calcext:value-type="float">
            <text:p>4</text:p>
          </table:table-cell>
          <table:table-cell table:formula="of:=IF([.AB79]=&quot;-&quot;;&quot;&quot;;[.V79])" office:value-type="float" office:value="602.982848" calcext:value-type="float">
            <text:p>602,982848</text:p>
          </table:table-cell>
          <table:table-cell table:formula="of:=IFERROR(ABS([.AE79]-CEILING([.AC79]));&quot;&quot;)" office:value-type="float" office:value="17" calcext:value-type="float">
            <text:p>17</text:p>
          </table:table-cell>
          <table:table-cell table:formula="of:=CEILING([.E7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0.192526" calcext:value-type="float">
            <text:p>0,19252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1.49" calcext:value-type="float">
            <text:p>1,49</text:p>
          </table:table-cell>
          <table:table-cell office:value-type="float" office:value="4053889" calcext:value-type="float">
            <text:p>405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1.356912" calcext:value-type="float">
            <text:p>1,3569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0];&quot;-&quot;;[.C80];&quot;-&quot;;[.AH80];&quot;-&quot;;LEFT(RIGHT([.A80];6);1))" office:value-type="string" office:string-value="r4-200-4-1" calcext:value-type="string">
            <text:p>r4-200-4-1</text:p>
          </table:table-cell>
          <table:table-cell table:formula="of:=IFERROR(ROUND(([.F80]/[.G80])*100;2);&quot;-&quot;)" office:value-type="float" office:value="100" calcext:value-type="float">
            <text:p>100</text:p>
          </table:table-cell>
          <table:table-cell table:style-name="ce12" table:formula="of:=IF([.AB80]=&quot;-&quot;;&quot;&quot;;[.J80])" office:value-type="float" office:value="-1.5" calcext:value-type="float">
            <text:p>-1,5</text:p>
          </table:table-cell>
          <table:table-cell table:style-name="ce12" table:formula="of:=IF([.AB80]=&quot;-&quot;;&quot;&quot;;[.I80])" office:value-type="float" office:value="0.192526" calcext:value-type="float">
            <text:p>0,2</text:p>
          </table:table-cell>
          <table:table-cell table:formula="of:=IF([.AB80]=&quot;-&quot;;&quot;&quot;;[.U80])" office:value-type="float" office:value="3" calcext:value-type="float">
            <text:p>3</text:p>
          </table:table-cell>
          <table:table-cell table:formula="of:=IF([.AB80]=&quot;-&quot;;&quot;&quot;;[.V80])" office:value-type="float" office:value="1.356912" calcext:value-type="float">
            <text:p>1,356912</text:p>
          </table:table-cell>
          <table:table-cell table:formula="of:=IFERROR(ABS([.AE80]-CEILING([.AC80]));&quot;&quot;)" office:value-type="float" office:value="4" calcext:value-type="float">
            <text:p>4</text:p>
          </table:table-cell>
          <table:table-cell table:formula="of:=CEILING([.E8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table:style-name="Default" office:value-type="float" office:value="0.184581" calcext:value-type="float">
            <text:p>0,184581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.79" calcext:value-type="float">
            <text:p>1,79</text:p>
          </table:table-cell>
          <table:table-cell office:value-type="float" office:value="4051329" calcext:value-type="float">
            <text:p>405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1.672544" calcext:value-type="float">
            <text:p>1,6725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1];&quot;-&quot;;[.C81];&quot;-&quot;;[.AH81];&quot;-&quot;;LEFT(RIGHT([.A81];6);1))" office:value-type="string" office:string-value="r4-200-4-2" calcext:value-type="string">
            <text:p>r4-200-4-2</text:p>
          </table:table-cell>
          <table:table-cell table:formula="of:=IFERROR(ROUND(([.F81]/[.G81])*100;2);&quot;-&quot;)" office:value-type="float" office:value="100" calcext:value-type="float">
            <text:p>100</text:p>
          </table:table-cell>
          <table:table-cell table:style-name="ce12" table:formula="of:=IF([.AB81]=&quot;-&quot;;&quot;&quot;;[.J81])" office:value-type="float" office:value="-1.5" calcext:value-type="float">
            <text:p>-1,5</text:p>
          </table:table-cell>
          <table:table-cell table:style-name="ce12" table:formula="of:=IF([.AB81]=&quot;-&quot;;&quot;&quot;;[.I81])" office:value-type="float" office:value="0.184581" calcext:value-type="float">
            <text:p>0,2</text:p>
          </table:table-cell>
          <table:table-cell table:formula="of:=IF([.AB81]=&quot;-&quot;;&quot;&quot;;[.U81])" office:value-type="float" office:value="2" calcext:value-type="float">
            <text:p>2</text:p>
          </table:table-cell>
          <table:table-cell table:formula="of:=IF([.AB81]=&quot;-&quot;;&quot;&quot;;[.V81])" office:value-type="float" office:value="1.672544" calcext:value-type="float">
            <text:p>1,672544</text:p>
          </table:table-cell>
          <table:table-cell table:formula="of:=IFERROR(ABS([.AE81]-CEILING([.AC81]));&quot;&quot;)" office:value-type="float" office:value="3" calcext:value-type="float">
            <text:p>3</text:p>
          </table:table-cell>
          <table:table-cell table:formula="of:=CEILING([.E8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table:style-name="Default" office:value-type="float" office:value="0.42371" calcext:value-type="float">
            <text:p>0,4237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600.42" calcext:value-type="float">
            <text:p>600,42</text:p>
          </table:table-cell>
          <table:table-cell office:value-type="float" office:value="7680645" calcext:value-type="float">
            <text:p>7680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9.479079" calcext:value-type="float">
            <text:p>609,4790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2];&quot;-&quot;;[.C82];&quot;-&quot;;[.AH82];&quot;-&quot;;LEFT(RIGHT([.A82];6);1))" office:value-type="string" office:string-value="r4-250-10-1" calcext:value-type="string">
            <text:p>r4-250-10-1</text:p>
          </table:table-cell>
          <table:table-cell table:formula="of:=IFERROR(ROUND(([.F82]/[.G82])*100;2);&quot;-&quot;)" office:value-type="float" office:value="99.9" calcext:value-type="float">
            <text:p>99,9</text:p>
          </table:table-cell>
          <table:table-cell table:style-name="ce12" table:formula="of:=IF([.AB82]=&quot;-&quot;;&quot;&quot;;[.J82])" office:value-type="float" office:value="-4.666667" calcext:value-type="float">
            <text:p>-4,7</text:p>
          </table:table-cell>
          <table:table-cell table:style-name="ce12" table:formula="of:=IF([.AB82]=&quot;-&quot;;&quot;&quot;;[.I82])" office:value-type="float" office:value="0.42371" calcext:value-type="float">
            <text:p>0,4</text:p>
          </table:table-cell>
          <table:table-cell table:formula="of:=IF([.AB82]=&quot;-&quot;;&quot;&quot;;[.U82])" office:value-type="float" office:value="3" calcext:value-type="float">
            <text:p>3</text:p>
          </table:table-cell>
          <table:table-cell table:formula="of:=IF([.AB82]=&quot;-&quot;;&quot;&quot;;[.V82])" office:value-type="float" office:value="609.479079" calcext:value-type="float">
            <text:p>609,479079</text:p>
          </table:table-cell>
          <table:table-cell table:formula="of:=IFERROR(ABS([.AE82]-CEILING([.AC82]));&quot;&quot;)" office:value-type="float" office:value="7" calcext:value-type="float">
            <text:p>7</text:p>
          </table:table-cell>
          <table:table-cell table:formula="of:=CEILING([.E8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522698" calcext:value-type="float">
            <text:p>0,522698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,51</text:p>
          </table:table-cell>
          <table:table-cell office:value-type="float" office:value="600.51" calcext:value-type="float">
            <text:p>600,51</text:p>
          </table:table-cell>
          <table:table-cell office:value-type="float" office:value="7686453" calcext:value-type="float">
            <text:p>7686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10.438367" calcext:value-type="float">
            <text:p>610,4383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3];&quot;-&quot;;[.C83];&quot;-&quot;;[.AH83];&quot;-&quot;;LEFT(RIGHT([.A83];6);1))" office:value-type="string" office:string-value="r4-250-10-2" calcext:value-type="string">
            <text:p>r4-250-10-2</text:p>
          </table:table-cell>
          <table:table-cell table:formula="of:=IFERROR(ROUND(([.F83]/[.G83])*100;2);&quot;-&quot;)" office:value-type="float" office:value="99.9" calcext:value-type="float">
            <text:p>99,9</text:p>
          </table:table-cell>
          <table:table-cell table:style-name="ce12" table:formula="of:=IF([.AB83]=&quot;-&quot;;&quot;&quot;;[.J83])" office:value-type="float" office:value="-4.666667" calcext:value-type="float">
            <text:p>-4,7</text:p>
          </table:table-cell>
          <table:table-cell table:style-name="ce12" table:formula="of:=IF([.AB83]=&quot;-&quot;;&quot;&quot;;[.I83])" office:value-type="float" office:value="0.522698" calcext:value-type="float">
            <text:p>0,5</text:p>
          </table:table-cell>
          <table:table-cell table:formula="of:=IF([.AB83]=&quot;-&quot;;&quot;&quot;;[.U83])" office:value-type="float" office:value="3" calcext:value-type="float">
            <text:p>3</text:p>
          </table:table-cell>
          <table:table-cell table:formula="of:=IF([.AB83]=&quot;-&quot;;&quot;&quot;;[.V83])" office:value-type="float" office:value="610.438367" calcext:value-type="float">
            <text:p>610,438367</text:p>
          </table:table-cell>
          <table:table-cell table:formula="of:=IFERROR(ABS([.AE83]-CEILING([.AC83]));&quot;&quot;)" office:value-type="float" office:value="7" calcext:value-type="float">
            <text:p>7</text:p>
          </table:table-cell>
          <table:table-cell table:formula="of:=CEILING([.E8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633215" calcext:value-type="float">
            <text:p>0,63321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600.63" calcext:value-type="float">
            <text:p>600,63</text:p>
          </table:table-cell>
          <table:table-cell office:value-type="float" office:value="10842880" calcext:value-type="float">
            <text:p>10842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6.634132" calcext:value-type="float">
            <text:p>606,634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4];&quot;-&quot;;[.C84];&quot;-&quot;;[.AH84];&quot;-&quot;;LEFT(RIGHT([.A84];6);1))" office:value-type="string" office:string-value="r4-250-15-1" calcext:value-type="string">
            <text:p>r4-250-15-1</text:p>
          </table:table-cell>
          <table:table-cell table:formula="of:=IFERROR(ROUND(([.F84]/[.G84])*100;2);&quot;-&quot;)" office:value-type="float" office:value="80.63" calcext:value-type="float">
            <text:p>80,63</text:p>
          </table:table-cell>
          <table:table-cell table:style-name="ce12" table:formula="of:=IF([.AB84]=&quot;-&quot;;&quot;&quot;;[.J84])" office:value-type="float" office:value="-8.166667" calcext:value-type="float">
            <text:p>-8,2</text:p>
          </table:table-cell>
          <table:table-cell table:style-name="ce12" table:formula="of:=IF([.AB84]=&quot;-&quot;;&quot;&quot;;[.I84])" office:value-type="float" office:value="0.633215" calcext:value-type="float">
            <text:p>0,6</text:p>
          </table:table-cell>
          <table:table-cell table:formula="of:=IF([.AB84]=&quot;-&quot;;&quot;&quot;;[.U84])" office:value-type="float" office:value="3" calcext:value-type="float">
            <text:p>3</text:p>
          </table:table-cell>
          <table:table-cell table:formula="of:=IF([.AB84]=&quot;-&quot;;&quot;&quot;;[.V84])" office:value-type="float" office:value="606.634132" calcext:value-type="float">
            <text:p>606,634132</text:p>
          </table:table-cell>
          <table:table-cell table:formula="of:=IFERROR(ABS([.AE84]-CEILING([.AC84]));&quot;&quot;)" office:value-type="float" office:value="11" calcext:value-type="float">
            <text:p>11</text:p>
          </table:table-cell>
          <table:table-cell table:formula="of:=CEILING([.E8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65" calcext:value-type="float">
            <text:p>1065</text:p>
          </table:table-cell>
          <table:table-cell table:style-name="Default" office:value-type="float" office:value="0.633871" calcext:value-type="float">
            <text:p>0,633871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600.62" calcext:value-type="float">
            <text:p>600,62</text:p>
          </table:table-cell>
          <table:table-cell office:value-type="float" office:value="10847728" calcext:value-type="float">
            <text:p>1084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7.029705" calcext:value-type="float">
            <text:p>607,0297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5];&quot;-&quot;;[.C85];&quot;-&quot;;[.AH85];&quot;-&quot;;LEFT(RIGHT([.A85];6);1))" office:value-type="string" office:string-value="r4-250-15-2" calcext:value-type="string">
            <text:p>r4-250-15-2</text:p>
          </table:table-cell>
          <table:table-cell table:formula="of:=IFERROR(ROUND(([.F85]/[.G85])*100;2);&quot;-&quot;)" office:value-type="float" office:value="80.63" calcext:value-type="float">
            <text:p>80,63</text:p>
          </table:table-cell>
          <table:table-cell table:style-name="ce12" table:formula="of:=IF([.AB85]=&quot;-&quot;;&quot;&quot;;[.J85])" office:value-type="float" office:value="-8.166667" calcext:value-type="float">
            <text:p>-8,2</text:p>
          </table:table-cell>
          <table:table-cell table:style-name="ce12" table:formula="of:=IF([.AB85]=&quot;-&quot;;&quot;&quot;;[.I85])" office:value-type="float" office:value="0.633871" calcext:value-type="float">
            <text:p>0,6</text:p>
          </table:table-cell>
          <table:table-cell table:formula="of:=IF([.AB85]=&quot;-&quot;;&quot;&quot;;[.U85])" office:value-type="float" office:value="3" calcext:value-type="float">
            <text:p>3</text:p>
          </table:table-cell>
          <table:table-cell table:formula="of:=IF([.AB85]=&quot;-&quot;;&quot;&quot;;[.V85])" office:value-type="float" office:value="607.029705" calcext:value-type="float">
            <text:p>607,029705</text:p>
          </table:table-cell>
          <table:table-cell table:formula="of:=IFERROR(ABS([.AE85]-CEILING([.AC85]));&quot;&quot;)" office:value-type="float" office:value="11" calcext:value-type="float">
            <text:p>11</text:p>
          </table:table-cell>
          <table:table-cell table:formula="of:=CEILING([.E8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080" calcext:value-type="float">
            <text:p>1080</text:p>
          </table:table-cell>
          <table:table-cell table:style-name="Default" office:value-type="float" office:value="1.197061" calcext:value-type="float">
            <text:p>1,197061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601.2" calcext:value-type="float">
            <text:p>601,2</text:p>
          </table:table-cell>
          <table:table-cell office:value-type="float" office:value="14899872" calcext:value-type="float">
            <text:p>14899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603.935603" calcext:value-type="float">
            <text:p>603,9356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6];&quot;-&quot;;[.C86];&quot;-&quot;;[.AH86];&quot;-&quot;;LEFT(RIGHT([.A86];6);1))" office:value-type="string" office:string-value="r4-250-20-1" calcext:value-type="string">
            <text:p>r4-250-20-1</text:p>
          </table:table-cell>
          <table:table-cell table:formula="of:=IFERROR(ROUND(([.F86]/[.G86])*100;2);&quot;-&quot;)" office:value-type="float" office:value="67.93" calcext:value-type="float">
            <text:p>67,93</text:p>
          </table:table-cell>
          <table:table-cell table:style-name="ce12" table:formula="of:=IF([.AB86]=&quot;-&quot;;&quot;&quot;;[.J86])" office:value-type="float" office:value="-11.166667" calcext:value-type="float">
            <text:p>-11,2</text:p>
          </table:table-cell>
          <table:table-cell table:style-name="ce12" table:formula="of:=IF([.AB86]=&quot;-&quot;;&quot;&quot;;[.I86])" office:value-type="float" office:value="1.197061" calcext:value-type="float">
            <text:p>1,2</text:p>
          </table:table-cell>
          <table:table-cell table:formula="of:=IF([.AB86]=&quot;-&quot;;&quot;&quot;;[.U86])" office:value-type="float" office:value="5" calcext:value-type="float">
            <text:p>5</text:p>
          </table:table-cell>
          <table:table-cell table:formula="of:=IF([.AB86]=&quot;-&quot;;&quot;&quot;;[.V86])" office:value-type="float" office:value="603.935603" calcext:value-type="float">
            <text:p>603,935603</text:p>
          </table:table-cell>
          <table:table-cell table:formula="of:=IFERROR(ABS([.AE86]-CEILING([.AC86]));&quot;&quot;)" office:value-type="float" office:value="16" calcext:value-type="float">
            <text:p>16</text:p>
          </table:table-cell>
          <table:table-cell table:formula="of:=CEILING([.E8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177859" calcext:value-type="float">
            <text:p>1,17785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601.17" calcext:value-type="float">
            <text:p>601,17</text:p>
          </table:table-cell>
          <table:table-cell office:value-type="float" office:value="14837096" calcext:value-type="float">
            <text:p>1483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4.021983" calcext:value-type="float">
            <text:p>604,0219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7];&quot;-&quot;;[.C87];&quot;-&quot;;[.AH87];&quot;-&quot;;LEFT(RIGHT([.A87];6);1))" office:value-type="string" office:string-value="r4-250-20-2" calcext:value-type="string">
            <text:p>r4-250-20-2</text:p>
          </table:table-cell>
          <table:table-cell table:formula="of:=IFERROR(ROUND(([.F87]/[.G87])*100;2);&quot;-&quot;)" office:value-type="float" office:value="67.93" calcext:value-type="float">
            <text:p>67,93</text:p>
          </table:table-cell>
          <table:table-cell table:style-name="ce12" table:formula="of:=IF([.AB87]=&quot;-&quot;;&quot;&quot;;[.J87])" office:value-type="float" office:value="-11.166667" calcext:value-type="float">
            <text:p>-11,2</text:p>
          </table:table-cell>
          <table:table-cell table:style-name="ce12" table:formula="of:=IF([.AB87]=&quot;-&quot;;&quot;&quot;;[.I87])" office:value-type="float" office:value="1.177859" calcext:value-type="float">
            <text:p>1,2</text:p>
          </table:table-cell>
          <table:table-cell table:formula="of:=IF([.AB87]=&quot;-&quot;;&quot;&quot;;[.U87])" office:value-type="float" office:value="4" calcext:value-type="float">
            <text:p>4</text:p>
          </table:table-cell>
          <table:table-cell table:formula="of:=IF([.AB87]=&quot;-&quot;;&quot;&quot;;[.V87])" office:value-type="float" office:value="604.021983" calcext:value-type="float">
            <text:p>604,021983</text:p>
          </table:table-cell>
          <table:table-cell table:formula="of:=IFERROR(ABS([.AE87]-CEILING([.AC87]));&quot;&quot;)" office:value-type="float" office:value="15" calcext:value-type="float">
            <text:p>15</text:p>
          </table:table-cell>
          <table:table-cell table:formula="of:=CEILING([.E8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float" office:value="2074" calcext:value-type="float">
            <text:p>2074</text:p>
          </table:table-cell>
          <table:table-cell office:value-type="float" office:value="1121" calcext:value-type="float">
            <text:p>1121</text:p>
          </table:table-cell>
          <table:table-cell table:style-name="Default" office:value-type="float" office:value="13.776147" calcext:value-type="float">
            <text:p>13,776147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5" calcext:value-type="float">
            <text:p>13,75</text:p>
          </table:table-cell>
          <table:table-cell office:value-type="float" office:value="613.78" calcext:value-type="float">
            <text:p>613,78</text:p>
          </table:table-cell>
          <table:table-cell office:value-type="float" office:value="21658140" calcext:value-type="float">
            <text:p>21658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602.470133" calcext:value-type="float">
            <text:p>602,470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8];&quot;-&quot;;[.C88];&quot;-&quot;;[.AH88];&quot;-&quot;;LEFT(RIGHT([.A88];6);1))" office:value-type="string" office:string-value="r4-250-24-1" calcext:value-type="string">
            <text:p>r4-250-24-1</text:p>
          </table:table-cell>
          <table:table-cell table:formula="of:=IFERROR(ROUND(([.F88]/[.G88])*100;2);&quot;-&quot;)" office:value-type="float" office:value="57.28" calcext:value-type="float">
            <text:p>57,28</text:p>
          </table:table-cell>
          <table:table-cell table:style-name="ce12" table:formula="of:=IF([.AB88]=&quot;-&quot;;&quot;&quot;;[.J88])" office:value-type="float" office:value="-13" calcext:value-type="float">
            <text:p>-13,0</text:p>
          </table:table-cell>
          <table:table-cell table:style-name="ce12" table:formula="of:=IF([.AB88]=&quot;-&quot;;&quot;&quot;;[.I88])" office:value-type="float" office:value="13.776147" calcext:value-type="float">
            <text:p>13,8</text:p>
          </table:table-cell>
          <table:table-cell table:formula="of:=IF([.AB88]=&quot;-&quot;;&quot;&quot;;[.U88])" office:value-type="float" office:value="5" calcext:value-type="float">
            <text:p>5</text:p>
          </table:table-cell>
          <table:table-cell table:formula="of:=IF([.AB88]=&quot;-&quot;;&quot;&quot;;[.V88])" office:value-type="float" office:value="602.470133" calcext:value-type="float">
            <text:p>602,470133</text:p>
          </table:table-cell>
          <table:table-cell table:formula="of:=IFERROR(ABS([.AE88]-CEILING([.AC88]));&quot;&quot;)" office:value-type="float" office:value="18" calcext:value-type="float">
            <text:p>18</text:p>
          </table:table-cell>
          <table:table-cell table:formula="of:=CEILING([.E8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393" calcext:value-type="float">
            <text:p>1393</text:p>
          </table:table-cell>
          <table:table-cell office:value-type="float" office:value="2074" calcext:value-type="float">
            <text:p>2074</text:p>
          </table:table-cell>
          <table:table-cell office:value-type="float" office:value="1617" calcext:value-type="float">
            <text:p>1617</text:p>
          </table:table-cell>
          <table:table-cell table:style-name="Default" office:value-type="float" office:value="8.130853" calcext:value-type="float">
            <text:p>8,130853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,11</text:p>
          </table:table-cell>
          <table:table-cell office:value-type="float" office:value="608.13" calcext:value-type="float">
            <text:p>608,13</text:p>
          </table:table-cell>
          <table:table-cell office:value-type="float" office:value="21736588" calcext:value-type="float">
            <text:p>21736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2.505388" calcext:value-type="float">
            <text:p>602,5053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9];&quot;-&quot;;[.C89];&quot;-&quot;;[.AH89];&quot;-&quot;;LEFT(RIGHT([.A89];6);1))" office:value-type="string" office:string-value="r4-250-24-2" calcext:value-type="string">
            <text:p>r4-250-24-2</text:p>
          </table:table-cell>
          <table:table-cell table:formula="of:=IFERROR(ROUND(([.F89]/[.G89])*100;2);&quot;-&quot;)" office:value-type="float" office:value="67.16" calcext:value-type="float">
            <text:p>67,16</text:p>
          </table:table-cell>
          <table:table-cell table:style-name="ce12" table:formula="of:=IF([.AB89]=&quot;-&quot;;&quot;&quot;;[.J89])" office:value-type="float" office:value="-13" calcext:value-type="float">
            <text:p>-13,0</text:p>
          </table:table-cell>
          <table:table-cell table:style-name="ce12" table:formula="of:=IF([.AB89]=&quot;-&quot;;&quot;&quot;;[.I89])" office:value-type="float" office:value="8.130853" calcext:value-type="float">
            <text:p>8,1</text:p>
          </table:table-cell>
          <table:table-cell table:formula="of:=IF([.AB89]=&quot;-&quot;;&quot;&quot;;[.U89])" office:value-type="float" office:value="4" calcext:value-type="float">
            <text:p>4</text:p>
          </table:table-cell>
          <table:table-cell table:formula="of:=IF([.AB89]=&quot;-&quot;;&quot;&quot;;[.V89])" office:value-type="float" office:value="602.505388" calcext:value-type="float">
            <text:p>602,505388</text:p>
          </table:table-cell>
          <table:table-cell table:formula="of:=IFERROR(ABS([.AE89]-CEILING([.AC89]));&quot;&quot;)" office:value-type="float" office:value="17" calcext:value-type="float">
            <text:p>17</text:p>
          </table:table-cell>
          <table:table-cell table:formula="of:=CEILING([.E8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table:style-name="Default" office:value-type="float" office:value="0.23948" calcext:value-type="float">
            <text:p>0,2394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2.24" calcext:value-type="float">
            <text:p>2,24</text:p>
          </table:table-cell>
          <table:table-cell office:value-type="float" office:value="4994206" calcext:value-type="float">
            <text:p>499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2.059176" calcext:value-type="float">
            <text:p>2,059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0];&quot;-&quot;;[.C90];&quot;-&quot;;[.AH90];&quot;-&quot;;LEFT(RIGHT([.A90];6);1))" office:value-type="string" office:string-value="r4-250-4-1" calcext:value-type="string">
            <text:p>r4-250-4-1</text:p>
          </table:table-cell>
          <table:table-cell table:formula="of:=IFERROR(ROUND(([.F90]/[.G90])*100;2);&quot;-&quot;)" office:value-type="float" office:value="100" calcext:value-type="float">
            <text:p>100</text:p>
          </table:table-cell>
          <table:table-cell table:style-name="ce12" table:formula="of:=IF([.AB90]=&quot;-&quot;;&quot;&quot;;[.J90])" office:value-type="float" office:value="-1.5" calcext:value-type="float">
            <text:p>-1,5</text:p>
          </table:table-cell>
          <table:table-cell table:style-name="ce12" table:formula="of:=IF([.AB90]=&quot;-&quot;;&quot;&quot;;[.I90])" office:value-type="float" office:value="0.23948" calcext:value-type="float">
            <text:p>0,2</text:p>
          </table:table-cell>
          <table:table-cell table:formula="of:=IF([.AB90]=&quot;-&quot;;&quot;&quot;;[.U90])" office:value-type="float" office:value="2" calcext:value-type="float">
            <text:p>2</text:p>
          </table:table-cell>
          <table:table-cell table:formula="of:=IF([.AB90]=&quot;-&quot;;&quot;&quot;;[.V90])" office:value-type="float" office:value="2.059176" calcext:value-type="float">
            <text:p>2,059176</text:p>
          </table:table-cell>
          <table:table-cell table:formula="of:=IFERROR(ABS([.AE90]-CEILING([.AC90]));&quot;&quot;)" office:value-type="float" office:value="3" calcext:value-type="float">
            <text:p>3</text:p>
          </table:table-cell>
          <table:table-cell table:formula="of:=CEILING([.E9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71" calcext:value-type="float">
            <text:p>771</text:p>
          </table:table-cell>
          <table:table-cell table:style-name="Default" office:value-type="float" office:value="0.254155" calcext:value-type="float">
            <text:p>0,25415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.32" calcext:value-type="float">
            <text:p>2,32</text:p>
          </table:table-cell>
          <table:table-cell office:value-type="float" office:value="4992942" calcext:value-type="float">
            <text:p>499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2.118487" calcext:value-type="float">
            <text:p>2,1184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1];&quot;-&quot;;[.C91];&quot;-&quot;;[.AH91];&quot;-&quot;;LEFT(RIGHT([.A91];6);1))" office:value-type="string" office:string-value="r4-250-4-2" calcext:value-type="string">
            <text:p>r4-250-4-2</text:p>
          </table:table-cell>
          <table:table-cell table:formula="of:=IFERROR(ROUND(([.F91]/[.G91])*100;2);&quot;-&quot;)" office:value-type="float" office:value="100" calcext:value-type="float">
            <text:p>100</text:p>
          </table:table-cell>
          <table:table-cell table:style-name="ce12" table:formula="of:=IF([.AB91]=&quot;-&quot;;&quot;&quot;;[.J91])" office:value-type="float" office:value="-1.5" calcext:value-type="float">
            <text:p>-1,5</text:p>
          </table:table-cell>
          <table:table-cell table:style-name="ce12" table:formula="of:=IF([.AB91]=&quot;-&quot;;&quot;&quot;;[.I91])" office:value-type="float" office:value="0.254155" calcext:value-type="float">
            <text:p>0,3</text:p>
          </table:table-cell>
          <table:table-cell table:formula="of:=IF([.AB91]=&quot;-&quot;;&quot;&quot;;[.U91])" office:value-type="float" office:value="2" calcext:value-type="float">
            <text:p>2</text:p>
          </table:table-cell>
          <table:table-cell table:formula="of:=IF([.AB91]=&quot;-&quot;;&quot;&quot;;[.V91])" office:value-type="float" office:value="2.118487" calcext:value-type="float">
            <text:p>2,118487</text:p>
          </table:table-cell>
          <table:table-cell table:formula="of:=IFERROR(ABS([.AE91]-CEILING([.AC91]));&quot;&quot;)" office:value-type="float" office:value="3" calcext:value-type="float">
            <text:p>3</text:p>
          </table:table-cell>
          <table:table-cell table:formula="of:=CEILING([.E9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  <table:table-cell table:style-name="Default" office:value-type="float" office:value="0.064096" calcext:value-type="float">
            <text:p>0,064096</text:p>
          </table:table-cell>
          <table:table-cell table:style-name="Default" office:value-type="float" office:value="-4.695122" calcext:value-type="float">
            <text:p>-4,6951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95122" calcext:value-type="float">
            <text:p>-4,695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49.78" calcext:value-type="float">
            <text:p>49,78</text:p>
          </table:table-cell>
          <table:table-cell office:value-type="float" office:value="1755639" calcext:value-type="float">
            <text:p>1755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54.195115" calcext:value-type="float">
            <text:p>54,195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2];&quot;-&quot;;[.C92];&quot;-&quot;;[.AH92];&quot;-&quot;;LEFT(RIGHT([.A92];6);1))" office:value-type="string" office:string-value="r4-50-10-1" calcext:value-type="string">
            <text:p>r4-50-10-1</text:p>
          </table:table-cell>
          <table:table-cell table:formula="of:=IFERROR(ROUND(([.F92]/[.G92])*100;2);&quot;-&quot;)" office:value-type="float" office:value="99.57" calcext:value-type="float">
            <text:p>99,57</text:p>
          </table:table-cell>
          <table:table-cell table:style-name="ce12" table:formula="of:=IF([.AB92]=&quot;-&quot;;&quot;&quot;;[.J92])" office:value-type="float" office:value="-4.695122" calcext:value-type="float">
            <text:p>-4,7</text:p>
          </table:table-cell>
          <table:table-cell table:style-name="ce12" table:formula="of:=IF([.AB92]=&quot;-&quot;;&quot;&quot;;[.I92])" office:value-type="float" office:value="0.064096" calcext:value-type="float">
            <text:p>0,1</text:p>
          </table:table-cell>
          <table:table-cell table:formula="of:=IF([.AB92]=&quot;-&quot;;&quot;&quot;;[.U92])" office:value-type="float" office:value="2" calcext:value-type="float">
            <text:p>2</text:p>
          </table:table-cell>
          <table:table-cell table:formula="of:=IF([.AB92]=&quot;-&quot;;&quot;&quot;;[.V92])" office:value-type="float" office:value="54.195115" calcext:value-type="float">
            <text:p>54,195115</text:p>
          </table:table-cell>
          <table:table-cell table:formula="of:=IFERROR(ABS([.AE92]-CEILING([.AC92]));&quot;&quot;)" office:value-type="float" office:value="6" calcext:value-type="float">
            <text:p>6</text:p>
          </table:table-cell>
          <table:table-cell table:formula="of:=CEILING([.E9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0.067054" calcext:value-type="float">
            <text:p>0,06705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11.19" calcext:value-type="float">
            <text:p>11,19</text:p>
          </table:table-cell>
          <table:table-cell office:value-type="float" office:value="1758663" calcext:value-type="float">
            <text:p>1758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2.094555" calcext:value-type="float">
            <text:p>12,0945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3];&quot;-&quot;;[.C93];&quot;-&quot;;[.AH93];&quot;-&quot;;LEFT(RIGHT([.A93];6);1))" office:value-type="string" office:string-value="r4-50-10-2" calcext:value-type="string">
            <text:p>r4-50-10-2</text:p>
          </table:table-cell>
          <table:table-cell table:formula="of:=IFERROR(ROUND(([.F93]/[.G93])*100;2);&quot;-&quot;)" office:value-type="float" office:value="99.57" calcext:value-type="float">
            <text:p>99,57</text:p>
          </table:table-cell>
          <table:table-cell table:style-name="ce12" table:formula="of:=IF([.AB93]=&quot;-&quot;;&quot;&quot;;[.J93])" office:value-type="float" office:value="-4.666667" calcext:value-type="float">
            <text:p>-4,7</text:p>
          </table:table-cell>
          <table:table-cell table:style-name="ce12" table:formula="of:=IF([.AB93]=&quot;-&quot;;&quot;&quot;;[.I93])" office:value-type="float" office:value="0.067054" calcext:value-type="float">
            <text:p>0,1</text:p>
          </table:table-cell>
          <table:table-cell table:formula="of:=IF([.AB93]=&quot;-&quot;;&quot;&quot;;[.U93])" office:value-type="float" office:value="1" calcext:value-type="float">
            <text:p>1</text:p>
          </table:table-cell>
          <table:table-cell table:formula="of:=IF([.AB93]=&quot;-&quot;;&quot;&quot;;[.V93])" office:value-type="float" office:value="12.094555" calcext:value-type="float">
            <text:p>12,094555</text:p>
          </table:table-cell>
          <table:table-cell table:formula="of:=IFERROR(ABS([.AE93]-CEILING([.AC93]));&quot;&quot;)" office:value-type="float" office:value="5" calcext:value-type="float">
            <text:p>5</text:p>
          </table:table-cell>
          <table:table-cell table:formula="of:=CEILING([.E9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12502" calcext:value-type="float">
            <text:p>0,112502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600.11" calcext:value-type="float">
            <text:p>600,11</text:p>
          </table:table-cell>
          <table:table-cell office:value-type="float" office:value="2418530" calcext:value-type="float">
            <text:p>241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27.349043" calcext:value-type="float">
            <text:p>627,3490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4];&quot;-&quot;;[.C94];&quot;-&quot;;[.AH94];&quot;-&quot;;LEFT(RIGHT([.A94];6);1))" office:value-type="string" office:string-value="r4-50-15-1" calcext:value-type="string">
            <text:p>r4-50-15-1</text:p>
          </table:table-cell>
          <table:table-cell table:formula="of:=IFERROR(ROUND(([.F94]/[.G94])*100;2);&quot;-&quot;)" office:value-type="float" office:value="83.11" calcext:value-type="float">
            <text:p>83,11</text:p>
          </table:table-cell>
          <table:table-cell table:style-name="ce12" table:formula="of:=IF([.AB94]=&quot;-&quot;;&quot;&quot;;[.J94])" office:value-type="float" office:value="-8.166667" calcext:value-type="float">
            <text:p>-8,2</text:p>
          </table:table-cell>
          <table:table-cell table:style-name="ce12" table:formula="of:=IF([.AB94]=&quot;-&quot;;&quot;&quot;;[.I94])" office:value-type="float" office:value="0.112502" calcext:value-type="float">
            <text:p>0,1</text:p>
          </table:table-cell>
          <table:table-cell table:formula="of:=IF([.AB94]=&quot;-&quot;;&quot;&quot;;[.U94])" office:value-type="float" office:value="2" calcext:value-type="float">
            <text:p>2</text:p>
          </table:table-cell>
          <table:table-cell table:formula="of:=IF([.AB94]=&quot;-&quot;;&quot;&quot;;[.V94])" office:value-type="float" office:value="627.349043" calcext:value-type="float">
            <text:p>627,349043</text:p>
          </table:table-cell>
          <table:table-cell table:formula="of:=IFERROR(ABS([.AE94]-CEILING([.AC94]));&quot;&quot;)" office:value-type="float" office:value="10" calcext:value-type="float">
            <text:p>10</text:p>
          </table:table-cell>
          <table:table-cell table:formula="of:=CEILING([.E9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table:style-name="Default" office:value-type="float" office:value="0.358706" calcext:value-type="float">
            <text:p>0,358706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600.35" calcext:value-type="float">
            <text:p>600,35</text:p>
          </table:table-cell>
          <table:table-cell office:value-type="float" office:value="2476794" calcext:value-type="float">
            <text:p>2476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52.529208" calcext:value-type="float">
            <text:p>652,529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5];&quot;-&quot;;[.C95];&quot;-&quot;;[.AH95];&quot;-&quot;;LEFT(RIGHT([.A95];6);1))" office:value-type="string" office:string-value="r4-50-15-2" calcext:value-type="string">
            <text:p>r4-50-15-2</text:p>
          </table:table-cell>
          <table:table-cell table:formula="of:=IFERROR(ROUND(([.F95]/[.G95])*100;2);&quot;-&quot;)" office:value-type="float" office:value="95.95" calcext:value-type="float">
            <text:p>95,95</text:p>
          </table:table-cell>
          <table:table-cell table:style-name="ce12" table:formula="of:=IF([.AB95]=&quot;-&quot;;&quot;&quot;;[.J95])" office:value-type="float" office:value="-8" calcext:value-type="float">
            <text:p>-8,0</text:p>
          </table:table-cell>
          <table:table-cell table:style-name="ce12" table:formula="of:=IF([.AB95]=&quot;-&quot;;&quot;&quot;;[.I95])" office:value-type="float" office:value="0.358706" calcext:value-type="float">
            <text:p>0,4</text:p>
          </table:table-cell>
          <table:table-cell table:formula="of:=IF([.AB95]=&quot;-&quot;;&quot;&quot;;[.U95])" office:value-type="float" office:value="2" calcext:value-type="float">
            <text:p>2</text:p>
          </table:table-cell>
          <table:table-cell table:formula="of:=IF([.AB95]=&quot;-&quot;;&quot;&quot;;[.V95])" office:value-type="float" office:value="652.529208" calcext:value-type="float">
            <text:p>652,529208</text:p>
          </table:table-cell>
          <table:table-cell table:formula="of:=IFERROR(ABS([.AE95]-CEILING([.AC95]));&quot;&quot;)" office:value-type="float" office:value="10" calcext:value-type="float">
            <text:p>10</text:p>
          </table:table-cell>
          <table:table-cell table:formula="of:=CEILING([.E9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0.176052" calcext:value-type="float">
            <text:p>0,176052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600.18" calcext:value-type="float">
            <text:p>600,18</text:p>
          </table:table-cell>
          <table:table-cell office:value-type="float" office:value="3245563" calcext:value-type="float">
            <text:p>3245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21.171379" calcext:value-type="float">
            <text:p>621,1713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6];&quot;-&quot;;[.C96];&quot;-&quot;;[.AH96];&quot;-&quot;;LEFT(RIGHT([.A96];6);1))" office:value-type="string" office:string-value="r4-50-20-1" calcext:value-type="string">
            <text:p>r4-50-20-1</text:p>
          </table:table-cell>
          <table:table-cell table:formula="of:=IFERROR(ROUND(([.F96]/[.G96])*100;2);&quot;-&quot;)" office:value-type="float" office:value="72.1" calcext:value-type="float">
            <text:p>72,1</text:p>
          </table:table-cell>
          <table:table-cell table:style-name="ce12" table:formula="of:=IF([.AB96]=&quot;-&quot;;&quot;&quot;;[.J96])" office:value-type="float" office:value="-11.166667" calcext:value-type="float">
            <text:p>-11,2</text:p>
          </table:table-cell>
          <table:table-cell table:style-name="ce12" table:formula="of:=IF([.AB96]=&quot;-&quot;;&quot;&quot;;[.I96])" office:value-type="float" office:value="0.176052" calcext:value-type="float">
            <text:p>0,2</text:p>
          </table:table-cell>
          <table:table-cell table:formula="of:=IF([.AB96]=&quot;-&quot;;&quot;&quot;;[.U96])" office:value-type="float" office:value="2" calcext:value-type="float">
            <text:p>2</text:p>
          </table:table-cell>
          <table:table-cell table:formula="of:=IF([.AB96]=&quot;-&quot;;&quot;&quot;;[.V96])" office:value-type="float" office:value="621.171379" calcext:value-type="float">
            <text:p>621,171379</text:p>
          </table:table-cell>
          <table:table-cell table:formula="of:=IFERROR(ABS([.AE96]-CEILING([.AC96]));&quot;&quot;)" office:value-type="float" office:value="13" calcext:value-type="float">
            <text:p>13</text:p>
          </table:table-cell>
          <table:table-cell table:formula="of:=CEILING([.E9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0.344541" calcext:value-type="float">
            <text:p>0,344541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600.34" calcext:value-type="float">
            <text:p>600,34</text:p>
          </table:table-cell>
          <table:table-cell office:value-type="float" office:value="3260323" calcext:value-type="float">
            <text:p>3260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27.547784" calcext:value-type="float">
            <text:p>627,547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7];&quot;-&quot;;[.C97];&quot;-&quot;;[.AH97];&quot;-&quot;;LEFT(RIGHT([.A97];6);1))" office:value-type="string" office:string-value="r4-50-20-2" calcext:value-type="string">
            <text:p>r4-50-20-2</text:p>
          </table:table-cell>
          <table:table-cell table:formula="of:=IFERROR(ROUND(([.F97]/[.G97])*100;2);&quot;-&quot;)" office:value-type="float" office:value="72.1" calcext:value-type="float">
            <text:p>72,1</text:p>
          </table:table-cell>
          <table:table-cell table:style-name="ce12" table:formula="of:=IF([.AB97]=&quot;-&quot;;&quot;&quot;;[.J97])" office:value-type="float" office:value="-11.166667" calcext:value-type="float">
            <text:p>-11,2</text:p>
          </table:table-cell>
          <table:table-cell table:style-name="ce12" table:formula="of:=IF([.AB97]=&quot;-&quot;;&quot;&quot;;[.I97])" office:value-type="float" office:value="0.344541" calcext:value-type="float">
            <text:p>0,3</text:p>
          </table:table-cell>
          <table:table-cell table:formula="of:=IF([.AB97]=&quot;-&quot;;&quot;&quot;;[.U97])" office:value-type="float" office:value="2" calcext:value-type="float">
            <text:p>2</text:p>
          </table:table-cell>
          <table:table-cell table:formula="of:=IF([.AB97]=&quot;-&quot;;&quot;&quot;;[.V97])" office:value-type="float" office:value="627.547784" calcext:value-type="float">
            <text:p>627,547784</text:p>
          </table:table-cell>
          <table:table-cell table:formula="of:=IFERROR(ABS([.AE97]-CEILING([.AC97]));&quot;&quot;)" office:value-type="float" office:value="13" calcext:value-type="float">
            <text:p>13</text:p>
          </table:table-cell>
          <table:table-cell table:formula="of:=CEILING([.E9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474" calcext:value-type="float">
            <text:p>474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1.864641" calcext:value-type="float">
            <text:p>1,86464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,86</text:p>
          </table:table-cell>
          <table:table-cell office:value-type="float" office:value="601.86" calcext:value-type="float">
            <text:p>601,86</text:p>
          </table:table-cell>
          <table:table-cell office:value-type="float" office:value="4679019" calcext:value-type="float">
            <text:p>4679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14.316302" calcext:value-type="float">
            <text:p>614,316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8];&quot;-&quot;;[.C98];&quot;-&quot;;[.AH98];&quot;-&quot;;LEFT(RIGHT([.A98];6);1))" office:value-type="string" office:string-value="r4-50-24-1" calcext:value-type="string">
            <text:p>r4-50-24-1</text:p>
          </table:table-cell>
          <table:table-cell table:formula="of:=IFERROR(ROUND(([.F98]/[.G98])*100;2);&quot;-&quot;)" office:value-type="float" office:value="62.45" calcext:value-type="float">
            <text:p>62,45</text:p>
          </table:table-cell>
          <table:table-cell table:style-name="ce12" table:formula="of:=IF([.AB98]=&quot;-&quot;;&quot;&quot;;[.J98])" office:value-type="float" office:value="-13" calcext:value-type="float">
            <text:p>-13,0</text:p>
          </table:table-cell>
          <table:table-cell table:style-name="ce12" table:formula="of:=IF([.AB98]=&quot;-&quot;;&quot;&quot;;[.I98])" office:value-type="float" office:value="1.864641" calcext:value-type="float">
            <text:p>1,9</text:p>
          </table:table-cell>
          <table:table-cell table:formula="of:=IF([.AB98]=&quot;-&quot;;&quot;&quot;;[.U98])" office:value-type="float" office:value="2" calcext:value-type="float">
            <text:p>2</text:p>
          </table:table-cell>
          <table:table-cell table:formula="of:=IF([.AB98]=&quot;-&quot;;&quot;&quot;;[.V98])" office:value-type="float" office:value="614.316302" calcext:value-type="float">
            <text:p>614,316302</text:p>
          </table:table-cell>
          <table:table-cell table:formula="of:=IFERROR(ABS([.AE98]-CEILING([.AC98]));&quot;&quot;)" office:value-type="float" office:value="15" calcext:value-type="float">
            <text:p>15</text:p>
          </table:table-cell>
          <table:table-cell table:formula="of:=CEILING([.E9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474" calcext:value-type="float">
            <text:p>47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1.933969" calcext:value-type="float">
            <text:p>1,93396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,93</text:p>
          </table:table-cell>
          <table:table-cell office:value-type="float" office:value="601.93" calcext:value-type="float">
            <text:p>601,93</text:p>
          </table:table-cell>
          <table:table-cell office:value-type="float" office:value="4678523" calcext:value-type="float">
            <text:p>4678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614.012341" calcext:value-type="float">
            <text:p>614,0123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9];&quot;-&quot;;[.C99];&quot;-&quot;;[.AH99];&quot;-&quot;;LEFT(RIGHT([.A99];6);1))" office:value-type="string" office:string-value="r4-50-24-2" calcext:value-type="string">
            <text:p>r4-50-24-2</text:p>
          </table:table-cell>
          <table:table-cell table:formula="of:=IFERROR(ROUND(([.F99]/[.G99])*100;2);&quot;-&quot;)" office:value-type="float" office:value="63.71" calcext:value-type="float">
            <text:p>63,71</text:p>
          </table:table-cell>
          <table:table-cell table:style-name="ce12" table:formula="of:=IF([.AB99]=&quot;-&quot;;&quot;&quot;;[.J99])" office:value-type="float" office:value="-13" calcext:value-type="float">
            <text:p>-13,0</text:p>
          </table:table-cell>
          <table:table-cell table:style-name="ce12" table:formula="of:=IF([.AB99]=&quot;-&quot;;&quot;&quot;;[.I99])" office:value-type="float" office:value="1.933969" calcext:value-type="float">
            <text:p>1,9</text:p>
          </table:table-cell>
          <table:table-cell table:formula="of:=IF([.AB99]=&quot;-&quot;;&quot;&quot;;[.U99])" office:value-type="float" office:value="2" calcext:value-type="float">
            <text:p>2</text:p>
          </table:table-cell>
          <table:table-cell table:formula="of:=IF([.AB99]=&quot;-&quot;;&quot;&quot;;[.V99])" office:value-type="float" office:value="614.012341" calcext:value-type="float">
            <text:p>614,012341</text:p>
          </table:table-cell>
          <table:table-cell table:formula="of:=IFERROR(ABS([.AE99]-CEILING([.AC99]));&quot;&quot;)" office:value-type="float" office:value="15" calcext:value-type="float">
            <text:p>15</text:p>
          </table:table-cell>
          <table:table-cell table:formula="of:=CEILING([.E9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0.029266" calcext:value-type="float">
            <text:p>0,02926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32" calcext:value-type="float">
            <text:p>0,32</text:p>
          </table:table-cell>
          <table:table-cell office:value-type="float" office:value="1187064" calcext:value-type="float">
            <text:p>11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323987" calcext:value-type="float">
            <text:p>0,3239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00];&quot;-&quot;;[.C100];&quot;-&quot;;[.AH100];&quot;-&quot;;LEFT(RIGHT([.A100];6);1))" office:value-type="string" office:string-value="r4-50-4-1" calcext:value-type="string">
            <text:p>r4-50-4-1</text:p>
          </table:table-cell>
          <table:table-cell table:formula="of:=IFERROR(ROUND(([.F100]/[.G100])*100;2);&quot;-&quot;)" office:value-type="float" office:value="100" calcext:value-type="float">
            <text:p>100</text:p>
          </table:table-cell>
          <table:table-cell table:style-name="ce12" table:formula="of:=IF([.AB100]=&quot;-&quot;;&quot;&quot;;[.J100])" office:value-type="float" office:value="-1.5" calcext:value-type="float">
            <text:p>-1,5</text:p>
          </table:table-cell>
          <table:table-cell table:style-name="ce12" table:formula="of:=IF([.AB100]=&quot;-&quot;;&quot;&quot;;[.I100])" office:value-type="float" office:value="0.029266" calcext:value-type="float">
            <text:p>0,0</text:p>
          </table:table-cell>
          <table:table-cell table:formula="of:=IF([.AB100]=&quot;-&quot;;&quot;&quot;;[.U100])" office:value-type="float" office:value="2" calcext:value-type="float">
            <text:p>2</text:p>
          </table:table-cell>
          <table:table-cell table:formula="of:=IF([.AB100]=&quot;-&quot;;&quot;&quot;;[.V100])" office:value-type="float" office:value="0.323987" calcext:value-type="float">
            <text:p>0,323987</text:p>
          </table:table-cell>
          <table:table-cell table:formula="of:=IFERROR(ABS([.AE100]-CEILING([.AC100]));&quot;&quot;)" office:value-type="float" office:value="3" calcext:value-type="float">
            <text:p>3</text:p>
          </table:table-cell>
          <table:table-cell table:formula="of:=CEILING([.E10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0.028038" calcext:value-type="float">
            <text:p>0,02803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1186800" calcext:value-type="float">
            <text:p>1186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175188" calcext:value-type="float">
            <text:p>0,175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01];&quot;-&quot;;[.C101];&quot;-&quot;;[.AH101];&quot;-&quot;;LEFT(RIGHT([.A101];6);1))" office:value-type="string" office:string-value="r4-50-4-2" calcext:value-type="string">
            <text:p>r4-50-4-2</text:p>
          </table:table-cell>
          <table:table-cell table:formula="of:=IFERROR(ROUND(([.F101]/[.G101])*100;2);&quot;-&quot;)" office:value-type="float" office:value="100" calcext:value-type="float">
            <text:p>100</text:p>
          </table:table-cell>
          <table:table-cell table:style-name="ce12" table:formula="of:=IF([.AB101]=&quot;-&quot;;&quot;&quot;;[.J101])" office:value-type="float" office:value="-1.5" calcext:value-type="float">
            <text:p>-1,5</text:p>
          </table:table-cell>
          <table:table-cell table:style-name="ce12" table:formula="of:=IF([.AB101]=&quot;-&quot;;&quot;&quot;;[.I101])" office:value-type="float" office:value="0.028038" calcext:value-type="float">
            <text:p>0,0</text:p>
          </table:table-cell>
          <table:table-cell table:formula="of:=IF([.AB101]=&quot;-&quot;;&quot;&quot;;[.U101])" office:value-type="float" office:value="1" calcext:value-type="float">
            <text:p>1</text:p>
          </table:table-cell>
          <table:table-cell table:formula="of:=IF([.AB101]=&quot;-&quot;;&quot;&quot;;[.V101])" office:value-type="float" office:value="0.175188" calcext:value-type="float">
            <text:p>0,175188</text:p>
          </table:table-cell>
          <table:table-cell table:formula="of:=IFERROR(ABS([.AE101]-CEILING([.AC101]));&quot;&quot;)" office:value-type="float" office:value="2" calcext:value-type="float">
            <text:p>2</text:p>
          </table:table-cell>
          <table:table-cell table:formula="of:=CEILING([.E10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04847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40"/>
        <table:table-column table:style-name="co30" table:default-cell-style-name="ce40"/>
        <table:table-column table:style-name="co10" table:number-columns-repeated="2" table:default-cell-style-name="Default"/>
        <table:table-column table:style-name="co30" table:default-cell-style-name="ce4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4"/>
        <table:table-column table:style-name="co25" table:default-cell-style-name="ce14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1.003211" calcext:value-type="float">
            <text:p>1,00321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00.94" calcext:value-type="float">
            <text:p>300,94</text:p>
          </table:table-cell>
          <table:table-cell office:value-type="float" office:value="3580532" calcext:value-type="float">
            <text:p>358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28" calcext:value-type="float">
            <text:p>300,0004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];&quot;-&quot;;[.C2];&quot;-&quot;;[.AH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71.96" calcext:value-type="float">
            <text:p>71,96</text:p>
          </table:table-cell>
          <table:table-cell table:style-name="ce12" table:formula="of:=[.J2]" office:value-type="float" office:value="-4" calcext:value-type="float">
            <text:p>-4,0</text:p>
          </table:table-cell>
          <table:table-cell table:style-name="ce12" table:formula="of:=[.I2]" office:value-type="float" office:value="1.003211" calcext:value-type="float">
            <text:p>1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300.000428" calcext:value-type="float">
            <text:p>300,000428</text:p>
          </table:table-cell>
          <table:table-cell table:formula="of:=ABS([.AE2]-CEILING([.AC2]))" office:value-type="float" office:value="5" calcext:value-type="float">
            <text:p>5</text:p>
          </table:table-cell>
          <table:table-cell table:formula="of:=CEILING([.E2]*(4/3))" office:value-type="float" office:value="10" calcext:value-type="float">
            <text:p>10</text:p>
          </table:table-cell>
          <table:table-cell table:style-name="ce15" table:formula="of:=ROUND(AVERAGE([.AG2:.AG300]);2)" office:value-type="float" office:value="10.25" calcext:value-type="float">
            <text:p>10,25</text:p>
          </table:table-cell>
          <table:table-cell table:style-name="ce15" table:formula="of:=ROUND(AVERAGEIF([.AG2:.AG300];&quot;&gt;0&quot;;[.AG2:.AG300]);2)" office:value-type="float" office:value="10.25" calcext:value-type="float">
            <text:p>10,25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sub-t300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542" calcext:value-type="float">
            <text:p>542</text:p>
          </table:table-cell>
          <table:table-cell office:value-type="float" office:value="1235" calcext:value-type="float">
            <text:p>1235</text:p>
          </table:table-cell>
          <table:table-cell table:style-name="Default" office:value-type="float" office:value="1.588088" calcext:value-type="float">
            <text:p>1,588088</text:p>
          </table:table-cell>
          <table:table-cell table:style-name="Default" office:value-type="float" office:value="-4.838338" calcext:value-type="float">
            <text:p>-4,838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838338" calcext:value-type="float">
            <text:p>-4,838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301.49" calcext:value-type="float">
            <text:p>301,49</text:p>
          </table:table-cell>
          <table:table-cell office:value-type="float" office:value="3563569" calcext:value-type="float">
            <text:p>3563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753" calcext:value-type="float">
            <text:p>300,0007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];&quot;-&quot;;[.C3];&quot;-&quot;;[.AH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85.42" calcext:value-type="float">
            <text:p>85,42</text:p>
          </table:table-cell>
          <table:table-cell table:style-name="ce12" table:formula="of:=[.J3]" office:value-type="float" office:value="-4.838338" calcext:value-type="float">
            <text:p>-4,8</text:p>
          </table:table-cell>
          <table:table-cell table:style-name="ce12" table:formula="of:=[.I3]" office:value-type="float" office:value="1.588088" calcext:value-type="float">
            <text:p>1,6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300.000753" calcext:value-type="float">
            <text:p>300,000753</text:p>
          </table:table-cell>
          <table:table-cell table:formula="of:=ABS([.AE3]-CEILING([.AC3]))" office:value-type="float" office:value="5" calcext:value-type="float">
            <text:p>5</text:p>
          </table:table-cell>
          <table:table-cell table:formula="of:=CEILING([.E3]*(4/3)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float" office:value="722" calcext:value-type="float">
            <text:p>722</text:p>
          </table:table-cell>
          <table:table-cell office:value-type="float" office:value="1980" calcext:value-type="float">
            <text:p>1980</text:p>
          </table:table-cell>
          <table:table-cell table:style-name="Default" office:value-type="float" office:value="4.658874" calcext:value-type="float">
            <text:p>4,658874</text:p>
          </table:table-cell>
          <table:table-cell table:style-name="Default" office:value-type="float" office:value="-8.50033" calcext:value-type="float">
            <text:p>-8,500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0033" calcext:value-type="float">
            <text:p>-8,50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5" calcext:value-type="float">
            <text:p>4,65</text:p>
          </table:table-cell>
          <table:table-cell office:value-type="float" office:value="304.63" calcext:value-type="float">
            <text:p>304,63</text:p>
          </table:table-cell>
          <table:table-cell office:value-type="float" office:value="5001914" calcext:value-type="float">
            <text:p>500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848" calcext:value-type="float">
            <text:p>300,0018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];&quot;-&quot;;[.C4];&quot;-&quot;;[.AH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86.84" calcext:value-type="float">
            <text:p>86,84</text:p>
          </table:table-cell>
          <table:table-cell table:style-name="ce12" table:formula="of:=[.J4]" office:value-type="float" office:value="-8.50033" calcext:value-type="float">
            <text:p>-8,5</text:p>
          </table:table-cell>
          <table:table-cell table:style-name="ce12" table:formula="of:=[.I4]" office:value-type="float" office:value="4.658874" calcext:value-type="float">
            <text:p>4,7</text:p>
          </table:table-cell>
          <table:table-cell table:formula="of:=[.U4]" office:value-type="float" office:value="1" calcext:value-type="float">
            <text:p>1</text:p>
          </table:table-cell>
          <table:table-cell table:formula="of:=[.V4]" office:value-type="float" office:value="300.001848" calcext:value-type="float">
            <text:p>300,001848</text:p>
          </table:table-cell>
          <table:table-cell table:formula="of:=ABS([.AE4]-CEILING([.AC4]))" office:value-type="float" office:value="9" calcext:value-type="float">
            <text:p>9</text:p>
          </table:table-cell>
          <table:table-cell table:formula="of:=CEILING([.E4]*(4/3))" office:value-type="float" office:value="15" calcext:value-type="float">
            <text:p>15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322" calcext:value-type="float">
            <text:p>1322</text:p>
          </table:table-cell>
          <table:table-cell table:style-name="Default" office:value-type="float" office:value="3.897991" calcext:value-type="float">
            <text:p>3,897991</text:p>
          </table:table-cell>
          <table:table-cell table:style-name="Default" office:value-type="float" office:value="-8.630676" calcext:value-type="float">
            <text:p>-8,6306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30676" calcext:value-type="float">
            <text:p>-8,630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,88</text:p>
          </table:table-cell>
          <table:table-cell office:value-type="float" office:value="303.86" calcext:value-type="float">
            <text:p>303,86</text:p>
          </table:table-cell>
          <table:table-cell office:value-type="float" office:value="4918857" calcext:value-type="float">
            <text:p>4918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022" calcext:value-type="float">
            <text:p>300,0010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];&quot;-&quot;;[.C5];&quot;-&quot;;[.AH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100" calcext:value-type="float">
            <text:p>100</text:p>
          </table:table-cell>
          <table:table-cell table:style-name="ce12" table:formula="of:=[.J5]" office:value-type="float" office:value="-8.630676" calcext:value-type="float">
            <text:p>-8,6</text:p>
          </table:table-cell>
          <table:table-cell table:style-name="ce12" table:formula="of:=[.I5]" office:value-type="float" office:value="3.897991" calcext:value-type="float">
            <text:p>3,9</text:p>
          </table:table-cell>
          <table:table-cell table:formula="of:=[.U5]" office:value-type="float" office:value="3" calcext:value-type="float">
            <text:p>3</text:p>
          </table:table-cell>
          <table:table-cell table:formula="of:=[.V5]" office:value-type="float" office:value="300.001022" calcext:value-type="float">
            <text:p>300,001022</text:p>
          </table:table-cell>
          <table:table-cell table:formula="of:=ABS([.AE5]-CEILING([.AC5]))" office:value-type="float" office:value="11" calcext:value-type="float">
            <text:p>11</text:p>
          </table:table-cell>
          <table:table-cell table:formula="of:=CEILING([.E5]*(4/3))" office:value-type="float" office:value="15" calcext:value-type="float">
            <text:p>15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16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773" calcext:value-type="float">
            <text:p>1773</text:p>
          </table:table-cell>
          <table:table-cell table:style-name="Default" office:value-type="float" office:value="4.438087" calcext:value-type="float">
            <text:p>4,438087</text:p>
          </table:table-cell>
          <table:table-cell table:style-name="Default" office:value-type="float" office:value="-12.388921" calcext:value-type="float">
            <text:p>-12,3889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8921" calcext:value-type="float">
            <text:p>-12,388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1" calcext:value-type="float">
            <text:p>4,41</text:p>
          </table:table-cell>
          <table:table-cell office:value-type="float" office:value="304.42" calcext:value-type="float">
            <text:p>304,42</text:p>
          </table:table-cell>
          <table:table-cell office:value-type="float" office:value="6686992" calcext:value-type="float">
            <text:p>6686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434" calcext:value-type="float">
            <text:p>300,0043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];&quot;-&quot;;[.C6];&quot;-&quot;;[.AH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100" calcext:value-type="float">
            <text:p>100</text:p>
          </table:table-cell>
          <table:table-cell table:style-name="ce12" table:formula="of:=[.J6]" office:value-type="float" office:value="-12.388921" calcext:value-type="float">
            <text:p>-12,4</text:p>
          </table:table-cell>
          <table:table-cell table:style-name="ce12" table:formula="of:=[.I6]" office:value-type="float" office:value="4.438087" calcext:value-type="float">
            <text:p>4,4</text:p>
          </table:table-cell>
          <table:table-cell table:formula="of:=[.U6]" office:value-type="float" office:value="3" calcext:value-type="float">
            <text:p>3</text:p>
          </table:table-cell>
          <table:table-cell table:formula="of:=[.V6]" office:value-type="float" office:value="300.00434" calcext:value-type="float">
            <text:p>300,00434</text:p>
          </table:table-cell>
          <table:table-cell table:formula="of:=ABS([.AE6]-CEILING([.AC6]))" office:value-type="float" office:value="15" calcext:value-type="float">
            <text:p>15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844" calcext:value-type="float">
            <text:p>1844</text:p>
          </table:table-cell>
          <table:table-cell table:style-name="Default" office:value-type="float" office:value="5.394834" calcext:value-type="float">
            <text:p>5,394834</text:p>
          </table:table-cell>
          <table:table-cell table:style-name="Default" office:value-type="float" office:value="-12.412786" calcext:value-type="float">
            <text:p>-12,4127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2786" calcext:value-type="float">
            <text:p>-12,412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7" calcext:value-type="float">
            <text:p>5,37</text:p>
          </table:table-cell>
          <table:table-cell office:value-type="float" office:value="305.37" calcext:value-type="float">
            <text:p>305,37</text:p>
          </table:table-cell>
          <table:table-cell office:value-type="float" office:value="6698816" calcext:value-type="float">
            <text:p>669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344" calcext:value-type="float">
            <text:p>300,003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];&quot;-&quot;;[.C7];&quot;-&quot;;[.AH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100" calcext:value-type="float">
            <text:p>100</text:p>
          </table:table-cell>
          <table:table-cell table:style-name="ce12" table:formula="of:=[.J7]" office:value-type="float" office:value="-12.412786" calcext:value-type="float">
            <text:p>-12,4</text:p>
          </table:table-cell>
          <table:table-cell table:style-name="ce12" table:formula="of:=[.I7]" office:value-type="float" office:value="5.394834" calcext:value-type="float">
            <text:p>5,4</text:p>
          </table:table-cell>
          <table:table-cell table:formula="of:=[.U7]" office:value-type="float" office:value="3" calcext:value-type="float">
            <text:p>3</text:p>
          </table:table-cell>
          <table:table-cell table:formula="of:=[.V7]" office:value-type="float" office:value="300.00344" calcext:value-type="float">
            <text:p>300,00344</text:p>
          </table:table-cell>
          <table:table-cell table:formula="of:=ABS([.AE7]-CEILING([.AC7]))" office:value-type="float" office:value="15" calcext:value-type="float">
            <text:p>15</text:p>
          </table:table-cell>
          <table:table-cell table:formula="of:=CEILING([.E7]*(4/3))" office:value-type="float" office:value="20" calcext:value-type="float">
            <text:p>2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34" calcext:value-type="float">
            <text:p>2434</text:p>
          </table:table-cell>
          <table:table-cell table:style-name="Default" office:value-type="float" office:value="7.102836" calcext:value-type="float">
            <text:p>7,102836</text:p>
          </table:table-cell>
          <table:table-cell table:style-name="Default" office:value-type="float" office:value="-15.54892" calcext:value-type="float">
            <text:p>-15,548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4892" calcext:value-type="float">
            <text:p>-15,548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8" calcext:value-type="float">
            <text:p>7,08</text:p>
          </table:table-cell>
          <table:table-cell office:value-type="float" office:value="307.09" calcext:value-type="float">
            <text:p>307,09</text:p>
          </table:table-cell>
          <table:table-cell office:value-type="float" office:value="9375200" calcext:value-type="float">
            <text:p>9375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7099" calcext:value-type="float">
            <text:p>300,0070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];&quot;-&quot;;[.C8];&quot;-&quot;;[.AH8];&quot;-&quot;;LEFT(RIGHT([.A8];6);1))" office:value-type="string" office:string-value="r20-100-24-1" calcext:value-type="string">
            <text:p>r20-100-24-1</text:p>
          </table:table-cell>
          <table:table-cell table:formula="of:=ROUND(([.F8]/[.G8])*100;2)" office:value-type="float" office:value="100" calcext:value-type="float">
            <text:p>100</text:p>
          </table:table-cell>
          <table:table-cell table:style-name="ce12" table:formula="of:=[.J8]" office:value-type="float" office:value="-15.54892" calcext:value-type="float">
            <text:p>-15,5</text:p>
          </table:table-cell>
          <table:table-cell table:style-name="ce12" table:formula="of:=[.I8]" office:value-type="float" office:value="7.102836" calcext:value-type="float">
            <text:p>7,1</text:p>
          </table:table-cell>
          <table:table-cell table:formula="of:=[.U8]" office:value-type="float" office:value="3" calcext:value-type="float">
            <text:p>3</text:p>
          </table:table-cell>
          <table:table-cell table:formula="of:=[.V8]" office:value-type="float" office:value="300.007099" calcext:value-type="float">
            <text:p>300,007099</text:p>
          </table:table-cell>
          <table:table-cell table:formula="of:=ABS([.AE8]-CEILING([.AC8]))" office:value-type="float" office:value="18" calcext:value-type="float">
            <text:p>18</text:p>
          </table:table-cell>
          <table:table-cell table:formula="of:=CEILING([.E8]*(4/3))" office:value-type="float" office:value="24" calcext:value-type="float">
            <text:p>24</text:p>
          </table:table-cell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21" calcext:value-type="float">
            <text:p>2421</text:p>
          </table:table-cell>
          <table:table-cell table:style-name="Default" office:value-type="float" office:value="5.939893" calcext:value-type="float">
            <text:p>5,939893</text:p>
          </table:table-cell>
          <table:table-cell table:style-name="Default" office:value-type="float" office:value="-15.688815" calcext:value-type="float">
            <text:p>-15,6888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8815" calcext:value-type="float">
            <text:p>-15,6888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92" calcext:value-type="float">
            <text:p>5,92</text:p>
          </table:table-cell>
          <table:table-cell office:value-type="float" office:value="305.92" calcext:value-type="float">
            <text:p>305,92</text:p>
          </table:table-cell>
          <table:table-cell office:value-type="float" office:value="9372232" calcext:value-type="float">
            <text:p>937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4664" calcext:value-type="float">
            <text:p>300,0046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];&quot;-&quot;;[.C9];&quot;-&quot;;[.AH9];&quot;-&quot;;LEFT(RIGHT([.A9];6);1))" office:value-type="string" office:string-value="r20-100-24-2" calcext:value-type="string">
            <text:p>r20-100-24-2</text:p>
          </table:table-cell>
          <table:table-cell table:formula="of:=ROUND(([.F9]/[.G9])*100;2)" office:value-type="float" office:value="100" calcext:value-type="float">
            <text:p>100</text:p>
          </table:table-cell>
          <table:table-cell table:style-name="ce12" table:formula="of:=[.J9]" office:value-type="float" office:value="-15.688815" calcext:value-type="float">
            <text:p>-15,7</text:p>
          </table:table-cell>
          <table:table-cell table:style-name="ce12" table:formula="of:=[.I9]" office:value-type="float" office:value="5.939893" calcext:value-type="float">
            <text:p>5,9</text:p>
          </table:table-cell>
          <table:table-cell table:formula="of:=[.U9]" office:value-type="float" office:value="3" calcext:value-type="float">
            <text:p>3</text:p>
          </table:table-cell>
          <table:table-cell table:formula="of:=[.V9]" office:value-type="float" office:value="300.004664" calcext:value-type="float">
            <text:p>300,004664</text:p>
          </table:table-cell>
          <table:table-cell table:formula="of:=ABS([.AE9]-CEILING([.AC9]))" office:value-type="float" office:value="18" calcext:value-type="float">
            <text:p>18</text:p>
          </table:table-cell>
          <table:table-cell table:formula="of:=CEILING([.E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19" calcext:value-type="float">
            <text:p>519</text:p>
          </table:table-cell>
          <table:table-cell table:style-name="Default" office:value-type="float" office:value="0.183583" calcext:value-type="float">
            <text:p>0,18358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99.83" calcext:value-type="float">
            <text:p>299,83</text:p>
          </table:table-cell>
          <table:table-cell office:value-type="float" office:value="2234968" calcext:value-type="float">
            <text:p>2234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24" calcext:value-type="float">
            <text:p>300,000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0];&quot;-&quot;;[.C10];&quot;-&quot;;[.AH10];&quot;-&quot;;LEFT(RIGHT([.A10];6);1))" office:value-type="string" office:string-value="r20-100-4-1" calcext:value-type="string">
            <text:p>r20-100-4-1</text:p>
          </table:table-cell>
          <table:table-cell table:formula="of:=ROUND(([.F10]/[.G10])*100;2)" office:value-type="float" office:value="100" calcext:value-type="float">
            <text:p>100</text:p>
          </table:table-cell>
          <table:table-cell table:style-name="ce12" table:formula="of:=[.J10]" office:value-type="float" office:value="-1.5" calcext:value-type="float">
            <text:p>-1,5</text:p>
          </table:table-cell>
          <table:table-cell table:style-name="ce12" table:formula="of:=[.I10]" office:value-type="float" office:value="0.183583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300.000124" calcext:value-type="float">
            <text:p>300,000124</text:p>
          </table:table-cell>
          <table:table-cell table:formula="of:=ABS([.AE10]-CEILING([.AC10]))" office:value-type="float" office:value="2" calcext:value-type="float">
            <text:p>2</text:p>
          </table:table-cell>
          <table:table-cell table:formula="of:=CEILING([.E1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21289" calcext:value-type="float">
            <text:p>0,12128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99.79" calcext:value-type="float">
            <text:p>299,79</text:p>
          </table:table-cell>
          <table:table-cell office:value-type="float" office:value="2242112" calcext:value-type="float">
            <text:p>224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67" calcext:value-type="float">
            <text:p>300,0000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1];&quot;-&quot;;[.C11];&quot;-&quot;;[.AH11];&quot;-&quot;;LEFT(RIGHT([.A11];6);1))" office:value-type="string" office:string-value="r20-100-4-2" calcext:value-type="string">
            <text:p>r20-100-4-2</text:p>
          </table:table-cell>
          <table:table-cell table:formula="of:=ROUND(([.F11]/[.G11])*100;2)" office:value-type="float" office:value="100" calcext:value-type="float">
            <text:p>100</text:p>
          </table:table-cell>
          <table:table-cell table:style-name="ce12" table:formula="of:=[.J11]" office:value-type="float" office:value="-1.5" calcext:value-type="float">
            <text:p>-1,5</text:p>
          </table:table-cell>
          <table:table-cell table:style-name="ce12" table:formula="of:=[.I11]" office:value-type="float" office:value="0.121289" calcext:value-type="float">
            <text:p>0,1</text:p>
          </table:table-cell>
          <table:table-cell table:formula="of:=[.U11]" office:value-type="float" office:value="1" calcext:value-type="float">
            <text:p>1</text:p>
          </table:table-cell>
          <table:table-cell table:formula="of:=[.V11]" office:value-type="float" office:value="300.000067" calcext:value-type="float">
            <text:p>300,000067</text:p>
          </table:table-cell>
          <table:table-cell table:formula="of:=ABS([.AE11]-CEILING([.AC11]))" office:value-type="float" office:value="2" calcext:value-type="float">
            <text:p>2</text:p>
          </table:table-cell>
          <table:table-cell table:formula="of:=CEILING([.E1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table:style-name="Default" office:value-type="float" office:value="1.792749" calcext:value-type="float">
            <text:p>1,792749</text:p>
          </table:table-cell>
          <table:table-cell table:style-name="Default" office:value-type="float" office:value="-4.681542" calcext:value-type="float">
            <text:p>-4,6815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81542" calcext:value-type="float">
            <text:p>-4,681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1,78</text:p>
          </table:table-cell>
          <table:table-cell office:value-type="float" office:value="301.75" calcext:value-type="float">
            <text:p>301,75</text:p>
          </table:table-cell>
          <table:table-cell office:value-type="float" office:value="5075980" calcext:value-type="float">
            <text:p>507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974" calcext:value-type="float">
            <text:p>300,0009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2];&quot;-&quot;;[.C12];&quot;-&quot;;[.AH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89.22" calcext:value-type="float">
            <text:p>89,22</text:p>
          </table:table-cell>
          <table:table-cell table:style-name="ce12" table:formula="of:=[.J12]" office:value-type="float" office:value="-4.681542" calcext:value-type="float">
            <text:p>-4,7</text:p>
          </table:table-cell>
          <table:table-cell table:style-name="ce12" table:formula="of:=[.I12]" office:value-type="float" office:value="1.792749" calcext:value-type="float">
            <text:p>1,8</text:p>
          </table:table-cell>
          <table:table-cell table:formula="of:=[.U12]" office:value-type="float" office:value="2" calcext:value-type="float">
            <text:p>2</text:p>
          </table:table-cell>
          <table:table-cell table:formula="of:=[.V12]" office:value-type="float" office:value="300.000974" calcext:value-type="float">
            <text:p>300,000974</text:p>
          </table:table-cell>
          <table:table-cell table:formula="of:=ABS([.AE12]-CEILING([.AC12]))" office:value-type="float" office:value="6" calcext:value-type="float">
            <text:p>6</text:p>
          </table:table-cell>
          <table:table-cell table:formula="of:=CEILING([.E1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742" calcext:value-type="float">
            <text:p>742</text:p>
          </table:table-cell>
          <table:table-cell office:value-type="float" office:value="1549" calcext:value-type="float">
            <text:p>1549</text:p>
          </table:table-cell>
          <table:table-cell table:style-name="Default" office:value-type="float" office:value="5.305408" calcext:value-type="float">
            <text:p>5,305408</text:p>
          </table:table-cell>
          <table:table-cell table:style-name="Default" office:value-type="float" office:value="-4.782134" calcext:value-type="float">
            <text:p>-4,782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2134" calcext:value-type="float">
            <text:p>-4,782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9" calcext:value-type="float">
            <text:p>5,29</text:p>
          </table:table-cell>
          <table:table-cell office:value-type="float" office:value="305.24" calcext:value-type="float">
            <text:p>305,24</text:p>
          </table:table-cell>
          <table:table-cell office:value-type="float" office:value="5109284" calcext:value-type="float">
            <text:p>510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7" calcext:value-type="float">
            <text:p>300,000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3];&quot;-&quot;;[.C13];&quot;-&quot;;[.AH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90.43" calcext:value-type="float">
            <text:p>90,43</text:p>
          </table:table-cell>
          <table:table-cell table:style-name="ce12" table:formula="of:=[.J13]" office:value-type="float" office:value="-4.782134" calcext:value-type="float">
            <text:p>-4,8</text:p>
          </table:table-cell>
          <table:table-cell table:style-name="ce12" table:formula="of:=[.I13]" office:value-type="float" office:value="5.305408" calcext:value-type="float">
            <text:p>5,3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300.00027" calcext:value-type="float">
            <text:p>300,00027</text:p>
          </table:table-cell>
          <table:table-cell table:formula="of:=ABS([.AE13]-CEILING([.AC13]))" office:value-type="float" office:value="5" calcext:value-type="float">
            <text:p>5</text:p>
          </table:table-cell>
          <table:table-cell table:formula="of:=CEILING([.E1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887" calcext:value-type="float">
            <text:p>887</text:p>
          </table:table-cell>
          <table:table-cell office:value-type="float" office:value="972" calcext:value-type="float">
            <text:p>972</text:p>
          </table:table-cell>
          <table:table-cell office:value-type="float" office:value="2533" calcext:value-type="float">
            <text:p>2533</text:p>
          </table:table-cell>
          <table:table-cell table:style-name="Default" office:value-type="float" office:value="5.576934" calcext:value-type="float">
            <text:p>5,576934</text:p>
          </table:table-cell>
          <table:table-cell table:style-name="Default" office:value-type="float" office:value="-8.453159" calcext:value-type="float">
            <text:p>-8,4531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53159" calcext:value-type="float">
            <text:p>-8,453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56" calcext:value-type="float">
            <text:p>5,56</text:p>
          </table:table-cell>
          <table:table-cell office:value-type="float" office:value="305.55" calcext:value-type="float">
            <text:p>305,55</text:p>
          </table:table-cell>
          <table:table-cell office:value-type="float" office:value="7132191" calcext:value-type="float">
            <text:p>713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91" calcext:value-type="float">
            <text:p>300,0006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4];&quot;-&quot;;[.C14];&quot;-&quot;;[.AH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91.26" calcext:value-type="float">
            <text:p>91,26</text:p>
          </table:table-cell>
          <table:table-cell table:style-name="ce12" table:formula="of:=[.J14]" office:value-type="float" office:value="-8.453159" calcext:value-type="float">
            <text:p>-8,5</text:p>
          </table:table-cell>
          <table:table-cell table:style-name="ce12" table:formula="of:=[.I14]" office:value-type="float" office:value="5.576934" calcext:value-type="float">
            <text:p>5,6</text:p>
          </table:table-cell>
          <table:table-cell table:formula="of:=[.U14]" office:value-type="float" office:value="2" calcext:value-type="float">
            <text:p>2</text:p>
          </table:table-cell>
          <table:table-cell table:formula="of:=[.V14]" office:value-type="float" office:value="300.000691" calcext:value-type="float">
            <text:p>300,000691</text:p>
          </table:table-cell>
          <table:table-cell table:formula="of:=ABS([.AE14]-CEILING([.AC14]))" office:value-type="float" office:value="10" calcext:value-type="float">
            <text:p>10</text:p>
          </table:table-cell>
          <table:table-cell table:formula="of:=CEILING([.E1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907" calcext:value-type="float">
            <text:p>907</text:p>
          </table:table-cell>
          <table:table-cell office:value-type="float" office:value="972" calcext:value-type="float">
            <text:p>972</text:p>
          </table:table-cell>
          <table:table-cell office:value-type="float" office:value="2438" calcext:value-type="float">
            <text:p>2438</text:p>
          </table:table-cell>
          <table:table-cell table:style-name="Default" office:value-type="float" office:value="6.883749" calcext:value-type="float">
            <text:p>6,883749</text:p>
          </table:table-cell>
          <table:table-cell table:style-name="Default" office:value-type="float" office:value="-8.557702" calcext:value-type="float">
            <text:p>-8,5577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57702" calcext:value-type="float">
            <text:p>-8,5577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7" calcext:value-type="float">
            <text:p>6,87</text:p>
          </table:table-cell>
          <table:table-cell office:value-type="float" office:value="306.87" calcext:value-type="float">
            <text:p>306,87</text:p>
          </table:table-cell>
          <table:table-cell office:value-type="float" office:value="7147383" calcext:value-type="float">
            <text:p>7147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799" calcext:value-type="float">
            <text:p>300,0017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5];&quot;-&quot;;[.C15];&quot;-&quot;;[.AH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93.31" calcext:value-type="float">
            <text:p>93,31</text:p>
          </table:table-cell>
          <table:table-cell table:style-name="ce12" table:formula="of:=[.J15]" office:value-type="float" office:value="-8.557702" calcext:value-type="float">
            <text:p>-8,6</text:p>
          </table:table-cell>
          <table:table-cell table:style-name="ce12" table:formula="of:=[.I15]" office:value-type="float" office:value="6.883749" calcext:value-type="float">
            <text:p>6,9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300.001799" calcext:value-type="float">
            <text:p>300,001799</text:p>
          </table:table-cell>
          <table:table-cell table:formula="of:=ABS([.AE15]-CEILING([.AC15]))" office:value-type="float" office:value="9" calcext:value-type="float">
            <text:p>9</text:p>
          </table:table-cell>
          <table:table-cell table:formula="of:=CEILING([.E1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310" calcext:value-type="float">
            <text:p>2310</text:p>
          </table:table-cell>
          <table:table-cell table:style-name="Default" office:value-type="float" office:value="7.494062" calcext:value-type="float">
            <text:p>7,494062</text:p>
          </table:table-cell>
          <table:table-cell table:style-name="Default" office:value-type="float" office:value="-12.357334" calcext:value-type="float">
            <text:p>-12,3573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7334" calcext:value-type="float">
            <text:p>-12,3573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6" calcext:value-type="float">
            <text:p>7,46</text:p>
          </table:table-cell>
          <table:table-cell office:value-type="float" office:value="307.47" calcext:value-type="float">
            <text:p>307,47</text:p>
          </table:table-cell>
          <table:table-cell office:value-type="float" office:value="9562256" calcext:value-type="float">
            <text:p>9562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6724" calcext:value-type="float">
            <text:p>300,0067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6];&quot;-&quot;;[.C16];&quot;-&quot;;[.AH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100" calcext:value-type="float">
            <text:p>100</text:p>
          </table:table-cell>
          <table:table-cell table:style-name="ce12" table:formula="of:=[.J16]" office:value-type="float" office:value="-12.357334" calcext:value-type="float">
            <text:p>-12,4</text:p>
          </table:table-cell>
          <table:table-cell table:style-name="ce12" table:formula="of:=[.I16]" office:value-type="float" office:value="7.494062" calcext:value-type="float">
            <text:p>7,5</text:p>
          </table:table-cell>
          <table:table-cell table:formula="of:=[.U16]" office:value-type="float" office:value="4" calcext:value-type="float">
            <text:p>4</text:p>
          </table:table-cell>
          <table:table-cell table:formula="of:=[.V16]" office:value-type="float" office:value="300.006724" calcext:value-type="float">
            <text:p>300,006724</text:p>
          </table:table-cell>
          <table:table-cell table:formula="of:=ABS([.AE16]-CEILING([.AC16]))" office:value-type="float" office:value="16" calcext:value-type="float">
            <text:p>16</text:p>
          </table:table-cell>
          <table:table-cell table:formula="of:=CEILING([.E1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297" calcext:value-type="float">
            <text:p>2297</text:p>
          </table:table-cell>
          <table:table-cell table:style-name="Default" office:value-type="float" office:value="8.623855" calcext:value-type="float">
            <text:p>8,623855</text:p>
          </table:table-cell>
          <table:table-cell table:style-name="Default" office:value-type="float" office:value="-12.389076" calcext:value-type="float">
            <text:p>-12,3890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9076" calcext:value-type="float">
            <text:p>-12,389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6" calcext:value-type="float">
            <text:p>8,6</text:p>
          </table:table-cell>
          <table:table-cell office:value-type="float" office:value="308.61" calcext:value-type="float">
            <text:p>308,61</text:p>
          </table:table-cell>
          <table:table-cell office:value-type="float" office:value="9601672" calcext:value-type="float">
            <text:p>9601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5634" calcext:value-type="float">
            <text:p>300,00563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7];&quot;-&quot;;[.C17];&quot;-&quot;;[.AH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100" calcext:value-type="float">
            <text:p>100</text:p>
          </table:table-cell>
          <table:table-cell table:style-name="ce12" table:formula="of:=[.J17]" office:value-type="float" office:value="-12.389076" calcext:value-type="float">
            <text:p>-12,4</text:p>
          </table:table-cell>
          <table:table-cell table:style-name="ce12" table:formula="of:=[.I17]" office:value-type="float" office:value="8.623855" calcext:value-type="float">
            <text:p>8,6</text:p>
          </table:table-cell>
          <table:table-cell table:formula="of:=[.U17]" office:value-type="float" office:value="2" calcext:value-type="float">
            <text:p>2</text:p>
          </table:table-cell>
          <table:table-cell table:formula="of:=[.V17]" office:value-type="float" office:value="300.005634" calcext:value-type="float">
            <text:p>300,005634</text:p>
          </table:table-cell>
          <table:table-cell table:formula="of:=ABS([.AE17]-CEILING([.AC17]))" office:value-type="float" office:value="14" calcext:value-type="float">
            <text:p>14</text:p>
          </table:table-cell>
          <table:table-cell table:formula="of:=CEILING([.E1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90" calcext:value-type="float">
            <text:p>2890</text:p>
          </table:table-cell>
          <table:table-cell table:style-name="Default" office:value-type="float" office:value="9.309191" calcext:value-type="float">
            <text:p>9,309191</text:p>
          </table:table-cell>
          <table:table-cell table:style-name="Default" office:value-type="float" office:value="-15.524009" calcext:value-type="float">
            <text:p>-15,5240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24009" calcext:value-type="float">
            <text:p>-15,524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6" calcext:value-type="float">
            <text:p>9,26</text:p>
          </table:table-cell>
          <table:table-cell office:value-type="float" office:value="309.3" calcext:value-type="float">
            <text:p>309,3</text:p>
          </table:table-cell>
          <table:table-cell office:value-type="float" office:value="13542755" calcext:value-type="float">
            <text:p>1354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9179" calcext:value-type="float">
            <text:p>300,00917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8];&quot;-&quot;;[.C18];&quot;-&quot;;[.AH18];&quot;-&quot;;LEFT(RIGHT([.A18];6);1))" office:value-type="string" office:string-value="r20-150-24-1" calcext:value-type="string">
            <text:p>r20-150-24-1</text:p>
          </table:table-cell>
          <table:table-cell table:formula="of:=ROUND(([.F18]/[.G18])*100;2)" office:value-type="float" office:value="100" calcext:value-type="float">
            <text:p>100</text:p>
          </table:table-cell>
          <table:table-cell table:style-name="ce12" table:formula="of:=[.J18]" office:value-type="float" office:value="-15.524009" calcext:value-type="float">
            <text:p>-15,5</text:p>
          </table:table-cell>
          <table:table-cell table:style-name="ce12" table:formula="of:=[.I18]" office:value-type="float" office:value="9.309191" calcext:value-type="float">
            <text:p>9,3</text:p>
          </table:table-cell>
          <table:table-cell table:formula="of:=[.U18]" office:value-type="float" office:value="4" calcext:value-type="float">
            <text:p>4</text:p>
          </table:table-cell>
          <table:table-cell table:formula="of:=[.V18]" office:value-type="float" office:value="300.009179" calcext:value-type="float">
            <text:p>300,009179</text:p>
          </table:table-cell>
          <table:table-cell table:formula="of:=ABS([.AE18]-CEILING([.AC18]))" office:value-type="float" office:value="19" calcext:value-type="float">
            <text:p>19</text:p>
          </table:table-cell>
          <table:table-cell table:formula="of:=CEILING([.E1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45" calcext:value-type="float">
            <text:p>2845</text:p>
          </table:table-cell>
          <table:table-cell table:style-name="Default" office:value-type="float" office:value="10.269416" calcext:value-type="float">
            <text:p>10,269416</text:p>
          </table:table-cell>
          <table:table-cell table:style-name="Default" office:value-type="float" office:value="-15.64604" calcext:value-type="float">
            <text:p>-15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4604" calcext:value-type="float">
            <text:p>-15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4" calcext:value-type="float">
            <text:p>10,24</text:p>
          </table:table-cell>
          <table:table-cell office:value-type="float" office:value="310.27" calcext:value-type="float">
            <text:p>310,27</text:p>
          </table:table-cell>
          <table:table-cell office:value-type="float" office:value="13540387" calcext:value-type="float">
            <text:p>13540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6453" calcext:value-type="float">
            <text:p>300,00645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9];&quot;-&quot;;[.C19];&quot;-&quot;;[.AH19];&quot;-&quot;;LEFT(RIGHT([.A19];6);1))" office:value-type="string" office:string-value="r20-150-24-2" calcext:value-type="string">
            <text:p>r20-150-24-2</text:p>
          </table:table-cell>
          <table:table-cell table:formula="of:=ROUND(([.F19]/[.G19])*100;2)" office:value-type="float" office:value="100" calcext:value-type="float">
            <text:p>100</text:p>
          </table:table-cell>
          <table:table-cell table:style-name="ce12" table:formula="of:=[.J19]" office:value-type="float" office:value="-15.64604" calcext:value-type="float">
            <text:p>-15,6</text:p>
          </table:table-cell>
          <table:table-cell table:style-name="ce12" table:formula="of:=[.I19]" office:value-type="float" office:value="10.269416" calcext:value-type="float">
            <text:p>10,3</text:p>
          </table:table-cell>
          <table:table-cell table:formula="of:=[.U19]" office:value-type="float" office:value="3" calcext:value-type="float">
            <text:p>3</text:p>
          </table:table-cell>
          <table:table-cell table:formula="of:=[.V19]" office:value-type="float" office:value="300.006453" calcext:value-type="float">
            <text:p>300,006453</text:p>
          </table:table-cell>
          <table:table-cell table:formula="of:=ABS([.AE19]-CEILING([.AC19]))" office:value-type="float" office:value="18" calcext:value-type="float">
            <text:p>18</text:p>
          </table:table-cell>
          <table:table-cell table:formula="of:=CEILING([.E1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55" calcext:value-type="float">
            <text:p>655</text:p>
          </table:table-cell>
          <table:table-cell table:style-name="Default" office:value-type="float" office:value="0.320959" calcext:value-type="float">
            <text:p>0,32095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300.07" calcext:value-type="float">
            <text:p>300,07</text:p>
          </table:table-cell>
          <table:table-cell office:value-type="float" office:value="3186936" calcext:value-type="float">
            <text:p>3186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73" calcext:value-type="float">
            <text:p>300,0002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0];&quot;-&quot;;[.C20];&quot;-&quot;;[.AH20];&quot;-&quot;;LEFT(RIGHT([.A20];6);1))" office:value-type="string" office:string-value="r20-150-4-1" calcext:value-type="string">
            <text:p>r20-150-4-1</text:p>
          </table:table-cell>
          <table:table-cell table:formula="of:=ROUND(([.F20]/[.G20])*100;2)" office:value-type="float" office:value="100" calcext:value-type="float">
            <text:p>100</text:p>
          </table:table-cell>
          <table:table-cell table:style-name="ce12" table:formula="of:=[.J20]" office:value-type="float" office:value="-1.5" calcext:value-type="float">
            <text:p>-1,5</text:p>
          </table:table-cell>
          <table:table-cell table:style-name="ce12" table:formula="of:=[.I20]" office:value-type="float" office:value="0.320959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300.000273" calcext:value-type="float">
            <text:p>300,000273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formula="of:=CEILING([.E2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table:style-name="Default" office:value-type="float" office:value="0.162219" calcext:value-type="float">
            <text:p>0,16221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299.93" calcext:value-type="float">
            <text:p>299,93</text:p>
          </table:table-cell>
          <table:table-cell office:value-type="float" office:value="3182112" calcext:value-type="float">
            <text:p>318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32" calcext:value-type="float">
            <text:p>300,0001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1];&quot;-&quot;;[.C21];&quot;-&quot;;[.AH21];&quot;-&quot;;LEFT(RIGHT([.A21];6);1))" office:value-type="string" office:string-value="r20-150-4-2" calcext:value-type="string">
            <text:p>r20-150-4-2</text:p>
          </table:table-cell>
          <table:table-cell table:formula="of:=ROUND(([.F21]/[.G21])*100;2)" office:value-type="float" office:value="100" calcext:value-type="float">
            <text:p>100</text:p>
          </table:table-cell>
          <table:table-cell table:style-name="ce12" table:formula="of:=[.J21]" office:value-type="float" office:value="-1.5" calcext:value-type="float">
            <text:p>-1,5</text:p>
          </table:table-cell>
          <table:table-cell table:style-name="ce12" table:formula="of:=[.I21]" office:value-type="float" office:value="0.162219" calcext:value-type="float">
            <text:p>0,2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00.000132" calcext:value-type="float">
            <text:p>300,000132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formula="of:=CEILING([.E2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65" calcext:value-type="float">
            <text:p>865</text:p>
          </table:table-cell>
          <table:table-cell office:value-type="float" office:value="942" calcext:value-type="float">
            <text:p>942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2.99213" calcext:value-type="float">
            <text:p>2,99213</text:p>
          </table:table-cell>
          <table:table-cell table:style-name="Default" office:value-type="float" office:value="-4.660581" calcext:value-type="float">
            <text:p>-4,660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0581" calcext:value-type="float">
            <text:p>-4,660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,97</text:p>
          </table:table-cell>
          <table:table-cell office:value-type="float" office:value="302.93" calcext:value-type="float">
            <text:p>302,93</text:p>
          </table:table-cell>
          <table:table-cell office:value-type="float" office:value="6588514" calcext:value-type="float">
            <text:p>6588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44" calcext:value-type="float">
            <text:p>300,0006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2];&quot;-&quot;;[.C22];&quot;-&quot;;[.AH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91.83" calcext:value-type="float">
            <text:p>91,83</text:p>
          </table:table-cell>
          <table:table-cell table:style-name="ce12" table:formula="of:=[.J22]" office:value-type="float" office:value="-4.660581" calcext:value-type="float">
            <text:p>-4,7</text:p>
          </table:table-cell>
          <table:table-cell table:style-name="ce12" table:formula="of:=[.I22]" office:value-type="float" office:value="2.99213" calcext:value-type="float">
            <text:p>3,0</text:p>
          </table:table-cell>
          <table:table-cell table:formula="of:=[.U22]" office:value-type="float" office:value="2" calcext:value-type="float">
            <text:p>2</text:p>
          </table:table-cell>
          <table:table-cell table:formula="of:=[.V22]" office:value-type="float" office:value="300.000644" calcext:value-type="float">
            <text:p>300,000644</text:p>
          </table:table-cell>
          <table:table-cell table:formula="of:=ABS([.AE22]-CEILING([.AC22]))" office:value-type="float" office:value="6" calcext:value-type="float">
            <text:p>6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942" calcext:value-type="float">
            <text:p>942</text:p>
          </table:table-cell>
          <table:table-cell office:value-type="float" office:value="1935" calcext:value-type="float">
            <text:p>1935</text:p>
          </table:table-cell>
          <table:table-cell table:style-name="Default" office:value-type="float" office:value="3.655781" calcext:value-type="float">
            <text:p>3,655781</text:p>
          </table:table-cell>
          <table:table-cell table:style-name="Default" office:value-type="float" office:value="-4.780315" calcext:value-type="float">
            <text:p>-4,7803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0315" calcext:value-type="float">
            <text:p>-4,780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,63</text:p>
          </table:table-cell>
          <table:table-cell office:value-type="float" office:value="303.6" calcext:value-type="float">
            <text:p>303,6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656" calcext:value-type="float">
            <text:p>300,0016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3];&quot;-&quot;;[.C23];&quot;-&quot;;[.AH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93.52" calcext:value-type="float">
            <text:p>93,52</text:p>
          </table:table-cell>
          <table:table-cell table:style-name="ce12" table:formula="of:=[.J23]" office:value-type="float" office:value="-4.780315" calcext:value-type="float">
            <text:p>-4,8</text:p>
          </table:table-cell>
          <table:table-cell table:style-name="ce12" table:formula="of:=[.I23]" office:value-type="float" office:value="3.655781" calcext:value-type="float">
            <text:p>3,7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300.001656" calcext:value-type="float">
            <text:p>300,001656</text:p>
          </table:table-cell>
          <table:table-cell table:formula="of:=ABS([.AE23]-CEILING([.AC23]))" office:value-type="float" office:value="5" calcext:value-type="float">
            <text:p>5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1222" calcext:value-type="float">
            <text:p>1222</text:p>
          </table:table-cell>
          <table:table-cell office:value-type="float" office:value="2833" calcext:value-type="float">
            <text:p>2833</text:p>
          </table:table-cell>
          <table:table-cell table:style-name="Default" office:value-type="float" office:value="10.527828" calcext:value-type="float">
            <text:p>10,527828</text:p>
          </table:table-cell>
          <table:table-cell table:style-name="Default" office:value-type="float" office:value="-8.446444" calcext:value-type="float">
            <text:p>-8,4464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46444" calcext:value-type="float">
            <text:p>-8,446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,5</text:p>
          </table:table-cell>
          <table:table-cell office:value-type="float" office:value="310.5" calcext:value-type="float">
            <text:p>310,5</text:p>
          </table:table-cell>
          <table:table-cell office:value-type="float" office:value="9255047" calcext:value-type="float">
            <text:p>9255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2241" calcext:value-type="float">
            <text:p>300,0022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4];&quot;-&quot;;[.C24];&quot;-&quot;;[.AH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93.62" calcext:value-type="float">
            <text:p>93,62</text:p>
          </table:table-cell>
          <table:table-cell table:style-name="ce12" table:formula="of:=[.J24]" office:value-type="float" office:value="-8.446444" calcext:value-type="float">
            <text:p>-8,4</text:p>
          </table:table-cell>
          <table:table-cell table:style-name="ce12" table:formula="of:=[.I24]" office:value-type="float" office:value="10.527828" calcext:value-type="float">
            <text:p>10,5</text:p>
          </table:table-cell>
          <table:table-cell table:formula="of:=[.U24]" office:value-type="float" office:value="2" calcext:value-type="float">
            <text:p>2</text:p>
          </table:table-cell>
          <table:table-cell table:formula="of:=[.V24]" office:value-type="float" office:value="300.002241" calcext:value-type="float">
            <text:p>300,002241</text:p>
          </table:table-cell>
          <table:table-cell table:formula="of:=ABS([.AE24]-CEILING([.AC24]))" office:value-type="float" office:value="10" calcext:value-type="float">
            <text:p>10</text:p>
          </table:table-cell>
          <table:table-cell table:formula="of:=CEILING([.E2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982" calcext:value-type="float">
            <text:p>1982</text:p>
          </table:table-cell>
          <table:table-cell table:style-name="Default" office:value-type="float" office:value="3.103648" calcext:value-type="float">
            <text:p>3,103648</text:p>
          </table:table-cell>
          <table:table-cell table:style-name="Default" office:value-type="float" office:value="-8.62457" calcext:value-type="float">
            <text:p>-8,624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2457" calcext:value-type="float">
            <text:p>-8,62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8" calcext:value-type="float">
            <text:p>3,08</text:p>
          </table:table-cell>
          <table:table-cell office:value-type="float" office:value="303.08" calcext:value-type="float">
            <text:p>303,08</text:p>
          </table:table-cell>
          <table:table-cell office:value-type="float" office:value="9084287" calcext:value-type="float">
            <text:p>9084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166" calcext:value-type="float">
            <text:p>300,00016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5];&quot;-&quot;;[.C25];&quot;-&quot;;[.AH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100" calcext:value-type="float">
            <text:p>100</text:p>
          </table:table-cell>
          <table:table-cell table:style-name="ce12" table:formula="of:=[.J25]" office:value-type="float" office:value="-8.62457" calcext:value-type="float">
            <text:p>-8,6</text:p>
          </table:table-cell>
          <table:table-cell table:style-name="ce12" table:formula="of:=[.I25]" office:value-type="float" office:value="3.103648" calcext:value-type="float">
            <text:p>3,1</text:p>
          </table:table-cell>
          <table:table-cell table:formula="of:=[.U25]" office:value-type="float" office:value="3" calcext:value-type="float">
            <text:p>3</text:p>
          </table:table-cell>
          <table:table-cell table:formula="of:=[.V25]" office:value-type="float" office:value="300.000166" calcext:value-type="float">
            <text:p>300,000166</text:p>
          </table:table-cell>
          <table:table-cell table:formula="of:=ABS([.AE25]-CEILING([.AC25]))" office:value-type="float" office:value="11" calcext:value-type="float">
            <text:p>11</text:p>
          </table:table-cell>
          <table:table-cell table:formula="of:=CEILING([.E2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671" calcext:value-type="float">
            <text:p>2671</text:p>
          </table:table-cell>
          <table:table-cell table:style-name="Default" office:value-type="float" office:value="11.595014" calcext:value-type="float">
            <text:p>11,595014</text:p>
          </table:table-cell>
          <table:table-cell table:style-name="Default" office:value-type="float" office:value="-12.37312" calcext:value-type="float">
            <text:p>-12,373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7312" calcext:value-type="float">
            <text:p>-12,373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5" calcext:value-type="float">
            <text:p>11,55</text:p>
          </table:table-cell>
          <table:table-cell office:value-type="float" office:value="311.58" calcext:value-type="float">
            <text:p>311,58</text:p>
          </table:table-cell>
          <table:table-cell office:value-type="float" office:value="12455355" calcext:value-type="float">
            <text:p>1245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7385" calcext:value-type="float">
            <text:p>300,0073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6];&quot;-&quot;;[.C26];&quot;-&quot;;[.AH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100" calcext:value-type="float">
            <text:p>100</text:p>
          </table:table-cell>
          <table:table-cell table:style-name="ce12" table:formula="of:=[.J26]" office:value-type="float" office:value="-12.37312" calcext:value-type="float">
            <text:p>-12,4</text:p>
          </table:table-cell>
          <table:table-cell table:style-name="ce12" table:formula="of:=[.I26]" office:value-type="float" office:value="11.595014" calcext:value-type="float">
            <text:p>11,6</text:p>
          </table:table-cell>
          <table:table-cell table:formula="of:=[.U26]" office:value-type="float" office:value="3" calcext:value-type="float">
            <text:p>3</text:p>
          </table:table-cell>
          <table:table-cell table:formula="of:=[.V26]" office:value-type="float" office:value="300.007385" calcext:value-type="float">
            <text:p>300,007385</text:p>
          </table:table-cell>
          <table:table-cell table:formula="of:=ABS([.AE26]-CEILING([.AC26]))" office:value-type="float" office:value="15" calcext:value-type="float">
            <text:p>15</text:p>
          </table:table-cell>
          <table:table-cell table:formula="of:=CEILING([.E2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497" calcext:value-type="float">
            <text:p>2497</text:p>
          </table:table-cell>
          <table:table-cell table:style-name="Default" office:value-type="float" office:value="6.285519" calcext:value-type="float">
            <text:p>6,285519</text:p>
          </table:table-cell>
          <table:table-cell table:style-name="Default" office:value-type="float" office:value="-12.381672" calcext:value-type="float">
            <text:p>-12,381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1672" calcext:value-type="float">
            <text:p>-12,381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 office:value-type="float" office:value="306.28" calcext:value-type="float">
            <text:p>306,28</text:p>
          </table:table-cell>
          <table:table-cell office:value-type="float" office:value="12420435" calcext:value-type="float">
            <text:p>1242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7871" calcext:value-type="float">
            <text:p>300,00787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7];&quot;-&quot;;[.C27];&quot;-&quot;;[.AH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100" calcext:value-type="float">
            <text:p>100</text:p>
          </table:table-cell>
          <table:table-cell table:style-name="ce12" table:formula="of:=[.J27]" office:value-type="float" office:value="-12.381672" calcext:value-type="float">
            <text:p>-12,4</text:p>
          </table:table-cell>
          <table:table-cell table:style-name="ce12" table:formula="of:=[.I27]" office:value-type="float" office:value="6.285519" calcext:value-type="float">
            <text:p>6,3</text:p>
          </table:table-cell>
          <table:table-cell table:formula="of:=[.U27]" office:value-type="float" office:value="2" calcext:value-type="float">
            <text:p>2</text:p>
          </table:table-cell>
          <table:table-cell table:formula="of:=[.V27]" office:value-type="float" office:value="300.007871" calcext:value-type="float">
            <text:p>300,007871</text:p>
          </table:table-cell>
          <table:table-cell table:formula="of:=ABS([.AE27]-CEILING([.AC27]))" office:value-type="float" office:value="14" calcext:value-type="float">
            <text:p>14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358" calcext:value-type="float">
            <text:p>3358</text:p>
          </table:table-cell>
          <table:table-cell table:style-name="Default" office:value-type="float" office:value="10.023263" calcext:value-type="float">
            <text:p>10,023263</text:p>
          </table:table-cell>
          <table:table-cell table:style-name="Default" office:value-type="float" office:value="-15.683504" calcext:value-type="float">
            <text:p>-15,68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3504" calcext:value-type="float">
            <text:p>-15,68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6" calcext:value-type="float">
            <text:p>9,96</text:p>
          </table:table-cell>
          <table:table-cell office:value-type="float" office:value="309.99" calcext:value-type="float">
            <text:p>309,99</text:p>
          </table:table-cell>
          <table:table-cell office:value-type="float" office:value="17713221" calcext:value-type="float">
            <text:p>17713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4407" calcext:value-type="float">
            <text:p>300,00440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8];&quot;-&quot;;[.C28];&quot;-&quot;;[.AH28];&quot;-&quot;;LEFT(RIGHT([.A28];6);1))" office:value-type="string" office:string-value="r20-200-24-1" calcext:value-type="string">
            <text:p>r20-200-24-1</text:p>
          </table:table-cell>
          <table:table-cell table:formula="of:=ROUND(([.F28]/[.G28])*100;2)" office:value-type="float" office:value="100" calcext:value-type="float">
            <text:p>100</text:p>
          </table:table-cell>
          <table:table-cell table:style-name="ce12" table:formula="of:=[.J28]" office:value-type="float" office:value="-15.683504" calcext:value-type="float">
            <text:p>-15,7</text:p>
          </table:table-cell>
          <table:table-cell table:style-name="ce12" table:formula="of:=[.I28]" office:value-type="float" office:value="10.023263" calcext:value-type="float">
            <text:p>10,0</text:p>
          </table:table-cell>
          <table:table-cell table:formula="of:=[.U28]" office:value-type="float" office:value="4" calcext:value-type="float">
            <text:p>4</text:p>
          </table:table-cell>
          <table:table-cell table:formula="of:=[.V28]" office:value-type="float" office:value="300.004407" calcext:value-type="float">
            <text:p>300,004407</text:p>
          </table:table-cell>
          <table:table-cell table:formula="of:=ABS([.AE28]-CEILING([.AC28]))" office:value-type="float" office:value="19" calcext:value-type="float">
            <text:p>19</text:p>
          </table:table-cell>
          <table:table-cell table:formula="of:=CEILING([.E2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528" calcext:value-type="float">
            <text:p>3528</text:p>
          </table:table-cell>
          <table:table-cell table:style-name="Default" office:value-type="float" office:value="10.749357" calcext:value-type="float">
            <text:p>10,749357</text:p>
          </table:table-cell>
          <table:table-cell table:style-name="Default" office:value-type="float" office:value="-15.682829" calcext:value-type="float">
            <text:p>-15,6828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2829" calcext:value-type="float">
            <text:p>-15,68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9" calcext:value-type="float">
            <text:p>10,69</text:p>
          </table:table-cell>
          <table:table-cell office:value-type="float" office:value="310.75" calcext:value-type="float">
            <text:p>310,75</text:p>
          </table:table-cell>
          <table:table-cell office:value-type="float" office:value="17704525" calcext:value-type="float">
            <text:p>17704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11285" calcext:value-type="float">
            <text:p>300,0112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9];&quot;-&quot;;[.C29];&quot;-&quot;;[.AH29];&quot;-&quot;;LEFT(RIGHT([.A29];6);1))" office:value-type="string" office:string-value="r20-200-24-2" calcext:value-type="string">
            <text:p>r20-200-24-2</text:p>
          </table:table-cell>
          <table:table-cell table:formula="of:=ROUND(([.F29]/[.G29])*100;2)" office:value-type="float" office:value="100" calcext:value-type="float">
            <text:p>100</text:p>
          </table:table-cell>
          <table:table-cell table:style-name="ce12" table:formula="of:=[.J29]" office:value-type="float" office:value="-15.682829" calcext:value-type="float">
            <text:p>-15,7</text:p>
          </table:table-cell>
          <table:table-cell table:style-name="ce12" table:formula="of:=[.I29]" office:value-type="float" office:value="10.749357" calcext:value-type="float">
            <text:p>10,7</text:p>
          </table:table-cell>
          <table:table-cell table:formula="of:=[.U29]" office:value-type="float" office:value="3" calcext:value-type="float">
            <text:p>3</text:p>
          </table:table-cell>
          <table:table-cell table:formula="of:=[.V29]" office:value-type="float" office:value="300.011285" calcext:value-type="float">
            <text:p>300,011285</text:p>
          </table:table-cell>
          <table:table-cell table:formula="of:=ABS([.AE29]-CEILING([.AC29]))" office:value-type="float" office:value="18" calcext:value-type="float">
            <text:p>18</text:p>
          </table:table-cell>
          <table:table-cell table:formula="of:=CEILING([.E2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802" calcext:value-type="float">
            <text:p>802</text:p>
          </table:table-cell>
          <table:table-cell table:style-name="Default" office:value-type="float" office:value="0.473918" calcext:value-type="float">
            <text:p>0,473918</text:p>
          </table:table-cell>
          <table:table-cell table:style-name="Default" office:value-type="float" office:value="-1.56931" calcext:value-type="float">
            <text:p>-1,569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6931" calcext:value-type="float">
            <text:p>-1,569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300.25" calcext:value-type="float">
            <text:p>300,25</text:p>
          </table:table-cell>
          <table:table-cell office:value-type="float" office:value="4150838" calcext:value-type="float">
            <text:p>415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298" calcext:value-type="float">
            <text:p>300,0002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0];&quot;-&quot;;[.C30];&quot;-&quot;;[.AH30];&quot;-&quot;;LEFT(RIGHT([.A30];6);1))" office:value-type="string" office:string-value="r20-200-4-1" calcext:value-type="string">
            <text:p>r20-200-4-1</text:p>
          </table:table-cell>
          <table:table-cell table:formula="of:=ROUND(([.F30]/[.G30])*100;2)" office:value-type="float" office:value="100" calcext:value-type="float">
            <text:p>100</text:p>
          </table:table-cell>
          <table:table-cell table:style-name="ce12" table:formula="of:=[.J30]" office:value-type="float" office:value="-1.56931" calcext:value-type="float">
            <text:p>-1,6</text:p>
          </table:table-cell>
          <table:table-cell table:style-name="ce12" table:formula="of:=[.I30]" office:value-type="float" office:value="0.473918" calcext:value-type="float">
            <text:p>0,5</text:p>
          </table:table-cell>
          <table:table-cell table:formula="of:=[.U30]" office:value-type="float" office:value="2" calcext:value-type="float">
            <text:p>2</text:p>
          </table:table-cell>
          <table:table-cell table:formula="of:=[.V30]" office:value-type="float" office:value="300.000298" calcext:value-type="float">
            <text:p>300,000298</text:p>
          </table:table-cell>
          <table:table-cell table:formula="of:=ABS([.AE30]-CEILING([.AC30]))" office:value-type="float" office:value="3" calcext:value-type="float">
            <text:p>3</text:p>
          </table:table-cell>
          <table:table-cell table:formula="of:=CEILING([.E3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 table:style-name="Default" office:value-type="float" office:value="0.281639" calcext:value-type="float">
            <text:p>0,28163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300.04" calcext:value-type="float">
            <text:p>300,04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85" calcext:value-type="float">
            <text:p>300,0000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1];&quot;-&quot;;[.C31];&quot;-&quot;;[.AH31];&quot;-&quot;;LEFT(RIGHT([.A31];6);1))" office:value-type="string" office:string-value="r20-200-4-2" calcext:value-type="string">
            <text:p>r20-200-4-2</text:p>
          </table:table-cell>
          <table:table-cell table:formula="of:=ROUND(([.F31]/[.G31])*100;2)" office:value-type="float" office:value="100" calcext:value-type="float">
            <text:p>100</text:p>
          </table:table-cell>
          <table:table-cell table:style-name="ce12" table:formula="of:=[.J31]" office:value-type="float" office:value="-1.5" calcext:value-type="float">
            <text:p>-1,5</text:p>
          </table:table-cell>
          <table:table-cell table:style-name="ce12" table:formula="of:=[.I31]" office:value-type="float" office:value="0.281639" calcext:value-type="float">
            <text:p>0,3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00085" calcext:value-type="float">
            <text:p>300,000085</text:p>
          </table:table-cell>
          <table:table-cell table:formula="of:=ABS([.AE31]-CEILING([.AC31]))" office:value-type="float" office:value="2" calcext:value-type="float">
            <text:p>2</text:p>
          </table:table-cell>
          <table:table-cell table:formula="of:=CEILING([.E3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2261" calcext:value-type="float">
            <text:p>2261</text:p>
          </table:table-cell>
          <table:table-cell table:style-name="Default" office:value-type="float" office:value="3.209285" calcext:value-type="float">
            <text:p>3,209285</text:p>
          </table:table-cell>
          <table:table-cell table:style-name="Default" office:value-type="float" office:value="-4.664414" calcext:value-type="float">
            <text:p>-4,6644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4414" calcext:value-type="float">
            <text:p>-4,664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float" office:value="303.16" calcext:value-type="float">
            <text:p>303,16</text:p>
          </table:table-cell>
          <table:table-cell office:value-type="float" office:value="8098704" calcext:value-type="float">
            <text:p>80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954" calcext:value-type="float">
            <text:p>300,0009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2];&quot;-&quot;;[.C32];&quot;-&quot;;[.AH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93.78" calcext:value-type="float">
            <text:p>93,78</text:p>
          </table:table-cell>
          <table:table-cell table:style-name="ce12" table:formula="of:=[.J32]" office:value-type="float" office:value="-4.664414" calcext:value-type="float">
            <text:p>-4,7</text:p>
          </table:table-cell>
          <table:table-cell table:style-name="ce12" table:formula="of:=[.I32]" office:value-type="float" office:value="3.209285" calcext:value-type="float">
            <text:p>3,2</text:p>
          </table:table-cell>
          <table:table-cell table:formula="of:=[.U32]" office:value-type="float" office:value="2" calcext:value-type="float">
            <text:p>2</text:p>
          </table:table-cell>
          <table:table-cell table:formula="of:=[.V32]" office:value-type="float" office:value="300.000954" calcext:value-type="float">
            <text:p>300,000954</text:p>
          </table:table-cell>
          <table:table-cell table:formula="of:=ABS([.AE32]-CEILING([.AC32]))" office:value-type="float" office:value="6" calcext:value-type="float">
            <text:p>6</text:p>
          </table:table-cell>
          <table:table-cell table:formula="of:=CEILING([.E3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8" calcext:value-type="float">
            <text:p>1078</text:p>
          </table:table-cell>
          <table:table-cell office:value-type="float" office:value="1142" calcext:value-type="float">
            <text:p>1142</text:p>
          </table:table-cell>
          <table:table-cell office:value-type="float" office:value="2139" calcext:value-type="float">
            <text:p>2139</text:p>
          </table:table-cell>
          <table:table-cell table:style-name="Default" office:value-type="float" office:value="4.885823" calcext:value-type="float">
            <text:p>4,88582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87" calcext:value-type="float">
            <text:p>4,87</text:p>
          </table:table-cell>
          <table:table-cell office:value-type="float" office:value="304.85" calcext:value-type="float">
            <text:p>304,85</text:p>
          </table:table-cell>
          <table:table-cell office:value-type="float" office:value="8114544" calcext:value-type="float">
            <text:p>8114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204" calcext:value-type="float">
            <text:p>300,0022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3];&quot;-&quot;;[.C33];&quot;-&quot;;[.AH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94.4" calcext:value-type="float">
            <text:p>94,4</text:p>
          </table:table-cell>
          <table:table-cell table:style-name="ce12" table:formula="of:=[.J33]" office:value-type="float" office:value="-4.666667" calcext:value-type="float">
            <text:p>-4,7</text:p>
          </table:table-cell>
          <table:table-cell table:style-name="ce12" table:formula="of:=[.I33]" office:value-type="float" office:value="4.885823" calcext:value-type="float">
            <text:p>4,9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300.002204" calcext:value-type="float">
            <text:p>300,002204</text:p>
          </table:table-cell>
          <table:table-cell table:formula="of:=ABS([.AE33]-CEILING([.AC33]))" office:value-type="float" office:value="5" calcext:value-type="float">
            <text:p>5</text:p>
          </table:table-cell>
          <table:table-cell table:formula="of:=CEILING([.E3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317" calcext:value-type="float">
            <text:p>2317</text:p>
          </table:table-cell>
          <table:table-cell table:style-name="Default" office:value-type="float" office:value="4.3301" calcext:value-type="float">
            <text:p>4,3301</text:p>
          </table:table-cell>
          <table:table-cell table:style-name="Default" office:value-type="float" office:value="-8.515342" calcext:value-type="float">
            <text:p>-8,5153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15342" calcext:value-type="float">
            <text:p>-8,515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9" calcext:value-type="float">
            <text:p>4,29</text:p>
          </table:table-cell>
          <table:table-cell office:value-type="float" office:value="304.31" calcext:value-type="float">
            <text:p>304,31</text:p>
          </table:table-cell>
          <table:table-cell office:value-type="float" office:value="11189464" calcext:value-type="float">
            <text:p>1118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851" calcext:value-type="float">
            <text:p>300,00185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4];&quot;-&quot;;[.C34];&quot;-&quot;;[.AH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100" calcext:value-type="float">
            <text:p>100</text:p>
          </table:table-cell>
          <table:table-cell table:style-name="ce12" table:formula="of:=[.J34]" office:value-type="float" office:value="-8.515342" calcext:value-type="float">
            <text:p>-8,5</text:p>
          </table:table-cell>
          <table:table-cell table:style-name="ce12" table:formula="of:=[.I34]" office:value-type="float" office:value="4.3301" calcext:value-type="float">
            <text:p>4,3</text:p>
          </table:table-cell>
          <table:table-cell table:formula="of:=[.U34]" office:value-type="float" office:value="3" calcext:value-type="float">
            <text:p>3</text:p>
          </table:table-cell>
          <table:table-cell table:formula="of:=[.V34]" office:value-type="float" office:value="300.001851" calcext:value-type="float">
            <text:p>300,001851</text:p>
          </table:table-cell>
          <table:table-cell table:formula="of:=ABS([.AE34]-CEILING([.AC34]))" office:value-type="float" office:value="11" calcext:value-type="float">
            <text:p>11</text:p>
          </table:table-cell>
          <table:table-cell table:formula="of:=CEILING([.E3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585" calcext:value-type="float">
            <text:p>2585</text:p>
          </table:table-cell>
          <table:table-cell table:style-name="Default" office:value-type="float" office:value="9.777431" calcext:value-type="float">
            <text:p>9,777431</text:p>
          </table:table-cell>
          <table:table-cell table:style-name="Default" office:value-type="float" office:value="-8.601049" calcext:value-type="float">
            <text:p>-8,6010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01049" calcext:value-type="float">
            <text:p>-8,6010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75" calcext:value-type="float">
            <text:p>9,75</text:p>
          </table:table-cell>
          <table:table-cell office:value-type="float" office:value="309.76" calcext:value-type="float">
            <text:p>309,76</text:p>
          </table:table-cell>
          <table:table-cell office:value-type="float" office:value="11177192" calcext:value-type="float">
            <text:p>11177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596" calcext:value-type="float">
            <text:p>300,00159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5];&quot;-&quot;;[.C35];&quot;-&quot;;[.AH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100" calcext:value-type="float">
            <text:p>100</text:p>
          </table:table-cell>
          <table:table-cell table:style-name="ce12" table:formula="of:=[.J35]" office:value-type="float" office:value="-8.601049" calcext:value-type="float">
            <text:p>-8,6</text:p>
          </table:table-cell>
          <table:table-cell table:style-name="ce12" table:formula="of:=[.I35]" office:value-type="float" office:value="9.777431" calcext:value-type="float">
            <text:p>9,8</text:p>
          </table:table-cell>
          <table:table-cell table:formula="of:=[.U35]" office:value-type="float" office:value="3" calcext:value-type="float">
            <text:p>3</text:p>
          </table:table-cell>
          <table:table-cell table:formula="of:=[.V35]" office:value-type="float" office:value="300.001596" calcext:value-type="float">
            <text:p>300,001596</text:p>
          </table:table-cell>
          <table:table-cell table:formula="of:=ABS([.AE35]-CEILING([.AC35]))" office:value-type="float" office:value="11" calcext:value-type="float">
            <text:p>11</text:p>
          </table:table-cell>
          <table:table-cell table:formula="of:=CEILING([.E3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085" calcext:value-type="float">
            <text:p>3085</text:p>
          </table:table-cell>
          <table:table-cell table:style-name="Default" office:value-type="float" office:value="9.034693" calcext:value-type="float">
            <text:p>9,034693</text:p>
          </table:table-cell>
          <table:table-cell table:style-name="Default" office:value-type="float" office:value="-12.35051" calcext:value-type="float">
            <text:p>-12,350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051" calcext:value-type="float">
            <text:p>-12,35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98" calcext:value-type="float">
            <text:p>8,98</text:p>
          </table:table-cell>
          <table:table-cell office:value-type="float" office:value="309.03" calcext:value-type="float">
            <text:p>309,03</text:p>
          </table:table-cell>
          <table:table-cell office:value-type="float" office:value="15348177" calcext:value-type="float">
            <text:p>15348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7087" calcext:value-type="float">
            <text:p>300,00708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6];&quot;-&quot;;[.C36];&quot;-&quot;;[.AH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100" calcext:value-type="float">
            <text:p>100</text:p>
          </table:table-cell>
          <table:table-cell table:style-name="ce12" table:formula="of:=[.J36]" office:value-type="float" office:value="-12.35051" calcext:value-type="float">
            <text:p>-12,4</text:p>
          </table:table-cell>
          <table:table-cell table:style-name="ce12" table:formula="of:=[.I36]" office:value-type="float" office:value="9.034693" calcext:value-type="float">
            <text:p>9,0</text:p>
          </table:table-cell>
          <table:table-cell table:formula="of:=[.U36]" office:value-type="float" office:value="3" calcext:value-type="float">
            <text:p>3</text:p>
          </table:table-cell>
          <table:table-cell table:formula="of:=[.V36]" office:value-type="float" office:value="300.007087" calcext:value-type="float">
            <text:p>300,007087</text:p>
          </table:table-cell>
          <table:table-cell table:formula="of:=ABS([.AE36]-CEILING([.AC36]))" office:value-type="float" office:value="15" calcext:value-type="float">
            <text:p>15</text:p>
          </table:table-cell>
          <table:table-cell table:formula="of:=CEILING([.E3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168" calcext:value-type="float">
            <text:p>3168</text:p>
          </table:table-cell>
          <table:table-cell table:style-name="Default" office:value-type="float" office:value="6.791659" calcext:value-type="float">
            <text:p>6,791659</text:p>
          </table:table-cell>
          <table:table-cell table:style-name="Default" office:value-type="float" office:value="-12.380711" calcext:value-type="float">
            <text:p>-12,3807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0711" calcext:value-type="float">
            <text:p>-12,380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,75</text:p>
          </table:table-cell>
          <table:table-cell office:value-type="float" office:value="306.79" calcext:value-type="float">
            <text:p>306,79</text:p>
          </table:table-cell>
          <table:table-cell office:value-type="float" office:value="15315817" calcext:value-type="float">
            <text:p>153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765" calcext:value-type="float">
            <text:p>300,0076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7];&quot;-&quot;;[.C37];&quot;-&quot;;[.AH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100" calcext:value-type="float">
            <text:p>100</text:p>
          </table:table-cell>
          <table:table-cell table:style-name="ce12" table:formula="of:=[.J37]" office:value-type="float" office:value="-12.380711" calcext:value-type="float">
            <text:p>-12,4</text:p>
          </table:table-cell>
          <table:table-cell table:style-name="ce12" table:formula="of:=[.I37]" office:value-type="float" office:value="6.791659" calcext:value-type="float">
            <text:p>6,8</text:p>
          </table:table-cell>
          <table:table-cell table:formula="of:=[.U37]" office:value-type="float" office:value="3" calcext:value-type="float">
            <text:p>3</text:p>
          </table:table-cell>
          <table:table-cell table:formula="of:=[.V37]" office:value-type="float" office:value="300.00765" calcext:value-type="float">
            <text:p>300,00765</text:p>
          </table:table-cell>
          <table:table-cell table:formula="of:=ABS([.AE37]-CEILING([.AC37]))" office:value-type="float" office:value="15" calcext:value-type="float">
            <text:p>15</text:p>
          </table:table-cell>
          <table:table-cell table:formula="of:=CEILING([.E3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809" calcext:value-type="float">
            <text:p>3809</text:p>
          </table:table-cell>
          <table:table-cell table:style-name="Default" office:value-type="float" office:value="15.936621" calcext:value-type="float">
            <text:p>15,936621</text:p>
          </table:table-cell>
          <table:table-cell table:style-name="Default" office:value-type="float" office:value="-15.490833" calcext:value-type="float">
            <text:p>-15,490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490833" calcext:value-type="float">
            <text:p>-15,490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87" calcext:value-type="float">
            <text:p>15,87</text:p>
          </table:table-cell>
          <table:table-cell office:value-type="float" office:value="315.93" calcext:value-type="float">
            <text:p>315,93</text:p>
          </table:table-cell>
          <table:table-cell office:value-type="float" office:value="21897342" calcext:value-type="float">
            <text:p>21897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551" calcext:value-type="float">
            <text:p>300,0055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8];&quot;-&quot;;[.C38];&quot;-&quot;;[.AH38];&quot;-&quot;;LEFT(RIGHT([.A38];6);1))" office:value-type="string" office:string-value="r20-250-24-1" calcext:value-type="string">
            <text:p>r20-250-24-1</text:p>
          </table:table-cell>
          <table:table-cell table:formula="of:=ROUND(([.F38]/[.G38])*100;2)" office:value-type="float" office:value="100" calcext:value-type="float">
            <text:p>100</text:p>
          </table:table-cell>
          <table:table-cell table:style-name="ce12" table:formula="of:=[.J38]" office:value-type="float" office:value="-15.490833" calcext:value-type="float">
            <text:p>-15,5</text:p>
          </table:table-cell>
          <table:table-cell table:style-name="ce12" table:formula="of:=[.I38]" office:value-type="float" office:value="15.936621" calcext:value-type="float">
            <text:p>15,9</text:p>
          </table:table-cell>
          <table:table-cell table:formula="of:=[.U38]" office:value-type="float" office:value="5" calcext:value-type="float">
            <text:p>5</text:p>
          </table:table-cell>
          <table:table-cell table:formula="of:=[.V38]" office:value-type="float" office:value="300.00551" calcext:value-type="float">
            <text:p>300,00551</text:p>
          </table:table-cell>
          <table:table-cell table:formula="of:=ABS([.AE38]-CEILING([.AC38]))" office:value-type="float" office:value="20" calcext:value-type="float">
            <text:p>20</text:p>
          </table:table-cell>
          <table:table-cell table:formula="of:=CEILING([.E3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780" calcext:value-type="float">
            <text:p>3780</text:p>
          </table:table-cell>
          <table:table-cell table:style-name="Default" office:value-type="float" office:value="11.934459" calcext:value-type="float">
            <text:p>11,934459</text:p>
          </table:table-cell>
          <table:table-cell table:style-name="Default" office:value-type="float" office:value="-15.628772" calcext:value-type="float">
            <text:p>-15,6287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28772" calcext:value-type="float">
            <text:p>-15,6287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7" calcext:value-type="float">
            <text:p>11,87</text:p>
          </table:table-cell>
          <table:table-cell office:value-type="float" office:value="311.94" calcext:value-type="float">
            <text:p>311,94</text:p>
          </table:table-cell>
          <table:table-cell office:value-type="float" office:value="21882302" calcext:value-type="float">
            <text:p>2188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1532" calcext:value-type="float">
            <text:p>300,015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9];&quot;-&quot;;[.C39];&quot;-&quot;;[.AH39];&quot;-&quot;;LEFT(RIGHT([.A39];6);1))" office:value-type="string" office:string-value="r20-250-24-2" calcext:value-type="string">
            <text:p>r20-250-24-2</text:p>
          </table:table-cell>
          <table:table-cell table:formula="of:=ROUND(([.F39]/[.G39])*100;2)" office:value-type="float" office:value="100" calcext:value-type="float">
            <text:p>100</text:p>
          </table:table-cell>
          <table:table-cell table:style-name="ce12" table:formula="of:=[.J39]" office:value-type="float" office:value="-15.628772" calcext:value-type="float">
            <text:p>-15,6</text:p>
          </table:table-cell>
          <table:table-cell table:style-name="ce12" table:formula="of:=[.I39]" office:value-type="float" office:value="11.934459" calcext:value-type="float">
            <text:p>11,9</text:p>
          </table:table-cell>
          <table:table-cell table:formula="of:=[.U39]" office:value-type="float" office:value="3" calcext:value-type="float">
            <text:p>3</text:p>
          </table:table-cell>
          <table:table-cell table:formula="of:=[.V39]" office:value-type="float" office:value="300.01532" calcext:value-type="float">
            <text:p>300,01532</text:p>
          </table:table-cell>
          <table:table-cell table:formula="of:=ABS([.AE39]-CEILING([.AC39]))" office:value-type="float" office:value="18" calcext:value-type="float">
            <text:p>18</text:p>
          </table:table-cell>
          <table:table-cell table:formula="of:=CEILING([.E3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51" calcext:value-type="float">
            <text:p>951</text:p>
          </table:table-cell>
          <table:table-cell table:style-name="Default" office:value-type="float" office:value="0.5883" calcext:value-type="float">
            <text:p>0,588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300.4" calcext:value-type="float">
            <text:p>300,4</text:p>
          </table:table-cell>
          <table:table-cell office:value-type="float" office:value="5095062" calcext:value-type="float">
            <text:p>5095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463" calcext:value-type="float">
            <text:p>300,0004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0];&quot;-&quot;;[.C40];&quot;-&quot;;[.AH40];&quot;-&quot;;LEFT(RIGHT([.A40];6);1))" office:value-type="string" office:string-value="r20-250-4-1" calcext:value-type="string">
            <text:p>r20-250-4-1</text:p>
          </table:table-cell>
          <table:table-cell table:formula="of:=ROUND(([.F40]/[.G40])*100;2)" office:value-type="float" office:value="100" calcext:value-type="float">
            <text:p>100</text:p>
          </table:table-cell>
          <table:table-cell table:style-name="ce12" table:formula="of:=[.J40]" office:value-type="float" office:value="-1.5" calcext:value-type="float">
            <text:p>-1,5</text:p>
          </table:table-cell>
          <table:table-cell table:style-name="ce12" table:formula="of:=[.I40]" office:value-type="float" office:value="0.5883" calcext:value-type="float">
            <text:p>0,6</text:p>
          </table:table-cell>
          <table:table-cell table:formula="of:=[.U40]" office:value-type="float" office:value="2" calcext:value-type="float">
            <text:p>2</text:p>
          </table:table-cell>
          <table:table-cell table:formula="of:=[.V40]" office:value-type="float" office:value="300.000463" calcext:value-type="float">
            <text:p>300,000463</text:p>
          </table:table-cell>
          <table:table-cell table:formula="of:=ABS([.AE40]-CEILING([.AC40]))" office:value-type="float" office:value="3" calcext:value-type="float">
            <text:p>3</text:p>
          </table:table-cell>
          <table:table-cell table:formula="of:=CEILING([.E4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41" calcext:value-type="float">
            <text:p>941</text:p>
          </table:table-cell>
          <table:table-cell table:style-name="Default" office:value-type="float" office:value="0.376234" calcext:value-type="float">
            <text:p>0,37623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300.19" calcext:value-type="float">
            <text:p>300,19</text:p>
          </table:table-cell>
          <table:table-cell office:value-type="float" office:value="5095622" calcext:value-type="float">
            <text:p>5095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53" calcext:value-type="float">
            <text:p>300,000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1];&quot;-&quot;;[.C41];&quot;-&quot;;[.AH41];&quot;-&quot;;LEFT(RIGHT([.A41];6);1))" office:value-type="string" office:string-value="r20-250-4-2" calcext:value-type="string">
            <text:p>r20-250-4-2</text:p>
          </table:table-cell>
          <table:table-cell table:formula="of:=ROUND(([.F41]/[.G41])*100;2)" office:value-type="float" office:value="100" calcext:value-type="float">
            <text:p>100</text:p>
          </table:table-cell>
          <table:table-cell table:style-name="ce12" table:formula="of:=[.J41]" office:value-type="float" office:value="-1.5" calcext:value-type="float">
            <text:p>-1,5</text:p>
          </table:table-cell>
          <table:table-cell table:style-name="ce12" table:formula="of:=[.I41]" office:value-type="float" office:value="0.376234" calcext:value-type="float">
            <text:p>0,4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00053" calcext:value-type="float">
            <text:p>300,000053</text:p>
          </table:table-cell>
          <table:table-cell table:formula="of:=ABS([.AE41]-CEILING([.AC41]))" office:value-type="float" office:value="2" calcext:value-type="float">
            <text:p>2</text:p>
          </table:table-cell>
          <table:table-cell table:formula="of:=CEILING([.E4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style-name="Default" office:value-type="float" office:value="0.823474" calcext:value-type="float">
            <text:p>0,823474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,82</text:p>
          </table:table-cell>
          <table:table-cell office:value-type="float" office:value="300.72" calcext:value-type="float">
            <text:p>300,72</text:p>
          </table:table-cell>
          <table:table-cell office:value-type="float" office:value="2079362" calcext:value-type="float">
            <text:p>2079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73" calcext:value-type="float">
            <text:p>300,0001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2];&quot;-&quot;;[.C42];&quot;-&quot;;[.AH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65.79" calcext:value-type="float">
            <text:p>65,79</text:p>
          </table:table-cell>
          <table:table-cell table:style-name="ce12" table:formula="of:=[.J42]" office:value-type="float" office:value="-4" calcext:value-type="float">
            <text:p>-4,0</text:p>
          </table:table-cell>
          <table:table-cell table:style-name="ce12" table:formula="of:=[.I42]" office:value-type="float" office:value="0.823474" calcext:value-type="float">
            <text:p>0,8</text:p>
          </table:table-cell>
          <table:table-cell table:formula="of:=[.U42]" office:value-type="float" office:value="1" calcext:value-type="float">
            <text:p>1</text:p>
          </table:table-cell>
          <table:table-cell table:formula="of:=[.V42]" office:value-type="float" office:value="300.000173" calcext:value-type="float">
            <text:p>300,000173</text:p>
          </table:table-cell>
          <table:table-cell table:formula="of:=ABS([.AE42]-CEILING([.AC42]))" office:value-type="float" office:value="5" calcext:value-type="float">
            <text:p>5</text:p>
          </table:table-cell>
          <table:table-cell table:formula="of:=CEILING([.E4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666" calcext:value-type="float">
            <text:p>666</text:p>
          </table:table-cell>
          <table:table-cell table:style-name="Default" office:value-type="float" office:value="1.054911" calcext:value-type="float">
            <text:p>1,054911</text:p>
          </table:table-cell>
          <table:table-cell table:style-name="Default" office:value-type="float" office:value="-4.921014" calcext:value-type="float">
            <text:p>-4,9210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21014" calcext:value-type="float">
            <text:p>-4,921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office:value-type="float" office:value="300.88" calcext:value-type="float">
            <text:p>300,88</text:p>
          </table:table-cell>
          <table:table-cell office:value-type="float" office:value="2081947" calcext:value-type="float">
            <text:p>208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21" calcext:value-type="float">
            <text:p>300,0001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3];&quot;-&quot;;[.C43];&quot;-&quot;;[.AH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76.61" calcext:value-type="float">
            <text:p>76,61</text:p>
          </table:table-cell>
          <table:table-cell table:style-name="ce12" table:formula="of:=[.J43]" office:value-type="float" office:value="-4.921014" calcext:value-type="float">
            <text:p>-4,9</text:p>
          </table:table-cell>
          <table:table-cell table:style-name="ce12" table:formula="of:=[.I43]" office:value-type="float" office:value="1.054911" calcext:value-type="float">
            <text:p>1,1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300.000121" calcext:value-type="float">
            <text:p>300,000121</text:p>
          </table:table-cell>
          <table:table-cell table:formula="of:=ABS([.AE43]-CEILING([.AC43]))" office:value-type="float" office:value="4" calcext:value-type="float">
            <text:p>4</text:p>
          </table:table-cell>
          <table:table-cell table:formula="of:=CEILING([.E4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float" office:value="472" calcext:value-type="float">
            <text:p>472</text:p>
          </table:table-cell>
          <table:table-cell office:value-type="float" office:value="1501" calcext:value-type="float">
            <text:p>1501</text:p>
          </table:table-cell>
          <table:table-cell table:style-name="Default" office:value-type="float" office:value="1.519302" calcext:value-type="float">
            <text:p>1,519302</text:p>
          </table:table-cell>
          <table:table-cell table:style-name="Default" office:value-type="float" office:value="-8.56382" calcext:value-type="float">
            <text:p>-8,56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6382" calcext:value-type="float">
            <text:p>-8,56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office:value-type="float" office:value="301.46" calcext:value-type="float">
            <text:p>301,46</text:p>
          </table:table-cell>
          <table:table-cell office:value-type="float" office:value="2855759" calcext:value-type="float">
            <text:p>2855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845" calcext:value-type="float">
            <text:p>300,0008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4];&quot;-&quot;;[.C44];&quot;-&quot;;[.AH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75.21" calcext:value-type="float">
            <text:p>75,21</text:p>
          </table:table-cell>
          <table:table-cell table:style-name="ce12" table:formula="of:=[.J44]" office:value-type="float" office:value="-8.56382" calcext:value-type="float">
            <text:p>-8,6</text:p>
          </table:table-cell>
          <table:table-cell table:style-name="ce12" table:formula="of:=[.I44]" office:value-type="float" office:value="1.519302" calcext:value-type="float">
            <text:p>1,5</text:p>
          </table:table-cell>
          <table:table-cell table:formula="of:=[.U44]" office:value-type="float" office:value="1" calcext:value-type="float">
            <text:p>1</text:p>
          </table:table-cell>
          <table:table-cell table:formula="of:=[.V44]" office:value-type="float" office:value="300.000845" calcext:value-type="float">
            <text:p>300,000845</text:p>
          </table:table-cell>
          <table:table-cell table:formula="of:=ABS([.AE44]-CEILING([.AC44]))" office:value-type="float" office:value="9" calcext:value-type="float">
            <text:p>9</text:p>
          </table:table-cell>
          <table:table-cell table:formula="of:=CEILING([.E4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3.115882" calcext:value-type="float">
            <text:p>3,115882</text:p>
          </table:table-cell>
          <table:table-cell table:style-name="Default" office:value-type="float" office:value="-8.498792" calcext:value-type="float">
            <text:p>-8,4987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98792" calcext:value-type="float">
            <text:p>-8,498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303.07" calcext:value-type="float">
            <text:p>303,07</text:p>
          </table:table-cell>
          <table:table-cell office:value-type="float" office:value="2906925" calcext:value-type="float">
            <text:p>2906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755" calcext:value-type="float">
            <text:p>300,0007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5];&quot;-&quot;;[.C45];&quot;-&quot;;[.AH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78.81" calcext:value-type="float">
            <text:p>78,81</text:p>
          </table:table-cell>
          <table:table-cell table:style-name="ce12" table:formula="of:=[.J45]" office:value-type="float" office:value="-8.498792" calcext:value-type="float">
            <text:p>-8,5</text:p>
          </table:table-cell>
          <table:table-cell table:style-name="ce12" table:formula="of:=[.I45]" office:value-type="float" office:value="3.115882" calcext:value-type="float">
            <text:p>3,1</text:p>
          </table:table-cell>
          <table:table-cell table:formula="of:=[.U45]" office:value-type="float" office:value="1" calcext:value-type="float">
            <text:p>1</text:p>
          </table:table-cell>
          <table:table-cell table:formula="of:=[.V45]" office:value-type="float" office:value="300.000755" calcext:value-type="float">
            <text:p>300,000755</text:p>
          </table:table-cell>
          <table:table-cell table:formula="of:=ABS([.AE45]-CEILING([.AC45]))" office:value-type="float" office:value="9" calcext:value-type="float">
            <text:p>9</text:p>
          </table:table-cell>
          <table:table-cell table:formula="of:=CEILING([.E4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76" calcext:value-type="float">
            <text:p>476</text:p>
          </table:table-cell>
          <table:table-cell office:value-type="float" office:value="602" calcext:value-type="float">
            <text:p>602</text:p>
          </table:table-cell>
          <table:table-cell office:value-type="float" office:value="1839" calcext:value-type="float">
            <text:p>1839</text:p>
          </table:table-cell>
          <table:table-cell table:style-name="Default" office:value-type="float" office:value="4.507511" calcext:value-type="float">
            <text:p>4,507511</text:p>
          </table:table-cell>
          <table:table-cell table:style-name="Default" office:value-type="float" office:value="-12.419534" calcext:value-type="float">
            <text:p>-12,419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9534" calcext:value-type="float">
            <text:p>-12,419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49" calcext:value-type="float">
            <text:p>4,49</text:p>
          </table:table-cell>
          <table:table-cell office:value-type="float" office:value="304.49" calcext:value-type="float">
            <text:p>304,49</text:p>
          </table:table-cell>
          <table:table-cell office:value-type="float" office:value="3855986" calcext:value-type="float">
            <text:p>3855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799" calcext:value-type="float">
            <text:p>300,0017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6];&quot;-&quot;;[.C46];&quot;-&quot;;[.AH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79.07" calcext:value-type="float">
            <text:p>79,07</text:p>
          </table:table-cell>
          <table:table-cell table:style-name="ce12" table:formula="of:=[.J46]" office:value-type="float" office:value="-12.419534" calcext:value-type="float">
            <text:p>-12,4</text:p>
          </table:table-cell>
          <table:table-cell table:style-name="ce12" table:formula="of:=[.I46]" office:value-type="float" office:value="4.507511" calcext:value-type="float">
            <text:p>4,5</text:p>
          </table:table-cell>
          <table:table-cell table:formula="of:=[.U46]" office:value-type="float" office:value="1" calcext:value-type="float">
            <text:p>1</text:p>
          </table:table-cell>
          <table:table-cell table:formula="of:=[.V46]" office:value-type="float" office:value="300.001799" calcext:value-type="float">
            <text:p>300,001799</text:p>
          </table:table-cell>
          <table:table-cell table:formula="of:=ABS([.AE46]-CEILING([.AC46]))" office:value-type="float" office:value="13" calcext:value-type="float">
            <text:p>13</text:p>
          </table:table-cell>
          <table:table-cell table:formula="of:=CEILING([.E4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602" calcext:value-type="float">
            <text:p>602</text:p>
          </table:table-cell>
          <table:table-cell office:value-type="float" office:value="1464" calcext:value-type="float">
            <text:p>1464</text:p>
          </table:table-cell>
          <table:table-cell table:style-name="Default" office:value-type="float" office:value="3.00282" calcext:value-type="float">
            <text:p>3,00282</text:p>
          </table:table-cell>
          <table:table-cell table:style-name="Default" office:value-type="float" office:value="-12.459338" calcext:value-type="float">
            <text:p>-12,459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59338" calcext:value-type="float">
            <text:p>-12,459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9" calcext:value-type="float">
            <text:p>2,99</text:p>
          </table:table-cell>
          <table:table-cell office:value-type="float" office:value="302.99" calcext:value-type="float">
            <text:p>302,99</text:p>
          </table:table-cell>
          <table:table-cell office:value-type="float" office:value="3788991" calcext:value-type="float">
            <text:p>3788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569" calcext:value-type="float">
            <text:p>300,00156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7];&quot;-&quot;;[.C47];&quot;-&quot;;[.AH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85.05" calcext:value-type="float">
            <text:p>85,05</text:p>
          </table:table-cell>
          <table:table-cell table:style-name="ce12" table:formula="of:=[.J47]" office:value-type="float" office:value="-12.459338" calcext:value-type="float">
            <text:p>-12,5</text:p>
          </table:table-cell>
          <table:table-cell table:style-name="ce12" table:formula="of:=[.I47]" office:value-type="float" office:value="3.00282" calcext:value-type="float">
            <text:p>3,0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00.001569" calcext:value-type="float">
            <text:p>300,001569</text:p>
          </table:table-cell>
          <table:table-cell table:formula="of:=ABS([.AE47]-CEILING([.AC47]))" office:value-type="float" office:value="13" calcext:value-type="float">
            <text:p>13</text:p>
          </table:table-cell>
          <table:table-cell table:formula="of:=CEILING([.E4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62" calcext:value-type="float">
            <text:p>762</text:p>
          </table:table-cell>
          <table:table-cell office:value-type="float" office:value="1878" calcext:value-type="float">
            <text:p>1878</text:p>
          </table:table-cell>
          <table:table-cell table:style-name="Default" office:value-type="float" office:value="5.706857" calcext:value-type="float">
            <text:p>5,706857</text:p>
          </table:table-cell>
          <table:table-cell table:style-name="Default" office:value-type="float" office:value="-15.57229" calcext:value-type="float">
            <text:p>-15,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7229" calcext:value-type="float">
            <text:p>-15,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8" calcext:value-type="float">
            <text:p>5,68</text:p>
          </table:table-cell>
          <table:table-cell office:value-type="float" office:value="305.66" calcext:value-type="float">
            <text:p>305,66</text:p>
          </table:table-cell>
          <table:table-cell office:value-type="float" office:value="5220205" calcext:value-type="float">
            <text:p>522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43" calcext:value-type="float">
            <text:p>300,0001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8];&quot;-&quot;;[.C48];&quot;-&quot;;[.AH48];&quot;-&quot;;LEFT(RIGHT([.A48];6);1))" office:value-type="string" office:string-value="r20-50-24-1" calcext:value-type="string">
            <text:p>r20-50-24-1</text:p>
          </table:table-cell>
          <table:table-cell table:formula="of:=ROUND(([.F48]/[.G48])*100;2)" office:value-type="float" office:value="89.37" calcext:value-type="float">
            <text:p>89,37</text:p>
          </table:table-cell>
          <table:table-cell table:style-name="ce12" table:formula="of:=[.J48]" office:value-type="float" office:value="-15.57229" calcext:value-type="float">
            <text:p>-15,6</text:p>
          </table:table-cell>
          <table:table-cell table:style-name="ce12" table:formula="of:=[.I48]" office:value-type="float" office:value="5.706857" calcext:value-type="float">
            <text:p>5,7</text:p>
          </table:table-cell>
          <table:table-cell table:formula="of:=[.U48]" office:value-type="float" office:value="1" calcext:value-type="float">
            <text:p>1</text:p>
          </table:table-cell>
          <table:table-cell table:formula="of:=[.V48]" office:value-type="float" office:value="300.000143" calcext:value-type="float">
            <text:p>300,000143</text:p>
          </table:table-cell>
          <table:table-cell table:formula="of:=ABS([.AE48]-CEILING([.AC48]))" office:value-type="float" office:value="16" calcext:value-type="float">
            <text:p>16</text:p>
          </table:table-cell>
          <table:table-cell table:formula="of:=CEILING([.E4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1868" calcext:value-type="float">
            <text:p>1868</text:p>
          </table:table-cell>
          <table:table-cell table:style-name="Default" office:value-type="float" office:value="1.900461" calcext:value-type="float">
            <text:p>1,900461</text:p>
          </table:table-cell>
          <table:table-cell table:style-name="Default" office:value-type="float" office:value="-15.763177" calcext:value-type="float">
            <text:p>-15,7631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763177" calcext:value-type="float">
            <text:p>-15,763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,89</text:p>
          </table:table-cell>
          <table:table-cell office:value-type="float" office:value="301.87" calcext:value-type="float">
            <text:p>301,87</text:p>
          </table:table-cell>
          <table:table-cell office:value-type="float" office:value="5194389" calcext:value-type="float">
            <text:p>5194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4633" calcext:value-type="float">
            <text:p>300,0046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9];&quot;-&quot;;[.C49];&quot;-&quot;;[.AH49];&quot;-&quot;;LEFT(RIGHT([.A49];6);1))" office:value-type="string" office:string-value="r20-50-24-2" calcext:value-type="string">
            <text:p>r20-50-24-2</text:p>
          </table:table-cell>
          <table:table-cell table:formula="of:=ROUND(([.F49]/[.G49])*100;2)" office:value-type="float" office:value="89.11" calcext:value-type="float">
            <text:p>89,11</text:p>
          </table:table-cell>
          <table:table-cell table:style-name="ce12" table:formula="of:=[.J49]" office:value-type="float" office:value="-15.763177" calcext:value-type="float">
            <text:p>-15,8</text:p>
          </table:table-cell>
          <table:table-cell table:style-name="ce12" table:formula="of:=[.I49]" office:value-type="float" office:value="1.900461" calcext:value-type="float">
            <text:p>1,9</text:p>
          </table:table-cell>
          <table:table-cell table:formula="of:=[.U49]" office:value-type="float" office:value="1" calcext:value-type="float">
            <text:p>1</text:p>
          </table:table-cell>
          <table:table-cell table:formula="of:=[.V49]" office:value-type="float" office:value="300.004633" calcext:value-type="float">
            <text:p>300,004633</text:p>
          </table:table-cell>
          <table:table-cell table:formula="of:=ABS([.AE49]-CEILING([.AC49]))" office:value-type="float" office:value="16" calcext:value-type="float">
            <text:p>16</text:p>
          </table:table-cell>
          <table:table-cell table:formula="of:=CEILING([.E4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.11933" calcext:value-type="float">
            <text:p>0,1193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299.44" calcext:value-type="float">
            <text:p>299,44</text:p>
          </table:table-cell>
          <table:table-cell office:value-type="float" office:value="1291323" calcext:value-type="float">
            <text:p>1291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79" calcext:value-type="float">
            <text:p>300,0000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0];&quot;-&quot;;[.C50];&quot;-&quot;;[.AH50];&quot;-&quot;;LEFT(RIGHT([.A50];6);1))" office:value-type="string" office:string-value="r20-50-4-1" calcext:value-type="string">
            <text:p>r20-50-4-1</text:p>
          </table:table-cell>
          <table:table-cell table:formula="of:=ROUND(([.F50]/[.G50])*100;2)" office:value-type="float" office:value="100" calcext:value-type="float">
            <text:p>100</text:p>
          </table:table-cell>
          <table:table-cell table:style-name="ce12" table:formula="of:=[.J50]" office:value-type="float" office:value="-1.5" calcext:value-type="float">
            <text:p>-1,5</text:p>
          </table:table-cell>
          <table:table-cell table:style-name="ce12" table:formula="of:=[.I50]" office:value-type="float" office:value="0.11933" calcext:value-type="float">
            <text:p>0,1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300.000079" calcext:value-type="float">
            <text:p>300,000079</text:p>
          </table:table-cell>
          <table:table-cell table:formula="of:=ABS([.AE50]-CEILING([.AC50]))" office:value-type="float" office:value="2" calcext:value-type="float">
            <text:p>2</text:p>
          </table:table-cell>
          <table:table-cell table:formula="of:=CEILING([.E5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0.083924" calcext:value-type="float">
            <text:p>0,08392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99.34" calcext:value-type="float">
            <text:p>299,34</text:p>
          </table:table-cell>
          <table:table-cell office:value-type="float" office:value="1295355" calcext:value-type="float">
            <text:p>129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76" calcext:value-type="float">
            <text:p>300,0000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1];&quot;-&quot;;[.C51];&quot;-&quot;;[.AH51];&quot;-&quot;;LEFT(RIGHT([.A51];6);1))" office:value-type="string" office:string-value="r20-50-4-2" calcext:value-type="string">
            <text:p>r20-50-4-2</text:p>
          </table:table-cell>
          <table:table-cell table:formula="of:=ROUND(([.F51]/[.G51])*100;2)" office:value-type="float" office:value="80.19" calcext:value-type="float">
            <text:p>80,19</text:p>
          </table:table-cell>
          <table:table-cell table:style-name="ce12" table:formula="of:=[.J51]" office:value-type="float" office:value="-1.5" calcext:value-type="float">
            <text:p>-1,5</text:p>
          </table:table-cell>
          <table:table-cell table:style-name="ce12" table:formula="of:=[.I51]" office:value-type="float" office:value="0.083924" calcext:value-type="float">
            <text:p>0,1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300.000076" calcext:value-type="float">
            <text:p>300,000076</text:p>
          </table:table-cell>
          <table:table-cell table:formula="of:=ABS([.AE51]-CEILING([.AC51]))" office:value-type="float" office:value="2" calcext:value-type="float">
            <text:p>2</text:p>
          </table:table-cell>
          <table:table-cell table:formula="of:=CEILING([.E5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table:style-name="Default" office:value-type="float" office:value="0.178854" calcext:value-type="float">
            <text:p>0,17885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14" calcext:value-type="float">
            <text:p>300,14</text:p>
          </table:table-cell>
          <table:table-cell office:value-type="float" office:value="3242975" calcext:value-type="float">
            <text:p>324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63" calcext:value-type="float">
            <text:p>300,00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2];&quot;-&quot;;[.C52];&quot;-&quot;;[.AH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99.77" calcext:value-type="float">
            <text:p>99,77</text:p>
          </table:table-cell>
          <table:table-cell table:style-name="ce12" table:formula="of:=[.J52]" office:value-type="float" office:value="-4.666667" calcext:value-type="float">
            <text:p>-4,7</text:p>
          </table:table-cell>
          <table:table-cell table:style-name="ce12" table:formula="of:=[.I52]" office:value-type="float" office:value="0.178854" calcext:value-type="float">
            <text:p>0,2</text:p>
          </table:table-cell>
          <table:table-cell table:formula="of:=[.U52]" office:value-type="float" office:value="3" calcext:value-type="float">
            <text:p>3</text:p>
          </table:table-cell>
          <table:table-cell table:formula="of:=[.V52]" office:value-type="float" office:value="300.00163" calcext:value-type="float">
            <text:p>300,00163</text:p>
          </table:table-cell>
          <table:table-cell table:formula="of:=ABS([.AE52]-CEILING([.AC52]))" office:value-type="float" office:value="7" calcext:value-type="float">
            <text:p>7</text:p>
          </table:table-cell>
          <table:table-cell table:formula="of:=CEILING([.E5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0.277641" calcext:value-type="float">
            <text:p>0,27764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300.23" calcext:value-type="float">
            <text:p>300,23</text:p>
          </table:table-cell>
          <table:table-cell office:value-type="float" office:value="3255463" calcext:value-type="float">
            <text:p>3255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37" calcext:value-type="float">
            <text:p>300,000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3];&quot;-&quot;;[.C53];&quot;-&quot;;[.AH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99.77" calcext:value-type="float">
            <text:p>99,77</text:p>
          </table:table-cell>
          <table:table-cell table:style-name="ce12" table:formula="of:=[.J53]" office:value-type="float" office:value="-4.666667" calcext:value-type="float">
            <text:p>-4,7</text:p>
          </table:table-cell>
          <table:table-cell table:style-name="ce12" table:formula="of:=[.I53]" office:value-type="float" office:value="0.277641" calcext:value-type="float">
            <text:p>0,3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300.00037" calcext:value-type="float">
            <text:p>300,00037</text:p>
          </table:table-cell>
          <table:table-cell table:formula="of:=ABS([.AE53]-CEILING([.AC53]))" office:value-type="float" office:value="7" calcext:value-type="float">
            <text:p>7</text:p>
          </table:table-cell>
          <table:table-cell table:formula="of:=CEILING([.E5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57" calcext:value-type="float">
            <text:p>457</text:p>
          </table:table-cell>
          <table:table-cell table:style-name="Default" office:value-type="float" office:value="0.20818" calcext:value-type="float">
            <text:p>0,20818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2" calcext:value-type="float">
            <text:p>300,2</text:p>
          </table:table-cell>
          <table:table-cell office:value-type="float" office:value="4505589" calcext:value-type="float">
            <text:p>4505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2521" calcext:value-type="float">
            <text:p>300,0025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4];&quot;-&quot;;[.C54];&quot;-&quot;;[.AH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81.5" calcext:value-type="float">
            <text:p>81,5</text:p>
          </table:table-cell>
          <table:table-cell table:style-name="ce12" table:formula="of:=[.J54]" office:value-type="float" office:value="-8.166667" calcext:value-type="float">
            <text:p>-8,2</text:p>
          </table:table-cell>
          <table:table-cell table:style-name="ce12" table:formula="of:=[.I54]" office:value-type="float" office:value="0.20818" calcext:value-type="float">
            <text:p>0,2</text:p>
          </table:table-cell>
          <table:table-cell table:formula="of:=[.U54]" office:value-type="float" office:value="4" calcext:value-type="float">
            <text:p>4</text:p>
          </table:table-cell>
          <table:table-cell table:formula="of:=[.V54]" office:value-type="float" office:value="300.002521" calcext:value-type="float">
            <text:p>300,002521</text:p>
          </table:table-cell>
          <table:table-cell table:formula="of:=ABS([.AE54]-CEILING([.AC54]))" office:value-type="float" office:value="12" calcext:value-type="float">
            <text:p>12</text:p>
          </table:table-cell>
          <table:table-cell table:formula="of:=CEILING([.E5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0.257027" calcext:value-type="float">
            <text:p>0,25702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23" calcext:value-type="float">
            <text:p>300,23</text:p>
          </table:table-cell>
          <table:table-cell office:value-type="float" office:value="4519589" calcext:value-type="float">
            <text:p>4519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3803" calcext:value-type="float">
            <text:p>300,0038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5];&quot;-&quot;;[.C55];&quot;-&quot;;[.AH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81.5" calcext:value-type="float">
            <text:p>81,5</text:p>
          </table:table-cell>
          <table:table-cell table:style-name="ce12" table:formula="of:=[.J55]" office:value-type="float" office:value="-8.166667" calcext:value-type="float">
            <text:p>-8,2</text:p>
          </table:table-cell>
          <table:table-cell table:style-name="ce12" table:formula="of:=[.I55]" office:value-type="float" office:value="0.257027" calcext:value-type="float">
            <text:p>0,3</text:p>
          </table:table-cell>
          <table:table-cell table:formula="of:=[.U55]" office:value-type="float" office:value="3" calcext:value-type="float">
            <text:p>3</text:p>
          </table:table-cell>
          <table:table-cell table:formula="of:=[.V55]" office:value-type="float" office:value="300.003803" calcext:value-type="float">
            <text:p>300,003803</text:p>
          </table:table-cell>
          <table:table-cell table:formula="of:=ABS([.AE55]-CEILING([.AC55]))" office:value-type="float" office:value="11" calcext:value-type="float">
            <text:p>11</text:p>
          </table:table-cell>
          <table:table-cell table:formula="of:=CEILING([.E5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office:value-type="float" office:value="479" calcext:value-type="float">
            <text:p>479</text:p>
          </table:table-cell>
          <table:table-cell table:style-name="Default" office:value-type="float" office:value="0.387147" calcext:value-type="float">
            <text:p>0,387147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300.39" calcext:value-type="float">
            <text:p>300,39</text:p>
          </table:table-cell>
          <table:table-cell office:value-type="float" office:value="6180112" calcext:value-type="float">
            <text:p>618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6998" calcext:value-type="float">
            <text:p>300,00699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6];&quot;-&quot;;[.C56];&quot;-&quot;;[.AH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69.64" calcext:value-type="float">
            <text:p>69,64</text:p>
          </table:table-cell>
          <table:table-cell table:style-name="ce12" table:formula="of:=[.J56]" office:value-type="float" office:value="-11.166667" calcext:value-type="float">
            <text:p>-11,2</text:p>
          </table:table-cell>
          <table:table-cell table:style-name="ce12" table:formula="of:=[.I56]" office:value-type="float" office:value="0.387147" calcext:value-type="float">
            <text:p>0,4</text:p>
          </table:table-cell>
          <table:table-cell table:formula="of:=[.U56]" office:value-type="float" office:value="3" calcext:value-type="float">
            <text:p>3</text:p>
          </table:table-cell>
          <table:table-cell table:formula="of:=[.V56]" office:value-type="float" office:value="300.006998" calcext:value-type="float">
            <text:p>300,006998</text:p>
          </table:table-cell>
          <table:table-cell table:formula="of:=ABS([.AE56]-CEILING([.AC56]))" office:value-type="float" office:value="14" calcext:value-type="float">
            <text:p>14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91" calcext:value-type="float">
            <text:p>591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table:style-name="Default" office:value-type="float" office:value="0.565537" calcext:value-type="float">
            <text:p>0,565537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office:value-type="float" office:value="300.54" calcext:value-type="float">
            <text:p>300,54</text:p>
          </table:table-cell>
          <table:table-cell office:value-type="float" office:value="6160088" calcext:value-type="float">
            <text:p>616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266" calcext:value-type="float">
            <text:p>300,0012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7];&quot;-&quot;;[.C57];&quot;-&quot;;[.AH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89.27" calcext:value-type="float">
            <text:p>89,27</text:p>
          </table:table-cell>
          <table:table-cell table:style-name="ce12" table:formula="of:=[.J57]" office:value-type="float" office:value="-11.166667" calcext:value-type="float">
            <text:p>-11,2</text:p>
          </table:table-cell>
          <table:table-cell table:style-name="ce12" table:formula="of:=[.I57]" office:value-type="float" office:value="0.565537" calcext:value-type="float">
            <text:p>0,6</text:p>
          </table:table-cell>
          <table:table-cell table:formula="of:=[.U57]" office:value-type="float" office:value="2" calcext:value-type="float">
            <text:p>2</text:p>
          </table:table-cell>
          <table:table-cell table:formula="of:=[.V57]" office:value-type="float" office:value="300.001266" calcext:value-type="float">
            <text:p>300,001266</text:p>
          </table:table-cell>
          <table:table-cell table:formula="of:=ABS([.AE57]-CEILING([.AC57]))" office:value-type="float" office:value="13" calcext:value-type="float">
            <text:p>13</text:p>
          </table:table-cell>
          <table:table-cell table:formula="of:=CEILING([.E5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office:value-type="float" office:value="874" calcext:value-type="float">
            <text:p>874</text:p>
          </table:table-cell>
          <table:table-cell office:value-type="float" office:value="532" calcext:value-type="float">
            <text:p>532</text:p>
          </table:table-cell>
          <table:table-cell table:style-name="Default" office:value-type="float" office:value="5.837726" calcext:value-type="float">
            <text:p>5,837726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2" calcext:value-type="float">
            <text:p>5,82</text:p>
          </table:table-cell>
          <table:table-cell office:value-type="float" office:value="305.84" calcext:value-type="float">
            <text:p>305,84</text:p>
          </table:table-cell>
          <table:table-cell office:value-type="float" office:value="8917531" calcext:value-type="float">
            <text:p>8917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8982" calcext:value-type="float">
            <text:p>300,00898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8];&quot;-&quot;;[.C58];&quot;-&quot;;[.AH58];&quot;-&quot;;LEFT(RIGHT([.A58];6);1))" office:value-type="string" office:string-value="r4-100-24-1" calcext:value-type="string">
            <text:p>r4-100-24-1</text:p>
          </table:table-cell>
          <table:table-cell table:formula="of:=ROUND(([.F58]/[.G58])*100;2)" office:value-type="float" office:value="60.64" calcext:value-type="float">
            <text:p>60,64</text:p>
          </table:table-cell>
          <table:table-cell table:style-name="ce12" table:formula="of:=[.J58]" office:value-type="float" office:value="-13" calcext:value-type="float">
            <text:p>-13,0</text:p>
          </table:table-cell>
          <table:table-cell table:style-name="ce12" table:formula="of:=[.I58]" office:value-type="float" office:value="5.837726" calcext:value-type="float">
            <text:p>5,8</text:p>
          </table:table-cell>
          <table:table-cell table:formula="of:=[.U58]" office:value-type="float" office:value="3" calcext:value-type="float">
            <text:p>3</text:p>
          </table:table-cell>
          <table:table-cell table:formula="of:=[.V58]" office:value-type="float" office:value="300.008982" calcext:value-type="float">
            <text:p>300,008982</text:p>
          </table:table-cell>
          <table:table-cell table:formula="of:=ABS([.AE58]-CEILING([.AC58]))" office:value-type="float" office:value="16" calcext:value-type="float">
            <text:p>16</text:p>
          </table:table-cell>
          <table:table-cell table:formula="of:=CEILING([.E5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874" calcext:value-type="float">
            <text:p>874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3.665913" calcext:value-type="float">
            <text:p>3,665913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,65</text:p>
          </table:table-cell>
          <table:table-cell office:value-type="float" office:value="303.65" calcext:value-type="float">
            <text:p>303,65</text:p>
          </table:table-cell>
          <table:table-cell office:value-type="float" office:value="8927227" calcext:value-type="float">
            <text:p>8927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6299" calcext:value-type="float">
            <text:p>300,00629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9];&quot;-&quot;;[.C59];&quot;-&quot;;[.AH59];&quot;-&quot;;LEFT(RIGHT([.A59];6);1))" office:value-type="string" office:string-value="r4-100-24-2" calcext:value-type="string">
            <text:p>r4-100-24-2</text:p>
          </table:table-cell>
          <table:table-cell table:formula="of:=ROUND(([.F59]/[.G59])*100;2)" office:value-type="float" office:value="62.93" calcext:value-type="float">
            <text:p>62,93</text:p>
          </table:table-cell>
          <table:table-cell table:style-name="ce12" table:formula="of:=[.J59]" office:value-type="float" office:value="-13" calcext:value-type="float">
            <text:p>-13,0</text:p>
          </table:table-cell>
          <table:table-cell table:style-name="ce12" table:formula="of:=[.I59]" office:value-type="float" office:value="3.665913" calcext:value-type="float">
            <text:p>3,7</text:p>
          </table:table-cell>
          <table:table-cell table:formula="of:=[.U59]" office:value-type="float" office:value="3" calcext:value-type="float">
            <text:p>3</text:p>
          </table:table-cell>
          <table:table-cell table:formula="of:=[.V59]" office:value-type="float" office:value="300.006299" calcext:value-type="float">
            <text:p>300,006299</text:p>
          </table:table-cell>
          <table:table-cell table:formula="of:=ABS([.AE59]-CEILING([.AC59]))" office:value-type="float" office:value="16" calcext:value-type="float">
            <text:p>16</text:p>
          </table:table-cell>
          <table:table-cell table:formula="of:=CEILING([.E5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0.065951" calcext:value-type="float">
            <text:p>0,065951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99.85" calcext:value-type="float">
            <text:p>299,85</text:p>
          </table:table-cell>
          <table:table-cell office:value-type="float" office:value="2141448" calcext:value-type="float">
            <text:p>2141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054" calcext:value-type="float">
            <text:p>300,0000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0];&quot;-&quot;;[.C60];&quot;-&quot;;[.AH60];&quot;-&quot;;LEFT(RIGHT([.A60];6);1))" office:value-type="string" office:string-value="r4-100-4-1" calcext:value-type="string">
            <text:p>r4-100-4-1</text:p>
          </table:table-cell>
          <table:table-cell table:formula="of:=ROUND(([.F60]/[.G60])*100;2)" office:value-type="float" office:value="100" calcext:value-type="float">
            <text:p>100</text:p>
          </table:table-cell>
          <table:table-cell table:style-name="ce12" table:formula="of:=[.J60]" office:value-type="float" office:value="-1.5" calcext:value-type="float">
            <text:p>-1,5</text:p>
          </table:table-cell>
          <table:table-cell table:style-name="ce12" table:formula="of:=[.I60]" office:value-type="float" office:value="0.065951" calcext:value-type="float">
            <text:p>0,1</text:p>
          </table:table-cell>
          <table:table-cell table:formula="of:=[.U60]" office:value-type="float" office:value="3" calcext:value-type="float">
            <text:p>3</text:p>
          </table:table-cell>
          <table:table-cell table:formula="of:=[.V60]" office:value-type="float" office:value="300.000054" calcext:value-type="float">
            <text:p>300,000054</text:p>
          </table:table-cell>
          <table:table-cell table:formula="of:=ABS([.AE60]-CEILING([.AC60]))" office:value-type="float" office:value="4" calcext:value-type="float">
            <text:p>4</text:p>
          </table:table-cell>
          <table:table-cell table:formula="of:=CEILING([.E6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0.061764" calcext:value-type="float">
            <text:p>0,06176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99.84" calcext:value-type="float">
            <text:p>299,84</text:p>
          </table:table-cell>
          <table:table-cell office:value-type="float" office:value="2140744" calcext:value-type="float">
            <text:p>2140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237" calcext:value-type="float">
            <text:p>300,000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1];&quot;-&quot;;[.C61];&quot;-&quot;;[.AH61];&quot;-&quot;;LEFT(RIGHT([.A61];6);1))" office:value-type="string" office:string-value="r4-100-4-2" calcext:value-type="string">
            <text:p>r4-100-4-2</text:p>
          </table:table-cell>
          <table:table-cell table:formula="of:=ROUND(([.F61]/[.G61])*100;2)" office:value-type="float" office:value="100" calcext:value-type="float">
            <text:p>100</text:p>
          </table:table-cell>
          <table:table-cell table:style-name="ce12" table:formula="of:=[.J61]" office:value-type="float" office:value="-1.5" calcext:value-type="float">
            <text:p>-1,5</text:p>
          </table:table-cell>
          <table:table-cell table:style-name="ce12" table:formula="of:=[.I61]" office:value-type="float" office:value="0.061764" calcext:value-type="float">
            <text:p>0,1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300.000237" calcext:value-type="float">
            <text:p>300,000237</text:p>
          </table:table-cell>
          <table:table-cell table:formula="of:=ABS([.AE61]-CEILING([.AC61]))" office:value-type="float" office:value="3" calcext:value-type="float">
            <text:p>3</text:p>
          </table:table-cell>
          <table:table-cell table:formula="of:=CEILING([.E6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style-name="Default" office:value-type="float" office:value="0.287346" calcext:value-type="float">
            <text:p>0,287346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300.25" calcext:value-type="float">
            <text:p>300,25</text:p>
          </table:table-cell>
          <table:table-cell office:value-type="float" office:value="4718317" calcext:value-type="float">
            <text:p>4718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512" calcext:value-type="float">
            <text:p>300,0005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2];&quot;-&quot;;[.C62];&quot;-&quot;;[.AH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99.84" calcext:value-type="float">
            <text:p>99,84</text:p>
          </table:table-cell>
          <table:table-cell table:style-name="ce12" table:formula="of:=[.J62]" office:value-type="float" office:value="-4.666667" calcext:value-type="float">
            <text:p>-4,7</text:p>
          </table:table-cell>
          <table:table-cell table:style-name="ce12" table:formula="of:=[.I62]" office:value-type="float" office:value="0.287346" calcext:value-type="float">
            <text:p>0,3</text:p>
          </table:table-cell>
          <table:table-cell table:formula="of:=[.U62]" office:value-type="float" office:value="3" calcext:value-type="float">
            <text:p>3</text:p>
          </table:table-cell>
          <table:table-cell table:formula="of:=[.V62]" office:value-type="float" office:value="300.000512" calcext:value-type="float">
            <text:p>300,000512</text:p>
          </table:table-cell>
          <table:table-cell table:formula="of:=ABS([.AE62]-CEILING([.AC62]))" office:value-type="float" office:value="7" calcext:value-type="float">
            <text:p>7</text:p>
          </table:table-cell>
          <table:table-cell table:formula="of:=CEILING([.E6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0.274939" calcext:value-type="float">
            <text:p>0,274939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300.21" calcext:value-type="float">
            <text:p>300,21</text:p>
          </table:table-cell>
          <table:table-cell office:value-type="float" office:value="4717877" calcext:value-type="float">
            <text:p>4717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675" calcext:value-type="float">
            <text:p>300,0016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3];&quot;-&quot;;[.C63];&quot;-&quot;;[.AH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99.84" calcext:value-type="float">
            <text:p>99,84</text:p>
          </table:table-cell>
          <table:table-cell table:style-name="ce12" table:formula="of:=[.J63]" office:value-type="float" office:value="-4.666667" calcext:value-type="float">
            <text:p>-4,7</text:p>
          </table:table-cell>
          <table:table-cell table:style-name="ce12" table:formula="of:=[.I63]" office:value-type="float" office:value="0.274939" calcext:value-type="float">
            <text:p>0,3</text:p>
          </table:table-cell>
          <table:table-cell table:formula="of:=[.U63]" office:value-type="float" office:value="3" calcext:value-type="float">
            <text:p>3</text:p>
          </table:table-cell>
          <table:table-cell table:formula="of:=[.V63]" office:value-type="float" office:value="300.001675" calcext:value-type="float">
            <text:p>300,001675</text:p>
          </table:table-cell>
          <table:table-cell table:formula="of:=ABS([.AE63]-CEILING([.AC63]))" office:value-type="float" office:value="7" calcext:value-type="float">
            <text:p>7</text:p>
          </table:table-cell>
          <table:table-cell table:formula="of:=CEILING([.E6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0.332325" calcext:value-type="float">
            <text:p>0,33232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00.33" calcext:value-type="float">
            <text:p>300,33</text:p>
          </table:table-cell>
          <table:table-cell office:value-type="float" office:value="6587266" calcext:value-type="float">
            <text:p>6587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3898" calcext:value-type="float">
            <text:p>300,0038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4];&quot;-&quot;;[.C64];&quot;-&quot;;[.AH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81.03" calcext:value-type="float">
            <text:p>81,03</text:p>
          </table:table-cell>
          <table:table-cell table:style-name="ce12" table:formula="of:=[.J64]" office:value-type="float" office:value="-8.166667" calcext:value-type="float">
            <text:p>-8,2</text:p>
          </table:table-cell>
          <table:table-cell table:style-name="ce12" table:formula="of:=[.I64]" office:value-type="float" office:value="0.332325" calcext:value-type="float">
            <text:p>0,3</text:p>
          </table:table-cell>
          <table:table-cell table:formula="of:=[.U64]" office:value-type="float" office:value="4" calcext:value-type="float">
            <text:p>4</text:p>
          </table:table-cell>
          <table:table-cell table:formula="of:=[.V64]" office:value-type="float" office:value="300.003898" calcext:value-type="float">
            <text:p>300,003898</text:p>
          </table:table-cell>
          <table:table-cell table:formula="of:=ABS([.AE64]-CEILING([.AC64]))" office:value-type="float" office:value="12" calcext:value-type="float">
            <text:p>12</text:p>
          </table:table-cell>
          <table:table-cell table:formula="of:=CEILING([.E6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78" calcext:value-type="float">
            <text:p>678</text:p>
          </table:table-cell>
          <table:table-cell table:style-name="Default" office:value-type="float" office:value="0.434635" calcext:value-type="float">
            <text:p>0,43463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300.42" calcext:value-type="float">
            <text:p>300,42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6928" calcext:value-type="float">
            <text:p>300,0069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5];&quot;-&quot;;[.C65];&quot;-&quot;;[.AH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81.03" calcext:value-type="float">
            <text:p>81,03</text:p>
          </table:table-cell>
          <table:table-cell table:style-name="ce12" table:formula="of:=[.J65]" office:value-type="float" office:value="-8.166667" calcext:value-type="float">
            <text:p>-8,2</text:p>
          </table:table-cell>
          <table:table-cell table:style-name="ce12" table:formula="of:=[.I65]" office:value-type="float" office:value="0.434635" calcext:value-type="float">
            <text:p>0,4</text:p>
          </table:table-cell>
          <table:table-cell table:formula="of:=[.U65]" office:value-type="float" office:value="4" calcext:value-type="float">
            <text:p>4</text:p>
          </table:table-cell>
          <table:table-cell table:formula="of:=[.V65]" office:value-type="float" office:value="300.006928" calcext:value-type="float">
            <text:p>300,006928</text:p>
          </table:table-cell>
          <table:table-cell table:formula="of:=ABS([.AE65]-CEILING([.AC65]))" office:value-type="float" office:value="12" calcext:value-type="float">
            <text:p>12</text:p>
          </table:table-cell>
          <table:table-cell table:formula="of:=CEILING([.E6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75" calcext:value-type="float">
            <text:p>675</text:p>
          </table:table-cell>
          <table:table-cell table:style-name="Default" office:value-type="float" office:value="0.615896" calcext:value-type="float">
            <text:p>0,61589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00.62" calcext:value-type="float">
            <text:p>300,62</text:p>
          </table:table-cell>
          <table:table-cell office:value-type="float" office:value="9061087" calcext:value-type="float">
            <text:p>906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7364" calcext:value-type="float">
            <text:p>300,0073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6];&quot;-&quot;;[.C66];&quot;-&quot;;[.AH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68.71" calcext:value-type="float">
            <text:p>68,71</text:p>
          </table:table-cell>
          <table:table-cell table:style-name="ce12" table:formula="of:=[.J66]" office:value-type="float" office:value="-11.166667" calcext:value-type="float">
            <text:p>-11,2</text:p>
          </table:table-cell>
          <table:table-cell table:style-name="ce12" table:formula="of:=[.I66]" office:value-type="float" office:value="0.615896" calcext:value-type="float">
            <text:p>0,6</text:p>
          </table:table-cell>
          <table:table-cell table:formula="of:=[.U66]" office:value-type="float" office:value="5" calcext:value-type="float">
            <text:p>5</text:p>
          </table:table-cell>
          <table:table-cell table:formula="of:=[.V66]" office:value-type="float" office:value="300.007364" calcext:value-type="float">
            <text:p>300,007364</text:p>
          </table:table-cell>
          <table:table-cell table:formula="of:=ABS([.AE66]-CEILING([.AC66]))" office:value-type="float" office:value="16" calcext:value-type="float">
            <text:p>16</text:p>
          </table:table-cell>
          <table:table-cell table:formula="of:=CEILING([.E6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93" calcext:value-type="float">
            <text:p>693</text:p>
          </table:table-cell>
          <table:table-cell table:style-name="Default" office:value-type="float" office:value="0.614541" calcext:value-type="float">
            <text:p>0,614541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300.61" calcext:value-type="float">
            <text:p>300,61</text:p>
          </table:table-cell>
          <table:table-cell office:value-type="float" office:value="9051471" calcext:value-type="float">
            <text:p>9051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2377" calcext:value-type="float">
            <text:p>300,00237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7];&quot;-&quot;;[.C67];&quot;-&quot;;[.AH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68.71" calcext:value-type="float">
            <text:p>68,71</text:p>
          </table:table-cell>
          <table:table-cell table:style-name="ce12" table:formula="of:=[.J67]" office:value-type="float" office:value="-11.166667" calcext:value-type="float">
            <text:p>-11,2</text:p>
          </table:table-cell>
          <table:table-cell table:style-name="ce12" table:formula="of:=[.I67]" office:value-type="float" office:value="0.614541" calcext:value-type="float">
            <text:p>0,6</text:p>
          </table:table-cell>
          <table:table-cell table:formula="of:=[.U67]" office:value-type="float" office:value="4" calcext:value-type="float">
            <text:p>4</text:p>
          </table:table-cell>
          <table:table-cell table:formula="of:=[.V67]" office:value-type="float" office:value="300.002377" calcext:value-type="float">
            <text:p>300,002377</text:p>
          </table:table-cell>
          <table:table-cell table:formula="of:=ABS([.AE67]-CEILING([.AC67]))" office:value-type="float" office:value="15" calcext:value-type="float">
            <text:p>15</text:p>
          </table:table-cell>
          <table:table-cell table:formula="of:=CEILING([.E6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1274" calcext:value-type="float">
            <text:p>1274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6.389342" calcext:value-type="float">
            <text:p>6,38934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37" calcext:value-type="float">
            <text:p>6,37</text:p>
          </table:table-cell>
          <table:table-cell office:value-type="float" office:value="306.38" calcext:value-type="float">
            <text:p>306,38</text:p>
          </table:table-cell>
          <table:table-cell office:value-type="float" office:value="13159847" calcext:value-type="float">
            <text:p>13159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12984" calcext:value-type="float">
            <text:p>300,0129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8];&quot;-&quot;;[.C68];&quot;-&quot;;[.AH68];&quot;-&quot;;LEFT(RIGHT([.A68];6);1))" office:value-type="string" office:string-value="r4-150-24-1" calcext:value-type="string">
            <text:p>r4-150-24-1</text:p>
          </table:table-cell>
          <table:table-cell table:formula="of:=ROUND(([.F68]/[.G68])*100;2)" office:value-type="float" office:value="60.52" calcext:value-type="float">
            <text:p>60,52</text:p>
          </table:table-cell>
          <table:table-cell table:style-name="ce12" table:formula="of:=[.J68]" office:value-type="float" office:value="-13" calcext:value-type="float">
            <text:p>-13,0</text:p>
          </table:table-cell>
          <table:table-cell table:style-name="ce12" table:formula="of:=[.I68]" office:value-type="float" office:value="6.389342" calcext:value-type="float">
            <text:p>6,4</text:p>
          </table:table-cell>
          <table:table-cell table:formula="of:=[.U68]" office:value-type="float" office:value="3" calcext:value-type="float">
            <text:p>3</text:p>
          </table:table-cell>
          <table:table-cell table:formula="of:=[.V68]" office:value-type="float" office:value="300.012984" calcext:value-type="float">
            <text:p>300,012984</text:p>
          </table:table-cell>
          <table:table-cell table:formula="of:=ABS([.AE68]-CEILING([.AC68]))" office:value-type="float" office:value="16" calcext:value-type="float">
            <text:p>16</text:p>
          </table:table-cell>
          <table:table-cell table:formula="of:=CEILING([.E6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92" calcext:value-type="float">
            <text:p>792</text:p>
          </table:table-cell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Default" office:value-type="float" office:value="3.909471" calcext:value-type="float">
            <text:p>3,90947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303.91" calcext:value-type="float">
            <text:p>303,91</text:p>
          </table:table-cell>
          <table:table-cell office:value-type="float" office:value="13101695" calcext:value-type="float">
            <text:p>13101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786" calcext:value-type="float">
            <text:p>300,00078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9];&quot;-&quot;;[.C69];&quot;-&quot;;[.AH69];&quot;-&quot;;LEFT(RIGHT([.A69];6);1))" office:value-type="string" office:string-value="r4-150-24-2" calcext:value-type="string">
            <text:p>r4-150-24-2</text:p>
          </table:table-cell>
          <table:table-cell table:formula="of:=ROUND(([.F69]/[.G69])*100;2)" office:value-type="float" office:value="62.17" calcext:value-type="float">
            <text:p>62,17</text:p>
          </table:table-cell>
          <table:table-cell table:style-name="ce12" table:formula="of:=[.J69]" office:value-type="float" office:value="-13" calcext:value-type="float">
            <text:p>-13,0</text:p>
          </table:table-cell>
          <table:table-cell table:style-name="ce12" table:formula="of:=[.I69]" office:value-type="float" office:value="3.909471" calcext:value-type="float">
            <text:p>3,9</text:p>
          </table:table-cell>
          <table:table-cell table:formula="of:=[.U69]" office:value-type="float" office:value="3" calcext:value-type="float">
            <text:p>3</text:p>
          </table:table-cell>
          <table:table-cell table:formula="of:=[.V69]" office:value-type="float" office:value="300.000786" calcext:value-type="float">
            <text:p>300,000786</text:p>
          </table:table-cell>
          <table:table-cell table:formula="of:=ABS([.AE69]-CEILING([.AC69]))" office:value-type="float" office:value="16" calcext:value-type="float">
            <text:p>16</text:p>
          </table:table-cell>
          <table:table-cell table:formula="of:=CEILING([.E6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0.118902" calcext:value-type="float">
            <text:p>0,11890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99.96" calcext:value-type="float">
            <text:p>299,96</text:p>
          </table:table-cell>
          <table:table-cell office:value-type="float" office:value="3085242" calcext:value-type="float">
            <text:p>308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45" calcext:value-type="float">
            <text:p>300,000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0];&quot;-&quot;;[.C70];&quot;-&quot;;[.AH70];&quot;-&quot;;LEFT(RIGHT([.A70];6);1))" office:value-type="string" office:string-value="r4-150-4-1" calcext:value-type="string">
            <text:p>r4-150-4-1</text:p>
          </table:table-cell>
          <table:table-cell table:formula="of:=ROUND(([.F70]/[.G70])*100;2)" office:value-type="float" office:value="100" calcext:value-type="float">
            <text:p>100</text:p>
          </table:table-cell>
          <table:table-cell table:style-name="ce12" table:formula="of:=[.J70]" office:value-type="float" office:value="-1.5" calcext:value-type="float">
            <text:p>-1,5</text:p>
          </table:table-cell>
          <table:table-cell table:style-name="ce12" table:formula="of:=[.I70]" office:value-type="float" office:value="0.118902" calcext:value-type="float">
            <text:p>0,1</text:p>
          </table:table-cell>
          <table:table-cell table:formula="of:=[.U70]" office:value-type="float" office:value="2" calcext:value-type="float">
            <text:p>2</text:p>
          </table:table-cell>
          <table:table-cell table:formula="of:=[.V70]" office:value-type="float" office:value="300.00045" calcext:value-type="float">
            <text:p>300,00045</text:p>
          </table:table-cell>
          <table:table-cell table:formula="of:=ABS([.AE70]-CEILING([.AC70]))" office:value-type="float" office:value="3" calcext:value-type="float">
            <text:p>3</text:p>
          </table:table-cell>
          <table:table-cell table:formula="of:=CEILING([.E7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115298" calcext:value-type="float">
            <text:p>0,11529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99.96" calcext:value-type="float">
            <text:p>299,96</text:p>
          </table:table-cell>
          <table:table-cell office:value-type="float" office:value="3088850" calcext:value-type="float">
            <text:p>308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04" calcext:value-type="float">
            <text:p>300,00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1];&quot;-&quot;;[.C71];&quot;-&quot;;[.AH71];&quot;-&quot;;LEFT(RIGHT([.A71];6);1))" office:value-type="string" office:string-value="r4-150-4-2" calcext:value-type="string">
            <text:p>r4-150-4-2</text:p>
          </table:table-cell>
          <table:table-cell table:formula="of:=ROUND(([.F71]/[.G71])*100;2)" office:value-type="float" office:value="100" calcext:value-type="float">
            <text:p>100</text:p>
          </table:table-cell>
          <table:table-cell table:style-name="ce12" table:formula="of:=[.J71]" office:value-type="float" office:value="-1.5" calcext:value-type="float">
            <text:p>-1,5</text:p>
          </table:table-cell>
          <table:table-cell table:style-name="ce12" table:formula="of:=[.I71]" office:value-type="float" office:value="0.115298" calcext:value-type="float">
            <text:p>0,1</text:p>
          </table:table-cell>
          <table:table-cell table:formula="of:=[.U71]" office:value-type="float" office:value="2" calcext:value-type="float">
            <text:p>2</text:p>
          </table:table-cell>
          <table:table-cell table:formula="of:=[.V71]" office:value-type="float" office:value="300.00004" calcext:value-type="float">
            <text:p>300,00004</text:p>
          </table:table-cell>
          <table:table-cell table:formula="of:=ABS([.AE71]-CEILING([.AC71]))" office:value-type="float" office:value="3" calcext:value-type="float">
            <text:p>3</text:p>
          </table:table-cell>
          <table:table-cell table:formula="of:=CEILING([.E7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table:style-name="Default" office:value-type="float" office:value="0.337845" calcext:value-type="float">
            <text:p>0,337845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00.28" calcext:value-type="float">
            <text:p>300,28</text:p>
          </table:table-cell>
          <table:table-cell office:value-type="float" office:value="6218180" calcext:value-type="float">
            <text:p>6218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3471" calcext:value-type="float">
            <text:p>300,0034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2];&quot;-&quot;;[.C72];&quot;-&quot;;[.AH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99.88" calcext:value-type="float">
            <text:p>99,88</text:p>
          </table:table-cell>
          <table:table-cell table:style-name="ce12" table:formula="of:=[.J72]" office:value-type="float" office:value="-4.666667" calcext:value-type="float">
            <text:p>-4,7</text:p>
          </table:table-cell>
          <table:table-cell table:style-name="ce12" table:formula="of:=[.I72]" office:value-type="float" office:value="0.337845" calcext:value-type="float">
            <text:p>0,3</text:p>
          </table:table-cell>
          <table:table-cell table:formula="of:=[.U72]" office:value-type="float" office:value="4" calcext:value-type="float">
            <text:p>4</text:p>
          </table:table-cell>
          <table:table-cell table:formula="of:=[.V72]" office:value-type="float" office:value="300.003471" calcext:value-type="float">
            <text:p>300,003471</text:p>
          </table:table-cell>
          <table:table-cell table:formula="of:=ABS([.AE72]-CEILING([.AC72]))" office:value-type="float" office:value="8" calcext:value-type="float">
            <text:p>8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table:style-name="Default" office:value-type="float" office:value="0.316962" calcext:value-type="float">
            <text:p>0,31696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300.29" calcext:value-type="float">
            <text:p>300,29</text:p>
          </table:table-cell>
          <table:table-cell office:value-type="float" office:value="6211732" calcext:value-type="float">
            <text:p>6211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343" calcext:value-type="float">
            <text:p>300,0003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3];&quot;-&quot;;[.C73];&quot;-&quot;;[.AH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99.88" calcext:value-type="float">
            <text:p>99,88</text:p>
          </table:table-cell>
          <table:table-cell table:style-name="ce12" table:formula="of:=[.J73]" office:value-type="float" office:value="-4.666667" calcext:value-type="float">
            <text:p>-4,7</text:p>
          </table:table-cell>
          <table:table-cell table:style-name="ce12" table:formula="of:=[.I73]" office:value-type="float" office:value="0.316962" calcext:value-type="float">
            <text:p>0,3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300.000343" calcext:value-type="float">
            <text:p>300,000343</text:p>
          </table:table-cell>
          <table:table-cell table:formula="of:=ABS([.AE73]-CEILING([.AC73]))" office:value-type="float" office:value="7" calcext:value-type="float">
            <text:p>7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0.469113" calcext:value-type="float">
            <text:p>0,469113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300.46" calcext:value-type="float">
            <text:p>300,46</text:p>
          </table:table-cell>
          <table:table-cell office:value-type="float" office:value="8733344" calcext:value-type="float">
            <text:p>873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6381" calcext:value-type="float">
            <text:p>300,0063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4];&quot;-&quot;;[.C74];&quot;-&quot;;[.AH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80.78" calcext:value-type="float">
            <text:p>80,78</text:p>
          </table:table-cell>
          <table:table-cell table:style-name="ce12" table:formula="of:=[.J74]" office:value-type="float" office:value="-8.166667" calcext:value-type="float">
            <text:p>-8,2</text:p>
          </table:table-cell>
          <table:table-cell table:style-name="ce12" table:formula="of:=[.I74]" office:value-type="float" office:value="0.469113" calcext:value-type="float">
            <text:p>0,5</text:p>
          </table:table-cell>
          <table:table-cell table:formula="of:=[.U74]" office:value-type="float" office:value="4" calcext:value-type="float">
            <text:p>4</text:p>
          </table:table-cell>
          <table:table-cell table:formula="of:=[.V74]" office:value-type="float" office:value="300.006381" calcext:value-type="float">
            <text:p>300,006381</text:p>
          </table:table-cell>
          <table:table-cell table:formula="of:=ABS([.AE74]-CEILING([.AC74]))" office:value-type="float" office:value="12" calcext:value-type="float">
            <text:p>12</text:p>
          </table:table-cell>
          <table:table-cell table:formula="of:=CEILING([.E7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1023" calcext:value-type="float">
            <text:p>1023</text:p>
          </table:table-cell>
          <table:table-cell table:style-name="Default" office:value-type="float" office:value="0.472851" calcext:value-type="float">
            <text:p>0,472851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300.46" calcext:value-type="float">
            <text:p>300,46</text:p>
          </table:table-cell>
          <table:table-cell office:value-type="float" office:value="8703152" calcext:value-type="float">
            <text:p>8703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8127" calcext:value-type="float">
            <text:p>300,0081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5];&quot;-&quot;;[.C75];&quot;-&quot;;[.AH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80.78" calcext:value-type="float">
            <text:p>80,78</text:p>
          </table:table-cell>
          <table:table-cell table:style-name="ce12" table:formula="of:=[.J75]" office:value-type="float" office:value="-8.166667" calcext:value-type="float">
            <text:p>-8,2</text:p>
          </table:table-cell>
          <table:table-cell table:style-name="ce12" table:formula="of:=[.I75]" office:value-type="float" office:value="0.472851" calcext:value-type="float">
            <text:p>0,5</text:p>
          </table:table-cell>
          <table:table-cell table:formula="of:=[.U75]" office:value-type="float" office:value="4" calcext:value-type="float">
            <text:p>4</text:p>
          </table:table-cell>
          <table:table-cell table:formula="of:=[.V75]" office:value-type="float" office:value="300.008127" calcext:value-type="float">
            <text:p>300,008127</text:p>
          </table:table-cell>
          <table:table-cell table:formula="of:=ABS([.AE75]-CEILING([.AC75]))" office:value-type="float" office:value="12" calcext:value-type="float">
            <text:p>12</text:p>
          </table:table-cell>
          <table:table-cell table:formula="of:=CEILING([.E7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0.959539" calcext:value-type="float">
            <text:p>0,95953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,94</text:p>
          </table:table-cell>
          <table:table-cell office:value-type="float" office:value="300.96" calcext:value-type="float">
            <text:p>300,96</text:p>
          </table:table-cell>
          <table:table-cell office:value-type="float" office:value="11896269" calcext:value-type="float">
            <text:p>11896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26429" calcext:value-type="float">
            <text:p>300,0264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6];&quot;-&quot;;[.C76];&quot;-&quot;;[.AH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68.23" calcext:value-type="float">
            <text:p>68,23</text:p>
          </table:table-cell>
          <table:table-cell table:style-name="ce12" table:formula="of:=[.J76]" office:value-type="float" office:value="-11.166667" calcext:value-type="float">
            <text:p>-11,2</text:p>
          </table:table-cell>
          <table:table-cell table:style-name="ce12" table:formula="of:=[.I76]" office:value-type="float" office:value="0.959539" calcext:value-type="float">
            <text:p>1,0</text:p>
          </table:table-cell>
          <table:table-cell table:formula="of:=[.U76]" office:value-type="float" office:value="5" calcext:value-type="float">
            <text:p>5</text:p>
          </table:table-cell>
          <table:table-cell table:formula="of:=[.V76]" office:value-type="float" office:value="300.026429" calcext:value-type="float">
            <text:p>300,026429</text:p>
          </table:table-cell>
          <table:table-cell table:formula="of:=ABS([.AE76]-CEILING([.AC76]))" office:value-type="float" office:value="16" calcext:value-type="float">
            <text:p>16</text:p>
          </table:table-cell>
          <table:table-cell table:formula="of:=CEILING([.E7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940" calcext:value-type="float">
            <text:p>940</text:p>
          </table:table-cell>
          <table:table-cell table:style-name="Default" office:value-type="float" office:value="0.947986" calcext:value-type="float">
            <text:p>0,94798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,93</text:p>
          </table:table-cell>
          <table:table-cell office:value-type="float" office:value="300.94" calcext:value-type="float">
            <text:p>300,94</text:p>
          </table:table-cell>
          <table:table-cell office:value-type="float" office:value="11947861" calcext:value-type="float">
            <text:p>11947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302" calcext:value-type="float">
            <text:p>300,0003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7];&quot;-&quot;;[.C77];&quot;-&quot;;[.AH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68.23" calcext:value-type="float">
            <text:p>68,23</text:p>
          </table:table-cell>
          <table:table-cell table:style-name="ce12" table:formula="of:=[.J77]" office:value-type="float" office:value="-11.166667" calcext:value-type="float">
            <text:p>-11,2</text:p>
          </table:table-cell>
          <table:table-cell table:style-name="ce12" table:formula="of:=[.I77]" office:value-type="float" office:value="0.947986" calcext:value-type="float">
            <text:p>0,9</text:p>
          </table:table-cell>
          <table:table-cell table:formula="of:=[.U77]" office:value-type="float" office:value="4" calcext:value-type="float">
            <text:p>4</text:p>
          </table:table-cell>
          <table:table-cell table:formula="of:=[.V77]" office:value-type="float" office:value="300.000302" calcext:value-type="float">
            <text:p>300,000302</text:p>
          </table:table-cell>
          <table:table-cell table:formula="of:=ABS([.AE77]-CEILING([.AC77]))" office:value-type="float" office:value="15" calcext:value-type="float">
            <text:p>15</text:p>
          </table:table-cell>
          <table:table-cell table:formula="of:=CEILING([.E7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58" calcext:value-type="float">
            <text:p>958</text:p>
          </table:table-cell>
          <table:table-cell office:value-type="float" office:value="1674" calcext:value-type="float">
            <text:p>1674</text:p>
          </table:table-cell>
          <table:table-cell office:value-type="float" office:value="905" calcext:value-type="float">
            <text:p>905</text:p>
          </table:table-cell>
          <table:table-cell table:style-name="Default" office:value-type="float" office:value="6.965383" calcext:value-type="float">
            <text:p>6,965383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5" calcext:value-type="float">
            <text:p>6,95</text:p>
          </table:table-cell>
          <table:table-cell office:value-type="float" office:value="306.97" calcext:value-type="float">
            <text:p>306,97</text:p>
          </table:table-cell>
          <table:table-cell office:value-type="float" office:value="17510394" calcext:value-type="float">
            <text:p>1751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18491" calcext:value-type="float">
            <text:p>300,0184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8];&quot;-&quot;;[.C78];&quot;-&quot;;[.AH78];&quot;-&quot;;LEFT(RIGHT([.A78];6);1))" office:value-type="string" office:string-value="r4-200-24-1" calcext:value-type="string">
            <text:p>r4-200-24-1</text:p>
          </table:table-cell>
          <table:table-cell table:formula="of:=ROUND(([.F78]/[.G78])*100;2)" office:value-type="float" office:value="57.23" calcext:value-type="float">
            <text:p>57,23</text:p>
          </table:table-cell>
          <table:table-cell table:style-name="ce12" table:formula="of:=[.J78]" office:value-type="float" office:value="-13" calcext:value-type="float">
            <text:p>-13,0</text:p>
          </table:table-cell>
          <table:table-cell table:style-name="ce12" table:formula="of:=[.I78]" office:value-type="float" office:value="6.965383" calcext:value-type="float">
            <text:p>7,0</text:p>
          </table:table-cell>
          <table:table-cell table:formula="of:=[.U78]" office:value-type="float" office:value="4" calcext:value-type="float">
            <text:p>4</text:p>
          </table:table-cell>
          <table:table-cell table:formula="of:=[.V78]" office:value-type="float" office:value="300.018491" calcext:value-type="float">
            <text:p>300,018491</text:p>
          </table:table-cell>
          <table:table-cell table:formula="of:=ABS([.AE78]-CEILING([.AC78]))" office:value-type="float" office:value="17" calcext:value-type="float">
            <text:p>17</text:p>
          </table:table-cell>
          <table:table-cell table:formula="of:=CEILING([.E7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674" calcext:value-type="float">
            <text:p>1674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7.215073" calcext:value-type="float">
            <text:p>7,215073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307.22" calcext:value-type="float">
            <text:p>307,22</text:p>
          </table:table-cell>
          <table:table-cell office:value-type="float" office:value="17565482" calcext:value-type="float">
            <text:p>17565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16024" calcext:value-type="float">
            <text:p>300,0160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9];&quot;-&quot;;[.C79];&quot;-&quot;;[.AH79];&quot;-&quot;;LEFT(RIGHT([.A79];6);1))" office:value-type="string" office:string-value="r4-200-24-2" calcext:value-type="string">
            <text:p>r4-200-24-2</text:p>
          </table:table-cell>
          <table:table-cell table:formula="of:=ROUND(([.F79]/[.G79])*100;2)" office:value-type="float" office:value="58.18" calcext:value-type="float">
            <text:p>58,18</text:p>
          </table:table-cell>
          <table:table-cell table:style-name="ce12" table:formula="of:=[.J79]" office:value-type="float" office:value="-13" calcext:value-type="float">
            <text:p>-13,0</text:p>
          </table:table-cell>
          <table:table-cell table:style-name="ce12" table:formula="of:=[.I79]" office:value-type="float" office:value="7.215073" calcext:value-type="float">
            <text:p>7,2</text:p>
          </table:table-cell>
          <table:table-cell table:formula="of:=[.U79]" office:value-type="float" office:value="4" calcext:value-type="float">
            <text:p>4</text:p>
          </table:table-cell>
          <table:table-cell table:formula="of:=[.V79]" office:value-type="float" office:value="300.016024" calcext:value-type="float">
            <text:p>300,016024</text:p>
          </table:table-cell>
          <table:table-cell table:formula="of:=ABS([.AE79]-CEILING([.AC79]))" office:value-type="float" office:value="17" calcext:value-type="float">
            <text:p>17</text:p>
          </table:table-cell>
          <table:table-cell table:formula="of:=CEILING([.E7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0.190674" calcext:value-type="float">
            <text:p>0,19067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05" calcext:value-type="float">
            <text:p>300,05</text:p>
          </table:table-cell>
          <table:table-cell office:value-type="float" office:value="4053889" calcext:value-type="float">
            <text:p>405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124" calcext:value-type="float">
            <text:p>300,0001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0];&quot;-&quot;;[.C80];&quot;-&quot;;[.AH80];&quot;-&quot;;LEFT(RIGHT([.A80];6);1))" office:value-type="string" office:string-value="r4-200-4-1" calcext:value-type="string">
            <text:p>r4-200-4-1</text:p>
          </table:table-cell>
          <table:table-cell table:formula="of:=ROUND(([.F80]/[.G80])*100;2)" office:value-type="float" office:value="100" calcext:value-type="float">
            <text:p>100</text:p>
          </table:table-cell>
          <table:table-cell table:style-name="ce12" table:formula="of:=[.J80]" office:value-type="float" office:value="-1.5" calcext:value-type="float">
            <text:p>-1,5</text:p>
          </table:table-cell>
          <table:table-cell table:style-name="ce12" table:formula="of:=[.I80]" office:value-type="float" office:value="0.190674" calcext:value-type="float">
            <text:p>0,2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300.000124" calcext:value-type="float">
            <text:p>300,000124</text:p>
          </table:table-cell>
          <table:table-cell table:formula="of:=ABS([.AE80]-CEILING([.AC80]))" office:value-type="float" office:value="4" calcext:value-type="float">
            <text:p>4</text:p>
          </table:table-cell>
          <table:table-cell table:formula="of:=CEILING([.E8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table:style-name="Default" office:value-type="float" office:value="0.185783" calcext:value-type="float">
            <text:p>0,18578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06" calcext:value-type="float">
            <text:p>300,06</text:p>
          </table:table-cell>
          <table:table-cell office:value-type="float" office:value="4051329" calcext:value-type="float">
            <text:p>405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65" calcext:value-type="float">
            <text:p>300,0006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1];&quot;-&quot;;[.C81];&quot;-&quot;;[.AH81];&quot;-&quot;;LEFT(RIGHT([.A81];6);1))" office:value-type="string" office:string-value="r4-200-4-2" calcext:value-type="string">
            <text:p>r4-200-4-2</text:p>
          </table:table-cell>
          <table:table-cell table:formula="of:=ROUND(([.F81]/[.G81])*100;2)" office:value-type="float" office:value="100" calcext:value-type="float">
            <text:p>100</text:p>
          </table:table-cell>
          <table:table-cell table:style-name="ce12" table:formula="of:=[.J81]" office:value-type="float" office:value="-1.5" calcext:value-type="float">
            <text:p>-1,5</text:p>
          </table:table-cell>
          <table:table-cell table:style-name="ce12" table:formula="of:=[.I81]" office:value-type="float" office:value="0.185783" calcext:value-type="float">
            <text:p>0,2</text:p>
          </table:table-cell>
          <table:table-cell table:formula="of:=[.U81]" office:value-type="float" office:value="2" calcext:value-type="float">
            <text:p>2</text:p>
          </table:table-cell>
          <table:table-cell table:formula="of:=[.V81]" office:value-type="float" office:value="300.000665" calcext:value-type="float">
            <text:p>300,000665</text:p>
          </table:table-cell>
          <table:table-cell table:formula="of:=ABS([.AE81]-CEILING([.AC81]))" office:value-type="float" office:value="3" calcext:value-type="float">
            <text:p>3</text:p>
          </table:table-cell>
          <table:table-cell table:formula="of:=CEILING([.E8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table:style-name="Default" office:value-type="float" office:value="0.423308" calcext:value-type="float">
            <text:p>0,423308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300.4" calcext:value-type="float">
            <text:p>300,4</text:p>
          </table:table-cell>
          <table:table-cell office:value-type="float" office:value="7680645" calcext:value-type="float">
            <text:p>7680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661" calcext:value-type="float">
            <text:p>300,0006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2];&quot;-&quot;;[.C82];&quot;-&quot;;[.AH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99.9" calcext:value-type="float">
            <text:p>99,9</text:p>
          </table:table-cell>
          <table:table-cell table:style-name="ce12" table:formula="of:=[.J82]" office:value-type="float" office:value="-4.666667" calcext:value-type="float">
            <text:p>-4,7</text:p>
          </table:table-cell>
          <table:table-cell table:style-name="ce12" table:formula="of:=[.I82]" office:value-type="float" office:value="0.423308" calcext:value-type="float">
            <text:p>0,4</text:p>
          </table:table-cell>
          <table:table-cell table:formula="of:=[.U82]" office:value-type="float" office:value="3" calcext:value-type="float">
            <text:p>3</text:p>
          </table:table-cell>
          <table:table-cell table:formula="of:=[.V82]" office:value-type="float" office:value="300.000661" calcext:value-type="float">
            <text:p>300,000661</text:p>
          </table:table-cell>
          <table:table-cell table:formula="of:=ABS([.AE82]-CEILING([.AC82]))" office:value-type="float" office:value="7" calcext:value-type="float">
            <text:p>7</text:p>
          </table:table-cell>
          <table:table-cell table:formula="of:=CEILING([.E8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519973" calcext:value-type="float">
            <text:p>0,51997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300.51" calcext:value-type="float">
            <text:p>300,51</text:p>
          </table:table-cell>
          <table:table-cell office:value-type="float" office:value="7686453" calcext:value-type="float">
            <text:p>7686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4171" calcext:value-type="float">
            <text:p>300,0041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3];&quot;-&quot;;[.C83];&quot;-&quot;;[.AH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99.9" calcext:value-type="float">
            <text:p>99,9</text:p>
          </table:table-cell>
          <table:table-cell table:style-name="ce12" table:formula="of:=[.J83]" office:value-type="float" office:value="-4.666667" calcext:value-type="float">
            <text:p>-4,7</text:p>
          </table:table-cell>
          <table:table-cell table:style-name="ce12" table:formula="of:=[.I83]" office:value-type="float" office:value="0.519973" calcext:value-type="float">
            <text:p>0,5</text:p>
          </table:table-cell>
          <table:table-cell table:formula="of:=[.U83]" office:value-type="float" office:value="3" calcext:value-type="float">
            <text:p>3</text:p>
          </table:table-cell>
          <table:table-cell table:formula="of:=[.V83]" office:value-type="float" office:value="300.004171" calcext:value-type="float">
            <text:p>300,004171</text:p>
          </table:table-cell>
          <table:table-cell table:formula="of:=ABS([.AE83]-CEILING([.AC83]))" office:value-type="float" office:value="7" calcext:value-type="float">
            <text:p>7</text:p>
          </table:table-cell>
          <table:table-cell table:formula="of:=CEILING([.E8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6325" calcext:value-type="float">
            <text:p>0,632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,62</text:p>
          </table:table-cell>
          <table:table-cell office:value-type="float" office:value="300.62" calcext:value-type="float">
            <text:p>300,62</text:p>
          </table:table-cell>
          <table:table-cell office:value-type="float" office:value="10842880" calcext:value-type="float">
            <text:p>10842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7894" calcext:value-type="float">
            <text:p>300,0078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4];&quot;-&quot;;[.C84];&quot;-&quot;;[.AH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80.63" calcext:value-type="float">
            <text:p>80,63</text:p>
          </table:table-cell>
          <table:table-cell table:style-name="ce12" table:formula="of:=[.J84]" office:value-type="float" office:value="-8.166667" calcext:value-type="float">
            <text:p>-8,2</text:p>
          </table:table-cell>
          <table:table-cell table:style-name="ce12" table:formula="of:=[.I84]" office:value-type="float" office:value="0.6325" calcext:value-type="float">
            <text:p>0,6</text:p>
          </table:table-cell>
          <table:table-cell table:formula="of:=[.U84]" office:value-type="float" office:value="4" calcext:value-type="float">
            <text:p>4</text:p>
          </table:table-cell>
          <table:table-cell table:formula="of:=[.V84]" office:value-type="float" office:value="300.007894" calcext:value-type="float">
            <text:p>300,007894</text:p>
          </table:table-cell>
          <table:table-cell table:formula="of:=ABS([.AE84]-CEILING([.AC84]))" office:value-type="float" office:value="12" calcext:value-type="float">
            <text:p>12</text:p>
          </table:table-cell>
          <table:table-cell table:formula="of:=CEILING([.E8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65" calcext:value-type="float">
            <text:p>1065</text:p>
          </table:table-cell>
          <table:table-cell table:style-name="Default" office:value-type="float" office:value="0.63097" calcext:value-type="float">
            <text:p>0,6309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300.61" calcext:value-type="float">
            <text:p>300,61</text:p>
          </table:table-cell>
          <table:table-cell office:value-type="float" office:value="10847728" calcext:value-type="float">
            <text:p>1084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9181" calcext:value-type="float">
            <text:p>300,0091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5];&quot;-&quot;;[.C85];&quot;-&quot;;[.AH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80.63" calcext:value-type="float">
            <text:p>80,63</text:p>
          </table:table-cell>
          <table:table-cell table:style-name="ce12" table:formula="of:=[.J85]" office:value-type="float" office:value="-8.166667" calcext:value-type="float">
            <text:p>-8,2</text:p>
          </table:table-cell>
          <table:table-cell table:style-name="ce12" table:formula="of:=[.I85]" office:value-type="float" office:value="0.63097" calcext:value-type="float">
            <text:p>0,6</text:p>
          </table:table-cell>
          <table:table-cell table:formula="of:=[.U85]" office:value-type="float" office:value="4" calcext:value-type="float">
            <text:p>4</text:p>
          </table:table-cell>
          <table:table-cell table:formula="of:=[.V85]" office:value-type="float" office:value="300.009181" calcext:value-type="float">
            <text:p>300,009181</text:p>
          </table:table-cell>
          <table:table-cell table:formula="of:=ABS([.AE85]-CEILING([.AC85]))" office:value-type="float" office:value="12" calcext:value-type="float">
            <text:p>12</text:p>
          </table:table-cell>
          <table:table-cell table:formula="of:=CEILING([.E8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080" calcext:value-type="float">
            <text:p>1080</text:p>
          </table:table-cell>
          <table:table-cell table:style-name="Default" office:value-type="float" office:value="1.199196" calcext:value-type="float">
            <text:p>1,19919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301.2" calcext:value-type="float">
            <text:p>301,2</text:p>
          </table:table-cell>
          <table:table-cell office:value-type="float" office:value="14899872" calcext:value-type="float">
            <text:p>14899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16461" calcext:value-type="float">
            <text:p>300,0164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6];&quot;-&quot;;[.C86];&quot;-&quot;;[.AH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67.93" calcext:value-type="float">
            <text:p>67,93</text:p>
          </table:table-cell>
          <table:table-cell table:style-name="ce12" table:formula="of:=[.J86]" office:value-type="float" office:value="-11.166667" calcext:value-type="float">
            <text:p>-11,2</text:p>
          </table:table-cell>
          <table:table-cell table:style-name="ce12" table:formula="of:=[.I86]" office:value-type="float" office:value="1.199196" calcext:value-type="float">
            <text:p>1,2</text:p>
          </table:table-cell>
          <table:table-cell table:formula="of:=[.U86]" office:value-type="float" office:value="5" calcext:value-type="float">
            <text:p>5</text:p>
          </table:table-cell>
          <table:table-cell table:formula="of:=[.V86]" office:value-type="float" office:value="300.016461" calcext:value-type="float">
            <text:p>300,016461</text:p>
          </table:table-cell>
          <table:table-cell table:formula="of:=ABS([.AE86]-CEILING([.AC86]))" office:value-type="float" office:value="16" calcext:value-type="float">
            <text:p>16</text:p>
          </table:table-cell>
          <table:table-cell table:formula="of:=CEILING([.E8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176802" calcext:value-type="float">
            <text:p>1,176802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301.16" calcext:value-type="float">
            <text:p>301,16</text:p>
          </table:table-cell>
          <table:table-cell office:value-type="float" office:value="14837096" calcext:value-type="float">
            <text:p>1483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4425" calcext:value-type="float">
            <text:p>300,0044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7];&quot;-&quot;;[.C87];&quot;-&quot;;[.AH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67.93" calcext:value-type="float">
            <text:p>67,93</text:p>
          </table:table-cell>
          <table:table-cell table:style-name="ce12" table:formula="of:=[.J87]" office:value-type="float" office:value="-11.166667" calcext:value-type="float">
            <text:p>-11,2</text:p>
          </table:table-cell>
          <table:table-cell table:style-name="ce12" table:formula="of:=[.I87]" office:value-type="float" office:value="1.176802" calcext:value-type="float">
            <text:p>1,2</text:p>
          </table:table-cell>
          <table:table-cell table:formula="of:=[.U87]" office:value-type="float" office:value="4" calcext:value-type="float">
            <text:p>4</text:p>
          </table:table-cell>
          <table:table-cell table:formula="of:=[.V87]" office:value-type="float" office:value="300.004425" calcext:value-type="float">
            <text:p>300,004425</text:p>
          </table:table-cell>
          <table:table-cell table:formula="of:=ABS([.AE87]-CEILING([.AC87]))" office:value-type="float" office:value="15" calcext:value-type="float">
            <text:p>15</text:p>
          </table:table-cell>
          <table:table-cell table:formula="of:=CEILING([.E8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float" office:value="2074" calcext:value-type="float">
            <text:p>2074</text:p>
          </table:table-cell>
          <table:table-cell office:value-type="float" office:value="1121" calcext:value-type="float">
            <text:p>1121</text:p>
          </table:table-cell>
          <table:table-cell table:style-name="Default" office:value-type="float" office:value="13.778892" calcext:value-type="float">
            <text:p>13,77889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5" calcext:value-type="float">
            <text:p>13,75</text:p>
          </table:table-cell>
          <table:table-cell office:value-type="float" office:value="313.78" calcext:value-type="float">
            <text:p>313,78</text:p>
          </table:table-cell>
          <table:table-cell office:value-type="float" office:value="21658140" calcext:value-type="float">
            <text:p>21658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20372" calcext:value-type="float">
            <text:p>300,0203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8];&quot;-&quot;;[.C88];&quot;-&quot;;[.AH88];&quot;-&quot;;LEFT(RIGHT([.A88];6);1))" office:value-type="string" office:string-value="r4-250-24-1" calcext:value-type="string">
            <text:p>r4-250-24-1</text:p>
          </table:table-cell>
          <table:table-cell table:formula="of:=ROUND(([.F88]/[.G88])*100;2)" office:value-type="float" office:value="57.28" calcext:value-type="float">
            <text:p>57,28</text:p>
          </table:table-cell>
          <table:table-cell table:style-name="ce12" table:formula="of:=[.J88]" office:value-type="float" office:value="-13" calcext:value-type="float">
            <text:p>-13,0</text:p>
          </table:table-cell>
          <table:table-cell table:style-name="ce12" table:formula="of:=[.I88]" office:value-type="float" office:value="13.778892" calcext:value-type="float">
            <text:p>13,8</text:p>
          </table:table-cell>
          <table:table-cell table:formula="of:=[.U88]" office:value-type="float" office:value="4" calcext:value-type="float">
            <text:p>4</text:p>
          </table:table-cell>
          <table:table-cell table:formula="of:=[.V88]" office:value-type="float" office:value="300.020372" calcext:value-type="float">
            <text:p>300,020372</text:p>
          </table:table-cell>
          <table:table-cell table:formula="of:=ABS([.AE88]-CEILING([.AC88]))" office:value-type="float" office:value="17" calcext:value-type="float">
            <text:p>17</text:p>
          </table:table-cell>
          <table:table-cell table:formula="of:=CEILING([.E8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393" calcext:value-type="float">
            <text:p>1393</text:p>
          </table:table-cell>
          <table:table-cell office:value-type="float" office:value="2074" calcext:value-type="float">
            <text:p>2074</text:p>
          </table:table-cell>
          <table:table-cell office:value-type="float" office:value="1617" calcext:value-type="float">
            <text:p>1617</text:p>
          </table:table-cell>
          <table:table-cell table:style-name="Default" office:value-type="float" office:value="8.112111" calcext:value-type="float">
            <text:p>8,11211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8" calcext:value-type="float">
            <text:p>8,08</text:p>
          </table:table-cell>
          <table:table-cell office:value-type="float" office:value="308.11" calcext:value-type="float">
            <text:p>308,11</text:p>
          </table:table-cell>
          <table:table-cell office:value-type="float" office:value="21736588" calcext:value-type="float">
            <text:p>21736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18863" calcext:value-type="float">
            <text:p>300,0188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9];&quot;-&quot;;[.C89];&quot;-&quot;;[.AH89];&quot;-&quot;;LEFT(RIGHT([.A89];6);1))" office:value-type="string" office:string-value="r4-250-24-2" calcext:value-type="string">
            <text:p>r4-250-24-2</text:p>
          </table:table-cell>
          <table:table-cell table:formula="of:=ROUND(([.F89]/[.G89])*100;2)" office:value-type="float" office:value="67.16" calcext:value-type="float">
            <text:p>67,16</text:p>
          </table:table-cell>
          <table:table-cell table:style-name="ce12" table:formula="of:=[.J89]" office:value-type="float" office:value="-13" calcext:value-type="float">
            <text:p>-13,0</text:p>
          </table:table-cell>
          <table:table-cell table:style-name="ce12" table:formula="of:=[.I89]" office:value-type="float" office:value="8.112111" calcext:value-type="float">
            <text:p>8,1</text:p>
          </table:table-cell>
          <table:table-cell table:formula="of:=[.U89]" office:value-type="float" office:value="4" calcext:value-type="float">
            <text:p>4</text:p>
          </table:table-cell>
          <table:table-cell table:formula="of:=[.V89]" office:value-type="float" office:value="300.018863" calcext:value-type="float">
            <text:p>300,018863</text:p>
          </table:table-cell>
          <table:table-cell table:formula="of:=ABS([.AE89]-CEILING([.AC89]))" office:value-type="float" office:value="17" calcext:value-type="float">
            <text:p>17</text:p>
          </table:table-cell>
          <table:table-cell table:formula="of:=CEILING([.E8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table:style-name="Default" office:value-type="float" office:value="0.243655" calcext:value-type="float">
            <text:p>0,24365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00.19" calcext:value-type="float">
            <text:p>300,19</text:p>
          </table:table-cell>
          <table:table-cell office:value-type="float" office:value="4994206" calcext:value-type="float">
            <text:p>499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84" calcext:value-type="float">
            <text:p>300,0006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0];&quot;-&quot;;[.C90];&quot;-&quot;;[.AH90];&quot;-&quot;;LEFT(RIGHT([.A90];6);1))" office:value-type="string" office:string-value="r4-250-4-1" calcext:value-type="string">
            <text:p>r4-250-4-1</text:p>
          </table:table-cell>
          <table:table-cell table:formula="of:=ROUND(([.F90]/[.G90])*100;2)" office:value-type="float" office:value="100" calcext:value-type="float">
            <text:p>100</text:p>
          </table:table-cell>
          <table:table-cell table:style-name="ce12" table:formula="of:=[.J90]" office:value-type="float" office:value="-1.5" calcext:value-type="float">
            <text:p>-1,5</text:p>
          </table:table-cell>
          <table:table-cell table:style-name="ce12" table:formula="of:=[.I90]" office:value-type="float" office:value="0.243655" calcext:value-type="float">
            <text:p>0,2</text:p>
          </table:table-cell>
          <table:table-cell table:formula="of:=[.U90]" office:value-type="float" office:value="2" calcext:value-type="float">
            <text:p>2</text:p>
          </table:table-cell>
          <table:table-cell table:formula="of:=[.V90]" office:value-type="float" office:value="300.000684" calcext:value-type="float">
            <text:p>300,000684</text:p>
          </table:table-cell>
          <table:table-cell table:formula="of:=ABS([.AE90]-CEILING([.AC90]))" office:value-type="float" office:value="3" calcext:value-type="float">
            <text:p>3</text:p>
          </table:table-cell>
          <table:table-cell table:formula="of:=CEILING([.E9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71" calcext:value-type="float">
            <text:p>771</text:p>
          </table:table-cell>
          <table:table-cell table:style-name="Default" office:value-type="float" office:value="0.252358" calcext:value-type="float">
            <text:p>0,25235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14" calcext:value-type="float">
            <text:p>300,14</text:p>
          </table:table-cell>
          <table:table-cell office:value-type="float" office:value="4992942" calcext:value-type="float">
            <text:p>499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05" calcext:value-type="float">
            <text:p>300,0006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1];&quot;-&quot;;[.C91];&quot;-&quot;;[.AH91];&quot;-&quot;;LEFT(RIGHT([.A91];6);1))" office:value-type="string" office:string-value="r4-250-4-2" calcext:value-type="string">
            <text:p>r4-250-4-2</text:p>
          </table:table-cell>
          <table:table-cell table:formula="of:=ROUND(([.F91]/[.G91])*100;2)" office:value-type="float" office:value="100" calcext:value-type="float">
            <text:p>100</text:p>
          </table:table-cell>
          <table:table-cell table:style-name="ce12" table:formula="of:=[.J91]" office:value-type="float" office:value="-1.5" calcext:value-type="float">
            <text:p>-1,5</text:p>
          </table:table-cell>
          <table:table-cell table:style-name="ce12" table:formula="of:=[.I91]" office:value-type="float" office:value="0.252358" calcext:value-type="float">
            <text:p>0,3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300.000605" calcext:value-type="float">
            <text:p>300,000605</text:p>
          </table:table-cell>
          <table:table-cell table:formula="of:=ABS([.AE91]-CEILING([.AC91]))" office:value-type="float" office:value="3" calcext:value-type="float">
            <text:p>3</text:p>
          </table:table-cell>
          <table:table-cell table:formula="of:=CEILING([.E9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  <table:table-cell table:style-name="Default" office:value-type="float" office:value="0.064464" calcext:value-type="float">
            <text:p>0,064464</text:p>
          </table:table-cell>
          <table:table-cell table:style-name="Default" office:value-type="float" office:value="-4.695122" calcext:value-type="float">
            <text:p>-4,6951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95122" calcext:value-type="float">
            <text:p>-4,695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2" calcext:value-type="float">
            <text:p>300,02</text:p>
          </table:table-cell>
          <table:table-cell office:value-type="float" office:value="1755639" calcext:value-type="float">
            <text:p>1755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549" calcext:value-type="float">
            <text:p>300,0005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2];&quot;-&quot;;[.C92];&quot;-&quot;;[.AH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99.57" calcext:value-type="float">
            <text:p>99,57</text:p>
          </table:table-cell>
          <table:table-cell table:style-name="ce12" table:formula="of:=[.J92]" office:value-type="float" office:value="-4.695122" calcext:value-type="float">
            <text:p>-4,7</text:p>
          </table:table-cell>
          <table:table-cell table:style-name="ce12" table:formula="of:=[.I92]" office:value-type="float" office:value="0.064464" calcext:value-type="float">
            <text:p>0,1</text:p>
          </table:table-cell>
          <table:table-cell table:formula="of:=[.U92]" office:value-type="float" office:value="2" calcext:value-type="float">
            <text:p>2</text:p>
          </table:table-cell>
          <table:table-cell table:formula="of:=[.V92]" office:value-type="float" office:value="300.000549" calcext:value-type="float">
            <text:p>300,000549</text:p>
          </table:table-cell>
          <table:table-cell table:formula="of:=ABS([.AE92]-CEILING([.AC92]))" office:value-type="float" office:value="6" calcext:value-type="float">
            <text:p>6</text:p>
          </table:table-cell>
          <table:table-cell table:formula="of:=CEILING([.E9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0.065835" calcext:value-type="float">
            <text:p>0,065835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 office:value-type="float" office:value="1758663" calcext:value-type="float">
            <text:p>1758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887" calcext:value-type="float">
            <text:p>300,0008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3];&quot;-&quot;;[.C93];&quot;-&quot;;[.AH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99.57" calcext:value-type="float">
            <text:p>99,57</text:p>
          </table:table-cell>
          <table:table-cell table:style-name="ce12" table:formula="of:=[.J93]" office:value-type="float" office:value="-4.666667" calcext:value-type="float">
            <text:p>-4,7</text:p>
          </table:table-cell>
          <table:table-cell table:style-name="ce12" table:formula="of:=[.I93]" office:value-type="float" office:value="0.065835" calcext:value-type="float">
            <text:p>0,1</text:p>
          </table:table-cell>
          <table:table-cell table:formula="of:=[.U93]" office:value-type="float" office:value="2" calcext:value-type="float">
            <text:p>2</text:p>
          </table:table-cell>
          <table:table-cell table:formula="of:=[.V93]" office:value-type="float" office:value="300.000887" calcext:value-type="float">
            <text:p>300,000887</text:p>
          </table:table-cell>
          <table:table-cell table:formula="of:=ABS([.AE93]-CEILING([.AC93]))" office:value-type="float" office:value="6" calcext:value-type="float">
            <text:p>6</text:p>
          </table:table-cell>
          <table:table-cell table:formula="of:=CEILING([.E9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13206" calcext:value-type="float">
            <text:p>0,113206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08" calcext:value-type="float">
            <text:p>300,08</text:p>
          </table:table-cell>
          <table:table-cell office:value-type="float" office:value="2418530" calcext:value-type="float">
            <text:p>241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2519" calcext:value-type="float">
            <text:p>300,0025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4];&quot;-&quot;;[.C94];&quot;-&quot;;[.AH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83.11" calcext:value-type="float">
            <text:p>83,11</text:p>
          </table:table-cell>
          <table:table-cell table:style-name="ce12" table:formula="of:=[.J94]" office:value-type="float" office:value="-8.166667" calcext:value-type="float">
            <text:p>-8,2</text:p>
          </table:table-cell>
          <table:table-cell table:style-name="ce12" table:formula="of:=[.I94]" office:value-type="float" office:value="0.113206" calcext:value-type="float">
            <text:p>0,1</text:p>
          </table:table-cell>
          <table:table-cell table:formula="of:=[.U94]" office:value-type="float" office:value="3" calcext:value-type="float">
            <text:p>3</text:p>
          </table:table-cell>
          <table:table-cell table:formula="of:=[.V94]" office:value-type="float" office:value="300.002519" calcext:value-type="float">
            <text:p>300,002519</text:p>
          </table:table-cell>
          <table:table-cell table:formula="of:=ABS([.AE94]-CEILING([.AC94]))" office:value-type="float" office:value="11" calcext:value-type="float">
            <text:p>11</text:p>
          </table:table-cell>
          <table:table-cell table:formula="of:=CEILING([.E9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table:style-name="Default" office:value-type="float" office:value="0.353921" calcext:value-type="float">
            <text:p>0,35392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300.31" calcext:value-type="float">
            <text:p>300,31</text:p>
          </table:table-cell>
          <table:table-cell office:value-type="float" office:value="2476794" calcext:value-type="float">
            <text:p>2476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46" calcext:value-type="float">
            <text:p>300,0001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5];&quot;-&quot;;[.C95];&quot;-&quot;;[.AH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95.95" calcext:value-type="float">
            <text:p>95,95</text:p>
          </table:table-cell>
          <table:table-cell table:style-name="ce12" table:formula="of:=[.J95]" office:value-type="float" office:value="-8" calcext:value-type="float">
            <text:p>-8,0</text:p>
          </table:table-cell>
          <table:table-cell table:style-name="ce12" table:formula="of:=[.I95]" office:value-type="float" office:value="0.353921" calcext:value-type="float">
            <text:p>0,4</text:p>
          </table:table-cell>
          <table:table-cell table:formula="of:=[.U95]" office:value-type="float" office:value="1" calcext:value-type="float">
            <text:p>1</text:p>
          </table:table-cell>
          <table:table-cell table:formula="of:=[.V95]" office:value-type="float" office:value="300.000146" calcext:value-type="float">
            <text:p>300,000146</text:p>
          </table:table-cell>
          <table:table-cell table:formula="of:=ABS([.AE95]-CEILING([.AC95]))" office:value-type="float" office:value="9" calcext:value-type="float">
            <text:p>9</text:p>
          </table:table-cell>
          <table:table-cell table:formula="of:=CEILING([.E9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0.175736" calcext:value-type="float">
            <text:p>0,17573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17" calcext:value-type="float">
            <text:p>300,17</text:p>
          </table:table-cell>
          <table:table-cell office:value-type="float" office:value="3245563" calcext:value-type="float">
            <text:p>3245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4428" calcext:value-type="float">
            <text:p>300,0044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6];&quot;-&quot;;[.C96];&quot;-&quot;;[.AH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72.1" calcext:value-type="float">
            <text:p>72,1</text:p>
          </table:table-cell>
          <table:table-cell table:style-name="ce12" table:formula="of:=[.J96]" office:value-type="float" office:value="-11.166667" calcext:value-type="float">
            <text:p>-11,2</text:p>
          </table:table-cell>
          <table:table-cell table:style-name="ce12" table:formula="of:=[.I96]" office:value-type="float" office:value="0.175736" calcext:value-type="float">
            <text:p>0,2</text:p>
          </table:table-cell>
          <table:table-cell table:formula="of:=[.U96]" office:value-type="float" office:value="4" calcext:value-type="float">
            <text:p>4</text:p>
          </table:table-cell>
          <table:table-cell table:formula="of:=[.V96]" office:value-type="float" office:value="300.004428" calcext:value-type="float">
            <text:p>300,004428</text:p>
          </table:table-cell>
          <table:table-cell table:formula="of:=ABS([.AE96]-CEILING([.AC96]))" office:value-type="float" office:value="15" calcext:value-type="float">
            <text:p>15</text:p>
          </table:table-cell>
          <table:table-cell table:formula="of:=CEILING([.E9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0.345042" calcext:value-type="float">
            <text:p>0,345042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00.32" calcext:value-type="float">
            <text:p>300,32</text:p>
          </table:table-cell>
          <table:table-cell office:value-type="float" office:value="3260323" calcext:value-type="float">
            <text:p>3260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859" calcext:value-type="float">
            <text:p>300,00085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7];&quot;-&quot;;[.C97];&quot;-&quot;;[.AH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72.1" calcext:value-type="float">
            <text:p>72,1</text:p>
          </table:table-cell>
          <table:table-cell table:style-name="ce12" table:formula="of:=[.J97]" office:value-type="float" office:value="-11.166667" calcext:value-type="float">
            <text:p>-11,2</text:p>
          </table:table-cell>
          <table:table-cell table:style-name="ce12" table:formula="of:=[.I97]" office:value-type="float" office:value="0.345042" calcext:value-type="float">
            <text:p>0,3</text:p>
          </table:table-cell>
          <table:table-cell table:formula="of:=[.U97]" office:value-type="float" office:value="3" calcext:value-type="float">
            <text:p>3</text:p>
          </table:table-cell>
          <table:table-cell table:formula="of:=[.V97]" office:value-type="float" office:value="300.000859" calcext:value-type="float">
            <text:p>300,000859</text:p>
          </table:table-cell>
          <table:table-cell table:formula="of:=ABS([.AE97]-CEILING([.AC97]))" office:value-type="float" office:value="14" calcext:value-type="float">
            <text:p>14</text:p>
          </table:table-cell>
          <table:table-cell table:formula="of:=CEILING([.E9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474" calcext:value-type="float">
            <text:p>474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1.878312" calcext:value-type="float">
            <text:p>1,87831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,87</text:p>
          </table:table-cell>
          <table:table-cell office:value-type="float" office:value="301.87" calcext:value-type="float">
            <text:p>301,87</text:p>
          </table:table-cell>
          <table:table-cell office:value-type="float" office:value="4679019" calcext:value-type="float">
            <text:p>4679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746" calcext:value-type="float">
            <text:p>300,007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8];&quot;-&quot;;[.C98];&quot;-&quot;;[.AH98];&quot;-&quot;;LEFT(RIGHT([.A98];6);1))" office:value-type="string" office:string-value="r4-50-24-1" calcext:value-type="string">
            <text:p>r4-50-24-1</text:p>
          </table:table-cell>
          <table:table-cell table:formula="of:=ROUND(([.F98]/[.G98])*100;2)" office:value-type="float" office:value="62.45" calcext:value-type="float">
            <text:p>62,45</text:p>
          </table:table-cell>
          <table:table-cell table:style-name="ce12" table:formula="of:=[.J98]" office:value-type="float" office:value="-13" calcext:value-type="float">
            <text:p>-13,0</text:p>
          </table:table-cell>
          <table:table-cell table:style-name="ce12" table:formula="of:=[.I98]" office:value-type="float" office:value="1.878312" calcext:value-type="float">
            <text:p>1,9</text:p>
          </table:table-cell>
          <table:table-cell table:formula="of:=[.U98]" office:value-type="float" office:value="2" calcext:value-type="float">
            <text:p>2</text:p>
          </table:table-cell>
          <table:table-cell table:formula="of:=[.V98]" office:value-type="float" office:value="300.00746" calcext:value-type="float">
            <text:p>300,00746</text:p>
          </table:table-cell>
          <table:table-cell table:formula="of:=ABS([.AE98]-CEILING([.AC98]))" office:value-type="float" office:value="15" calcext:value-type="float">
            <text:p>15</text:p>
          </table:table-cell>
          <table:table-cell table:formula="of:=CEILING([.E9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474" calcext:value-type="float">
            <text:p>47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1.962482" calcext:value-type="float">
            <text:p>1,96248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,96</text:p>
          </table:table-cell>
          <table:table-cell office:value-type="float" office:value="301.96" calcext:value-type="float">
            <text:p>301,96</text:p>
          </table:table-cell>
          <table:table-cell office:value-type="float" office:value="4678523" calcext:value-type="float">
            <text:p>4678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2534" calcext:value-type="float">
            <text:p>300,0025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9];&quot;-&quot;;[.C99];&quot;-&quot;;[.AH99];&quot;-&quot;;LEFT(RIGHT([.A99];6);1))" office:value-type="string" office:string-value="r4-50-24-2" calcext:value-type="string">
            <text:p>r4-50-24-2</text:p>
          </table:table-cell>
          <table:table-cell table:formula="of:=ROUND(([.F99]/[.G99])*100;2)" office:value-type="float" office:value="63.71" calcext:value-type="float">
            <text:p>63,71</text:p>
          </table:table-cell>
          <table:table-cell table:style-name="ce12" table:formula="of:=[.J99]" office:value-type="float" office:value="-13" calcext:value-type="float">
            <text:p>-13,0</text:p>
          </table:table-cell>
          <table:table-cell table:style-name="ce12" table:formula="of:=[.I99]" office:value-type="float" office:value="1.962482" calcext:value-type="float">
            <text:p>2,0</text:p>
          </table:table-cell>
          <table:table-cell table:formula="of:=[.U99]" office:value-type="float" office:value="2" calcext:value-type="float">
            <text:p>2</text:p>
          </table:table-cell>
          <table:table-cell table:formula="of:=[.V99]" office:value-type="float" office:value="300.002534" calcext:value-type="float">
            <text:p>300,002534</text:p>
          </table:table-cell>
          <table:table-cell table:formula="of:=ABS([.AE99]-CEILING([.AC99]))" office:value-type="float" office:value="15" calcext:value-type="float">
            <text:p>15</text:p>
          </table:table-cell>
          <table:table-cell table:formula="of:=CEILING([.E9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0.025816" calcext:value-type="float">
            <text:p>0,02581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67" calcext:value-type="float">
            <text:p>299,67</text:p>
          </table:table-cell>
          <table:table-cell office:value-type="float" office:value="1187064" calcext:value-type="float">
            <text:p>11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79" calcext:value-type="float">
            <text:p>300,0001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00];&quot;-&quot;;[.C100];&quot;-&quot;;[.AH100];&quot;-&quot;;LEFT(RIGHT([.A100];6);1))" office:value-type="string" office:string-value="r4-50-4-1" calcext:value-type="string">
            <text:p>r4-50-4-1</text:p>
          </table:table-cell>
          <table:table-cell table:formula="of:=ROUND(([.F100]/[.G100])*100;2)" office:value-type="float" office:value="100" calcext:value-type="float">
            <text:p>100</text:p>
          </table:table-cell>
          <table:table-cell table:style-name="ce12" table:formula="of:=[.J100]" office:value-type="float" office:value="-1.5" calcext:value-type="float">
            <text:p>-1,5</text:p>
          </table:table-cell>
          <table:table-cell table:style-name="ce12" table:formula="of:=[.I100]" office:value-type="float" office:value="0.025816" calcext:value-type="float">
            <text:p>0,0</text:p>
          </table:table-cell>
          <table:table-cell table:formula="of:=[.U100]" office:value-type="float" office:value="2" calcext:value-type="float">
            <text:p>2</text:p>
          </table:table-cell>
          <table:table-cell table:formula="of:=[.V100]" office:value-type="float" office:value="300.000179" calcext:value-type="float">
            <text:p>300,000179</text:p>
          </table:table-cell>
          <table:table-cell table:formula="of:=ABS([.AE100]-CEILING([.AC100]))" office:value-type="float" office:value="3" calcext:value-type="float">
            <text:p>3</text:p>
          </table:table-cell>
          <table:table-cell table:formula="of:=CEILING([.E10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0.028435" calcext:value-type="float">
            <text:p>0,02843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64" calcext:value-type="float">
            <text:p>299,64</text:p>
          </table:table-cell>
          <table:table-cell office:value-type="float" office:value="1186800" calcext:value-type="float">
            <text:p>1186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37" calcext:value-type="float">
            <text:p>300,0000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01];&quot;-&quot;;[.C101];&quot;-&quot;;[.AH101];&quot;-&quot;;LEFT(RIGHT([.A101];6);1))" office:value-type="string" office:string-value="r4-50-4-2" calcext:value-type="string">
            <text:p>r4-50-4-2</text:p>
          </table:table-cell>
          <table:table-cell table:formula="of:=ROUND(([.F101]/[.G101])*100;2)" office:value-type="float" office:value="100" calcext:value-type="float">
            <text:p>100</text:p>
          </table:table-cell>
          <table:table-cell table:style-name="ce12" table:formula="of:=[.J101]" office:value-type="float" office:value="-1.5" calcext:value-type="float">
            <text:p>-1,5</text:p>
          </table:table-cell>
          <table:table-cell table:style-name="ce12" table:formula="of:=[.I101]" office:value-type="float" office:value="0.028435" calcext:value-type="float">
            <text:p>0,0</text:p>
          </table:table-cell>
          <table:table-cell table:formula="of:=[.U101]" office:value-type="float" office:value="1" calcext:value-type="float">
            <text:p>1</text:p>
          </table:table-cell>
          <table:table-cell table:formula="of:=[.V101]" office:value-type="float" office:value="300.000037" calcext:value-type="float">
            <text:p>300,000037</text:p>
          </table:table-cell>
          <table:table-cell table:formula="of:=ABS([.AE101]-CEILING([.AC101]))" office:value-type="float" office:value="2" calcext:value-type="float">
            <text:p>2</text:p>
          </table:table-cell>
          <table:table-cell table:formula="of:=CEILING([.E10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6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41"/>
        <table:table-column table:style-name="co35" table:default-cell-style-name="ce41"/>
        <table:table-column table:style-name="co10" table:number-columns-repeated="2" table:default-cell-style-name="Default"/>
        <table:table-column table:style-name="co35" table:default-cell-style-name="ce4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4"/>
        <table:table-column table:style-name="co25" table:default-cell-style-name="ce14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542" calcext:value-type="float">
            <text:p>542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0.993123" calcext:value-type="float">
            <text:p>0,993123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292.82" calcext:value-type="float">
            <text:p>292,82</text:p>
          </table:table-cell>
          <table:table-cell office:value-type="float" office:value="3580532" calcext:value-type="float">
            <text:p>358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306309" calcext:value-type="float">
            <text:p>300,3063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];&quot;-&quot;;[.C2];&quot;-&quot;;[.AH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71.96" calcext:value-type="float">
            <text:p>71,96</text:p>
          </table:table-cell>
          <table:table-cell table:style-name="ce12" table:formula="of:=[.J2]" office:value-type="float" office:value="-4" calcext:value-type="float">
            <text:p>-4,0</text:p>
          </table:table-cell>
          <table:table-cell table:style-name="ce12" table:formula="of:=[.I2]" office:value-type="float" office:value="0.993123" calcext:value-type="float">
            <text:p>1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300.306309" calcext:value-type="float">
            <text:p>300,306309</text:p>
          </table:table-cell>
          <table:table-cell table:formula="of:=ABS([.AE2]-CEILING([.AC2]))" office:value-type="float" office:value="5" calcext:value-type="float">
            <text:p>5</text:p>
          </table:table-cell>
          <table:table-cell table:formula="of:=CEILING([.E2]*(4/3))" office:value-type="float" office:value="10" calcext:value-type="float">
            <text:p>10</text:p>
          </table:table-cell>
          <table:table-cell table:style-name="ce15" table:formula="of:=ROUND(AVERAGE([.AG2:.AG300]);2)" office:value-type="float" office:value="9.9" calcext:value-type="float">
            <text:p>9,90</text:p>
          </table:table-cell>
          <table:table-cell table:style-name="ce15" table:formula="of:=ROUND(AVERAGEIF([.AG2:.AG300];&quot;&gt;0&quot;;[.AG2:.AG300]);2)" office:value-type="float" office:value="9.9" calcext:value-type="float">
            <text:p>9,90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542" calcext:value-type="float">
            <text:p>542</text:p>
          </table:table-cell>
          <table:table-cell office:value-type="float" office:value="1235" calcext:value-type="float">
            <text:p>1235</text:p>
          </table:table-cell>
          <table:table-cell table:style-name="Default" office:value-type="float" office:value="1.587321" calcext:value-type="float">
            <text:p>1,587321</text:p>
          </table:table-cell>
          <table:table-cell table:style-name="Default" office:value-type="float" office:value="-4.838338" calcext:value-type="float">
            <text:p>-4,838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838338" calcext:value-type="float">
            <text:p>-4,838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292.17" calcext:value-type="float">
            <text:p>292,17</text:p>
          </table:table-cell>
          <table:table-cell office:value-type="float" office:value="3563569" calcext:value-type="float">
            <text:p>3563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359095" calcext:value-type="float">
            <text:p>301,3590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];&quot;-&quot;;[.C3];&quot;-&quot;;[.AH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85.42" calcext:value-type="float">
            <text:p>85,42</text:p>
          </table:table-cell>
          <table:table-cell table:style-name="ce12" table:formula="of:=[.J3]" office:value-type="float" office:value="-4.838338" calcext:value-type="float">
            <text:p>-4,8</text:p>
          </table:table-cell>
          <table:table-cell table:style-name="ce12" table:formula="of:=[.I3]" office:value-type="float" office:value="1.587321" calcext:value-type="float">
            <text:p>1,6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301.359095" calcext:value-type="float">
            <text:p>301,359095</text:p>
          </table:table-cell>
          <table:table-cell table:formula="of:=ABS([.AE3]-CEILING([.AC3]))" office:value-type="float" office:value="5" calcext:value-type="float">
            <text:p>5</text:p>
          </table:table-cell>
          <table:table-cell table:formula="of:=CEILING([.E3]*(4/3)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float" office:value="722" calcext:value-type="float">
            <text:p>722</text:p>
          </table:table-cell>
          <table:table-cell office:value-type="float" office:value="1980" calcext:value-type="float">
            <text:p>1980</text:p>
          </table:table-cell>
          <table:table-cell table:style-name="Default" office:value-type="float" office:value="4.573007" calcext:value-type="float">
            <text:p>4,573007</text:p>
          </table:table-cell>
          <table:table-cell table:style-name="Default" office:value-type="float" office:value="-8.50033" calcext:value-type="float">
            <text:p>-8,500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0033" calcext:value-type="float">
            <text:p>-8,50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,56</text:p>
          </table:table-cell>
          <table:table-cell office:value-type="float" office:value="299.08" calcext:value-type="float">
            <text:p>299,08</text:p>
          </table:table-cell>
          <table:table-cell office:value-type="float" office:value="5001914" calcext:value-type="float">
            <text:p>500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468651" calcext:value-type="float">
            <text:p>301,46865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];&quot;-&quot;;[.C4];&quot;-&quot;;[.AH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86.84" calcext:value-type="float">
            <text:p>86,84</text:p>
          </table:table-cell>
          <table:table-cell table:style-name="ce12" table:formula="of:=[.J4]" office:value-type="float" office:value="-8.50033" calcext:value-type="float">
            <text:p>-8,5</text:p>
          </table:table-cell>
          <table:table-cell table:style-name="ce12" table:formula="of:=[.I4]" office:value-type="float" office:value="4.573007" calcext:value-type="float">
            <text:p>4,6</text:p>
          </table:table-cell>
          <table:table-cell table:formula="of:=[.U4]" office:value-type="float" office:value="1" calcext:value-type="float">
            <text:p>1</text:p>
          </table:table-cell>
          <table:table-cell table:formula="of:=[.V4]" office:value-type="float" office:value="301.468651" calcext:value-type="float">
            <text:p>301,468651</text:p>
          </table:table-cell>
          <table:table-cell table:formula="of:=ABS([.AE4]-CEILING([.AC4]))" office:value-type="float" office:value="9" calcext:value-type="float">
            <text:p>9</text:p>
          </table:table-cell>
          <table:table-cell table:formula="of:=CEILING([.E4]*(4/3))" office:value-type="float" office:value="15" calcext:value-type="float">
            <text:p>15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1322" calcext:value-type="float">
            <text:p>1322</text:p>
          </table:table-cell>
          <table:table-cell table:style-name="Default" office:value-type="float" office:value="3.914035" calcext:value-type="float">
            <text:p>3,914035</text:p>
          </table:table-cell>
          <table:table-cell table:style-name="Default" office:value-type="float" office:value="-8.630676" calcext:value-type="float">
            <text:p>-8,6306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30676" calcext:value-type="float">
            <text:p>-8,630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298.05" calcext:value-type="float">
            <text:p>298,05</text:p>
          </table:table-cell>
          <table:table-cell office:value-type="float" office:value="4918857" calcext:value-type="float">
            <text:p>4918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972987" calcext:value-type="float">
            <text:p>300,9729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];&quot;-&quot;;[.C5];&quot;-&quot;;[.AH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100" calcext:value-type="float">
            <text:p>100</text:p>
          </table:table-cell>
          <table:table-cell table:style-name="ce12" table:formula="of:=[.J5]" office:value-type="float" office:value="-8.630676" calcext:value-type="float">
            <text:p>-8,6</text:p>
          </table:table-cell>
          <table:table-cell table:style-name="ce12" table:formula="of:=[.I5]" office:value-type="float" office:value="3.914035" calcext:value-type="float">
            <text:p>3,9</text:p>
          </table:table-cell>
          <table:table-cell table:formula="of:=[.U5]" office:value-type="float" office:value="1" calcext:value-type="float">
            <text:p>1</text:p>
          </table:table-cell>
          <table:table-cell table:formula="of:=[.V5]" office:value-type="float" office:value="300.972987" calcext:value-type="float">
            <text:p>300,972987</text:p>
          </table:table-cell>
          <table:table-cell table:formula="of:=ABS([.AE5]-CEILING([.AC5]))" office:value-type="float" office:value="9" calcext:value-type="float">
            <text:p>9</text:p>
          </table:table-cell>
          <table:table-cell table:formula="of:=CEILING([.E5]*(4/3))" office:value-type="float" office:value="15" calcext:value-type="float">
            <text:p>15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16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773" calcext:value-type="float">
            <text:p>1773</text:p>
          </table:table-cell>
          <table:table-cell table:style-name="Default" office:value-type="float" office:value="4.408832" calcext:value-type="float">
            <text:p>4,408832</text:p>
          </table:table-cell>
          <table:table-cell table:style-name="Default" office:value-type="float" office:value="-12.388921" calcext:value-type="float">
            <text:p>-12,3889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8921" calcext:value-type="float">
            <text:p>-12,3889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9" calcext:value-type="float">
            <text:p>4,39</text:p>
          </table:table-cell>
          <table:table-cell office:value-type="float" office:value="300.32" calcext:value-type="float">
            <text:p>300,32</text:p>
          </table:table-cell>
          <table:table-cell office:value-type="float" office:value="6686992" calcext:value-type="float">
            <text:p>6686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660342" calcext:value-type="float">
            <text:p>300,6603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];&quot;-&quot;;[.C6];&quot;-&quot;;[.AH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100" calcext:value-type="float">
            <text:p>100</text:p>
          </table:table-cell>
          <table:table-cell table:style-name="ce12" table:formula="of:=[.J6]" office:value-type="float" office:value="-12.388921" calcext:value-type="float">
            <text:p>-12,4</text:p>
          </table:table-cell>
          <table:table-cell table:style-name="ce12" table:formula="of:=[.I6]" office:value-type="float" office:value="4.408832" calcext:value-type="float">
            <text:p>4,4</text:p>
          </table:table-cell>
          <table:table-cell table:formula="of:=[.U6]" office:value-type="float" office:value="1" calcext:value-type="float">
            <text:p>1</text:p>
          </table:table-cell>
          <table:table-cell table:formula="of:=[.V6]" office:value-type="float" office:value="300.660342" calcext:value-type="float">
            <text:p>300,660342</text:p>
          </table:table-cell>
          <table:table-cell table:formula="of:=ABS([.AE6]-CEILING([.AC6]))" office:value-type="float" office:value="13" calcext:value-type="float">
            <text:p>13</text:p>
          </table:table-cell>
          <table:table-cell table:formula="of:=CEILING([.E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1844" calcext:value-type="float">
            <text:p>1844</text:p>
          </table:table-cell>
          <table:table-cell table:style-name="Default" office:value-type="float" office:value="5.380623" calcext:value-type="float">
            <text:p>5,380623</text:p>
          </table:table-cell>
          <table:table-cell table:style-name="Default" office:value-type="float" office:value="-12.412786" calcext:value-type="float">
            <text:p>-12,4127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2786" calcext:value-type="float">
            <text:p>-12,412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,36</text:p>
          </table:table-cell>
          <table:table-cell office:value-type="float" office:value="303.19" calcext:value-type="float">
            <text:p>303,19</text:p>
          </table:table-cell>
          <table:table-cell office:value-type="float" office:value="6698816" calcext:value-type="float">
            <text:p>669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993415" calcext:value-type="float">
            <text:p>302,9934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];&quot;-&quot;;[.C7];&quot;-&quot;;[.AH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100" calcext:value-type="float">
            <text:p>100</text:p>
          </table:table-cell>
          <table:table-cell table:style-name="ce12" table:formula="of:=[.J7]" office:value-type="float" office:value="-12.412786" calcext:value-type="float">
            <text:p>-12,4</text:p>
          </table:table-cell>
          <table:table-cell table:style-name="ce12" table:formula="of:=[.I7]" office:value-type="float" office:value="5.380623" calcext:value-type="float">
            <text:p>5,4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302.993415" calcext:value-type="float">
            <text:p>302,993415</text:p>
          </table:table-cell>
          <table:table-cell table:formula="of:=ABS([.AE7]-CEILING([.AC7]))" office:value-type="float" office:value="13" calcext:value-type="float">
            <text:p>13</text:p>
          </table:table-cell>
          <table:table-cell table:formula="of:=CEILING([.E7]*(4/3))" office:value-type="float" office:value="20" calcext:value-type="float">
            <text:p>2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34" calcext:value-type="float">
            <text:p>2434</text:p>
          </table:table-cell>
          <table:table-cell table:style-name="Default" office:value-type="float" office:value="7.093724" calcext:value-type="float">
            <text:p>7,093724</text:p>
          </table:table-cell>
          <table:table-cell table:style-name="Default" office:value-type="float" office:value="-15.54892" calcext:value-type="float">
            <text:p>-15,548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4892" calcext:value-type="float">
            <text:p>-15,548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7" calcext:value-type="float">
            <text:p>7,07</text:p>
          </table:table-cell>
          <table:table-cell office:value-type="float" office:value="312.18" calcext:value-type="float">
            <text:p>312,18</text:p>
          </table:table-cell>
          <table:table-cell office:value-type="float" office:value="9375200" calcext:value-type="float">
            <text:p>9375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8.158511" calcext:value-type="float">
            <text:p>308,1585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];&quot;-&quot;;[.C8];&quot;-&quot;;[.AH8];&quot;-&quot;;LEFT(RIGHT([.A8];6);1))" office:value-type="string" office:string-value="r20-100-24-1" calcext:value-type="string">
            <text:p>r20-100-24-1</text:p>
          </table:table-cell>
          <table:table-cell table:formula="of:=ROUND(([.F8]/[.G8])*100;2)" office:value-type="float" office:value="100" calcext:value-type="float">
            <text:p>100</text:p>
          </table:table-cell>
          <table:table-cell table:style-name="ce12" table:formula="of:=[.J8]" office:value-type="float" office:value="-15.54892" calcext:value-type="float">
            <text:p>-15,5</text:p>
          </table:table-cell>
          <table:table-cell table:style-name="ce12" table:formula="of:=[.I8]" office:value-type="float" office:value="7.093724" calcext:value-type="float">
            <text:p>7,1</text:p>
          </table:table-cell>
          <table:table-cell table:formula="of:=[.U8]" office:value-type="float" office:value="3" calcext:value-type="float">
            <text:p>3</text:p>
          </table:table-cell>
          <table:table-cell table:formula="of:=[.V8]" office:value-type="float" office:value="308.158511" calcext:value-type="float">
            <text:p>308,158511</text:p>
          </table:table-cell>
          <table:table-cell table:formula="of:=ABS([.AE8]-CEILING([.AC8]))" office:value-type="float" office:value="18" calcext:value-type="float">
            <text:p>18</text:p>
          </table:table-cell>
          <table:table-cell table:formula="of:=CEILING([.E8]*(4/3))" office:value-type="float" office:value="24" calcext:value-type="float">
            <text:p>24</text:p>
          </table:table-cell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62" calcext:value-type="float">
            <text:p>1162</text:p>
          </table:table-cell>
          <table:table-cell office:value-type="float" office:value="2421" calcext:value-type="float">
            <text:p>2421</text:p>
          </table:table-cell>
          <table:table-cell table:style-name="Default" office:value-type="float" office:value="5.916769" calcext:value-type="float">
            <text:p>5,916769</text:p>
          </table:table-cell>
          <table:table-cell table:style-name="Default" office:value-type="float" office:value="-15.688815" calcext:value-type="float">
            <text:p>-15,6888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8815" calcext:value-type="float">
            <text:p>-15,6888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306.69" calcext:value-type="float">
            <text:p>306,69</text:p>
          </table:table-cell>
          <table:table-cell office:value-type="float" office:value="9372232" calcext:value-type="float">
            <text:p>937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4.065091" calcext:value-type="float">
            <text:p>304,06509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];&quot;-&quot;;[.C9];&quot;-&quot;;[.AH9];&quot;-&quot;;LEFT(RIGHT([.A9];6);1))" office:value-type="string" office:string-value="r20-100-24-2" calcext:value-type="string">
            <text:p>r20-100-24-2</text:p>
          </table:table-cell>
          <table:table-cell table:formula="of:=ROUND(([.F9]/[.G9])*100;2)" office:value-type="float" office:value="100" calcext:value-type="float">
            <text:p>100</text:p>
          </table:table-cell>
          <table:table-cell table:style-name="ce12" table:formula="of:=[.J9]" office:value-type="float" office:value="-15.688815" calcext:value-type="float">
            <text:p>-15,7</text:p>
          </table:table-cell>
          <table:table-cell table:style-name="ce12" table:formula="of:=[.I9]" office:value-type="float" office:value="5.916769" calcext:value-type="float">
            <text:p>5,9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304.065091" calcext:value-type="float">
            <text:p>304,065091</text:p>
          </table:table-cell>
          <table:table-cell table:formula="of:=ABS([.AE9]-CEILING([.AC9]))" office:value-type="float" office:value="16" calcext:value-type="float">
            <text:p>16</text:p>
          </table:table-cell>
          <table:table-cell table:formula="of:=CEILING([.E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519" calcext:value-type="float">
            <text:p>519</text:p>
          </table:table-cell>
          <table:table-cell table:style-name="Default" office:value-type="float" office:value="0.180671" calcext:value-type="float">
            <text:p>0,180671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75.16" calcext:value-type="float">
            <text:p>275,16</text:p>
          </table:table-cell>
          <table:table-cell office:value-type="float" office:value="2234968" calcext:value-type="float">
            <text:p>2234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26393" calcext:value-type="float">
            <text:p>300,26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0];&quot;-&quot;;[.C10];&quot;-&quot;;[.AH10];&quot;-&quot;;LEFT(RIGHT([.A10];6);1))" office:value-type="string" office:string-value="r20-100-4-1" calcext:value-type="string">
            <text:p>r20-100-4-1</text:p>
          </table:table-cell>
          <table:table-cell table:formula="of:=ROUND(([.F10]/[.G10])*100;2)" office:value-type="float" office:value="100" calcext:value-type="float">
            <text:p>100</text:p>
          </table:table-cell>
          <table:table-cell table:style-name="ce12" table:formula="of:=[.J10]" office:value-type="float" office:value="-1.5" calcext:value-type="float">
            <text:p>-1,5</text:p>
          </table:table-cell>
          <table:table-cell table:style-name="ce12" table:formula="of:=[.I10]" office:value-type="float" office:value="0.180671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300.26393" calcext:value-type="float">
            <text:p>300,26393</text:p>
          </table:table-cell>
          <table:table-cell table:formula="of:=ABS([.AE10]-CEILING([.AC10]))" office:value-type="float" office:value="2" calcext:value-type="float">
            <text:p>2</text:p>
          </table:table-cell>
          <table:table-cell table:formula="of:=CEILING([.E1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20237" calcext:value-type="float">
            <text:p>0,120237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280.16" calcext:value-type="float">
            <text:p>280,16</text:p>
          </table:table-cell>
          <table:table-cell office:value-type="float" office:value="2242112" calcext:value-type="float">
            <text:p>224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56862" calcext:value-type="float">
            <text:p>300,1568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1];&quot;-&quot;;[.C11];&quot;-&quot;;[.AH11];&quot;-&quot;;LEFT(RIGHT([.A11];6);1))" office:value-type="string" office:string-value="r20-100-4-2" calcext:value-type="string">
            <text:p>r20-100-4-2</text:p>
          </table:table-cell>
          <table:table-cell table:formula="of:=ROUND(([.F11]/[.G11])*100;2)" office:value-type="float" office:value="100" calcext:value-type="float">
            <text:p>100</text:p>
          </table:table-cell>
          <table:table-cell table:style-name="ce12" table:formula="of:=[.J11]" office:value-type="float" office:value="-1.5" calcext:value-type="float">
            <text:p>-1,5</text:p>
          </table:table-cell>
          <table:table-cell table:style-name="ce12" table:formula="of:=[.I11]" office:value-type="float" office:value="0.120237" calcext:value-type="float">
            <text:p>0,1</text:p>
          </table:table-cell>
          <table:table-cell table:formula="of:=[.U11]" office:value-type="float" office:value="1" calcext:value-type="float">
            <text:p>1</text:p>
          </table:table-cell>
          <table:table-cell table:formula="of:=[.V11]" office:value-type="float" office:value="300.156862" calcext:value-type="float">
            <text:p>300,156862</text:p>
          </table:table-cell>
          <table:table-cell table:formula="of:=ABS([.AE11]-CEILING([.AC11]))" office:value-type="float" office:value="2" calcext:value-type="float">
            <text:p>2</text:p>
          </table:table-cell>
          <table:table-cell table:formula="of:=CEILING([.E1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2" calcext:value-type="float">
            <text:p>662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table:style-name="Default" office:value-type="float" office:value="1.792029" calcext:value-type="float">
            <text:p>1,792029</text:p>
          </table:table-cell>
          <table:table-cell table:style-name="Default" office:value-type="float" office:value="-4.681542" calcext:value-type="float">
            <text:p>-4,6815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81542" calcext:value-type="float">
            <text:p>-4,681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7" calcext:value-type="float">
            <text:p>1,77</text:p>
          </table:table-cell>
          <table:table-cell office:value-type="float" office:value="297.57" calcext:value-type="float">
            <text:p>297,57</text:p>
          </table:table-cell>
          <table:table-cell office:value-type="float" office:value="5075980" calcext:value-type="float">
            <text:p>507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1.405176" calcext:value-type="float">
            <text:p>301,4051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2];&quot;-&quot;;[.C12];&quot;-&quot;;[.AH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89.22" calcext:value-type="float">
            <text:p>89,22</text:p>
          </table:table-cell>
          <table:table-cell table:style-name="ce12" table:formula="of:=[.J12]" office:value-type="float" office:value="-4.681542" calcext:value-type="float">
            <text:p>-4,7</text:p>
          </table:table-cell>
          <table:table-cell table:style-name="ce12" table:formula="of:=[.I12]" office:value-type="float" office:value="1.792029" calcext:value-type="float">
            <text:p>1,8</text:p>
          </table:table-cell>
          <table:table-cell table:formula="of:=[.U12]" office:value-type="float" office:value="2" calcext:value-type="float">
            <text:p>2</text:p>
          </table:table-cell>
          <table:table-cell table:formula="of:=[.V12]" office:value-type="float" office:value="301.405176" calcext:value-type="float">
            <text:p>301,405176</text:p>
          </table:table-cell>
          <table:table-cell table:formula="of:=ABS([.AE12]-CEILING([.AC12]))" office:value-type="float" office:value="6" calcext:value-type="float">
            <text:p>6</text:p>
          </table:table-cell>
          <table:table-cell table:formula="of:=CEILING([.E1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742" calcext:value-type="float">
            <text:p>742</text:p>
          </table:table-cell>
          <table:table-cell office:value-type="float" office:value="1549" calcext:value-type="float">
            <text:p>1549</text:p>
          </table:table-cell>
          <table:table-cell table:style-name="Default" office:value-type="float" office:value="5.322591" calcext:value-type="float">
            <text:p>5,322591</text:p>
          </table:table-cell>
          <table:table-cell table:style-name="Default" office:value-type="float" office:value="-4.782134" calcext:value-type="float">
            <text:p>-4,7821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2134" calcext:value-type="float">
            <text:p>-4,782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1" calcext:value-type="float">
            <text:p>5,31</text:p>
          </table:table-cell>
          <table:table-cell office:value-type="float" office:value="297.59" calcext:value-type="float">
            <text:p>297,59</text:p>
          </table:table-cell>
          <table:table-cell office:value-type="float" office:value="5109284" calcext:value-type="float">
            <text:p>510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492912" calcext:value-type="float">
            <text:p>301,4929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3];&quot;-&quot;;[.C13];&quot;-&quot;;[.AH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90.43" calcext:value-type="float">
            <text:p>90,43</text:p>
          </table:table-cell>
          <table:table-cell table:style-name="ce12" table:formula="of:=[.J13]" office:value-type="float" office:value="-4.782134" calcext:value-type="float">
            <text:p>-4,8</text:p>
          </table:table-cell>
          <table:table-cell table:style-name="ce12" table:formula="of:=[.I13]" office:value-type="float" office:value="5.322591" calcext:value-type="float">
            <text:p>5,3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301.492912" calcext:value-type="float">
            <text:p>301,492912</text:p>
          </table:table-cell>
          <table:table-cell table:formula="of:=ABS([.AE13]-CEILING([.AC13]))" office:value-type="float" office:value="5" calcext:value-type="float">
            <text:p>5</text:p>
          </table:table-cell>
          <table:table-cell table:formula="of:=CEILING([.E1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887" calcext:value-type="float">
            <text:p>887</text:p>
          </table:table-cell>
          <table:table-cell office:value-type="float" office:value="972" calcext:value-type="float">
            <text:p>972</text:p>
          </table:table-cell>
          <table:table-cell office:value-type="float" office:value="2533" calcext:value-type="float">
            <text:p>2533</text:p>
          </table:table-cell>
          <table:table-cell table:style-name="Default" office:value-type="float" office:value="5.541374" calcext:value-type="float">
            <text:p>5,541374</text:p>
          </table:table-cell>
          <table:table-cell table:style-name="Default" office:value-type="float" office:value="-8.453159" calcext:value-type="float">
            <text:p>-8,4531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53159" calcext:value-type="float">
            <text:p>-8,453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51" calcext:value-type="float">
            <text:p>5,51</text:p>
          </table:table-cell>
          <table:table-cell office:value-type="float" office:value="311.8" calcext:value-type="float">
            <text:p>311,8</text:p>
          </table:table-cell>
          <table:table-cell office:value-type="float" office:value="7132191" calcext:value-type="float">
            <text:p>713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7.583717" calcext:value-type="float">
            <text:p>307,5837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4];&quot;-&quot;;[.C14];&quot;-&quot;;[.AH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91.26" calcext:value-type="float">
            <text:p>91,26</text:p>
          </table:table-cell>
          <table:table-cell table:style-name="ce12" table:formula="of:=[.J14]" office:value-type="float" office:value="-8.453159" calcext:value-type="float">
            <text:p>-8,5</text:p>
          </table:table-cell>
          <table:table-cell table:style-name="ce12" table:formula="of:=[.I14]" office:value-type="float" office:value="5.541374" calcext:value-type="float">
            <text:p>5,5</text:p>
          </table:table-cell>
          <table:table-cell table:formula="of:=[.U14]" office:value-type="float" office:value="3" calcext:value-type="float">
            <text:p>3</text:p>
          </table:table-cell>
          <table:table-cell table:formula="of:=[.V14]" office:value-type="float" office:value="307.583717" calcext:value-type="float">
            <text:p>307,583717</text:p>
          </table:table-cell>
          <table:table-cell table:formula="of:=ABS([.AE14]-CEILING([.AC14]))" office:value-type="float" office:value="11" calcext:value-type="float">
            <text:p>11</text:p>
          </table:table-cell>
          <table:table-cell table:formula="of:=CEILING([.E1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907" calcext:value-type="float">
            <text:p>907</text:p>
          </table:table-cell>
          <table:table-cell office:value-type="float" office:value="972" calcext:value-type="float">
            <text:p>972</text:p>
          </table:table-cell>
          <table:table-cell office:value-type="float" office:value="2438" calcext:value-type="float">
            <text:p>2438</text:p>
          </table:table-cell>
          <table:table-cell table:style-name="Default" office:value-type="float" office:value="6.871857" calcext:value-type="float">
            <text:p>6,871857</text:p>
          </table:table-cell>
          <table:table-cell table:style-name="Default" office:value-type="float" office:value="-8.557702" calcext:value-type="float">
            <text:p>-8,5577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57702" calcext:value-type="float">
            <text:p>-8,5577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4" calcext:value-type="float">
            <text:p>6,84</text:p>
          </table:table-cell>
          <table:table-cell office:value-type="float" office:value="305.85" calcext:value-type="float">
            <text:p>305,85</text:p>
          </table:table-cell>
          <table:table-cell office:value-type="float" office:value="7147383" calcext:value-type="float">
            <text:p>7147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3.017364" calcext:value-type="float">
            <text:p>303,01736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5];&quot;-&quot;;[.C15];&quot;-&quot;;[.AH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93.31" calcext:value-type="float">
            <text:p>93,31</text:p>
          </table:table-cell>
          <table:table-cell table:style-name="ce12" table:formula="of:=[.J15]" office:value-type="float" office:value="-8.557702" calcext:value-type="float">
            <text:p>-8,6</text:p>
          </table:table-cell>
          <table:table-cell table:style-name="ce12" table:formula="of:=[.I15]" office:value-type="float" office:value="6.871857" calcext:value-type="float">
            <text:p>6,9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303.017364" calcext:value-type="float">
            <text:p>303,017364</text:p>
          </table:table-cell>
          <table:table-cell table:formula="of:=ABS([.AE15]-CEILING([.AC15]))" office:value-type="float" office:value="9" calcext:value-type="float">
            <text:p>9</text:p>
          </table:table-cell>
          <table:table-cell table:formula="of:=CEILING([.E1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310" calcext:value-type="float">
            <text:p>2310</text:p>
          </table:table-cell>
          <table:table-cell table:style-name="Default" office:value-type="float" office:value="7.50103" calcext:value-type="float">
            <text:p>7,50103</text:p>
          </table:table-cell>
          <table:table-cell table:style-name="Default" office:value-type="float" office:value="-12.357334" calcext:value-type="float">
            <text:p>-12,3573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7334" calcext:value-type="float">
            <text:p>-12,3573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8" calcext:value-type="float">
            <text:p>7,48</text:p>
          </table:table-cell>
          <table:table-cell office:value-type="float" office:value="304.56" calcext:value-type="float">
            <text:p>304,56</text:p>
          </table:table-cell>
          <table:table-cell office:value-type="float" office:value="9562256" calcext:value-type="float">
            <text:p>9562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1.635394" calcext:value-type="float">
            <text:p>301,63539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6];&quot;-&quot;;[.C16];&quot;-&quot;;[.AH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100" calcext:value-type="float">
            <text:p>100</text:p>
          </table:table-cell>
          <table:table-cell table:style-name="ce12" table:formula="of:=[.J16]" office:value-type="float" office:value="-12.357334" calcext:value-type="float">
            <text:p>-12,4</text:p>
          </table:table-cell>
          <table:table-cell table:style-name="ce12" table:formula="of:=[.I16]" office:value-type="float" office:value="7.50103" calcext:value-type="float">
            <text:p>7,5</text:p>
          </table:table-cell>
          <table:table-cell table:formula="of:=[.U16]" office:value-type="float" office:value="2" calcext:value-type="float">
            <text:p>2</text:p>
          </table:table-cell>
          <table:table-cell table:formula="of:=[.V16]" office:value-type="float" office:value="301.635394" calcext:value-type="float">
            <text:p>301,635394</text:p>
          </table:table-cell>
          <table:table-cell table:formula="of:=ABS([.AE16]-CEILING([.AC16]))" office:value-type="float" office:value="14" calcext:value-type="float">
            <text:p>14</text:p>
          </table:table-cell>
          <table:table-cell table:formula="of:=CEILING([.E1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02" calcext:value-type="float">
            <text:p>1202</text:p>
          </table:table-cell>
          <table:table-cell office:value-type="float" office:value="2297" calcext:value-type="float">
            <text:p>2297</text:p>
          </table:table-cell>
          <table:table-cell table:style-name="Default" office:value-type="float" office:value="8.605286" calcext:value-type="float">
            <text:p>8,605286</text:p>
          </table:table-cell>
          <table:table-cell table:style-name="Default" office:value-type="float" office:value="-12.389076" calcext:value-type="float">
            <text:p>-12,38907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9076" calcext:value-type="float">
            <text:p>-12,3890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58" calcext:value-type="float">
            <text:p>8,58</text:p>
          </table:table-cell>
          <table:table-cell office:value-type="float" office:value="311.09" calcext:value-type="float">
            <text:p>311,09</text:p>
          </table:table-cell>
          <table:table-cell office:value-type="float" office:value="9601672" calcext:value-type="float">
            <text:p>9601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4.415811" calcext:value-type="float">
            <text:p>304,4158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7];&quot;-&quot;;[.C17];&quot;-&quot;;[.AH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100" calcext:value-type="float">
            <text:p>100</text:p>
          </table:table-cell>
          <table:table-cell table:style-name="ce12" table:formula="of:=[.J17]" office:value-type="float" office:value="-12.389076" calcext:value-type="float">
            <text:p>-12,4</text:p>
          </table:table-cell>
          <table:table-cell table:style-name="ce12" table:formula="of:=[.I17]" office:value-type="float" office:value="8.605286" calcext:value-type="float">
            <text:p>8,6</text:p>
          </table:table-cell>
          <table:table-cell table:formula="of:=[.U17]" office:value-type="float" office:value="3" calcext:value-type="float">
            <text:p>3</text:p>
          </table:table-cell>
          <table:table-cell table:formula="of:=[.V17]" office:value-type="float" office:value="304.415811" calcext:value-type="float">
            <text:p>304,415811</text:p>
          </table:table-cell>
          <table:table-cell table:formula="of:=ABS([.AE17]-CEILING([.AC17]))" office:value-type="float" office:value="15" calcext:value-type="float">
            <text:p>15</text:p>
          </table:table-cell>
          <table:table-cell table:formula="of:=CEILING([.E1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90" calcext:value-type="float">
            <text:p>2890</text:p>
          </table:table-cell>
          <table:table-cell table:style-name="Default" office:value-type="float" office:value="9.267545" calcext:value-type="float">
            <text:p>9,267545</text:p>
          </table:table-cell>
          <table:table-cell table:style-name="Default" office:value-type="float" office:value="-15.524009" calcext:value-type="float">
            <text:p>-15,5240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24009" calcext:value-type="float">
            <text:p>-15,524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3" calcext:value-type="float">
            <text:p>9,23</text:p>
          </table:table-cell>
          <table:table-cell office:value-type="float" office:value="313.45" calcext:value-type="float">
            <text:p>313,45</text:p>
          </table:table-cell>
          <table:table-cell office:value-type="float" office:value="13542755" calcext:value-type="float">
            <text:p>13542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5.256342" calcext:value-type="float">
            <text:p>305,25634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8];&quot;-&quot;;[.C18];&quot;-&quot;;[.AH18];&quot;-&quot;;LEFT(RIGHT([.A18];6);1))" office:value-type="string" office:string-value="r20-150-24-1" calcext:value-type="string">
            <text:p>r20-150-24-1</text:p>
          </table:table-cell>
          <table:table-cell table:formula="of:=ROUND(([.F18]/[.G18])*100;2)" office:value-type="float" office:value="100" calcext:value-type="float">
            <text:p>100</text:p>
          </table:table-cell>
          <table:table-cell table:style-name="ce12" table:formula="of:=[.J18]" office:value-type="float" office:value="-15.524009" calcext:value-type="float">
            <text:p>-15,5</text:p>
          </table:table-cell>
          <table:table-cell table:style-name="ce12" table:formula="of:=[.I18]" office:value-type="float" office:value="9.267545" calcext:value-type="float">
            <text:p>9,3</text:p>
          </table:table-cell>
          <table:table-cell table:formula="of:=[.U18]" office:value-type="float" office:value="2" calcext:value-type="float">
            <text:p>2</text:p>
          </table:table-cell>
          <table:table-cell table:formula="of:=[.V18]" office:value-type="float" office:value="305.256342" calcext:value-type="float">
            <text:p>305,256342</text:p>
          </table:table-cell>
          <table:table-cell table:formula="of:=ABS([.AE18]-CEILING([.AC18]))" office:value-type="float" office:value="17" calcext:value-type="float">
            <text:p>17</text:p>
          </table:table-cell>
          <table:table-cell table:formula="of:=CEILING([.E1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62" calcext:value-type="float">
            <text:p>1562</text:p>
          </table:table-cell>
          <table:table-cell office:value-type="float" office:value="2845" calcext:value-type="float">
            <text:p>2845</text:p>
          </table:table-cell>
          <table:table-cell table:style-name="Default" office:value-type="float" office:value="10.228885" calcext:value-type="float">
            <text:p>10,228885</text:p>
          </table:table-cell>
          <table:table-cell table:style-name="Default" office:value-type="float" office:value="-15.64604" calcext:value-type="float">
            <text:p>-15,646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4604" calcext:value-type="float">
            <text:p>-15,64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8" calcext:value-type="float">
            <text:p>10,18</text:p>
          </table:table-cell>
          <table:table-cell office:value-type="float" office:value="319.95" calcext:value-type="float">
            <text:p>319,95</text:p>
          </table:table-cell>
          <table:table-cell office:value-type="float" office:value="13540387" calcext:value-type="float">
            <text:p>13540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12.320818" calcext:value-type="float">
            <text:p>312,3208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9];&quot;-&quot;;[.C19];&quot;-&quot;;[.AH19];&quot;-&quot;;LEFT(RIGHT([.A19];6);1))" office:value-type="string" office:string-value="r20-150-24-2" calcext:value-type="string">
            <text:p>r20-150-24-2</text:p>
          </table:table-cell>
          <table:table-cell table:formula="of:=ROUND(([.F19]/[.G19])*100;2)" office:value-type="float" office:value="100" calcext:value-type="float">
            <text:p>100</text:p>
          </table:table-cell>
          <table:table-cell table:style-name="ce12" table:formula="of:=[.J19]" office:value-type="float" office:value="-15.64604" calcext:value-type="float">
            <text:p>-15,6</text:p>
          </table:table-cell>
          <table:table-cell table:style-name="ce12" table:formula="of:=[.I19]" office:value-type="float" office:value="10.228885" calcext:value-type="float">
            <text:p>10,2</text:p>
          </table:table-cell>
          <table:table-cell table:formula="of:=[.U19]" office:value-type="float" office:value="2" calcext:value-type="float">
            <text:p>2</text:p>
          </table:table-cell>
          <table:table-cell table:formula="of:=[.V19]" office:value-type="float" office:value="312.320818" calcext:value-type="float">
            <text:p>312,320818</text:p>
          </table:table-cell>
          <table:table-cell table:formula="of:=ABS([.AE19]-CEILING([.AC19]))" office:value-type="float" office:value="17" calcext:value-type="float">
            <text:p>17</text:p>
          </table:table-cell>
          <table:table-cell table:formula="of:=CEILING([.E1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655" calcext:value-type="float">
            <text:p>655</text:p>
          </table:table-cell>
          <table:table-cell table:style-name="Default" office:value-type="float" office:value="0.318636" calcext:value-type="float">
            <text:p>0,31863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77.88" calcext:value-type="float">
            <text:p>277,88</text:p>
          </table:table-cell>
          <table:table-cell office:value-type="float" office:value="3186936" calcext:value-type="float">
            <text:p>3186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531288" calcext:value-type="float">
            <text:p>300,5312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0];&quot;-&quot;;[.C20];&quot;-&quot;;[.AH20];&quot;-&quot;;LEFT(RIGHT([.A20];6);1))" office:value-type="string" office:string-value="r20-150-4-1" calcext:value-type="string">
            <text:p>r20-150-4-1</text:p>
          </table:table-cell>
          <table:table-cell table:formula="of:=ROUND(([.F20]/[.G20])*100;2)" office:value-type="float" office:value="100" calcext:value-type="float">
            <text:p>100</text:p>
          </table:table-cell>
          <table:table-cell table:style-name="ce12" table:formula="of:=[.J20]" office:value-type="float" office:value="-1.5" calcext:value-type="float">
            <text:p>-1,5</text:p>
          </table:table-cell>
          <table:table-cell table:style-name="ce12" table:formula="of:=[.I20]" office:value-type="float" office:value="0.318636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300.531288" calcext:value-type="float">
            <text:p>300,531288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formula="of:=CEILING([.E2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table:style-name="Default" office:value-type="float" office:value="0.167476" calcext:value-type="float">
            <text:p>0,16747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285.99" calcext:value-type="float">
            <text:p>285,99</text:p>
          </table:table-cell>
          <table:table-cell office:value-type="float" office:value="3182112" calcext:value-type="float">
            <text:p>3182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567593" calcext:value-type="float">
            <text:p>300,5675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1];&quot;-&quot;;[.C21];&quot;-&quot;;[.AH21];&quot;-&quot;;LEFT(RIGHT([.A21];6);1))" office:value-type="string" office:string-value="r20-150-4-2" calcext:value-type="string">
            <text:p>r20-150-4-2</text:p>
          </table:table-cell>
          <table:table-cell table:formula="of:=ROUND(([.F21]/[.G21])*100;2)" office:value-type="float" office:value="100" calcext:value-type="float">
            <text:p>100</text:p>
          </table:table-cell>
          <table:table-cell table:style-name="ce12" table:formula="of:=[.J21]" office:value-type="float" office:value="-1.5" calcext:value-type="float">
            <text:p>-1,5</text:p>
          </table:table-cell>
          <table:table-cell table:style-name="ce12" table:formula="of:=[.I21]" office:value-type="float" office:value="0.167476" calcext:value-type="float">
            <text:p>0,2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00.567593" calcext:value-type="float">
            <text:p>300,567593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formula="of:=CEILING([.E2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65" calcext:value-type="float">
            <text:p>865</text:p>
          </table:table-cell>
          <table:table-cell office:value-type="float" office:value="942" calcext:value-type="float">
            <text:p>942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2.991398" calcext:value-type="float">
            <text:p>2,991398</text:p>
          </table:table-cell>
          <table:table-cell table:style-name="Default" office:value-type="float" office:value="-4.660581" calcext:value-type="float">
            <text:p>-4,660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0581" calcext:value-type="float">
            <text:p>-4,660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,98</text:p>
          </table:table-cell>
          <table:table-cell office:value-type="float" office:value="299.03" calcext:value-type="float">
            <text:p>299,03</text:p>
          </table:table-cell>
          <table:table-cell office:value-type="float" office:value="6588514" calcext:value-type="float">
            <text:p>6588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664887" calcext:value-type="float">
            <text:p>301,6648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2];&quot;-&quot;;[.C22];&quot;-&quot;;[.AH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91.83" calcext:value-type="float">
            <text:p>91,83</text:p>
          </table:table-cell>
          <table:table-cell table:style-name="ce12" table:formula="of:=[.J22]" office:value-type="float" office:value="-4.660581" calcext:value-type="float">
            <text:p>-4,7</text:p>
          </table:table-cell>
          <table:table-cell table:style-name="ce12" table:formula="of:=[.I22]" office:value-type="float" office:value="2.991398" calcext:value-type="float">
            <text:p>3,0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301.664887" calcext:value-type="float">
            <text:p>301,664887</text:p>
          </table:table-cell>
          <table:table-cell table:formula="of:=ABS([.AE22]-CEILING([.AC22]))" office:value-type="float" office:value="5" calcext:value-type="float">
            <text:p>5</text:p>
          </table:table-cell>
          <table:table-cell table:formula="of:=CEILING([.E2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942" calcext:value-type="float">
            <text:p>942</text:p>
          </table:table-cell>
          <table:table-cell office:value-type="float" office:value="1935" calcext:value-type="float">
            <text:p>1935</text:p>
          </table:table-cell>
          <table:table-cell table:style-name="Default" office:value-type="float" office:value="3.632747" calcext:value-type="float">
            <text:p>3,632747</text:p>
          </table:table-cell>
          <table:table-cell table:style-name="Default" office:value-type="float" office:value="-4.780315" calcext:value-type="float">
            <text:p>-4,7803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780315" calcext:value-type="float">
            <text:p>-4,780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2" calcext:value-type="float">
            <text:p>3,62</text:p>
          </table:table-cell>
          <table:table-cell office:value-type="float" office:value="298.18" calcext:value-type="float">
            <text:p>298,18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621194" calcext:value-type="float">
            <text:p>301,6211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3];&quot;-&quot;;[.C23];&quot;-&quot;;[.AH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93.52" calcext:value-type="float">
            <text:p>93,52</text:p>
          </table:table-cell>
          <table:table-cell table:style-name="ce12" table:formula="of:=[.J23]" office:value-type="float" office:value="-4.780315" calcext:value-type="float">
            <text:p>-4,8</text:p>
          </table:table-cell>
          <table:table-cell table:style-name="ce12" table:formula="of:=[.I23]" office:value-type="float" office:value="3.632747" calcext:value-type="float">
            <text:p>3,6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301.621194" calcext:value-type="float">
            <text:p>301,621194</text:p>
          </table:table-cell>
          <table:table-cell table:formula="of:=ABS([.AE23]-CEILING([.AC23]))" office:value-type="float" office:value="5" calcext:value-type="float">
            <text:p>5</text:p>
          </table:table-cell>
          <table:table-cell table:formula="of:=CEILING([.E2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1222" calcext:value-type="float">
            <text:p>1222</text:p>
          </table:table-cell>
          <table:table-cell office:value-type="float" office:value="2833" calcext:value-type="float">
            <text:p>2833</text:p>
          </table:table-cell>
          <table:table-cell table:style-name="Default" office:value-type="float" office:value="10.446519" calcext:value-type="float">
            <text:p>10,446519</text:p>
          </table:table-cell>
          <table:table-cell table:style-name="Default" office:value-type="float" office:value="-8.446444" calcext:value-type="float">
            <text:p>-8,4464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46444" calcext:value-type="float">
            <text:p>-8,446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42" calcext:value-type="float">
            <text:p>10,42</text:p>
          </table:table-cell>
          <table:table-cell office:value-type="float" office:value="315" calcext:value-type="float">
            <text:p>315</text:p>
          </table:table-cell>
          <table:table-cell office:value-type="float" office:value="9255047" calcext:value-type="float">
            <text:p>9255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6.881447" calcext:value-type="float">
            <text:p>306,8814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4];&quot;-&quot;;[.C24];&quot;-&quot;;[.AH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93.62" calcext:value-type="float">
            <text:p>93,62</text:p>
          </table:table-cell>
          <table:table-cell table:style-name="ce12" table:formula="of:=[.J24]" office:value-type="float" office:value="-8.446444" calcext:value-type="float">
            <text:p>-8,4</text:p>
          </table:table-cell>
          <table:table-cell table:style-name="ce12" table:formula="of:=[.I24]" office:value-type="float" office:value="10.446519" calcext:value-type="float">
            <text:p>10,4</text:p>
          </table:table-cell>
          <table:table-cell table:formula="of:=[.U24]" office:value-type="float" office:value="2" calcext:value-type="float">
            <text:p>2</text:p>
          </table:table-cell>
          <table:table-cell table:formula="of:=[.V24]" office:value-type="float" office:value="306.881447" calcext:value-type="float">
            <text:p>306,881447</text:p>
          </table:table-cell>
          <table:table-cell table:formula="of:=ABS([.AE24]-CEILING([.AC24]))" office:value-type="float" office:value="10" calcext:value-type="float">
            <text:p>10</text:p>
          </table:table-cell>
          <table:table-cell table:formula="of:=CEILING([.E2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2" calcext:value-type="float">
            <text:p>1222</text:p>
          </table:table-cell>
          <table:table-cell office:value-type="float" office:value="1982" calcext:value-type="float">
            <text:p>1982</text:p>
          </table:table-cell>
          <table:table-cell table:style-name="Default" office:value-type="float" office:value="3.09678" calcext:value-type="float">
            <text:p>3,09678</text:p>
          </table:table-cell>
          <table:table-cell table:style-name="Default" office:value-type="float" office:value="-8.62457" calcext:value-type="float">
            <text:p>-8,624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2457" calcext:value-type="float">
            <text:p>-8,62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,07</text:p>
          </table:table-cell>
          <table:table-cell office:value-type="float" office:value="299.98" calcext:value-type="float">
            <text:p>299,98</text:p>
          </table:table-cell>
          <table:table-cell office:value-type="float" office:value="9084287" calcext:value-type="float">
            <text:p>9084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094308" calcext:value-type="float">
            <text:p>301,0943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5];&quot;-&quot;;[.C25];&quot;-&quot;;[.AH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100" calcext:value-type="float">
            <text:p>100</text:p>
          </table:table-cell>
          <table:table-cell table:style-name="ce12" table:formula="of:=[.J25]" office:value-type="float" office:value="-8.62457" calcext:value-type="float">
            <text:p>-8,6</text:p>
          </table:table-cell>
          <table:table-cell table:style-name="ce12" table:formula="of:=[.I25]" office:value-type="float" office:value="3.09678" calcext:value-type="float">
            <text:p>3,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301.094308" calcext:value-type="float">
            <text:p>301,094308</text:p>
          </table:table-cell>
          <table:table-cell table:formula="of:=ABS([.AE25]-CEILING([.AC25]))" office:value-type="float" office:value="9" calcext:value-type="float">
            <text:p>9</text:p>
          </table:table-cell>
          <table:table-cell table:formula="of:=CEILING([.E2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671" calcext:value-type="float">
            <text:p>2671</text:p>
          </table:table-cell>
          <table:table-cell table:style-name="Default" office:value-type="float" office:value="11.490141" calcext:value-type="float">
            <text:p>11,490141</text:p>
          </table:table-cell>
          <table:table-cell table:style-name="Default" office:value-type="float" office:value="-12.37312" calcext:value-type="float">
            <text:p>-12,373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7312" calcext:value-type="float">
            <text:p>-12,373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44" calcext:value-type="float">
            <text:p>11,44</text:p>
          </table:table-cell>
          <table:table-cell office:value-type="float" office:value="309.91" calcext:value-type="float">
            <text:p>309,91</text:p>
          </table:table-cell>
          <table:table-cell office:value-type="float" office:value="12455355" calcext:value-type="float">
            <text:p>1245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1.251783" calcext:value-type="float">
            <text:p>301,2517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6];&quot;-&quot;;[.C26];&quot;-&quot;;[.AH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100" calcext:value-type="float">
            <text:p>100</text:p>
          </table:table-cell>
          <table:table-cell table:style-name="ce12" table:formula="of:=[.J26]" office:value-type="float" office:value="-12.37312" calcext:value-type="float">
            <text:p>-12,4</text:p>
          </table:table-cell>
          <table:table-cell table:style-name="ce12" table:formula="of:=[.I26]" office:value-type="float" office:value="11.490141" calcext:value-type="float">
            <text:p>11,5</text:p>
          </table:table-cell>
          <table:table-cell table:formula="of:=[.U26]" office:value-type="float" office:value="2" calcext:value-type="float">
            <text:p>2</text:p>
          </table:table-cell>
          <table:table-cell table:formula="of:=[.V26]" office:value-type="float" office:value="301.251783" calcext:value-type="float">
            <text:p>301,251783</text:p>
          </table:table-cell>
          <table:table-cell table:formula="of:=ABS([.AE26]-CEILING([.AC26]))" office:value-type="float" office:value="14" calcext:value-type="float">
            <text:p>14</text:p>
          </table:table-cell>
          <table:table-cell table:formula="of:=CEILING([.E2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2497" calcext:value-type="float">
            <text:p>2497</text:p>
          </table:table-cell>
          <table:table-cell table:style-name="Default" office:value-type="float" office:value="6.272561" calcext:value-type="float">
            <text:p>6,272561</text:p>
          </table:table-cell>
          <table:table-cell table:style-name="Default" office:value-type="float" office:value="-12.381672" calcext:value-type="float">
            <text:p>-12,3816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1672" calcext:value-type="float">
            <text:p>-12,3816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,24</text:p>
          </table:table-cell>
          <table:table-cell office:value-type="float" office:value="310.85" calcext:value-type="float">
            <text:p>310,85</text:p>
          </table:table-cell>
          <table:table-cell office:value-type="float" office:value="12420435" calcext:value-type="float">
            <text:p>1242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6.791167" calcext:value-type="float">
            <text:p>306,7911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7];&quot;-&quot;;[.C27];&quot;-&quot;;[.AH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100" calcext:value-type="float">
            <text:p>100</text:p>
          </table:table-cell>
          <table:table-cell table:style-name="ce12" table:formula="of:=[.J27]" office:value-type="float" office:value="-12.381672" calcext:value-type="float">
            <text:p>-12,4</text:p>
          </table:table-cell>
          <table:table-cell table:style-name="ce12" table:formula="of:=[.I27]" office:value-type="float" office:value="6.272561" calcext:value-type="float">
            <text:p>6,3</text:p>
          </table:table-cell>
          <table:table-cell table:formula="of:=[.U27]" office:value-type="float" office:value="2" calcext:value-type="float">
            <text:p>2</text:p>
          </table:table-cell>
          <table:table-cell table:formula="of:=[.V27]" office:value-type="float" office:value="306.791167" calcext:value-type="float">
            <text:p>306,791167</text:p>
          </table:table-cell>
          <table:table-cell table:formula="of:=ABS([.AE27]-CEILING([.AC27]))" office:value-type="float" office:value="14" calcext:value-type="float">
            <text:p>14</text:p>
          </table:table-cell>
          <table:table-cell table:formula="of:=CEILING([.E2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358" calcext:value-type="float">
            <text:p>3358</text:p>
          </table:table-cell>
          <table:table-cell table:style-name="Default" office:value-type="float" office:value="9.979951" calcext:value-type="float">
            <text:p>9,979951</text:p>
          </table:table-cell>
          <table:table-cell table:style-name="Default" office:value-type="float" office:value="-15.683504" calcext:value-type="float">
            <text:p>-15,68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3504" calcext:value-type="float">
            <text:p>-15,68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3" calcext:value-type="float">
            <text:p>9,93</text:p>
          </table:table-cell>
          <table:table-cell office:value-type="float" office:value="316.31" calcext:value-type="float">
            <text:p>316,31</text:p>
          </table:table-cell>
          <table:table-cell office:value-type="float" office:value="17713221" calcext:value-type="float">
            <text:p>17713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8.021689" calcext:value-type="float">
            <text:p>308,0216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8];&quot;-&quot;;[.C28];&quot;-&quot;;[.AH28];&quot;-&quot;;LEFT(RIGHT([.A28];6);1))" office:value-type="string" office:string-value="r20-200-24-1" calcext:value-type="string">
            <text:p>r20-200-24-1</text:p>
          </table:table-cell>
          <table:table-cell table:formula="of:=ROUND(([.F28]/[.G28])*100;2)" office:value-type="float" office:value="100" calcext:value-type="float">
            <text:p>100</text:p>
          </table:table-cell>
          <table:table-cell table:style-name="ce12" table:formula="of:=[.J28]" office:value-type="float" office:value="-15.683504" calcext:value-type="float">
            <text:p>-15,7</text:p>
          </table:table-cell>
          <table:table-cell table:style-name="ce12" table:formula="of:=[.I28]" office:value-type="float" office:value="9.979951" calcext:value-type="float">
            <text:p>10,0</text:p>
          </table:table-cell>
          <table:table-cell table:formula="of:=[.U28]" office:value-type="float" office:value="2" calcext:value-type="float">
            <text:p>2</text:p>
          </table:table-cell>
          <table:table-cell table:formula="of:=[.V28]" office:value-type="float" office:value="308.021689" calcext:value-type="float">
            <text:p>308,021689</text:p>
          </table:table-cell>
          <table:table-cell table:formula="of:=ABS([.AE28]-CEILING([.AC28]))" office:value-type="float" office:value="17" calcext:value-type="float">
            <text:p>17</text:p>
          </table:table-cell>
          <table:table-cell table:formula="of:=CEILING([.E2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3528" calcext:value-type="float">
            <text:p>3528</text:p>
          </table:table-cell>
          <table:table-cell table:style-name="Default" office:value-type="float" office:value="10.730929" calcext:value-type="float">
            <text:p>10,730929</text:p>
          </table:table-cell>
          <table:table-cell table:style-name="Default" office:value-type="float" office:value="-15.682829" calcext:value-type="float">
            <text:p>-15,6828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82829" calcext:value-type="float">
            <text:p>-15,68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8" calcext:value-type="float">
            <text:p>10,68</text:p>
          </table:table-cell>
          <table:table-cell office:value-type="float" office:value="322.34" calcext:value-type="float">
            <text:p>322,34</text:p>
          </table:table-cell>
          <table:table-cell office:value-type="float" office:value="17704525" calcext:value-type="float">
            <text:p>17704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13.538793" calcext:value-type="float">
            <text:p>313,5387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9];&quot;-&quot;;[.C29];&quot;-&quot;;[.AH29];&quot;-&quot;;LEFT(RIGHT([.A29];6);1))" office:value-type="string" office:string-value="r20-200-24-2" calcext:value-type="string">
            <text:p>r20-200-24-2</text:p>
          </table:table-cell>
          <table:table-cell table:formula="of:=ROUND(([.F29]/[.G29])*100;2)" office:value-type="float" office:value="100" calcext:value-type="float">
            <text:p>100</text:p>
          </table:table-cell>
          <table:table-cell table:style-name="ce12" table:formula="of:=[.J29]" office:value-type="float" office:value="-15.682829" calcext:value-type="float">
            <text:p>-15,7</text:p>
          </table:table-cell>
          <table:table-cell table:style-name="ce12" table:formula="of:=[.I29]" office:value-type="float" office:value="10.730929" calcext:value-type="float">
            <text:p>10,7</text:p>
          </table:table-cell>
          <table:table-cell table:formula="of:=[.U29]" office:value-type="float" office:value="3" calcext:value-type="float">
            <text:p>3</text:p>
          </table:table-cell>
          <table:table-cell table:formula="of:=[.V29]" office:value-type="float" office:value="313.538793" calcext:value-type="float">
            <text:p>313,538793</text:p>
          </table:table-cell>
          <table:table-cell table:formula="of:=ABS([.AE29]-CEILING([.AC29]))" office:value-type="float" office:value="18" calcext:value-type="float">
            <text:p>18</text:p>
          </table:table-cell>
          <table:table-cell table:formula="of:=CEILING([.E2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802" calcext:value-type="float">
            <text:p>802</text:p>
          </table:table-cell>
          <table:table-cell table:style-name="Default" office:value-type="float" office:value="0.471882" calcext:value-type="float">
            <text:p>0,471882</text:p>
          </table:table-cell>
          <table:table-cell table:style-name="Default" office:value-type="float" office:value="-1.56931" calcext:value-type="float">
            <text:p>-1,569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6931" calcext:value-type="float">
            <text:p>-1,569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300.64" calcext:value-type="float">
            <text:p>300,64</text:p>
          </table:table-cell>
          <table:table-cell office:value-type="float" office:value="4150838" calcext:value-type="float">
            <text:p>415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987388" calcext:value-type="float">
            <text:p>302,9873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0];&quot;-&quot;;[.C30];&quot;-&quot;;[.AH30];&quot;-&quot;;LEFT(RIGHT([.A30];6);1))" office:value-type="string" office:string-value="r20-200-4-1" calcext:value-type="string">
            <text:p>r20-200-4-1</text:p>
          </table:table-cell>
          <table:table-cell table:formula="of:=ROUND(([.F30]/[.G30])*100;2)" office:value-type="float" office:value="100" calcext:value-type="float">
            <text:p>100</text:p>
          </table:table-cell>
          <table:table-cell table:style-name="ce12" table:formula="of:=[.J30]" office:value-type="float" office:value="-1.56931" calcext:value-type="float">
            <text:p>-1,6</text:p>
          </table:table-cell>
          <table:table-cell table:style-name="ce12" table:formula="of:=[.I30]" office:value-type="float" office:value="0.471882" calcext:value-type="float">
            <text:p>0,5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302.987388" calcext:value-type="float">
            <text:p>302,987388</text:p>
          </table:table-cell>
          <table:table-cell table:formula="of:=ABS([.AE30]-CEILING([.AC30]))" office:value-type="float" office:value="2" calcext:value-type="float">
            <text:p>2</text:p>
          </table:table-cell>
          <table:table-cell table:formula="of:=CEILING([.E3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 table:style-name="Default" office:value-type="float" office:value="0.27986" calcext:value-type="float">
            <text:p>0,2798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81.25" calcext:value-type="float">
            <text:p>281,25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93747" calcext:value-type="float">
            <text:p>300,0937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1];&quot;-&quot;;[.C31];&quot;-&quot;;[.AH31];&quot;-&quot;;LEFT(RIGHT([.A31];6);1))" office:value-type="string" office:string-value="r20-200-4-2" calcext:value-type="string">
            <text:p>r20-200-4-2</text:p>
          </table:table-cell>
          <table:table-cell table:formula="of:=ROUND(([.F31]/[.G31])*100;2)" office:value-type="float" office:value="100" calcext:value-type="float">
            <text:p>100</text:p>
          </table:table-cell>
          <table:table-cell table:style-name="ce12" table:formula="of:=[.J31]" office:value-type="float" office:value="-1.5" calcext:value-type="float">
            <text:p>-1,5</text:p>
          </table:table-cell>
          <table:table-cell table:style-name="ce12" table:formula="of:=[.I31]" office:value-type="float" office:value="0.27986" calcext:value-type="float">
            <text:p>0,3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93747" calcext:value-type="float">
            <text:p>300,093747</text:p>
          </table:table-cell>
          <table:table-cell table:formula="of:=ABS([.AE31]-CEILING([.AC31]))" office:value-type="float" office:value="2" calcext:value-type="float">
            <text:p>2</text:p>
          </table:table-cell>
          <table:table-cell table:formula="of:=CEILING([.E3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2261" calcext:value-type="float">
            <text:p>2261</text:p>
          </table:table-cell>
          <table:table-cell table:style-name="Default" office:value-type="float" office:value="3.219274" calcext:value-type="float">
            <text:p>3,219274</text:p>
          </table:table-cell>
          <table:table-cell table:style-name="Default" office:value-type="float" office:value="-4.664414" calcext:value-type="float">
            <text:p>-4,6644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4414" calcext:value-type="float">
            <text:p>-4,664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1" calcext:value-type="float">
            <text:p>3,21</text:p>
          </table:table-cell>
          <table:table-cell office:value-type="float" office:value="299.59" calcext:value-type="float">
            <text:p>299,59</text:p>
          </table:table-cell>
          <table:table-cell office:value-type="float" office:value="8098704" calcext:value-type="float">
            <text:p>8098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2.366136" calcext:value-type="float">
            <text:p>302,3661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2];&quot;-&quot;;[.C32];&quot;-&quot;;[.AH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93.78" calcext:value-type="float">
            <text:p>93,78</text:p>
          </table:table-cell>
          <table:table-cell table:style-name="ce12" table:formula="of:=[.J32]" office:value-type="float" office:value="-4.664414" calcext:value-type="float">
            <text:p>-4,7</text:p>
          </table:table-cell>
          <table:table-cell table:style-name="ce12" table:formula="of:=[.I32]" office:value-type="float" office:value="3.219274" calcext:value-type="float">
            <text:p>3,2</text:p>
          </table:table-cell>
          <table:table-cell table:formula="of:=[.U32]" office:value-type="float" office:value="2" calcext:value-type="float">
            <text:p>2</text:p>
          </table:table-cell>
          <table:table-cell table:formula="of:=[.V32]" office:value-type="float" office:value="302.366136" calcext:value-type="float">
            <text:p>302,366136</text:p>
          </table:table-cell>
          <table:table-cell table:formula="of:=ABS([.AE32]-CEILING([.AC32]))" office:value-type="float" office:value="6" calcext:value-type="float">
            <text:p>6</text:p>
          </table:table-cell>
          <table:table-cell table:formula="of:=CEILING([.E3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78" calcext:value-type="float">
            <text:p>1078</text:p>
          </table:table-cell>
          <table:table-cell office:value-type="float" office:value="1142" calcext:value-type="float">
            <text:p>1142</text:p>
          </table:table-cell>
          <table:table-cell office:value-type="float" office:value="2139" calcext:value-type="float">
            <text:p>2139</text:p>
          </table:table-cell>
          <table:table-cell table:style-name="Default" office:value-type="float" office:value="4.871306" calcext:value-type="float">
            <text:p>4,871306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85" calcext:value-type="float">
            <text:p>4,85</text:p>
          </table:table-cell>
          <table:table-cell office:value-type="float" office:value="303.23" calcext:value-type="float">
            <text:p>303,23</text:p>
          </table:table-cell>
          <table:table-cell office:value-type="float" office:value="8114544" calcext:value-type="float">
            <text:p>8114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4.893341" calcext:value-type="float">
            <text:p>304,8933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3];&quot;-&quot;;[.C33];&quot;-&quot;;[.AH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94.4" calcext:value-type="float">
            <text:p>94,4</text:p>
          </table:table-cell>
          <table:table-cell table:style-name="ce12" table:formula="of:=[.J33]" office:value-type="float" office:value="-4.666667" calcext:value-type="float">
            <text:p>-4,7</text:p>
          </table:table-cell>
          <table:table-cell table:style-name="ce12" table:formula="of:=[.I33]" office:value-type="float" office:value="4.871306" calcext:value-type="float">
            <text:p>4,9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304.893341" calcext:value-type="float">
            <text:p>304,893341</text:p>
          </table:table-cell>
          <table:table-cell table:formula="of:=ABS([.AE33]-CEILING([.AC33]))" office:value-type="float" office:value="5" calcext:value-type="float">
            <text:p>5</text:p>
          </table:table-cell>
          <table:table-cell table:formula="of:=CEILING([.E3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317" calcext:value-type="float">
            <text:p>2317</text:p>
          </table:table-cell>
          <table:table-cell table:style-name="Default" office:value-type="float" office:value="4.308613" calcext:value-type="float">
            <text:p>4,308613</text:p>
          </table:table-cell>
          <table:table-cell table:style-name="Default" office:value-type="float" office:value="-8.515342" calcext:value-type="float">
            <text:p>-8,5153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15342" calcext:value-type="float">
            <text:p>-8,515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8" calcext:value-type="float">
            <text:p>4,28</text:p>
          </table:table-cell>
          <table:table-cell office:value-type="float" office:value="306.37" calcext:value-type="float">
            <text:p>306,37</text:p>
          </table:table-cell>
          <table:table-cell office:value-type="float" office:value="11189464" calcext:value-type="float">
            <text:p>1118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4.803365" calcext:value-type="float">
            <text:p>304,8033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4];&quot;-&quot;;[.C34];&quot;-&quot;;[.AH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100" calcext:value-type="float">
            <text:p>100</text:p>
          </table:table-cell>
          <table:table-cell table:style-name="ce12" table:formula="of:=[.J34]" office:value-type="float" office:value="-8.515342" calcext:value-type="float">
            <text:p>-8,5</text:p>
          </table:table-cell>
          <table:table-cell table:style-name="ce12" table:formula="of:=[.I34]" office:value-type="float" office:value="4.308613" calcext:value-type="float">
            <text:p>4,3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304.803365" calcext:value-type="float">
            <text:p>304,803365</text:p>
          </table:table-cell>
          <table:table-cell table:formula="of:=ABS([.AE34]-CEILING([.AC34]))" office:value-type="float" office:value="10" calcext:value-type="float">
            <text:p>10</text:p>
          </table:table-cell>
          <table:table-cell table:formula="of:=CEILING([.E3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2585" calcext:value-type="float">
            <text:p>2585</text:p>
          </table:table-cell>
          <table:table-cell table:style-name="Default" office:value-type="float" office:value="9.707183" calcext:value-type="float">
            <text:p>9,707183</text:p>
          </table:table-cell>
          <table:table-cell table:style-name="Default" office:value-type="float" office:value="-8.601049" calcext:value-type="float">
            <text:p>-8,60104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601049" calcext:value-type="float">
            <text:p>-8,6010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68" calcext:value-type="float">
            <text:p>9,68</text:p>
          </table:table-cell>
          <table:table-cell office:value-type="float" office:value="310.69" calcext:value-type="float">
            <text:p>310,69</text:p>
          </table:table-cell>
          <table:table-cell office:value-type="float" office:value="11177192" calcext:value-type="float">
            <text:p>11177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3.778432" calcext:value-type="float">
            <text:p>303,7784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5];&quot;-&quot;;[.C35];&quot;-&quot;;[.AH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100" calcext:value-type="float">
            <text:p>100</text:p>
          </table:table-cell>
          <table:table-cell table:style-name="ce12" table:formula="of:=[.J35]" office:value-type="float" office:value="-8.601049" calcext:value-type="float">
            <text:p>-8,6</text:p>
          </table:table-cell>
          <table:table-cell table:style-name="ce12" table:formula="of:=[.I35]" office:value-type="float" office:value="9.707183" calcext:value-type="float">
            <text:p>9,7</text:p>
          </table:table-cell>
          <table:table-cell table:formula="of:=[.U35]" office:value-type="float" office:value="3" calcext:value-type="float">
            <text:p>3</text:p>
          </table:table-cell>
          <table:table-cell table:formula="of:=[.V35]" office:value-type="float" office:value="303.778432" calcext:value-type="float">
            <text:p>303,778432</text:p>
          </table:table-cell>
          <table:table-cell table:formula="of:=ABS([.AE35]-CEILING([.AC35]))" office:value-type="float" office:value="11" calcext:value-type="float">
            <text:p>11</text:p>
          </table:table-cell>
          <table:table-cell table:formula="of:=CEILING([.E3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085" calcext:value-type="float">
            <text:p>3085</text:p>
          </table:table-cell>
          <table:table-cell table:style-name="Default" office:value-type="float" office:value="8.979256" calcext:value-type="float">
            <text:p>8,979256</text:p>
          </table:table-cell>
          <table:table-cell table:style-name="Default" office:value-type="float" office:value="-12.35051" calcext:value-type="float">
            <text:p>-12,3505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5051" calcext:value-type="float">
            <text:p>-12,350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93" calcext:value-type="float">
            <text:p>8,93</text:p>
          </table:table-cell>
          <table:table-cell office:value-type="float" office:value="323.85" calcext:value-type="float">
            <text:p>323,85</text:p>
          </table:table-cell>
          <table:table-cell office:value-type="float" office:value="15348177" calcext:value-type="float">
            <text:p>15348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16.197924" calcext:value-type="float">
            <text:p>316,1979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6];&quot;-&quot;;[.C36];&quot;-&quot;;[.AH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100" calcext:value-type="float">
            <text:p>100</text:p>
          </table:table-cell>
          <table:table-cell table:style-name="ce12" table:formula="of:=[.J36]" office:value-type="float" office:value="-12.35051" calcext:value-type="float">
            <text:p>-12,4</text:p>
          </table:table-cell>
          <table:table-cell table:style-name="ce12" table:formula="of:=[.I36]" office:value-type="float" office:value="8.979256" calcext:value-type="float">
            <text:p>9,0</text:p>
          </table:table-cell>
          <table:table-cell table:formula="of:=[.U36]" office:value-type="float" office:value="4" calcext:value-type="float">
            <text:p>4</text:p>
          </table:table-cell>
          <table:table-cell table:formula="of:=[.V36]" office:value-type="float" office:value="316.197924" calcext:value-type="float">
            <text:p>316,197924</text:p>
          </table:table-cell>
          <table:table-cell table:formula="of:=ABS([.AE36]-CEILING([.AC36]))" office:value-type="float" office:value="16" calcext:value-type="float">
            <text:p>16</text:p>
          </table:table-cell>
          <table:table-cell table:formula="of:=CEILING([.E3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3168" calcext:value-type="float">
            <text:p>3168</text:p>
          </table:table-cell>
          <table:table-cell table:style-name="Default" office:value-type="float" office:value="6.779579" calcext:value-type="float">
            <text:p>6,779579</text:p>
          </table:table-cell>
          <table:table-cell table:style-name="Default" office:value-type="float" office:value="-12.380711" calcext:value-type="float">
            <text:p>-12,3807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380711" calcext:value-type="float">
            <text:p>-12,3807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3" calcext:value-type="float">
            <text:p>6,73</text:p>
          </table:table-cell>
          <table:table-cell office:value-type="float" office:value="325.76" calcext:value-type="float">
            <text:p>325,76</text:p>
          </table:table-cell>
          <table:table-cell office:value-type="float" office:value="15315817" calcext:value-type="float">
            <text:p>15315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21.638519" calcext:value-type="float">
            <text:p>321,6385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7];&quot;-&quot;;[.C37];&quot;-&quot;;[.AH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100" calcext:value-type="float">
            <text:p>100</text:p>
          </table:table-cell>
          <table:table-cell table:style-name="ce12" table:formula="of:=[.J37]" office:value-type="float" office:value="-12.380711" calcext:value-type="float">
            <text:p>-12,4</text:p>
          </table:table-cell>
          <table:table-cell table:style-name="ce12" table:formula="of:=[.I37]" office:value-type="float" office:value="6.779579" calcext:value-type="float">
            <text:p>6,8</text:p>
          </table:table-cell>
          <table:table-cell table:formula="of:=[.U37]" office:value-type="float" office:value="3" calcext:value-type="float">
            <text:p>3</text:p>
          </table:table-cell>
          <table:table-cell table:formula="of:=[.V37]" office:value-type="float" office:value="321.638519" calcext:value-type="float">
            <text:p>321,638519</text:p>
          </table:table-cell>
          <table:table-cell table:formula="of:=ABS([.AE37]-CEILING([.AC37]))" office:value-type="float" office:value="15" calcext:value-type="float">
            <text:p>15</text:p>
          </table:table-cell>
          <table:table-cell table:formula="of:=CEILING([.E3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809" calcext:value-type="float">
            <text:p>3809</text:p>
          </table:table-cell>
          <table:table-cell table:style-name="Default" office:value-type="float" office:value="15.909347" calcext:value-type="float">
            <text:p>15,909347</text:p>
          </table:table-cell>
          <table:table-cell table:style-name="Default" office:value-type="float" office:value="-15.490833" calcext:value-type="float">
            <text:p>-15,490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490833" calcext:value-type="float">
            <text:p>-15,490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83" calcext:value-type="float">
            <text:p>15,83</text:p>
          </table:table-cell>
          <table:table-cell office:value-type="float" office:value="383.59" calcext:value-type="float">
            <text:p>383,59</text:p>
          </table:table-cell>
          <table:table-cell office:value-type="float" office:value="21897342" calcext:value-type="float">
            <text:p>21897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68.771595" calcext:value-type="float">
            <text:p>368,77159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8];&quot;-&quot;;[.C38];&quot;-&quot;;[.AH38];&quot;-&quot;;LEFT(RIGHT([.A38];6);1))" office:value-type="string" office:string-value="r20-250-24-1" calcext:value-type="string">
            <text:p>r20-250-24-1</text:p>
          </table:table-cell>
          <table:table-cell table:formula="of:=ROUND(([.F38]/[.G38])*100;2)" office:value-type="float" office:value="100" calcext:value-type="float">
            <text:p>100</text:p>
          </table:table-cell>
          <table:table-cell table:style-name="ce12" table:formula="of:=[.J38]" office:value-type="float" office:value="-15.490833" calcext:value-type="float">
            <text:p>-15,5</text:p>
          </table:table-cell>
          <table:table-cell table:style-name="ce12" table:formula="of:=[.I38]" office:value-type="float" office:value="15.909347" calcext:value-type="float">
            <text:p>15,9</text:p>
          </table:table-cell>
          <table:table-cell table:formula="of:=[.U38]" office:value-type="float" office:value="5" calcext:value-type="float">
            <text:p>5</text:p>
          </table:table-cell>
          <table:table-cell table:formula="of:=[.V38]" office:value-type="float" office:value="368.771595" calcext:value-type="float">
            <text:p>368,771595</text:p>
          </table:table-cell>
          <table:table-cell table:formula="of:=ABS([.AE38]-CEILING([.AC38]))" office:value-type="float" office:value="20" calcext:value-type="float">
            <text:p>20</text:p>
          </table:table-cell>
          <table:table-cell table:formula="of:=CEILING([.E3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62" calcext:value-type="float">
            <text:p>2362</text:p>
          </table:table-cell>
          <table:table-cell office:value-type="float" office:value="3780" calcext:value-type="float">
            <text:p>3780</text:p>
          </table:table-cell>
          <table:table-cell table:style-name="Default" office:value-type="float" office:value="11.915756" calcext:value-type="float">
            <text:p>11,915756</text:p>
          </table:table-cell>
          <table:table-cell table:style-name="Default" office:value-type="float" office:value="-15.628772" calcext:value-type="float">
            <text:p>-15,6287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628772" calcext:value-type="float">
            <text:p>-15,6287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4" calcext:value-type="float">
            <text:p>11,84</text:p>
          </table:table-cell>
          <table:table-cell office:value-type="float" office:value="356.93" calcext:value-type="float">
            <text:p>356,93</text:p>
          </table:table-cell>
          <table:table-cell office:value-type="float" office:value="21882302" calcext:value-type="float">
            <text:p>2188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46.32036" calcext:value-type="float">
            <text:p>346,3203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9];&quot;-&quot;;[.C39];&quot;-&quot;;[.AH39];&quot;-&quot;;LEFT(RIGHT([.A39];6);1))" office:value-type="string" office:string-value="r20-250-24-2" calcext:value-type="string">
            <text:p>r20-250-24-2</text:p>
          </table:table-cell>
          <table:table-cell table:formula="of:=ROUND(([.F39]/[.G39])*100;2)" office:value-type="float" office:value="100" calcext:value-type="float">
            <text:p>100</text:p>
          </table:table-cell>
          <table:table-cell table:style-name="ce12" table:formula="of:=[.J39]" office:value-type="float" office:value="-15.628772" calcext:value-type="float">
            <text:p>-15,6</text:p>
          </table:table-cell>
          <table:table-cell table:style-name="ce12" table:formula="of:=[.I39]" office:value-type="float" office:value="11.915756" calcext:value-type="float">
            <text:p>11,9</text:p>
          </table:table-cell>
          <table:table-cell table:formula="of:=[.U39]" office:value-type="float" office:value="3" calcext:value-type="float">
            <text:p>3</text:p>
          </table:table-cell>
          <table:table-cell table:formula="of:=[.V39]" office:value-type="float" office:value="346.32036" calcext:value-type="float">
            <text:p>346,32036</text:p>
          </table:table-cell>
          <table:table-cell table:formula="of:=ABS([.AE39]-CEILING([.AC39]))" office:value-type="float" office:value="18" calcext:value-type="float">
            <text:p>18</text:p>
          </table:table-cell>
          <table:table-cell table:formula="of:=CEILING([.E3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51" calcext:value-type="float">
            <text:p>951</text:p>
          </table:table-cell>
          <table:table-cell table:style-name="Default" office:value-type="float" office:value="0.585969" calcext:value-type="float">
            <text:p>0,58596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286.52" calcext:value-type="float">
            <text:p>286,52</text:p>
          </table:table-cell>
          <table:table-cell office:value-type="float" office:value="5095062" calcext:value-type="float">
            <text:p>5095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008552" calcext:value-type="float">
            <text:p>301,0085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0];&quot;-&quot;;[.C40];&quot;-&quot;;[.AH40];&quot;-&quot;;LEFT(RIGHT([.A40];6);1))" office:value-type="string" office:string-value="r20-250-4-1" calcext:value-type="string">
            <text:p>r20-250-4-1</text:p>
          </table:table-cell>
          <table:table-cell table:formula="of:=ROUND(([.F40]/[.G40])*100;2)" office:value-type="float" office:value="100" calcext:value-type="float">
            <text:p>100</text:p>
          </table:table-cell>
          <table:table-cell table:style-name="ce12" table:formula="of:=[.J40]" office:value-type="float" office:value="-1.5" calcext:value-type="float">
            <text:p>-1,5</text:p>
          </table:table-cell>
          <table:table-cell table:style-name="ce12" table:formula="of:=[.I40]" office:value-type="float" office:value="0.585969" calcext:value-type="float">
            <text:p>0,6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1.008552" calcext:value-type="float">
            <text:p>301,008552</text:p>
          </table:table-cell>
          <table:table-cell table:formula="of:=ABS([.AE40]-CEILING([.AC40]))" office:value-type="float" office:value="2" calcext:value-type="float">
            <text:p>2</text:p>
          </table:table-cell>
          <table:table-cell table:formula="of:=CEILING([.E4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2" calcext:value-type="float">
            <text:p>812</text:p>
          </table:table-cell>
          <table:table-cell office:value-type="float" office:value="941" calcext:value-type="float">
            <text:p>941</text:p>
          </table:table-cell>
          <table:table-cell table:style-name="Default" office:value-type="float" office:value="0.375271" calcext:value-type="float">
            <text:p>0,375271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office:value-type="float" office:value="282.55" calcext:value-type="float">
            <text:p>282,55</text:p>
          </table:table-cell>
          <table:table-cell office:value-type="float" office:value="5095622" calcext:value-type="float">
            <text:p>5095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852797" calcext:value-type="float">
            <text:p>300,8527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1];&quot;-&quot;;[.C41];&quot;-&quot;;[.AH41];&quot;-&quot;;LEFT(RIGHT([.A41];6);1))" office:value-type="string" office:string-value="r20-250-4-2" calcext:value-type="string">
            <text:p>r20-250-4-2</text:p>
          </table:table-cell>
          <table:table-cell table:formula="of:=ROUND(([.F41]/[.G41])*100;2)" office:value-type="float" office:value="100" calcext:value-type="float">
            <text:p>100</text:p>
          </table:table-cell>
          <table:table-cell table:style-name="ce12" table:formula="of:=[.J41]" office:value-type="float" office:value="-1.5" calcext:value-type="float">
            <text:p>-1,5</text:p>
          </table:table-cell>
          <table:table-cell table:style-name="ce12" table:formula="of:=[.I41]" office:value-type="float" office:value="0.375271" calcext:value-type="float">
            <text:p>0,4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852797" calcext:value-type="float">
            <text:p>300,852797</text:p>
          </table:table-cell>
          <table:table-cell table:formula="of:=ABS([.AE41]-CEILING([.AC41]))" office:value-type="float" office:value="2" calcext:value-type="float">
            <text:p>2</text:p>
          </table:table-cell>
          <table:table-cell table:formula="of:=CEILING([.E4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style-name="Default" office:value-type="float" office:value="0.831184" calcext:value-type="float">
            <text:p>0,831184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,83</text:p>
          </table:table-cell>
          <table:table-cell office:value-type="float" office:value="288.84" calcext:value-type="float">
            <text:p>288,84</text:p>
          </table:table-cell>
          <table:table-cell office:value-type="float" office:value="2079362" calcext:value-type="float">
            <text:p>2079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559176" calcext:value-type="float">
            <text:p>300,5591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2];&quot;-&quot;;[.C42];&quot;-&quot;;[.AH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65.79" calcext:value-type="float">
            <text:p>65,79</text:p>
          </table:table-cell>
          <table:table-cell table:style-name="ce12" table:formula="of:=[.J42]" office:value-type="float" office:value="-4" calcext:value-type="float">
            <text:p>-4,0</text:p>
          </table:table-cell>
          <table:table-cell table:style-name="ce12" table:formula="of:=[.I42]" office:value-type="float" office:value="0.831184" calcext:value-type="float">
            <text:p>0,8</text:p>
          </table:table-cell>
          <table:table-cell table:formula="of:=[.U42]" office:value-type="float" office:value="1" calcext:value-type="float">
            <text:p>1</text:p>
          </table:table-cell>
          <table:table-cell table:formula="of:=[.V42]" office:value-type="float" office:value="300.559176" calcext:value-type="float">
            <text:p>300,559176</text:p>
          </table:table-cell>
          <table:table-cell table:formula="of:=ABS([.AE42]-CEILING([.AC42]))" office:value-type="float" office:value="5" calcext:value-type="float">
            <text:p>5</text:p>
          </table:table-cell>
          <table:table-cell table:formula="of:=CEILING([.E4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float" office:value="342" calcext:value-type="float">
            <text:p>342</text:p>
          </table:table-cell>
          <table:table-cell office:value-type="float" office:value="666" calcext:value-type="float">
            <text:p>666</text:p>
          </table:table-cell>
          <table:table-cell table:style-name="Default" office:value-type="float" office:value="1.050524" calcext:value-type="float">
            <text:p>1,050524</text:p>
          </table:table-cell>
          <table:table-cell table:style-name="Default" office:value-type="float" office:value="-4.921014" calcext:value-type="float">
            <text:p>-4,9210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921014" calcext:value-type="float">
            <text:p>-4,921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office:value-type="float" office:value="291.9" calcext:value-type="float">
            <text:p>291,9</text:p>
          </table:table-cell>
          <table:table-cell office:value-type="float" office:value="2081947" calcext:value-type="float">
            <text:p>208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596913" calcext:value-type="float">
            <text:p>300,5969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3];&quot;-&quot;;[.C43];&quot;-&quot;;[.AH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76.61" calcext:value-type="float">
            <text:p>76,61</text:p>
          </table:table-cell>
          <table:table-cell table:style-name="ce12" table:formula="of:=[.J43]" office:value-type="float" office:value="-4.921014" calcext:value-type="float">
            <text:p>-4,9</text:p>
          </table:table-cell>
          <table:table-cell table:style-name="ce12" table:formula="of:=[.I43]" office:value-type="float" office:value="1.050524" calcext:value-type="float">
            <text:p>1,1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300.596913" calcext:value-type="float">
            <text:p>300,596913</text:p>
          </table:table-cell>
          <table:table-cell table:formula="of:=ABS([.AE43]-CEILING([.AC43]))" office:value-type="float" office:value="4" calcext:value-type="float">
            <text:p>4</text:p>
          </table:table-cell>
          <table:table-cell table:formula="of:=CEILING([.E4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float" office:value="472" calcext:value-type="float">
            <text:p>472</text:p>
          </table:table-cell>
          <table:table-cell office:value-type="float" office:value="1501" calcext:value-type="float">
            <text:p>1501</text:p>
          </table:table-cell>
          <table:table-cell table:style-name="Default" office:value-type="float" office:value="1.516084" calcext:value-type="float">
            <text:p>1,516084</text:p>
          </table:table-cell>
          <table:table-cell table:style-name="Default" office:value-type="float" office:value="-8.56382" calcext:value-type="float">
            <text:p>-8,56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56382" calcext:value-type="float">
            <text:p>-8,56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office:value-type="float" office:value="293.84" calcext:value-type="float">
            <text:p>293,84</text:p>
          </table:table-cell>
          <table:table-cell office:value-type="float" office:value="2855759" calcext:value-type="float">
            <text:p>2855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1684" calcext:value-type="float">
            <text:p>300,0116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4];&quot;-&quot;;[.C44];&quot;-&quot;;[.AH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75.21" calcext:value-type="float">
            <text:p>75,21</text:p>
          </table:table-cell>
          <table:table-cell table:style-name="ce12" table:formula="of:=[.J44]" office:value-type="float" office:value="-8.56382" calcext:value-type="float">
            <text:p>-8,6</text:p>
          </table:table-cell>
          <table:table-cell table:style-name="ce12" table:formula="of:=[.I44]" office:value-type="float" office:value="1.516084" calcext:value-type="float">
            <text:p>1,5</text:p>
          </table:table-cell>
          <table:table-cell table:formula="of:=[.U44]" office:value-type="float" office:value="1" calcext:value-type="float">
            <text:p>1</text:p>
          </table:table-cell>
          <table:table-cell table:formula="of:=[.V44]" office:value-type="float" office:value="300.011684" calcext:value-type="float">
            <text:p>300,011684</text:p>
          </table:table-cell>
          <table:table-cell table:formula="of:=ABS([.AE44]-CEILING([.AC44]))" office:value-type="float" office:value="9" calcext:value-type="float">
            <text:p>9</text:p>
          </table:table-cell>
          <table:table-cell table:formula="of:=CEILING([.E4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float" office:value="472" calcext:value-type="float">
            <text:p>472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3.105293" calcext:value-type="float">
            <text:p>3,105293</text:p>
          </table:table-cell>
          <table:table-cell table:style-name="Default" office:value-type="float" office:value="-8.498792" calcext:value-type="float">
            <text:p>-8,4987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498792" calcext:value-type="float">
            <text:p>-8,4987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294.49" calcext:value-type="float">
            <text:p>294,49</text:p>
          </table:table-cell>
          <table:table-cell office:value-type="float" office:value="2906925" calcext:value-type="float">
            <text:p>2906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114324" calcext:value-type="float">
            <text:p>300,1143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5];&quot;-&quot;;[.C45];&quot;-&quot;;[.AH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78.81" calcext:value-type="float">
            <text:p>78,81</text:p>
          </table:table-cell>
          <table:table-cell table:style-name="ce12" table:formula="of:=[.J45]" office:value-type="float" office:value="-8.498792" calcext:value-type="float">
            <text:p>-8,5</text:p>
          </table:table-cell>
          <table:table-cell table:style-name="ce12" table:formula="of:=[.I45]" office:value-type="float" office:value="3.105293" calcext:value-type="float">
            <text:p>3,1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300.114324" calcext:value-type="float">
            <text:p>300,114324</text:p>
          </table:table-cell>
          <table:table-cell table:formula="of:=ABS([.AE45]-CEILING([.AC45]))" office:value-type="float" office:value="8" calcext:value-type="float">
            <text:p>8</text:p>
          </table:table-cell>
          <table:table-cell table:formula="of:=CEILING([.E4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76" calcext:value-type="float">
            <text:p>476</text:p>
          </table:table-cell>
          <table:table-cell office:value-type="float" office:value="602" calcext:value-type="float">
            <text:p>602</text:p>
          </table:table-cell>
          <table:table-cell office:value-type="float" office:value="1839" calcext:value-type="float">
            <text:p>1839</text:p>
          </table:table-cell>
          <table:table-cell table:style-name="Default" office:value-type="float" office:value="4.543037" calcext:value-type="float">
            <text:p>4,543037</text:p>
          </table:table-cell>
          <table:table-cell table:style-name="Default" office:value-type="float" office:value="-12.419534" calcext:value-type="float">
            <text:p>-12,4195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19534" calcext:value-type="float">
            <text:p>-12,4195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3" calcext:value-type="float">
            <text:p>4,53</text:p>
          </table:table-cell>
          <table:table-cell office:value-type="float" office:value="300.04" calcext:value-type="float">
            <text:p>300,04</text:p>
          </table:table-cell>
          <table:table-cell office:value-type="float" office:value="3855986" calcext:value-type="float">
            <text:p>3855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816032" calcext:value-type="float">
            <text:p>300,8160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6];&quot;-&quot;;[.C46];&quot;-&quot;;[.AH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79.07" calcext:value-type="float">
            <text:p>79,07</text:p>
          </table:table-cell>
          <table:table-cell table:style-name="ce12" table:formula="of:=[.J46]" office:value-type="float" office:value="-12.419534" calcext:value-type="float">
            <text:p>-12,4</text:p>
          </table:table-cell>
          <table:table-cell table:style-name="ce12" table:formula="of:=[.I46]" office:value-type="float" office:value="4.543037" calcext:value-type="float">
            <text:p>4,5</text:p>
          </table:table-cell>
          <table:table-cell table:formula="of:=[.U46]" office:value-type="float" office:value="1" calcext:value-type="float">
            <text:p>1</text:p>
          </table:table-cell>
          <table:table-cell table:formula="of:=[.V46]" office:value-type="float" office:value="300.816032" calcext:value-type="float">
            <text:p>300,816032</text:p>
          </table:table-cell>
          <table:table-cell table:formula="of:=ABS([.AE46]-CEILING([.AC46]))" office:value-type="float" office:value="13" calcext:value-type="float">
            <text:p>13</text:p>
          </table:table-cell>
          <table:table-cell table:formula="of:=CEILING([.E4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602" calcext:value-type="float">
            <text:p>602</text:p>
          </table:table-cell>
          <table:table-cell office:value-type="float" office:value="1464" calcext:value-type="float">
            <text:p>1464</text:p>
          </table:table-cell>
          <table:table-cell table:style-name="Default" office:value-type="float" office:value="2.983221" calcext:value-type="float">
            <text:p>2,983221</text:p>
          </table:table-cell>
          <table:table-cell table:style-name="Default" office:value-type="float" office:value="-12.459338" calcext:value-type="float">
            <text:p>-12,4593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.459338" calcext:value-type="float">
            <text:p>-12,459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,97</text:p>
          </table:table-cell>
          <table:table-cell office:value-type="float" office:value="296.59" calcext:value-type="float">
            <text:p>296,59</text:p>
          </table:table-cell>
          <table:table-cell office:value-type="float" office:value="3788991" calcext:value-type="float">
            <text:p>3788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425829" calcext:value-type="float">
            <text:p>300,4258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7];&quot;-&quot;;[.C47];&quot;-&quot;;[.AH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85.05" calcext:value-type="float">
            <text:p>85,05</text:p>
          </table:table-cell>
          <table:table-cell table:style-name="ce12" table:formula="of:=[.J47]" office:value-type="float" office:value="-12.459338" calcext:value-type="float">
            <text:p>-12,5</text:p>
          </table:table-cell>
          <table:table-cell table:style-name="ce12" table:formula="of:=[.I47]" office:value-type="float" office:value="2.983221" calcext:value-type="float">
            <text:p>3,0</text:p>
          </table:table-cell>
          <table:table-cell table:formula="of:=[.U47]" office:value-type="float" office:value="0" calcext:value-type="float">
            <text:p>0</text:p>
          </table:table-cell>
          <table:table-cell table:formula="of:=[.V47]" office:value-type="float" office:value="300.425829" calcext:value-type="float">
            <text:p>300,425829</text:p>
          </table:table-cell>
          <table:table-cell table:formula="of:=ABS([.AE47]-CEILING([.AC47]))" office:value-type="float" office:value="12" calcext:value-type="float">
            <text:p>12</text:p>
          </table:table-cell>
          <table:table-cell table:formula="of:=CEILING([.E4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62" calcext:value-type="float">
            <text:p>762</text:p>
          </table:table-cell>
          <table:table-cell office:value-type="float" office:value="1878" calcext:value-type="float">
            <text:p>1878</text:p>
          </table:table-cell>
          <table:table-cell table:style-name="Default" office:value-type="float" office:value="5.684078" calcext:value-type="float">
            <text:p>5,684078</text:p>
          </table:table-cell>
          <table:table-cell table:style-name="Default" office:value-type="float" office:value="-15.57229" calcext:value-type="float">
            <text:p>-15,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57229" calcext:value-type="float">
            <text:p>-15,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7" calcext:value-type="float">
            <text:p>5,67</text:p>
          </table:table-cell>
          <table:table-cell office:value-type="float" office:value="307.47" calcext:value-type="float">
            <text:p>307,47</text:p>
          </table:table-cell>
          <table:table-cell office:value-type="float" office:value="5220205" calcext:value-type="float">
            <text:p>522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4.768428" calcext:value-type="float">
            <text:p>304,76842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8];&quot;-&quot;;[.C48];&quot;-&quot;;[.AH48];&quot;-&quot;;LEFT(RIGHT([.A48];6);1))" office:value-type="string" office:string-value="r20-50-24-1" calcext:value-type="string">
            <text:p>r20-50-24-1</text:p>
          </table:table-cell>
          <table:table-cell table:formula="of:=ROUND(([.F48]/[.G48])*100;2)" office:value-type="float" office:value="89.37" calcext:value-type="float">
            <text:p>89,37</text:p>
          </table:table-cell>
          <table:table-cell table:style-name="ce12" table:formula="of:=[.J48]" office:value-type="float" office:value="-15.57229" calcext:value-type="float">
            <text:p>-15,6</text:p>
          </table:table-cell>
          <table:table-cell table:style-name="ce12" table:formula="of:=[.I48]" office:value-type="float" office:value="5.684078" calcext:value-type="float">
            <text:p>5,7</text:p>
          </table:table-cell>
          <table:table-cell table:formula="of:=[.U48]" office:value-type="float" office:value="1" calcext:value-type="float">
            <text:p>1</text:p>
          </table:table-cell>
          <table:table-cell table:formula="of:=[.V48]" office:value-type="float" office:value="304.768428" calcext:value-type="float">
            <text:p>304,768428</text:p>
          </table:table-cell>
          <table:table-cell table:formula="of:=ABS([.AE48]-CEILING([.AC48]))" office:value-type="float" office:value="16" calcext:value-type="float">
            <text:p>16</text:p>
          </table:table-cell>
          <table:table-cell table:formula="of:=CEILING([.E4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1868" calcext:value-type="float">
            <text:p>1868</text:p>
          </table:table-cell>
          <table:table-cell table:style-name="Default" office:value-type="float" office:value="1.889878" calcext:value-type="float">
            <text:p>1,889878</text:p>
          </table:table-cell>
          <table:table-cell table:style-name="Default" office:value-type="float" office:value="-15.763177" calcext:value-type="float">
            <text:p>-15,76317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5.763177" calcext:value-type="float">
            <text:p>-15,763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,87</text:p>
          </table:table-cell>
          <table:table-cell office:value-type="float" office:value="300.91" calcext:value-type="float">
            <text:p>300,91</text:p>
          </table:table-cell>
          <table:table-cell office:value-type="float" office:value="5194389" calcext:value-type="float">
            <text:p>5194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598761" calcext:value-type="float">
            <text:p>302,59876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9];&quot;-&quot;;[.C49];&quot;-&quot;;[.AH49];&quot;-&quot;;LEFT(RIGHT([.A49];6);1))" office:value-type="string" office:string-value="r20-50-24-2" calcext:value-type="string">
            <text:p>r20-50-24-2</text:p>
          </table:table-cell>
          <table:table-cell table:formula="of:=ROUND(([.F49]/[.G49])*100;2)" office:value-type="float" office:value="89.11" calcext:value-type="float">
            <text:p>89,11</text:p>
          </table:table-cell>
          <table:table-cell table:style-name="ce12" table:formula="of:=[.J49]" office:value-type="float" office:value="-15.763177" calcext:value-type="float">
            <text:p>-15,8</text:p>
          </table:table-cell>
          <table:table-cell table:style-name="ce12" table:formula="of:=[.I49]" office:value-type="float" office:value="1.889878" calcext:value-type="float">
            <text:p>1,9</text:p>
          </table:table-cell>
          <table:table-cell table:formula="of:=[.U49]" office:value-type="float" office:value="1" calcext:value-type="float">
            <text:p>1</text:p>
          </table:table-cell>
          <table:table-cell table:formula="of:=[.V49]" office:value-type="float" office:value="302.598761" calcext:value-type="float">
            <text:p>302,598761</text:p>
          </table:table-cell>
          <table:table-cell table:formula="of:=ABS([.AE49]-CEILING([.AC49]))" office:value-type="float" office:value="16" calcext:value-type="float">
            <text:p>16</text:p>
          </table:table-cell>
          <table:table-cell table:formula="of:=CEILING([.E4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.119015" calcext:value-type="float">
            <text:p>0,11901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273.53" calcext:value-type="float">
            <text:p>273,53</text:p>
          </table:table-cell>
          <table:table-cell office:value-type="float" office:value="1291323" calcext:value-type="float">
            <text:p>1291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03222" calcext:value-type="float">
            <text:p>300,1032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0];&quot;-&quot;;[.C50];&quot;-&quot;;[.AH50];&quot;-&quot;;LEFT(RIGHT([.A50];6);1))" office:value-type="string" office:string-value="r20-50-4-1" calcext:value-type="string">
            <text:p>r20-50-4-1</text:p>
          </table:table-cell>
          <table:table-cell table:formula="of:=ROUND(([.F50]/[.G50])*100;2)" office:value-type="float" office:value="100" calcext:value-type="float">
            <text:p>100</text:p>
          </table:table-cell>
          <table:table-cell table:style-name="ce12" table:formula="of:=[.J50]" office:value-type="float" office:value="-1.5" calcext:value-type="float">
            <text:p>-1,5</text:p>
          </table:table-cell>
          <table:table-cell table:style-name="ce12" table:formula="of:=[.I50]" office:value-type="float" office:value="0.119015" calcext:value-type="float">
            <text:p>0,1</text:p>
          </table:table-cell>
          <table:table-cell table:formula="of:=[.U50]" office:value-type="float" office:value="1" calcext:value-type="float">
            <text:p>1</text:p>
          </table:table-cell>
          <table:table-cell table:formula="of:=[.V50]" office:value-type="float" office:value="300.103222" calcext:value-type="float">
            <text:p>300,103222</text:p>
          </table:table-cell>
          <table:table-cell table:formula="of:=ABS([.AE50]-CEILING([.AC50]))" office:value-type="float" office:value="2" calcext:value-type="float">
            <text:p>2</text:p>
          </table:table-cell>
          <table:table-cell table:formula="of:=CEILING([.E5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0.081915" calcext:value-type="float">
            <text:p>0,08191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68.94" calcext:value-type="float">
            <text:p>268,94</text:p>
          </table:table-cell>
          <table:table-cell office:value-type="float" office:value="1295355" calcext:value-type="float">
            <text:p>1295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44522" calcext:value-type="float">
            <text:p>300,1445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1];&quot;-&quot;;[.C51];&quot;-&quot;;[.AH51];&quot;-&quot;;LEFT(RIGHT([.A51];6);1))" office:value-type="string" office:string-value="r20-50-4-2" calcext:value-type="string">
            <text:p>r20-50-4-2</text:p>
          </table:table-cell>
          <table:table-cell table:formula="of:=ROUND(([.F51]/[.G51])*100;2)" office:value-type="float" office:value="80.19" calcext:value-type="float">
            <text:p>80,19</text:p>
          </table:table-cell>
          <table:table-cell table:style-name="ce12" table:formula="of:=[.J51]" office:value-type="float" office:value="-1.5" calcext:value-type="float">
            <text:p>-1,5</text:p>
          </table:table-cell>
          <table:table-cell table:style-name="ce12" table:formula="of:=[.I51]" office:value-type="float" office:value="0.081915" calcext:value-type="float">
            <text:p>0,1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300.144522" calcext:value-type="float">
            <text:p>300,144522</text:p>
          </table:table-cell>
          <table:table-cell table:formula="of:=ABS([.AE51]-CEILING([.AC51]))" office:value-type="float" office:value="2" calcext:value-type="float">
            <text:p>2</text:p>
          </table:table-cell>
          <table:table-cell table:formula="of:=CEILING([.E5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47" calcext:value-type="float">
            <text:p>447</text:p>
          </table:table-cell>
          <table:table-cell table:style-name="Default" office:value-type="float" office:value="0.179261" calcext:value-type="float">
            <text:p>0,179261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86.71" calcext:value-type="float">
            <text:p>286,71</text:p>
          </table:table-cell>
          <table:table-cell office:value-type="float" office:value="3242975" calcext:value-type="float">
            <text:p>324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0678" calcext:value-type="float">
            <text:p>300,006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2];&quot;-&quot;;[.C52];&quot;-&quot;;[.AH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99.77" calcext:value-type="float">
            <text:p>99,77</text:p>
          </table:table-cell>
          <table:table-cell table:style-name="ce12" table:formula="of:=[.J52]" office:value-type="float" office:value="-4.666667" calcext:value-type="float">
            <text:p>-4,7</text:p>
          </table:table-cell>
          <table:table-cell table:style-name="ce12" table:formula="of:=[.I52]" office:value-type="float" office:value="0.179261" calcext:value-type="float">
            <text:p>0,2</text:p>
          </table:table-cell>
          <table:table-cell table:formula="of:=[.U52]" office:value-type="float" office:value="2" calcext:value-type="float">
            <text:p>2</text:p>
          </table:table-cell>
          <table:table-cell table:formula="of:=[.V52]" office:value-type="float" office:value="300.00678" calcext:value-type="float">
            <text:p>300,00678</text:p>
          </table:table-cell>
          <table:table-cell table:formula="of:=ABS([.AE52]-CEILING([.AC52]))" office:value-type="float" office:value="6" calcext:value-type="float">
            <text:p>6</text:p>
          </table:table-cell>
          <table:table-cell table:formula="of:=CEILING([.E5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0.276652" calcext:value-type="float">
            <text:p>0,276652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87.77" calcext:value-type="float">
            <text:p>287,77</text:p>
          </table:table-cell>
          <table:table-cell office:value-type="float" office:value="3255463" calcext:value-type="float">
            <text:p>3255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395091" calcext:value-type="float">
            <text:p>300,3950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3];&quot;-&quot;;[.C53];&quot;-&quot;;[.AH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99.77" calcext:value-type="float">
            <text:p>99,77</text:p>
          </table:table-cell>
          <table:table-cell table:style-name="ce12" table:formula="of:=[.J53]" office:value-type="float" office:value="-4.666667" calcext:value-type="float">
            <text:p>-4,7</text:p>
          </table:table-cell>
          <table:table-cell table:style-name="ce12" table:formula="of:=[.I53]" office:value-type="float" office:value="0.276652" calcext:value-type="float">
            <text:p>0,3</text:p>
          </table:table-cell>
          <table:table-cell table:formula="of:=[.U53]" office:value-type="float" office:value="2" calcext:value-type="float">
            <text:p>2</text:p>
          </table:table-cell>
          <table:table-cell table:formula="of:=[.V53]" office:value-type="float" office:value="300.395091" calcext:value-type="float">
            <text:p>300,395091</text:p>
          </table:table-cell>
          <table:table-cell table:formula="of:=ABS([.AE53]-CEILING([.AC53]))" office:value-type="float" office:value="6" calcext:value-type="float">
            <text:p>6</text:p>
          </table:table-cell>
          <table:table-cell table:formula="of:=CEILING([.E5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57" calcext:value-type="float">
            <text:p>457</text:p>
          </table:table-cell>
          <table:table-cell table:style-name="Default" office:value-type="float" office:value="0.208044" calcext:value-type="float">
            <text:p>0,208044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94.56" calcext:value-type="float">
            <text:p>294,56</text:p>
          </table:table-cell>
          <table:table-cell office:value-type="float" office:value="4505589" calcext:value-type="float">
            <text:p>4505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17608" calcext:value-type="float">
            <text:p>301,176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4];&quot;-&quot;;[.C54];&quot;-&quot;;[.AH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81.5" calcext:value-type="float">
            <text:p>81,5</text:p>
          </table:table-cell>
          <table:table-cell table:style-name="ce12" table:formula="of:=[.J54]" office:value-type="float" office:value="-8.166667" calcext:value-type="float">
            <text:p>-8,2</text:p>
          </table:table-cell>
          <table:table-cell table:style-name="ce12" table:formula="of:=[.I54]" office:value-type="float" office:value="0.208044" calcext:value-type="float">
            <text:p>0,2</text:p>
          </table:table-cell>
          <table:table-cell table:formula="of:=[.U54]" office:value-type="float" office:value="3" calcext:value-type="float">
            <text:p>3</text:p>
          </table:table-cell>
          <table:table-cell table:formula="of:=[.V54]" office:value-type="float" office:value="301.17608" calcext:value-type="float">
            <text:p>301,17608</text:p>
          </table:table-cell>
          <table:table-cell table:formula="of:=ABS([.AE54]-CEILING([.AC54]))" office:value-type="float" office:value="11" calcext:value-type="float">
            <text:p>11</text:p>
          </table:table-cell>
          <table:table-cell table:formula="of:=CEILING([.E5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0.255553" calcext:value-type="float">
            <text:p>0,255553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294.49" calcext:value-type="float">
            <text:p>294,49</text:p>
          </table:table-cell>
          <table:table-cell office:value-type="float" office:value="4519589" calcext:value-type="float">
            <text:p>4519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497084" calcext:value-type="float">
            <text:p>300,4970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5];&quot;-&quot;;[.C55];&quot;-&quot;;[.AH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81.5" calcext:value-type="float">
            <text:p>81,5</text:p>
          </table:table-cell>
          <table:table-cell table:style-name="ce12" table:formula="of:=[.J55]" office:value-type="float" office:value="-8.166667" calcext:value-type="float">
            <text:p>-8,2</text:p>
          </table:table-cell>
          <table:table-cell table:style-name="ce12" table:formula="of:=[.I55]" office:value-type="float" office:value="0.255553" calcext:value-type="float">
            <text:p>0,3</text:p>
          </table:table-cell>
          <table:table-cell table:formula="of:=[.U55]" office:value-type="float" office:value="3" calcext:value-type="float">
            <text:p>3</text:p>
          </table:table-cell>
          <table:table-cell table:formula="of:=[.V55]" office:value-type="float" office:value="300.497084" calcext:value-type="float">
            <text:p>300,497084</text:p>
          </table:table-cell>
          <table:table-cell table:formula="of:=ABS([.AE55]-CEILING([.AC55]))" office:value-type="float" office:value="11" calcext:value-type="float">
            <text:p>11</text:p>
          </table:table-cell>
          <table:table-cell table:formula="of:=CEILING([.E5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office:value-type="float" office:value="662" calcext:value-type="float">
            <text:p>662</text:p>
          </table:table-cell>
          <table:table-cell office:value-type="float" office:value="479" calcext:value-type="float">
            <text:p>479</text:p>
          </table:table-cell>
          <table:table-cell table:style-name="Default" office:value-type="float" office:value="0.382258" calcext:value-type="float">
            <text:p>0,382258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office:value-type="float" office:value="295.14" calcext:value-type="float">
            <text:p>295,14</text:p>
          </table:table-cell>
          <table:table-cell office:value-type="float" office:value="6180112" calcext:value-type="float">
            <text:p>6180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20297" calcext:value-type="float">
            <text:p>300,1202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6];&quot;-&quot;;[.C56];&quot;-&quot;;[.AH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69.64" calcext:value-type="float">
            <text:p>69,64</text:p>
          </table:table-cell>
          <table:table-cell table:style-name="ce12" table:formula="of:=[.J56]" office:value-type="float" office:value="-11.166667" calcext:value-type="float">
            <text:p>-11,2</text:p>
          </table:table-cell>
          <table:table-cell table:style-name="ce12" table:formula="of:=[.I56]" office:value-type="float" office:value="0.382258" calcext:value-type="float">
            <text:p>0,4</text:p>
          </table:table-cell>
          <table:table-cell table:formula="of:=[.U56]" office:value-type="float" office:value="3" calcext:value-type="float">
            <text:p>3</text:p>
          </table:table-cell>
          <table:table-cell table:formula="of:=[.V56]" office:value-type="float" office:value="300.120297" calcext:value-type="float">
            <text:p>300,120297</text:p>
          </table:table-cell>
          <table:table-cell table:formula="of:=ABS([.AE56]-CEILING([.AC56]))" office:value-type="float" office:value="14" calcext:value-type="float">
            <text:p>14</text:p>
          </table:table-cell>
          <table:table-cell table:formula="of:=CEILING([.E5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91" calcext:value-type="float">
            <text:p>591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table:style-name="Default" office:value-type="float" office:value="0.579009" calcext:value-type="float">
            <text:p>0,57900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295.45" calcext:value-type="float">
            <text:p>295,45</text:p>
          </table:table-cell>
          <table:table-cell office:value-type="float" office:value="6160088" calcext:value-type="float">
            <text:p>616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21582" calcext:value-type="float">
            <text:p>301,2158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7];&quot;-&quot;;[.C57];&quot;-&quot;;[.AH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89.27" calcext:value-type="float">
            <text:p>89,27</text:p>
          </table:table-cell>
          <table:table-cell table:style-name="ce12" table:formula="of:=[.J57]" office:value-type="float" office:value="-11.166667" calcext:value-type="float">
            <text:p>-11,2</text:p>
          </table:table-cell>
          <table:table-cell table:style-name="ce12" table:formula="of:=[.I57]" office:value-type="float" office:value="0.579009" calcext:value-type="float">
            <text:p>0,6</text:p>
          </table:table-cell>
          <table:table-cell table:formula="of:=[.U57]" office:value-type="float" office:value="3" calcext:value-type="float">
            <text:p>3</text:p>
          </table:table-cell>
          <table:table-cell table:formula="of:=[.V57]" office:value-type="float" office:value="301.21582" calcext:value-type="float">
            <text:p>301,21582</text:p>
          </table:table-cell>
          <table:table-cell table:formula="of:=ABS([.AE57]-CEILING([.AC57]))" office:value-type="float" office:value="14" calcext:value-type="float">
            <text:p>14</text:p>
          </table:table-cell>
          <table:table-cell table:formula="of:=CEILING([.E5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office:value-type="float" office:value="874" calcext:value-type="float">
            <text:p>874</text:p>
          </table:table-cell>
          <table:table-cell office:value-type="float" office:value="532" calcext:value-type="float">
            <text:p>532</text:p>
          </table:table-cell>
          <table:table-cell table:style-name="Default" office:value-type="float" office:value="5.831024" calcext:value-type="float">
            <text:p>5,831024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2" calcext:value-type="float">
            <text:p>5,82</text:p>
          </table:table-cell>
          <table:table-cell office:value-type="float" office:value="303.74" calcext:value-type="float">
            <text:p>303,74</text:p>
          </table:table-cell>
          <table:table-cell office:value-type="float" office:value="8917531" calcext:value-type="float">
            <text:p>8917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2.623144" calcext:value-type="float">
            <text:p>302,62314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8];&quot;-&quot;;[.C58];&quot;-&quot;;[.AH58];&quot;-&quot;;LEFT(RIGHT([.A58];6);1))" office:value-type="string" office:string-value="r4-100-24-1" calcext:value-type="string">
            <text:p>r4-100-24-1</text:p>
          </table:table-cell>
          <table:table-cell table:formula="of:=ROUND(([.F58]/[.G58])*100;2)" office:value-type="float" office:value="60.64" calcext:value-type="float">
            <text:p>60,64</text:p>
          </table:table-cell>
          <table:table-cell table:style-name="ce12" table:formula="of:=[.J58]" office:value-type="float" office:value="-13" calcext:value-type="float">
            <text:p>-13,0</text:p>
          </table:table-cell>
          <table:table-cell table:style-name="ce12" table:formula="of:=[.I58]" office:value-type="float" office:value="5.831024" calcext:value-type="float">
            <text:p>5,8</text:p>
          </table:table-cell>
          <table:table-cell table:formula="of:=[.U58]" office:value-type="float" office:value="3" calcext:value-type="float">
            <text:p>3</text:p>
          </table:table-cell>
          <table:table-cell table:formula="of:=[.V58]" office:value-type="float" office:value="302.623144" calcext:value-type="float">
            <text:p>302,623144</text:p>
          </table:table-cell>
          <table:table-cell table:formula="of:=ABS([.AE58]-CEILING([.AC58]))" office:value-type="float" office:value="16" calcext:value-type="float">
            <text:p>16</text:p>
          </table:table-cell>
          <table:table-cell table:formula="of:=CEILING([.E5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874" calcext:value-type="float">
            <text:p>874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3.653538" calcext:value-type="float">
            <text:p>3,653538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,64</text:p>
          </table:table-cell>
          <table:table-cell office:value-type="float" office:value="300.49" calcext:value-type="float">
            <text:p>300,49</text:p>
          </table:table-cell>
          <table:table-cell office:value-type="float" office:value="8927227" calcext:value-type="float">
            <text:p>8927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636814" calcext:value-type="float">
            <text:p>301,6368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9];&quot;-&quot;;[.C59];&quot;-&quot;;[.AH59];&quot;-&quot;;LEFT(RIGHT([.A59];6);1))" office:value-type="string" office:string-value="r4-100-24-2" calcext:value-type="string">
            <text:p>r4-100-24-2</text:p>
          </table:table-cell>
          <table:table-cell table:formula="of:=ROUND(([.F59]/[.G59])*100;2)" office:value-type="float" office:value="62.93" calcext:value-type="float">
            <text:p>62,93</text:p>
          </table:table-cell>
          <table:table-cell table:style-name="ce12" table:formula="of:=[.J59]" office:value-type="float" office:value="-13" calcext:value-type="float">
            <text:p>-13,0</text:p>
          </table:table-cell>
          <table:table-cell table:style-name="ce12" table:formula="of:=[.I59]" office:value-type="float" office:value="3.653538" calcext:value-type="float">
            <text:p>3,7</text:p>
          </table:table-cell>
          <table:table-cell table:formula="of:=[.U59]" office:value-type="float" office:value="3" calcext:value-type="float">
            <text:p>3</text:p>
          </table:table-cell>
          <table:table-cell table:formula="of:=[.V59]" office:value-type="float" office:value="301.636814" calcext:value-type="float">
            <text:p>301,636814</text:p>
          </table:table-cell>
          <table:table-cell table:formula="of:=ABS([.AE59]-CEILING([.AC59]))" office:value-type="float" office:value="16" calcext:value-type="float">
            <text:p>16</text:p>
          </table:table-cell>
          <table:table-cell table:formula="of:=CEILING([.E5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0.065312" calcext:value-type="float">
            <text:p>0,065312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66.33" calcext:value-type="float">
            <text:p>266,33</text:p>
          </table:table-cell>
          <table:table-cell office:value-type="float" office:value="2141448" calcext:value-type="float">
            <text:p>2141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59765" calcext:value-type="float">
            <text:p>300,1597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0];&quot;-&quot;;[.C60];&quot;-&quot;;[.AH60];&quot;-&quot;;LEFT(RIGHT([.A60];6);1))" office:value-type="string" office:string-value="r4-100-4-1" calcext:value-type="string">
            <text:p>r4-100-4-1</text:p>
          </table:table-cell>
          <table:table-cell table:formula="of:=ROUND(([.F60]/[.G60])*100;2)" office:value-type="float" office:value="100" calcext:value-type="float">
            <text:p>100</text:p>
          </table:table-cell>
          <table:table-cell table:style-name="ce12" table:formula="of:=[.J60]" office:value-type="float" office:value="-1.5" calcext:value-type="float">
            <text:p>-1,5</text:p>
          </table:table-cell>
          <table:table-cell table:style-name="ce12" table:formula="of:=[.I60]" office:value-type="float" office:value="0.065312" calcext:value-type="float">
            <text:p>0,1</text:p>
          </table:table-cell>
          <table:table-cell table:formula="of:=[.U60]" office:value-type="float" office:value="2" calcext:value-type="float">
            <text:p>2</text:p>
          </table:table-cell>
          <table:table-cell table:formula="of:=[.V60]" office:value-type="float" office:value="300.159765" calcext:value-type="float">
            <text:p>300,159765</text:p>
          </table:table-cell>
          <table:table-cell table:formula="of:=ABS([.AE60]-CEILING([.AC60]))" office:value-type="float" office:value="3" calcext:value-type="float">
            <text:p>3</text:p>
          </table:table-cell>
          <table:table-cell table:formula="of:=CEILING([.E6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0.061133" calcext:value-type="float">
            <text:p>0,06113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61.52" calcext:value-type="float">
            <text:p>261,52</text:p>
          </table:table-cell>
          <table:table-cell office:value-type="float" office:value="2140744" calcext:value-type="float">
            <text:p>2140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16489" calcext:value-type="float">
            <text:p>300,1164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1];&quot;-&quot;;[.C61];&quot;-&quot;;[.AH61];&quot;-&quot;;LEFT(RIGHT([.A61];6);1))" office:value-type="string" office:string-value="r4-100-4-2" calcext:value-type="string">
            <text:p>r4-100-4-2</text:p>
          </table:table-cell>
          <table:table-cell table:formula="of:=ROUND(([.F61]/[.G61])*100;2)" office:value-type="float" office:value="100" calcext:value-type="float">
            <text:p>100</text:p>
          </table:table-cell>
          <table:table-cell table:style-name="ce12" table:formula="of:=[.J61]" office:value-type="float" office:value="-1.5" calcext:value-type="float">
            <text:p>-1,5</text:p>
          </table:table-cell>
          <table:table-cell table:style-name="ce12" table:formula="of:=[.I61]" office:value-type="float" office:value="0.061133" calcext:value-type="float">
            <text:p>0,1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300.116489" calcext:value-type="float">
            <text:p>300,116489</text:p>
          </table:table-cell>
          <table:table-cell table:formula="of:=ABS([.AE61]-CEILING([.AC61]))" office:value-type="float" office:value="3" calcext:value-type="float">
            <text:p>3</text:p>
          </table:table-cell>
          <table:table-cell table:formula="of:=CEILING([.E6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table:style-name="Default" office:value-type="float" office:value="0.28848" calcext:value-type="float">
            <text:p>0,28848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288.15" calcext:value-type="float">
            <text:p>288,15</text:p>
          </table:table-cell>
          <table:table-cell office:value-type="float" office:value="4718317" calcext:value-type="float">
            <text:p>4718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54888" calcext:value-type="float">
            <text:p>300,548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2];&quot;-&quot;;[.C62];&quot;-&quot;;[.AH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99.84" calcext:value-type="float">
            <text:p>99,84</text:p>
          </table:table-cell>
          <table:table-cell table:style-name="ce12" table:formula="of:=[.J62]" office:value-type="float" office:value="-4.666667" calcext:value-type="float">
            <text:p>-4,7</text:p>
          </table:table-cell>
          <table:table-cell table:style-name="ce12" table:formula="of:=[.I62]" office:value-type="float" office:value="0.28848" calcext:value-type="float">
            <text:p>0,3</text:p>
          </table:table-cell>
          <table:table-cell table:formula="of:=[.U62]" office:value-type="float" office:value="2" calcext:value-type="float">
            <text:p>2</text:p>
          </table:table-cell>
          <table:table-cell table:formula="of:=[.V62]" office:value-type="float" office:value="300.54888" calcext:value-type="float">
            <text:p>300,54888</text:p>
          </table:table-cell>
          <table:table-cell table:formula="of:=ABS([.AE62]-CEILING([.AC62]))" office:value-type="float" office:value="6" calcext:value-type="float">
            <text:p>6</text:p>
          </table:table-cell>
          <table:table-cell table:formula="of:=CEILING([.E6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style-name="Default" office:value-type="float" office:value="0.274147" calcext:value-type="float">
            <text:p>0,27414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84.15" calcext:value-type="float">
            <text:p>284,15</text:p>
          </table:table-cell>
          <table:table-cell office:value-type="float" office:value="4717877" calcext:value-type="float">
            <text:p>4717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491053" calcext:value-type="float">
            <text:p>300,4910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3];&quot;-&quot;;[.C63];&quot;-&quot;;[.AH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99.84" calcext:value-type="float">
            <text:p>99,84</text:p>
          </table:table-cell>
          <table:table-cell table:style-name="ce12" table:formula="of:=[.J63]" office:value-type="float" office:value="-4.666667" calcext:value-type="float">
            <text:p>-4,7</text:p>
          </table:table-cell>
          <table:table-cell table:style-name="ce12" table:formula="of:=[.I63]" office:value-type="float" office:value="0.274147" calcext:value-type="float">
            <text:p>0,3</text:p>
          </table:table-cell>
          <table:table-cell table:formula="of:=[.U63]" office:value-type="float" office:value="3" calcext:value-type="float">
            <text:p>3</text:p>
          </table:table-cell>
          <table:table-cell table:formula="of:=[.V63]" office:value-type="float" office:value="300.491053" calcext:value-type="float">
            <text:p>300,491053</text:p>
          </table:table-cell>
          <table:table-cell table:formula="of:=ABS([.AE63]-CEILING([.AC63]))" office:value-type="float" office:value="7" calcext:value-type="float">
            <text:p>7</text:p>
          </table:table-cell>
          <table:table-cell table:formula="of:=CEILING([.E6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0.329936" calcext:value-type="float">
            <text:p>0,329936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96.09" calcext:value-type="float">
            <text:p>296,09</text:p>
          </table:table-cell>
          <table:table-cell office:value-type="float" office:value="6587266" calcext:value-type="float">
            <text:p>6587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422722" calcext:value-type="float">
            <text:p>301,4227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4];&quot;-&quot;;[.C64];&quot;-&quot;;[.AH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81.03" calcext:value-type="float">
            <text:p>81,03</text:p>
          </table:table-cell>
          <table:table-cell table:style-name="ce12" table:formula="of:=[.J64]" office:value-type="float" office:value="-8.166667" calcext:value-type="float">
            <text:p>-8,2</text:p>
          </table:table-cell>
          <table:table-cell table:style-name="ce12" table:formula="of:=[.I64]" office:value-type="float" office:value="0.329936" calcext:value-type="float">
            <text:p>0,3</text:p>
          </table:table-cell>
          <table:table-cell table:formula="of:=[.U64]" office:value-type="float" office:value="3" calcext:value-type="float">
            <text:p>3</text:p>
          </table:table-cell>
          <table:table-cell table:formula="of:=[.V64]" office:value-type="float" office:value="301.422722" calcext:value-type="float">
            <text:p>301,422722</text:p>
          </table:table-cell>
          <table:table-cell table:formula="of:=ABS([.AE64]-CEILING([.AC64]))" office:value-type="float" office:value="11" calcext:value-type="float">
            <text:p>11</text:p>
          </table:table-cell>
          <table:table-cell table:formula="of:=CEILING([.E6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796" calcext:value-type="float">
            <text:p>796</text:p>
          </table:table-cell>
          <table:table-cell office:value-type="float" office:value="678" calcext:value-type="float">
            <text:p>678</text:p>
          </table:table-cell>
          <table:table-cell table:style-name="Default" office:value-type="float" office:value="0.433304" calcext:value-type="float">
            <text:p>0,433304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office:value-type="float" office:value="294.23" calcext:value-type="float">
            <text:p>294,23</text:p>
          </table:table-cell>
          <table:table-cell office:value-type="float" office:value="6603314" calcext:value-type="float">
            <text:p>6603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330301" calcext:value-type="float">
            <text:p>300,3303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5];&quot;-&quot;;[.C65];&quot;-&quot;;[.AH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81.03" calcext:value-type="float">
            <text:p>81,03</text:p>
          </table:table-cell>
          <table:table-cell table:style-name="ce12" table:formula="of:=[.J65]" office:value-type="float" office:value="-8.166667" calcext:value-type="float">
            <text:p>-8,2</text:p>
          </table:table-cell>
          <table:table-cell table:style-name="ce12" table:formula="of:=[.I65]" office:value-type="float" office:value="0.433304" calcext:value-type="float">
            <text:p>0,4</text:p>
          </table:table-cell>
          <table:table-cell table:formula="of:=[.U65]" office:value-type="float" office:value="3" calcext:value-type="float">
            <text:p>3</text:p>
          </table:table-cell>
          <table:table-cell table:formula="of:=[.V65]" office:value-type="float" office:value="300.330301" calcext:value-type="float">
            <text:p>300,330301</text:p>
          </table:table-cell>
          <table:table-cell table:formula="of:=ABS([.AE65]-CEILING([.AC65]))" office:value-type="float" office:value="11" calcext:value-type="float">
            <text:p>11</text:p>
          </table:table-cell>
          <table:table-cell table:formula="of:=CEILING([.E6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75" calcext:value-type="float">
            <text:p>675</text:p>
          </table:table-cell>
          <table:table-cell table:style-name="Default" office:value-type="float" office:value="0.616299" calcext:value-type="float">
            <text:p>0,616299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98.3" calcext:value-type="float">
            <text:p>298,3</text:p>
          </table:table-cell>
          <table:table-cell office:value-type="float" office:value="9061087" calcext:value-type="float">
            <text:p>906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745867" calcext:value-type="float">
            <text:p>300,74586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6];&quot;-&quot;;[.C66];&quot;-&quot;;[.AH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68.71" calcext:value-type="float">
            <text:p>68,71</text:p>
          </table:table-cell>
          <table:table-cell table:style-name="ce12" table:formula="of:=[.J66]" office:value-type="float" office:value="-11.166667" calcext:value-type="float">
            <text:p>-11,2</text:p>
          </table:table-cell>
          <table:table-cell table:style-name="ce12" table:formula="of:=[.I66]" office:value-type="float" office:value="0.616299" calcext:value-type="float">
            <text:p>0,6</text:p>
          </table:table-cell>
          <table:table-cell table:formula="of:=[.U66]" office:value-type="float" office:value="4" calcext:value-type="float">
            <text:p>4</text:p>
          </table:table-cell>
          <table:table-cell table:formula="of:=[.V66]" office:value-type="float" office:value="300.745867" calcext:value-type="float">
            <text:p>300,745867</text:p>
          </table:table-cell>
          <table:table-cell table:formula="of:=ABS([.AE66]-CEILING([.AC66]))" office:value-type="float" office:value="15" calcext:value-type="float">
            <text:p>15</text:p>
          </table:table-cell>
          <table:table-cell table:formula="of:=CEILING([.E6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962" calcext:value-type="float">
            <text:p>962</text:p>
          </table:table-cell>
          <table:table-cell office:value-type="float" office:value="693" calcext:value-type="float">
            <text:p>693</text:p>
          </table:table-cell>
          <table:table-cell table:style-name="Default" office:value-type="float" office:value="0.609604" calcext:value-type="float">
            <text:p>0,609604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99.81" calcext:value-type="float">
            <text:p>299,81</text:p>
          </table:table-cell>
          <table:table-cell office:value-type="float" office:value="9051471" calcext:value-type="float">
            <text:p>9051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3.034465" calcext:value-type="float">
            <text:p>303,0344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7];&quot;-&quot;;[.C67];&quot;-&quot;;[.AH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68.71" calcext:value-type="float">
            <text:p>68,71</text:p>
          </table:table-cell>
          <table:table-cell table:style-name="ce12" table:formula="of:=[.J67]" office:value-type="float" office:value="-11.166667" calcext:value-type="float">
            <text:p>-11,2</text:p>
          </table:table-cell>
          <table:table-cell table:style-name="ce12" table:formula="of:=[.I67]" office:value-type="float" office:value="0.609604" calcext:value-type="float">
            <text:p>0,6</text:p>
          </table:table-cell>
          <table:table-cell table:formula="of:=[.U67]" office:value-type="float" office:value="4" calcext:value-type="float">
            <text:p>4</text:p>
          </table:table-cell>
          <table:table-cell table:formula="of:=[.V67]" office:value-type="float" office:value="303.034465" calcext:value-type="float">
            <text:p>303,034465</text:p>
          </table:table-cell>
          <table:table-cell table:formula="of:=ABS([.AE67]-CEILING([.AC67]))" office:value-type="float" office:value="15" calcext:value-type="float">
            <text:p>15</text:p>
          </table:table-cell>
          <table:table-cell table:formula="of:=CEILING([.E67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71" calcext:value-type="float">
            <text:p>771</text:p>
          </table:table-cell>
          <table:table-cell office:value-type="float" office:value="1274" calcext:value-type="float">
            <text:p>1274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6.33431" calcext:value-type="float">
            <text:p>6,33431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,32</text:p>
          </table:table-cell>
          <table:table-cell office:value-type="float" office:value="305.36" calcext:value-type="float">
            <text:p>305,36</text:p>
          </table:table-cell>
          <table:table-cell office:value-type="float" office:value="13159847" calcext:value-type="float">
            <text:p>13159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2.480618" calcext:value-type="float">
            <text:p>302,4806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8];&quot;-&quot;;[.C68];&quot;-&quot;;[.AH68];&quot;-&quot;;LEFT(RIGHT([.A68];6);1))" office:value-type="string" office:string-value="r4-150-24-1" calcext:value-type="string">
            <text:p>r4-150-24-1</text:p>
          </table:table-cell>
          <table:table-cell table:formula="of:=ROUND(([.F68]/[.G68])*100;2)" office:value-type="float" office:value="60.52" calcext:value-type="float">
            <text:p>60,52</text:p>
          </table:table-cell>
          <table:table-cell table:style-name="ce12" table:formula="of:=[.J68]" office:value-type="float" office:value="-13" calcext:value-type="float">
            <text:p>-13,0</text:p>
          </table:table-cell>
          <table:table-cell table:style-name="ce12" table:formula="of:=[.I68]" office:value-type="float" office:value="6.33431" calcext:value-type="float">
            <text:p>6,3</text:p>
          </table:table-cell>
          <table:table-cell table:formula="of:=[.U68]" office:value-type="float" office:value="4" calcext:value-type="float">
            <text:p>4</text:p>
          </table:table-cell>
          <table:table-cell table:formula="of:=[.V68]" office:value-type="float" office:value="302.480618" calcext:value-type="float">
            <text:p>302,480618</text:p>
          </table:table-cell>
          <table:table-cell table:formula="of:=ABS([.AE68]-CEILING([.AC68]))" office:value-type="float" office:value="17" calcext:value-type="float">
            <text:p>17</text:p>
          </table:table-cell>
          <table:table-cell table:formula="of:=CEILING([.E68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92" calcext:value-type="float">
            <text:p>792</text:p>
          </table:table-cell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Default" office:value-type="float" office:value="3.915512" calcext:value-type="float">
            <text:p>3,91551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office:value-type="float" office:value="303.54" calcext:value-type="float">
            <text:p>303,54</text:p>
          </table:table-cell>
          <table:table-cell office:value-type="float" office:value="13101695" calcext:value-type="float">
            <text:p>13101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2.828871" calcext:value-type="float">
            <text:p>302,82887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9];&quot;-&quot;;[.C69];&quot;-&quot;;[.AH69];&quot;-&quot;;LEFT(RIGHT([.A69];6);1))" office:value-type="string" office:string-value="r4-150-24-2" calcext:value-type="string">
            <text:p>r4-150-24-2</text:p>
          </table:table-cell>
          <table:table-cell table:formula="of:=ROUND(([.F69]/[.G69])*100;2)" office:value-type="float" office:value="62.17" calcext:value-type="float">
            <text:p>62,17</text:p>
          </table:table-cell>
          <table:table-cell table:style-name="ce12" table:formula="of:=[.J69]" office:value-type="float" office:value="-13" calcext:value-type="float">
            <text:p>-13,0</text:p>
          </table:table-cell>
          <table:table-cell table:style-name="ce12" table:formula="of:=[.I69]" office:value-type="float" office:value="3.915512" calcext:value-type="float">
            <text:p>3,9</text:p>
          </table:table-cell>
          <table:table-cell table:formula="of:=[.U69]" office:value-type="float" office:value="4" calcext:value-type="float">
            <text:p>4</text:p>
          </table:table-cell>
          <table:table-cell table:formula="of:=[.V69]" office:value-type="float" office:value="302.828871" calcext:value-type="float">
            <text:p>302,828871</text:p>
          </table:table-cell>
          <table:table-cell table:formula="of:=ABS([.AE69]-CEILING([.AC69]))" office:value-type="float" office:value="17" calcext:value-type="float">
            <text:p>17</text:p>
          </table:table-cell>
          <table:table-cell table:formula="of:=CEILING([.E69]*(4/3)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Default" office:value-type="float" office:value="0.116455" calcext:value-type="float">
            <text:p>0,116455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68.25" calcext:value-type="float">
            <text:p>268,25</text:p>
          </table:table-cell>
          <table:table-cell office:value-type="float" office:value="3085242" calcext:value-type="float">
            <text:p>308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243536" calcext:value-type="float">
            <text:p>300,2435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0];&quot;-&quot;;[.C70];&quot;-&quot;;[.AH70];&quot;-&quot;;LEFT(RIGHT([.A70];6);1))" office:value-type="string" office:string-value="r4-150-4-1" calcext:value-type="string">
            <text:p>r4-150-4-1</text:p>
          </table:table-cell>
          <table:table-cell table:formula="of:=ROUND(([.F70]/[.G70])*100;2)" office:value-type="float" office:value="100" calcext:value-type="float">
            <text:p>100</text:p>
          </table:table-cell>
          <table:table-cell table:style-name="ce12" table:formula="of:=[.J70]" office:value-type="float" office:value="-1.5" calcext:value-type="float">
            <text:p>-1,5</text:p>
          </table:table-cell>
          <table:table-cell table:style-name="ce12" table:formula="of:=[.I70]" office:value-type="float" office:value="0.116455" calcext:value-type="float">
            <text:p>0,1</text:p>
          </table:table-cell>
          <table:table-cell table:formula="of:=[.U70]" office:value-type="float" office:value="2" calcext:value-type="float">
            <text:p>2</text:p>
          </table:table-cell>
          <table:table-cell table:formula="of:=[.V70]" office:value-type="float" office:value="300.243536" calcext:value-type="float">
            <text:p>300,243536</text:p>
          </table:table-cell>
          <table:table-cell table:formula="of:=ABS([.AE70]-CEILING([.AC70]))" office:value-type="float" office:value="3" calcext:value-type="float">
            <text:p>3</text:p>
          </table:table-cell>
          <table:table-cell table:formula="of:=CEILING([.E70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116463" calcext:value-type="float">
            <text:p>0,116463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64.32" calcext:value-type="float">
            <text:p>264,32</text:p>
          </table:table-cell>
          <table:table-cell office:value-type="float" office:value="3088850" calcext:value-type="float">
            <text:p>308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276796" calcext:value-type="float">
            <text:p>300,2767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1];&quot;-&quot;;[.C71];&quot;-&quot;;[.AH71];&quot;-&quot;;LEFT(RIGHT([.A71];6);1))" office:value-type="string" office:string-value="r4-150-4-2" calcext:value-type="string">
            <text:p>r4-150-4-2</text:p>
          </table:table-cell>
          <table:table-cell table:formula="of:=ROUND(([.F71]/[.G71])*100;2)" office:value-type="float" office:value="100" calcext:value-type="float">
            <text:p>100</text:p>
          </table:table-cell>
          <table:table-cell table:style-name="ce12" table:formula="of:=[.J71]" office:value-type="float" office:value="-1.5" calcext:value-type="float">
            <text:p>-1,5</text:p>
          </table:table-cell>
          <table:table-cell table:style-name="ce12" table:formula="of:=[.I71]" office:value-type="float" office:value="0.116463" calcext:value-type="float">
            <text:p>0,1</text:p>
          </table:table-cell>
          <table:table-cell table:formula="of:=[.U71]" office:value-type="float" office:value="2" calcext:value-type="float">
            <text:p>2</text:p>
          </table:table-cell>
          <table:table-cell table:formula="of:=[.V71]" office:value-type="float" office:value="300.276796" calcext:value-type="float">
            <text:p>300,276796</text:p>
          </table:table-cell>
          <table:table-cell table:formula="of:=ABS([.AE71]-CEILING([.AC71]))" office:value-type="float" office:value="3" calcext:value-type="float">
            <text:p>3</text:p>
          </table:table-cell>
          <table:table-cell table:formula="of:=CEILING([.E71]*(4/3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table:style-name="Default" office:value-type="float" office:value="0.339244" calcext:value-type="float">
            <text:p>0,339244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289.07" calcext:value-type="float">
            <text:p>289,07</text:p>
          </table:table-cell>
          <table:table-cell office:value-type="float" office:value="6218180" calcext:value-type="float">
            <text:p>6218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808219" calcext:value-type="float">
            <text:p>300,8082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2];&quot;-&quot;;[.C72];&quot;-&quot;;[.AH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99.88" calcext:value-type="float">
            <text:p>99,88</text:p>
          </table:table-cell>
          <table:table-cell table:style-name="ce12" table:formula="of:=[.J72]" office:value-type="float" office:value="-4.666667" calcext:value-type="float">
            <text:p>-4,7</text:p>
          </table:table-cell>
          <table:table-cell table:style-name="ce12" table:formula="of:=[.I72]" office:value-type="float" office:value="0.339244" calcext:value-type="float">
            <text:p>0,3</text:p>
          </table:table-cell>
          <table:table-cell table:formula="of:=[.U72]" office:value-type="float" office:value="3" calcext:value-type="float">
            <text:p>3</text:p>
          </table:table-cell>
          <table:table-cell table:formula="of:=[.V72]" office:value-type="float" office:value="300.808219" calcext:value-type="float">
            <text:p>300,808219</text:p>
          </table:table-cell>
          <table:table-cell table:formula="of:=ABS([.AE72]-CEILING([.AC72]))" office:value-type="float" office:value="7" calcext:value-type="float">
            <text:p>7</text:p>
          </table:table-cell>
          <table:table-cell table:formula="of:=CEILING([.E72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table:style-name="Default" office:value-type="float" office:value="0.319355" calcext:value-type="float">
            <text:p>0,319355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289.15" calcext:value-type="float">
            <text:p>289,15</text:p>
          </table:table-cell>
          <table:table-cell office:value-type="float" office:value="6211732" calcext:value-type="float">
            <text:p>6211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769938" calcext:value-type="float">
            <text:p>300,7699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3];&quot;-&quot;;[.C73];&quot;-&quot;;[.AH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99.88" calcext:value-type="float">
            <text:p>99,88</text:p>
          </table:table-cell>
          <table:table-cell table:style-name="ce12" table:formula="of:=[.J73]" office:value-type="float" office:value="-4.666667" calcext:value-type="float">
            <text:p>-4,7</text:p>
          </table:table-cell>
          <table:table-cell table:style-name="ce12" table:formula="of:=[.I73]" office:value-type="float" office:value="0.319355" calcext:value-type="float">
            <text:p>0,3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300.769938" calcext:value-type="float">
            <text:p>300,769938</text:p>
          </table:table-cell>
          <table:table-cell table:formula="of:=ABS([.AE73]-CEILING([.AC73]))" office:value-type="float" office:value="7" calcext:value-type="float">
            <text:p>7</text:p>
          </table:table-cell>
          <table:table-cell table:formula="of:=CEILING([.E73]*(4/3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0.468101" calcext:value-type="float">
            <text:p>0,468101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296.69" calcext:value-type="float">
            <text:p>296,69</text:p>
          </table:table-cell>
          <table:table-cell office:value-type="float" office:value="8733344" calcext:value-type="float">
            <text:p>873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2.033335" calcext:value-type="float">
            <text:p>302,0333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4];&quot;-&quot;;[.C74];&quot;-&quot;;[.AH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80.78" calcext:value-type="float">
            <text:p>80,78</text:p>
          </table:table-cell>
          <table:table-cell table:style-name="ce12" table:formula="of:=[.J74]" office:value-type="float" office:value="-8.166667" calcext:value-type="float">
            <text:p>-8,2</text:p>
          </table:table-cell>
          <table:table-cell table:style-name="ce12" table:formula="of:=[.I74]" office:value-type="float" office:value="0.468101" calcext:value-type="float">
            <text:p>0,5</text:p>
          </table:table-cell>
          <table:table-cell table:formula="of:=[.U74]" office:value-type="float" office:value="3" calcext:value-type="float">
            <text:p>3</text:p>
          </table:table-cell>
          <table:table-cell table:formula="of:=[.V74]" office:value-type="float" office:value="302.033335" calcext:value-type="float">
            <text:p>302,033335</text:p>
          </table:table-cell>
          <table:table-cell table:formula="of:=ABS([.AE74]-CEILING([.AC74]))" office:value-type="float" office:value="11" calcext:value-type="float">
            <text:p>11</text:p>
          </table:table-cell>
          <table:table-cell table:formula="of:=CEILING([.E74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45" calcext:value-type="float">
            <text:p>845</text:p>
          </table:table-cell>
          <table:table-cell office:value-type="float" office:value="1046" calcext:value-type="float">
            <text:p>1046</text:p>
          </table:table-cell>
          <table:table-cell office:value-type="float" office:value="1023" calcext:value-type="float">
            <text:p>1023</text:p>
          </table:table-cell>
          <table:table-cell table:style-name="Default" office:value-type="float" office:value="0.470955" calcext:value-type="float">
            <text:p>0,470955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294.48" calcext:value-type="float">
            <text:p>294,48</text:p>
          </table:table-cell>
          <table:table-cell office:value-type="float" office:value="8703152" calcext:value-type="float">
            <text:p>8703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485048" calcext:value-type="float">
            <text:p>301,4850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5];&quot;-&quot;;[.C75];&quot;-&quot;;[.AH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80.78" calcext:value-type="float">
            <text:p>80,78</text:p>
          </table:table-cell>
          <table:table-cell table:style-name="ce12" table:formula="of:=[.J75]" office:value-type="float" office:value="-8.166667" calcext:value-type="float">
            <text:p>-8,2</text:p>
          </table:table-cell>
          <table:table-cell table:style-name="ce12" table:formula="of:=[.I75]" office:value-type="float" office:value="0.470955" calcext:value-type="float">
            <text:p>0,5</text:p>
          </table:table-cell>
          <table:table-cell table:formula="of:=[.U75]" office:value-type="float" office:value="3" calcext:value-type="float">
            <text:p>3</text:p>
          </table:table-cell>
          <table:table-cell table:formula="of:=[.V75]" office:value-type="float" office:value="301.485048" calcext:value-type="float">
            <text:p>301,485048</text:p>
          </table:table-cell>
          <table:table-cell table:formula="of:=ABS([.AE75]-CEILING([.AC75]))" office:value-type="float" office:value="11" calcext:value-type="float">
            <text:p>11</text:p>
          </table:table-cell>
          <table:table-cell table:formula="of:=CEILING([.E75]*(4/3)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0.963746" calcext:value-type="float">
            <text:p>0,963746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,95</text:p>
          </table:table-cell>
          <table:table-cell office:value-type="float" office:value="297.84" calcext:value-type="float">
            <text:p>297,84</text:p>
          </table:table-cell>
          <table:table-cell office:value-type="float" office:value="11896269" calcext:value-type="float">
            <text:p>11896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83876" calcext:value-type="float">
            <text:p>300,28387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6];&quot;-&quot;;[.C76];&quot;-&quot;;[.AH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68.23" calcext:value-type="float">
            <text:p>68,23</text:p>
          </table:table-cell>
          <table:table-cell table:style-name="ce12" table:formula="of:=[.J76]" office:value-type="float" office:value="-11.166667" calcext:value-type="float">
            <text:p>-11,2</text:p>
          </table:table-cell>
          <table:table-cell table:style-name="ce12" table:formula="of:=[.I76]" office:value-type="float" office:value="0.963746" calcext:value-type="float">
            <text:p>1,0</text:p>
          </table:table-cell>
          <table:table-cell table:formula="of:=[.U76]" office:value-type="float" office:value="4" calcext:value-type="float">
            <text:p>4</text:p>
          </table:table-cell>
          <table:table-cell table:formula="of:=[.V76]" office:value-type="float" office:value="300.283876" calcext:value-type="float">
            <text:p>300,283876</text:p>
          </table:table-cell>
          <table:table-cell table:formula="of:=ABS([.AE76]-CEILING([.AC76]))" office:value-type="float" office:value="15" calcext:value-type="float">
            <text:p>15</text:p>
          </table:table-cell>
          <table:table-cell table:formula="of:=CEILING([.E76]*(4/3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262" calcext:value-type="float">
            <text:p>1262</text:p>
          </table:table-cell>
          <table:table-cell office:value-type="float" office:value="940" calcext:value-type="float">
            <text:p>940</text:p>
          </table:table-cell>
          <table:table-cell table:style-name="Default" office:value-type="float" office:value="0.939337" calcext:value-type="float">
            <text:p>0,939337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,92</text:p>
          </table:table-cell>
          <table:table-cell office:value-type="float" office:value="297.46" calcext:value-type="float">
            <text:p>297,46</text:p>
          </table:table-cell>
          <table:table-cell office:value-type="float" office:value="11947861" calcext:value-type="float">
            <text:p>11947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1.533629" calcext:value-type="float">
            <text:p>301,5336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7];&quot;-&quot;;[.C77];&quot;-&quot;;[.AH77];&quot;-&quot;;LEFT(RIGHT([.A77];6);1))" office:value-type="string" office:string-value="r4-200--2" calcext:value-type="string">
            <text:p>r4-200--2</text:p>
          </table:table-cell>
          <table:table-cell table:formula="of:=ROUND(([.F77]/[.G77])*100;2)" office:value-type="float" office:value="68.23" calcext:value-type="float">
            <text:p>68,23</text:p>
          </table:table-cell>
          <table:table-cell table:style-name="ce12" table:formula="of:=[.J77]" office:value-type="float" office:value="-11.166667" calcext:value-type="float">
            <text:p>-11,2</text:p>
          </table:table-cell>
          <table:table-cell table:style-name="ce12" table:formula="of:=[.I77]" office:value-type="float" office:value="0.939337" calcext:value-type="float">
            <text:p>0,9</text:p>
          </table:table-cell>
          <table:table-cell table:formula="of:=[.U77]" office:value-type="float" office:value="4" calcext:value-type="float">
            <text:p>4</text:p>
          </table:table-cell>
          <table:table-cell table:formula="of:=[.V77]" office:value-type="float" office:value="301.533629" calcext:value-type="float">
            <text:p>301,533629</text:p>
          </table:table-cell>
          <table:table-cell table:formula="of:=ABS([.AE77]-CEILING([.AC77])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58" calcext:value-type="float">
            <text:p>958</text:p>
          </table:table-cell>
          <table:table-cell office:value-type="float" office:value="1674" calcext:value-type="float">
            <text:p>1674</text:p>
          </table:table-cell>
          <table:table-cell office:value-type="float" office:value="905" calcext:value-type="float">
            <text:p>905</text:p>
          </table:table-cell>
          <table:table-cell table:style-name="Default" office:value-type="float" office:value="6.915397" calcext:value-type="float">
            <text:p>6,915397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,9</text:p>
          </table:table-cell>
          <table:table-cell office:value-type="float" office:value="305.44" calcext:value-type="float">
            <text:p>305,44</text:p>
          </table:table-cell>
          <table:table-cell office:value-type="float" office:value="17510394" calcext:value-type="float">
            <text:p>1751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1.373174" calcext:value-type="float">
            <text:p>301,3731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8];&quot;-&quot;;[.C78];&quot;-&quot;;[.AH78];&quot;-&quot;;LEFT(RIGHT([.A78];6);1))" office:value-type="string" office:string-value="r4-200--1" calcext:value-type="string">
            <text:p>r4-200--1</text:p>
          </table:table-cell>
          <table:table-cell table:formula="of:=ROUND(([.F78]/[.G78])*100;2)" office:value-type="float" office:value="57.23" calcext:value-type="float">
            <text:p>57,23</text:p>
          </table:table-cell>
          <table:table-cell table:style-name="ce12" table:formula="of:=[.J78]" office:value-type="float" office:value="-13" calcext:value-type="float">
            <text:p>-13,0</text:p>
          </table:table-cell>
          <table:table-cell table:style-name="ce12" table:formula="of:=[.I78]" office:value-type="float" office:value="6.915397" calcext:value-type="float">
            <text:p>6,9</text:p>
          </table:table-cell>
          <table:table-cell table:formula="of:=[.U78]" office:value-type="float" office:value="4" calcext:value-type="float">
            <text:p>4</text:p>
          </table:table-cell>
          <table:table-cell table:formula="of:=[.V78]" office:value-type="float" office:value="301.373174" calcext:value-type="float">
            <text:p>301,373174</text:p>
          </table:table-cell>
          <table:table-cell table:formula="of:=ABS([.AE78]-CEILING([.AC78])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674" calcext:value-type="float">
            <text:p>1674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7.17615" calcext:value-type="float">
            <text:p>7,17615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16" calcext:value-type="float">
            <text:p>7,16</text:p>
          </table:table-cell>
          <table:table-cell office:value-type="float" office:value="311.78" calcext:value-type="float">
            <text:p>311,78</text:p>
          </table:table-cell>
          <table:table-cell office:value-type="float" office:value="17565482" calcext:value-type="float">
            <text:p>17565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6.720999" calcext:value-type="float">
            <text:p>306,72099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9];&quot;-&quot;;[.C79];&quot;-&quot;;[.AH79];&quot;-&quot;;LEFT(RIGHT([.A79];6);1))" office:value-type="string" office:string-value="r4-200--2" calcext:value-type="string">
            <text:p>r4-200--2</text:p>
          </table:table-cell>
          <table:table-cell table:formula="of:=ROUND(([.F79]/[.G79])*100;2)" office:value-type="float" office:value="58.18" calcext:value-type="float">
            <text:p>58,18</text:p>
          </table:table-cell>
          <table:table-cell table:style-name="ce12" table:formula="of:=[.J79]" office:value-type="float" office:value="-13" calcext:value-type="float">
            <text:p>-13,0</text:p>
          </table:table-cell>
          <table:table-cell table:style-name="ce12" table:formula="of:=[.I79]" office:value-type="float" office:value="7.17615" calcext:value-type="float">
            <text:p>7,2</text:p>
          </table:table-cell>
          <table:table-cell table:formula="of:=[.U79]" office:value-type="float" office:value="4" calcext:value-type="float">
            <text:p>4</text:p>
          </table:table-cell>
          <table:table-cell table:formula="of:=[.V79]" office:value-type="float" office:value="306.720999" calcext:value-type="float">
            <text:p>306,720999</text:p>
          </table:table-cell>
          <table:table-cell table:formula="of:=ABS([.AE79]-CEILING([.AC79])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style-name="Default" office:value-type="float" office:value="0.19164" calcext:value-type="float">
            <text:p>0,19164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73.13" calcext:value-type="float">
            <text:p>273,13</text:p>
          </table:table-cell>
          <table:table-cell office:value-type="float" office:value="4053889" calcext:value-type="float">
            <text:p>4053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256204" calcext:value-type="float">
            <text:p>300,2562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0];&quot;-&quot;;[.C80];&quot;-&quot;;[.AH80];&quot;-&quot;;LEFT(RIGHT([.A80];6);1))" office:value-type="string" office:string-value="r4-200--1" calcext:value-type="string">
            <text:p>r4-200--1</text:p>
          </table:table-cell>
          <table:table-cell table:formula="of:=ROUND(([.F80]/[.G80])*100;2)" office:value-type="float" office:value="100" calcext:value-type="float">
            <text:p>100</text:p>
          </table:table-cell>
          <table:table-cell table:style-name="ce12" table:formula="of:=[.J80]" office:value-type="float" office:value="-1.5" calcext:value-type="float">
            <text:p>-1,5</text:p>
          </table:table-cell>
          <table:table-cell table:style-name="ce12" table:formula="of:=[.I80]" office:value-type="float" office:value="0.19164" calcext:value-type="float">
            <text:p>0,2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300.256204" calcext:value-type="float">
            <text:p>300,256204</text:p>
          </table:table-cell>
          <table:table-cell table:formula="of:=ABS([.AE80]-CEILING([.AC80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table:style-name="Default" office:value-type="float" office:value="0.188038" calcext:value-type="float">
            <text:p>0,18803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68.85" calcext:value-type="float">
            <text:p>268,85</text:p>
          </table:table-cell>
          <table:table-cell office:value-type="float" office:value="4051329" calcext:value-type="float">
            <text:p>405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363165" calcext:value-type="float">
            <text:p>300,3631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1];&quot;-&quot;;[.C81];&quot;-&quot;;[.AH81];&quot;-&quot;;LEFT(RIGHT([.A81];6);1))" office:value-type="string" office:string-value="r4-200--2" calcext:value-type="string">
            <text:p>r4-200--2</text:p>
          </table:table-cell>
          <table:table-cell table:formula="of:=ROUND(([.F81]/[.G81])*100;2)" office:value-type="float" office:value="100" calcext:value-type="float">
            <text:p>100</text:p>
          </table:table-cell>
          <table:table-cell table:style-name="ce12" table:formula="of:=[.J81]" office:value-type="float" office:value="-1.5" calcext:value-type="float">
            <text:p>-1,5</text:p>
          </table:table-cell>
          <table:table-cell table:style-name="ce12" table:formula="of:=[.I81]" office:value-type="float" office:value="0.188038" calcext:value-type="float">
            <text:p>0,2</text:p>
          </table:table-cell>
          <table:table-cell table:formula="of:=[.U81]" office:value-type="float" office:value="2" calcext:value-type="float">
            <text:p>2</text:p>
          </table:table-cell>
          <table:table-cell table:formula="of:=[.V81]" office:value-type="float" office:value="300.363165" calcext:value-type="float">
            <text:p>300,363165</text:p>
          </table:table-cell>
          <table:table-cell table:formula="of:=ABS([.AE81]-CEILING([.AC8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table:style-name="Default" office:value-type="float" office:value="0.424277" calcext:value-type="float">
            <text:p>0,424277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288.58" calcext:value-type="float">
            <text:p>288,58</text:p>
          </table:table-cell>
          <table:table-cell office:value-type="float" office:value="7680645" calcext:value-type="float">
            <text:p>7680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43239" calcext:value-type="float">
            <text:p>300,432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2];&quot;-&quot;;[.C82];&quot;-&quot;;[.AH82];&quot;-&quot;;LEFT(RIGHT([.A82];6);1))" office:value-type="string" office:string-value="r4-250--1" calcext:value-type="string">
            <text:p>r4-250--1</text:p>
          </table:table-cell>
          <table:table-cell table:formula="of:=ROUND(([.F82]/[.G82])*100;2)" office:value-type="float" office:value="99.9" calcext:value-type="float">
            <text:p>99,9</text:p>
          </table:table-cell>
          <table:table-cell table:style-name="ce12" table:formula="of:=[.J82]" office:value-type="float" office:value="-4.666667" calcext:value-type="float">
            <text:p>-4,7</text:p>
          </table:table-cell>
          <table:table-cell table:style-name="ce12" table:formula="of:=[.I82]" office:value-type="float" office:value="0.424277" calcext:value-type="float">
            <text:p>0,4</text:p>
          </table:table-cell>
          <table:table-cell table:formula="of:=[.U82]" office:value-type="float" office:value="3" calcext:value-type="float">
            <text:p>3</text:p>
          </table:table-cell>
          <table:table-cell table:formula="of:=[.V82]" office:value-type="float" office:value="300.43239" calcext:value-type="float">
            <text:p>300,43239</text:p>
          </table:table-cell>
          <table:table-cell table:formula="of:=ABS([.AE82]-CEILING([.AC82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523703" calcext:value-type="float">
            <text:p>0,523703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,51</text:p>
          </table:table-cell>
          <table:table-cell office:value-type="float" office:value="287.97" calcext:value-type="float">
            <text:p>287,97</text:p>
          </table:table-cell>
          <table:table-cell office:value-type="float" office:value="7686453" calcext:value-type="float">
            <text:p>7686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537325" calcext:value-type="float">
            <text:p>300,5373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3];&quot;-&quot;;[.C83];&quot;-&quot;;[.AH83];&quot;-&quot;;LEFT(RIGHT([.A83];6);1))" office:value-type="string" office:string-value="r4-250--2" calcext:value-type="string">
            <text:p>r4-250--2</text:p>
          </table:table-cell>
          <table:table-cell table:formula="of:=ROUND(([.F83]/[.G83])*100;2)" office:value-type="float" office:value="99.9" calcext:value-type="float">
            <text:p>99,9</text:p>
          </table:table-cell>
          <table:table-cell table:style-name="ce12" table:formula="of:=[.J83]" office:value-type="float" office:value="-4.666667" calcext:value-type="float">
            <text:p>-4,7</text:p>
          </table:table-cell>
          <table:table-cell table:style-name="ce12" table:formula="of:=[.I83]" office:value-type="float" office:value="0.523703" calcext:value-type="float">
            <text:p>0,5</text:p>
          </table:table-cell>
          <table:table-cell table:formula="of:=[.U83]" office:value-type="float" office:value="3" calcext:value-type="float">
            <text:p>3</text:p>
          </table:table-cell>
          <table:table-cell table:formula="of:=[.V83]" office:value-type="float" office:value="300.537325" calcext:value-type="float">
            <text:p>300,537325</text:p>
          </table:table-cell>
          <table:table-cell table:formula="of:=ABS([.AE83]-CEILING([.AC83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48" calcext:value-type="float">
            <text:p>1048</text:p>
          </table:table-cell>
          <table:table-cell table:style-name="Default" office:value-type="float" office:value="0.631913" calcext:value-type="float">
            <text:p>0,631913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,62</text:p>
          </table:table-cell>
          <table:table-cell office:value-type="float" office:value="294.97" calcext:value-type="float">
            <text:p>294,97</text:p>
          </table:table-cell>
          <table:table-cell office:value-type="float" office:value="10842880" calcext:value-type="float">
            <text:p>10842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78619" calcext:value-type="float">
            <text:p>300,2786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4];&quot;-&quot;;[.C84];&quot;-&quot;;[.AH84];&quot;-&quot;;LEFT(RIGHT([.A84];6);1))" office:value-type="string" office:string-value="r4-250--1" calcext:value-type="string">
            <text:p>r4-250--1</text:p>
          </table:table-cell>
          <table:table-cell table:formula="of:=ROUND(([.F84]/[.G84])*100;2)" office:value-type="float" office:value="80.63" calcext:value-type="float">
            <text:p>80,63</text:p>
          </table:table-cell>
          <table:table-cell table:style-name="ce12" table:formula="of:=[.J84]" office:value-type="float" office:value="-8.166667" calcext:value-type="float">
            <text:p>-8,2</text:p>
          </table:table-cell>
          <table:table-cell table:style-name="ce12" table:formula="of:=[.I84]" office:value-type="float" office:value="0.631913" calcext:value-type="float">
            <text:p>0,6</text:p>
          </table:table-cell>
          <table:table-cell table:formula="of:=[.U84]" office:value-type="float" office:value="4" calcext:value-type="float">
            <text:p>4</text:p>
          </table:table-cell>
          <table:table-cell table:formula="of:=[.V84]" office:value-type="float" office:value="300.278619" calcext:value-type="float">
            <text:p>300,278619</text:p>
          </table:table-cell>
          <table:table-cell table:formula="of:=ABS([.AE84]-CEILING([.AC84])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1296" calcext:value-type="float">
            <text:p>1296</text:p>
          </table:table-cell>
          <table:table-cell office:value-type="float" office:value="1065" calcext:value-type="float">
            <text:p>1065</text:p>
          </table:table-cell>
          <table:table-cell table:style-name="Default" office:value-type="float" office:value="0.656127" calcext:value-type="float">
            <text:p>0,656127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294.5" calcext:value-type="float">
            <text:p>294,5</text:p>
          </table:table-cell>
          <table:table-cell office:value-type="float" office:value="10847728" calcext:value-type="float">
            <text:p>10847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1.279921" calcext:value-type="float">
            <text:p>301,2799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5];&quot;-&quot;;[.C85];&quot;-&quot;;[.AH85];&quot;-&quot;;LEFT(RIGHT([.A85];6);1))" office:value-type="string" office:string-value="r4-250--2" calcext:value-type="string">
            <text:p>r4-250--2</text:p>
          </table:table-cell>
          <table:table-cell table:formula="of:=ROUND(([.F85]/[.G85])*100;2)" office:value-type="float" office:value="80.63" calcext:value-type="float">
            <text:p>80,63</text:p>
          </table:table-cell>
          <table:table-cell table:style-name="ce12" table:formula="of:=[.J85]" office:value-type="float" office:value="-8.166667" calcext:value-type="float">
            <text:p>-8,2</text:p>
          </table:table-cell>
          <table:table-cell table:style-name="ce12" table:formula="of:=[.I85]" office:value-type="float" office:value="0.656127" calcext:value-type="float">
            <text:p>0,7</text:p>
          </table:table-cell>
          <table:table-cell table:formula="of:=[.U85]" office:value-type="float" office:value="3" calcext:value-type="float">
            <text:p>3</text:p>
          </table:table-cell>
          <table:table-cell table:formula="of:=[.V85]" office:value-type="float" office:value="301.279921" calcext:value-type="float">
            <text:p>301,279921</text:p>
          </table:table-cell>
          <table:table-cell table:formula="of:=ABS([.AE85]-CEILING([.AC85])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080" calcext:value-type="float">
            <text:p>1080</text:p>
          </table:table-cell>
          <table:table-cell table:style-name="Default" office:value-type="float" office:value="1.19464" calcext:value-type="float">
            <text:p>1,19464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,17</text:p>
          </table:table-cell>
          <table:table-cell office:value-type="float" office:value="298.14" calcext:value-type="float">
            <text:p>298,14</text:p>
          </table:table-cell>
          <table:table-cell office:value-type="float" office:value="14899872" calcext:value-type="float">
            <text:p>14899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24536" calcext:value-type="float">
            <text:p>300,2245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6];&quot;-&quot;;[.C86];&quot;-&quot;;[.AH86];&quot;-&quot;;LEFT(RIGHT([.A86];6);1))" office:value-type="string" office:string-value="r4-250--1" calcext:value-type="string">
            <text:p>r4-250--1</text:p>
          </table:table-cell>
          <table:table-cell table:formula="of:=ROUND(([.F86]/[.G86])*100;2)" office:value-type="float" office:value="67.93" calcext:value-type="float">
            <text:p>67,93</text:p>
          </table:table-cell>
          <table:table-cell table:style-name="ce12" table:formula="of:=[.J86]" office:value-type="float" office:value="-11.166667" calcext:value-type="float">
            <text:p>-11,2</text:p>
          </table:table-cell>
          <table:table-cell table:style-name="ce12" table:formula="of:=[.I86]" office:value-type="float" office:value="1.19464" calcext:value-type="float">
            <text:p>1,2</text:p>
          </table:table-cell>
          <table:table-cell table:formula="of:=[.U86]" office:value-type="float" office:value="4" calcext:value-type="float">
            <text:p>4</text:p>
          </table:table-cell>
          <table:table-cell table:formula="of:=[.V86]" office:value-type="float" office:value="300.224536" calcext:value-type="float">
            <text:p>300,224536</text:p>
          </table:table-cell>
          <table:table-cell table:formula="of:=ABS([.AE86]-CEILING([.AC86])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office:value-type="float" office:value="1562" calcext:value-type="float">
            <text:p>1562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170831" calcext:value-type="float">
            <text:p>1,170831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,16</text:p>
          </table:table-cell>
          <table:table-cell office:value-type="float" office:value="306.92" calcext:value-type="float">
            <text:p>306,92</text:p>
          </table:table-cell>
          <table:table-cell office:value-type="float" office:value="14837096" calcext:value-type="float">
            <text:p>1483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8.371493" calcext:value-type="float">
            <text:p>308,37149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7];&quot;-&quot;;[.C87];&quot;-&quot;;[.AH87];&quot;-&quot;;LEFT(RIGHT([.A87];6);1))" office:value-type="string" office:string-value="r4-250--2" calcext:value-type="string">
            <text:p>r4-250--2</text:p>
          </table:table-cell>
          <table:table-cell table:formula="of:=ROUND(([.F87]/[.G87])*100;2)" office:value-type="float" office:value="67.93" calcext:value-type="float">
            <text:p>67,93</text:p>
          </table:table-cell>
          <table:table-cell table:style-name="ce12" table:formula="of:=[.J87]" office:value-type="float" office:value="-11.166667" calcext:value-type="float">
            <text:p>-11,2</text:p>
          </table:table-cell>
          <table:table-cell table:style-name="ce12" table:formula="of:=[.I87]" office:value-type="float" office:value="1.170831" calcext:value-type="float">
            <text:p>1,2</text:p>
          </table:table-cell>
          <table:table-cell table:formula="of:=[.U87]" office:value-type="float" office:value="4" calcext:value-type="float">
            <text:p>4</text:p>
          </table:table-cell>
          <table:table-cell table:formula="of:=[.V87]" office:value-type="float" office:value="308.371493" calcext:value-type="float">
            <text:p>308,371493</text:p>
          </table:table-cell>
          <table:table-cell table:formula="of:=ABS([.AE87]-CEILING([.AC87])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float" office:value="2074" calcext:value-type="float">
            <text:p>2074</text:p>
          </table:table-cell>
          <table:table-cell office:value-type="float" office:value="1121" calcext:value-type="float">
            <text:p>1121</text:p>
          </table:table-cell>
          <table:table-cell table:style-name="Default" office:value-type="float" office:value="13.729569" calcext:value-type="float">
            <text:p>13,72956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,7</text:p>
          </table:table-cell>
          <table:table-cell office:value-type="float" office:value="313.99" calcext:value-type="float">
            <text:p>313,99</text:p>
          </table:table-cell>
          <table:table-cell office:value-type="float" office:value="21658140" calcext:value-type="float">
            <text:p>21658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3.063518" calcext:value-type="float">
            <text:p>303,0635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8];&quot;-&quot;;[.C88];&quot;-&quot;;[.AH88];&quot;-&quot;;LEFT(RIGHT([.A88];6);1))" office:value-type="string" office:string-value="r4-250--1" calcext:value-type="string">
            <text:p>r4-250--1</text:p>
          </table:table-cell>
          <table:table-cell table:formula="of:=ROUND(([.F88]/[.G88])*100;2)" office:value-type="float" office:value="57.28" calcext:value-type="float">
            <text:p>57,28</text:p>
          </table:table-cell>
          <table:table-cell table:style-name="ce12" table:formula="of:=[.J88]" office:value-type="float" office:value="-13" calcext:value-type="float">
            <text:p>-13,0</text:p>
          </table:table-cell>
          <table:table-cell table:style-name="ce12" table:formula="of:=[.I88]" office:value-type="float" office:value="13.729569" calcext:value-type="float">
            <text:p>13,7</text:p>
          </table:table-cell>
          <table:table-cell table:formula="of:=[.U88]" office:value-type="float" office:value="5" calcext:value-type="float">
            <text:p>5</text:p>
          </table:table-cell>
          <table:table-cell table:formula="of:=[.V88]" office:value-type="float" office:value="303.063518" calcext:value-type="float">
            <text:p>303,063518</text:p>
          </table:table-cell>
          <table:table-cell table:formula="of:=ABS([.AE88]-CEILING([.AC88])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393" calcext:value-type="float">
            <text:p>1393</text:p>
          </table:table-cell>
          <table:table-cell office:value-type="float" office:value="2074" calcext:value-type="float">
            <text:p>2074</text:p>
          </table:table-cell>
          <table:table-cell office:value-type="float" office:value="1617" calcext:value-type="float">
            <text:p>1617</text:p>
          </table:table-cell>
          <table:table-cell table:style-name="Default" office:value-type="float" office:value="8.082409" calcext:value-type="float">
            <text:p>8,082409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6" calcext:value-type="float">
            <text:p>8,06</text:p>
          </table:table-cell>
          <table:table-cell office:value-type="float" office:value="309.91" calcext:value-type="float">
            <text:p>309,91</text:p>
          </table:table-cell>
          <table:table-cell office:value-type="float" office:value="21736588" calcext:value-type="float">
            <text:p>21736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4.150324" calcext:value-type="float">
            <text:p>304,1503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9];&quot;-&quot;;[.C89];&quot;-&quot;;[.AH89];&quot;-&quot;;LEFT(RIGHT([.A89];6);1))" office:value-type="string" office:string-value="r4-250--2" calcext:value-type="string">
            <text:p>r4-250--2</text:p>
          </table:table-cell>
          <table:table-cell table:formula="of:=ROUND(([.F89]/[.G89])*100;2)" office:value-type="float" office:value="67.16" calcext:value-type="float">
            <text:p>67,16</text:p>
          </table:table-cell>
          <table:table-cell table:style-name="ce12" table:formula="of:=[.J89]" office:value-type="float" office:value="-13" calcext:value-type="float">
            <text:p>-13,0</text:p>
          </table:table-cell>
          <table:table-cell table:style-name="ce12" table:formula="of:=[.I89]" office:value-type="float" office:value="8.082409" calcext:value-type="float">
            <text:p>8,1</text:p>
          </table:table-cell>
          <table:table-cell table:formula="of:=[.U89]" office:value-type="float" office:value="4" calcext:value-type="float">
            <text:p>4</text:p>
          </table:table-cell>
          <table:table-cell table:formula="of:=[.V89]" office:value-type="float" office:value="304.150324" calcext:value-type="float">
            <text:p>304,150324</text:p>
          </table:table-cell>
          <table:table-cell table:formula="of:=ABS([.AE89]-CEILING([.AC89])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table:style-name="Default" office:value-type="float" office:value="0.242746" calcext:value-type="float">
            <text:p>0,24274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268.92" calcext:value-type="float">
            <text:p>268,92</text:p>
          </table:table-cell>
          <table:table-cell office:value-type="float" office:value="4994206" calcext:value-type="float">
            <text:p>499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31979" calcext:value-type="float">
            <text:p>300,1319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0];&quot;-&quot;;[.C90];&quot;-&quot;;[.AH90];&quot;-&quot;;LEFT(RIGHT([.A90];6);1))" office:value-type="string" office:string-value="r4-250--1" calcext:value-type="string">
            <text:p>r4-250--1</text:p>
          </table:table-cell>
          <table:table-cell table:formula="of:=ROUND(([.F90]/[.G90])*100;2)" office:value-type="float" office:value="100" calcext:value-type="float">
            <text:p>100</text:p>
          </table:table-cell>
          <table:table-cell table:style-name="ce12" table:formula="of:=[.J90]" office:value-type="float" office:value="-1.5" calcext:value-type="float">
            <text:p>-1,5</text:p>
          </table:table-cell>
          <table:table-cell table:style-name="ce12" table:formula="of:=[.I90]" office:value-type="float" office:value="0.242746" calcext:value-type="float">
            <text:p>0,2</text:p>
          </table:table-cell>
          <table:table-cell table:formula="of:=[.U90]" office:value-type="float" office:value="2" calcext:value-type="float">
            <text:p>2</text:p>
          </table:table-cell>
          <table:table-cell table:formula="of:=[.V90]" office:value-type="float" office:value="300.131979" calcext:value-type="float">
            <text:p>300,131979</text:p>
          </table:table-cell>
          <table:table-cell table:formula="of:=ABS([.AE90]-CEILING([.AC9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71" calcext:value-type="float">
            <text:p>771</text:p>
          </table:table-cell>
          <table:table-cell table:style-name="Default" office:value-type="float" office:value="0.264316" calcext:value-type="float">
            <text:p>0,264316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277.25" calcext:value-type="float">
            <text:p>277,25</text:p>
          </table:table-cell>
          <table:table-cell office:value-type="float" office:value="4992942" calcext:value-type="float">
            <text:p>499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419077" calcext:value-type="float">
            <text:p>300,4190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1];&quot;-&quot;;[.C91];&quot;-&quot;;[.AH91];&quot;-&quot;;LEFT(RIGHT([.A91];6);1))" office:value-type="string" office:string-value="r4-250--2" calcext:value-type="string">
            <text:p>r4-250--2</text:p>
          </table:table-cell>
          <table:table-cell table:formula="of:=ROUND(([.F91]/[.G91])*100;2)" office:value-type="float" office:value="100" calcext:value-type="float">
            <text:p>100</text:p>
          </table:table-cell>
          <table:table-cell table:style-name="ce12" table:formula="of:=[.J91]" office:value-type="float" office:value="-1.5" calcext:value-type="float">
            <text:p>-1,5</text:p>
          </table:table-cell>
          <table:table-cell table:style-name="ce12" table:formula="of:=[.I91]" office:value-type="float" office:value="0.264316" calcext:value-type="float">
            <text:p>0,3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300.419077" calcext:value-type="float">
            <text:p>300,419077</text:p>
          </table:table-cell>
          <table:table-cell table:formula="of:=ABS([.AE91]-CEILING([.AC9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  <table:table-cell table:style-name="Default" office:value-type="float" office:value="0.064968" calcext:value-type="float">
            <text:p>0,064968</text:p>
          </table:table-cell>
          <table:table-cell table:style-name="Default" office:value-type="float" office:value="-4.695122" calcext:value-type="float">
            <text:p>-4,69512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95122" calcext:value-type="float">
            <text:p>-4,695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4.44" calcext:value-type="float">
            <text:p>284,44</text:p>
          </table:table-cell>
          <table:table-cell office:value-type="float" office:value="1755639" calcext:value-type="float">
            <text:p>1755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74696" calcext:value-type="float">
            <text:p>300,1746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2];&quot;-&quot;;[.C92];&quot;-&quot;;[.AH92];&quot;-&quot;;LEFT(RIGHT([.A92];6);1))" office:value-type="string" office:string-value="r4-50--1" calcext:value-type="string">
            <text:p>r4-50--1</text:p>
          </table:table-cell>
          <table:table-cell table:formula="of:=ROUND(([.F92]/[.G92])*100;2)" office:value-type="float" office:value="99.57" calcext:value-type="float">
            <text:p>99,57</text:p>
          </table:table-cell>
          <table:table-cell table:style-name="ce12" table:formula="of:=[.J92]" office:value-type="float" office:value="-4.695122" calcext:value-type="float">
            <text:p>-4,7</text:p>
          </table:table-cell>
          <table:table-cell table:style-name="ce12" table:formula="of:=[.I92]" office:value-type="float" office:value="0.064968" calcext:value-type="float">
            <text:p>0,1</text:p>
          </table:table-cell>
          <table:table-cell table:formula="of:=[.U92]" office:value-type="float" office:value="2" calcext:value-type="float">
            <text:p>2</text:p>
          </table:table-cell>
          <table:table-cell table:formula="of:=[.V92]" office:value-type="float" office:value="300.174696" calcext:value-type="float">
            <text:p>300,174696</text:p>
          </table:table-cell>
          <table:table-cell table:formula="of:=ABS([.AE92]-CEILING([.AC92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0.065098" calcext:value-type="float">
            <text:p>0,065098</text:p>
          </table:table-cell>
          <table:table-cell table:style-name="Default" office:value-type="float" office:value="-4.666667" calcext:value-type="float">
            <text:p>-4,6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.666667" calcext:value-type="float">
            <text:p>-4,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3.21" calcext:value-type="float">
            <text:p>283,21</text:p>
          </table:table-cell>
          <table:table-cell office:value-type="float" office:value="1758663" calcext:value-type="float">
            <text:p>1758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5095" calcext:value-type="float">
            <text:p>300,050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3];&quot;-&quot;;[.C93];&quot;-&quot;;[.AH93];&quot;-&quot;;LEFT(RIGHT([.A93];6);1))" office:value-type="string" office:string-value="r4-50--2" calcext:value-type="string">
            <text:p>r4-50--2</text:p>
          </table:table-cell>
          <table:table-cell table:formula="of:=ROUND(([.F93]/[.G93])*100;2)" office:value-type="float" office:value="99.57" calcext:value-type="float">
            <text:p>99,57</text:p>
          </table:table-cell>
          <table:table-cell table:style-name="ce12" table:formula="of:=[.J93]" office:value-type="float" office:value="-4.666667" calcext:value-type="float">
            <text:p>-4,7</text:p>
          </table:table-cell>
          <table:table-cell table:style-name="ce12" table:formula="of:=[.I93]" office:value-type="float" office:value="0.065098" calcext:value-type="float">
            <text:p>0,1</text:p>
          </table:table-cell>
          <table:table-cell table:formula="of:=[.U93]" office:value-type="float" office:value="1" calcext:value-type="float">
            <text:p>1</text:p>
          </table:table-cell>
          <table:table-cell table:formula="of:=[.V93]" office:value-type="float" office:value="300.05095" calcext:value-type="float">
            <text:p>300,05095</text:p>
          </table:table-cell>
          <table:table-cell table:formula="of:=ABS([.AE93]-CEILING([.AC9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0.113228" calcext:value-type="float">
            <text:p>0,113228</text:p>
          </table:table-cell>
          <table:table-cell table:style-name="Default" office:value-type="float" office:value="-8.166667" calcext:value-type="float">
            <text:p>-8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.166667" calcext:value-type="float">
            <text:p>-8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93.33" calcext:value-type="float">
            <text:p>293,33</text:p>
          </table:table-cell>
          <table:table-cell office:value-type="float" office:value="2418530" calcext:value-type="float">
            <text:p>2418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59356" calcext:value-type="float">
            <text:p>300,593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4];&quot;-&quot;;[.C94];&quot;-&quot;;[.AH94];&quot;-&quot;;LEFT(RIGHT([.A94];6);1))" office:value-type="string" office:string-value="r4-50--1" calcext:value-type="string">
            <text:p>r4-50--1</text:p>
          </table:table-cell>
          <table:table-cell table:formula="of:=ROUND(([.F94]/[.G94])*100;2)" office:value-type="float" office:value="83.11" calcext:value-type="float">
            <text:p>83,11</text:p>
          </table:table-cell>
          <table:table-cell table:style-name="ce12" table:formula="of:=[.J94]" office:value-type="float" office:value="-8.166667" calcext:value-type="float">
            <text:p>-8,2</text:p>
          </table:table-cell>
          <table:table-cell table:style-name="ce12" table:formula="of:=[.I94]" office:value-type="float" office:value="0.113228" calcext:value-type="float">
            <text:p>0,1</text:p>
          </table:table-cell>
          <table:table-cell table:formula="of:=[.U94]" office:value-type="float" office:value="2" calcext:value-type="float">
            <text:p>2</text:p>
          </table:table-cell>
          <table:table-cell table:formula="of:=[.V94]" office:value-type="float" office:value="300.59356" calcext:value-type="float">
            <text:p>300,59356</text:p>
          </table:table-cell>
          <table:table-cell table:formula="of:=ABS([.AE94]-CEILING([.AC94])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table:style-name="Default" office:value-type="float" office:value="0.361776" calcext:value-type="float">
            <text:p>0,361776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89.27" calcext:value-type="float">
            <text:p>289,27</text:p>
          </table:table-cell>
          <table:table-cell office:value-type="float" office:value="2476794" calcext:value-type="float">
            <text:p>2476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09848" calcext:value-type="float">
            <text:p>300,1098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5];&quot;-&quot;;[.C95];&quot;-&quot;;[.AH95];&quot;-&quot;;LEFT(RIGHT([.A95];6);1))" office:value-type="string" office:string-value="r4-50--2" calcext:value-type="string">
            <text:p>r4-50--2</text:p>
          </table:table-cell>
          <table:table-cell table:formula="of:=ROUND(([.F95]/[.G95])*100;2)" office:value-type="float" office:value="95.95" calcext:value-type="float">
            <text:p>95,95</text:p>
          </table:table-cell>
          <table:table-cell table:style-name="ce12" table:formula="of:=[.J95]" office:value-type="float" office:value="-8" calcext:value-type="float">
            <text:p>-8,0</text:p>
          </table:table-cell>
          <table:table-cell table:style-name="ce12" table:formula="of:=[.I95]" office:value-type="float" office:value="0.361776" calcext:value-type="float">
            <text:p>0,4</text:p>
          </table:table-cell>
          <table:table-cell table:formula="of:=[.U95]" office:value-type="float" office:value="2" calcext:value-type="float">
            <text:p>2</text:p>
          </table:table-cell>
          <table:table-cell table:formula="of:=[.V95]" office:value-type="float" office:value="300.109848" calcext:value-type="float">
            <text:p>300,109848</text:p>
          </table:table-cell>
          <table:table-cell table:formula="of:=ABS([.AE95]-CEILING([.AC95])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0.172223" calcext:value-type="float">
            <text:p>0,172223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94.7" calcext:value-type="float">
            <text:p>294,7</text:p>
          </table:table-cell>
          <table:table-cell office:value-type="float" office:value="3245563" calcext:value-type="float">
            <text:p>32455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59986" calcext:value-type="float">
            <text:p>300,15998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6];&quot;-&quot;;[.C96];&quot;-&quot;;[.AH96];&quot;-&quot;;LEFT(RIGHT([.A96];6);1))" office:value-type="string" office:string-value="r4-50--1" calcext:value-type="string">
            <text:p>r4-50--1</text:p>
          </table:table-cell>
          <table:table-cell table:formula="of:=ROUND(([.F96]/[.G96])*100;2)" office:value-type="float" office:value="72.1" calcext:value-type="float">
            <text:p>72,1</text:p>
          </table:table-cell>
          <table:table-cell table:style-name="ce12" table:formula="of:=[.J96]" office:value-type="float" office:value="-11.166667" calcext:value-type="float">
            <text:p>-11,2</text:p>
          </table:table-cell>
          <table:table-cell table:style-name="ce12" table:formula="of:=[.I96]" office:value-type="float" office:value="0.172223" calcext:value-type="float">
            <text:p>0,2</text:p>
          </table:table-cell>
          <table:table-cell table:formula="of:=[.U96]" office:value-type="float" office:value="2" calcext:value-type="float">
            <text:p>2</text:p>
          </table:table-cell>
          <table:table-cell table:formula="of:=[.V96]" office:value-type="float" office:value="300.159986" calcext:value-type="float">
            <text:p>300,159986</text:p>
          </table:table-cell>
          <table:table-cell table:formula="of:=ABS([.AE96]-CEILING([.AC96])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362" calcext:value-type="float">
            <text:p>362</text:p>
          </table:table-cell>
          <table:table-cell office:value-type="float" office:value="287" calcext:value-type="float">
            <text:p>287</text:p>
          </table:table-cell>
          <table:table-cell table:style-name="Default" office:value-type="float" office:value="0.347353" calcext:value-type="float">
            <text:p>0,347353</text:p>
          </table:table-cell>
          <table:table-cell table:style-name="Default" office:value-type="float" office:value="-11.166667" calcext:value-type="float">
            <text:p>-11,1666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.166667" calcext:value-type="float">
            <text:p>-11,1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293.18" calcext:value-type="float">
            <text:p>293,18</text:p>
          </table:table-cell>
          <table:table-cell office:value-type="float" office:value="3260323" calcext:value-type="float">
            <text:p>3260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438835" calcext:value-type="float">
            <text:p>300,4388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7];&quot;-&quot;;[.C97];&quot;-&quot;;[.AH97];&quot;-&quot;;LEFT(RIGHT([.A97];6);1))" office:value-type="string" office:string-value="r4-50--2" calcext:value-type="string">
            <text:p>r4-50--2</text:p>
          </table:table-cell>
          <table:table-cell table:formula="of:=ROUND(([.F97]/[.G97])*100;2)" office:value-type="float" office:value="72.1" calcext:value-type="float">
            <text:p>72,1</text:p>
          </table:table-cell>
          <table:table-cell table:style-name="ce12" table:formula="of:=[.J97]" office:value-type="float" office:value="-11.166667" calcext:value-type="float">
            <text:p>-11,2</text:p>
          </table:table-cell>
          <table:table-cell table:style-name="ce12" table:formula="of:=[.I97]" office:value-type="float" office:value="0.347353" calcext:value-type="float">
            <text:p>0,3</text:p>
          </table:table-cell>
          <table:table-cell table:formula="of:=[.U97]" office:value-type="float" office:value="2" calcext:value-type="float">
            <text:p>2</text:p>
          </table:table-cell>
          <table:table-cell table:formula="of:=[.V97]" office:value-type="float" office:value="300.438835" calcext:value-type="float">
            <text:p>300,438835</text:p>
          </table:table-cell>
          <table:table-cell table:formula="of:=ABS([.AE97]-CEILING([.AC97])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474" calcext:value-type="float">
            <text:p>474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1.864222" calcext:value-type="float">
            <text:p>1,864222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,86</text:p>
          </table:table-cell>
          <table:table-cell office:value-type="float" office:value="300.09" calcext:value-type="float">
            <text:p>300,09</text:p>
          </table:table-cell>
          <table:table-cell office:value-type="float" office:value="4679019" calcext:value-type="float">
            <text:p>4679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1.611877" calcext:value-type="float">
            <text:p>301,61187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8];&quot;-&quot;;[.C98];&quot;-&quot;;[.AH98];&quot;-&quot;;LEFT(RIGHT([.A98];6);1))" office:value-type="string" office:string-value="r4-50--1" calcext:value-type="string">
            <text:p>r4-50--1</text:p>
          </table:table-cell>
          <table:table-cell table:formula="of:=ROUND(([.F98]/[.G98])*100;2)" office:value-type="float" office:value="62.45" calcext:value-type="float">
            <text:p>62,45</text:p>
          </table:table-cell>
          <table:table-cell table:style-name="ce12" table:formula="of:=[.J98]" office:value-type="float" office:value="-13" calcext:value-type="float">
            <text:p>-13,0</text:p>
          </table:table-cell>
          <table:table-cell table:style-name="ce12" table:formula="of:=[.I98]" office:value-type="float" office:value="1.864222" calcext:value-type="float">
            <text:p>1,9</text:p>
          </table:table-cell>
          <table:table-cell table:formula="of:=[.U98]" office:value-type="float" office:value="2" calcext:value-type="float">
            <text:p>2</text:p>
          </table:table-cell>
          <table:table-cell table:formula="of:=[.V98]" office:value-type="float" office:value="301.611877" calcext:value-type="float">
            <text:p>301,611877</text:p>
          </table:table-cell>
          <table:table-cell table:formula="of:=ABS([.AE98]-CEILING([.AC98])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474" calcext:value-type="float">
            <text:p>47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1.932854" calcext:value-type="float">
            <text:p>1,932854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,92</text:p>
          </table:table-cell>
          <table:table-cell office:value-type="float" office:value="296.92" calcext:value-type="float">
            <text:p>296,92</text:p>
          </table:table-cell>
          <table:table-cell office:value-type="float" office:value="4678523" calcext:value-type="float">
            <text:p>4678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297764" calcext:value-type="float">
            <text:p>300,2977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9];&quot;-&quot;;[.C99];&quot;-&quot;;[.AH99];&quot;-&quot;;LEFT(RIGHT([.A99];6);1))" office:value-type="string" office:string-value="r4-50--2" calcext:value-type="string">
            <text:p>r4-50--2</text:p>
          </table:table-cell>
          <table:table-cell table:formula="of:=ROUND(([.F99]/[.G99])*100;2)" office:value-type="float" office:value="63.71" calcext:value-type="float">
            <text:p>63,71</text:p>
          </table:table-cell>
          <table:table-cell table:style-name="ce12" table:formula="of:=[.J99]" office:value-type="float" office:value="-13" calcext:value-type="float">
            <text:p>-13,0</text:p>
          </table:table-cell>
          <table:table-cell table:style-name="ce12" table:formula="of:=[.I99]" office:value-type="float" office:value="1.932854" calcext:value-type="float">
            <text:p>1,9</text:p>
          </table:table-cell>
          <table:table-cell table:formula="of:=[.U99]" office:value-type="float" office:value="2" calcext:value-type="float">
            <text:p>2</text:p>
          </table:table-cell>
          <table:table-cell table:formula="of:=[.V99]" office:value-type="float" office:value="300.297764" calcext:value-type="float">
            <text:p>300,297764</text:p>
          </table:table-cell>
          <table:table-cell table:formula="of:=ABS([.AE99]-CEILING([.AC99])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0.027619" calcext:value-type="float">
            <text:p>0,027619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5.37" calcext:value-type="float">
            <text:p>265,37</text:p>
          </table:table-cell>
          <table:table-cell office:value-type="float" office:value="1187064" calcext:value-type="float">
            <text:p>11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838" calcext:value-type="float">
            <text:p>300,08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00];&quot;-&quot;;[.C100];&quot;-&quot;;[.AH100];&quot;-&quot;;LEFT(RIGHT([.A100];6);1))" office:value-type="string" office:string-value="r4-50--1" calcext:value-type="string">
            <text:p>r4-50--1</text:p>
          </table:table-cell>
          <table:table-cell table:formula="of:=ROUND(([.F100]/[.G100])*100;2)" office:value-type="float" office:value="100" calcext:value-type="float">
            <text:p>100</text:p>
          </table:table-cell>
          <table:table-cell table:style-name="ce12" table:formula="of:=[.J100]" office:value-type="float" office:value="-1.5" calcext:value-type="float">
            <text:p>-1,5</text:p>
          </table:table-cell>
          <table:table-cell table:style-name="ce12" table:formula="of:=[.I100]" office:value-type="float" office:value="0.027619" calcext:value-type="float">
            <text:p>0,0</text:p>
          </table:table-cell>
          <table:table-cell table:formula="of:=[.U100]" office:value-type="float" office:value="2" calcext:value-type="float">
            <text:p>2</text:p>
          </table:table-cell>
          <table:table-cell table:formula="of:=[.V100]" office:value-type="float" office:value="300.0838" calcext:value-type="float">
            <text:p>300,0838</text:p>
          </table:table-cell>
          <table:table-cell table:formula="of:=ABS([.AE100]-CEILING([.AC10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style-name="Default" office:value-type="float" office:value="0.027478" calcext:value-type="float">
            <text:p>0,027478</text:p>
          </table:table-cell>
          <table:table-cell table:style-name="Default" office:value-type="float" office:value="-1.5" calcext:value-type="float">
            <text:p>-1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5" calcext:value-type="float">
            <text:p>-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4.96" calcext:value-type="float">
            <text:p>264,96</text:p>
          </table:table-cell>
          <table:table-cell office:value-type="float" office:value="1186800" calcext:value-type="float">
            <text:p>1186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60222" calcext:value-type="float">
            <text:p>300,0602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01];&quot;-&quot;;[.C101];&quot;-&quot;;[.AH101];&quot;-&quot;;LEFT(RIGHT([.A101];6);1))" office:value-type="string" office:string-value="r4-50--2" calcext:value-type="string">
            <text:p>r4-50--2</text:p>
          </table:table-cell>
          <table:table-cell table:formula="of:=ROUND(([.F101]/[.G101])*100;2)" office:value-type="float" office:value="100" calcext:value-type="float">
            <text:p>100</text:p>
          </table:table-cell>
          <table:table-cell table:style-name="ce12" table:formula="of:=[.J101]" office:value-type="float" office:value="-1.5" calcext:value-type="float">
            <text:p>-1,5</text:p>
          </table:table-cell>
          <table:table-cell table:style-name="ce12" table:formula="of:=[.I101]" office:value-type="float" office:value="0.027478" calcext:value-type="float">
            <text:p>0,0</text:p>
          </table:table-cell>
          <table:table-cell table:formula="of:=[.U101]" office:value-type="float" office:value="1" calcext:value-type="float">
            <text:p>1</text:p>
          </table:table-cell>
          <table:table-cell table:formula="of:=[.V101]" office:value-type="float" office:value="300.060222" calcext:value-type="float">
            <text:p>300,060222</text:p>
          </table:table-cell>
          <table:table-cell table:formula="of:=ABS([.AE101]-CEILING([.AC101]))"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6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-su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5" table:default-cell-style-name="Default"/>
        <table:table-column table:style-name="co16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9" table:number-columns-repeated="2" table:default-cell-style-name="ce12"/>
        <table:table-column table:style-name="co43" table:default-cell-style-name="Default"/>
        <table:table-column table:style-name="co41" table:default-cell-style-name="Default"/>
        <table:table-column table:style-name="co34" table:default-cell-style-name="ce15"/>
        <table:table-column table:style-name="co44" table:default-cell-style-name="ce26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41" office:value-type="string" calcext:value-type="string">
            <text:p>time</text:p>
          </table:table-cell>
          <table:table-cell table:style-name="ce41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41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lb</text:p>
          </table:table-cell>
          <table:table-cell table:style-name="ce13" office:value-type="string" calcext:value-type="string">
            <text:p>ub</text:p>
          </table:table-cell>
          <table:table-cell table:style-name="ce13" office:value-type="string" calcext:value-type="string">
            <text:p>time</text:p>
          </table:table-cell>
          <table:table-cell table:style-name="ce24" office:value-type="string" calcext:value-type="string">
            <text:p>gap</text:p>
          </table:table-cell>
          <table:table-cell table:style-name="ce25" office:value-type="string" calcext:value-type="string">
            <text:p>nodes</text:p>
          </table:table-cell>
          <table:table-cell/>
          <table:table-cell table:style-name="ce14" office:value-type="string" calcext:value-type="string">
            <text:p>dist avg</text:p>
          </table:table-cell>
          <table:table-cell table:style-name="ce14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float" office:value="542" calcext:value-type="float">
            <text:p>542</text:p>
          </table:table-cell>
          <table:table-cell office:value-type="float" office:value="3257" calcext:value-type="float">
            <text:p>3257</text:p>
          </table:table-cell>
          <table:table-cell office:value-type="float" office:value="177.284705" calcext:value-type="float">
            <text:p>177,2847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481368" calcext:value-type="float">
            <text:p>-3,481368</text:p>
          </table:table-cell>
          <table:table-cell office:value-type="float" office:value="181478" calcext:value-type="float">
            <text:p>181478</text:p>
          </table:table-cell>
          <table:table-cell office:value-type="float" office:value="0" calcext:value-type="float">
            <text:p>0</text:p>
          </table:table-cell>
          <table:table-cell office:value-type="float" office:value="161.85" calcext:value-type="float">
            <text:p>161,85</text:p>
          </table:table-cell>
          <table:table-cell office:value-type="float" office:value="161.86" calcext:value-type="float">
            <text:p>161,86</text:p>
          </table:table-cell>
          <table:table-cell office:value-type="float" office:value="47808831" calcext:value-type="float">
            <text:p>478088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];&quot;-&quot;;[.C2];&quot;-&quot;;[.E2];&quot;-&quot;;LEFT(RIGHT([.A2];6);1))" office:value-type="string" office:string-value="r20-100-7-1" calcext:value-type="string">
            <text:p>r20-100-7-1</text:p>
          </table:table-cell>
          <table:table-cell table:formula="of:=ROUND(([.F2]/[.G2])*100;2)" office:value-type="float" office:value="67.53" calcext:value-type="float">
            <text:p>67,53</text:p>
          </table:table-cell>
          <table:table-cell table:formula="of:=[.M2]" office:value-type="float" office:value="-3.481368" calcext:value-type="float">
            <text:p>-3,5</text:p>
          </table:table-cell>
          <table:table-cell table:formula="of:=[.J2]" office:value-type="float" office:value="1" calcext:value-type="float">
            <text:p>1,0</text:p>
          </table:table-cell>
          <table:table-cell table:formula="of:=[.K2]" office:value-type="float" office:value="1" calcext:value-type="float">
            <text:p>1</text:p>
          </table:table-cell>
          <table:table-cell table:formula="of:=[.I2]" office:value-type="float" office:value="177.284705" calcext:value-type="float">
            <text:p>177,284705</text:p>
          </table:table-cell>
          <table:table-cell table:formula="of:=IF([.L2]&lt;10000000;[.L2];&quot;*&quot;)" office:value-type="float" office:value="0" calcext:value-type="float">
            <text:p>0,00</text:p>
          </table:table-cell>
          <table:table-cell table:formula="of:=[.N2]" office:value-type="float" office:value="181478" calcext:value-type="float">
            <text:p>181478</text:p>
          </table:table-cell>
          <table:table-cell/>
          <table:table-cell table:style-name="ce15" table:formula="of:=ROUND(AVERAGE([.AG2:.AG300]);2)" office:value-type="float" office:value="0" calcext:value-type="float">
            <text:p>0,00</text:p>
          </table:table-cell>
          <table:table-cell table:style-name="ce15" table:formula="of:=ROUND(AVERAGEIF([.AG2:.AG300];&quot;&gt;0&quot;;[.AG2:.AG300]);2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-sub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542" calcext:value-type="float">
            <text:p>542</text:p>
          </table:table-cell>
          <table:table-cell office:value-type="float" office:value="2982" calcext:value-type="float">
            <text:p>2982</text:p>
          </table:table-cell>
          <table:table-cell office:value-type="float" office:value="172.171388" calcext:value-type="float">
            <text:p>172,171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838299" calcext:value-type="float">
            <text:p>-4,838299</text:p>
          </table:table-cell>
          <table:table-cell office:value-type="float" office:value="184602" calcext:value-type="float">
            <text:p>1846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.69" calcext:value-type="float">
            <text:p>157,69</text:p>
          </table:table-cell>
          <table:table-cell office:value-type="float" office:value="49017550" calcext:value-type="float">
            <text:p>49017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];&quot;-&quot;;[.C3];&quot;-&quot;;[.E3];&quot;-&quot;;LEFT(RIGHT([.A3];6);1))" office:value-type="string" office:string-value="r20-100-7-2" calcext:value-type="string">
            <text:p>r20-100-7-2</text:p>
          </table:table-cell>
          <table:table-cell table:formula="of:=ROUND(([.F3]/[.G3])*100;2)" office:value-type="float" office:value="66.42" calcext:value-type="float">
            <text:p>66,42</text:p>
          </table:table-cell>
          <table:table-cell table:formula="of:=[.M3]" office:value-type="float" office:value="-4.838299" calcext:value-type="float">
            <text:p>-4,8</text:p>
          </table:table-cell>
          <table:table-cell table:formula="of:=[.J3]" office:value-type="float" office:value="1" calcext:value-type="float">
            <text:p>1,0</text:p>
          </table:table-cell>
          <table:table-cell table:formula="of:=[.K3]" office:value-type="float" office:value="1" calcext:value-type="float">
            <text:p>1</text:p>
          </table:table-cell>
          <table:table-cell table:formula="of:=[.I3]" office:value-type="float" office:value="172.171388" calcext:value-type="float">
            <text:p>172,171388</text:p>
          </table:table-cell>
          <table:table-cell table:formula="of:=IF([.L3]&lt;10000000;[.L3];&quot;*&quot;)" office:value-type="float" office:value="0" calcext:value-type="float">
            <text:p>0,00</text:p>
          </table:table-cell>
          <table:table-cell table:formula="of:=[.N3]" office:value-type="float" office:value="184602" calcext:value-type="float">
            <text:p>184602</text:p>
          </table:table-cell>
          <table:table-cell/>
          <table:table-cell table:style-name="ce14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722" calcext:value-type="float">
            <text:p>722</text:p>
          </table:table-cell>
          <table:table-cell office:value-type="float" office:value="5304" calcext:value-type="float">
            <text:p>5304</text:p>
          </table:table-cell>
          <table:table-cell office:value-type="float" office:value="1846.479511" calcext:value-type="float">
            <text:p>1846,479511</text:p>
          </table:table-cell>
          <table:table-cell office:value-type="float" office:value="-1.666667" calcext:value-type="float">
            <text:p>-1,666667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6.91715" calcext:value-type="float">
            <text:p>-6,91715</text:p>
          </table:table-cell>
          <table:table-cell office:value-type="float" office:value="654915" calcext:value-type="float">
            <text:p>654915</text:p>
          </table:table-cell>
          <table:table-cell office:value-type="float" office:value="250874" calcext:value-type="float">
            <text:p>25087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441390578" calcext:value-type="float">
            <text:p>4413905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];&quot;-&quot;;[.C4];&quot;-&quot;;[.E4];&quot;-&quot;;LEFT(RIGHT([.A4];6);1))" office:value-type="string" office:string-value="r20-100-11-1" calcext:value-type="string">
            <text:p>r20-100-11-1</text:p>
          </table:table-cell>
          <table:table-cell table:formula="of:=ROUND(([.F4]/[.G4])*100;2)" office:value-type="float" office:value="67.87" calcext:value-type="float">
            <text:p>67,87</text:p>
          </table:table-cell>
          <table:table-cell table:formula="of:=[.M4]" office:value-type="float" office:value="-6.91715" calcext:value-type="float">
            <text:p>-6,9</text:p>
          </table:table-cell>
          <table:table-cell table:formula="of:=[.J4]" office:value-type="float" office:value="-1.666667" calcext:value-type="float">
            <text:p>-1,7</text:p>
          </table:table-cell>
          <table:table-cell table:formula="of:=[.K4]" office:value-type="float" office:value="1" calcext:value-type="float">
            <text:p>1</text:p>
          </table:table-cell>
          <table:table-cell table:formula="of:=[.I4]" office:value-type="float" office:value="1846.479511" calcext:value-type="float">
            <text:p>1846,479511</text:p>
          </table:table-cell>
          <table:table-cell table:formula="of:=IF([.L4]&lt;10000000;[.L4];&quot;*&quot;)" office:value-type="string" office:string-value="*" calcext:value-type="string">
            <text:p>*</text:p>
          </table:table-cell>
          <table:table-cell table:formula="of:=[.N4]" office:value-type="float" office:value="654915" calcext:value-type="float">
            <text:p>654915</text:p>
          </table:table-cell>
          <table:table-cell/>
          <table:table-cell table:style-name="ce14" office:value-type="string" calcext:value-type="string">
            <text:p>optimal</text:p>
          </table:table-cell>
          <table:table-cell table:style-name="ce14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25" calcext:value-type="float">
            <text:p>425</text:p>
          </table:table-cell>
          <table:table-cell office:value-type="float" office:value="722" calcext:value-type="float">
            <text:p>722</text:p>
          </table:table-cell>
          <table:table-cell office:value-type="float" office:value="3351" calcext:value-type="float">
            <text:p>3351</text:p>
          </table:table-cell>
          <table:table-cell office:value-type="float" office:value="1859.170759" calcext:value-type="float">
            <text:p>1859,170759</text:p>
          </table:table-cell>
          <table:table-cell office:value-type="float" office:value="-1.237648" calcext:value-type="float">
            <text:p>-1,237648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498832" calcext:value-type="float">
            <text:p>-8,498832</text:p>
          </table:table-cell>
          <table:table-cell office:value-type="float" office:value="821891" calcext:value-type="float">
            <text:p>821891</text:p>
          </table:table-cell>
          <table:table-cell office:value-type="float" office:value="308519" calcext:value-type="float">
            <text:p>30851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497033607" calcext:value-type="float">
            <text:p>4970336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];&quot;-&quot;;[.C5];&quot;-&quot;;[.E5];&quot;-&quot;;LEFT(RIGHT([.A5];6);1))" office:value-type="string" office:string-value="r20-100-11-2" calcext:value-type="string">
            <text:p>r20-100-11-2</text:p>
          </table:table-cell>
          <table:table-cell table:formula="of:=ROUND(([.F5]/[.G5])*100;2)" office:value-type="float" office:value="58.86" calcext:value-type="float">
            <text:p>58,86</text:p>
          </table:table-cell>
          <table:table-cell table:formula="of:=[.M5]" office:value-type="float" office:value="-8.498832" calcext:value-type="float">
            <text:p>-8,5</text:p>
          </table:table-cell>
          <table:table-cell table:formula="of:=[.J5]" office:value-type="float" office:value="-1.237648" calcext:value-type="float">
            <text:p>-1,2</text:p>
          </table:table-cell>
          <table:table-cell table:formula="of:=[.K5]" office:value-type="float" office:value="1" calcext:value-type="float">
            <text:p>1</text:p>
          </table:table-cell>
          <table:table-cell table:formula="of:=[.I5]" office:value-type="float" office:value="1859.170759" calcext:value-type="float">
            <text:p>1859,170759</text:p>
          </table:table-cell>
          <table:table-cell table:formula="of:=IF([.L5]&lt;10000000;[.L5];&quot;*&quot;)" office:value-type="string" office:string-value="*" calcext:value-type="string">
            <text:p>*</text:p>
          </table:table-cell>
          <table:table-cell table:formula="of:=[.N5]" office:value-type="float" office:value="821891" calcext:value-type="float">
            <text:p>821891</text:p>
          </table:table-cell>
          <table:table-cell/>
          <table:table-cell table:style-name="ce14" table:formula="of:=COUNTIF([.AG2:.AG300];0)" office:value-type="float" office:value="23" calcext:value-type="float">
            <text:p>23</text:p>
          </table:table-cell>
          <table:table-cell table:style-name="ce16" table:formula="of:=[.AJ5]/[.AJ8]" office:value-type="percentage" office:value="0.23" calcext:value-type="percentage">
            <text:p>23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902" calcext:value-type="float">
            <text:p>902</text:p>
          </table:table-cell>
          <table:table-cell office:value-type="float" office:value="1943" calcext:value-type="float">
            <text:p>1943</text:p>
          </table:table-cell>
          <table:table-cell office:value-type="float" office:value="1827.74067" calcext:value-type="float">
            <text:p>1827,74067</text:p>
          </table:table-cell>
          <table:table-cell office:value-type="float" office:value="-3.358568" calcext:value-type="float">
            <text:p>-3,358568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49459" calcext:value-type="float">
            <text:p>-12,349459</text:p>
          </table:table-cell>
          <table:table-cell office:value-type="float" office:value="316134" calcext:value-type="float">
            <text:p>316134</text:p>
          </table:table-cell>
          <table:table-cell office:value-type="float" office:value="230971" calcext:value-type="float">
            <text:p>230971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415413528" calcext:value-type="float">
            <text:p>415413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];&quot;-&quot;;[.C6];&quot;-&quot;;[.E6];&quot;-&quot;;LEFT(RIGHT([.A6];6);1))" office:value-type="string" office:string-value="r20-100-15-1" calcext:value-type="string">
            <text:p>r20-100-15-1</text:p>
          </table:table-cell>
          <table:table-cell table:formula="of:=ROUND(([.F6]/[.G6])*100;2)" office:value-type="float" office:value="26.05" calcext:value-type="float">
            <text:p>26,05</text:p>
          </table:table-cell>
          <table:table-cell table:formula="of:=[.M6]" office:value-type="float" office:value="-12.349459" calcext:value-type="float">
            <text:p>-12,3</text:p>
          </table:table-cell>
          <table:table-cell table:formula="of:=[.J6]" office:value-type="float" office:value="-3.358568" calcext:value-type="float">
            <text:p>-3,4</text:p>
          </table:table-cell>
          <table:table-cell table:formula="of:=[.K6]" office:value-type="float" office:value="1" calcext:value-type="float">
            <text:p>1</text:p>
          </table:table-cell>
          <table:table-cell table:formula="of:=[.I6]" office:value-type="float" office:value="1827.74067" calcext:value-type="float">
            <text:p>1827,74067</text:p>
          </table:table-cell>
          <table:table-cell table:formula="of:=IF([.L6]&lt;10000000;[.L6];&quot;*&quot;)" office:value-type="string" office:string-value="*" calcext:value-type="string">
            <text:p>*</text:p>
          </table:table-cell>
          <table:table-cell table:formula="of:=[.N6]" office:value-type="float" office:value="316134" calcext:value-type="float">
            <text:p>316134</text:p>
          </table:table-cell>
          <table:table-cell/>
          <table:table-cell table:style-name="ce14" office:value-type="string" calcext:value-type="string">
            <text:p>in root</text:p>
          </table:table-cell>
          <table:table-cell table:style-name="ce14" table:formula="of:=COUNTIFS([.AG2:.AG100];0;[.AH2:.AH100];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2003" calcext:value-type="float">
            <text:p>2003</text:p>
          </table:table-cell>
          <table:table-cell office:value-type="float" office:value="1835.255866" calcext:value-type="float">
            <text:p>1835,255866</text:p>
          </table:table-cell>
          <table:table-cell office:value-type="float" office:value="-2.956427" calcext:value-type="float">
            <text:p>-2,956427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88627" calcext:value-type="float">
            <text:p>-12,388627</text:p>
          </table:table-cell>
          <table:table-cell office:value-type="float" office:value="420082" calcext:value-type="float">
            <text:p>420082</text:p>
          </table:table-cell>
          <table:table-cell office:value-type="float" office:value="295401" calcext:value-type="float">
            <text:p>295401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491606608" calcext:value-type="float">
            <text:p>4916066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7];&quot;-&quot;;[.C7];&quot;-&quot;;[.E7];&quot;-&quot;;LEFT(RIGHT([.A7];6);1))" office:value-type="string" office:string-value="r20-100-15-2" calcext:value-type="string">
            <text:p>r20-100-15-2</text:p>
          </table:table-cell>
          <table:table-cell table:formula="of:=ROUND(([.F7]/[.G7])*100;2)" office:value-type="float" office:value="0" calcext:value-type="float">
            <text:p>0</text:p>
          </table:table-cell>
          <table:table-cell table:formula="of:=[.M7]" office:value-type="float" office:value="-12.388627" calcext:value-type="float">
            <text:p>-12,4</text:p>
          </table:table-cell>
          <table:table-cell table:formula="of:=[.J7]" office:value-type="float" office:value="-2.956427" calcext:value-type="float">
            <text:p>-3,0</text:p>
          </table:table-cell>
          <table:table-cell table:formula="of:=[.K7]" office:value-type="float" office:value="1" calcext:value-type="float">
            <text:p>1</text:p>
          </table:table-cell>
          <table:table-cell table:formula="of:=[.I7]" office:value-type="float" office:value="1835.255866" calcext:value-type="float">
            <text:p>1835,255866</text:p>
          </table:table-cell>
          <table:table-cell table:formula="of:=IF([.L7]&lt;10000000;[.L7];&quot;*&quot;)" office:value-type="string" office:string-value="*" calcext:value-type="string">
            <text:p>*</text:p>
          </table:table-cell>
          <table:table-cell table:formula="of:=[.N7]" office:value-type="float" office:value="420082" calcext:value-type="float">
            <text:p>420082</text:p>
          </table:table-cell>
          <table:table-cell/>
          <table:table-cell table:style-name="ce14" office:value-type="string" calcext:value-type="string">
            <text:p>total instances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1162" calcext:value-type="float">
            <text:p>1162</text:p>
          </table:table-cell>
          <table:table-cell office:value-type="float" office:value="2400" calcext:value-type="float">
            <text:p>2400</text:p>
          </table:table-cell>
          <table:table-cell office:value-type="float" office:value="1818.791964" calcext:value-type="float">
            <text:p>1818,791964</text:p>
          </table:table-cell>
          <table:table-cell office:value-type="float" office:value="-6.477319" calcext:value-type="float">
            <text:p>-6,477319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92993" calcext:value-type="float">
            <text:p>-15,692993</text:p>
          </table:table-cell>
          <table:table-cell office:value-type="float" office:value="242190" calcext:value-type="float">
            <text:p>242190</text:p>
          </table:table-cell>
          <table:table-cell office:value-type="float" office:value="119643" calcext:value-type="float">
            <text:p>11964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24733844" calcext:value-type="float">
            <text:p>224733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8];&quot;-&quot;;[.C8];&quot;-&quot;;[.E8];&quot;-&quot;;LEFT(RIGHT([.A8];6);1))" office:value-type="string" office:string-value="r20-100-18-1" calcext:value-type="string">
            <text:p>r20-100-18-1</text:p>
          </table:table-cell>
          <table:table-cell table:formula="of:=ROUND(([.F8]/[.G8])*100;2)" office:value-type="float" office:value="45.52" calcext:value-type="float">
            <text:p>45,52</text:p>
          </table:table-cell>
          <table:table-cell table:formula="of:=[.M8]" office:value-type="float" office:value="-15.692993" calcext:value-type="float">
            <text:p>-15,7</text:p>
          </table:table-cell>
          <table:table-cell table:formula="of:=[.J8]" office:value-type="float" office:value="-6.477319" calcext:value-type="float">
            <text:p>-6,5</text:p>
          </table:table-cell>
          <table:table-cell table:formula="of:=[.K8]" office:value-type="float" office:value="1" calcext:value-type="float">
            <text:p>1</text:p>
          </table:table-cell>
          <table:table-cell table:formula="of:=[.I8]" office:value-type="float" office:value="1818.791964" calcext:value-type="float">
            <text:p>1818,791964</text:p>
          </table:table-cell>
          <table:table-cell table:formula="of:=IF([.L8]&lt;10000000;[.L8];&quot;*&quot;)" office:value-type="string" office:string-value="*" calcext:value-type="string">
            <text:p>*</text:p>
          </table:table-cell>
          <table:table-cell table:formula="of:=[.N8]" office:value-type="float" office:value="242190" calcext:value-type="float">
            <text:p>242190</text:p>
          </table:table-cell>
          <table:table-cell/>
          <table:table-cell table:style-name="ce14" table:formula="of:=COUNTIF([.B2:.B300];&quot;&gt;=0&quot;)" office:value-type="float" office:value="100" calcext:value-type="float">
            <text:p>1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717" calcext:value-type="float">
            <text:p>717</text:p>
          </table:table-cell>
          <table:table-cell office:value-type="float" office:value="1162" calcext:value-type="float">
            <text:p>1162</text:p>
          </table:table-cell>
          <table:table-cell office:value-type="float" office:value="2407" calcext:value-type="float">
            <text:p>2407</text:p>
          </table:table-cell>
          <table:table-cell office:value-type="float" office:value="1821.595911" calcext:value-type="float">
            <text:p>1821,59591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65935" calcext:value-type="float">
            <text:p>-15,665935</text:p>
          </table:table-cell>
          <table:table-cell office:value-type="float" office:value="283061" calcext:value-type="float">
            <text:p>283061</text:p>
          </table:table-cell>
          <table:table-cell office:value-type="float" office:value="149447" calcext:value-type="float">
            <text:p>14944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54882172" calcext:value-type="float">
            <text:p>254882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9];&quot;-&quot;;[.C9];&quot;-&quot;;[.E9];&quot;-&quot;;LEFT(RIGHT([.A9];6);1))" office:value-type="string" office:string-value="r20-100-18-2" calcext:value-type="string">
            <text:p>r20-100-18-2</text:p>
          </table:table-cell>
          <table:table-cell table:formula="of:=ROUND(([.F9]/[.G9])*100;2)" office:value-type="float" office:value="61.7" calcext:value-type="float">
            <text:p>61,7</text:p>
          </table:table-cell>
          <table:table-cell table:formula="of:=[.M9]" office:value-type="float" office:value="-15.665935" calcext:value-type="float">
            <text:p>-15,7</text:p>
          </table:table-cell>
          <table:table-cell table:formula="of:=[.J9]" office:value-type="float" office:value="-6" calcext:value-type="float">
            <text:p>-6,0</text:p>
          </table:table-cell>
          <table:table-cell table:formula="of:=[.K9]" office:value-type="float" office:value="1" calcext:value-type="float">
            <text:p>1</text:p>
          </table:table-cell>
          <table:table-cell table:formula="of:=[.I9]" office:value-type="float" office:value="1821.595911" calcext:value-type="float">
            <text:p>1821,595911</text:p>
          </table:table-cell>
          <table:table-cell table:formula="of:=IF([.L9]&lt;10000000;[.L9];&quot;*&quot;)" office:value-type="string" office:string-value="*" calcext:value-type="string">
            <text:p>*</text:p>
          </table:table-cell>
          <table:table-cell table:formula="of:=[.N9]" office:value-type="float" office:value="283061" calcext:value-type="float">
            <text:p>2830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362" calcext:value-type="float">
            <text:p>362</text:p>
          </table:table-cell>
          <table:table-cell office:value-type="float" office:value="859" calcext:value-type="float">
            <text:p>859</text:p>
          </table:table-cell>
          <table:table-cell office:value-type="float" office:value="0.903328" calcext:value-type="float">
            <text:p>0,903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8057932" calcext:value-type="float">
            <text:p>8057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0];&quot;-&quot;;[.C10];&quot;-&quot;;[.E10];&quot;-&quot;;LEFT(RIGHT([.A10];6);1))" office:value-type="string" office:string-value="r20-100-3-1" calcext:value-type="string">
            <text:p>r20-100-3-1</text:p>
          </table:table-cell>
          <table:table-cell table:formula="of:=ROUND(([.F10]/[.G10])*100;2)" office:value-type="float" office:value="56.63" calcext:value-type="float">
            <text:p>56,63</text:p>
          </table:table-cell>
          <table:table-cell table:formula="of:=[.M10]" office:value-type="float" office:value="-1" calcext:value-type="float">
            <text:p>-1,0</text:p>
          </table:table-cell>
          <table:table-cell table:formula="of:=[.J10]" office:value-type="float" office:value="1" calcext:value-type="float">
            <text:p>1,0</text:p>
          </table:table-cell>
          <table:table-cell table:formula="of:=[.K10]" office:value-type="float" office:value="1" calcext:value-type="float">
            <text:p>1</text:p>
          </table:table-cell>
          <table:table-cell table:formula="of:=[.I10]" office:value-type="float" office:value="0.903328" calcext:value-type="float">
            <text:p>0,903328</text:p>
          </table:table-cell>
          <table:table-cell table:formula="of:=IF([.L10]&lt;10000000;[.L10];&quot;*&quot;)" office:value-type="float" office:value="0" calcext:value-type="float">
            <text:p>0,00</text:p>
          </table:table-cell>
          <table:table-cell table:formula="of:=[.N10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362" calcext:value-type="float">
            <text:p>362</text:p>
          </table:table-cell>
          <table:table-cell office:value-type="float" office:value="714" calcext:value-type="float">
            <text:p>714</text:p>
          </table:table-cell>
          <table:table-cell office:value-type="float" office:value="0.887889" calcext:value-type="float">
            <text:p>0,887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61165" calcext:value-type="float">
            <text:p>-0,96116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6538555" calcext:value-type="float">
            <text:p>65385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1];&quot;-&quot;;[.C11];&quot;-&quot;;[.E11];&quot;-&quot;;LEFT(RIGHT([.A11];6);1))" office:value-type="string" office:string-value="r20-100-3-2" calcext:value-type="string">
            <text:p>r20-100-3-2</text:p>
          </table:table-cell>
          <table:table-cell table:formula="of:=ROUND(([.F11]/[.G11])*100;2)" office:value-type="float" office:value="46.41" calcext:value-type="float">
            <text:p>46,41</text:p>
          </table:table-cell>
          <table:table-cell table:formula="of:=[.M11]" office:value-type="float" office:value="-0.961165" calcext:value-type="float">
            <text:p>-1,0</text:p>
          </table:table-cell>
          <table:table-cell table:formula="of:=[.J11]" office:value-type="float" office:value="1" calcext:value-type="float">
            <text:p>1,0</text:p>
          </table:table-cell>
          <table:table-cell table:formula="of:=[.K11]" office:value-type="float" office:value="1" calcext:value-type="float">
            <text:p>1</text:p>
          </table:table-cell>
          <table:table-cell table:formula="of:=[.I11]" office:value-type="float" office:value="0.887889" calcext:value-type="float">
            <text:p>0,887889</text:p>
          </table:table-cell>
          <table:table-cell table:formula="of:=IF([.L11]&lt;10000000;[.L11];&quot;*&quot;)" office:value-type="float" office:value="0" calcext:value-type="float">
            <text:p>0,00</text:p>
          </table:table-cell>
          <table:table-cell table:formula="of:=[.N11]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  <table:table-cell office:value-type="float" office:value="742" calcext:value-type="float">
            <text:p>742</text:p>
          </table:table-cell>
          <table:table-cell office:value-type="float" office:value="4805" calcext:value-type="float">
            <text:p>4805</text:p>
          </table:table-cell>
          <table:table-cell office:value-type="float" office:value="190.899502" calcext:value-type="float">
            <text:p>190,899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698308" calcext:value-type="float">
            <text:p>-4,698308</text:p>
          </table:table-cell>
          <table:table-cell office:value-type="float" office:value="136203" calcext:value-type="float">
            <text:p>136203</text:p>
          </table:table-cell>
          <table:table-cell office:value-type="float" office:value="0" calcext:value-type="float">
            <text:p>0</text:p>
          </table:table-cell>
          <table:table-cell office:value-type="float" office:value="177.88" calcext:value-type="float">
            <text:p>177,88</text:p>
          </table:table-cell>
          <table:table-cell office:value-type="float" office:value="177.89" calcext:value-type="float">
            <text:p>177,89</text:p>
          </table:table-cell>
          <table:table-cell office:value-type="float" office:value="90994788" calcext:value-type="float">
            <text:p>909947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2];&quot;-&quot;;[.C12];&quot;-&quot;;[.E12];&quot;-&quot;;LEFT(RIGHT([.A12];6);1))" office:value-type="string" office:string-value="r20-150-7-1" calcext:value-type="string">
            <text:p>r20-150-7-1</text:p>
          </table:table-cell>
          <table:table-cell table:formula="of:=ROUND(([.F12]/[.G12])*100;2)" office:value-type="float" office:value="78.03" calcext:value-type="float">
            <text:p>78,03</text:p>
          </table:table-cell>
          <table:table-cell table:formula="of:=[.M12]" office:value-type="float" office:value="-4.698308" calcext:value-type="float">
            <text:p>-4,7</text:p>
          </table:table-cell>
          <table:table-cell table:formula="of:=[.J12]" office:value-type="float" office:value="1" calcext:value-type="float">
            <text:p>1,0</text:p>
          </table:table-cell>
          <table:table-cell table:formula="of:=[.K12]" office:value-type="float" office:value="1" calcext:value-type="float">
            <text:p>1</text:p>
          </table:table-cell>
          <table:table-cell table:formula="of:=[.I12]" office:value-type="float" office:value="190.899502" calcext:value-type="float">
            <text:p>190,899502</text:p>
          </table:table-cell>
          <table:table-cell table:formula="of:=IF([.L12]&lt;10000000;[.L12];&quot;*&quot;)" office:value-type="float" office:value="0" calcext:value-type="float">
            <text:p>0,00</text:p>
          </table:table-cell>
          <table:table-cell table:formula="of:=[.N12]" office:value-type="float" office:value="136203" calcext:value-type="float">
            <text:p>136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571" calcext:value-type="float">
            <text:p>571</text:p>
          </table:table-cell>
          <table:table-cell office:value-type="float" office:value="742" calcext:value-type="float">
            <text:p>742</text:p>
          </table:table-cell>
          <table:table-cell office:value-type="float" office:value="3863" calcext:value-type="float">
            <text:p>3863</text:p>
          </table:table-cell>
          <table:table-cell office:value-type="float" office:value="439.546734" calcext:value-type="float">
            <text:p>439,546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851127" calcext:value-type="float">
            <text:p>-4,851127</text:p>
          </table:table-cell>
          <table:table-cell office:value-type="float" office:value="309346" calcext:value-type="float">
            <text:p>309346</text:p>
          </table:table-cell>
          <table:table-cell office:value-type="float" office:value="0" calcext:value-type="float">
            <text:p>0</text:p>
          </table:table-cell>
          <table:table-cell office:value-type="float" office:value="410.19" calcext:value-type="float">
            <text:p>410,19</text:p>
          </table:table-cell>
          <table:table-cell office:value-type="float" office:value="410.2" calcext:value-type="float">
            <text:p>410,2</text:p>
          </table:table-cell>
          <table:table-cell office:value-type="float" office:value="62972418" calcext:value-type="float">
            <text:p>629724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3];&quot;-&quot;;[.C13];&quot;-&quot;;[.E13];&quot;-&quot;;LEFT(RIGHT([.A13];6);1))" office:value-type="string" office:string-value="r20-150-7-2" calcext:value-type="string">
            <text:p>r20-150-7-2</text:p>
          </table:table-cell>
          <table:table-cell table:formula="of:=ROUND(([.F13]/[.G13])*100;2)" office:value-type="float" office:value="76.95" calcext:value-type="float">
            <text:p>76,95</text:p>
          </table:table-cell>
          <table:table-cell table:formula="of:=[.M13]" office:value-type="float" office:value="-4.851127" calcext:value-type="float">
            <text:p>-4,9</text:p>
          </table:table-cell>
          <table:table-cell table:formula="of:=[.J13]" office:value-type="float" office:value="1" calcext:value-type="float">
            <text:p>1,0</text:p>
          </table:table-cell>
          <table:table-cell table:formula="of:=[.K13]" office:value-type="float" office:value="1" calcext:value-type="float">
            <text:p>1</text:p>
          </table:table-cell>
          <table:table-cell table:formula="of:=[.I13]" office:value-type="float" office:value="439.546734" calcext:value-type="float">
            <text:p>439,546734</text:p>
          </table:table-cell>
          <table:table-cell table:formula="of:=IF([.L13]&lt;10000000;[.L13];&quot;*&quot;)" office:value-type="float" office:value="0" calcext:value-type="float">
            <text:p>0,00</text:p>
          </table:table-cell>
          <table:table-cell table:formula="of:=[.N13]" office:value-type="float" office:value="309346" calcext:value-type="float">
            <text:p>309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607" calcext:value-type="float">
            <text:p>607</text:p>
          </table:table-cell>
          <table:table-cell office:value-type="float" office:value="972" calcext:value-type="float">
            <text:p>972</text:p>
          </table:table-cell>
          <table:table-cell office:value-type="float" office:value="5108" calcext:value-type="float">
            <text:p>5108</text:p>
          </table:table-cell>
          <table:table-cell office:value-type="float" office:value="1846.434409" calcext:value-type="float">
            <text:p>1846,43440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" calcext:value-type="float">
            <text:p>-8</text:p>
          </table:table-cell>
          <table:table-cell office:value-type="float" office:value="628117" calcext:value-type="float">
            <text:p>628117</text:p>
          </table:table-cell>
          <table:table-cell office:value-type="float" office:value="186665" calcext:value-type="float">
            <text:p>18666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96057521" calcext:value-type="float">
            <text:p>396057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4];&quot;-&quot;;[.C14];&quot;-&quot;;[.E14];&quot;-&quot;;LEFT(RIGHT([.A14];6);1))" office:value-type="string" office:string-value="r20-150-11-1" calcext:value-type="string">
            <text:p>r20-150-11-1</text:p>
          </table:table-cell>
          <table:table-cell table:formula="of:=ROUND(([.F14]/[.G14])*100;2)" office:value-type="float" office:value="62.45" calcext:value-type="float">
            <text:p>62,45</text:p>
          </table:table-cell>
          <table:table-cell table:formula="of:=[.M14]" office:value-type="float" office:value="-8" calcext:value-type="float">
            <text:p>-8,0</text:p>
          </table:table-cell>
          <table:table-cell table:formula="of:=[.J14]" office:value-type="float" office:value="-2" calcext:value-type="float">
            <text:p>-2,0</text:p>
          </table:table-cell>
          <table:table-cell table:formula="of:=[.K14]" office:value-type="float" office:value="1" calcext:value-type="float">
            <text:p>1</text:p>
          </table:table-cell>
          <table:table-cell table:formula="of:=[.I14]" office:value-type="float" office:value="1846.434409" calcext:value-type="float">
            <text:p>1846,434409</text:p>
          </table:table-cell>
          <table:table-cell table:formula="of:=IF([.L14]&lt;10000000;[.L14];&quot;*&quot;)" office:value-type="string" office:string-value="*" calcext:value-type="string">
            <text:p>*</text:p>
          </table:table-cell>
          <table:table-cell table:formula="of:=[.N14]" office:value-type="float" office:value="628117" calcext:value-type="float">
            <text:p>628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705" calcext:value-type="float">
            <text:p>705</text:p>
          </table:table-cell>
          <table:table-cell office:value-type="float" office:value="972" calcext:value-type="float">
            <text:p>972</text:p>
          </table:table-cell>
          <table:table-cell office:value-type="float" office:value="3675" calcext:value-type="float">
            <text:p>3675</text:p>
          </table:table-cell>
          <table:table-cell office:value-type="float" office:value="1835.11608" calcext:value-type="float">
            <text:p>1835,11608</text:p>
          </table:table-cell>
          <table:table-cell office:value-type="float" office:value="-1.3092" calcext:value-type="float">
            <text:p>-1,3092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351969" calcext:value-type="float">
            <text:p>-8,351969</text:p>
          </table:table-cell>
          <table:table-cell office:value-type="float" office:value="491155" calcext:value-type="float">
            <text:p>491155</text:p>
          </table:table-cell>
          <table:table-cell office:value-type="float" office:value="157566" calcext:value-type="float">
            <text:p>15756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313257881" calcext:value-type="float">
            <text:p>313257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5];&quot;-&quot;;[.C15];&quot;-&quot;;[.E15];&quot;-&quot;;LEFT(RIGHT([.A15];6);1))" office:value-type="string" office:string-value="r20-150-11-2" calcext:value-type="string">
            <text:p>r20-150-11-2</text:p>
          </table:table-cell>
          <table:table-cell table:formula="of:=ROUND(([.F15]/[.G15])*100;2)" office:value-type="float" office:value="72.53" calcext:value-type="float">
            <text:p>72,53</text:p>
          </table:table-cell>
          <table:table-cell table:formula="of:=[.M15]" office:value-type="float" office:value="-8.351969" calcext:value-type="float">
            <text:p>-8,4</text:p>
          </table:table-cell>
          <table:table-cell table:formula="of:=[.J15]" office:value-type="float" office:value="-1.3092" calcext:value-type="float">
            <text:p>-1,3</text:p>
          </table:table-cell>
          <table:table-cell table:formula="of:=[.K15]" office:value-type="float" office:value="1" calcext:value-type="float">
            <text:p>1</text:p>
          </table:table-cell>
          <table:table-cell table:formula="of:=[.I15]" office:value-type="float" office:value="1835.11608" calcext:value-type="float">
            <text:p>1835,11608</text:p>
          </table:table-cell>
          <table:table-cell table:formula="of:=IF([.L15]&lt;10000000;[.L15];&quot;*&quot;)" office:value-type="string" office:string-value="*" calcext:value-type="string">
            <text:p>*</text:p>
          </table:table-cell>
          <table:table-cell table:formula="of:=[.N15]" office:value-type="float" office:value="491155" calcext:value-type="float">
            <text:p>491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1202" calcext:value-type="float">
            <text:p>1202</text:p>
          </table:table-cell>
          <table:table-cell office:value-type="float" office:value="2225" calcext:value-type="float">
            <text:p>2225</text:p>
          </table:table-cell>
          <table:table-cell office:value-type="float" office:value="1823.608369" calcext:value-type="float">
            <text:p>1823,608369</text:p>
          </table:table-cell>
          <table:table-cell office:value-type="float" office:value="-3.900763" calcext:value-type="float">
            <text:p>-3,900763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29008" calcext:value-type="float">
            <text:p>-12,329008</text:p>
          </table:table-cell>
          <table:table-cell office:value-type="float" office:value="288643" calcext:value-type="float">
            <text:p>288643</text:p>
          </table:table-cell>
          <table:table-cell office:value-type="float" office:value="174260" calcext:value-type="float">
            <text:p>17426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396488684" calcext:value-type="float">
            <text:p>3964886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6];&quot;-&quot;;[.C16];&quot;-&quot;;[.E16];&quot;-&quot;;LEFT(RIGHT([.A16];6);1))" office:value-type="string" office:string-value="r20-150-15-1" calcext:value-type="string">
            <text:p>r20-150-15-1</text:p>
          </table:table-cell>
          <table:table-cell table:formula="of:=ROUND(([.F16]/[.G16])*100;2)" office:value-type="float" office:value="23.96" calcext:value-type="float">
            <text:p>23,96</text:p>
          </table:table-cell>
          <table:table-cell table:formula="of:=[.M16]" office:value-type="float" office:value="-12.329008" calcext:value-type="float">
            <text:p>-12,3</text:p>
          </table:table-cell>
          <table:table-cell table:formula="of:=[.J16]" office:value-type="float" office:value="-3.900763" calcext:value-type="float">
            <text:p>-3,9</text:p>
          </table:table-cell>
          <table:table-cell table:formula="of:=[.K16]" office:value-type="float" office:value="1" calcext:value-type="float">
            <text:p>1</text:p>
          </table:table-cell>
          <table:table-cell table:formula="of:=[.I16]" office:value-type="float" office:value="1823.608369" calcext:value-type="float">
            <text:p>1823,608369</text:p>
          </table:table-cell>
          <table:table-cell table:formula="of:=IF([.L16]&lt;10000000;[.L16];&quot;*&quot;)" office:value-type="string" office:string-value="*" calcext:value-type="string">
            <text:p>*</text:p>
          </table:table-cell>
          <table:table-cell table:formula="of:=[.N16]" office:value-type="float" office:value="288643" calcext:value-type="float">
            <text:p>2886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1202" calcext:value-type="float">
            <text:p>1202</text:p>
          </table:table-cell>
          <table:table-cell office:value-type="float" office:value="2320" calcext:value-type="float">
            <text:p>2320</text:p>
          </table:table-cell>
          <table:table-cell office:value-type="float" office:value="1828.560182" calcext:value-type="float">
            <text:p>1828,56018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59878" calcext:value-type="float">
            <text:p>-12,359878</text:p>
          </table:table-cell>
          <table:table-cell office:value-type="float" office:value="337572" calcext:value-type="float">
            <text:p>337572</text:p>
          </table:table-cell>
          <table:table-cell office:value-type="float" office:value="211854" calcext:value-type="float">
            <text:p>21185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466498780" calcext:value-type="float">
            <text:p>466498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7];&quot;-&quot;;[.C17];&quot;-&quot;;[.E17];&quot;-&quot;;LEFT(RIGHT([.A17];6);1))" office:value-type="string" office:string-value="r20-150-15-2" calcext:value-type="string">
            <text:p>r20-150-15-2</text:p>
          </table:table-cell>
          <table:table-cell table:formula="of:=ROUND(([.F17]/[.G17])*100;2)" office:value-type="float" office:value="32.86" calcext:value-type="float">
            <text:p>32,86</text:p>
          </table:table-cell>
          <table:table-cell table:formula="of:=[.M17]" office:value-type="float" office:value="-12.359878" calcext:value-type="float">
            <text:p>-12,4</text:p>
          </table:table-cell>
          <table:table-cell table:formula="of:=[.J17]" office:value-type="float" office:value="-3" calcext:value-type="float">
            <text:p>-3,0</text:p>
          </table:table-cell>
          <table:table-cell table:formula="of:=[.K17]" office:value-type="float" office:value="1" calcext:value-type="float">
            <text:p>1</text:p>
          </table:table-cell>
          <table:table-cell table:formula="of:=[.I17]" office:value-type="float" office:value="1828.560182" calcext:value-type="float">
            <text:p>1828,560182</text:p>
          </table:table-cell>
          <table:table-cell table:formula="of:=IF([.L17]&lt;10000000;[.L17];&quot;*&quot;)" office:value-type="string" office:string-value="*" calcext:value-type="string">
            <text:p>*</text:p>
          </table:table-cell>
          <table:table-cell table:formula="of:=[.N17]" office:value-type="float" office:value="337572" calcext:value-type="float">
            <text:p>337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2846" calcext:value-type="float">
            <text:p>2846</text:p>
          </table:table-cell>
          <table:table-cell office:value-type="float" office:value="1807.936838" calcext:value-type="float">
            <text:p>1807,936838</text:p>
          </table:table-cell>
          <table:table-cell office:value-type="float" office:value="-7.464286" calcext:value-type="float">
            <text:p>-7,464286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559664" calcext:value-type="float">
            <text:p>-15,559664</text:p>
          </table:table-cell>
          <table:table-cell office:value-type="float" office:value="83089" calcext:value-type="float">
            <text:p>83089</text:p>
          </table:table-cell>
          <table:table-cell office:value-type="float" office:value="75004" calcext:value-type="float">
            <text:p>7500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4" calcext:value-type="float">
            <text:p>1800,04</text:p>
          </table:table-cell>
          <table:table-cell office:value-type="float" office:value="141256613" calcext:value-type="float">
            <text:p>1412566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8];&quot;-&quot;;[.C18];&quot;-&quot;;[.E18];&quot;-&quot;;LEFT(RIGHT([.A18];6);1))" office:value-type="string" office:string-value="r20-150-18-1" calcext:value-type="string">
            <text:p>r20-150-18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formula="of:=[.M18]" office:value-type="float" office:value="-15.559664" calcext:value-type="float">
            <text:p>-15,6</text:p>
          </table:table-cell>
          <table:table-cell table:formula="of:=[.J18]" office:value-type="float" office:value="-7.464286" calcext:value-type="float">
            <text:p>-7,5</text:p>
          </table:table-cell>
          <table:table-cell table:formula="of:=[.K18]" office:value-type="float" office:value="2" calcext:value-type="float">
            <text:p>2</text:p>
          </table:table-cell>
          <table:table-cell table:formula="of:=[.I18]" office:value-type="float" office:value="1807.936838" calcext:value-type="float">
            <text:p>1807,936838</text:p>
          </table:table-cell>
          <table:table-cell table:formula="of:=IF([.L18]&lt;10000000;[.L18];&quot;*&quot;)" office:value-type="string" office:string-value="*" calcext:value-type="string">
            <text:p>*</text:p>
          </table:table-cell>
          <table:table-cell table:formula="of:=[.N18]" office:value-type="float" office:value="83089" calcext:value-type="float">
            <text:p>83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2858" calcext:value-type="float">
            <text:p>2858</text:p>
          </table:table-cell>
          <table:table-cell office:value-type="float" office:value="1809.811038" calcext:value-type="float">
            <text:p>1809,811038</text:p>
          </table:table-cell>
          <table:table-cell office:value-type="float" office:value="-5.733333" calcext:value-type="float">
            <text:p>-5,733333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28031" calcext:value-type="float">
            <text:p>-15,628031</text:p>
          </table:table-cell>
          <table:table-cell office:value-type="float" office:value="128340" calcext:value-type="float">
            <text:p>128340</text:p>
          </table:table-cell>
          <table:table-cell office:value-type="float" office:value="58346" calcext:value-type="float">
            <text:p>5834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149691989" calcext:value-type="float">
            <text:p>1496919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9];&quot;-&quot;;[.C19];&quot;-&quot;;[.E19];&quot;-&quot;;LEFT(RIGHT([.A19];6);1))" office:value-type="string" office:string-value="r20-150-18-2" calcext:value-type="string">
            <text:p>r20-150-18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formula="of:=[.M19]" office:value-type="float" office:value="-15.628031" calcext:value-type="float">
            <text:p>-15,6</text:p>
          </table:table-cell>
          <table:table-cell table:formula="of:=[.J19]" office:value-type="float" office:value="-5.733333" calcext:value-type="float">
            <text:p>-5,7</text:p>
          </table:table-cell>
          <table:table-cell table:formula="of:=[.K19]" office:value-type="float" office:value="1" calcext:value-type="float">
            <text:p>1</text:p>
          </table:table-cell>
          <table:table-cell table:formula="of:=[.I19]" office:value-type="float" office:value="1809.811038" calcext:value-type="float">
            <text:p>1809,811038</text:p>
          </table:table-cell>
          <table:table-cell table:formula="of:=IF([.L19]&lt;10000000;[.L19];&quot;*&quot;)" office:value-type="string" office:string-value="*" calcext:value-type="string">
            <text:p>*</text:p>
          </table:table-cell>
          <table:table-cell table:formula="of:=[.N19]" office:value-type="float" office:value="128340" calcext:value-type="float">
            <text:p>128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512" calcext:value-type="float">
            <text:p>512</text:p>
          </table:table-cell>
          <table:table-cell office:value-type="float" office:value="1863" calcext:value-type="float">
            <text:p>1863</text:p>
          </table:table-cell>
          <table:table-cell office:value-type="float" office:value="0.321415" calcext:value-type="float">
            <text:p>0,321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16537178" calcext:value-type="float">
            <text:p>165371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0];&quot;-&quot;;[.C20];&quot;-&quot;;[.E20];&quot;-&quot;;LEFT(RIGHT([.A20];6);1))" office:value-type="string" office:string-value="r20-150-3-1" calcext:value-type="string">
            <text:p>r20-150-3-1</text:p>
          </table:table-cell>
          <table:table-cell table:formula="of:=ROUND(([.F20]/[.G20])*100;2)" office:value-type="float" office:value="92.97" calcext:value-type="float">
            <text:p>92,97</text:p>
          </table:table-cell>
          <table:table-cell table:formula="of:=[.M20]" office:value-type="float" office:value="1" calcext:value-type="float">
            <text:p>1,0</text:p>
          </table:table-cell>
          <table:table-cell table:formula="of:=[.J20]" office:value-type="float" office:value="1" calcext:value-type="float">
            <text:p>1,0</text:p>
          </table:table-cell>
          <table:table-cell table:formula="of:=[.K20]" office:value-type="float" office:value="1" calcext:value-type="float">
            <text:p>1</text:p>
          </table:table-cell>
          <table:table-cell table:formula="of:=[.I20]" office:value-type="float" office:value="0.321415" calcext:value-type="float">
            <text:p>0,321415</text:p>
          </table:table-cell>
          <table:table-cell table:formula="of:=IF([.L20]&lt;10000000;[.L20];&quot;*&quot;)" office:value-type="float" office:value="0" calcext:value-type="float">
            <text:p>0,00</text:p>
          </table:table-cell>
          <table:table-cell table:formula="of:=[.N2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office:value-type="float" office:value="1135" calcext:value-type="float">
            <text:p>1135</text:p>
          </table:table-cell>
          <table:table-cell office:value-type="float" office:value="1.142991" calcext:value-type="float">
            <text:p>1,142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1252489" calcext:value-type="float">
            <text:p>112524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1];&quot;-&quot;;[.C21];&quot;-&quot;;[.E21];&quot;-&quot;;LEFT(RIGHT([.A21];6);1))" office:value-type="string" office:string-value="r20-150-3-2" calcext:value-type="string">
            <text:p>r20-150-3-2</text:p>
          </table:table-cell>
          <table:table-cell table:formula="of:=ROUND(([.F21]/[.G21])*100;2)" office:value-type="float" office:value="65.04" calcext:value-type="float">
            <text:p>65,04</text:p>
          </table:table-cell>
          <table:table-cell table:formula="of:=[.M21]" office:value-type="float" office:value="-1" calcext:value-type="float">
            <text:p>-1,0</text:p>
          </table:table-cell>
          <table:table-cell table:formula="of:=[.J21]" office:value-type="float" office:value="1" calcext:value-type="float">
            <text:p>1,0</text:p>
          </table:table-cell>
          <table:table-cell table:formula="of:=[.K21]" office:value-type="float" office:value="1" calcext:value-type="float">
            <text:p>1</text:p>
          </table:table-cell>
          <table:table-cell table:formula="of:=[.I21]" office:value-type="float" office:value="1.142991" calcext:value-type="float">
            <text:p>1,142991</text:p>
          </table:table-cell>
          <table:table-cell table:formula="of:=IF([.L21]&lt;10000000;[.L21];&quot;*&quot;)" office:value-type="float" office:value="0" calcext:value-type="float">
            <text:p>0,00</text:p>
          </table:table-cell>
          <table:table-cell table:formula="of:=[.N21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76" calcext:value-type="float">
            <text:p>776</text:p>
          </table:table-cell>
          <table:table-cell office:value-type="float" office:value="942" calcext:value-type="float">
            <text:p>942</text:p>
          </table:table-cell>
          <table:table-cell office:value-type="float" office:value="4742" calcext:value-type="float">
            <text:p>4742</text:p>
          </table:table-cell>
          <table:table-cell office:value-type="float" office:value="547.575797" calcext:value-type="float">
            <text:p>547,575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660928" calcext:value-type="float">
            <text:p>-4,660928</text:p>
          </table:table-cell>
          <table:table-cell office:value-type="float" office:value="304684" calcext:value-type="float">
            <text:p>30468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520.01" calcext:value-type="float">
            <text:p>520,01</text:p>
          </table:table-cell>
          <table:table-cell office:value-type="float" office:value="68422898" calcext:value-type="float">
            <text:p>68422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2];&quot;-&quot;;[.C22];&quot;-&quot;;[.E22];&quot;-&quot;;LEFT(RIGHT([.A22];6);1))" office:value-type="string" office:string-value="r20-200-7-1" calcext:value-type="string">
            <text:p>r20-200-7-1</text:p>
          </table:table-cell>
          <table:table-cell table:formula="of:=ROUND(([.F22]/[.G22])*100;2)" office:value-type="float" office:value="82.38" calcext:value-type="float">
            <text:p>82,38</text:p>
          </table:table-cell>
          <table:table-cell table:formula="of:=[.M22]" office:value-type="float" office:value="-4.660928" calcext:value-type="float">
            <text:p>-4,7</text:p>
          </table:table-cell>
          <table:table-cell table:formula="of:=[.J22]" office:value-type="float" office:value="1" calcext:value-type="float">
            <text:p>1,0</text:p>
          </table:table-cell>
          <table:table-cell table:formula="of:=[.K22]" office:value-type="float" office:value="1" calcext:value-type="float">
            <text:p>1</text:p>
          </table:table-cell>
          <table:table-cell table:formula="of:=[.I22]" office:value-type="float" office:value="547.575797" calcext:value-type="float">
            <text:p>547,575797</text:p>
          </table:table-cell>
          <table:table-cell table:formula="of:=IF([.L22]&lt;10000000;[.L22];&quot;*&quot;)" office:value-type="float" office:value="0" calcext:value-type="float">
            <text:p>0,00</text:p>
          </table:table-cell>
          <table:table-cell table:formula="of:=[.N22]" office:value-type="float" office:value="304684" calcext:value-type="float">
            <text:p>304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41" calcext:value-type="float">
            <text:p>741</text:p>
          </table:table-cell>
          <table:table-cell office:value-type="float" office:value="942" calcext:value-type="float">
            <text:p>942</text:p>
          </table:table-cell>
          <table:table-cell office:value-type="float" office:value="4494" calcext:value-type="float">
            <text:p>4494</text:p>
          </table:table-cell>
          <table:table-cell office:value-type="float" office:value="528.625319" calcext:value-type="float">
            <text:p>528,625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805539" calcext:value-type="float">
            <text:p>-4,805539</text:p>
          </table:table-cell>
          <table:table-cell office:value-type="float" office:value="275395" calcext:value-type="float">
            <text:p>275395</text:p>
          </table:table-cell>
          <table:table-cell office:value-type="float" office:value="0" calcext:value-type="float">
            <text:p>0</text:p>
          </table:table-cell>
          <table:table-cell office:value-type="float" office:value="500.42" calcext:value-type="float">
            <text:p>500,42</text:p>
          </table:table-cell>
          <table:table-cell office:value-type="float" office:value="500.44" calcext:value-type="float">
            <text:p>500,44</text:p>
          </table:table-cell>
          <table:table-cell office:value-type="float" office:value="69362311" calcext:value-type="float">
            <text:p>693623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3];&quot;-&quot;;[.C23];&quot;-&quot;;[.E23];&quot;-&quot;;LEFT(RIGHT([.A23];6);1))" office:value-type="string" office:string-value="r20-200-7-2" calcext:value-type="string">
            <text:p>r20-200-7-2</text:p>
          </table:table-cell>
          <table:table-cell table:formula="of:=ROUND(([.F23]/[.G23])*100;2)" office:value-type="float" office:value="78.66" calcext:value-type="float">
            <text:p>78,66</text:p>
          </table:table-cell>
          <table:table-cell table:formula="of:=[.M23]" office:value-type="float" office:value="-4.805539" calcext:value-type="float">
            <text:p>-4,8</text:p>
          </table:table-cell>
          <table:table-cell table:formula="of:=[.J23]" office:value-type="float" office:value="1" calcext:value-type="float">
            <text:p>1,0</text:p>
          </table:table-cell>
          <table:table-cell table:formula="of:=[.K23]" office:value-type="float" office:value="1" calcext:value-type="float">
            <text:p>1</text:p>
          </table:table-cell>
          <table:table-cell table:formula="of:=[.I23]" office:value-type="float" office:value="528.625319" calcext:value-type="float">
            <text:p>528,625319</text:p>
          </table:table-cell>
          <table:table-cell table:formula="of:=IF([.L23]&lt;10000000;[.L23];&quot;*&quot;)" office:value-type="float" office:value="0" calcext:value-type="float">
            <text:p>0,00</text:p>
          </table:table-cell>
          <table:table-cell table:formula="of:=[.N23]" office:value-type="float" office:value="275395" calcext:value-type="float">
            <text:p>275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939" calcext:value-type="float">
            <text:p>939</text:p>
          </table:table-cell>
          <table:table-cell office:value-type="float" office:value="1222" calcext:value-type="float">
            <text:p>1222</text:p>
          </table:table-cell>
          <table:table-cell office:value-type="float" office:value="5372" calcext:value-type="float">
            <text:p>5372</text:p>
          </table:table-cell>
          <table:table-cell office:value-type="float" office:value="1827.547525" calcext:value-type="float">
            <text:p>1827,547525</text:p>
          </table:table-cell>
          <table:table-cell office:value-type="float" office:value="-2.356956" calcext:value-type="float">
            <text:p>-2,356956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016708" calcext:value-type="float">
            <text:p>-8,016708</text:p>
          </table:table-cell>
          <table:table-cell office:value-type="float" office:value="340263" calcext:value-type="float">
            <text:p>340263</text:p>
          </table:table-cell>
          <table:table-cell office:value-type="float" office:value="156709" calcext:value-type="float">
            <text:p>15670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86123162" calcext:value-type="float">
            <text:p>286123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4];&quot;-&quot;;[.C24];&quot;-&quot;;[.E24];&quot;-&quot;;LEFT(RIGHT([.A24];6);1))" office:value-type="string" office:string-value="r20-200-11-1" calcext:value-type="string">
            <text:p>r20-200-11-1</text:p>
          </table:table-cell>
          <table:table-cell table:formula="of:=ROUND(([.F24]/[.G24])*100;2)" office:value-type="float" office:value="76.84" calcext:value-type="float">
            <text:p>76,84</text:p>
          </table:table-cell>
          <table:table-cell table:formula="of:=[.M24]" office:value-type="float" office:value="-8.016708" calcext:value-type="float">
            <text:p>-8,0</text:p>
          </table:table-cell>
          <table:table-cell table:formula="of:=[.J24]" office:value-type="float" office:value="-2.356956" calcext:value-type="float">
            <text:p>-2,4</text:p>
          </table:table-cell>
          <table:table-cell table:formula="of:=[.K24]" office:value-type="float" office:value="1" calcext:value-type="float">
            <text:p>1</text:p>
          </table:table-cell>
          <table:table-cell table:formula="of:=[.I24]" office:value-type="float" office:value="1827.547525" calcext:value-type="float">
            <text:p>1827,547525</text:p>
          </table:table-cell>
          <table:table-cell table:formula="of:=IF([.L24]&lt;10000000;[.L24];&quot;*&quot;)" office:value-type="string" office:string-value="*" calcext:value-type="string">
            <text:p>*</text:p>
          </table:table-cell>
          <table:table-cell table:formula="of:=[.N24]" office:value-type="float" office:value="340263" calcext:value-type="float">
            <text:p>340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876" calcext:value-type="float">
            <text:p>876</text:p>
          </table:table-cell>
          <table:table-cell office:value-type="float" office:value="1222" calcext:value-type="float">
            <text:p>1222</text:p>
          </table:table-cell>
          <table:table-cell office:value-type="float" office:value="4507" calcext:value-type="float">
            <text:p>4507</text:p>
          </table:table-cell>
          <table:table-cell office:value-type="float" office:value="1827.866735" calcext:value-type="float">
            <text:p>1827,866735</text:p>
          </table:table-cell>
          <table:table-cell office:value-type="float" office:value="-1.172619" calcext:value-type="float">
            <text:p>-1,172619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134792" calcext:value-type="float">
            <text:p>-8,134792</text:p>
          </table:table-cell>
          <table:table-cell office:value-type="float" office:value="373386" calcext:value-type="float">
            <text:p>373386</text:p>
          </table:table-cell>
          <table:table-cell office:value-type="float" office:value="117147" calcext:value-type="float">
            <text:p>11714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84631562" calcext:value-type="float">
            <text:p>284631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5];&quot;-&quot;;[.C25];&quot;-&quot;;[.E25];&quot;-&quot;;LEFT(RIGHT([.A25];6);1))" office:value-type="string" office:string-value="r20-200-11-2" calcext:value-type="string">
            <text:p>r20-200-11-2</text:p>
          </table:table-cell>
          <table:table-cell table:formula="of:=ROUND(([.F25]/[.G25])*100;2)" office:value-type="float" office:value="71.69" calcext:value-type="float">
            <text:p>71,69</text:p>
          </table:table-cell>
          <table:table-cell table:formula="of:=[.M25]" office:value-type="float" office:value="-8.134792" calcext:value-type="float">
            <text:p>-8,1</text:p>
          </table:table-cell>
          <table:table-cell table:formula="of:=[.J25]" office:value-type="float" office:value="-1.172619" calcext:value-type="float">
            <text:p>-1,2</text:p>
          </table:table-cell>
          <table:table-cell table:formula="of:=[.K25]" office:value-type="float" office:value="1" calcext:value-type="float">
            <text:p>1</text:p>
          </table:table-cell>
          <table:table-cell table:formula="of:=[.I25]" office:value-type="float" office:value="1827.866735" calcext:value-type="float">
            <text:p>1827,866735</text:p>
          </table:table-cell>
          <table:table-cell table:formula="of:=IF([.L25]&lt;10000000;[.L25];&quot;*&quot;)" office:value-type="string" office:string-value="*" calcext:value-type="string">
            <text:p>*</text:p>
          </table:table-cell>
          <table:table-cell table:formula="of:=[.N25]" office:value-type="float" office:value="373386" calcext:value-type="float">
            <text:p>373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493" calcext:value-type="float">
            <text:p>493</text:p>
          </table:table-cell>
          <table:table-cell office:value-type="float" office:value="1502" calcext:value-type="float">
            <text:p>1502</text:p>
          </table:table-cell>
          <table:table-cell office:value-type="float" office:value="2619" calcext:value-type="float">
            <text:p>2619</text:p>
          </table:table-cell>
          <table:table-cell office:value-type="float" office:value="1816.522143" calcext:value-type="float">
            <text:p>1816,522143</text:p>
          </table:table-cell>
          <table:table-cell office:value-type="float" office:value="-5.619883" calcext:value-type="float">
            <text:p>-5,619883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0345" calcext:value-type="float">
            <text:p>-12,30345</text:p>
          </table:table-cell>
          <table:table-cell office:value-type="float" office:value="211748" calcext:value-type="float">
            <text:p>211748</text:p>
          </table:table-cell>
          <table:table-cell office:value-type="float" office:value="108759" calcext:value-type="float">
            <text:p>10875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247162605" calcext:value-type="float">
            <text:p>247162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6];&quot;-&quot;;[.C26];&quot;-&quot;;[.E26];&quot;-&quot;;LEFT(RIGHT([.A26];6);1))" office:value-type="string" office:string-value="r20-200-15-1" calcext:value-type="string">
            <text:p>r20-200-15-1</text:p>
          </table:table-cell>
          <table:table-cell table:formula="of:=ROUND(([.F26]/[.G26])*100;2)" office:value-type="float" office:value="32.82" calcext:value-type="float">
            <text:p>32,82</text:p>
          </table:table-cell>
          <table:table-cell table:formula="of:=[.M26]" office:value-type="float" office:value="-12.30345" calcext:value-type="float">
            <text:p>-12,3</text:p>
          </table:table-cell>
          <table:table-cell table:formula="of:=[.J26]" office:value-type="float" office:value="-5.619883" calcext:value-type="float">
            <text:p>-5,6</text:p>
          </table:table-cell>
          <table:table-cell table:formula="of:=[.K26]" office:value-type="float" office:value="1" calcext:value-type="float">
            <text:p>1</text:p>
          </table:table-cell>
          <table:table-cell table:formula="of:=[.I26]" office:value-type="float" office:value="1816.522143" calcext:value-type="float">
            <text:p>1816,522143</text:p>
          </table:table-cell>
          <table:table-cell table:formula="of:=IF([.L26]&lt;10000000;[.L26];&quot;*&quot;)" office:value-type="string" office:string-value="*" calcext:value-type="string">
            <text:p>*</text:p>
          </table:table-cell>
          <table:table-cell table:formula="of:=[.N26]" office:value-type="float" office:value="211748" calcext:value-type="float">
            <text:p>211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1502" calcext:value-type="float">
            <text:p>1502</text:p>
          </table:table-cell>
          <table:table-cell office:value-type="float" office:value="2574" calcext:value-type="float">
            <text:p>2574</text:p>
          </table:table-cell>
          <table:table-cell office:value-type="float" office:value="1822.88255" calcext:value-type="float">
            <text:p>1822,88255</text:p>
          </table:table-cell>
          <table:table-cell office:value-type="float" office:value="-3.52381" calcext:value-type="float">
            <text:p>-3,52381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54692" calcext:value-type="float">
            <text:p>-12,354692</text:p>
          </table:table-cell>
          <table:table-cell office:value-type="float" office:value="275198" calcext:value-type="float">
            <text:p>275198</text:p>
          </table:table-cell>
          <table:table-cell office:value-type="float" office:value="165598" calcext:value-type="float">
            <text:p>165598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394801181" calcext:value-type="float">
            <text:p>394801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7];&quot;-&quot;;[.C27];&quot;-&quot;;[.E27];&quot;-&quot;;LEFT(RIGHT([.A27];6);1))" office:value-type="string" office:string-value="r20-200-15-2" calcext:value-type="string">
            <text:p>r20-200-15-2</text:p>
          </table:table-cell>
          <table:table-cell table:formula="of:=ROUND(([.F27]/[.G27])*100;2)" office:value-type="float" office:value="30.36" calcext:value-type="float">
            <text:p>30,36</text:p>
          </table:table-cell>
          <table:table-cell table:formula="of:=[.M27]" office:value-type="float" office:value="-12.354692" calcext:value-type="float">
            <text:p>-12,4</text:p>
          </table:table-cell>
          <table:table-cell table:formula="of:=[.J27]" office:value-type="float" office:value="-3.52381" calcext:value-type="float">
            <text:p>-3,5</text:p>
          </table:table-cell>
          <table:table-cell table:formula="of:=[.K27]" office:value-type="float" office:value="1" calcext:value-type="float">
            <text:p>1</text:p>
          </table:table-cell>
          <table:table-cell table:formula="of:=[.I27]" office:value-type="float" office:value="1822.88255" calcext:value-type="float">
            <text:p>1822,88255</text:p>
          </table:table-cell>
          <table:table-cell table:formula="of:=IF([.L27]&lt;10000000;[.L27];&quot;*&quot;)" office:value-type="string" office:string-value="*" calcext:value-type="string">
            <text:p>*</text:p>
          </table:table-cell>
          <table:table-cell table:formula="of:=[.N27]" office:value-type="float" office:value="275198" calcext:value-type="float">
            <text:p>275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3541" calcext:value-type="float">
            <text:p>3541</text:p>
          </table:table-cell>
          <table:table-cell office:value-type="float" office:value="1819.621883" calcext:value-type="float">
            <text:p>1819,62188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7811" calcext:value-type="float">
            <text:p>-15,67811</text:p>
          </table:table-cell>
          <table:table-cell office:value-type="float" office:value="230987" calcext:value-type="float">
            <text:p>230987</text:p>
          </table:table-cell>
          <table:table-cell office:value-type="float" office:value="84546" calcext:value-type="float">
            <text:p>8454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4" calcext:value-type="float">
            <text:p>1800,04</text:p>
          </table:table-cell>
          <table:table-cell office:value-type="float" office:value="284552137" calcext:value-type="float">
            <text:p>284552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8];&quot;-&quot;;[.C28];&quot;-&quot;;[.E28];&quot;-&quot;;LEFT(RIGHT([.A28];6);1))" office:value-type="string" office:string-value="r20-200-18-1" calcext:value-type="string">
            <text:p>r20-200-18-1</text:p>
          </table:table-cell>
          <table:table-cell table:formula="of:=ROUND(([.F28]/[.G28])*100;2)" office:value-type="float" office:value="0" calcext:value-type="float">
            <text:p>0</text:p>
          </table:table-cell>
          <table:table-cell table:formula="of:=[.M28]" office:value-type="float" office:value="-15.67811" calcext:value-type="float">
            <text:p>-15,7</text:p>
          </table:table-cell>
          <table:table-cell table:formula="of:=[.J28]" office:value-type="float" office:value="-9" calcext:value-type="float">
            <text:p>-9,0</text:p>
          </table:table-cell>
          <table:table-cell table:formula="of:=[.K28]" office:value-type="float" office:value="2" calcext:value-type="float">
            <text:p>2</text:p>
          </table:table-cell>
          <table:table-cell table:formula="of:=[.I28]" office:value-type="float" office:value="1819.621883" calcext:value-type="float">
            <text:p>1819,621883</text:p>
          </table:table-cell>
          <table:table-cell table:formula="of:=IF([.L28]&lt;10000000;[.L28];&quot;*&quot;)" office:value-type="string" office:string-value="*" calcext:value-type="string">
            <text:p>*</text:p>
          </table:table-cell>
          <table:table-cell table:formula="of:=[.N28]" office:value-type="float" office:value="230987" calcext:value-type="float">
            <text:p>230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3360" calcext:value-type="float">
            <text:p>3360</text:p>
          </table:table-cell>
          <table:table-cell office:value-type="float" office:value="1810.981776" calcext:value-type="float">
            <text:p>1810,981776</text:p>
          </table:table-cell>
          <table:table-cell office:value-type="float" office:value="-5.6" calcext:value-type="float">
            <text:p>-5,6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75608" calcext:value-type="float">
            <text:p>-15,675608</text:p>
          </table:table-cell>
          <table:table-cell office:value-type="float" office:value="139102" calcext:value-type="float">
            <text:p>139102</text:p>
          </table:table-cell>
          <table:table-cell office:value-type="float" office:value="71189" calcext:value-type="float">
            <text:p>7118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5" calcext:value-type="float">
            <text:p>1800,05</text:p>
          </table:table-cell>
          <table:table-cell office:value-type="float" office:value="201246377" calcext:value-type="float">
            <text:p>2012463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9];&quot;-&quot;;[.C29];&quot;-&quot;;[.E29];&quot;-&quot;;LEFT(RIGHT([.A29];6);1))" office:value-type="string" office:string-value="r20-200-18-2" calcext:value-type="string">
            <text:p>r20-200-18-2</text:p>
          </table:table-cell>
          <table:table-cell table:formula="of:=ROUND(([.F29]/[.G29])*100;2)" office:value-type="float" office:value="0" calcext:value-type="float">
            <text:p>0</text:p>
          </table:table-cell>
          <table:table-cell table:formula="of:=[.M29]" office:value-type="float" office:value="-15.675608" calcext:value-type="float">
            <text:p>-15,7</text:p>
          </table:table-cell>
          <table:table-cell table:formula="of:=[.J29]" office:value-type="float" office:value="-5.6" calcext:value-type="float">
            <text:p>-5,6</text:p>
          </table:table-cell>
          <table:table-cell table:formula="of:=[.K29]" office:value-type="float" office:value="1" calcext:value-type="float">
            <text:p>1</text:p>
          </table:table-cell>
          <table:table-cell table:formula="of:=[.I29]" office:value-type="float" office:value="1810.981776" calcext:value-type="float">
            <text:p>1810,981776</text:p>
          </table:table-cell>
          <table:table-cell table:formula="of:=IF([.L29]&lt;10000000;[.L29];&quot;*&quot;)" office:value-type="string" office:string-value="*" calcext:value-type="string">
            <text:p>*</text:p>
          </table:table-cell>
          <table:table-cell table:formula="of:=[.N29]" office:value-type="float" office:value="139102" calcext:value-type="float">
            <text:p>139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662" calcext:value-type="float">
            <text:p>662</text:p>
          </table:table-cell>
          <table:table-cell office:value-type="float" office:value="2482" calcext:value-type="float">
            <text:p>2482</text:p>
          </table:table-cell>
          <table:table-cell office:value-type="float" office:value="1.190074" calcext:value-type="float">
            <text:p>1,190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43226082" calcext:value-type="float">
            <text:p>432260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0];&quot;-&quot;;[.C30];&quot;-&quot;;[.E30];&quot;-&quot;;LEFT(RIGHT([.A30];6);1))" office:value-type="string" office:string-value="r20-200-3-1" calcext:value-type="string">
            <text:p>r20-200-3-1</text:p>
          </table:table-cell>
          <table:table-cell table:formula="of:=ROUND(([.F30]/[.G30])*100;2)" office:value-type="float" office:value="95.17" calcext:value-type="float">
            <text:p>95,17</text:p>
          </table:table-cell>
          <table:table-cell table:formula="of:=[.M30]" office:value-type="float" office:value="1" calcext:value-type="float">
            <text:p>1,0</text:p>
          </table:table-cell>
          <table:table-cell table:formula="of:=[.J30]" office:value-type="float" office:value="1" calcext:value-type="float">
            <text:p>1,0</text:p>
          </table:table-cell>
          <table:table-cell table:formula="of:=[.K30]" office:value-type="float" office:value="1" calcext:value-type="float">
            <text:p>1</text:p>
          </table:table-cell>
          <table:table-cell table:formula="of:=[.I30]" office:value-type="float" office:value="1.190074" calcext:value-type="float">
            <text:p>1,190074</text:p>
          </table:table-cell>
          <table:table-cell table:formula="of:=IF([.L30]&lt;10000000;[.L30];&quot;*&quot;)" office:value-type="float" office:value="0" calcext:value-type="float">
            <text:p>0,00</text:p>
          </table:table-cell>
          <table:table-cell table:formula="of:=[.N3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662" calcext:value-type="float">
            <text:p>662</text:p>
          </table:table-cell>
          <table:table-cell office:value-type="float" office:value="1209" calcext:value-type="float">
            <text:p>1209</text:p>
          </table:table-cell>
          <table:table-cell office:value-type="float" office:value="0.927524" calcext:value-type="float">
            <text:p>0,927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1151556" calcext:value-type="float">
            <text:p>111515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1];&quot;-&quot;;[.C31];&quot;-&quot;;[.E31];&quot;-&quot;;LEFT(RIGHT([.A31];6);1))" office:value-type="string" office:string-value="r20-200-3-2" calcext:value-type="string">
            <text:p>r20-200-3-2</text:p>
          </table:table-cell>
          <table:table-cell table:formula="of:=ROUND(([.F31]/[.G31])*100;2)" office:value-type="float" office:value="58.91" calcext:value-type="float">
            <text:p>58,91</text:p>
          </table:table-cell>
          <table:table-cell table:formula="of:=[.M31]" office:value-type="float" office:value="-1" calcext:value-type="float">
            <text:p>-1,0</text:p>
          </table:table-cell>
          <table:table-cell table:formula="of:=[.J31]" office:value-type="float" office:value="1" calcext:value-type="float">
            <text:p>1,0</text:p>
          </table:table-cell>
          <table:table-cell table:formula="of:=[.K31]" office:value-type="float" office:value="1" calcext:value-type="float">
            <text:p>1</text:p>
          </table:table-cell>
          <table:table-cell table:formula="of:=[.I31]" office:value-type="float" office:value="0.927524" calcext:value-type="float">
            <text:p>0,927524</text:p>
          </table:table-cell>
          <table:table-cell table:formula="of:=IF([.L31]&lt;10000000;[.L31];&quot;*&quot;)" office:value-type="float" office:value="0" calcext:value-type="float">
            <text:p>0,00</text:p>
          </table:table-cell>
          <table:table-cell table:formula="of:=[.N31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843" calcext:value-type="float">
            <text:p>843</text:p>
          </table:table-cell>
          <table:table-cell office:value-type="float" office:value="1142" calcext:value-type="float">
            <text:p>1142</text:p>
          </table:table-cell>
          <table:table-cell office:value-type="float" office:value="5280" calcext:value-type="float">
            <text:p>5280</text:p>
          </table:table-cell>
          <table:table-cell office:value-type="float" office:value="1852.535997" calcext:value-type="float">
            <text:p>1852,535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.670767" calcext:value-type="float">
            <text:p>-4,670767</text:p>
          </table:table-cell>
          <table:table-cell office:value-type="float" office:value="641527" calcext:value-type="float">
            <text:p>641527</text:p>
          </table:table-cell>
          <table:table-cell office:value-type="float" office:value="257655" calcext:value-type="float">
            <text:p>25765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749929539" calcext:value-type="float">
            <text:p>7499295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2];&quot;-&quot;;[.C32];&quot;-&quot;;[.E32];&quot;-&quot;;LEFT(RIGHT([.A32];6);1))" office:value-type="string" office:string-value="r20-250-7-1" calcext:value-type="string">
            <text:p>r20-250-7-1</text:p>
          </table:table-cell>
          <table:table-cell table:formula="of:=ROUND(([.F32]/[.G32])*100;2)" office:value-type="float" office:value="73.82" calcext:value-type="float">
            <text:p>73,82</text:p>
          </table:table-cell>
          <table:table-cell table:formula="of:=[.M32]" office:value-type="float" office:value="-4.670767" calcext:value-type="float">
            <text:p>-4,7</text:p>
          </table:table-cell>
          <table:table-cell table:formula="of:=[.J32]" office:value-type="float" office:value="0" calcext:value-type="float">
            <text:p>0,0</text:p>
          </table:table-cell>
          <table:table-cell table:formula="of:=[.K32]" office:value-type="float" office:value="2" calcext:value-type="float">
            <text:p>2</text:p>
          </table:table-cell>
          <table:table-cell table:formula="of:=[.I32]" office:value-type="float" office:value="1852.535997" calcext:value-type="float">
            <text:p>1852,535997</text:p>
          </table:table-cell>
          <table:table-cell table:formula="of:=IF([.L32]&lt;10000000;[.L32];&quot;*&quot;)" office:value-type="string" office:string-value="*" calcext:value-type="string">
            <text:p>*</text:p>
          </table:table-cell>
          <table:table-cell table:formula="of:=[.N32]" office:value-type="float" office:value="641527" calcext:value-type="float">
            <text:p>641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960" calcext:value-type="float">
            <text:p>960</text:p>
          </table:table-cell>
          <table:table-cell office:value-type="float" office:value="1142" calcext:value-type="float">
            <text:p>1142</text:p>
          </table:table-cell>
          <table:table-cell office:value-type="float" office:value="6127" calcext:value-type="float">
            <text:p>6127</text:p>
          </table:table-cell>
          <table:table-cell office:value-type="float" office:value="222.419273" calcext:value-type="float">
            <text:p>222,419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37709" calcext:value-type="float">
            <text:p>377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.72" calcext:value-type="float">
            <text:p>219,72</text:p>
          </table:table-cell>
          <table:table-cell office:value-type="float" office:value="65038841" calcext:value-type="float">
            <text:p>65038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3];&quot;-&quot;;[.C33];&quot;-&quot;;[.E33];&quot;-&quot;;LEFT(RIGHT([.A33];6);1))" office:value-type="string" office:string-value="r20-250-7-2" calcext:value-type="string">
            <text:p>r20-250-7-2</text:p>
          </table:table-cell>
          <table:table-cell table:formula="of:=ROUND(([.F33]/[.G33])*100;2)" office:value-type="float" office:value="84.06" calcext:value-type="float">
            <text:p>84,06</text:p>
          </table:table-cell>
          <table:table-cell table:formula="of:=[.M33]" office:value-type="float" office:value="-4.666667" calcext:value-type="float">
            <text:p>-4,7</text:p>
          </table:table-cell>
          <table:table-cell table:formula="of:=[.J33]" office:value-type="float" office:value="1" calcext:value-type="float">
            <text:p>1,0</text:p>
          </table:table-cell>
          <table:table-cell table:formula="of:=[.K33]" office:value-type="float" office:value="1" calcext:value-type="float">
            <text:p>1</text:p>
          </table:table-cell>
          <table:table-cell table:formula="of:=[.I33]" office:value-type="float" office:value="222.419273" calcext:value-type="float">
            <text:p>222,419273</text:p>
          </table:table-cell>
          <table:table-cell table:formula="of:=IF([.L33]&lt;10000000;[.L33];&quot;*&quot;)" office:value-type="float" office:value="0" calcext:value-type="float">
            <text:p>0,00</text:p>
          </table:table-cell>
          <table:table-cell table:formula="of:=[.N33]" office:value-type="float" office:value="37709" calcext:value-type="float">
            <text:p>3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5370" calcext:value-type="float">
            <text:p>5370</text:p>
          </table:table-cell>
          <table:table-cell office:value-type="float" office:value="1824.788905" calcext:value-type="float">
            <text:p>1824,78890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" calcext:value-type="float">
            <text:p>-8</text:p>
          </table:table-cell>
          <table:table-cell office:value-type="float" office:value="312754" calcext:value-type="float">
            <text:p>312754</text:p>
          </table:table-cell>
          <table:table-cell office:value-type="float" office:value="91680" calcext:value-type="float">
            <text:p>9168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20486550" calcext:value-type="float">
            <text:p>2204865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4];&quot;-&quot;;[.C34];&quot;-&quot;;[.E34];&quot;-&quot;;LEFT(RIGHT([.A34];6);1))" office:value-type="string" office:string-value="r20-250-11-1" calcext:value-type="string">
            <text:p>r20-250-11-1</text:p>
          </table:table-cell>
          <table:table-cell table:formula="of:=ROUND(([.F34]/[.G34])*100;2)" office:value-type="float" office:value="0" calcext:value-type="float">
            <text:p>0</text:p>
          </table:table-cell>
          <table:table-cell table:formula="of:=[.M34]" office:value-type="float" office:value="-8" calcext:value-type="float">
            <text:p>-8,0</text:p>
          </table:table-cell>
          <table:table-cell table:formula="of:=[.J34]" office:value-type="float" office:value="-2" calcext:value-type="float">
            <text:p>-2,0</text:p>
          </table:table-cell>
          <table:table-cell table:formula="of:=[.K34]" office:value-type="float" office:value="1" calcext:value-type="float">
            <text:p>1</text:p>
          </table:table-cell>
          <table:table-cell table:formula="of:=[.I34]" office:value-type="float" office:value="1824.788905" calcext:value-type="float">
            <text:p>1824,788905</text:p>
          </table:table-cell>
          <table:table-cell table:formula="of:=IF([.L34]&lt;10000000;[.L34];&quot;*&quot;)" office:value-type="string" office:string-value="*" calcext:value-type="string">
            <text:p>*</text:p>
          </table:table-cell>
          <table:table-cell table:formula="of:=[.N34]" office:value-type="float" office:value="312754" calcext:value-type="float">
            <text:p>312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202" calcext:value-type="float">
            <text:p>1202</text:p>
          </table:table-cell>
          <table:table-cell office:value-type="float" office:value="1472" calcext:value-type="float">
            <text:p>1472</text:p>
          </table:table-cell>
          <table:table-cell office:value-type="float" office:value="4545" calcext:value-type="float">
            <text:p>4545</text:p>
          </table:table-cell>
          <table:table-cell office:value-type="float" office:value="1820.720191" calcext:value-type="float">
            <text:p>1820,720191</text:p>
          </table:table-cell>
          <table:table-cell office:value-type="float" office:value="-1.320298" calcext:value-type="float">
            <text:p>-1,320298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454551" calcext:value-type="float">
            <text:p>-8,454551</text:p>
          </table:table-cell>
          <table:table-cell office:value-type="float" office:value="281336" calcext:value-type="float">
            <text:p>281336</text:p>
          </table:table-cell>
          <table:table-cell office:value-type="float" office:value="76102" calcext:value-type="float">
            <text:p>7610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01035774" calcext:value-type="float">
            <text:p>201035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5];&quot;-&quot;;[.C35];&quot;-&quot;;[.E35];&quot;-&quot;;LEFT(RIGHT([.A35];6);1))" office:value-type="string" office:string-value="r20-250-11-2" calcext:value-type="string">
            <text:p>r20-250-11-2</text:p>
          </table:table-cell>
          <table:table-cell table:formula="of:=ROUND(([.F35]/[.G35])*100;2)" office:value-type="float" office:value="81.66" calcext:value-type="float">
            <text:p>81,66</text:p>
          </table:table-cell>
          <table:table-cell table:formula="of:=[.M35]" office:value-type="float" office:value="-8.454551" calcext:value-type="float">
            <text:p>-8,5</text:p>
          </table:table-cell>
          <table:table-cell table:formula="of:=[.J35]" office:value-type="float" office:value="-1.320298" calcext:value-type="float">
            <text:p>-1,3</text:p>
          </table:table-cell>
          <table:table-cell table:formula="of:=[.K35]" office:value-type="float" office:value="1" calcext:value-type="float">
            <text:p>1</text:p>
          </table:table-cell>
          <table:table-cell table:formula="of:=[.I35]" office:value-type="float" office:value="1820.720191" calcext:value-type="float">
            <text:p>1820,720191</text:p>
          </table:table-cell>
          <table:table-cell table:formula="of:=IF([.L35]&lt;10000000;[.L35];&quot;*&quot;)" office:value-type="string" office:string-value="*" calcext:value-type="string">
            <text:p>*</text:p>
          </table:table-cell>
          <table:table-cell table:formula="of:=[.N35]" office:value-type="float" office:value="281336" calcext:value-type="float">
            <text:p>281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1802" calcext:value-type="float">
            <text:p>1802</text:p>
          </table:table-cell>
          <table:table-cell office:value-type="float" office:value="3085" calcext:value-type="float">
            <text:p>3085</text:p>
          </table:table-cell>
          <table:table-cell office:value-type="float" office:value="1818.407243" calcext:value-type="float">
            <text:p>1818,407243</text:p>
          </table:table-cell>
          <table:table-cell office:value-type="float" office:value="-4.727273" calcext:value-type="float">
            <text:p>-4,727273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11923" calcext:value-type="float">
            <text:p>-12,311923</text:p>
          </table:table-cell>
          <table:table-cell office:value-type="float" office:value="184936" calcext:value-type="float">
            <text:p>184936</text:p>
          </table:table-cell>
          <table:table-cell office:value-type="float" office:value="153837" calcext:value-type="float">
            <text:p>15383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436764623" calcext:value-type="float">
            <text:p>436764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6];&quot;-&quot;;[.C36];&quot;-&quot;;[.E36];&quot;-&quot;;LEFT(RIGHT([.A36];6);1))" office:value-type="string" office:string-value="r20-250-15-1" calcext:value-type="string">
            <text:p>r20-250-15-1</text:p>
          </table:table-cell>
          <table:table-cell table:formula="of:=ROUND(([.F36]/[.G36])*100;2)" office:value-type="float" office:value="28.41" calcext:value-type="float">
            <text:p>28,41</text:p>
          </table:table-cell>
          <table:table-cell table:formula="of:=[.M36]" office:value-type="float" office:value="-12.311923" calcext:value-type="float">
            <text:p>-12,3</text:p>
          </table:table-cell>
          <table:table-cell table:formula="of:=[.J36]" office:value-type="float" office:value="-4.727273" calcext:value-type="float">
            <text:p>-4,7</text:p>
          </table:table-cell>
          <table:table-cell table:formula="of:=[.K36]" office:value-type="float" office:value="2" calcext:value-type="float">
            <text:p>2</text:p>
          </table:table-cell>
          <table:table-cell table:formula="of:=[.I36]" office:value-type="float" office:value="1818.407243" calcext:value-type="float">
            <text:p>1818,407243</text:p>
          </table:table-cell>
          <table:table-cell table:formula="of:=IF([.L36]&lt;10000000;[.L36];&quot;*&quot;)" office:value-type="string" office:string-value="*" calcext:value-type="string">
            <text:p>*</text:p>
          </table:table-cell>
          <table:table-cell table:formula="of:=[.N36]" office:value-type="float" office:value="184936" calcext:value-type="float">
            <text:p>184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3048" calcext:value-type="float">
            <text:p>3048</text:p>
          </table:table-cell>
          <table:table-cell office:value-type="float" office:value="1812.479259" calcext:value-type="float">
            <text:p>1812,479259</text:p>
          </table:table-cell>
          <table:table-cell office:value-type="float" office:value="-3.344221" calcext:value-type="float">
            <text:p>-3,344221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341381" calcext:value-type="float">
            <text:p>-12,341381</text:p>
          </table:table-cell>
          <table:table-cell office:value-type="float" office:value="138689" calcext:value-type="float">
            <text:p>138689</text:p>
          </table:table-cell>
          <table:table-cell office:value-type="float" office:value="84235" calcext:value-type="float">
            <text:p>8423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4" calcext:value-type="float">
            <text:p>1800,04</text:p>
          </table:table-cell>
          <table:table-cell office:value-type="float" office:value="208326527" calcext:value-type="float">
            <text:p>208326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7];&quot;-&quot;;[.C37];&quot;-&quot;;[.E37];&quot;-&quot;;LEFT(RIGHT([.A37];6);1))" office:value-type="string" office:string-value="r20-250-15-2" calcext:value-type="string">
            <text:p>r20-250-15-2</text:p>
          </table:table-cell>
          <table:table-cell table:formula="of:=ROUND(([.F37]/[.G37])*100;2)" office:value-type="float" office:value="0" calcext:value-type="float">
            <text:p>0</text:p>
          </table:table-cell>
          <table:table-cell table:formula="of:=[.M37]" office:value-type="float" office:value="-12.341381" calcext:value-type="float">
            <text:p>-12,3</text:p>
          </table:table-cell>
          <table:table-cell table:formula="of:=[.J37]" office:value-type="float" office:value="-3.344221" calcext:value-type="float">
            <text:p>-3,3</text:p>
          </table:table-cell>
          <table:table-cell table:formula="of:=[.K37]" office:value-type="float" office:value="1" calcext:value-type="float">
            <text:p>1</text:p>
          </table:table-cell>
          <table:table-cell table:formula="of:=[.I37]" office:value-type="float" office:value="1812.479259" calcext:value-type="float">
            <text:p>1812,479259</text:p>
          </table:table-cell>
          <table:table-cell table:formula="of:=IF([.L37]&lt;10000000;[.L37];&quot;*&quot;)" office:value-type="string" office:string-value="*" calcext:value-type="string">
            <text:p>*</text:p>
          </table:table-cell>
          <table:table-cell table:formula="of:=[.N37]" office:value-type="float" office:value="138689" calcext:value-type="float">
            <text:p>1386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3760" calcext:value-type="float">
            <text:p>3760</text:p>
          </table:table-cell>
          <table:table-cell office:value-type="float" office:value="1807.306254" calcext:value-type="float">
            <text:p>1807,306254</text:p>
          </table:table-cell>
          <table:table-cell office:value-type="float" office:value="-10.581081" calcext:value-type="float">
            <text:p>-10,581081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72529" calcext:value-type="float">
            <text:p>-15,672529</text:p>
          </table:table-cell>
          <table:table-cell office:value-type="float" office:value="82473" calcext:value-type="float">
            <text:p>82473</text:p>
          </table:table-cell>
          <table:table-cell office:value-type="float" office:value="36050" calcext:value-type="float">
            <text:p>3605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7" calcext:value-type="float">
            <text:p>1800,07</text:p>
          </table:table-cell>
          <table:table-cell office:value-type="float" office:value="138065891" calcext:value-type="float">
            <text:p>138065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8];&quot;-&quot;;[.C38];&quot;-&quot;;[.E38];&quot;-&quot;;LEFT(RIGHT([.A38];6);1))" office:value-type="string" office:string-value="r20-250-18-1" calcext:value-type="string">
            <text:p>r20-250-18-1</text:p>
          </table:table-cell>
          <table:table-cell table:formula="of:=ROUND(([.F38]/[.G38])*100;2)" office:value-type="float" office:value="0" calcext:value-type="float">
            <text:p>0</text:p>
          </table:table-cell>
          <table:table-cell table:formula="of:=[.M38]" office:value-type="float" office:value="-15.672529" calcext:value-type="float">
            <text:p>-15,7</text:p>
          </table:table-cell>
          <table:table-cell table:formula="of:=[.J38]" office:value-type="float" office:value="-10.581081" calcext:value-type="float">
            <text:p>-10,6</text:p>
          </table:table-cell>
          <table:table-cell table:formula="of:=[.K38]" office:value-type="float" office:value="2" calcext:value-type="float">
            <text:p>2</text:p>
          </table:table-cell>
          <table:table-cell table:formula="of:=[.I38]" office:value-type="float" office:value="1807.306254" calcext:value-type="float">
            <text:p>1807,306254</text:p>
          </table:table-cell>
          <table:table-cell table:formula="of:=IF([.L38]&lt;10000000;[.L38];&quot;*&quot;)" office:value-type="string" office:string-value="*" calcext:value-type="string">
            <text:p>*</text:p>
          </table:table-cell>
          <table:table-cell table:formula="of:=[.N38]" office:value-type="float" office:value="82473" calcext:value-type="float">
            <text:p>82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3818" calcext:value-type="float">
            <text:p>3818</text:p>
          </table:table-cell>
          <table:table-cell office:value-type="float" office:value="1808.980851" calcext:value-type="float">
            <text:p>1808,98085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681099" calcext:value-type="float">
            <text:p>-15,681099</text:p>
          </table:table-cell>
          <table:table-cell office:value-type="float" office:value="104721" calcext:value-type="float">
            <text:p>104721</text:p>
          </table:table-cell>
          <table:table-cell office:value-type="float" office:value="21676" calcext:value-type="float">
            <text:p>21676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6" calcext:value-type="float">
            <text:p>1800,06</text:p>
          </table:table-cell>
          <table:table-cell office:value-type="float" office:value="99024827" calcext:value-type="float">
            <text:p>99024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9];&quot;-&quot;;[.C39];&quot;-&quot;;[.E39];&quot;-&quot;;LEFT(RIGHT([.A39];6);1))" office:value-type="string" office:string-value="r20-250-18-2" calcext:value-type="string">
            <text:p>r20-250-18-2</text:p>
          </table:table-cell>
          <table:table-cell table:formula="of:=ROUND(([.F39]/[.G39])*100;2)" office:value-type="float" office:value="0" calcext:value-type="float">
            <text:p>0</text:p>
          </table:table-cell>
          <table:table-cell table:formula="of:=[.M39]" office:value-type="float" office:value="-15.681099" calcext:value-type="float">
            <text:p>-15,7</text:p>
          </table:table-cell>
          <table:table-cell table:formula="of:=[.J39]" office:value-type="float" office:value="-8" calcext:value-type="float">
            <text:p>-8,0</text:p>
          </table:table-cell>
          <table:table-cell table:formula="of:=[.K39]" office:value-type="float" office:value="1" calcext:value-type="float">
            <text:p>1</text:p>
          </table:table-cell>
          <table:table-cell table:formula="of:=[.I39]" office:value-type="float" office:value="1808.980851" calcext:value-type="float">
            <text:p>1808,980851</text:p>
          </table:table-cell>
          <table:table-cell table:formula="of:=IF([.L39]&lt;10000000;[.L39];&quot;*&quot;)" office:value-type="string" office:string-value="*" calcext:value-type="string">
            <text:p>*</text:p>
          </table:table-cell>
          <table:table-cell table:formula="of:=[.N39]" office:value-type="float" office:value="104721" calcext:value-type="float">
            <text:p>104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812" calcext:value-type="float">
            <text:p>812</text:p>
          </table:table-cell>
          <table:table-cell office:value-type="float" office:value="2678" calcext:value-type="float">
            <text:p>2678</text:p>
          </table:table-cell>
          <table:table-cell office:value-type="float" office:value="1.276503" calcext:value-type="float">
            <text:p>1,276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46327250" calcext:value-type="float">
            <text:p>46327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0];&quot;-&quot;;[.C40];&quot;-&quot;;[.E40];&quot;-&quot;;LEFT(RIGHT([.A40];6);1))" office:value-type="string" office:string-value="r20-250-3-1" calcext:value-type="string">
            <text:p>r20-250-3-1</text:p>
          </table:table-cell>
          <table:table-cell table:formula="of:=ROUND(([.F40]/[.G40])*100;2)" office:value-type="float" office:value="95.81" calcext:value-type="float">
            <text:p>95,81</text:p>
          </table:table-cell>
          <table:table-cell table:formula="of:=[.M40]" office:value-type="float" office:value="1" calcext:value-type="float">
            <text:p>1,0</text:p>
          </table:table-cell>
          <table:table-cell table:formula="of:=[.J40]" office:value-type="float" office:value="1" calcext:value-type="float">
            <text:p>1,0</text:p>
          </table:table-cell>
          <table:table-cell table:formula="of:=[.K40]" office:value-type="float" office:value="1" calcext:value-type="float">
            <text:p>1</text:p>
          </table:table-cell>
          <table:table-cell table:formula="of:=[.I40]" office:value-type="float" office:value="1.276503" calcext:value-type="float">
            <text:p>1,276503</text:p>
          </table:table-cell>
          <table:table-cell table:formula="of:=IF([.L40]&lt;10000000;[.L40];&quot;*&quot;)" office:value-type="float" office:value="0" calcext:value-type="float">
            <text:p>0,00</text:p>
          </table:table-cell>
          <table:table-cell table:formula="of:=[.N4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float" office:value="812" calcext:value-type="float">
            <text:p>812</text:p>
          </table:table-cell>
          <table:table-cell office:value-type="float" office:value="1725" calcext:value-type="float">
            <text:p>1725</text:p>
          </table:table-cell>
          <table:table-cell office:value-type="float" office:value="3.492677" calcext:value-type="float">
            <text:p>3,492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5" calcext:value-type="float">
            <text:p>3,45</text:p>
          </table:table-cell>
          <table:table-cell office:value-type="float" office:value="18184108" calcext:value-type="float">
            <text:p>18184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1];&quot;-&quot;;[.C41];&quot;-&quot;;[.E41];&quot;-&quot;;LEFT(RIGHT([.A41];6);1))" office:value-type="string" office:string-value="r20-250-3-2" calcext:value-type="string">
            <text:p>r20-250-3-2</text:p>
          </table:table-cell>
          <table:table-cell table:formula="of:=ROUND(([.F41]/[.G41])*100;2)" office:value-type="float" office:value="64.29" calcext:value-type="float">
            <text:p>64,29</text:p>
          </table:table-cell>
          <table:table-cell table:formula="of:=[.M41]" office:value-type="float" office:value="-0.75" calcext:value-type="float">
            <text:p>-0,8</text:p>
          </table:table-cell>
          <table:table-cell table:formula="of:=[.J41]" office:value-type="float" office:value="1" calcext:value-type="float">
            <text:p>1,0</text:p>
          </table:table-cell>
          <table:table-cell table:formula="of:=[.K41]" office:value-type="float" office:value="1" calcext:value-type="float">
            <text:p>1</text:p>
          </table:table-cell>
          <table:table-cell table:formula="of:=[.I41]" office:value-type="float" office:value="3.492677" calcext:value-type="float">
            <text:p>3,492677</text:p>
          </table:table-cell>
          <table:table-cell table:formula="of:=IF([.L41]&lt;10000000;[.L41];&quot;*&quot;)" office:value-type="float" office:value="0" calcext:value-type="float">
            <text:p>0,00</text:p>
          </table:table-cell>
          <table:table-cell table:formula="of:=[.N4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42" calcext:value-type="float">
            <text:p>342</text:p>
          </table:table-cell>
          <table:table-cell office:value-type="float" office:value="1885" calcext:value-type="float">
            <text:p>1885</text:p>
          </table:table-cell>
          <table:table-cell office:value-type="float" office:value="185.582464" calcext:value-type="float">
            <text:p>185,582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618977" calcext:value-type="float">
            <text:p>-4,618977</text:p>
          </table:table-cell>
          <table:table-cell office:value-type="float" office:value="298964" calcext:value-type="float">
            <text:p>298964</text:p>
          </table:table-cell>
          <table:table-cell office:value-type="float" office:value="0" calcext:value-type="float">
            <text:p>0</text:p>
          </table:table-cell>
          <table:table-cell office:value-type="float" office:value="161.98" calcext:value-type="float">
            <text:p>161,98</text:p>
          </table:table-cell>
          <table:table-cell office:value-type="float" office:value="161.99" calcext:value-type="float">
            <text:p>161,99</text:p>
          </table:table-cell>
          <table:table-cell office:value-type="float" office:value="44354666" calcext:value-type="float">
            <text:p>443546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2];&quot;-&quot;;[.C42];&quot;-&quot;;[.E42];&quot;-&quot;;LEFT(RIGHT([.A42];6);1))" office:value-type="string" office:string-value="r20-50-7-1" calcext:value-type="string">
            <text:p>r20-50-7-1</text:p>
          </table:table-cell>
          <table:table-cell table:formula="of:=ROUND(([.F42]/[.G42])*100;2)" office:value-type="float" office:value="32.75" calcext:value-type="float">
            <text:p>32,75</text:p>
          </table:table-cell>
          <table:table-cell table:formula="of:=[.M42]" office:value-type="float" office:value="-4.618977" calcext:value-type="float">
            <text:p>-4,6</text:p>
          </table:table-cell>
          <table:table-cell table:formula="of:=[.J42]" office:value-type="float" office:value="1" calcext:value-type="float">
            <text:p>1,0</text:p>
          </table:table-cell>
          <table:table-cell table:formula="of:=[.K42]" office:value-type="float" office:value="1" calcext:value-type="float">
            <text:p>1</text:p>
          </table:table-cell>
          <table:table-cell table:formula="of:=[.I42]" office:value-type="float" office:value="185.582464" calcext:value-type="float">
            <text:p>185,582464</text:p>
          </table:table-cell>
          <table:table-cell table:formula="of:=IF([.L42]&lt;10000000;[.L42];&quot;*&quot;)" office:value-type="float" office:value="0" calcext:value-type="float">
            <text:p>0,00</text:p>
          </table:table-cell>
          <table:table-cell table:formula="of:=[.N42]" office:value-type="float" office:value="298964" calcext:value-type="float">
            <text:p>298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42" calcext:value-type="float">
            <text:p>342</text:p>
          </table:table-cell>
          <table:table-cell office:value-type="float" office:value="2031" calcext:value-type="float">
            <text:p>2031</text:p>
          </table:table-cell>
          <table:table-cell office:value-type="float" office:value="4.483898" calcext:value-type="float">
            <text:p>4,483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827637" calcext:value-type="float">
            <text:p>-4,827637</text:p>
          </table:table-cell>
          <table:table-cell office:value-type="float" office:value="4457" calcext:value-type="float">
            <text:p>4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06" calcext:value-type="float">
            <text:p>4,06</text:p>
          </table:table-cell>
          <table:table-cell office:value-type="float" office:value="44923090" calcext:value-type="float">
            <text:p>449230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3];&quot;-&quot;;[.C43];&quot;-&quot;;[.E43];&quot;-&quot;;LEFT(RIGHT([.A43];6);1))" office:value-type="string" office:string-value="r20-50-7-2" calcext:value-type="string">
            <text:p>r20-50-7-2</text:p>
          </table:table-cell>
          <table:table-cell table:formula="of:=ROUND(([.F43]/[.G43])*100;2)" office:value-type="float" office:value="49.12" calcext:value-type="float">
            <text:p>49,12</text:p>
          </table:table-cell>
          <table:table-cell table:formula="of:=[.M43]" office:value-type="float" office:value="-4.827637" calcext:value-type="float">
            <text:p>-4,8</text:p>
          </table:table-cell>
          <table:table-cell table:formula="of:=[.J43]" office:value-type="float" office:value="0" calcext:value-type="float">
            <text:p>0,0</text:p>
          </table:table-cell>
          <table:table-cell table:formula="of:=[.K43]" office:value-type="float" office:value="0" calcext:value-type="float">
            <text:p>0</text:p>
          </table:table-cell>
          <table:table-cell table:formula="of:=[.I43]" office:value-type="float" office:value="4.483898" calcext:value-type="float">
            <text:p>4,483898</text:p>
          </table:table-cell>
          <table:table-cell table:formula="of:=IF([.L43]&lt;10000000;[.L43];&quot;*&quot;)" office:value-type="float" office:value="0" calcext:value-type="float">
            <text:p>0,00</text:p>
          </table:table-cell>
          <table:table-cell table:formula="of:=[.N43]" office:value-type="float" office:value="4457" calcext:value-type="float">
            <text:p>44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472" calcext:value-type="float">
            <text:p>472</text:p>
          </table:table-cell>
          <table:table-cell office:value-type="float" office:value="3648" calcext:value-type="float">
            <text:p>3648</text:p>
          </table:table-cell>
          <table:table-cell office:value-type="float" office:value="1904.528528" calcext:value-type="float">
            <text:p>1904,528528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7.328243" calcext:value-type="float">
            <text:p>-7,328243</text:p>
          </table:table-cell>
          <table:table-cell office:value-type="float" office:value="1300651" calcext:value-type="float">
            <text:p>1300651</text:p>
          </table:table-cell>
          <table:table-cell office:value-type="float" office:value="23231" calcext:value-type="float">
            <text:p>23231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27989263" calcext:value-type="float">
            <text:p>127989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4];&quot;-&quot;;[.C44];&quot;-&quot;;[.E44];&quot;-&quot;;LEFT(RIGHT([.A44];6);1))" office:value-type="string" office:string-value="r20-50-11-1" calcext:value-type="string">
            <text:p>r20-50-11-1</text:p>
          </table:table-cell>
          <table:table-cell table:formula="of:=ROUND(([.F44]/[.G44])*100;2)" office:value-type="float" office:value="47.03" calcext:value-type="float">
            <text:p>47,03</text:p>
          </table:table-cell>
          <table:table-cell table:formula="of:=[.M44]" office:value-type="float" office:value="-7.328243" calcext:value-type="float">
            <text:p>-7,3</text:p>
          </table:table-cell>
          <table:table-cell table:formula="of:=[.J44]" office:value-type="float" office:value="-1.4" calcext:value-type="float">
            <text:p>-1,4</text:p>
          </table:table-cell>
          <table:table-cell table:formula="of:=[.K44]" office:value-type="float" office:value="0" calcext:value-type="float">
            <text:p>0</text:p>
          </table:table-cell>
          <table:table-cell table:formula="of:=[.I44]" office:value-type="float" office:value="1904.528528" calcext:value-type="float">
            <text:p>1904,528528</text:p>
          </table:table-cell>
          <table:table-cell table:formula="of:=IF([.L44]&lt;10000000;[.L44];&quot;*&quot;)" office:value-type="string" office:string-value="*" calcext:value-type="string">
            <text:p>*</text:p>
          </table:table-cell>
          <table:table-cell table:formula="of:=[.N44]" office:value-type="float" office:value="1300651" calcext:value-type="float">
            <text:p>1300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472" calcext:value-type="float">
            <text:p>472</text:p>
          </table:table-cell>
          <table:table-cell office:value-type="float" office:value="1888" calcext:value-type="float">
            <text:p>1888</text:p>
          </table:table-cell>
          <table:table-cell office:value-type="float" office:value="1920.321253" calcext:value-type="float">
            <text:p>1920,32125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499172" calcext:value-type="float">
            <text:p>-8,499172</text:p>
          </table:table-cell>
          <table:table-cell office:value-type="float" office:value="1565456" calcext:value-type="float">
            <text:p>1565456</text:p>
          </table:table-cell>
          <table:table-cell office:value-type="float" office:value="3516" calcext:value-type="float">
            <text:p>351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7219769" calcext:value-type="float">
            <text:p>47219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5];&quot;-&quot;;[.C45];&quot;-&quot;;[.E45];&quot;-&quot;;LEFT(RIGHT([.A45];6);1))" office:value-type="string" office:string-value="r20-50-11-2" calcext:value-type="string">
            <text:p>r20-50-11-2</text:p>
          </table:table-cell>
          <table:table-cell table:formula="of:=ROUND(([.F45]/[.G45])*100;2)" office:value-type="float" office:value="37.71" calcext:value-type="float">
            <text:p>37,71</text:p>
          </table:table-cell>
          <table:table-cell table:formula="of:=[.M45]" office:value-type="float" office:value="-8.499172" calcext:value-type="float">
            <text:p>-8,5</text:p>
          </table:table-cell>
          <table:table-cell table:formula="of:=[.J45]" office:value-type="float" office:value="-1" calcext:value-type="float">
            <text:p>-1,0</text:p>
          </table:table-cell>
          <table:table-cell table:formula="of:=[.K45]" office:value-type="float" office:value="0" calcext:value-type="float">
            <text:p>0</text:p>
          </table:table-cell>
          <table:table-cell table:formula="of:=[.I45]" office:value-type="float" office:value="1920.321253" calcext:value-type="float">
            <text:p>1920,321253</text:p>
          </table:table-cell>
          <table:table-cell table:formula="of:=IF([.L45]&lt;10000000;[.L45];&quot;*&quot;)" office:value-type="string" office:string-value="*" calcext:value-type="string">
            <text:p>*</text:p>
          </table:table-cell>
          <table:table-cell table:formula="of:=[.N45]" office:value-type="float" office:value="1565456" calcext:value-type="float">
            <text:p>1565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774" calcext:value-type="float">
            <text:p>1774</text:p>
          </table:table-cell>
          <table:table-cell office:value-type="float" office:value="1845.805535" calcext:value-type="float">
            <text:p>1845,80553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" calcext:value-type="float">
            <text:p>-12</text:p>
          </table:table-cell>
          <table:table-cell office:value-type="float" office:value="631536" calcext:value-type="float">
            <text:p>631536</text:p>
          </table:table-cell>
          <table:table-cell office:value-type="float" office:value="281724" calcext:value-type="float">
            <text:p>28172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42221484" calcext:value-type="float">
            <text:p>342221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6];&quot;-&quot;;[.C46];&quot;-&quot;;[.E46];&quot;-&quot;;LEFT(RIGHT([.A46];6);1))" office:value-type="string" office:string-value="r20-50-15-1" calcext:value-type="string">
            <text:p>r20-50-15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formula="of:=[.M46]" office:value-type="float" office:value="-12" calcext:value-type="float">
            <text:p>-12,0</text:p>
          </table:table-cell>
          <table:table-cell table:formula="of:=[.J46]" office:value-type="float" office:value="-3" calcext:value-type="float">
            <text:p>-3,0</text:p>
          </table:table-cell>
          <table:table-cell table:formula="of:=[.K46]" office:value-type="float" office:value="0" calcext:value-type="float">
            <text:p>0</text:p>
          </table:table-cell>
          <table:table-cell table:formula="of:=[.I46]" office:value-type="float" office:value="1845.805535" calcext:value-type="float">
            <text:p>1845,805535</text:p>
          </table:table-cell>
          <table:table-cell table:formula="of:=IF([.L46]&lt;10000000;[.L46];&quot;*&quot;)" office:value-type="string" office:string-value="*" calcext:value-type="string">
            <text:p>*</text:p>
          </table:table-cell>
          <table:table-cell table:formula="of:=[.N46]" office:value-type="float" office:value="631536" calcext:value-type="float">
            <text:p>631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696" calcext:value-type="float">
            <text:p>1696</text:p>
          </table:table-cell>
          <table:table-cell office:value-type="float" office:value="1874.404789" calcext:value-type="float">
            <text:p>1874,40478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2.244653" calcext:value-type="float">
            <text:p>-12,244653</text:p>
          </table:table-cell>
          <table:table-cell office:value-type="float" office:value="1069405" calcext:value-type="float">
            <text:p>1069405</text:p>
          </table:table-cell>
          <table:table-cell office:value-type="float" office:value="374566" calcext:value-type="float">
            <text:p>37456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585558420" calcext:value-type="float">
            <text:p>5855584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7];&quot;-&quot;;[.C47];&quot;-&quot;;[.E47];&quot;-&quot;;LEFT(RIGHT([.A47];6);1))" office:value-type="string" office:string-value="r20-50-15-2" calcext:value-type="string">
            <text:p>r20-50-15-2</text:p>
          </table:table-cell>
          <table:table-cell table:formula="of:=ROUND(([.F47]/[.G47])*100;2)" office:value-type="float" office:value="0" calcext:value-type="float">
            <text:p>0</text:p>
          </table:table-cell>
          <table:table-cell table:formula="of:=[.M47]" office:value-type="float" office:value="-12.244653" calcext:value-type="float">
            <text:p>-12,2</text:p>
          </table:table-cell>
          <table:table-cell table:formula="of:=[.J47]" office:value-type="float" office:value="-2" calcext:value-type="float">
            <text:p>-2,0</text:p>
          </table:table-cell>
          <table:table-cell table:formula="of:=[.K47]" office:value-type="float" office:value="0" calcext:value-type="float">
            <text:p>0</text:p>
          </table:table-cell>
          <table:table-cell table:formula="of:=[.I47]" office:value-type="float" office:value="1874.404789" calcext:value-type="float">
            <text:p>1874,404789</text:p>
          </table:table-cell>
          <table:table-cell table:formula="of:=IF([.L47]&lt;10000000;[.L47];&quot;*&quot;)" office:value-type="string" office:string-value="*" calcext:value-type="string">
            <text:p>*</text:p>
          </table:table-cell>
          <table:table-cell table:formula="of:=[.N47]" office:value-type="float" office:value="1069405" calcext:value-type="float">
            <text:p>1069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2681" calcext:value-type="float">
            <text:p>2681</text:p>
          </table:table-cell>
          <table:table-cell office:value-type="float" office:value="1819.068663" calcext:value-type="float">
            <text:p>1819,068663</text:p>
          </table:table-cell>
          <table:table-cell office:value-type="float" office:value="-6.041204" calcext:value-type="float">
            <text:p>-6,041204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728419" calcext:value-type="float">
            <text:p>-15,728419</text:p>
          </table:table-cell>
          <table:table-cell office:value-type="float" office:value="260128" calcext:value-type="float">
            <text:p>260128</text:p>
          </table:table-cell>
          <table:table-cell office:value-type="float" office:value="108437" calcext:value-type="float">
            <text:p>10843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26685618" calcext:value-type="float">
            <text:p>1266856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8];&quot;-&quot;;[.C48];&quot;-&quot;;[.E48];&quot;-&quot;;LEFT(RIGHT([.A48];6);1))" office:value-type="string" office:string-value="r20-50-18-1" calcext:value-type="string">
            <text:p>r20-50-18-1</text:p>
          </table:table-cell>
          <table:table-cell table:formula="of:=ROUND(([.F48]/[.G48])*100;2)" office:value-type="float" office:value="0" calcext:value-type="float">
            <text:p>0</text:p>
          </table:table-cell>
          <table:table-cell table:formula="of:=[.M48]" office:value-type="float" office:value="-15.728419" calcext:value-type="float">
            <text:p>-15,7</text:p>
          </table:table-cell>
          <table:table-cell table:formula="of:=[.J48]" office:value-type="float" office:value="-6.041204" calcext:value-type="float">
            <text:p>-6,0</text:p>
          </table:table-cell>
          <table:table-cell table:formula="of:=[.K48]" office:value-type="float" office:value="0" calcext:value-type="float">
            <text:p>0</text:p>
          </table:table-cell>
          <table:table-cell table:formula="of:=[.I48]" office:value-type="float" office:value="1819.068663" calcext:value-type="float">
            <text:p>1819,068663</text:p>
          </table:table-cell>
          <table:table-cell table:formula="of:=IF([.L48]&lt;10000000;[.L48];&quot;*&quot;)" office:value-type="string" office:string-value="*" calcext:value-type="string">
            <text:p>*</text:p>
          </table:table-cell>
          <table:table-cell table:formula="of:=[.N48]" office:value-type="float" office:value="260128" calcext:value-type="float">
            <text:p>260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2356" calcext:value-type="float">
            <text:p>2356</text:p>
          </table:table-cell>
          <table:table-cell office:value-type="float" office:value="1815.855192" calcext:value-type="float">
            <text:p>1815,855192</text:p>
          </table:table-cell>
          <table:table-cell office:value-type="float" office:value="-5.368421" calcext:value-type="float">
            <text:p>-5,36842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5.724699" calcext:value-type="float">
            <text:p>-15,724699</text:p>
          </table:table-cell>
          <table:table-cell office:value-type="float" office:value="227288" calcext:value-type="float">
            <text:p>227288</text:p>
          </table:table-cell>
          <table:table-cell office:value-type="float" office:value="92613" calcext:value-type="float">
            <text:p>92613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36605714" calcext:value-type="float">
            <text:p>136605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9];&quot;-&quot;;[.C49];&quot;-&quot;;[.E49];&quot;-&quot;;LEFT(RIGHT([.A49];6);1))" office:value-type="string" office:string-value="r20-50-18-2" calcext:value-type="string">
            <text:p>r20-50-18-2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formula="of:=[.M49]" office:value-type="float" office:value="-15.724699" calcext:value-type="float">
            <text:p>-15,7</text:p>
          </table:table-cell>
          <table:table-cell table:formula="of:=[.J49]" office:value-type="float" office:value="-5.368421" calcext:value-type="float">
            <text:p>-5,4</text:p>
          </table:table-cell>
          <table:table-cell table:formula="of:=[.K49]" office:value-type="float" office:value="0" calcext:value-type="float">
            <text:p>0</text:p>
          </table:table-cell>
          <table:table-cell table:formula="of:=[.I49]" office:value-type="float" office:value="1815.855192" calcext:value-type="float">
            <text:p>1815,855192</text:p>
          </table:table-cell>
          <table:table-cell table:formula="of:=IF([.L49]&lt;10000000;[.L49];&quot;*&quot;)" office:value-type="string" office:string-value="*" calcext:value-type="string">
            <text:p>*</text:p>
          </table:table-cell>
          <table:table-cell table:formula="of:=[.N49]" office:value-type="float" office:value="227288" calcext:value-type="float">
            <text:p>227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  <table:table-cell office:value-type="float" office:value="1617" calcext:value-type="float">
            <text:p>1617</text:p>
          </table:table-cell>
          <table:table-cell office:value-type="float" office:value="0.244486" calcext:value-type="float">
            <text:p>0,244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11666012" calcext:value-type="float">
            <text:p>11666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0];&quot;-&quot;;[.C50];&quot;-&quot;;[.E50];&quot;-&quot;;LEFT(RIGHT([.A50];6);1))" office:value-type="string" office:string-value="r20-50-3-1" calcext:value-type="string">
            <text:p>r20-50-3-1</text:p>
          </table:table-cell>
          <table:table-cell table:formula="of:=ROUND(([.F50]/[.G50])*100;2)" office:value-type="float" office:value="68.4" calcext:value-type="float">
            <text:p>68,4</text:p>
          </table:table-cell>
          <table:table-cell table:formula="of:=[.M50]" office:value-type="float" office:value="1" calcext:value-type="float">
            <text:p>1,0</text:p>
          </table:table-cell>
          <table:table-cell table:formula="of:=[.J50]" office:value-type="float" office:value="1" calcext:value-type="float">
            <text:p>1,0</text:p>
          </table:table-cell>
          <table:table-cell table:formula="of:=[.K50]" office:value-type="float" office:value="1" calcext:value-type="float">
            <text:p>1</text:p>
          </table:table-cell>
          <table:table-cell table:formula="of:=[.I50]" office:value-type="float" office:value="0.244486" calcext:value-type="float">
            <text:p>0,244486</text:p>
          </table:table-cell>
          <table:table-cell table:formula="of:=IF([.L50]&lt;10000000;[.L50];&quot;*&quot;)" office:value-type="float" office:value="0" calcext:value-type="float">
            <text:p>0,00</text:p>
          </table:table-cell>
          <table:table-cell table:formula="of:=[.N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12" calcext:value-type="float">
            <text:p>212</text:p>
          </table:table-cell>
          <table:table-cell office:value-type="float" office:value="739" calcext:value-type="float">
            <text:p>739</text:p>
          </table:table-cell>
          <table:table-cell office:value-type="float" office:value="0.755211" calcext:value-type="float">
            <text:p>0,755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862199" calcext:value-type="float">
            <text:p>-0,86219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4419791" calcext:value-type="float">
            <text:p>44197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1];&quot;-&quot;;[.C51];&quot;-&quot;;[.E51];&quot;-&quot;;LEFT(RIGHT([.A51];6);1))" office:value-type="string" office:string-value="r20-50-3-2" calcext:value-type="string">
            <text:p>r20-50-3-2</text:p>
          </table:table-cell>
          <table:table-cell table:formula="of:=ROUND(([.F51]/[.G51])*100;2)" office:value-type="float" office:value="54.72" calcext:value-type="float">
            <text:p>54,72</text:p>
          </table:table-cell>
          <table:table-cell table:formula="of:=[.M51]" office:value-type="float" office:value="-0.862199" calcext:value-type="float">
            <text:p>-0,9</text:p>
          </table:table-cell>
          <table:table-cell table:formula="of:=[.J51]" office:value-type="float" office:value="1" calcext:value-type="float">
            <text:p>1,0</text:p>
          </table:table-cell>
          <table:table-cell table:formula="of:=[.K51]" office:value-type="float" office:value="1" calcext:value-type="float">
            <text:p>1</text:p>
          </table:table-cell>
          <table:table-cell table:formula="of:=[.I51]" office:value-type="float" office:value="0.755211" calcext:value-type="float">
            <text:p>0,755211</text:p>
          </table:table-cell>
          <table:table-cell table:formula="of:=IF([.L51]&lt;10000000;[.L51];&quot;*&quot;)" office:value-type="float" office:value="0" calcext:value-type="float">
            <text:p>0,00</text:p>
          </table:table-cell>
          <table:table-cell table:formula="of:=[.N51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430" calcext:value-type="float">
            <text:p>430</text:p>
          </table:table-cell>
          <table:table-cell office:value-type="float" office:value="6949" calcext:value-type="float">
            <text:p>6949</text:p>
          </table:table-cell>
          <table:table-cell office:value-type="float" office:value="168.588942" calcext:value-type="float">
            <text:p>168,588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108471" calcext:value-type="float">
            <text:p>108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.59" calcext:value-type="float">
            <text:p>160,59</text:p>
          </table:table-cell>
          <table:table-cell office:value-type="float" office:value="47917152" calcext:value-type="float">
            <text:p>479171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2];&quot;-&quot;;[.C52];&quot;-&quot;;[.E52];&quot;-&quot;;LEFT(RIGHT([.A52];6);1))" office:value-type="string" office:string-value="r4-100-7-1" calcext:value-type="string">
            <text:p>r4-100-7-1</text:p>
          </table:table-cell>
          <table:table-cell table:formula="of:=ROUND(([.F52]/[.G52])*100;2)" office:value-type="float" office:value="73.95" calcext:value-type="float">
            <text:p>73,95</text:p>
          </table:table-cell>
          <table:table-cell table:formula="of:=[.M52]" office:value-type="float" office:value="-4.666667" calcext:value-type="float">
            <text:p>-4,7</text:p>
          </table:table-cell>
          <table:table-cell table:formula="of:=[.J52]" office:value-type="float" office:value="2" calcext:value-type="float">
            <text:p>2,0</text:p>
          </table:table-cell>
          <table:table-cell table:formula="of:=[.K52]" office:value-type="float" office:value="2" calcext:value-type="float">
            <text:p>2</text:p>
          </table:table-cell>
          <table:table-cell table:formula="of:=[.I52]" office:value-type="float" office:value="168.588942" calcext:value-type="float">
            <text:p>168,588942</text:p>
          </table:table-cell>
          <table:table-cell table:formula="of:=IF([.L52]&lt;10000000;[.L52];&quot;*&quot;)" office:value-type="float" office:value="0" calcext:value-type="float">
            <text:p>0,00</text:p>
          </table:table-cell>
          <table:table-cell table:formula="of:=[.N52]" office:value-type="float" office:value="108471" calcext:value-type="float">
            <text:p>108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430" calcext:value-type="float">
            <text:p>430</text:p>
          </table:table-cell>
          <table:table-cell office:value-type="float" office:value="7047" calcext:value-type="float">
            <text:p>7047</text:p>
          </table:table-cell>
          <table:table-cell office:value-type="float" office:value="48.903248" calcext:value-type="float">
            <text:p>48,9032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.618196" calcext:value-type="float">
            <text:p>-4,618196</text:p>
          </table:table-cell>
          <table:table-cell office:value-type="float" office:value="35175" calcext:value-type="float">
            <text:p>35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78" calcext:value-type="float">
            <text:p>46,78</text:p>
          </table:table-cell>
          <table:table-cell office:value-type="float" office:value="29177012" calcext:value-type="float">
            <text:p>29177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3];&quot;-&quot;;[.C53];&quot;-&quot;;[.E53];&quot;-&quot;;LEFT(RIGHT([.A53];6);1))" office:value-type="string" office:string-value="r4-100-7-2" calcext:value-type="string">
            <text:p>r4-100-7-2</text:p>
          </table:table-cell>
          <table:table-cell table:formula="of:=ROUND(([.F53]/[.G53])*100;2)" office:value-type="float" office:value="68.37" calcext:value-type="float">
            <text:p>68,37</text:p>
          </table:table-cell>
          <table:table-cell table:formula="of:=[.M53]" office:value-type="float" office:value="-4.618196" calcext:value-type="float">
            <text:p>-4,6</text:p>
          </table:table-cell>
          <table:table-cell table:formula="of:=[.J53]" office:value-type="float" office:value="2" calcext:value-type="float">
            <text:p>2,0</text:p>
          </table:table-cell>
          <table:table-cell table:formula="of:=[.K53]" office:value-type="float" office:value="2" calcext:value-type="float">
            <text:p>2</text:p>
          </table:table-cell>
          <table:table-cell table:formula="of:=[.I53]" office:value-type="float" office:value="48.903248" calcext:value-type="float">
            <text:p>48,903248</text:p>
          </table:table-cell>
          <table:table-cell table:formula="of:=IF([.L53]&lt;10000000;[.L53];&quot;*&quot;)" office:value-type="float" office:value="0" calcext:value-type="float">
            <text:p>0,00</text:p>
          </table:table-cell>
          <table:table-cell table:formula="of:=[.N53]" office:value-type="float" office:value="35175" calcext:value-type="float">
            <text:p>3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43" calcext:value-type="float">
            <text:p>343</text:p>
          </table:table-cell>
          <table:table-cell office:value-type="float" office:value="546" calcext:value-type="float">
            <text:p>546</text:p>
          </table:table-cell>
          <table:table-cell office:value-type="float" office:value="2948" calcext:value-type="float">
            <text:p>2948</text:p>
          </table:table-cell>
          <table:table-cell office:value-type="float" office:value="1845.640518" calcext:value-type="float">
            <text:p>1845,640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" calcext:value-type="float">
            <text:p>-8</text:p>
          </table:table-cell>
          <table:table-cell office:value-type="float" office:value="649281" calcext:value-type="float">
            <text:p>649281</text:p>
          </table:table-cell>
          <table:table-cell office:value-type="float" office:value="231274" calcext:value-type="float">
            <text:p>23127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25034611" calcext:value-type="float">
            <text:p>325034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4];&quot;-&quot;;[.C54];&quot;-&quot;;[.E54];&quot;-&quot;;LEFT(RIGHT([.A54];6);1))" office:value-type="string" office:string-value="r4-100-11-1" calcext:value-type="string">
            <text:p>r4-100-11-1</text:p>
          </table:table-cell>
          <table:table-cell table:formula="of:=ROUND(([.F54]/[.G54])*100;2)" office:value-type="float" office:value="62.82" calcext:value-type="float">
            <text:p>62,82</text:p>
          </table:table-cell>
          <table:table-cell table:formula="of:=[.M54]" office:value-type="float" office:value="-8" calcext:value-type="float">
            <text:p>-8,0</text:p>
          </table:table-cell>
          <table:table-cell table:formula="of:=[.J54]" office:value-type="float" office:value="0" calcext:value-type="float">
            <text:p>0,0</text:p>
          </table:table-cell>
          <table:table-cell table:formula="of:=[.K54]" office:value-type="float" office:value="3" calcext:value-type="float">
            <text:p>3</text:p>
          </table:table-cell>
          <table:table-cell table:formula="of:=[.I54]" office:value-type="float" office:value="1845.640518" calcext:value-type="float">
            <text:p>1845,640518</text:p>
          </table:table-cell>
          <table:table-cell table:formula="of:=IF([.L54]&lt;10000000;[.L54];&quot;*&quot;)" office:value-type="string" office:string-value="*" calcext:value-type="string">
            <text:p>*</text:p>
          </table:table-cell>
          <table:table-cell table:formula="of:=[.N54]" office:value-type="float" office:value="649281" calcext:value-type="float">
            <text:p>649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546" calcext:value-type="float">
            <text:p>546</text:p>
          </table:table-cell>
          <table:table-cell office:value-type="float" office:value="3705" calcext:value-type="float">
            <text:p>3705</text:p>
          </table:table-cell>
          <table:table-cell office:value-type="float" office:value="1879.858771" calcext:value-type="float">
            <text:p>1879,858771</text:p>
          </table:table-cell>
          <table:table-cell office:value-type="float" office:value="-0.363945" calcext:value-type="float">
            <text:p>-0,363945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" calcext:value-type="float">
            <text:p>-8</text:p>
          </table:table-cell>
          <table:table-cell office:value-type="float" office:value="1037314" calcext:value-type="float">
            <text:p>1037314</text:p>
          </table:table-cell>
          <table:table-cell office:value-type="float" office:value="103696" calcext:value-type="float">
            <text:p>10369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53255288" calcext:value-type="float">
            <text:p>253255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5];&quot;-&quot;;[.C55];&quot;-&quot;;[.E55];&quot;-&quot;;LEFT(RIGHT([.A55];6);1))" office:value-type="string" office:string-value="r4-100-11-2" calcext:value-type="string">
            <text:p>r4-100-11-2</text:p>
          </table:table-cell>
          <table:table-cell table:formula="of:=ROUND(([.F55]/[.G55])*100;2)" office:value-type="float" office:value="70.51" calcext:value-type="float">
            <text:p>70,51</text:p>
          </table:table-cell>
          <table:table-cell table:formula="of:=[.M55]" office:value-type="float" office:value="-8" calcext:value-type="float">
            <text:p>-8,0</text:p>
          </table:table-cell>
          <table:table-cell table:formula="of:=[.J55]" office:value-type="float" office:value="-0.363945" calcext:value-type="float">
            <text:p>-0,4</text:p>
          </table:table-cell>
          <table:table-cell table:formula="of:=[.K55]" office:value-type="float" office:value="2" calcext:value-type="float">
            <text:p>2</text:p>
          </table:table-cell>
          <table:table-cell table:formula="of:=[.I55]" office:value-type="float" office:value="1879.858771" calcext:value-type="float">
            <text:p>1879,858771</text:p>
          </table:table-cell>
          <table:table-cell table:formula="of:=IF([.L55]&lt;10000000;[.L55];&quot;*&quot;)" office:value-type="string" office:string-value="*" calcext:value-type="string">
            <text:p>*</text:p>
          </table:table-cell>
          <table:table-cell table:formula="of:=[.N55]" office:value-type="float" office:value="1037314" calcext:value-type="float">
            <text:p>1037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662" calcext:value-type="float">
            <text:p>662</text:p>
          </table:table-cell>
          <table:table-cell office:value-type="float" office:value="2810" calcext:value-type="float">
            <text:p>2810</text:p>
          </table:table-cell>
          <table:table-cell office:value-type="float" office:value="1832.961403" calcext:value-type="float">
            <text:p>1832,96140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" calcext:value-type="float">
            <text:p>-11</text:p>
          </table:table-cell>
          <table:table-cell office:value-type="float" office:value="439206" calcext:value-type="float">
            <text:p>439206</text:p>
          </table:table-cell>
          <table:table-cell office:value-type="float" office:value="128755" calcext:value-type="float">
            <text:p>12875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01224744" calcext:value-type="float">
            <text:p>201224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6];&quot;-&quot;;[.C56];&quot;-&quot;;[.E56];&quot;-&quot;;LEFT(RIGHT([.A56];6);1))" office:value-type="string" office:string-value="r4-100-15-1" calcext:value-type="string">
            <text:p>r4-100-15-1</text:p>
          </table:table-cell>
          <table:table-cell table:formula="of:=ROUND(([.F56]/[.G56])*100;2)" office:value-type="float" office:value="27.79" calcext:value-type="float">
            <text:p>27,79</text:p>
          </table:table-cell>
          <table:table-cell table:formula="of:=[.M56]" office:value-type="float" office:value="-11" calcext:value-type="float">
            <text:p>-11,0</text:p>
          </table:table-cell>
          <table:table-cell table:formula="of:=[.J56]" office:value-type="float" office:value="-2" calcext:value-type="float">
            <text:p>-2,0</text:p>
          </table:table-cell>
          <table:table-cell table:formula="of:=[.K56]" office:value-type="float" office:value="3" calcext:value-type="float">
            <text:p>3</text:p>
          </table:table-cell>
          <table:table-cell table:formula="of:=[.I56]" office:value-type="float" office:value="1832.961403" calcext:value-type="float">
            <text:p>1832,961403</text:p>
          </table:table-cell>
          <table:table-cell table:formula="of:=IF([.L56]&lt;10000000;[.L56];&quot;*&quot;)" office:value-type="string" office:string-value="*" calcext:value-type="string">
            <text:p>*</text:p>
          </table:table-cell>
          <table:table-cell table:formula="of:=[.N56]" office:value-type="float" office:value="439206" calcext:value-type="float">
            <text:p>439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662" calcext:value-type="float">
            <text:p>662</text:p>
          </table:table-cell>
          <table:table-cell office:value-type="float" office:value="4518" calcext:value-type="float">
            <text:p>4518</text:p>
          </table:table-cell>
          <table:table-cell office:value-type="float" office:value="1867.108134" calcext:value-type="float">
            <text:p>1867,108134</text:p>
          </table:table-cell>
          <table:table-cell office:value-type="float" office:value="-1.508397" calcext:value-type="float">
            <text:p>-1,508397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" calcext:value-type="float">
            <text:p>-11</text:p>
          </table:table-cell>
          <table:table-cell office:value-type="float" office:value="1019802" calcext:value-type="float">
            <text:p>1019802</text:p>
          </table:table-cell>
          <table:table-cell office:value-type="float" office:value="310340" calcext:value-type="float">
            <text:p>31034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544266743" calcext:value-type="float">
            <text:p>544266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7];&quot;-&quot;;[.C57];&quot;-&quot;;[.E57];&quot;-&quot;;LEFT(RIGHT([.A57];6);1))" office:value-type="string" office:string-value="r4-100-15-2" calcext:value-type="string">
            <text:p>r4-100-15-2</text:p>
          </table:table-cell>
          <table:table-cell table:formula="of:=ROUND(([.F57]/[.G57])*100;2)" office:value-type="float" office:value="24.47" calcext:value-type="float">
            <text:p>24,47</text:p>
          </table:table-cell>
          <table:table-cell table:formula="of:=[.M57]" office:value-type="float" office:value="-11" calcext:value-type="float">
            <text:p>-11,0</text:p>
          </table:table-cell>
          <table:table-cell table:formula="of:=[.J57]" office:value-type="float" office:value="-1.508397" calcext:value-type="float">
            <text:p>-1,5</text:p>
          </table:table-cell>
          <table:table-cell table:formula="of:=[.K57]" office:value-type="float" office:value="3" calcext:value-type="float">
            <text:p>3</text:p>
          </table:table-cell>
          <table:table-cell table:formula="of:=[.I57]" office:value-type="float" office:value="1867.108134" calcext:value-type="float">
            <text:p>1867,108134</text:p>
          </table:table-cell>
          <table:table-cell table:formula="of:=IF([.L57]&lt;10000000;[.L57];&quot;*&quot;)" office:value-type="string" office:string-value="*" calcext:value-type="string">
            <text:p>*</text:p>
          </table:table-cell>
          <table:table-cell table:formula="of:=[.N57]" office:value-type="float" office:value="1019802" calcext:value-type="float">
            <text:p>1019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874" calcext:value-type="float">
            <text:p>874</text:p>
          </table:table-cell>
          <table:table-cell office:value-type="float" office:value="4789" calcext:value-type="float">
            <text:p>4789</text:p>
          </table:table-cell>
          <table:table-cell office:value-type="float" office:value="1819.410092" calcext:value-type="float">
            <text:p>1819,41009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244325" calcext:value-type="float">
            <text:p>244325</text:p>
          </table:table-cell>
          <table:table-cell office:value-type="float" office:value="167136" calcext:value-type="float">
            <text:p>16713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37958237" calcext:value-type="float">
            <text:p>237958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8];&quot;-&quot;;[.C58];&quot;-&quot;;[.E58];&quot;-&quot;;LEFT(RIGHT([.A58];6);1))" office:value-type="string" office:string-value="r4-100-18-1" calcext:value-type="string">
            <text:p>r4-100-18-1</text:p>
          </table:table-cell>
          <table:table-cell table:formula="of:=ROUND(([.F58]/[.G58])*100;2)" office:value-type="float" office:value="24.26" calcext:value-type="float">
            <text:p>24,26</text:p>
          </table:table-cell>
          <table:table-cell table:formula="of:=[.M58]" office:value-type="float" office:value="-13" calcext:value-type="float">
            <text:p>-13,0</text:p>
          </table:table-cell>
          <table:table-cell table:formula="of:=[.J58]" office:value-type="float" office:value="-6" calcext:value-type="float">
            <text:p>-6,0</text:p>
          </table:table-cell>
          <table:table-cell table:formula="of:=[.K58]" office:value-type="float" office:value="4" calcext:value-type="float">
            <text:p>4</text:p>
          </table:table-cell>
          <table:table-cell table:formula="of:=[.I58]" office:value-type="float" office:value="1819.410092" calcext:value-type="float">
            <text:p>1819,410092</text:p>
          </table:table-cell>
          <table:table-cell table:formula="of:=IF([.L58]&lt;10000000;[.L58];&quot;*&quot;)" office:value-type="string" office:string-value="*" calcext:value-type="string">
            <text:p>*</text:p>
          </table:table-cell>
          <table:table-cell table:formula="of:=[.N58]" office:value-type="float" office:value="244325" calcext:value-type="float">
            <text:p>244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6561" calcext:value-type="float">
            <text:p>6561</text:p>
          </table:table-cell>
          <table:table-cell office:value-type="float" office:value="1821.467134" calcext:value-type="float">
            <text:p>1821,467134</text:p>
          </table:table-cell>
          <table:table-cell office:value-type="float" office:value="-4.714286" calcext:value-type="float">
            <text:p>-4,714286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281899" calcext:value-type="float">
            <text:p>281899</text:p>
          </table:table-cell>
          <table:table-cell office:value-type="float" office:value="154622" calcext:value-type="float">
            <text:p>15462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48312066" calcext:value-type="float">
            <text:p>248312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9];&quot;-&quot;;[.C59];&quot;-&quot;;[.E59];&quot;-&quot;;LEFT(RIGHT([.A59];6);1))" office:value-type="string" office:string-value="r4-100-18-2" calcext:value-type="string">
            <text:p>r4-100-18-2</text:p>
          </table:table-cell>
          <table:table-cell table:formula="of:=ROUND(([.F59]/[.G59])*100;2)" office:value-type="float" office:value="0" calcext:value-type="float">
            <text:p>0</text:p>
          </table:table-cell>
          <table:table-cell table:formula="of:=[.M59]" office:value-type="float" office:value="-13" calcext:value-type="float">
            <text:p>-13,0</text:p>
          </table:table-cell>
          <table:table-cell table:formula="of:=[.J59]" office:value-type="float" office:value="-4.714286" calcext:value-type="float">
            <text:p>-4,7</text:p>
          </table:table-cell>
          <table:table-cell table:formula="of:=[.K59]" office:value-type="float" office:value="3" calcext:value-type="float">
            <text:p>3</text:p>
          </table:table-cell>
          <table:table-cell table:formula="of:=[.I59]" office:value-type="float" office:value="1821.467134" calcext:value-type="float">
            <text:p>1821,467134</text:p>
          </table:table-cell>
          <table:table-cell table:formula="of:=IF([.L59]&lt;10000000;[.L59];&quot;*&quot;)" office:value-type="string" office:string-value="*" calcext:value-type="string">
            <text:p>*</text:p>
          </table:table-cell>
          <table:table-cell table:formula="of:=[.N59]" office:value-type="float" office:value="281899" calcext:value-type="float">
            <text:p>2818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314" calcext:value-type="float">
            <text:p>314</text:p>
          </table:table-cell>
          <table:table-cell office:value-type="float" office:value="859" calcext:value-type="float">
            <text:p>859</text:p>
          </table:table-cell>
          <table:table-cell office:value-type="float" office:value="0.818797" calcext:value-type="float">
            <text:p>0,818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970276" calcext:value-type="float">
            <text:p>-0,97027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9918422" calcext:value-type="float">
            <text:p>99184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0];&quot;-&quot;;[.C60];&quot;-&quot;;[.E60];&quot;-&quot;;LEFT(RIGHT([.A60];6);1))" office:value-type="string" office:string-value="r4-100-3-1" calcext:value-type="string">
            <text:p>r4-100-3-1</text:p>
          </table:table-cell>
          <table:table-cell table:formula="of:=ROUND(([.F60]/[.G60])*100;2)" office:value-type="float" office:value="43.63" calcext:value-type="float">
            <text:p>43,63</text:p>
          </table:table-cell>
          <table:table-cell table:formula="of:=[.M60]" office:value-type="float" office:value="-0.970276" calcext:value-type="float">
            <text:p>-1,0</text:p>
          </table:table-cell>
          <table:table-cell table:formula="of:=[.J60]" office:value-type="float" office:value="2" calcext:value-type="float">
            <text:p>2,0</text:p>
          </table:table-cell>
          <table:table-cell table:formula="of:=[.K60]" office:value-type="float" office:value="2" calcext:value-type="float">
            <text:p>2</text:p>
          </table:table-cell>
          <table:table-cell table:formula="of:=[.I60]" office:value-type="float" office:value="0.818797" calcext:value-type="float">
            <text:p>0,818797</text:p>
          </table:table-cell>
          <table:table-cell table:formula="of:=IF([.L60]&lt;10000000;[.L60];&quot;*&quot;)" office:value-type="float" office:value="0" calcext:value-type="float">
            <text:p>0,00</text:p>
          </table:table-cell>
          <table:table-cell table:formula="of:=[.N60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314" calcext:value-type="float">
            <text:p>314</text:p>
          </table:table-cell>
          <table:table-cell office:value-type="float" office:value="619" calcext:value-type="float">
            <text:p>619</text:p>
          </table:table-cell>
          <table:table-cell office:value-type="float" office:value="0.640691" calcext:value-type="float">
            <text:p>0,6406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818182" calcext:value-type="float">
            <text:p>-0,81818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6379100" calcext:value-type="float">
            <text:p>6379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1];&quot;-&quot;;[.C61];&quot;-&quot;;[.E61];&quot;-&quot;;LEFT(RIGHT([.A61];6);1))" office:value-type="string" office:string-value="r4-100-3-2" calcext:value-type="string">
            <text:p>r4-100-3-2</text:p>
          </table:table-cell>
          <table:table-cell table:formula="of:=ROUND(([.F61]/[.G61])*100;2)" office:value-type="float" office:value="53.82" calcext:value-type="float">
            <text:p>53,82</text:p>
          </table:table-cell>
          <table:table-cell table:formula="of:=[.M61]" office:value-type="float" office:value="-0.818182" calcext:value-type="float">
            <text:p>-0,8</text:p>
          </table:table-cell>
          <table:table-cell table:formula="of:=[.J61]" office:value-type="float" office:value="2" calcext:value-type="float">
            <text:p>2,0</text:p>
          </table:table-cell>
          <table:table-cell table:formula="of:=[.K61]" office:value-type="float" office:value="2" calcext:value-type="float">
            <text:p>2</text:p>
          </table:table-cell>
          <table:table-cell table:formula="of:=[.I61]" office:value-type="float" office:value="0.640691" calcext:value-type="float">
            <text:p>0,640691</text:p>
          </table:table-cell>
          <table:table-cell table:formula="of:=IF([.L61]&lt;10000000;[.L61];&quot;*&quot;)" office:value-type="float" office:value="0" calcext:value-type="float">
            <text:p>0,00</text:p>
          </table:table-cell>
          <table:table-cell table:formula="of:=[.N61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630" calcext:value-type="float">
            <text:p>630</text:p>
          </table:table-cell>
          <table:table-cell office:value-type="float" office:value="8669" calcext:value-type="float">
            <text:p>8669</text:p>
          </table:table-cell>
          <table:table-cell office:value-type="float" office:value="71.953186" calcext:value-type="float">
            <text:p>71,953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.612208" calcext:value-type="float">
            <text:p>-4,612208</text:p>
          </table:table-cell>
          <table:table-cell office:value-type="float" office:value="27337" calcext:value-type="float">
            <text:p>27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.12" calcext:value-type="float">
            <text:p>70,12</text:p>
          </table:table-cell>
          <table:table-cell office:value-type="float" office:value="35488473" calcext:value-type="float">
            <text:p>35488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630" calcext:value-type="float">
            <text:p>630</text:p>
          </table:table-cell>
          <table:table-cell office:value-type="float" office:value="9184" calcext:value-type="float">
            <text:p>9184</text:p>
          </table:table-cell>
          <table:table-cell office:value-type="float" office:value="108.922168" calcext:value-type="float">
            <text:p>108,922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44007" calcext:value-type="float">
            <text:p>44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.43" calcext:value-type="float">
            <text:p>105,43</text:p>
          </table:table-cell>
          <table:table-cell office:value-type="float" office:value="31747207" calcext:value-type="float">
            <text:p>31747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79" calcext:value-type="float">
            <text:p>279</text:p>
          </table:table-cell>
          <table:table-cell office:value-type="float" office:value="796" calcext:value-type="float">
            <text:p>796</text:p>
          </table:table-cell>
          <table:table-cell office:value-type="float" office:value="2149" calcext:value-type="float">
            <text:p>2149</text:p>
          </table:table-cell>
          <table:table-cell office:value-type="float" office:value="1851.955651" calcext:value-type="float">
            <text:p>1851,955651</text:p>
          </table:table-cell>
          <table:table-cell office:value-type="float" office:value="-0.271028" calcext:value-type="float">
            <text:p>-0,271028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080816" calcext:value-type="float">
            <text:p>-8,080816</text:p>
          </table:table-cell>
          <table:table-cell office:value-type="float" office:value="784040" calcext:value-type="float">
            <text:p>784040</text:p>
          </table:table-cell>
          <table:table-cell office:value-type="float" office:value="100896" calcext:value-type="float">
            <text:p>10089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77600083" calcext:value-type="float">
            <text:p>277600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796" calcext:value-type="float">
            <text:p>796</text:p>
          </table:table-cell>
          <table:table-cell office:value-type="float" office:value="6974" calcext:value-type="float">
            <text:p>6974</text:p>
          </table:table-cell>
          <table:table-cell office:value-type="float" office:value="1824.194731" calcext:value-type="float">
            <text:p>1824,194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048716" calcext:value-type="float">
            <text:p>-8,048716</text:p>
          </table:table-cell>
          <table:table-cell office:value-type="float" office:value="344420" calcext:value-type="float">
            <text:p>344420</text:p>
          </table:table-cell>
          <table:table-cell office:value-type="float" office:value="121377" calcext:value-type="float">
            <text:p>12137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48252914" calcext:value-type="float">
            <text:p>248252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962" calcext:value-type="float">
            <text:p>962</text:p>
          </table:table-cell>
          <table:table-cell office:value-type="float" office:value="2040" calcext:value-type="float">
            <text:p>2040</text:p>
          </table:table-cell>
          <table:table-cell office:value-type="float" office:value="1820.714499" calcext:value-type="float">
            <text:p>1820,714499</text:p>
          </table:table-cell>
          <table:table-cell office:value-type="float" office:value="-1.865859" calcext:value-type="float">
            <text:p>-1,865859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42361" calcext:value-type="float">
            <text:p>-11,142361</text:p>
          </table:table-cell>
          <table:table-cell office:value-type="float" office:value="241126" calcext:value-type="float">
            <text:p>241126</text:p>
          </table:table-cell>
          <table:table-cell office:value-type="float" office:value="182759" calcext:value-type="float">
            <text:p>18275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65100539" calcext:value-type="float">
            <text:p>2651005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962" calcext:value-type="float">
            <text:p>962</text:p>
          </table:table-cell>
          <table:table-cell office:value-type="float" office:value="2652" calcext:value-type="float">
            <text:p>2652</text:p>
          </table:table-cell>
          <table:table-cell office:value-type="float" office:value="1823.520437" calcext:value-type="float">
            <text:p>1823,520437</text:p>
          </table:table-cell>
          <table:table-cell office:value-type="float" office:value="-2.022727" calcext:value-type="float">
            <text:p>-2,022727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40652" calcext:value-type="float">
            <text:p>-11,140652</text:p>
          </table:table-cell>
          <table:table-cell office:value-type="float" office:value="305231" calcext:value-type="float">
            <text:p>305231</text:p>
          </table:table-cell>
          <table:table-cell office:value-type="float" office:value="139721" calcext:value-type="float">
            <text:p>139721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23801488" calcext:value-type="float">
            <text:p>223801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525" calcext:value-type="float">
            <text:p>525</text:p>
          </table:table-cell>
          <table:table-cell office:value-type="float" office:value="1274" calcext:value-type="float">
            <text:p>1274</text:p>
          </table:table-cell>
          <table:table-cell office:value-type="float" office:value="2269" calcext:value-type="float">
            <text:p>2269</text:p>
          </table:table-cell>
          <table:table-cell office:value-type="float" office:value="1814.77362" calcext:value-type="float">
            <text:p>1814,7736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177817" calcext:value-type="float">
            <text:p>177817</text:p>
          </table:table-cell>
          <table:table-cell office:value-type="float" office:value="114060" calcext:value-type="float">
            <text:p>11406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34957233" calcext:value-type="float">
            <text:p>234957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42" calcext:value-type="float">
            <text:p>742</text:p>
          </table:table-cell>
          <table:table-cell office:value-type="float" office:value="1274" calcext:value-type="float">
            <text:p>1274</text:p>
          </table:table-cell>
          <table:table-cell office:value-type="float" office:value="2212" calcext:value-type="float">
            <text:p>2212</text:p>
          </table:table-cell>
          <table:table-cell office:value-type="float" office:value="1813.814652" calcext:value-type="float">
            <text:p>1813,814652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137713" calcext:value-type="float">
            <text:p>137713</text:p>
          </table:table-cell>
          <table:table-cell office:value-type="float" office:value="98059" calcext:value-type="float">
            <text:p>9805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05963260" calcext:value-type="float">
            <text:p>205963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  <table:table-cell office:value-type="float" office:value="2015" calcext:value-type="float">
            <text:p>2015</text:p>
          </table:table-cell>
          <table:table-cell office:value-type="float" office:value="0.848513" calcext:value-type="float">
            <text:p>0,8485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13464182" calcext:value-type="float">
            <text:p>13464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64" calcext:value-type="float">
            <text:p>464</text:p>
          </table:table-cell>
          <table:table-cell office:value-type="float" office:value="945" calcext:value-type="float">
            <text:p>945</text:p>
          </table:table-cell>
          <table:table-cell office:value-type="float" office:value="1.001781" calcext:value-type="float">
            <text:p>1,0017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8122937" calcext:value-type="float">
            <text:p>8122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830" calcext:value-type="float">
            <text:p>830</text:p>
          </table:table-cell>
          <table:table-cell office:value-type="float" office:value="10927" calcext:value-type="float">
            <text:p>10927</text:p>
          </table:table-cell>
          <table:table-cell office:value-type="float" office:value="1504.854353" calcext:value-type="float">
            <text:p>1504,8543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461209" calcext:value-type="float">
            <text:p>461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5.75" calcext:value-type="float">
            <text:p>1475,75</text:p>
          </table:table-cell>
          <table:table-cell office:value-type="float" office:value="44271506" calcext:value-type="float">
            <text:p>442715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37" calcext:value-type="float">
            <text:p>437</text:p>
          </table:table-cell>
          <table:table-cell office:value-type="float" office:value="830" calcext:value-type="float">
            <text:p>830</text:p>
          </table:table-cell>
          <table:table-cell office:value-type="float" office:value="10904" calcext:value-type="float">
            <text:p>10904</text:p>
          </table:table-cell>
          <table:table-cell office:value-type="float" office:value="1844.571444" calcext:value-type="float">
            <text:p>1844,571444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695050" calcext:value-type="float">
            <text:p>695050</text:p>
          </table:table-cell>
          <table:table-cell office:value-type="float" office:value="9673" calcext:value-type="float">
            <text:p>9673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74730959" calcext:value-type="float">
            <text:p>74730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33" calcext:value-type="float">
            <text:p>533</text:p>
          </table:table-cell>
          <table:table-cell office:value-type="float" office:value="1046" calcext:value-type="float">
            <text:p>1046</text:p>
          </table:table-cell>
          <table:table-cell office:value-type="float" office:value="4324" calcext:value-type="float">
            <text:p>4324</text:p>
          </table:table-cell>
          <table:table-cell office:value-type="float" office:value="1828.895392" calcext:value-type="float">
            <text:p>1828,895392</text:p>
          </table:table-cell>
          <table:table-cell office:value-type="float" office:value="-0.363636" calcext:value-type="float">
            <text:p>-0,363636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034566" calcext:value-type="float">
            <text:p>-8,034566</text:p>
          </table:table-cell>
          <table:table-cell office:value-type="float" office:value="359418" calcext:value-type="float">
            <text:p>359418</text:p>
          </table:table-cell>
          <table:table-cell office:value-type="float" office:value="81434" calcext:value-type="float">
            <text:p>8143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64303613" calcext:value-type="float">
            <text:p>2643036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692" calcext:value-type="float">
            <text:p>692</text:p>
          </table:table-cell>
          <table:table-cell office:value-type="float" office:value="1046" calcext:value-type="float">
            <text:p>1046</text:p>
          </table:table-cell>
          <table:table-cell office:value-type="float" office:value="2882" calcext:value-type="float">
            <text:p>2882</text:p>
          </table:table-cell>
          <table:table-cell office:value-type="float" office:value="1834.836291" calcext:value-type="float">
            <text:p>1834,83629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134223" calcext:value-type="float">
            <text:p>-8,134223</text:p>
          </table:table-cell>
          <table:table-cell office:value-type="float" office:value="391734" calcext:value-type="float">
            <text:p>391734</text:p>
          </table:table-cell>
          <table:table-cell office:value-type="float" office:value="74422" calcext:value-type="float">
            <text:p>74422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95143372" calcext:value-type="float">
            <text:p>2951433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401" calcext:value-type="float">
            <text:p>401</text:p>
          </table:table-cell>
          <table:table-cell office:value-type="float" office:value="1262" calcext:value-type="float">
            <text:p>1262</text:p>
          </table:table-cell>
          <table:table-cell office:value-type="float" office:value="1361" calcext:value-type="float">
            <text:p>1361</text:p>
          </table:table-cell>
          <table:table-cell office:value-type="float" office:value="1824.026646" calcext:value-type="float">
            <text:p>1824,026646</text:p>
          </table:table-cell>
          <table:table-cell office:value-type="float" office:value="-2.444444" calcext:value-type="float">
            <text:p>-2,444444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40712" calcext:value-type="float">
            <text:p>-11,140712</text:p>
          </table:table-cell>
          <table:table-cell office:value-type="float" office:value="277279" calcext:value-type="float">
            <text:p>277279</text:p>
          </table:table-cell>
          <table:table-cell office:value-type="float" office:value="202615" calcext:value-type="float">
            <text:p>20261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361725402" calcext:value-type="float">
            <text:p>361725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207" calcext:value-type="float">
            <text:p>2207</text:p>
          </table:table-cell>
          <table:table-cell office:value-type="float" office:value="1818.290873" calcext:value-type="float">
            <text:p>1818,290873</text:p>
          </table:table-cell>
          <table:table-cell office:value-type="float" office:value="-2.497192" calcext:value-type="float">
            <text:p>-2,497192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30208" calcext:value-type="float">
            <text:p>-11,130208</text:p>
          </table:table-cell>
          <table:table-cell office:value-type="float" office:value="230946" calcext:value-type="float">
            <text:p>230946</text:p>
          </table:table-cell>
          <table:table-cell office:value-type="float" office:value="153588" calcext:value-type="float">
            <text:p>153588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96622091" calcext:value-type="float">
            <text:p>296622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873" calcext:value-type="float">
            <text:p>873</text:p>
          </table:table-cell>
          <table:table-cell office:value-type="float" office:value="1674" calcext:value-type="float">
            <text:p>1674</text:p>
          </table:table-cell>
          <table:table-cell office:value-type="float" office:value="2413" calcext:value-type="float">
            <text:p>2413</text:p>
          </table:table-cell>
          <table:table-cell office:value-type="float" office:value="1809.427401" calcext:value-type="float">
            <text:p>1809,427401</text:p>
          </table:table-cell>
          <table:table-cell office:value-type="float" office:value="-8.64324" calcext:value-type="float">
            <text:p>-8,64324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102993" calcext:value-type="float">
            <text:p>102993</text:p>
          </table:table-cell>
          <table:table-cell office:value-type="float" office:value="59269" calcext:value-type="float">
            <text:p>59269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67134801" calcext:value-type="float">
            <text:p>1671348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4243" calcext:value-type="float">
            <text:p>4243</text:p>
          </table:table-cell>
          <table:table-cell office:value-type="float" office:value="1813.727776" calcext:value-type="float">
            <text:p>1813,727776</text:p>
          </table:table-cell>
          <table:table-cell office:value-type="float" office:value="-11.755648" calcext:value-type="float">
            <text:p>-11,755648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107093" calcext:value-type="float">
            <text:p>107093</text:p>
          </table:table-cell>
          <table:table-cell office:value-type="float" office:value="72039" calcext:value-type="float">
            <text:p>7203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52328782" calcext:value-type="float">
            <text:p>252328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614" calcext:value-type="float">
            <text:p>614</text:p>
          </table:table-cell>
          <table:table-cell office:value-type="float" office:value="1086" calcext:value-type="float">
            <text:p>1086</text:p>
          </table:table-cell>
          <table:table-cell office:value-type="float" office:value="1.376836" calcext:value-type="float">
            <text:p>1,3768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office:value-type="float" office:value="8523174" calcext:value-type="float">
            <text:p>8523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614" calcext:value-type="float">
            <text:p>614</text:p>
          </table:table-cell>
          <table:table-cell office:value-type="float" office:value="1024" calcext:value-type="float">
            <text:p>1024</text:p>
          </table:table-cell>
          <table:table-cell office:value-type="float" office:value="1.729249" calcext:value-type="float">
            <text:p>1,7292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1" calcext:value-type="float">
            <text:p>1,71</text:p>
          </table:table-cell>
          <table:table-cell office:value-type="float" office:value="8295337" calcext:value-type="float">
            <text:p>8295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682" calcext:value-type="float">
            <text:p>682</text:p>
          </table:table-cell>
          <table:table-cell office:value-type="float" office:value="1030" calcext:value-type="float">
            <text:p>1030</text:p>
          </table:table-cell>
          <table:table-cell office:value-type="float" office:value="12563" calcext:value-type="float">
            <text:p>12563</text:p>
          </table:table-cell>
          <table:table-cell office:value-type="float" office:value="1178.387478" calcext:value-type="float">
            <text:p>1178,3874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308884" calcext:value-type="float">
            <text:p>3088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8.72" calcext:value-type="float">
            <text:p>1158,72</text:p>
          </table:table-cell>
          <table:table-cell office:value-type="float" office:value="60110347" calcext:value-type="float">
            <text:p>60110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548" calcext:value-type="float">
            <text:p>548</text:p>
          </table:table-cell>
          <table:table-cell office:value-type="float" office:value="1030" calcext:value-type="float">
            <text:p>1030</text:p>
          </table:table-cell>
          <table:table-cell office:value-type="float" office:value="10358" calcext:value-type="float">
            <text:p>10358</text:p>
          </table:table-cell>
          <table:table-cell office:value-type="float" office:value="1834.667088" calcext:value-type="float">
            <text:p>1834,667088</text:p>
          </table:table-cell>
          <table:table-cell office:value-type="float" office:value="1.071429" calcext:value-type="float">
            <text:p>1,071429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533101" calcext:value-type="float">
            <text:p>533101</text:p>
          </table:table-cell>
          <table:table-cell office:value-type="float" office:value="17467" calcext:value-type="float">
            <text:p>1746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19600530" calcext:value-type="float">
            <text:p>1196005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1296" calcext:value-type="float">
            <text:p>1296</text:p>
          </table:table-cell>
          <table:table-cell office:value-type="float" office:value="2186" calcext:value-type="float">
            <text:p>2186</text:p>
          </table:table-cell>
          <table:table-cell office:value-type="float" office:value="1816.416704" calcext:value-type="float">
            <text:p>1816,41670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113931" calcext:value-type="float">
            <text:p>-8,113931</text:p>
          </table:table-cell>
          <table:table-cell office:value-type="float" office:value="209238" calcext:value-type="float">
            <text:p>209238</text:p>
          </table:table-cell>
          <table:table-cell office:value-type="float" office:value="76685" calcext:value-type="float">
            <text:p>7668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97604325" calcext:value-type="float">
            <text:p>1976043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1296" calcext:value-type="float">
            <text:p>1296</text:p>
          </table:table-cell>
          <table:table-cell office:value-type="float" office:value="2199" calcext:value-type="float">
            <text:p>2199</text:p>
          </table:table-cell>
          <table:table-cell office:value-type="float" office:value="1825.423542" calcext:value-type="float">
            <text:p>1825,423542</text:p>
          </table:table-cell>
          <table:table-cell office:value-type="float" office:value="-3.545098" calcext:value-type="float">
            <text:p>-3,545098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8.125" calcext:value-type="float">
            <text:p>-8,125</text:p>
          </table:table-cell>
          <table:table-cell office:value-type="float" office:value="347286" calcext:value-type="float">
            <text:p>347286</text:p>
          </table:table-cell>
          <table:table-cell office:value-type="float" office:value="64654" calcext:value-type="float">
            <text:p>6465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33196959" calcext:value-type="float">
            <text:p>433196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477" calcext:value-type="float">
            <text:p>477</text:p>
          </table:table-cell>
          <table:table-cell office:value-type="float" office:value="1562" calcext:value-type="float">
            <text:p>1562</text:p>
          </table:table-cell>
          <table:table-cell office:value-type="float" office:value="2445" calcext:value-type="float">
            <text:p>2445</text:p>
          </table:table-cell>
          <table:table-cell office:value-type="float" office:value="1815.393117" calcext:value-type="float">
            <text:p>1815,393117</text:p>
          </table:table-cell>
          <table:table-cell office:value-type="float" office:value="-2.630549" calcext:value-type="float">
            <text:p>-2,630549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33333" calcext:value-type="float">
            <text:p>-11,133333</text:p>
          </table:table-cell>
          <table:table-cell office:value-type="float" office:value="173193" calcext:value-type="float">
            <text:p>173193</text:p>
          </table:table-cell>
          <table:table-cell office:value-type="float" office:value="122007" calcext:value-type="float">
            <text:p>12200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270613276" calcext:value-type="float">
            <text:p>270613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458" calcext:value-type="float">
            <text:p>458</text:p>
          </table:table-cell>
          <table:table-cell office:value-type="float" office:value="1562" calcext:value-type="float">
            <text:p>1562</text:p>
          </table:table-cell>
          <table:table-cell office:value-type="float" office:value="2518" calcext:value-type="float">
            <text:p>2518</text:p>
          </table:table-cell>
          <table:table-cell office:value-type="float" office:value="1824.586384" calcext:value-type="float">
            <text:p>1824,586384</text:p>
          </table:table-cell>
          <table:table-cell office:value-type="float" office:value="-1.66055" calcext:value-type="float">
            <text:p>-1,66055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.1375" calcext:value-type="float">
            <text:p>-11,1375</text:p>
          </table:table-cell>
          <table:table-cell office:value-type="float" office:value="347642" calcext:value-type="float">
            <text:p>347642</text:p>
          </table:table-cell>
          <table:table-cell office:value-type="float" office:value="126592" calcext:value-type="float">
            <text:p>12659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500747654" calcext:value-type="float">
            <text:p>5007476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2798" calcext:value-type="float">
            <text:p>2798</text:p>
          </table:table-cell>
          <table:table-cell office:value-type="float" office:value="1805.837517" calcext:value-type="float">
            <text:p>1805,837517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58737" calcext:value-type="float">
            <text:p>58737</text:p>
          </table:table-cell>
          <table:table-cell office:value-type="float" office:value="42846" calcext:value-type="float">
            <text:p>42846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42871924" calcext:value-type="float">
            <text:p>142871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6319" calcext:value-type="float">
            <text:p>6319</text:p>
          </table:table-cell>
          <table:table-cell office:value-type="float" office:value="1808.75015" calcext:value-type="float">
            <text:p>1808,75015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55463" calcext:value-type="float">
            <text:p>55463</text:p>
          </table:table-cell>
          <table:table-cell office:value-type="float" office:value="48204" calcext:value-type="float">
            <text:p>4820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179566259" calcext:value-type="float">
            <text:p>179566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764" calcext:value-type="float">
            <text:p>764</text:p>
          </table:table-cell>
          <table:table-cell office:value-type="float" office:value="1175" calcext:value-type="float">
            <text:p>1175</text:p>
          </table:table-cell>
          <table:table-cell office:value-type="float" office:value="2.097259" calcext:value-type="float">
            <text:p>2,0972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6" calcext:value-type="float">
            <text:p>2,06</text:p>
          </table:table-cell>
          <table:table-cell office:value-type="float" office:value="11398821" calcext:value-type="float">
            <text:p>113988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764" calcext:value-type="float">
            <text:p>764</text:p>
          </table:table-cell>
          <table:table-cell office:value-type="float" office:value="1179" calcext:value-type="float">
            <text:p>1179</text:p>
          </table:table-cell>
          <table:table-cell office:value-type="float" office:value="2.191593" calcext:value-type="float">
            <text:p>2,1915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5" calcext:value-type="float">
            <text:p>2,15</text:p>
          </table:table-cell>
          <table:table-cell office:value-type="float" office:value="9958766" calcext:value-type="float">
            <text:p>9958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3970" calcext:value-type="float">
            <text:p>3970</text:p>
          </table:table-cell>
          <table:table-cell office:value-type="float" office:value="58.052381" calcext:value-type="float">
            <text:p>58,0523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76002" calcext:value-type="float">
            <text:p>76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.61" calcext:value-type="float">
            <text:p>53,61</text:p>
          </table:table-cell>
          <table:table-cell office:value-type="float" office:value="27072321" calcext:value-type="float">
            <text:p>27072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30" calcext:value-type="float">
            <text:p>230</text:p>
          </table:table-cell>
          <table:table-cell office:value-type="float" office:value="3597" calcext:value-type="float">
            <text:p>3597</text:p>
          </table:table-cell>
          <table:table-cell office:value-type="float" office:value="31.058262" calcext:value-type="float">
            <text:p>31,058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666667" calcext:value-type="float">
            <text:p>-4,666667</text:p>
          </table:table-cell>
          <table:table-cell office:value-type="float" office:value="42575" calcext:value-type="float">
            <text:p>42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.6" calcext:value-type="float">
            <text:p>28,6</text:p>
          </table:table-cell>
          <table:table-cell office:value-type="float" office:value="29891309" calcext:value-type="float">
            <text:p>298913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296" calcext:value-type="float">
            <text:p>296</text:p>
          </table:table-cell>
          <table:table-cell office:value-type="float" office:value="1510" calcext:value-type="float">
            <text:p>1510</text:p>
          </table:table-cell>
          <table:table-cell office:value-type="float" office:value="1905.402118" calcext:value-type="float">
            <text:p>1905,402118</text:p>
          </table:table-cell>
          <table:table-cell office:value-type="float" office:value="0.190698" calcext:value-type="float">
            <text:p>0,190698</text:p>
          </table:table-cell>
          <table:table-cell office:value-type="float" office:value="2" calcext:value-type="float">
            <text:p>2</text:p>
          </table:table-cell>
          <table:table-cell office:value-type="float" office:value="9.487805" calcext:value-type="float">
            <text:p>9,487805</text:p>
          </table:table-cell>
          <table:table-cell office:value-type="float" office:value="-8" calcext:value-type="float">
            <text:p>-8</text:p>
          </table:table-cell>
          <table:table-cell office:value-type="float" office:value="1386362" calcext:value-type="float">
            <text:p>1386362</text:p>
          </table:table-cell>
          <table:table-cell office:value-type="float" office:value="210105" calcext:value-type="float">
            <text:p>21010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07641882" calcext:value-type="float">
            <text:p>307641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296" calcext:value-type="float">
            <text:p>296</text:p>
          </table:table-cell>
          <table:table-cell office:value-type="float" office:value="1918" calcext:value-type="float">
            <text:p>1918</text:p>
          </table:table-cell>
          <table:table-cell office:value-type="float" office:value="328.688977" calcext:value-type="float">
            <text:p>328,688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72892" calcext:value-type="float">
            <text:p>372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51" calcext:value-type="float">
            <text:p>305,51</text:p>
          </table:table-cell>
          <table:table-cell office:value-type="float" office:value="13312610" calcext:value-type="float">
            <text:p>13312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651" calcext:value-type="float">
            <text:p>1651</text:p>
          </table:table-cell>
          <table:table-cell office:value-type="float" office:value="1860.932918" calcext:value-type="float">
            <text:p>1860,932918</text:p>
          </table:table-cell>
          <table:table-cell office:value-type="float" office:value="-1.39846" calcext:value-type="float">
            <text:p>-1,39846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" calcext:value-type="float">
            <text:p>-11</text:p>
          </table:table-cell>
          <table:table-cell office:value-type="float" office:value="863082" calcext:value-type="float">
            <text:p>863082</text:p>
          </table:table-cell>
          <table:table-cell office:value-type="float" office:value="353966" calcext:value-type="float">
            <text:p>35396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71164676" calcext:value-type="float">
            <text:p>3711646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1413" calcext:value-type="float">
            <text:p>1413</text:p>
          </table:table-cell>
          <table:table-cell office:value-type="float" office:value="1871.850456" calcext:value-type="float">
            <text:p>1871,850456</text:p>
          </table:table-cell>
          <table:table-cell office:value-type="float" office:value="-1.456461" calcext:value-type="float">
            <text:p>-1,456461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1" calcext:value-type="float">
            <text:p>-11</text:p>
          </table:table-cell>
          <table:table-cell office:value-type="float" office:value="968421" calcext:value-type="float">
            <text:p>968421</text:p>
          </table:table-cell>
          <table:table-cell office:value-type="float" office:value="574717" calcext:value-type="float">
            <text:p>57471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73768412" calcext:value-type="float">
            <text:p>473768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474" calcext:value-type="float">
            <text:p>474</text:p>
          </table:table-cell>
          <table:table-cell office:value-type="float" office:value="1724" calcext:value-type="float">
            <text:p>1724</text:p>
          </table:table-cell>
          <table:table-cell office:value-type="float" office:value="1842.77858" calcext:value-type="float">
            <text:p>1842,7785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583547" calcext:value-type="float">
            <text:p>583547</text:p>
          </table:table-cell>
          <table:table-cell office:value-type="float" office:value="423436" calcext:value-type="float">
            <text:p>423436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75312761" calcext:value-type="float">
            <text:p>375312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474" calcext:value-type="float">
            <text:p>474</text:p>
          </table:table-cell>
          <table:table-cell office:value-type="float" office:value="1828" calcext:value-type="float">
            <text:p>1828</text:p>
          </table:table-cell>
          <table:table-cell office:value-type="float" office:value="1846.089327" calcext:value-type="float">
            <text:p>1846,089327</text:p>
          </table:table-cell>
          <table:table-cell office:value-type="float" office:value="-3.25" calcext:value-type="float">
            <text:p>-3,25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3" calcext:value-type="float">
            <text:p>-13</text:p>
          </table:table-cell>
          <table:table-cell office:value-type="float" office:value="664434" calcext:value-type="float">
            <text:p>664434</text:p>
          </table:table-cell>
          <table:table-cell office:value-type="float" office:value="283674" calcext:value-type="float">
            <text:p>283674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31662521" calcext:value-type="float">
            <text:p>3316625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451" calcext:value-type="float">
            <text:p>451</text:p>
          </table:table-cell>
          <table:table-cell office:value-type="float" office:value="0.32918" calcext:value-type="float">
            <text:p>0,329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3159074" calcext:value-type="float">
            <text:p>3159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64" calcext:value-type="float">
            <text:p>164</text:p>
          </table:table-cell>
          <table:table-cell office:value-type="float" office:value="411" calcext:value-type="float">
            <text:p>411</text:p>
          </table:table-cell>
          <table:table-cell office:value-type="float" office:value="0.180793" calcext:value-type="float">
            <text:p>0,180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3786130" calcext:value-type="float">
            <text:p>3786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number-columns-repeated="14"/>
        </table:table-row>
        <table:table-row table:style-name="ro1" table:number-rows-repeated="1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7" table:default-cell-style-name="Default"/>
        <table:table-column table:style-name="co9" table:default-cell-style-name="Default"/>
        <table:table-column table:style-name="co30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default-cell-style-name="Default"/>
        <table:table-column table:style-name="co19" table:default-cell-style-name="Default"/>
        <table:table-column table:style-name="co8" table:default-cell-style-name="Default"/>
        <table:table-column table:style-name="co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" table:default-cell-style-name="ce14"/>
        <table:table-column table:style-name="co14" table:default-cell-style-name="ce14"/>
        <table:table-column table:style-name="co5" table:default-cell-style-name="ce14"/>
        <table:table-column table:style-name="co53" table:default-cell-style-name="ce14"/>
        <table:table-column table:style-name="co5" table:default-cell-style-name="ce14"/>
        <table:table-column table:style-name="co51" table:default-cell-style-name="ce14"/>
        <table:table-column table:style-name="co52" table:default-cell-style-name="ce14"/>
        <table:table-column table:style-name="co53" table:default-cell-style-name="ce14"/>
        <table:table-column table:style-name="co5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7" table:number-columns-repeated="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number-columns-repeated="8" table:default-cell-style-name="Default"/>
        <table:table-row table:style-name="ro1">
          <table:table-cell/>
          <table:table-cell table:formula="of:=AVERAGE([.B2:.B300])" office:value-type="float" office:value="88.4478" calcext:value-type="float">
            <text:p>88,4478</text:p>
          </table:table-cell>
          <table:table-cell table:number-columns-repeated="5"/>
          <table:table-cell table:style-name="ce19" office:value-type="string" calcext:value-type="string" table:number-columns-spanned="2" table:number-rows-spanned="1">
            <text:p>B&amp;B</text:p>
          </table:table-cell>
          <table:covered-table-cell/>
          <table:table-cell table:number-columns-repeated="2"/>
          <table:table-cell table:style-name="ce33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35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37" office:value-type="string" calcext:value-type="string" table:number-columns-spanned="4" table:number-rows-spanned="1">
            <text:p>gap relativo (heur-lb)/lb</text:p>
          </table:table-cell>
          <table:covered-table-cell table:style-name="ce15"/>
          <table:covered-table-cell table:number-columns-repeated="2"/>
          <table:table-cell table:style-name="ce33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2"/>
          <table:table-cell table:style-name="ce35" office:value-type="string" calcext:value-type="string" table:number-columns-spanned="2" table:number-rows-spanned="1">
            <text:p>%frac</text:p>
          </table:table-cell>
          <table:covered-table-cell table:style-name="ce14"/>
          <table:table-cell table:style-name="ce44" office:value-type="string" calcext:value-type="string" table:number-columns-spanned="2" table:number-rows-spanned="1">
            <text:p>time(s)</text:p>
          </table:table-cell>
          <table:covered-table-cell table:style-name="ce14"/>
          <table:table-cell table:style-name="ce35" office:value-type="string" calcext:value-type="string" table:number-columns-spanned="2" table:number-rows-spanned="1">
            <text:p>%gap(root)</text:p>
          </table:table-cell>
          <table:covered-table-cell table:style-name="ce14"/>
          <table:table-cell table:style-name="ce46" office:value-type="string" calcext:value-type="string">
            <text:p>%opt</text:p>
          </table:table-cell>
        </table:table-row>
        <table:table-row table:style-name="ro1">
          <table:table-cell table:formula="of:=[$'ra-sub'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Time</text:p>
          </table:table-cell>
          <table:table-cell office:value-type="string" calcext:value-type="string">
            <text:p>rootOpt</text:p>
          </table:table-cell>
          <table:table-cell office:value-type="string" calcext:value-type="string">
            <text:p>gap0</text:p>
          </table:table-cell>
          <table:table-cell office:value-type="string" calcext:value-type="string">
            <text:p>dist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table:style-name="ce15"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3-sub</text:p>
          </table:table-cell>
          <table:table-cell table:style-name="ce23" office:value-type="string" calcext:value-type="string">
            <text:p>ra</text:p>
          </table:table-cell>
          <table:table-cell table:style-name="ce23" office:value-type="string" calcext:value-type="string">
            <text:p>bcpa</text:p>
          </table:table-cell>
          <table:table-cell table:style-name="ce23" office:value-type="string" calcext:value-type="string">
            <text:p>blpl</text:p>
          </table:table-cell>
          <table:table-cell table:style-name="ce23"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3-sub&amp;ra&amp;bcpa&amp;blpl&amp;sbpl\\\hline" calcext:value-type="string">
            <text:p>G3-sub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 table:number-columns-repeated="3"/>
          <table:table-cell table:style-name="ce14" office:value-type="string" calcext:value-type="string">
            <text:p>avg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avg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avg</text:p>
          </table:table-cell>
          <table:table-cell table:style-name="ce14" office:value-type="string" calcext:value-type="string">
            <text:p>sd</text:p>
          </table:table-cell>
          <table:table-cell table:style-name="ce14"/>
        </table:table-row>
        <table:table-row table:style-name="ro2">
          <table:table-cell table:formula="of:=[$'ra-sub'.AA2]" office:value-type="string" office:string-value="r20-100-10-1" calcext:value-type="string">
            <text:p>r20-100-10-1</text:p>
          </table:table-cell>
          <table:table-cell table:formula="of:=ROUND([$'ra-sub'.AB2];2)" office:value-type="float" office:value="71.96" calcext:value-type="float">
            <text:p>71,96</text:p>
          </table:table-cell>
          <table:table-cell table:style-name="ce12" table:formula="of:=ROUND([$'ra-sub'.AC2];1)" office:value-type="float" office:value="-4" calcext:value-type="float">
            <text:p>-4,0</text:p>
          </table:table-cell>
          <table:table-cell table:style-name="ce12" table:formula="of:=IF([$'ra-sub'.S2]=5;&quot;*&quot;;[$'ra-sub'.I2])" office:value-type="float" office:value="1.007455" calcext:value-type="float">
            <text:p>1,0</text:p>
          </table:table-cell>
          <table:table-cell table:style-name="ce12" table:formula="of:=IF([$'ra-sub'.S2]=11;1;&quot;&quot;)">
            <text:p/>
          </table:table-cell>
          <table:table-cell table:style-name="ce12" table:formula="of:=IFERROR(IF([.I3]=0;ABS(CEILING([.C3]));ABS(([.I3]-CEILING([.C3]))/[.I3]));&quot;*&quot;)" office:value-type="float" office:value="5" calcext:value-type="float">
            <text:p>5,0</text:p>
          </table:table-cell>
          <table:table-cell table:style-name="ce12" table:formula="of:=IFERROR([.I3]-CEILING([.C3]);&quot;*&quot;)" office:value-type="float" office:value="5" calcext:value-type="float">
            <text:p>5,0</text:p>
          </table:table-cell>
          <table:table-cell table:formula="of:=ROUND([$'exact-sub'.J2];1)" office:value-type="float" office:value="1" calcext:value-type="float">
            <text:p>1</text:p>
          </table:table-cell>
          <table:table-cell table:formula="of:=[$'exact-sub'.K2]" office:value-type="float" office:value="1" calcext:value-type="float">
            <text:p>1</text:p>
          </table:table-cell>
          <table:table-cell table:formula="of:=[$'exact-sub'.L2]" office:value-type="float" office:value="0" calcext:value-type="float">
            <text:p>0</text:p>
          </table:table-cell>
          <table:table-cell table:formula="of:=[$'exact-sub'.I2]" office:value-type="float" office:value="177.284705" calcext:value-type="float">
            <text:p>177,284705</text:p>
          </table:table-cell>
          <table:table-cell table:style-name="ce21" table:formula="of:=[$'ra-sub'.AE2]" office:value-type="float" office:value="3" calcext:value-type="float">
            <text:p>3</text:p>
          </table:table-cell>
          <table:table-cell table:style-name="ce21" table:formula="of:=[$'bcpa-sub-t600'.AE2]" office:value-type="float" office:value="2" calcext:value-type="float">
            <text:p>2</text:p>
          </table:table-cell>
          <table:table-cell table:style-name="ce21" table:formula="of:=[$'blpl-sub-t300'.AE2]" office:value-type="float" office:value="1" calcext:value-type="float">
            <text:p>1</text:p>
          </table:table-cell>
          <table:table-cell table:style-name="ce21" table:formula="of:=[$'sbpl-sub-t300'.AE2]" office:value-type="float" office:value="1" calcext:value-type="float">
            <text:p>1</text:p>
          </table:table-cell>
          <table:table-cell table:formula="of:=MIN([.L3:.O3])" office:value-type="float" office:value="1" calcext:value-type="float">
            <text:p>1</text:p>
          </table:table-cell>
          <table:table-cell table:formula="of:=ABS([.L3]-CEILING([.$C3]))" office:value-type="float" office:value="7" calcext:value-type="float">
            <text:p>7</text:p>
          </table:table-cell>
          <table:table-cell table:formula="of:=IFERROR(ABS([.M3]-CEILING([.$C3]));&quot;-&quot;)" office:value-type="float" office:value="6" calcext:value-type="float">
            <text:p>6</text:p>
          </table:table-cell>
          <table:table-cell table:formula="of:=ABS([.N3]-CEILING([.$C3]))" office:value-type="float" office:value="5" calcext:value-type="float">
            <text:p>5</text:p>
          </table:table-cell>
          <table:table-cell table:formula="of:=ABS([.O3]-CEILING([.$C3]))" office:value-type="float" office:value="5" calcext:value-type="float">
            <text:p>5</text:p>
          </table:table-cell>
          <table:table-cell table:formula="of:=IFERROR(ABS(([.L3]-CEILING([.$C3]))/CEILING([.$C3]));&quot;*&quot;)" office:value-type="float" office:value="1.75" calcext:value-type="float">
            <text:p>1,75</text:p>
          </table:table-cell>
          <table:table-cell table:formula="of:=IFERROR(ABS(([.M3]-CEILING([.$C3]))/CEILING([.$C3]));&quot;*&quot;)" office:value-type="float" office:value="1.5" calcext:value-type="float">
            <text:p>1,5</text:p>
          </table:table-cell>
          <table:table-cell table:formula="of:=IFERROR(ABS(([.N3]-CEILING([.$C3]))/CEILING([.$C3]));&quot;*&quot;)" office:value-type="float" office:value="1.25" calcext:value-type="float">
            <text:p>1,25</text:p>
          </table:table-cell>
          <table:table-cell table:formula="of:=IFERROR(ABS(([.O3]-CEILING([.$C3]))/CEILING([.$C3]));&quot;*&quot;)" office:value-type="float" office:value="1.25" calcext:value-type="float">
            <text:p>1,25</text:p>
          </table:table-cell>
          <table:table-cell table:formula="of:=IF([.L3]=[.$P3];1;&quot;&quot;)">
            <text:p/>
          </table:table-cell>
          <table:table-cell table:style-name="ce28" table:formula="of:=IF([.M3]=[.$P3];1;&quot;&quot;)">
            <text:p/>
          </table:table-cell>
          <table:table-cell table:style-name="ce28" table:formula="of:=IF([.N3]=[.$P3];1;&quot;&quot;)" office:value-type="float" office:value="1" calcext:value-type="float">
            <text:p>1</text:p>
          </table:table-cell>
          <table:table-cell table:formula="of:=IF([.O3]=[.$P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0" calcext:value-type="float">
            <text:p>0</text:p>
          </table:table-cell>
          <table:table-cell table:formula="of:=COUNTIF([.R3:.R300];0)" office:value-type="float" office:value="0" calcext:value-type="float">
            <text:p>0</text:p>
          </table:table-cell>
          <table:table-cell table:formula="of:=COUNTIF([.S3:.S300];0)" office:value-type="float" office:value="0" calcext:value-type="float">
            <text:p>0</text:p>
          </table:table-cell>
          <table:table-cell table:formula="of:=COUNTIF([.T3:.T300];0)" office:value-type="float" office:value="0" calcext:value-type="float">
            <text:p>0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0-10-1&amp;71,96&amp;-4&amp;1&amp;\uu{1}&amp;3&amp;2&amp;\h{1}&amp;\h{1}\\\hline" calcext:value-type="string">
            <text:p>r20-100-10-1&amp;71,96&amp;-4&amp;1&amp;\uu{1}&amp;3&amp;2&amp;\h{1}&amp;\h{1}\\\hline</text:p>
          </table:table-cell>
          <table:table-cell table:number-columns-repeated="2"/>
          <table:table-cell table:style-name="ce43" office:value-type="string" calcext:value-type="string">
            <text:p>G3-sub</text:p>
          </table:table-cell>
          <table:table-cell table:style-name="ce14" table:formula="of:=[.AF13]" office:value-type="float" office:value="88.4" calcext:value-type="float">
            <text:p>88,4</text:p>
          </table:table-cell>
          <table:table-cell table:style-name="ce14" table:formula="of:=[.AF14]" office:value-type="float" office:value="14" calcext:value-type="float">
            <text:p>14</text:p>
          </table:table-cell>
          <table:table-cell table:style-name="ce14" table:formula="of:=[.AF17]" office:value-type="float" office:value="1196.5" calcext:value-type="float">
            <text:p>1196,5</text:p>
          </table:table-cell>
          <table:table-cell table:style-name="ce14" table:formula="of:=[.AF18]" office:value-type="float" office:value="840.9" calcext:value-type="float">
            <text:p>840,9</text:p>
          </table:table-cell>
          <table:table-cell table:style-name="ce14" table:formula="of:=[.AF23]" office:value-type="float" office:value="5.9" calcext:value-type="float">
            <text:p>5,9</text:p>
          </table:table-cell>
          <table:table-cell table:style-name="ce14" table:formula="of:=[.AF24]" office:value-type="float" office:value="4.2" calcext:value-type="float">
            <text:p>4,2</text:p>
          </table:table-cell>
          <table:table-cell table:formula="of:=CONCATENATE([.AF21];&quot;(&quot;;[.AF22];&quot;)&quot;)" office:value-type="string" office:string-value="38(0)" calcext:value-type="string">
            <text:p>38(0)</text:p>
          </table:table-cell>
        </table:table-row>
        <table:table-row table:style-name="ro2">
          <table:table-cell table:formula="of:=[$'ra-sub'.AA3]" office:value-type="string" office:string-value="r20-100-10-2" calcext:value-type="string">
            <text:p>r20-100-10-2</text:p>
          </table:table-cell>
          <table:table-cell table:formula="of:=ROUND([$'ra-sub'.AB3];2)" office:value-type="float" office:value="85.42" calcext:value-type="float">
            <text:p>85,42</text:p>
          </table:table-cell>
          <table:table-cell table:style-name="ce12" table:formula="of:=ROUND([$'ra-sub'.AC3];1)" office:value-type="float" office:value="-4.8" calcext:value-type="float">
            <text:p>-4,8</text:p>
          </table:table-cell>
          <table:table-cell table:style-name="ce12" table:formula="of:=IF([$'ra-sub'.S3]=5;&quot;*&quot;;[$'ra-sub'.I3])" office:value-type="float" office:value="1.629765" calcext:value-type="float">
            <text:p>1,6</text:p>
          </table:table-cell>
          <table:table-cell table:style-name="ce12" table:formula="of:=IF([$'ra-sub'.S3]=11;1;&quot;&quot;)">
            <text:p/>
          </table:table-cell>
          <table:table-cell table:style-name="ce12" table:formula="of:=IFERROR(IF([.I4]=0;ABS(CEILING([.C4]));ABS(([.I4]-CEILING([.C4]))/[.I4]));&quot;*&quot;)" office:value-type="float" office:value="5" calcext:value-type="float">
            <text:p>5,0</text:p>
          </table:table-cell>
          <table:table-cell table:style-name="ce12" table:formula="of:=IFERROR([.I4]-CEILING([.C4]);&quot;*&quot;)" office:value-type="float" office:value="5" calcext:value-type="float">
            <text:p>5,0</text:p>
          </table:table-cell>
          <table:table-cell table:formula="of:=ROUND([$'exact-sub'.J3];1)" office:value-type="float" office:value="1" calcext:value-type="float">
            <text:p>1</text:p>
          </table:table-cell>
          <table:table-cell table:formula="of:=[$'exact-sub'.K3]" office:value-type="float" office:value="1" calcext:value-type="float">
            <text:p>1</text:p>
          </table:table-cell>
          <table:table-cell table:formula="of:=[$'exact-sub'.L3]" office:value-type="float" office:value="0" calcext:value-type="float">
            <text:p>0</text:p>
          </table:table-cell>
          <table:table-cell table:formula="of:=[$'exact-sub'.I3]" office:value-type="float" office:value="172.171388" calcext:value-type="float">
            <text:p>172,171388</text:p>
          </table:table-cell>
          <table:table-cell table:style-name="ce21" table:formula="of:=[$'ra-sub'.AE3]" office:value-type="float" office:value="2" calcext:value-type="float">
            <text:p>2</text:p>
          </table:table-cell>
          <table:table-cell table:style-name="ce21" table:formula="of:=[$'bcpa-sub-t600'.AE3]" office:value-type="float" office:value="1" calcext:value-type="float">
            <text:p>1</text:p>
          </table:table-cell>
          <table:table-cell table:style-name="ce21" table:formula="of:=[$'blpl-sub-t300'.AE3]" office:value-type="float" office:value="1" calcext:value-type="float">
            <text:p>1</text:p>
          </table:table-cell>
          <table:table-cell table:style-name="ce21" table:formula="of:=[$'sbpl-sub-t300'.AE3]" office:value-type="float" office:value="1" calcext:value-type="float">
            <text:p>1</text:p>
          </table:table-cell>
          <table:table-cell table:formula="of:=MIN([.L4:.O4])" office:value-type="float" office:value="1" calcext:value-type="float">
            <text:p>1</text:p>
          </table:table-cell>
          <table:table-cell table:formula="of:=ABS([.L4]-CEILING([.$C4]))" office:value-type="float" office:value="6" calcext:value-type="float">
            <text:p>6</text:p>
          </table:table-cell>
          <table:table-cell table:formula="of:=IFERROR(ABS([.M4]-CEILING([.$C4]));&quot;-&quot;)" office:value-type="float" office:value="5" calcext:value-type="float">
            <text:p>5</text:p>
          </table:table-cell>
          <table:table-cell table:formula="of:=ABS([.N4]-CEILING([.$C4]))" office:value-type="float" office:value="5" calcext:value-type="float">
            <text:p>5</text:p>
          </table:table-cell>
          <table:table-cell table:formula="of:=ABS([.O4]-CEILING([.$C4]))" office:value-type="float" office:value="5" calcext:value-type="float">
            <text:p>5</text:p>
          </table:table-cell>
          <table:table-cell table:formula="of:=IFERROR(ABS(([.L4]-CEILING([.$C4]))/CEILING([.$C4]));&quot;*&quot;)" office:value-type="float" office:value="1.5" calcext:value-type="float">
            <text:p>1,5</text:p>
          </table:table-cell>
          <table:table-cell table:formula="of:=IFERROR(ABS(([.M4]-CEILING([.$C4]))/CEILING([.$C4]));&quot;*&quot;)" office:value-type="float" office:value="1.25" calcext:value-type="float">
            <text:p>1,25</text:p>
          </table:table-cell>
          <table:table-cell table:formula="of:=IFERROR(ABS(([.N4]-CEILING([.$C4]))/CEILING([.$C4]));&quot;*&quot;)" office:value-type="float" office:value="1.25" calcext:value-type="float">
            <text:p>1,25</text:p>
          </table:table-cell>
          <table:table-cell table:formula="of:=IFERROR(ABS(([.O4]-CEILING([.$C4]))/CEILING([.$C4]));&quot;*&quot;)" office:value-type="float" office:value="1.25" calcext:value-type="float">
            <text:p>1,25</text:p>
          </table:table-cell>
          <table:table-cell table:formula="of:=IF([.L4]=[.$P4];1;&quot;&quot;)">
            <text:p/>
          </table:table-cell>
          <table:table-cell table:formula="of:=IF([.M4]=[.$P4];1;&quot;&quot;)" office:value-type="float" office:value="1" calcext:value-type="float">
            <text:p>1</text:p>
          </table:table-cell>
          <table:table-cell table:style-name="ce28" table:formula="of:=IF([.N4]=[.$P4];1;&quot;&quot;)" office:value-type="float" office:value="1" calcext:value-type="float">
            <text:p>1</text:p>
          </table:table-cell>
          <table:table-cell table:style-name="ce28" table:formula="of:=IF([.O4]=[.$P4];1;&quot;&quot;)"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dist</text:p>
          </table:table-cell>
          <table:table-cell table:style-name="ce38" table:formula="of:=ROUND(AVERAGE([.Q3:.Q300]);1)" office:value-type="float" office:value="11.3" calcext:value-type="float">
            <text:p>11,3</text:p>
          </table:table-cell>
          <table:table-cell table:style-name="ce38" table:formula="of:=ROUND(AVERAGE([.R3:.R300]);1)" office:value-type="float" office:value="9.7" calcext:value-type="float">
            <text:p>9,7</text:p>
          </table:table-cell>
          <table:table-cell table:style-name="ce38" table:formula="of:=ROUND(AVERAGE([.S3:.S300]);1)" office:value-type="float" office:value="10.3" calcext:value-type="float">
            <text:p>10,3</text:p>
          </table:table-cell>
          <table:table-cell table:style-name="ce38" table:formula="of:=ROUND(AVERAGE([.T3:.T300]);1)" office:value-type="float" office:value="9.9" calcext:value-type="float">
            <text:p>9,9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11,3&amp;9,7&amp;10,3&amp;9,9\\\hline" calcext:value-type="string">
            <text:p>dist&amp;11,3&amp;9,7&amp;10,3&amp;9,9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0-10-2&amp;85,42&amp;-4,8&amp;1&amp;\uu{1}&amp;2&amp;\h{1}&amp;\h{1}&amp;\h{1}\\\hline" calcext:value-type="string">
            <text:p>r20-100-10-2&amp;85,42&amp;-4,8&amp;1&amp;\uu{1}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]" office:value-type="string" office:string-value="r20-100-15-1" calcext:value-type="string">
            <text:p>r20-100-15-1</text:p>
          </table:table-cell>
          <table:table-cell table:formula="of:=ROUND([$'ra-sub'.AB4];2)" office:value-type="float" office:value="86.84" calcext:value-type="float">
            <text:p>86,84</text:p>
          </table:table-cell>
          <table:table-cell table:style-name="ce12" table:formula="of:=ROUND([$'ra-sub'.AC4];1)" office:value-type="float" office:value="-8.5" calcext:value-type="float">
            <text:p>-8,5</text:p>
          </table:table-cell>
          <table:table-cell table:style-name="ce12" table:formula="of:=IF([$'ra-sub'.S4]=5;&quot;*&quot;;[$'ra-sub'.I4])" office:value-type="float" office:value="4.529081" calcext:value-type="float">
            <text:p>4,5</text:p>
          </table:table-cell>
          <table:table-cell table:style-name="ce12" table:formula="of:=IF([$'ra-sub'.S4]=11;1;&quot;&quot;)">
            <text:p/>
          </table:table-cell>
          <table:table-cell table:style-name="ce12" table:formula="of:=IFERROR(IF([.I5]=0;ABS(CEILING([.C5]));ABS(([.I5]-CEILING([.C5]))/[.I5]));&quot;*&quot;)" office:value-type="float" office:value="9" calcext:value-type="float">
            <text:p>9,0</text:p>
          </table:table-cell>
          <table:table-cell table:style-name="ce12" table:formula="of:=IFERROR([.I5]-CEILING([.C5]);&quot;*&quot;)" office:value-type="float" office:value="9" calcext:value-type="float">
            <text:p>9,0</text:p>
          </table:table-cell>
          <table:table-cell table:formula="of:=ROUND([$'exact-sub'.J4];1)" office:value-type="float" office:value="-1.7" calcext:value-type="float">
            <text:p>-1,7</text:p>
          </table:table-cell>
          <table:table-cell table:formula="of:=[$'exact-sub'.K4]" office:value-type="float" office:value="1" calcext:value-type="float">
            <text:p>1</text:p>
          </table:table-cell>
          <table:table-cell table:formula="of:=[$'exact-sub'.L4]" office:value-type="float" office:value="1E+020" calcext:value-type="float">
            <text:p>1E+020</text:p>
          </table:table-cell>
          <table:table-cell table:formula="of:=[$'exact-sub'.I4]" office:value-type="float" office:value="1846.479511" calcext:value-type="float">
            <text:p>1846,479511</text:p>
          </table:table-cell>
          <table:table-cell table:style-name="ce21" table:formula="of:=[$'ra-sub'.AE4]" office:value-type="float" office:value="4" calcext:value-type="float">
            <text:p>4</text:p>
          </table:table-cell>
          <table:table-cell table:style-name="ce21" table:formula="of:=[$'bcpa-sub-t600'.AE4]" office:value-type="float" office:value="1" calcext:value-type="float">
            <text:p>1</text:p>
          </table:table-cell>
          <table:table-cell table:style-name="ce21" table:formula="of:=[$'blpl-sub-t300'.AE4]" office:value-type="float" office:value="1" calcext:value-type="float">
            <text:p>1</text:p>
          </table:table-cell>
          <table:table-cell table:style-name="ce21" table:formula="of:=[$'sbpl-sub-t300'.AE4]" office:value-type="float" office:value="1" calcext:value-type="float">
            <text:p>1</text:p>
          </table:table-cell>
          <table:table-cell table:formula="of:=MIN([.L5:.O5])" office:value-type="float" office:value="1" calcext:value-type="float">
            <text:p>1</text:p>
          </table:table-cell>
          <table:table-cell table:formula="of:=ABS([.L5]-CEILING([.$C5]))" office:value-type="float" office:value="12" calcext:value-type="float">
            <text:p>12</text:p>
          </table:table-cell>
          <table:table-cell table:formula="of:=IFERROR(ABS([.M5]-CEILING([.$C5]));&quot;-&quot;)" office:value-type="float" office:value="9" calcext:value-type="float">
            <text:p>9</text:p>
          </table:table-cell>
          <table:table-cell table:formula="of:=ABS([.N5]-CEILING([.$C5]))" office:value-type="float" office:value="9" calcext:value-type="float">
            <text:p>9</text:p>
          </table:table-cell>
          <table:table-cell table:formula="of:=ABS([.O5]-CEILING([.$C5]))" office:value-type="float" office:value="9" calcext:value-type="float">
            <text:p>9</text:p>
          </table:table-cell>
          <table:table-cell table:formula="of:=IFERROR(ABS(([.L5]-CEILING([.$C5]))/CEILING([.$C5]));&quot;*&quot;)" office:value-type="float" office:value="1.5" calcext:value-type="float">
            <text:p>1,5</text:p>
          </table:table-cell>
          <table:table-cell table:formula="of:=IFERROR(ABS(([.M5]-CEILING([.$C5]))/CEILING([.$C5]));&quot;*&quot;)" office:value-type="float" office:value="1.125" calcext:value-type="float">
            <text:p>1,125</text:p>
          </table:table-cell>
          <table:table-cell table:formula="of:=IFERROR(ABS(([.N5]-CEILING([.$C5]))/CEILING([.$C5]));&quot;*&quot;)" office:value-type="float" office:value="1.125" calcext:value-type="float">
            <text:p>1,125</text:p>
          </table:table-cell>
          <table:table-cell table:formula="of:=IFERROR(ABS(([.O5]-CEILING([.$C5]))/CEILING([.$C5]));&quot;*&quot;)" office:value-type="float" office:value="1.125" calcext:value-type="float">
            <text:p>1,125</text:p>
          </table:table-cell>
          <table:table-cell table:formula="of:=IF([.L5]=[.$P5];1;&quot;&quot;)">
            <text:p/>
          </table:table-cell>
          <table:table-cell table:formula="of:=IF([.M5]=[.$P5];1;&quot;&quot;)" office:value-type="float" office:value="1" calcext:value-type="float">
            <text:p>1</text:p>
          </table:table-cell>
          <table:table-cell table:style-name="ce28" table:formula="of:=IF([.N5]=[.$P5];1;&quot;&quot;)" office:value-type="float" office:value="1" calcext:value-type="float">
            <text:p>1</text:p>
          </table:table-cell>
          <table:table-cell table:style-name="ce28" table:formula="of:=IF([.O5]=[.$P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11" calcext:value-type="float">
            <text:p>11</text:p>
          </table:table-cell>
          <table:table-cell table:formula="of:=SUM([.Z3:.Z301])" office:value-type="float" office:value="88" calcext:value-type="float">
            <text:p>88</text:p>
          </table:table-cell>
          <table:table-cell table:formula="of:=SUM([.AA3:.AA301])" office:value-type="float" office:value="50" calcext:value-type="float">
            <text:p>50</text:p>
          </table:table-cell>
          <table:table-cell table:formula="of:=SUM([.AB3:.AB301])" office:value-type="float" office:value="77" calcext:value-type="float">
            <text:p>77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0-15-1&amp;86,84&amp;-8,5&amp;-1,7&amp;1&amp;4&amp;\h{1}&amp;\h{1}&amp;\h{1}\\\hline" calcext:value-type="string">
            <text:p>r20-100-15-1&amp;86,84&amp;-8,5&amp;-1,7&amp;1&amp;4&amp;\h{1}&amp;\h{1}&amp;\h{1}\\\hline</text:p>
          </table:table-cell>
          <table:table-cell table:number-columns-repeated="10"/>
        </table:table-row>
        <table:table-row table:style-name="ro2">
          <table:table-cell table:formula="of:=[$'ra-sub'.AA5]" office:value-type="string" office:string-value="r20-100-15-2" calcext:value-type="string">
            <text:p>r20-100-15-2</text:p>
          </table:table-cell>
          <table:table-cell table:formula="of:=ROUND([$'ra-sub'.AB5];2)" office:value-type="float" office:value="100" calcext:value-type="float">
            <text:p>100</text:p>
          </table:table-cell>
          <table:table-cell table:style-name="ce12" table:formula="of:=ROUND([$'ra-sub'.AC5];1)" office:value-type="float" office:value="-8.6" calcext:value-type="float">
            <text:p>-8,6</text:p>
          </table:table-cell>
          <table:table-cell table:style-name="ce12" table:formula="of:=IF([$'ra-sub'.S5]=5;&quot;*&quot;;[$'ra-sub'.I5])" office:value-type="float" office:value="3.924428" calcext:value-type="float">
            <text:p>3,9</text:p>
          </table:table-cell>
          <table:table-cell table:style-name="ce12" table:formula="of:=IF([$'ra-sub'.S5]=11;1;&quot;&quot;)">
            <text:p/>
          </table:table-cell>
          <table:table-cell table:style-name="ce12" table:formula="of:=IFERROR(IF([.I6]=0;ABS(CEILING([.C6]));ABS(([.I6]-CEILING([.C6]))/[.I6]));&quot;*&quot;)" office:value-type="float" office:value="9" calcext:value-type="float">
            <text:p>9,0</text:p>
          </table:table-cell>
          <table:table-cell table:style-name="ce12" table:formula="of:=IFERROR([.I6]-CEILING([.C6]);&quot;*&quot;)" office:value-type="float" office:value="9" calcext:value-type="float">
            <text:p>9,0</text:p>
          </table:table-cell>
          <table:table-cell table:formula="of:=ROUND([$'exact-sub'.J5];1)" office:value-type="float" office:value="-1.2" calcext:value-type="float">
            <text:p>-1,2</text:p>
          </table:table-cell>
          <table:table-cell table:formula="of:=[$'exact-sub'.K5]" office:value-type="float" office:value="1" calcext:value-type="float">
            <text:p>1</text:p>
          </table:table-cell>
          <table:table-cell table:formula="of:=[$'exact-sub'.L5]" office:value-type="float" office:value="1E+020" calcext:value-type="float">
            <text:p>1E+020</text:p>
          </table:table-cell>
          <table:table-cell table:formula="of:=[$'exact-sub'.I5]" office:value-type="float" office:value="1859.170759" calcext:value-type="float">
            <text:p>1859,170759</text:p>
          </table:table-cell>
          <table:table-cell table:style-name="ce21" table:formula="of:=[$'ra-sub'.AE5]" office:value-type="float" office:value="3" calcext:value-type="float">
            <text:p>3</text:p>
          </table:table-cell>
          <table:table-cell table:style-name="ce21" table:formula="of:=[$'bcpa-sub-t600'.AE5]" office:value-type="float" office:value="1" calcext:value-type="float">
            <text:p>1</text:p>
          </table:table-cell>
          <table:table-cell table:style-name="ce21" table:formula="of:=[$'blpl-sub-t300'.AE5]" office:value-type="float" office:value="3" calcext:value-type="float">
            <text:p>3</text:p>
          </table:table-cell>
          <table:table-cell table:style-name="ce21" table:formula="of:=[$'sbpl-sub-t300'.AE5]" office:value-type="float" office:value="1" calcext:value-type="float">
            <text:p>1</text:p>
          </table:table-cell>
          <table:table-cell table:formula="of:=MIN([.L6:.O6])" office:value-type="float" office:value="1" calcext:value-type="float">
            <text:p>1</text:p>
          </table:table-cell>
          <table:table-cell table:formula="of:=ABS([.L6]-CEILING([.$C6]))" office:value-type="float" office:value="11" calcext:value-type="float">
            <text:p>11</text:p>
          </table:table-cell>
          <table:table-cell table:formula="of:=IFERROR(ABS([.M6]-CEILING([.$C6]));&quot;-&quot;)" office:value-type="float" office:value="9" calcext:value-type="float">
            <text:p>9</text:p>
          </table:table-cell>
          <table:table-cell table:formula="of:=ABS([.N6]-CEILING([.$C6]))" office:value-type="float" office:value="11" calcext:value-type="float">
            <text:p>11</text:p>
          </table:table-cell>
          <table:table-cell table:formula="of:=ABS([.O6]-CEILING([.$C6]))" office:value-type="float" office:value="9" calcext:value-type="float">
            <text:p>9</text:p>
          </table:table-cell>
          <table:table-cell table:formula="of:=IFERROR(ABS(([.L6]-CEILING([.$C6]))/CEILING([.$C6]));&quot;*&quot;)" office:value-type="float" office:value="1.375" calcext:value-type="float">
            <text:p>1,375</text:p>
          </table:table-cell>
          <table:table-cell table:formula="of:=IFERROR(ABS(([.M6]-CEILING([.$C6]))/CEILING([.$C6]));&quot;*&quot;)" office:value-type="float" office:value="1.125" calcext:value-type="float">
            <text:p>1,125</text:p>
          </table:table-cell>
          <table:table-cell table:formula="of:=IFERROR(ABS(([.N6]-CEILING([.$C6]))/CEILING([.$C6]));&quot;*&quot;)" office:value-type="float" office:value="1.375" calcext:value-type="float">
            <text:p>1,375</text:p>
          </table:table-cell>
          <table:table-cell table:formula="of:=IFERROR(ABS(([.O6]-CEILING([.$C6]))/CEILING([.$C6]));&quot;*&quot;)" office:value-type="float" office:value="1.125" calcext:value-type="float">
            <text:p>1,125</text:p>
          </table:table-cell>
          <table:table-cell table:style-name="ce28" table:formula="of:=IF([.L6]=[.$P6];1;&quot;&quot;)">
            <text:p/>
          </table:table-cell>
          <table:table-cell table:formula="of:=IF([.M6]=[.$P6];1;&quot;&quot;)" office:value-type="float" office:value="1" calcext:value-type="float">
            <text:p>1</text:p>
          </table:table-cell>
          <table:table-cell table:style-name="ce28" table:formula="of:=IF([.N6]=[.$P6];1;&quot;&quot;)">
            <text:p/>
          </table:table-cell>
          <table:table-cell table:style-name="ce28" table:formula="of:=IF([.O6]=[.$P6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COUNTIF([.B3:.B300];&quot;&gt;=0&quot;)" office:value-type="float" office:value="100" calcext:value-type="float">
            <text:p>100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0-15-2&amp;100&amp;-8,6&amp;-1,2&amp;1&amp;3&amp;\h{1}&amp;3&amp;\h{1}\\\hline" calcext:value-type="string">
            <text:p>r20-100-15-2&amp;100&amp;-8,6&amp;-1,2&amp;1&amp;3&amp;\h{1}&amp;3&amp;\h{1}\\\hline</text:p>
          </table:table-cell>
          <table:table-cell table:number-columns-repeated="10"/>
        </table:table-row>
        <table:table-row table:style-name="ro2">
          <table:table-cell table:formula="of:=[$'ra-sub'.AA6]" office:value-type="string" office:string-value="r20-100-20-1" calcext:value-type="string">
            <text:p>r20-100-20-1</text:p>
          </table:table-cell>
          <table:table-cell table:formula="of:=ROUND([$'ra-sub'.AB6];2)" office:value-type="float" office:value="100" calcext:value-type="float">
            <text:p>100</text:p>
          </table:table-cell>
          <table:table-cell table:style-name="ce12" table:formula="of:=ROUND([$'ra-sub'.AC6];1)" office:value-type="float" office:value="-12.4" calcext:value-type="float">
            <text:p>-12,4</text:p>
          </table:table-cell>
          <table:table-cell table:style-name="ce12" table:formula="of:=IF([$'ra-sub'.S6]=5;&quot;*&quot;;[$'ra-sub'.I6])" office:value-type="float" office:value="4.373336" calcext:value-type="float">
            <text:p>4,4</text:p>
          </table:table-cell>
          <table:table-cell table:style-name="ce12" table:formula="of:=IF([$'ra-sub'.S6]=11;1;&quot;&quot;)">
            <text:p/>
          </table:table-cell>
          <table:table-cell table:style-name="ce12" table:formula="of:=IFERROR(IF([.I7]=0;ABS(CEILING([.C7]));ABS(([.I7]-CEILING([.C7]))/[.I7]));&quot;*&quot;)" office:value-type="float" office:value="13" calcext:value-type="float">
            <text:p>13,0</text:p>
          </table:table-cell>
          <table:table-cell table:style-name="ce12" table:formula="of:=IFERROR([.I7]-CEILING([.C7]);&quot;*&quot;)" office:value-type="float" office:value="13" calcext:value-type="float">
            <text:p>13,0</text:p>
          </table:table-cell>
          <table:table-cell table:formula="of:=ROUND([$'exact-sub'.J6];1)" office:value-type="float" office:value="-3.4" calcext:value-type="float">
            <text:p>-3,4</text:p>
          </table:table-cell>
          <table:table-cell table:formula="of:=[$'exact-sub'.K6]" office:value-type="float" office:value="1" calcext:value-type="float">
            <text:p>1</text:p>
          </table:table-cell>
          <table:table-cell table:formula="of:=[$'exact-sub'.L6]" office:value-type="float" office:value="1E+020" calcext:value-type="float">
            <text:p>1E+020</text:p>
          </table:table-cell>
          <table:table-cell table:formula="of:=[$'exact-sub'.I6]" office:value-type="float" office:value="1827.74067" calcext:value-type="float">
            <text:p>1827,74067</text:p>
          </table:table-cell>
          <table:table-cell table:style-name="ce21" table:formula="of:=[$'ra-sub'.AE6]" office:value-type="float" office:value="3" calcext:value-type="float">
            <text:p>3</text:p>
          </table:table-cell>
          <table:table-cell table:style-name="ce21" table:formula="of:=[$'bcpa-sub-t600'.AE6]" office:value-type="float" office:value="1" calcext:value-type="float">
            <text:p>1</text:p>
          </table:table-cell>
          <table:table-cell table:style-name="ce21" table:formula="of:=[$'blpl-sub-t300'.AE6]" office:value-type="float" office:value="3" calcext:value-type="float">
            <text:p>3</text:p>
          </table:table-cell>
          <table:table-cell table:style-name="ce21" table:formula="of:=[$'sbpl-sub-t300'.AE6]" office:value-type="float" office:value="1" calcext:value-type="float">
            <text:p>1</text:p>
          </table:table-cell>
          <table:table-cell table:formula="of:=MIN([.L7:.O7])" office:value-type="float" office:value="1" calcext:value-type="float">
            <text:p>1</text:p>
          </table:table-cell>
          <table:table-cell table:formula="of:=ABS([.L7]-CEILING([.$C7]))" office:value-type="float" office:value="15" calcext:value-type="float">
            <text:p>15</text:p>
          </table:table-cell>
          <table:table-cell table:formula="of:=IFERROR(ABS([.M7]-CEILING([.$C7]));&quot;-&quot;)" office:value-type="float" office:value="13" calcext:value-type="float">
            <text:p>13</text:p>
          </table:table-cell>
          <table:table-cell table:formula="of:=ABS([.N7]-CEILING([.$C7]))" office:value-type="float" office:value="15" calcext:value-type="float">
            <text:p>15</text:p>
          </table:table-cell>
          <table:table-cell table:formula="of:=ABS([.O7]-CEILING([.$C7]))" office:value-type="float" office:value="13" calcext:value-type="float">
            <text:p>13</text:p>
          </table:table-cell>
          <table:table-cell table:formula="of:=IFERROR(ABS(([.L7]-CEILING([.$C7]))/CEILING([.$C7]));&quot;*&quot;)" office:value-type="float" office:value="1.25" calcext:value-type="float">
            <text:p>1,25</text:p>
          </table:table-cell>
          <table:table-cell table:formula="of:=IFERROR(ABS(([.M7]-CEILING([.$C7]))/CEILING([.$C7]));&quot;*&quot;)" office:value-type="float" office:value="1.08333333333333" calcext:value-type="float">
            <text:p>1,08333333333333</text:p>
          </table:table-cell>
          <table:table-cell table:formula="of:=IFERROR(ABS(([.N7]-CEILING([.$C7]))/CEILING([.$C7]));&quot;*&quot;)" office:value-type="float" office:value="1.25" calcext:value-type="float">
            <text:p>1,25</text:p>
          </table:table-cell>
          <table:table-cell table:formula="of:=IFERROR(ABS(([.O7]-CEILING([.$C7]))/CEILING([.$C7]));&quot;*&quot;)" office:value-type="float" office:value="1.08333333333333" calcext:value-type="float">
            <text:p>1,08333333333333</text:p>
          </table:table-cell>
          <table:table-cell table:formula="of:=IF([.L7]=[.$P7];1;&quot;&quot;)">
            <text:p/>
          </table:table-cell>
          <table:table-cell table:style-name="ce28" table:formula="of:=IF([.M7]=[.$P7];1;&quot;&quot;)" office:value-type="float" office:value="1" calcext:value-type="float">
            <text:p>1</text:p>
          </table:table-cell>
          <table:table-cell table:formula="of:=IF([.N7]=[.$P7];1;&quot;&quot;)">
            <text:p/>
          </table:table-cell>
          <table:table-cell table:style-name="ce28" table:formula="of:=IF([.O7]=[.$P7];1;&quot;&quot;)" office:value-type="float" office:value="1" calcext:value-type="float">
            <text:p>1</text:p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0-20-1&amp;100&amp;-12,4&amp;-3,4&amp;1&amp;3&amp;\h{1}&amp;3&amp;\h{1}\\\hline" calcext:value-type="string">
            <text:p>r20-100-20-1&amp;100&amp;-12,4&amp;-3,4&amp;1&amp;3&amp;\h{1}&amp;3&amp;\h{1}\\\hline</text:p>
          </table:table-cell>
          <table:table-cell table:number-columns-repeated="10"/>
        </table:table-row>
        <table:table-row table:style-name="ro2">
          <table:table-cell table:formula="of:=[$'ra-sub'.AA7]" office:value-type="string" office:string-value="r20-100-20-2" calcext:value-type="string">
            <text:p>r20-100-20-2</text:p>
          </table:table-cell>
          <table:table-cell table:formula="of:=ROUND([$'ra-sub'.AB7];2)" office:value-type="float" office:value="100" calcext:value-type="float">
            <text:p>100</text:p>
          </table:table-cell>
          <table:table-cell table:style-name="ce12" table:formula="of:=ROUND([$'ra-sub'.AC7];1)" office:value-type="float" office:value="-12.4" calcext:value-type="float">
            <text:p>-12,4</text:p>
          </table:table-cell>
          <table:table-cell table:style-name="ce12" table:formula="of:=IF([$'ra-sub'.S7]=5;&quot;*&quot;;[$'ra-sub'.I7])" office:value-type="float" office:value="5.391832" calcext:value-type="float">
            <text:p>5,4</text:p>
          </table:table-cell>
          <table:table-cell table:style-name="ce12" table:formula="of:=IF([$'ra-sub'.S7]=11;1;&quot;&quot;)">
            <text:p/>
          </table:table-cell>
          <table:table-cell table:style-name="ce12" table:formula="of:=IFERROR(IF([.I8]=0;ABS(CEILING([.C8]));ABS(([.I8]-CEILING([.C8]))/[.I8]));&quot;*&quot;)" office:value-type="float" office:value="13" calcext:value-type="float">
            <text:p>13,0</text:p>
          </table:table-cell>
          <table:table-cell table:style-name="ce12" table:formula="of:=IFERROR([.I8]-CEILING([.C8]);&quot;*&quot;)" office:value-type="float" office:value="13" calcext:value-type="float">
            <text:p>13,0</text:p>
          </table:table-cell>
          <table:table-cell table:formula="of:=ROUND([$'exact-sub'.J7];1)" office:value-type="float" office:value="-3" calcext:value-type="float">
            <text:p>-3</text:p>
          </table:table-cell>
          <table:table-cell table:formula="of:=[$'exact-sub'.K7]" office:value-type="float" office:value="1" calcext:value-type="float">
            <text:p>1</text:p>
          </table:table-cell>
          <table:table-cell table:formula="of:=[$'exact-sub'.L7]" office:value-type="float" office:value="1E+020" calcext:value-type="float">
            <text:p>1E+020</text:p>
          </table:table-cell>
          <table:table-cell table:formula="of:=[$'exact-sub'.I7]" office:value-type="float" office:value="1835.255866" calcext:value-type="float">
            <text:p>1835,255866</text:p>
          </table:table-cell>
          <table:table-cell table:style-name="ce21" table:formula="of:=[$'ra-sub'.AE7]" office:value-type="float" office:value="3" calcext:value-type="float">
            <text:p>3</text:p>
          </table:table-cell>
          <table:table-cell table:style-name="ce21" table:formula="of:=[$'bcpa-sub-t600'.AE7]" office:value-type="float" office:value="1" calcext:value-type="float">
            <text:p>1</text:p>
          </table:table-cell>
          <table:table-cell table:style-name="ce21" table:formula="of:=[$'blpl-sub-t300'.AE7]" office:value-type="float" office:value="3" calcext:value-type="float">
            <text:p>3</text:p>
          </table:table-cell>
          <table:table-cell table:style-name="ce21" table:formula="of:=[$'sbpl-sub-t300'.AE7]" office:value-type="float" office:value="1" calcext:value-type="float">
            <text:p>1</text:p>
          </table:table-cell>
          <table:table-cell table:formula="of:=MIN([.L8:.O8])" office:value-type="float" office:value="1" calcext:value-type="float">
            <text:p>1</text:p>
          </table:table-cell>
          <table:table-cell table:formula="of:=ABS([.L8]-CEILING([.$C8]))" office:value-type="float" office:value="15" calcext:value-type="float">
            <text:p>15</text:p>
          </table:table-cell>
          <table:table-cell table:formula="of:=IFERROR(ABS([.M8]-CEILING([.$C8]));&quot;-&quot;)" office:value-type="float" office:value="13" calcext:value-type="float">
            <text:p>13</text:p>
          </table:table-cell>
          <table:table-cell table:formula="of:=ABS([.N8]-CEILING([.$C8]))" office:value-type="float" office:value="15" calcext:value-type="float">
            <text:p>15</text:p>
          </table:table-cell>
          <table:table-cell table:formula="of:=ABS([.O8]-CEILING([.$C8]))" office:value-type="float" office:value="13" calcext:value-type="float">
            <text:p>13</text:p>
          </table:table-cell>
          <table:table-cell table:formula="of:=IFERROR(ABS(([.L8]-CEILING([.$C8]))/CEILING([.$C8]));&quot;*&quot;)" office:value-type="float" office:value="1.25" calcext:value-type="float">
            <text:p>1,25</text:p>
          </table:table-cell>
          <table:table-cell table:formula="of:=IFERROR(ABS(([.M8]-CEILING([.$C8]))/CEILING([.$C8]));&quot;*&quot;)" office:value-type="float" office:value="1.08333333333333" calcext:value-type="float">
            <text:p>1,08333333333333</text:p>
          </table:table-cell>
          <table:table-cell table:formula="of:=IFERROR(ABS(([.N8]-CEILING([.$C8]))/CEILING([.$C8]));&quot;*&quot;)" office:value-type="float" office:value="1.25" calcext:value-type="float">
            <text:p>1,25</text:p>
          </table:table-cell>
          <table:table-cell table:formula="of:=IFERROR(ABS(([.O8]-CEILING([.$C8]))/CEILING([.$C8]));&quot;*&quot;)" office:value-type="float" office:value="1.08333333333333" calcext:value-type="float">
            <text:p>1,08333333333333</text:p>
          </table:table-cell>
          <table:table-cell table:formula="of:=IF([.L8]=[.$P8];1;&quot;&quot;)">
            <text:p/>
          </table:table-cell>
          <table:table-cell table:style-name="ce28" table:formula="of:=IF([.M8]=[.$P8];1;&quot;&quot;)" office:value-type="float" office:value="1" calcext:value-type="float">
            <text:p>1</text:p>
          </table:table-cell>
          <table:table-cell table:style-name="ce28" table:formula="of:=IF([.N8]=[.$P8];1;&quot;&quot;)">
            <text:p/>
          </table:table-cell>
          <table:table-cell table:formula="of:=IF([.O8]=[.$P8];1;&quot;&quot;)"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%opt</text:p>
          </table:table-cell>
          <table:table-cell table:style-name="ce38" table:formula="of:=ROUND(100*([.AE3]/[.$AE$6]);1)" office:value-type="float" office:value="0" calcext:value-type="float">
            <text:p>0</text:p>
          </table:table-cell>
          <table:table-cell table:style-name="ce38" table:formula="of:=ROUND(100*([.AF3]/[.$AE$6]);1)" office:value-type="float" office:value="0" calcext:value-type="float">
            <text:p>0</text:p>
          </table:table-cell>
          <table:table-cell table:style-name="ce38" table:formula="of:=ROUND(100*([.AG3]/[.$AE$6]);1)" office:value-type="float" office:value="0" calcext:value-type="float">
            <text:p>0</text:p>
          </table:table-cell>
          <table:table-cell table:style-name="ce38" table:formula="of:=ROUND(100*([.AH3]/[.$AE$6]);1)" office:value-type="float" office:value="0" calcext:value-type="float">
            <text:p>0</text:p>
          </table:table-cell>
          <table:table-cell table:formula="of:=CONCATENATE([.AD8];&quot;&amp;&quot;;[.AE8];&quot;&amp;&quot;;[.AF8];&quot;&amp;&quot;;[.AG8];&quot;&amp;&quot;;[.AH8];&quot;\\\hline&quot;)" office:value-type="string" office:string-value="%opt&amp;0&amp;0&amp;0&amp;0\\\hline" calcext:value-type="string">
            <text:p>%opt&amp;0&amp;0&amp;0&amp;0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00-20-2&amp;100&amp;-12,4&amp;-3&amp;1&amp;3&amp;\h{1}&amp;3&amp;\h{1}\\\hline" calcext:value-type="string">
            <text:p>r20-100-20-2&amp;100&amp;-12,4&amp;-3&amp;1&amp;3&amp;\h{1}&amp;3&amp;\h{1}\\\hline</text:p>
          </table:table-cell>
          <table:table-cell table:number-columns-repeated="10"/>
        </table:table-row>
        <table:table-row table:style-name="ro2">
          <table:table-cell table:formula="of:=[$'ra-sub'.AA8]" office:value-type="string" office:string-value="r20-100-24-1" calcext:value-type="string">
            <text:p>r20-100-24-1</text:p>
          </table:table-cell>
          <table:table-cell table:formula="of:=ROUND([$'ra-sub'.AB8];2)" office:value-type="float" office:value="100" calcext:value-type="float">
            <text:p>100</text:p>
          </table:table-cell>
          <table:table-cell table:style-name="ce12" table:formula="of:=ROUND([$'ra-sub'.AC8];1)" office:value-type="float" office:value="-15.5" calcext:value-type="float">
            <text:p>-15,5</text:p>
          </table:table-cell>
          <table:table-cell table:style-name="ce12" table:formula="of:=IF([$'ra-sub'.S8]=5;&quot;*&quot;;[$'ra-sub'.I8])" office:value-type="float" office:value="7.077732" calcext:value-type="float">
            <text:p>7,1</text:p>
          </table:table-cell>
          <table:table-cell table:style-name="ce12" table:formula="of:=IF([$'ra-sub'.S8]=11;1;&quot;&quot;)">
            <text:p/>
          </table:table-cell>
          <table:table-cell table:style-name="ce12" table:formula="of:=IFERROR(IF([.I9]=0;ABS(CEILING([.C9]));ABS(([.I9]-CEILING([.C9]))/[.I9]));&quot;*&quot;)" office:value-type="float" office:value="16" calcext:value-type="float">
            <text:p>16,0</text:p>
          </table:table-cell>
          <table:table-cell table:style-name="ce12" table:formula="of:=IFERROR([.I9]-CEILING([.C9]);&quot;*&quot;)" office:value-type="float" office:value="16" calcext:value-type="float">
            <text:p>16,0</text:p>
          </table:table-cell>
          <table:table-cell table:formula="of:=ROUND([$'exact-sub'.J8];1)" office:value-type="float" office:value="-6.5" calcext:value-type="float">
            <text:p>-6,5</text:p>
          </table:table-cell>
          <table:table-cell table:formula="of:=[$'exact-sub'.K8]" office:value-type="float" office:value="1" calcext:value-type="float">
            <text:p>1</text:p>
          </table:table-cell>
          <table:table-cell table:formula="of:=[$'exact-sub'.L8]" office:value-type="float" office:value="1E+020" calcext:value-type="float">
            <text:p>1E+020</text:p>
          </table:table-cell>
          <table:table-cell table:formula="of:=[$'exact-sub'.I8]" office:value-type="float" office:value="1818.791964" calcext:value-type="float">
            <text:p>1818,791964</text:p>
          </table:table-cell>
          <table:table-cell table:style-name="ce21" table:formula="of:=[$'ra-sub'.AE8]" office:value-type="float" office:value="3" calcext:value-type="float">
            <text:p>3</text:p>
          </table:table-cell>
          <table:table-cell table:style-name="ce21" table:formula="of:=[$'bcpa-sub-t600'.AE8]" office:value-type="float" office:value="1" calcext:value-type="float">
            <text:p>1</text:p>
          </table:table-cell>
          <table:table-cell table:style-name="ce21" table:formula="of:=[$'blpl-sub-t300'.AE8]" office:value-type="float" office:value="3" calcext:value-type="float">
            <text:p>3</text:p>
          </table:table-cell>
          <table:table-cell table:style-name="ce21" table:formula="of:=[$'sbpl-sub-t300'.AE8]" office:value-type="float" office:value="3" calcext:value-type="float">
            <text:p>3</text:p>
          </table:table-cell>
          <table:table-cell table:formula="of:=MIN([.L9:.O9])" office:value-type="float" office:value="1" calcext:value-type="float">
            <text:p>1</text:p>
          </table:table-cell>
          <table:table-cell table:formula="of:=ABS([.L9]-CEILING([.$C9]))" office:value-type="float" office:value="18" calcext:value-type="float">
            <text:p>18</text:p>
          </table:table-cell>
          <table:table-cell table:formula="of:=IFERROR(ABS([.M9]-CEILING([.$C9]));&quot;-&quot;)" office:value-type="float" office:value="16" calcext:value-type="float">
            <text:p>16</text:p>
          </table:table-cell>
          <table:table-cell table:formula="of:=ABS([.N9]-CEILING([.$C9]))" office:value-type="float" office:value="18" calcext:value-type="float">
            <text:p>18</text:p>
          </table:table-cell>
          <table:table-cell table:formula="of:=ABS([.O9]-CEILING([.$C9]))" office:value-type="float" office:value="18" calcext:value-type="float">
            <text:p>18</text:p>
          </table:table-cell>
          <table:table-cell table:formula="of:=IFERROR(ABS(([.L9]-CEILING([.$C9]))/CEILING([.$C9]));&quot;*&quot;)" office:value-type="float" office:value="1.2" calcext:value-type="float">
            <text:p>1,2</text:p>
          </table:table-cell>
          <table:table-cell table:formula="of:=IFERROR(ABS(([.M9]-CEILING([.$C9]))/CEILING([.$C9]));&quot;*&quot;)" office:value-type="float" office:value="1.06666666666667" calcext:value-type="float">
            <text:p>1,06666666666667</text:p>
          </table:table-cell>
          <table:table-cell table:formula="of:=IFERROR(ABS(([.N9]-CEILING([.$C9]))/CEILING([.$C9]));&quot;*&quot;)" office:value-type="float" office:value="1.2" calcext:value-type="float">
            <text:p>1,2</text:p>
          </table:table-cell>
          <table:table-cell table:formula="of:=IFERROR(ABS(([.O9]-CEILING([.$C9]))/CEILING([.$C9]));&quot;*&quot;)" office:value-type="float" office:value="1.2" calcext:value-type="float">
            <text:p>1,2</text:p>
          </table:table-cell>
          <table:table-cell table:formula="of:=IF([.L9]=[.$P9];1;&quot;&quot;)">
            <text:p/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>
            <text:p/>
          </table:table-cell>
          <table:table-cell table:formula="of:=IF([.O9]=[.$P9];1;&quot;&quot;)">
            <text:p/>
          </table:table-cell>
          <table:table-cell/>
          <table:table-cell table:style-name="ce38" office:value-type="string" calcext:value-type="string">
            <text:p>%best</text:p>
          </table:table-cell>
          <table:table-cell table:style-name="ce38" table:formula="of:=ROUND(100*([.AE5]/[.$AE$6]);1)" office:value-type="float" office:value="11" calcext:value-type="float">
            <text:p>11</text:p>
          </table:table-cell>
          <table:table-cell table:style-name="ce38" table:formula="of:=ROUND(100*([.AF5]/[.$AE$6]);1)" office:value-type="float" office:value="88" calcext:value-type="float">
            <text:p>88</text:p>
          </table:table-cell>
          <table:table-cell table:style-name="ce38" table:formula="of:=ROUND(100*([.AG5]/[.$AE$6]);1)" office:value-type="float" office:value="50" calcext:value-type="float">
            <text:p>50</text:p>
          </table:table-cell>
          <table:table-cell table:style-name="ce38" table:formula="of:=ROUND(100*([.AH5]/[.$AE$6]);1)" office:value-type="float" office:value="77" calcext:value-type="float">
            <text:p>77</text:p>
          </table:table-cell>
          <table:table-cell table:formula="of:=CONCATENATE([.AD9];&quot;&amp;&quot;;[.AE9];&quot;&amp;&quot;;[.AF9];&quot;&amp;&quot;;[.AG9];&quot;&amp;&quot;;[.AH9];&quot;\\\hline&quot;)" office:value-type="string" office:string-value="%best&amp;11&amp;88&amp;50&amp;77\\\hline" calcext:value-type="string">
            <text:p>%best&amp;11&amp;88&amp;50&amp;77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00-24-1&amp;100&amp;-15,5&amp;-6,5&amp;1&amp;3&amp;\h{1}&amp;3&amp;3\\\hline" calcext:value-type="string">
            <text:p>r20-100-24-1&amp;100&amp;-15,5&amp;-6,5&amp;1&amp;3&amp;\h{1}&amp;3&amp;3\\\hline</text:p>
          </table:table-cell>
          <table:table-cell table:number-columns-repeated="10"/>
        </table:table-row>
        <table:table-row table:style-name="ro2">
          <table:table-cell table:formula="of:=[$'ra-sub'.AA9]" office:value-type="string" office:string-value="r20-100-24-2" calcext:value-type="string">
            <text:p>r20-100-24-2</text:p>
          </table:table-cell>
          <table:table-cell table:formula="of:=ROUND([$'ra-sub'.AB9];2)" office:value-type="float" office:value="100" calcext:value-type="float">
            <text:p>100</text:p>
          </table:table-cell>
          <table:table-cell table:style-name="ce12" table:formula="of:=ROUND([$'ra-sub'.AC9];1)" office:value-type="float" office:value="-15.7" calcext:value-type="float">
            <text:p>-15,7</text:p>
          </table:table-cell>
          <table:table-cell table:style-name="ce12" table:formula="of:=IF([$'ra-sub'.S9]=5;&quot;*&quot;;[$'ra-sub'.I9])" office:value-type="float" office:value="5.947595" calcext:value-type="float">
            <text:p>5,9</text:p>
          </table:table-cell>
          <table:table-cell table:style-name="ce12" table:formula="of:=IF([$'ra-sub'.S9]=11;1;&quot;&quot;)">
            <text:p/>
          </table:table-cell>
          <table:table-cell table:style-name="ce12" table:formula="of:=IFERROR(IF([.I10]=0;ABS(CEILING([.C10]));ABS(([.I10]-CEILING([.C10]))/[.I10]));&quot;*&quot;)" office:value-type="float" office:value="16" calcext:value-type="float">
            <text:p>16,0</text:p>
          </table:table-cell>
          <table:table-cell table:style-name="ce12" table:formula="of:=IFERROR([.I10]-CEILING([.C10]);&quot;*&quot;)" office:value-type="float" office:value="16" calcext:value-type="float">
            <text:p>16,0</text:p>
          </table:table-cell>
          <table:table-cell table:formula="of:=ROUND([$'exact-sub'.J9];1)" office:value-type="float" office:value="-6" calcext:value-type="float">
            <text:p>-6</text:p>
          </table:table-cell>
          <table:table-cell table:formula="of:=[$'exact-sub'.K9]" office:value-type="float" office:value="1" calcext:value-type="float">
            <text:p>1</text:p>
          </table:table-cell>
          <table:table-cell table:formula="of:=[$'exact-sub'.L9]" office:value-type="float" office:value="1E+020" calcext:value-type="float">
            <text:p>1E+020</text:p>
          </table:table-cell>
          <table:table-cell table:formula="of:=[$'exact-sub'.I9]" office:value-type="float" office:value="1821.595911" calcext:value-type="float">
            <text:p>1821,595911</text:p>
          </table:table-cell>
          <table:table-cell table:style-name="ce21" table:formula="of:=[$'ra-sub'.AE9]" office:value-type="float" office:value="4" calcext:value-type="float">
            <text:p>4</text:p>
          </table:table-cell>
          <table:table-cell table:style-name="ce21" table:formula="of:=[$'bcpa-sub-t600'.AE9]" office:value-type="float" office:value="1" calcext:value-type="float">
            <text:p>1</text:p>
          </table:table-cell>
          <table:table-cell table:style-name="ce21" table:formula="of:=[$'blpl-sub-t300'.AE9]" office:value-type="float" office:value="3" calcext:value-type="float">
            <text:p>3</text:p>
          </table:table-cell>
          <table:table-cell table:style-name="ce21" table:formula="of:=[$'sbpl-sub-t300'.AE9]" office:value-type="float" office:value="1" calcext:value-type="float">
            <text:p>1</text:p>
          </table:table-cell>
          <table:table-cell table:formula="of:=MIN([.L10:.O10])" office:value-type="float" office:value="1" calcext:value-type="float">
            <text:p>1</text:p>
          </table:table-cell>
          <table:table-cell table:formula="of:=ABS([.L10]-CEILING([.$C10]))" office:value-type="float" office:value="19" calcext:value-type="float">
            <text:p>19</text:p>
          </table:table-cell>
          <table:table-cell table:formula="of:=IFERROR(ABS([.M10]-CEILING([.$C10]));&quot;-&quot;)" office:value-type="float" office:value="16" calcext:value-type="float">
            <text:p>16</text:p>
          </table:table-cell>
          <table:table-cell table:formula="of:=ABS([.N10]-CEILING([.$C10]))" office:value-type="float" office:value="18" calcext:value-type="float">
            <text:p>18</text:p>
          </table:table-cell>
          <table:table-cell table:formula="of:=ABS([.O10]-CEILING([.$C10]))" office:value-type="float" office:value="16" calcext:value-type="float">
            <text:p>16</text:p>
          </table:table-cell>
          <table:table-cell table:formula="of:=IFERROR(ABS(([.L10]-CEILING([.$C10]))/CEILING([.$C10]));&quot;*&quot;)" office:value-type="float" office:value="1.26666666666667" calcext:value-type="float">
            <text:p>1,26666666666667</text:p>
          </table:table-cell>
          <table:table-cell table:formula="of:=IFERROR(ABS(([.M10]-CEILING([.$C10]))/CEILING([.$C10]));&quot;*&quot;)" office:value-type="float" office:value="1.06666666666667" calcext:value-type="float">
            <text:p>1,06666666666667</text:p>
          </table:table-cell>
          <table:table-cell table:formula="of:=IFERROR(ABS(([.N10]-CEILING([.$C10]))/CEILING([.$C10]));&quot;*&quot;)" office:value-type="float" office:value="1.2" calcext:value-type="float">
            <text:p>1,2</text:p>
          </table:table-cell>
          <table:table-cell table:formula="of:=IFERROR(ABS(([.O10]-CEILING([.$C10]))/CEILING([.$C10]));&quot;*&quot;)" office:value-type="float" office:value="1.06666666666667" calcext:value-type="float">
            <text:p>1,06666666666667</text:p>
          </table:table-cell>
          <table:table-cell table:formula="of:=IF([.L10]=[.$P10];1;&quot;&quot;)">
            <text:p/>
          </table:table-cell>
          <table:table-cell table:style-name="ce28" table:formula="of:=IF([.M10]=[.$P10];1;&quot;&quot;)" office:value-type="float" office:value="1" calcext:value-type="float">
            <text:p>1</text:p>
          </table:table-cell>
          <table:table-cell table:formula="of:=IF([.N10]=[.$P10];1;&quot;&quot;)">
            <text:p/>
          </table:table-cell>
          <table:table-cell table:formula="of:=IF([.O10]=[.$P10];1;&quot;&quot;)"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gap avg</text:p>
          </table:table-cell>
          <table:table-cell table:style-name="ce38" table:formula="of:=ROUND(AVERAGE([.U2:.U300]);2)" office:value-type="float" office:value="1.82" calcext:value-type="float">
            <text:p>1,82</text:p>
          </table:table-cell>
          <table:table-cell table:style-name="ce38" table:formula="of:=ROUND(AVERAGE([.V2:.V300]);2)" office:value-type="float" office:value="1.52" calcext:value-type="float">
            <text:p>1,52</text:p>
          </table:table-cell>
          <table:table-cell table:style-name="ce38" table:formula="of:=ROUND(AVERAGE([.W2:.W300]);2)" office:value-type="float" office:value="1.6" calcext:value-type="float">
            <text:p>1,6</text:p>
          </table:table-cell>
          <table:table-cell table:style-name="ce38" table:formula="of:=ROUND(AVERAGE([.X2:.X300]);2)" office:value-type="float" office:value="1.53" calcext:value-type="float">
            <text:p>1,53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1,82&amp;1,52&amp;1,6&amp;1,53\\\hline" calcext:value-type="string">
            <text:p>gap avg&amp;1,82&amp;1,52&amp;1,6&amp;1,53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00-24-2&amp;100&amp;-15,7&amp;-6&amp;1&amp;4&amp;\h{1}&amp;3&amp;\h{1}\\\hline" calcext:value-type="string">
            <text:p>r20-100-24-2&amp;100&amp;-15,7&amp;-6&amp;1&amp;4&amp;\h{1}&amp;3&amp;\h{1}\\\hline</text:p>
          </table:table-cell>
          <table:table-cell table:number-columns-repeated="10"/>
        </table:table-row>
        <table:table-row table:style-name="ro2">
          <table:table-cell table:formula="of:=[$'ra-sub'.AA10]" office:value-type="string" office:string-value="r20-100-4-1" calcext:value-type="string">
            <text:p>r20-100-4-1</text:p>
          </table:table-cell>
          <table:table-cell table:formula="of:=ROUND([$'ra-sub'.AB10];2)" office:value-type="float" office:value="100" calcext:value-type="float">
            <text:p>100</text:p>
          </table:table-cell>
          <table:table-cell table:style-name="ce12" table:formula="of:=ROUND([$'ra-sub'.AC10];1)" office:value-type="float" office:value="-1.5" calcext:value-type="float">
            <text:p>-1,5</text:p>
          </table:table-cell>
          <table:table-cell table:style-name="ce12" table:formula="of:=IF([$'ra-sub'.S10]=5;&quot;*&quot;;[$'ra-sub'.I10])" office:value-type="float" office:value="0.176668" calcext:value-type="float">
            <text:p>0,2</text:p>
          </table:table-cell>
          <table:table-cell table:style-name="ce12" table:formula="of:=IF([$'ra-sub'.S10]=11;1;&quot;&quot;)">
            <text:p/>
          </table:table-cell>
          <table:table-cell table:style-name="ce12" table:formula="of:=IFERROR(IF([.I11]=0;ABS(CEILING([.C11]));ABS(([.I11]-CEILING([.C11]))/[.I11]));&quot;*&quot;)" office:value-type="float" office:value="2" calcext:value-type="float">
            <text:p>2,0</text:p>
          </table:table-cell>
          <table:table-cell table:style-name="ce12" table:formula="of:=IFERROR([.I11]-CEILING([.C11]);&quot;*&quot;)" office:value-type="float" office:value="2" calcext:value-type="float">
            <text:p>2,0</text:p>
          </table:table-cell>
          <table:table-cell table:formula="of:=ROUND([$'exact-sub'.J10];1)" office:value-type="float" office:value="1" calcext:value-type="float">
            <text:p>1</text:p>
          </table:table-cell>
          <table:table-cell table:formula="of:=[$'exact-sub'.K10]" office:value-type="float" office:value="1" calcext:value-type="float">
            <text:p>1</text:p>
          </table:table-cell>
          <table:table-cell table:formula="of:=[$'exact-sub'.L10]" office:value-type="float" office:value="0" calcext:value-type="float">
            <text:p>0</text:p>
          </table:table-cell>
          <table:table-cell table:formula="of:=[$'exact-sub'.I10]" office:value-type="float" office:value="0.903328" calcext:value-type="float">
            <text:p>0,903328</text:p>
          </table:table-cell>
          <table:table-cell table:style-name="ce21" table:formula="of:=[$'ra-sub'.AE10]" office:value-type="float" office:value="1" calcext:value-type="float">
            <text:p>1</text:p>
          </table:table-cell>
          <table:table-cell table:style-name="ce21" table:formula="of:=[$'bcpa-sub-t600'.AE10]" office:value-type="float" office:value="1" calcext:value-type="float">
            <text:p>1</text:p>
          </table:table-cell>
          <table:table-cell table:style-name="ce21" table:formula="of:=[$'blpl-sub-t300'.AE10]" office:value-type="float" office:value="1" calcext:value-type="float">
            <text:p>1</text:p>
          </table:table-cell>
          <table:table-cell table:style-name="ce21" table:formula="of:=[$'sbpl-sub-t300'.AE10]" office:value-type="float" office:value="1" calcext:value-type="float">
            <text:p>1</text:p>
          </table:table-cell>
          <table:table-cell table:formula="of:=MIN([.L11:.O11])" office:value-type="float" office:value="1" calcext:value-type="float">
            <text:p>1</text:p>
          </table:table-cell>
          <table:table-cell table:formula="of:=ABS([.L11]-CEILING([.$C11]))" office:value-type="float" office:value="2" calcext:value-type="float">
            <text:p>2</text:p>
          </table:table-cell>
          <table:table-cell table:formula="of:=IFERROR(ABS([.M11]-CEILING([.$C11]));&quot;-&quot;)" office:value-type="float" office:value="2" calcext:value-type="float">
            <text:p>2</text:p>
          </table:table-cell>
          <table:table-cell table:formula="of:=ABS([.N11]-CEILING([.$C11]))" office:value-type="float" office:value="2" calcext:value-type="float">
            <text:p>2</text:p>
          </table:table-cell>
          <table:table-cell table:formula="of:=ABS([.O11]-CEILING([.$C11]))" office:value-type="float" office:value="2" calcext:value-type="float">
            <text:p>2</text:p>
          </table:table-cell>
          <table:table-cell table:formula="of:=IFERROR(ABS(([.L11]-CEILING([.$C11]))/CEILING([.$C11]));&quot;*&quot;)" office:value-type="float" office:value="2" calcext:value-type="float">
            <text:p>2</text:p>
          </table:table-cell>
          <table:table-cell table:formula="of:=IFERROR(ABS(([.M11]-CEILING([.$C11]))/CEILING([.$C11]));&quot;*&quot;)" office:value-type="float" office:value="2" calcext:value-type="float">
            <text:p>2</text:p>
          </table:table-cell>
          <table:table-cell table:formula="of:=IFERROR(ABS(([.N11]-CEILING([.$C11]))/CEILING([.$C11]));&quot;*&quot;)" office:value-type="float" office:value="2" calcext:value-type="float">
            <text:p>2</text:p>
          </table:table-cell>
          <table:table-cell table:formula="of:=IFERROR(ABS(([.O11]-CEILING([.$C11]))/CEILING([.$C11]));&quot;*&quot;)" office:value-type="float" office:value="2" calcext:value-type="float">
            <text:p>2</text:p>
          </table:table-cell>
          <table:table-cell table:style-name="ce28" table:formula="of:=IF([.L11]=[.$P11];1;&quot;&quot;)" office:value-type="float" office:value="1" calcext:value-type="float">
            <text:p>1</text:p>
          </table:table-cell>
          <table:table-cell table:style-name="ce28" table:formula="of:=IF([.M11]=[.$P11];1;&quot;&quot;)" office:value-type="float" office:value="1" calcext:value-type="float">
            <text:p>1</text:p>
          </table:table-cell>
          <table:table-cell table:formula="of:=IF([.N11]=[.$P11];1;&quot;&quot;)" office:value-type="float" office:value="1" calcext:value-type="float">
            <text:p>1</text:p>
          </table:table-cell>
          <table:table-cell table:style-name="ce28" table:formula="of:=IF([.O11]=[.$P11];1;&quot;&quot;)" office:value-type="float" office:value="1" calcext:value-type="float">
            <text:p>1</text:p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00-4-1&amp;100&amp;-1,5&amp;1&amp;\uu{1}&amp;\h{1}&amp;\h{1}&amp;\h{1}&amp;\h{1}\\\hline" calcext:value-type="string">
            <text:p>r20-100-4-1&amp;100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11]" office:value-type="string" office:string-value="r20-100-4-2" calcext:value-type="string">
            <text:p>r20-100-4-2</text:p>
          </table:table-cell>
          <table:table-cell table:formula="of:=ROUND([$'ra-sub'.AB11];2)" office:value-type="float" office:value="100" calcext:value-type="float">
            <text:p>100</text:p>
          </table:table-cell>
          <table:table-cell table:style-name="ce12" table:formula="of:=ROUND([$'ra-sub'.AC11];1)" office:value-type="float" office:value="-1.5" calcext:value-type="float">
            <text:p>-1,5</text:p>
          </table:table-cell>
          <table:table-cell table:style-name="ce12" table:formula="of:=IF([$'ra-sub'.S11]=5;&quot;*&quot;;[$'ra-sub'.I11])" office:value-type="float" office:value="0.118476" calcext:value-type="float">
            <text:p>0,1</text:p>
          </table:table-cell>
          <table:table-cell table:style-name="ce12" table:formula="of:=IF([$'ra-sub'.S11]=11;1;&quot;&quot;)">
            <text:p/>
          </table:table-cell>
          <table:table-cell table:style-name="ce12" table:formula="of:=IFERROR(IF([.I12]=0;ABS(CEILING([.C12]));ABS(([.I12]-CEILING([.C12]))/[.I12]));&quot;*&quot;)" office:value-type="float" office:value="2" calcext:value-type="float">
            <text:p>2,0</text:p>
          </table:table-cell>
          <table:table-cell table:style-name="ce12" table:formula="of:=IFERROR([.I12]-CEILING([.C12]);&quot;*&quot;)" office:value-type="float" office:value="2" calcext:value-type="float">
            <text:p>2,0</text:p>
          </table:table-cell>
          <table:table-cell table:formula="of:=ROUND([$'exact-sub'.J11];1)" office:value-type="float" office:value="1" calcext:value-type="float">
            <text:p>1</text:p>
          </table:table-cell>
          <table:table-cell table:formula="of:=[$'exact-sub'.K11]" office:value-type="float" office:value="1" calcext:value-type="float">
            <text:p>1</text:p>
          </table:table-cell>
          <table:table-cell table:formula="of:=[$'exact-sub'.L11]" office:value-type="float" office:value="0" calcext:value-type="float">
            <text:p>0</text:p>
          </table:table-cell>
          <table:table-cell table:formula="of:=[$'exact-sub'.I11]" office:value-type="float" office:value="0.887889" calcext:value-type="float">
            <text:p>0,887889</text:p>
          </table:table-cell>
          <table:table-cell table:style-name="ce21" table:formula="of:=[$'ra-sub'.AE11]" office:value-type="float" office:value="1" calcext:value-type="float">
            <text:p>1</text:p>
          </table:table-cell>
          <table:table-cell table:style-name="ce21" table:formula="of:=[$'bcpa-sub-t600'.AE11]" office:value-type="float" office:value="1" calcext:value-type="float">
            <text:p>1</text:p>
          </table:table-cell>
          <table:table-cell table:style-name="ce21" table:formula="of:=[$'blpl-sub-t300'.AE11]" office:value-type="float" office:value="1" calcext:value-type="float">
            <text:p>1</text:p>
          </table:table-cell>
          <table:table-cell table:style-name="ce21" table:formula="of:=[$'sbpl-sub-t300'.AE11]" office:value-type="float" office:value="1" calcext:value-type="float">
            <text:p>1</text:p>
          </table:table-cell>
          <table:table-cell table:formula="of:=MIN([.L12:.O12])" office:value-type="float" office:value="1" calcext:value-type="float">
            <text:p>1</text:p>
          </table:table-cell>
          <table:table-cell table:formula="of:=ABS([.L12]-CEILING([.$C12]))" office:value-type="float" office:value="2" calcext:value-type="float">
            <text:p>2</text:p>
          </table:table-cell>
          <table:table-cell table:formula="of:=IFERROR(ABS([.M12]-CEILING([.$C12]));&quot;-&quot;)" office:value-type="float" office:value="2" calcext:value-type="float">
            <text:p>2</text:p>
          </table:table-cell>
          <table:table-cell table:formula="of:=ABS([.N12]-CEILING([.$C12]))" office:value-type="float" office:value="2" calcext:value-type="float">
            <text:p>2</text:p>
          </table:table-cell>
          <table:table-cell table:formula="of:=ABS([.O12]-CEILING([.$C12]))" office:value-type="float" office:value="2" calcext:value-type="float">
            <text:p>2</text:p>
          </table:table-cell>
          <table:table-cell table:formula="of:=IFERROR(ABS(([.L12]-CEILING([.$C12]))/CEILING([.$C12]));&quot;*&quot;)" office:value-type="float" office:value="2" calcext:value-type="float">
            <text:p>2</text:p>
          </table:table-cell>
          <table:table-cell table:formula="of:=IFERROR(ABS(([.M12]-CEILING([.$C12]))/CEILING([.$C12]));&quot;*&quot;)" office:value-type="float" office:value="2" calcext:value-type="float">
            <text:p>2</text:p>
          </table:table-cell>
          <table:table-cell table:formula="of:=IFERROR(ABS(([.N12]-CEILING([.$C12]))/CEILING([.$C12]));&quot;*&quot;)" office:value-type="float" office:value="2" calcext:value-type="float">
            <text:p>2</text:p>
          </table:table-cell>
          <table:table-cell table:formula="of:=IFERROR(ABS(([.O12]-CEILING([.$C12]))/CEILING([.$C12]));&quot;*&quot;)" office:value-type="float" office:value="2" calcext:value-type="float">
            <text:p>2</text:p>
          </table:table-cell>
          <table:table-cell table:style-name="ce28" table:formula="of:=IF([.L12]=[.$P12];1;&quot;&quot;)" office:value-type="float" office:value="1" calcext:value-type="float">
            <text:p>1</text:p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style-name="ce28" table:formula="of:=IF([.N12]=[.$P12];1;&quot;&quot;)" office:value-type="float" office:value="1" calcext:value-type="float">
            <text:p>1</text:p>
          </table:table-cell>
          <table:table-cell table:style-name="ce28" table:formula="of:=IF([.O12]=[.$P12];1;&quot;&quot;)" office:value-type="float" office:value="1" calcext:value-type="float">
            <text:p>1</text:p>
          </table:table-cell>
          <table:table-cell/>
          <table:table-cell table:style-name="ce20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00-4-2&amp;100&amp;-1,5&amp;1&amp;\uu{1}&amp;\h{1}&amp;\h{1}&amp;\h{1}&amp;\h{1}\\\hline" calcext:value-type="string">
            <text:p>r20-100-4-2&amp;100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12]" office:value-type="string" office:string-value="r20-150-10-1" calcext:value-type="string">
            <text:p>r20-150-10-1</text:p>
          </table:table-cell>
          <table:table-cell table:formula="of:=ROUND([$'ra-sub'.AB12];2)" office:value-type="float" office:value="89.22" calcext:value-type="float">
            <text:p>89,22</text:p>
          </table:table-cell>
          <table:table-cell table:style-name="ce12" table:formula="of:=ROUND([$'ra-sub'.AC12];1)" office:value-type="float" office:value="-4.7" calcext:value-type="float">
            <text:p>-4,7</text:p>
          </table:table-cell>
          <table:table-cell table:style-name="ce12" table:formula="of:=IF([$'ra-sub'.S12]=5;&quot;*&quot;;[$'ra-sub'.I12])" office:value-type="float" office:value="1.787699" calcext:value-type="float">
            <text:p>1,8</text:p>
          </table:table-cell>
          <table:table-cell table:style-name="ce12" table:formula="of:=IF([$'ra-sub'.S12]=11;1;&quot;&quot;)">
            <text:p/>
          </table:table-cell>
          <table:table-cell table:style-name="ce12" table:formula="of:=IFERROR(IF([.I13]=0;ABS(CEILING([.C13]));ABS(([.I13]-CEILING([.C13]))/[.I13]));&quot;*&quot;)" office:value-type="float" office:value="5" calcext:value-type="float">
            <text:p>5,0</text:p>
          </table:table-cell>
          <table:table-cell table:style-name="ce12" table:formula="of:=IFERROR([.I13]-CEILING([.C13]);&quot;*&quot;)" office:value-type="float" office:value="5" calcext:value-type="float">
            <text:p>5,0</text:p>
          </table:table-cell>
          <table:table-cell table:formula="of:=ROUND([$'exact-sub'.J12];1)" office:value-type="float" office:value="1" calcext:value-type="float">
            <text:p>1</text:p>
          </table:table-cell>
          <table:table-cell table:formula="of:=[$'exact-sub'.K12]" office:value-type="float" office:value="1" calcext:value-type="float">
            <text:p>1</text:p>
          </table:table-cell>
          <table:table-cell table:formula="of:=[$'exact-sub'.L12]" office:value-type="float" office:value="0" calcext:value-type="float">
            <text:p>0</text:p>
          </table:table-cell>
          <table:table-cell table:formula="of:=[$'exact-sub'.I12]" office:value-type="float" office:value="190.899502" calcext:value-type="float">
            <text:p>190,899502</text:p>
          </table:table-cell>
          <table:table-cell table:style-name="ce21" table:formula="of:=[$'ra-sub'.AE12]" office:value-type="float" office:value="2" calcext:value-type="float">
            <text:p>2</text:p>
          </table:table-cell>
          <table:table-cell table:style-name="ce21" table:formula="of:=[$'bcpa-sub-t600'.AE12]" office:value-type="float" office:value="2" calcext:value-type="float">
            <text:p>2</text:p>
          </table:table-cell>
          <table:table-cell table:style-name="ce21" table:formula="of:=[$'blpl-sub-t300'.AE12]" office:value-type="float" office:value="2" calcext:value-type="float">
            <text:p>2</text:p>
          </table:table-cell>
          <table:table-cell table:style-name="ce21" table:formula="of:=[$'sbpl-sub-t300'.AE12]" office:value-type="float" office:value="2" calcext:value-type="float">
            <text:p>2</text:p>
          </table:table-cell>
          <table:table-cell table:formula="of:=MIN([.L13:.O13])" office:value-type="float" office:value="2" calcext:value-type="float">
            <text:p>2</text:p>
          </table:table-cell>
          <table:table-cell table:formula="of:=ABS([.L13]-CEILING([.$C13]))" office:value-type="float" office:value="6" calcext:value-type="float">
            <text:p>6</text:p>
          </table:table-cell>
          <table:table-cell table:style-name="ce27" table:formula="of:=IFERROR(ABS([.M13]-CEILING([.$C13]));&quot;-&quot;)" office:value-type="float" office:value="6" calcext:value-type="float">
            <text:p>6</text:p>
          </table:table-cell>
          <table:table-cell table:formula="of:=ABS([.N13]-CEILING([.$C13]))" office:value-type="float" office:value="6" calcext:value-type="float">
            <text:p>6</text:p>
          </table:table-cell>
          <table:table-cell table:formula="of:=ABS([.O13]-CEILING([.$C13]))" office:value-type="float" office:value="6" calcext:value-type="float">
            <text:p>6</text:p>
          </table:table-cell>
          <table:table-cell table:formula="of:=IFERROR(ABS(([.L13]-CEILING([.$C13]))/CEILING([.$C13]));&quot;*&quot;)" office:value-type="float" office:value="1.5" calcext:value-type="float">
            <text:p>1,5</text:p>
          </table:table-cell>
          <table:table-cell table:formula="of:=IFERROR(ABS(([.M13]-CEILING([.$C13]))/CEILING([.$C13]));&quot;*&quot;)" office:value-type="float" office:value="1.5" calcext:value-type="float">
            <text:p>1,5</text:p>
          </table:table-cell>
          <table:table-cell table:formula="of:=IFERROR(ABS(([.N13]-CEILING([.$C13]))/CEILING([.$C13]));&quot;*&quot;)" office:value-type="float" office:value="1.5" calcext:value-type="float">
            <text:p>1,5</text:p>
          </table:table-cell>
          <table:table-cell table:formula="of:=IFERROR(ABS(([.O13]-CEILING([.$C13]))/CEILING([.$C13]));&quot;*&quot;)" office:value-type="float" office:value="1.5" calcext:value-type="float">
            <text:p>1,5</text:p>
          </table:table-cell>
          <table:table-cell table:style-name="ce28" table:formula="of:=IF([.L13]=[.$P13];1;&quot;&quot;)" office:value-type="float" office:value="1" calcext:value-type="float">
            <text:p>1</text:p>
          </table:table-cell>
          <table:table-cell table:style-name="ce28" table:formula="of:=IF([.M13]=[.$P13];1;&quot;&quot;)" office:value-type="float" office:value="1" calcext:value-type="float">
            <text:p>1</text:p>
          </table:table-cell>
          <table:table-cell table:style-name="ce28" table:formula="of:=IF([.N13]=[.$P13];1;&quot;&quot;)" office:value-type="float" office:value="1" calcext:value-type="float">
            <text:p>1</text:p>
          </table:table-cell>
          <table:table-cell table:formula="of:=IF([.O13]=[.$P1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88.4" calcext:value-type="float">
            <text:p>88,4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150-10-1&amp;89,22&amp;-4,7&amp;1&amp;\uu{1}&amp;\h{2}&amp;\h{2}&amp;\h{2}&amp;\h{2}\\\hline" calcext:value-type="string">
            <text:p>r20-150-10-1&amp;89,22&amp;-4,7&amp;1&amp;\uu{1}&amp;\h{2}&amp;\h{2}&amp;\h{2}&amp;\h{2}\\\hline</text:p>
          </table:table-cell>
          <table:table-cell table:number-columns-repeated="10"/>
        </table:table-row>
        <table:table-row table:style-name="ro2">
          <table:table-cell table:formula="of:=[$'ra-sub'.AA13]" office:value-type="string" office:string-value="r20-150-10-2" calcext:value-type="string">
            <text:p>r20-150-10-2</text:p>
          </table:table-cell>
          <table:table-cell table:formula="of:=ROUND([$'ra-sub'.AB13];2)" office:value-type="float" office:value="90.43" calcext:value-type="float">
            <text:p>90,43</text:p>
          </table:table-cell>
          <table:table-cell table:style-name="ce12" table:formula="of:=ROUND([$'ra-sub'.AC13];1)" office:value-type="float" office:value="-4.8" calcext:value-type="float">
            <text:p>-4,8</text:p>
          </table:table-cell>
          <table:table-cell table:style-name="ce12" table:formula="of:=IF([$'ra-sub'.S13]=5;&quot;*&quot;;[$'ra-sub'.I13])" office:value-type="float" office:value="5.318494" calcext:value-type="float">
            <text:p>5,3</text:p>
          </table:table-cell>
          <table:table-cell table:style-name="ce12" table:formula="of:=IF([$'ra-sub'.S13]=11;1;&quot;&quot;)">
            <text:p/>
          </table:table-cell>
          <table:table-cell table:style-name="ce12" table:formula="of:=IFERROR(IF([.I14]=0;ABS(CEILING([.C14]));ABS(([.I14]-CEILING([.C14]))/[.I14]));&quot;*&quot;)" office:value-type="float" office:value="5" calcext:value-type="float">
            <text:p>5,0</text:p>
          </table:table-cell>
          <table:table-cell table:style-name="ce12" table:formula="of:=IFERROR([.I14]-CEILING([.C14]);&quot;*&quot;)" office:value-type="float" office:value="5" calcext:value-type="float">
            <text:p>5,0</text:p>
          </table:table-cell>
          <table:table-cell table:formula="of:=ROUND([$'exact-sub'.J13];1)" office:value-type="float" office:value="1" calcext:value-type="float">
            <text:p>1</text:p>
          </table:table-cell>
          <table:table-cell table:formula="of:=[$'exact-sub'.K13]" office:value-type="float" office:value="1" calcext:value-type="float">
            <text:p>1</text:p>
          </table:table-cell>
          <table:table-cell table:formula="of:=[$'exact-sub'.L13]" office:value-type="float" office:value="0" calcext:value-type="float">
            <text:p>0</text:p>
          </table:table-cell>
          <table:table-cell table:formula="of:=[$'exact-sub'.I13]" office:value-type="float" office:value="439.546734" calcext:value-type="float">
            <text:p>439,546734</text:p>
          </table:table-cell>
          <table:table-cell table:style-name="ce21" table:formula="of:=[$'ra-sub'.AE13]" office:value-type="float" office:value="3" calcext:value-type="float">
            <text:p>3</text:p>
          </table:table-cell>
          <table:table-cell table:style-name="ce21" table:formula="of:=[$'bcpa-sub-t600'.AE13]" office:value-type="float" office:value="1" calcext:value-type="float">
            <text:p>1</text:p>
          </table:table-cell>
          <table:table-cell table:style-name="ce21" table:formula="of:=[$'blpl-sub-t300'.AE13]" office:value-type="float" office:value="1" calcext:value-type="float">
            <text:p>1</text:p>
          </table:table-cell>
          <table:table-cell table:style-name="ce21" table:formula="of:=[$'sbpl-sub-t300'.AE13]" office:value-type="float" office:value="1" calcext:value-type="float">
            <text:p>1</text:p>
          </table:table-cell>
          <table:table-cell table:formula="of:=MIN([.L14:.O14])" office:value-type="float" office:value="1" calcext:value-type="float">
            <text:p>1</text:p>
          </table:table-cell>
          <table:table-cell table:formula="of:=ABS([.L14]-CEILING([.$C14]))" office:value-type="float" office:value="7" calcext:value-type="float">
            <text:p>7</text:p>
          </table:table-cell>
          <table:table-cell table:style-name="ce27" table:formula="of:=IFERROR(ABS([.M14]-CEILING([.$C14]));&quot;-&quot;)" office:value-type="float" office:value="5" calcext:value-type="float">
            <text:p>5</text:p>
          </table:table-cell>
          <table:table-cell table:formula="of:=ABS([.N14]-CEILING([.$C14]))" office:value-type="float" office:value="5" calcext:value-type="float">
            <text:p>5</text:p>
          </table:table-cell>
          <table:table-cell table:formula="of:=ABS([.O14]-CEILING([.$C14]))" office:value-type="float" office:value="5" calcext:value-type="float">
            <text:p>5</text:p>
          </table:table-cell>
          <table:table-cell table:formula="of:=IFERROR(ABS(([.L14]-CEILING([.$C14]))/CEILING([.$C14]));&quot;*&quot;)" office:value-type="float" office:value="1.75" calcext:value-type="float">
            <text:p>1,75</text:p>
          </table:table-cell>
          <table:table-cell table:formula="of:=IFERROR(ABS(([.M14]-CEILING([.$C14]))/CEILING([.$C14]));&quot;*&quot;)" office:value-type="float" office:value="1.25" calcext:value-type="float">
            <text:p>1,25</text:p>
          </table:table-cell>
          <table:table-cell table:formula="of:=IFERROR(ABS(([.N14]-CEILING([.$C14]))/CEILING([.$C14]));&quot;*&quot;)" office:value-type="float" office:value="1.25" calcext:value-type="float">
            <text:p>1,25</text:p>
          </table:table-cell>
          <table:table-cell table:formula="of:=IFERROR(ABS(([.O14]-CEILING([.$C14]))/CEILING([.$C14]));&quot;*&quot;)" office:value-type="float" office:value="1.25" calcext:value-type="float">
            <text:p>1,25</text:p>
          </table:table-cell>
          <table:table-cell table:formula="of:=IF([.L14]=[.$P14];1;&quot;&quot;)">
            <text:p/>
          </table:table-cell>
          <table:table-cell table:style-name="ce28" table:formula="of:=IF([.M14]=[.$P14];1;&quot;&quot;)" office:value-type="float" office:value="1" calcext:value-type="float">
            <text:p>1</text:p>
          </table:table-cell>
          <table:table-cell table:formula="of:=IF([.N14]=[.$P14];1;&quot;&quot;)" office:value-type="float" office:value="1" calcext:value-type="float">
            <text:p>1</text:p>
          </table:table-cell>
          <table:table-cell table:style-name="ce28" table:formula="of:=IF([.O14]=[.$P1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14" calcext:value-type="float">
            <text:p>14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150-10-2&amp;90,43&amp;-4,8&amp;1&amp;\uu{1}&amp;3&amp;\h{1}&amp;\h{1}&amp;\h{1}\\\hline" calcext:value-type="string">
            <text:p>r20-150-10-2&amp;90,43&amp;-4,8&amp;1&amp;\uu{1}&amp;3&amp;\h{1}&amp;\h{1}&amp;\h{1}\\\hline</text:p>
          </table:table-cell>
          <table:table-cell table:number-columns-repeated="10"/>
        </table:table-row>
        <table:table-row table:style-name="ro2">
          <table:table-cell table:formula="of:=[$'ra-sub'.AA14]" office:value-type="string" office:string-value="r20-150-15-1" calcext:value-type="string">
            <text:p>r20-150-15-1</text:p>
          </table:table-cell>
          <table:table-cell table:formula="of:=ROUND([$'ra-sub'.AB14];2)" office:value-type="float" office:value="91.26" calcext:value-type="float">
            <text:p>91,26</text:p>
          </table:table-cell>
          <table:table-cell table:style-name="ce12" table:formula="of:=ROUND([$'ra-sub'.AC14];1)" office:value-type="float" office:value="-8.5" calcext:value-type="float">
            <text:p>-8,5</text:p>
          </table:table-cell>
          <table:table-cell table:style-name="ce12" table:formula="of:=IF([$'ra-sub'.S14]=5;&quot;*&quot;;[$'ra-sub'.I14])" office:value-type="float" office:value="5.577753" calcext:value-type="float">
            <text:p>5,6</text:p>
          </table:table-cell>
          <table:table-cell table:style-name="ce12" table:formula="of:=IF([$'ra-sub'.S14]=11;1;&quot;&quot;)">
            <text:p/>
          </table:table-cell>
          <table:table-cell table:style-name="ce12" table:formula="of:=IFERROR(IF([.I15]=0;ABS(CEILING([.C15]));ABS(([.I15]-CEILING([.C15]))/[.I15]));&quot;*&quot;)" office:value-type="float" office:value="9" calcext:value-type="float">
            <text:p>9,0</text:p>
          </table:table-cell>
          <table:table-cell table:style-name="ce12" table:formula="of:=IFERROR([.I15]-CEILING([.C15]);&quot;*&quot;)" office:value-type="float" office:value="9" calcext:value-type="float">
            <text:p>9,0</text:p>
          </table:table-cell>
          <table:table-cell table:formula="of:=ROUND([$'exact-sub'.J14];1)" office:value-type="float" office:value="-2" calcext:value-type="float">
            <text:p>-2</text:p>
          </table:table-cell>
          <table:table-cell table:formula="of:=[$'exact-sub'.K14]" office:value-type="float" office:value="1" calcext:value-type="float">
            <text:p>1</text:p>
          </table:table-cell>
          <table:table-cell table:formula="of:=[$'exact-sub'.L14]" office:value-type="float" office:value="1E+020" calcext:value-type="float">
            <text:p>1E+020</text:p>
          </table:table-cell>
          <table:table-cell table:formula="of:=[$'exact-sub'.I14]" office:value-type="float" office:value="1846.434409" calcext:value-type="float">
            <text:p>1846,434409</text:p>
          </table:table-cell>
          <table:table-cell table:style-name="ce21" table:formula="of:=[$'ra-sub'.AE14]" office:value-type="float" office:value="3" calcext:value-type="float">
            <text:p>3</text:p>
          </table:table-cell>
          <table:table-cell table:style-name="ce21" table:formula="of:=[$'bcpa-sub-t600'.AE14]" office:value-type="float" office:value="1" calcext:value-type="float">
            <text:p>1</text:p>
          </table:table-cell>
          <table:table-cell table:style-name="ce21" table:formula="of:=[$'blpl-sub-t300'.AE14]" office:value-type="float" office:value="2" calcext:value-type="float">
            <text:p>2</text:p>
          </table:table-cell>
          <table:table-cell table:style-name="ce21" table:formula="of:=[$'sbpl-sub-t300'.AE14]" office:value-type="float" office:value="3" calcext:value-type="float">
            <text:p>3</text:p>
          </table:table-cell>
          <table:table-cell table:formula="of:=MIN([.L15:.O15])" office:value-type="float" office:value="1" calcext:value-type="float">
            <text:p>1</text:p>
          </table:table-cell>
          <table:table-cell table:formula="of:=ABS([.L15]-CEILING([.$C15]))" office:value-type="float" office:value="11" calcext:value-type="float">
            <text:p>11</text:p>
          </table:table-cell>
          <table:table-cell table:formula="of:=IFERROR(ABS([.M15]-CEILING([.$C15]));&quot;-&quot;)" office:value-type="float" office:value="9" calcext:value-type="float">
            <text:p>9</text:p>
          </table:table-cell>
          <table:table-cell table:formula="of:=ABS([.N15]-CEILING([.$C15]))" office:value-type="float" office:value="10" calcext:value-type="float">
            <text:p>10</text:p>
          </table:table-cell>
          <table:table-cell table:formula="of:=ABS([.O15]-CEILING([.$C15]))" office:value-type="float" office:value="11" calcext:value-type="float">
            <text:p>11</text:p>
          </table:table-cell>
          <table:table-cell table:formula="of:=IFERROR(ABS(([.L15]-CEILING([.$C15]))/CEILING([.$C15]));&quot;*&quot;)" office:value-type="float" office:value="1.375" calcext:value-type="float">
            <text:p>1,375</text:p>
          </table:table-cell>
          <table:table-cell table:formula="of:=IFERROR(ABS(([.M15]-CEILING([.$C15]))/CEILING([.$C15]));&quot;*&quot;)" office:value-type="float" office:value="1.125" calcext:value-type="float">
            <text:p>1,125</text:p>
          </table:table-cell>
          <table:table-cell table:formula="of:=IFERROR(ABS(([.N15]-CEILING([.$C15]))/CEILING([.$C15]));&quot;*&quot;)" office:value-type="float" office:value="1.25" calcext:value-type="float">
            <text:p>1,25</text:p>
          </table:table-cell>
          <table:table-cell table:formula="of:=IFERROR(ABS(([.O15]-CEILING([.$C15]))/CEILING([.$C15]));&quot;*&quot;)" office:value-type="float" office:value="1.375" calcext:value-type="float">
            <text:p>1,375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formula="of:=IF([.O15]=[.$P15];1;&quot;&quot;)">
            <text:p/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3.1" calcext:value-type="float">
            <text:p>3,1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150-15-1&amp;91,26&amp;-8,5&amp;-2&amp;1&amp;3&amp;\h{1}&amp;2&amp;3\\\hline" calcext:value-type="string">
            <text:p>r20-150-15-1&amp;91,26&amp;-8,5&amp;-2&amp;1&amp;3&amp;\h{1}&amp;2&amp;3\\\hline</text:p>
          </table:table-cell>
          <table:table-cell table:number-columns-repeated="10"/>
        </table:table-row>
        <table:table-row table:style-name="ro2">
          <table:table-cell table:formula="of:=[$'ra-sub'.AA15]" office:value-type="string" office:string-value="r20-150-15-2" calcext:value-type="string">
            <text:p>r20-150-15-2</text:p>
          </table:table-cell>
          <table:table-cell table:formula="of:=ROUND([$'ra-sub'.AB15];2)" office:value-type="float" office:value="93.31" calcext:value-type="float">
            <text:p>93,31</text:p>
          </table:table-cell>
          <table:table-cell table:style-name="ce12" table:formula="of:=ROUND([$'ra-sub'.AC15];1)" office:value-type="float" office:value="-8.6" calcext:value-type="float">
            <text:p>-8,6</text:p>
          </table:table-cell>
          <table:table-cell table:style-name="ce12" table:formula="of:=IF([$'ra-sub'.S15]=5;&quot;*&quot;;[$'ra-sub'.I15])" office:value-type="float" office:value="6.900104" calcext:value-type="float">
            <text:p>6,9</text:p>
          </table:table-cell>
          <table:table-cell table:style-name="ce12" table:formula="of:=IF([$'ra-sub'.S15]=11;1;&quot;&quot;)">
            <text:p/>
          </table:table-cell>
          <table:table-cell table:style-name="ce12" table:formula="of:=IFERROR(IF([.I16]=0;ABS(CEILING([.C16]));ABS(([.I16]-CEILING([.C16]))/[.I16]));&quot;*&quot;)" office:value-type="float" office:value="9" calcext:value-type="float">
            <text:p>9,0</text:p>
          </table:table-cell>
          <table:table-cell table:style-name="ce12" table:formula="of:=IFERROR([.I16]-CEILING([.C16]);&quot;*&quot;)" office:value-type="float" office:value="9" calcext:value-type="float">
            <text:p>9,0</text:p>
          </table:table-cell>
          <table:table-cell table:formula="of:=ROUND([$'exact-sub'.J15];1)" office:value-type="float" office:value="-1.3" calcext:value-type="float">
            <text:p>-1,3</text:p>
          </table:table-cell>
          <table:table-cell table:formula="of:=[$'exact-sub'.K15]" office:value-type="float" office:value="1" calcext:value-type="float">
            <text:p>1</text:p>
          </table:table-cell>
          <table:table-cell table:formula="of:=[$'exact-sub'.L15]" office:value-type="float" office:value="1E+020" calcext:value-type="float">
            <text:p>1E+020</text:p>
          </table:table-cell>
          <table:table-cell table:formula="of:=[$'exact-sub'.I15]" office:value-type="float" office:value="1835.11608" calcext:value-type="float">
            <text:p>1835,11608</text:p>
          </table:table-cell>
          <table:table-cell table:style-name="ce21" table:formula="of:=[$'ra-sub'.AE15]" office:value-type="float" office:value="2" calcext:value-type="float">
            <text:p>2</text:p>
          </table:table-cell>
          <table:table-cell table:style-name="ce21" table:formula="of:=[$'bcpa-sub-t600'.AE15]" office:value-type="float" office:value="1" calcext:value-type="float">
            <text:p>1</text:p>
          </table:table-cell>
          <table:table-cell table:style-name="ce21" table:formula="of:=[$'blpl-sub-t300'.AE15]" office:value-type="float" office:value="1" calcext:value-type="float">
            <text:p>1</text:p>
          </table:table-cell>
          <table:table-cell table:style-name="ce21" table:formula="of:=[$'sbpl-sub-t300'.AE15]" office:value-type="float" office:value="1" calcext:value-type="float">
            <text:p>1</text:p>
          </table:table-cell>
          <table:table-cell table:formula="of:=MIN([.L16:.O16])" office:value-type="float" office:value="1" calcext:value-type="float">
            <text:p>1</text:p>
          </table:table-cell>
          <table:table-cell table:formula="of:=ABS([.L16]-CEILING([.$C16]))" office:value-type="float" office:value="10" calcext:value-type="float">
            <text:p>10</text:p>
          </table:table-cell>
          <table:table-cell table:formula="of:=IFERROR(ABS([.M16]-CEILING([.$C16]));&quot;-&quot;)" office:value-type="float" office:value="9" calcext:value-type="float">
            <text:p>9</text:p>
          </table:table-cell>
          <table:table-cell table:formula="of:=ABS([.N16]-CEILING([.$C16]))" office:value-type="float" office:value="9" calcext:value-type="float">
            <text:p>9</text:p>
          </table:table-cell>
          <table:table-cell table:formula="of:=ABS([.O16]-CEILING([.$C16]))" office:value-type="float" office:value="9" calcext:value-type="float">
            <text:p>9</text:p>
          </table:table-cell>
          <table:table-cell table:formula="of:=IFERROR(ABS(([.L16]-CEILING([.$C16]))/CEILING([.$C16]));&quot;*&quot;)" office:value-type="float" office:value="1.25" calcext:value-type="float">
            <text:p>1,25</text:p>
          </table:table-cell>
          <table:table-cell table:formula="of:=IFERROR(ABS(([.M16]-CEILING([.$C16]))/CEILING([.$C16]));&quot;*&quot;)" office:value-type="float" office:value="1.125" calcext:value-type="float">
            <text:p>1,125</text:p>
          </table:table-cell>
          <table:table-cell table:formula="of:=IFERROR(ABS(([.N16]-CEILING([.$C16]))/CEILING([.$C16]));&quot;*&quot;)" office:value-type="float" office:value="1.125" calcext:value-type="float">
            <text:p>1,125</text:p>
          </table:table-cell>
          <table:table-cell table:formula="of:=IFERROR(ABS(([.O16]-CEILING([.$C16]))/CEILING([.$C16]));&quot;*&quot;)" office:value-type="float" office:value="1.125" calcext:value-type="float">
            <text:p>1,125</text:p>
          </table:table-cell>
          <table:table-cell table:formula="of:=IF([.L16]=[.$P16];1;&quot;&quot;)">
            <text:p/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style-name="ce28" table:formula="of:=IF([.N16]=[.$P16];1;&quot;&quot;)" office:value-type="float" office:value="1" calcext:value-type="float">
            <text:p>1</text:p>
          </table:table-cell>
          <table:table-cell table:formula="of:=IF([.O16]=[.$P1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3.7" calcext:value-type="float">
            <text:p>3,7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150-15-2&amp;93,31&amp;-8,6&amp;-1,3&amp;1&amp;2&amp;\h{1}&amp;\h{1}&amp;\h{1}\\\hline" calcext:value-type="string">
            <text:p>r20-150-15-2&amp;93,31&amp;-8,6&amp;-1,3&amp;1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16]" office:value-type="string" office:string-value="r20-150-20-1" calcext:value-type="string">
            <text:p>r20-150-20-1</text:p>
          </table:table-cell>
          <table:table-cell table:formula="of:=ROUND([$'ra-sub'.AB16];2)" office:value-type="float" office:value="100" calcext:value-type="float">
            <text:p>100</text:p>
          </table:table-cell>
          <table:table-cell table:style-name="ce12" table:formula="of:=ROUND([$'ra-sub'.AC16];1)" office:value-type="float" office:value="-12.4" calcext:value-type="float">
            <text:p>-12,4</text:p>
          </table:table-cell>
          <table:table-cell table:style-name="ce12" table:formula="of:=IF([$'ra-sub'.S16]=5;&quot;*&quot;;[$'ra-sub'.I16])" office:value-type="float" office:value="7.490286" calcext:value-type="float">
            <text:p>7,5</text:p>
          </table:table-cell>
          <table:table-cell table:style-name="ce12" table:formula="of:=IF([$'ra-sub'.S16]=11;1;&quot;&quot;)">
            <text:p/>
          </table:table-cell>
          <table:table-cell table:style-name="ce12" table:formula="of:=IFERROR(IF([.I17]=0;ABS(CEILING([.C17]));ABS(([.I17]-CEILING([.C17]))/[.I17]));&quot;*&quot;)" office:value-type="float" office:value="13" calcext:value-type="float">
            <text:p>13,0</text:p>
          </table:table-cell>
          <table:table-cell table:style-name="ce12" table:formula="of:=IFERROR([.I17]-CEILING([.C17]);&quot;*&quot;)" office:value-type="float" office:value="13" calcext:value-type="float">
            <text:p>13,0</text:p>
          </table:table-cell>
          <table:table-cell table:formula="of:=ROUND([$'exact-sub'.J16];1)" office:value-type="float" office:value="-3.9" calcext:value-type="float">
            <text:p>-3,9</text:p>
          </table:table-cell>
          <table:table-cell table:formula="of:=[$'exact-sub'.K16]" office:value-type="float" office:value="1" calcext:value-type="float">
            <text:p>1</text:p>
          </table:table-cell>
          <table:table-cell table:formula="of:=[$'exact-sub'.L16]" office:value-type="float" office:value="1E+020" calcext:value-type="float">
            <text:p>1E+020</text:p>
          </table:table-cell>
          <table:table-cell table:formula="of:=[$'exact-sub'.I16]" office:value-type="float" office:value="1823.608369" calcext:value-type="float">
            <text:p>1823,608369</text:p>
          </table:table-cell>
          <table:table-cell table:style-name="ce21" table:formula="of:=[$'ra-sub'.AE16]" office:value-type="float" office:value="4" calcext:value-type="float">
            <text:p>4</text:p>
          </table:table-cell>
          <table:table-cell table:style-name="ce21" table:formula="of:=[$'bcpa-sub-t600'.AE16]" office:value-type="float" office:value="1" calcext:value-type="float">
            <text:p>1</text:p>
          </table:table-cell>
          <table:table-cell table:style-name="ce21" table:formula="of:=[$'blpl-sub-t300'.AE16]" office:value-type="float" office:value="4" calcext:value-type="float">
            <text:p>4</text:p>
          </table:table-cell>
          <table:table-cell table:style-name="ce21" table:formula="of:=[$'sbpl-sub-t300'.AE16]" office:value-type="float" office:value="2" calcext:value-type="float">
            <text:p>2</text:p>
          </table:table-cell>
          <table:table-cell table:formula="of:=MIN([.L17:.O17])" office:value-type="float" office:value="1" calcext:value-type="float">
            <text:p>1</text:p>
          </table:table-cell>
          <table:table-cell table:formula="of:=ABS([.L17]-CEILING([.$C17]))" office:value-type="float" office:value="16" calcext:value-type="float">
            <text:p>16</text:p>
          </table:table-cell>
          <table:table-cell table:style-name="ce27" table:formula="of:=IFERROR(ABS([.M17]-CEILING([.$C17]));&quot;-&quot;)" office:value-type="float" office:value="13" calcext:value-type="float">
            <text:p>13</text:p>
          </table:table-cell>
          <table:table-cell table:formula="of:=ABS([.N17]-CEILING([.$C17]))" office:value-type="float" office:value="16" calcext:value-type="float">
            <text:p>16</text:p>
          </table:table-cell>
          <table:table-cell table:formula="of:=ABS([.O17]-CEILING([.$C17]))" office:value-type="float" office:value="14" calcext:value-type="float">
            <text:p>14</text:p>
          </table:table-cell>
          <table:table-cell table:formula="of:=IFERROR(ABS(([.L17]-CEILING([.$C17]))/CEILING([.$C17]));&quot;*&quot;)" office:value-type="float" office:value="1.33333333333333" calcext:value-type="float">
            <text:p>1,33333333333333</text:p>
          </table:table-cell>
          <table:table-cell table:formula="of:=IFERROR(ABS(([.M17]-CEILING([.$C17]))/CEILING([.$C17]));&quot;*&quot;)" office:value-type="float" office:value="1.08333333333333" calcext:value-type="float">
            <text:p>1,08333333333333</text:p>
          </table:table-cell>
          <table:table-cell table:formula="of:=IFERROR(ABS(([.N17]-CEILING([.$C17]))/CEILING([.$C17]));&quot;*&quot;)" office:value-type="float" office:value="1.33333333333333" calcext:value-type="float">
            <text:p>1,33333333333333</text:p>
          </table:table-cell>
          <table:table-cell table:formula="of:=IFERROR(ABS(([.O17]-CEILING([.$C17]))/CEILING([.$C17]));&quot;*&quot;)" office:value-type="float" office:value="1.16666666666667" calcext:value-type="float">
            <text:p>1,16666666666667</text:p>
          </table:table-cell>
          <table:table-cell table:formula="of:=IF([.L17]=[.$P17];1;&quot;&quot;)">
            <text:p/>
          </table:table-cell>
          <table:table-cell table:style-name="ce28" table:formula="of:=IF([.M17]=[.$P17];1;&quot;&quot;)" office:value-type="float" office:value="1" calcext:value-type="float">
            <text:p>1</text:p>
          </table:table-cell>
          <table:table-cell table:formula="of:=IF([.N17]=[.$P17];1;&quot;&quot;)">
            <text:p/>
          </table:table-cell>
          <table:table-cell table:formula="of:=IF([.O17]=[.$P17];1;&quot;&quot;)">
            <text:p/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28" table:formula="of:=IFERROR(ROUND(AVERAGE([.K3:.K300]);1);&quot;*&quot;)" office:value-type="float" office:value="1196.5" calcext:value-type="float">
            <text:p>1196,5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150-20-1&amp;100&amp;-12,4&amp;-3,9&amp;1&amp;4&amp;\h{1}&amp;4&amp;2\\\hline" calcext:value-type="string">
            <text:p>r20-150-20-1&amp;100&amp;-12,4&amp;-3,9&amp;1&amp;4&amp;\h{1}&amp;4&amp;2\\\hline</text:p>
          </table:table-cell>
          <table:table-cell table:number-columns-repeated="10"/>
        </table:table-row>
        <table:table-row table:style-name="ro2">
          <table:table-cell table:formula="of:=[$'ra-sub'.AA17]" office:value-type="string" office:string-value="r20-150-20-2" calcext:value-type="string">
            <text:p>r20-150-20-2</text:p>
          </table:table-cell>
          <table:table-cell table:formula="of:=ROUND([$'ra-sub'.AB17];2)" office:value-type="float" office:value="100" calcext:value-type="float">
            <text:p>100</text:p>
          </table:table-cell>
          <table:table-cell table:style-name="ce12" table:formula="of:=ROUND([$'ra-sub'.AC17];1)" office:value-type="float" office:value="-12.4" calcext:value-type="float">
            <text:p>-12,4</text:p>
          </table:table-cell>
          <table:table-cell table:style-name="ce12" table:formula="of:=IF([$'ra-sub'.S17]=5;&quot;*&quot;;[$'ra-sub'.I17])" office:value-type="float" office:value="8.652824" calcext:value-type="float">
            <text:p>8,7</text:p>
          </table:table-cell>
          <table:table-cell table:style-name="ce12" table:formula="of:=IF([$'ra-sub'.S17]=11;1;&quot;&quot;)">
            <text:p/>
          </table:table-cell>
          <table:table-cell table:style-name="ce12" table:formula="of:=IFERROR(IF([.I18]=0;ABS(CEILING([.C18]));ABS(([.I18]-CEILING([.C18]))/[.I18]));&quot;*&quot;)" office:value-type="float" office:value="13" calcext:value-type="float">
            <text:p>13,0</text:p>
          </table:table-cell>
          <table:table-cell table:style-name="ce12" table:formula="of:=IFERROR([.I18]-CEILING([.C18]);&quot;*&quot;)" office:value-type="float" office:value="13" calcext:value-type="float">
            <text:p>13,0</text:p>
          </table:table-cell>
          <table:table-cell table:formula="of:=ROUND([$'exact-sub'.J17];1)" office:value-type="float" office:value="-3" calcext:value-type="float">
            <text:p>-3</text:p>
          </table:table-cell>
          <table:table-cell table:formula="of:=[$'exact-sub'.K17]" office:value-type="float" office:value="1" calcext:value-type="float">
            <text:p>1</text:p>
          </table:table-cell>
          <table:table-cell table:formula="of:=[$'exact-sub'.L17]" office:value-type="float" office:value="1E+020" calcext:value-type="float">
            <text:p>1E+020</text:p>
          </table:table-cell>
          <table:table-cell table:formula="of:=[$'exact-sub'.I17]" office:value-type="float" office:value="1828.560182" calcext:value-type="float">
            <text:p>1828,560182</text:p>
          </table:table-cell>
          <table:table-cell table:style-name="ce21" table:formula="of:=[$'ra-sub'.AE17]" office:value-type="float" office:value="3" calcext:value-type="float">
            <text:p>3</text:p>
          </table:table-cell>
          <table:table-cell table:style-name="ce21" table:formula="of:=[$'bcpa-sub-t600'.AE17]" office:value-type="float" office:value="1" calcext:value-type="float">
            <text:p>1</text:p>
          </table:table-cell>
          <table:table-cell table:style-name="ce21" table:formula="of:=[$'blpl-sub-t300'.AE17]" office:value-type="float" office:value="2" calcext:value-type="float">
            <text:p>2</text:p>
          </table:table-cell>
          <table:table-cell table:style-name="ce21" table:formula="of:=[$'sbpl-sub-t300'.AE17]" office:value-type="float" office:value="3" calcext:value-type="float">
            <text:p>3</text:p>
          </table:table-cell>
          <table:table-cell table:formula="of:=MIN([.L18:.O18])" office:value-type="float" office:value="1" calcext:value-type="float">
            <text:p>1</text:p>
          </table:table-cell>
          <table:table-cell table:formula="of:=ABS([.L18]-CEILING([.$C18]))" office:value-type="float" office:value="15" calcext:value-type="float">
            <text:p>15</text:p>
          </table:table-cell>
          <table:table-cell table:formula="of:=IFERROR(ABS([.M18]-CEILING([.$C18]));&quot;-&quot;)" office:value-type="float" office:value="13" calcext:value-type="float">
            <text:p>13</text:p>
          </table:table-cell>
          <table:table-cell table:formula="of:=ABS([.N18]-CEILING([.$C18]))" office:value-type="float" office:value="14" calcext:value-type="float">
            <text:p>14</text:p>
          </table:table-cell>
          <table:table-cell table:formula="of:=ABS([.O18]-CEILING([.$C18]))" office:value-type="float" office:value="15" calcext:value-type="float">
            <text:p>15</text:p>
          </table:table-cell>
          <table:table-cell table:formula="of:=IFERROR(ABS(([.L18]-CEILING([.$C18]))/CEILING([.$C18]));&quot;*&quot;)" office:value-type="float" office:value="1.25" calcext:value-type="float">
            <text:p>1,25</text:p>
          </table:table-cell>
          <table:table-cell table:formula="of:=IFERROR(ABS(([.M18]-CEILING([.$C18]))/CEILING([.$C18]));&quot;*&quot;)" office:value-type="float" office:value="1.08333333333333" calcext:value-type="float">
            <text:p>1,08333333333333</text:p>
          </table:table-cell>
          <table:table-cell table:formula="of:=IFERROR(ABS(([.N18]-CEILING([.$C18]))/CEILING([.$C18]));&quot;*&quot;)" office:value-type="float" office:value="1.16666666666667" calcext:value-type="float">
            <text:p>1,16666666666667</text:p>
          </table:table-cell>
          <table:table-cell table:formula="of:=IFERROR(ABS(([.O18]-CEILING([.$C18]))/CEILING([.$C18]));&quot;*&quot;)" office:value-type="float" office:value="1.25" calcext:value-type="float">
            <text:p>1,25</text:p>
          </table:table-cell>
          <table:table-cell table:style-name="ce28" table:formula="of:=IF([.L18]=[.$P18];1;&quot;&quot;)">
            <text:p/>
          </table:table-cell>
          <table:table-cell table:formula="of:=IF([.M18]=[.$P18];1;&quot;&quot;)" office:value-type="float" office:value="1" calcext:value-type="float">
            <text:p>1</text:p>
          </table:table-cell>
          <table:table-cell table:formula="of:=IF([.N18]=[.$P18];1;&quot;&quot;)">
            <text:p/>
          </table:table-cell>
          <table:table-cell table:formula="of:=IF([.O18]=[.$P18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28" table:formula="of:=IFERROR(ROUND(STDEV([.K3:.K300]);1);&quot;*&quot;)" office:value-type="float" office:value="840.9" calcext:value-type="float">
            <text:p>840,9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150-20-2&amp;100&amp;-12,4&amp;-3&amp;1&amp;3&amp;\h{1}&amp;2&amp;3\\\hline" calcext:value-type="string">
            <text:p>r20-150-20-2&amp;100&amp;-12,4&amp;-3&amp;1&amp;3&amp;\h{1}&amp;2&amp;3\\\hline</text:p>
          </table:table-cell>
          <table:table-cell table:number-columns-repeated="10"/>
        </table:table-row>
        <table:table-row table:style-name="ro2">
          <table:table-cell table:formula="of:=[$'ra-sub'.AA18]" office:value-type="string" office:string-value="r20-150-24-1" calcext:value-type="string">
            <text:p>r20-150-24-1</text:p>
          </table:table-cell>
          <table:table-cell table:formula="of:=ROUND([$'ra-sub'.AB18];2)" office:value-type="float" office:value="100" calcext:value-type="float">
            <text:p>100</text:p>
          </table:table-cell>
          <table:table-cell table:style-name="ce12" table:formula="of:=ROUND([$'ra-sub'.AC18];1)" office:value-type="float" office:value="-15.5" calcext:value-type="float">
            <text:p>-15,5</text:p>
          </table:table-cell>
          <table:table-cell table:style-name="ce12" table:formula="of:=IF([$'ra-sub'.S18]=5;&quot;*&quot;;[$'ra-sub'.I18])" office:value-type="float" office:value="9.291595" calcext:value-type="float">
            <text:p>9,3</text:p>
          </table:table-cell>
          <table:table-cell table:style-name="ce12" table:formula="of:=IF([$'ra-sub'.S18]=11;1;&quot;&quot;)">
            <text:p/>
          </table:table-cell>
          <table:table-cell table:style-name="ce12" table:formula="of:=IFERROR(IF([.I19]=0;ABS(CEILING([.C19]));ABS(([.I19]-CEILING([.C19]))/[.I19]));&quot;*&quot;)" office:value-type="float" office:value="8.5" calcext:value-type="float">
            <text:p>8,5</text:p>
          </table:table-cell>
          <table:table-cell table:style-name="ce12" table:formula="of:=IFERROR([.I19]-CEILING([.C19]);&quot;*&quot;)" office:value-type="float" office:value="17" calcext:value-type="float">
            <text:p>17,0</text:p>
          </table:table-cell>
          <table:table-cell table:formula="of:=ROUND([$'exact-sub'.J18];1)" office:value-type="float" office:value="-7.5" calcext:value-type="float">
            <text:p>-7,5</text:p>
          </table:table-cell>
          <table:table-cell table:formula="of:=[$'exact-sub'.K18]" office:value-type="float" office:value="2" calcext:value-type="float">
            <text:p>2</text:p>
          </table:table-cell>
          <table:table-cell table:formula="of:=[$'exact-sub'.L18]" office:value-type="float" office:value="1E+020" calcext:value-type="float">
            <text:p>1E+020</text:p>
          </table:table-cell>
          <table:table-cell table:formula="of:=[$'exact-sub'.I18]" office:value-type="float" office:value="1807.936838" calcext:value-type="float">
            <text:p>1807,936838</text:p>
          </table:table-cell>
          <table:table-cell table:style-name="ce21" table:formula="of:=[$'ra-sub'.AE18]" office:value-type="float" office:value="4" calcext:value-type="float">
            <text:p>4</text:p>
          </table:table-cell>
          <table:table-cell table:style-name="ce21" table:formula="of:=[$'bcpa-sub-t600'.AE18]" office:value-type="float" office:value="2" calcext:value-type="float">
            <text:p>2</text:p>
          </table:table-cell>
          <table:table-cell table:style-name="ce21" table:formula="of:=[$'blpl-sub-t300'.AE18]" office:value-type="float" office:value="4" calcext:value-type="float">
            <text:p>4</text:p>
          </table:table-cell>
          <table:table-cell table:style-name="ce21" table:formula="of:=[$'sbpl-sub-t300'.AE18]" office:value-type="float" office:value="2" calcext:value-type="float">
            <text:p>2</text:p>
          </table:table-cell>
          <table:table-cell table:formula="of:=MIN([.L19:.O19])" office:value-type="float" office:value="2" calcext:value-type="float">
            <text:p>2</text:p>
          </table:table-cell>
          <table:table-cell table:formula="of:=ABS([.L19]-CEILING([.$C19]))" office:value-type="float" office:value="19" calcext:value-type="float">
            <text:p>19</text:p>
          </table:table-cell>
          <table:table-cell table:style-name="ce27" table:formula="of:=IFERROR(ABS([.M19]-CEILING([.$C19]));&quot;-&quot;)" office:value-type="float" office:value="17" calcext:value-type="float">
            <text:p>17</text:p>
          </table:table-cell>
          <table:table-cell table:formula="of:=ABS([.N19]-CEILING([.$C19]))" office:value-type="float" office:value="19" calcext:value-type="float">
            <text:p>19</text:p>
          </table:table-cell>
          <table:table-cell table:formula="of:=ABS([.O19]-CEILING([.$C19]))" office:value-type="float" office:value="17" calcext:value-type="float">
            <text:p>17</text:p>
          </table:table-cell>
          <table:table-cell table:formula="of:=IFERROR(ABS(([.L19]-CEILING([.$C19]))/CEILING([.$C19]));&quot;*&quot;)" office:value-type="float" office:value="1.26666666666667" calcext:value-type="float">
            <text:p>1,26666666666667</text:p>
          </table:table-cell>
          <table:table-cell table:formula="of:=IFERROR(ABS(([.M19]-CEILING([.$C19]))/CEILING([.$C19]));&quot;*&quot;)" office:value-type="float" office:value="1.13333333333333" calcext:value-type="float">
            <text:p>1,13333333333333</text:p>
          </table:table-cell>
          <table:table-cell table:formula="of:=IFERROR(ABS(([.N19]-CEILING([.$C19]))/CEILING([.$C19]));&quot;*&quot;)" office:value-type="float" office:value="1.26666666666667" calcext:value-type="float">
            <text:p>1,26666666666667</text:p>
          </table:table-cell>
          <table:table-cell table:formula="of:=IFERROR(ABS(([.O19]-CEILING([.$C19]))/CEILING([.$C19]));&quot;*&quot;)" office:value-type="float" office:value="1.13333333333333" calcext:value-type="float">
            <text:p>1,13333333333333</text:p>
          </table:table-cell>
          <table:table-cell table:formula="of:=IF([.L19]=[.$P19];1;&quot;&quot;)">
            <text:p/>
          </table:table-cell>
          <table:table-cell table:style-name="ce28" table:formula="of:=IF([.M19]=[.$P19];1;&quot;&quot;)" office:value-type="float" office:value="1" calcext:value-type="float">
            <text:p>1</text:p>
          </table:table-cell>
          <table:table-cell table:style-name="ce28" table:formula="of:=IF([.N19]=[.$P19];1;&quot;&quot;)">
            <text:p/>
          </table:table-cell>
          <table:table-cell table:formula="of:=IF([.O19]=[.$P19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1)" office:value-type="float" office:value="5.9E+019" calcext:value-type="float">
            <text:p>5,9E+019</text:p>
          </table:table-cell>
          <table:table-cell table:number-columns-repeated="4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150-24-1&amp;100&amp;-15,5&amp;-7,5&amp;2&amp;4&amp;\h{2}&amp;4&amp;\h{2}\\\hline" calcext:value-type="string">
            <text:p>r20-150-24-1&amp;100&amp;-15,5&amp;-7,5&amp;2&amp;4&amp;\h{2}&amp;4&amp;\h{2}\\\hline</text:p>
          </table:table-cell>
          <table:table-cell table:number-columns-repeated="10"/>
        </table:table-row>
        <table:table-row table:style-name="ro2">
          <table:table-cell table:formula="of:=[$'ra-sub'.AA19]" office:value-type="string" office:string-value="r20-150-24-2" calcext:value-type="string">
            <text:p>r20-150-24-2</text:p>
          </table:table-cell>
          <table:table-cell table:formula="of:=ROUND([$'ra-sub'.AB19];2)" office:value-type="float" office:value="100" calcext:value-type="float">
            <text:p>100</text:p>
          </table:table-cell>
          <table:table-cell table:style-name="ce12" table:formula="of:=ROUND([$'ra-sub'.AC19];1)" office:value-type="float" office:value="-15.6" calcext:value-type="float">
            <text:p>-15,6</text:p>
          </table:table-cell>
          <table:table-cell table:style-name="ce12" table:formula="of:=IF([$'ra-sub'.S19]=5;&quot;*&quot;;[$'ra-sub'.I19])" office:value-type="float" office:value="10.295961" calcext:value-type="float">
            <text:p>10,3</text:p>
          </table:table-cell>
          <table:table-cell table:style-name="ce12" table:formula="of:=IF([$'ra-sub'.S19]=11;1;&quot;&quot;)">
            <text:p/>
          </table:table-cell>
          <table:table-cell table:style-name="ce12" table:formula="of:=IFERROR(IF([.I20]=0;ABS(CEILING([.C20]));ABS(([.I20]-CEILING([.C20]))/[.I20]));&quot;*&quot;)" office:value-type="float" office:value="16" calcext:value-type="float">
            <text:p>16,0</text:p>
          </table:table-cell>
          <table:table-cell table:style-name="ce12" table:formula="of:=IFERROR([.I20]-CEILING([.C20]);&quot;*&quot;)" office:value-type="float" office:value="16" calcext:value-type="float">
            <text:p>16,0</text:p>
          </table:table-cell>
          <table:table-cell table:formula="of:=ROUND([$'exact-sub'.J19];1)" office:value-type="float" office:value="-5.7" calcext:value-type="float">
            <text:p>-5,7</text:p>
          </table:table-cell>
          <table:table-cell table:formula="of:=[$'exact-sub'.K19]" office:value-type="float" office:value="1" calcext:value-type="float">
            <text:p>1</text:p>
          </table:table-cell>
          <table:table-cell table:formula="of:=[$'exact-sub'.L19]" office:value-type="float" office:value="1E+020" calcext:value-type="float">
            <text:p>1E+020</text:p>
          </table:table-cell>
          <table:table-cell table:formula="of:=[$'exact-sub'.I19]" office:value-type="float" office:value="1809.811038" calcext:value-type="float">
            <text:p>1809,811038</text:p>
          </table:table-cell>
          <table:table-cell table:style-name="ce21" table:formula="of:=[$'ra-sub'.AE19]" office:value-type="float" office:value="3" calcext:value-type="float">
            <text:p>3</text:p>
          </table:table-cell>
          <table:table-cell table:style-name="ce21" table:formula="of:=[$'bcpa-sub-t600'.AE19]" office:value-type="float" office:value="1" calcext:value-type="float">
            <text:p>1</text:p>
          </table:table-cell>
          <table:table-cell table:style-name="ce21" table:formula="of:=[$'blpl-sub-t300'.AE19]" office:value-type="float" office:value="3" calcext:value-type="float">
            <text:p>3</text:p>
          </table:table-cell>
          <table:table-cell table:style-name="ce21" table:formula="of:=[$'sbpl-sub-t300'.AE19]" office:value-type="float" office:value="2" calcext:value-type="float">
            <text:p>2</text:p>
          </table:table-cell>
          <table:table-cell table:formula="of:=MIN([.L20:.O20])" office:value-type="float" office:value="1" calcext:value-type="float">
            <text:p>1</text:p>
          </table:table-cell>
          <table:table-cell table:formula="of:=ABS([.L20]-CEILING([.$C20]))" office:value-type="float" office:value="18" calcext:value-type="float">
            <text:p>18</text:p>
          </table:table-cell>
          <table:table-cell table:style-name="ce27" table:formula="of:=IFERROR(ABS([.M20]-CEILING([.$C20]));&quot;-&quot;)" office:value-type="float" office:value="16" calcext:value-type="float">
            <text:p>16</text:p>
          </table:table-cell>
          <table:table-cell table:formula="of:=ABS([.N20]-CEILING([.$C20]))" office:value-type="float" office:value="18" calcext:value-type="float">
            <text:p>18</text:p>
          </table:table-cell>
          <table:table-cell table:formula="of:=ABS([.O20]-CEILING([.$C20]))" office:value-type="float" office:value="17" calcext:value-type="float">
            <text:p>17</text:p>
          </table:table-cell>
          <table:table-cell table:formula="of:=IFERROR(ABS(([.L20]-CEILING([.$C20]))/CEILING([.$C20]));&quot;*&quot;)" office:value-type="float" office:value="1.2" calcext:value-type="float">
            <text:p>1,2</text:p>
          </table:table-cell>
          <table:table-cell table:formula="of:=IFERROR(ABS(([.M20]-CEILING([.$C20]))/CEILING([.$C20]));&quot;*&quot;)" office:value-type="float" office:value="1.06666666666667" calcext:value-type="float">
            <text:p>1,06666666666667</text:p>
          </table:table-cell>
          <table:table-cell table:formula="of:=IFERROR(ABS(([.N20]-CEILING([.$C20]))/CEILING([.$C20]));&quot;*&quot;)" office:value-type="float" office:value="1.2" calcext:value-type="float">
            <text:p>1,2</text:p>
          </table:table-cell>
          <table:table-cell table:formula="of:=IFERROR(ABS(([.O20]-CEILING([.$C20]))/CEILING([.$C20]));&quot;*&quot;)" office:value-type="float" office:value="1.13333333333333" calcext:value-type="float">
            <text:p>1,13333333333333</text:p>
          </table:table-cell>
          <table:table-cell table:formula="of:=IF([.L20]=[.$P20];1;&quot;&quot;)">
            <text:p/>
          </table:table-cell>
          <table:table-cell table:style-name="ce28" table:formula="of:=IF([.M20]=[.$P20];1;&quot;&quot;)" office:value-type="float" office:value="1" calcext:value-type="float">
            <text:p>1</text:p>
          </table:table-cell>
          <table:table-cell table:formula="of:=IF([.N20]=[.$P20];1;&quot;&quot;)">
            <text:p/>
          </table:table-cell>
          <table:table-cell table:formula="of:=IF([.O20]=[.$P20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1)" office:value-type="float" office:value="4.9431107042371E+019" calcext:value-type="float">
            <text:p>4,9431107042371E+019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150-24-2&amp;100&amp;-15,6&amp;-5,7&amp;1&amp;3&amp;\h{1}&amp;3&amp;2\\\hline" calcext:value-type="string">
            <text:p>r20-150-24-2&amp;100&amp;-15,6&amp;-5,7&amp;1&amp;3&amp;\h{1}&amp;3&amp;2\\\hline</text:p>
          </table:table-cell>
          <table:table-cell table:number-columns-repeated="10"/>
        </table:table-row>
        <table:table-row table:style-name="ro2">
          <table:table-cell table:formula="of:=[$'ra-sub'.AA20]" office:value-type="string" office:string-value="r20-150-4-1" calcext:value-type="string">
            <text:p>r20-150-4-1</text:p>
          </table:table-cell>
          <table:table-cell table:formula="of:=ROUND([$'ra-sub'.AB20];2)" office:value-type="float" office:value="100" calcext:value-type="float">
            <text:p>100</text:p>
          </table:table-cell>
          <table:table-cell table:style-name="ce12" table:formula="of:=ROUND([$'ra-sub'.AC20];1)" office:value-type="float" office:value="-1.5" calcext:value-type="float">
            <text:p>-1,5</text:p>
          </table:table-cell>
          <table:table-cell table:style-name="ce12" table:formula="of:=IF([$'ra-sub'.S20]=5;&quot;*&quot;;[$'ra-sub'.I20])" office:value-type="float" office:value="0.317554" calcext:value-type="float">
            <text:p>0,3</text:p>
          </table:table-cell>
          <table:table-cell table:style-name="ce12" table:formula="of:=IF([$'ra-sub'.S20]=11;1;&quot;&quot;)">
            <text:p/>
          </table:table-cell>
          <table:table-cell table:style-name="ce12" table:formula="of:=IFERROR(IF([.I21]=0;ABS(CEILING([.C21]));ABS(([.I21]-CEILING([.C21]))/[.I21]));&quot;*&quot;)" office:value-type="float" office:value="2" calcext:value-type="float">
            <text:p>2,0</text:p>
          </table:table-cell>
          <table:table-cell table:style-name="ce12" table:formula="of:=IFERROR([.I21]-CEILING([.C21]);&quot;*&quot;)" office:value-type="float" office:value="2" calcext:value-type="float">
            <text:p>2,0</text:p>
          </table:table-cell>
          <table:table-cell table:formula="of:=ROUND([$'exact-sub'.J20];1)" office:value-type="float" office:value="1" calcext:value-type="float">
            <text:p>1</text:p>
          </table:table-cell>
          <table:table-cell table:formula="of:=[$'exact-sub'.K20]" office:value-type="float" office:value="1" calcext:value-type="float">
            <text:p>1</text:p>
          </table:table-cell>
          <table:table-cell table:formula="of:=[$'exact-sub'.L20]" office:value-type="float" office:value="0" calcext:value-type="float">
            <text:p>0</text:p>
          </table:table-cell>
          <table:table-cell table:formula="of:=[$'exact-sub'.I20]" office:value-type="float" office:value="0.321415" calcext:value-type="float">
            <text:p>0,321415</text:p>
          </table:table-cell>
          <table:table-cell table:style-name="ce21" table:formula="of:=[$'ra-sub'.AE20]" office:value-type="float" office:value="2" calcext:value-type="float">
            <text:p>2</text:p>
          </table:table-cell>
          <table:table-cell table:style-name="ce21" table:formula="of:=[$'bcpa-sub-t600'.AE20]" office:value-type="float" office:value="1" calcext:value-type="float">
            <text:p>1</text:p>
          </table:table-cell>
          <table:table-cell table:style-name="ce21" table:formula="of:=[$'blpl-sub-t300'.AE20]" office:value-type="float" office:value="1" calcext:value-type="float">
            <text:p>1</text:p>
          </table:table-cell>
          <table:table-cell table:style-name="ce21" table:formula="of:=[$'sbpl-sub-t300'.AE20]" office:value-type="float" office:value="1" calcext:value-type="float">
            <text:p>1</text:p>
          </table:table-cell>
          <table:table-cell table:formula="of:=MIN([.L21:.O21])" office:value-type="float" office:value="1" calcext:value-type="float">
            <text:p>1</text:p>
          </table:table-cell>
          <table:table-cell table:formula="of:=ABS([.L21]-CEILING([.$C21]))" office:value-type="float" office:value="3" calcext:value-type="float">
            <text:p>3</text:p>
          </table:table-cell>
          <table:table-cell table:style-name="ce27" table:formula="of:=IFERROR(ABS([.M21]-CEILING([.$C21]));&quot;-&quot;)" office:value-type="float" office:value="2" calcext:value-type="float">
            <text:p>2</text:p>
          </table:table-cell>
          <table:table-cell table:formula="of:=ABS([.N21]-CEILING([.$C21]))" office:value-type="float" office:value="2" calcext:value-type="float">
            <text:p>2</text:p>
          </table:table-cell>
          <table:table-cell table:formula="of:=ABS([.O21]-CEILING([.$C21]))" office:value-type="float" office:value="2" calcext:value-type="float">
            <text:p>2</text:p>
          </table:table-cell>
          <table:table-cell table:formula="of:=IFERROR(ABS(([.L21]-CEILING([.$C21]))/CEILING([.$C21]));&quot;*&quot;)" office:value-type="float" office:value="3" calcext:value-type="float">
            <text:p>3</text:p>
          </table:table-cell>
          <table:table-cell table:formula="of:=IFERROR(ABS(([.M21]-CEILING([.$C21]))/CEILING([.$C21]));&quot;*&quot;)" office:value-type="float" office:value="2" calcext:value-type="float">
            <text:p>2</text:p>
          </table:table-cell>
          <table:table-cell table:formula="of:=IFERROR(ABS(([.N21]-CEILING([.$C21]))/CEILING([.$C21]));&quot;*&quot;)" office:value-type="float" office:value="2" calcext:value-type="float">
            <text:p>2</text:p>
          </table:table-cell>
          <table:table-cell table:formula="of:=IFERROR(ABS(([.O21]-CEILING([.$C21]))/CEILING([.$C21]));&quot;*&quot;)" office:value-type="float" office:value="2" calcext:value-type="float">
            <text:p>2</text:p>
          </table:table-cell>
          <table:table-cell table:formula="of:=IF([.L21]=[.$P21];1;&quot;&quot;)">
            <text:p/>
          </table:table-cell>
          <table:table-cell table:style-name="ce28" table:formula="of:=IF([.M21]=[.$P21];1;&quot;&quot;)" office:value-type="float" office:value="1" calcext:value-type="float">
            <text:p>1</text:p>
          </table:table-cell>
          <table:table-cell table:style-name="ce28" table:formula="of:=IF([.N21]=[.$P21];1;&quot;&quot;)" office:value-type="float" office:value="1" calcext:value-type="float">
            <text:p>1</text:p>
          </table:table-cell>
          <table:table-cell table:formula="of:=IF([.O21]=[.$P21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38" calcext:value-type="float">
            <text:p>38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150-4-1&amp;100&amp;-1,5&amp;1&amp;\uu{1}&amp;2&amp;\h{1}&amp;\h{1}&amp;\h{1}\\\hline" calcext:value-type="string">
            <text:p>r20-150-4-1&amp;100&amp;-1,5&amp;1&amp;\uu{1}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21]" office:value-type="string" office:string-value="r20-150-4-2" calcext:value-type="string">
            <text:p>r20-150-4-2</text:p>
          </table:table-cell>
          <table:table-cell table:formula="of:=ROUND([$'ra-sub'.AB21];2)" office:value-type="float" office:value="100" calcext:value-type="float">
            <text:p>100</text:p>
          </table:table-cell>
          <table:table-cell table:style-name="ce12" table:formula="of:=ROUND([$'ra-sub'.AC21];1)" office:value-type="float" office:value="-1.5" calcext:value-type="float">
            <text:p>-1,5</text:p>
          </table:table-cell>
          <table:table-cell table:style-name="ce12" table:formula="of:=IF([$'ra-sub'.S21]=5;&quot;*&quot;;[$'ra-sub'.I21])" office:value-type="float" office:value="0.163777" calcext:value-type="float">
            <text:p>0,2</text:p>
          </table:table-cell>
          <table:table-cell table:style-name="ce12" table:formula="of:=IF([$'ra-sub'.S21]=11;1;&quot;&quot;)">
            <text:p/>
          </table:table-cell>
          <table:table-cell table:style-name="ce12" table:formula="of:=IFERROR(IF([.I22]=0;ABS(CEILING([.C22]));ABS(([.I22]-CEILING([.C22]))/[.I22]));&quot;*&quot;)" office:value-type="float" office:value="2" calcext:value-type="float">
            <text:p>2,0</text:p>
          </table:table-cell>
          <table:table-cell table:style-name="ce12" table:formula="of:=IFERROR([.I22]-CEILING([.C22]);&quot;*&quot;)" office:value-type="float" office:value="2" calcext:value-type="float">
            <text:p>2,0</text:p>
          </table:table-cell>
          <table:table-cell table:formula="of:=ROUND([$'exact-sub'.J21];1)" office:value-type="float" office:value="1" calcext:value-type="float">
            <text:p>1</text:p>
          </table:table-cell>
          <table:table-cell table:formula="of:=[$'exact-sub'.K21]" office:value-type="float" office:value="1" calcext:value-type="float">
            <text:p>1</text:p>
          </table:table-cell>
          <table:table-cell table:formula="of:=[$'exact-sub'.L21]" office:value-type="float" office:value="0" calcext:value-type="float">
            <text:p>0</text:p>
          </table:table-cell>
          <table:table-cell table:formula="of:=[$'exact-sub'.I21]" office:value-type="float" office:value="1.142991" calcext:value-type="float">
            <text:p>1,142991</text:p>
          </table:table-cell>
          <table:table-cell table:style-name="ce21" table:formula="of:=[$'ra-sub'.AE21]" office:value-type="float" office:value="1" calcext:value-type="float">
            <text:p>1</text:p>
          </table:table-cell>
          <table:table-cell table:style-name="ce21" table:formula="of:=[$'bcpa-sub-t600'.AE21]" office:value-type="float" office:value="1" calcext:value-type="float">
            <text:p>1</text:p>
          </table:table-cell>
          <table:table-cell table:style-name="ce21" table:formula="of:=[$'blpl-sub-t300'.AE21]" office:value-type="float" office:value="1" calcext:value-type="float">
            <text:p>1</text:p>
          </table:table-cell>
          <table:table-cell table:style-name="ce21" table:formula="of:=[$'sbpl-sub-t300'.AE21]" office:value-type="float" office:value="1" calcext:value-type="float">
            <text:p>1</text:p>
          </table:table-cell>
          <table:table-cell table:formula="of:=MIN([.L22:.O22])" office:value-type="float" office:value="1" calcext:value-type="float">
            <text:p>1</text:p>
          </table:table-cell>
          <table:table-cell table:formula="of:=ABS([.L22]-CEILING([.$C22]))" office:value-type="float" office:value="2" calcext:value-type="float">
            <text:p>2</text:p>
          </table:table-cell>
          <table:table-cell table:formula="of:=IFERROR(ABS([.M22]-CEILING([.$C22]));&quot;-&quot;)" office:value-type="float" office:value="2" calcext:value-type="float">
            <text:p>2</text:p>
          </table:table-cell>
          <table:table-cell table:formula="of:=ABS([.N22]-CEILING([.$C22]))" office:value-type="float" office:value="2" calcext:value-type="float">
            <text:p>2</text:p>
          </table:table-cell>
          <table:table-cell table:formula="of:=ABS([.O22]-CEILING([.$C22]))" office:value-type="float" office:value="2" calcext:value-type="float">
            <text:p>2</text:p>
          </table:table-cell>
          <table:table-cell table:formula="of:=IFERROR(ABS(([.L22]-CEILING([.$C22]))/CEILING([.$C22]));&quot;*&quot;)" office:value-type="float" office:value="2" calcext:value-type="float">
            <text:p>2</text:p>
          </table:table-cell>
          <table:table-cell table:formula="of:=IFERROR(ABS(([.M22]-CEILING([.$C22]))/CEILING([.$C22]));&quot;*&quot;)" office:value-type="float" office:value="2" calcext:value-type="float">
            <text:p>2</text:p>
          </table:table-cell>
          <table:table-cell table:formula="of:=IFERROR(ABS(([.N22]-CEILING([.$C22]))/CEILING([.$C22]));&quot;*&quot;)" office:value-type="float" office:value="2" calcext:value-type="float">
            <text:p>2</text:p>
          </table:table-cell>
          <table:table-cell table:formula="of:=IFERROR(ABS(([.O22]-CEILING([.$C22]))/CEILING([.$C22]));&quot;*&quot;)" office:value-type="float" office:value="2" calcext:value-type="float">
            <text:p>2</text:p>
          </table:table-cell>
          <table:table-cell table:style-name="ce28" table:formula="of:=IF([.L22]=[.$P22];1;&quot;&quot;)" office:value-type="float" office:value="1" calcext:value-type="float">
            <text:p>1</text:p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 office:value-type="float" office:value="1" calcext:value-type="float">
            <text:p>1</text:p>
          </table:table-cell>
          <table:table-cell table:style-name="ce28" table:formula="of:=IF([.O22]=[.$P22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0" calcext:value-type="float">
            <text:p>0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150-4-2&amp;100&amp;-1,5&amp;1&amp;\uu{1}&amp;\h{1}&amp;\h{1}&amp;\h{1}&amp;\h{1}\\\hline" calcext:value-type="string">
            <text:p>r20-150-4-2&amp;100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22]" office:value-type="string" office:string-value="r20-200-10-1" calcext:value-type="string">
            <text:p>r20-200-10-1</text:p>
          </table:table-cell>
          <table:table-cell table:formula="of:=ROUND([$'ra-sub'.AB22];2)" office:value-type="float" office:value="91.83" calcext:value-type="float">
            <text:p>91,83</text:p>
          </table:table-cell>
          <table:table-cell table:style-name="ce12" table:formula="of:=ROUND([$'ra-sub'.AC22];1)" office:value-type="float" office:value="-4.7" calcext:value-type="float">
            <text:p>-4,7</text:p>
          </table:table-cell>
          <table:table-cell table:style-name="ce12" table:formula="of:=IF([$'ra-sub'.S22]=5;&quot;*&quot;;[$'ra-sub'.I22])" office:value-type="float" office:value="3.00552" calcext:value-type="float">
            <text:p>3,0</text:p>
          </table:table-cell>
          <table:table-cell table:style-name="ce12" table:formula="of:=IF([$'ra-sub'.S22]=11;1;&quot;&quot;)">
            <text:p/>
          </table:table-cell>
          <table:table-cell table:style-name="ce12" table:formula="of:=IFERROR(IF([.I23]=0;ABS(CEILING([.C23]));ABS(([.I23]-CEILING([.C23]))/[.I23]));&quot;*&quot;)" office:value-type="float" office:value="5" calcext:value-type="float">
            <text:p>5,0</text:p>
          </table:table-cell>
          <table:table-cell table:style-name="ce12" table:formula="of:=IFERROR([.I23]-CEILING([.C23]);&quot;*&quot;)" office:value-type="float" office:value="5" calcext:value-type="float">
            <text:p>5,0</text:p>
          </table:table-cell>
          <table:table-cell table:formula="of:=ROUND([$'exact-sub'.J22];1)" office:value-type="float" office:value="1" calcext:value-type="float">
            <text:p>1</text:p>
          </table:table-cell>
          <table:table-cell table:formula="of:=[$'exact-sub'.K22]" office:value-type="float" office:value="1" calcext:value-type="float">
            <text:p>1</text:p>
          </table:table-cell>
          <table:table-cell table:formula="of:=[$'exact-sub'.L22]" office:value-type="float" office:value="0" calcext:value-type="float">
            <text:p>0</text:p>
          </table:table-cell>
          <table:table-cell table:formula="of:=[$'exact-sub'.I22]" office:value-type="float" office:value="547.575797" calcext:value-type="float">
            <text:p>547,575797</text:p>
          </table:table-cell>
          <table:table-cell table:style-name="ce21" table:formula="of:=[$'ra-sub'.AE22]" office:value-type="float" office:value="3" calcext:value-type="float">
            <text:p>3</text:p>
          </table:table-cell>
          <table:table-cell table:style-name="ce21" table:formula="of:=[$'bcpa-sub-t600'.AE22]" office:value-type="float" office:value="2" calcext:value-type="float">
            <text:p>2</text:p>
          </table:table-cell>
          <table:table-cell table:style-name="ce21" table:formula="of:=[$'blpl-sub-t300'.AE22]" office:value-type="float" office:value="2" calcext:value-type="float">
            <text:p>2</text:p>
          </table:table-cell>
          <table:table-cell table:style-name="ce21" table:formula="of:=[$'sbpl-sub-t300'.AE22]" office:value-type="float" office:value="1" calcext:value-type="float">
            <text:p>1</text:p>
          </table:table-cell>
          <table:table-cell table:formula="of:=MIN([.L23:.O23])" office:value-type="float" office:value="1" calcext:value-type="float">
            <text:p>1</text:p>
          </table:table-cell>
          <table:table-cell table:formula="of:=ABS([.L23]-CEILING([.$C23]))" office:value-type="float" office:value="7" calcext:value-type="float">
            <text:p>7</text:p>
          </table:table-cell>
          <table:table-cell table:style-name="ce27" table:formula="of:=IFERROR(ABS([.M23]-CEILING([.$C23]));&quot;-&quot;)" office:value-type="float" office:value="6" calcext:value-type="float">
            <text:p>6</text:p>
          </table:table-cell>
          <table:table-cell table:formula="of:=ABS([.N23]-CEILING([.$C23]))" office:value-type="float" office:value="6" calcext:value-type="float">
            <text:p>6</text:p>
          </table:table-cell>
          <table:table-cell table:formula="of:=ABS([.O23]-CEILING([.$C23]))" office:value-type="float" office:value="5" calcext:value-type="float">
            <text:p>5</text:p>
          </table:table-cell>
          <table:table-cell table:formula="of:=IFERROR(ABS(([.L23]-CEILING([.$C23]))/CEILING([.$C23]));&quot;*&quot;)" office:value-type="float" office:value="1.75" calcext:value-type="float">
            <text:p>1,75</text:p>
          </table:table-cell>
          <table:table-cell table:formula="of:=IFERROR(ABS(([.M23]-CEILING([.$C23]))/CEILING([.$C23]));&quot;*&quot;)" office:value-type="float" office:value="1.5" calcext:value-type="float">
            <text:p>1,5</text:p>
          </table:table-cell>
          <table:table-cell table:formula="of:=IFERROR(ABS(([.N23]-CEILING([.$C23]))/CEILING([.$C23]));&quot;*&quot;)" office:value-type="float" office:value="1.5" calcext:value-type="float">
            <text:p>1,5</text:p>
          </table:table-cell>
          <table:table-cell table:formula="of:=IFERROR(ABS(([.O23]-CEILING([.$C23]))/CEILING([.$C23]));&quot;*&quot;)" office:value-type="float" office:value="1.25" calcext:value-type="float">
            <text:p>1,25</text:p>
          </table:table-cell>
          <table:table-cell table:style-name="ce28" table:formula="of:=IF([.L23]=[.$P23];1;&quot;&quot;)">
            <text:p/>
          </table:table-cell>
          <table:table-cell table:style-name="ce28" table:formula="of:=IF([.M23]=[.$P23];1;&quot;&quot;)">
            <text:p/>
          </table:table-cell>
          <table:table-cell table:formula="of:=IF([.N23]=[.$P23];1;&quot;&quot;)">
            <text:p/>
          </table:table-cell>
          <table:table-cell table:style-name="ce28" table:formula="of:=IF([.O23]=[.$P2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1)" office:value-type="float" office:value="5.9" calcext:value-type="float">
            <text:p>5,9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200-10-1&amp;91,83&amp;-4,7&amp;1&amp;\uu{1}&amp;3&amp;2&amp;2&amp;\h{1}\\\hline" calcext:value-type="string">
            <text:p>r20-200-10-1&amp;91,83&amp;-4,7&amp;1&amp;\uu{1}&amp;3&amp;2&amp;2&amp;\h{1}\\\hline</text:p>
          </table:table-cell>
          <table:table-cell table:number-columns-repeated="10"/>
        </table:table-row>
        <table:table-row table:style-name="ro2">
          <table:table-cell table:formula="of:=[$'ra-sub'.AA23]" office:value-type="string" office:string-value="r20-200-10-2" calcext:value-type="string">
            <text:p>r20-200-10-2</text:p>
          </table:table-cell>
          <table:table-cell table:formula="of:=ROUND([$'ra-sub'.AB23];2)" office:value-type="float" office:value="93.52" calcext:value-type="float">
            <text:p>93,52</text:p>
          </table:table-cell>
          <table:table-cell table:style-name="ce12" table:formula="of:=ROUND([$'ra-sub'.AC23];1)" office:value-type="float" office:value="-4.8" calcext:value-type="float">
            <text:p>-4,8</text:p>
          </table:table-cell>
          <table:table-cell table:style-name="ce12" table:formula="of:=IF([$'ra-sub'.S23]=5;&quot;*&quot;;[$'ra-sub'.I23])" office:value-type="float" office:value="3.667716" calcext:value-type="float">
            <text:p>3,7</text:p>
          </table:table-cell>
          <table:table-cell table:style-name="ce12" table:formula="of:=IF([$'ra-sub'.S23]=11;1;&quot;&quot;)">
            <text:p/>
          </table:table-cell>
          <table:table-cell table:style-name="ce12" table:formula="of:=IFERROR(IF([.I24]=0;ABS(CEILING([.C24]));ABS(([.I24]-CEILING([.C24]))/[.I24]));&quot;*&quot;)" office:value-type="float" office:value="5" calcext:value-type="float">
            <text:p>5,0</text:p>
          </table:table-cell>
          <table:table-cell table:style-name="ce12" table:formula="of:=IFERROR([.I24]-CEILING([.C24]);&quot;*&quot;)" office:value-type="float" office:value="5" calcext:value-type="float">
            <text:p>5,0</text:p>
          </table:table-cell>
          <table:table-cell table:formula="of:=ROUND([$'exact-sub'.J23];1)" office:value-type="float" office:value="1" calcext:value-type="float">
            <text:p>1</text:p>
          </table:table-cell>
          <table:table-cell table:formula="of:=[$'exact-sub'.K23]" office:value-type="float" office:value="1" calcext:value-type="float">
            <text:p>1</text:p>
          </table:table-cell>
          <table:table-cell table:formula="of:=[$'exact-sub'.L23]" office:value-type="float" office:value="0" calcext:value-type="float">
            <text:p>0</text:p>
          </table:table-cell>
          <table:table-cell table:formula="of:=[$'exact-sub'.I23]" office:value-type="float" office:value="528.625319" calcext:value-type="float">
            <text:p>528,625319</text:p>
          </table:table-cell>
          <table:table-cell table:style-name="ce21" table:formula="of:=[$'ra-sub'.AE23]" office:value-type="float" office:value="3" calcext:value-type="float">
            <text:p>3</text:p>
          </table:table-cell>
          <table:table-cell table:style-name="ce21" table:formula="of:=[$'bcpa-sub-t600'.AE23]" office:value-type="float" office:value="1" calcext:value-type="float">
            <text:p>1</text:p>
          </table:table-cell>
          <table:table-cell table:style-name="ce21" table:formula="of:=[$'blpl-sub-t300'.AE23]" office:value-type="float" office:value="1" calcext:value-type="float">
            <text:p>1</text:p>
          </table:table-cell>
          <table:table-cell table:style-name="ce21" table:formula="of:=[$'sbpl-sub-t300'.AE23]" office:value-type="float" office:value="1" calcext:value-type="float">
            <text:p>1</text:p>
          </table:table-cell>
          <table:table-cell table:formula="of:=MIN([.L24:.O24])" office:value-type="float" office:value="1" calcext:value-type="float">
            <text:p>1</text:p>
          </table:table-cell>
          <table:table-cell table:formula="of:=ABS([.L24]-CEILING([.$C24]))" office:value-type="float" office:value="7" calcext:value-type="float">
            <text:p>7</text:p>
          </table:table-cell>
          <table:table-cell table:formula="of:=IFERROR(ABS([.M24]-CEILING([.$C24]));&quot;-&quot;)" office:value-type="float" office:value="5" calcext:value-type="float">
            <text:p>5</text:p>
          </table:table-cell>
          <table:table-cell table:formula="of:=ABS([.N24]-CEILING([.$C24]))" office:value-type="float" office:value="5" calcext:value-type="float">
            <text:p>5</text:p>
          </table:table-cell>
          <table:table-cell table:formula="of:=ABS([.O24]-CEILING([.$C24]))" office:value-type="float" office:value="5" calcext:value-type="float">
            <text:p>5</text:p>
          </table:table-cell>
          <table:table-cell table:formula="of:=IFERROR(ABS(([.L24]-CEILING([.$C24]))/CEILING([.$C24]));&quot;*&quot;)" office:value-type="float" office:value="1.75" calcext:value-type="float">
            <text:p>1,75</text:p>
          </table:table-cell>
          <table:table-cell table:formula="of:=IFERROR(ABS(([.M24]-CEILING([.$C24]))/CEILING([.$C24]));&quot;*&quot;)" office:value-type="float" office:value="1.25" calcext:value-type="float">
            <text:p>1,25</text:p>
          </table:table-cell>
          <table:table-cell table:formula="of:=IFERROR(ABS(([.N24]-CEILING([.$C24]))/CEILING([.$C24]));&quot;*&quot;)" office:value-type="float" office:value="1.25" calcext:value-type="float">
            <text:p>1,25</text:p>
          </table:table-cell>
          <table:table-cell table:formula="of:=IFERROR(ABS(([.O24]-CEILING([.$C24]))/CEILING([.$C24]));&quot;*&quot;)" office:value-type="float" office:value="1.25" calcext:value-type="float">
            <text:p>1,25</text:p>
          </table:table-cell>
          <table:table-cell table:style-name="ce28" table:formula="of:=IF([.L24]=[.$P24];1;&quot;&quot;)">
            <text:p/>
          </table:table-cell>
          <table:table-cell table:style-name="ce28" table:formula="of:=IF([.M24]=[.$P24];1;&quot;&quot;)" office:value-type="float" office:value="1" calcext:value-type="float">
            <text:p>1</text:p>
          </table:table-cell>
          <table:table-cell table:formula="of:=IF([.N24]=[.$P24];1;&quot;&quot;)" office:value-type="float" office:value="1" calcext:value-type="float">
            <text:p>1</text:p>
          </table:table-cell>
          <table:table-cell table:style-name="ce28" table:formula="of:=IF([.O24]=[.$P2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1)" office:value-type="float" office:value="4.2" calcext:value-type="float">
            <text:p>4,2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200-10-2&amp;93,52&amp;-4,8&amp;1&amp;\uu{1}&amp;3&amp;\h{1}&amp;\h{1}&amp;\h{1}\\\hline" calcext:value-type="string">
            <text:p>r20-200-10-2&amp;93,52&amp;-4,8&amp;1&amp;\uu{1}&amp;3&amp;\h{1}&amp;\h{1}&amp;\h{1}\\\hline</text:p>
          </table:table-cell>
          <table:table-cell table:number-columns-repeated="10"/>
        </table:table-row>
        <table:table-row table:style-name="ro2">
          <table:table-cell table:formula="of:=[$'ra-sub'.AA24]" office:value-type="string" office:string-value="r20-200-15-1" calcext:value-type="string">
            <text:p>r20-200-15-1</text:p>
          </table:table-cell>
          <table:table-cell table:formula="of:=ROUND([$'ra-sub'.AB24];2)" office:value-type="float" office:value="93.62" calcext:value-type="float">
            <text:p>93,62</text:p>
          </table:table-cell>
          <table:table-cell table:style-name="ce12" table:formula="of:=ROUND([$'ra-sub'.AC24];1)" office:value-type="float" office:value="-8.4" calcext:value-type="float">
            <text:p>-8,4</text:p>
          </table:table-cell>
          <table:table-cell table:style-name="ce12" table:formula="of:=IF([$'ra-sub'.S24]=5;&quot;*&quot;;[$'ra-sub'.I24])" office:value-type="float" office:value="10.50602" calcext:value-type="float">
            <text:p>10,5</text:p>
          </table:table-cell>
          <table:table-cell table:style-name="ce12" table:formula="of:=IF([$'ra-sub'.S24]=11;1;&quot;&quot;)">
            <text:p/>
          </table:table-cell>
          <table:table-cell table:style-name="ce12" table:formula="of:=IFERROR(IF([.I25]=0;ABS(CEILING([.C25]));ABS(([.I25]-CEILING([.C25]))/[.I25]));&quot;*&quot;)" office:value-type="float" office:value="9" calcext:value-type="float">
            <text:p>9,0</text:p>
          </table:table-cell>
          <table:table-cell table:style-name="ce12" table:formula="of:=IFERROR([.I25]-CEILING([.C25]);&quot;*&quot;)" office:value-type="float" office:value="9" calcext:value-type="float">
            <text:p>9,0</text:p>
          </table:table-cell>
          <table:table-cell table:formula="of:=ROUND([$'exact-sub'.J24];1)" office:value-type="float" office:value="-2.4" calcext:value-type="float">
            <text:p>-2,4</text:p>
          </table:table-cell>
          <table:table-cell table:formula="of:=[$'exact-sub'.K24]" office:value-type="float" office:value="1" calcext:value-type="float">
            <text:p>1</text:p>
          </table:table-cell>
          <table:table-cell table:formula="of:=[$'exact-sub'.L24]" office:value-type="float" office:value="1E+020" calcext:value-type="float">
            <text:p>1E+020</text:p>
          </table:table-cell>
          <table:table-cell table:formula="of:=[$'exact-sub'.I24]" office:value-type="float" office:value="1827.547525" calcext:value-type="float">
            <text:p>1827,547525</text:p>
          </table:table-cell>
          <table:table-cell table:style-name="ce21" table:formula="of:=[$'ra-sub'.AE24]" office:value-type="float" office:value="4" calcext:value-type="float">
            <text:p>4</text:p>
          </table:table-cell>
          <table:table-cell table:style-name="ce21" table:formula="of:=[$'bcpa-sub-t600'.AE24]" office:value-type="float" office:value="2" calcext:value-type="float">
            <text:p>2</text:p>
          </table:table-cell>
          <table:table-cell table:style-name="ce21" table:formula="of:=[$'blpl-sub-t300'.AE24]" office:value-type="float" office:value="2" calcext:value-type="float">
            <text:p>2</text:p>
          </table:table-cell>
          <table:table-cell table:style-name="ce21" table:formula="of:=[$'sbpl-sub-t300'.AE24]" office:value-type="float" office:value="2" calcext:value-type="float">
            <text:p>2</text:p>
          </table:table-cell>
          <table:table-cell table:formula="of:=MIN([.L25:.O25])" office:value-type="float" office:value="2" calcext:value-type="float">
            <text:p>2</text:p>
          </table:table-cell>
          <table:table-cell table:formula="of:=ABS([.L25]-CEILING([.$C25]))" office:value-type="float" office:value="12" calcext:value-type="float">
            <text:p>12</text:p>
          </table:table-cell>
          <table:table-cell table:style-name="ce27" table:formula="of:=IFERROR(ABS([.M25]-CEILING([.$C25]));&quot;-&quot;)" office:value-type="float" office:value="10" calcext:value-type="float">
            <text:p>10</text:p>
          </table:table-cell>
          <table:table-cell table:formula="of:=ABS([.N25]-CEILING([.$C25]))" office:value-type="float" office:value="10" calcext:value-type="float">
            <text:p>10</text:p>
          </table:table-cell>
          <table:table-cell table:formula="of:=ABS([.O25]-CEILING([.$C25]))" office:value-type="float" office:value="10" calcext:value-type="float">
            <text:p>10</text:p>
          </table:table-cell>
          <table:table-cell table:formula="of:=IFERROR(ABS(([.L25]-CEILING([.$C25]))/CEILING([.$C25]));&quot;*&quot;)" office:value-type="float" office:value="1.5" calcext:value-type="float">
            <text:p>1,5</text:p>
          </table:table-cell>
          <table:table-cell table:formula="of:=IFERROR(ABS(([.M25]-CEILING([.$C25]))/CEILING([.$C25]));&quot;*&quot;)" office:value-type="float" office:value="1.25" calcext:value-type="float">
            <text:p>1,25</text:p>
          </table:table-cell>
          <table:table-cell table:formula="of:=IFERROR(ABS(([.N25]-CEILING([.$C25]))/CEILING([.$C25]));&quot;*&quot;)" office:value-type="float" office:value="1.25" calcext:value-type="float">
            <text:p>1,25</text:p>
          </table:table-cell>
          <table:table-cell table:formula="of:=IFERROR(ABS(([.O25]-CEILING([.$C25]))/CEILING([.$C25]));&quot;*&quot;)" office:value-type="float" office:value="1.25" calcext:value-type="float">
            <text:p>1,25</text:p>
          </table:table-cell>
          <table:table-cell table:style-name="ce28" table:formula="of:=IF([.L25]=[.$P25];1;&quot;&quot;)">
            <text:p/>
          </table:table-cell>
          <table:table-cell table:style-name="ce28" table:formula="of:=IF([.M25]=[.$P25];1;&quot;&quot;)" office:value-type="float" office:value="1" calcext:value-type="float">
            <text:p>1</text:p>
          </table:table-cell>
          <table:table-cell table:style-name="ce28" table:formula="of:=IF([.N25]=[.$P25];1;&quot;&quot;)" office:value-type="float" office:value="1" calcext:value-type="float">
            <text:p>1</text:p>
          </table:table-cell>
          <table:table-cell table:formula="of:=IF([.O25]=[.$P2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9.6" calcext:value-type="float">
            <text:p>9,6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200-15-1&amp;93,62&amp;-8,4&amp;-2,4&amp;1&amp;4&amp;\h{2}&amp;\h{2}&amp;\h{2}\\\hline" calcext:value-type="string">
            <text:p>r20-200-15-1&amp;93,62&amp;-8,4&amp;-2,4&amp;1&amp;4&amp;\h{2}&amp;\h{2}&amp;\h{2}\\\hline</text:p>
          </table:table-cell>
          <table:table-cell table:number-columns-repeated="10"/>
        </table:table-row>
        <table:table-row table:style-name="ro2">
          <table:table-cell table:formula="of:=[$'ra-sub'.AA25]" office:value-type="string" office:string-value="r20-200-15-2" calcext:value-type="string">
            <text:p>r20-200-15-2</text:p>
          </table:table-cell>
          <table:table-cell table:formula="of:=ROUND([$'ra-sub'.AB25];2)" office:value-type="float" office:value="100" calcext:value-type="float">
            <text:p>100</text:p>
          </table:table-cell>
          <table:table-cell table:style-name="ce12" table:formula="of:=ROUND([$'ra-sub'.AC25];1)" office:value-type="float" office:value="-8.6" calcext:value-type="float">
            <text:p>-8,6</text:p>
          </table:table-cell>
          <table:table-cell table:style-name="ce12" table:formula="of:=IF([$'ra-sub'.S25]=5;&quot;*&quot;;[$'ra-sub'.I25])" office:value-type="float" office:value="3.118597" calcext:value-type="float">
            <text:p>3,1</text:p>
          </table:table-cell>
          <table:table-cell table:style-name="ce12" table:formula="of:=IF([$'ra-sub'.S25]=11;1;&quot;&quot;)">
            <text:p/>
          </table:table-cell>
          <table:table-cell table:style-name="ce12" table:formula="of:=IFERROR(IF([.I26]=0;ABS(CEILING([.C26]));ABS(([.I26]-CEILING([.C26]))/[.I26]));&quot;*&quot;)" office:value-type="float" office:value="9" calcext:value-type="float">
            <text:p>9,0</text:p>
          </table:table-cell>
          <table:table-cell table:style-name="ce12" table:formula="of:=IFERROR([.I26]-CEILING([.C26]);&quot;*&quot;)" office:value-type="float" office:value="9" calcext:value-type="float">
            <text:p>9,0</text:p>
          </table:table-cell>
          <table:table-cell table:formula="of:=ROUND([$'exact-sub'.J25];1)" office:value-type="float" office:value="-1.2" calcext:value-type="float">
            <text:p>-1,2</text:p>
          </table:table-cell>
          <table:table-cell table:formula="of:=[$'exact-sub'.K25]" office:value-type="float" office:value="1" calcext:value-type="float">
            <text:p>1</text:p>
          </table:table-cell>
          <table:table-cell table:formula="of:=[$'exact-sub'.L25]" office:value-type="float" office:value="1E+020" calcext:value-type="float">
            <text:p>1E+020</text:p>
          </table:table-cell>
          <table:table-cell table:formula="of:=[$'exact-sub'.I25]" office:value-type="float" office:value="1827.866735" calcext:value-type="float">
            <text:p>1827,866735</text:p>
          </table:table-cell>
          <table:table-cell table:style-name="ce21" table:formula="of:=[$'ra-sub'.AE25]" office:value-type="float" office:value="3" calcext:value-type="float">
            <text:p>3</text:p>
          </table:table-cell>
          <table:table-cell table:style-name="ce21" table:formula="of:=[$'bcpa-sub-t600'.AE25]" office:value-type="float" office:value="1" calcext:value-type="float">
            <text:p>1</text:p>
          </table:table-cell>
          <table:table-cell table:style-name="ce21" table:formula="of:=[$'blpl-sub-t300'.AE25]" office:value-type="float" office:value="3" calcext:value-type="float">
            <text:p>3</text:p>
          </table:table-cell>
          <table:table-cell table:style-name="ce21" table:formula="of:=[$'sbpl-sub-t300'.AE25]" office:value-type="float" office:value="1" calcext:value-type="float">
            <text:p>1</text:p>
          </table:table-cell>
          <table:table-cell table:formula="of:=MIN([.L26:.O26])" office:value-type="float" office:value="1" calcext:value-type="float">
            <text:p>1</text:p>
          </table:table-cell>
          <table:table-cell table:formula="of:=ABS([.L26]-CEILING([.$C26]))" office:value-type="float" office:value="11" calcext:value-type="float">
            <text:p>11</text:p>
          </table:table-cell>
          <table:table-cell table:style-name="ce27" table:formula="of:=IFERROR(ABS([.M26]-CEILING([.$C26]));&quot;-&quot;)" office:value-type="float" office:value="9" calcext:value-type="float">
            <text:p>9</text:p>
          </table:table-cell>
          <table:table-cell table:formula="of:=ABS([.N26]-CEILING([.$C26]))" office:value-type="float" office:value="11" calcext:value-type="float">
            <text:p>11</text:p>
          </table:table-cell>
          <table:table-cell table:formula="of:=ABS([.O26]-CEILING([.$C26]))" office:value-type="float" office:value="9" calcext:value-type="float">
            <text:p>9</text:p>
          </table:table-cell>
          <table:table-cell table:formula="of:=IFERROR(ABS(([.L26]-CEILING([.$C26]))/CEILING([.$C26]));&quot;*&quot;)" office:value-type="float" office:value="1.375" calcext:value-type="float">
            <text:p>1,375</text:p>
          </table:table-cell>
          <table:table-cell table:formula="of:=IFERROR(ABS(([.M26]-CEILING([.$C26]))/CEILING([.$C26]));&quot;*&quot;)" office:value-type="float" office:value="1.125" calcext:value-type="float">
            <text:p>1,125</text:p>
          </table:table-cell>
          <table:table-cell table:formula="of:=IFERROR(ABS(([.N26]-CEILING([.$C26]))/CEILING([.$C26]));&quot;*&quot;)" office:value-type="float" office:value="1.375" calcext:value-type="float">
            <text:p>1,375</text:p>
          </table:table-cell>
          <table:table-cell table:formula="of:=IFERROR(ABS(([.O26]-CEILING([.$C26]))/CEILING([.$C26]));&quot;*&quot;)" office:value-type="float" office:value="1.125" calcext:value-type="float">
            <text:p>1,125</text:p>
          </table:table-cell>
          <table:table-cell table:style-name="ce28" table:formula="of:=IF([.L26]=[.$P26];1;&quot;&quot;)">
            <text:p/>
          </table:table-cell>
          <table:table-cell table:style-name="ce28" table:formula="of:=IF([.M26]=[.$P26];1;&quot;&quot;)" office:value-type="float" office:value="1" calcext:value-type="float">
            <text:p>1</text:p>
          </table:table-cell>
          <table:table-cell table:style-name="ce28" table:formula="of:=IF([.N26]=[.$P26];1;&quot;&quot;)">
            <text:p/>
          </table:table-cell>
          <table:table-cell table:formula="of:=IF([.O26]=[.$P2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5.2" calcext:value-type="float">
            <text:p>5,2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200-15-2&amp;100&amp;-8,6&amp;-1,2&amp;1&amp;3&amp;\h{1}&amp;3&amp;\h{1}\\\hline" calcext:value-type="string">
            <text:p>r20-200-15-2&amp;100&amp;-8,6&amp;-1,2&amp;1&amp;3&amp;\h{1}&amp;3&amp;\h{1}\\\hline</text:p>
          </table:table-cell>
          <table:table-cell table:number-columns-repeated="10"/>
        </table:table-row>
        <table:table-row table:style-name="ro2">
          <table:table-cell table:formula="of:=[$'ra-sub'.AA26]" office:value-type="string" office:string-value="r20-200-20-1" calcext:value-type="string">
            <text:p>r20-200-20-1</text:p>
          </table:table-cell>
          <table:table-cell table:formula="of:=ROUND([$'ra-sub'.AB26];2)" office:value-type="float" office:value="100" calcext:value-type="float">
            <text:p>100</text:p>
          </table:table-cell>
          <table:table-cell table:style-name="ce12" table:formula="of:=ROUND([$'ra-sub'.AC26];1)" office:value-type="float" office:value="-12.4" calcext:value-type="float">
            <text:p>-12,4</text:p>
          </table:table-cell>
          <table:table-cell table:style-name="ce12" table:formula="of:=IF([$'ra-sub'.S26]=5;&quot;*&quot;;[$'ra-sub'.I26])" office:value-type="float" office:value="11.54067" calcext:value-type="float">
            <text:p>11,5</text:p>
          </table:table-cell>
          <table:table-cell table:style-name="ce12" table:formula="of:=IF([$'ra-sub'.S26]=11;1;&quot;&quot;)">
            <text:p/>
          </table:table-cell>
          <table:table-cell table:style-name="ce12" table:formula="of:=IFERROR(IF([.I27]=0;ABS(CEILING([.C27]));ABS(([.I27]-CEILING([.C27]))/[.I27]));&quot;*&quot;)" office:value-type="float" office:value="13" calcext:value-type="float">
            <text:p>13,0</text:p>
          </table:table-cell>
          <table:table-cell table:style-name="ce12" table:formula="of:=IFERROR([.I27]-CEILING([.C27]);&quot;*&quot;)" office:value-type="float" office:value="13" calcext:value-type="float">
            <text:p>13,0</text:p>
          </table:table-cell>
          <table:table-cell table:formula="of:=ROUND([$'exact-sub'.J26];1)" office:value-type="float" office:value="-5.6" calcext:value-type="float">
            <text:p>-5,6</text:p>
          </table:table-cell>
          <table:table-cell table:formula="of:=[$'exact-sub'.K26]" office:value-type="float" office:value="1" calcext:value-type="float">
            <text:p>1</text:p>
          </table:table-cell>
          <table:table-cell table:formula="of:=[$'exact-sub'.L26]" office:value-type="float" office:value="1E+020" calcext:value-type="float">
            <text:p>1E+020</text:p>
          </table:table-cell>
          <table:table-cell table:formula="of:=[$'exact-sub'.I26]" office:value-type="float" office:value="1816.522143" calcext:value-type="float">
            <text:p>1816,522143</text:p>
          </table:table-cell>
          <table:table-cell table:style-name="ce21" table:formula="of:=[$'ra-sub'.AE26]" office:value-type="float" office:value="4" calcext:value-type="float">
            <text:p>4</text:p>
          </table:table-cell>
          <table:table-cell table:style-name="ce21" table:formula="of:=[$'bcpa-sub-t600'.AE26]" office:value-type="float" office:value="2" calcext:value-type="float">
            <text:p>2</text:p>
          </table:table-cell>
          <table:table-cell table:style-name="ce21" table:formula="of:=[$'blpl-sub-t300'.AE26]" office:value-type="float" office:value="3" calcext:value-type="float">
            <text:p>3</text:p>
          </table:table-cell>
          <table:table-cell table:style-name="ce21" table:formula="of:=[$'sbpl-sub-t300'.AE26]" office:value-type="float" office:value="2" calcext:value-type="float">
            <text:p>2</text:p>
          </table:table-cell>
          <table:table-cell table:formula="of:=MIN([.L27:.O27])" office:value-type="float" office:value="2" calcext:value-type="float">
            <text:p>2</text:p>
          </table:table-cell>
          <table:table-cell table:formula="of:=ABS([.L27]-CEILING([.$C27]))" office:value-type="float" office:value="16" calcext:value-type="float">
            <text:p>16</text:p>
          </table:table-cell>
          <table:table-cell table:formula="of:=IFERROR(ABS([.M27]-CEILING([.$C27]));&quot;-&quot;)" office:value-type="float" office:value="14" calcext:value-type="float">
            <text:p>14</text:p>
          </table:table-cell>
          <table:table-cell table:formula="of:=ABS([.N27]-CEILING([.$C27]))" office:value-type="float" office:value="15" calcext:value-type="float">
            <text:p>15</text:p>
          </table:table-cell>
          <table:table-cell table:formula="of:=ABS([.O27]-CEILING([.$C27]))" office:value-type="float" office:value="14" calcext:value-type="float">
            <text:p>14</text:p>
          </table:table-cell>
          <table:table-cell table:formula="of:=IFERROR(ABS(([.L27]-CEILING([.$C27]))/CEILING([.$C27]));&quot;*&quot;)" office:value-type="float" office:value="1.33333333333333" calcext:value-type="float">
            <text:p>1,33333333333333</text:p>
          </table:table-cell>
          <table:table-cell table:formula="of:=IFERROR(ABS(([.M27]-CEILING([.$C27]))/CEILING([.$C27]));&quot;*&quot;)" office:value-type="float" office:value="1.16666666666667" calcext:value-type="float">
            <text:p>1,16666666666667</text:p>
          </table:table-cell>
          <table:table-cell table:formula="of:=IFERROR(ABS(([.N27]-CEILING([.$C27]))/CEILING([.$C27]));&quot;*&quot;)" office:value-type="float" office:value="1.25" calcext:value-type="float">
            <text:p>1,25</text:p>
          </table:table-cell>
          <table:table-cell table:formula="of:=IFERROR(ABS(([.O27]-CEILING([.$C27]))/CEILING([.$C27]));&quot;*&quot;)" office:value-type="float" office:value="1.16666666666667" calcext:value-type="float">
            <text:p>1,16666666666667</text:p>
          </table:table-cell>
          <table:table-cell table:formula="of:=IF([.L27]=[.$P27];1;&quot;&quot;)">
            <text:p/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style-name="ce28" table:formula="of:=IF([.N27]=[.$P27];1;&quot;&quot;)">
            <text:p/>
          </table:table-cell>
          <table:table-cell table:style-name="ce28" table:formula="of:=IF([.O27]=[.$P27];1;&quot;&quot;)" office:value-type="float" office:value="1" calcext:value-type="float">
            <text:p>1</text:p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200-20-1&amp;100&amp;-12,4&amp;-5,6&amp;1&amp;4&amp;\h{2}&amp;3&amp;\h{2}\\\hline" calcext:value-type="string">
            <text:p>r20-200-20-1&amp;100&amp;-12,4&amp;-5,6&amp;1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27]" office:value-type="string" office:string-value="r20-200-20-2" calcext:value-type="string">
            <text:p>r20-200-20-2</text:p>
          </table:table-cell>
          <table:table-cell table:formula="of:=ROUND([$'ra-sub'.AB27];2)" office:value-type="float" office:value="100" calcext:value-type="float">
            <text:p>100</text:p>
          </table:table-cell>
          <table:table-cell table:style-name="ce12" table:formula="of:=ROUND([$'ra-sub'.AC27];1)" office:value-type="float" office:value="-12.4" calcext:value-type="float">
            <text:p>-12,4</text:p>
          </table:table-cell>
          <table:table-cell table:style-name="ce12" table:formula="of:=IF([$'ra-sub'.S27]=5;&quot;*&quot;;[$'ra-sub'.I27])" office:value-type="float" office:value="6.31074" calcext:value-type="float">
            <text:p>6,3</text:p>
          </table:table-cell>
          <table:table-cell table:style-name="ce12" table:formula="of:=IF([$'ra-sub'.S27]=11;1;&quot;&quot;)">
            <text:p/>
          </table:table-cell>
          <table:table-cell table:style-name="ce12" table:formula="of:=IFERROR(IF([.I28]=0;ABS(CEILING([.C28]));ABS(([.I28]-CEILING([.C28]))/[.I28]));&quot;*&quot;)" office:value-type="float" office:value="13" calcext:value-type="float">
            <text:p>13,0</text:p>
          </table:table-cell>
          <table:table-cell table:style-name="ce12" table:formula="of:=IFERROR([.I28]-CEILING([.C28]);&quot;*&quot;)" office:value-type="float" office:value="13" calcext:value-type="float">
            <text:p>13,0</text:p>
          </table:table-cell>
          <table:table-cell table:formula="of:=ROUND([$'exact-sub'.J27];1)" office:value-type="float" office:value="-3.5" calcext:value-type="float">
            <text:p>-3,5</text:p>
          </table:table-cell>
          <table:table-cell table:formula="of:=[$'exact-sub'.K27]" office:value-type="float" office:value="1" calcext:value-type="float">
            <text:p>1</text:p>
          </table:table-cell>
          <table:table-cell table:formula="of:=[$'exact-sub'.L27]" office:value-type="float" office:value="1E+020" calcext:value-type="float">
            <text:p>1E+020</text:p>
          </table:table-cell>
          <table:table-cell table:formula="of:=[$'exact-sub'.I27]" office:value-type="float" office:value="1822.88255" calcext:value-type="float">
            <text:p>1822,88255</text:p>
          </table:table-cell>
          <table:table-cell table:style-name="ce21" table:formula="of:=[$'ra-sub'.AE27]" office:value-type="float" office:value="2" calcext:value-type="float">
            <text:p>2</text:p>
          </table:table-cell>
          <table:table-cell table:style-name="ce21" table:formula="of:=[$'bcpa-sub-t600'.AE27]" office:value-type="float" office:value="1" calcext:value-type="float">
            <text:p>1</text:p>
          </table:table-cell>
          <table:table-cell table:style-name="ce21" table:formula="of:=[$'blpl-sub-t300'.AE27]" office:value-type="float" office:value="2" calcext:value-type="float">
            <text:p>2</text:p>
          </table:table-cell>
          <table:table-cell table:style-name="ce21" table:formula="of:=[$'sbpl-sub-t300'.AE27]" office:value-type="float" office:value="2" calcext:value-type="float">
            <text:p>2</text:p>
          </table:table-cell>
          <table:table-cell table:formula="of:=MIN([.L28:.O28])" office:value-type="float" office:value="1" calcext:value-type="float">
            <text:p>1</text:p>
          </table:table-cell>
          <table:table-cell table:formula="of:=ABS([.L28]-CEILING([.$C28]))" office:value-type="float" office:value="14" calcext:value-type="float">
            <text:p>14</text:p>
          </table:table-cell>
          <table:table-cell table:formula="of:=IFERROR(ABS([.M28]-CEILING([.$C28]));&quot;-&quot;)" office:value-type="float" office:value="13" calcext:value-type="float">
            <text:p>13</text:p>
          </table:table-cell>
          <table:table-cell table:formula="of:=ABS([.N28]-CEILING([.$C28]))" office:value-type="float" office:value="14" calcext:value-type="float">
            <text:p>14</text:p>
          </table:table-cell>
          <table:table-cell table:formula="of:=ABS([.O28]-CEILING([.$C28]))" office:value-type="float" office:value="14" calcext:value-type="float">
            <text:p>14</text:p>
          </table:table-cell>
          <table:table-cell table:formula="of:=IFERROR(ABS(([.L28]-CEILING([.$C28]))/CEILING([.$C28]));&quot;*&quot;)" office:value-type="float" office:value="1.16666666666667" calcext:value-type="float">
            <text:p>1,16666666666667</text:p>
          </table:table-cell>
          <table:table-cell table:formula="of:=IFERROR(ABS(([.M28]-CEILING([.$C28]))/CEILING([.$C28]));&quot;*&quot;)" office:value-type="float" office:value="1.08333333333333" calcext:value-type="float">
            <text:p>1,08333333333333</text:p>
          </table:table-cell>
          <table:table-cell table:formula="of:=IFERROR(ABS(([.N28]-CEILING([.$C28]))/CEILING([.$C28]));&quot;*&quot;)" office:value-type="float" office:value="1.16666666666667" calcext:value-type="float">
            <text:p>1,16666666666667</text:p>
          </table:table-cell>
          <table:table-cell table:formula="of:=IFERROR(ABS(([.O28]-CEILING([.$C28]))/CEILING([.$C28]));&quot;*&quot;)" office:value-type="float" office:value="1.16666666666667" calcext:value-type="float">
            <text:p>1,16666666666667</text:p>
          </table:table-cell>
          <table:table-cell table:formula="of:=IF([.L28]=[.$P28];1;&quot;&quot;)">
            <text:p/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style-name="ce28" table:formula="of:=IF([.N28]=[.$P28];1;&quot;&quot;)">
            <text:p/>
          </table:table-cell>
          <table:table-cell table:style-name="ce28" table:formula="of:=IF([.O28]=[.$P28];1;&quot;&quot;)">
            <text:p/>
          </table:table-cell>
          <table:table-cell table:number-columns-repeated="8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0-200-20-2&amp;100&amp;-12,4&amp;-3,5&amp;1&amp;2&amp;\h{1}&amp;2&amp;2\\\hline" calcext:value-type="string">
            <text:p>r20-200-20-2&amp;100&amp;-12,4&amp;-3,5&amp;1&amp;2&amp;\h{1}&amp;2&amp;2\\\hline</text:p>
          </table:table-cell>
          <table:table-cell table:number-columns-repeated="10"/>
        </table:table-row>
        <table:table-row table:style-name="ro2">
          <table:table-cell table:formula="of:=[$'ra-sub'.AA28]" office:value-type="string" office:string-value="r20-200-24-1" calcext:value-type="string">
            <text:p>r20-200-24-1</text:p>
          </table:table-cell>
          <table:table-cell table:formula="of:=ROUND([$'ra-sub'.AB28];2)" office:value-type="float" office:value="100" calcext:value-type="float">
            <text:p>100</text:p>
          </table:table-cell>
          <table:table-cell table:style-name="ce12" table:formula="of:=ROUND([$'ra-sub'.AC28];1)" office:value-type="float" office:value="-15.7" calcext:value-type="float">
            <text:p>-15,7</text:p>
          </table:table-cell>
          <table:table-cell table:style-name="ce12" table:formula="of:=IF([$'ra-sub'.S28]=5;&quot;*&quot;;[$'ra-sub'.I28])" office:value-type="float" office:value="10.005056" calcext:value-type="float">
            <text:p>10,0</text:p>
          </table:table-cell>
          <table:table-cell table:style-name="ce12" table:formula="of:=IF([$'ra-sub'.S28]=11;1;&quot;&quot;)">
            <text:p/>
          </table:table-cell>
          <table:table-cell table:style-name="ce12" table:formula="of:=IFERROR(IF([.I29]=0;ABS(CEILING([.C29]));ABS(([.I29]-CEILING([.C29]))/[.I29]));&quot;*&quot;)" office:value-type="float" office:value="8.5" calcext:value-type="float">
            <text:p>8,5</text:p>
          </table:table-cell>
          <table:table-cell table:style-name="ce12" table:formula="of:=IFERROR([.I29]-CEILING([.C29]);&quot;*&quot;)" office:value-type="float" office:value="17" calcext:value-type="float">
            <text:p>17,0</text:p>
          </table:table-cell>
          <table:table-cell table:formula="of:=ROUND([$'exact-sub'.J28];1)" office:value-type="float" office:value="-9" calcext:value-type="float">
            <text:p>-9</text:p>
          </table:table-cell>
          <table:table-cell table:formula="of:=[$'exact-sub'.K28]" office:value-type="float" office:value="2" calcext:value-type="float">
            <text:p>2</text:p>
          </table:table-cell>
          <table:table-cell table:formula="of:=[$'exact-sub'.L28]" office:value-type="float" office:value="1E+020" calcext:value-type="float">
            <text:p>1E+020</text:p>
          </table:table-cell>
          <table:table-cell table:formula="of:=[$'exact-sub'.I28]" office:value-type="float" office:value="1819.621883" calcext:value-type="float">
            <text:p>1819,621883</text:p>
          </table:table-cell>
          <table:table-cell table:style-name="ce21" table:formula="of:=[$'ra-sub'.AE28]" office:value-type="float" office:value="4" calcext:value-type="float">
            <text:p>4</text:p>
          </table:table-cell>
          <table:table-cell table:style-name="ce21" table:formula="of:=[$'bcpa-sub-t600'.AE28]" office:value-type="float" office:value="3" calcext:value-type="float">
            <text:p>3</text:p>
          </table:table-cell>
          <table:table-cell table:style-name="ce21" table:formula="of:=[$'blpl-sub-t300'.AE28]" office:value-type="float" office:value="4" calcext:value-type="float">
            <text:p>4</text:p>
          </table:table-cell>
          <table:table-cell table:style-name="ce21" table:formula="of:=[$'sbpl-sub-t300'.AE28]" office:value-type="float" office:value="2" calcext:value-type="float">
            <text:p>2</text:p>
          </table:table-cell>
          <table:table-cell table:formula="of:=MIN([.L29:.O29])" office:value-type="float" office:value="2" calcext:value-type="float">
            <text:p>2</text:p>
          </table:table-cell>
          <table:table-cell table:formula="of:=ABS([.L29]-CEILING([.$C29]))" office:value-type="float" office:value="19" calcext:value-type="float">
            <text:p>19</text:p>
          </table:table-cell>
          <table:table-cell table:formula="of:=IFERROR(ABS([.M29]-CEILING([.$C29]));&quot;-&quot;)" office:value-type="float" office:value="18" calcext:value-type="float">
            <text:p>18</text:p>
          </table:table-cell>
          <table:table-cell table:formula="of:=ABS([.N29]-CEILING([.$C29]))" office:value-type="float" office:value="19" calcext:value-type="float">
            <text:p>19</text:p>
          </table:table-cell>
          <table:table-cell table:formula="of:=ABS([.O29]-CEILING([.$C29]))" office:value-type="float" office:value="17" calcext:value-type="float">
            <text:p>17</text:p>
          </table:table-cell>
          <table:table-cell table:formula="of:=IFERROR(ABS(([.L29]-CEILING([.$C29]))/CEILING([.$C29]));&quot;*&quot;)" office:value-type="float" office:value="1.26666666666667" calcext:value-type="float">
            <text:p>1,26666666666667</text:p>
          </table:table-cell>
          <table:table-cell table:formula="of:=IFERROR(ABS(([.M29]-CEILING([.$C29]))/CEILING([.$C29]));&quot;*&quot;)" office:value-type="float" office:value="1.2" calcext:value-type="float">
            <text:p>1,2</text:p>
          </table:table-cell>
          <table:table-cell table:formula="of:=IFERROR(ABS(([.N29]-CEILING([.$C29]))/CEILING([.$C29]));&quot;*&quot;)" office:value-type="float" office:value="1.26666666666667" calcext:value-type="float">
            <text:p>1,26666666666667</text:p>
          </table:table-cell>
          <table:table-cell table:formula="of:=IFERROR(ABS(([.O29]-CEILING([.$C29]))/CEILING([.$C29]));&quot;*&quot;)" office:value-type="float" office:value="1.13333333333333" calcext:value-type="float">
            <text:p>1,13333333333333</text:p>
          </table:table-cell>
          <table:table-cell table:formula="of:=IF([.L29]=[.$P29];1;&quot;&quot;)">
            <text:p/>
          </table:table-cell>
          <table:table-cell table:formula="of:=IF([.M29]=[.$P29];1;&quot;&quot;)">
            <text:p/>
          </table:table-cell>
          <table:table-cell table:style-name="ce28" table:formula="of:=IF([.N29]=[.$P29];1;&quot;&quot;)">
            <text:p/>
          </table:table-cell>
          <table:table-cell table:style-name="ce28" table:formula="of:=IF([.O29]=[.$P29];1;&quot;&quot;)" office:value-type="float" office:value="1" calcext:value-type="float">
            <text:p>1</text:p>
          </table:table-cell>
          <table:table-cell table:number-columns-repeated="8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0-200-24-1&amp;100&amp;-15,7&amp;-9&amp;2&amp;4&amp;3&amp;4&amp;\h{2}\\\hline" calcext:value-type="string">
            <text:p>r20-200-24-1&amp;100&amp;-15,7&amp;-9&amp;2&amp;4&amp;3&amp;4&amp;\h{2}\\\hline</text:p>
          </table:table-cell>
          <table:table-cell table:number-columns-repeated="10"/>
        </table:table-row>
        <table:table-row table:style-name="ro2">
          <table:table-cell table:formula="of:=[$'ra-sub'.AA29]" office:value-type="string" office:string-value="r20-200-24-2" calcext:value-type="string">
            <text:p>r20-200-24-2</text:p>
          </table:table-cell>
          <table:table-cell table:formula="of:=ROUND([$'ra-sub'.AB29];2)" office:value-type="float" office:value="100" calcext:value-type="float">
            <text:p>100</text:p>
          </table:table-cell>
          <table:table-cell table:style-name="ce12" table:formula="of:=ROUND([$'ra-sub'.AC29];1)" office:value-type="float" office:value="-15.7" calcext:value-type="float">
            <text:p>-15,7</text:p>
          </table:table-cell>
          <table:table-cell table:style-name="ce12" table:formula="of:=IF([$'ra-sub'.S29]=5;&quot;*&quot;;[$'ra-sub'.I29])" office:value-type="float" office:value="10.78592" calcext:value-type="float">
            <text:p>10,8</text:p>
          </table:table-cell>
          <table:table-cell table:style-name="ce12" table:formula="of:=IF([$'ra-sub'.S29]=11;1;&quot;&quot;)">
            <text:p/>
          </table:table-cell>
          <table:table-cell table:style-name="ce12" table:formula="of:=IFERROR(IF([.I30]=0;ABS(CEILING([.C30]));ABS(([.I30]-CEILING([.C30]))/[.I30]));&quot;*&quot;)" office:value-type="float" office:value="16" calcext:value-type="float">
            <text:p>16,0</text:p>
          </table:table-cell>
          <table:table-cell table:style-name="ce12" table:formula="of:=IFERROR([.I30]-CEILING([.C30]);&quot;*&quot;)" office:value-type="float" office:value="16" calcext:value-type="float">
            <text:p>16,0</text:p>
          </table:table-cell>
          <table:table-cell table:formula="of:=ROUND([$'exact-sub'.J29];1)" office:value-type="float" office:value="-5.6" calcext:value-type="float">
            <text:p>-5,6</text:p>
          </table:table-cell>
          <table:table-cell table:formula="of:=[$'exact-sub'.K29]" office:value-type="float" office:value="1" calcext:value-type="float">
            <text:p>1</text:p>
          </table:table-cell>
          <table:table-cell table:formula="of:=[$'exact-sub'.L29]" office:value-type="float" office:value="1E+020" calcext:value-type="float">
            <text:p>1E+020</text:p>
          </table:table-cell>
          <table:table-cell table:formula="of:=[$'exact-sub'.I29]" office:value-type="float" office:value="1810.981776" calcext:value-type="float">
            <text:p>1810,981776</text:p>
          </table:table-cell>
          <table:table-cell table:style-name="ce21" table:formula="of:=[$'ra-sub'.AE29]" office:value-type="float" office:value="3" calcext:value-type="float">
            <text:p>3</text:p>
          </table:table-cell>
          <table:table-cell table:style-name="ce21" table:formula="of:=[$'bcpa-sub-t600'.AE29]" office:value-type="float" office:value="1" calcext:value-type="float">
            <text:p>1</text:p>
          </table:table-cell>
          <table:table-cell table:style-name="ce21" table:formula="of:=[$'blpl-sub-t300'.AE29]" office:value-type="float" office:value="3" calcext:value-type="float">
            <text:p>3</text:p>
          </table:table-cell>
          <table:table-cell table:style-name="ce21" table:formula="of:=[$'sbpl-sub-t300'.AE29]" office:value-type="float" office:value="3" calcext:value-type="float">
            <text:p>3</text:p>
          </table:table-cell>
          <table:table-cell table:formula="of:=MIN([.L30:.O30])" office:value-type="float" office:value="1" calcext:value-type="float">
            <text:p>1</text:p>
          </table:table-cell>
          <table:table-cell table:formula="of:=ABS([.L30]-CEILING([.$C30]))" office:value-type="float" office:value="18" calcext:value-type="float">
            <text:p>18</text:p>
          </table:table-cell>
          <table:table-cell table:formula="of:=IFERROR(ABS([.M30]-CEILING([.$C30]));&quot;-&quot;)" office:value-type="float" office:value="16" calcext:value-type="float">
            <text:p>16</text:p>
          </table:table-cell>
          <table:table-cell table:formula="of:=ABS([.N30]-CEILING([.$C30]))" office:value-type="float" office:value="18" calcext:value-type="float">
            <text:p>18</text:p>
          </table:table-cell>
          <table:table-cell table:formula="of:=ABS([.O30]-CEILING([.$C30]))" office:value-type="float" office:value="18" calcext:value-type="float">
            <text:p>18</text:p>
          </table:table-cell>
          <table:table-cell table:formula="of:=IFERROR(ABS(([.L30]-CEILING([.$C30]))/CEILING([.$C30]));&quot;*&quot;)" office:value-type="float" office:value="1.2" calcext:value-type="float">
            <text:p>1,2</text:p>
          </table:table-cell>
          <table:table-cell table:formula="of:=IFERROR(ABS(([.M30]-CEILING([.$C30]))/CEILING([.$C30]));&quot;*&quot;)" office:value-type="float" office:value="1.06666666666667" calcext:value-type="float">
            <text:p>1,06666666666667</text:p>
          </table:table-cell>
          <table:table-cell table:formula="of:=IFERROR(ABS(([.N30]-CEILING([.$C30]))/CEILING([.$C30]));&quot;*&quot;)" office:value-type="float" office:value="1.2" calcext:value-type="float">
            <text:p>1,2</text:p>
          </table:table-cell>
          <table:table-cell table:formula="of:=IFERROR(ABS(([.O30]-CEILING([.$C30]))/CEILING([.$C30]));&quot;*&quot;)" office:value-type="float" office:value="1.2" calcext:value-type="float">
            <text:p>1,2</text:p>
          </table:table-cell>
          <table:table-cell table:formula="of:=IF([.L30]=[.$P30];1;&quot;&quot;)">
            <text:p/>
          </table:table-cell>
          <table:table-cell table:style-name="ce28" table:formula="of:=IF([.M30]=[.$P30];1;&quot;&quot;)" office:value-type="float" office:value="1" calcext:value-type="float">
            <text:p>1</text:p>
          </table:table-cell>
          <table:table-cell table:formula="of:=IF([.N30]=[.$P30];1;&quot;&quot;)">
            <text:p/>
          </table:table-cell>
          <table:table-cell table:formula="of:=IF([.O30]=[.$P30];1;&quot;&quot;)">
            <text:p/>
          </table:table-cell>
          <table:table-cell table:number-columns-repeated="8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0-200-24-2&amp;100&amp;-15,7&amp;-5,6&amp;1&amp;3&amp;\h{1}&amp;3&amp;3\\\hline" calcext:value-type="string">
            <text:p>r20-200-24-2&amp;100&amp;-15,7&amp;-5,6&amp;1&amp;3&amp;\h{1}&amp;3&amp;3\\\hline</text:p>
          </table:table-cell>
          <table:table-cell table:number-columns-repeated="10"/>
        </table:table-row>
        <table:table-row table:style-name="ro2">
          <table:table-cell table:formula="of:=[$'ra-sub'.AA30]" office:value-type="string" office:string-value="r20-200-4-1" calcext:value-type="string">
            <text:p>r20-200-4-1</text:p>
          </table:table-cell>
          <table:table-cell table:formula="of:=ROUND([$'ra-sub'.AB30];2)" office:value-type="float" office:value="100" calcext:value-type="float">
            <text:p>100</text:p>
          </table:table-cell>
          <table:table-cell table:style-name="ce12" table:formula="of:=ROUND([$'ra-sub'.AC30];1)" office:value-type="float" office:value="-1.6" calcext:value-type="float">
            <text:p>-1,6</text:p>
          </table:table-cell>
          <table:table-cell table:style-name="ce12" table:formula="of:=IF([$'ra-sub'.S30]=5;&quot;*&quot;;[$'ra-sub'.I30])" office:value-type="float" office:value="0.476444" calcext:value-type="float">
            <text:p>0,5</text:p>
          </table:table-cell>
          <table:table-cell table:style-name="ce12" table:formula="of:=IF([$'ra-sub'.S30]=11;1;&quot;&quot;)">
            <text:p/>
          </table:table-cell>
          <table:table-cell table:style-name="ce12" table:formula="of:=IFERROR(IF([.I31]=0;ABS(CEILING([.C31]));ABS(([.I31]-CEILING([.C31]))/[.I31]));&quot;*&quot;)" office:value-type="float" office:value="2" calcext:value-type="float">
            <text:p>2,0</text:p>
          </table:table-cell>
          <table:table-cell table:style-name="ce12" table:formula="of:=IFERROR([.I31]-CEILING([.C31]);&quot;*&quot;)" office:value-type="float" office:value="2" calcext:value-type="float">
            <text:p>2,0</text:p>
          </table:table-cell>
          <table:table-cell table:formula="of:=ROUND([$'exact-sub'.J30];1)" office:value-type="float" office:value="1" calcext:value-type="float">
            <text:p>1</text:p>
          </table:table-cell>
          <table:table-cell table:formula="of:=[$'exact-sub'.K30]" office:value-type="float" office:value="1" calcext:value-type="float">
            <text:p>1</text:p>
          </table:table-cell>
          <table:table-cell table:formula="of:=[$'exact-sub'.L30]" office:value-type="float" office:value="0" calcext:value-type="float">
            <text:p>0</text:p>
          </table:table-cell>
          <table:table-cell table:formula="of:=[$'exact-sub'.I30]" office:value-type="float" office:value="1.190074" calcext:value-type="float">
            <text:p>1,190074</text:p>
          </table:table-cell>
          <table:table-cell table:style-name="ce21" table:formula="of:=[$'ra-sub'.AE30]" office:value-type="float" office:value="2" calcext:value-type="float">
            <text:p>2</text:p>
          </table:table-cell>
          <table:table-cell table:style-name="ce21" table:formula="of:=[$'bcpa-sub-t600'.AE30]" office:value-type="float" office:value="1" calcext:value-type="float">
            <text:p>1</text:p>
          </table:table-cell>
          <table:table-cell table:style-name="ce21" table:formula="of:=[$'blpl-sub-t300'.AE30]" office:value-type="float" office:value="2" calcext:value-type="float">
            <text:p>2</text:p>
          </table:table-cell>
          <table:table-cell table:style-name="ce21" table:formula="of:=[$'sbpl-sub-t300'.AE30]" office:value-type="float" office:value="1" calcext:value-type="float">
            <text:p>1</text:p>
          </table:table-cell>
          <table:table-cell table:formula="of:=MIN([.L31:.O31])" office:value-type="float" office:value="1" calcext:value-type="float">
            <text:p>1</text:p>
          </table:table-cell>
          <table:table-cell table:formula="of:=ABS([.L31]-CEILING([.$C31]))" office:value-type="float" office:value="3" calcext:value-type="float">
            <text:p>3</text:p>
          </table:table-cell>
          <table:table-cell table:formula="of:=IFERROR(ABS([.M31]-CEILING([.$C31]));&quot;-&quot;)" office:value-type="float" office:value="2" calcext:value-type="float">
            <text:p>2</text:p>
          </table:table-cell>
          <table:table-cell table:formula="of:=ABS([.N31]-CEILING([.$C31]))" office:value-type="float" office:value="3" calcext:value-type="float">
            <text:p>3</text:p>
          </table:table-cell>
          <table:table-cell table:formula="of:=ABS([.O31]-CEILING([.$C31]))" office:value-type="float" office:value="2" calcext:value-type="float">
            <text:p>2</text:p>
          </table:table-cell>
          <table:table-cell table:formula="of:=IFERROR(ABS(([.L31]-CEILING([.$C31]))/CEILING([.$C31]));&quot;*&quot;)" office:value-type="float" office:value="3" calcext:value-type="float">
            <text:p>3</text:p>
          </table:table-cell>
          <table:table-cell table:formula="of:=IFERROR(ABS(([.M31]-CEILING([.$C31]))/CEILING([.$C31]));&quot;*&quot;)" office:value-type="float" office:value="2" calcext:value-type="float">
            <text:p>2</text:p>
          </table:table-cell>
          <table:table-cell table:formula="of:=IFERROR(ABS(([.N31]-CEILING([.$C31]))/CEILING([.$C31]));&quot;*&quot;)" office:value-type="float" office:value="3" calcext:value-type="float">
            <text:p>3</text:p>
          </table:table-cell>
          <table:table-cell table:formula="of:=IFERROR(ABS(([.O31]-CEILING([.$C31]))/CEILING([.$C31]));&quot;*&quot;)" office:value-type="float" office:value="2" calcext:value-type="float">
            <text:p>2</text:p>
          </table:table-cell>
          <table:table-cell table:formula="of:=IF([.L31]=[.$P31];1;&quot;&quot;)">
            <text:p/>
          </table:table-cell>
          <table:table-cell table:formula="of:=IF([.M31]=[.$P31];1;&quot;&quot;)" office:value-type="float" office:value="1" calcext:value-type="float">
            <text:p>1</text:p>
          </table:table-cell>
          <table:table-cell table:style-name="ce28" table:formula="of:=IF([.N31]=[.$P31];1;&quot;&quot;)">
            <text:p/>
          </table:table-cell>
          <table:table-cell table:style-name="ce28" table:formula="of:=IF([.O31]=[.$P31];1;&quot;&quot;)" office:value-type="float" office:value="1" calcext:value-type="float">
            <text:p>1</text:p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0-200-4-1&amp;100&amp;-1,6&amp;1&amp;\uu{1}&amp;2&amp;\h{1}&amp;2&amp;\h{1}\\\hline" calcext:value-type="string">
            <text:p>r20-200-4-1&amp;100&amp;-1,6&amp;1&amp;\uu{1}&amp;2&amp;\h{1}&amp;2&amp;\h{1}\\\hline</text:p>
          </table:table-cell>
          <table:table-cell table:number-columns-repeated="10"/>
        </table:table-row>
        <table:table-row table:style-name="ro2">
          <table:table-cell table:formula="of:=[$'ra-sub'.AA31]" office:value-type="string" office:string-value="r20-200-4-2" calcext:value-type="string">
            <text:p>r20-200-4-2</text:p>
          </table:table-cell>
          <table:table-cell table:formula="of:=ROUND([$'ra-sub'.AB31];2)" office:value-type="float" office:value="100" calcext:value-type="float">
            <text:p>100</text:p>
          </table:table-cell>
          <table:table-cell table:style-name="ce12" table:formula="of:=ROUND([$'ra-sub'.AC31];1)" office:value-type="float" office:value="-1.5" calcext:value-type="float">
            <text:p>-1,5</text:p>
          </table:table-cell>
          <table:table-cell table:style-name="ce12" table:formula="of:=IF([$'ra-sub'.S31]=5;&quot;*&quot;;[$'ra-sub'.I31])" office:value-type="float" office:value="0.278682" calcext:value-type="float">
            <text:p>0,3</text:p>
          </table:table-cell>
          <table:table-cell table:style-name="ce12" table:formula="of:=IF([$'ra-sub'.S31]=11;1;&quot;&quot;)">
            <text:p/>
          </table:table-cell>
          <table:table-cell table:style-name="ce12" table:formula="of:=IFERROR(IF([.I32]=0;ABS(CEILING([.C32]));ABS(([.I32]-CEILING([.C32]))/[.I32]));&quot;*&quot;)" office:value-type="float" office:value="2" calcext:value-type="float">
            <text:p>2,0</text:p>
          </table:table-cell>
          <table:table-cell table:style-name="ce12" table:formula="of:=IFERROR([.I32]-CEILING([.C32]);&quot;*&quot;)" office:value-type="float" office:value="2" calcext:value-type="float">
            <text:p>2,0</text:p>
          </table:table-cell>
          <table:table-cell table:formula="of:=ROUND([$'exact-sub'.J31];1)" office:value-type="float" office:value="1" calcext:value-type="float">
            <text:p>1</text:p>
          </table:table-cell>
          <table:table-cell table:formula="of:=[$'exact-sub'.K31]" office:value-type="float" office:value="1" calcext:value-type="float">
            <text:p>1</text:p>
          </table:table-cell>
          <table:table-cell table:formula="of:=[$'exact-sub'.L31]" office:value-type="float" office:value="0" calcext:value-type="float">
            <text:p>0</text:p>
          </table:table-cell>
          <table:table-cell table:formula="of:=[$'exact-sub'.I31]" office:value-type="float" office:value="0.927524" calcext:value-type="float">
            <text:p>0,927524</text:p>
          </table:table-cell>
          <table:table-cell table:style-name="ce21" table:formula="of:=[$'ra-sub'.AE31]" office:value-type="float" office:value="2" calcext:value-type="float">
            <text:p>2</text:p>
          </table:table-cell>
          <table:table-cell table:style-name="ce21" table:formula="of:=[$'bcpa-sub-t600'.AE31]" office:value-type="float" office:value="1" calcext:value-type="float">
            <text:p>1</text:p>
          </table:table-cell>
          <table:table-cell table:style-name="ce21" table:formula="of:=[$'blpl-sub-t300'.AE31]" office:value-type="float" office:value="1" calcext:value-type="float">
            <text:p>1</text:p>
          </table:table-cell>
          <table:table-cell table:style-name="ce21" table:formula="of:=[$'sbpl-sub-t300'.AE31]" office:value-type="float" office:value="1" calcext:value-type="float">
            <text:p>1</text:p>
          </table:table-cell>
          <table:table-cell table:formula="of:=MIN([.L32:.O32])" office:value-type="float" office:value="1" calcext:value-type="float">
            <text:p>1</text:p>
          </table:table-cell>
          <table:table-cell table:formula="of:=ABS([.L32]-CEILING([.$C32]))" office:value-type="float" office:value="3" calcext:value-type="float">
            <text:p>3</text:p>
          </table:table-cell>
          <table:table-cell table:formula="of:=IFERROR(ABS([.M32]-CEILING([.$C32]));&quot;-&quot;)" office:value-type="float" office:value="2" calcext:value-type="float">
            <text:p>2</text:p>
          </table:table-cell>
          <table:table-cell table:formula="of:=ABS([.N32]-CEILING([.$C32]))" office:value-type="float" office:value="2" calcext:value-type="float">
            <text:p>2</text:p>
          </table:table-cell>
          <table:table-cell table:formula="of:=ABS([.O32]-CEILING([.$C32]))" office:value-type="float" office:value="2" calcext:value-type="float">
            <text:p>2</text:p>
          </table:table-cell>
          <table:table-cell table:formula="of:=IFERROR(ABS(([.L32]-CEILING([.$C32]))/CEILING([.$C32]));&quot;*&quot;)" office:value-type="float" office:value="3" calcext:value-type="float">
            <text:p>3</text:p>
          </table:table-cell>
          <table:table-cell table:formula="of:=IFERROR(ABS(([.M32]-CEILING([.$C32]))/CEILING([.$C32]));&quot;*&quot;)" office:value-type="float" office:value="2" calcext:value-type="float">
            <text:p>2</text:p>
          </table:table-cell>
          <table:table-cell table:formula="of:=IFERROR(ABS(([.N32]-CEILING([.$C32]))/CEILING([.$C32]));&quot;*&quot;)" office:value-type="float" office:value="2" calcext:value-type="float">
            <text:p>2</text:p>
          </table:table-cell>
          <table:table-cell table:formula="of:=IFERROR(ABS(([.O32]-CEILING([.$C32]))/CEILING([.$C32]));&quot;*&quot;)" office:value-type="float" office:value="2" calcext:value-type="float">
            <text:p>2</text:p>
          </table:table-cell>
          <table:table-cell table:formula="of:=IF([.L32]=[.$P32];1;&quot;&quot;)">
            <text:p/>
          </table:table-cell>
          <table:table-cell table:formula="of:=IF([.M32]=[.$P32];1;&quot;&quot;)" office:value-type="float" office:value="1" calcext:value-type="float">
            <text:p>1</text:p>
          </table:table-cell>
          <table:table-cell table:style-name="ce28" table:formula="of:=IF([.N32]=[.$P32];1;&quot;&quot;)" office:value-type="float" office:value="1" calcext:value-type="float">
            <text:p>1</text:p>
          </table:table-cell>
          <table:table-cell table:style-name="ce28" table:formula="of:=IF([.O32]=[.$P32];1;&quot;&quot;)" office:value-type="float" office:value="1" calcext:value-type="float">
            <text:p>1</text:p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0-200-4-2&amp;100&amp;-1,5&amp;1&amp;\uu{1}&amp;2&amp;\h{1}&amp;\h{1}&amp;\h{1}\\\hline" calcext:value-type="string">
            <text:p>r20-200-4-2&amp;100&amp;-1,5&amp;1&amp;\uu{1}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32]" office:value-type="string" office:string-value="r20-250-10-1" calcext:value-type="string">
            <text:p>r20-250-10-1</text:p>
          </table:table-cell>
          <table:table-cell table:formula="of:=ROUND([$'ra-sub'.AB32];2)" office:value-type="float" office:value="93.78" calcext:value-type="float">
            <text:p>93,78</text:p>
          </table:table-cell>
          <table:table-cell table:style-name="ce12" table:formula="of:=ROUND([$'ra-sub'.AC32];1)" office:value-type="float" office:value="-4.7" calcext:value-type="float">
            <text:p>-4,7</text:p>
          </table:table-cell>
          <table:table-cell table:style-name="ce12" table:formula="of:=IF([$'ra-sub'.S32]=5;&quot;*&quot;;[$'ra-sub'.I32])" office:value-type="float" office:value="3.20118" calcext:value-type="float">
            <text:p>3,2</text:p>
          </table:table-cell>
          <table:table-cell table:style-name="ce12" table:formula="of:=IF([$'ra-sub'.S32]=11;1;&quot;&quot;)">
            <text:p/>
          </table:table-cell>
          <table:table-cell table:style-name="ce12" table:formula="of:=IFERROR(IF([.I33]=0;ABS(CEILING([.C33]));ABS(([.I33]-CEILING([.C33]))/[.I33]));&quot;*&quot;)" office:value-type="float" office:value="3" calcext:value-type="float">
            <text:p>3,0</text:p>
          </table:table-cell>
          <table:table-cell table:style-name="ce12" table:formula="of:=IFERROR([.I33]-CEILING([.C33]);&quot;*&quot;)" office:value-type="float" office:value="6" calcext:value-type="float">
            <text:p>6,0</text:p>
          </table:table-cell>
          <table:table-cell table:formula="of:=ROUND([$'exact-sub'.J32];1)" office:value-type="float" office:value="0" calcext:value-type="float">
            <text:p>0</text:p>
          </table:table-cell>
          <table:table-cell table:formula="of:=[$'exact-sub'.K32]" office:value-type="float" office:value="2" calcext:value-type="float">
            <text:p>2</text:p>
          </table:table-cell>
          <table:table-cell table:formula="of:=[$'exact-sub'.L32]" office:value-type="float" office:value="1E+020" calcext:value-type="float">
            <text:p>1E+020</text:p>
          </table:table-cell>
          <table:table-cell table:formula="of:=[$'exact-sub'.I32]" office:value-type="float" office:value="1852.535997" calcext:value-type="float">
            <text:p>1852,535997</text:p>
          </table:table-cell>
          <table:table-cell table:style-name="ce21" table:formula="of:=[$'ra-sub'.AE32]" office:value-type="float" office:value="3" calcext:value-type="float">
            <text:p>3</text:p>
          </table:table-cell>
          <table:table-cell table:style-name="ce21" table:formula="of:=[$'bcpa-sub-t600'.AE32]" office:value-type="float" office:value="2" calcext:value-type="float">
            <text:p>2</text:p>
          </table:table-cell>
          <table:table-cell table:style-name="ce21" table:formula="of:=[$'blpl-sub-t300'.AE32]" office:value-type="float" office:value="2" calcext:value-type="float">
            <text:p>2</text:p>
          </table:table-cell>
          <table:table-cell table:style-name="ce21" table:formula="of:=[$'sbpl-sub-t300'.AE32]" office:value-type="float" office:value="2" calcext:value-type="float">
            <text:p>2</text:p>
          </table:table-cell>
          <table:table-cell table:formula="of:=MIN([.L33:.O33])" office:value-type="float" office:value="2" calcext:value-type="float">
            <text:p>2</text:p>
          </table:table-cell>
          <table:table-cell table:formula="of:=ABS([.L33]-CEILING([.$C33]))" office:value-type="float" office:value="7" calcext:value-type="float">
            <text:p>7</text:p>
          </table:table-cell>
          <table:table-cell table:formula="of:=IFERROR(ABS([.M33]-CEILING([.$C33]));&quot;-&quot;)" office:value-type="float" office:value="6" calcext:value-type="float">
            <text:p>6</text:p>
          </table:table-cell>
          <table:table-cell table:formula="of:=ABS([.N33]-CEILING([.$C33]))" office:value-type="float" office:value="6" calcext:value-type="float">
            <text:p>6</text:p>
          </table:table-cell>
          <table:table-cell table:formula="of:=ABS([.O33]-CEILING([.$C33]))" office:value-type="float" office:value="6" calcext:value-type="float">
            <text:p>6</text:p>
          </table:table-cell>
          <table:table-cell table:formula="of:=IFERROR(ABS(([.L33]-CEILING([.$C33]))/CEILING([.$C33]));&quot;*&quot;)" office:value-type="float" office:value="1.75" calcext:value-type="float">
            <text:p>1,75</text:p>
          </table:table-cell>
          <table:table-cell table:formula="of:=IFERROR(ABS(([.M33]-CEILING([.$C33]))/CEILING([.$C33]));&quot;*&quot;)" office:value-type="float" office:value="1.5" calcext:value-type="float">
            <text:p>1,5</text:p>
          </table:table-cell>
          <table:table-cell table:formula="of:=IFERROR(ABS(([.N33]-CEILING([.$C33]))/CEILING([.$C33]));&quot;*&quot;)" office:value-type="float" office:value="1.5" calcext:value-type="float">
            <text:p>1,5</text:p>
          </table:table-cell>
          <table:table-cell table:formula="of:=IFERROR(ABS(([.O33]-CEILING([.$C33]))/CEILING([.$C33]));&quot;*&quot;)" office:value-type="float" office:value="1.5" calcext:value-type="float">
            <text:p>1,5</text:p>
          </table:table-cell>
          <table:table-cell table:formula="of:=IF([.L33]=[.$P33];1;&quot;&quot;)">
            <text:p/>
          </table:table-cell>
          <table:table-cell table:style-name="ce28" table:formula="of:=IF([.M33]=[.$P33];1;&quot;&quot;)" office:value-type="float" office:value="1" calcext:value-type="float">
            <text:p>1</text:p>
          </table:table-cell>
          <table:table-cell table:style-name="ce28" table:formula="of:=IF([.N33]=[.$P33];1;&quot;&quot;)" office:value-type="float" office:value="1" calcext:value-type="float">
            <text:p>1</text:p>
          </table:table-cell>
          <table:table-cell table:formula="of:=IF([.O33]=[.$P33];1;&quot;&quot;)" office:value-type="float" office:value="1" calcext:value-type="float">
            <text:p>1</text:p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20-250-10-1&amp;93,78&amp;-4,7&amp;0&amp;2&amp;3&amp;\h{2}&amp;\h{2}&amp;\h{2}\\\hline" calcext:value-type="string">
            <text:p>r20-250-10-1&amp;93,78&amp;-4,7&amp;0&amp;2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33]" office:value-type="string" office:string-value="r20-250-10-2" calcext:value-type="string">
            <text:p>r20-250-10-2</text:p>
          </table:table-cell>
          <table:table-cell table:formula="of:=ROUND([$'ra-sub'.AB33];2)" office:value-type="float" office:value="94.4" calcext:value-type="float">
            <text:p>94,4</text:p>
          </table:table-cell>
          <table:table-cell table:style-name="ce12" table:formula="of:=ROUND([$'ra-sub'.AC33];1)" office:value-type="float" office:value="-4.7" calcext:value-type="float">
            <text:p>-4,7</text:p>
          </table:table-cell>
          <table:table-cell table:style-name="ce12" table:formula="of:=IF([$'ra-sub'.S33]=5;&quot;*&quot;;[$'ra-sub'.I33])" office:value-type="float" office:value="4.901543" calcext:value-type="float">
            <text:p>4,9</text:p>
          </table:table-cell>
          <table:table-cell table:style-name="ce12" table:formula="of:=IF([$'ra-sub'.S33]=11;1;&quot;&quot;)">
            <text:p/>
          </table:table-cell>
          <table:table-cell table:style-name="ce12" table:formula="of:=IFERROR(IF([.I34]=0;ABS(CEILING([.C34]));ABS(([.I34]-CEILING([.C34]))/[.I34]));&quot;*&quot;)" office:value-type="float" office:value="5" calcext:value-type="float">
            <text:p>5,0</text:p>
          </table:table-cell>
          <table:table-cell table:style-name="ce12" table:formula="of:=IFERROR([.I34]-CEILING([.C34]);&quot;*&quot;)" office:value-type="float" office:value="5" calcext:value-type="float">
            <text:p>5,0</text:p>
          </table:table-cell>
          <table:table-cell table:formula="of:=ROUND([$'exact-sub'.J33];1)" office:value-type="float" office:value="1" calcext:value-type="float">
            <text:p>1</text:p>
          </table:table-cell>
          <table:table-cell table:formula="of:=[$'exact-sub'.K33]" office:value-type="float" office:value="1" calcext:value-type="float">
            <text:p>1</text:p>
          </table:table-cell>
          <table:table-cell table:formula="of:=[$'exact-sub'.L33]" office:value-type="float" office:value="0" calcext:value-type="float">
            <text:p>0</text:p>
          </table:table-cell>
          <table:table-cell table:formula="of:=[$'exact-sub'.I33]" office:value-type="float" office:value="222.419273" calcext:value-type="float">
            <text:p>222,419273</text:p>
          </table:table-cell>
          <table:table-cell table:style-name="ce21" table:formula="of:=[$'ra-sub'.AE33]" office:value-type="float" office:value="3" calcext:value-type="float">
            <text:p>3</text:p>
          </table:table-cell>
          <table:table-cell table:style-name="ce21" table:formula="of:=[$'bcpa-sub-t600'.AE33]" office:value-type="float" office:value="1" calcext:value-type="float">
            <text:p>1</text:p>
          </table:table-cell>
          <table:table-cell table:style-name="ce21" table:formula="of:=[$'blpl-sub-t300'.AE33]" office:value-type="float" office:value="1" calcext:value-type="float">
            <text:p>1</text:p>
          </table:table-cell>
          <table:table-cell table:style-name="ce21" table:formula="of:=[$'sbpl-sub-t300'.AE33]" office:value-type="float" office:value="1" calcext:value-type="float">
            <text:p>1</text:p>
          </table:table-cell>
          <table:table-cell table:formula="of:=MIN([.L34:.O34])" office:value-type="float" office:value="1" calcext:value-type="float">
            <text:p>1</text:p>
          </table:table-cell>
          <table:table-cell table:formula="of:=ABS([.L34]-CEILING([.$C34]))" office:value-type="float" office:value="7" calcext:value-type="float">
            <text:p>7</text:p>
          </table:table-cell>
          <table:table-cell table:formula="of:=IFERROR(ABS([.M34]-CEILING([.$C34]));&quot;-&quot;)" office:value-type="float" office:value="5" calcext:value-type="float">
            <text:p>5</text:p>
          </table:table-cell>
          <table:table-cell table:formula="of:=ABS([.N34]-CEILING([.$C34]))" office:value-type="float" office:value="5" calcext:value-type="float">
            <text:p>5</text:p>
          </table:table-cell>
          <table:table-cell table:formula="of:=ABS([.O34]-CEILING([.$C34]))" office:value-type="float" office:value="5" calcext:value-type="float">
            <text:p>5</text:p>
          </table:table-cell>
          <table:table-cell table:formula="of:=IFERROR(ABS(([.L34]-CEILING([.$C34]))/CEILING([.$C34]));&quot;*&quot;)" office:value-type="float" office:value="1.75" calcext:value-type="float">
            <text:p>1,75</text:p>
          </table:table-cell>
          <table:table-cell table:formula="of:=IFERROR(ABS(([.M34]-CEILING([.$C34]))/CEILING([.$C34]));&quot;*&quot;)" office:value-type="float" office:value="1.25" calcext:value-type="float">
            <text:p>1,25</text:p>
          </table:table-cell>
          <table:table-cell table:formula="of:=IFERROR(ABS(([.N34]-CEILING([.$C34]))/CEILING([.$C34]));&quot;*&quot;)" office:value-type="float" office:value="1.25" calcext:value-type="float">
            <text:p>1,25</text:p>
          </table:table-cell>
          <table:table-cell table:formula="of:=IFERROR(ABS(([.O34]-CEILING([.$C34]))/CEILING([.$C34]));&quot;*&quot;)" office:value-type="float" office:value="1.25" calcext:value-type="float">
            <text:p>1,25</text:p>
          </table:table-cell>
          <table:table-cell table:formula="of:=IF([.L34]=[.$P34];1;&quot;&quot;)">
            <text:p/>
          </table:table-cell>
          <table:table-cell table:style-name="ce28" table:formula="of:=IF([.M34]=[.$P34];1;&quot;&quot;)" office:value-type="float" office:value="1" calcext:value-type="float">
            <text:p>1</text:p>
          </table:table-cell>
          <table:table-cell table:style-name="ce28" table:formula="of:=IF([.N34]=[.$P34];1;&quot;&quot;)" office:value-type="float" office:value="1" calcext:value-type="float">
            <text:p>1</text:p>
          </table:table-cell>
          <table:table-cell table:formula="of:=IF([.O34]=[.$P34];1;&quot;&quot;)" office:value-type="float" office:value="1" calcext:value-type="float">
            <text:p>1</text:p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20-250-10-2&amp;94,4&amp;-4,7&amp;1&amp;\uu{1}&amp;3&amp;\h{1}&amp;\h{1}&amp;\h{1}\\\hline" calcext:value-type="string">
            <text:p>r20-250-10-2&amp;94,4&amp;-4,7&amp;1&amp;\uu{1}&amp;3&amp;\h{1}&amp;\h{1}&amp;\h{1}\\\hline</text:p>
          </table:table-cell>
          <table:table-cell table:number-columns-repeated="10"/>
        </table:table-row>
        <table:table-row table:style-name="ro2">
          <table:table-cell table:formula="of:=[$'ra-sub'.AA34]" office:value-type="string" office:string-value="r20-250-15-1" calcext:value-type="string">
            <text:p>r20-250-15-1</text:p>
          </table:table-cell>
          <table:table-cell table:formula="of:=ROUND([$'ra-sub'.AB34];2)" office:value-type="float" office:value="100" calcext:value-type="float">
            <text:p>100</text:p>
          </table:table-cell>
          <table:table-cell table:style-name="ce12" table:formula="of:=ROUND([$'ra-sub'.AC34];1)" office:value-type="float" office:value="-8.5" calcext:value-type="float">
            <text:p>-8,5</text:p>
          </table:table-cell>
          <table:table-cell table:style-name="ce12" table:formula="of:=IF([$'ra-sub'.S34]=5;&quot;*&quot;;[$'ra-sub'.I34])" office:value-type="float" office:value="4.325307" calcext:value-type="float">
            <text:p>4,3</text:p>
          </table:table-cell>
          <table:table-cell table:style-name="ce12" table:formula="of:=IF([$'ra-sub'.S34]=11;1;&quot;&quot;)">
            <text:p/>
          </table:table-cell>
          <table:table-cell table:style-name="ce12" table:formula="of:=IFERROR(IF([.I35]=0;ABS(CEILING([.C35]));ABS(([.I35]-CEILING([.C35]))/[.I35]));&quot;*&quot;)" office:value-type="float" office:value="9" calcext:value-type="float">
            <text:p>9,0</text:p>
          </table:table-cell>
          <table:table-cell table:style-name="ce12" table:formula="of:=IFERROR([.I35]-CEILING([.C35]);&quot;*&quot;)" office:value-type="float" office:value="9" calcext:value-type="float">
            <text:p>9,0</text:p>
          </table:table-cell>
          <table:table-cell table:formula="of:=ROUND([$'exact-sub'.J34];1)" office:value-type="float" office:value="-2" calcext:value-type="float">
            <text:p>-2</text:p>
          </table:table-cell>
          <table:table-cell table:formula="of:=[$'exact-sub'.K34]" office:value-type="float" office:value="1" calcext:value-type="float">
            <text:p>1</text:p>
          </table:table-cell>
          <table:table-cell table:formula="of:=[$'exact-sub'.L34]" office:value-type="float" office:value="1E+020" calcext:value-type="float">
            <text:p>1E+020</text:p>
          </table:table-cell>
          <table:table-cell table:formula="of:=[$'exact-sub'.I34]" office:value-type="float" office:value="1824.788905" calcext:value-type="float">
            <text:p>1824,788905</text:p>
          </table:table-cell>
          <table:table-cell table:style-name="ce21" table:formula="of:=[$'ra-sub'.AE34]" office:value-type="float" office:value="4" calcext:value-type="float">
            <text:p>4</text:p>
          </table:table-cell>
          <table:table-cell table:style-name="ce21" table:formula="of:=[$'bcpa-sub-t600'.AE34]" office:value-type="float" office:value="2" calcext:value-type="float">
            <text:p>2</text:p>
          </table:table-cell>
          <table:table-cell table:style-name="ce21" table:formula="of:=[$'blpl-sub-t300'.AE34]" office:value-type="float" office:value="3" calcext:value-type="float">
            <text:p>3</text:p>
          </table:table-cell>
          <table:table-cell table:style-name="ce21" table:formula="of:=[$'sbpl-sub-t300'.AE34]" office:value-type="float" office:value="2" calcext:value-type="float">
            <text:p>2</text:p>
          </table:table-cell>
          <table:table-cell table:formula="of:=MIN([.L35:.O35])" office:value-type="float" office:value="2" calcext:value-type="float">
            <text:p>2</text:p>
          </table:table-cell>
          <table:table-cell table:formula="of:=ABS([.L35]-CEILING([.$C35]))" office:value-type="float" office:value="12" calcext:value-type="float">
            <text:p>12</text:p>
          </table:table-cell>
          <table:table-cell table:formula="of:=IFERROR(ABS([.M35]-CEILING([.$C35]));&quot;-&quot;)" office:value-type="float" office:value="10" calcext:value-type="float">
            <text:p>10</text:p>
          </table:table-cell>
          <table:table-cell table:formula="of:=ABS([.N35]-CEILING([.$C35]))" office:value-type="float" office:value="11" calcext:value-type="float">
            <text:p>11</text:p>
          </table:table-cell>
          <table:table-cell table:formula="of:=ABS([.O35]-CEILING([.$C35]))" office:value-type="float" office:value="10" calcext:value-type="float">
            <text:p>10</text:p>
          </table:table-cell>
          <table:table-cell table:formula="of:=IFERROR(ABS(([.L35]-CEILING([.$C35]))/CEILING([.$C35]));&quot;*&quot;)" office:value-type="float" office:value="1.5" calcext:value-type="float">
            <text:p>1,5</text:p>
          </table:table-cell>
          <table:table-cell table:formula="of:=IFERROR(ABS(([.M35]-CEILING([.$C35]))/CEILING([.$C35]));&quot;*&quot;)" office:value-type="float" office:value="1.25" calcext:value-type="float">
            <text:p>1,25</text:p>
          </table:table-cell>
          <table:table-cell table:formula="of:=IFERROR(ABS(([.N35]-CEILING([.$C35]))/CEILING([.$C35]));&quot;*&quot;)" office:value-type="float" office:value="1.375" calcext:value-type="float">
            <text:p>1,375</text:p>
          </table:table-cell>
          <table:table-cell table:formula="of:=IFERROR(ABS(([.O35]-CEILING([.$C35]))/CEILING([.$C35]));&quot;*&quot;)" office:value-type="float" office:value="1.25" calcext:value-type="float">
            <text:p>1,25</text:p>
          </table:table-cell>
          <table:table-cell table:formula="of:=IF([.L35]=[.$P35];1;&quot;&quot;)">
            <text:p/>
          </table:table-cell>
          <table:table-cell table:style-name="ce28" table:formula="of:=IF([.M35]=[.$P35];1;&quot;&quot;)" office:value-type="float" office:value="1" calcext:value-type="float">
            <text:p>1</text:p>
          </table:table-cell>
          <table:table-cell table:formula="of:=IF([.N35]=[.$P35];1;&quot;&quot;)">
            <text:p/>
          </table:table-cell>
          <table:table-cell table:style-name="ce28" table:formula="of:=IF([.O35]=[.$P35];1;&quot;&quot;)" office:value-type="float" office:value="1" calcext:value-type="float">
            <text:p>1</text:p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20-250-15-1&amp;100&amp;-8,5&amp;-2&amp;1&amp;4&amp;\h{2}&amp;3&amp;\h{2}\\\hline" calcext:value-type="string">
            <text:p>r20-250-15-1&amp;100&amp;-8,5&amp;-2&amp;1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35]" office:value-type="string" office:string-value="r20-250-15-2" calcext:value-type="string">
            <text:p>r20-250-15-2</text:p>
          </table:table-cell>
          <table:table-cell table:formula="of:=ROUND([$'ra-sub'.AB35];2)" office:value-type="float" office:value="100" calcext:value-type="float">
            <text:p>100</text:p>
          </table:table-cell>
          <table:table-cell table:style-name="ce12" table:formula="of:=ROUND([$'ra-sub'.AC35];1)" office:value-type="float" office:value="-8.6" calcext:value-type="float">
            <text:p>-8,6</text:p>
          </table:table-cell>
          <table:table-cell table:style-name="ce12" table:formula="of:=IF([$'ra-sub'.S35]=5;&quot;*&quot;;[$'ra-sub'.I35])" office:value-type="float" office:value="9.786138" calcext:value-type="float">
            <text:p>9,8</text:p>
          </table:table-cell>
          <table:table-cell table:style-name="ce12" table:formula="of:=IF([$'ra-sub'.S35]=11;1;&quot;&quot;)">
            <text:p/>
          </table:table-cell>
          <table:table-cell table:style-name="ce12" table:formula="of:=IFERROR(IF([.I36]=0;ABS(CEILING([.C36]));ABS(([.I36]-CEILING([.C36]))/[.I36]));&quot;*&quot;)" office:value-type="float" office:value="9" calcext:value-type="float">
            <text:p>9,0</text:p>
          </table:table-cell>
          <table:table-cell table:style-name="ce12" table:formula="of:=IFERROR([.I36]-CEILING([.C36]);&quot;*&quot;)" office:value-type="float" office:value="9" calcext:value-type="float">
            <text:p>9,0</text:p>
          </table:table-cell>
          <table:table-cell table:formula="of:=ROUND([$'exact-sub'.J35];1)" office:value-type="float" office:value="-1.3" calcext:value-type="float">
            <text:p>-1,3</text:p>
          </table:table-cell>
          <table:table-cell table:formula="of:=[$'exact-sub'.K35]" office:value-type="float" office:value="1" calcext:value-type="float">
            <text:p>1</text:p>
          </table:table-cell>
          <table:table-cell table:formula="of:=[$'exact-sub'.L35]" office:value-type="float" office:value="1E+020" calcext:value-type="float">
            <text:p>1E+020</text:p>
          </table:table-cell>
          <table:table-cell table:formula="of:=[$'exact-sub'.I35]" office:value-type="float" office:value="1820.720191" calcext:value-type="float">
            <text:p>1820,720191</text:p>
          </table:table-cell>
          <table:table-cell table:style-name="ce21" table:formula="of:=[$'ra-sub'.AE35]" office:value-type="float" office:value="3" calcext:value-type="float">
            <text:p>3</text:p>
          </table:table-cell>
          <table:table-cell table:style-name="ce21" table:formula="of:=[$'bcpa-sub-t600'.AE35]" office:value-type="float" office:value="1" calcext:value-type="float">
            <text:p>1</text:p>
          </table:table-cell>
          <table:table-cell table:style-name="ce21" table:formula="of:=[$'blpl-sub-t300'.AE35]" office:value-type="float" office:value="3" calcext:value-type="float">
            <text:p>3</text:p>
          </table:table-cell>
          <table:table-cell table:style-name="ce21" table:formula="of:=[$'sbpl-sub-t300'.AE35]" office:value-type="float" office:value="3" calcext:value-type="float">
            <text:p>3</text:p>
          </table:table-cell>
          <table:table-cell table:formula="of:=MIN([.L36:.O36])" office:value-type="float" office:value="1" calcext:value-type="float">
            <text:p>1</text:p>
          </table:table-cell>
          <table:table-cell table:formula="of:=ABS([.L36]-CEILING([.$C36]))" office:value-type="float" office:value="11" calcext:value-type="float">
            <text:p>11</text:p>
          </table:table-cell>
          <table:table-cell table:formula="of:=IFERROR(ABS([.M36]-CEILING([.$C36]));&quot;-&quot;)" office:value-type="float" office:value="9" calcext:value-type="float">
            <text:p>9</text:p>
          </table:table-cell>
          <table:table-cell table:formula="of:=ABS([.N36]-CEILING([.$C36]))" office:value-type="float" office:value="11" calcext:value-type="float">
            <text:p>11</text:p>
          </table:table-cell>
          <table:table-cell table:formula="of:=ABS([.O36]-CEILING([.$C36]))" office:value-type="float" office:value="11" calcext:value-type="float">
            <text:p>11</text:p>
          </table:table-cell>
          <table:table-cell table:formula="of:=IFERROR(ABS(([.L36]-CEILING([.$C36]))/CEILING([.$C36]));&quot;*&quot;)" office:value-type="float" office:value="1.375" calcext:value-type="float">
            <text:p>1,375</text:p>
          </table:table-cell>
          <table:table-cell table:formula="of:=IFERROR(ABS(([.M36]-CEILING([.$C36]))/CEILING([.$C36]));&quot;*&quot;)" office:value-type="float" office:value="1.125" calcext:value-type="float">
            <text:p>1,125</text:p>
          </table:table-cell>
          <table:table-cell table:formula="of:=IFERROR(ABS(([.N36]-CEILING([.$C36]))/CEILING([.$C36]));&quot;*&quot;)" office:value-type="float" office:value="1.375" calcext:value-type="float">
            <text:p>1,375</text:p>
          </table:table-cell>
          <table:table-cell table:formula="of:=IFERROR(ABS(([.O36]-CEILING([.$C36]))/CEILING([.$C36]));&quot;*&quot;)" office:value-type="float" office:value="1.375" calcext:value-type="float">
            <text:p>1,375</text:p>
          </table:table-cell>
          <table:table-cell table:formula="of:=IF([.L36]=[.$P36];1;&quot;&quot;)">
            <text:p/>
          </table:table-cell>
          <table:table-cell table:style-name="ce28" table:formula="of:=IF([.M36]=[.$P36];1;&quot;&quot;)" office:value-type="float" office:value="1" calcext:value-type="float">
            <text:p>1</text:p>
          </table:table-cell>
          <table:table-cell table:style-name="ce28" table:formula="of:=IF([.N36]=[.$P36];1;&quot;&quot;)">
            <text:p/>
          </table:table-cell>
          <table:table-cell table:formula="of:=IF([.O36]=[.$P36];1;&quot;&quot;)">
            <text:p/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20-250-15-2&amp;100&amp;-8,6&amp;-1,3&amp;1&amp;3&amp;\h{1}&amp;3&amp;3\\\hline" calcext:value-type="string">
            <text:p>r20-250-15-2&amp;100&amp;-8,6&amp;-1,3&amp;1&amp;3&amp;\h{1}&amp;3&amp;3\\\hline</text:p>
          </table:table-cell>
          <table:table-cell table:number-columns-repeated="10"/>
        </table:table-row>
        <table:table-row table:style-name="ro2">
          <table:table-cell table:formula="of:=[$'ra-sub'.AA36]" office:value-type="string" office:string-value="r20-250-20-1" calcext:value-type="string">
            <text:p>r20-250-20-1</text:p>
          </table:table-cell>
          <table:table-cell table:formula="of:=ROUND([$'ra-sub'.AB36];2)" office:value-type="float" office:value="100" calcext:value-type="float">
            <text:p>100</text:p>
          </table:table-cell>
          <table:table-cell table:style-name="ce12" table:formula="of:=ROUND([$'ra-sub'.AC36];1)" office:value-type="float" office:value="-12.4" calcext:value-type="float">
            <text:p>-12,4</text:p>
          </table:table-cell>
          <table:table-cell table:style-name="ce12" table:formula="of:=IF([$'ra-sub'.S36]=5;&quot;*&quot;;[$'ra-sub'.I36])" office:value-type="float" office:value="9.013251" calcext:value-type="float">
            <text:p>9,0</text:p>
          </table:table-cell>
          <table:table-cell table:style-name="ce12" table:formula="of:=IF([$'ra-sub'.S36]=11;1;&quot;&quot;)">
            <text:p/>
          </table:table-cell>
          <table:table-cell table:style-name="ce12" table:formula="of:=IFERROR(IF([.I37]=0;ABS(CEILING([.C37]));ABS(([.I37]-CEILING([.C37]))/[.I37]));&quot;*&quot;)" office:value-type="float" office:value="7" calcext:value-type="float">
            <text:p>7,0</text:p>
          </table:table-cell>
          <table:table-cell table:style-name="ce12" table:formula="of:=IFERROR([.I37]-CEILING([.C37]);&quot;*&quot;)" office:value-type="float" office:value="14" calcext:value-type="float">
            <text:p>14,0</text:p>
          </table:table-cell>
          <table:table-cell table:formula="of:=ROUND([$'exact-sub'.J36];1)" office:value-type="float" office:value="-4.7" calcext:value-type="float">
            <text:p>-4,7</text:p>
          </table:table-cell>
          <table:table-cell table:formula="of:=[$'exact-sub'.K36]" office:value-type="float" office:value="2" calcext:value-type="float">
            <text:p>2</text:p>
          </table:table-cell>
          <table:table-cell table:formula="of:=[$'exact-sub'.L36]" office:value-type="float" office:value="1E+020" calcext:value-type="float">
            <text:p>1E+020</text:p>
          </table:table-cell>
          <table:table-cell table:formula="of:=[$'exact-sub'.I36]" office:value-type="float" office:value="1818.407243" calcext:value-type="float">
            <text:p>1818,407243</text:p>
          </table:table-cell>
          <table:table-cell table:style-name="ce21" table:formula="of:=[$'ra-sub'.AE36]" office:value-type="float" office:value="4" calcext:value-type="float">
            <text:p>4</text:p>
          </table:table-cell>
          <table:table-cell table:style-name="ce21" table:formula="of:=[$'bcpa-sub-t600'.AE36]" office:value-type="float" office:value="2" calcext:value-type="float">
            <text:p>2</text:p>
          </table:table-cell>
          <table:table-cell table:style-name="ce21" table:formula="of:=[$'blpl-sub-t300'.AE36]" office:value-type="float" office:value="3" calcext:value-type="float">
            <text:p>3</text:p>
          </table:table-cell>
          <table:table-cell table:style-name="ce21" table:formula="of:=[$'sbpl-sub-t300'.AE36]" office:value-type="float" office:value="4" calcext:value-type="float">
            <text:p>4</text:p>
          </table:table-cell>
          <table:table-cell table:formula="of:=MIN([.L37:.O37])" office:value-type="float" office:value="2" calcext:value-type="float">
            <text:p>2</text:p>
          </table:table-cell>
          <table:table-cell table:formula="of:=ABS([.L37]-CEILING([.$C37]))" office:value-type="float" office:value="16" calcext:value-type="float">
            <text:p>16</text:p>
          </table:table-cell>
          <table:table-cell table:formula="of:=IFERROR(ABS([.M37]-CEILING([.$C37]));&quot;-&quot;)" office:value-type="float" office:value="14" calcext:value-type="float">
            <text:p>14</text:p>
          </table:table-cell>
          <table:table-cell table:formula="of:=ABS([.N37]-CEILING([.$C37]))" office:value-type="float" office:value="15" calcext:value-type="float">
            <text:p>15</text:p>
          </table:table-cell>
          <table:table-cell table:formula="of:=ABS([.O37]-CEILING([.$C37]))" office:value-type="float" office:value="16" calcext:value-type="float">
            <text:p>16</text:p>
          </table:table-cell>
          <table:table-cell table:formula="of:=IFERROR(ABS(([.L37]-CEILING([.$C37]))/CEILING([.$C37]));&quot;*&quot;)" office:value-type="float" office:value="1.33333333333333" calcext:value-type="float">
            <text:p>1,33333333333333</text:p>
          </table:table-cell>
          <table:table-cell table:formula="of:=IFERROR(ABS(([.M37]-CEILING([.$C37]))/CEILING([.$C37]));&quot;*&quot;)" office:value-type="float" office:value="1.16666666666667" calcext:value-type="float">
            <text:p>1,16666666666667</text:p>
          </table:table-cell>
          <table:table-cell table:formula="of:=IFERROR(ABS(([.N37]-CEILING([.$C37]))/CEILING([.$C37]));&quot;*&quot;)" office:value-type="float" office:value="1.25" calcext:value-type="float">
            <text:p>1,25</text:p>
          </table:table-cell>
          <table:table-cell table:formula="of:=IFERROR(ABS(([.O37]-CEILING([.$C37]))/CEILING([.$C37]));&quot;*&quot;)" office:value-type="float" office:value="1.33333333333333" calcext:value-type="float">
            <text:p>1,33333333333333</text:p>
          </table:table-cell>
          <table:table-cell table:formula="of:=IF([.L37]=[.$P37];1;&quot;&quot;)">
            <text:p/>
          </table:table-cell>
          <table:table-cell table:style-name="ce28" table:formula="of:=IF([.M37]=[.$P37];1;&quot;&quot;)" office:value-type="float" office:value="1" calcext:value-type="float">
            <text:p>1</text:p>
          </table:table-cell>
          <table:table-cell table:formula="of:=IF([.N37]=[.$P37];1;&quot;&quot;)">
            <text:p/>
          </table:table-cell>
          <table:table-cell table:formula="of:=IF([.O37]=[.$P37];1;&quot;&quot;)">
            <text:p/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20-250-20-1&amp;100&amp;-12,4&amp;-4,7&amp;2&amp;4&amp;\h{2}&amp;3&amp;4\\\hline" calcext:value-type="string">
            <text:p>r20-250-20-1&amp;100&amp;-12,4&amp;-4,7&amp;2&amp;4&amp;\h{2}&amp;3&amp;4\\\hline</text:p>
          </table:table-cell>
          <table:table-cell table:number-columns-repeated="10"/>
        </table:table-row>
        <table:table-row table:style-name="ro2">
          <table:table-cell table:formula="of:=[$'ra-sub'.AA37]" office:value-type="string" office:string-value="r20-250-20-2" calcext:value-type="string">
            <text:p>r20-250-20-2</text:p>
          </table:table-cell>
          <table:table-cell table:formula="of:=ROUND([$'ra-sub'.AB37];2)" office:value-type="float" office:value="100" calcext:value-type="float">
            <text:p>100</text:p>
          </table:table-cell>
          <table:table-cell table:style-name="ce12" table:formula="of:=ROUND([$'ra-sub'.AC37];1)" office:value-type="float" office:value="-12.4" calcext:value-type="float">
            <text:p>-12,4</text:p>
          </table:table-cell>
          <table:table-cell table:style-name="ce12" table:formula="of:=IF([$'ra-sub'.S37]=5;&quot;*&quot;;[$'ra-sub'.I37])" office:value-type="float" office:value="6.801485" calcext:value-type="float">
            <text:p>6,8</text:p>
          </table:table-cell>
          <table:table-cell table:style-name="ce12" table:formula="of:=IF([$'ra-sub'.S37]=11;1;&quot;&quot;)">
            <text:p/>
          </table:table-cell>
          <table:table-cell table:style-name="ce12" table:formula="of:=IFERROR(IF([.I38]=0;ABS(CEILING([.C38]));ABS(([.I38]-CEILING([.C38]))/[.I38]));&quot;*&quot;)" office:value-type="float" office:value="13" calcext:value-type="float">
            <text:p>13,0</text:p>
          </table:table-cell>
          <table:table-cell table:style-name="ce12" table:formula="of:=IFERROR([.I38]-CEILING([.C38]);&quot;*&quot;)" office:value-type="float" office:value="13" calcext:value-type="float">
            <text:p>13,0</text:p>
          </table:table-cell>
          <table:table-cell table:formula="of:=ROUND([$'exact-sub'.J37];1)" office:value-type="float" office:value="-3.3" calcext:value-type="float">
            <text:p>-3,3</text:p>
          </table:table-cell>
          <table:table-cell table:formula="of:=[$'exact-sub'.K37]" office:value-type="float" office:value="1" calcext:value-type="float">
            <text:p>1</text:p>
          </table:table-cell>
          <table:table-cell table:formula="of:=[$'exact-sub'.L37]" office:value-type="float" office:value="1E+020" calcext:value-type="float">
            <text:p>1E+020</text:p>
          </table:table-cell>
          <table:table-cell table:formula="of:=[$'exact-sub'.I37]" office:value-type="float" office:value="1812.479259" calcext:value-type="float">
            <text:p>1812,479259</text:p>
          </table:table-cell>
          <table:table-cell table:style-name="ce21" table:formula="of:=[$'ra-sub'.AE37]" office:value-type="float" office:value="3" calcext:value-type="float">
            <text:p>3</text:p>
          </table:table-cell>
          <table:table-cell table:style-name="ce21" table:formula="of:=[$'bcpa-sub-t600'.AE37]" office:value-type="float" office:value="1" calcext:value-type="float">
            <text:p>1</text:p>
          </table:table-cell>
          <table:table-cell table:style-name="ce21" table:formula="of:=[$'blpl-sub-t300'.AE37]" office:value-type="float" office:value="3" calcext:value-type="float">
            <text:p>3</text:p>
          </table:table-cell>
          <table:table-cell table:style-name="ce21" table:formula="of:=[$'sbpl-sub-t300'.AE37]" office:value-type="float" office:value="3" calcext:value-type="float">
            <text:p>3</text:p>
          </table:table-cell>
          <table:table-cell table:formula="of:=MIN([.L38:.O38])" office:value-type="float" office:value="1" calcext:value-type="float">
            <text:p>1</text:p>
          </table:table-cell>
          <table:table-cell table:formula="of:=ABS([.L38]-CEILING([.$C38]))" office:value-type="float" office:value="15" calcext:value-type="float">
            <text:p>15</text:p>
          </table:table-cell>
          <table:table-cell table:formula="of:=IFERROR(ABS([.M38]-CEILING([.$C38]));&quot;-&quot;)" office:value-type="float" office:value="13" calcext:value-type="float">
            <text:p>13</text:p>
          </table:table-cell>
          <table:table-cell table:formula="of:=ABS([.N38]-CEILING([.$C38]))" office:value-type="float" office:value="15" calcext:value-type="float">
            <text:p>15</text:p>
          </table:table-cell>
          <table:table-cell table:formula="of:=ABS([.O38]-CEILING([.$C38]))" office:value-type="float" office:value="15" calcext:value-type="float">
            <text:p>15</text:p>
          </table:table-cell>
          <table:table-cell table:formula="of:=IFERROR(ABS(([.L38]-CEILING([.$C38]))/CEILING([.$C38]));&quot;*&quot;)" office:value-type="float" office:value="1.25" calcext:value-type="float">
            <text:p>1,25</text:p>
          </table:table-cell>
          <table:table-cell table:formula="of:=IFERROR(ABS(([.M38]-CEILING([.$C38]))/CEILING([.$C38]));&quot;*&quot;)" office:value-type="float" office:value="1.08333333333333" calcext:value-type="float">
            <text:p>1,08333333333333</text:p>
          </table:table-cell>
          <table:table-cell table:formula="of:=IFERROR(ABS(([.N38]-CEILING([.$C38]))/CEILING([.$C38]));&quot;*&quot;)" office:value-type="float" office:value="1.25" calcext:value-type="float">
            <text:p>1,25</text:p>
          </table:table-cell>
          <table:table-cell table:formula="of:=IFERROR(ABS(([.O38]-CEILING([.$C38]))/CEILING([.$C38]));&quot;*&quot;)" office:value-type="float" office:value="1.25" calcext:value-type="float">
            <text:p>1,25</text:p>
          </table:table-cell>
          <table:table-cell table:formula="of:=IF([.L38]=[.$P38];1;&quot;&quot;)">
            <text:p/>
          </table:table-cell>
          <table:table-cell table:style-name="ce28" table:formula="of:=IF([.M38]=[.$P38];1;&quot;&quot;)" office:value-type="float" office:value="1" calcext:value-type="float">
            <text:p>1</text:p>
          </table:table-cell>
          <table:table-cell table:formula="of:=IF([.N38]=[.$P38];1;&quot;&quot;)">
            <text:p/>
          </table:table-cell>
          <table:table-cell table:style-name="ce28" table:formula="of:=IF([.O38]=[.$P38];1;&quot;&quot;)">
            <text:p/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20-250-20-2&amp;100&amp;-12,4&amp;-3,3&amp;1&amp;3&amp;\h{1}&amp;3&amp;3\\\hline" calcext:value-type="string">
            <text:p>r20-250-20-2&amp;100&amp;-12,4&amp;-3,3&amp;1&amp;3&amp;\h{1}&amp;3&amp;3\\\hline</text:p>
          </table:table-cell>
          <table:table-cell table:number-columns-repeated="10"/>
        </table:table-row>
        <table:table-row table:style-name="ro2">
          <table:table-cell table:formula="of:=[$'ra-sub'.AA38]" office:value-type="string" office:string-value="r20-250-24-1" calcext:value-type="string">
            <text:p>r20-250-24-1</text:p>
          </table:table-cell>
          <table:table-cell table:formula="of:=ROUND([$'ra-sub'.AB38];2)" office:value-type="float" office:value="100" calcext:value-type="float">
            <text:p>100</text:p>
          </table:table-cell>
          <table:table-cell table:style-name="ce12" table:formula="of:=ROUND([$'ra-sub'.AC38];1)" office:value-type="float" office:value="-15.5" calcext:value-type="float">
            <text:p>-15,5</text:p>
          </table:table-cell>
          <table:table-cell table:style-name="ce12" table:formula="of:=IF([$'ra-sub'.S38]=5;&quot;*&quot;;[$'ra-sub'.I38])" office:value-type="float" office:value="15.885617" calcext:value-type="float">
            <text:p>15,9</text:p>
          </table:table-cell>
          <table:table-cell table:style-name="ce12" table:formula="of:=IF([$'ra-sub'.S38]=11;1;&quot;&quot;)">
            <text:p/>
          </table:table-cell>
          <table:table-cell table:style-name="ce12" table:formula="of:=IFERROR(IF([.I39]=0;ABS(CEILING([.C39]));ABS(([.I39]-CEILING([.C39]))/[.I39]));&quot;*&quot;)" office:value-type="float" office:value="8.5" calcext:value-type="float">
            <text:p>8,5</text:p>
          </table:table-cell>
          <table:table-cell table:style-name="ce12" table:formula="of:=IFERROR([.I39]-CEILING([.C39]);&quot;*&quot;)" office:value-type="float" office:value="17" calcext:value-type="float">
            <text:p>17,0</text:p>
          </table:table-cell>
          <table:table-cell table:formula="of:=ROUND([$'exact-sub'.J38];1)" office:value-type="float" office:value="-10.6" calcext:value-type="float">
            <text:p>-10,6</text:p>
          </table:table-cell>
          <table:table-cell table:formula="of:=[$'exact-sub'.K38]" office:value-type="float" office:value="2" calcext:value-type="float">
            <text:p>2</text:p>
          </table:table-cell>
          <table:table-cell table:formula="of:=[$'exact-sub'.L38]" office:value-type="float" office:value="1E+020" calcext:value-type="float">
            <text:p>1E+020</text:p>
          </table:table-cell>
          <table:table-cell table:formula="of:=[$'exact-sub'.I38]" office:value-type="float" office:value="1807.306254" calcext:value-type="float">
            <text:p>1807,306254</text:p>
          </table:table-cell>
          <table:table-cell table:style-name="ce21" table:formula="of:=[$'ra-sub'.AE38]" office:value-type="float" office:value="5" calcext:value-type="float">
            <text:p>5</text:p>
          </table:table-cell>
          <table:table-cell table:style-name="ce21" table:formula="of:=[$'bcpa-sub-t600'.AE38]" office:value-type="float" office:value="3" calcext:value-type="float">
            <text:p>3</text:p>
          </table:table-cell>
          <table:table-cell table:style-name="ce21" table:formula="of:=[$'blpl-sub-t300'.AE38]" office:value-type="float" office:value="5" calcext:value-type="float">
            <text:p>5</text:p>
          </table:table-cell>
          <table:table-cell table:style-name="ce21" table:formula="of:=[$'sbpl-sub-t300'.AE38]" office:value-type="float" office:value="5" calcext:value-type="float">
            <text:p>5</text:p>
          </table:table-cell>
          <table:table-cell table:formula="of:=MIN([.L39:.O39])" office:value-type="float" office:value="3" calcext:value-type="float">
            <text:p>3</text:p>
          </table:table-cell>
          <table:table-cell table:formula="of:=ABS([.L39]-CEILING([.$C39]))" office:value-type="float" office:value="20" calcext:value-type="float">
            <text:p>20</text:p>
          </table:table-cell>
          <table:table-cell table:formula="of:=IFERROR(ABS([.M39]-CEILING([.$C39]));&quot;-&quot;)" office:value-type="float" office:value="18" calcext:value-type="float">
            <text:p>18</text:p>
          </table:table-cell>
          <table:table-cell table:formula="of:=ABS([.N39]-CEILING([.$C39]))" office:value-type="float" office:value="20" calcext:value-type="float">
            <text:p>20</text:p>
          </table:table-cell>
          <table:table-cell table:formula="of:=ABS([.O39]-CEILING([.$C39]))" office:value-type="float" office:value="20" calcext:value-type="float">
            <text:p>20</text:p>
          </table:table-cell>
          <table:table-cell table:formula="of:=IFERROR(ABS(([.L39]-CEILING([.$C39]))/CEILING([.$C39]));&quot;*&quot;)" office:value-type="float" office:value="1.33333333333333" calcext:value-type="float">
            <text:p>1,33333333333333</text:p>
          </table:table-cell>
          <table:table-cell table:formula="of:=IFERROR(ABS(([.M39]-CEILING([.$C39]))/CEILING([.$C39]));&quot;*&quot;)" office:value-type="float" office:value="1.2" calcext:value-type="float">
            <text:p>1,2</text:p>
          </table:table-cell>
          <table:table-cell table:formula="of:=IFERROR(ABS(([.N39]-CEILING([.$C39]))/CEILING([.$C39]));&quot;*&quot;)" office:value-type="float" office:value="1.33333333333333" calcext:value-type="float">
            <text:p>1,33333333333333</text:p>
          </table:table-cell>
          <table:table-cell table:formula="of:=IFERROR(ABS(([.O39]-CEILING([.$C39]))/CEILING([.$C39]));&quot;*&quot;)" office:value-type="float" office:value="1.33333333333333" calcext:value-type="float">
            <text:p>1,33333333333333</text:p>
          </table:table-cell>
          <table:table-cell table:formula="of:=IF([.L39]=[.$P39];1;&quot;&quot;)">
            <text:p/>
          </table:table-cell>
          <table:table-cell table:style-name="ce28" table:formula="of:=IF([.M39]=[.$P39];1;&quot;&quot;)" office:value-type="float" office:value="1" calcext:value-type="float">
            <text:p>1</text:p>
          </table:table-cell>
          <table:table-cell table:style-name="ce28" table:formula="of:=IF([.N39]=[.$P39];1;&quot;&quot;)">
            <text:p/>
          </table:table-cell>
          <table:table-cell table:formula="of:=IF([.O39]=[.$P39];1;&quot;&quot;)">
            <text:p/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20-250-24-1&amp;100&amp;-15,5&amp;-10,6&amp;2&amp;5&amp;\h{3}&amp;5&amp;5\\\hline" calcext:value-type="string">
            <text:p>r20-250-24-1&amp;100&amp;-15,5&amp;-10,6&amp;2&amp;5&amp;\h{3}&amp;5&amp;5\\\hline</text:p>
          </table:table-cell>
          <table:table-cell table:number-columns-repeated="10"/>
        </table:table-row>
        <table:table-row table:style-name="ro2">
          <table:table-cell table:formula="of:=[$'ra-sub'.AA39]" office:value-type="string" office:string-value="r20-250-24-2" calcext:value-type="string">
            <text:p>r20-250-24-2</text:p>
          </table:table-cell>
          <table:table-cell table:formula="of:=ROUND([$'ra-sub'.AB39];2)" office:value-type="float" office:value="100" calcext:value-type="float">
            <text:p>100</text:p>
          </table:table-cell>
          <table:table-cell table:style-name="ce12" table:formula="of:=ROUND([$'ra-sub'.AC39];1)" office:value-type="float" office:value="-15.6" calcext:value-type="float">
            <text:p>-15,6</text:p>
          </table:table-cell>
          <table:table-cell table:style-name="ce12" table:formula="of:=IF([$'ra-sub'.S39]=5;&quot;*&quot;;[$'ra-sub'.I39])" office:value-type="float" office:value="11.978215" calcext:value-type="float">
            <text:p>12,0</text:p>
          </table:table-cell>
          <table:table-cell table:style-name="ce12" table:formula="of:=IF([$'ra-sub'.S39]=11;1;&quot;&quot;)">
            <text:p/>
          </table:table-cell>
          <table:table-cell table:style-name="ce12" table:formula="of:=IFERROR(IF([.I40]=0;ABS(CEILING([.C40]));ABS(([.I40]-CEILING([.C40]))/[.I40]));&quot;*&quot;)" office:value-type="float" office:value="16" calcext:value-type="float">
            <text:p>16,0</text:p>
          </table:table-cell>
          <table:table-cell table:style-name="ce12" table:formula="of:=IFERROR([.I40]-CEILING([.C40]);&quot;*&quot;)" office:value-type="float" office:value="16" calcext:value-type="float">
            <text:p>16,0</text:p>
          </table:table-cell>
          <table:table-cell table:formula="of:=ROUND([$'exact-sub'.J39];1)" office:value-type="float" office:value="-8" calcext:value-type="float">
            <text:p>-8</text:p>
          </table:table-cell>
          <table:table-cell table:formula="of:=[$'exact-sub'.K39]" office:value-type="float" office:value="1" calcext:value-type="float">
            <text:p>1</text:p>
          </table:table-cell>
          <table:table-cell table:formula="of:=[$'exact-sub'.L39]" office:value-type="float" office:value="1E+020" calcext:value-type="float">
            <text:p>1E+020</text:p>
          </table:table-cell>
          <table:table-cell table:formula="of:=[$'exact-sub'.I39]" office:value-type="float" office:value="1808.980851" calcext:value-type="float">
            <text:p>1808,980851</text:p>
          </table:table-cell>
          <table:table-cell table:style-name="ce21" table:formula="of:=[$'ra-sub'.AE39]" office:value-type="float" office:value="3" calcext:value-type="float">
            <text:p>3</text:p>
          </table:table-cell>
          <table:table-cell table:style-name="ce21" table:formula="of:=[$'bcpa-sub-t600'.AE39]" office:value-type="float" office:value="2" calcext:value-type="float">
            <text:p>2</text:p>
          </table:table-cell>
          <table:table-cell table:style-name="ce21" table:formula="of:=[$'blpl-sub-t300'.AE39]" office:value-type="float" office:value="3" calcext:value-type="float">
            <text:p>3</text:p>
          </table:table-cell>
          <table:table-cell table:style-name="ce21" table:formula="of:=[$'sbpl-sub-t300'.AE39]" office:value-type="float" office:value="3" calcext:value-type="float">
            <text:p>3</text:p>
          </table:table-cell>
          <table:table-cell table:formula="of:=MIN([.L40:.O40])" office:value-type="float" office:value="2" calcext:value-type="float">
            <text:p>2</text:p>
          </table:table-cell>
          <table:table-cell table:formula="of:=ABS([.L40]-CEILING([.$C40]))" office:value-type="float" office:value="18" calcext:value-type="float">
            <text:p>18</text:p>
          </table:table-cell>
          <table:table-cell table:formula="of:=IFERROR(ABS([.M40]-CEILING([.$C40]));&quot;-&quot;)" office:value-type="float" office:value="17" calcext:value-type="float">
            <text:p>17</text:p>
          </table:table-cell>
          <table:table-cell table:formula="of:=ABS([.N40]-CEILING([.$C40]))" office:value-type="float" office:value="18" calcext:value-type="float">
            <text:p>18</text:p>
          </table:table-cell>
          <table:table-cell table:formula="of:=ABS([.O40]-CEILING([.$C40]))" office:value-type="float" office:value="18" calcext:value-type="float">
            <text:p>18</text:p>
          </table:table-cell>
          <table:table-cell table:formula="of:=IFERROR(ABS(([.L40]-CEILING([.$C40]))/CEILING([.$C40]));&quot;*&quot;)" office:value-type="float" office:value="1.2" calcext:value-type="float">
            <text:p>1,2</text:p>
          </table:table-cell>
          <table:table-cell table:formula="of:=IFERROR(ABS(([.M40]-CEILING([.$C40]))/CEILING([.$C40]));&quot;*&quot;)" office:value-type="float" office:value="1.13333333333333" calcext:value-type="float">
            <text:p>1,13333333333333</text:p>
          </table:table-cell>
          <table:table-cell table:formula="of:=IFERROR(ABS(([.N40]-CEILING([.$C40]))/CEILING([.$C40]));&quot;*&quot;)" office:value-type="float" office:value="1.2" calcext:value-type="float">
            <text:p>1,2</text:p>
          </table:table-cell>
          <table:table-cell table:formula="of:=IFERROR(ABS(([.O40]-CEILING([.$C40]))/CEILING([.$C40]));&quot;*&quot;)" office:value-type="float" office:value="1.2" calcext:value-type="float">
            <text:p>1,2</text:p>
          </table:table-cell>
          <table:table-cell table:formula="of:=IF([.L40]=[.$P40];1;&quot;&quot;)">
            <text:p/>
          </table:table-cell>
          <table:table-cell table:style-name="ce28" table:formula="of:=IF([.M40]=[.$P40];1;&quot;&quot;)" office:value-type="float" office:value="1" calcext:value-type="float">
            <text:p>1</text:p>
          </table:table-cell>
          <table:table-cell table:style-name="ce28" table:formula="of:=IF([.N40]=[.$P40];1;&quot;&quot;)">
            <text:p/>
          </table:table-cell>
          <table:table-cell table:formula="of:=IF([.O40]=[.$P40];1;&quot;&quot;)">
            <text:p/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20-250-24-2&amp;100&amp;-15,6&amp;-8&amp;1&amp;3&amp;\h{2}&amp;3&amp;3\\\hline" calcext:value-type="string">
            <text:p>r20-250-24-2&amp;100&amp;-15,6&amp;-8&amp;1&amp;3&amp;\h{2}&amp;3&amp;3\\\hline</text:p>
          </table:table-cell>
          <table:table-cell table:number-columns-repeated="10"/>
        </table:table-row>
        <table:table-row table:style-name="ro2">
          <table:table-cell table:formula="of:=[$'ra-sub'.AA40]" office:value-type="string" office:string-value="r20-250-4-1" calcext:value-type="string">
            <text:p>r20-250-4-1</text:p>
          </table:table-cell>
          <table:table-cell table:formula="of:=ROUND([$'ra-sub'.AB40];2)" office:value-type="float" office:value="100" calcext:value-type="float">
            <text:p>100</text:p>
          </table:table-cell>
          <table:table-cell table:style-name="ce12" table:formula="of:=ROUND([$'ra-sub'.AC40];1)" office:value-type="float" office:value="-1.5" calcext:value-type="float">
            <text:p>-1,5</text:p>
          </table:table-cell>
          <table:table-cell table:style-name="ce12" table:formula="of:=IF([$'ra-sub'.S40]=5;&quot;*&quot;;[$'ra-sub'.I40])" office:value-type="float" office:value="0.595457" calcext:value-type="float">
            <text:p>0,6</text:p>
          </table:table-cell>
          <table:table-cell table:style-name="ce12" table:formula="of:=IF([$'ra-sub'.S40]=11;1;&quot;&quot;)">
            <text:p/>
          </table:table-cell>
          <table:table-cell table:style-name="ce12" table:formula="of:=IFERROR(IF([.I41]=0;ABS(CEILING([.C41]));ABS(([.I41]-CEILING([.C41]))/[.I41]));&quot;*&quot;)" office:value-type="float" office:value="2" calcext:value-type="float">
            <text:p>2,0</text:p>
          </table:table-cell>
          <table:table-cell table:style-name="ce12" table:formula="of:=IFERROR([.I41]-CEILING([.C41]);&quot;*&quot;)" office:value-type="float" office:value="2" calcext:value-type="float">
            <text:p>2,0</text:p>
          </table:table-cell>
          <table:table-cell table:formula="of:=ROUND([$'exact-sub'.J40];1)" office:value-type="float" office:value="1" calcext:value-type="float">
            <text:p>1</text:p>
          </table:table-cell>
          <table:table-cell table:formula="of:=[$'exact-sub'.K40]" office:value-type="float" office:value="1" calcext:value-type="float">
            <text:p>1</text:p>
          </table:table-cell>
          <table:table-cell table:formula="of:=[$'exact-sub'.L40]" office:value-type="float" office:value="0" calcext:value-type="float">
            <text:p>0</text:p>
          </table:table-cell>
          <table:table-cell table:formula="of:=[$'exact-sub'.I40]" office:value-type="float" office:value="1.276503" calcext:value-type="float">
            <text:p>1,276503</text:p>
          </table:table-cell>
          <table:table-cell table:style-name="ce21" table:formula="of:=[$'ra-sub'.AE40]" office:value-type="float" office:value="2" calcext:value-type="float">
            <text:p>2</text:p>
          </table:table-cell>
          <table:table-cell table:style-name="ce21" table:formula="of:=[$'bcpa-sub-t600'.AE40]" office:value-type="float" office:value="1" calcext:value-type="float">
            <text:p>1</text:p>
          </table:table-cell>
          <table:table-cell table:style-name="ce21" table:formula="of:=[$'blpl-sub-t300'.AE40]" office:value-type="float" office:value="2" calcext:value-type="float">
            <text:p>2</text:p>
          </table:table-cell>
          <table:table-cell table:style-name="ce21" table:formula="of:=[$'sbpl-sub-t300'.AE40]" office:value-type="float" office:value="1" calcext:value-type="float">
            <text:p>1</text:p>
          </table:table-cell>
          <table:table-cell table:formula="of:=MIN([.L41:.O41])" office:value-type="float" office:value="1" calcext:value-type="float">
            <text:p>1</text:p>
          </table:table-cell>
          <table:table-cell table:formula="of:=ABS([.L41]-CEILING([.$C41]))" office:value-type="float" office:value="3" calcext:value-type="float">
            <text:p>3</text:p>
          </table:table-cell>
          <table:table-cell table:formula="of:=IFERROR(ABS([.M41]-CEILING([.$C41]));&quot;-&quot;)" office:value-type="float" office:value="2" calcext:value-type="float">
            <text:p>2</text:p>
          </table:table-cell>
          <table:table-cell table:formula="of:=ABS([.N41]-CEILING([.$C41]))" office:value-type="float" office:value="3" calcext:value-type="float">
            <text:p>3</text:p>
          </table:table-cell>
          <table:table-cell table:formula="of:=ABS([.O41]-CEILING([.$C41]))" office:value-type="float" office:value="2" calcext:value-type="float">
            <text:p>2</text:p>
          </table:table-cell>
          <table:table-cell table:formula="of:=IFERROR(ABS(([.L41]-CEILING([.$C41]))/CEILING([.$C41]));&quot;*&quot;)" office:value-type="float" office:value="3" calcext:value-type="float">
            <text:p>3</text:p>
          </table:table-cell>
          <table:table-cell table:formula="of:=IFERROR(ABS(([.M41]-CEILING([.$C41]))/CEILING([.$C41]));&quot;*&quot;)" office:value-type="float" office:value="2" calcext:value-type="float">
            <text:p>2</text:p>
          </table:table-cell>
          <table:table-cell table:formula="of:=IFERROR(ABS(([.N41]-CEILING([.$C41]))/CEILING([.$C41]));&quot;*&quot;)" office:value-type="float" office:value="3" calcext:value-type="float">
            <text:p>3</text:p>
          </table:table-cell>
          <table:table-cell table:formula="of:=IFERROR(ABS(([.O41]-CEILING([.$C41]))/CEILING([.$C41]));&quot;*&quot;)" office:value-type="float" office:value="2" calcext:value-type="float">
            <text:p>2</text:p>
          </table:table-cell>
          <table:table-cell table:formula="of:=IF([.L41]=[.$P41];1;&quot;&quot;)">
            <text:p/>
          </table:table-cell>
          <table:table-cell table:style-name="ce28" table:formula="of:=IF([.M41]=[.$P41];1;&quot;&quot;)" office:value-type="float" office:value="1" calcext:value-type="float">
            <text:p>1</text:p>
          </table:table-cell>
          <table:table-cell table:style-name="ce28" table:formula="of:=IF([.N41]=[.$P41];1;&quot;&quot;)">
            <text:p/>
          </table:table-cell>
          <table:table-cell table:formula="of:=IF([.O41]=[.$P41];1;&quot;&quot;)" office:value-type="float" office:value="1" calcext:value-type="float">
            <text:p>1</text:p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20-250-4-1&amp;100&amp;-1,5&amp;1&amp;\uu{1}&amp;2&amp;\h{1}&amp;2&amp;\h{1}\\\hline" calcext:value-type="string">
            <text:p>r20-250-4-1&amp;100&amp;-1,5&amp;1&amp;\uu{1}&amp;2&amp;\h{1}&amp;2&amp;\h{1}\\\hline</text:p>
          </table:table-cell>
          <table:table-cell table:number-columns-repeated="10"/>
        </table:table-row>
        <table:table-row table:style-name="ro2">
          <table:table-cell table:formula="of:=[$'ra-sub'.AA41]" office:value-type="string" office:string-value="r20-250-4-2" calcext:value-type="string">
            <text:p>r20-250-4-2</text:p>
          </table:table-cell>
          <table:table-cell table:formula="of:=ROUND([$'ra-sub'.AB41];2)" office:value-type="float" office:value="100" calcext:value-type="float">
            <text:p>100</text:p>
          </table:table-cell>
          <table:table-cell table:style-name="ce12" table:formula="of:=ROUND([$'ra-sub'.AC41];1)" office:value-type="float" office:value="-1.5" calcext:value-type="float">
            <text:p>-1,5</text:p>
          </table:table-cell>
          <table:table-cell table:style-name="ce12" table:formula="of:=IF([$'ra-sub'.S41]=5;&quot;*&quot;;[$'ra-sub'.I41])" office:value-type="float" office:value="0.375912" calcext:value-type="float">
            <text:p>0,4</text:p>
          </table:table-cell>
          <table:table-cell table:style-name="ce12" table:formula="of:=IF([$'ra-sub'.S41]=11;1;&quot;&quot;)">
            <text:p/>
          </table:table-cell>
          <table:table-cell table:style-name="ce12" table:formula="of:=IFERROR(IF([.I42]=0;ABS(CEILING([.C42]));ABS(([.I42]-CEILING([.C42]))/[.I42]));&quot;*&quot;)" office:value-type="float" office:value="2" calcext:value-type="float">
            <text:p>2,0</text:p>
          </table:table-cell>
          <table:table-cell table:style-name="ce12" table:formula="of:=IFERROR([.I42]-CEILING([.C42]);&quot;*&quot;)" office:value-type="float" office:value="2" calcext:value-type="float">
            <text:p>2,0</text:p>
          </table:table-cell>
          <table:table-cell table:formula="of:=ROUND([$'exact-sub'.J41];1)" office:value-type="float" office:value="1" calcext:value-type="float">
            <text:p>1</text:p>
          </table:table-cell>
          <table:table-cell table:formula="of:=[$'exact-sub'.K41]" office:value-type="float" office:value="1" calcext:value-type="float">
            <text:p>1</text:p>
          </table:table-cell>
          <table:table-cell table:formula="of:=[$'exact-sub'.L41]" office:value-type="float" office:value="0" calcext:value-type="float">
            <text:p>0</text:p>
          </table:table-cell>
          <table:table-cell table:formula="of:=[$'exact-sub'.I41]" office:value-type="float" office:value="3.492677" calcext:value-type="float">
            <text:p>3,492677</text:p>
          </table:table-cell>
          <table:table-cell table:style-name="ce21" table:formula="of:=[$'ra-sub'.AE41]" office:value-type="float" office:value="1" calcext:value-type="float">
            <text:p>1</text:p>
          </table:table-cell>
          <table:table-cell table:style-name="ce21" table:formula="of:=[$'bcpa-sub-t600'.AE41]" office:value-type="float" office:value="1" calcext:value-type="float">
            <text:p>1</text:p>
          </table:table-cell>
          <table:table-cell table:style-name="ce21" table:formula="of:=[$'blpl-sub-t300'.AE41]" office:value-type="float" office:value="1" calcext:value-type="float">
            <text:p>1</text:p>
          </table:table-cell>
          <table:table-cell table:style-name="ce21" table:formula="of:=[$'sbpl-sub-t300'.AE41]" office:value-type="float" office:value="1" calcext:value-type="float">
            <text:p>1</text:p>
          </table:table-cell>
          <table:table-cell table:formula="of:=MIN([.L42:.O42])" office:value-type="float" office:value="1" calcext:value-type="float">
            <text:p>1</text:p>
          </table:table-cell>
          <table:table-cell table:formula="of:=ABS([.L42]-CEILING([.$C42]))" office:value-type="float" office:value="2" calcext:value-type="float">
            <text:p>2</text:p>
          </table:table-cell>
          <table:table-cell table:formula="of:=IFERROR(ABS([.M42]-CEILING([.$C42]));&quot;-&quot;)" office:value-type="float" office:value="2" calcext:value-type="float">
            <text:p>2</text:p>
          </table:table-cell>
          <table:table-cell table:formula="of:=ABS([.N42]-CEILING([.$C42]))" office:value-type="float" office:value="2" calcext:value-type="float">
            <text:p>2</text:p>
          </table:table-cell>
          <table:table-cell table:formula="of:=ABS([.O42]-CEILING([.$C42]))" office:value-type="float" office:value="2" calcext:value-type="float">
            <text:p>2</text:p>
          </table:table-cell>
          <table:table-cell table:formula="of:=IFERROR(ABS(([.L42]-CEILING([.$C42]))/CEILING([.$C42]));&quot;*&quot;)" office:value-type="float" office:value="2" calcext:value-type="float">
            <text:p>2</text:p>
          </table:table-cell>
          <table:table-cell table:formula="of:=IFERROR(ABS(([.M42]-CEILING([.$C42]))/CEILING([.$C42]));&quot;*&quot;)" office:value-type="float" office:value="2" calcext:value-type="float">
            <text:p>2</text:p>
          </table:table-cell>
          <table:table-cell table:formula="of:=IFERROR(ABS(([.N42]-CEILING([.$C42]))/CEILING([.$C42]));&quot;*&quot;)" office:value-type="float" office:value="2" calcext:value-type="float">
            <text:p>2</text:p>
          </table:table-cell>
          <table:table-cell table:formula="of:=IFERROR(ABS(([.O42]-CEILING([.$C42]))/CEILING([.$C42]));&quot;*&quot;)" office:value-type="float" office:value="2" calcext:value-type="float">
            <text:p>2</text:p>
          </table:table-cell>
          <table:table-cell table:style-name="ce28" table:formula="of:=IF([.L42]=[.$P42];1;&quot;&quot;)" office:value-type="float" office:value="1" calcext:value-type="float">
            <text:p>1</text:p>
          </table:table-cell>
          <table:table-cell table:style-name="ce28" table:formula="of:=IF([.M42]=[.$P42];1;&quot;&quot;)" office:value-type="float" office:value="1" calcext:value-type="float">
            <text:p>1</text:p>
          </table:table-cell>
          <table:table-cell table:style-name="ce28" table:formula="of:=IF([.N42]=[.$P42];1;&quot;&quot;)" office:value-type="float" office:value="1" calcext:value-type="float">
            <text:p>1</text:p>
          </table:table-cell>
          <table:table-cell table:formula="of:=IF([.O42]=[.$P42];1;&quot;&quot;)" office:value-type="float" office:value="1" calcext:value-type="float">
            <text:p>1</text:p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20-250-4-2&amp;100&amp;-1,5&amp;1&amp;\uu{1}&amp;\h{1}&amp;\h{1}&amp;\h{1}&amp;\h{1}\\\hline" calcext:value-type="string">
            <text:p>r20-250-4-2&amp;100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2]" office:value-type="string" office:string-value="r20-50-10-1" calcext:value-type="string">
            <text:p>r20-50-10-1</text:p>
          </table:table-cell>
          <table:table-cell table:formula="of:=ROUND([$'ra-sub'.AB42];2)" office:value-type="float" office:value="65.79" calcext:value-type="float">
            <text:p>65,79</text:p>
          </table:table-cell>
          <table:table-cell table:style-name="ce12" table:formula="of:=ROUND([$'ra-sub'.AC42];1)" office:value-type="float" office:value="-4" calcext:value-type="float">
            <text:p>-4,0</text:p>
          </table:table-cell>
          <table:table-cell table:style-name="ce12" table:formula="of:=IF([$'ra-sub'.S42]=5;&quot;*&quot;;[$'ra-sub'.I42])" office:value-type="float" office:value="0.827676" calcext:value-type="float">
            <text:p>0,8</text:p>
          </table:table-cell>
          <table:table-cell table:style-name="ce12" table:formula="of:=IF([$'ra-sub'.S42]=11;1;&quot;&quot;)">
            <text:p/>
          </table:table-cell>
          <table:table-cell table:style-name="ce12" table:formula="of:=IFERROR(IF([.I43]=0;ABS(CEILING([.C43]));ABS(([.I43]-CEILING([.C43]))/[.I43]));&quot;*&quot;)" office:value-type="float" office:value="5" calcext:value-type="float">
            <text:p>5,0</text:p>
          </table:table-cell>
          <table:table-cell table:style-name="ce12" table:formula="of:=IFERROR([.I43]-CEILING([.C43]);&quot;*&quot;)" office:value-type="float" office:value="5" calcext:value-type="float">
            <text:p>5,0</text:p>
          </table:table-cell>
          <table:table-cell table:formula="of:=ROUND([$'exact-sub'.J42];1)" office:value-type="float" office:value="1" calcext:value-type="float">
            <text:p>1</text:p>
          </table:table-cell>
          <table:table-cell table:formula="of:=[$'exact-sub'.K42]" office:value-type="float" office:value="1" calcext:value-type="float">
            <text:p>1</text:p>
          </table:table-cell>
          <table:table-cell table:formula="of:=[$'exact-sub'.L42]" office:value-type="float" office:value="0" calcext:value-type="float">
            <text:p>0</text:p>
          </table:table-cell>
          <table:table-cell table:formula="of:=[$'exact-sub'.I42]" office:value-type="float" office:value="185.582464" calcext:value-type="float">
            <text:p>185,582464</text:p>
          </table:table-cell>
          <table:table-cell table:style-name="ce21" table:formula="of:=[$'ra-sub'.AE42]" office:value-type="float" office:value="2" calcext:value-type="float">
            <text:p>2</text:p>
          </table:table-cell>
          <table:table-cell table:style-name="ce21" table:formula="of:=[$'bcpa-sub-t600'.AE42]" office:value-type="float" office:value="1" calcext:value-type="float">
            <text:p>1</text:p>
          </table:table-cell>
          <table:table-cell table:style-name="ce21" table:formula="of:=[$'blpl-sub-t300'.AE42]" office:value-type="float" office:value="1" calcext:value-type="float">
            <text:p>1</text:p>
          </table:table-cell>
          <table:table-cell table:style-name="ce21" table:formula="of:=[$'sbpl-sub-t300'.AE42]" office:value-type="float" office:value="1" calcext:value-type="float">
            <text:p>1</text:p>
          </table:table-cell>
          <table:table-cell table:formula="of:=MIN([.L43:.O43])" office:value-type="float" office:value="1" calcext:value-type="float">
            <text:p>1</text:p>
          </table:table-cell>
          <table:table-cell table:formula="of:=ABS([.L43]-CEILING([.$C43]))" office:value-type="float" office:value="6" calcext:value-type="float">
            <text:p>6</text:p>
          </table:table-cell>
          <table:table-cell table:style-name="ce27" table:formula="of:=IFERROR(ABS([.M43]-CEILING([.$C43]));&quot;-&quot;)" office:value-type="float" office:value="5" calcext:value-type="float">
            <text:p>5</text:p>
          </table:table-cell>
          <table:table-cell table:formula="of:=ABS([.N43]-CEILING([.$C43]))" office:value-type="float" office:value="5" calcext:value-type="float">
            <text:p>5</text:p>
          </table:table-cell>
          <table:table-cell table:formula="of:=ABS([.O43]-CEILING([.$C43]))" office:value-type="float" office:value="5" calcext:value-type="float">
            <text:p>5</text:p>
          </table:table-cell>
          <table:table-cell table:formula="of:=IFERROR(ABS(([.L43]-CEILING([.$C43]))/CEILING([.$C43]));&quot;*&quot;)" office:value-type="float" office:value="1.5" calcext:value-type="float">
            <text:p>1,5</text:p>
          </table:table-cell>
          <table:table-cell table:formula="of:=IFERROR(ABS(([.M43]-CEILING([.$C43]))/CEILING([.$C43]));&quot;*&quot;)" office:value-type="float" office:value="1.25" calcext:value-type="float">
            <text:p>1,25</text:p>
          </table:table-cell>
          <table:table-cell table:formula="of:=IFERROR(ABS(([.N43]-CEILING([.$C43]))/CEILING([.$C43]));&quot;*&quot;)" office:value-type="float" office:value="1.25" calcext:value-type="float">
            <text:p>1,25</text:p>
          </table:table-cell>
          <table:table-cell table:formula="of:=IFERROR(ABS(([.O43]-CEILING([.$C43]))/CEILING([.$C43]));&quot;*&quot;)" office:value-type="float" office:value="1.25" calcext:value-type="float">
            <text:p>1,25</text:p>
          </table:table-cell>
          <table:table-cell table:formula="of:=IF([.L43]=[.$P43];1;&quot;&quot;)">
            <text:p/>
          </table:table-cell>
          <table:table-cell table:style-name="ce28" table:formula="of:=IF([.M43]=[.$P43];1;&quot;&quot;)" office:value-type="float" office:value="1" calcext:value-type="float">
            <text:p>1</text:p>
          </table:table-cell>
          <table:table-cell table:style-name="ce28" table:formula="of:=IF([.N43]=[.$P43];1;&quot;&quot;)" office:value-type="float" office:value="1" calcext:value-type="float">
            <text:p>1</text:p>
          </table:table-cell>
          <table:table-cell table:formula="of:=IF([.O43]=[.$P43];1;&quot;&quot;)" office:value-type="float" office:value="1" calcext:value-type="float">
            <text:p>1</text:p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20-50-10-1&amp;65,79&amp;-4&amp;1&amp;\uu{1}&amp;2&amp;\h{1}&amp;\h{1}&amp;\h{1}\\\hline" calcext:value-type="string">
            <text:p>r20-50-10-1&amp;65,79&amp;-4&amp;1&amp;\uu{1}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3]" office:value-type="string" office:string-value="r20-50-10-2" calcext:value-type="string">
            <text:p>r20-50-10-2</text:p>
          </table:table-cell>
          <table:table-cell table:formula="of:=ROUND([$'ra-sub'.AB43];2)" office:value-type="float" office:value="76.61" calcext:value-type="float">
            <text:p>76,61</text:p>
          </table:table-cell>
          <table:table-cell table:style-name="ce12" table:formula="of:=ROUND([$'ra-sub'.AC43];1)" office:value-type="float" office:value="-4.9" calcext:value-type="float">
            <text:p>-4,9</text:p>
          </table:table-cell>
          <table:table-cell table:style-name="ce12" table:formula="of:=IF([$'ra-sub'.S43]=5;&quot;*&quot;;[$'ra-sub'.I43])" office:value-type="float" office:value="1.064012" calcext:value-type="float">
            <text:p>1,1</text:p>
          </table:table-cell>
          <table:table-cell table:style-name="ce12" table:formula="of:=IF([$'ra-sub'.S43]=11;1;&quot;&quot;)">
            <text:p/>
          </table:table-cell>
          <table:table-cell table:style-name="ce12" table:formula="of:=IFERROR(IF([.I44]=0;ABS(CEILING([.C44]));ABS(([.I44]-CEILING([.C44]))/[.I44]));&quot;*&quot;)" office:value-type="float" office:value="4" calcext:value-type="float">
            <text:p>4,0</text:p>
          </table:table-cell>
          <table:table-cell table:style-name="ce12" table:formula="of:=IFERROR([.I44]-CEILING([.C44]);&quot;*&quot;)" office:value-type="float" office:value="4" calcext:value-type="float">
            <text:p>4,0</text:p>
          </table:table-cell>
          <table:table-cell table:formula="of:=ROUND([$'exact-sub'.J43];1)" office:value-type="float" office:value="0" calcext:value-type="float">
            <text:p>0</text:p>
          </table:table-cell>
          <table:table-cell table:formula="of:=[$'exact-sub'.K43]" office:value-type="float" office:value="0" calcext:value-type="float">
            <text:p>0</text:p>
          </table:table-cell>
          <table:table-cell table:formula="of:=[$'exact-sub'.L43]" office:value-type="float" office:value="0" calcext:value-type="float">
            <text:p>0</text:p>
          </table:table-cell>
          <table:table-cell table:formula="of:=[$'exact-sub'.I43]" office:value-type="float" office:value="4.483898" calcext:value-type="float">
            <text:p>4,483898</text:p>
          </table:table-cell>
          <table:table-cell table:style-name="ce21" table:formula="of:=[$'ra-sub'.AE43]" office:value-type="float" office:value="2" calcext:value-type="float">
            <text:p>2</text:p>
          </table:table-cell>
          <table:table-cell table:style-name="ce21" table:formula="of:=[$'bcpa-sub-t600'.AE43]" office:value-type="float" office:value="1" calcext:value-type="float">
            <text:p>1</text:p>
          </table:table-cell>
          <table:table-cell table:style-name="ce21" table:formula="of:=[$'blpl-sub-t300'.AE43]" office:value-type="float" office:value="0" calcext:value-type="float">
            <text:p>0</text:p>
          </table:table-cell>
          <table:table-cell table:style-name="ce21" table:formula="of:=[$'sbpl-sub-t300'.AE43]" office:value-type="float" office:value="0" calcext:value-type="float">
            <text:p>0</text:p>
          </table:table-cell>
          <table:table-cell table:formula="of:=MIN([.L44:.O44])" office:value-type="float" office:value="0" calcext:value-type="float">
            <text:p>0</text:p>
          </table:table-cell>
          <table:table-cell table:formula="of:=ABS([.L44]-CEILING([.$C44]))" office:value-type="float" office:value="6" calcext:value-type="float">
            <text:p>6</text:p>
          </table:table-cell>
          <table:table-cell table:formula="of:=IFERROR(ABS([.M44]-CEILING([.$C44]));&quot;-&quot;)" office:value-type="float" office:value="5" calcext:value-type="float">
            <text:p>5</text:p>
          </table:table-cell>
          <table:table-cell table:formula="of:=ABS([.N44]-CEILING([.$C44]))" office:value-type="float" office:value="4" calcext:value-type="float">
            <text:p>4</text:p>
          </table:table-cell>
          <table:table-cell table:formula="of:=ABS([.O44]-CEILING([.$C44]))" office:value-type="float" office:value="4" calcext:value-type="float">
            <text:p>4</text:p>
          </table:table-cell>
          <table:table-cell table:formula="of:=IFERROR(ABS(([.L44]-CEILING([.$C44]))/CEILING([.$C44]));&quot;*&quot;)" office:value-type="float" office:value="1.5" calcext:value-type="float">
            <text:p>1,5</text:p>
          </table:table-cell>
          <table:table-cell table:formula="of:=IFERROR(ABS(([.M44]-CEILING([.$C44]))/CEILING([.$C44]));&quot;*&quot;)" office:value-type="float" office:value="1.25" calcext:value-type="float">
            <text:p>1,25</text:p>
          </table:table-cell>
          <table:table-cell table:formula="of:=IFERROR(ABS(([.N44]-CEILING([.$C44]))/CEILING([.$C44]));&quot;*&quot;)" office:value-type="float" office:value="1" calcext:value-type="float">
            <text:p>1</text:p>
          </table:table-cell>
          <table:table-cell table:formula="of:=IFERROR(ABS(([.O44]-CEILING([.$C44]))/CEILING([.$C44]));&quot;*&quot;)" office:value-type="float" office:value="1" calcext:value-type="float">
            <text:p>1</text:p>
          </table:table-cell>
          <table:table-cell table:formula="of:=IF([.L44]=[.$P44];1;&quot;&quot;)">
            <text:p/>
          </table:table-cell>
          <table:table-cell table:style-name="ce28" table:formula="of:=IF([.M44]=[.$P44];1;&quot;&quot;)">
            <text:p/>
          </table:table-cell>
          <table:table-cell table:style-name="ce28" table:formula="of:=IF([.N44]=[.$P44];1;&quot;&quot;)" office:value-type="float" office:value="1" calcext:value-type="float">
            <text:p>1</text:p>
          </table:table-cell>
          <table:table-cell table:formula="of:=IF([.O44]=[.$P44];1;&quot;&quot;)" office:value-type="float" office:value="1" calcext:value-type="float">
            <text:p>1</text:p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20-50-10-2&amp;76,61&amp;-4,9&amp;0&amp;\uu{0}&amp;2&amp;1&amp;\h{0}&amp;\h{0}\\\hline" calcext:value-type="string">
            <text:p>r20-50-10-2&amp;76,61&amp;-4,9&amp;0&amp;\uu{0}&amp;2&amp;1&amp;\h{0}&amp;\h{0}\\\hline</text:p>
          </table:table-cell>
          <table:table-cell table:number-columns-repeated="10"/>
        </table:table-row>
        <table:table-row table:style-name="ro2">
          <table:table-cell table:formula="of:=[$'ra-sub'.AA44]" office:value-type="string" office:string-value="r20-50-15-1" calcext:value-type="string">
            <text:p>r20-50-15-1</text:p>
          </table:table-cell>
          <table:table-cell table:formula="of:=ROUND([$'ra-sub'.AB44];2)" office:value-type="float" office:value="75.21" calcext:value-type="float">
            <text:p>75,21</text:p>
          </table:table-cell>
          <table:table-cell table:style-name="ce12" table:formula="of:=ROUND([$'ra-sub'.AC44];1)" office:value-type="float" office:value="-8.6" calcext:value-type="float">
            <text:p>-8,6</text:p>
          </table:table-cell>
          <table:table-cell table:style-name="ce12" table:formula="of:=IF([$'ra-sub'.S44]=5;&quot;*&quot;;[$'ra-sub'.I44])" office:value-type="float" office:value="1.514631" calcext:value-type="float">
            <text:p>1,5</text:p>
          </table:table-cell>
          <table:table-cell table:style-name="ce12" table:formula="of:=IF([$'ra-sub'.S44]=11;1;&quot;&quot;)">
            <text:p/>
          </table:table-cell>
          <table:table-cell table:style-name="ce12" table:formula="of:=IFERROR(IF([.I45]=0;ABS(CEILING([.C45]));ABS(([.I45]-CEILING([.C45]))/[.I45]));&quot;*&quot;)" office:value-type="float" office:value="8" calcext:value-type="float">
            <text:p>8,0</text:p>
          </table:table-cell>
          <table:table-cell table:style-name="ce12" table:formula="of:=IFERROR([.I45]-CEILING([.C45]);&quot;*&quot;)" office:value-type="float" office:value="8" calcext:value-type="float">
            <text:p>8,0</text:p>
          </table:table-cell>
          <table:table-cell table:formula="of:=ROUND([$'exact-sub'.J44];1)" office:value-type="float" office:value="-1.4" calcext:value-type="float">
            <text:p>-1,4</text:p>
          </table:table-cell>
          <table:table-cell table:formula="of:=[$'exact-sub'.K44]" office:value-type="float" office:value="0" calcext:value-type="float">
            <text:p>0</text:p>
          </table:table-cell>
          <table:table-cell table:formula="of:=[$'exact-sub'.L44]" office:value-type="float" office:value="1E+020" calcext:value-type="float">
            <text:p>1E+020</text:p>
          </table:table-cell>
          <table:table-cell table:formula="of:=[$'exact-sub'.I44]" office:value-type="float" office:value="1904.528528" calcext:value-type="float">
            <text:p>1904,528528</text:p>
          </table:table-cell>
          <table:table-cell table:style-name="ce21" table:formula="of:=[$'ra-sub'.AE44]" office:value-type="float" office:value="3" calcext:value-type="float">
            <text:p>3</text:p>
          </table:table-cell>
          <table:table-cell table:style-name="ce21" table:formula="of:=[$'bcpa-sub-t600'.AE44]" office:value-type="float" office:value="1" calcext:value-type="float">
            <text:p>1</text:p>
          </table:table-cell>
          <table:table-cell table:style-name="ce21" table:formula="of:=[$'blpl-sub-t300'.AE44]" office:value-type="float" office:value="1" calcext:value-type="float">
            <text:p>1</text:p>
          </table:table-cell>
          <table:table-cell table:style-name="ce21" table:formula="of:=[$'sbpl-sub-t300'.AE44]" office:value-type="float" office:value="1" calcext:value-type="float">
            <text:p>1</text:p>
          </table:table-cell>
          <table:table-cell table:formula="of:=MIN([.L45:.O45])" office:value-type="float" office:value="1" calcext:value-type="float">
            <text:p>1</text:p>
          </table:table-cell>
          <table:table-cell table:formula="of:=ABS([.L45]-CEILING([.$C45]))" office:value-type="float" office:value="11" calcext:value-type="float">
            <text:p>11</text:p>
          </table:table-cell>
          <table:table-cell table:formula="of:=IFERROR(ABS([.M45]-CEILING([.$C45]));&quot;-&quot;)" office:value-type="float" office:value="9" calcext:value-type="float">
            <text:p>9</text:p>
          </table:table-cell>
          <table:table-cell table:formula="of:=ABS([.N45]-CEILING([.$C45]))" office:value-type="float" office:value="9" calcext:value-type="float">
            <text:p>9</text:p>
          </table:table-cell>
          <table:table-cell table:formula="of:=ABS([.O45]-CEILING([.$C45]))" office:value-type="float" office:value="9" calcext:value-type="float">
            <text:p>9</text:p>
          </table:table-cell>
          <table:table-cell table:formula="of:=IFERROR(ABS(([.L45]-CEILING([.$C45]))/CEILING([.$C45]));&quot;*&quot;)" office:value-type="float" office:value="1.375" calcext:value-type="float">
            <text:p>1,375</text:p>
          </table:table-cell>
          <table:table-cell table:formula="of:=IFERROR(ABS(([.M45]-CEILING([.$C45]))/CEILING([.$C45]));&quot;*&quot;)" office:value-type="float" office:value="1.125" calcext:value-type="float">
            <text:p>1,125</text:p>
          </table:table-cell>
          <table:table-cell table:formula="of:=IFERROR(ABS(([.N45]-CEILING([.$C45]))/CEILING([.$C45]));&quot;*&quot;)" office:value-type="float" office:value="1.125" calcext:value-type="float">
            <text:p>1,125</text:p>
          </table:table-cell>
          <table:table-cell table:formula="of:=IFERROR(ABS(([.O45]-CEILING([.$C45]))/CEILING([.$C45]));&quot;*&quot;)" office:value-type="float" office:value="1.125" calcext:value-type="float">
            <text:p>1,125</text:p>
          </table:table-cell>
          <table:table-cell table:formula="of:=IF([.L45]=[.$P45];1;&quot;&quot;)">
            <text:p/>
          </table:table-cell>
          <table:table-cell table:style-name="ce28" table:formula="of:=IF([.M45]=[.$P45];1;&quot;&quot;)" office:value-type="float" office:value="1" calcext:value-type="float">
            <text:p>1</text:p>
          </table:table-cell>
          <table:table-cell table:style-name="ce28" table:formula="of:=IF([.N45]=[.$P45];1;&quot;&quot;)" office:value-type="float" office:value="1" calcext:value-type="float">
            <text:p>1</text:p>
          </table:table-cell>
          <table:table-cell table:formula="of:=IF([.O45]=[.$P45];1;&quot;&quot;)" office:value-type="float" office:value="1" calcext:value-type="float">
            <text:p>1</text:p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20-50-15-1&amp;75,21&amp;-8,6&amp;-1,4&amp;0&amp;3&amp;\h{1}&amp;\h{1}&amp;\h{1}\\\hline" calcext:value-type="string">
            <text:p>r20-50-15-1&amp;75,21&amp;-8,6&amp;-1,4&amp;0&amp;3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5]" office:value-type="string" office:string-value="r20-50-15-2" calcext:value-type="string">
            <text:p>r20-50-15-2</text:p>
          </table:table-cell>
          <table:table-cell table:formula="of:=ROUND([$'ra-sub'.AB45];2)" office:value-type="float" office:value="78.81" calcext:value-type="float">
            <text:p>78,81</text:p>
          </table:table-cell>
          <table:table-cell table:style-name="ce12" table:formula="of:=ROUND([$'ra-sub'.AC45];1)" office:value-type="float" office:value="-8.5" calcext:value-type="float">
            <text:p>-8,5</text:p>
          </table:table-cell>
          <table:table-cell table:style-name="ce12" table:formula="of:=IF([$'ra-sub'.S45]=5;&quot;*&quot;;[$'ra-sub'.I45])" office:value-type="float" office:value="3.117158" calcext:value-type="float">
            <text:p>3,1</text:p>
          </table:table-cell>
          <table:table-cell table:style-name="ce12" table:formula="of:=IF([$'ra-sub'.S45]=11;1;&quot;&quot;)">
            <text:p/>
          </table:table-cell>
          <table:table-cell table:style-name="ce12" table:formula="of:=IFERROR(IF([.I46]=0;ABS(CEILING([.C46]));ABS(([.I46]-CEILING([.C46]))/[.I46]));&quot;*&quot;)" office:value-type="float" office:value="8" calcext:value-type="float">
            <text:p>8,0</text:p>
          </table:table-cell>
          <table:table-cell table:style-name="ce12" table:formula="of:=IFERROR([.I46]-CEILING([.C46]);&quot;*&quot;)" office:value-type="float" office:value="8" calcext:value-type="float">
            <text:p>8,0</text:p>
          </table:table-cell>
          <table:table-cell table:formula="of:=ROUND([$'exact-sub'.J45];1)" office:value-type="float" office:value="-1" calcext:value-type="float">
            <text:p>-1</text:p>
          </table:table-cell>
          <table:table-cell table:formula="of:=[$'exact-sub'.K45]" office:value-type="float" office:value="0" calcext:value-type="float">
            <text:p>0</text:p>
          </table:table-cell>
          <table:table-cell table:formula="of:=[$'exact-sub'.L45]" office:value-type="float" office:value="1E+020" calcext:value-type="float">
            <text:p>1E+020</text:p>
          </table:table-cell>
          <table:table-cell table:formula="of:=[$'exact-sub'.I45]" office:value-type="float" office:value="1920.321253" calcext:value-type="float">
            <text:p>1920,321253</text:p>
          </table:table-cell>
          <table:table-cell table:style-name="ce21" table:formula="of:=[$'ra-sub'.AE45]" office:value-type="float" office:value="3" calcext:value-type="float">
            <text:p>3</text:p>
          </table:table-cell>
          <table:table-cell table:style-name="ce21" table:formula="of:=[$'bcpa-sub-t600'.AE45]" office:value-type="float" office:value="0" calcext:value-type="float">
            <text:p>0</text:p>
          </table:table-cell>
          <table:table-cell table:style-name="ce21" table:formula="of:=[$'blpl-sub-t300'.AE45]" office:value-type="float" office:value="1" calcext:value-type="float">
            <text:p>1</text:p>
          </table:table-cell>
          <table:table-cell table:style-name="ce21" table:formula="of:=[$'sbpl-sub-t300'.AE45]" office:value-type="float" office:value="0" calcext:value-type="float">
            <text:p>0</text:p>
          </table:table-cell>
          <table:table-cell table:formula="of:=MIN([.L46:.O46])" office:value-type="float" office:value="0" calcext:value-type="float">
            <text:p>0</text:p>
          </table:table-cell>
          <table:table-cell table:formula="of:=ABS([.L46]-CEILING([.$C46]))" office:value-type="float" office:value="11" calcext:value-type="float">
            <text:p>11</text:p>
          </table:table-cell>
          <table:table-cell table:formula="of:=IFERROR(ABS([.M46]-CEILING([.$C46]));&quot;-&quot;)" office:value-type="float" office:value="8" calcext:value-type="float">
            <text:p>8</text:p>
          </table:table-cell>
          <table:table-cell table:formula="of:=ABS([.N46]-CEILING([.$C46]))" office:value-type="float" office:value="9" calcext:value-type="float">
            <text:p>9</text:p>
          </table:table-cell>
          <table:table-cell table:formula="of:=ABS([.O46]-CEILING([.$C46]))" office:value-type="float" office:value="8" calcext:value-type="float">
            <text:p>8</text:p>
          </table:table-cell>
          <table:table-cell table:formula="of:=IFERROR(ABS(([.L46]-CEILING([.$C46]))/CEILING([.$C46]));&quot;*&quot;)" office:value-type="float" office:value="1.375" calcext:value-type="float">
            <text:p>1,375</text:p>
          </table:table-cell>
          <table:table-cell table:formula="of:=IFERROR(ABS(([.M46]-CEILING([.$C46]))/CEILING([.$C46]));&quot;*&quot;)" office:value-type="float" office:value="1" calcext:value-type="float">
            <text:p>1</text:p>
          </table:table-cell>
          <table:table-cell table:formula="of:=IFERROR(ABS(([.N46]-CEILING([.$C46]))/CEILING([.$C46]));&quot;*&quot;)" office:value-type="float" office:value="1.125" calcext:value-type="float">
            <text:p>1,125</text:p>
          </table:table-cell>
          <table:table-cell table:formula="of:=IFERROR(ABS(([.O46]-CEILING([.$C46]))/CEILING([.$C46]));&quot;*&quot;)" office:value-type="float" office:value="1" calcext:value-type="float">
            <text:p>1</text:p>
          </table:table-cell>
          <table:table-cell table:formula="of:=IF([.L46]=[.$P46];1;&quot;&quot;)">
            <text:p/>
          </table:table-cell>
          <table:table-cell table:style-name="ce28" table:formula="of:=IF([.M46]=[.$P46];1;&quot;&quot;)" office:value-type="float" office:value="1" calcext:value-type="float">
            <text:p>1</text:p>
          </table:table-cell>
          <table:table-cell table:style-name="ce28" table:formula="of:=IF([.N46]=[.$P46];1;&quot;&quot;)">
            <text:p/>
          </table:table-cell>
          <table:table-cell table:formula="of:=IF([.O46]=[.$P46];1;&quot;&quot;)" office:value-type="float" office:value="1" calcext:value-type="float">
            <text:p>1</text:p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20-50-15-2&amp;78,81&amp;-8,5&amp;-1&amp;0&amp;3&amp;\h{0}&amp;1&amp;\h{0}\\\hline" calcext:value-type="string">
            <text:p>r20-50-15-2&amp;78,81&amp;-8,5&amp;-1&amp;0&amp;3&amp;\h{0}&amp;1&amp;\h{0}\\\hline</text:p>
          </table:table-cell>
          <table:table-cell table:number-columns-repeated="10"/>
        </table:table-row>
        <table:table-row table:style-name="ro2">
          <table:table-cell table:formula="of:=[$'ra-sub'.AA46]" office:value-type="string" office:string-value="r20-50-20-1" calcext:value-type="string">
            <text:p>r20-50-20-1</text:p>
          </table:table-cell>
          <table:table-cell table:formula="of:=ROUND([$'ra-sub'.AB46];2)" office:value-type="float" office:value="79.07" calcext:value-type="float">
            <text:p>79,07</text:p>
          </table:table-cell>
          <table:table-cell table:style-name="ce12" table:formula="of:=ROUND([$'ra-sub'.AC46];1)" office:value-type="float" office:value="-12.4" calcext:value-type="float">
            <text:p>-12,4</text:p>
          </table:table-cell>
          <table:table-cell table:style-name="ce12" table:formula="of:=IF([$'ra-sub'.S46]=5;&quot;*&quot;;[$'ra-sub'.I46])" office:value-type="float" office:value="4.401275" calcext:value-type="float">
            <text:p>4,4</text:p>
          </table:table-cell>
          <table:table-cell table:style-name="ce12" table:formula="of:=IF([$'ra-sub'.S46]=11;1;&quot;&quot;)">
            <text:p/>
          </table:table-cell>
          <table:table-cell table:style-name="ce12" table:formula="of:=IFERROR(IF([.I47]=0;ABS(CEILING([.C47]));ABS(([.I47]-CEILING([.C47]))/[.I47]));&quot;*&quot;)" office:value-type="float" office:value="12" calcext:value-type="float">
            <text:p>12,0</text:p>
          </table:table-cell>
          <table:table-cell table:style-name="ce12" table:formula="of:=IFERROR([.I47]-CEILING([.C47]);&quot;*&quot;)" office:value-type="float" office:value="12" calcext:value-type="float">
            <text:p>12,0</text:p>
          </table:table-cell>
          <table:table-cell table:formula="of:=ROUND([$'exact-sub'.J46];1)" office:value-type="float" office:value="-3" calcext:value-type="float">
            <text:p>-3</text:p>
          </table:table-cell>
          <table:table-cell table:formula="of:=[$'exact-sub'.K46]" office:value-type="float" office:value="0" calcext:value-type="float">
            <text:p>0</text:p>
          </table:table-cell>
          <table:table-cell table:formula="of:=[$'exact-sub'.L46]" office:value-type="float" office:value="1E+020" calcext:value-type="float">
            <text:p>1E+020</text:p>
          </table:table-cell>
          <table:table-cell table:formula="of:=[$'exact-sub'.I46]" office:value-type="float" office:value="1845.805535" calcext:value-type="float">
            <text:p>1845,805535</text:p>
          </table:table-cell>
          <table:table-cell table:style-name="ce21" table:formula="of:=[$'ra-sub'.AE46]" office:value-type="float" office:value="2" calcext:value-type="float">
            <text:p>2</text:p>
          </table:table-cell>
          <table:table-cell table:style-name="ce21" table:formula="of:=[$'bcpa-sub-t600'.AE46]" office:value-type="float" office:value="0" calcext:value-type="float">
            <text:p>0</text:p>
          </table:table-cell>
          <table:table-cell table:style-name="ce21" table:formula="of:=[$'blpl-sub-t300'.AE46]" office:value-type="float" office:value="1" calcext:value-type="float">
            <text:p>1</text:p>
          </table:table-cell>
          <table:table-cell table:style-name="ce21" table:formula="of:=[$'sbpl-sub-t300'.AE46]" office:value-type="float" office:value="1" calcext:value-type="float">
            <text:p>1</text:p>
          </table:table-cell>
          <table:table-cell table:formula="of:=MIN([.L47:.O47])" office:value-type="float" office:value="0" calcext:value-type="float">
            <text:p>0</text:p>
          </table:table-cell>
          <table:table-cell table:formula="of:=ABS([.L47]-CEILING([.$C47]))" office:value-type="float" office:value="14" calcext:value-type="float">
            <text:p>14</text:p>
          </table:table-cell>
          <table:table-cell table:formula="of:=IFERROR(ABS([.M47]-CEILING([.$C47]));&quot;-&quot;)" office:value-type="float" office:value="12" calcext:value-type="float">
            <text:p>12</text:p>
          </table:table-cell>
          <table:table-cell table:formula="of:=ABS([.N47]-CEILING([.$C47]))" office:value-type="float" office:value="13" calcext:value-type="float">
            <text:p>13</text:p>
          </table:table-cell>
          <table:table-cell table:formula="of:=ABS([.O47]-CEILING([.$C47]))" office:value-type="float" office:value="13" calcext:value-type="float">
            <text:p>13</text:p>
          </table:table-cell>
          <table:table-cell table:formula="of:=IFERROR(ABS(([.L47]-CEILING([.$C47]))/CEILING([.$C47]));&quot;*&quot;)" office:value-type="float" office:value="1.16666666666667" calcext:value-type="float">
            <text:p>1,16666666666667</text:p>
          </table:table-cell>
          <table:table-cell table:formula="of:=IFERROR(ABS(([.M47]-CEILING([.$C47]))/CEILING([.$C47]));&quot;*&quot;)" office:value-type="float" office:value="1" calcext:value-type="float">
            <text:p>1</text:p>
          </table:table-cell>
          <table:table-cell table:formula="of:=IFERROR(ABS(([.N47]-CEILING([.$C47]))/CEILING([.$C47]));&quot;*&quot;)" office:value-type="float" office:value="1.08333333333333" calcext:value-type="float">
            <text:p>1,08333333333333</text:p>
          </table:table-cell>
          <table:table-cell table:formula="of:=IFERROR(ABS(([.O47]-CEILING([.$C47]))/CEILING([.$C47]));&quot;*&quot;)" office:value-type="float" office:value="1.08333333333333" calcext:value-type="float">
            <text:p>1,08333333333333</text:p>
          </table:table-cell>
          <table:table-cell table:formula="of:=IF([.L47]=[.$P47];1;&quot;&quot;)">
            <text:p/>
          </table:table-cell>
          <table:table-cell table:style-name="ce28" table:formula="of:=IF([.M47]=[.$P47];1;&quot;&quot;)" office:value-type="float" office:value="1" calcext:value-type="float">
            <text:p>1</text:p>
          </table:table-cell>
          <table:table-cell table:style-name="ce28" table:formula="of:=IF([.N47]=[.$P47];1;&quot;&quot;)">
            <text:p/>
          </table:table-cell>
          <table:table-cell table:formula="of:=IF([.O47]=[.$P47];1;&quot;&quot;)">
            <text:p/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20-50-20-1&amp;79,07&amp;-12,4&amp;-3&amp;0&amp;2&amp;\h{0}&amp;1&amp;1\\\hline" calcext:value-type="string">
            <text:p>r20-50-20-1&amp;79,07&amp;-12,4&amp;-3&amp;0&amp;2&amp;\h{0}&amp;1&amp;1\\\hline</text:p>
          </table:table-cell>
          <table:table-cell table:number-columns-repeated="10"/>
        </table:table-row>
        <table:table-row table:style-name="ro2">
          <table:table-cell table:formula="of:=[$'ra-sub'.AA47]" office:value-type="string" office:string-value="r20-50-20-2" calcext:value-type="string">
            <text:p>r20-50-20-2</text:p>
          </table:table-cell>
          <table:table-cell table:formula="of:=ROUND([$'ra-sub'.AB47];2)" office:value-type="float" office:value="85.05" calcext:value-type="float">
            <text:p>85,05</text:p>
          </table:table-cell>
          <table:table-cell table:style-name="ce12" table:formula="of:=ROUND([$'ra-sub'.AC47];1)" office:value-type="float" office:value="-12.5" calcext:value-type="float">
            <text:p>-12,5</text:p>
          </table:table-cell>
          <table:table-cell table:style-name="ce12" table:formula="of:=IF([$'ra-sub'.S47]=5;&quot;*&quot;;[$'ra-sub'.I47])" office:value-type="float" office:value="3.00048" calcext:value-type="float">
            <text:p>3,0</text:p>
          </table:table-cell>
          <table:table-cell table:style-name="ce12" table:formula="of:=IF([$'ra-sub'.S47]=11;1;&quot;&quot;)">
            <text:p/>
          </table:table-cell>
          <table:table-cell table:style-name="ce12" table:formula="of:=IFERROR(IF([.I48]=0;ABS(CEILING([.C48]));ABS(([.I48]-CEILING([.C48]))/[.I48]));&quot;*&quot;)" office:value-type="float" office:value="12" calcext:value-type="float">
            <text:p>12,0</text:p>
          </table:table-cell>
          <table:table-cell table:style-name="ce12" table:formula="of:=IFERROR([.I48]-CEILING([.C48]);&quot;*&quot;)" office:value-type="float" office:value="12" calcext:value-type="float">
            <text:p>12,0</text:p>
          </table:table-cell>
          <table:table-cell table:formula="of:=ROUND([$'exact-sub'.J47];1)" office:value-type="float" office:value="-2" calcext:value-type="float">
            <text:p>-2</text:p>
          </table:table-cell>
          <table:table-cell table:formula="of:=[$'exact-sub'.K47]" office:value-type="float" office:value="0" calcext:value-type="float">
            <text:p>0</text:p>
          </table:table-cell>
          <table:table-cell table:formula="of:=[$'exact-sub'.L47]" office:value-type="float" office:value="1E+020" calcext:value-type="float">
            <text:p>1E+020</text:p>
          </table:table-cell>
          <table:table-cell table:formula="of:=[$'exact-sub'.I47]" office:value-type="float" office:value="1874.404789" calcext:value-type="float">
            <text:p>1874,404789</text:p>
          </table:table-cell>
          <table:table-cell table:style-name="ce21" table:formula="of:=[$'ra-sub'.AE47]" office:value-type="float" office:value="2" calcext:value-type="float">
            <text:p>2</text:p>
          </table:table-cell>
          <table:table-cell table:style-name="ce21" table:formula="of:=[$'bcpa-sub-t600'.AE47]" office:value-type="float" office:value="0" calcext:value-type="float">
            <text:p>0</text:p>
          </table:table-cell>
          <table:table-cell table:style-name="ce21" table:formula="of:=[$'blpl-sub-t300'.AE47]" office:value-type="float" office:value="1" calcext:value-type="float">
            <text:p>1</text:p>
          </table:table-cell>
          <table:table-cell table:style-name="ce21" table:formula="of:=[$'sbpl-sub-t300'.AE47]" office:value-type="float" office:value="0" calcext:value-type="float">
            <text:p>0</text:p>
          </table:table-cell>
          <table:table-cell table:formula="of:=MIN([.L48:.O48])" office:value-type="float" office:value="0" calcext:value-type="float">
            <text:p>0</text:p>
          </table:table-cell>
          <table:table-cell table:formula="of:=ABS([.L48]-CEILING([.$C48]))" office:value-type="float" office:value="14" calcext:value-type="float">
            <text:p>14</text:p>
          </table:table-cell>
          <table:table-cell table:formula="of:=IFERROR(ABS([.M48]-CEILING([.$C48]));&quot;-&quot;)" office:value-type="float" office:value="12" calcext:value-type="float">
            <text:p>12</text:p>
          </table:table-cell>
          <table:table-cell table:formula="of:=ABS([.N48]-CEILING([.$C48]))" office:value-type="float" office:value="13" calcext:value-type="float">
            <text:p>13</text:p>
          </table:table-cell>
          <table:table-cell table:formula="of:=ABS([.O48]-CEILING([.$C48]))" office:value-type="float" office:value="12" calcext:value-type="float">
            <text:p>12</text:p>
          </table:table-cell>
          <table:table-cell table:formula="of:=IFERROR(ABS(([.L48]-CEILING([.$C48]))/CEILING([.$C48]));&quot;*&quot;)" office:value-type="float" office:value="1.16666666666667" calcext:value-type="float">
            <text:p>1,16666666666667</text:p>
          </table:table-cell>
          <table:table-cell table:formula="of:=IFERROR(ABS(([.M48]-CEILING([.$C48]))/CEILING([.$C48]));&quot;*&quot;)" office:value-type="float" office:value="1" calcext:value-type="float">
            <text:p>1</text:p>
          </table:table-cell>
          <table:table-cell table:formula="of:=IFERROR(ABS(([.N48]-CEILING([.$C48]))/CEILING([.$C48]));&quot;*&quot;)" office:value-type="float" office:value="1.08333333333333" calcext:value-type="float">
            <text:p>1,08333333333333</text:p>
          </table:table-cell>
          <table:table-cell table:formula="of:=IFERROR(ABS(([.O48]-CEILING([.$C48]))/CEILING([.$C48]));&quot;*&quot;)" office:value-type="float" office:value="1" calcext:value-type="float">
            <text:p>1</text:p>
          </table:table-cell>
          <table:table-cell table:style-name="ce28" table:formula="of:=IF([.L48]=[.$P48];1;&quot;&quot;)">
            <text:p/>
          </table:table-cell>
          <table:table-cell table:style-name="ce28" table:formula="of:=IF([.M48]=[.$P48];1;&quot;&quot;)" office:value-type="float" office:value="1" calcext:value-type="float">
            <text:p>1</text:p>
          </table:table-cell>
          <table:table-cell table:formula="of:=IF([.N48]=[.$P48];1;&quot;&quot;)">
            <text:p/>
          </table:table-cell>
          <table:table-cell table:style-name="ce28" table:formula="of:=IF([.O48]=[.$P48];1;&quot;&quot;)" office:value-type="float" office:value="1" calcext:value-type="float">
            <text:p>1</text:p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20-50-20-2&amp;85,05&amp;-12,5&amp;-2&amp;0&amp;2&amp;\h{0}&amp;1&amp;\h{0}\\\hline" calcext:value-type="string">
            <text:p>r20-50-20-2&amp;85,05&amp;-12,5&amp;-2&amp;0&amp;2&amp;\h{0}&amp;1&amp;\h{0}\\\hline</text:p>
          </table:table-cell>
          <table:table-cell table:number-columns-repeated="10"/>
        </table:table-row>
        <table:table-row table:style-name="ro2">
          <table:table-cell table:formula="of:=[$'ra-sub'.AA48]" office:value-type="string" office:string-value="r20-50-24-1" calcext:value-type="string">
            <text:p>r20-50-24-1</text:p>
          </table:table-cell>
          <table:table-cell table:formula="of:=ROUND([$'ra-sub'.AB48];2)" office:value-type="float" office:value="89.37" calcext:value-type="float">
            <text:p>89,37</text:p>
          </table:table-cell>
          <table:table-cell table:style-name="ce12" table:formula="of:=ROUND([$'ra-sub'.AC48];1)" office:value-type="float" office:value="-15.6" calcext:value-type="float">
            <text:p>-15,6</text:p>
          </table:table-cell>
          <table:table-cell table:style-name="ce12" table:formula="of:=IF([$'ra-sub'.S48]=5;&quot;*&quot;;[$'ra-sub'.I48])" office:value-type="float" office:value="5.715526" calcext:value-type="float">
            <text:p>5,7</text:p>
          </table:table-cell>
          <table:table-cell table:style-name="ce12" table:formula="of:=IF([$'ra-sub'.S48]=11;1;&quot;&quot;)">
            <text:p/>
          </table:table-cell>
          <table:table-cell table:style-name="ce12" table:formula="of:=IFERROR(IF([.I49]=0;ABS(CEILING([.C49]));ABS(([.I49]-CEILING([.C49]))/[.I49]));&quot;*&quot;)" office:value-type="float" office:value="15" calcext:value-type="float">
            <text:p>15,0</text:p>
          </table:table-cell>
          <table:table-cell table:style-name="ce12" table:formula="of:=IFERROR([.I49]-CEILING([.C49]);&quot;*&quot;)" office:value-type="float" office:value="15" calcext:value-type="float">
            <text:p>15,0</text:p>
          </table:table-cell>
          <table:table-cell table:formula="of:=ROUND([$'exact-sub'.J48];1)" office:value-type="float" office:value="-6" calcext:value-type="float">
            <text:p>-6</text:p>
          </table:table-cell>
          <table:table-cell table:formula="of:=[$'exact-sub'.K48]" office:value-type="float" office:value="0" calcext:value-type="float">
            <text:p>0</text:p>
          </table:table-cell>
          <table:table-cell table:formula="of:=[$'exact-sub'.L48]" office:value-type="float" office:value="1E+020" calcext:value-type="float">
            <text:p>1E+020</text:p>
          </table:table-cell>
          <table:table-cell table:formula="of:=[$'exact-sub'.I48]" office:value-type="float" office:value="1819.068663" calcext:value-type="float">
            <text:p>1819,068663</text:p>
          </table:table-cell>
          <table:table-cell table:style-name="ce21" table:formula="of:=[$'ra-sub'.AE48]" office:value-type="float" office:value="2" calcext:value-type="float">
            <text:p>2</text:p>
          </table:table-cell>
          <table:table-cell table:style-name="ce21" table:formula="of:=[$'bcpa-sub-t600'.AE48]" office:value-type="float" office:value="1" calcext:value-type="float">
            <text:p>1</text:p>
          </table:table-cell>
          <table:table-cell table:style-name="ce21" table:formula="of:=[$'blpl-sub-t300'.AE48]" office:value-type="float" office:value="1" calcext:value-type="float">
            <text:p>1</text:p>
          </table:table-cell>
          <table:table-cell table:style-name="ce21" table:formula="of:=[$'sbpl-sub-t300'.AE48]" office:value-type="float" office:value="1" calcext:value-type="float">
            <text:p>1</text:p>
          </table:table-cell>
          <table:table-cell table:formula="of:=MIN([.L49:.O49])" office:value-type="float" office:value="1" calcext:value-type="float">
            <text:p>1</text:p>
          </table:table-cell>
          <table:table-cell table:formula="of:=ABS([.L49]-CEILING([.$C49]))" office:value-type="float" office:value="17" calcext:value-type="float">
            <text:p>17</text:p>
          </table:table-cell>
          <table:table-cell table:style-name="ce27" table:formula="of:=IFERROR(ABS([.M49]-CEILING([.$C49]));&quot;-&quot;)" office:value-type="float" office:value="16" calcext:value-type="float">
            <text:p>16</text:p>
          </table:table-cell>
          <table:table-cell table:formula="of:=ABS([.N49]-CEILING([.$C49]))" office:value-type="float" office:value="16" calcext:value-type="float">
            <text:p>16</text:p>
          </table:table-cell>
          <table:table-cell table:formula="of:=ABS([.O49]-CEILING([.$C49]))" office:value-type="float" office:value="16" calcext:value-type="float">
            <text:p>16</text:p>
          </table:table-cell>
          <table:table-cell table:formula="of:=IFERROR(ABS(([.L49]-CEILING([.$C49]))/CEILING([.$C49]));&quot;*&quot;)" office:value-type="float" office:value="1.13333333333333" calcext:value-type="float">
            <text:p>1,13333333333333</text:p>
          </table:table-cell>
          <table:table-cell table:formula="of:=IFERROR(ABS(([.M49]-CEILING([.$C49]))/CEILING([.$C49]));&quot;*&quot;)" office:value-type="float" office:value="1.06666666666667" calcext:value-type="float">
            <text:p>1,06666666666667</text:p>
          </table:table-cell>
          <table:table-cell table:formula="of:=IFERROR(ABS(([.N49]-CEILING([.$C49]))/CEILING([.$C49]));&quot;*&quot;)" office:value-type="float" office:value="1.06666666666667" calcext:value-type="float">
            <text:p>1,06666666666667</text:p>
          </table:table-cell>
          <table:table-cell table:formula="of:=IFERROR(ABS(([.O49]-CEILING([.$C49]))/CEILING([.$C49]));&quot;*&quot;)" office:value-type="float" office:value="1.06666666666667" calcext:value-type="float">
            <text:p>1,06666666666667</text:p>
          </table:table-cell>
          <table:table-cell table:formula="of:=IF([.L49]=[.$P49];1;&quot;&quot;)">
            <text:p/>
          </table:table-cell>
          <table:table-cell table:style-name="ce28" table:formula="of:=IF([.M49]=[.$P49];1;&quot;&quot;)" office:value-type="float" office:value="1" calcext:value-type="float">
            <text:p>1</text:p>
          </table:table-cell>
          <table:table-cell table:style-name="ce28" table:formula="of:=IF([.N49]=[.$P49];1;&quot;&quot;)" office:value-type="float" office:value="1" calcext:value-type="float">
            <text:p>1</text:p>
          </table:table-cell>
          <table:table-cell table:formula="of:=IF([.O49]=[.$P49];1;&quot;&quot;)" office:value-type="float" office:value="1" calcext:value-type="float">
            <text:p>1</text:p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20-50-24-1&amp;89,37&amp;-15,6&amp;-6&amp;0&amp;2&amp;\h{1}&amp;\h{1}&amp;\h{1}\\\hline" calcext:value-type="string">
            <text:p>r20-50-24-1&amp;89,37&amp;-15,6&amp;-6&amp;0&amp;2&amp;\h{1}&amp;\h{1}&amp;\h{1}\\\hline</text:p>
          </table:table-cell>
          <table:table-cell table:number-columns-repeated="10"/>
        </table:table-row>
        <table:table-row table:style-name="ro2">
          <table:table-cell table:formula="of:=[$'ra-sub'.AA49]" office:value-type="string" office:string-value="r20-50-24-2" calcext:value-type="string">
            <text:p>r20-50-24-2</text:p>
          </table:table-cell>
          <table:table-cell table:formula="of:=ROUND([$'ra-sub'.AB49];2)" office:value-type="float" office:value="89.11" calcext:value-type="float">
            <text:p>89,11</text:p>
          </table:table-cell>
          <table:table-cell table:style-name="ce12" table:formula="of:=ROUND([$'ra-sub'.AC49];1)" office:value-type="float" office:value="-15.8" calcext:value-type="float">
            <text:p>-15,8</text:p>
          </table:table-cell>
          <table:table-cell table:style-name="ce12" table:formula="of:=IF([$'ra-sub'.S49]=5;&quot;*&quot;;[$'ra-sub'.I49])" office:value-type="float" office:value="1.890726" calcext:value-type="float">
            <text:p>1,9</text:p>
          </table:table-cell>
          <table:table-cell table:style-name="ce12" table:formula="of:=IF([$'ra-sub'.S49]=11;1;&quot;&quot;)">
            <text:p/>
          </table:table-cell>
          <table:table-cell table:style-name="ce12" table:formula="of:=IFERROR(IF([.I50]=0;ABS(CEILING([.C50]));ABS(([.I50]-CEILING([.C50]))/[.I50]));&quot;*&quot;)" office:value-type="float" office:value="15" calcext:value-type="float">
            <text:p>15,0</text:p>
          </table:table-cell>
          <table:table-cell table:style-name="ce12" table:formula="of:=IFERROR([.I50]-CEILING([.C50]);&quot;*&quot;)" office:value-type="float" office:value="15" calcext:value-type="float">
            <text:p>15,0</text:p>
          </table:table-cell>
          <table:table-cell table:formula="of:=ROUND([$'exact-sub'.J49];1)" office:value-type="float" office:value="-5.4" calcext:value-type="float">
            <text:p>-5,4</text:p>
          </table:table-cell>
          <table:table-cell table:formula="of:=[$'exact-sub'.K49]" office:value-type="float" office:value="0" calcext:value-type="float">
            <text:p>0</text:p>
          </table:table-cell>
          <table:table-cell table:formula="of:=[$'exact-sub'.L49]" office:value-type="float" office:value="1E+020" calcext:value-type="float">
            <text:p>1E+020</text:p>
          </table:table-cell>
          <table:table-cell table:formula="of:=[$'exact-sub'.I49]" office:value-type="float" office:value="1815.855192" calcext:value-type="float">
            <text:p>1815,855192</text:p>
          </table:table-cell>
          <table:table-cell table:style-name="ce21" table:formula="of:=[$'ra-sub'.AE49]" office:value-type="float" office:value="2" calcext:value-type="float">
            <text:p>2</text:p>
          </table:table-cell>
          <table:table-cell table:style-name="ce21" table:formula="of:=[$'bcpa-sub-t600'.AE49]" office:value-type="float" office:value="0" calcext:value-type="float">
            <text:p>0</text:p>
          </table:table-cell>
          <table:table-cell table:style-name="ce21" table:formula="of:=[$'blpl-sub-t300'.AE49]" office:value-type="float" office:value="1" calcext:value-type="float">
            <text:p>1</text:p>
          </table:table-cell>
          <table:table-cell table:style-name="ce21" table:formula="of:=[$'sbpl-sub-t300'.AE49]" office:value-type="float" office:value="1" calcext:value-type="float">
            <text:p>1</text:p>
          </table:table-cell>
          <table:table-cell table:formula="of:=MIN([.L50:.O50])" office:value-type="float" office:value="0" calcext:value-type="float">
            <text:p>0</text:p>
          </table:table-cell>
          <table:table-cell table:formula="of:=ABS([.L50]-CEILING([.$C50]))" office:value-type="float" office:value="17" calcext:value-type="float">
            <text:p>17</text:p>
          </table:table-cell>
          <table:table-cell table:style-name="ce27" table:formula="of:=IFERROR(ABS([.M50]-CEILING([.$C50]));&quot;-&quot;)" office:value-type="float" office:value="15" calcext:value-type="float">
            <text:p>15</text:p>
          </table:table-cell>
          <table:table-cell table:formula="of:=ABS([.N50]-CEILING([.$C50]))" office:value-type="float" office:value="16" calcext:value-type="float">
            <text:p>16</text:p>
          </table:table-cell>
          <table:table-cell table:formula="of:=ABS([.O50]-CEILING([.$C50]))" office:value-type="float" office:value="16" calcext:value-type="float">
            <text:p>16</text:p>
          </table:table-cell>
          <table:table-cell table:formula="of:=IFERROR(ABS(([.L50]-CEILING([.$C50]))/CEILING([.$C50]));&quot;*&quot;)" office:value-type="float" office:value="1.13333333333333" calcext:value-type="float">
            <text:p>1,13333333333333</text:p>
          </table:table-cell>
          <table:table-cell table:formula="of:=IFERROR(ABS(([.M50]-CEILING([.$C50]))/CEILING([.$C50]));&quot;*&quot;)" office:value-type="float" office:value="1" calcext:value-type="float">
            <text:p>1</text:p>
          </table:table-cell>
          <table:table-cell table:formula="of:=IFERROR(ABS(([.N50]-CEILING([.$C50]))/CEILING([.$C50]));&quot;*&quot;)" office:value-type="float" office:value="1.06666666666667" calcext:value-type="float">
            <text:p>1,06666666666667</text:p>
          </table:table-cell>
          <table:table-cell table:formula="of:=IFERROR(ABS(([.O50]-CEILING([.$C50]))/CEILING([.$C50]));&quot;*&quot;)" office:value-type="float" office:value="1.06666666666667" calcext:value-type="float">
            <text:p>1,06666666666667</text:p>
          </table:table-cell>
          <table:table-cell table:formula="of:=IF([.L50]=[.$P50];1;&quot;&quot;)">
            <text:p/>
          </table:table-cell>
          <table:table-cell table:style-name="ce28" table:formula="of:=IF([.M50]=[.$P50];1;&quot;&quot;)" office:value-type="float" office:value="1" calcext:value-type="float">
            <text:p>1</text:p>
          </table:table-cell>
          <table:table-cell table:formula="of:=IF([.N50]=[.$P50];1;&quot;&quot;)">
            <text:p/>
          </table:table-cell>
          <table:table-cell table:style-name="ce28" table:formula="of:=IF([.O50]=[.$P50];1;&quot;&quot;)">
            <text:p/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20-50-24-2&amp;89,11&amp;-15,8&amp;-5,4&amp;0&amp;2&amp;\h{0}&amp;1&amp;1\\\hline" calcext:value-type="string">
            <text:p>r20-50-24-2&amp;89,11&amp;-15,8&amp;-5,4&amp;0&amp;2&amp;\h{0}&amp;1&amp;1\\\hline</text:p>
          </table:table-cell>
          <table:table-cell table:number-columns-repeated="10"/>
        </table:table-row>
        <table:table-row table:style-name="ro2">
          <table:table-cell table:formula="of:=[$'ra-sub'.AA50]" office:value-type="string" office:string-value="r20-50-4-1" calcext:value-type="string">
            <text:p>r20-50-4-1</text:p>
          </table:table-cell>
          <table:table-cell table:formula="of:=ROUND([$'ra-sub'.AB50];2)" office:value-type="float" office:value="100" calcext:value-type="float">
            <text:p>100</text:p>
          </table:table-cell>
          <table:table-cell table:style-name="ce12" table:formula="of:=ROUND([$'ra-sub'.AC50];1)" office:value-type="float" office:value="-1.5" calcext:value-type="float">
            <text:p>-1,5</text:p>
          </table:table-cell>
          <table:table-cell table:style-name="ce12" table:formula="of:=IF([$'ra-sub'.S50]=5;&quot;*&quot;;[$'ra-sub'.I50])" office:value-type="float" office:value="0.119412" calcext:value-type="float">
            <text:p>0,1</text:p>
          </table:table-cell>
          <table:table-cell table:style-name="ce12" table:formula="of:=IF([$'ra-sub'.S50]=11;1;&quot;&quot;)">
            <text:p/>
          </table:table-cell>
          <table:table-cell table:style-name="ce12" table:formula="of:=IFERROR(IF([.I51]=0;ABS(CEILING([.C51]));ABS(([.I51]-CEILING([.C51]))/[.I51]));&quot;*&quot;)" office:value-type="float" office:value="2" calcext:value-type="float">
            <text:p>2,0</text:p>
          </table:table-cell>
          <table:table-cell table:style-name="ce12" table:formula="of:=IFERROR([.I51]-CEILING([.C51]);&quot;*&quot;)" office:value-type="float" office:value="2" calcext:value-type="float">
            <text:p>2,0</text:p>
          </table:table-cell>
          <table:table-cell table:formula="of:=ROUND([$'exact-sub'.J50];1)" office:value-type="float" office:value="1" calcext:value-type="float">
            <text:p>1</text:p>
          </table:table-cell>
          <table:table-cell table:formula="of:=[$'exact-sub'.K50]" office:value-type="float" office:value="1" calcext:value-type="float">
            <text:p>1</text:p>
          </table:table-cell>
          <table:table-cell table:formula="of:=[$'exact-sub'.L50]" office:value-type="float" office:value="0" calcext:value-type="float">
            <text:p>0</text:p>
          </table:table-cell>
          <table:table-cell table:formula="of:=[$'exact-sub'.I50]" office:value-type="float" office:value="0.244486" calcext:value-type="float">
            <text:p>0,244486</text:p>
          </table:table-cell>
          <table:table-cell table:style-name="ce21" table:formula="of:=[$'ra-sub'.AE50]" office:value-type="float" office:value="1" calcext:value-type="float">
            <text:p>1</text:p>
          </table:table-cell>
          <table:table-cell table:style-name="ce21" table:formula="of:=[$'bcpa-sub-t600'.AE50]" office:value-type="float" office:value="1" calcext:value-type="float">
            <text:p>1</text:p>
          </table:table-cell>
          <table:table-cell table:style-name="ce21" table:formula="of:=[$'blpl-sub-t300'.AE50]" office:value-type="float" office:value="1" calcext:value-type="float">
            <text:p>1</text:p>
          </table:table-cell>
          <table:table-cell table:style-name="ce21" table:formula="of:=[$'sbpl-sub-t300'.AE50]" office:value-type="float" office:value="1" calcext:value-type="float">
            <text:p>1</text:p>
          </table:table-cell>
          <table:table-cell table:formula="of:=MIN([.L51:.O51])" office:value-type="float" office:value="1" calcext:value-type="float">
            <text:p>1</text:p>
          </table:table-cell>
          <table:table-cell table:formula="of:=ABS([.L51]-CEILING([.$C51]))" office:value-type="float" office:value="2" calcext:value-type="float">
            <text:p>2</text:p>
          </table:table-cell>
          <table:table-cell table:formula="of:=IFERROR(ABS([.M51]-CEILING([.$C51]));&quot;-&quot;)" office:value-type="float" office:value="2" calcext:value-type="float">
            <text:p>2</text:p>
          </table:table-cell>
          <table:table-cell table:formula="of:=ABS([.N51]-CEILING([.$C51]))" office:value-type="float" office:value="2" calcext:value-type="float">
            <text:p>2</text:p>
          </table:table-cell>
          <table:table-cell table:formula="of:=ABS([.O51]-CEILING([.$C51]))" office:value-type="float" office:value="2" calcext:value-type="float">
            <text:p>2</text:p>
          </table:table-cell>
          <table:table-cell table:formula="of:=IFERROR(ABS(([.L51]-CEILING([.$C51]))/CEILING([.$C51]));&quot;*&quot;)" office:value-type="float" office:value="2" calcext:value-type="float">
            <text:p>2</text:p>
          </table:table-cell>
          <table:table-cell table:formula="of:=IFERROR(ABS(([.M51]-CEILING([.$C51]))/CEILING([.$C51]));&quot;*&quot;)" office:value-type="float" office:value="2" calcext:value-type="float">
            <text:p>2</text:p>
          </table:table-cell>
          <table:table-cell table:formula="of:=IFERROR(ABS(([.N51]-CEILING([.$C51]))/CEILING([.$C51]));&quot;*&quot;)" office:value-type="float" office:value="2" calcext:value-type="float">
            <text:p>2</text:p>
          </table:table-cell>
          <table:table-cell table:formula="of:=IFERROR(ABS(([.O51]-CEILING([.$C51]))/CEILING([.$C51]));&quot;*&quot;)" office:value-type="float" office:value="2" calcext:value-type="float">
            <text:p>2</text:p>
          </table:table-cell>
          <table:table-cell table:style-name="ce28" table:formula="of:=IF([.L51]=[.$P51];1;&quot;&quot;)" office:value-type="float" office:value="1" calcext:value-type="float">
            <text:p>1</text:p>
          </table:table-cell>
          <table:table-cell table:style-name="ce28" table:formula="of:=IF([.M51]=[.$P51];1;&quot;&quot;)" office:value-type="float" office:value="1" calcext:value-type="float">
            <text:p>1</text:p>
          </table:table-cell>
          <table:table-cell table:style-name="ce28" table:formula="of:=IF([.N51]=[.$P51];1;&quot;&quot;)" office:value-type="float" office:value="1" calcext:value-type="float">
            <text:p>1</text:p>
          </table:table-cell>
          <table:table-cell table:formula="of:=IF([.O51]=[.$P51];1;&quot;&quot;)" office:value-type="float" office:value="1" calcext:value-type="float">
            <text:p>1</text:p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20-50-4-1&amp;100&amp;-1,5&amp;1&amp;\uu{1}&amp;\h{1}&amp;\h{1}&amp;\h{1}&amp;\h{1}\\\hline" calcext:value-type="string">
            <text:p>r20-50-4-1&amp;100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51]" office:value-type="string" office:string-value="r20-50-4-2" calcext:value-type="string">
            <text:p>r20-50-4-2</text:p>
          </table:table-cell>
          <table:table-cell table:formula="of:=ROUND([$'ra-sub'.AB51];2)" office:value-type="float" office:value="80.19" calcext:value-type="float">
            <text:p>80,19</text:p>
          </table:table-cell>
          <table:table-cell table:style-name="ce12" table:formula="of:=ROUND([$'ra-sub'.AC51];1)" office:value-type="float" office:value="-1.5" calcext:value-type="float">
            <text:p>-1,5</text:p>
          </table:table-cell>
          <table:table-cell table:style-name="ce12" table:formula="of:=IF([$'ra-sub'.S51]=5;&quot;*&quot;;[$'ra-sub'.I51])" office:value-type="float" office:value="0.081667" calcext:value-type="float">
            <text:p>0,1</text:p>
          </table:table-cell>
          <table:table-cell table:style-name="ce12" table:formula="of:=IF([$'ra-sub'.S51]=11;1;&quot;&quot;)">
            <text:p/>
          </table:table-cell>
          <table:table-cell table:style-name="ce12" table:formula="of:=IFERROR(IF([.I52]=0;ABS(CEILING([.C52]));ABS(([.I52]-CEILING([.C52]))/[.I52]));&quot;*&quot;)" office:value-type="float" office:value="2" calcext:value-type="float">
            <text:p>2,0</text:p>
          </table:table-cell>
          <table:table-cell table:style-name="ce12" table:formula="of:=IFERROR([.I52]-CEILING([.C52]);&quot;*&quot;)" office:value-type="float" office:value="2" calcext:value-type="float">
            <text:p>2,0</text:p>
          </table:table-cell>
          <table:table-cell table:formula="of:=ROUND([$'exact-sub'.J51];1)" office:value-type="float" office:value="1" calcext:value-type="float">
            <text:p>1</text:p>
          </table:table-cell>
          <table:table-cell table:formula="of:=[$'exact-sub'.K51]" office:value-type="float" office:value="1" calcext:value-type="float">
            <text:p>1</text:p>
          </table:table-cell>
          <table:table-cell table:formula="of:=[$'exact-sub'.L51]" office:value-type="float" office:value="0" calcext:value-type="float">
            <text:p>0</text:p>
          </table:table-cell>
          <table:table-cell table:formula="of:=[$'exact-sub'.I51]" office:value-type="float" office:value="0.755211" calcext:value-type="float">
            <text:p>0,755211</text:p>
          </table:table-cell>
          <table:table-cell table:style-name="ce21" table:formula="of:=[$'ra-sub'.AE51]" office:value-type="float" office:value="1" calcext:value-type="float">
            <text:p>1</text:p>
          </table:table-cell>
          <table:table-cell table:style-name="ce21" table:formula="of:=[$'bcpa-sub-t600'.AE51]" office:value-type="float" office:value="1" calcext:value-type="float">
            <text:p>1</text:p>
          </table:table-cell>
          <table:table-cell table:style-name="ce21" table:formula="of:=[$'blpl-sub-t300'.AE51]" office:value-type="float" office:value="1" calcext:value-type="float">
            <text:p>1</text:p>
          </table:table-cell>
          <table:table-cell table:style-name="ce21" table:formula="of:=[$'sbpl-sub-t300'.AE51]" office:value-type="float" office:value="1" calcext:value-type="float">
            <text:p>1</text:p>
          </table:table-cell>
          <table:table-cell table:formula="of:=MIN([.L52:.O52])" office:value-type="float" office:value="1" calcext:value-type="float">
            <text:p>1</text:p>
          </table:table-cell>
          <table:table-cell table:formula="of:=ABS([.L52]-CEILING([.$C52]))" office:value-type="float" office:value="2" calcext:value-type="float">
            <text:p>2</text:p>
          </table:table-cell>
          <table:table-cell table:formula="of:=IFERROR(ABS([.M52]-CEILING([.$C52]));&quot;-&quot;)" office:value-type="float" office:value="2" calcext:value-type="float">
            <text:p>2</text:p>
          </table:table-cell>
          <table:table-cell table:formula="of:=ABS([.N52]-CEILING([.$C52]))" office:value-type="float" office:value="2" calcext:value-type="float">
            <text:p>2</text:p>
          </table:table-cell>
          <table:table-cell table:formula="of:=ABS([.O52]-CEILING([.$C52]))" office:value-type="float" office:value="2" calcext:value-type="float">
            <text:p>2</text:p>
          </table:table-cell>
          <table:table-cell table:formula="of:=IFERROR(ABS(([.L52]-CEILING([.$C52]))/CEILING([.$C52]));&quot;*&quot;)" office:value-type="float" office:value="2" calcext:value-type="float">
            <text:p>2</text:p>
          </table:table-cell>
          <table:table-cell table:formula="of:=IFERROR(ABS(([.M52]-CEILING([.$C52]))/CEILING([.$C52]));&quot;*&quot;)" office:value-type="float" office:value="2" calcext:value-type="float">
            <text:p>2</text:p>
          </table:table-cell>
          <table:table-cell table:formula="of:=IFERROR(ABS(([.N52]-CEILING([.$C52]))/CEILING([.$C52]));&quot;*&quot;)" office:value-type="float" office:value="2" calcext:value-type="float">
            <text:p>2</text:p>
          </table:table-cell>
          <table:table-cell table:formula="of:=IFERROR(ABS(([.O52]-CEILING([.$C52]))/CEILING([.$C52]));&quot;*&quot;)" office:value-type="float" office:value="2" calcext:value-type="float">
            <text:p>2</text:p>
          </table:table-cell>
          <table:table-cell table:style-name="ce28" table:formula="of:=IF([.L52]=[.$P52];1;&quot;&quot;)" office:value-type="float" office:value="1" calcext:value-type="float">
            <text:p>1</text:p>
          </table:table-cell>
          <table:table-cell table:style-name="ce28" table:formula="of:=IF([.M52]=[.$P52];1;&quot;&quot;)" office:value-type="float" office:value="1" calcext:value-type="float">
            <text:p>1</text:p>
          </table:table-cell>
          <table:table-cell table:formula="of:=IF([.N52]=[.$P52];1;&quot;&quot;)" office:value-type="float" office:value="1" calcext:value-type="float">
            <text:p>1</text:p>
          </table:table-cell>
          <table:table-cell table:formula="of:=IF([.O52]=[.$P52];1;&quot;&quot;)" office:value-type="float" office:value="1" calcext:value-type="float">
            <text:p>1</text:p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20-50-4-2&amp;80,19&amp;-1,5&amp;1&amp;\uu{1}&amp;\h{1}&amp;\h{1}&amp;\h{1}&amp;\h{1}\\\hline" calcext:value-type="string">
            <text:p>r20-50-4-2&amp;80,19&amp;-1,5&amp;1&amp;\uu{1}&amp;\h{1}&amp;\h{1}&amp;\h{1}&amp;\h{1}\\\hline</text:p>
          </table:table-cell>
          <table:table-cell table:number-columns-repeated="10"/>
        </table:table-row>
        <table:table-row table:style-name="ro2">
          <table:table-cell table:formula="of:=[$'ra-sub'.AA52]" office:value-type="string" office:string-value="r4-100-10-1" calcext:value-type="string">
            <text:p>r4-100-10-1</text:p>
          </table:table-cell>
          <table:table-cell table:formula="of:=ROUND([$'ra-sub'.AB52];2)" office:value-type="float" office:value="99.77" calcext:value-type="float">
            <text:p>99,77</text:p>
          </table:table-cell>
          <table:table-cell table:style-name="ce12" table:formula="of:=ROUND([$'ra-sub'.AC52];1)" office:value-type="float" office:value="-4.7" calcext:value-type="float">
            <text:p>-4,7</text:p>
          </table:table-cell>
          <table:table-cell table:style-name="ce12" table:formula="of:=IF([$'ra-sub'.S52]=5;&quot;*&quot;;[$'ra-sub'.I52])" office:value-type="float" office:value="0.178007" calcext:value-type="float">
            <text:p>0,2</text:p>
          </table:table-cell>
          <table:table-cell table:style-name="ce12" table:formula="of:=IF([$'ra-sub'.S52]=11;1;&quot;&quot;)">
            <text:p/>
          </table:table-cell>
          <table:table-cell table:style-name="ce12" table:formula="of:=IFERROR(IF([.I53]=0;ABS(CEILING([.C53]));ABS(([.I53]-CEILING([.C53]))/[.I53]));&quot;*&quot;)" office:value-type="float" office:value="3" calcext:value-type="float">
            <text:p>3,0</text:p>
          </table:table-cell>
          <table:table-cell table:style-name="ce12" table:formula="of:=IFERROR([.I53]-CEILING([.C53]);&quot;*&quot;)" office:value-type="float" office:value="6" calcext:value-type="float">
            <text:p>6,0</text:p>
          </table:table-cell>
          <table:table-cell table:formula="of:=ROUND([$'exact-sub'.J52];1)" office:value-type="float" office:value="2" calcext:value-type="float">
            <text:p>2</text:p>
          </table:table-cell>
          <table:table-cell table:formula="of:=[$'exact-sub'.K52]" office:value-type="float" office:value="2" calcext:value-type="float">
            <text:p>2</text:p>
          </table:table-cell>
          <table:table-cell table:formula="of:=[$'exact-sub'.L52]" office:value-type="float" office:value="0" calcext:value-type="float">
            <text:p>0</text:p>
          </table:table-cell>
          <table:table-cell table:formula="of:=[$'exact-sub'.I52]" office:value-type="float" office:value="168.588942" calcext:value-type="float">
            <text:p>168,588942</text:p>
          </table:table-cell>
          <table:table-cell table:style-name="ce21" table:formula="of:=[$'ra-sub'.AE52]" office:value-type="float" office:value="4" calcext:value-type="float">
            <text:p>4</text:p>
          </table:table-cell>
          <table:table-cell table:style-name="ce21" table:formula="of:=[$'bcpa-sub-t600'.AE52]" office:value-type="float" office:value="2" calcext:value-type="float">
            <text:p>2</text:p>
          </table:table-cell>
          <table:table-cell table:style-name="ce21" table:formula="of:=[$'blpl-sub-t300'.AE52]" office:value-type="float" office:value="3" calcext:value-type="float">
            <text:p>3</text:p>
          </table:table-cell>
          <table:table-cell table:style-name="ce21" table:formula="of:=[$'sbpl-sub-t300'.AE52]" office:value-type="float" office:value="2" calcext:value-type="float">
            <text:p>2</text:p>
          </table:table-cell>
          <table:table-cell table:formula="of:=MIN([.L53:.O53])" office:value-type="float" office:value="2" calcext:value-type="float">
            <text:p>2</text:p>
          </table:table-cell>
          <table:table-cell table:formula="of:=ABS([.L53]-CEILING([.$C53]))" office:value-type="float" office:value="8" calcext:value-type="float">
            <text:p>8</text:p>
          </table:table-cell>
          <table:table-cell table:formula="of:=IFERROR(ABS([.M53]-CEILING([.$C53]));&quot;-&quot;)" office:value-type="float" office:value="6" calcext:value-type="float">
            <text:p>6</text:p>
          </table:table-cell>
          <table:table-cell table:formula="of:=ABS([.N53]-CEILING([.$C53]))" office:value-type="float" office:value="7" calcext:value-type="float">
            <text:p>7</text:p>
          </table:table-cell>
          <table:table-cell table:formula="of:=ABS([.O53]-CEILING([.$C53]))" office:value-type="float" office:value="6" calcext:value-type="float">
            <text:p>6</text:p>
          </table:table-cell>
          <table:table-cell table:formula="of:=IFERROR(ABS(([.L53]-CEILING([.$C53]))/CEILING([.$C53]));&quot;*&quot;)" office:value-type="float" office:value="2" calcext:value-type="float">
            <text:p>2</text:p>
          </table:table-cell>
          <table:table-cell table:formula="of:=IFERROR(ABS(([.M53]-CEILING([.$C53]))/CEILING([.$C53]));&quot;*&quot;)" office:value-type="float" office:value="1.5" calcext:value-type="float">
            <text:p>1,5</text:p>
          </table:table-cell>
          <table:table-cell table:formula="of:=IFERROR(ABS(([.N53]-CEILING([.$C53]))/CEILING([.$C53]));&quot;*&quot;)" office:value-type="float" office:value="1.75" calcext:value-type="float">
            <text:p>1,75</text:p>
          </table:table-cell>
          <table:table-cell table:formula="of:=IFERROR(ABS(([.O53]-CEILING([.$C53]))/CEILING([.$C53]));&quot;*&quot;)" office:value-type="float" office:value="1.5" calcext:value-type="float">
            <text:p>1,5</text:p>
          </table:table-cell>
          <table:table-cell table:formula="of:=IF([.L53]=[.$P53];1;&quot;&quot;)">
            <text:p/>
          </table:table-cell>
          <table:table-cell table:style-name="ce28" table:formula="of:=IF([.M53]=[.$P53];1;&quot;&quot;)" office:value-type="float" office:value="1" calcext:value-type="float">
            <text:p>1</text:p>
          </table:table-cell>
          <table:table-cell table:style-name="ce28" table:formula="of:=IF([.N53]=[.$P53];1;&quot;&quot;)">
            <text:p/>
          </table:table-cell>
          <table:table-cell table:formula="of:=IF([.O53]=[.$P53];1;&quot;&quot;)" office:value-type="float" office:value="1" calcext:value-type="float">
            <text:p>1</text:p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100-10-1&amp;99,77&amp;-4,7&amp;2&amp;\uu{2}&amp;4&amp;\h{2}&amp;3&amp;\h{2}\\\hline" calcext:value-type="string">
            <text:p>r4-100-10-1&amp;99,77&amp;-4,7&amp;2&amp;\uu{2}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53]" office:value-type="string" office:string-value="r4-100-10-2" calcext:value-type="string">
            <text:p>r4-100-10-2</text:p>
          </table:table-cell>
          <table:table-cell table:formula="of:=ROUND([$'ra-sub'.AB53];2)" office:value-type="float" office:value="99.77" calcext:value-type="float">
            <text:p>99,77</text:p>
          </table:table-cell>
          <table:table-cell table:style-name="ce12" table:formula="of:=ROUND([$'ra-sub'.AC53];1)" office:value-type="float" office:value="-4.7" calcext:value-type="float">
            <text:p>-4,7</text:p>
          </table:table-cell>
          <table:table-cell table:style-name="ce12" table:formula="of:=IF([$'ra-sub'.S53]=5;&quot;*&quot;;[$'ra-sub'.I53])" office:value-type="float" office:value="0.27311" calcext:value-type="float">
            <text:p>0,3</text:p>
          </table:table-cell>
          <table:table-cell table:style-name="ce12" table:formula="of:=IF([$'ra-sub'.S53]=11;1;&quot;&quot;)">
            <text:p/>
          </table:table-cell>
          <table:table-cell table:style-name="ce12" table:formula="of:=IFERROR(IF([.I54]=0;ABS(CEILING([.C54]));ABS(([.I54]-CEILING([.C54]))/[.I54]));&quot;*&quot;)" office:value-type="float" office:value="3" calcext:value-type="float">
            <text:p>3,0</text:p>
          </table:table-cell>
          <table:table-cell table:style-name="ce12" table:formula="of:=IFERROR([.I54]-CEILING([.C54]);&quot;*&quot;)" office:value-type="float" office:value="6" calcext:value-type="float">
            <text:p>6,0</text:p>
          </table:table-cell>
          <table:table-cell table:formula="of:=ROUND([$'exact-sub'.J53];1)" office:value-type="float" office:value="2" calcext:value-type="float">
            <text:p>2</text:p>
          </table:table-cell>
          <table:table-cell table:formula="of:=[$'exact-sub'.K53]" office:value-type="float" office:value="2" calcext:value-type="float">
            <text:p>2</text:p>
          </table:table-cell>
          <table:table-cell table:formula="of:=[$'exact-sub'.L53]" office:value-type="float" office:value="0" calcext:value-type="float">
            <text:p>0</text:p>
          </table:table-cell>
          <table:table-cell table:formula="of:=[$'exact-sub'.I53]" office:value-type="float" office:value="48.903248" calcext:value-type="float">
            <text:p>48,903248</text:p>
          </table:table-cell>
          <table:table-cell table:style-name="ce21" table:formula="of:=[$'ra-sub'.AE53]" office:value-type="float" office:value="4" calcext:value-type="float">
            <text:p>4</text:p>
          </table:table-cell>
          <table:table-cell table:style-name="ce21" table:formula="of:=[$'bcpa-sub-t600'.AE53]" office:value-type="float" office:value="2" calcext:value-type="float">
            <text:p>2</text:p>
          </table:table-cell>
          <table:table-cell table:style-name="ce21" table:formula="of:=[$'blpl-sub-t300'.AE53]" office:value-type="float" office:value="3" calcext:value-type="float">
            <text:p>3</text:p>
          </table:table-cell>
          <table:table-cell table:style-name="ce21" table:formula="of:=[$'sbpl-sub-t300'.AE53]" office:value-type="float" office:value="2" calcext:value-type="float">
            <text:p>2</text:p>
          </table:table-cell>
          <table:table-cell table:formula="of:=MIN([.L54:.O54])" office:value-type="float" office:value="2" calcext:value-type="float">
            <text:p>2</text:p>
          </table:table-cell>
          <table:table-cell table:formula="of:=ABS([.L54]-CEILING([.$C54]))" office:value-type="float" office:value="8" calcext:value-type="float">
            <text:p>8</text:p>
          </table:table-cell>
          <table:table-cell table:formula="of:=IFERROR(ABS([.M54]-CEILING([.$C54]));&quot;-&quot;)" office:value-type="float" office:value="6" calcext:value-type="float">
            <text:p>6</text:p>
          </table:table-cell>
          <table:table-cell table:formula="of:=ABS([.N54]-CEILING([.$C54]))" office:value-type="float" office:value="7" calcext:value-type="float">
            <text:p>7</text:p>
          </table:table-cell>
          <table:table-cell table:formula="of:=ABS([.O54]-CEILING([.$C54]))" office:value-type="float" office:value="6" calcext:value-type="float">
            <text:p>6</text:p>
          </table:table-cell>
          <table:table-cell table:formula="of:=IFERROR(ABS(([.L54]-CEILING([.$C54]))/CEILING([.$C54]));&quot;*&quot;)" office:value-type="float" office:value="2" calcext:value-type="float">
            <text:p>2</text:p>
          </table:table-cell>
          <table:table-cell table:formula="of:=IFERROR(ABS(([.M54]-CEILING([.$C54]))/CEILING([.$C54]));&quot;*&quot;)" office:value-type="float" office:value="1.5" calcext:value-type="float">
            <text:p>1,5</text:p>
          </table:table-cell>
          <table:table-cell table:formula="of:=IFERROR(ABS(([.N54]-CEILING([.$C54]))/CEILING([.$C54]));&quot;*&quot;)" office:value-type="float" office:value="1.75" calcext:value-type="float">
            <text:p>1,75</text:p>
          </table:table-cell>
          <table:table-cell table:formula="of:=IFERROR(ABS(([.O54]-CEILING([.$C54]))/CEILING([.$C54]));&quot;*&quot;)" office:value-type="float" office:value="1.5" calcext:value-type="float">
            <text:p>1,5</text:p>
          </table:table-cell>
          <table:table-cell table:formula="of:=IF([.L54]=[.$P54];1;&quot;&quot;)">
            <text:p/>
          </table:table-cell>
          <table:table-cell table:style-name="ce28" table:formula="of:=IF([.M54]=[.$P54];1;&quot;&quot;)" office:value-type="float" office:value="1" calcext:value-type="float">
            <text:p>1</text:p>
          </table:table-cell>
          <table:table-cell table:formula="of:=IF([.N54]=[.$P54];1;&quot;&quot;)">
            <text:p/>
          </table:table-cell>
          <table:table-cell table:formula="of:=IF([.O54]=[.$P54];1;&quot;&quot;)" office:value-type="float" office:value="1" calcext:value-type="float">
            <text:p>1</text:p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100-10-2&amp;99,77&amp;-4,7&amp;2&amp;\uu{2}&amp;4&amp;\h{2}&amp;3&amp;\h{2}\\\hline" calcext:value-type="string">
            <text:p>r4-100-10-2&amp;99,77&amp;-4,7&amp;2&amp;\uu{2}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54]" office:value-type="string" office:string-value="r4-100-15-1" calcext:value-type="string">
            <text:p>r4-100-15-1</text:p>
          </table:table-cell>
          <table:table-cell table:formula="of:=ROUND([$'ra-sub'.AB54];2)" office:value-type="float" office:value="81.5" calcext:value-type="float">
            <text:p>81,5</text:p>
          </table:table-cell>
          <table:table-cell table:style-name="ce12" table:formula="of:=ROUND([$'ra-sub'.AC54];1)" office:value-type="float" office:value="-8.2" calcext:value-type="float">
            <text:p>-8,2</text:p>
          </table:table-cell>
          <table:table-cell table:style-name="ce12" table:formula="of:=IF([$'ra-sub'.S54]=5;&quot;*&quot;;[$'ra-sub'.I54])" office:value-type="float" office:value="0.207261" calcext:value-type="float">
            <text:p>0,2</text:p>
          </table:table-cell>
          <table:table-cell table:style-name="ce12" table:formula="of:=IF([$'ra-sub'.S54]=11;1;&quot;&quot;)">
            <text:p/>
          </table:table-cell>
          <table:table-cell table:style-name="ce12" table:formula="of:=IFERROR(IF([.I55]=0;ABS(CEILING([.C55]));ABS(([.I55]-CEILING([.C55]))/[.I55]));&quot;*&quot;)" office:value-type="float" office:value="3.66666666666667" calcext:value-type="float">
            <text:p>3,7</text:p>
          </table:table-cell>
          <table:table-cell table:style-name="ce12" table:formula="of:=IFERROR([.I55]-CEILING([.C55]);&quot;*&quot;)" office:value-type="float" office:value="11" calcext:value-type="float">
            <text:p>11,0</text:p>
          </table:table-cell>
          <table:table-cell table:formula="of:=ROUND([$'exact-sub'.J54];1)" office:value-type="float" office:value="0" calcext:value-type="float">
            <text:p>0</text:p>
          </table:table-cell>
          <table:table-cell table:formula="of:=[$'exact-sub'.K54]" office:value-type="float" office:value="3" calcext:value-type="float">
            <text:p>3</text:p>
          </table:table-cell>
          <table:table-cell table:formula="of:=[$'exact-sub'.L54]" office:value-type="float" office:value="1E+020" calcext:value-type="float">
            <text:p>1E+020</text:p>
          </table:table-cell>
          <table:table-cell table:formula="of:=[$'exact-sub'.I54]" office:value-type="float" office:value="1845.640518" calcext:value-type="float">
            <text:p>1845,640518</text:p>
          </table:table-cell>
          <table:table-cell table:style-name="ce21" table:formula="of:=[$'ra-sub'.AE54]" office:value-type="float" office:value="5" calcext:value-type="float">
            <text:p>5</text:p>
          </table:table-cell>
          <table:table-cell table:style-name="ce21" table:formula="of:=[$'bcpa-sub-t600'.AE54]" office:value-type="float" office:value="3" calcext:value-type="float">
            <text:p>3</text:p>
          </table:table-cell>
          <table:table-cell table:style-name="ce21" table:formula="of:=[$'blpl-sub-t300'.AE54]" office:value-type="float" office:value="4" calcext:value-type="float">
            <text:p>4</text:p>
          </table:table-cell>
          <table:table-cell table:style-name="ce21" table:formula="of:=[$'sbpl-sub-t300'.AE54]" office:value-type="float" office:value="3" calcext:value-type="float">
            <text:p>3</text:p>
          </table:table-cell>
          <table:table-cell table:formula="of:=MIN([.L55:.O55])" office:value-type="float" office:value="3" calcext:value-type="float">
            <text:p>3</text:p>
          </table:table-cell>
          <table:table-cell table:formula="of:=ABS([.L55]-CEILING([.$C55]))" office:value-type="float" office:value="13" calcext:value-type="float">
            <text:p>13</text:p>
          </table:table-cell>
          <table:table-cell table:style-name="ce27" table:formula="of:=IFERROR(ABS([.M55]-CEILING([.$C55]));&quot;-&quot;)" office:value-type="float" office:value="11" calcext:value-type="float">
            <text:p>11</text:p>
          </table:table-cell>
          <table:table-cell table:formula="of:=ABS([.N55]-CEILING([.$C55]))" office:value-type="float" office:value="12" calcext:value-type="float">
            <text:p>12</text:p>
          </table:table-cell>
          <table:table-cell table:formula="of:=ABS([.O55]-CEILING([.$C55]))" office:value-type="float" office:value="11" calcext:value-type="float">
            <text:p>11</text:p>
          </table:table-cell>
          <table:table-cell table:formula="of:=IFERROR(ABS(([.L55]-CEILING([.$C55]))/CEILING([.$C55]));&quot;*&quot;)" office:value-type="float" office:value="1.625" calcext:value-type="float">
            <text:p>1,625</text:p>
          </table:table-cell>
          <table:table-cell table:formula="of:=IFERROR(ABS(([.M55]-CEILING([.$C55]))/CEILING([.$C55]));&quot;*&quot;)" office:value-type="float" office:value="1.375" calcext:value-type="float">
            <text:p>1,375</text:p>
          </table:table-cell>
          <table:table-cell table:formula="of:=IFERROR(ABS(([.N55]-CEILING([.$C55]))/CEILING([.$C55]));&quot;*&quot;)" office:value-type="float" office:value="1.5" calcext:value-type="float">
            <text:p>1,5</text:p>
          </table:table-cell>
          <table:table-cell table:formula="of:=IFERROR(ABS(([.O55]-CEILING([.$C55]))/CEILING([.$C55]));&quot;*&quot;)" office:value-type="float" office:value="1.375" calcext:value-type="float">
            <text:p>1,375</text:p>
          </table:table-cell>
          <table:table-cell table:formula="of:=IF([.L55]=[.$P55];1;&quot;&quot;)">
            <text:p/>
          </table:table-cell>
          <table:table-cell table:style-name="ce28" table:formula="of:=IF([.M55]=[.$P55];1;&quot;&quot;)" office:value-type="float" office:value="1" calcext:value-type="float">
            <text:p>1</text:p>
          </table:table-cell>
          <table:table-cell table:style-name="ce28" table:formula="of:=IF([.N55]=[.$P55];1;&quot;&quot;)">
            <text:p/>
          </table:table-cell>
          <table:table-cell table:formula="of:=IF([.O55]=[.$P55];1;&quot;&quot;)" office:value-type="float" office:value="1" calcext:value-type="float">
            <text:p>1</text:p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100-15-1&amp;81,5&amp;-8,2&amp;0&amp;3&amp;5&amp;\h{3}&amp;4&amp;\h{3}\\\hline" calcext:value-type="string">
            <text:p>r4-100-15-1&amp;81,5&amp;-8,2&amp;0&amp;3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55]" office:value-type="string" office:string-value="r4-100-15-2" calcext:value-type="string">
            <text:p>r4-100-15-2</text:p>
          </table:table-cell>
          <table:table-cell table:formula="of:=ROUND([$'ra-sub'.AB55];2)" office:value-type="float" office:value="81.5" calcext:value-type="float">
            <text:p>81,5</text:p>
          </table:table-cell>
          <table:table-cell table:style-name="ce12" table:formula="of:=ROUND([$'ra-sub'.AC55];1)" office:value-type="float" office:value="-8.2" calcext:value-type="float">
            <text:p>-8,2</text:p>
          </table:table-cell>
          <table:table-cell table:style-name="ce12" table:formula="of:=IF([$'ra-sub'.S55]=5;&quot;*&quot;;[$'ra-sub'.I55])" office:value-type="float" office:value="0.254105" calcext:value-type="float">
            <text:p>0,3</text:p>
          </table:table-cell>
          <table:table-cell table:style-name="ce12" table:formula="of:=IF([$'ra-sub'.S55]=11;1;&quot;&quot;)">
            <text:p/>
          </table:table-cell>
          <table:table-cell table:style-name="ce12" table:formula="of:=IFERROR(IF([.I56]=0;ABS(CEILING([.C56]));ABS(([.I56]-CEILING([.C56]))/[.I56]));&quot;*&quot;)" office:value-type="float" office:value="5" calcext:value-type="float">
            <text:p>5,0</text:p>
          </table:table-cell>
          <table:table-cell table:style-name="ce12" table:formula="of:=IFERROR([.I56]-CEILING([.C56]);&quot;*&quot;)" office:value-type="float" office:value="10" calcext:value-type="float">
            <text:p>10,0</text:p>
          </table:table-cell>
          <table:table-cell table:formula="of:=ROUND([$'exact-sub'.J55];1)" office:value-type="float" office:value="-0.4" calcext:value-type="float">
            <text:p>-0,4</text:p>
          </table:table-cell>
          <table:table-cell table:formula="of:=[$'exact-sub'.K55]" office:value-type="float" office:value="2" calcext:value-type="float">
            <text:p>2</text:p>
          </table:table-cell>
          <table:table-cell table:formula="of:=[$'exact-sub'.L55]" office:value-type="float" office:value="1E+020" calcext:value-type="float">
            <text:p>1E+020</text:p>
          </table:table-cell>
          <table:table-cell table:formula="of:=[$'exact-sub'.I55]" office:value-type="float" office:value="1879.858771" calcext:value-type="float">
            <text:p>1879,858771</text:p>
          </table:table-cell>
          <table:table-cell table:style-name="ce21" table:formula="of:=[$'ra-sub'.AE55]" office:value-type="float" office:value="4" calcext:value-type="float">
            <text:p>4</text:p>
          </table:table-cell>
          <table:table-cell table:style-name="ce21" table:formula="of:=[$'bcpa-sub-t600'.AE55]" office:value-type="float" office:value="2" calcext:value-type="float">
            <text:p>2</text:p>
          </table:table-cell>
          <table:table-cell table:style-name="ce21" table:formula="of:=[$'blpl-sub-t300'.AE55]" office:value-type="float" office:value="3" calcext:value-type="float">
            <text:p>3</text:p>
          </table:table-cell>
          <table:table-cell table:style-name="ce21" table:formula="of:=[$'sbpl-sub-t300'.AE55]" office:value-type="float" office:value="3" calcext:value-type="float">
            <text:p>3</text:p>
          </table:table-cell>
          <table:table-cell table:formula="of:=MIN([.L56:.O56])" office:value-type="float" office:value="2" calcext:value-type="float">
            <text:p>2</text:p>
          </table:table-cell>
          <table:table-cell table:formula="of:=ABS([.L56]-CEILING([.$C56]))" office:value-type="float" office:value="12" calcext:value-type="float">
            <text:p>12</text:p>
          </table:table-cell>
          <table:table-cell table:style-name="ce27" table:formula="of:=IFERROR(ABS([.M56]-CEILING([.$C56]));&quot;-&quot;)" office:value-type="float" office:value="10" calcext:value-type="float">
            <text:p>10</text:p>
          </table:table-cell>
          <table:table-cell table:formula="of:=ABS([.N56]-CEILING([.$C56]))" office:value-type="float" office:value="11" calcext:value-type="float">
            <text:p>11</text:p>
          </table:table-cell>
          <table:table-cell table:formula="of:=ABS([.O56]-CEILING([.$C56]))" office:value-type="float" office:value="11" calcext:value-type="float">
            <text:p>11</text:p>
          </table:table-cell>
          <table:table-cell table:formula="of:=IFERROR(ABS(([.L56]-CEILING([.$C56]))/CEILING([.$C56]));&quot;*&quot;)" office:value-type="float" office:value="1.5" calcext:value-type="float">
            <text:p>1,5</text:p>
          </table:table-cell>
          <table:table-cell table:formula="of:=IFERROR(ABS(([.M56]-CEILING([.$C56]))/CEILING([.$C56]));&quot;*&quot;)" office:value-type="float" office:value="1.25" calcext:value-type="float">
            <text:p>1,25</text:p>
          </table:table-cell>
          <table:table-cell table:formula="of:=IFERROR(ABS(([.N56]-CEILING([.$C56]))/CEILING([.$C56]));&quot;*&quot;)" office:value-type="float" office:value="1.375" calcext:value-type="float">
            <text:p>1,375</text:p>
          </table:table-cell>
          <table:table-cell table:formula="of:=IFERROR(ABS(([.O56]-CEILING([.$C56]))/CEILING([.$C56]));&quot;*&quot;)" office:value-type="float" office:value="1.375" calcext:value-type="float">
            <text:p>1,375</text:p>
          </table:table-cell>
          <table:table-cell table:formula="of:=IF([.L56]=[.$P56];1;&quot;&quot;)">
            <text:p/>
          </table:table-cell>
          <table:table-cell table:style-name="ce28" table:formula="of:=IF([.M56]=[.$P56];1;&quot;&quot;)" office:value-type="float" office:value="1" calcext:value-type="float">
            <text:p>1</text:p>
          </table:table-cell>
          <table:table-cell table:style-name="ce28" table:formula="of:=IF([.N56]=[.$P56];1;&quot;&quot;)">
            <text:p/>
          </table:table-cell>
          <table:table-cell table:formula="of:=IF([.O56]=[.$P56];1;&quot;&quot;)">
            <text:p/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100-15-2&amp;81,5&amp;-8,2&amp;-0,4&amp;2&amp;4&amp;\h{2}&amp;3&amp;3\\\hline" calcext:value-type="string">
            <text:p>r4-100-15-2&amp;81,5&amp;-8,2&amp;-0,4&amp;2&amp;4&amp;\h{2}&amp;3&amp;3\\\hline</text:p>
          </table:table-cell>
          <table:table-cell table:number-columns-repeated="10"/>
        </table:table-row>
        <table:table-row table:style-name="ro2">
          <table:table-cell table:formula="of:=[$'ra-sub'.AA56]" office:value-type="string" office:string-value="r4-100-20-1" calcext:value-type="string">
            <text:p>r4-100-20-1</text:p>
          </table:table-cell>
          <table:table-cell table:formula="of:=ROUND([$'ra-sub'.AB56];2)" office:value-type="float" office:value="69.64" calcext:value-type="float">
            <text:p>69,64</text:p>
          </table:table-cell>
          <table:table-cell table:style-name="ce12" table:formula="of:=ROUND([$'ra-sub'.AC56];1)" office:value-type="float" office:value="-11.2" calcext:value-type="float">
            <text:p>-11,2</text:p>
          </table:table-cell>
          <table:table-cell table:style-name="ce12" table:formula="of:=IF([$'ra-sub'.S56]=5;&quot;*&quot;;[$'ra-sub'.I56])" office:value-type="float" office:value="0.388348" calcext:value-type="float">
            <text:p>0,4</text:p>
          </table:table-cell>
          <table:table-cell table:style-name="ce12" table:formula="of:=IF([$'ra-sub'.S56]=11;1;&quot;&quot;)">
            <text:p/>
          </table:table-cell>
          <table:table-cell table:style-name="ce12" table:formula="of:=IFERROR(IF([.I57]=0;ABS(CEILING([.C57]));ABS(([.I57]-CEILING([.C57]))/[.I57]));&quot;*&quot;)" office:value-type="float" office:value="4.66666666666667" calcext:value-type="float">
            <text:p>4,7</text:p>
          </table:table-cell>
          <table:table-cell table:style-name="ce12" table:formula="of:=IFERROR([.I57]-CEILING([.C57]);&quot;*&quot;)" office:value-type="float" office:value="14" calcext:value-type="float">
            <text:p>14,0</text:p>
          </table:table-cell>
          <table:table-cell table:formula="of:=ROUND([$'exact-sub'.J56];1)" office:value-type="float" office:value="-2" calcext:value-type="float">
            <text:p>-2</text:p>
          </table:table-cell>
          <table:table-cell table:formula="of:=[$'exact-sub'.K56]" office:value-type="float" office:value="3" calcext:value-type="float">
            <text:p>3</text:p>
          </table:table-cell>
          <table:table-cell table:formula="of:=[$'exact-sub'.L56]" office:value-type="float" office:value="1E+020" calcext:value-type="float">
            <text:p>1E+020</text:p>
          </table:table-cell>
          <table:table-cell table:formula="of:=[$'exact-sub'.I56]" office:value-type="float" office:value="1832.961403" calcext:value-type="float">
            <text:p>1832,961403</text:p>
          </table:table-cell>
          <table:table-cell table:style-name="ce21" table:formula="of:=[$'ra-sub'.AE56]" office:value-type="float" office:value="5" calcext:value-type="float">
            <text:p>5</text:p>
          </table:table-cell>
          <table:table-cell table:style-name="ce21" table:formula="of:=[$'bcpa-sub-t600'.AE56]" office:value-type="float" office:value="3" calcext:value-type="float">
            <text:p>3</text:p>
          </table:table-cell>
          <table:table-cell table:style-name="ce21" table:formula="of:=[$'blpl-sub-t300'.AE56]" office:value-type="float" office:value="3" calcext:value-type="float">
            <text:p>3</text:p>
          </table:table-cell>
          <table:table-cell table:style-name="ce21" table:formula="of:=[$'sbpl-sub-t300'.AE56]" office:value-type="float" office:value="3" calcext:value-type="float">
            <text:p>3</text:p>
          </table:table-cell>
          <table:table-cell table:formula="of:=MIN([.L57:.O57])" office:value-type="float" office:value="3" calcext:value-type="float">
            <text:p>3</text:p>
          </table:table-cell>
          <table:table-cell table:formula="of:=ABS([.L57]-CEILING([.$C57]))" office:value-type="float" office:value="16" calcext:value-type="float">
            <text:p>16</text:p>
          </table:table-cell>
          <table:table-cell table:formula="of:=IFERROR(ABS([.M57]-CEILING([.$C57]));&quot;-&quot;)" office:value-type="float" office:value="14" calcext:value-type="float">
            <text:p>14</text:p>
          </table:table-cell>
          <table:table-cell table:formula="of:=ABS([.N57]-CEILING([.$C57]))" office:value-type="float" office:value="14" calcext:value-type="float">
            <text:p>14</text:p>
          </table:table-cell>
          <table:table-cell table:formula="of:=ABS([.O57]-CEILING([.$C57]))" office:value-type="float" office:value="14" calcext:value-type="float">
            <text:p>14</text:p>
          </table:table-cell>
          <table:table-cell table:formula="of:=IFERROR(ABS(([.L57]-CEILING([.$C57]))/CEILING([.$C57]));&quot;*&quot;)" office:value-type="float" office:value="1.45454545454545" calcext:value-type="float">
            <text:p>1,45454545454545</text:p>
          </table:table-cell>
          <table:table-cell table:formula="of:=IFERROR(ABS(([.M57]-CEILING([.$C57]))/CEILING([.$C57]));&quot;*&quot;)" office:value-type="float" office:value="1.27272727272727" calcext:value-type="float">
            <text:p>1,27272727272727</text:p>
          </table:table-cell>
          <table:table-cell table:formula="of:=IFERROR(ABS(([.N57]-CEILING([.$C57]))/CEILING([.$C57]));&quot;*&quot;)" office:value-type="float" office:value="1.27272727272727" calcext:value-type="float">
            <text:p>1,27272727272727</text:p>
          </table:table-cell>
          <table:table-cell table:formula="of:=IFERROR(ABS(([.O57]-CEILING([.$C57]))/CEILING([.$C57]));&quot;*&quot;)" office:value-type="float" office:value="1.27272727272727" calcext:value-type="float">
            <text:p>1,27272727272727</text:p>
          </table:table-cell>
          <table:table-cell table:formula="of:=IF([.L57]=[.$P57];1;&quot;&quot;)">
            <text:p/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style-name="ce28" table:formula="of:=IF([.N57]=[.$P57];1;&quot;&quot;)" office:value-type="float" office:value="1" calcext:value-type="float">
            <text:p>1</text:p>
          </table:table-cell>
          <table:table-cell table:style-name="ce28" table:formula="of:=IF([.O57]=[.$P57];1;&quot;&quot;)" office:value-type="float" office:value="1" calcext:value-type="float">
            <text:p>1</text:p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100-20-1&amp;69,64&amp;-11,2&amp;-2&amp;3&amp;5&amp;\h{3}&amp;\h{3}&amp;\h{3}\\\hline" calcext:value-type="string">
            <text:p>r4-100-20-1&amp;69,64&amp;-11,2&amp;-2&amp;3&amp;5&amp;\h{3}&amp;\h{3}&amp;\h{3}\\\hline</text:p>
          </table:table-cell>
          <table:table-cell table:number-columns-repeated="10"/>
        </table:table-row>
        <table:table-row table:style-name="ro2">
          <table:table-cell table:formula="of:=[$'ra-sub'.AA57]" office:value-type="string" office:string-value="r4-100-20-2" calcext:value-type="string">
            <text:p>r4-100-20-2</text:p>
          </table:table-cell>
          <table:table-cell table:formula="of:=ROUND([$'ra-sub'.AB57];2)" office:value-type="float" office:value="89.27" calcext:value-type="float">
            <text:p>89,27</text:p>
          </table:table-cell>
          <table:table-cell table:style-name="ce12" table:formula="of:=ROUND([$'ra-sub'.AC57];1)" office:value-type="float" office:value="-11.2" calcext:value-type="float">
            <text:p>-11,2</text:p>
          </table:table-cell>
          <table:table-cell table:style-name="ce12" table:formula="of:=IF([$'ra-sub'.S57]=5;&quot;*&quot;;[$'ra-sub'.I57])" office:value-type="float" office:value="0.573913" calcext:value-type="float">
            <text:p>0,6</text:p>
          </table:table-cell>
          <table:table-cell table:style-name="ce12" table:formula="of:=IF([$'ra-sub'.S57]=11;1;&quot;&quot;)">
            <text:p/>
          </table:table-cell>
          <table:table-cell table:style-name="ce12" table:formula="of:=IFERROR(IF([.I58]=0;ABS(CEILING([.C58]));ABS(([.I58]-CEILING([.C58]))/[.I58]));&quot;*&quot;)" office:value-type="float" office:value="4.66666666666667" calcext:value-type="float">
            <text:p>4,7</text:p>
          </table:table-cell>
          <table:table-cell table:style-name="ce12" table:formula="of:=IFERROR([.I58]-CEILING([.C58]);&quot;*&quot;)" office:value-type="float" office:value="14" calcext:value-type="float">
            <text:p>14,0</text:p>
          </table:table-cell>
          <table:table-cell table:formula="of:=ROUND([$'exact-sub'.J57];1)" office:value-type="float" office:value="-1.5" calcext:value-type="float">
            <text:p>-1,5</text:p>
          </table:table-cell>
          <table:table-cell table:formula="of:=[$'exact-sub'.K57]" office:value-type="float" office:value="3" calcext:value-type="float">
            <text:p>3</text:p>
          </table:table-cell>
          <table:table-cell table:formula="of:=[$'exact-sub'.L57]" office:value-type="float" office:value="1E+020" calcext:value-type="float">
            <text:p>1E+020</text:p>
          </table:table-cell>
          <table:table-cell table:formula="of:=[$'exact-sub'.I57]" office:value-type="float" office:value="1867.108134" calcext:value-type="float">
            <text:p>1867,108134</text:p>
          </table:table-cell>
          <table:table-cell table:style-name="ce21" table:formula="of:=[$'ra-sub'.AE57]" office:value-type="float" office:value="5" calcext:value-type="float">
            <text:p>5</text:p>
          </table:table-cell>
          <table:table-cell table:style-name="ce21" table:formula="of:=[$'bcpa-sub-t600'.AE57]" office:value-type="float" office:value="3" calcext:value-type="float">
            <text:p>3</text:p>
          </table:table-cell>
          <table:table-cell table:style-name="ce21" table:formula="of:=[$'blpl-sub-t300'.AE57]" office:value-type="float" office:value="2" calcext:value-type="float">
            <text:p>2</text:p>
          </table:table-cell>
          <table:table-cell table:style-name="ce21" table:formula="of:=[$'sbpl-sub-t300'.AE57]" office:value-type="float" office:value="3" calcext:value-type="float">
            <text:p>3</text:p>
          </table:table-cell>
          <table:table-cell table:formula="of:=MIN([.L58:.O58])" office:value-type="float" office:value="2" calcext:value-type="float">
            <text:p>2</text:p>
          </table:table-cell>
          <table:table-cell table:formula="of:=ABS([.L58]-CEILING([.$C58]))" office:value-type="float" office:value="16" calcext:value-type="float">
            <text:p>16</text:p>
          </table:table-cell>
          <table:table-cell table:formula="of:=IFERROR(ABS([.M58]-CEILING([.$C58]));&quot;-&quot;)" office:value-type="float" office:value="14" calcext:value-type="float">
            <text:p>14</text:p>
          </table:table-cell>
          <table:table-cell table:formula="of:=ABS([.N58]-CEILING([.$C58]))" office:value-type="float" office:value="13" calcext:value-type="float">
            <text:p>13</text:p>
          </table:table-cell>
          <table:table-cell table:formula="of:=ABS([.O58]-CEILING([.$C58]))" office:value-type="float" office:value="14" calcext:value-type="float">
            <text:p>14</text:p>
          </table:table-cell>
          <table:table-cell table:formula="of:=IFERROR(ABS(([.L58]-CEILING([.$C58]))/CEILING([.$C58]));&quot;*&quot;)" office:value-type="float" office:value="1.45454545454545" calcext:value-type="float">
            <text:p>1,45454545454545</text:p>
          </table:table-cell>
          <table:table-cell table:formula="of:=IFERROR(ABS(([.M58]-CEILING([.$C58]))/CEILING([.$C58]));&quot;*&quot;)" office:value-type="float" office:value="1.27272727272727" calcext:value-type="float">
            <text:p>1,27272727272727</text:p>
          </table:table-cell>
          <table:table-cell table:formula="of:=IFERROR(ABS(([.N58]-CEILING([.$C58]))/CEILING([.$C58]));&quot;*&quot;)" office:value-type="float" office:value="1.18181818181818" calcext:value-type="float">
            <text:p>1,18181818181818</text:p>
          </table:table-cell>
          <table:table-cell table:formula="of:=IFERROR(ABS(([.O58]-CEILING([.$C58]))/CEILING([.$C58]));&quot;*&quot;)" office:value-type="float" office:value="1.27272727272727" calcext:value-type="float">
            <text:p>1,27272727272727</text:p>
          </table:table-cell>
          <table:table-cell table:formula="of:=IF([.L58]=[.$P58];1;&quot;&quot;)">
            <text:p/>
          </table:table-cell>
          <table:table-cell table:style-name="ce28" table:formula="of:=IF([.M58]=[.$P58];1;&quot;&quot;)">
            <text:p/>
          </table:table-cell>
          <table:table-cell table:style-name="ce28" table:formula="of:=IF([.N58]=[.$P58];1;&quot;&quot;)" office:value-type="float" office:value="1" calcext:value-type="float">
            <text:p>1</text:p>
          </table:table-cell>
          <table:table-cell table:formula="of:=IF([.O58]=[.$P58];1;&quot;&quot;)">
            <text:p/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100-20-2&amp;89,27&amp;-11,2&amp;-1,5&amp;3&amp;5&amp;3&amp;\h{2}&amp;3\\\hline" calcext:value-type="string">
            <text:p>r4-100-20-2&amp;89,27&amp;-11,2&amp;-1,5&amp;3&amp;5&amp;3&amp;\h{2}&amp;3\\\hline</text:p>
          </table:table-cell>
          <table:table-cell table:number-columns-repeated="10"/>
        </table:table-row>
        <table:table-row table:style-name="ro2">
          <table:table-cell table:formula="of:=[$'ra-sub'.AA58]" office:value-type="string" office:string-value="r4-100-24-1" calcext:value-type="string">
            <text:p>r4-100-24-1</text:p>
          </table:table-cell>
          <table:table-cell table:formula="of:=ROUND([$'ra-sub'.AB58];2)" office:value-type="float" office:value="60.64" calcext:value-type="float">
            <text:p>60,64</text:p>
          </table:table-cell>
          <table:table-cell table:style-name="ce12" table:formula="of:=ROUND([$'ra-sub'.AC58];1)" office:value-type="float" office:value="-13" calcext:value-type="float">
            <text:p>-13,0</text:p>
          </table:table-cell>
          <table:table-cell table:style-name="ce12" table:formula="of:=IF([$'ra-sub'.S58]=5;&quot;*&quot;;[$'ra-sub'.I58])" office:value-type="float" office:value="5.815315" calcext:value-type="float">
            <text:p>5,8</text:p>
          </table:table-cell>
          <table:table-cell table:style-name="ce12" table:formula="of:=IF([$'ra-sub'.S58]=11;1;&quot;&quot;)">
            <text:p/>
          </table:table-cell>
          <table:table-cell table:style-name="ce12" table:formula="of:=IFERROR(IF([.I59]=0;ABS(CEILING([.C59]));ABS(([.I59]-CEILING([.C59]))/[.I59]));&quot;*&quot;)" office:value-type="float" office:value="4.25" calcext:value-type="float">
            <text:p>4,3</text:p>
          </table:table-cell>
          <table:table-cell table:style-name="ce12" table:formula="of:=IFERROR([.I59]-CEILING([.C59]);&quot;*&quot;)" office:value-type="float" office:value="17" calcext:value-type="float">
            <text:p>17,0</text:p>
          </table:table-cell>
          <table:table-cell table:formula="of:=ROUND([$'exact-sub'.J58];1)" office:value-type="float" office:value="-6" calcext:value-type="float">
            <text:p>-6</text:p>
          </table:table-cell>
          <table:table-cell table:formula="of:=[$'exact-sub'.K58]" office:value-type="float" office:value="4" calcext:value-type="float">
            <text:p>4</text:p>
          </table:table-cell>
          <table:table-cell table:formula="of:=[$'exact-sub'.L58]" office:value-type="float" office:value="1E+020" calcext:value-type="float">
            <text:p>1E+020</text:p>
          </table:table-cell>
          <table:table-cell table:formula="of:=[$'exact-sub'.I58]" office:value-type="float" office:value="1819.410092" calcext:value-type="float">
            <text:p>1819,410092</text:p>
          </table:table-cell>
          <table:table-cell table:style-name="ce21" table:formula="of:=[$'ra-sub'.AE58]" office:value-type="float" office:value="6" calcext:value-type="float">
            <text:p>6</text:p>
          </table:table-cell>
          <table:table-cell table:style-name="ce21" table:formula="of:=[$'bcpa-sub-t600'.AE58]" office:value-type="float" office:value="4" calcext:value-type="float">
            <text:p>4</text:p>
          </table:table-cell>
          <table:table-cell table:style-name="ce21" table:formula="of:=[$'blpl-sub-t300'.AE58]" office:value-type="float" office:value="3" calcext:value-type="float">
            <text:p>3</text:p>
          </table:table-cell>
          <table:table-cell table:style-name="ce21" table:formula="of:=[$'sbpl-sub-t300'.AE58]" office:value-type="float" office:value="3" calcext:value-type="float">
            <text:p>3</text:p>
          </table:table-cell>
          <table:table-cell table:formula="of:=MIN([.L59:.O59])" office:value-type="float" office:value="3" calcext:value-type="float">
            <text:p>3</text:p>
          </table:table-cell>
          <table:table-cell table:formula="of:=ABS([.L59]-CEILING([.$C59]))" office:value-type="float" office:value="19" calcext:value-type="float">
            <text:p>19</text:p>
          </table:table-cell>
          <table:table-cell table:formula="of:=IFERROR(ABS([.M59]-CEILING([.$C59]));&quot;-&quot;)" office:value-type="float" office:value="17" calcext:value-type="float">
            <text:p>17</text:p>
          </table:table-cell>
          <table:table-cell table:formula="of:=ABS([.N59]-CEILING([.$C59]))" office:value-type="float" office:value="16" calcext:value-type="float">
            <text:p>16</text:p>
          </table:table-cell>
          <table:table-cell table:formula="of:=ABS([.O59]-CEILING([.$C59]))" office:value-type="float" office:value="16" calcext:value-type="float">
            <text:p>16</text:p>
          </table:table-cell>
          <table:table-cell table:formula="of:=IFERROR(ABS(([.L59]-CEILING([.$C59]))/CEILING([.$C59]));&quot;*&quot;)" office:value-type="float" office:value="1.46153846153846" calcext:value-type="float">
            <text:p>1,46153846153846</text:p>
          </table:table-cell>
          <table:table-cell table:formula="of:=IFERROR(ABS(([.M59]-CEILING([.$C59]))/CEILING([.$C59]));&quot;*&quot;)" office:value-type="float" office:value="1.30769230769231" calcext:value-type="float">
            <text:p>1,30769230769231</text:p>
          </table:table-cell>
          <table:table-cell table:formula="of:=IFERROR(ABS(([.N59]-CEILING([.$C59]))/CEILING([.$C59]));&quot;*&quot;)" office:value-type="float" office:value="1.23076923076923" calcext:value-type="float">
            <text:p>1,23076923076923</text:p>
          </table:table-cell>
          <table:table-cell table:formula="of:=IFERROR(ABS(([.O59]-CEILING([.$C59]))/CEILING([.$C59]));&quot;*&quot;)" office:value-type="float" office:value="1.23076923076923" calcext:value-type="float">
            <text:p>1,23076923076923</text:p>
          </table:table-cell>
          <table:table-cell table:formula="of:=IF([.L59]=[.$P59];1;&quot;&quot;)">
            <text:p/>
          </table:table-cell>
          <table:table-cell table:formula="of:=IF([.M59]=[.$P59];1;&quot;&quot;)">
            <text:p/>
          </table:table-cell>
          <table:table-cell table:style-name="ce28" table:formula="of:=IF([.N59]=[.$P59];1;&quot;&quot;)" office:value-type="float" office:value="1" calcext:value-type="float">
            <text:p>1</text:p>
          </table:table-cell>
          <table:table-cell table:style-name="ce28" table:formula="of:=IF([.O59]=[.$P59];1;&quot;&quot;)" office:value-type="float" office:value="1" calcext:value-type="float">
            <text:p>1</text:p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100-24-1&amp;60,64&amp;-13&amp;-6&amp;4&amp;6&amp;4&amp;\h{3}&amp;\h{3}\\\hline" calcext:value-type="string">
            <text:p>r4-100-24-1&amp;60,64&amp;-13&amp;-6&amp;4&amp;6&amp;4&amp;\h{3}&amp;\h{3}\\\hline</text:p>
          </table:table-cell>
          <table:table-cell table:number-columns-repeated="10"/>
        </table:table-row>
        <table:table-row table:style-name="ro2">
          <table:table-cell table:formula="of:=[$'ra-sub'.AA59]" office:value-type="string" office:string-value="r4-100-24-2" calcext:value-type="string">
            <text:p>r4-100-24-2</text:p>
          </table:table-cell>
          <table:table-cell table:formula="of:=ROUND([$'ra-sub'.AB59];2)" office:value-type="float" office:value="62.93" calcext:value-type="float">
            <text:p>62,93</text:p>
          </table:table-cell>
          <table:table-cell table:style-name="ce12" table:formula="of:=ROUND([$'ra-sub'.AC59];1)" office:value-type="float" office:value="-13" calcext:value-type="float">
            <text:p>-13,0</text:p>
          </table:table-cell>
          <table:table-cell table:style-name="ce12" table:formula="of:=IF([$'ra-sub'.S59]=5;&quot;*&quot;;[$'ra-sub'.I59])" office:value-type="float" office:value="3.680028" calcext:value-type="float">
            <text:p>3,7</text:p>
          </table:table-cell>
          <table:table-cell table:style-name="ce12" table:formula="of:=IF([$'ra-sub'.S59]=11;1;&quot;&quot;)">
            <text:p/>
          </table:table-cell>
          <table:table-cell table:style-name="ce12" table:formula="of:=IFERROR(IF([.I60]=0;ABS(CEILING([.C60]));ABS(([.I60]-CEILING([.C60]))/[.I60]));&quot;*&quot;)" office:value-type="float" office:value="5.33333333333333" calcext:value-type="float">
            <text:p>5,3</text:p>
          </table:table-cell>
          <table:table-cell table:style-name="ce12" table:formula="of:=IFERROR([.I60]-CEILING([.C60]);&quot;*&quot;)" office:value-type="float" office:value="16" calcext:value-type="float">
            <text:p>16,0</text:p>
          </table:table-cell>
          <table:table-cell table:formula="of:=ROUND([$'exact-sub'.J59];1)" office:value-type="float" office:value="-4.7" calcext:value-type="float">
            <text:p>-4,7</text:p>
          </table:table-cell>
          <table:table-cell table:formula="of:=[$'exact-sub'.K59]" office:value-type="float" office:value="3" calcext:value-type="float">
            <text:p>3</text:p>
          </table:table-cell>
          <table:table-cell table:formula="of:=[$'exact-sub'.L59]" office:value-type="float" office:value="1E+020" calcext:value-type="float">
            <text:p>1E+020</text:p>
          </table:table-cell>
          <table:table-cell table:formula="of:=[$'exact-sub'.I59]" office:value-type="float" office:value="1821.467134" calcext:value-type="float">
            <text:p>1821,467134</text:p>
          </table:table-cell>
          <table:table-cell table:style-name="ce21" table:formula="of:=[$'ra-sub'.AE59]" office:value-type="float" office:value="5" calcext:value-type="float">
            <text:p>5</text:p>
          </table:table-cell>
          <table:table-cell table:style-name="ce21" table:formula="of:=[$'bcpa-sub-t600'.AE59]" office:value-type="float" office:value="3" calcext:value-type="float">
            <text:p>3</text:p>
          </table:table-cell>
          <table:table-cell table:style-name="ce21" table:formula="of:=[$'blpl-sub-t300'.AE59]" office:value-type="float" office:value="3" calcext:value-type="float">
            <text:p>3</text:p>
          </table:table-cell>
          <table:table-cell table:style-name="ce21" table:formula="of:=[$'sbpl-sub-t300'.AE59]" office:value-type="float" office:value="3" calcext:value-type="float">
            <text:p>3</text:p>
          </table:table-cell>
          <table:table-cell table:formula="of:=MIN([.L60:.O60])" office:value-type="float" office:value="3" calcext:value-type="float">
            <text:p>3</text:p>
          </table:table-cell>
          <table:table-cell table:formula="of:=ABS([.L60]-CEILING([.$C60]))" office:value-type="float" office:value="18" calcext:value-type="float">
            <text:p>18</text:p>
          </table:table-cell>
          <table:table-cell table:formula="of:=IFERROR(ABS([.M60]-CEILING([.$C60]));&quot;-&quot;)" office:value-type="float" office:value="16" calcext:value-type="float">
            <text:p>16</text:p>
          </table:table-cell>
          <table:table-cell table:formula="of:=ABS([.N60]-CEILING([.$C60]))" office:value-type="float" office:value="16" calcext:value-type="float">
            <text:p>16</text:p>
          </table:table-cell>
          <table:table-cell table:formula="of:=ABS([.O60]-CEILING([.$C60]))" office:value-type="float" office:value="16" calcext:value-type="float">
            <text:p>16</text:p>
          </table:table-cell>
          <table:table-cell table:formula="of:=IFERROR(ABS(([.L60]-CEILING([.$C60]))/CEILING([.$C60]));&quot;*&quot;)" office:value-type="float" office:value="1.38461538461538" calcext:value-type="float">
            <text:p>1,38461538461538</text:p>
          </table:table-cell>
          <table:table-cell table:formula="of:=IFERROR(ABS(([.M60]-CEILING([.$C60]))/CEILING([.$C60]));&quot;*&quot;)" office:value-type="float" office:value="1.23076923076923" calcext:value-type="float">
            <text:p>1,23076923076923</text:p>
          </table:table-cell>
          <table:table-cell table:formula="of:=IFERROR(ABS(([.N60]-CEILING([.$C60]))/CEILING([.$C60]));&quot;*&quot;)" office:value-type="float" office:value="1.23076923076923" calcext:value-type="float">
            <text:p>1,23076923076923</text:p>
          </table:table-cell>
          <table:table-cell table:formula="of:=IFERROR(ABS(([.O60]-CEILING([.$C60]))/CEILING([.$C60]));&quot;*&quot;)" office:value-type="float" office:value="1.23076923076923" calcext:value-type="float">
            <text:p>1,23076923076923</text:p>
          </table:table-cell>
          <table:table-cell table:formula="of:=IF([.L60]=[.$P60];1;&quot;&quot;)">
            <text:p/>
          </table:table-cell>
          <table:table-cell table:style-name="ce28" table:formula="of:=IF([.M60]=[.$P60];1;&quot;&quot;)" office:value-type="float" office:value="1" calcext:value-type="float">
            <text:p>1</text:p>
          </table:table-cell>
          <table:table-cell table:formula="of:=IF([.N60]=[.$P60];1;&quot;&quot;)" office:value-type="float" office:value="1" calcext:value-type="float">
            <text:p>1</text:p>
          </table:table-cell>
          <table:table-cell table:style-name="ce28" table:formula="of:=IF([.O60]=[.$P60];1;&quot;&quot;)" office:value-type="float" office:value="1" calcext:value-type="float">
            <text:p>1</text:p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100-24-2&amp;62,93&amp;-13&amp;-4,7&amp;3&amp;5&amp;\h{3}&amp;\h{3}&amp;\h{3}\\\hline" calcext:value-type="string">
            <text:p>r4-100-24-2&amp;62,93&amp;-13&amp;-4,7&amp;3&amp;5&amp;\h{3}&amp;\h{3}&amp;\h{3}\\\hline</text:p>
          </table:table-cell>
          <table:table-cell table:number-columns-repeated="10"/>
        </table:table-row>
        <table:table-row table:style-name="ro2">
          <table:table-cell table:formula="of:=[$'ra-sub'.AA60]" office:value-type="string" office:string-value="r4-100-4-1" calcext:value-type="string">
            <text:p>r4-100-4-1</text:p>
          </table:table-cell>
          <table:table-cell table:formula="of:=ROUND([$'ra-sub'.AB60];2)" office:value-type="float" office:value="100" calcext:value-type="float">
            <text:p>100</text:p>
          </table:table-cell>
          <table:table-cell table:style-name="ce12" table:formula="of:=ROUND([$'ra-sub'.AC60];1)" office:value-type="float" office:value="-1.5" calcext:value-type="float">
            <text:p>-1,5</text:p>
          </table:table-cell>
          <table:table-cell table:style-name="ce12" table:formula="of:=IF([$'ra-sub'.S60]=5;&quot;*&quot;;[$'ra-sub'.I60])" office:value-type="float" office:value="0.06393" calcext:value-type="float">
            <text:p>0,1</text:p>
          </table:table-cell>
          <table:table-cell table:style-name="ce12" table:formula="of:=IF([$'ra-sub'.S60]=11;1;&quot;&quot;)">
            <text:p/>
          </table:table-cell>
          <table:table-cell table:style-name="ce12" table:formula="of:=IFERROR(IF([.I61]=0;ABS(CEILING([.C61]));ABS(([.I61]-CEILING([.C61]))/[.I61]));&quot;*&quot;)" office:value-type="float" office:value="1.5" calcext:value-type="float">
            <text:p>1,5</text:p>
          </table:table-cell>
          <table:table-cell table:style-name="ce12" table:formula="of:=IFERROR([.I61]-CEILING([.C61]);&quot;*&quot;)" office:value-type="float" office:value="3" calcext:value-type="float">
            <text:p>3,0</text:p>
          </table:table-cell>
          <table:table-cell table:formula="of:=ROUND([$'exact-sub'.J60];1)" office:value-type="float" office:value="2" calcext:value-type="float">
            <text:p>2</text:p>
          </table:table-cell>
          <table:table-cell table:formula="of:=[$'exact-sub'.K60]" office:value-type="float" office:value="2" calcext:value-type="float">
            <text:p>2</text:p>
          </table:table-cell>
          <table:table-cell table:formula="of:=[$'exact-sub'.L60]" office:value-type="float" office:value="0" calcext:value-type="float">
            <text:p>0</text:p>
          </table:table-cell>
          <table:table-cell table:formula="of:=[$'exact-sub'.I60]" office:value-type="float" office:value="0.818797" calcext:value-type="float">
            <text:p>0,818797</text:p>
          </table:table-cell>
          <table:table-cell table:style-name="ce21" table:formula="of:=[$'ra-sub'.AE60]" office:value-type="float" office:value="3" calcext:value-type="float">
            <text:p>3</text:p>
          </table:table-cell>
          <table:table-cell table:style-name="ce21" table:formula="of:=[$'bcpa-sub-t600'.AE60]" office:value-type="float" office:value="2" calcext:value-type="float">
            <text:p>2</text:p>
          </table:table-cell>
          <table:table-cell table:style-name="ce21" table:formula="of:=[$'blpl-sub-t300'.AE60]" office:value-type="float" office:value="3" calcext:value-type="float">
            <text:p>3</text:p>
          </table:table-cell>
          <table:table-cell table:style-name="ce21" table:formula="of:=[$'sbpl-sub-t300'.AE60]" office:value-type="float" office:value="2" calcext:value-type="float">
            <text:p>2</text:p>
          </table:table-cell>
          <table:table-cell table:formula="of:=MIN([.L61:.O61])" office:value-type="float" office:value="2" calcext:value-type="float">
            <text:p>2</text:p>
          </table:table-cell>
          <table:table-cell table:formula="of:=ABS([.L61]-CEILING([.$C61]))" office:value-type="float" office:value="4" calcext:value-type="float">
            <text:p>4</text:p>
          </table:table-cell>
          <table:table-cell table:formula="of:=IFERROR(ABS([.M61]-CEILING([.$C61]));&quot;-&quot;)" office:value-type="float" office:value="3" calcext:value-type="float">
            <text:p>3</text:p>
          </table:table-cell>
          <table:table-cell table:formula="of:=ABS([.N61]-CEILING([.$C61]))" office:value-type="float" office:value="4" calcext:value-type="float">
            <text:p>4</text:p>
          </table:table-cell>
          <table:table-cell table:formula="of:=ABS([.O61]-CEILING([.$C61]))" office:value-type="float" office:value="3" calcext:value-type="float">
            <text:p>3</text:p>
          </table:table-cell>
          <table:table-cell table:formula="of:=IFERROR(ABS(([.L61]-CEILING([.$C61]))/CEILING([.$C61]));&quot;*&quot;)" office:value-type="float" office:value="4" calcext:value-type="float">
            <text:p>4</text:p>
          </table:table-cell>
          <table:table-cell table:formula="of:=IFERROR(ABS(([.M61]-CEILING([.$C61]))/CEILING([.$C61]));&quot;*&quot;)" office:value-type="float" office:value="3" calcext:value-type="float">
            <text:p>3</text:p>
          </table:table-cell>
          <table:table-cell table:formula="of:=IFERROR(ABS(([.N61]-CEILING([.$C61]))/CEILING([.$C61]));&quot;*&quot;)" office:value-type="float" office:value="4" calcext:value-type="float">
            <text:p>4</text:p>
          </table:table-cell>
          <table:table-cell table:formula="of:=IFERROR(ABS(([.O61]-CEILING([.$C61]))/CEILING([.$C61]));&quot;*&quot;)" office:value-type="float" office:value="3" calcext:value-type="float">
            <text:p>3</text:p>
          </table:table-cell>
          <table:table-cell table:formula="of:=IF([.L61]=[.$P61];1;&quot;&quot;)">
            <text:p/>
          </table:table-cell>
          <table:table-cell table:style-name="ce28" table:formula="of:=IF([.M61]=[.$P61];1;&quot;&quot;)" office:value-type="float" office:value="1" calcext:value-type="float">
            <text:p>1</text:p>
          </table:table-cell>
          <table:table-cell table:formula="of:=IF([.N61]=[.$P61];1;&quot;&quot;)">
            <text:p/>
          </table:table-cell>
          <table:table-cell table:style-name="ce28" table:formula="of:=IF([.O61]=[.$P61];1;&quot;&quot;)" office:value-type="float" office:value="1" calcext:value-type="float">
            <text:p>1</text:p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100-4-1&amp;100&amp;-1,5&amp;2&amp;\uu{2}&amp;3&amp;\h{2}&amp;3&amp;\h{2}\\\hline" calcext:value-type="string">
            <text:p>r4-100-4-1&amp;100&amp;-1,5&amp;2&amp;\uu{2}&amp;3&amp;\h{2}&amp;3&amp;\h{2}\\\hline</text:p>
          </table:table-cell>
          <table:table-cell table:number-columns-repeated="10"/>
        </table:table-row>
        <table:table-row table:style-name="ro2">
          <table:table-cell table:formula="of:=[$'ra-sub'.AA61]" office:value-type="string" office:string-value="r4-100-4-2" calcext:value-type="string">
            <text:p>r4-100-4-2</text:p>
          </table:table-cell>
          <table:table-cell table:formula="of:=ROUND([$'ra-sub'.AB61];2)" office:value-type="float" office:value="100" calcext:value-type="float">
            <text:p>100</text:p>
          </table:table-cell>
          <table:table-cell table:style-name="ce12" table:formula="of:=ROUND([$'ra-sub'.AC61];1)" office:value-type="float" office:value="-1.5" calcext:value-type="float">
            <text:p>-1,5</text:p>
          </table:table-cell>
          <table:table-cell table:style-name="ce12" table:formula="of:=IF([$'ra-sub'.S61]=5;&quot;*&quot;;[$'ra-sub'.I61])" office:value-type="float" office:value="0.061819" calcext:value-type="float">
            <text:p>0,1</text:p>
          </table:table-cell>
          <table:table-cell table:style-name="ce12" table:formula="of:=IF([$'ra-sub'.S61]=11;1;&quot;&quot;)">
            <text:p/>
          </table:table-cell>
          <table:table-cell table:style-name="ce12" table:formula="of:=IFERROR(IF([.I62]=0;ABS(CEILING([.C62]));ABS(([.I62]-CEILING([.C62]))/[.I62]));&quot;*&quot;)" office:value-type="float" office:value="1.5" calcext:value-type="float">
            <text:p>1,5</text:p>
          </table:table-cell>
          <table:table-cell table:style-name="ce12" table:formula="of:=IFERROR([.I62]-CEILING([.C62]);&quot;*&quot;)" office:value-type="float" office:value="3" calcext:value-type="float">
            <text:p>3,0</text:p>
          </table:table-cell>
          <table:table-cell table:formula="of:=ROUND([$'exact-sub'.J61];1)" office:value-type="float" office:value="2" calcext:value-type="float">
            <text:p>2</text:p>
          </table:table-cell>
          <table:table-cell table:formula="of:=[$'exact-sub'.K61]" office:value-type="float" office:value="2" calcext:value-type="float">
            <text:p>2</text:p>
          </table:table-cell>
          <table:table-cell table:formula="of:=[$'exact-sub'.L61]" office:value-type="float" office:value="0" calcext:value-type="float">
            <text:p>0</text:p>
          </table:table-cell>
          <table:table-cell table:formula="of:=[$'exact-sub'.I61]" office:value-type="float" office:value="0.640691" calcext:value-type="float">
            <text:p>0,640691</text:p>
          </table:table-cell>
          <table:table-cell table:style-name="ce21" table:formula="of:=[$'ra-sub'.AE61]" office:value-type="float" office:value="2" calcext:value-type="float">
            <text:p>2</text:p>
          </table:table-cell>
          <table:table-cell table:style-name="ce21" table:formula="of:=[$'bcpa-sub-t600'.AE61]" office:value-type="float" office:value="2" calcext:value-type="float">
            <text:p>2</text:p>
          </table:table-cell>
          <table:table-cell table:style-name="ce21" table:formula="of:=[$'blpl-sub-t300'.AE61]" office:value-type="float" office:value="2" calcext:value-type="float">
            <text:p>2</text:p>
          </table:table-cell>
          <table:table-cell table:style-name="ce21" table:formula="of:=[$'sbpl-sub-t300'.AE61]" office:value-type="float" office:value="2" calcext:value-type="float">
            <text:p>2</text:p>
          </table:table-cell>
          <table:table-cell table:formula="of:=MIN([.L62:.O62])" office:value-type="float" office:value="2" calcext:value-type="float">
            <text:p>2</text:p>
          </table:table-cell>
          <table:table-cell table:formula="of:=ABS([.L62]-CEILING([.$C62]))" office:value-type="float" office:value="3" calcext:value-type="float">
            <text:p>3</text:p>
          </table:table-cell>
          <table:table-cell table:formula="of:=IFERROR(ABS([.M62]-CEILING([.$C62]));&quot;-&quot;)" office:value-type="float" office:value="3" calcext:value-type="float">
            <text:p>3</text:p>
          </table:table-cell>
          <table:table-cell table:formula="of:=ABS([.N62]-CEILING([.$C62]))" office:value-type="float" office:value="3" calcext:value-type="float">
            <text:p>3</text:p>
          </table:table-cell>
          <table:table-cell table:formula="of:=ABS([.O62]-CEILING([.$C62]))" office:value-type="float" office:value="3" calcext:value-type="float">
            <text:p>3</text:p>
          </table:table-cell>
          <table:table-cell table:formula="of:=IFERROR(ABS(([.L62]-CEILING([.$C62]))/CEILING([.$C62]));&quot;*&quot;)" office:value-type="float" office:value="3" calcext:value-type="float">
            <text:p>3</text:p>
          </table:table-cell>
          <table:table-cell table:formula="of:=IFERROR(ABS(([.M62]-CEILING([.$C62]))/CEILING([.$C62]));&quot;*&quot;)" office:value-type="float" office:value="3" calcext:value-type="float">
            <text:p>3</text:p>
          </table:table-cell>
          <table:table-cell table:formula="of:=IFERROR(ABS(([.N62]-CEILING([.$C62]))/CEILING([.$C62]));&quot;*&quot;)" office:value-type="float" office:value="3" calcext:value-type="float">
            <text:p>3</text:p>
          </table:table-cell>
          <table:table-cell table:formula="of:=IFERROR(ABS(([.O62]-CEILING([.$C62]))/CEILING([.$C62]));&quot;*&quot;)" office:value-type="float" office:value="3" calcext:value-type="float">
            <text:p>3</text:p>
          </table:table-cell>
          <table:table-cell table:style-name="ce28" table:formula="of:=IF([.L62]=[.$P62];1;&quot;&quot;)" office:value-type="float" office:value="1" calcext:value-type="float">
            <text:p>1</text:p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style-name="ce28" table:formula="of:=IF([.N62]=[.$P62];1;&quot;&quot;)" office:value-type="float" office:value="1" calcext:value-type="float">
            <text:p>1</text:p>
          </table:table-cell>
          <table:table-cell table:style-name="ce28" table:formula="of:=IF([.O62]=[.$P62];1;&quot;&quot;)" office:value-type="float" office:value="1" calcext:value-type="float">
            <text:p>1</text:p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100-4-2&amp;100&amp;-1,5&amp;2&amp;\uu{2}&amp;\h{2}&amp;\h{2}&amp;\h{2}&amp;\h{2}\\\hline" calcext:value-type="string">
            <text:p>r4-100-4-2&amp;100&amp;-1,5&amp;2&amp;\uu{2}&amp;\h{2}&amp;\h{2}&amp;\h{2}&amp;\h{2}\\\hline</text:p>
          </table:table-cell>
          <table:table-cell table:number-columns-repeated="10"/>
        </table:table-row>
        <table:table-row table:style-name="ro2">
          <table:table-cell table:formula="of:=[$'ra-sub'.AA62]" office:value-type="string" office:string-value="r4-150-10-1" calcext:value-type="string">
            <text:p>r4-150-10-1</text:p>
          </table:table-cell>
          <table:table-cell table:formula="of:=ROUND([$'ra-sub'.AB62];2)" office:value-type="float" office:value="99.84" calcext:value-type="float">
            <text:p>99,84</text:p>
          </table:table-cell>
          <table:table-cell table:style-name="ce12" table:formula="of:=ROUND([$'ra-sub'.AC62];1)" office:value-type="float" office:value="-4.7" calcext:value-type="float">
            <text:p>-4,7</text:p>
          </table:table-cell>
          <table:table-cell table:style-name="ce12" table:formula="of:=IF([$'ra-sub'.S62]=5;&quot;*&quot;;[$'ra-sub'.I62])" office:value-type="float" office:value="0.289643" calcext:value-type="float">
            <text:p>0,3</text:p>
          </table:table-cell>
          <table:table-cell table:style-name="ce12" table:formula="of:=IF([$'ra-sub'.S62]=11;1;&quot;&quot;)">
            <text:p/>
          </table:table-cell>
          <table:table-cell table:style-name="ce12" table:formula="of:=IFERROR(IF([.I63]=0;ABS(CEILING([.C63]));ABS(([.I63]-CEILING([.C63]))/[.I63]));&quot;*&quot;)" office:value-type="float" office:value="3" calcext:value-type="float">
            <text:p>3,0</text:p>
          </table:table-cell>
          <table:table-cell table:style-name="ce12" table:formula="of:=IFERROR([.I63]-CEILING([.C63]);&quot;*&quot;)" office:value-type="float" office:value="6" calcext:value-type="float">
            <text:p>6,0</text:p>
          </table:table-cell>
          <table:table-cell table:formula="of:=ROUND([$'exact-sub'.J62];1)" office:value-type="float" office:value="2" calcext:value-type="float">
            <text:p>2</text:p>
          </table:table-cell>
          <table:table-cell table:formula="of:=[$'exact-sub'.K62]" office:value-type="float" office:value="2" calcext:value-type="float">
            <text:p>2</text:p>
          </table:table-cell>
          <table:table-cell table:formula="of:=[$'exact-sub'.L62]" office:value-type="float" office:value="0" calcext:value-type="float">
            <text:p>0</text:p>
          </table:table-cell>
          <table:table-cell table:formula="of:=[$'exact-sub'.I62]" office:value-type="float" office:value="71.953186" calcext:value-type="float">
            <text:p>71,953186</text:p>
          </table:table-cell>
          <table:table-cell table:style-name="ce21" table:formula="of:=[$'ra-sub'.AE62]" office:value-type="float" office:value="5" calcext:value-type="float">
            <text:p>5</text:p>
          </table:table-cell>
          <table:table-cell table:style-name="ce21" table:formula="of:=[$'bcpa-sub-t600'.AE62]" office:value-type="float" office:value="3" calcext:value-type="float">
            <text:p>3</text:p>
          </table:table-cell>
          <table:table-cell table:style-name="ce21" table:formula="of:=[$'blpl-sub-t300'.AE62]" office:value-type="float" office:value="3" calcext:value-type="float">
            <text:p>3</text:p>
          </table:table-cell>
          <table:table-cell table:style-name="ce21" table:formula="of:=[$'sbpl-sub-t300'.AE62]" office:value-type="float" office:value="2" calcext:value-type="float">
            <text:p>2</text:p>
          </table:table-cell>
          <table:table-cell table:formula="of:=MIN([.L63:.O63])" office:value-type="float" office:value="2" calcext:value-type="float">
            <text:p>2</text:p>
          </table:table-cell>
          <table:table-cell table:formula="of:=ABS([.L63]-CEILING([.$C63]))" office:value-type="float" office:value="9" calcext:value-type="float">
            <text:p>9</text:p>
          </table:table-cell>
          <table:table-cell table:formula="of:=IFERROR(ABS([.M63]-CEILING([.$C63]));&quot;-&quot;)" office:value-type="float" office:value="7" calcext:value-type="float">
            <text:p>7</text:p>
          </table:table-cell>
          <table:table-cell table:formula="of:=ABS([.N63]-CEILING([.$C63]))" office:value-type="float" office:value="7" calcext:value-type="float">
            <text:p>7</text:p>
          </table:table-cell>
          <table:table-cell table:formula="of:=ABS([.O63]-CEILING([.$C63]))" office:value-type="float" office:value="6" calcext:value-type="float">
            <text:p>6</text:p>
          </table:table-cell>
          <table:table-cell table:formula="of:=IFERROR(ABS(([.L63]-CEILING([.$C63]))/CEILING([.$C63]));&quot;*&quot;)" office:value-type="float" office:value="2.25" calcext:value-type="float">
            <text:p>2,25</text:p>
          </table:table-cell>
          <table:table-cell table:formula="of:=IFERROR(ABS(([.M63]-CEILING([.$C63]))/CEILING([.$C63]));&quot;*&quot;)" office:value-type="float" office:value="1.75" calcext:value-type="float">
            <text:p>1,75</text:p>
          </table:table-cell>
          <table:table-cell table:formula="of:=IFERROR(ABS(([.N63]-CEILING([.$C63]))/CEILING([.$C63]));&quot;*&quot;)" office:value-type="float" office:value="1.75" calcext:value-type="float">
            <text:p>1,75</text:p>
          </table:table-cell>
          <table:table-cell table:formula="of:=IFERROR(ABS(([.O63]-CEILING([.$C63]))/CEILING([.$C63]));&quot;*&quot;)" office:value-type="float" office:value="1.5" calcext:value-type="float">
            <text:p>1,5</text:p>
          </table:table-cell>
          <table:table-cell table:style-name="ce28" table:formula="of:=IF([.L63]=[.$P63];1;&quot;&quot;)">
            <text:p/>
          </table:table-cell>
          <table:table-cell table:formula="of:=IF([.M63]=[.$P63];1;&quot;&quot;)">
            <text:p/>
          </table:table-cell>
          <table:table-cell table:style-name="ce28" table:formula="of:=IF([.N63]=[.$P63];1;&quot;&quot;)">
            <text:p/>
          </table:table-cell>
          <table:table-cell table:style-name="ce28" table:formula="of:=IF([.O63]=[.$P63];1;&quot;&quot;)" office:value-type="float" office:value="1" calcext:value-type="float">
            <text:p>1</text:p>
          </table:table-cell>
          <table:table-cell table:number-columns-repeated="8"/>
          <table:table-cell table:formula="of:=CONCATENATE([.A63];&quot;&amp;&quot;;[.B63];&quot;&amp;&quot;;IF([.E63]=1;CONCATENATE(&quot;\h{&quot;;[.C63];&quot;}&quot;);[.C63]);&quot;&amp;&quot;;[.H63];&quot;&amp;&quot;;IF([.J63]=0;CONCATENATE(&quot;\uu{&quot;;[.I63];&quot;}&quot;);[.I63]);&quot;&amp;&quot;;IF([.L63]=[.P63];CONCATENATE(&quot;\h{&quot;;[.L63];&quot;}&quot;);[.L63]);&quot;&amp;&quot;;IF([.M63]=[.P63];CONCATENATE(&quot;\h{&quot;;[.M63];&quot;}&quot;);[.M63]);&quot;&amp;&quot;;IF([.N63]=[.P63];CONCATENATE(&quot;\h{&quot;;[.N63];&quot;}&quot;);[.N63]);&quot;&amp;&quot;;IF([.O63]=[.P63];CONCATENATE(&quot;\h{&quot;;[.O63];&quot;}&quot;);[.O63]);&quot;\\\hline&quot;)" office:value-type="string" office:string-value="r4-150-10-1&amp;99,84&amp;-4,7&amp;2&amp;\uu{2}&amp;5&amp;3&amp;3&amp;\h{2}\\\hline" calcext:value-type="string">
            <text:p>r4-150-10-1&amp;99,84&amp;-4,7&amp;2&amp;\uu{2}&amp;5&amp;3&amp;3&amp;\h{2}\\\hline</text:p>
          </table:table-cell>
          <table:table-cell table:number-columns-repeated="10"/>
        </table:table-row>
        <table:table-row table:style-name="ro2">
          <table:table-cell table:formula="of:=[$'ra-sub'.AA63]" office:value-type="string" office:string-value="r4-150-10-2" calcext:value-type="string">
            <text:p>r4-150-10-2</text:p>
          </table:table-cell>
          <table:table-cell table:formula="of:=ROUND([$'ra-sub'.AB63];2)" office:value-type="float" office:value="99.84" calcext:value-type="float">
            <text:p>99,84</text:p>
          </table:table-cell>
          <table:table-cell table:style-name="ce12" table:formula="of:=ROUND([$'ra-sub'.AC63];1)" office:value-type="float" office:value="-4.7" calcext:value-type="float">
            <text:p>-4,7</text:p>
          </table:table-cell>
          <table:table-cell table:style-name="ce12" table:formula="of:=IF([$'ra-sub'.S63]=5;&quot;*&quot;;[$'ra-sub'.I63])" office:value-type="float" office:value="0.275444" calcext:value-type="float">
            <text:p>0,3</text:p>
          </table:table-cell>
          <table:table-cell table:style-name="ce12" table:formula="of:=IF([$'ra-sub'.S63]=11;1;&quot;&quot;)">
            <text:p/>
          </table:table-cell>
          <table:table-cell table:style-name="ce12" table:formula="of:=IFERROR(IF([.I64]=0;ABS(CEILING([.C64]));ABS(([.I64]-CEILING([.C64]))/[.I64]));&quot;*&quot;)" office:value-type="float" office:value="3" calcext:value-type="float">
            <text:p>3,0</text:p>
          </table:table-cell>
          <table:table-cell table:style-name="ce12" table:formula="of:=IFERROR([.I64]-CEILING([.C64]);&quot;*&quot;)" office:value-type="float" office:value="6" calcext:value-type="float">
            <text:p>6,0</text:p>
          </table:table-cell>
          <table:table-cell table:formula="of:=ROUND([$'exact-sub'.J63];1)" office:value-type="float" office:value="2" calcext:value-type="float">
            <text:p>2</text:p>
          </table:table-cell>
          <table:table-cell table:formula="of:=[$'exact-sub'.K63]" office:value-type="float" office:value="2" calcext:value-type="float">
            <text:p>2</text:p>
          </table:table-cell>
          <table:table-cell table:formula="of:=[$'exact-sub'.L63]" office:value-type="float" office:value="0" calcext:value-type="float">
            <text:p>0</text:p>
          </table:table-cell>
          <table:table-cell table:formula="of:=[$'exact-sub'.I63]" office:value-type="float" office:value="108.922168" calcext:value-type="float">
            <text:p>108,922168</text:p>
          </table:table-cell>
          <table:table-cell table:style-name="ce21" table:formula="of:=[$'ra-sub'.AE63]" office:value-type="float" office:value="5" calcext:value-type="float">
            <text:p>5</text:p>
          </table:table-cell>
          <table:table-cell table:style-name="ce21" table:formula="of:=[$'bcpa-sub-t600'.AE63]" office:value-type="float" office:value="2" calcext:value-type="float">
            <text:p>2</text:p>
          </table:table-cell>
          <table:table-cell table:style-name="ce21" table:formula="of:=[$'blpl-sub-t300'.AE63]" office:value-type="float" office:value="3" calcext:value-type="float">
            <text:p>3</text:p>
          </table:table-cell>
          <table:table-cell table:style-name="ce21" table:formula="of:=[$'sbpl-sub-t300'.AE63]" office:value-type="float" office:value="3" calcext:value-type="float">
            <text:p>3</text:p>
          </table:table-cell>
          <table:table-cell table:formula="of:=MIN([.L64:.O64])" office:value-type="float" office:value="2" calcext:value-type="float">
            <text:p>2</text:p>
          </table:table-cell>
          <table:table-cell table:formula="of:=ABS([.L64]-CEILING([.$C64]))" office:value-type="float" office:value="9" calcext:value-type="float">
            <text:p>9</text:p>
          </table:table-cell>
          <table:table-cell table:formula="of:=IFERROR(ABS([.M64]-CEILING([.$C64]));&quot;-&quot;)" office:value-type="float" office:value="6" calcext:value-type="float">
            <text:p>6</text:p>
          </table:table-cell>
          <table:table-cell table:formula="of:=ABS([.N64]-CEILING([.$C64]))" office:value-type="float" office:value="7" calcext:value-type="float">
            <text:p>7</text:p>
          </table:table-cell>
          <table:table-cell table:formula="of:=ABS([.O64]-CEILING([.$C64]))" office:value-type="float" office:value="7" calcext:value-type="float">
            <text:p>7</text:p>
          </table:table-cell>
          <table:table-cell table:formula="of:=IFERROR(ABS(([.L64]-CEILING([.$C64]))/CEILING([.$C64]));&quot;*&quot;)" office:value-type="float" office:value="2.25" calcext:value-type="float">
            <text:p>2,25</text:p>
          </table:table-cell>
          <table:table-cell table:formula="of:=IFERROR(ABS(([.M64]-CEILING([.$C64]))/CEILING([.$C64]));&quot;*&quot;)" office:value-type="float" office:value="1.5" calcext:value-type="float">
            <text:p>1,5</text:p>
          </table:table-cell>
          <table:table-cell table:formula="of:=IFERROR(ABS(([.N64]-CEILING([.$C64]))/CEILING([.$C64]));&quot;*&quot;)" office:value-type="float" office:value="1.75" calcext:value-type="float">
            <text:p>1,75</text:p>
          </table:table-cell>
          <table:table-cell table:formula="of:=IFERROR(ABS(([.O64]-CEILING([.$C64]))/CEILING([.$C64]));&quot;*&quot;)" office:value-type="float" office:value="1.75" calcext:value-type="float">
            <text:p>1,75</text:p>
          </table:table-cell>
          <table:table-cell table:style-name="ce28" table:formula="of:=IF([.L64]=[.$P64];1;&quot;&quot;)">
            <text:p/>
          </table:table-cell>
          <table:table-cell table:formula="of:=IF([.M64]=[.$P64];1;&quot;&quot;)" office:value-type="float" office:value="1" calcext:value-type="float">
            <text:p>1</text:p>
          </table:table-cell>
          <table:table-cell table:style-name="ce28" table:formula="of:=IF([.N64]=[.$P64];1;&quot;&quot;)">
            <text:p/>
          </table:table-cell>
          <table:table-cell table:style-name="ce28" table:formula="of:=IF([.O64]=[.$P64];1;&quot;&quot;)">
            <text:p/>
          </table:table-cell>
          <table:table-cell table:number-columns-repeated="8"/>
          <table:table-cell table:formula="of:=CONCATENATE([.A64];&quot;&amp;&quot;;[.B64];&quot;&amp;&quot;;IF([.E64]=1;CONCATENATE(&quot;\h{&quot;;[.C64];&quot;}&quot;);[.C64]);&quot;&amp;&quot;;[.H64];&quot;&amp;&quot;;IF([.J64]=0;CONCATENATE(&quot;\uu{&quot;;[.I64];&quot;}&quot;);[.I64]);&quot;&amp;&quot;;IF([.L64]=[.P64];CONCATENATE(&quot;\h{&quot;;[.L64];&quot;}&quot;);[.L64]);&quot;&amp;&quot;;IF([.M64]=[.P64];CONCATENATE(&quot;\h{&quot;;[.M64];&quot;}&quot;);[.M64]);&quot;&amp;&quot;;IF([.N64]=[.P64];CONCATENATE(&quot;\h{&quot;;[.N64];&quot;}&quot;);[.N64]);&quot;&amp;&quot;;IF([.O64]=[.P64];CONCATENATE(&quot;\h{&quot;;[.O64];&quot;}&quot;);[.O64]);&quot;\\\hline&quot;)" office:value-type="string" office:string-value="r4-150-10-2&amp;99,84&amp;-4,7&amp;2&amp;\uu{2}&amp;5&amp;\h{2}&amp;3&amp;3\\\hline" calcext:value-type="string">
            <text:p>r4-150-10-2&amp;99,84&amp;-4,7&amp;2&amp;\uu{2}&amp;5&amp;\h{2}&amp;3&amp;3\\\hline</text:p>
          </table:table-cell>
          <table:table-cell table:number-columns-repeated="10"/>
        </table:table-row>
        <table:table-row table:style-name="ro2">
          <table:table-cell table:formula="of:=[$'ra-sub'.AA64]" office:value-type="string" office:string-value="r4-150-15-1" calcext:value-type="string">
            <text:p>r4-150-15-1</text:p>
          </table:table-cell>
          <table:table-cell table:formula="of:=ROUND([$'ra-sub'.AB64];2)" office:value-type="float" office:value="81.03" calcext:value-type="float">
            <text:p>81,03</text:p>
          </table:table-cell>
          <table:table-cell table:style-name="ce12" table:formula="of:=ROUND([$'ra-sub'.AC64];1)" office:value-type="float" office:value="-8.2" calcext:value-type="float">
            <text:p>-8,2</text:p>
          </table:table-cell>
          <table:table-cell table:style-name="ce12" table:formula="of:=IF([$'ra-sub'.S64]=5;&quot;*&quot;;[$'ra-sub'.I64])" office:value-type="float" office:value="0.328876" calcext:value-type="float">
            <text:p>0,3</text:p>
          </table:table-cell>
          <table:table-cell table:style-name="ce12" table:formula="of:=IF([$'ra-sub'.S64]=11;1;&quot;&quot;)">
            <text:p/>
          </table:table-cell>
          <table:table-cell table:style-name="ce12" table:formula="of:=IFERROR(IF([.I65]=0;ABS(CEILING([.C65]));ABS(([.I65]-CEILING([.C65]))/[.I65]));&quot;*&quot;)" office:value-type="float" office:value="3.66666666666667" calcext:value-type="float">
            <text:p>3,7</text:p>
          </table:table-cell>
          <table:table-cell table:style-name="ce12" table:formula="of:=IFERROR([.I65]-CEILING([.C65]);&quot;*&quot;)" office:value-type="float" office:value="11" calcext:value-type="float">
            <text:p>11,0</text:p>
          </table:table-cell>
          <table:table-cell table:formula="of:=ROUND([$'exact-sub'.J64];1)" office:value-type="float" office:value="-0.3" calcext:value-type="float">
            <text:p>-0,3</text:p>
          </table:table-cell>
          <table:table-cell table:formula="of:=[$'exact-sub'.K64]" office:value-type="float" office:value="3" calcext:value-type="float">
            <text:p>3</text:p>
          </table:table-cell>
          <table:table-cell table:formula="of:=[$'exact-sub'.L64]" office:value-type="float" office:value="1E+020" calcext:value-type="float">
            <text:p>1E+020</text:p>
          </table:table-cell>
          <table:table-cell table:formula="of:=[$'exact-sub'.I64]" office:value-type="float" office:value="1851.955651" calcext:value-type="float">
            <text:p>1851,955651</text:p>
          </table:table-cell>
          <table:table-cell table:style-name="ce21" table:formula="of:=[$'ra-sub'.AE64]" office:value-type="float" office:value="6" calcext:value-type="float">
            <text:p>6</text:p>
          </table:table-cell>
          <table:table-cell table:style-name="ce21" table:formula="of:=[$'bcpa-sub-t600'.AE64]" office:value-type="float" office:value="3" calcext:value-type="float">
            <text:p>3</text:p>
          </table:table-cell>
          <table:table-cell table:style-name="ce21" table:formula="of:=[$'blpl-sub-t300'.AE64]" office:value-type="float" office:value="4" calcext:value-type="float">
            <text:p>4</text:p>
          </table:table-cell>
          <table:table-cell table:style-name="ce21" table:formula="of:=[$'sbpl-sub-t300'.AE64]" office:value-type="float" office:value="3" calcext:value-type="float">
            <text:p>3</text:p>
          </table:table-cell>
          <table:table-cell table:formula="of:=MIN([.L65:.O65])" office:value-type="float" office:value="3" calcext:value-type="float">
            <text:p>3</text:p>
          </table:table-cell>
          <table:table-cell table:formula="of:=ABS([.L65]-CEILING([.$C65]))" office:value-type="float" office:value="14" calcext:value-type="float">
            <text:p>14</text:p>
          </table:table-cell>
          <table:table-cell table:formula="of:=IFERROR(ABS([.M65]-CEILING([.$C65]));&quot;-&quot;)" office:value-type="float" office:value="11" calcext:value-type="float">
            <text:p>11</text:p>
          </table:table-cell>
          <table:table-cell table:formula="of:=ABS([.N65]-CEILING([.$C65]))" office:value-type="float" office:value="12" calcext:value-type="float">
            <text:p>12</text:p>
          </table:table-cell>
          <table:table-cell table:formula="of:=ABS([.O65]-CEILING([.$C65]))" office:value-type="float" office:value="11" calcext:value-type="float">
            <text:p>11</text:p>
          </table:table-cell>
          <table:table-cell table:formula="of:=IFERROR(ABS(([.L65]-CEILING([.$C65]))/CEILING([.$C65]));&quot;*&quot;)" office:value-type="float" office:value="1.75" calcext:value-type="float">
            <text:p>1,75</text:p>
          </table:table-cell>
          <table:table-cell table:formula="of:=IFERROR(ABS(([.M65]-CEILING([.$C65]))/CEILING([.$C65]));&quot;*&quot;)" office:value-type="float" office:value="1.375" calcext:value-type="float">
            <text:p>1,375</text:p>
          </table:table-cell>
          <table:table-cell table:formula="of:=IFERROR(ABS(([.N65]-CEILING([.$C65]))/CEILING([.$C65]));&quot;*&quot;)" office:value-type="float" office:value="1.5" calcext:value-type="float">
            <text:p>1,5</text:p>
          </table:table-cell>
          <table:table-cell table:formula="of:=IFERROR(ABS(([.O65]-CEILING([.$C65]))/CEILING([.$C65]));&quot;*&quot;)" office:value-type="float" office:value="1.375" calcext:value-type="float">
            <text:p>1,375</text:p>
          </table:table-cell>
          <table:table-cell table:style-name="ce28" table:formula="of:=IF([.L65]=[.$P65];1;&quot;&quot;)">
            <text:p/>
          </table:table-cell>
          <table:table-cell table:formula="of:=IF([.M65]=[.$P65];1;&quot;&quot;)" office:value-type="float" office:value="1" calcext:value-type="float">
            <text:p>1</text:p>
          </table:table-cell>
          <table:table-cell table:style-name="ce28" table:formula="of:=IF([.N65]=[.$P65];1;&quot;&quot;)">
            <text:p/>
          </table:table-cell>
          <table:table-cell table:style-name="ce28" table:formula="of:=IF([.O65]=[.$P65];1;&quot;&quot;)" office:value-type="float" office:value="1" calcext:value-type="float">
            <text:p>1</text:p>
          </table:table-cell>
          <table:table-cell table:number-columns-repeated="8"/>
          <table:table-cell table:formula="of:=CONCATENATE([.A65];&quot;&amp;&quot;;[.B65];&quot;&amp;&quot;;IF([.E65]=1;CONCATENATE(&quot;\h{&quot;;[.C65];&quot;}&quot;);[.C65]);&quot;&amp;&quot;;[.H65];&quot;&amp;&quot;;IF([.J65]=0;CONCATENATE(&quot;\uu{&quot;;[.I65];&quot;}&quot;);[.I65]);&quot;&amp;&quot;;IF([.L65]=[.P65];CONCATENATE(&quot;\h{&quot;;[.L65];&quot;}&quot;);[.L65]);&quot;&amp;&quot;;IF([.M65]=[.P65];CONCATENATE(&quot;\h{&quot;;[.M65];&quot;}&quot;);[.M65]);&quot;&amp;&quot;;IF([.N65]=[.P65];CONCATENATE(&quot;\h{&quot;;[.N65];&quot;}&quot;);[.N65]);&quot;&amp;&quot;;IF([.O65]=[.P65];CONCATENATE(&quot;\h{&quot;;[.O65];&quot;}&quot;);[.O65]);&quot;\\\hline&quot;)" office:value-type="string" office:string-value="r4-150-15-1&amp;81,03&amp;-8,2&amp;-0,3&amp;3&amp;6&amp;\h{3}&amp;4&amp;\h{3}\\\hline" calcext:value-type="string">
            <text:p>r4-150-15-1&amp;81,03&amp;-8,2&amp;-0,3&amp;3&amp;6&amp;\h{3}&amp;4&amp;\h{3}\\\hline</text:p>
          </table:table-cell>
          <table:table-cell table:number-columns-repeated="10"/>
        </table:table-row>
        <table:table-row table:style-name="ro2">
          <table:table-cell table:formula="of:=[$'ra-sub'.AA65]" office:value-type="string" office:string-value="r4-150-15-2" calcext:value-type="string">
            <text:p>r4-150-15-2</text:p>
          </table:table-cell>
          <table:table-cell table:formula="of:=ROUND([$'ra-sub'.AB65];2)" office:value-type="float" office:value="81.03" calcext:value-type="float">
            <text:p>81,03</text:p>
          </table:table-cell>
          <table:table-cell table:style-name="ce12" table:formula="of:=ROUND([$'ra-sub'.AC65];1)" office:value-type="float" office:value="-8.2" calcext:value-type="float">
            <text:p>-8,2</text:p>
          </table:table-cell>
          <table:table-cell table:style-name="ce12" table:formula="of:=IF([$'ra-sub'.S65]=5;&quot;*&quot;;[$'ra-sub'.I65])" office:value-type="float" office:value="0.437847" calcext:value-type="float">
            <text:p>0,4</text:p>
          </table:table-cell>
          <table:table-cell table:style-name="ce12" table:formula="of:=IF([$'ra-sub'.S65]=11;1;&quot;&quot;)">
            <text:p/>
          </table:table-cell>
          <table:table-cell table:style-name="ce12" table:formula="of:=IFERROR(IF([.I66]=0;ABS(CEILING([.C66]));ABS(([.I66]-CEILING([.C66]))/[.I66]));&quot;*&quot;)" office:value-type="float" office:value="3.66666666666667" calcext:value-type="float">
            <text:p>3,7</text:p>
          </table:table-cell>
          <table:table-cell table:style-name="ce12" table:formula="of:=IFERROR([.I66]-CEILING([.C66]);&quot;*&quot;)" office:value-type="float" office:value="11" calcext:value-type="float">
            <text:p>11,0</text:p>
          </table:table-cell>
          <table:table-cell table:formula="of:=ROUND([$'exact-sub'.J65];1)" office:value-type="float" office:value="0" calcext:value-type="float">
            <text:p>0</text:p>
          </table:table-cell>
          <table:table-cell table:formula="of:=[$'exact-sub'.K65]" office:value-type="float" office:value="3" calcext:value-type="float">
            <text:p>3</text:p>
          </table:table-cell>
          <table:table-cell table:formula="of:=[$'exact-sub'.L65]" office:value-type="float" office:value="1E+020" calcext:value-type="float">
            <text:p>1E+020</text:p>
          </table:table-cell>
          <table:table-cell table:formula="of:=[$'exact-sub'.I65]" office:value-type="float" office:value="1824.194731" calcext:value-type="float">
            <text:p>1824,194731</text:p>
          </table:table-cell>
          <table:table-cell table:style-name="ce21" table:formula="of:=[$'ra-sub'.AE65]" office:value-type="float" office:value="5" calcext:value-type="float">
            <text:p>5</text:p>
          </table:table-cell>
          <table:table-cell table:style-name="ce21" table:formula="of:=[$'bcpa-sub-t600'.AE65]" office:value-type="float" office:value="3" calcext:value-type="float">
            <text:p>3</text:p>
          </table:table-cell>
          <table:table-cell table:style-name="ce21" table:formula="of:=[$'blpl-sub-t300'.AE65]" office:value-type="float" office:value="4" calcext:value-type="float">
            <text:p>4</text:p>
          </table:table-cell>
          <table:table-cell table:style-name="ce21" table:formula="of:=[$'sbpl-sub-t300'.AE65]" office:value-type="float" office:value="3" calcext:value-type="float">
            <text:p>3</text:p>
          </table:table-cell>
          <table:table-cell table:formula="of:=MIN([.L66:.O66])" office:value-type="float" office:value="3" calcext:value-type="float">
            <text:p>3</text:p>
          </table:table-cell>
          <table:table-cell table:formula="of:=ABS([.L66]-CEILING([.$C66]))" office:value-type="float" office:value="13" calcext:value-type="float">
            <text:p>13</text:p>
          </table:table-cell>
          <table:table-cell table:formula="of:=IFERROR(ABS([.M66]-CEILING([.$C66]));&quot;-&quot;)" office:value-type="float" office:value="11" calcext:value-type="float">
            <text:p>11</text:p>
          </table:table-cell>
          <table:table-cell table:formula="of:=ABS([.N66]-CEILING([.$C66]))" office:value-type="float" office:value="12" calcext:value-type="float">
            <text:p>12</text:p>
          </table:table-cell>
          <table:table-cell table:formula="of:=ABS([.O66]-CEILING([.$C66]))" office:value-type="float" office:value="11" calcext:value-type="float">
            <text:p>11</text:p>
          </table:table-cell>
          <table:table-cell table:formula="of:=IFERROR(ABS(([.L66]-CEILING([.$C66]))/CEILING([.$C66]));&quot;*&quot;)" office:value-type="float" office:value="1.625" calcext:value-type="float">
            <text:p>1,625</text:p>
          </table:table-cell>
          <table:table-cell table:formula="of:=IFERROR(ABS(([.M66]-CEILING([.$C66]))/CEILING([.$C66]));&quot;*&quot;)" office:value-type="float" office:value="1.375" calcext:value-type="float">
            <text:p>1,375</text:p>
          </table:table-cell>
          <table:table-cell table:formula="of:=IFERROR(ABS(([.N66]-CEILING([.$C66]))/CEILING([.$C66]));&quot;*&quot;)" office:value-type="float" office:value="1.5" calcext:value-type="float">
            <text:p>1,5</text:p>
          </table:table-cell>
          <table:table-cell table:formula="of:=IFERROR(ABS(([.O66]-CEILING([.$C66]))/CEILING([.$C66]));&quot;*&quot;)" office:value-type="float" office:value="1.375" calcext:value-type="float">
            <text:p>1,375</text:p>
          </table:table-cell>
          <table:table-cell table:style-name="ce28" table:formula="of:=IF([.L66]=[.$P66];1;&quot;&quot;)">
            <text:p/>
          </table:table-cell>
          <table:table-cell table:formula="of:=IF([.M66]=[.$P66];1;&quot;&quot;)" office:value-type="float" office:value="1" calcext:value-type="float">
            <text:p>1</text:p>
          </table:table-cell>
          <table:table-cell table:style-name="ce28" table:formula="of:=IF([.N66]=[.$P66];1;&quot;&quot;)">
            <text:p/>
          </table:table-cell>
          <table:table-cell table:style-name="ce28" table:formula="of:=IF([.O66]=[.$P66];1;&quot;&quot;)" office:value-type="float" office:value="1" calcext:value-type="float">
            <text:p>1</text:p>
          </table:table-cell>
          <table:table-cell table:number-columns-repeated="8"/>
          <table:table-cell table:formula="of:=CONCATENATE([.A66];&quot;&amp;&quot;;[.B66];&quot;&amp;&quot;;IF([.E66]=1;CONCATENATE(&quot;\h{&quot;;[.C66];&quot;}&quot;);[.C66]);&quot;&amp;&quot;;[.H66];&quot;&amp;&quot;;IF([.J66]=0;CONCATENATE(&quot;\uu{&quot;;[.I66];&quot;}&quot;);[.I66]);&quot;&amp;&quot;;IF([.L66]=[.P66];CONCATENATE(&quot;\h{&quot;;[.L66];&quot;}&quot;);[.L66]);&quot;&amp;&quot;;IF([.M66]=[.P66];CONCATENATE(&quot;\h{&quot;;[.M66];&quot;}&quot;);[.M66]);&quot;&amp;&quot;;IF([.N66]=[.P66];CONCATENATE(&quot;\h{&quot;;[.N66];&quot;}&quot;);[.N66]);&quot;&amp;&quot;;IF([.O66]=[.P66];CONCATENATE(&quot;\h{&quot;;[.O66];&quot;}&quot;);[.O66]);&quot;\\\hline&quot;)" office:value-type="string" office:string-value="r4-150-15-2&amp;81,03&amp;-8,2&amp;0&amp;3&amp;5&amp;\h{3}&amp;4&amp;\h{3}\\\hline" calcext:value-type="string">
            <text:p>r4-150-15-2&amp;81,03&amp;-8,2&amp;0&amp;3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66]" office:value-type="string" office:string-value="r4-150-20-1" calcext:value-type="string">
            <text:p>r4-150-20-1</text:p>
          </table:table-cell>
          <table:table-cell table:formula="of:=ROUND([$'ra-sub'.AB66];2)" office:value-type="float" office:value="68.71" calcext:value-type="float">
            <text:p>68,71</text:p>
          </table:table-cell>
          <table:table-cell table:style-name="ce12" table:formula="of:=ROUND([$'ra-sub'.AC66];1)" office:value-type="float" office:value="-11.2" calcext:value-type="float">
            <text:p>-11,2</text:p>
          </table:table-cell>
          <table:table-cell table:style-name="ce12" table:formula="of:=IF([$'ra-sub'.S66]=5;&quot;*&quot;;[$'ra-sub'.I66])" office:value-type="float" office:value="0.61488" calcext:value-type="float">
            <text:p>0,6</text:p>
          </table:table-cell>
          <table:table-cell table:style-name="ce12" table:formula="of:=IF([$'ra-sub'.S66]=11;1;&quot;&quot;)">
            <text:p/>
          </table:table-cell>
          <table:table-cell table:style-name="ce12" table:formula="of:=IFERROR(IF([.I67]=0;ABS(CEILING([.C67]));ABS(([.I67]-CEILING([.C67]))/[.I67]));&quot;*&quot;)" office:value-type="float" office:value="3.75" calcext:value-type="float">
            <text:p>3,8</text:p>
          </table:table-cell>
          <table:table-cell table:style-name="ce12" table:formula="of:=IFERROR([.I67]-CEILING([.C67]);&quot;*&quot;)" office:value-type="float" office:value="15" calcext:value-type="float">
            <text:p>15,0</text:p>
          </table:table-cell>
          <table:table-cell table:formula="of:=ROUND([$'exact-sub'.J66];1)" office:value-type="float" office:value="-1.9" calcext:value-type="float">
            <text:p>-1,9</text:p>
          </table:table-cell>
          <table:table-cell table:formula="of:=[$'exact-sub'.K66]" office:value-type="float" office:value="4" calcext:value-type="float">
            <text:p>4</text:p>
          </table:table-cell>
          <table:table-cell table:formula="of:=[$'exact-sub'.L66]" office:value-type="float" office:value="1E+020" calcext:value-type="float">
            <text:p>1E+020</text:p>
          </table:table-cell>
          <table:table-cell table:formula="of:=[$'exact-sub'.I66]" office:value-type="float" office:value="1820.714499" calcext:value-type="float">
            <text:p>1820,714499</text:p>
          </table:table-cell>
          <table:table-cell table:style-name="ce21" table:formula="of:=[$'ra-sub'.AE66]" office:value-type="float" office:value="7" calcext:value-type="float">
            <text:p>7</text:p>
          </table:table-cell>
          <table:table-cell table:style-name="ce21" table:formula="of:=[$'bcpa-sub-t600'.AE66]" office:value-type="float" office:value="4" calcext:value-type="float">
            <text:p>4</text:p>
          </table:table-cell>
          <table:table-cell table:style-name="ce21" table:formula="of:=[$'blpl-sub-t300'.AE66]" office:value-type="float" office:value="5" calcext:value-type="float">
            <text:p>5</text:p>
          </table:table-cell>
          <table:table-cell table:style-name="ce21" table:formula="of:=[$'sbpl-sub-t300'.AE66]" office:value-type="float" office:value="4" calcext:value-type="float">
            <text:p>4</text:p>
          </table:table-cell>
          <table:table-cell table:formula="of:=MIN([.L67:.O67])" office:value-type="float" office:value="4" calcext:value-type="float">
            <text:p>4</text:p>
          </table:table-cell>
          <table:table-cell table:formula="of:=ABS([.L67]-CEILING([.$C67]))" office:value-type="float" office:value="18" calcext:value-type="float">
            <text:p>18</text:p>
          </table:table-cell>
          <table:table-cell table:formula="of:=IFERROR(ABS([.M67]-CEILING([.$C67]));&quot;-&quot;)" office:value-type="float" office:value="15" calcext:value-type="float">
            <text:p>15</text:p>
          </table:table-cell>
          <table:table-cell table:formula="of:=ABS([.N67]-CEILING([.$C67]))" office:value-type="float" office:value="16" calcext:value-type="float">
            <text:p>16</text:p>
          </table:table-cell>
          <table:table-cell table:formula="of:=ABS([.O67]-CEILING([.$C67]))" office:value-type="float" office:value="15" calcext:value-type="float">
            <text:p>15</text:p>
          </table:table-cell>
          <table:table-cell table:formula="of:=IFERROR(ABS(([.L67]-CEILING([.$C67]))/CEILING([.$C67]));&quot;*&quot;)" office:value-type="float" office:value="1.63636363636364" calcext:value-type="float">
            <text:p>1,63636363636364</text:p>
          </table:table-cell>
          <table:table-cell table:formula="of:=IFERROR(ABS(([.M67]-CEILING([.$C67]))/CEILING([.$C67]));&quot;*&quot;)" office:value-type="float" office:value="1.36363636363636" calcext:value-type="float">
            <text:p>1,36363636363636</text:p>
          </table:table-cell>
          <table:table-cell table:formula="of:=IFERROR(ABS(([.N67]-CEILING([.$C67]))/CEILING([.$C67]));&quot;*&quot;)" office:value-type="float" office:value="1.45454545454545" calcext:value-type="float">
            <text:p>1,45454545454545</text:p>
          </table:table-cell>
          <table:table-cell table:formula="of:=IFERROR(ABS(([.O67]-CEILING([.$C67]))/CEILING([.$C67]));&quot;*&quot;)" office:value-type="float" office:value="1.36363636363636" calcext:value-type="float">
            <text:p>1,36363636363636</text:p>
          </table:table-cell>
          <table:table-cell table:style-name="ce28" table:formula="of:=IF([.L67]=[.$P67];1;&quot;&quot;)">
            <text:p/>
          </table:table-cell>
          <table:table-cell table:formula="of:=IF([.M67]=[.$P67];1;&quot;&quot;)" office:value-type="float" office:value="1" calcext:value-type="float">
            <text:p>1</text:p>
          </table:table-cell>
          <table:table-cell table:style-name="ce28" table:formula="of:=IF([.N67]=[.$P67];1;&quot;&quot;)">
            <text:p/>
          </table:table-cell>
          <table:table-cell table:style-name="ce28" table:formula="of:=IF([.O67]=[.$P67];1;&quot;&quot;)" office:value-type="float" office:value="1" calcext:value-type="float">
            <text:p>1</text:p>
          </table:table-cell>
          <table:table-cell table:number-columns-repeated="8"/>
          <table:table-cell table:formula="of:=CONCATENATE([.A67];&quot;&amp;&quot;;[.B67];&quot;&amp;&quot;;IF([.E67]=1;CONCATENATE(&quot;\h{&quot;;[.C67];&quot;}&quot;);[.C67]);&quot;&amp;&quot;;[.H67];&quot;&amp;&quot;;IF([.J67]=0;CONCATENATE(&quot;\uu{&quot;;[.I67];&quot;}&quot;);[.I67]);&quot;&amp;&quot;;IF([.L67]=[.P67];CONCATENATE(&quot;\h{&quot;;[.L67];&quot;}&quot;);[.L67]);&quot;&amp;&quot;;IF([.M67]=[.P67];CONCATENATE(&quot;\h{&quot;;[.M67];&quot;}&quot;);[.M67]);&quot;&amp;&quot;;IF([.N67]=[.P67];CONCATENATE(&quot;\h{&quot;;[.N67];&quot;}&quot;);[.N67]);&quot;&amp;&quot;;IF([.O67]=[.P67];CONCATENATE(&quot;\h{&quot;;[.O67];&quot;}&quot;);[.O67]);&quot;\\\hline&quot;)" office:value-type="string" office:string-value="r4-150-20-1&amp;68,71&amp;-11,2&amp;-1,9&amp;4&amp;7&amp;\h{4}&amp;5&amp;\h{4}\\\hline" calcext:value-type="string">
            <text:p>r4-150-20-1&amp;68,71&amp;-11,2&amp;-1,9&amp;4&amp;7&amp;\h{4}&amp;5&amp;\h{4}\\\hline</text:p>
          </table:table-cell>
          <table:table-cell table:number-columns-repeated="10"/>
        </table:table-row>
        <table:table-row table:style-name="ro2">
          <table:table-cell table:formula="of:=[$'ra-sub'.AA67]" office:value-type="string" office:string-value="r4-150-20-2" calcext:value-type="string">
            <text:p>r4-150-20-2</text:p>
          </table:table-cell>
          <table:table-cell table:formula="of:=ROUND([$'ra-sub'.AB67];2)" office:value-type="float" office:value="68.71" calcext:value-type="float">
            <text:p>68,71</text:p>
          </table:table-cell>
          <table:table-cell table:style-name="ce12" table:formula="of:=ROUND([$'ra-sub'.AC67];1)" office:value-type="float" office:value="-11.2" calcext:value-type="float">
            <text:p>-11,2</text:p>
          </table:table-cell>
          <table:table-cell table:style-name="ce12" table:formula="of:=IF([$'ra-sub'.S67]=5;&quot;*&quot;;[$'ra-sub'.I67])" office:value-type="float" office:value="0.613524" calcext:value-type="float">
            <text:p>0,6</text:p>
          </table:table-cell>
          <table:table-cell table:style-name="ce12" table:formula="of:=IF([$'ra-sub'.S67]=11;1;&quot;&quot;)">
            <text:p/>
          </table:table-cell>
          <table:table-cell table:style-name="ce12" table:formula="of:=IFERROR(IF([.I68]=0;ABS(CEILING([.C68]));ABS(([.I68]-CEILING([.C68]))/[.I68]));&quot;*&quot;)" office:value-type="float" office:value="4.66666666666667" calcext:value-type="float">
            <text:p>4,7</text:p>
          </table:table-cell>
          <table:table-cell table:style-name="ce12" table:formula="of:=IFERROR([.I68]-CEILING([.C68]);&quot;*&quot;)" office:value-type="float" office:value="14" calcext:value-type="float">
            <text:p>14,0</text:p>
          </table:table-cell>
          <table:table-cell table:formula="of:=ROUND([$'exact-sub'.J67];1)" office:value-type="float" office:value="-2" calcext:value-type="float">
            <text:p>-2</text:p>
          </table:table-cell>
          <table:table-cell table:formula="of:=[$'exact-sub'.K67]" office:value-type="float" office:value="3" calcext:value-type="float">
            <text:p>3</text:p>
          </table:table-cell>
          <table:table-cell table:formula="of:=[$'exact-sub'.L67]" office:value-type="float" office:value="1E+020" calcext:value-type="float">
            <text:p>1E+020</text:p>
          </table:table-cell>
          <table:table-cell table:formula="of:=[$'exact-sub'.I67]" office:value-type="float" office:value="1823.520437" calcext:value-type="float">
            <text:p>1823,520437</text:p>
          </table:table-cell>
          <table:table-cell table:style-name="ce21" table:formula="of:=[$'ra-sub'.AE67]" office:value-type="float" office:value="5" calcext:value-type="float">
            <text:p>5</text:p>
          </table:table-cell>
          <table:table-cell table:style-name="ce21" table:formula="of:=[$'bcpa-sub-t600'.AE67]" office:value-type="float" office:value="3" calcext:value-type="float">
            <text:p>3</text:p>
          </table:table-cell>
          <table:table-cell table:style-name="ce21" table:formula="of:=[$'blpl-sub-t300'.AE67]" office:value-type="float" office:value="4" calcext:value-type="float">
            <text:p>4</text:p>
          </table:table-cell>
          <table:table-cell table:style-name="ce21" table:formula="of:=[$'sbpl-sub-t300'.AE67]" office:value-type="float" office:value="4" calcext:value-type="float">
            <text:p>4</text:p>
          </table:table-cell>
          <table:table-cell table:formula="of:=MIN([.L68:.O68])" office:value-type="float" office:value="3" calcext:value-type="float">
            <text:p>3</text:p>
          </table:table-cell>
          <table:table-cell table:formula="of:=ABS([.L68]-CEILING([.$C68]))" office:value-type="float" office:value="16" calcext:value-type="float">
            <text:p>16</text:p>
          </table:table-cell>
          <table:table-cell table:formula="of:=IFERROR(ABS([.M68]-CEILING([.$C68]));&quot;-&quot;)" office:value-type="float" office:value="14" calcext:value-type="float">
            <text:p>14</text:p>
          </table:table-cell>
          <table:table-cell table:formula="of:=ABS([.N68]-CEILING([.$C68]))" office:value-type="float" office:value="15" calcext:value-type="float">
            <text:p>15</text:p>
          </table:table-cell>
          <table:table-cell table:formula="of:=ABS([.O68]-CEILING([.$C68]))" office:value-type="float" office:value="15" calcext:value-type="float">
            <text:p>15</text:p>
          </table:table-cell>
          <table:table-cell table:formula="of:=IFERROR(ABS(([.L68]-CEILING([.$C68]))/CEILING([.$C68]));&quot;*&quot;)" office:value-type="float" office:value="1.45454545454545" calcext:value-type="float">
            <text:p>1,45454545454545</text:p>
          </table:table-cell>
          <table:table-cell table:formula="of:=IFERROR(ABS(([.M68]-CEILING([.$C68]))/CEILING([.$C68]));&quot;*&quot;)" office:value-type="float" office:value="1.27272727272727" calcext:value-type="float">
            <text:p>1,27272727272727</text:p>
          </table:table-cell>
          <table:table-cell table:formula="of:=IFERROR(ABS(([.N68]-CEILING([.$C68]))/CEILING([.$C68]));&quot;*&quot;)" office:value-type="float" office:value="1.36363636363636" calcext:value-type="float">
            <text:p>1,36363636363636</text:p>
          </table:table-cell>
          <table:table-cell table:formula="of:=IFERROR(ABS(([.O68]-CEILING([.$C68]))/CEILING([.$C68]));&quot;*&quot;)" office:value-type="float" office:value="1.36363636363636" calcext:value-type="float">
            <text:p>1,36363636363636</text:p>
          </table:table-cell>
          <table:table-cell table:style-name="ce28" table:formula="of:=IF([.L68]=[.$P68];1;&quot;&quot;)">
            <text:p/>
          </table:table-cell>
          <table:table-cell table:formula="of:=IF([.M68]=[.$P68];1;&quot;&quot;)" office:value-type="float" office:value="1" calcext:value-type="float">
            <text:p>1</text:p>
          </table:table-cell>
          <table:table-cell table:style-name="ce28" table:formula="of:=IF([.N68]=[.$P68];1;&quot;&quot;)">
            <text:p/>
          </table:table-cell>
          <table:table-cell table:style-name="ce28" table:formula="of:=IF([.O68]=[.$P68];1;&quot;&quot;)">
            <text:p/>
          </table:table-cell>
          <table:table-cell table:number-columns-repeated="8"/>
          <table:table-cell table:formula="of:=CONCATENATE([.A68];&quot;&amp;&quot;;[.B68];&quot;&amp;&quot;;IF([.E68]=1;CONCATENATE(&quot;\h{&quot;;[.C68];&quot;}&quot;);[.C68]);&quot;&amp;&quot;;[.H68];&quot;&amp;&quot;;IF([.J68]=0;CONCATENATE(&quot;\uu{&quot;;[.I68];&quot;}&quot;);[.I68]);&quot;&amp;&quot;;IF([.L68]=[.P68];CONCATENATE(&quot;\h{&quot;;[.L68];&quot;}&quot;);[.L68]);&quot;&amp;&quot;;IF([.M68]=[.P68];CONCATENATE(&quot;\h{&quot;;[.M68];&quot;}&quot;);[.M68]);&quot;&amp;&quot;;IF([.N68]=[.P68];CONCATENATE(&quot;\h{&quot;;[.N68];&quot;}&quot;);[.N68]);&quot;&amp;&quot;;IF([.O68]=[.P68];CONCATENATE(&quot;\h{&quot;;[.O68];&quot;}&quot;);[.O68]);&quot;\\\hline&quot;)" office:value-type="string" office:string-value="r4-150-20-2&amp;68,71&amp;-11,2&amp;-2&amp;3&amp;5&amp;\h{3}&amp;4&amp;4\\\hline" calcext:value-type="string">
            <text:p>r4-150-20-2&amp;68,71&amp;-11,2&amp;-2&amp;3&amp;5&amp;\h{3}&amp;4&amp;4\\\hline</text:p>
          </table:table-cell>
          <table:table-cell table:number-columns-repeated="10"/>
        </table:table-row>
        <table:table-row table:style-name="ro2">
          <table:table-cell table:formula="of:=[$'ra-sub'.AA68]" office:value-type="string" office:string-value="r4-150-24-1" calcext:value-type="string">
            <text:p>r4-150-24-1</text:p>
          </table:table-cell>
          <table:table-cell table:formula="of:=ROUND([$'ra-sub'.AB68];2)" office:value-type="float" office:value="60.52" calcext:value-type="float">
            <text:p>60,52</text:p>
          </table:table-cell>
          <table:table-cell table:style-name="ce12" table:formula="of:=ROUND([$'ra-sub'.AC68];1)" office:value-type="float" office:value="-13" calcext:value-type="float">
            <text:p>-13,0</text:p>
          </table:table-cell>
          <table:table-cell table:style-name="ce12" table:formula="of:=IF([$'ra-sub'.S68]=5;&quot;*&quot;;[$'ra-sub'.I68])" office:value-type="float" office:value="6.346989" calcext:value-type="float">
            <text:p>6,3</text:p>
          </table:table-cell>
          <table:table-cell table:style-name="ce12" table:formula="of:=IF([$'ra-sub'.S68]=11;1;&quot;&quot;)">
            <text:p/>
          </table:table-cell>
          <table:table-cell table:style-name="ce12" table:formula="of:=IFERROR(IF([.I69]=0;ABS(CEILING([.C69]));ABS(([.I69]-CEILING([.C69]))/[.I69]));&quot;*&quot;)" office:value-type="float" office:value="4.25" calcext:value-type="float">
            <text:p>4,3</text:p>
          </table:table-cell>
          <table:table-cell table:style-name="ce12" table:formula="of:=IFERROR([.I69]-CEILING([.C69]);&quot;*&quot;)" office:value-type="float" office:value="17" calcext:value-type="float">
            <text:p>17,0</text:p>
          </table:table-cell>
          <table:table-cell table:formula="of:=ROUND([$'exact-sub'.J68];1)" office:value-type="float" office:value="-7" calcext:value-type="float">
            <text:p>-7</text:p>
          </table:table-cell>
          <table:table-cell table:formula="of:=[$'exact-sub'.K68]" office:value-type="float" office:value="4" calcext:value-type="float">
            <text:p>4</text:p>
          </table:table-cell>
          <table:table-cell table:formula="of:=[$'exact-sub'.L68]" office:value-type="float" office:value="1E+020" calcext:value-type="float">
            <text:p>1E+020</text:p>
          </table:table-cell>
          <table:table-cell table:formula="of:=[$'exact-sub'.I68]" office:value-type="float" office:value="1814.77362" calcext:value-type="float">
            <text:p>1814,77362</text:p>
          </table:table-cell>
          <table:table-cell table:style-name="ce21" table:formula="of:=[$'ra-sub'.AE68]" office:value-type="float" office:value="6" calcext:value-type="float">
            <text:p>6</text:p>
          </table:table-cell>
          <table:table-cell table:style-name="ce21" table:formula="of:=[$'bcpa-sub-t600'.AE68]" office:value-type="float" office:value="5" calcext:value-type="float">
            <text:p>5</text:p>
          </table:table-cell>
          <table:table-cell table:style-name="ce21" table:formula="of:=[$'blpl-sub-t300'.AE68]" office:value-type="float" office:value="3" calcext:value-type="float">
            <text:p>3</text:p>
          </table:table-cell>
          <table:table-cell table:style-name="ce21" table:formula="of:=[$'sbpl-sub-t300'.AE68]" office:value-type="float" office:value="4" calcext:value-type="float">
            <text:p>4</text:p>
          </table:table-cell>
          <table:table-cell table:formula="of:=MIN([.L69:.O69])" office:value-type="float" office:value="3" calcext:value-type="float">
            <text:p>3</text:p>
          </table:table-cell>
          <table:table-cell table:formula="of:=ABS([.L69]-CEILING([.$C69]))" office:value-type="float" office:value="19" calcext:value-type="float">
            <text:p>19</text:p>
          </table:table-cell>
          <table:table-cell table:formula="of:=IFERROR(ABS([.M69]-CEILING([.$C69]));&quot;-&quot;)" office:value-type="float" office:value="18" calcext:value-type="float">
            <text:p>18</text:p>
          </table:table-cell>
          <table:table-cell table:formula="of:=ABS([.N69]-CEILING([.$C69]))" office:value-type="float" office:value="16" calcext:value-type="float">
            <text:p>16</text:p>
          </table:table-cell>
          <table:table-cell table:formula="of:=ABS([.O69]-CEILING([.$C69]))" office:value-type="float" office:value="17" calcext:value-type="float">
            <text:p>17</text:p>
          </table:table-cell>
          <table:table-cell table:formula="of:=IFERROR(ABS(([.L69]-CEILING([.$C69]))/CEILING([.$C69]));&quot;*&quot;)" office:value-type="float" office:value="1.46153846153846" calcext:value-type="float">
            <text:p>1,46153846153846</text:p>
          </table:table-cell>
          <table:table-cell table:formula="of:=IFERROR(ABS(([.M69]-CEILING([.$C69]))/CEILING([.$C69]));&quot;*&quot;)" office:value-type="float" office:value="1.38461538461538" calcext:value-type="float">
            <text:p>1,38461538461538</text:p>
          </table:table-cell>
          <table:table-cell table:formula="of:=IFERROR(ABS(([.N69]-CEILING([.$C69]))/CEILING([.$C69]));&quot;*&quot;)" office:value-type="float" office:value="1.23076923076923" calcext:value-type="float">
            <text:p>1,23076923076923</text:p>
          </table:table-cell>
          <table:table-cell table:formula="of:=IFERROR(ABS(([.O69]-CEILING([.$C69]))/CEILING([.$C69]));&quot;*&quot;)" office:value-type="float" office:value="1.30769230769231" calcext:value-type="float">
            <text:p>1,30769230769231</text:p>
          </table:table-cell>
          <table:table-cell table:style-name="ce28" table:formula="of:=IF([.L69]=[.$P69];1;&quot;&quot;)">
            <text:p/>
          </table:table-cell>
          <table:table-cell table:formula="of:=IF([.M69]=[.$P69];1;&quot;&quot;)">
            <text:p/>
          </table:table-cell>
          <table:table-cell table:style-name="ce28" table:formula="of:=IF([.N69]=[.$P69];1;&quot;&quot;)" office:value-type="float" office:value="1" calcext:value-type="float">
            <text:p>1</text:p>
          </table:table-cell>
          <table:table-cell table:style-name="ce28" table:formula="of:=IF([.O69]=[.$P69];1;&quot;&quot;)">
            <text:p/>
          </table:table-cell>
          <table:table-cell table:number-columns-repeated="8"/>
          <table:table-cell table:formula="of:=CONCATENATE([.A69];&quot;&amp;&quot;;[.B69];&quot;&amp;&quot;;IF([.E69]=1;CONCATENATE(&quot;\h{&quot;;[.C69];&quot;}&quot;);[.C69]);&quot;&amp;&quot;;[.H69];&quot;&amp;&quot;;IF([.J69]=0;CONCATENATE(&quot;\uu{&quot;;[.I69];&quot;}&quot;);[.I69]);&quot;&amp;&quot;;IF([.L69]=[.P69];CONCATENATE(&quot;\h{&quot;;[.L69];&quot;}&quot;);[.L69]);&quot;&amp;&quot;;IF([.M69]=[.P69];CONCATENATE(&quot;\h{&quot;;[.M69];&quot;}&quot;);[.M69]);&quot;&amp;&quot;;IF([.N69]=[.P69];CONCATENATE(&quot;\h{&quot;;[.N69];&quot;}&quot;);[.N69]);&quot;&amp;&quot;;IF([.O69]=[.P69];CONCATENATE(&quot;\h{&quot;;[.O69];&quot;}&quot;);[.O69]);&quot;\\\hline&quot;)" office:value-type="string" office:string-value="r4-150-24-1&amp;60,52&amp;-13&amp;-7&amp;4&amp;6&amp;5&amp;\h{3}&amp;4\\\hline" calcext:value-type="string">
            <text:p>r4-150-24-1&amp;60,52&amp;-13&amp;-7&amp;4&amp;6&amp;5&amp;\h{3}&amp;4\\\hline</text:p>
          </table:table-cell>
          <table:table-cell table:number-columns-repeated="10"/>
        </table:table-row>
        <table:table-row table:style-name="ro2">
          <table:table-cell table:formula="of:=[$'ra-sub'.AA69]" office:value-type="string" office:string-value="r4-150-24-2" calcext:value-type="string">
            <text:p>r4-150-24-2</text:p>
          </table:table-cell>
          <table:table-cell table:formula="of:=ROUND([$'ra-sub'.AB69];2)" office:value-type="float" office:value="62.17" calcext:value-type="float">
            <text:p>62,17</text:p>
          </table:table-cell>
          <table:table-cell table:style-name="ce12" table:formula="of:=ROUND([$'ra-sub'.AC69];1)" office:value-type="float" office:value="-13" calcext:value-type="float">
            <text:p>-13,0</text:p>
          </table:table-cell>
          <table:table-cell table:style-name="ce12" table:formula="of:=IF([$'ra-sub'.S69]=5;&quot;*&quot;;[$'ra-sub'.I69])" office:value-type="float" office:value="3.903754" calcext:value-type="float">
            <text:p>3,9</text:p>
          </table:table-cell>
          <table:table-cell table:style-name="ce12" table:formula="of:=IF([$'ra-sub'.S69]=11;1;&quot;&quot;)">
            <text:p/>
          </table:table-cell>
          <table:table-cell table:style-name="ce12" table:formula="of:=IFERROR(IF([.I70]=0;ABS(CEILING([.C70]));ABS(([.I70]-CEILING([.C70]))/[.I70]));&quot;*&quot;)" office:value-type="float" office:value="4.25" calcext:value-type="float">
            <text:p>4,3</text:p>
          </table:table-cell>
          <table:table-cell table:style-name="ce12" table:formula="of:=IFERROR([.I70]-CEILING([.C70]);&quot;*&quot;)" office:value-type="float" office:value="17" calcext:value-type="float">
            <text:p>17,0</text:p>
          </table:table-cell>
          <table:table-cell table:formula="of:=ROUND([$'exact-sub'.J69];1)" office:value-type="float" office:value="-11" calcext:value-type="float">
            <text:p>-11</text:p>
          </table:table-cell>
          <table:table-cell table:formula="of:=[$'exact-sub'.K69]" office:value-type="float" office:value="4" calcext:value-type="float">
            <text:p>4</text:p>
          </table:table-cell>
          <table:table-cell table:formula="of:=[$'exact-sub'.L69]" office:value-type="float" office:value="1E+020" calcext:value-type="float">
            <text:p>1E+020</text:p>
          </table:table-cell>
          <table:table-cell table:formula="of:=[$'exact-sub'.I69]" office:value-type="float" office:value="1813.814652" calcext:value-type="float">
            <text:p>1813,814652</text:p>
          </table:table-cell>
          <table:table-cell table:style-name="ce21" table:formula="of:=[$'ra-sub'.AE69]" office:value-type="float" office:value="5" calcext:value-type="float">
            <text:p>5</text:p>
          </table:table-cell>
          <table:table-cell table:style-name="ce21" table:formula="of:=[$'bcpa-sub-t600'.AE69]" office:value-type="float" office:value="4" calcext:value-type="float">
            <text:p>4</text:p>
          </table:table-cell>
          <table:table-cell table:style-name="ce21" table:formula="of:=[$'blpl-sub-t300'.AE69]" office:value-type="float" office:value="3" calcext:value-type="float">
            <text:p>3</text:p>
          </table:table-cell>
          <table:table-cell table:style-name="ce21" table:formula="of:=[$'sbpl-sub-t300'.AE69]" office:value-type="float" office:value="4" calcext:value-type="float">
            <text:p>4</text:p>
          </table:table-cell>
          <table:table-cell table:formula="of:=MIN([.L70:.O70])" office:value-type="float" office:value="3" calcext:value-type="float">
            <text:p>3</text:p>
          </table:table-cell>
          <table:table-cell table:formula="of:=ABS([.L70]-CEILING([.$C70]))" office:value-type="float" office:value="18" calcext:value-type="float">
            <text:p>18</text:p>
          </table:table-cell>
          <table:table-cell table:formula="of:=IFERROR(ABS([.M70]-CEILING([.$C70]));&quot;-&quot;)" office:value-type="float" office:value="17" calcext:value-type="float">
            <text:p>17</text:p>
          </table:table-cell>
          <table:table-cell table:formula="of:=ABS([.N70]-CEILING([.$C70]))" office:value-type="float" office:value="16" calcext:value-type="float">
            <text:p>16</text:p>
          </table:table-cell>
          <table:table-cell table:formula="of:=ABS([.O70]-CEILING([.$C70]))" office:value-type="float" office:value="17" calcext:value-type="float">
            <text:p>17</text:p>
          </table:table-cell>
          <table:table-cell table:formula="of:=IFERROR(ABS(([.L70]-CEILING([.$C70]))/CEILING([.$C70]));&quot;*&quot;)" office:value-type="float" office:value="1.38461538461538" calcext:value-type="float">
            <text:p>1,38461538461538</text:p>
          </table:table-cell>
          <table:table-cell table:formula="of:=IFERROR(ABS(([.M70]-CEILING([.$C70]))/CEILING([.$C70]));&quot;*&quot;)" office:value-type="float" office:value="1.30769230769231" calcext:value-type="float">
            <text:p>1,30769230769231</text:p>
          </table:table-cell>
          <table:table-cell table:formula="of:=IFERROR(ABS(([.N70]-CEILING([.$C70]))/CEILING([.$C70]));&quot;*&quot;)" office:value-type="float" office:value="1.23076923076923" calcext:value-type="float">
            <text:p>1,23076923076923</text:p>
          </table:table-cell>
          <table:table-cell table:formula="of:=IFERROR(ABS(([.O70]-CEILING([.$C70]))/CEILING([.$C70]));&quot;*&quot;)" office:value-type="float" office:value="1.30769230769231" calcext:value-type="float">
            <text:p>1,30769230769231</text:p>
          </table:table-cell>
          <table:table-cell table:style-name="ce28" table:formula="of:=IF([.L70]=[.$P70];1;&quot;&quot;)">
            <text:p/>
          </table:table-cell>
          <table:table-cell table:formula="of:=IF([.M70]=[.$P70];1;&quot;&quot;)">
            <text:p/>
          </table:table-cell>
          <table:table-cell table:style-name="ce28" table:formula="of:=IF([.N70]=[.$P70];1;&quot;&quot;)" office:value-type="float" office:value="1" calcext:value-type="float">
            <text:p>1</text:p>
          </table:table-cell>
          <table:table-cell table:style-name="ce28" table:formula="of:=IF([.O70]=[.$P70];1;&quot;&quot;)">
            <text:p/>
          </table:table-cell>
          <table:table-cell table:number-columns-repeated="8"/>
          <table:table-cell table:formula="of:=CONCATENATE([.A70];&quot;&amp;&quot;;[.B70];&quot;&amp;&quot;;IF([.E70]=1;CONCATENATE(&quot;\h{&quot;;[.C70];&quot;}&quot;);[.C70]);&quot;&amp;&quot;;[.H70];&quot;&amp;&quot;;IF([.J70]=0;CONCATENATE(&quot;\uu{&quot;;[.I70];&quot;}&quot;);[.I70]);&quot;&amp;&quot;;IF([.L70]=[.P70];CONCATENATE(&quot;\h{&quot;;[.L70];&quot;}&quot;);[.L70]);&quot;&amp;&quot;;IF([.M70]=[.P70];CONCATENATE(&quot;\h{&quot;;[.M70];&quot;}&quot;);[.M70]);&quot;&amp;&quot;;IF([.N70]=[.P70];CONCATENATE(&quot;\h{&quot;;[.N70];&quot;}&quot;);[.N70]);&quot;&amp;&quot;;IF([.O70]=[.P70];CONCATENATE(&quot;\h{&quot;;[.O70];&quot;}&quot;);[.O70]);&quot;\\\hline&quot;)" office:value-type="string" office:string-value="r4-150-24-2&amp;62,17&amp;-13&amp;-11&amp;4&amp;5&amp;4&amp;\h{3}&amp;4\\\hline" calcext:value-type="string">
            <text:p>r4-150-24-2&amp;62,17&amp;-13&amp;-11&amp;4&amp;5&amp;4&amp;\h{3}&amp;4\\\hline</text:p>
          </table:table-cell>
          <table:table-cell table:number-columns-repeated="10"/>
        </table:table-row>
        <table:table-row table:style-name="ro2">
          <table:table-cell table:formula="of:=[$'ra-sub'.AA70]" office:value-type="string" office:string-value="r4-150-4-1" calcext:value-type="string">
            <text:p>r4-150-4-1</text:p>
          </table:table-cell>
          <table:table-cell table:formula="of:=ROUND([$'ra-sub'.AB70];2)" office:value-type="float" office:value="100" calcext:value-type="float">
            <text:p>100</text:p>
          </table:table-cell>
          <table:table-cell table:style-name="ce12" table:formula="of:=ROUND([$'ra-sub'.AC70];1)" office:value-type="float" office:value="-1.5" calcext:value-type="float">
            <text:p>-1,5</text:p>
          </table:table-cell>
          <table:table-cell table:style-name="ce12" table:formula="of:=IF([$'ra-sub'.S70]=5;&quot;*&quot;;[$'ra-sub'.I70])" office:value-type="float" office:value="0.115649" calcext:value-type="float">
            <text:p>0,1</text:p>
          </table:table-cell>
          <table:table-cell table:style-name="ce12" table:formula="of:=IF([$'ra-sub'.S70]=11;1;&quot;&quot;)">
            <text:p/>
          </table:table-cell>
          <table:table-cell table:style-name="ce12" table:formula="of:=IFERROR(IF([.I71]=0;ABS(CEILING([.C71]));ABS(([.I71]-CEILING([.C71]))/[.I71]));&quot;*&quot;)" office:value-type="float" office:value="1.5" calcext:value-type="float">
            <text:p>1,5</text:p>
          </table:table-cell>
          <table:table-cell table:style-name="ce12" table:formula="of:=IFERROR([.I71]-CEILING([.C71]);&quot;*&quot;)" office:value-type="float" office:value="3" calcext:value-type="float">
            <text:p>3,0</text:p>
          </table:table-cell>
          <table:table-cell table:formula="of:=ROUND([$'exact-sub'.J70];1)" office:value-type="float" office:value="2" calcext:value-type="float">
            <text:p>2</text:p>
          </table:table-cell>
          <table:table-cell table:formula="of:=[$'exact-sub'.K70]" office:value-type="float" office:value="2" calcext:value-type="float">
            <text:p>2</text:p>
          </table:table-cell>
          <table:table-cell table:formula="of:=[$'exact-sub'.L70]" office:value-type="float" office:value="0" calcext:value-type="float">
            <text:p>0</text:p>
          </table:table-cell>
          <table:table-cell table:formula="of:=[$'exact-sub'.I70]" office:value-type="float" office:value="0.848513" calcext:value-type="float">
            <text:p>0,848513</text:p>
          </table:table-cell>
          <table:table-cell table:style-name="ce21" table:formula="of:=[$'ra-sub'.AE70]" office:value-type="float" office:value="3" calcext:value-type="float">
            <text:p>3</text:p>
          </table:table-cell>
          <table:table-cell table:style-name="ce21" table:formula="of:=[$'bcpa-sub-t600'.AE70]" office:value-type="float" office:value="2" calcext:value-type="float">
            <text:p>2</text:p>
          </table:table-cell>
          <table:table-cell table:style-name="ce21" table:formula="of:=[$'blpl-sub-t300'.AE70]" office:value-type="float" office:value="2" calcext:value-type="float">
            <text:p>2</text:p>
          </table:table-cell>
          <table:table-cell table:style-name="ce21" table:formula="of:=[$'sbpl-sub-t300'.AE70]" office:value-type="float" office:value="2" calcext:value-type="float">
            <text:p>2</text:p>
          </table:table-cell>
          <table:table-cell table:formula="of:=MIN([.L71:.O71])" office:value-type="float" office:value="2" calcext:value-type="float">
            <text:p>2</text:p>
          </table:table-cell>
          <table:table-cell table:formula="of:=ABS([.L71]-CEILING([.$C71]))" office:value-type="float" office:value="4" calcext:value-type="float">
            <text:p>4</text:p>
          </table:table-cell>
          <table:table-cell table:formula="of:=IFERROR(ABS([.M71]-CEILING([.$C71]));&quot;-&quot;)" office:value-type="float" office:value="3" calcext:value-type="float">
            <text:p>3</text:p>
          </table:table-cell>
          <table:table-cell table:formula="of:=ABS([.N71]-CEILING([.$C71]))" office:value-type="float" office:value="3" calcext:value-type="float">
            <text:p>3</text:p>
          </table:table-cell>
          <table:table-cell table:formula="of:=ABS([.O71]-CEILING([.$C71]))" office:value-type="float" office:value="3" calcext:value-type="float">
            <text:p>3</text:p>
          </table:table-cell>
          <table:table-cell table:formula="of:=IFERROR(ABS(([.L71]-CEILING([.$C71]))/CEILING([.$C71]));&quot;*&quot;)" office:value-type="float" office:value="4" calcext:value-type="float">
            <text:p>4</text:p>
          </table:table-cell>
          <table:table-cell table:formula="of:=IFERROR(ABS(([.M71]-CEILING([.$C71]))/CEILING([.$C71]));&quot;*&quot;)" office:value-type="float" office:value="3" calcext:value-type="float">
            <text:p>3</text:p>
          </table:table-cell>
          <table:table-cell table:formula="of:=IFERROR(ABS(([.N71]-CEILING([.$C71]))/CEILING([.$C71]));&quot;*&quot;)" office:value-type="float" office:value="3" calcext:value-type="float">
            <text:p>3</text:p>
          </table:table-cell>
          <table:table-cell table:formula="of:=IFERROR(ABS(([.O71]-CEILING([.$C71]))/CEILING([.$C71]));&quot;*&quot;)" office:value-type="float" office:value="3" calcext:value-type="float">
            <text:p>3</text:p>
          </table:table-cell>
          <table:table-cell table:style-name="ce28" table:formula="of:=IF([.L71]=[.$P71];1;&quot;&quot;)">
            <text:p/>
          </table:table-cell>
          <table:table-cell table:formula="of:=IF([.M71]=[.$P71];1;&quot;&quot;)" office:value-type="float" office:value="1" calcext:value-type="float">
            <text:p>1</text:p>
          </table:table-cell>
          <table:table-cell table:style-name="ce28" table:formula="of:=IF([.N71]=[.$P71];1;&quot;&quot;)" office:value-type="float" office:value="1" calcext:value-type="float">
            <text:p>1</text:p>
          </table:table-cell>
          <table:table-cell table:style-name="ce28" table:formula="of:=IF([.O71]=[.$P71];1;&quot;&quot;)" office:value-type="float" office:value="1" calcext:value-type="float">
            <text:p>1</text:p>
          </table:table-cell>
          <table:table-cell table:number-columns-repeated="8"/>
          <table:table-cell table:formula="of:=CONCATENATE([.A71];&quot;&amp;&quot;;[.B71];&quot;&amp;&quot;;IF([.E71]=1;CONCATENATE(&quot;\h{&quot;;[.C71];&quot;}&quot;);[.C71]);&quot;&amp;&quot;;[.H71];&quot;&amp;&quot;;IF([.J71]=0;CONCATENATE(&quot;\uu{&quot;;[.I71];&quot;}&quot;);[.I71]);&quot;&amp;&quot;;IF([.L71]=[.P71];CONCATENATE(&quot;\h{&quot;;[.L71];&quot;}&quot;);[.L71]);&quot;&amp;&quot;;IF([.M71]=[.P71];CONCATENATE(&quot;\h{&quot;;[.M71];&quot;}&quot;);[.M71]);&quot;&amp;&quot;;IF([.N71]=[.P71];CONCATENATE(&quot;\h{&quot;;[.N71];&quot;}&quot;);[.N71]);&quot;&amp;&quot;;IF([.O71]=[.P71];CONCATENATE(&quot;\h{&quot;;[.O71];&quot;}&quot;);[.O71]);&quot;\\\hline&quot;)" office:value-type="string" office:string-value="r4-150-4-1&amp;100&amp;-1,5&amp;2&amp;\uu{2}&amp;3&amp;\h{2}&amp;\h{2}&amp;\h{2}\\\hline" calcext:value-type="string">
            <text:p>r4-150-4-1&amp;100&amp;-1,5&amp;2&amp;\uu{2}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71]" office:value-type="string" office:string-value="r4-150-4-2" calcext:value-type="string">
            <text:p>r4-150-4-2</text:p>
          </table:table-cell>
          <table:table-cell table:formula="of:=ROUND([$'ra-sub'.AB71];2)" office:value-type="float" office:value="100" calcext:value-type="float">
            <text:p>100</text:p>
          </table:table-cell>
          <table:table-cell table:style-name="ce12" table:formula="of:=ROUND([$'ra-sub'.AC71];1)" office:value-type="float" office:value="-1.5" calcext:value-type="float">
            <text:p>-1,5</text:p>
          </table:table-cell>
          <table:table-cell table:style-name="ce12" table:formula="of:=IF([$'ra-sub'.S71]=5;&quot;*&quot;;[$'ra-sub'.I71])" office:value-type="float" office:value="0.114537" calcext:value-type="float">
            <text:p>0,1</text:p>
          </table:table-cell>
          <table:table-cell table:style-name="ce12" table:formula="of:=IF([$'ra-sub'.S71]=11;1;&quot;&quot;)">
            <text:p/>
          </table:table-cell>
          <table:table-cell table:style-name="ce12" table:formula="of:=IFERROR(IF([.I72]=0;ABS(CEILING([.C72]));ABS(([.I72]-CEILING([.C72]))/[.I72]));&quot;*&quot;)" office:value-type="float" office:value="1.5" calcext:value-type="float">
            <text:p>1,5</text:p>
          </table:table-cell>
          <table:table-cell table:style-name="ce12" table:formula="of:=IFERROR([.I72]-CEILING([.C72]);&quot;*&quot;)" office:value-type="float" office:value="3" calcext:value-type="float">
            <text:p>3,0</text:p>
          </table:table-cell>
          <table:table-cell table:formula="of:=ROUND([$'exact-sub'.J71];1)" office:value-type="float" office:value="2" calcext:value-type="float">
            <text:p>2</text:p>
          </table:table-cell>
          <table:table-cell table:formula="of:=[$'exact-sub'.K71]" office:value-type="float" office:value="2" calcext:value-type="float">
            <text:p>2</text:p>
          </table:table-cell>
          <table:table-cell table:formula="of:=[$'exact-sub'.L71]" office:value-type="float" office:value="0" calcext:value-type="float">
            <text:p>0</text:p>
          </table:table-cell>
          <table:table-cell table:formula="of:=[$'exact-sub'.I71]" office:value-type="float" office:value="1.001781" calcext:value-type="float">
            <text:p>1,001781</text:p>
          </table:table-cell>
          <table:table-cell table:style-name="ce21" table:formula="of:=[$'ra-sub'.AE71]" office:value-type="float" office:value="3" calcext:value-type="float">
            <text:p>3</text:p>
          </table:table-cell>
          <table:table-cell table:style-name="ce21" table:formula="of:=[$'bcpa-sub-t600'.AE71]" office:value-type="float" office:value="2" calcext:value-type="float">
            <text:p>2</text:p>
          </table:table-cell>
          <table:table-cell table:style-name="ce21" table:formula="of:=[$'blpl-sub-t300'.AE71]" office:value-type="float" office:value="2" calcext:value-type="float">
            <text:p>2</text:p>
          </table:table-cell>
          <table:table-cell table:style-name="ce21" table:formula="of:=[$'sbpl-sub-t300'.AE71]" office:value-type="float" office:value="2" calcext:value-type="float">
            <text:p>2</text:p>
          </table:table-cell>
          <table:table-cell table:formula="of:=MIN([.L72:.O72])" office:value-type="float" office:value="2" calcext:value-type="float">
            <text:p>2</text:p>
          </table:table-cell>
          <table:table-cell table:formula="of:=ABS([.L72]-CEILING([.$C72]))" office:value-type="float" office:value="4" calcext:value-type="float">
            <text:p>4</text:p>
          </table:table-cell>
          <table:table-cell table:formula="of:=IFERROR(ABS([.M72]-CEILING([.$C72]));&quot;-&quot;)" office:value-type="float" office:value="3" calcext:value-type="float">
            <text:p>3</text:p>
          </table:table-cell>
          <table:table-cell table:formula="of:=ABS([.N72]-CEILING([.$C72]))" office:value-type="float" office:value="3" calcext:value-type="float">
            <text:p>3</text:p>
          </table:table-cell>
          <table:table-cell table:formula="of:=ABS([.O72]-CEILING([.$C72]))" office:value-type="float" office:value="3" calcext:value-type="float">
            <text:p>3</text:p>
          </table:table-cell>
          <table:table-cell table:formula="of:=IFERROR(ABS(([.L72]-CEILING([.$C72]))/CEILING([.$C72]));&quot;*&quot;)" office:value-type="float" office:value="4" calcext:value-type="float">
            <text:p>4</text:p>
          </table:table-cell>
          <table:table-cell table:formula="of:=IFERROR(ABS(([.M72]-CEILING([.$C72]))/CEILING([.$C72]));&quot;*&quot;)" office:value-type="float" office:value="3" calcext:value-type="float">
            <text:p>3</text:p>
          </table:table-cell>
          <table:table-cell table:formula="of:=IFERROR(ABS(([.N72]-CEILING([.$C72]))/CEILING([.$C72]));&quot;*&quot;)" office:value-type="float" office:value="3" calcext:value-type="float">
            <text:p>3</text:p>
          </table:table-cell>
          <table:table-cell table:formula="of:=IFERROR(ABS(([.O72]-CEILING([.$C72]))/CEILING([.$C72]));&quot;*&quot;)" office:value-type="float" office:value="3" calcext:value-type="float">
            <text:p>3</text:p>
          </table:table-cell>
          <table:table-cell table:style-name="ce28" table:formula="of:=IF([.L72]=[.$P72];1;&quot;&quot;)">
            <text:p/>
          </table:table-cell>
          <table:table-cell table:formula="of:=IF([.M72]=[.$P72];1;&quot;&quot;)" office:value-type="float" office:value="1" calcext:value-type="float">
            <text:p>1</text:p>
          </table:table-cell>
          <table:table-cell table:style-name="ce28" table:formula="of:=IF([.N72]=[.$P72];1;&quot;&quot;)" office:value-type="float" office:value="1" calcext:value-type="float">
            <text:p>1</text:p>
          </table:table-cell>
          <table:table-cell table:style-name="ce28" table:formula="of:=IF([.O72]=[.$P72];1;&quot;&quot;)" office:value-type="float" office:value="1" calcext:value-type="float">
            <text:p>1</text:p>
          </table:table-cell>
          <table:table-cell table:number-columns-repeated="8"/>
          <table:table-cell table:formula="of:=CONCATENATE([.A72];&quot;&amp;&quot;;[.B72];&quot;&amp;&quot;;IF([.E72]=1;CONCATENATE(&quot;\h{&quot;;[.C72];&quot;}&quot;);[.C72]);&quot;&amp;&quot;;[.H72];&quot;&amp;&quot;;IF([.J72]=0;CONCATENATE(&quot;\uu{&quot;;[.I72];&quot;}&quot;);[.I72]);&quot;&amp;&quot;;IF([.L72]=[.P72];CONCATENATE(&quot;\h{&quot;;[.L72];&quot;}&quot;);[.L72]);&quot;&amp;&quot;;IF([.M72]=[.P72];CONCATENATE(&quot;\h{&quot;;[.M72];&quot;}&quot;);[.M72]);&quot;&amp;&quot;;IF([.N72]=[.P72];CONCATENATE(&quot;\h{&quot;;[.N72];&quot;}&quot;);[.N72]);&quot;&amp;&quot;;IF([.O72]=[.P72];CONCATENATE(&quot;\h{&quot;;[.O72];&quot;}&quot;);[.O72]);&quot;\\\hline&quot;)" office:value-type="string" office:string-value="r4-150-4-2&amp;100&amp;-1,5&amp;2&amp;\uu{2}&amp;3&amp;\h{2}&amp;\h{2}&amp;\h{2}\\\hline" calcext:value-type="string">
            <text:p>r4-150-4-2&amp;100&amp;-1,5&amp;2&amp;\uu{2}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72]" office:value-type="string" office:string-value="r4-200-10-1" calcext:value-type="string">
            <text:p>r4-200-10-1</text:p>
          </table:table-cell>
          <table:table-cell table:formula="of:=ROUND([$'ra-sub'.AB72];2)" office:value-type="float" office:value="99.88" calcext:value-type="float">
            <text:p>99,88</text:p>
          </table:table-cell>
          <table:table-cell table:style-name="ce12" table:formula="of:=ROUND([$'ra-sub'.AC72];1)" office:value-type="float" office:value="-4.7" calcext:value-type="float">
            <text:p>-4,7</text:p>
          </table:table-cell>
          <table:table-cell table:style-name="ce12" table:formula="of:=IF([$'ra-sub'.S72]=5;&quot;*&quot;;[$'ra-sub'.I72])" office:value-type="float" office:value="0.339916" calcext:value-type="float">
            <text:p>0,3</text:p>
          </table:table-cell>
          <table:table-cell table:style-name="ce12" table:formula="of:=IF([$'ra-sub'.S72]=11;1;&quot;&quot;)">
            <text:p/>
          </table:table-cell>
          <table:table-cell table:style-name="ce12" table:formula="of:=IFERROR(IF([.I73]=0;ABS(CEILING([.C73]));ABS(([.I73]-CEILING([.C73]))/[.I73]));&quot;*&quot;)" office:value-type="float" office:value="2.33333333333333" calcext:value-type="float">
            <text:p>2,3</text:p>
          </table:table-cell>
          <table:table-cell table:style-name="ce12" table:formula="of:=IFERROR([.I73]-CEILING([.C73]);&quot;*&quot;)" office:value-type="float" office:value="7" calcext:value-type="float">
            <text:p>7,0</text:p>
          </table:table-cell>
          <table:table-cell table:formula="of:=ROUND([$'exact-sub'.J72];1)" office:value-type="float" office:value="3" calcext:value-type="float">
            <text:p>3</text:p>
          </table:table-cell>
          <table:table-cell table:formula="of:=[$'exact-sub'.K72]" office:value-type="float" office:value="3" calcext:value-type="float">
            <text:p>3</text:p>
          </table:table-cell>
          <table:table-cell table:formula="of:=[$'exact-sub'.L72]" office:value-type="float" office:value="0" calcext:value-type="float">
            <text:p>0</text:p>
          </table:table-cell>
          <table:table-cell table:formula="of:=[$'exact-sub'.I72]" office:value-type="float" office:value="1504.854353" calcext:value-type="float">
            <text:p>1504,854353</text:p>
          </table:table-cell>
          <table:table-cell table:style-name="ce21" table:formula="of:=[$'ra-sub'.AE72]" office:value-type="float" office:value="5" calcext:value-type="float">
            <text:p>5</text:p>
          </table:table-cell>
          <table:table-cell table:style-name="ce21" table:formula="of:=[$'bcpa-sub-t600'.AE72]" office:value-type="float" office:value="3" calcext:value-type="float">
            <text:p>3</text:p>
          </table:table-cell>
          <table:table-cell table:style-name="ce21" table:formula="of:=[$'blpl-sub-t300'.AE72]" office:value-type="float" office:value="4" calcext:value-type="float">
            <text:p>4</text:p>
          </table:table-cell>
          <table:table-cell table:style-name="ce21" table:formula="of:=[$'sbpl-sub-t300'.AE72]" office:value-type="float" office:value="3" calcext:value-type="float">
            <text:p>3</text:p>
          </table:table-cell>
          <table:table-cell table:formula="of:=MIN([.L73:.O73])" office:value-type="float" office:value="3" calcext:value-type="float">
            <text:p>3</text:p>
          </table:table-cell>
          <table:table-cell table:formula="of:=ABS([.L73]-CEILING([.$C73]))" office:value-type="float" office:value="9" calcext:value-type="float">
            <text:p>9</text:p>
          </table:table-cell>
          <table:table-cell table:formula="of:=IFERROR(ABS([.M73]-CEILING([.$C73]));&quot;-&quot;)" office:value-type="float" office:value="7" calcext:value-type="float">
            <text:p>7</text:p>
          </table:table-cell>
          <table:table-cell table:formula="of:=ABS([.N73]-CEILING([.$C73]))" office:value-type="float" office:value="8" calcext:value-type="float">
            <text:p>8</text:p>
          </table:table-cell>
          <table:table-cell table:formula="of:=ABS([.O73]-CEILING([.$C73]))" office:value-type="float" office:value="7" calcext:value-type="float">
            <text:p>7</text:p>
          </table:table-cell>
          <table:table-cell table:formula="of:=IFERROR(ABS(([.L73]-CEILING([.$C73]))/CEILING([.$C73]));&quot;*&quot;)" office:value-type="float" office:value="2.25" calcext:value-type="float">
            <text:p>2,25</text:p>
          </table:table-cell>
          <table:table-cell table:formula="of:=IFERROR(ABS(([.M73]-CEILING([.$C73]))/CEILING([.$C73]));&quot;*&quot;)" office:value-type="float" office:value="1.75" calcext:value-type="float">
            <text:p>1,75</text:p>
          </table:table-cell>
          <table:table-cell table:formula="of:=IFERROR(ABS(([.N73]-CEILING([.$C73]))/CEILING([.$C73]));&quot;*&quot;)" office:value-type="float" office:value="2" calcext:value-type="float">
            <text:p>2</text:p>
          </table:table-cell>
          <table:table-cell table:formula="of:=IFERROR(ABS(([.O73]-CEILING([.$C73]))/CEILING([.$C73]));&quot;*&quot;)" office:value-type="float" office:value="1.75" calcext:value-type="float">
            <text:p>1,75</text:p>
          </table:table-cell>
          <table:table-cell table:style-name="ce28" table:formula="of:=IF([.L73]=[.$P73];1;&quot;&quot;)">
            <text:p/>
          </table:table-cell>
          <table:table-cell table:formula="of:=IF([.M73]=[.$P73];1;&quot;&quot;)" office:value-type="float" office:value="1" calcext:value-type="float">
            <text:p>1</text:p>
          </table:table-cell>
          <table:table-cell table:style-name="ce28" table:formula="of:=IF([.N73]=[.$P73];1;&quot;&quot;)">
            <text:p/>
          </table:table-cell>
          <table:table-cell table:style-name="ce28" table:formula="of:=IF([.O73]=[.$P73];1;&quot;&quot;)" office:value-type="float" office:value="1" calcext:value-type="float">
            <text:p>1</text:p>
          </table:table-cell>
          <table:table-cell table:number-columns-repeated="8"/>
          <table:table-cell table:formula="of:=CONCATENATE([.A73];&quot;&amp;&quot;;[.B73];&quot;&amp;&quot;;IF([.E73]=1;CONCATENATE(&quot;\h{&quot;;[.C73];&quot;}&quot;);[.C73]);&quot;&amp;&quot;;[.H73];&quot;&amp;&quot;;IF([.J73]=0;CONCATENATE(&quot;\uu{&quot;;[.I73];&quot;}&quot;);[.I73]);&quot;&amp;&quot;;IF([.L73]=[.P73];CONCATENATE(&quot;\h{&quot;;[.L73];&quot;}&quot;);[.L73]);&quot;&amp;&quot;;IF([.M73]=[.P73];CONCATENATE(&quot;\h{&quot;;[.M73];&quot;}&quot;);[.M73]);&quot;&amp;&quot;;IF([.N73]=[.P73];CONCATENATE(&quot;\h{&quot;;[.N73];&quot;}&quot;);[.N73]);&quot;&amp;&quot;;IF([.O73]=[.P73];CONCATENATE(&quot;\h{&quot;;[.O73];&quot;}&quot;);[.O73]);&quot;\\\hline&quot;)" office:value-type="string" office:string-value="r4-200-10-1&amp;99,88&amp;-4,7&amp;3&amp;\uu{3}&amp;5&amp;\h{3}&amp;4&amp;\h{3}\\\hline" calcext:value-type="string">
            <text:p>r4-200-10-1&amp;99,88&amp;-4,7&amp;3&amp;\uu{3}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73]" office:value-type="string" office:string-value="r4-200-10-2" calcext:value-type="string">
            <text:p>r4-200-10-2</text:p>
          </table:table-cell>
          <table:table-cell table:formula="of:=ROUND([$'ra-sub'.AB73];2)" office:value-type="float" office:value="99.88" calcext:value-type="float">
            <text:p>99,88</text:p>
          </table:table-cell>
          <table:table-cell table:style-name="ce12" table:formula="of:=ROUND([$'ra-sub'.AC73];1)" office:value-type="float" office:value="-4.7" calcext:value-type="float">
            <text:p>-4,7</text:p>
          </table:table-cell>
          <table:table-cell table:style-name="ce12" table:formula="of:=IF([$'ra-sub'.S73]=5;&quot;*&quot;;[$'ra-sub'.I73])" office:value-type="float" office:value="0.320384" calcext:value-type="float">
            <text:p>0,3</text:p>
          </table:table-cell>
          <table:table-cell table:style-name="ce12" table:formula="of:=IF([$'ra-sub'.S73]=11;1;&quot;&quot;)">
            <text:p/>
          </table:table-cell>
          <table:table-cell table:style-name="ce12" table:formula="of:=IFERROR(IF([.I74]=0;ABS(CEILING([.C74]));ABS(([.I74]-CEILING([.C74]))/[.I74]));&quot;*&quot;)" office:value-type="float" office:value="2.33333333333333" calcext:value-type="float">
            <text:p>2,3</text:p>
          </table:table-cell>
          <table:table-cell table:style-name="ce12" table:formula="of:=IFERROR([.I74]-CEILING([.C74]);&quot;*&quot;)" office:value-type="float" office:value="7" calcext:value-type="float">
            <text:p>7,0</text:p>
          </table:table-cell>
          <table:table-cell table:formula="of:=ROUND([$'exact-sub'.J73];1)" office:value-type="float" office:value="1.3" calcext:value-type="float">
            <text:p>1,3</text:p>
          </table:table-cell>
          <table:table-cell table:formula="of:=[$'exact-sub'.K73]" office:value-type="float" office:value="3" calcext:value-type="float">
            <text:p>3</text:p>
          </table:table-cell>
          <table:table-cell table:formula="of:=[$'exact-sub'.L73]" office:value-type="float" office:value="1.25" calcext:value-type="float">
            <text:p>1,25</text:p>
          </table:table-cell>
          <table:table-cell table:formula="of:=[$'exact-sub'.I73]" office:value-type="float" office:value="1844.571444" calcext:value-type="float">
            <text:p>1844,571444</text:p>
          </table:table-cell>
          <table:table-cell table:style-name="ce21" table:formula="of:=[$'ra-sub'.AE73]" office:value-type="float" office:value="3" calcext:value-type="float">
            <text:p>3</text:p>
          </table:table-cell>
          <table:table-cell table:style-name="ce21" table:formula="of:=[$'bcpa-sub-t600'.AE73]" office:value-type="float" office:value="3" calcext:value-type="float">
            <text:p>3</text:p>
          </table:table-cell>
          <table:table-cell table:style-name="ce21" table:formula="of:=[$'blpl-sub-t300'.AE73]" office:value-type="float" office:value="3" calcext:value-type="float">
            <text:p>3</text:p>
          </table:table-cell>
          <table:table-cell table:style-name="ce21" table:formula="of:=[$'sbpl-sub-t300'.AE73]" office:value-type="float" office:value="3" calcext:value-type="float">
            <text:p>3</text:p>
          </table:table-cell>
          <table:table-cell table:formula="of:=MIN([.L74:.O74])" office:value-type="float" office:value="3" calcext:value-type="float">
            <text:p>3</text:p>
          </table:table-cell>
          <table:table-cell table:formula="of:=ABS([.L74]-CEILING([.$C74]))" office:value-type="float" office:value="7" calcext:value-type="float">
            <text:p>7</text:p>
          </table:table-cell>
          <table:table-cell table:formula="of:=IFERROR(ABS([.M74]-CEILING([.$C74]));&quot;-&quot;)" office:value-type="float" office:value="7" calcext:value-type="float">
            <text:p>7</text:p>
          </table:table-cell>
          <table:table-cell table:formula="of:=ABS([.N74]-CEILING([.$C74]))" office:value-type="float" office:value="7" calcext:value-type="float">
            <text:p>7</text:p>
          </table:table-cell>
          <table:table-cell table:formula="of:=ABS([.O74]-CEILING([.$C74]))" office:value-type="float" office:value="7" calcext:value-type="float">
            <text:p>7</text:p>
          </table:table-cell>
          <table:table-cell table:formula="of:=IFERROR(ABS(([.L74]-CEILING([.$C74]))/CEILING([.$C74]));&quot;*&quot;)" office:value-type="float" office:value="1.75" calcext:value-type="float">
            <text:p>1,75</text:p>
          </table:table-cell>
          <table:table-cell table:formula="of:=IFERROR(ABS(([.M74]-CEILING([.$C74]))/CEILING([.$C74]));&quot;*&quot;)" office:value-type="float" office:value="1.75" calcext:value-type="float">
            <text:p>1,75</text:p>
          </table:table-cell>
          <table:table-cell table:formula="of:=IFERROR(ABS(([.N74]-CEILING([.$C74]))/CEILING([.$C74]));&quot;*&quot;)" office:value-type="float" office:value="1.75" calcext:value-type="float">
            <text:p>1,75</text:p>
          </table:table-cell>
          <table:table-cell table:formula="of:=IFERROR(ABS(([.O74]-CEILING([.$C74]))/CEILING([.$C74]));&quot;*&quot;)" office:value-type="float" office:value="1.75" calcext:value-type="float">
            <text:p>1,75</text:p>
          </table:table-cell>
          <table:table-cell table:style-name="ce28" table:formula="of:=IF([.L74]=[.$P74];1;&quot;&quot;)" office:value-type="float" office:value="1" calcext:value-type="float">
            <text:p>1</text:p>
          </table:table-cell>
          <table:table-cell table:formula="of:=IF([.M74]=[.$P74];1;&quot;&quot;)" office:value-type="float" office:value="1" calcext:value-type="float">
            <text:p>1</text:p>
          </table:table-cell>
          <table:table-cell table:style-name="ce28" table:formula="of:=IF([.N74]=[.$P74];1;&quot;&quot;)" office:value-type="float" office:value="1" calcext:value-type="float">
            <text:p>1</text:p>
          </table:table-cell>
          <table:table-cell table:style-name="ce28" table:formula="of:=IF([.O74]=[.$P74];1;&quot;&quot;)" office:value-type="float" office:value="1" calcext:value-type="float">
            <text:p>1</text:p>
          </table:table-cell>
          <table:table-cell table:number-columns-repeated="8"/>
          <table:table-cell table:formula="of:=CONCATENATE([.A74];&quot;&amp;&quot;;[.B74];&quot;&amp;&quot;;IF([.E74]=1;CONCATENATE(&quot;\h{&quot;;[.C74];&quot;}&quot;);[.C74]);&quot;&amp;&quot;;[.H74];&quot;&amp;&quot;;IF([.J74]=0;CONCATENATE(&quot;\uu{&quot;;[.I74];&quot;}&quot;);[.I74]);&quot;&amp;&quot;;IF([.L74]=[.P74];CONCATENATE(&quot;\h{&quot;;[.L74];&quot;}&quot;);[.L74]);&quot;&amp;&quot;;IF([.M74]=[.P74];CONCATENATE(&quot;\h{&quot;;[.M74];&quot;}&quot;);[.M74]);&quot;&amp;&quot;;IF([.N74]=[.P74];CONCATENATE(&quot;\h{&quot;;[.N74];&quot;}&quot;);[.N74]);&quot;&amp;&quot;;IF([.O74]=[.P74];CONCATENATE(&quot;\h{&quot;;[.O74];&quot;}&quot;);[.O74]);&quot;\\\hline&quot;)" office:value-type="string" office:string-value="r4-200-10-2&amp;99,88&amp;-4,7&amp;1,3&amp;3&amp;\h{3}&amp;\h{3}&amp;\h{3}&amp;\h{3}\\\hline" calcext:value-type="string">
            <text:p>r4-200-10-2&amp;99,88&amp;-4,7&amp;1,3&amp;3&amp;\h{3}&amp;\h{3}&amp;\h{3}&amp;\h{3}\\\hline</text:p>
          </table:table-cell>
          <table:table-cell table:number-columns-repeated="10"/>
        </table:table-row>
        <table:table-row table:style-name="ro2">
          <table:table-cell table:formula="of:=[$'ra-sub'.AA74]" office:value-type="string" office:string-value="r4-200-15-1" calcext:value-type="string">
            <text:p>r4-200-15-1</text:p>
          </table:table-cell>
          <table:table-cell table:formula="of:=ROUND([$'ra-sub'.AB74];2)" office:value-type="float" office:value="80.78" calcext:value-type="float">
            <text:p>80,78</text:p>
          </table:table-cell>
          <table:table-cell table:style-name="ce12" table:formula="of:=ROUND([$'ra-sub'.AC74];1)" office:value-type="float" office:value="-8.2" calcext:value-type="float">
            <text:p>-8,2</text:p>
          </table:table-cell>
          <table:table-cell table:style-name="ce12" table:formula="of:=IF([$'ra-sub'.S74]=5;&quot;*&quot;;[$'ra-sub'.I74])" office:value-type="float" office:value="0.470352" calcext:value-type="float">
            <text:p>0,5</text:p>
          </table:table-cell>
          <table:table-cell table:style-name="ce12" table:formula="of:=IF([$'ra-sub'.S74]=11;1;&quot;&quot;)">
            <text:p/>
          </table:table-cell>
          <table:table-cell table:style-name="ce12" table:formula="of:=IFERROR(IF([.I75]=0;ABS(CEILING([.C75]));ABS(([.I75]-CEILING([.C75]))/[.I75]));&quot;*&quot;)" office:value-type="float" office:value="3.66666666666667" calcext:value-type="float">
            <text:p>3,7</text:p>
          </table:table-cell>
          <table:table-cell table:style-name="ce12" table:formula="of:=IFERROR([.I75]-CEILING([.C75]);&quot;*&quot;)" office:value-type="float" office:value="11" calcext:value-type="float">
            <text:p>11,0</text:p>
          </table:table-cell>
          <table:table-cell table:formula="of:=ROUND([$'exact-sub'.J74];1)" office:value-type="float" office:value="-0.4" calcext:value-type="float">
            <text:p>-0,4</text:p>
          </table:table-cell>
          <table:table-cell table:formula="of:=[$'exact-sub'.K74]" office:value-type="float" office:value="3" calcext:value-type="float">
            <text:p>3</text:p>
          </table:table-cell>
          <table:table-cell table:formula="of:=[$'exact-sub'.L74]" office:value-type="float" office:value="1E+020" calcext:value-type="float">
            <text:p>1E+020</text:p>
          </table:table-cell>
          <table:table-cell table:formula="of:=[$'exact-sub'.I74]" office:value-type="float" office:value="1828.895392" calcext:value-type="float">
            <text:p>1828,895392</text:p>
          </table:table-cell>
          <table:table-cell table:style-name="ce21" table:formula="of:=[$'ra-sub'.AE74]" office:value-type="float" office:value="5" calcext:value-type="float">
            <text:p>5</text:p>
          </table:table-cell>
          <table:table-cell table:style-name="ce21" table:formula="of:=[$'bcpa-sub-t600'.AE74]" office:value-type="float" office:value="3" calcext:value-type="float">
            <text:p>3</text:p>
          </table:table-cell>
          <table:table-cell table:style-name="ce21" table:formula="of:=[$'blpl-sub-t300'.AE74]" office:value-type="float" office:value="4" calcext:value-type="float">
            <text:p>4</text:p>
          </table:table-cell>
          <table:table-cell table:style-name="ce21" table:formula="of:=[$'sbpl-sub-t300'.AE74]" office:value-type="float" office:value="3" calcext:value-type="float">
            <text:p>3</text:p>
          </table:table-cell>
          <table:table-cell table:formula="of:=MIN([.L75:.O75])" office:value-type="float" office:value="3" calcext:value-type="float">
            <text:p>3</text:p>
          </table:table-cell>
          <table:table-cell table:formula="of:=ABS([.L75]-CEILING([.$C75]))" office:value-type="float" office:value="13" calcext:value-type="float">
            <text:p>13</text:p>
          </table:table-cell>
          <table:table-cell table:formula="of:=IFERROR(ABS([.M75]-CEILING([.$C75]));&quot;-&quot;)" office:value-type="float" office:value="11" calcext:value-type="float">
            <text:p>11</text:p>
          </table:table-cell>
          <table:table-cell table:formula="of:=ABS([.N75]-CEILING([.$C75]))" office:value-type="float" office:value="12" calcext:value-type="float">
            <text:p>12</text:p>
          </table:table-cell>
          <table:table-cell table:formula="of:=ABS([.O75]-CEILING([.$C75]))" office:value-type="float" office:value="11" calcext:value-type="float">
            <text:p>11</text:p>
          </table:table-cell>
          <table:table-cell table:formula="of:=IFERROR(ABS(([.L75]-CEILING([.$C75]))/CEILING([.$C75]));&quot;*&quot;)" office:value-type="float" office:value="1.625" calcext:value-type="float">
            <text:p>1,625</text:p>
          </table:table-cell>
          <table:table-cell table:formula="of:=IFERROR(ABS(([.M75]-CEILING([.$C75]))/CEILING([.$C75]));&quot;*&quot;)" office:value-type="float" office:value="1.375" calcext:value-type="float">
            <text:p>1,375</text:p>
          </table:table-cell>
          <table:table-cell table:formula="of:=IFERROR(ABS(([.N75]-CEILING([.$C75]))/CEILING([.$C75]));&quot;*&quot;)" office:value-type="float" office:value="1.5" calcext:value-type="float">
            <text:p>1,5</text:p>
          </table:table-cell>
          <table:table-cell table:formula="of:=IFERROR(ABS(([.O75]-CEILING([.$C75]))/CEILING([.$C75]));&quot;*&quot;)" office:value-type="float" office:value="1.375" calcext:value-type="float">
            <text:p>1,375</text:p>
          </table:table-cell>
          <table:table-cell table:style-name="ce28" table:formula="of:=IF([.L75]=[.$P75];1;&quot;&quot;)">
            <text:p/>
          </table:table-cell>
          <table:table-cell table:formula="of:=IF([.M75]=[.$P75];1;&quot;&quot;)" office:value-type="float" office:value="1" calcext:value-type="float">
            <text:p>1</text:p>
          </table:table-cell>
          <table:table-cell table:style-name="ce28" table:formula="of:=IF([.N75]=[.$P75];1;&quot;&quot;)">
            <text:p/>
          </table:table-cell>
          <table:table-cell table:style-name="ce28" table:formula="of:=IF([.O75]=[.$P75];1;&quot;&quot;)" office:value-type="float" office:value="1" calcext:value-type="float">
            <text:p>1</text:p>
          </table:table-cell>
          <table:table-cell table:number-columns-repeated="8"/>
          <table:table-cell table:formula="of:=CONCATENATE([.A75];&quot;&amp;&quot;;[.B75];&quot;&amp;&quot;;IF([.E75]=1;CONCATENATE(&quot;\h{&quot;;[.C75];&quot;}&quot;);[.C75]);&quot;&amp;&quot;;[.H75];&quot;&amp;&quot;;IF([.J75]=0;CONCATENATE(&quot;\uu{&quot;;[.I75];&quot;}&quot;);[.I75]);&quot;&amp;&quot;;IF([.L75]=[.P75];CONCATENATE(&quot;\h{&quot;;[.L75];&quot;}&quot;);[.L75]);&quot;&amp;&quot;;IF([.M75]=[.P75];CONCATENATE(&quot;\h{&quot;;[.M75];&quot;}&quot;);[.M75]);&quot;&amp;&quot;;IF([.N75]=[.P75];CONCATENATE(&quot;\h{&quot;;[.N75];&quot;}&quot;);[.N75]);&quot;&amp;&quot;;IF([.O75]=[.P75];CONCATENATE(&quot;\h{&quot;;[.O75];&quot;}&quot;);[.O75]);&quot;\\\hline&quot;)" office:value-type="string" office:string-value="r4-200-15-1&amp;80,78&amp;-8,2&amp;-0,4&amp;3&amp;5&amp;\h{3}&amp;4&amp;\h{3}\\\hline" calcext:value-type="string">
            <text:p>r4-200-15-1&amp;80,78&amp;-8,2&amp;-0,4&amp;3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75]" office:value-type="string" office:string-value="r4-200-15-2" calcext:value-type="string">
            <text:p>r4-200-15-2</text:p>
          </table:table-cell>
          <table:table-cell table:formula="of:=ROUND([$'ra-sub'.AB75];2)" office:value-type="float" office:value="80.78" calcext:value-type="float">
            <text:p>80,78</text:p>
          </table:table-cell>
          <table:table-cell table:style-name="ce12" table:formula="of:=ROUND([$'ra-sub'.AC75];1)" office:value-type="float" office:value="-8.2" calcext:value-type="float">
            <text:p>-8,2</text:p>
          </table:table-cell>
          <table:table-cell table:style-name="ce12" table:formula="of:=IF([$'ra-sub'.S75]=5;&quot;*&quot;;[$'ra-sub'.I75])" office:value-type="float" office:value="0.475085" calcext:value-type="float">
            <text:p>0,5</text:p>
          </table:table-cell>
          <table:table-cell table:style-name="ce12" table:formula="of:=IF([$'ra-sub'.S75]=11;1;&quot;&quot;)">
            <text:p/>
          </table:table-cell>
          <table:table-cell table:style-name="ce12" table:formula="of:=IFERROR(IF([.I76]=0;ABS(CEILING([.C76]));ABS(([.I76]-CEILING([.C76]))/[.I76]));&quot;*&quot;)" office:value-type="float" office:value="3.66666666666667" calcext:value-type="float">
            <text:p>3,7</text:p>
          </table:table-cell>
          <table:table-cell table:style-name="ce12" table:formula="of:=IFERROR([.I76]-CEILING([.C76]);&quot;*&quot;)" office:value-type="float" office:value="11" calcext:value-type="float">
            <text:p>11,0</text:p>
          </table:table-cell>
          <table:table-cell table:formula="of:=ROUND([$'exact-sub'.J75];1)" office:value-type="float" office:value="-1" calcext:value-type="float">
            <text:p>-1</text:p>
          </table:table-cell>
          <table:table-cell table:formula="of:=[$'exact-sub'.K75]" office:value-type="float" office:value="3" calcext:value-type="float">
            <text:p>3</text:p>
          </table:table-cell>
          <table:table-cell table:formula="of:=[$'exact-sub'.L75]" office:value-type="float" office:value="1E+020" calcext:value-type="float">
            <text:p>1E+020</text:p>
          </table:table-cell>
          <table:table-cell table:formula="of:=[$'exact-sub'.I75]" office:value-type="float" office:value="1834.836291" calcext:value-type="float">
            <text:p>1834,836291</text:p>
          </table:table-cell>
          <table:table-cell table:style-name="ce21" table:formula="of:=[$'ra-sub'.AE75]" office:value-type="float" office:value="5" calcext:value-type="float">
            <text:p>5</text:p>
          </table:table-cell>
          <table:table-cell table:style-name="ce21" table:formula="of:=[$'bcpa-sub-t600'.AE75]" office:value-type="float" office:value="3" calcext:value-type="float">
            <text:p>3</text:p>
          </table:table-cell>
          <table:table-cell table:style-name="ce21" table:formula="of:=[$'blpl-sub-t300'.AE75]" office:value-type="float" office:value="4" calcext:value-type="float">
            <text:p>4</text:p>
          </table:table-cell>
          <table:table-cell table:style-name="ce21" table:formula="of:=[$'sbpl-sub-t300'.AE75]" office:value-type="float" office:value="3" calcext:value-type="float">
            <text:p>3</text:p>
          </table:table-cell>
          <table:table-cell table:formula="of:=MIN([.L76:.O76])" office:value-type="float" office:value="3" calcext:value-type="float">
            <text:p>3</text:p>
          </table:table-cell>
          <table:table-cell table:formula="of:=ABS([.L76]-CEILING([.$C76]))" office:value-type="float" office:value="13" calcext:value-type="float">
            <text:p>13</text:p>
          </table:table-cell>
          <table:table-cell table:formula="of:=IFERROR(ABS([.M76]-CEILING([.$C76]));&quot;-&quot;)" office:value-type="float" office:value="11" calcext:value-type="float">
            <text:p>11</text:p>
          </table:table-cell>
          <table:table-cell table:formula="of:=ABS([.N76]-CEILING([.$C76]))" office:value-type="float" office:value="12" calcext:value-type="float">
            <text:p>12</text:p>
          </table:table-cell>
          <table:table-cell table:formula="of:=ABS([.O76]-CEILING([.$C76]))" office:value-type="float" office:value="11" calcext:value-type="float">
            <text:p>11</text:p>
          </table:table-cell>
          <table:table-cell table:formula="of:=IFERROR(ABS(([.L76]-CEILING([.$C76]))/CEILING([.$C76]));&quot;*&quot;)" office:value-type="float" office:value="1.625" calcext:value-type="float">
            <text:p>1,625</text:p>
          </table:table-cell>
          <table:table-cell table:formula="of:=IFERROR(ABS(([.M76]-CEILING([.$C76]))/CEILING([.$C76]));&quot;*&quot;)" office:value-type="float" office:value="1.375" calcext:value-type="float">
            <text:p>1,375</text:p>
          </table:table-cell>
          <table:table-cell table:formula="of:=IFERROR(ABS(([.N76]-CEILING([.$C76]))/CEILING([.$C76]));&quot;*&quot;)" office:value-type="float" office:value="1.5" calcext:value-type="float">
            <text:p>1,5</text:p>
          </table:table-cell>
          <table:table-cell table:formula="of:=IFERROR(ABS(([.O76]-CEILING([.$C76]))/CEILING([.$C76]));&quot;*&quot;)" office:value-type="float" office:value="1.375" calcext:value-type="float">
            <text:p>1,375</text:p>
          </table:table-cell>
          <table:table-cell table:style-name="ce28" table:formula="of:=IF([.L76]=[.$P76];1;&quot;&quot;)">
            <text:p/>
          </table:table-cell>
          <table:table-cell table:formula="of:=IF([.M76]=[.$P76];1;&quot;&quot;)" office:value-type="float" office:value="1" calcext:value-type="float">
            <text:p>1</text:p>
          </table:table-cell>
          <table:table-cell table:style-name="ce28" table:formula="of:=IF([.N76]=[.$P76];1;&quot;&quot;)">
            <text:p/>
          </table:table-cell>
          <table:table-cell table:style-name="ce28" table:formula="of:=IF([.O76]=[.$P76];1;&quot;&quot;)" office:value-type="float" office:value="1" calcext:value-type="float">
            <text:p>1</text:p>
          </table:table-cell>
          <table:table-cell table:number-columns-repeated="8"/>
          <table:table-cell table:formula="of:=CONCATENATE([.A76];&quot;&amp;&quot;;[.B76];&quot;&amp;&quot;;IF([.E76]=1;CONCATENATE(&quot;\h{&quot;;[.C76];&quot;}&quot;);[.C76]);&quot;&amp;&quot;;[.H76];&quot;&amp;&quot;;IF([.J76]=0;CONCATENATE(&quot;\uu{&quot;;[.I76];&quot;}&quot;);[.I76]);&quot;&amp;&quot;;IF([.L76]=[.P76];CONCATENATE(&quot;\h{&quot;;[.L76];&quot;}&quot;);[.L76]);&quot;&amp;&quot;;IF([.M76]=[.P76];CONCATENATE(&quot;\h{&quot;;[.M76];&quot;}&quot;);[.M76]);&quot;&amp;&quot;;IF([.N76]=[.P76];CONCATENATE(&quot;\h{&quot;;[.N76];&quot;}&quot;);[.N76]);&quot;&amp;&quot;;IF([.O76]=[.P76];CONCATENATE(&quot;\h{&quot;;[.O76];&quot;}&quot;);[.O76]);&quot;\\\hline&quot;)" office:value-type="string" office:string-value="r4-200-15-2&amp;80,78&amp;-8,2&amp;-1&amp;3&amp;5&amp;\h{3}&amp;4&amp;\h{3}\\\hline" calcext:value-type="string">
            <text:p>r4-200-15-2&amp;80,78&amp;-8,2&amp;-1&amp;3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76]" office:value-type="string" office:string-value="r4-200-20-1" calcext:value-type="string">
            <text:p>r4-200-20-1</text:p>
          </table:table-cell>
          <table:table-cell table:formula="of:=ROUND([$'ra-sub'.AB76];2)" office:value-type="float" office:value="68.23" calcext:value-type="float">
            <text:p>68,23</text:p>
          </table:table-cell>
          <table:table-cell table:style-name="ce12" table:formula="of:=ROUND([$'ra-sub'.AC76];1)" office:value-type="float" office:value="-11.2" calcext:value-type="float">
            <text:p>-11,2</text:p>
          </table:table-cell>
          <table:table-cell table:style-name="ce12" table:formula="of:=IF([$'ra-sub'.S76]=5;&quot;*&quot;;[$'ra-sub'.I76])" office:value-type="float" office:value="0.957344" calcext:value-type="float">
            <text:p>1,0</text:p>
          </table:table-cell>
          <table:table-cell table:style-name="ce12" table:formula="of:=IF([$'ra-sub'.S76]=11;1;&quot;&quot;)">
            <text:p/>
          </table:table-cell>
          <table:table-cell table:style-name="ce12" table:formula="of:=IFERROR(IF([.I77]=0;ABS(CEILING([.C77]));ABS(([.I77]-CEILING([.C77]))/[.I77]));&quot;*&quot;)" office:value-type="float" office:value="3.75" calcext:value-type="float">
            <text:p>3,8</text:p>
          </table:table-cell>
          <table:table-cell table:style-name="ce12" table:formula="of:=IFERROR([.I77]-CEILING([.C77]);&quot;*&quot;)" office:value-type="float" office:value="15" calcext:value-type="float">
            <text:p>15,0</text:p>
          </table:table-cell>
          <table:table-cell table:formula="of:=ROUND([$'exact-sub'.J76];1)" office:value-type="float" office:value="-2.4" calcext:value-type="float">
            <text:p>-2,4</text:p>
          </table:table-cell>
          <table:table-cell table:formula="of:=[$'exact-sub'.K76]" office:value-type="float" office:value="4" calcext:value-type="float">
            <text:p>4</text:p>
          </table:table-cell>
          <table:table-cell table:formula="of:=[$'exact-sub'.L76]" office:value-type="float" office:value="1E+020" calcext:value-type="float">
            <text:p>1E+020</text:p>
          </table:table-cell>
          <table:table-cell table:formula="of:=[$'exact-sub'.I76]" office:value-type="float" office:value="1824.026646" calcext:value-type="float">
            <text:p>1824,026646</text:p>
          </table:table-cell>
          <table:table-cell table:style-name="ce21" table:formula="of:=[$'ra-sub'.AE76]" office:value-type="float" office:value="7" calcext:value-type="float">
            <text:p>7</text:p>
          </table:table-cell>
          <table:table-cell table:style-name="ce21" table:formula="of:=[$'bcpa-sub-t600'.AE76]" office:value-type="float" office:value="4" calcext:value-type="float">
            <text:p>4</text:p>
          </table:table-cell>
          <table:table-cell table:style-name="ce21" table:formula="of:=[$'blpl-sub-t300'.AE76]" office:value-type="float" office:value="5" calcext:value-type="float">
            <text:p>5</text:p>
          </table:table-cell>
          <table:table-cell table:style-name="ce21" table:formula="of:=[$'sbpl-sub-t300'.AE76]" office:value-type="float" office:value="4" calcext:value-type="float">
            <text:p>4</text:p>
          </table:table-cell>
          <table:table-cell table:formula="of:=MIN([.L77:.O77])" office:value-type="float" office:value="4" calcext:value-type="float">
            <text:p>4</text:p>
          </table:table-cell>
          <table:table-cell table:formula="of:=ABS([.L77]-CEILING([.$C77]))" office:value-type="float" office:value="18" calcext:value-type="float">
            <text:p>18</text:p>
          </table:table-cell>
          <table:table-cell table:formula="of:=IFERROR(ABS([.M77]-CEILING([.$C77]));&quot;-&quot;)" office:value-type="float" office:value="15" calcext:value-type="float">
            <text:p>15</text:p>
          </table:table-cell>
          <table:table-cell table:formula="of:=ABS([.N77]-CEILING([.$C77]))" office:value-type="float" office:value="16" calcext:value-type="float">
            <text:p>16</text:p>
          </table:table-cell>
          <table:table-cell table:formula="of:=ABS([.O77]-CEILING([.$C77]))" office:value-type="float" office:value="15" calcext:value-type="float">
            <text:p>15</text:p>
          </table:table-cell>
          <table:table-cell table:formula="of:=IFERROR(ABS(([.L77]-CEILING([.$C77]))/CEILING([.$C77]));&quot;*&quot;)" office:value-type="float" office:value="1.63636363636364" calcext:value-type="float">
            <text:p>1,63636363636364</text:p>
          </table:table-cell>
          <table:table-cell table:formula="of:=IFERROR(ABS(([.M77]-CEILING([.$C77]))/CEILING([.$C77]));&quot;*&quot;)" office:value-type="float" office:value="1.36363636363636" calcext:value-type="float">
            <text:p>1,36363636363636</text:p>
          </table:table-cell>
          <table:table-cell table:formula="of:=IFERROR(ABS(([.N77]-CEILING([.$C77]))/CEILING([.$C77]));&quot;*&quot;)" office:value-type="float" office:value="1.45454545454545" calcext:value-type="float">
            <text:p>1,45454545454545</text:p>
          </table:table-cell>
          <table:table-cell table:formula="of:=IFERROR(ABS(([.O77]-CEILING([.$C77]))/CEILING([.$C77]));&quot;*&quot;)" office:value-type="float" office:value="1.36363636363636" calcext:value-type="float">
            <text:p>1,36363636363636</text:p>
          </table:table-cell>
          <table:table-cell table:style-name="ce28" table:formula="of:=IF([.L77]=[.$P77];1;&quot;&quot;)">
            <text:p/>
          </table:table-cell>
          <table:table-cell table:formula="of:=IF([.M77]=[.$P77];1;&quot;&quot;)" office:value-type="float" office:value="1" calcext:value-type="float">
            <text:p>1</text:p>
          </table:table-cell>
          <table:table-cell table:style-name="ce28" table:formula="of:=IF([.N77]=[.$P77];1;&quot;&quot;)">
            <text:p/>
          </table:table-cell>
          <table:table-cell table:style-name="ce28" table:formula="of:=IF([.O77]=[.$P77];1;&quot;&quot;)" office:value-type="float" office:value="1" calcext:value-type="float">
            <text:p>1</text:p>
          </table:table-cell>
          <table:table-cell table:number-columns-repeated="8"/>
          <table:table-cell table:formula="of:=CONCATENATE([.A77];&quot;&amp;&quot;;[.B77];&quot;&amp;&quot;;IF([.E77]=1;CONCATENATE(&quot;\h{&quot;;[.C77];&quot;}&quot;);[.C77]);&quot;&amp;&quot;;[.H77];&quot;&amp;&quot;;IF([.J77]=0;CONCATENATE(&quot;\uu{&quot;;[.I77];&quot;}&quot;);[.I77]);&quot;&amp;&quot;;IF([.L77]=[.P77];CONCATENATE(&quot;\h{&quot;;[.L77];&quot;}&quot;);[.L77]);&quot;&amp;&quot;;IF([.M77]=[.P77];CONCATENATE(&quot;\h{&quot;;[.M77];&quot;}&quot;);[.M77]);&quot;&amp;&quot;;IF([.N77]=[.P77];CONCATENATE(&quot;\h{&quot;;[.N77];&quot;}&quot;);[.N77]);&quot;&amp;&quot;;IF([.O77]=[.P77];CONCATENATE(&quot;\h{&quot;;[.O77];&quot;}&quot;);[.O77]);&quot;\\\hline&quot;)" office:value-type="string" office:string-value="r4-200-20-1&amp;68,23&amp;-11,2&amp;-2,4&amp;4&amp;7&amp;\h{4}&amp;5&amp;\h{4}\\\hline" calcext:value-type="string">
            <text:p>r4-200-20-1&amp;68,23&amp;-11,2&amp;-2,4&amp;4&amp;7&amp;\h{4}&amp;5&amp;\h{4}\\\hline</text:p>
          </table:table-cell>
          <table:table-cell table:number-columns-repeated="10"/>
        </table:table-row>
        <table:table-row table:style-name="ro2">
          <table:table-cell table:formula="of:=[$'ra-sub'.AA77]" office:value-type="string" office:string-value="r4-200-20-2" calcext:value-type="string">
            <text:p>r4-200-20-2</text:p>
          </table:table-cell>
          <table:table-cell table:formula="of:=ROUND([$'ra-sub'.AB77];2)" office:value-type="float" office:value="68.23" calcext:value-type="float">
            <text:p>68,23</text:p>
          </table:table-cell>
          <table:table-cell table:style-name="ce12" table:formula="of:=ROUND([$'ra-sub'.AC77];1)" office:value-type="float" office:value="-11.2" calcext:value-type="float">
            <text:p>-11,2</text:p>
          </table:table-cell>
          <table:table-cell table:style-name="ce12" table:formula="of:=IF([$'ra-sub'.S77]=5;&quot;*&quot;;[$'ra-sub'.I77])" office:value-type="float" office:value="0.944516" calcext:value-type="float">
            <text:p>0,9</text:p>
          </table:table-cell>
          <table:table-cell table:style-name="ce12" table:formula="of:=IF([$'ra-sub'.S77]=11;1;&quot;&quot;)">
            <text:p/>
          </table:table-cell>
          <table:table-cell table:style-name="ce12" table:formula="of:=IFERROR(IF([.I78]=0;ABS(CEILING([.C78]));ABS(([.I78]-CEILING([.C78]))/[.I78]));&quot;*&quot;)" office:value-type="float" office:value="3.75" calcext:value-type="float">
            <text:p>3,8</text:p>
          </table:table-cell>
          <table:table-cell table:style-name="ce12" table:formula="of:=IFERROR([.I78]-CEILING([.C78]);&quot;*&quot;)" office:value-type="float" office:value="15" calcext:value-type="float">
            <text:p>15,0</text:p>
          </table:table-cell>
          <table:table-cell table:formula="of:=ROUND([$'exact-sub'.J77];1)" office:value-type="float" office:value="-2.5" calcext:value-type="float">
            <text:p>-2,5</text:p>
          </table:table-cell>
          <table:table-cell table:formula="of:=[$'exact-sub'.K77]" office:value-type="float" office:value="4" calcext:value-type="float">
            <text:p>4</text:p>
          </table:table-cell>
          <table:table-cell table:formula="of:=[$'exact-sub'.L77]" office:value-type="float" office:value="1E+020" calcext:value-type="float">
            <text:p>1E+020</text:p>
          </table:table-cell>
          <table:table-cell table:formula="of:=[$'exact-sub'.I77]" office:value-type="float" office:value="1818.290873" calcext:value-type="float">
            <text:p>1818,290873</text:p>
          </table:table-cell>
          <table:table-cell table:style-name="ce21" table:formula="of:=[$'ra-sub'.AE77]" office:value-type="float" office:value="6" calcext:value-type="float">
            <text:p>6</text:p>
          </table:table-cell>
          <table:table-cell table:style-name="ce21" table:formula="of:=[$'bcpa-sub-t600'.AE77]" office:value-type="float" office:value="4" calcext:value-type="float">
            <text:p>4</text:p>
          </table:table-cell>
          <table:table-cell table:style-name="ce21" table:formula="of:=[$'blpl-sub-t300'.AE77]" office:value-type="float" office:value="4" calcext:value-type="float">
            <text:p>4</text:p>
          </table:table-cell>
          <table:table-cell table:style-name="ce21" table:formula="of:=[$'sbpl-sub-t300'.AE77]" office:value-type="float" office:value="4" calcext:value-type="float">
            <text:p>4</text:p>
          </table:table-cell>
          <table:table-cell table:formula="of:=MIN([.L78:.O78])" office:value-type="float" office:value="4" calcext:value-type="float">
            <text:p>4</text:p>
          </table:table-cell>
          <table:table-cell table:formula="of:=ABS([.L78]-CEILING([.$C78]))" office:value-type="float" office:value="17" calcext:value-type="float">
            <text:p>17</text:p>
          </table:table-cell>
          <table:table-cell table:formula="of:=IFERROR(ABS([.M78]-CEILING([.$C78]));&quot;-&quot;)" office:value-type="float" office:value="15" calcext:value-type="float">
            <text:p>15</text:p>
          </table:table-cell>
          <table:table-cell table:formula="of:=ABS([.N78]-CEILING([.$C78]))" office:value-type="float" office:value="15" calcext:value-type="float">
            <text:p>15</text:p>
          </table:table-cell>
          <table:table-cell table:formula="of:=ABS([.O78]-CEILING([.$C78]))" office:value-type="float" office:value="15" calcext:value-type="float">
            <text:p>15</text:p>
          </table:table-cell>
          <table:table-cell table:formula="of:=IFERROR(ABS(([.L78]-CEILING([.$C78]))/CEILING([.$C78]));&quot;*&quot;)" office:value-type="float" office:value="1.54545454545455" calcext:value-type="float">
            <text:p>1,54545454545455</text:p>
          </table:table-cell>
          <table:table-cell table:formula="of:=IFERROR(ABS(([.M78]-CEILING([.$C78]))/CEILING([.$C78]));&quot;*&quot;)" office:value-type="float" office:value="1.36363636363636" calcext:value-type="float">
            <text:p>1,36363636363636</text:p>
          </table:table-cell>
          <table:table-cell table:formula="of:=IFERROR(ABS(([.N78]-CEILING([.$C78]))/CEILING([.$C78]));&quot;*&quot;)" office:value-type="float" office:value="1.36363636363636" calcext:value-type="float">
            <text:p>1,36363636363636</text:p>
          </table:table-cell>
          <table:table-cell table:formula="of:=IFERROR(ABS(([.O78]-CEILING([.$C78]))/CEILING([.$C78]));&quot;*&quot;)" office:value-type="float" office:value="1.36363636363636" calcext:value-type="float">
            <text:p>1,36363636363636</text:p>
          </table:table-cell>
          <table:table-cell table:style-name="ce28" table:formula="of:=IF([.L78]=[.$P78];1;&quot;&quot;)">
            <text:p/>
          </table:table-cell>
          <table:table-cell table:formula="of:=IF([.M78]=[.$P78];1;&quot;&quot;)" office:value-type="float" office:value="1" calcext:value-type="float">
            <text:p>1</text:p>
          </table:table-cell>
          <table:table-cell table:style-name="ce28" table:formula="of:=IF([.N78]=[.$P78];1;&quot;&quot;)" office:value-type="float" office:value="1" calcext:value-type="float">
            <text:p>1</text:p>
          </table:table-cell>
          <table:table-cell table:style-name="ce28" table:formula="of:=IF([.O78]=[.$P78];1;&quot;&quot;)" office:value-type="float" office:value="1" calcext:value-type="float">
            <text:p>1</text:p>
          </table:table-cell>
          <table:table-cell table:number-columns-repeated="8"/>
          <table:table-cell table:formula="of:=CONCATENATE([.A78];&quot;&amp;&quot;;[.B78];&quot;&amp;&quot;;IF([.E78]=1;CONCATENATE(&quot;\h{&quot;;[.C78];&quot;}&quot;);[.C78]);&quot;&amp;&quot;;[.H78];&quot;&amp;&quot;;IF([.J78]=0;CONCATENATE(&quot;\uu{&quot;;[.I78];&quot;}&quot;);[.I78]);&quot;&amp;&quot;;IF([.L78]=[.P78];CONCATENATE(&quot;\h{&quot;;[.L78];&quot;}&quot;);[.L78]);&quot;&amp;&quot;;IF([.M78]=[.P78];CONCATENATE(&quot;\h{&quot;;[.M78];&quot;}&quot;);[.M78]);&quot;&amp;&quot;;IF([.N78]=[.P78];CONCATENATE(&quot;\h{&quot;;[.N78];&quot;}&quot;);[.N78]);&quot;&amp;&quot;;IF([.O78]=[.P78];CONCATENATE(&quot;\h{&quot;;[.O78];&quot;}&quot;);[.O78]);&quot;\\\hline&quot;)" office:value-type="string" office:string-value="r4-200-20-2&amp;68,23&amp;-11,2&amp;-2,5&amp;4&amp;6&amp;\h{4}&amp;\h{4}&amp;\h{4}\\\hline" calcext:value-type="string">
            <text:p>r4-200-20-2&amp;68,23&amp;-11,2&amp;-2,5&amp;4&amp;6&amp;\h{4}&amp;\h{4}&amp;\h{4}\\\hline</text:p>
          </table:table-cell>
          <table:table-cell table:number-columns-repeated="10"/>
        </table:table-row>
        <table:table-row table:style-name="ro2">
          <table:table-cell table:formula="of:=[$'ra-sub'.AA78]" office:value-type="string" office:string-value="r4-200-24-1" calcext:value-type="string">
            <text:p>r4-200-24-1</text:p>
          </table:table-cell>
          <table:table-cell table:formula="of:=ROUND([$'ra-sub'.AB78];2)" office:value-type="float" office:value="57.23" calcext:value-type="float">
            <text:p>57,23</text:p>
          </table:table-cell>
          <table:table-cell table:style-name="ce12" table:formula="of:=ROUND([$'ra-sub'.AC78];1)" office:value-type="float" office:value="-13" calcext:value-type="float">
            <text:p>-13,0</text:p>
          </table:table-cell>
          <table:table-cell table:style-name="ce12" table:formula="of:=IF([$'ra-sub'.S78]=5;&quot;*&quot;;[$'ra-sub'.I78])" office:value-type="float" office:value="6.954582" calcext:value-type="float">
            <text:p>7,0</text:p>
          </table:table-cell>
          <table:table-cell table:style-name="ce12" table:formula="of:=IF([$'ra-sub'.S78]=11;1;&quot;&quot;)">
            <text:p/>
          </table:table-cell>
          <table:table-cell table:style-name="ce12" table:formula="of:=IFERROR(IF([.I79]=0;ABS(CEILING([.C79]));ABS(([.I79]-CEILING([.C79]))/[.I79]));&quot;*&quot;)" office:value-type="float" office:value="4.25" calcext:value-type="float">
            <text:p>4,3</text:p>
          </table:table-cell>
          <table:table-cell table:style-name="ce12" table:formula="of:=IFERROR([.I79]-CEILING([.C79]);&quot;*&quot;)" office:value-type="float" office:value="17" calcext:value-type="float">
            <text:p>17,0</text:p>
          </table:table-cell>
          <table:table-cell table:formula="of:=ROUND([$'exact-sub'.J78];1)" office:value-type="float" office:value="-8.6" calcext:value-type="float">
            <text:p>-8,6</text:p>
          </table:table-cell>
          <table:table-cell table:formula="of:=[$'exact-sub'.K78]" office:value-type="float" office:value="4" calcext:value-type="float">
            <text:p>4</text:p>
          </table:table-cell>
          <table:table-cell table:formula="of:=[$'exact-sub'.L78]" office:value-type="float" office:value="1E+020" calcext:value-type="float">
            <text:p>1E+020</text:p>
          </table:table-cell>
          <table:table-cell table:formula="of:=[$'exact-sub'.I78]" office:value-type="float" office:value="1809.427401" calcext:value-type="float">
            <text:p>1809,427401</text:p>
          </table:table-cell>
          <table:table-cell table:style-name="ce21" table:formula="of:=[$'ra-sub'.AE78]" office:value-type="float" office:value="5" calcext:value-type="float">
            <text:p>5</text:p>
          </table:table-cell>
          <table:table-cell table:style-name="ce21" table:formula="of:=[$'bcpa-sub-t600'.AE78]" office:value-type="float" office:value="4" calcext:value-type="float">
            <text:p>4</text:p>
          </table:table-cell>
          <table:table-cell table:style-name="ce21" table:formula="of:=[$'blpl-sub-t300'.AE78]" office:value-type="float" office:value="4" calcext:value-type="float">
            <text:p>4</text:p>
          </table:table-cell>
          <table:table-cell table:style-name="ce21" table:formula="of:=[$'sbpl-sub-t300'.AE78]" office:value-type="float" office:value="4" calcext:value-type="float">
            <text:p>4</text:p>
          </table:table-cell>
          <table:table-cell table:formula="of:=MIN([.L79:.O79])" office:value-type="float" office:value="4" calcext:value-type="float">
            <text:p>4</text:p>
          </table:table-cell>
          <table:table-cell table:formula="of:=ABS([.L79]-CEILING([.$C79]))" office:value-type="float" office:value="18" calcext:value-type="float">
            <text:p>18</text:p>
          </table:table-cell>
          <table:table-cell table:formula="of:=IFERROR(ABS([.M79]-CEILING([.$C79]));&quot;-&quot;)" office:value-type="float" office:value="17" calcext:value-type="float">
            <text:p>17</text:p>
          </table:table-cell>
          <table:table-cell table:formula="of:=ABS([.N79]-CEILING([.$C79]))" office:value-type="float" office:value="17" calcext:value-type="float">
            <text:p>17</text:p>
          </table:table-cell>
          <table:table-cell table:formula="of:=ABS([.O79]-CEILING([.$C79]))" office:value-type="float" office:value="17" calcext:value-type="float">
            <text:p>17</text:p>
          </table:table-cell>
          <table:table-cell table:formula="of:=IFERROR(ABS(([.L79]-CEILING([.$C79]))/CEILING([.$C79]));&quot;*&quot;)" office:value-type="float" office:value="1.38461538461538" calcext:value-type="float">
            <text:p>1,38461538461538</text:p>
          </table:table-cell>
          <table:table-cell table:formula="of:=IFERROR(ABS(([.M79]-CEILING([.$C79]))/CEILING([.$C79]));&quot;*&quot;)" office:value-type="float" office:value="1.30769230769231" calcext:value-type="float">
            <text:p>1,30769230769231</text:p>
          </table:table-cell>
          <table:table-cell table:formula="of:=IFERROR(ABS(([.N79]-CEILING([.$C79]))/CEILING([.$C79]));&quot;*&quot;)" office:value-type="float" office:value="1.30769230769231" calcext:value-type="float">
            <text:p>1,30769230769231</text:p>
          </table:table-cell>
          <table:table-cell table:formula="of:=IFERROR(ABS(([.O79]-CEILING([.$C79]))/CEILING([.$C79]));&quot;*&quot;)" office:value-type="float" office:value="1.30769230769231" calcext:value-type="float">
            <text:p>1,30769230769231</text:p>
          </table:table-cell>
          <table:table-cell table:style-name="ce28" table:formula="of:=IF([.L79]=[.$P79];1;&quot;&quot;)">
            <text:p/>
          </table:table-cell>
          <table:table-cell table:formula="of:=IF([.M79]=[.$P79];1;&quot;&quot;)" office:value-type="float" office:value="1" calcext:value-type="float">
            <text:p>1</text:p>
          </table:table-cell>
          <table:table-cell table:style-name="ce28" table:formula="of:=IF([.N79]=[.$P79];1;&quot;&quot;)" office:value-type="float" office:value="1" calcext:value-type="float">
            <text:p>1</text:p>
          </table:table-cell>
          <table:table-cell table:style-name="ce28" table:formula="of:=IF([.O79]=[.$P79];1;&quot;&quot;)" office:value-type="float" office:value="1" calcext:value-type="float">
            <text:p>1</text:p>
          </table:table-cell>
          <table:table-cell table:number-columns-repeated="8"/>
          <table:table-cell table:formula="of:=CONCATENATE([.A79];&quot;&amp;&quot;;[.B79];&quot;&amp;&quot;;IF([.E79]=1;CONCATENATE(&quot;\h{&quot;;[.C79];&quot;}&quot;);[.C79]);&quot;&amp;&quot;;[.H79];&quot;&amp;&quot;;IF([.J79]=0;CONCATENATE(&quot;\uu{&quot;;[.I79];&quot;}&quot;);[.I79]);&quot;&amp;&quot;;IF([.L79]=[.P79];CONCATENATE(&quot;\h{&quot;;[.L79];&quot;}&quot;);[.L79]);&quot;&amp;&quot;;IF([.M79]=[.P79];CONCATENATE(&quot;\h{&quot;;[.M79];&quot;}&quot;);[.M79]);&quot;&amp;&quot;;IF([.N79]=[.P79];CONCATENATE(&quot;\h{&quot;;[.N79];&quot;}&quot;);[.N79]);&quot;&amp;&quot;;IF([.O79]=[.P79];CONCATENATE(&quot;\h{&quot;;[.O79];&quot;}&quot;);[.O79]);&quot;\\\hline&quot;)" office:value-type="string" office:string-value="r4-200-24-1&amp;57,23&amp;-13&amp;-8,6&amp;4&amp;5&amp;\h{4}&amp;\h{4}&amp;\h{4}\\\hline" calcext:value-type="string">
            <text:p>r4-200-24-1&amp;57,23&amp;-13&amp;-8,6&amp;4&amp;5&amp;\h{4}&amp;\h{4}&amp;\h{4}\\\hline</text:p>
          </table:table-cell>
          <table:table-cell table:number-columns-repeated="10"/>
        </table:table-row>
        <table:table-row table:style-name="ro2">
          <table:table-cell table:formula="of:=[$'ra-sub'.AA79]" office:value-type="string" office:string-value="r4-200-24-2" calcext:value-type="string">
            <text:p>r4-200-24-2</text:p>
          </table:table-cell>
          <table:table-cell table:formula="of:=ROUND([$'ra-sub'.AB79];2)" office:value-type="float" office:value="58.18" calcext:value-type="float">
            <text:p>58,18</text:p>
          </table:table-cell>
          <table:table-cell table:style-name="ce12" table:formula="of:=ROUND([$'ra-sub'.AC79];1)" office:value-type="float" office:value="-13" calcext:value-type="float">
            <text:p>-13,0</text:p>
          </table:table-cell>
          <table:table-cell table:style-name="ce12" table:formula="of:=IF([$'ra-sub'.S79]=5;&quot;*&quot;;[$'ra-sub'.I79])" office:value-type="float" office:value="7.202099" calcext:value-type="float">
            <text:p>7,2</text:p>
          </table:table-cell>
          <table:table-cell table:style-name="ce12" table:formula="of:=IF([$'ra-sub'.S79]=11;1;&quot;&quot;)">
            <text:p/>
          </table:table-cell>
          <table:table-cell table:style-name="ce12" table:formula="of:=IFERROR(IF([.I80]=0;ABS(CEILING([.C80]));ABS(([.I80]-CEILING([.C80]))/[.I80]));&quot;*&quot;)" office:value-type="float" office:value="4.25" calcext:value-type="float">
            <text:p>4,3</text:p>
          </table:table-cell>
          <table:table-cell table:style-name="ce12" table:formula="of:=IFERROR([.I80]-CEILING([.C80]);&quot;*&quot;)" office:value-type="float" office:value="17" calcext:value-type="float">
            <text:p>17,0</text:p>
          </table:table-cell>
          <table:table-cell table:formula="of:=ROUND([$'exact-sub'.J79];1)" office:value-type="float" office:value="-11.8" calcext:value-type="float">
            <text:p>-11,8</text:p>
          </table:table-cell>
          <table:table-cell table:formula="of:=[$'exact-sub'.K79]" office:value-type="float" office:value="4" calcext:value-type="float">
            <text:p>4</text:p>
          </table:table-cell>
          <table:table-cell table:formula="of:=[$'exact-sub'.L79]" office:value-type="float" office:value="1E+020" calcext:value-type="float">
            <text:p>1E+020</text:p>
          </table:table-cell>
          <table:table-cell table:formula="of:=[$'exact-sub'.I79]" office:value-type="float" office:value="1813.727776" calcext:value-type="float">
            <text:p>1813,727776</text:p>
          </table:table-cell>
          <table:table-cell table:style-name="ce21" table:formula="of:=[$'ra-sub'.AE79]" office:value-type="float" office:value="8" calcext:value-type="float">
            <text:p>8</text:p>
          </table:table-cell>
          <table:table-cell table:style-name="ce21" table:formula="of:=[$'bcpa-sub-t600'.AE79]" office:value-type="float" office:value="4" calcext:value-type="float">
            <text:p>4</text:p>
          </table:table-cell>
          <table:table-cell table:style-name="ce21" table:formula="of:=[$'blpl-sub-t300'.AE79]" office:value-type="float" office:value="4" calcext:value-type="float">
            <text:p>4</text:p>
          </table:table-cell>
          <table:table-cell table:style-name="ce21" table:formula="of:=[$'sbpl-sub-t300'.AE79]" office:value-type="float" office:value="4" calcext:value-type="float">
            <text:p>4</text:p>
          </table:table-cell>
          <table:table-cell table:formula="of:=MIN([.L80:.O80])" office:value-type="float" office:value="4" calcext:value-type="float">
            <text:p>4</text:p>
          </table:table-cell>
          <table:table-cell table:formula="of:=ABS([.L80]-CEILING([.$C80]))" office:value-type="float" office:value="21" calcext:value-type="float">
            <text:p>21</text:p>
          </table:table-cell>
          <table:table-cell table:formula="of:=IFERROR(ABS([.M80]-CEILING([.$C80]));&quot;-&quot;)" office:value-type="float" office:value="17" calcext:value-type="float">
            <text:p>17</text:p>
          </table:table-cell>
          <table:table-cell table:formula="of:=ABS([.N80]-CEILING([.$C80]))" office:value-type="float" office:value="17" calcext:value-type="float">
            <text:p>17</text:p>
          </table:table-cell>
          <table:table-cell table:formula="of:=ABS([.O80]-CEILING([.$C80]))" office:value-type="float" office:value="17" calcext:value-type="float">
            <text:p>17</text:p>
          </table:table-cell>
          <table:table-cell table:formula="of:=IFERROR(ABS(([.L80]-CEILING([.$C80]))/CEILING([.$C80]));&quot;*&quot;)" office:value-type="float" office:value="1.61538461538462" calcext:value-type="float">
            <text:p>1,61538461538462</text:p>
          </table:table-cell>
          <table:table-cell table:formula="of:=IFERROR(ABS(([.M80]-CEILING([.$C80]))/CEILING([.$C80]));&quot;*&quot;)" office:value-type="float" office:value="1.30769230769231" calcext:value-type="float">
            <text:p>1,30769230769231</text:p>
          </table:table-cell>
          <table:table-cell table:formula="of:=IFERROR(ABS(([.N80]-CEILING([.$C80]))/CEILING([.$C80]));&quot;*&quot;)" office:value-type="float" office:value="1.30769230769231" calcext:value-type="float">
            <text:p>1,30769230769231</text:p>
          </table:table-cell>
          <table:table-cell table:formula="of:=IFERROR(ABS(([.O80]-CEILING([.$C80]))/CEILING([.$C80]));&quot;*&quot;)" office:value-type="float" office:value="1.30769230769231" calcext:value-type="float">
            <text:p>1,30769230769231</text:p>
          </table:table-cell>
          <table:table-cell table:style-name="ce28" table:formula="of:=IF([.L80]=[.$P80];1;&quot;&quot;)">
            <text:p/>
          </table:table-cell>
          <table:table-cell table:formula="of:=IF([.M80]=[.$P80];1;&quot;&quot;)" office:value-type="float" office:value="1" calcext:value-type="float">
            <text:p>1</text:p>
          </table:table-cell>
          <table:table-cell table:style-name="ce28" table:formula="of:=IF([.N80]=[.$P80];1;&quot;&quot;)" office:value-type="float" office:value="1" calcext:value-type="float">
            <text:p>1</text:p>
          </table:table-cell>
          <table:table-cell table:style-name="ce28" table:formula="of:=IF([.O80]=[.$P80];1;&quot;&quot;)" office:value-type="float" office:value="1" calcext:value-type="float">
            <text:p>1</text:p>
          </table:table-cell>
          <table:table-cell table:number-columns-repeated="8"/>
          <table:table-cell table:formula="of:=CONCATENATE([.A80];&quot;&amp;&quot;;[.B80];&quot;&amp;&quot;;IF([.E80]=1;CONCATENATE(&quot;\h{&quot;;[.C80];&quot;}&quot;);[.C80]);&quot;&amp;&quot;;[.H80];&quot;&amp;&quot;;IF([.J80]=0;CONCATENATE(&quot;\uu{&quot;;[.I80];&quot;}&quot;);[.I80]);&quot;&amp;&quot;;IF([.L80]=[.P80];CONCATENATE(&quot;\h{&quot;;[.L80];&quot;}&quot;);[.L80]);&quot;&amp;&quot;;IF([.M80]=[.P80];CONCATENATE(&quot;\h{&quot;;[.M80];&quot;}&quot;);[.M80]);&quot;&amp;&quot;;IF([.N80]=[.P80];CONCATENATE(&quot;\h{&quot;;[.N80];&quot;}&quot;);[.N80]);&quot;&amp;&quot;;IF([.O80]=[.P80];CONCATENATE(&quot;\h{&quot;;[.O80];&quot;}&quot;);[.O80]);&quot;\\\hline&quot;)" office:value-type="string" office:string-value="r4-200-24-2&amp;58,18&amp;-13&amp;-11,8&amp;4&amp;8&amp;\h{4}&amp;\h{4}&amp;\h{4}\\\hline" calcext:value-type="string">
            <text:p>r4-200-24-2&amp;58,18&amp;-13&amp;-11,8&amp;4&amp;8&amp;\h{4}&amp;\h{4}&amp;\h{4}\\\hline</text:p>
          </table:table-cell>
          <table:table-cell table:number-columns-repeated="10"/>
        </table:table-row>
        <table:table-row table:style-name="ro2">
          <table:table-cell table:formula="of:=[$'ra-sub'.AA80]" office:value-type="string" office:string-value="r4-200-4-1" calcext:value-type="string">
            <text:p>r4-200-4-1</text:p>
          </table:table-cell>
          <table:table-cell table:formula="of:=ROUND([$'ra-sub'.AB80];2)" office:value-type="float" office:value="100" calcext:value-type="float">
            <text:p>100</text:p>
          </table:table-cell>
          <table:table-cell table:style-name="ce12" table:formula="of:=ROUND([$'ra-sub'.AC80];1)" office:value-type="float" office:value="-1.5" calcext:value-type="float">
            <text:p>-1,5</text:p>
          </table:table-cell>
          <table:table-cell table:style-name="ce12" table:formula="of:=IF([$'ra-sub'.S80]=5;&quot;*&quot;;[$'ra-sub'.I80])" office:value-type="float" office:value="0.191375" calcext:value-type="float">
            <text:p>0,2</text:p>
          </table:table-cell>
          <table:table-cell table:style-name="ce12" table:formula="of:=IF([$'ra-sub'.S80]=11;1;&quot;&quot;)">
            <text:p/>
          </table:table-cell>
          <table:table-cell table:style-name="ce12" table:formula="of:=IFERROR(IF([.I81]=0;ABS(CEILING([.C81]));ABS(([.I81]-CEILING([.C81]))/[.I81]));&quot;*&quot;)" office:value-type="float" office:value="1.33333333333333" calcext:value-type="float">
            <text:p>1,3</text:p>
          </table:table-cell>
          <table:table-cell table:style-name="ce12" table:formula="of:=IFERROR([.I81]-CEILING([.C81]);&quot;*&quot;)" office:value-type="float" office:value="4" calcext:value-type="float">
            <text:p>4,0</text:p>
          </table:table-cell>
          <table:table-cell table:formula="of:=ROUND([$'exact-sub'.J80];1)" office:value-type="float" office:value="3" calcext:value-type="float">
            <text:p>3</text:p>
          </table:table-cell>
          <table:table-cell table:formula="of:=[$'exact-sub'.K80]" office:value-type="float" office:value="3" calcext:value-type="float">
            <text:p>3</text:p>
          </table:table-cell>
          <table:table-cell table:formula="of:=[$'exact-sub'.L80]" office:value-type="float" office:value="0" calcext:value-type="float">
            <text:p>0</text:p>
          </table:table-cell>
          <table:table-cell table:formula="of:=[$'exact-sub'.I80]" office:value-type="float" office:value="1.376836" calcext:value-type="float">
            <text:p>1,376836</text:p>
          </table:table-cell>
          <table:table-cell table:style-name="ce21" table:formula="of:=[$'ra-sub'.AE80]" office:value-type="float" office:value="3" calcext:value-type="float">
            <text:p>3</text:p>
          </table:table-cell>
          <table:table-cell table:style-name="ce21" table:formula="of:=[$'bcpa-sub-t600'.AE80]" office:value-type="float" office:value="3" calcext:value-type="float">
            <text:p>3</text:p>
          </table:table-cell>
          <table:table-cell table:style-name="ce21" table:formula="of:=[$'blpl-sub-t300'.AE80]" office:value-type="float" office:value="3" calcext:value-type="float">
            <text:p>3</text:p>
          </table:table-cell>
          <table:table-cell table:style-name="ce21" table:formula="of:=[$'sbpl-sub-t300'.AE80]" office:value-type="float" office:value="3" calcext:value-type="float">
            <text:p>3</text:p>
          </table:table-cell>
          <table:table-cell table:formula="of:=MIN([.L81:.O81])" office:value-type="float" office:value="3" calcext:value-type="float">
            <text:p>3</text:p>
          </table:table-cell>
          <table:table-cell table:formula="of:=ABS([.L81]-CEILING([.$C81]))" office:value-type="float" office:value="4" calcext:value-type="float">
            <text:p>4</text:p>
          </table:table-cell>
          <table:table-cell table:formula="of:=IFERROR(ABS([.M81]-CEILING([.$C81]));&quot;-&quot;)" office:value-type="float" office:value="4" calcext:value-type="float">
            <text:p>4</text:p>
          </table:table-cell>
          <table:table-cell table:formula="of:=ABS([.N81]-CEILING([.$C81]))" office:value-type="float" office:value="4" calcext:value-type="float">
            <text:p>4</text:p>
          </table:table-cell>
          <table:table-cell table:formula="of:=ABS([.O81]-CEILING([.$C81]))" office:value-type="float" office:value="4" calcext:value-type="float">
            <text:p>4</text:p>
          </table:table-cell>
          <table:table-cell table:formula="of:=IFERROR(ABS(([.L81]-CEILING([.$C81]))/CEILING([.$C81]));&quot;*&quot;)" office:value-type="float" office:value="4" calcext:value-type="float">
            <text:p>4</text:p>
          </table:table-cell>
          <table:table-cell table:formula="of:=IFERROR(ABS(([.M81]-CEILING([.$C81]))/CEILING([.$C81]));&quot;*&quot;)" office:value-type="float" office:value="4" calcext:value-type="float">
            <text:p>4</text:p>
          </table:table-cell>
          <table:table-cell table:formula="of:=IFERROR(ABS(([.N81]-CEILING([.$C81]))/CEILING([.$C81]));&quot;*&quot;)" office:value-type="float" office:value="4" calcext:value-type="float">
            <text:p>4</text:p>
          </table:table-cell>
          <table:table-cell table:formula="of:=IFERROR(ABS(([.O81]-CEILING([.$C81]))/CEILING([.$C81]));&quot;*&quot;)" office:value-type="float" office:value="4" calcext:value-type="float">
            <text:p>4</text:p>
          </table:table-cell>
          <table:table-cell table:style-name="ce28" table:formula="of:=IF([.L81]=[.$P81];1;&quot;&quot;)" office:value-type="float" office:value="1" calcext:value-type="float">
            <text:p>1</text:p>
          </table:table-cell>
          <table:table-cell table:formula="of:=IF([.M81]=[.$P81];1;&quot;&quot;)" office:value-type="float" office:value="1" calcext:value-type="float">
            <text:p>1</text:p>
          </table:table-cell>
          <table:table-cell table:style-name="ce28" table:formula="of:=IF([.N81]=[.$P81];1;&quot;&quot;)" office:value-type="float" office:value="1" calcext:value-type="float">
            <text:p>1</text:p>
          </table:table-cell>
          <table:table-cell table:style-name="ce28" table:formula="of:=IF([.O81]=[.$P81];1;&quot;&quot;)" office:value-type="float" office:value="1" calcext:value-type="float">
            <text:p>1</text:p>
          </table:table-cell>
          <table:table-cell table:number-columns-repeated="8"/>
          <table:table-cell table:formula="of:=CONCATENATE([.A81];&quot;&amp;&quot;;[.B81];&quot;&amp;&quot;;IF([.E81]=1;CONCATENATE(&quot;\h{&quot;;[.C81];&quot;}&quot;);[.C81]);&quot;&amp;&quot;;[.H81];&quot;&amp;&quot;;IF([.J81]=0;CONCATENATE(&quot;\uu{&quot;;[.I81];&quot;}&quot;);[.I81]);&quot;&amp;&quot;;IF([.L81]=[.P81];CONCATENATE(&quot;\h{&quot;;[.L81];&quot;}&quot;);[.L81]);&quot;&amp;&quot;;IF([.M81]=[.P81];CONCATENATE(&quot;\h{&quot;;[.M81];&quot;}&quot;);[.M81]);&quot;&amp;&quot;;IF([.N81]=[.P81];CONCATENATE(&quot;\h{&quot;;[.N81];&quot;}&quot;);[.N81]);&quot;&amp;&quot;;IF([.O81]=[.P81];CONCATENATE(&quot;\h{&quot;;[.O81];&quot;}&quot;);[.O81]);&quot;\\\hline&quot;)" office:value-type="string" office:string-value="r4-200-4-1&amp;100&amp;-1,5&amp;3&amp;\uu{3}&amp;\h{3}&amp;\h{3}&amp;\h{3}&amp;\h{3}\\\hline" calcext:value-type="string">
            <text:p>r4-200-4-1&amp;100&amp;-1,5&amp;3&amp;\uu{3}&amp;\h{3}&amp;\h{3}&amp;\h{3}&amp;\h{3}\\\hline</text:p>
          </table:table-cell>
          <table:table-cell table:number-columns-repeated="10"/>
        </table:table-row>
        <table:table-row table:style-name="ro2">
          <table:table-cell table:formula="of:=[$'ra-sub'.AA81]" office:value-type="string" office:string-value="r4-200-4-2" calcext:value-type="string">
            <text:p>r4-200-4-2</text:p>
          </table:table-cell>
          <table:table-cell table:formula="of:=ROUND([$'ra-sub'.AB81];2)" office:value-type="float" office:value="100" calcext:value-type="float">
            <text:p>100</text:p>
          </table:table-cell>
          <table:table-cell table:style-name="ce12" table:formula="of:=ROUND([$'ra-sub'.AC81];1)" office:value-type="float" office:value="-1.5" calcext:value-type="float">
            <text:p>-1,5</text:p>
          </table:table-cell>
          <table:table-cell table:style-name="ce12" table:formula="of:=IF([$'ra-sub'.S81]=5;&quot;*&quot;;[$'ra-sub'.I81])" office:value-type="float" office:value="0.189847" calcext:value-type="float">
            <text:p>0,2</text:p>
          </table:table-cell>
          <table:table-cell table:style-name="ce12" table:formula="of:=IF([$'ra-sub'.S81]=11;1;&quot;&quot;)">
            <text:p/>
          </table:table-cell>
          <table:table-cell table:style-name="ce12" table:formula="of:=IFERROR(IF([.I82]=0;ABS(CEILING([.C82]));ABS(([.I82]-CEILING([.C82]))/[.I82]));&quot;*&quot;)" office:value-type="float" office:value="1.5" calcext:value-type="float">
            <text:p>1,5</text:p>
          </table:table-cell>
          <table:table-cell table:style-name="ce12" table:formula="of:=IFERROR([.I82]-CEILING([.C82]);&quot;*&quot;)" office:value-type="float" office:value="3" calcext:value-type="float">
            <text:p>3,0</text:p>
          </table:table-cell>
          <table:table-cell table:formula="of:=ROUND([$'exact-sub'.J81];1)" office:value-type="float" office:value="2" calcext:value-type="float">
            <text:p>2</text:p>
          </table:table-cell>
          <table:table-cell table:formula="of:=[$'exact-sub'.K81]" office:value-type="float" office:value="2" calcext:value-type="float">
            <text:p>2</text:p>
          </table:table-cell>
          <table:table-cell table:formula="of:=[$'exact-sub'.L81]" office:value-type="float" office:value="0" calcext:value-type="float">
            <text:p>0</text:p>
          </table:table-cell>
          <table:table-cell table:formula="of:=[$'exact-sub'.I81]" office:value-type="float" office:value="1.729249" calcext:value-type="float">
            <text:p>1,729249</text:p>
          </table:table-cell>
          <table:table-cell table:style-name="ce21" table:formula="of:=[$'ra-sub'.AE81]" office:value-type="float" office:value="3" calcext:value-type="float">
            <text:p>3</text:p>
          </table:table-cell>
          <table:table-cell table:style-name="ce21" table:formula="of:=[$'bcpa-sub-t600'.AE81]" office:value-type="float" office:value="2" calcext:value-type="float">
            <text:p>2</text:p>
          </table:table-cell>
          <table:table-cell table:style-name="ce21" table:formula="of:=[$'blpl-sub-t300'.AE81]" office:value-type="float" office:value="2" calcext:value-type="float">
            <text:p>2</text:p>
          </table:table-cell>
          <table:table-cell table:style-name="ce21" table:formula="of:=[$'sbpl-sub-t300'.AE81]" office:value-type="float" office:value="2" calcext:value-type="float">
            <text:p>2</text:p>
          </table:table-cell>
          <table:table-cell table:formula="of:=MIN([.L82:.O82])" office:value-type="float" office:value="2" calcext:value-type="float">
            <text:p>2</text:p>
          </table:table-cell>
          <table:table-cell table:formula="of:=ABS([.L82]-CEILING([.$C82]))" office:value-type="float" office:value="4" calcext:value-type="float">
            <text:p>4</text:p>
          </table:table-cell>
          <table:table-cell table:formula="of:=IFERROR(ABS([.M82]-CEILING([.$C82]));&quot;-&quot;)" office:value-type="float" office:value="3" calcext:value-type="float">
            <text:p>3</text:p>
          </table:table-cell>
          <table:table-cell table:formula="of:=ABS([.N82]-CEILING([.$C82]))" office:value-type="float" office:value="3" calcext:value-type="float">
            <text:p>3</text:p>
          </table:table-cell>
          <table:table-cell table:formula="of:=ABS([.O82]-CEILING([.$C82]))" office:value-type="float" office:value="3" calcext:value-type="float">
            <text:p>3</text:p>
          </table:table-cell>
          <table:table-cell table:formula="of:=IFERROR(ABS(([.L82]-CEILING([.$C82]))/CEILING([.$C82]));&quot;*&quot;)" office:value-type="float" office:value="4" calcext:value-type="float">
            <text:p>4</text:p>
          </table:table-cell>
          <table:table-cell table:formula="of:=IFERROR(ABS(([.M82]-CEILING([.$C82]))/CEILING([.$C82]));&quot;*&quot;)" office:value-type="float" office:value="3" calcext:value-type="float">
            <text:p>3</text:p>
          </table:table-cell>
          <table:table-cell table:formula="of:=IFERROR(ABS(([.N82]-CEILING([.$C82]))/CEILING([.$C82]));&quot;*&quot;)" office:value-type="float" office:value="3" calcext:value-type="float">
            <text:p>3</text:p>
          </table:table-cell>
          <table:table-cell table:formula="of:=IFERROR(ABS(([.O82]-CEILING([.$C82]))/CEILING([.$C82]));&quot;*&quot;)" office:value-type="float" office:value="3" calcext:value-type="float">
            <text:p>3</text:p>
          </table:table-cell>
          <table:table-cell table:style-name="ce28" table:formula="of:=IF([.L82]=[.$P82];1;&quot;&quot;)">
            <text:p/>
          </table:table-cell>
          <table:table-cell table:formula="of:=IF([.M82]=[.$P82];1;&quot;&quot;)" office:value-type="float" office:value="1" calcext:value-type="float">
            <text:p>1</text:p>
          </table:table-cell>
          <table:table-cell table:style-name="ce28" table:formula="of:=IF([.N82]=[.$P82];1;&quot;&quot;)" office:value-type="float" office:value="1" calcext:value-type="float">
            <text:p>1</text:p>
          </table:table-cell>
          <table:table-cell table:style-name="ce28" table:formula="of:=IF([.O82]=[.$P82];1;&quot;&quot;)" office:value-type="float" office:value="1" calcext:value-type="float">
            <text:p>1</text:p>
          </table:table-cell>
          <table:table-cell table:number-columns-repeated="8"/>
          <table:table-cell table:formula="of:=CONCATENATE([.A82];&quot;&amp;&quot;;[.B82];&quot;&amp;&quot;;IF([.E82]=1;CONCATENATE(&quot;\h{&quot;;[.C82];&quot;}&quot;);[.C82]);&quot;&amp;&quot;;[.H82];&quot;&amp;&quot;;IF([.J82]=0;CONCATENATE(&quot;\uu{&quot;;[.I82];&quot;}&quot;);[.I82]);&quot;&amp;&quot;;IF([.L82]=[.P82];CONCATENATE(&quot;\h{&quot;;[.L82];&quot;}&quot;);[.L82]);&quot;&amp;&quot;;IF([.M82]=[.P82];CONCATENATE(&quot;\h{&quot;;[.M82];&quot;}&quot;);[.M82]);&quot;&amp;&quot;;IF([.N82]=[.P82];CONCATENATE(&quot;\h{&quot;;[.N82];&quot;}&quot;);[.N82]);&quot;&amp;&quot;;IF([.O82]=[.P82];CONCATENATE(&quot;\h{&quot;;[.O82];&quot;}&quot;);[.O82]);&quot;\\\hline&quot;)" office:value-type="string" office:string-value="r4-200-4-2&amp;100&amp;-1,5&amp;2&amp;\uu{2}&amp;3&amp;\h{2}&amp;\h{2}&amp;\h{2}\\\hline" calcext:value-type="string">
            <text:p>r4-200-4-2&amp;100&amp;-1,5&amp;2&amp;\uu{2}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82]" office:value-type="string" office:string-value="r4-250-10-1" calcext:value-type="string">
            <text:p>r4-250-10-1</text:p>
          </table:table-cell>
          <table:table-cell table:formula="of:=ROUND([$'ra-sub'.AB82];2)" office:value-type="float" office:value="99.9" calcext:value-type="float">
            <text:p>99,9</text:p>
          </table:table-cell>
          <table:table-cell table:style-name="ce12" table:formula="of:=ROUND([$'ra-sub'.AC82];1)" office:value-type="float" office:value="-4.7" calcext:value-type="float">
            <text:p>-4,7</text:p>
          </table:table-cell>
          <table:table-cell table:style-name="ce12" table:formula="of:=IF([$'ra-sub'.S82]=5;&quot;*&quot;;[$'ra-sub'.I82])" office:value-type="float" office:value="0.423838" calcext:value-type="float">
            <text:p>0,4</text:p>
          </table:table-cell>
          <table:table-cell table:style-name="ce12" table:formula="of:=IF([$'ra-sub'.S82]=11;1;&quot;&quot;)">
            <text:p/>
          </table:table-cell>
          <table:table-cell table:style-name="ce12" table:formula="of:=IFERROR(IF([.I83]=0;ABS(CEILING([.C83]));ABS(([.I83]-CEILING([.C83]))/[.I83]));&quot;*&quot;)" office:value-type="float" office:value="2.33333333333333" calcext:value-type="float">
            <text:p>2,3</text:p>
          </table:table-cell>
          <table:table-cell table:style-name="ce12" table:formula="of:=IFERROR([.I83]-CEILING([.C83]);&quot;*&quot;)" office:value-type="float" office:value="7" calcext:value-type="float">
            <text:p>7,0</text:p>
          </table:table-cell>
          <table:table-cell table:formula="of:=ROUND([$'exact-sub'.J82];1)" office:value-type="float" office:value="3" calcext:value-type="float">
            <text:p>3</text:p>
          </table:table-cell>
          <table:table-cell table:formula="of:=[$'exact-sub'.K82]" office:value-type="float" office:value="3" calcext:value-type="float">
            <text:p>3</text:p>
          </table:table-cell>
          <table:table-cell table:formula="of:=[$'exact-sub'.L82]" office:value-type="float" office:value="0" calcext:value-type="float">
            <text:p>0</text:p>
          </table:table-cell>
          <table:table-cell table:formula="of:=[$'exact-sub'.I82]" office:value-type="float" office:value="1178.387478" calcext:value-type="float">
            <text:p>1178,387478</text:p>
          </table:table-cell>
          <table:table-cell table:style-name="ce21" table:formula="of:=[$'ra-sub'.AE82]" office:value-type="float" office:value="4" calcext:value-type="float">
            <text:p>4</text:p>
          </table:table-cell>
          <table:table-cell table:style-name="ce21" table:formula="of:=[$'bcpa-sub-t600'.AE82]" office:value-type="float" office:value="3" calcext:value-type="float">
            <text:p>3</text:p>
          </table:table-cell>
          <table:table-cell table:style-name="ce21" table:formula="of:=[$'blpl-sub-t300'.AE82]" office:value-type="float" office:value="3" calcext:value-type="float">
            <text:p>3</text:p>
          </table:table-cell>
          <table:table-cell table:style-name="ce21" table:formula="of:=[$'sbpl-sub-t300'.AE82]" office:value-type="float" office:value="3" calcext:value-type="float">
            <text:p>3</text:p>
          </table:table-cell>
          <table:table-cell table:formula="of:=MIN([.L83:.O83])" office:value-type="float" office:value="3" calcext:value-type="float">
            <text:p>3</text:p>
          </table:table-cell>
          <table:table-cell table:formula="of:=ABS([.L83]-CEILING([.$C83]))" office:value-type="float" office:value="8" calcext:value-type="float">
            <text:p>8</text:p>
          </table:table-cell>
          <table:table-cell table:formula="of:=IFERROR(ABS([.M83]-CEILING([.$C83]));&quot;-&quot;)" office:value-type="float" office:value="7" calcext:value-type="float">
            <text:p>7</text:p>
          </table:table-cell>
          <table:table-cell table:formula="of:=ABS([.N83]-CEILING([.$C83]))" office:value-type="float" office:value="7" calcext:value-type="float">
            <text:p>7</text:p>
          </table:table-cell>
          <table:table-cell table:formula="of:=ABS([.O83]-CEILING([.$C83]))" office:value-type="float" office:value="7" calcext:value-type="float">
            <text:p>7</text:p>
          </table:table-cell>
          <table:table-cell table:formula="of:=IFERROR(ABS(([.L83]-CEILING([.$C83]))/CEILING([.$C83]));&quot;*&quot;)" office:value-type="float" office:value="2" calcext:value-type="float">
            <text:p>2</text:p>
          </table:table-cell>
          <table:table-cell table:formula="of:=IFERROR(ABS(([.M83]-CEILING([.$C83]))/CEILING([.$C83]));&quot;*&quot;)" office:value-type="float" office:value="1.75" calcext:value-type="float">
            <text:p>1,75</text:p>
          </table:table-cell>
          <table:table-cell table:formula="of:=IFERROR(ABS(([.N83]-CEILING([.$C83]))/CEILING([.$C83]));&quot;*&quot;)" office:value-type="float" office:value="1.75" calcext:value-type="float">
            <text:p>1,75</text:p>
          </table:table-cell>
          <table:table-cell table:formula="of:=IFERROR(ABS(([.O83]-CEILING([.$C83]))/CEILING([.$C83]));&quot;*&quot;)" office:value-type="float" office:value="1.75" calcext:value-type="float">
            <text:p>1,75</text:p>
          </table:table-cell>
          <table:table-cell table:style-name="ce28" table:formula="of:=IF([.L83]=[.$P83];1;&quot;&quot;)">
            <text:p/>
          </table:table-cell>
          <table:table-cell table:formula="of:=IF([.M83]=[.$P83];1;&quot;&quot;)" office:value-type="float" office:value="1" calcext:value-type="float">
            <text:p>1</text:p>
          </table:table-cell>
          <table:table-cell table:style-name="ce28" table:formula="of:=IF([.N83]=[.$P83];1;&quot;&quot;)" office:value-type="float" office:value="1" calcext:value-type="float">
            <text:p>1</text:p>
          </table:table-cell>
          <table:table-cell table:style-name="ce28" table:formula="of:=IF([.O83]=[.$P83];1;&quot;&quot;)" office:value-type="float" office:value="1" calcext:value-type="float">
            <text:p>1</text:p>
          </table:table-cell>
          <table:table-cell table:number-columns-repeated="8"/>
          <table:table-cell table:formula="of:=CONCATENATE([.A83];&quot;&amp;&quot;;[.B83];&quot;&amp;&quot;;IF([.E83]=1;CONCATENATE(&quot;\h{&quot;;[.C83];&quot;}&quot;);[.C83]);&quot;&amp;&quot;;[.H83];&quot;&amp;&quot;;IF([.J83]=0;CONCATENATE(&quot;\uu{&quot;;[.I83];&quot;}&quot;);[.I83]);&quot;&amp;&quot;;IF([.L83]=[.P83];CONCATENATE(&quot;\h{&quot;;[.L83];&quot;}&quot;);[.L83]);&quot;&amp;&quot;;IF([.M83]=[.P83];CONCATENATE(&quot;\h{&quot;;[.M83];&quot;}&quot;);[.M83]);&quot;&amp;&quot;;IF([.N83]=[.P83];CONCATENATE(&quot;\h{&quot;;[.N83];&quot;}&quot;);[.N83]);&quot;&amp;&quot;;IF([.O83]=[.P83];CONCATENATE(&quot;\h{&quot;;[.O83];&quot;}&quot;);[.O83]);&quot;\\\hline&quot;)" office:value-type="string" office:string-value="r4-250-10-1&amp;99,9&amp;-4,7&amp;3&amp;\uu{3}&amp;4&amp;\h{3}&amp;\h{3}&amp;\h{3}\\\hline" calcext:value-type="string">
            <text:p>r4-250-10-1&amp;99,9&amp;-4,7&amp;3&amp;\uu{3}&amp;4&amp;\h{3}&amp;\h{3}&amp;\h{3}\\\hline</text:p>
          </table:table-cell>
          <table:table-cell table:number-columns-repeated="10"/>
        </table:table-row>
        <table:table-row table:style-name="ro2">
          <table:table-cell table:formula="of:=[$'ra-sub'.AA83]" office:value-type="string" office:string-value="r4-250-10-2" calcext:value-type="string">
            <text:p>r4-250-10-2</text:p>
          </table:table-cell>
          <table:table-cell table:formula="of:=ROUND([$'ra-sub'.AB83];2)" office:value-type="float" office:value="99.9" calcext:value-type="float">
            <text:p>99,9</text:p>
          </table:table-cell>
          <table:table-cell table:style-name="ce12" table:formula="of:=ROUND([$'ra-sub'.AC83];1)" office:value-type="float" office:value="-4.7" calcext:value-type="float">
            <text:p>-4,7</text:p>
          </table:table-cell>
          <table:table-cell table:style-name="ce12" table:formula="of:=IF([$'ra-sub'.S83]=5;&quot;*&quot;;[$'ra-sub'.I83])" office:value-type="float" office:value="0.51907" calcext:value-type="float">
            <text:p>0,5</text:p>
          </table:table-cell>
          <table:table-cell table:style-name="ce12" table:formula="of:=IF([$'ra-sub'.S83]=11;1;&quot;&quot;)">
            <text:p/>
          </table:table-cell>
          <table:table-cell table:style-name="ce12" table:formula="of:=IFERROR(IF([.I84]=0;ABS(CEILING([.C84]));ABS(([.I84]-CEILING([.C84]))/[.I84]));&quot;*&quot;)" office:value-type="float" office:value="2.33333333333333" calcext:value-type="float">
            <text:p>2,3</text:p>
          </table:table-cell>
          <table:table-cell table:style-name="ce12" table:formula="of:=IFERROR([.I84]-CEILING([.C84]);&quot;*&quot;)" office:value-type="float" office:value="7" calcext:value-type="float">
            <text:p>7,0</text:p>
          </table:table-cell>
          <table:table-cell table:formula="of:=ROUND([$'exact-sub'.J83];1)" office:value-type="float" office:value="1.1" calcext:value-type="float">
            <text:p>1,1</text:p>
          </table:table-cell>
          <table:table-cell table:formula="of:=[$'exact-sub'.K83]" office:value-type="float" office:value="3" calcext:value-type="float">
            <text:p>3</text:p>
          </table:table-cell>
          <table:table-cell table:formula="of:=[$'exact-sub'.L83]" office:value-type="float" office:value="1.8" calcext:value-type="float">
            <text:p>1,8</text:p>
          </table:table-cell>
          <table:table-cell table:formula="of:=[$'exact-sub'.I83]" office:value-type="float" office:value="1834.667088" calcext:value-type="float">
            <text:p>1834,667088</text:p>
          </table:table-cell>
          <table:table-cell table:style-name="ce21" table:formula="of:=[$'ra-sub'.AE83]" office:value-type="float" office:value="4" calcext:value-type="float">
            <text:p>4</text:p>
          </table:table-cell>
          <table:table-cell table:style-name="ce21" table:formula="of:=[$'bcpa-sub-t600'.AE83]" office:value-type="float" office:value="3" calcext:value-type="float">
            <text:p>3</text:p>
          </table:table-cell>
          <table:table-cell table:style-name="ce21" table:formula="of:=[$'blpl-sub-t300'.AE83]" office:value-type="float" office:value="3" calcext:value-type="float">
            <text:p>3</text:p>
          </table:table-cell>
          <table:table-cell table:style-name="ce21" table:formula="of:=[$'sbpl-sub-t300'.AE83]" office:value-type="float" office:value="3" calcext:value-type="float">
            <text:p>3</text:p>
          </table:table-cell>
          <table:table-cell table:formula="of:=MIN([.L84:.O84])" office:value-type="float" office:value="3" calcext:value-type="float">
            <text:p>3</text:p>
          </table:table-cell>
          <table:table-cell table:formula="of:=ABS([.L84]-CEILING([.$C84]))" office:value-type="float" office:value="8" calcext:value-type="float">
            <text:p>8</text:p>
          </table:table-cell>
          <table:table-cell table:formula="of:=IFERROR(ABS([.M84]-CEILING([.$C84]));&quot;-&quot;)" office:value-type="float" office:value="7" calcext:value-type="float">
            <text:p>7</text:p>
          </table:table-cell>
          <table:table-cell table:formula="of:=ABS([.N84]-CEILING([.$C84]))" office:value-type="float" office:value="7" calcext:value-type="float">
            <text:p>7</text:p>
          </table:table-cell>
          <table:table-cell table:formula="of:=ABS([.O84]-CEILING([.$C84]))" office:value-type="float" office:value="7" calcext:value-type="float">
            <text:p>7</text:p>
          </table:table-cell>
          <table:table-cell table:formula="of:=IFERROR(ABS(([.L84]-CEILING([.$C84]))/CEILING([.$C84]));&quot;*&quot;)" office:value-type="float" office:value="2" calcext:value-type="float">
            <text:p>2</text:p>
          </table:table-cell>
          <table:table-cell table:formula="of:=IFERROR(ABS(([.M84]-CEILING([.$C84]))/CEILING([.$C84]));&quot;*&quot;)" office:value-type="float" office:value="1.75" calcext:value-type="float">
            <text:p>1,75</text:p>
          </table:table-cell>
          <table:table-cell table:formula="of:=IFERROR(ABS(([.N84]-CEILING([.$C84]))/CEILING([.$C84]));&quot;*&quot;)" office:value-type="float" office:value="1.75" calcext:value-type="float">
            <text:p>1,75</text:p>
          </table:table-cell>
          <table:table-cell table:formula="of:=IFERROR(ABS(([.O84]-CEILING([.$C84]))/CEILING([.$C84]));&quot;*&quot;)" office:value-type="float" office:value="1.75" calcext:value-type="float">
            <text:p>1,75</text:p>
          </table:table-cell>
          <table:table-cell table:style-name="ce28" table:formula="of:=IF([.L84]=[.$P84];1;&quot;&quot;)">
            <text:p/>
          </table:table-cell>
          <table:table-cell table:formula="of:=IF([.M84]=[.$P84];1;&quot;&quot;)" office:value-type="float" office:value="1" calcext:value-type="float">
            <text:p>1</text:p>
          </table:table-cell>
          <table:table-cell table:style-name="ce28" table:formula="of:=IF([.N84]=[.$P84];1;&quot;&quot;)" office:value-type="float" office:value="1" calcext:value-type="float">
            <text:p>1</text:p>
          </table:table-cell>
          <table:table-cell table:style-name="ce28" table:formula="of:=IF([.O84]=[.$P84];1;&quot;&quot;)" office:value-type="float" office:value="1" calcext:value-type="float">
            <text:p>1</text:p>
          </table:table-cell>
          <table:table-cell table:number-columns-repeated="8"/>
          <table:table-cell table:formula="of:=CONCATENATE([.A84];&quot;&amp;&quot;;[.B84];&quot;&amp;&quot;;IF([.E84]=1;CONCATENATE(&quot;\h{&quot;;[.C84];&quot;}&quot;);[.C84]);&quot;&amp;&quot;;[.H84];&quot;&amp;&quot;;IF([.J84]=0;CONCATENATE(&quot;\uu{&quot;;[.I84];&quot;}&quot;);[.I84]);&quot;&amp;&quot;;IF([.L84]=[.P84];CONCATENATE(&quot;\h{&quot;;[.L84];&quot;}&quot;);[.L84]);&quot;&amp;&quot;;IF([.M84]=[.P84];CONCATENATE(&quot;\h{&quot;;[.M84];&quot;}&quot;);[.M84]);&quot;&amp;&quot;;IF([.N84]=[.P84];CONCATENATE(&quot;\h{&quot;;[.N84];&quot;}&quot;);[.N84]);&quot;&amp;&quot;;IF([.O84]=[.P84];CONCATENATE(&quot;\h{&quot;;[.O84];&quot;}&quot;);[.O84]);&quot;\\\hline&quot;)" office:value-type="string" office:string-value="r4-250-10-2&amp;99,9&amp;-4,7&amp;1,1&amp;3&amp;4&amp;\h{3}&amp;\h{3}&amp;\h{3}\\\hline" calcext:value-type="string">
            <text:p>r4-250-10-2&amp;99,9&amp;-4,7&amp;1,1&amp;3&amp;4&amp;\h{3}&amp;\h{3}&amp;\h{3}\\\hline</text:p>
          </table:table-cell>
          <table:table-cell table:number-columns-repeated="10"/>
        </table:table-row>
        <table:table-row table:style-name="ro2">
          <table:table-cell table:formula="of:=[$'ra-sub'.AA84]" office:value-type="string" office:string-value="r4-250-15-1" calcext:value-type="string">
            <text:p>r4-250-15-1</text:p>
          </table:table-cell>
          <table:table-cell table:formula="of:=ROUND([$'ra-sub'.AB84];2)" office:value-type="float" office:value="80.63" calcext:value-type="float">
            <text:p>80,63</text:p>
          </table:table-cell>
          <table:table-cell table:style-name="ce12" table:formula="of:=ROUND([$'ra-sub'.AC84];1)" office:value-type="float" office:value="-8.2" calcext:value-type="float">
            <text:p>-8,2</text:p>
          </table:table-cell>
          <table:table-cell table:style-name="ce12" table:formula="of:=IF([$'ra-sub'.S84]=5;&quot;*&quot;;[$'ra-sub'.I84])" office:value-type="float" office:value="0.634437" calcext:value-type="float">
            <text:p>0,6</text:p>
          </table:table-cell>
          <table:table-cell table:style-name="ce12" table:formula="of:=IF([$'ra-sub'.S84]=11;1;&quot;&quot;)">
            <text:p/>
          </table:table-cell>
          <table:table-cell table:style-name="ce12" table:formula="of:=IFERROR(IF([.I85]=0;ABS(CEILING([.C85]));ABS(([.I85]-CEILING([.C85]))/[.I85]));&quot;*&quot;)" office:value-type="float" office:value="3.66666666666667" calcext:value-type="float">
            <text:p>3,7</text:p>
          </table:table-cell>
          <table:table-cell table:style-name="ce12" table:formula="of:=IFERROR([.I85]-CEILING([.C85]);&quot;*&quot;)" office:value-type="float" office:value="11" calcext:value-type="float">
            <text:p>11,0</text:p>
          </table:table-cell>
          <table:table-cell table:formula="of:=ROUND([$'exact-sub'.J84];1)" office:value-type="float" office:value="-1" calcext:value-type="float">
            <text:p>-1</text:p>
          </table:table-cell>
          <table:table-cell table:formula="of:=[$'exact-sub'.K84]" office:value-type="float" office:value="3" calcext:value-type="float">
            <text:p>3</text:p>
          </table:table-cell>
          <table:table-cell table:formula="of:=[$'exact-sub'.L84]" office:value-type="float" office:value="1E+020" calcext:value-type="float">
            <text:p>1E+020</text:p>
          </table:table-cell>
          <table:table-cell table:formula="of:=[$'exact-sub'.I84]" office:value-type="float" office:value="1816.416704" calcext:value-type="float">
            <text:p>1816,416704</text:p>
          </table:table-cell>
          <table:table-cell table:style-name="ce21" table:formula="of:=[$'ra-sub'.AE84]" office:value-type="float" office:value="6" calcext:value-type="float">
            <text:p>6</text:p>
          </table:table-cell>
          <table:table-cell table:style-name="ce21" table:formula="of:=[$'bcpa-sub-t600'.AE84]" office:value-type="float" office:value="3" calcext:value-type="float">
            <text:p>3</text:p>
          </table:table-cell>
          <table:table-cell table:style-name="ce21" table:formula="of:=[$'blpl-sub-t300'.AE84]" office:value-type="float" office:value="4" calcext:value-type="float">
            <text:p>4</text:p>
          </table:table-cell>
          <table:table-cell table:style-name="ce21" table:formula="of:=[$'sbpl-sub-t300'.AE84]" office:value-type="float" office:value="4" calcext:value-type="float">
            <text:p>4</text:p>
          </table:table-cell>
          <table:table-cell table:formula="of:=MIN([.L85:.O85])" office:value-type="float" office:value="3" calcext:value-type="float">
            <text:p>3</text:p>
          </table:table-cell>
          <table:table-cell table:formula="of:=ABS([.L85]-CEILING([.$C85]))" office:value-type="float" office:value="14" calcext:value-type="float">
            <text:p>14</text:p>
          </table:table-cell>
          <table:table-cell table:formula="of:=IFERROR(ABS([.M85]-CEILING([.$C85]));&quot;-&quot;)" office:value-type="float" office:value="11" calcext:value-type="float">
            <text:p>11</text:p>
          </table:table-cell>
          <table:table-cell table:formula="of:=ABS([.N85]-CEILING([.$C85]))" office:value-type="float" office:value="12" calcext:value-type="float">
            <text:p>12</text:p>
          </table:table-cell>
          <table:table-cell table:formula="of:=ABS([.O85]-CEILING([.$C85]))" office:value-type="float" office:value="12" calcext:value-type="float">
            <text:p>12</text:p>
          </table:table-cell>
          <table:table-cell table:formula="of:=IFERROR(ABS(([.L85]-CEILING([.$C85]))/CEILING([.$C85]));&quot;*&quot;)" office:value-type="float" office:value="1.75" calcext:value-type="float">
            <text:p>1,75</text:p>
          </table:table-cell>
          <table:table-cell table:formula="of:=IFERROR(ABS(([.M85]-CEILING([.$C85]))/CEILING([.$C85]));&quot;*&quot;)" office:value-type="float" office:value="1.375" calcext:value-type="float">
            <text:p>1,375</text:p>
          </table:table-cell>
          <table:table-cell table:formula="of:=IFERROR(ABS(([.N85]-CEILING([.$C85]))/CEILING([.$C85]));&quot;*&quot;)" office:value-type="float" office:value="1.5" calcext:value-type="float">
            <text:p>1,5</text:p>
          </table:table-cell>
          <table:table-cell table:formula="of:=IFERROR(ABS(([.O85]-CEILING([.$C85]))/CEILING([.$C85]));&quot;*&quot;)" office:value-type="float" office:value="1.5" calcext:value-type="float">
            <text:p>1,5</text:p>
          </table:table-cell>
          <table:table-cell table:style-name="ce28" table:formula="of:=IF([.L85]=[.$P85];1;&quot;&quot;)">
            <text:p/>
          </table:table-cell>
          <table:table-cell table:formula="of:=IF([.M85]=[.$P85];1;&quot;&quot;)" office:value-type="float" office:value="1" calcext:value-type="float">
            <text:p>1</text:p>
          </table:table-cell>
          <table:table-cell table:style-name="ce28" table:formula="of:=IF([.N85]=[.$P85];1;&quot;&quot;)">
            <text:p/>
          </table:table-cell>
          <table:table-cell table:style-name="ce28" table:formula="of:=IF([.O85]=[.$P85];1;&quot;&quot;)">
            <text:p/>
          </table:table-cell>
          <table:table-cell table:number-columns-repeated="8"/>
          <table:table-cell table:formula="of:=CONCATENATE([.A85];&quot;&amp;&quot;;[.B85];&quot;&amp;&quot;;IF([.E85]=1;CONCATENATE(&quot;\h{&quot;;[.C85];&quot;}&quot;);[.C85]);&quot;&amp;&quot;;[.H85];&quot;&amp;&quot;;IF([.J85]=0;CONCATENATE(&quot;\uu{&quot;;[.I85];&quot;}&quot;);[.I85]);&quot;&amp;&quot;;IF([.L85]=[.P85];CONCATENATE(&quot;\h{&quot;;[.L85];&quot;}&quot;);[.L85]);&quot;&amp;&quot;;IF([.M85]=[.P85];CONCATENATE(&quot;\h{&quot;;[.M85];&quot;}&quot;);[.M85]);&quot;&amp;&quot;;IF([.N85]=[.P85];CONCATENATE(&quot;\h{&quot;;[.N85];&quot;}&quot;);[.N85]);&quot;&amp;&quot;;IF([.O85]=[.P85];CONCATENATE(&quot;\h{&quot;;[.O85];&quot;}&quot;);[.O85]);&quot;\\\hline&quot;)" office:value-type="string" office:string-value="r4-250-15-1&amp;80,63&amp;-8,2&amp;-1&amp;3&amp;6&amp;\h{3}&amp;4&amp;4\\\hline" calcext:value-type="string">
            <text:p>r4-250-15-1&amp;80,63&amp;-8,2&amp;-1&amp;3&amp;6&amp;\h{3}&amp;4&amp;4\\\hline</text:p>
          </table:table-cell>
          <table:table-cell table:number-columns-repeated="10"/>
        </table:table-row>
        <table:table-row table:style-name="ro2">
          <table:table-cell table:formula="of:=[$'ra-sub'.AA85]" office:value-type="string" office:string-value="r4-250-15-2" calcext:value-type="string">
            <text:p>r4-250-15-2</text:p>
          </table:table-cell>
          <table:table-cell table:formula="of:=ROUND([$'ra-sub'.AB85];2)" office:value-type="float" office:value="80.63" calcext:value-type="float">
            <text:p>80,63</text:p>
          </table:table-cell>
          <table:table-cell table:style-name="ce12" table:formula="of:=ROUND([$'ra-sub'.AC85];1)" office:value-type="float" office:value="-8.2" calcext:value-type="float">
            <text:p>-8,2</text:p>
          </table:table-cell>
          <table:table-cell table:style-name="ce12" table:formula="of:=IF([$'ra-sub'.S85]=5;&quot;*&quot;;[$'ra-sub'.I85])" office:value-type="float" office:value="0.633984" calcext:value-type="float">
            <text:p>0,6</text:p>
          </table:table-cell>
          <table:table-cell table:style-name="ce12" table:formula="of:=IF([$'ra-sub'.S85]=11;1;&quot;&quot;)">
            <text:p/>
          </table:table-cell>
          <table:table-cell table:style-name="ce12" table:formula="of:=IFERROR(IF([.I86]=0;ABS(CEILING([.C86]));ABS(([.I86]-CEILING([.C86]))/[.I86]));&quot;*&quot;)" office:value-type="float" office:value="3.66666666666667" calcext:value-type="float">
            <text:p>3,7</text:p>
          </table:table-cell>
          <table:table-cell table:style-name="ce12" table:formula="of:=IFERROR([.I86]-CEILING([.C86]);&quot;*&quot;)" office:value-type="float" office:value="11" calcext:value-type="float">
            <text:p>11,0</text:p>
          </table:table-cell>
          <table:table-cell table:formula="of:=ROUND([$'exact-sub'.J85];1)" office:value-type="float" office:value="-3.5" calcext:value-type="float">
            <text:p>-3,5</text:p>
          </table:table-cell>
          <table:table-cell table:formula="of:=[$'exact-sub'.K85]" office:value-type="float" office:value="3" calcext:value-type="float">
            <text:p>3</text:p>
          </table:table-cell>
          <table:table-cell table:formula="of:=[$'exact-sub'.L85]" office:value-type="float" office:value="1E+020" calcext:value-type="float">
            <text:p>1E+020</text:p>
          </table:table-cell>
          <table:table-cell table:formula="of:=[$'exact-sub'.I85]" office:value-type="float" office:value="1825.423542" calcext:value-type="float">
            <text:p>1825,423542</text:p>
          </table:table-cell>
          <table:table-cell table:style-name="ce21" table:formula="of:=[$'ra-sub'.AE85]" office:value-type="float" office:value="5" calcext:value-type="float">
            <text:p>5</text:p>
          </table:table-cell>
          <table:table-cell table:style-name="ce21" table:formula="of:=[$'bcpa-sub-t600'.AE85]" office:value-type="float" office:value="3" calcext:value-type="float">
            <text:p>3</text:p>
          </table:table-cell>
          <table:table-cell table:style-name="ce21" table:formula="of:=[$'blpl-sub-t300'.AE85]" office:value-type="float" office:value="4" calcext:value-type="float">
            <text:p>4</text:p>
          </table:table-cell>
          <table:table-cell table:style-name="ce21" table:formula="of:=[$'sbpl-sub-t300'.AE85]" office:value-type="float" office:value="3" calcext:value-type="float">
            <text:p>3</text:p>
          </table:table-cell>
          <table:table-cell table:formula="of:=MIN([.L86:.O86])" office:value-type="float" office:value="3" calcext:value-type="float">
            <text:p>3</text:p>
          </table:table-cell>
          <table:table-cell table:formula="of:=ABS([.L86]-CEILING([.$C86]))" office:value-type="float" office:value="13" calcext:value-type="float">
            <text:p>13</text:p>
          </table:table-cell>
          <table:table-cell table:formula="of:=IFERROR(ABS([.M86]-CEILING([.$C86]));&quot;-&quot;)" office:value-type="float" office:value="11" calcext:value-type="float">
            <text:p>11</text:p>
          </table:table-cell>
          <table:table-cell table:formula="of:=ABS([.N86]-CEILING([.$C86]))" office:value-type="float" office:value="12" calcext:value-type="float">
            <text:p>12</text:p>
          </table:table-cell>
          <table:table-cell table:formula="of:=ABS([.O86]-CEILING([.$C86]))" office:value-type="float" office:value="11" calcext:value-type="float">
            <text:p>11</text:p>
          </table:table-cell>
          <table:table-cell table:formula="of:=IFERROR(ABS(([.L86]-CEILING([.$C86]))/CEILING([.$C86]));&quot;*&quot;)" office:value-type="float" office:value="1.625" calcext:value-type="float">
            <text:p>1,625</text:p>
          </table:table-cell>
          <table:table-cell table:formula="of:=IFERROR(ABS(([.M86]-CEILING([.$C86]))/CEILING([.$C86]));&quot;*&quot;)" office:value-type="float" office:value="1.375" calcext:value-type="float">
            <text:p>1,375</text:p>
          </table:table-cell>
          <table:table-cell table:formula="of:=IFERROR(ABS(([.N86]-CEILING([.$C86]))/CEILING([.$C86]));&quot;*&quot;)" office:value-type="float" office:value="1.5" calcext:value-type="float">
            <text:p>1,5</text:p>
          </table:table-cell>
          <table:table-cell table:formula="of:=IFERROR(ABS(([.O86]-CEILING([.$C86]))/CEILING([.$C86]));&quot;*&quot;)" office:value-type="float" office:value="1.375" calcext:value-type="float">
            <text:p>1,375</text:p>
          </table:table-cell>
          <table:table-cell table:style-name="ce28" table:formula="of:=IF([.L86]=[.$P86];1;&quot;&quot;)">
            <text:p/>
          </table:table-cell>
          <table:table-cell table:formula="of:=IF([.M86]=[.$P86];1;&quot;&quot;)" office:value-type="float" office:value="1" calcext:value-type="float">
            <text:p>1</text:p>
          </table:table-cell>
          <table:table-cell table:style-name="ce28" table:formula="of:=IF([.N86]=[.$P86];1;&quot;&quot;)">
            <text:p/>
          </table:table-cell>
          <table:table-cell table:style-name="ce28" table:formula="of:=IF([.O86]=[.$P86];1;&quot;&quot;)" office:value-type="float" office:value="1" calcext:value-type="float">
            <text:p>1</text:p>
          </table:table-cell>
          <table:table-cell table:number-columns-repeated="8"/>
          <table:table-cell table:formula="of:=CONCATENATE([.A86];&quot;&amp;&quot;;[.B86];&quot;&amp;&quot;;IF([.E86]=1;CONCATENATE(&quot;\h{&quot;;[.C86];&quot;}&quot;);[.C86]);&quot;&amp;&quot;;[.H86];&quot;&amp;&quot;;IF([.J86]=0;CONCATENATE(&quot;\uu{&quot;;[.I86];&quot;}&quot;);[.I86]);&quot;&amp;&quot;;IF([.L86]=[.P86];CONCATENATE(&quot;\h{&quot;;[.L86];&quot;}&quot;);[.L86]);&quot;&amp;&quot;;IF([.M86]=[.P86];CONCATENATE(&quot;\h{&quot;;[.M86];&quot;}&quot;);[.M86]);&quot;&amp;&quot;;IF([.N86]=[.P86];CONCATENATE(&quot;\h{&quot;;[.N86];&quot;}&quot;);[.N86]);&quot;&amp;&quot;;IF([.O86]=[.P86];CONCATENATE(&quot;\h{&quot;;[.O86];&quot;}&quot;);[.O86]);&quot;\\\hline&quot;)" office:value-type="string" office:string-value="r4-250-15-2&amp;80,63&amp;-8,2&amp;-3,5&amp;3&amp;5&amp;\h{3}&amp;4&amp;\h{3}\\\hline" calcext:value-type="string">
            <text:p>r4-250-15-2&amp;80,63&amp;-8,2&amp;-3,5&amp;3&amp;5&amp;\h{3}&amp;4&amp;\h{3}\\\hline</text:p>
          </table:table-cell>
          <table:table-cell table:number-columns-repeated="10"/>
        </table:table-row>
        <table:table-row table:style-name="ro2">
          <table:table-cell table:formula="of:=[$'ra-sub'.AA86]" office:value-type="string" office:string-value="r4-250-20-1" calcext:value-type="string">
            <text:p>r4-250-20-1</text:p>
          </table:table-cell>
          <table:table-cell table:formula="of:=ROUND([$'ra-sub'.AB86];2)" office:value-type="float" office:value="67.93" calcext:value-type="float">
            <text:p>67,93</text:p>
          </table:table-cell>
          <table:table-cell table:style-name="ce12" table:formula="of:=ROUND([$'ra-sub'.AC86];1)" office:value-type="float" office:value="-11.2" calcext:value-type="float">
            <text:p>-11,2</text:p>
          </table:table-cell>
          <table:table-cell table:style-name="ce12" table:formula="of:=IF([$'ra-sub'.S86]=5;&quot;*&quot;;[$'ra-sub'.I86])" office:value-type="float" office:value="1.195945" calcext:value-type="float">
            <text:p>1,2</text:p>
          </table:table-cell>
          <table:table-cell table:style-name="ce12" table:formula="of:=IF([$'ra-sub'.S86]=11;1;&quot;&quot;)">
            <text:p/>
          </table:table-cell>
          <table:table-cell table:style-name="ce12" table:formula="of:=IFERROR(IF([.I87]=0;ABS(CEILING([.C87]));ABS(([.I87]-CEILING([.C87]))/[.I87]));&quot;*&quot;)" office:value-type="float" office:value="3.75" calcext:value-type="float">
            <text:p>3,8</text:p>
          </table:table-cell>
          <table:table-cell table:style-name="ce12" table:formula="of:=IFERROR([.I87]-CEILING([.C87]);&quot;*&quot;)" office:value-type="float" office:value="15" calcext:value-type="float">
            <text:p>15,0</text:p>
          </table:table-cell>
          <table:table-cell table:formula="of:=ROUND([$'exact-sub'.J86];1)" office:value-type="float" office:value="-2.6" calcext:value-type="float">
            <text:p>-2,6</text:p>
          </table:table-cell>
          <table:table-cell table:formula="of:=[$'exact-sub'.K86]" office:value-type="float" office:value="4" calcext:value-type="float">
            <text:p>4</text:p>
          </table:table-cell>
          <table:table-cell table:formula="of:=[$'exact-sub'.L86]" office:value-type="float" office:value="1E+020" calcext:value-type="float">
            <text:p>1E+020</text:p>
          </table:table-cell>
          <table:table-cell table:formula="of:=[$'exact-sub'.I86]" office:value-type="float" office:value="1815.393117" calcext:value-type="float">
            <text:p>1815,393117</text:p>
          </table:table-cell>
          <table:table-cell table:style-name="ce21" table:formula="of:=[$'ra-sub'.AE86]" office:value-type="float" office:value="6" calcext:value-type="float">
            <text:p>6</text:p>
          </table:table-cell>
          <table:table-cell table:style-name="ce21" table:formula="of:=[$'bcpa-sub-t600'.AE86]" office:value-type="float" office:value="5" calcext:value-type="float">
            <text:p>5</text:p>
          </table:table-cell>
          <table:table-cell table:style-name="ce21" table:formula="of:=[$'blpl-sub-t300'.AE86]" office:value-type="float" office:value="5" calcext:value-type="float">
            <text:p>5</text:p>
          </table:table-cell>
          <table:table-cell table:style-name="ce21" table:formula="of:=[$'sbpl-sub-t300'.AE86]" office:value-type="float" office:value="4" calcext:value-type="float">
            <text:p>4</text:p>
          </table:table-cell>
          <table:table-cell table:formula="of:=MIN([.L87:.O87])" office:value-type="float" office:value="4" calcext:value-type="float">
            <text:p>4</text:p>
          </table:table-cell>
          <table:table-cell table:formula="of:=ABS([.L87]-CEILING([.$C87]))" office:value-type="float" office:value="17" calcext:value-type="float">
            <text:p>17</text:p>
          </table:table-cell>
          <table:table-cell table:formula="of:=IFERROR(ABS([.M87]-CEILING([.$C87]));&quot;-&quot;)" office:value-type="float" office:value="16" calcext:value-type="float">
            <text:p>16</text:p>
          </table:table-cell>
          <table:table-cell table:formula="of:=ABS([.N87]-CEILING([.$C87]))" office:value-type="float" office:value="16" calcext:value-type="float">
            <text:p>16</text:p>
          </table:table-cell>
          <table:table-cell table:formula="of:=ABS([.O87]-CEILING([.$C87]))" office:value-type="float" office:value="15" calcext:value-type="float">
            <text:p>15</text:p>
          </table:table-cell>
          <table:table-cell table:formula="of:=IFERROR(ABS(([.L87]-CEILING([.$C87]))/CEILING([.$C87]));&quot;*&quot;)" office:value-type="float" office:value="1.54545454545455" calcext:value-type="float">
            <text:p>1,54545454545455</text:p>
          </table:table-cell>
          <table:table-cell table:formula="of:=IFERROR(ABS(([.M87]-CEILING([.$C87]))/CEILING([.$C87]));&quot;*&quot;)" office:value-type="float" office:value="1.45454545454545" calcext:value-type="float">
            <text:p>1,45454545454545</text:p>
          </table:table-cell>
          <table:table-cell table:formula="of:=IFERROR(ABS(([.N87]-CEILING([.$C87]))/CEILING([.$C87]));&quot;*&quot;)" office:value-type="float" office:value="1.45454545454545" calcext:value-type="float">
            <text:p>1,45454545454545</text:p>
          </table:table-cell>
          <table:table-cell table:formula="of:=IFERROR(ABS(([.O87]-CEILING([.$C87]))/CEILING([.$C87]));&quot;*&quot;)" office:value-type="float" office:value="1.36363636363636" calcext:value-type="float">
            <text:p>1,36363636363636</text:p>
          </table:table-cell>
          <table:table-cell table:style-name="ce28" table:formula="of:=IF([.L87]=[.$P87];1;&quot;&quot;)">
            <text:p/>
          </table:table-cell>
          <table:table-cell table:formula="of:=IF([.M87]=[.$P87];1;&quot;&quot;)">
            <text:p/>
          </table:table-cell>
          <table:table-cell table:style-name="ce28" table:formula="of:=IF([.N87]=[.$P87];1;&quot;&quot;)">
            <text:p/>
          </table:table-cell>
          <table:table-cell table:style-name="ce28" table:formula="of:=IF([.O87]=[.$P87];1;&quot;&quot;)" office:value-type="float" office:value="1" calcext:value-type="float">
            <text:p>1</text:p>
          </table:table-cell>
          <table:table-cell table:number-columns-repeated="8"/>
          <table:table-cell table:formula="of:=CONCATENATE([.A87];&quot;&amp;&quot;;[.B87];&quot;&amp;&quot;;IF([.E87]=1;CONCATENATE(&quot;\h{&quot;;[.C87];&quot;}&quot;);[.C87]);&quot;&amp;&quot;;[.H87];&quot;&amp;&quot;;IF([.J87]=0;CONCATENATE(&quot;\uu{&quot;;[.I87];&quot;}&quot;);[.I87]);&quot;&amp;&quot;;IF([.L87]=[.P87];CONCATENATE(&quot;\h{&quot;;[.L87];&quot;}&quot;);[.L87]);&quot;&amp;&quot;;IF([.M87]=[.P87];CONCATENATE(&quot;\h{&quot;;[.M87];&quot;}&quot;);[.M87]);&quot;&amp;&quot;;IF([.N87]=[.P87];CONCATENATE(&quot;\h{&quot;;[.N87];&quot;}&quot;);[.N87]);&quot;&amp;&quot;;IF([.O87]=[.P87];CONCATENATE(&quot;\h{&quot;;[.O87];&quot;}&quot;);[.O87]);&quot;\\\hline&quot;)" office:value-type="string" office:string-value="r4-250-20-1&amp;67,93&amp;-11,2&amp;-2,6&amp;4&amp;6&amp;5&amp;5&amp;\h{4}\\\hline" calcext:value-type="string">
            <text:p>r4-250-20-1&amp;67,93&amp;-11,2&amp;-2,6&amp;4&amp;6&amp;5&amp;5&amp;\h{4}\\\hline</text:p>
          </table:table-cell>
          <table:table-cell table:number-columns-repeated="10"/>
        </table:table-row>
        <table:table-row table:style-name="ro2">
          <table:table-cell table:formula="of:=[$'ra-sub'.AA87]" office:value-type="string" office:string-value="r4-250-20-2" calcext:value-type="string">
            <text:p>r4-250-20-2</text:p>
          </table:table-cell>
          <table:table-cell table:formula="of:=ROUND([$'ra-sub'.AB87];2)" office:value-type="float" office:value="67.93" calcext:value-type="float">
            <text:p>67,93</text:p>
          </table:table-cell>
          <table:table-cell table:style-name="ce12" table:formula="of:=ROUND([$'ra-sub'.AC87];1)" office:value-type="float" office:value="-11.2" calcext:value-type="float">
            <text:p>-11,2</text:p>
          </table:table-cell>
          <table:table-cell table:style-name="ce12" table:formula="of:=IF([$'ra-sub'.S87]=5;&quot;*&quot;;[$'ra-sub'.I87])" office:value-type="float" office:value="1.177101" calcext:value-type="float">
            <text:p>1,2</text:p>
          </table:table-cell>
          <table:table-cell table:style-name="ce12" table:formula="of:=IF([$'ra-sub'.S87]=11;1;&quot;&quot;)">
            <text:p/>
          </table:table-cell>
          <table:table-cell table:style-name="ce12" table:formula="of:=IFERROR(IF([.I88]=0;ABS(CEILING([.C88]));ABS(([.I88]-CEILING([.C88]))/[.I88]));&quot;*&quot;)" office:value-type="float" office:value="3.75" calcext:value-type="float">
            <text:p>3,8</text:p>
          </table:table-cell>
          <table:table-cell table:style-name="ce12" table:formula="of:=IFERROR([.I88]-CEILING([.C88]);&quot;*&quot;)" office:value-type="float" office:value="15" calcext:value-type="float">
            <text:p>15,0</text:p>
          </table:table-cell>
          <table:table-cell table:formula="of:=ROUND([$'exact-sub'.J87];1)" office:value-type="float" office:value="-1.7" calcext:value-type="float">
            <text:p>-1,7</text:p>
          </table:table-cell>
          <table:table-cell table:formula="of:=[$'exact-sub'.K87]" office:value-type="float" office:value="4" calcext:value-type="float">
            <text:p>4</text:p>
          </table:table-cell>
          <table:table-cell table:formula="of:=[$'exact-sub'.L87]" office:value-type="float" office:value="1E+020" calcext:value-type="float">
            <text:p>1E+020</text:p>
          </table:table-cell>
          <table:table-cell table:formula="of:=[$'exact-sub'.I87]" office:value-type="float" office:value="1824.586384" calcext:value-type="float">
            <text:p>1824,586384</text:p>
          </table:table-cell>
          <table:table-cell table:style-name="ce21" table:formula="of:=[$'ra-sub'.AE87]" office:value-type="float" office:value="5" calcext:value-type="float">
            <text:p>5</text:p>
          </table:table-cell>
          <table:table-cell table:style-name="ce21" table:formula="of:=[$'bcpa-sub-t600'.AE87]" office:value-type="float" office:value="4" calcext:value-type="float">
            <text:p>4</text:p>
          </table:table-cell>
          <table:table-cell table:style-name="ce21" table:formula="of:=[$'blpl-sub-t300'.AE87]" office:value-type="float" office:value="4" calcext:value-type="float">
            <text:p>4</text:p>
          </table:table-cell>
          <table:table-cell table:style-name="ce21" table:formula="of:=[$'sbpl-sub-t300'.AE87]" office:value-type="float" office:value="4" calcext:value-type="float">
            <text:p>4</text:p>
          </table:table-cell>
          <table:table-cell table:formula="of:=MIN([.L88:.O88])" office:value-type="float" office:value="4" calcext:value-type="float">
            <text:p>4</text:p>
          </table:table-cell>
          <table:table-cell table:formula="of:=ABS([.L88]-CEILING([.$C88]))" office:value-type="float" office:value="16" calcext:value-type="float">
            <text:p>16</text:p>
          </table:table-cell>
          <table:table-cell table:formula="of:=IFERROR(ABS([.M88]-CEILING([.$C88]));&quot;-&quot;)" office:value-type="float" office:value="15" calcext:value-type="float">
            <text:p>15</text:p>
          </table:table-cell>
          <table:table-cell table:formula="of:=ABS([.N88]-CEILING([.$C88]))" office:value-type="float" office:value="15" calcext:value-type="float">
            <text:p>15</text:p>
          </table:table-cell>
          <table:table-cell table:formula="of:=ABS([.O88]-CEILING([.$C88]))" office:value-type="float" office:value="15" calcext:value-type="float">
            <text:p>15</text:p>
          </table:table-cell>
          <table:table-cell table:formula="of:=IFERROR(ABS(([.L88]-CEILING([.$C88]))/CEILING([.$C88]));&quot;*&quot;)" office:value-type="float" office:value="1.45454545454545" calcext:value-type="float">
            <text:p>1,45454545454545</text:p>
          </table:table-cell>
          <table:table-cell table:formula="of:=IFERROR(ABS(([.M88]-CEILING([.$C88]))/CEILING([.$C88]));&quot;*&quot;)" office:value-type="float" office:value="1.36363636363636" calcext:value-type="float">
            <text:p>1,36363636363636</text:p>
          </table:table-cell>
          <table:table-cell table:formula="of:=IFERROR(ABS(([.N88]-CEILING([.$C88]))/CEILING([.$C88]));&quot;*&quot;)" office:value-type="float" office:value="1.36363636363636" calcext:value-type="float">
            <text:p>1,36363636363636</text:p>
          </table:table-cell>
          <table:table-cell table:formula="of:=IFERROR(ABS(([.O88]-CEILING([.$C88]))/CEILING([.$C88]));&quot;*&quot;)" office:value-type="float" office:value="1.36363636363636" calcext:value-type="float">
            <text:p>1,36363636363636</text:p>
          </table:table-cell>
          <table:table-cell table:style-name="ce28" table:formula="of:=IF([.L88]=[.$P88];1;&quot;&quot;)">
            <text:p/>
          </table:table-cell>
          <table:table-cell table:formula="of:=IF([.M88]=[.$P88];1;&quot;&quot;)" office:value-type="float" office:value="1" calcext:value-type="float">
            <text:p>1</text:p>
          </table:table-cell>
          <table:table-cell table:style-name="ce28" table:formula="of:=IF([.N88]=[.$P88];1;&quot;&quot;)" office:value-type="float" office:value="1" calcext:value-type="float">
            <text:p>1</text:p>
          </table:table-cell>
          <table:table-cell table:style-name="ce28" table:formula="of:=IF([.O88]=[.$P88];1;&quot;&quot;)" office:value-type="float" office:value="1" calcext:value-type="float">
            <text:p>1</text:p>
          </table:table-cell>
          <table:table-cell table:number-columns-repeated="8"/>
          <table:table-cell table:formula="of:=CONCATENATE([.A88];&quot;&amp;&quot;;[.B88];&quot;&amp;&quot;;IF([.E88]=1;CONCATENATE(&quot;\h{&quot;;[.C88];&quot;}&quot;);[.C88]);&quot;&amp;&quot;;[.H88];&quot;&amp;&quot;;IF([.J88]=0;CONCATENATE(&quot;\uu{&quot;;[.I88];&quot;}&quot;);[.I88]);&quot;&amp;&quot;;IF([.L88]=[.P88];CONCATENATE(&quot;\h{&quot;;[.L88];&quot;}&quot;);[.L88]);&quot;&amp;&quot;;IF([.M88]=[.P88];CONCATENATE(&quot;\h{&quot;;[.M88];&quot;}&quot;);[.M88]);&quot;&amp;&quot;;IF([.N88]=[.P88];CONCATENATE(&quot;\h{&quot;;[.N88];&quot;}&quot;);[.N88]);&quot;&amp;&quot;;IF([.O88]=[.P88];CONCATENATE(&quot;\h{&quot;;[.O88];&quot;}&quot;);[.O88]);&quot;\\\hline&quot;)" office:value-type="string" office:string-value="r4-250-20-2&amp;67,93&amp;-11,2&amp;-1,7&amp;4&amp;5&amp;\h{4}&amp;\h{4}&amp;\h{4}\\\hline" calcext:value-type="string">
            <text:p>r4-250-20-2&amp;67,93&amp;-11,2&amp;-1,7&amp;4&amp;5&amp;\h{4}&amp;\h{4}&amp;\h{4}\\\hline</text:p>
          </table:table-cell>
          <table:table-cell table:number-columns-repeated="10"/>
        </table:table-row>
        <table:table-row table:style-name="ro2">
          <table:table-cell table:formula="of:=[$'ra-sub'.AA88]" office:value-type="string" office:string-value="r4-250-24-1" calcext:value-type="string">
            <text:p>r4-250-24-1</text:p>
          </table:table-cell>
          <table:table-cell table:formula="of:=ROUND([$'ra-sub'.AB88];2)" office:value-type="float" office:value="57.28" calcext:value-type="float">
            <text:p>57,28</text:p>
          </table:table-cell>
          <table:table-cell table:style-name="ce12" table:formula="of:=ROUND([$'ra-sub'.AC88];1)" office:value-type="float" office:value="-13" calcext:value-type="float">
            <text:p>-13,0</text:p>
          </table:table-cell>
          <table:table-cell table:style-name="ce12" table:formula="of:=IF([$'ra-sub'.S88]=5;&quot;*&quot;;[$'ra-sub'.I88])" office:value-type="float" office:value="13.795009" calcext:value-type="float">
            <text:p>13,8</text:p>
          </table:table-cell>
          <table:table-cell table:style-name="ce12" table:formula="of:=IF([$'ra-sub'.S88]=11;1;&quot;&quot;)">
            <text:p/>
          </table:table-cell>
          <table:table-cell table:style-name="ce12" table:formula="of:=IFERROR(IF([.I89]=0;ABS(CEILING([.C89]));ABS(([.I89]-CEILING([.C89]))/[.I89]));&quot;*&quot;)" office:value-type="float" office:value="3.6" calcext:value-type="float">
            <text:p>3,6</text:p>
          </table:table-cell>
          <table:table-cell table:style-name="ce12" table:formula="of:=IFERROR([.I89]-CEILING([.C89]);&quot;*&quot;)" office:value-type="float" office:value="18" calcext:value-type="float">
            <text:p>18,0</text:p>
          </table:table-cell>
          <table:table-cell table:formula="of:=ROUND([$'exact-sub'.J88];1)" office:value-type="float" office:value="-11" calcext:value-type="float">
            <text:p>-11</text:p>
          </table:table-cell>
          <table:table-cell table:formula="of:=[$'exact-sub'.K88]" office:value-type="float" office:value="5" calcext:value-type="float">
            <text:p>5</text:p>
          </table:table-cell>
          <table:table-cell table:formula="of:=[$'exact-sub'.L88]" office:value-type="float" office:value="1E+020" calcext:value-type="float">
            <text:p>1E+020</text:p>
          </table:table-cell>
          <table:table-cell table:formula="of:=[$'exact-sub'.I88]" office:value-type="float" office:value="1805.837517" calcext:value-type="float">
            <text:p>1805,837517</text:p>
          </table:table-cell>
          <table:table-cell table:style-name="ce21" table:formula="of:=[$'ra-sub'.AE88]" office:value-type="float" office:value="6" calcext:value-type="float">
            <text:p>6</text:p>
          </table:table-cell>
          <table:table-cell table:style-name="ce21" table:formula="of:=[$'bcpa-sub-t600'.AE88]" office:value-type="float" office:value="5" calcext:value-type="float">
            <text:p>5</text:p>
          </table:table-cell>
          <table:table-cell table:style-name="ce21" table:formula="of:=[$'blpl-sub-t300'.AE88]" office:value-type="float" office:value="4" calcext:value-type="float">
            <text:p>4</text:p>
          </table:table-cell>
          <table:table-cell table:style-name="ce21" table:formula="of:=[$'sbpl-sub-t300'.AE88]" office:value-type="float" office:value="5" calcext:value-type="float">
            <text:p>5</text:p>
          </table:table-cell>
          <table:table-cell table:formula="of:=MIN([.L89:.O89])" office:value-type="float" office:value="4" calcext:value-type="float">
            <text:p>4</text:p>
          </table:table-cell>
          <table:table-cell table:formula="of:=ABS([.L89]-CEILING([.$C89]))" office:value-type="float" office:value="19" calcext:value-type="float">
            <text:p>19</text:p>
          </table:table-cell>
          <table:table-cell table:formula="of:=IFERROR(ABS([.M89]-CEILING([.$C89]));&quot;-&quot;)" office:value-type="float" office:value="18" calcext:value-type="float">
            <text:p>18</text:p>
          </table:table-cell>
          <table:table-cell table:formula="of:=ABS([.N89]-CEILING([.$C89]))" office:value-type="float" office:value="17" calcext:value-type="float">
            <text:p>17</text:p>
          </table:table-cell>
          <table:table-cell table:formula="of:=ABS([.O89]-CEILING([.$C89]))" office:value-type="float" office:value="18" calcext:value-type="float">
            <text:p>18</text:p>
          </table:table-cell>
          <table:table-cell table:formula="of:=IFERROR(ABS(([.L89]-CEILING([.$C89]))/CEILING([.$C89]));&quot;*&quot;)" office:value-type="float" office:value="1.46153846153846" calcext:value-type="float">
            <text:p>1,46153846153846</text:p>
          </table:table-cell>
          <table:table-cell table:formula="of:=IFERROR(ABS(([.M89]-CEILING([.$C89]))/CEILING([.$C89]));&quot;*&quot;)" office:value-type="float" office:value="1.38461538461538" calcext:value-type="float">
            <text:p>1,38461538461538</text:p>
          </table:table-cell>
          <table:table-cell table:formula="of:=IFERROR(ABS(([.N89]-CEILING([.$C89]))/CEILING([.$C89]));&quot;*&quot;)" office:value-type="float" office:value="1.30769230769231" calcext:value-type="float">
            <text:p>1,30769230769231</text:p>
          </table:table-cell>
          <table:table-cell table:formula="of:=IFERROR(ABS(([.O89]-CEILING([.$C89]))/CEILING([.$C89]));&quot;*&quot;)" office:value-type="float" office:value="1.38461538461538" calcext:value-type="float">
            <text:p>1,38461538461538</text:p>
          </table:table-cell>
          <table:table-cell table:style-name="ce28" table:formula="of:=IF([.L89]=[.$P89];1;&quot;&quot;)">
            <text:p/>
          </table:table-cell>
          <table:table-cell table:formula="of:=IF([.M89]=[.$P89];1;&quot;&quot;)">
            <text:p/>
          </table:table-cell>
          <table:table-cell table:style-name="ce28" table:formula="of:=IF([.N89]=[.$P89];1;&quot;&quot;)" office:value-type="float" office:value="1" calcext:value-type="float">
            <text:p>1</text:p>
          </table:table-cell>
          <table:table-cell table:style-name="ce28" table:formula="of:=IF([.O89]=[.$P89];1;&quot;&quot;)">
            <text:p/>
          </table:table-cell>
          <table:table-cell table:number-columns-repeated="8"/>
          <table:table-cell table:formula="of:=CONCATENATE([.A89];&quot;&amp;&quot;;[.B89];&quot;&amp;&quot;;IF([.E89]=1;CONCATENATE(&quot;\h{&quot;;[.C89];&quot;}&quot;);[.C89]);&quot;&amp;&quot;;[.H89];&quot;&amp;&quot;;IF([.J89]=0;CONCATENATE(&quot;\uu{&quot;;[.I89];&quot;}&quot;);[.I89]);&quot;&amp;&quot;;IF([.L89]=[.P89];CONCATENATE(&quot;\h{&quot;;[.L89];&quot;}&quot;);[.L89]);&quot;&amp;&quot;;IF([.M89]=[.P89];CONCATENATE(&quot;\h{&quot;;[.M89];&quot;}&quot;);[.M89]);&quot;&amp;&quot;;IF([.N89]=[.P89];CONCATENATE(&quot;\h{&quot;;[.N89];&quot;}&quot;);[.N89]);&quot;&amp;&quot;;IF([.O89]=[.P89];CONCATENATE(&quot;\h{&quot;;[.O89];&quot;}&quot;);[.O89]);&quot;\\\hline&quot;)" office:value-type="string" office:string-value="r4-250-24-1&amp;57,28&amp;-13&amp;-11&amp;5&amp;6&amp;5&amp;\h{4}&amp;5\\\hline" calcext:value-type="string">
            <text:p>r4-250-24-1&amp;57,28&amp;-13&amp;-11&amp;5&amp;6&amp;5&amp;\h{4}&amp;5\\\hline</text:p>
          </table:table-cell>
          <table:table-cell table:number-columns-repeated="10"/>
        </table:table-row>
        <table:table-row table:style-name="ro2">
          <table:table-cell table:formula="of:=[$'ra-sub'.AA89]" office:value-type="string" office:string-value="r4-250-24-2" calcext:value-type="string">
            <text:p>r4-250-24-2</text:p>
          </table:table-cell>
          <table:table-cell table:formula="of:=ROUND([$'ra-sub'.AB89];2)" office:value-type="float" office:value="67.16" calcext:value-type="float">
            <text:p>67,16</text:p>
          </table:table-cell>
          <table:table-cell table:style-name="ce12" table:formula="of:=ROUND([$'ra-sub'.AC89];1)" office:value-type="float" office:value="-13" calcext:value-type="float">
            <text:p>-13,0</text:p>
          </table:table-cell>
          <table:table-cell table:style-name="ce12" table:formula="of:=IF([$'ra-sub'.S89]=5;&quot;*&quot;;[$'ra-sub'.I89])" office:value-type="float" office:value="8.109398" calcext:value-type="float">
            <text:p>8,1</text:p>
          </table:table-cell>
          <table:table-cell table:style-name="ce12" table:formula="of:=IF([$'ra-sub'.S89]=11;1;&quot;&quot;)">
            <text:p/>
          </table:table-cell>
          <table:table-cell table:style-name="ce12" table:formula="of:=IFERROR(IF([.I90]=0;ABS(CEILING([.C90]));ABS(([.I90]-CEILING([.C90]))/[.I90]));&quot;*&quot;)" office:value-type="float" office:value="4.25" calcext:value-type="float">
            <text:p>4,3</text:p>
          </table:table-cell>
          <table:table-cell table:style-name="ce12" table:formula="of:=IFERROR([.I90]-CEILING([.C90]);&quot;*&quot;)" office:value-type="float" office:value="17" calcext:value-type="float">
            <text:p>17,0</text:p>
          </table:table-cell>
          <table:table-cell table:formula="of:=ROUND([$'exact-sub'.J89];1)" office:value-type="float" office:value="-5" calcext:value-type="float">
            <text:p>-5</text:p>
          </table:table-cell>
          <table:table-cell table:formula="of:=[$'exact-sub'.K89]" office:value-type="float" office:value="4" calcext:value-type="float">
            <text:p>4</text:p>
          </table:table-cell>
          <table:table-cell table:formula="of:=[$'exact-sub'.L89]" office:value-type="float" office:value="1E+020" calcext:value-type="float">
            <text:p>1E+020</text:p>
          </table:table-cell>
          <table:table-cell table:formula="of:=[$'exact-sub'.I89]" office:value-type="float" office:value="1808.75015" calcext:value-type="float">
            <text:p>1808,75015</text:p>
          </table:table-cell>
          <table:table-cell table:style-name="ce21" table:formula="of:=[$'ra-sub'.AE89]" office:value-type="float" office:value="5" calcext:value-type="float">
            <text:p>5</text:p>
          </table:table-cell>
          <table:table-cell table:style-name="ce21" table:formula="of:=[$'bcpa-sub-t600'.AE89]" office:value-type="float" office:value="4" calcext:value-type="float">
            <text:p>4</text:p>
          </table:table-cell>
          <table:table-cell table:style-name="ce21" table:formula="of:=[$'blpl-sub-t300'.AE89]" office:value-type="float" office:value="4" calcext:value-type="float">
            <text:p>4</text:p>
          </table:table-cell>
          <table:table-cell table:style-name="ce21" table:formula="of:=[$'sbpl-sub-t300'.AE89]" office:value-type="float" office:value="4" calcext:value-type="float">
            <text:p>4</text:p>
          </table:table-cell>
          <table:table-cell table:formula="of:=MIN([.L90:.O90])" office:value-type="float" office:value="4" calcext:value-type="float">
            <text:p>4</text:p>
          </table:table-cell>
          <table:table-cell table:formula="of:=ABS([.L90]-CEILING([.$C90]))" office:value-type="float" office:value="18" calcext:value-type="float">
            <text:p>18</text:p>
          </table:table-cell>
          <table:table-cell table:formula="of:=IFERROR(ABS([.M90]-CEILING([.$C90]));&quot;-&quot;)" office:value-type="float" office:value="17" calcext:value-type="float">
            <text:p>17</text:p>
          </table:table-cell>
          <table:table-cell table:formula="of:=ABS([.N90]-CEILING([.$C90]))" office:value-type="float" office:value="17" calcext:value-type="float">
            <text:p>17</text:p>
          </table:table-cell>
          <table:table-cell table:formula="of:=ABS([.O90]-CEILING([.$C90]))" office:value-type="float" office:value="17" calcext:value-type="float">
            <text:p>17</text:p>
          </table:table-cell>
          <table:table-cell table:formula="of:=IFERROR(ABS(([.L90]-CEILING([.$C90]))/CEILING([.$C90]));&quot;*&quot;)" office:value-type="float" office:value="1.38461538461538" calcext:value-type="float">
            <text:p>1,38461538461538</text:p>
          </table:table-cell>
          <table:table-cell table:formula="of:=IFERROR(ABS(([.M90]-CEILING([.$C90]))/CEILING([.$C90]));&quot;*&quot;)" office:value-type="float" office:value="1.30769230769231" calcext:value-type="float">
            <text:p>1,30769230769231</text:p>
          </table:table-cell>
          <table:table-cell table:formula="of:=IFERROR(ABS(([.N90]-CEILING([.$C90]))/CEILING([.$C90]));&quot;*&quot;)" office:value-type="float" office:value="1.30769230769231" calcext:value-type="float">
            <text:p>1,30769230769231</text:p>
          </table:table-cell>
          <table:table-cell table:formula="of:=IFERROR(ABS(([.O90]-CEILING([.$C90]))/CEILING([.$C90]));&quot;*&quot;)" office:value-type="float" office:value="1.30769230769231" calcext:value-type="float">
            <text:p>1,30769230769231</text:p>
          </table:table-cell>
          <table:table-cell table:style-name="ce28" table:formula="of:=IF([.L90]=[.$P90];1;&quot;&quot;)">
            <text:p/>
          </table:table-cell>
          <table:table-cell table:formula="of:=IF([.M90]=[.$P90];1;&quot;&quot;)" office:value-type="float" office:value="1" calcext:value-type="float">
            <text:p>1</text:p>
          </table:table-cell>
          <table:table-cell table:style-name="ce28" table:formula="of:=IF([.N90]=[.$P90];1;&quot;&quot;)" office:value-type="float" office:value="1" calcext:value-type="float">
            <text:p>1</text:p>
          </table:table-cell>
          <table:table-cell table:style-name="ce28" table:formula="of:=IF([.O90]=[.$P90];1;&quot;&quot;)" office:value-type="float" office:value="1" calcext:value-type="float">
            <text:p>1</text:p>
          </table:table-cell>
          <table:table-cell table:number-columns-repeated="8"/>
          <table:table-cell table:formula="of:=CONCATENATE([.A90];&quot;&amp;&quot;;[.B90];&quot;&amp;&quot;;IF([.E90]=1;CONCATENATE(&quot;\h{&quot;;[.C90];&quot;}&quot;);[.C90]);&quot;&amp;&quot;;[.H90];&quot;&amp;&quot;;IF([.J90]=0;CONCATENATE(&quot;\uu{&quot;;[.I90];&quot;}&quot;);[.I90]);&quot;&amp;&quot;;IF([.L90]=[.P90];CONCATENATE(&quot;\h{&quot;;[.L90];&quot;}&quot;);[.L90]);&quot;&amp;&quot;;IF([.M90]=[.P90];CONCATENATE(&quot;\h{&quot;;[.M90];&quot;}&quot;);[.M90]);&quot;&amp;&quot;;IF([.N90]=[.P90];CONCATENATE(&quot;\h{&quot;;[.N90];&quot;}&quot;);[.N90]);&quot;&amp;&quot;;IF([.O90]=[.P90];CONCATENATE(&quot;\h{&quot;;[.O90];&quot;}&quot;);[.O90]);&quot;\\\hline&quot;)" office:value-type="string" office:string-value="r4-250-24-2&amp;67,16&amp;-13&amp;-5&amp;4&amp;5&amp;\h{4}&amp;\h{4}&amp;\h{4}\\\hline" calcext:value-type="string">
            <text:p>r4-250-24-2&amp;67,16&amp;-13&amp;-5&amp;4&amp;5&amp;\h{4}&amp;\h{4}&amp;\h{4}\\\hline</text:p>
          </table:table-cell>
          <table:table-cell table:number-columns-repeated="10"/>
        </table:table-row>
        <table:table-row table:style-name="ro2">
          <table:table-cell table:formula="of:=[$'ra-sub'.AA90]" office:value-type="string" office:string-value="r4-250-4-1" calcext:value-type="string">
            <text:p>r4-250-4-1</text:p>
          </table:table-cell>
          <table:table-cell table:formula="of:=ROUND([$'ra-sub'.AB90];2)" office:value-type="float" office:value="100" calcext:value-type="float">
            <text:p>100</text:p>
          </table:table-cell>
          <table:table-cell table:style-name="ce12" table:formula="of:=ROUND([$'ra-sub'.AC90];1)" office:value-type="float" office:value="-1.5" calcext:value-type="float">
            <text:p>-1,5</text:p>
          </table:table-cell>
          <table:table-cell table:style-name="ce12" table:formula="of:=IF([$'ra-sub'.S90]=5;&quot;*&quot;;[$'ra-sub'.I90])" office:value-type="float" office:value="0.241509" calcext:value-type="float">
            <text:p>0,2</text:p>
          </table:table-cell>
          <table:table-cell table:style-name="ce12" table:formula="of:=IF([$'ra-sub'.S90]=11;1;&quot;&quot;)">
            <text:p/>
          </table:table-cell>
          <table:table-cell table:style-name="ce12" table:formula="of:=IFERROR(IF([.I91]=0;ABS(CEILING([.C91]));ABS(([.I91]-CEILING([.C91]))/[.I91]));&quot;*&quot;)" office:value-type="float" office:value="1.5" calcext:value-type="float">
            <text:p>1,5</text:p>
          </table:table-cell>
          <table:table-cell table:style-name="ce12" table:formula="of:=IFERROR([.I91]-CEILING([.C91]);&quot;*&quot;)" office:value-type="float" office:value="3" calcext:value-type="float">
            <text:p>3,0</text:p>
          </table:table-cell>
          <table:table-cell table:formula="of:=ROUND([$'exact-sub'.J90];1)" office:value-type="float" office:value="2" calcext:value-type="float">
            <text:p>2</text:p>
          </table:table-cell>
          <table:table-cell table:formula="of:=[$'exact-sub'.K90]" office:value-type="float" office:value="2" calcext:value-type="float">
            <text:p>2</text:p>
          </table:table-cell>
          <table:table-cell table:formula="of:=[$'exact-sub'.L90]" office:value-type="float" office:value="0" calcext:value-type="float">
            <text:p>0</text:p>
          </table:table-cell>
          <table:table-cell table:formula="of:=[$'exact-sub'.I90]" office:value-type="float" office:value="2.097259" calcext:value-type="float">
            <text:p>2,097259</text:p>
          </table:table-cell>
          <table:table-cell table:style-name="ce21" table:formula="of:=[$'ra-sub'.AE90]" office:value-type="float" office:value="3" calcext:value-type="float">
            <text:p>3</text:p>
          </table:table-cell>
          <table:table-cell table:style-name="ce21" table:formula="of:=[$'bcpa-sub-t600'.AE90]" office:value-type="float" office:value="2" calcext:value-type="float">
            <text:p>2</text:p>
          </table:table-cell>
          <table:table-cell table:style-name="ce21" table:formula="of:=[$'blpl-sub-t300'.AE90]" office:value-type="float" office:value="2" calcext:value-type="float">
            <text:p>2</text:p>
          </table:table-cell>
          <table:table-cell table:style-name="ce21" table:formula="of:=[$'sbpl-sub-t300'.AE90]" office:value-type="float" office:value="2" calcext:value-type="float">
            <text:p>2</text:p>
          </table:table-cell>
          <table:table-cell table:formula="of:=MIN([.L91:.O91])" office:value-type="float" office:value="2" calcext:value-type="float">
            <text:p>2</text:p>
          </table:table-cell>
          <table:table-cell table:formula="of:=ABS([.L91]-CEILING([.$C91]))" office:value-type="float" office:value="4" calcext:value-type="float">
            <text:p>4</text:p>
          </table:table-cell>
          <table:table-cell table:formula="of:=IFERROR(ABS([.M91]-CEILING([.$C91]));&quot;-&quot;)" office:value-type="float" office:value="3" calcext:value-type="float">
            <text:p>3</text:p>
          </table:table-cell>
          <table:table-cell table:formula="of:=ABS([.N91]-CEILING([.$C91]))" office:value-type="float" office:value="3" calcext:value-type="float">
            <text:p>3</text:p>
          </table:table-cell>
          <table:table-cell table:formula="of:=ABS([.O91]-CEILING([.$C91]))" office:value-type="float" office:value="3" calcext:value-type="float">
            <text:p>3</text:p>
          </table:table-cell>
          <table:table-cell table:formula="of:=IFERROR(ABS(([.L91]-CEILING([.$C91]))/CEILING([.$C91]));&quot;*&quot;)" office:value-type="float" office:value="4" calcext:value-type="float">
            <text:p>4</text:p>
          </table:table-cell>
          <table:table-cell table:formula="of:=IFERROR(ABS(([.M91]-CEILING([.$C91]))/CEILING([.$C91]));&quot;*&quot;)" office:value-type="float" office:value="3" calcext:value-type="float">
            <text:p>3</text:p>
          </table:table-cell>
          <table:table-cell table:formula="of:=IFERROR(ABS(([.N91]-CEILING([.$C91]))/CEILING([.$C91]));&quot;*&quot;)" office:value-type="float" office:value="3" calcext:value-type="float">
            <text:p>3</text:p>
          </table:table-cell>
          <table:table-cell table:formula="of:=IFERROR(ABS(([.O91]-CEILING([.$C91]))/CEILING([.$C91]));&quot;*&quot;)" office:value-type="float" office:value="3" calcext:value-type="float">
            <text:p>3</text:p>
          </table:table-cell>
          <table:table-cell table:style-name="ce28" table:formula="of:=IF([.L91]=[.$P91];1;&quot;&quot;)">
            <text:p/>
          </table:table-cell>
          <table:table-cell table:formula="of:=IF([.M91]=[.$P91];1;&quot;&quot;)" office:value-type="float" office:value="1" calcext:value-type="float">
            <text:p>1</text:p>
          </table:table-cell>
          <table:table-cell table:style-name="ce28" table:formula="of:=IF([.N91]=[.$P91];1;&quot;&quot;)" office:value-type="float" office:value="1" calcext:value-type="float">
            <text:p>1</text:p>
          </table:table-cell>
          <table:table-cell table:style-name="ce28" table:formula="of:=IF([.O91]=[.$P91];1;&quot;&quot;)" office:value-type="float" office:value="1" calcext:value-type="float">
            <text:p>1</text:p>
          </table:table-cell>
          <table:table-cell table:number-columns-repeated="8"/>
          <table:table-cell table:formula="of:=CONCATENATE([.A91];&quot;&amp;&quot;;[.B91];&quot;&amp;&quot;;IF([.E91]=1;CONCATENATE(&quot;\h{&quot;;[.C91];&quot;}&quot;);[.C91]);&quot;&amp;&quot;;[.H91];&quot;&amp;&quot;;IF([.J91]=0;CONCATENATE(&quot;\uu{&quot;;[.I91];&quot;}&quot;);[.I91]);&quot;&amp;&quot;;IF([.L91]=[.P91];CONCATENATE(&quot;\h{&quot;;[.L91];&quot;}&quot;);[.L91]);&quot;&amp;&quot;;IF([.M91]=[.P91];CONCATENATE(&quot;\h{&quot;;[.M91];&quot;}&quot;);[.M91]);&quot;&amp;&quot;;IF([.N91]=[.P91];CONCATENATE(&quot;\h{&quot;;[.N91];&quot;}&quot;);[.N91]);&quot;&amp;&quot;;IF([.O91]=[.P91];CONCATENATE(&quot;\h{&quot;;[.O91];&quot;}&quot;);[.O91]);&quot;\\\hline&quot;)" office:value-type="string" office:string-value="r4-250-4-1&amp;100&amp;-1,5&amp;2&amp;\uu{2}&amp;3&amp;\h{2}&amp;\h{2}&amp;\h{2}\\\hline" calcext:value-type="string">
            <text:p>r4-250-4-1&amp;100&amp;-1,5&amp;2&amp;\uu{2}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91]" office:value-type="string" office:string-value="r4-250-4-2" calcext:value-type="string">
            <text:p>r4-250-4-2</text:p>
          </table:table-cell>
          <table:table-cell table:formula="of:=ROUND([$'ra-sub'.AB91];2)" office:value-type="float" office:value="100" calcext:value-type="float">
            <text:p>100</text:p>
          </table:table-cell>
          <table:table-cell table:style-name="ce12" table:formula="of:=ROUND([$'ra-sub'.AC91];1)" office:value-type="float" office:value="-1.5" calcext:value-type="float">
            <text:p>-1,5</text:p>
          </table:table-cell>
          <table:table-cell table:style-name="ce12" table:formula="of:=IF([$'ra-sub'.S91]=5;&quot;*&quot;;[$'ra-sub'.I91])" office:value-type="float" office:value="0.25578" calcext:value-type="float">
            <text:p>0,3</text:p>
          </table:table-cell>
          <table:table-cell table:style-name="ce12" table:formula="of:=IF([$'ra-sub'.S91]=11;1;&quot;&quot;)">
            <text:p/>
          </table:table-cell>
          <table:table-cell table:style-name="ce12" table:formula="of:=IFERROR(IF([.I92]=0;ABS(CEILING([.C92]));ABS(([.I92]-CEILING([.C92]))/[.I92]));&quot;*&quot;)" office:value-type="float" office:value="1.5" calcext:value-type="float">
            <text:p>1,5</text:p>
          </table:table-cell>
          <table:table-cell table:style-name="ce12" table:formula="of:=IFERROR([.I92]-CEILING([.C92]);&quot;*&quot;)" office:value-type="float" office:value="3" calcext:value-type="float">
            <text:p>3,0</text:p>
          </table:table-cell>
          <table:table-cell table:formula="of:=ROUND([$'exact-sub'.J91];1)" office:value-type="float" office:value="2" calcext:value-type="float">
            <text:p>2</text:p>
          </table:table-cell>
          <table:table-cell table:formula="of:=[$'exact-sub'.K91]" office:value-type="float" office:value="2" calcext:value-type="float">
            <text:p>2</text:p>
          </table:table-cell>
          <table:table-cell table:formula="of:=[$'exact-sub'.L91]" office:value-type="float" office:value="0" calcext:value-type="float">
            <text:p>0</text:p>
          </table:table-cell>
          <table:table-cell table:formula="of:=[$'exact-sub'.I91]" office:value-type="float" office:value="2.191593" calcext:value-type="float">
            <text:p>2,191593</text:p>
          </table:table-cell>
          <table:table-cell table:style-name="ce21" table:formula="of:=[$'ra-sub'.AE91]" office:value-type="float" office:value="2" calcext:value-type="float">
            <text:p>2</text:p>
          </table:table-cell>
          <table:table-cell table:style-name="ce21" table:formula="of:=[$'bcpa-sub-t600'.AE91]" office:value-type="float" office:value="2" calcext:value-type="float">
            <text:p>2</text:p>
          </table:table-cell>
          <table:table-cell table:style-name="ce21" table:formula="of:=[$'blpl-sub-t300'.AE91]" office:value-type="float" office:value="2" calcext:value-type="float">
            <text:p>2</text:p>
          </table:table-cell>
          <table:table-cell table:style-name="ce21" table:formula="of:=[$'sbpl-sub-t300'.AE91]" office:value-type="float" office:value="2" calcext:value-type="float">
            <text:p>2</text:p>
          </table:table-cell>
          <table:table-cell table:formula="of:=MIN([.L92:.O92])" office:value-type="float" office:value="2" calcext:value-type="float">
            <text:p>2</text:p>
          </table:table-cell>
          <table:table-cell table:formula="of:=ABS([.L92]-CEILING([.$C92]))" office:value-type="float" office:value="3" calcext:value-type="float">
            <text:p>3</text:p>
          </table:table-cell>
          <table:table-cell table:formula="of:=IFERROR(ABS([.M92]-CEILING([.$C92]));&quot;-&quot;)" office:value-type="float" office:value="3" calcext:value-type="float">
            <text:p>3</text:p>
          </table:table-cell>
          <table:table-cell table:formula="of:=ABS([.N92]-CEILING([.$C92]))" office:value-type="float" office:value="3" calcext:value-type="float">
            <text:p>3</text:p>
          </table:table-cell>
          <table:table-cell table:formula="of:=ABS([.O92]-CEILING([.$C92]))" office:value-type="float" office:value="3" calcext:value-type="float">
            <text:p>3</text:p>
          </table:table-cell>
          <table:table-cell table:formula="of:=IFERROR(ABS(([.L92]-CEILING([.$C92]))/CEILING([.$C92]));&quot;*&quot;)" office:value-type="float" office:value="3" calcext:value-type="float">
            <text:p>3</text:p>
          </table:table-cell>
          <table:table-cell table:formula="of:=IFERROR(ABS(([.M92]-CEILING([.$C92]))/CEILING([.$C92]));&quot;*&quot;)" office:value-type="float" office:value="3" calcext:value-type="float">
            <text:p>3</text:p>
          </table:table-cell>
          <table:table-cell table:formula="of:=IFERROR(ABS(([.N92]-CEILING([.$C92]))/CEILING([.$C92]));&quot;*&quot;)" office:value-type="float" office:value="3" calcext:value-type="float">
            <text:p>3</text:p>
          </table:table-cell>
          <table:table-cell table:formula="of:=IFERROR(ABS(([.O92]-CEILING([.$C92]))/CEILING([.$C92]));&quot;*&quot;)" office:value-type="float" office:value="3" calcext:value-type="float">
            <text:p>3</text:p>
          </table:table-cell>
          <table:table-cell table:style-name="ce28" table:formula="of:=IF([.L92]=[.$P92];1;&quot;&quot;)" office:value-type="float" office:value="1" calcext:value-type="float">
            <text:p>1</text:p>
          </table:table-cell>
          <table:table-cell table:formula="of:=IF([.M92]=[.$P92];1;&quot;&quot;)" office:value-type="float" office:value="1" calcext:value-type="float">
            <text:p>1</text:p>
          </table:table-cell>
          <table:table-cell table:style-name="ce28" table:formula="of:=IF([.N92]=[.$P92];1;&quot;&quot;)" office:value-type="float" office:value="1" calcext:value-type="float">
            <text:p>1</text:p>
          </table:table-cell>
          <table:table-cell table:style-name="ce28" table:formula="of:=IF([.O92]=[.$P92];1;&quot;&quot;)" office:value-type="float" office:value="1" calcext:value-type="float">
            <text:p>1</text:p>
          </table:table-cell>
          <table:table-cell table:number-columns-repeated="8"/>
          <table:table-cell table:formula="of:=CONCATENATE([.A92];&quot;&amp;&quot;;[.B92];&quot;&amp;&quot;;IF([.E92]=1;CONCATENATE(&quot;\h{&quot;;[.C92];&quot;}&quot;);[.C92]);&quot;&amp;&quot;;[.H92];&quot;&amp;&quot;;IF([.J92]=0;CONCATENATE(&quot;\uu{&quot;;[.I92];&quot;}&quot;);[.I92]);&quot;&amp;&quot;;IF([.L92]=[.P92];CONCATENATE(&quot;\h{&quot;;[.L92];&quot;}&quot;);[.L92]);&quot;&amp;&quot;;IF([.M92]=[.P92];CONCATENATE(&quot;\h{&quot;;[.M92];&quot;}&quot;);[.M92]);&quot;&amp;&quot;;IF([.N92]=[.P92];CONCATENATE(&quot;\h{&quot;;[.N92];&quot;}&quot;);[.N92]);&quot;&amp;&quot;;IF([.O92]=[.P92];CONCATENATE(&quot;\h{&quot;;[.O92];&quot;}&quot;);[.O92]);&quot;\\\hline&quot;)" office:value-type="string" office:string-value="r4-250-4-2&amp;100&amp;-1,5&amp;2&amp;\uu{2}&amp;\h{2}&amp;\h{2}&amp;\h{2}&amp;\h{2}\\\hline" calcext:value-type="string">
            <text:p>r4-250-4-2&amp;100&amp;-1,5&amp;2&amp;\uu{2}&amp;\h{2}&amp;\h{2}&amp;\h{2}&amp;\h{2}\\\hline</text:p>
          </table:table-cell>
          <table:table-cell table:number-columns-repeated="10"/>
        </table:table-row>
        <table:table-row table:style-name="ro2">
          <table:table-cell table:formula="of:=[$'ra-sub'.AA92]" office:value-type="string" office:string-value="r4-50-10-1" calcext:value-type="string">
            <text:p>r4-50-10-1</text:p>
          </table:table-cell>
          <table:table-cell table:formula="of:=ROUND([$'ra-sub'.AB92];2)" office:value-type="float" office:value="99.57" calcext:value-type="float">
            <text:p>99,57</text:p>
          </table:table-cell>
          <table:table-cell table:style-name="ce12" table:formula="of:=ROUND([$'ra-sub'.AC92];1)" office:value-type="float" office:value="-4.7" calcext:value-type="float">
            <text:p>-4,7</text:p>
          </table:table-cell>
          <table:table-cell table:style-name="ce12" table:formula="of:=IF([$'ra-sub'.S92]=5;&quot;*&quot;;[$'ra-sub'.I92])" office:value-type="float" office:value="0.064013" calcext:value-type="float">
            <text:p>0,1</text:p>
          </table:table-cell>
          <table:table-cell table:style-name="ce12" table:formula="of:=IF([$'ra-sub'.S92]=11;1;&quot;&quot;)">
            <text:p/>
          </table:table-cell>
          <table:table-cell table:style-name="ce12" table:formula="of:=IFERROR(IF([.I93]=0;ABS(CEILING([.C93]));ABS(([.I93]-CEILING([.C93]))/[.I93]));&quot;*&quot;)" office:value-type="float" office:value="3" calcext:value-type="float">
            <text:p>3,0</text:p>
          </table:table-cell>
          <table:table-cell table:style-name="ce12" table:formula="of:=IFERROR([.I93]-CEILING([.C93]);&quot;*&quot;)" office:value-type="float" office:value="6" calcext:value-type="float">
            <text:p>6,0</text:p>
          </table:table-cell>
          <table:table-cell table:formula="of:=ROUND([$'exact-sub'.J92];1)" office:value-type="float" office:value="2" calcext:value-type="float">
            <text:p>2</text:p>
          </table:table-cell>
          <table:table-cell table:formula="of:=[$'exact-sub'.K92]" office:value-type="float" office:value="2" calcext:value-type="float">
            <text:p>2</text:p>
          </table:table-cell>
          <table:table-cell table:formula="of:=[$'exact-sub'.L92]" office:value-type="float" office:value="0" calcext:value-type="float">
            <text:p>0</text:p>
          </table:table-cell>
          <table:table-cell table:formula="of:=[$'exact-sub'.I92]" office:value-type="float" office:value="58.052381" calcext:value-type="float">
            <text:p>58,052381</text:p>
          </table:table-cell>
          <table:table-cell table:style-name="ce21" table:formula="of:=[$'ra-sub'.AE92]" office:value-type="float" office:value="5" calcext:value-type="float">
            <text:p>5</text:p>
          </table:table-cell>
          <table:table-cell table:style-name="ce21" table:formula="of:=[$'bcpa-sub-t600'.AE92]" office:value-type="float" office:value="2" calcext:value-type="float">
            <text:p>2</text:p>
          </table:table-cell>
          <table:table-cell table:style-name="ce21" table:formula="of:=[$'blpl-sub-t300'.AE92]" office:value-type="float" office:value="2" calcext:value-type="float">
            <text:p>2</text:p>
          </table:table-cell>
          <table:table-cell table:style-name="ce21" table:formula="of:=[$'sbpl-sub-t300'.AE92]" office:value-type="float" office:value="2" calcext:value-type="float">
            <text:p>2</text:p>
          </table:table-cell>
          <table:table-cell table:formula="of:=MIN([.L93:.O93])" office:value-type="float" office:value="2" calcext:value-type="float">
            <text:p>2</text:p>
          </table:table-cell>
          <table:table-cell table:formula="of:=ABS([.L93]-CEILING([.$C93]))" office:value-type="float" office:value="9" calcext:value-type="float">
            <text:p>9</text:p>
          </table:table-cell>
          <table:table-cell table:formula="of:=IFERROR(ABS([.M93]-CEILING([.$C93]));&quot;-&quot;)" office:value-type="float" office:value="6" calcext:value-type="float">
            <text:p>6</text:p>
          </table:table-cell>
          <table:table-cell table:formula="of:=ABS([.N93]-CEILING([.$C93]))" office:value-type="float" office:value="6" calcext:value-type="float">
            <text:p>6</text:p>
          </table:table-cell>
          <table:table-cell table:formula="of:=ABS([.O93]-CEILING([.$C93]))" office:value-type="float" office:value="6" calcext:value-type="float">
            <text:p>6</text:p>
          </table:table-cell>
          <table:table-cell table:formula="of:=IFERROR(ABS(([.L93]-CEILING([.$C93]))/CEILING([.$C93]));&quot;*&quot;)" office:value-type="float" office:value="2.25" calcext:value-type="float">
            <text:p>2,25</text:p>
          </table:table-cell>
          <table:table-cell table:formula="of:=IFERROR(ABS(([.M93]-CEILING([.$C93]))/CEILING([.$C93]));&quot;*&quot;)" office:value-type="float" office:value="1.5" calcext:value-type="float">
            <text:p>1,5</text:p>
          </table:table-cell>
          <table:table-cell table:formula="of:=IFERROR(ABS(([.N93]-CEILING([.$C93]))/CEILING([.$C93]));&quot;*&quot;)" office:value-type="float" office:value="1.5" calcext:value-type="float">
            <text:p>1,5</text:p>
          </table:table-cell>
          <table:table-cell table:formula="of:=IFERROR(ABS(([.O93]-CEILING([.$C93]))/CEILING([.$C93]));&quot;*&quot;)" office:value-type="float" office:value="1.5" calcext:value-type="float">
            <text:p>1,5</text:p>
          </table:table-cell>
          <table:table-cell table:style-name="ce28" table:formula="of:=IF([.L93]=[.$P93];1;&quot;&quot;)">
            <text:p/>
          </table:table-cell>
          <table:table-cell table:formula="of:=IF([.M93]=[.$P93];1;&quot;&quot;)" office:value-type="float" office:value="1" calcext:value-type="float">
            <text:p>1</text:p>
          </table:table-cell>
          <table:table-cell table:style-name="ce28" table:formula="of:=IF([.N93]=[.$P93];1;&quot;&quot;)" office:value-type="float" office:value="1" calcext:value-type="float">
            <text:p>1</text:p>
          </table:table-cell>
          <table:table-cell table:style-name="ce28" table:formula="of:=IF([.O93]=[.$P93];1;&quot;&quot;)" office:value-type="float" office:value="1" calcext:value-type="float">
            <text:p>1</text:p>
          </table:table-cell>
          <table:table-cell table:number-columns-repeated="8"/>
          <table:table-cell table:formula="of:=CONCATENATE([.A93];&quot;&amp;&quot;;[.B93];&quot;&amp;&quot;;IF([.E93]=1;CONCATENATE(&quot;\h{&quot;;[.C93];&quot;}&quot;);[.C93]);&quot;&amp;&quot;;[.H93];&quot;&amp;&quot;;IF([.J93]=0;CONCATENATE(&quot;\uu{&quot;;[.I93];&quot;}&quot;);[.I93]);&quot;&amp;&quot;;IF([.L93]=[.P93];CONCATENATE(&quot;\h{&quot;;[.L93];&quot;}&quot;);[.L93]);&quot;&amp;&quot;;IF([.M93]=[.P93];CONCATENATE(&quot;\h{&quot;;[.M93];&quot;}&quot;);[.M93]);&quot;&amp;&quot;;IF([.N93]=[.P93];CONCATENATE(&quot;\h{&quot;;[.N93];&quot;}&quot;);[.N93]);&quot;&amp;&quot;;IF([.O93]=[.P93];CONCATENATE(&quot;\h{&quot;;[.O93];&quot;}&quot;);[.O93]);&quot;\\\hline&quot;)" office:value-type="string" office:string-value="r4-50-10-1&amp;99,57&amp;-4,7&amp;2&amp;\uu{2}&amp;5&amp;\h{2}&amp;\h{2}&amp;\h{2}\\\hline" calcext:value-type="string">
            <text:p>r4-50-10-1&amp;99,57&amp;-4,7&amp;2&amp;\uu{2}&amp;5&amp;\h{2}&amp;\h{2}&amp;\h{2}\\\hline</text:p>
          </table:table-cell>
          <table:table-cell table:number-columns-repeated="10"/>
        </table:table-row>
        <table:table-row table:style-name="ro2">
          <table:table-cell table:formula="of:=[$'ra-sub'.AA93]" office:value-type="string" office:string-value="r4-50-10-2" calcext:value-type="string">
            <text:p>r4-50-10-2</text:p>
          </table:table-cell>
          <table:table-cell table:formula="of:=ROUND([$'ra-sub'.AB93];2)" office:value-type="float" office:value="99.57" calcext:value-type="float">
            <text:p>99,57</text:p>
          </table:table-cell>
          <table:table-cell table:style-name="ce12" table:formula="of:=ROUND([$'ra-sub'.AC93];1)" office:value-type="float" office:value="-4.7" calcext:value-type="float">
            <text:p>-4,7</text:p>
          </table:table-cell>
          <table:table-cell table:style-name="ce12" table:formula="of:=IF([$'ra-sub'.S93]=5;&quot;*&quot;;[$'ra-sub'.I93])" office:value-type="float" office:value="0.064932" calcext:value-type="float">
            <text:p>0,1</text:p>
          </table:table-cell>
          <table:table-cell table:style-name="ce12" table:formula="of:=IF([$'ra-sub'.S93]=11;1;&quot;&quot;)">
            <text:p/>
          </table:table-cell>
          <table:table-cell table:style-name="ce12" table:formula="of:=IFERROR(IF([.I94]=0;ABS(CEILING([.C94]));ABS(([.I94]-CEILING([.C94]))/[.I94]));&quot;*&quot;)" office:value-type="float" office:value="5" calcext:value-type="float">
            <text:p>5,0</text:p>
          </table:table-cell>
          <table:table-cell table:style-name="ce12" table:formula="of:=IFERROR([.I94]-CEILING([.C94]);&quot;*&quot;)" office:value-type="float" office:value="5" calcext:value-type="float">
            <text:p>5,0</text:p>
          </table:table-cell>
          <table:table-cell table:formula="of:=ROUND([$'exact-sub'.J93];1)" office:value-type="float" office:value="1" calcext:value-type="float">
            <text:p>1</text:p>
          </table:table-cell>
          <table:table-cell table:formula="of:=[$'exact-sub'.K93]" office:value-type="float" office:value="1" calcext:value-type="float">
            <text:p>1</text:p>
          </table:table-cell>
          <table:table-cell table:formula="of:=[$'exact-sub'.L93]" office:value-type="float" office:value="0" calcext:value-type="float">
            <text:p>0</text:p>
          </table:table-cell>
          <table:table-cell table:formula="of:=[$'exact-sub'.I93]" office:value-type="float" office:value="31.058262" calcext:value-type="float">
            <text:p>31,058262</text:p>
          </table:table-cell>
          <table:table-cell table:style-name="ce21" table:formula="of:=[$'ra-sub'.AE93]" office:value-type="float" office:value="3" calcext:value-type="float">
            <text:p>3</text:p>
          </table:table-cell>
          <table:table-cell table:style-name="ce21" table:formula="of:=[$'bcpa-sub-t600'.AE93]" office:value-type="float" office:value="1" calcext:value-type="float">
            <text:p>1</text:p>
          </table:table-cell>
          <table:table-cell table:style-name="ce21" table:formula="of:=[$'blpl-sub-t300'.AE93]" office:value-type="float" office:value="2" calcext:value-type="float">
            <text:p>2</text:p>
          </table:table-cell>
          <table:table-cell table:style-name="ce21" table:formula="of:=[$'sbpl-sub-t300'.AE93]" office:value-type="float" office:value="1" calcext:value-type="float">
            <text:p>1</text:p>
          </table:table-cell>
          <table:table-cell table:formula="of:=MIN([.L94:.O94])" office:value-type="float" office:value="1" calcext:value-type="float">
            <text:p>1</text:p>
          </table:table-cell>
          <table:table-cell table:formula="of:=ABS([.L94]-CEILING([.$C94]))" office:value-type="float" office:value="7" calcext:value-type="float">
            <text:p>7</text:p>
          </table:table-cell>
          <table:table-cell table:formula="of:=IFERROR(ABS([.M94]-CEILING([.$C94]));&quot;-&quot;)" office:value-type="float" office:value="5" calcext:value-type="float">
            <text:p>5</text:p>
          </table:table-cell>
          <table:table-cell table:formula="of:=ABS([.N94]-CEILING([.$C94]))" office:value-type="float" office:value="6" calcext:value-type="float">
            <text:p>6</text:p>
          </table:table-cell>
          <table:table-cell table:formula="of:=ABS([.O94]-CEILING([.$C94]))" office:value-type="float" office:value="5" calcext:value-type="float">
            <text:p>5</text:p>
          </table:table-cell>
          <table:table-cell table:formula="of:=IFERROR(ABS(([.L94]-CEILING([.$C94]))/CEILING([.$C94]));&quot;*&quot;)" office:value-type="float" office:value="1.75" calcext:value-type="float">
            <text:p>1,75</text:p>
          </table:table-cell>
          <table:table-cell table:formula="of:=IFERROR(ABS(([.M94]-CEILING([.$C94]))/CEILING([.$C94]));&quot;*&quot;)" office:value-type="float" office:value="1.25" calcext:value-type="float">
            <text:p>1,25</text:p>
          </table:table-cell>
          <table:table-cell table:formula="of:=IFERROR(ABS(([.N94]-CEILING([.$C94]))/CEILING([.$C94]));&quot;*&quot;)" office:value-type="float" office:value="1.5" calcext:value-type="float">
            <text:p>1,5</text:p>
          </table:table-cell>
          <table:table-cell table:formula="of:=IFERROR(ABS(([.O94]-CEILING([.$C94]))/CEILING([.$C94]));&quot;*&quot;)" office:value-type="float" office:value="1.25" calcext:value-type="float">
            <text:p>1,25</text:p>
          </table:table-cell>
          <table:table-cell table:style-name="ce28" table:formula="of:=IF([.L94]=[.$P94];1;&quot;&quot;)">
            <text:p/>
          </table:table-cell>
          <table:table-cell table:formula="of:=IF([.M94]=[.$P94];1;&quot;&quot;)" office:value-type="float" office:value="1" calcext:value-type="float">
            <text:p>1</text:p>
          </table:table-cell>
          <table:table-cell table:style-name="ce28" table:formula="of:=IF([.N94]=[.$P94];1;&quot;&quot;)">
            <text:p/>
          </table:table-cell>
          <table:table-cell table:style-name="ce28" table:formula="of:=IF([.O94]=[.$P94];1;&quot;&quot;)" office:value-type="float" office:value="1" calcext:value-type="float">
            <text:p>1</text:p>
          </table:table-cell>
          <table:table-cell table:number-columns-repeated="8"/>
          <table:table-cell table:formula="of:=CONCATENATE([.A94];&quot;&amp;&quot;;[.B94];&quot;&amp;&quot;;IF([.E94]=1;CONCATENATE(&quot;\h{&quot;;[.C94];&quot;}&quot;);[.C94]);&quot;&amp;&quot;;[.H94];&quot;&amp;&quot;;IF([.J94]=0;CONCATENATE(&quot;\uu{&quot;;[.I94];&quot;}&quot;);[.I94]);&quot;&amp;&quot;;IF([.L94]=[.P94];CONCATENATE(&quot;\h{&quot;;[.L94];&quot;}&quot;);[.L94]);&quot;&amp;&quot;;IF([.M94]=[.P94];CONCATENATE(&quot;\h{&quot;;[.M94];&quot;}&quot;);[.M94]);&quot;&amp;&quot;;IF([.N94]=[.P94];CONCATENATE(&quot;\h{&quot;;[.N94];&quot;}&quot;);[.N94]);&quot;&amp;&quot;;IF([.O94]=[.P94];CONCATENATE(&quot;\h{&quot;;[.O94];&quot;}&quot;);[.O94]);&quot;\\\hline&quot;)" office:value-type="string" office:string-value="r4-50-10-2&amp;99,57&amp;-4,7&amp;1&amp;\uu{1}&amp;3&amp;\h{1}&amp;2&amp;\h{1}\\\hline" calcext:value-type="string">
            <text:p>r4-50-10-2&amp;99,57&amp;-4,7&amp;1&amp;\uu{1}&amp;3&amp;\h{1}&amp;2&amp;\h{1}\\\hline</text:p>
          </table:table-cell>
          <table:table-cell table:number-columns-repeated="10"/>
        </table:table-row>
        <table:table-row table:style-name="ro2">
          <table:table-cell table:formula="of:=[$'ra-sub'.AA94]" office:value-type="string" office:string-value="r4-50-15-1" calcext:value-type="string">
            <text:p>r4-50-15-1</text:p>
          </table:table-cell>
          <table:table-cell table:formula="of:=ROUND([$'ra-sub'.AB94];2)" office:value-type="float" office:value="83.11" calcext:value-type="float">
            <text:p>83,11</text:p>
          </table:table-cell>
          <table:table-cell table:style-name="ce12" table:formula="of:=ROUND([$'ra-sub'.AC94];1)" office:value-type="float" office:value="-8.2" calcext:value-type="float">
            <text:p>-8,2</text:p>
          </table:table-cell>
          <table:table-cell table:style-name="ce12" table:formula="of:=IF([$'ra-sub'.S94]=5;&quot;*&quot;;[$'ra-sub'.I94])" office:value-type="float" office:value="0.112111" calcext:value-type="float">
            <text:p>0,1</text:p>
          </table:table-cell>
          <table:table-cell table:style-name="ce12" table:formula="of:=IF([$'ra-sub'.S94]=11;1;&quot;&quot;)">
            <text:p/>
          </table:table-cell>
          <table:table-cell table:style-name="ce12" table:formula="of:=IFERROR(IF([.I95]=0;ABS(CEILING([.C95]));ABS(([.I95]-CEILING([.C95]))/[.I95]));&quot;*&quot;)" office:value-type="float" office:value="5" calcext:value-type="float">
            <text:p>5,0</text:p>
          </table:table-cell>
          <table:table-cell table:style-name="ce12" table:formula="of:=IFERROR([.I95]-CEILING([.C95]);&quot;*&quot;)" office:value-type="float" office:value="10" calcext:value-type="float">
            <text:p>10,0</text:p>
          </table:table-cell>
          <table:table-cell table:formula="of:=ROUND([$'exact-sub'.J94];1)" office:value-type="float" office:value="0.2" calcext:value-type="float">
            <text:p>0,2</text:p>
          </table:table-cell>
          <table:table-cell table:formula="of:=[$'exact-sub'.K94]" office:value-type="float" office:value="2" calcext:value-type="float">
            <text:p>2</text:p>
          </table:table-cell>
          <table:table-cell table:formula="of:=[$'exact-sub'.L94]" office:value-type="float" office:value="9.487805" calcext:value-type="float">
            <text:p>9,487805</text:p>
          </table:table-cell>
          <table:table-cell table:formula="of:=[$'exact-sub'.I94]" office:value-type="float" office:value="1905.402118" calcext:value-type="float">
            <text:p>1905,402118</text:p>
          </table:table-cell>
          <table:table-cell table:style-name="ce21" table:formula="of:=[$'ra-sub'.AE94]" office:value-type="float" office:value="4" calcext:value-type="float">
            <text:p>4</text:p>
          </table:table-cell>
          <table:table-cell table:style-name="ce21" table:formula="of:=[$'bcpa-sub-t600'.AE94]" office:value-type="float" office:value="2" calcext:value-type="float">
            <text:p>2</text:p>
          </table:table-cell>
          <table:table-cell table:style-name="ce21" table:formula="of:=[$'blpl-sub-t300'.AE94]" office:value-type="float" office:value="3" calcext:value-type="float">
            <text:p>3</text:p>
          </table:table-cell>
          <table:table-cell table:style-name="ce21" table:formula="of:=[$'sbpl-sub-t300'.AE94]" office:value-type="float" office:value="2" calcext:value-type="float">
            <text:p>2</text:p>
          </table:table-cell>
          <table:table-cell table:formula="of:=MIN([.L95:.O95])" office:value-type="float" office:value="2" calcext:value-type="float">
            <text:p>2</text:p>
          </table:table-cell>
          <table:table-cell table:formula="of:=ABS([.L95]-CEILING([.$C95]))" office:value-type="float" office:value="12" calcext:value-type="float">
            <text:p>12</text:p>
          </table:table-cell>
          <table:table-cell table:formula="of:=IFERROR(ABS([.M95]-CEILING([.$C95]));&quot;-&quot;)" office:value-type="float" office:value="10" calcext:value-type="float">
            <text:p>10</text:p>
          </table:table-cell>
          <table:table-cell table:formula="of:=ABS([.N95]-CEILING([.$C95]))" office:value-type="float" office:value="11" calcext:value-type="float">
            <text:p>11</text:p>
          </table:table-cell>
          <table:table-cell table:formula="of:=ABS([.O95]-CEILING([.$C95]))" office:value-type="float" office:value="10" calcext:value-type="float">
            <text:p>10</text:p>
          </table:table-cell>
          <table:table-cell table:formula="of:=IFERROR(ABS(([.L95]-CEILING([.$C95]))/CEILING([.$C95]));&quot;*&quot;)" office:value-type="float" office:value="1.5" calcext:value-type="float">
            <text:p>1,5</text:p>
          </table:table-cell>
          <table:table-cell table:formula="of:=IFERROR(ABS(([.M95]-CEILING([.$C95]))/CEILING([.$C95]));&quot;*&quot;)" office:value-type="float" office:value="1.25" calcext:value-type="float">
            <text:p>1,25</text:p>
          </table:table-cell>
          <table:table-cell table:formula="of:=IFERROR(ABS(([.N95]-CEILING([.$C95]))/CEILING([.$C95]));&quot;*&quot;)" office:value-type="float" office:value="1.375" calcext:value-type="float">
            <text:p>1,375</text:p>
          </table:table-cell>
          <table:table-cell table:formula="of:=IFERROR(ABS(([.O95]-CEILING([.$C95]))/CEILING([.$C95]));&quot;*&quot;)" office:value-type="float" office:value="1.25" calcext:value-type="float">
            <text:p>1,25</text:p>
          </table:table-cell>
          <table:table-cell table:style-name="ce28" table:formula="of:=IF([.L95]=[.$P95];1;&quot;&quot;)">
            <text:p/>
          </table:table-cell>
          <table:table-cell table:formula="of:=IF([.M95]=[.$P95];1;&quot;&quot;)" office:value-type="float" office:value="1" calcext:value-type="float">
            <text:p>1</text:p>
          </table:table-cell>
          <table:table-cell table:style-name="ce28" table:formula="of:=IF([.N95]=[.$P95];1;&quot;&quot;)">
            <text:p/>
          </table:table-cell>
          <table:table-cell table:style-name="ce28" table:formula="of:=IF([.O95]=[.$P95];1;&quot;&quot;)" office:value-type="float" office:value="1" calcext:value-type="float">
            <text:p>1</text:p>
          </table:table-cell>
          <table:table-cell table:number-columns-repeated="8"/>
          <table:table-cell table:formula="of:=CONCATENATE([.A95];&quot;&amp;&quot;;[.B95];&quot;&amp;&quot;;IF([.E95]=1;CONCATENATE(&quot;\h{&quot;;[.C95];&quot;}&quot;);[.C95]);&quot;&amp;&quot;;[.H95];&quot;&amp;&quot;;IF([.J95]=0;CONCATENATE(&quot;\uu{&quot;;[.I95];&quot;}&quot;);[.I95]);&quot;&amp;&quot;;IF([.L95]=[.P95];CONCATENATE(&quot;\h{&quot;;[.L95];&quot;}&quot;);[.L95]);&quot;&amp;&quot;;IF([.M95]=[.P95];CONCATENATE(&quot;\h{&quot;;[.M95];&quot;}&quot;);[.M95]);&quot;&amp;&quot;;IF([.N95]=[.P95];CONCATENATE(&quot;\h{&quot;;[.N95];&quot;}&quot;);[.N95]);&quot;&amp;&quot;;IF([.O95]=[.P95];CONCATENATE(&quot;\h{&quot;;[.O95];&quot;}&quot;);[.O95]);&quot;\\\hline&quot;)" office:value-type="string" office:string-value="r4-50-15-1&amp;83,11&amp;-8,2&amp;0,2&amp;2&amp;4&amp;\h{2}&amp;3&amp;\h{2}\\\hline" calcext:value-type="string">
            <text:p>r4-50-15-1&amp;83,11&amp;-8,2&amp;0,2&amp;2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95]" office:value-type="string" office:string-value="r4-50-15-2" calcext:value-type="string">
            <text:p>r4-50-15-2</text:p>
          </table:table-cell>
          <table:table-cell table:formula="of:=ROUND([$'ra-sub'.AB95];2)" office:value-type="float" office:value="95.95" calcext:value-type="float">
            <text:p>95,95</text:p>
          </table:table-cell>
          <table:table-cell table:style-name="ce12" table:formula="of:=ROUND([$'ra-sub'.AC95];1)" office:value-type="float" office:value="-8" calcext:value-type="float">
            <text:p>-8,0</text:p>
          </table:table-cell>
          <table:table-cell table:style-name="ce12" table:formula="of:=IF([$'ra-sub'.S95]=5;&quot;*&quot;;[$'ra-sub'.I95])" office:value-type="float" office:value="0.36268" calcext:value-type="float">
            <text:p>0,4</text:p>
          </table:table-cell>
          <table:table-cell table:style-name="ce12" table:formula="of:=IF([$'ra-sub'.S95]=11;1;&quot;&quot;)">
            <text:p/>
          </table:table-cell>
          <table:table-cell table:style-name="ce12" table:formula="of:=IFERROR(IF([.I96]=0;ABS(CEILING([.C96]));ABS(([.I96]-CEILING([.C96]))/[.I96]));&quot;*&quot;)" office:value-type="float" office:value="9" calcext:value-type="float">
            <text:p>9,0</text:p>
          </table:table-cell>
          <table:table-cell table:style-name="ce12" table:formula="of:=IFERROR([.I96]-CEILING([.C96]);&quot;*&quot;)" office:value-type="float" office:value="9" calcext:value-type="float">
            <text:p>9,0</text:p>
          </table:table-cell>
          <table:table-cell table:formula="of:=ROUND([$'exact-sub'.J95];1)" office:value-type="float" office:value="1" calcext:value-type="float">
            <text:p>1</text:p>
          </table:table-cell>
          <table:table-cell table:formula="of:=[$'exact-sub'.K95]" office:value-type="float" office:value="1" calcext:value-type="float">
            <text:p>1</text:p>
          </table:table-cell>
          <table:table-cell table:formula="of:=[$'exact-sub'.L95]" office:value-type="float" office:value="0" calcext:value-type="float">
            <text:p>0</text:p>
          </table:table-cell>
          <table:table-cell table:formula="of:=[$'exact-sub'.I95]" office:value-type="float" office:value="328.688977" calcext:value-type="float">
            <text:p>328,688977</text:p>
          </table:table-cell>
          <table:table-cell table:style-name="ce21" table:formula="of:=[$'ra-sub'.AE95]" office:value-type="float" office:value="3" calcext:value-type="float">
            <text:p>3</text:p>
          </table:table-cell>
          <table:table-cell table:style-name="ce21" table:formula="of:=[$'bcpa-sub-t600'.AE95]" office:value-type="float" office:value="2" calcext:value-type="float">
            <text:p>2</text:p>
          </table:table-cell>
          <table:table-cell table:style-name="ce21" table:formula="of:=[$'blpl-sub-t300'.AE95]" office:value-type="float" office:value="1" calcext:value-type="float">
            <text:p>1</text:p>
          </table:table-cell>
          <table:table-cell table:style-name="ce21" table:formula="of:=[$'sbpl-sub-t300'.AE95]" office:value-type="float" office:value="2" calcext:value-type="float">
            <text:p>2</text:p>
          </table:table-cell>
          <table:table-cell table:formula="of:=MIN([.L96:.O96])" office:value-type="float" office:value="1" calcext:value-type="float">
            <text:p>1</text:p>
          </table:table-cell>
          <table:table-cell table:formula="of:=ABS([.L96]-CEILING([.$C96]))" office:value-type="float" office:value="11" calcext:value-type="float">
            <text:p>11</text:p>
          </table:table-cell>
          <table:table-cell table:formula="of:=IFERROR(ABS([.M96]-CEILING([.$C96]));&quot;-&quot;)" office:value-type="float" office:value="10" calcext:value-type="float">
            <text:p>10</text:p>
          </table:table-cell>
          <table:table-cell table:formula="of:=ABS([.N96]-CEILING([.$C96]))" office:value-type="float" office:value="9" calcext:value-type="float">
            <text:p>9</text:p>
          </table:table-cell>
          <table:table-cell table:formula="of:=ABS([.O96]-CEILING([.$C96]))" office:value-type="float" office:value="10" calcext:value-type="float">
            <text:p>10</text:p>
          </table:table-cell>
          <table:table-cell table:formula="of:=IFERROR(ABS(([.L96]-CEILING([.$C96]))/CEILING([.$C96]));&quot;*&quot;)" office:value-type="float" office:value="1.375" calcext:value-type="float">
            <text:p>1,375</text:p>
          </table:table-cell>
          <table:table-cell table:formula="of:=IFERROR(ABS(([.M96]-CEILING([.$C96]))/CEILING([.$C96]));&quot;*&quot;)" office:value-type="float" office:value="1.25" calcext:value-type="float">
            <text:p>1,25</text:p>
          </table:table-cell>
          <table:table-cell table:formula="of:=IFERROR(ABS(([.N96]-CEILING([.$C96]))/CEILING([.$C96]));&quot;*&quot;)" office:value-type="float" office:value="1.125" calcext:value-type="float">
            <text:p>1,125</text:p>
          </table:table-cell>
          <table:table-cell table:formula="of:=IFERROR(ABS(([.O96]-CEILING([.$C96]))/CEILING([.$C96]));&quot;*&quot;)" office:value-type="float" office:value="1.25" calcext:value-type="float">
            <text:p>1,25</text:p>
          </table:table-cell>
          <table:table-cell table:style-name="ce28" table:formula="of:=IF([.L96]=[.$P96];1;&quot;&quot;)">
            <text:p/>
          </table:table-cell>
          <table:table-cell table:formula="of:=IF([.M96]=[.$P96];1;&quot;&quot;)">
            <text:p/>
          </table:table-cell>
          <table:table-cell table:style-name="ce28" table:formula="of:=IF([.N96]=[.$P96];1;&quot;&quot;)" office:value-type="float" office:value="1" calcext:value-type="float">
            <text:p>1</text:p>
          </table:table-cell>
          <table:table-cell table:style-name="ce28" table:formula="of:=IF([.O96]=[.$P96];1;&quot;&quot;)">
            <text:p/>
          </table:table-cell>
          <table:table-cell table:number-columns-repeated="8"/>
          <table:table-cell table:formula="of:=CONCATENATE([.A96];&quot;&amp;&quot;;[.B96];&quot;&amp;&quot;;IF([.E96]=1;CONCATENATE(&quot;\h{&quot;;[.C96];&quot;}&quot;);[.C96]);&quot;&amp;&quot;;[.H96];&quot;&amp;&quot;;IF([.J96]=0;CONCATENATE(&quot;\uu{&quot;;[.I96];&quot;}&quot;);[.I96]);&quot;&amp;&quot;;IF([.L96]=[.P96];CONCATENATE(&quot;\h{&quot;;[.L96];&quot;}&quot;);[.L96]);&quot;&amp;&quot;;IF([.M96]=[.P96];CONCATENATE(&quot;\h{&quot;;[.M96];&quot;}&quot;);[.M96]);&quot;&amp;&quot;;IF([.N96]=[.P96];CONCATENATE(&quot;\h{&quot;;[.N96];&quot;}&quot;);[.N96]);&quot;&amp;&quot;;IF([.O96]=[.P96];CONCATENATE(&quot;\h{&quot;;[.O96];&quot;}&quot;);[.O96]);&quot;\\\hline&quot;)" office:value-type="string" office:string-value="r4-50-15-2&amp;95,95&amp;-8&amp;1&amp;\uu{1}&amp;3&amp;2&amp;\h{1}&amp;2\\\hline" calcext:value-type="string">
            <text:p>r4-50-15-2&amp;95,95&amp;-8&amp;1&amp;\uu{1}&amp;3&amp;2&amp;\h{1}&amp;2\\\hline</text:p>
          </table:table-cell>
          <table:table-cell table:number-columns-repeated="10"/>
        </table:table-row>
        <table:table-row table:style-name="ro2">
          <table:table-cell table:formula="of:=[$'ra-sub'.AA96]" office:value-type="string" office:string-value="r4-50-20-1" calcext:value-type="string">
            <text:p>r4-50-20-1</text:p>
          </table:table-cell>
          <table:table-cell table:formula="of:=ROUND([$'ra-sub'.AB96];2)" office:value-type="float" office:value="72.1" calcext:value-type="float">
            <text:p>72,1</text:p>
          </table:table-cell>
          <table:table-cell table:style-name="ce12" table:formula="of:=ROUND([$'ra-sub'.AC96];1)" office:value-type="float" office:value="-11.2" calcext:value-type="float">
            <text:p>-11,2</text:p>
          </table:table-cell>
          <table:table-cell table:style-name="ce12" table:formula="of:=IF([$'ra-sub'.S96]=5;&quot;*&quot;;[$'ra-sub'.I96])" office:value-type="float" office:value="0.174959" calcext:value-type="float">
            <text:p>0,2</text:p>
          </table:table-cell>
          <table:table-cell table:style-name="ce12" table:formula="of:=IF([$'ra-sub'.S96]=11;1;&quot;&quot;)">
            <text:p/>
          </table:table-cell>
          <table:table-cell table:style-name="ce12" table:formula="of:=IFERROR(IF([.I97]=0;ABS(CEILING([.C97]));ABS(([.I97]-CEILING([.C97]))/[.I97]));&quot;*&quot;)" office:value-type="float" office:value="6.5" calcext:value-type="float">
            <text:p>6,5</text:p>
          </table:table-cell>
          <table:table-cell table:style-name="ce12" table:formula="of:=IFERROR([.I97]-CEILING([.C97]);&quot;*&quot;)" office:value-type="float" office:value="13" calcext:value-type="float">
            <text:p>13,0</text:p>
          </table:table-cell>
          <table:table-cell table:formula="of:=ROUND([$'exact-sub'.J96];1)" office:value-type="float" office:value="-1.4" calcext:value-type="float">
            <text:p>-1,4</text:p>
          </table:table-cell>
          <table:table-cell table:formula="of:=[$'exact-sub'.K96]" office:value-type="float" office:value="2" calcext:value-type="float">
            <text:p>2</text:p>
          </table:table-cell>
          <table:table-cell table:formula="of:=[$'exact-sub'.L96]" office:value-type="float" office:value="1E+020" calcext:value-type="float">
            <text:p>1E+020</text:p>
          </table:table-cell>
          <table:table-cell table:formula="of:=[$'exact-sub'.I96]" office:value-type="float" office:value="1860.932918" calcext:value-type="float">
            <text:p>1860,932918</text:p>
          </table:table-cell>
          <table:table-cell table:style-name="ce21" table:formula="of:=[$'ra-sub'.AE96]" office:value-type="float" office:value="5" calcext:value-type="float">
            <text:p>5</text:p>
          </table:table-cell>
          <table:table-cell table:style-name="ce21" table:formula="of:=[$'bcpa-sub-t600'.AE96]" office:value-type="float" office:value="2" calcext:value-type="float">
            <text:p>2</text:p>
          </table:table-cell>
          <table:table-cell table:style-name="ce21" table:formula="of:=[$'blpl-sub-t300'.AE96]" office:value-type="float" office:value="4" calcext:value-type="float">
            <text:p>4</text:p>
          </table:table-cell>
          <table:table-cell table:style-name="ce21" table:formula="of:=[$'sbpl-sub-t300'.AE96]" office:value-type="float" office:value="2" calcext:value-type="float">
            <text:p>2</text:p>
          </table:table-cell>
          <table:table-cell table:formula="of:=MIN([.L97:.O97])" office:value-type="float" office:value="2" calcext:value-type="float">
            <text:p>2</text:p>
          </table:table-cell>
          <table:table-cell table:formula="of:=ABS([.L97]-CEILING([.$C97]))" office:value-type="float" office:value="16" calcext:value-type="float">
            <text:p>16</text:p>
          </table:table-cell>
          <table:table-cell table:formula="of:=IFERROR(ABS([.M97]-CEILING([.$C97]));&quot;-&quot;)" office:value-type="float" office:value="13" calcext:value-type="float">
            <text:p>13</text:p>
          </table:table-cell>
          <table:table-cell table:formula="of:=ABS([.N97]-CEILING([.$C97]))" office:value-type="float" office:value="15" calcext:value-type="float">
            <text:p>15</text:p>
          </table:table-cell>
          <table:table-cell table:formula="of:=ABS([.O97]-CEILING([.$C97]))" office:value-type="float" office:value="13" calcext:value-type="float">
            <text:p>13</text:p>
          </table:table-cell>
          <table:table-cell table:formula="of:=IFERROR(ABS(([.L97]-CEILING([.$C97]))/CEILING([.$C97]));&quot;*&quot;)" office:value-type="float" office:value="1.45454545454545" calcext:value-type="float">
            <text:p>1,45454545454545</text:p>
          </table:table-cell>
          <table:table-cell table:formula="of:=IFERROR(ABS(([.M97]-CEILING([.$C97]))/CEILING([.$C97]));&quot;*&quot;)" office:value-type="float" office:value="1.18181818181818" calcext:value-type="float">
            <text:p>1,18181818181818</text:p>
          </table:table-cell>
          <table:table-cell table:formula="of:=IFERROR(ABS(([.N97]-CEILING([.$C97]))/CEILING([.$C97]));&quot;*&quot;)" office:value-type="float" office:value="1.36363636363636" calcext:value-type="float">
            <text:p>1,36363636363636</text:p>
          </table:table-cell>
          <table:table-cell table:formula="of:=IFERROR(ABS(([.O97]-CEILING([.$C97]))/CEILING([.$C97]));&quot;*&quot;)" office:value-type="float" office:value="1.18181818181818" calcext:value-type="float">
            <text:p>1,18181818181818</text:p>
          </table:table-cell>
          <table:table-cell table:style-name="ce28" table:formula="of:=IF([.L97]=[.$P97];1;&quot;&quot;)">
            <text:p/>
          </table:table-cell>
          <table:table-cell table:formula="of:=IF([.M97]=[.$P97];1;&quot;&quot;)" office:value-type="float" office:value="1" calcext:value-type="float">
            <text:p>1</text:p>
          </table:table-cell>
          <table:table-cell table:style-name="ce28" table:formula="of:=IF([.N97]=[.$P97];1;&quot;&quot;)">
            <text:p/>
          </table:table-cell>
          <table:table-cell table:style-name="ce28" table:formula="of:=IF([.O97]=[.$P97];1;&quot;&quot;)" office:value-type="float" office:value="1" calcext:value-type="float">
            <text:p>1</text:p>
          </table:table-cell>
          <table:table-cell table:number-columns-repeated="8"/>
          <table:table-cell table:formula="of:=CONCATENATE([.A97];&quot;&amp;&quot;;[.B97];&quot;&amp;&quot;;IF([.E97]=1;CONCATENATE(&quot;\h{&quot;;[.C97];&quot;}&quot;);[.C97]);&quot;&amp;&quot;;[.H97];&quot;&amp;&quot;;IF([.J97]=0;CONCATENATE(&quot;\uu{&quot;;[.I97];&quot;}&quot;);[.I97]);&quot;&amp;&quot;;IF([.L97]=[.P97];CONCATENATE(&quot;\h{&quot;;[.L97];&quot;}&quot;);[.L97]);&quot;&amp;&quot;;IF([.M97]=[.P97];CONCATENATE(&quot;\h{&quot;;[.M97];&quot;}&quot;);[.M97]);&quot;&amp;&quot;;IF([.N97]=[.P97];CONCATENATE(&quot;\h{&quot;;[.N97];&quot;}&quot;);[.N97]);&quot;&amp;&quot;;IF([.O97]=[.P97];CONCATENATE(&quot;\h{&quot;;[.O97];&quot;}&quot;);[.O97]);&quot;\\\hline&quot;)" office:value-type="string" office:string-value="r4-50-20-1&amp;72,1&amp;-11,2&amp;-1,4&amp;2&amp;5&amp;\h{2}&amp;4&amp;\h{2}\\\hline" calcext:value-type="string">
            <text:p>r4-50-20-1&amp;72,1&amp;-11,2&amp;-1,4&amp;2&amp;5&amp;\h{2}&amp;4&amp;\h{2}\\\hline</text:p>
          </table:table-cell>
          <table:table-cell table:number-columns-repeated="10"/>
        </table:table-row>
        <table:table-row table:style-name="ro2">
          <table:table-cell table:formula="of:=[$'ra-sub'.AA97]" office:value-type="string" office:string-value="r4-50-20-2" calcext:value-type="string">
            <text:p>r4-50-20-2</text:p>
          </table:table-cell>
          <table:table-cell table:formula="of:=ROUND([$'ra-sub'.AB97];2)" office:value-type="float" office:value="72.1" calcext:value-type="float">
            <text:p>72,1</text:p>
          </table:table-cell>
          <table:table-cell table:style-name="ce12" table:formula="of:=ROUND([$'ra-sub'.AC97];1)" office:value-type="float" office:value="-11.2" calcext:value-type="float">
            <text:p>-11,2</text:p>
          </table:table-cell>
          <table:table-cell table:style-name="ce12" table:formula="of:=IF([$'ra-sub'.S97]=5;&quot;*&quot;;[$'ra-sub'.I97])" office:value-type="float" office:value="0.349544" calcext:value-type="float">
            <text:p>0,3</text:p>
          </table:table-cell>
          <table:table-cell table:style-name="ce12" table:formula="of:=IF([$'ra-sub'.S97]=11;1;&quot;&quot;)">
            <text:p/>
          </table:table-cell>
          <table:table-cell table:style-name="ce12" table:formula="of:=IFERROR(IF([.I98]=0;ABS(CEILING([.C98]));ABS(([.I98]-CEILING([.C98]))/[.I98]));&quot;*&quot;)" office:value-type="float" office:value="6.5" calcext:value-type="float">
            <text:p>6,5</text:p>
          </table:table-cell>
          <table:table-cell table:style-name="ce12" table:formula="of:=IFERROR([.I98]-CEILING([.C98]);&quot;*&quot;)" office:value-type="float" office:value="13" calcext:value-type="float">
            <text:p>13,0</text:p>
          </table:table-cell>
          <table:table-cell table:formula="of:=ROUND([$'exact-sub'.J97];1)" office:value-type="float" office:value="-1.5" calcext:value-type="float">
            <text:p>-1,5</text:p>
          </table:table-cell>
          <table:table-cell table:formula="of:=[$'exact-sub'.K97]" office:value-type="float" office:value="2" calcext:value-type="float">
            <text:p>2</text:p>
          </table:table-cell>
          <table:table-cell table:formula="of:=[$'exact-sub'.L97]" office:value-type="float" office:value="1E+020" calcext:value-type="float">
            <text:p>1E+020</text:p>
          </table:table-cell>
          <table:table-cell table:formula="of:=[$'exact-sub'.I97]" office:value-type="float" office:value="1871.850456" calcext:value-type="float">
            <text:p>1871,850456</text:p>
          </table:table-cell>
          <table:table-cell table:style-name="ce21" table:formula="of:=[$'ra-sub'.AE97]" office:value-type="float" office:value="4" calcext:value-type="float">
            <text:p>4</text:p>
          </table:table-cell>
          <table:table-cell table:style-name="ce21" table:formula="of:=[$'bcpa-sub-t600'.AE97]" office:value-type="float" office:value="2" calcext:value-type="float">
            <text:p>2</text:p>
          </table:table-cell>
          <table:table-cell table:style-name="ce21" table:formula="of:=[$'blpl-sub-t300'.AE97]" office:value-type="float" office:value="3" calcext:value-type="float">
            <text:p>3</text:p>
          </table:table-cell>
          <table:table-cell table:style-name="ce21" table:formula="of:=[$'sbpl-sub-t300'.AE97]" office:value-type="float" office:value="2" calcext:value-type="float">
            <text:p>2</text:p>
          </table:table-cell>
          <table:table-cell table:formula="of:=MIN([.L98:.O98])" office:value-type="float" office:value="2" calcext:value-type="float">
            <text:p>2</text:p>
          </table:table-cell>
          <table:table-cell table:formula="of:=ABS([.L98]-CEILING([.$C98]))" office:value-type="float" office:value="15" calcext:value-type="float">
            <text:p>15</text:p>
          </table:table-cell>
          <table:table-cell table:formula="of:=IFERROR(ABS([.M98]-CEILING([.$C98]));&quot;-&quot;)" office:value-type="float" office:value="13" calcext:value-type="float">
            <text:p>13</text:p>
          </table:table-cell>
          <table:table-cell table:formula="of:=ABS([.N98]-CEILING([.$C98]))" office:value-type="float" office:value="14" calcext:value-type="float">
            <text:p>14</text:p>
          </table:table-cell>
          <table:table-cell table:formula="of:=ABS([.O98]-CEILING([.$C98]))" office:value-type="float" office:value="13" calcext:value-type="float">
            <text:p>13</text:p>
          </table:table-cell>
          <table:table-cell table:formula="of:=IFERROR(ABS(([.L98]-CEILING([.$C98]))/CEILING([.$C98]));&quot;*&quot;)" office:value-type="float" office:value="1.36363636363636" calcext:value-type="float">
            <text:p>1,36363636363636</text:p>
          </table:table-cell>
          <table:table-cell table:formula="of:=IFERROR(ABS(([.M98]-CEILING([.$C98]))/CEILING([.$C98]));&quot;*&quot;)" office:value-type="float" office:value="1.18181818181818" calcext:value-type="float">
            <text:p>1,18181818181818</text:p>
          </table:table-cell>
          <table:table-cell table:formula="of:=IFERROR(ABS(([.N98]-CEILING([.$C98]))/CEILING([.$C98]));&quot;*&quot;)" office:value-type="float" office:value="1.27272727272727" calcext:value-type="float">
            <text:p>1,27272727272727</text:p>
          </table:table-cell>
          <table:table-cell table:formula="of:=IFERROR(ABS(([.O98]-CEILING([.$C98]))/CEILING([.$C98]));&quot;*&quot;)" office:value-type="float" office:value="1.18181818181818" calcext:value-type="float">
            <text:p>1,18181818181818</text:p>
          </table:table-cell>
          <table:table-cell table:style-name="ce28" table:formula="of:=IF([.L98]=[.$P98];1;&quot;&quot;)">
            <text:p/>
          </table:table-cell>
          <table:table-cell table:formula="of:=IF([.M98]=[.$P98];1;&quot;&quot;)" office:value-type="float" office:value="1" calcext:value-type="float">
            <text:p>1</text:p>
          </table:table-cell>
          <table:table-cell table:style-name="ce28" table:formula="of:=IF([.N98]=[.$P98];1;&quot;&quot;)">
            <text:p/>
          </table:table-cell>
          <table:table-cell table:style-name="ce28" table:formula="of:=IF([.O98]=[.$P98];1;&quot;&quot;)" office:value-type="float" office:value="1" calcext:value-type="float">
            <text:p>1</text:p>
          </table:table-cell>
          <table:table-cell table:number-columns-repeated="8"/>
          <table:table-cell table:formula="of:=CONCATENATE([.A98];&quot;&amp;&quot;;[.B98];&quot;&amp;&quot;;IF([.E98]=1;CONCATENATE(&quot;\h{&quot;;[.C98];&quot;}&quot;);[.C98]);&quot;&amp;&quot;;[.H98];&quot;&amp;&quot;;IF([.J98]=0;CONCATENATE(&quot;\uu{&quot;;[.I98];&quot;}&quot;);[.I98]);&quot;&amp;&quot;;IF([.L98]=[.P98];CONCATENATE(&quot;\h{&quot;;[.L98];&quot;}&quot;);[.L98]);&quot;&amp;&quot;;IF([.M98]=[.P98];CONCATENATE(&quot;\h{&quot;;[.M98];&quot;}&quot;);[.M98]);&quot;&amp;&quot;;IF([.N98]=[.P98];CONCATENATE(&quot;\h{&quot;;[.N98];&quot;}&quot;);[.N98]);&quot;&amp;&quot;;IF([.O98]=[.P98];CONCATENATE(&quot;\h{&quot;;[.O98];&quot;}&quot;);[.O98]);&quot;\\\hline&quot;)" office:value-type="string" office:string-value="r4-50-20-2&amp;72,1&amp;-11,2&amp;-1,5&amp;2&amp;4&amp;\h{2}&amp;3&amp;\h{2}\\\hline" calcext:value-type="string">
            <text:p>r4-50-20-2&amp;72,1&amp;-11,2&amp;-1,5&amp;2&amp;4&amp;\h{2}&amp;3&amp;\h{2}\\\hline</text:p>
          </table:table-cell>
          <table:table-cell table:number-columns-repeated="10"/>
        </table:table-row>
        <table:table-row table:style-name="ro2">
          <table:table-cell table:formula="of:=[$'ra-sub'.AA98]" office:value-type="string" office:string-value="r4-50-24-1" calcext:value-type="string">
            <text:p>r4-50-24-1</text:p>
          </table:table-cell>
          <table:table-cell table:formula="of:=ROUND([$'ra-sub'.AB98];2)" office:value-type="float" office:value="62.45" calcext:value-type="float">
            <text:p>62,45</text:p>
          </table:table-cell>
          <table:table-cell table:style-name="ce12" table:formula="of:=ROUND([$'ra-sub'.AC98];1)" office:value-type="float" office:value="-13" calcext:value-type="float">
            <text:p>-13,0</text:p>
          </table:table-cell>
          <table:table-cell table:style-name="ce12" table:formula="of:=IF([$'ra-sub'.S98]=5;&quot;*&quot;;[$'ra-sub'.I98])" office:value-type="float" office:value="1.870708" calcext:value-type="float">
            <text:p>1,9</text:p>
          </table:table-cell>
          <table:table-cell table:style-name="ce12" table:formula="of:=IF([$'ra-sub'.S98]=11;1;&quot;&quot;)">
            <text:p/>
          </table:table-cell>
          <table:table-cell table:style-name="ce12" table:formula="of:=IFERROR(IF([.I99]=0;ABS(CEILING([.C99]));ABS(([.I99]-CEILING([.C99]))/[.I99]));&quot;*&quot;)" office:value-type="float" office:value="5.33333333333333" calcext:value-type="float">
            <text:p>5,3</text:p>
          </table:table-cell>
          <table:table-cell table:style-name="ce12" table:formula="of:=IFERROR([.I99]-CEILING([.C99]);&quot;*&quot;)" office:value-type="float" office:value="16" calcext:value-type="float">
            <text:p>16,0</text:p>
          </table:table-cell>
          <table:table-cell table:formula="of:=ROUND([$'exact-sub'.J98];1)" office:value-type="float" office:value="-4" calcext:value-type="float">
            <text:p>-4</text:p>
          </table:table-cell>
          <table:table-cell table:formula="of:=[$'exact-sub'.K98]" office:value-type="float" office:value="3" calcext:value-type="float">
            <text:p>3</text:p>
          </table:table-cell>
          <table:table-cell table:formula="of:=[$'exact-sub'.L98]" office:value-type="float" office:value="1E+020" calcext:value-type="float">
            <text:p>1E+020</text:p>
          </table:table-cell>
          <table:table-cell table:formula="of:=[$'exact-sub'.I98]" office:value-type="float" office:value="1842.77858" calcext:value-type="float">
            <text:p>1842,77858</text:p>
          </table:table-cell>
          <table:table-cell table:style-name="ce21" table:formula="of:=[$'ra-sub'.AE98]" office:value-type="float" office:value="4" calcext:value-type="float">
            <text:p>4</text:p>
          </table:table-cell>
          <table:table-cell table:style-name="ce21" table:formula="of:=[$'bcpa-sub-t600'.AE98]" office:value-type="float" office:value="2" calcext:value-type="float">
            <text:p>2</text:p>
          </table:table-cell>
          <table:table-cell table:style-name="ce21" table:formula="of:=[$'blpl-sub-t300'.AE98]" office:value-type="float" office:value="2" calcext:value-type="float">
            <text:p>2</text:p>
          </table:table-cell>
          <table:table-cell table:style-name="ce21" table:formula="of:=[$'sbpl-sub-t300'.AE98]" office:value-type="float" office:value="2" calcext:value-type="float">
            <text:p>2</text:p>
          </table:table-cell>
          <table:table-cell table:formula="of:=MIN([.L99:.O99])" office:value-type="float" office:value="2" calcext:value-type="float">
            <text:p>2</text:p>
          </table:table-cell>
          <table:table-cell table:formula="of:=ABS([.L99]-CEILING([.$C99]))" office:value-type="float" office:value="17" calcext:value-type="float">
            <text:p>17</text:p>
          </table:table-cell>
          <table:table-cell table:formula="of:=IFERROR(ABS([.M99]-CEILING([.$C99]));&quot;-&quot;)" office:value-type="float" office:value="15" calcext:value-type="float">
            <text:p>15</text:p>
          </table:table-cell>
          <table:table-cell table:formula="of:=ABS([.N99]-CEILING([.$C99]))" office:value-type="float" office:value="15" calcext:value-type="float">
            <text:p>15</text:p>
          </table:table-cell>
          <table:table-cell table:formula="of:=ABS([.O99]-CEILING([.$C99]))" office:value-type="float" office:value="15" calcext:value-type="float">
            <text:p>15</text:p>
          </table:table-cell>
          <table:table-cell table:formula="of:=IFERROR(ABS(([.L99]-CEILING([.$C99]))/CEILING([.$C99]));&quot;*&quot;)" office:value-type="float" office:value="1.30769230769231" calcext:value-type="float">
            <text:p>1,30769230769231</text:p>
          </table:table-cell>
          <table:table-cell table:formula="of:=IFERROR(ABS(([.M99]-CEILING([.$C99]))/CEILING([.$C99]));&quot;*&quot;)" office:value-type="float" office:value="1.15384615384615" calcext:value-type="float">
            <text:p>1,15384615384615</text:p>
          </table:table-cell>
          <table:table-cell table:formula="of:=IFERROR(ABS(([.N99]-CEILING([.$C99]))/CEILING([.$C99]));&quot;*&quot;)" office:value-type="float" office:value="1.15384615384615" calcext:value-type="float">
            <text:p>1,15384615384615</text:p>
          </table:table-cell>
          <table:table-cell table:formula="of:=IFERROR(ABS(([.O99]-CEILING([.$C99]))/CEILING([.$C99]));&quot;*&quot;)" office:value-type="float" office:value="1.15384615384615" calcext:value-type="float">
            <text:p>1,15384615384615</text:p>
          </table:table-cell>
          <table:table-cell table:style-name="ce28" table:formula="of:=IF([.L99]=[.$P99];1;&quot;&quot;)">
            <text:p/>
          </table:table-cell>
          <table:table-cell table:formula="of:=IF([.M99]=[.$P99];1;&quot;&quot;)" office:value-type="float" office:value="1" calcext:value-type="float">
            <text:p>1</text:p>
          </table:table-cell>
          <table:table-cell table:style-name="ce28" table:formula="of:=IF([.N99]=[.$P99];1;&quot;&quot;)" office:value-type="float" office:value="1" calcext:value-type="float">
            <text:p>1</text:p>
          </table:table-cell>
          <table:table-cell table:style-name="ce28" table:formula="of:=IF([.O99]=[.$P99];1;&quot;&quot;)" office:value-type="float" office:value="1" calcext:value-type="float">
            <text:p>1</text:p>
          </table:table-cell>
          <table:table-cell table:number-columns-repeated="8"/>
          <table:table-cell table:formula="of:=CONCATENATE([.A99];&quot;&amp;&quot;;[.B99];&quot;&amp;&quot;;IF([.E99]=1;CONCATENATE(&quot;\h{&quot;;[.C99];&quot;}&quot;);[.C99]);&quot;&amp;&quot;;[.H99];&quot;&amp;&quot;;IF([.J99]=0;CONCATENATE(&quot;\uu{&quot;;[.I99];&quot;}&quot;);[.I99]);&quot;&amp;&quot;;IF([.L99]=[.P99];CONCATENATE(&quot;\h{&quot;;[.L99];&quot;}&quot;);[.L99]);&quot;&amp;&quot;;IF([.M99]=[.P99];CONCATENATE(&quot;\h{&quot;;[.M99];&quot;}&quot;);[.M99]);&quot;&amp;&quot;;IF([.N99]=[.P99];CONCATENATE(&quot;\h{&quot;;[.N99];&quot;}&quot;);[.N99]);&quot;&amp;&quot;;IF([.O99]=[.P99];CONCATENATE(&quot;\h{&quot;;[.O99];&quot;}&quot;);[.O99]);&quot;\\\hline&quot;)" office:value-type="string" office:string-value="r4-50-24-1&amp;62,45&amp;-13&amp;-4&amp;3&amp;4&amp;\h{2}&amp;\h{2}&amp;\h{2}\\\hline" calcext:value-type="string">
            <text:p>r4-50-24-1&amp;62,45&amp;-13&amp;-4&amp;3&amp;4&amp;\h{2}&amp;\h{2}&amp;\h{2}\\\hline</text:p>
          </table:table-cell>
          <table:table-cell table:number-columns-repeated="10"/>
        </table:table-row>
        <table:table-row table:style-name="ro2">
          <table:table-cell table:formula="of:=[$'ra-sub'.AA99]" office:value-type="string" office:string-value="r4-50-24-2" calcext:value-type="string">
            <text:p>r4-50-24-2</text:p>
          </table:table-cell>
          <table:table-cell table:formula="of:=ROUND([$'ra-sub'.AB99];2)" office:value-type="float" office:value="63.71" calcext:value-type="float">
            <text:p>63,71</text:p>
          </table:table-cell>
          <table:table-cell table:style-name="ce12" table:formula="of:=ROUND([$'ra-sub'.AC99];1)" office:value-type="float" office:value="-13" calcext:value-type="float">
            <text:p>-13,0</text:p>
          </table:table-cell>
          <table:table-cell table:style-name="ce12" table:formula="of:=IF([$'ra-sub'.S99]=5;&quot;*&quot;;[$'ra-sub'.I99])" office:value-type="float" office:value="1.937854" calcext:value-type="float">
            <text:p>1,9</text:p>
          </table:table-cell>
          <table:table-cell table:style-name="ce12" table:formula="of:=IF([$'ra-sub'.S99]=11;1;&quot;&quot;)">
            <text:p/>
          </table:table-cell>
          <table:table-cell table:style-name="ce12" table:formula="of:=IFERROR(IF([.I100]=0;ABS(CEILING([.C100]));ABS(([.I100]-CEILING([.C100]))/[.I100]));&quot;*&quot;)" office:value-type="float" office:value="7.5" calcext:value-type="float">
            <text:p>7,5</text:p>
          </table:table-cell>
          <table:table-cell table:style-name="ce12" table:formula="of:=IFERROR([.I100]-CEILING([.C100]);&quot;*&quot;)" office:value-type="float" office:value="15" calcext:value-type="float">
            <text:p>15,0</text:p>
          </table:table-cell>
          <table:table-cell table:formula="of:=ROUND([$'exact-sub'.J99];1)" office:value-type="float" office:value="-3.3" calcext:value-type="float">
            <text:p>-3,3</text:p>
          </table:table-cell>
          <table:table-cell table:formula="of:=[$'exact-sub'.K99]" office:value-type="float" office:value="2" calcext:value-type="float">
            <text:p>2</text:p>
          </table:table-cell>
          <table:table-cell table:formula="of:=[$'exact-sub'.L99]" office:value-type="float" office:value="1E+020" calcext:value-type="float">
            <text:p>1E+020</text:p>
          </table:table-cell>
          <table:table-cell table:formula="of:=[$'exact-sub'.I99]" office:value-type="float" office:value="1846.089327" calcext:value-type="float">
            <text:p>1846,089327</text:p>
          </table:table-cell>
          <table:table-cell table:style-name="ce21" table:formula="of:=[$'ra-sub'.AE99]" office:value-type="float" office:value="3" calcext:value-type="float">
            <text:p>3</text:p>
          </table:table-cell>
          <table:table-cell table:style-name="ce21" table:formula="of:=[$'bcpa-sub-t600'.AE99]" office:value-type="float" office:value="2" calcext:value-type="float">
            <text:p>2</text:p>
          </table:table-cell>
          <table:table-cell table:style-name="ce21" table:formula="of:=[$'blpl-sub-t300'.AE99]" office:value-type="float" office:value="2" calcext:value-type="float">
            <text:p>2</text:p>
          </table:table-cell>
          <table:table-cell table:style-name="ce21" table:formula="of:=[$'sbpl-sub-t300'.AE99]" office:value-type="float" office:value="2" calcext:value-type="float">
            <text:p>2</text:p>
          </table:table-cell>
          <table:table-cell table:formula="of:=MIN([.L100:.O100])" office:value-type="float" office:value="2" calcext:value-type="float">
            <text:p>2</text:p>
          </table:table-cell>
          <table:table-cell table:formula="of:=ABS([.L100]-CEILING([.$C100]))" office:value-type="float" office:value="16" calcext:value-type="float">
            <text:p>16</text:p>
          </table:table-cell>
          <table:table-cell table:formula="of:=IFERROR(ABS([.M100]-CEILING([.$C100]));&quot;-&quot;)" office:value-type="float" office:value="15" calcext:value-type="float">
            <text:p>15</text:p>
          </table:table-cell>
          <table:table-cell table:formula="of:=ABS([.N100]-CEILING([.$C100]))" office:value-type="float" office:value="15" calcext:value-type="float">
            <text:p>15</text:p>
          </table:table-cell>
          <table:table-cell table:formula="of:=ABS([.O100]-CEILING([.$C100]))" office:value-type="float" office:value="15" calcext:value-type="float">
            <text:p>15</text:p>
          </table:table-cell>
          <table:table-cell table:formula="of:=IFERROR(ABS(([.L100]-CEILING([.$C100]))/CEILING([.$C100]));&quot;*&quot;)" office:value-type="float" office:value="1.23076923076923" calcext:value-type="float">
            <text:p>1,23076923076923</text:p>
          </table:table-cell>
          <table:table-cell table:formula="of:=IFERROR(ABS(([.M100]-CEILING([.$C100]))/CEILING([.$C100]));&quot;*&quot;)" office:value-type="float" office:value="1.15384615384615" calcext:value-type="float">
            <text:p>1,15384615384615</text:p>
          </table:table-cell>
          <table:table-cell table:formula="of:=IFERROR(ABS(([.N100]-CEILING([.$C100]))/CEILING([.$C100]));&quot;*&quot;)" office:value-type="float" office:value="1.15384615384615" calcext:value-type="float">
            <text:p>1,15384615384615</text:p>
          </table:table-cell>
          <table:table-cell table:formula="of:=IFERROR(ABS(([.O100]-CEILING([.$C100]))/CEILING([.$C100]));&quot;*&quot;)" office:value-type="float" office:value="1.15384615384615" calcext:value-type="float">
            <text:p>1,15384615384615</text:p>
          </table:table-cell>
          <table:table-cell table:style-name="ce28" table:formula="of:=IF([.L100]=[.$P100];1;&quot;&quot;)">
            <text:p/>
          </table:table-cell>
          <table:table-cell table:formula="of:=IF([.M100]=[.$P100];1;&quot;&quot;)" office:value-type="float" office:value="1" calcext:value-type="float">
            <text:p>1</text:p>
          </table:table-cell>
          <table:table-cell table:style-name="ce28" table:formula="of:=IF([.N100]=[.$P100];1;&quot;&quot;)" office:value-type="float" office:value="1" calcext:value-type="float">
            <text:p>1</text:p>
          </table:table-cell>
          <table:table-cell table:style-name="ce28" table:formula="of:=IF([.O100]=[.$P100];1;&quot;&quot;)" office:value-type="float" office:value="1" calcext:value-type="float">
            <text:p>1</text:p>
          </table:table-cell>
          <table:table-cell table:number-columns-repeated="8"/>
          <table:table-cell table:formula="of:=CONCATENATE([.A100];&quot;&amp;&quot;;[.B100];&quot;&amp;&quot;;IF([.E100]=1;CONCATENATE(&quot;\h{&quot;;[.C100];&quot;}&quot;);[.C100]);&quot;&amp;&quot;;[.H100];&quot;&amp;&quot;;IF([.J100]=0;CONCATENATE(&quot;\uu{&quot;;[.I100];&quot;}&quot;);[.I100]);&quot;&amp;&quot;;IF([.L100]=[.P100];CONCATENATE(&quot;\h{&quot;;[.L100];&quot;}&quot;);[.L100]);&quot;&amp;&quot;;IF([.M100]=[.P100];CONCATENATE(&quot;\h{&quot;;[.M100];&quot;}&quot;);[.M100]);&quot;&amp;&quot;;IF([.N100]=[.P100];CONCATENATE(&quot;\h{&quot;;[.N100];&quot;}&quot;);[.N100]);&quot;&amp;&quot;;IF([.O100]=[.P100];CONCATENATE(&quot;\h{&quot;;[.O100];&quot;}&quot;);[.O100]);&quot;\\\hline&quot;)" office:value-type="string" office:string-value="r4-50-24-2&amp;63,71&amp;-13&amp;-3,3&amp;2&amp;3&amp;\h{2}&amp;\h{2}&amp;\h{2}\\\hline" calcext:value-type="string">
            <text:p>r4-50-24-2&amp;63,71&amp;-13&amp;-3,3&amp;2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100]" office:value-type="string" office:string-value="r4-50-4-1" calcext:value-type="string">
            <text:p>r4-50-4-1</text:p>
          </table:table-cell>
          <table:table-cell table:formula="of:=ROUND([$'ra-sub'.AB100];2)" office:value-type="float" office:value="100" calcext:value-type="float">
            <text:p>100</text:p>
          </table:table-cell>
          <table:table-cell table:style-name="ce12" table:formula="of:=ROUND([$'ra-sub'.AC100];1)" office:value-type="float" office:value="-1.5" calcext:value-type="float">
            <text:p>-1,5</text:p>
          </table:table-cell>
          <table:table-cell table:style-name="ce12" table:formula="of:=IF([$'ra-sub'.S100]=5;&quot;*&quot;;[$'ra-sub'.I100])" office:value-type="float" office:value="0.027286" calcext:value-type="float">
            <text:p>0,0</text:p>
          </table:table-cell>
          <table:table-cell table:style-name="ce12" table:formula="of:=IF([$'ra-sub'.S100]=11;1;&quot;&quot;)">
            <text:p/>
          </table:table-cell>
          <table:table-cell table:style-name="ce12" table:formula="of:=IFERROR(IF([.I101]=0;ABS(CEILING([.C101]));ABS(([.I101]-CEILING([.C101]))/[.I101]));&quot;*&quot;)" office:value-type="float" office:value="1.5" calcext:value-type="float">
            <text:p>1,5</text:p>
          </table:table-cell>
          <table:table-cell table:style-name="ce12" table:formula="of:=IFERROR([.I101]-CEILING([.C101]);&quot;*&quot;)" office:value-type="float" office:value="3" calcext:value-type="float">
            <text:p>3,0</text:p>
          </table:table-cell>
          <table:table-cell table:formula="of:=ROUND([$'exact-sub'.J100];1)" office:value-type="float" office:value="2" calcext:value-type="float">
            <text:p>2</text:p>
          </table:table-cell>
          <table:table-cell table:formula="of:=[$'exact-sub'.K100]" office:value-type="float" office:value="2" calcext:value-type="float">
            <text:p>2</text:p>
          </table:table-cell>
          <table:table-cell table:formula="of:=[$'exact-sub'.L100]" office:value-type="float" office:value="0" calcext:value-type="float">
            <text:p>0</text:p>
          </table:table-cell>
          <table:table-cell table:formula="of:=[$'exact-sub'.I100]" office:value-type="float" office:value="0.32918" calcext:value-type="float">
            <text:p>0,32918</text:p>
          </table:table-cell>
          <table:table-cell table:style-name="ce21" table:formula="of:=[$'ra-sub'.AE100]" office:value-type="float" office:value="3" calcext:value-type="float">
            <text:p>3</text:p>
          </table:table-cell>
          <table:table-cell table:style-name="ce21" table:formula="of:=[$'bcpa-sub-t600'.AE100]" office:value-type="float" office:value="2" calcext:value-type="float">
            <text:p>2</text:p>
          </table:table-cell>
          <table:table-cell table:style-name="ce21" table:formula="of:=[$'blpl-sub-t300'.AE100]" office:value-type="float" office:value="2" calcext:value-type="float">
            <text:p>2</text:p>
          </table:table-cell>
          <table:table-cell table:style-name="ce21" table:formula="of:=[$'sbpl-sub-t300'.AE100]" office:value-type="float" office:value="2" calcext:value-type="float">
            <text:p>2</text:p>
          </table:table-cell>
          <table:table-cell table:formula="of:=MIN([.L101:.O101])" office:value-type="float" office:value="2" calcext:value-type="float">
            <text:p>2</text:p>
          </table:table-cell>
          <table:table-cell table:formula="of:=ABS([.L101]-CEILING([.$C101]))" office:value-type="float" office:value="4" calcext:value-type="float">
            <text:p>4</text:p>
          </table:table-cell>
          <table:table-cell table:formula="of:=IFERROR(ABS([.M101]-CEILING([.$C101]));&quot;-&quot;)" office:value-type="float" office:value="3" calcext:value-type="float">
            <text:p>3</text:p>
          </table:table-cell>
          <table:table-cell table:formula="of:=ABS([.N101]-CEILING([.$C101]))" office:value-type="float" office:value="3" calcext:value-type="float">
            <text:p>3</text:p>
          </table:table-cell>
          <table:table-cell table:formula="of:=ABS([.O101]-CEILING([.$C101]))" office:value-type="float" office:value="3" calcext:value-type="float">
            <text:p>3</text:p>
          </table:table-cell>
          <table:table-cell table:formula="of:=IFERROR(ABS(([.L101]-CEILING([.$C101]))/CEILING([.$C101]));&quot;*&quot;)" office:value-type="float" office:value="4" calcext:value-type="float">
            <text:p>4</text:p>
          </table:table-cell>
          <table:table-cell table:formula="of:=IFERROR(ABS(([.M101]-CEILING([.$C101]))/CEILING([.$C101]));&quot;*&quot;)" office:value-type="float" office:value="3" calcext:value-type="float">
            <text:p>3</text:p>
          </table:table-cell>
          <table:table-cell table:formula="of:=IFERROR(ABS(([.N101]-CEILING([.$C101]))/CEILING([.$C101]));&quot;*&quot;)" office:value-type="float" office:value="3" calcext:value-type="float">
            <text:p>3</text:p>
          </table:table-cell>
          <table:table-cell table:formula="of:=IFERROR(ABS(([.O101]-CEILING([.$C101]))/CEILING([.$C101]));&quot;*&quot;)" office:value-type="float" office:value="3" calcext:value-type="float">
            <text:p>3</text:p>
          </table:table-cell>
          <table:table-cell table:style-name="ce28" table:formula="of:=IF([.L101]=[.$P101];1;&quot;&quot;)">
            <text:p/>
          </table:table-cell>
          <table:table-cell table:formula="of:=IF([.M101]=[.$P101];1;&quot;&quot;)" office:value-type="float" office:value="1" calcext:value-type="float">
            <text:p>1</text:p>
          </table:table-cell>
          <table:table-cell table:style-name="ce28" table:formula="of:=IF([.N101]=[.$P101];1;&quot;&quot;)" office:value-type="float" office:value="1" calcext:value-type="float">
            <text:p>1</text:p>
          </table:table-cell>
          <table:table-cell table:style-name="ce28" table:formula="of:=IF([.O101]=[.$P101];1;&quot;&quot;)" office:value-type="float" office:value="1" calcext:value-type="float">
            <text:p>1</text:p>
          </table:table-cell>
          <table:table-cell table:number-columns-repeated="8"/>
          <table:table-cell table:formula="of:=CONCATENATE([.A101];&quot;&amp;&quot;;[.B101];&quot;&amp;&quot;;IF([.E101]=1;CONCATENATE(&quot;\h{&quot;;[.C101];&quot;}&quot;);[.C101]);&quot;&amp;&quot;;[.H101];&quot;&amp;&quot;;IF([.J101]=0;CONCATENATE(&quot;\uu{&quot;;[.I101];&quot;}&quot;);[.I101]);&quot;&amp;&quot;;IF([.L101]=[.P101];CONCATENATE(&quot;\h{&quot;;[.L101];&quot;}&quot;);[.L101]);&quot;&amp;&quot;;IF([.M101]=[.P101];CONCATENATE(&quot;\h{&quot;;[.M101];&quot;}&quot;);[.M101]);&quot;&amp;&quot;;IF([.N101]=[.P101];CONCATENATE(&quot;\h{&quot;;[.N101];&quot;}&quot;);[.N101]);&quot;&amp;&quot;;IF([.O101]=[.P101];CONCATENATE(&quot;\h{&quot;;[.O101];&quot;}&quot;);[.O101]);&quot;\\\hline&quot;)" office:value-type="string" office:string-value="r4-50-4-1&amp;100&amp;-1,5&amp;2&amp;\uu{2}&amp;3&amp;\h{2}&amp;\h{2}&amp;\h{2}\\\hline" calcext:value-type="string">
            <text:p>r4-50-4-1&amp;100&amp;-1,5&amp;2&amp;\uu{2}&amp;3&amp;\h{2}&amp;\h{2}&amp;\h{2}\\\hline</text:p>
          </table:table-cell>
          <table:table-cell table:number-columns-repeated="10"/>
        </table:table-row>
        <table:table-row table:style-name="ro2">
          <table:table-cell table:formula="of:=[$'ra-sub'.AA101]" office:value-type="string" office:string-value="r4-50-4-2" calcext:value-type="string">
            <text:p>r4-50-4-2</text:p>
          </table:table-cell>
          <table:table-cell table:formula="of:=ROUND([$'ra-sub'.AB101];2)" office:value-type="float" office:value="100" calcext:value-type="float">
            <text:p>100</text:p>
          </table:table-cell>
          <table:table-cell table:style-name="ce12" table:formula="of:=ROUND([$'ra-sub'.AC101];1)" office:value-type="float" office:value="-1.5" calcext:value-type="float">
            <text:p>-1,5</text:p>
          </table:table-cell>
          <table:table-cell table:style-name="ce12" table:formula="of:=IF([$'ra-sub'.S101]=5;&quot;*&quot;;[$'ra-sub'.I101])" office:value-type="float" office:value="0.027018" calcext:value-type="float">
            <text:p>0,0</text:p>
          </table:table-cell>
          <table:table-cell table:style-name="ce12" table:formula="of:=IF([$'ra-sub'.S101]=11;1;&quot;&quot;)">
            <text:p/>
          </table:table-cell>
          <table:table-cell table:style-name="ce12" table:formula="of:=IFERROR(IF([.I102]=0;ABS(CEILING([.C102]));ABS(([.I102]-CEILING([.C102]))/[.I102]));&quot;*&quot;)" office:value-type="float" office:value="2" calcext:value-type="float">
            <text:p>2,0</text:p>
          </table:table-cell>
          <table:table-cell table:style-name="ce12" table:formula="of:=IFERROR([.I102]-CEILING([.C102]);&quot;*&quot;)" office:value-type="float" office:value="2" calcext:value-type="float">
            <text:p>2,0</text:p>
          </table:table-cell>
          <table:table-cell table:formula="of:=ROUND([$'exact-sub'.J101];1)" office:value-type="float" office:value="1" calcext:value-type="float">
            <text:p>1</text:p>
          </table:table-cell>
          <table:table-cell table:formula="of:=[$'exact-sub'.K101]" office:value-type="float" office:value="1" calcext:value-type="float">
            <text:p>1</text:p>
          </table:table-cell>
          <table:table-cell table:formula="of:=[$'exact-sub'.L101]" office:value-type="float" office:value="0" calcext:value-type="float">
            <text:p>0</text:p>
          </table:table-cell>
          <table:table-cell table:formula="of:=[$'exact-sub'.I101]" office:value-type="float" office:value="0.180793" calcext:value-type="float">
            <text:p>0,180793</text:p>
          </table:table-cell>
          <table:table-cell table:style-name="ce21" table:formula="of:=[$'ra-sub'.AE101]" office:value-type="float" office:value="2" calcext:value-type="float">
            <text:p>2</text:p>
          </table:table-cell>
          <table:table-cell table:style-name="ce21" table:formula="of:=[$'bcpa-sub-t600'.AE101]" office:value-type="float" office:value="1" calcext:value-type="float">
            <text:p>1</text:p>
          </table:table-cell>
          <table:table-cell table:style-name="ce21" table:formula="of:=[$'blpl-sub-t300'.AE101]" office:value-type="float" office:value="1" calcext:value-type="float">
            <text:p>1</text:p>
          </table:table-cell>
          <table:table-cell table:style-name="ce21" table:formula="of:=[$'sbpl-sub-t300'.AE101]" office:value-type="float" office:value="1" calcext:value-type="float">
            <text:p>1</text:p>
          </table:table-cell>
          <table:table-cell table:formula="of:=MIN([.L102:.O102])" office:value-type="float" office:value="1" calcext:value-type="float">
            <text:p>1</text:p>
          </table:table-cell>
          <table:table-cell table:formula="of:=ABS([.L102]-CEILING([.$C102]))" office:value-type="float" office:value="3" calcext:value-type="float">
            <text:p>3</text:p>
          </table:table-cell>
          <table:table-cell table:formula="of:=IFERROR(ABS([.M102]-CEILING([.$C102]));&quot;-&quot;)" office:value-type="float" office:value="2" calcext:value-type="float">
            <text:p>2</text:p>
          </table:table-cell>
          <table:table-cell table:formula="of:=ABS([.N102]-CEILING([.$C102]))" office:value-type="float" office:value="2" calcext:value-type="float">
            <text:p>2</text:p>
          </table:table-cell>
          <table:table-cell table:formula="of:=ABS([.O102]-CEILING([.$C102]))" office:value-type="float" office:value="2" calcext:value-type="float">
            <text:p>2</text:p>
          </table:table-cell>
          <table:table-cell table:formula="of:=IFERROR(ABS(([.L102]-CEILING([.$C102]))/CEILING([.$C102]));&quot;*&quot;)" office:value-type="float" office:value="3" calcext:value-type="float">
            <text:p>3</text:p>
          </table:table-cell>
          <table:table-cell table:formula="of:=IFERROR(ABS(([.M102]-CEILING([.$C102]))/CEILING([.$C102]));&quot;*&quot;)" office:value-type="float" office:value="2" calcext:value-type="float">
            <text:p>2</text:p>
          </table:table-cell>
          <table:table-cell table:formula="of:=IFERROR(ABS(([.N102]-CEILING([.$C102]))/CEILING([.$C102]));&quot;*&quot;)" office:value-type="float" office:value="2" calcext:value-type="float">
            <text:p>2</text:p>
          </table:table-cell>
          <table:table-cell table:formula="of:=IFERROR(ABS(([.O102]-CEILING([.$C102]))/CEILING([.$C102]));&quot;*&quot;)" office:value-type="float" office:value="2" calcext:value-type="float">
            <text:p>2</text:p>
          </table:table-cell>
          <table:table-cell table:style-name="ce28" table:formula="of:=IF([.L102]=[.$P102];1;&quot;&quot;)">
            <text:p/>
          </table:table-cell>
          <table:table-cell table:formula="of:=IF([.M102]=[.$P102];1;&quot;&quot;)" office:value-type="float" office:value="1" calcext:value-type="float">
            <text:p>1</text:p>
          </table:table-cell>
          <table:table-cell table:style-name="ce28" table:formula="of:=IF([.N102]=[.$P102];1;&quot;&quot;)" office:value-type="float" office:value="1" calcext:value-type="float">
            <text:p>1</text:p>
          </table:table-cell>
          <table:table-cell table:style-name="ce28" table:formula="of:=IF([.O102]=[.$P102];1;&quot;&quot;)" office:value-type="float" office:value="1" calcext:value-type="float">
            <text:p>1</text:p>
          </table:table-cell>
          <table:table-cell table:number-columns-repeated="8"/>
          <table:table-cell table:formula="of:=CONCATENATE([.A102];&quot;&amp;&quot;;[.B102];&quot;&amp;&quot;;IF([.E102]=1;CONCATENATE(&quot;\h{&quot;;[.C102];&quot;}&quot;);[.C102]);&quot;&amp;&quot;;[.H102];&quot;&amp;&quot;;IF([.J102]=0;CONCATENATE(&quot;\uu{&quot;;[.I102];&quot;}&quot;);[.I102]);&quot;&amp;&quot;;IF([.L102]=[.P102];CONCATENATE(&quot;\h{&quot;;[.L102];&quot;}&quot;);[.L102]);&quot;&amp;&quot;;IF([.M102]=[.P102];CONCATENATE(&quot;\h{&quot;;[.M102];&quot;}&quot;);[.M102]);&quot;&amp;&quot;;IF([.N102]=[.P102];CONCATENATE(&quot;\h{&quot;;[.N102];&quot;}&quot;);[.N102]);&quot;&amp;&quot;;IF([.O102]=[.P102];CONCATENATE(&quot;\h{&quot;;[.O102];&quot;}&quot;);[.O102]);&quot;\\\hline&quot;)" office:value-type="string" office:string-value="r4-50-4-2&amp;100&amp;-1,5&amp;1&amp;\uu{1}&amp;2&amp;\h{1}&amp;\h{1}&amp;\h{1}\\\hline" calcext:value-type="string">
            <text:p>r4-50-4-2&amp;100&amp;-1,5&amp;1&amp;\uu{1}&amp;2&amp;\h{1}&amp;\h{1}&amp;\h{1}\\\hlin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45" table:number-columns-repeated="2"/>
          <table:table-cell table:number-columns-repeated="4"/>
          <table:table-cell table:style-name="ce21" table:number-columns-repeated="4"/>
          <table:table-cell table:number-columns-repeated="9"/>
          <table:table-cell table:style-name="ce28"/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98">
          <table:table-cell table:number-columns-repeated="11"/>
          <table:table-cell table:style-name="ce21" table:number-columns-repeated="4"/>
          <table:table-cell table:number-columns-repeated="32"/>
        </table:table-row>
        <table:table-row table:style-name="ro1" table:number-rows-repeated="1048274">
          <table:table-cell table:number-columns-repeated="47"/>
        </table:table-row>
        <table:table-row table:style-name="ro1">
          <table:table-cell table:number-columns-repeated="47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30:07.07358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1T21:31:42.612766931</dc:date>
    <meta:editing-duration>PT3H46M7S</meta:editing-duration>
    <meta:editing-cycles>41</meta:editing-cycles>
    <meta:generator>LibreOffice/6.1.5.2$Linux_X86_64 LibreOffice_project/10$Build-2</meta:generator>
    <meta:document-statistic meta:table-count="6" meta:cell-count="19928" meta:object-count="0"/>
  </office:meta>
</office:document-meta>
</file>